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6354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698in"/>
    </style:style>
    <style:style style:name="co6" style:family="table-column">
      <style:table-column-properties fo:break-before="auto" style:column-width="2.5209in"/>
    </style:style>
    <style:style style:name="co7" style:family="table-column">
      <style:table-column-properties fo:break-before="auto" style:column-width="3.6252in"/>
    </style:style>
    <style:style style:name="co8" style:family="table-column">
      <style:table-column-properties fo:break-before="auto" style:column-width="2.125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417in"/>
    </style:style>
    <style:style style:name="co11" style:family="table-column">
      <style:table-column-properties fo:break-before="auto" style:column-width="0.3957in"/>
    </style:style>
    <style:style style:name="co12" style:family="table-column">
      <style:table-column-properties fo:break-before="auto" style:column-width="3.198in"/>
    </style:style>
    <style:style style:name="co13" style:family="table-column">
      <style:table-column-properties fo:break-before="auto" style:column-width="3.448in"/>
    </style:style>
    <style:style style:name="co14" style:family="table-column">
      <style:table-column-properties fo:break-before="auto" style:column-width="4.5209in"/>
    </style:style>
    <style:style style:name="co15" style:family="table-column">
      <style:table-column-properties fo:break-before="auto" style:column-width="3.7189in"/>
    </style:style>
    <style:style style:name="co16" style:family="table-column">
      <style:table-column-properties fo:break-before="auto" style:column-width="7.198in"/>
    </style:style>
    <style:style style:name="co17" style:family="table-column">
      <style:table-column-properties fo:break-before="auto" style:column-width="2.6043in"/>
    </style:style>
    <style:style style:name="co18" style:family="table-column">
      <style:table-column-properties fo:break-before="auto" style:column-width="2.1874in"/>
    </style:style>
    <style:style style:name="co19" style:family="table-column">
      <style:table-column-properties fo:break-before="auto" style:column-width="4.2291in"/>
    </style:style>
    <style:style style:name="co20" style:family="table-column">
      <style:table-column-properties fo:break-before="auto" style:column-width="2.0311in"/>
    </style:style>
    <style:style style:name="co21" style:family="table-column">
      <style:table-column-properties fo:break-before="auto" style:column-width="5.6043in"/>
    </style:style>
    <style:style style:name="co22" style:family="table-column">
      <style:table-column-properties fo:break-before="auto" style:column-width="5.302in"/>
    </style:style>
    <style:style style:name="co23" style:family="table-column">
      <style:table-column-properties fo:break-before="auto" style:column-width="2.3543in"/>
    </style:style>
    <style:style style:name="co24" style:family="table-column">
      <style:table-column-properties fo:break-before="auto" style:column-width="1.6772in"/>
    </style:style>
    <style:style style:name="co25" style:family="table-column">
      <style:table-column-properties fo:break-before="auto" style:column-width="1.9791in"/>
    </style:style>
    <style:style style:name="co26" style:family="table-column">
      <style:table-column-properties fo:break-before="auto" style:column-width="2.302in"/>
    </style:style>
    <style:style style:name="co27" style:family="table-column">
      <style:table-column-properties fo:break-before="auto" style:column-width="3.3437in"/>
    </style:style>
    <style:style style:name="co28" style:family="table-column">
      <style:table-column-properties fo:break-before="auto" style:column-width="4.0835in"/>
    </style:style>
    <style:style style:name="co29" style:family="table-column">
      <style:table-column-properties fo:break-before="auto" style:column-width="2.7602in"/>
    </style:style>
    <style:style style:name="co30" style:family="table-column">
      <style:table-column-properties fo:break-before="auto" style:column-width="4.552in"/>
    </style:style>
    <style:style style:name="co31" style:family="table-column">
      <style:table-column-properties fo:break-before="auto" style:column-width="4.6043in"/>
    </style:style>
    <style:style style:name="co32" style:family="table-column">
      <style:table-column-properties fo:break-before="auto" style:column-width="1.802in"/>
    </style:style>
    <style:style style:name="co33" style:family="table-column">
      <style:table-column-properties fo:break-before="auto" style:column-width="2.4272in"/>
    </style:style>
    <style:style style:name="co34" style:family="table-column">
      <style:table-column-properties fo:break-before="auto" style:column-width="2.8228in"/>
    </style:style>
    <style:style style:name="co35" style:family="table-column">
      <style:table-column-properties fo:break-before="auto" style:column-width="1.5417in"/>
    </style:style>
    <style:style style:name="co36" style:family="table-column">
      <style:table-column-properties fo:break-before="auto" style:column-width="2.3126in"/>
    </style:style>
    <style:style style:name="co37" style:family="table-column">
      <style:table-column-properties fo:break-before="auto" style:column-width="1.948in"/>
    </style:style>
    <style:style style:name="co38" style:family="table-column">
      <style:table-column-properties fo:break-before="auto" style:column-width="2.052in"/>
    </style:style>
    <style:style style:name="co39" style:family="table-column">
      <style:table-column-properties fo:break-before="auto" style:column-width="2.0209in"/>
    </style:style>
    <style:style style:name="co40" style:family="table-column">
      <style:table-column-properties fo:break-before="auto" style:column-width="1.4898in"/>
    </style:style>
    <style:style style:name="co41" style:family="table-column">
      <style:table-column-properties fo:break-before="auto" style:column-width="2.8945in"/>
    </style:style>
    <style:style style:name="co42" style:family="table-column">
      <style:table-column-properties fo:break-before="auto" style:column-width="3.3071in"/>
    </style:style>
    <style:style style:name="co43" style:family="table-column">
      <style:table-column-properties fo:break-before="auto" style:column-width="3.1354in"/>
    </style:style>
    <style:style style:name="co44" style:family="table-column">
      <style:table-column-properties fo:break-before="auto" style:column-width="2.4583in"/>
    </style:style>
    <style:style style:name="co45" style:family="table-column">
      <style:table-column-properties fo:break-before="auto" style:column-width="1.2083in"/>
    </style:style>
    <style:style style:name="co46" style:family="table-column">
      <style:table-column-properties fo:break-before="auto" style:column-width="1.6563in"/>
    </style:style>
    <style:style style:name="co47" style:family="table-column">
      <style:table-column-properties fo:break-before="auto" style:column-width="2.4063in"/>
    </style:style>
    <style:style style:name="co48" style:family="table-column">
      <style:table-column-properties fo:break-before="auto" style:column-width="2.948in"/>
    </style:style>
    <style:style style:name="co49" style:family="table-column">
      <style:table-column-properties fo:break-before="auto" style:column-width="1.3957in"/>
    </style:style>
    <style:style style:name="co50" style:family="table-column">
      <style:table-column-properties fo:break-before="auto" style:column-width="1.1354in"/>
    </style:style>
    <style:style style:name="co51" style:family="table-column">
      <style:table-column-properties fo:break-before="auto" style:column-width="2.6146in"/>
    </style:style>
    <style:style style:name="co52" style:family="table-column">
      <style:table-column-properties fo:break-before="auto" style:column-width="1.9063in"/>
    </style:style>
    <style:style style:name="co53" style:family="table-column">
      <style:table-column-properties fo:break-before="auto" style:column-width="2.4898in"/>
    </style:style>
    <style:style style:name="co54" style:family="table-column">
      <style:table-column-properties fo:break-before="auto" style:column-width="1.1874in"/>
    </style:style>
    <style:style style:name="co55" style:family="table-column">
      <style:table-column-properties fo:break-before="auto" style:column-width="3.698in"/>
    </style:style>
    <style:style style:name="co56" style:family="table-column">
      <style:table-column-properties fo:break-before="auto" style:column-width="3.7709in"/>
    </style:style>
    <style:style style:name="co57" style:family="table-column">
      <style:table-column-properties fo:break-before="auto" style:column-width="3.1563in"/>
    </style:style>
    <style:style style:name="co58" style:family="table-column">
      <style:table-column-properties fo:break-before="auto" style:column-width="1.7083in"/>
    </style:style>
    <style:style style:name="co59" style:family="table-column">
      <style:table-column-properties fo:break-before="auto" style:column-width="2.8646in"/>
    </style:style>
    <style:style style:name="co60" style:family="table-column">
      <style:table-column-properties fo:break-before="auto" style:column-width="2.6457in"/>
    </style:style>
    <style:style style:name="co61" style:family="table-column">
      <style:table-column-properties fo:break-before="auto" style:column-width="2.1354in"/>
    </style:style>
    <style:style style:name="co62" style:family="table-column">
      <style:table-column-properties fo:break-before="auto" style:column-width="1.3126in"/>
    </style:style>
    <style:style style:name="co63" style:family="table-column">
      <style:table-column-properties fo:break-before="auto" style:column-width="1.4689in"/>
    </style:style>
    <style:style style:name="co64" style:family="table-column">
      <style:table-column-properties fo:break-before="auto" style:column-width="0.3602in"/>
    </style:style>
    <style:style style:name="co65" style:family="table-column">
      <style:table-column-properties fo:break-before="auto" style:column-width="1.1146in"/>
    </style:style>
    <style:style style:name="co66" style:family="table-column">
      <style:table-column-properties fo:break-before="auto" style:column-width="0.75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2.1854in" fo:break-before="auto" style:use-optimal-row-height="true"/>
    </style:style>
    <style:style style:name="ro7" style:family="table-row">
      <style:table-row-properties style:row-height="3.8819in" fo:break-before="auto" style:use-optimal-row-height="true"/>
    </style:style>
    <style:style style:name="ro8" style:family="table-row">
      <style:table-row-properties style:row-height="5.0311in" fo:break-before="auto" style:use-optimal-row-height="true"/>
    </style:style>
    <style:style style:name="ro9" style:family="table-row">
      <style:table-row-properties style:row-height="0.5654in" fo:break-before="auto" style:use-optimal-row-height="true"/>
    </style:style>
    <style:style style:name="ro10" style:family="table-row">
      <style:table-row-properties style:row-height="0.7472in" fo:break-before="auto" style:use-optimal-row-height="true"/>
    </style:style>
    <style:style style:name="ro11" style:family="table-row">
      <style:table-row-properties style:row-height="0.5543in" fo:break-before="auto" style:use-optimal-row-height="tru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11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3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115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1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118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1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22" style:family="table-cell" style:parent-style-name="Default" style:data-style-name="N4">
      <style:text-properties style:font-name="Roboto" style:font-name-asian="Roboto" style:font-name-complex="Roboto"/>
    </style:style>
    <style:style style:name="ce12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31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30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4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25" style:family="table-cell" style:parent-style-name="Default">
      <style:text-properties style:font-name="Roboto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63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" style:family="table-cell" style:parent-style-name="Default" style:data-style-name="N0"/>
    <style:style style:name="ce124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64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4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6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7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5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2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6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7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start" fo:margin-left="0in"/>
      <style:text-properties fo:color="#ffffff" style:font-name="Roboto" style:font-name-asian="Roboto" style:font-name-complex="Roboto"/>
    </style:style>
    <style:style style:name="ce4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46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27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4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7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48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9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1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3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76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50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51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2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3" style:family="table-cell" style:parent-style-name="Default" style:data-style-name="N0">
      <style:table-cell-properties fo:background-color="#759db2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4" style:family="table-cell" style:parent-style-name="Default" style:data-style-name="N0">
      <style:table-cell-properties fo:background-color="#f3f3f3" style:text-align-source="fix" style:repeat-content="false" style:vertical-align="middle"/>
      <style:paragraph-properties fo:text-align="center"/>
      <style:text-properties fo:color="#f4811e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5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56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37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57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7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8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0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8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5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6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71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60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35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74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7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61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0pt" style:font-name-asian="Roboto" style:font-size-asian="10pt" style:font-name-complex="Roboto" style:font-size-complex="10pt"/>
    </style:style>
    <style:style style:name="ce62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04" style:family="table-cell" style:parent-style-name="Default" style:data-style-name="N0">
      <style:table-cell-properties fo:background-color="transparent"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7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Roboto" style:font-name-asian="Roboto" style:font-name-complex="Roboto"/>
    </style:style>
    <style:style style:name="ce101" style:family="table-cell" style:parent-style-name="Default" style:data-style-name="N0">
      <style:table-cell-properties style:vertical-align="automatic"/>
      <style:text-properties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transparent"/>
    </style:style>
    <style:style style:name="ce102" style:family="table-cell" style:parent-style-name="Default" style:data-style-name="N0">
      <style:table-cell-properties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103" style:family="table-cell" style:parent-style-name="Default" style:data-style-name="N0">
      <style:table-cell-properties style:vertical-align="automatic"/>
      <style:text-properties fo:color="#0000ff" style:font-name="Roboto" style:text-underline-style="solid" style:text-underline-width="auto" style:text-underline-color="font-color" style:font-name-asian="Roboto" style:font-name-complex="Roboto"/>
    </style:style>
    <style:style style:name="ce79" style:family="table-cell" style:parent-style-name="Default" style:data-style-name="N0">
      <style:table-cell-properties fo:background-color="#759db2" style:vertical-align="automatic"/>
      <style:text-properties fo:color="#ffffff" style:font-name="Roboto" style:font-name-asian="Roboto" style:font-name-complex="Roboto"/>
    </style:style>
    <style:style style:name="ce83" style:family="table-cell" style:parent-style-name="Default" style:data-style-name="N0">
      <style:table-cell-properties fo:background-color="#413a29" style:vertical-align="automatic"/>
      <style:text-properties fo:color="#ca722c" style:font-name="Roboto" fo:font-weight="bold" style:font-name-asian="Roboto" style:font-weight-asian="bold" style:font-name-complex="Roboto" style:font-weight-complex="bold"/>
    </style:style>
    <style:style style:name="ce87" style:family="table-cell" style:parent-style-name="Default" style:data-style-name="N0">
      <style:table-cell-properties fo:background-color="#f1c232" style:vertical-align="automatic"/>
      <style:text-properties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783f04" style:vertical-align="automatic"/>
      <style:text-properties fo:color="#ffffff" style:font-name="Roboto" style:font-name-asian="Roboto" style:font-name-complex="Roboto"/>
    </style:style>
    <style:style style:name="ce80" style:family="table-cell" style:parent-style-name="Default" style:data-style-name="N0">
      <style:table-cell-properties fo:background-color="#cb3968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4" style:family="table-cell" style:parent-style-name="Default" style:data-style-name="N0">
      <style:table-cell-properties fo:background-color="#c52030" style:vertical-align="automatic"/>
      <style:text-properties fo:color="#ffffff" style:font-name="Roboto" style:font-name-asian="Roboto" style:font-name-complex="Roboto"/>
    </style:style>
    <style:style style:name="ce88" style:family="table-cell" style:parent-style-name="Default" style:data-style-name="N0">
      <style:table-cell-properties fo:background-color="#f1c232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7" style:family="table-cell" style:parent-style-name="Default" style:data-style-name="N0">
      <style:table-cell-properties fo:background-color="#efefef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1" style:family="table-cell" style:parent-style-name="Default" style:data-style-name="N0">
      <style:table-cell-properties fo:background-color="#f4cbb2" style:vertical-align="automatic"/>
      <style:text-properties fo:color="#211f1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3f4045" style:vertical-align="automatic"/>
      <style:text-properties fo:color="#20beff" style:font-name="Roboto" style:font-name-asian="Roboto" style:font-name-complex="Roboto"/>
    </style:style>
    <style:style style:name="ce89" style:family="table-cell" style:parent-style-name="Default" style:data-style-name="N0">
      <style:table-cell-properties fo:background-color="#e50914" style:vertical-align="automatic"/>
      <style:text-properties style:font-name="Roboto" style:font-name-asian="Roboto" style:font-name-complex="Roboto"/>
    </style:style>
    <style:style style:name="ce98" style:family="table-cell" style:parent-style-name="Default" style:data-style-name="N0">
      <style:table-cell-properties fo:background-color="#141f19" style:vertical-align="automatic"/>
      <style:text-properties fo:color="#fafb1b" style:font-name="Roboto" style:font-name-asian="Roboto" style:font-name-complex="Roboto"/>
    </style:style>
    <style:style style:name="ce82" style:family="table-cell" style:parent-style-name="Default" style:data-style-name="N0">
      <style:table-cell-properties fo:background-color="#568d66" style:vertical-align="automatic"/>
      <style:text-properties fo:color="#e7e8ec" style:font-name="Roboto" style:font-name-asian="Roboto" style:font-name-complex="Roboto"/>
    </style:style>
    <style:style style:name="ce86" style:family="table-cell" style:parent-style-name="Default" style:data-style-name="N0">
      <style:table-cell-properties fo:background-color="#a64d79" style:vertical-align="automatic"/>
      <style:text-properties fo:color="#ffffff" style:font-name="Roboto" style:font-name-asian="Roboto" style:font-name-complex="Roboto"/>
    </style:style>
    <style:style style:name="ce90" style:family="table-cell" style:parent-style-name="Default" style:data-style-name="N0">
      <style:table-cell-properties fo:background-color="#e50914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9" style:family="table-cell" style:parent-style-name="Default" style:data-style-name="N0">
      <style:table-cell-properties fo:background-color="#483e7d" style:vertical-align="automatic"/>
      <style:text-properties fo:color="#ffffff" style:font-name="Roboto" style:font-name-asian="Roboto" style:font-name-complex="Roboto"/>
    </style:style>
    <style:style style:name="ce91" style:family="table-cell" style:parent-style-name="Default" style:data-style-name="N0">
      <style:table-cell-properties fo:background-color="#6441a4" style:vertical-align="automatic"/>
      <style:text-properties fo:color="#ffffff" style:font-name="Roboto" style:font-name-asian="Roboto" style:font-name-complex="Roboto"/>
    </style:style>
    <style:style style:name="ce100" style:family="table-cell" style:parent-style-name="Default" style:data-style-name="N0">
      <style:table-cell-properties fo:background-color="#012169" style:vertical-align="automatic"/>
      <style:text-properties fo:color="#fa4966" style:font-name="Roboto" style:font-name-asian="Roboto" style:font-name-complex="Roboto"/>
    </style:style>
    <style:style style:name="ce92" style:family="table-cell" style:parent-style-name="Default" style:data-style-name="N0">
      <style:table-cell-properties fo:background-color="#282828" style:vertical-align="automatic"/>
      <style:text-properties fo:color="#ff0000" style:font-name="Roboto" style:font-name-asian="Roboto" style:font-name-complex="Roboto"/>
    </style:style>
    <style:style style:name="ce93" style:family="table-cell" style:parent-style-name="Default" style:data-style-name="N0">
      <style:table-cell-properties fo:background-color="#b26e3a" style:vertical-align="automatic"/>
      <style:text-properties fo:color="#ffffff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automatic"/>
      <style:text-properties fo:color="#f95c4a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134f5c" style:vertical-align="automatic"/>
      <style:text-properties fo:color="#ffff00" style:font-name="Roboto" style:font-name-asian="Roboto" style:font-name-complex="Roboto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tracked-changes>
        <table:cell-content-change table:id="ct1">
          <table:cell-address table:column="1" table:row="52" table:table="1"/>
          <office:change-info>
            <dc:creator> </dc:creator>
            <dc:date>2021-01-11T14:57:17.566776395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52" table:table="1"/>
          <office:change-info>
            <dc:creator> </dc:creator>
            <dc:date>2021-01-11T14:57:25.242255131</dc:date>
          </office:change-info>
          <table:previous>
            <table:change-track-table-cell office:value-type="string">
              <text:p>~</text:p>
            </table:change-track-table-cell>
          </table:previous>
        </table:cell-content-change>
        <table:cell-content-change table:id="ct3">
          <table:cell-address table:column="0" table:row="52" table:table="1"/>
          <office:change-info>
            <dc:creator> </dc:creator>
            <dc:date>2021-01-11T14:57:47.853337042</dc:date>
          </office:change-info>
          <table:previous table:id="ct2">
            <table:change-track-table-cell office:value-type="float" office:value="2022"/>
          </table:previous>
        </table:cell-content-change>
        <table:cell-content-change table:id="ct4">
          <table:cell-address table:column="0" table:row="52" table:table="1"/>
          <office:change-info>
            <dc:creator> </dc:creator>
            <dc:date>2021-01-11T14:57:53.288093562</dc:date>
          </office:change-info>
          <table:previous table:id="ct3">
            <table:change-track-table-cell/>
          </table:previous>
        </table:cell-content-change>
        <table:cell-content-change table:id="ct5">
          <table:cell-address table:column="0" table:row="52" table:table="1"/>
          <office:change-info>
            <dc:creator> </dc:creator>
            <dc:date>2021-01-11T14:58:02.896376998</dc:date>
          </office:change-info>
          <table:previous table:id="ct4">
            <table:change-track-table-cell office:value-type="float" office:value="2022"/>
          </table:previous>
        </table:cell-content-change>
        <table:movement table:id="ct6">
          <table:source-range-address table:start-column="5" table:start-row="122" table:start-table="1" table:end-column="70" table:end-row="234" table:end-table="1"/>
          <table:target-range-address table:start-column="5" table:start-row="114" table:start-table="1" table:end-column="70" table:end-row="226" table:end-table="1"/>
          <office:change-info>
            <dc:creator> </dc:creator>
            <dc:date>2021-01-11T15:04:38.446764417</dc:date>
          </office:change-info>
          <table:dependencies>
            <table:dependency table:id="ct2149"/>
            <table:dependency table:id="ct2135"/>
            <table:dependency table:id="ct2120"/>
            <table:dependency table:id="ct2085"/>
            <table:dependency table:id="ct2082"/>
            <table:dependency table:id="ct2080"/>
            <table:dependency table:id="ct2077"/>
            <table:dependency table:id="ct2075"/>
            <table:dependency table:id="ct1990"/>
            <table:dependency table:id="ct1989"/>
          </table:dependencies>
          <table:deletions>
            <table:cell-content-deletion>
              <table:cell-address table:column="70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9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8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7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6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5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4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2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1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0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9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8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7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6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5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4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2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1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0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9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8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7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6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4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7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6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5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4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2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1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0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9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8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7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6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5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4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2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1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0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9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8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7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6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5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4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2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1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0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9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8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7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70" table:row="124" table:table="1"/>
              <table:change-track-table-cell office:value-type="string">
                <text:p>The Anatomy of Story</text:p>
              </table:change-track-table-cell>
            </table:cell-content-deletion>
            <table:cell-content-deletion>
              <table:cell-address table:column="70" table:row="123" table:table="1"/>
              <table:change-track-table-cell office:value-type="string">
                <text:p>The Anatomy of Story</text:p>
              </table:change-track-table-cell>
            </table:cell-content-deletion>
            <table:cell-content-deletion>
              <table:cell-address table:column="70" table:row="122" table:table="1"/>
              <table:change-track-table-cell office:value-type="string">
                <text:p>The Anatomy of Story</text:p>
              </table:change-track-table-cell>
            </table:cell-content-deletion>
            <table:cell-content-deletion>
              <table:cell-address table:column="64" table:row="133" table:table="1"/>
              <table:change-track-table-cell office:value-type="string">
                <text:p>Moons of Madness</text:p>
              </table:change-track-table-cell>
            </table:cell-content-deletion>
            <table:cell-content-deletion>
              <table:cell-address table:column="64" table:row="132" table:table="1"/>
              <table:change-track-table-cell office:value-type="string">
                <text:p>Soma</text:p>
              </table:change-track-table-cell>
            </table:cell-content-deletion>
            <table:cell-content-deletion>
              <table:cell-address table:column="64" table:row="131" table:table="1"/>
              <table:change-track-table-cell office:value-type="string">
                <text:p>Penumbra: Overture</text:p>
              </table:change-track-table-cell>
            </table:cell-content-deletion>
            <table:cell-content-deletion>
              <table:cell-address table:column="64" table:row="130" table:table="1"/>
              <table:change-track-table-cell office:value-type="string">
                <text:p>Bloodborne</text:p>
              </table:change-track-table-cell>
            </table:cell-content-deletion>
            <table:cell-content-deletion>
              <table:cell-address table:column="64" table:row="129" table:table="1"/>
              <table:change-track-table-cell office:value-type="string">
                <text:p>Sunless Skies</text:p>
              </table:change-track-table-cell>
            </table:cell-content-deletion>
            <table:cell-content-deletion>
              <table:cell-address table:column="64" table:row="128" table:table="1"/>
              <table:change-track-table-cell office:value-type="string">
                <text:p>Sunless Sea</text:p>
              </table:change-track-table-cell>
            </table:cell-content-deletion>
            <table:cell-content-deletion>
              <table:cell-address table:column="64" table:row="127" table:table="1"/>
              <table:change-track-table-cell office:value-type="string">
                <text:p>Cthulhu Saves the Christmas</text:p>
              </table:change-track-table-cell>
            </table:cell-content-deletion>
            <table:cell-content-deletion>
              <table:cell-address table:column="64" table:row="126" table:table="1"/>
              <table:change-track-table-cell office:value-type="string">
                <text:p>Cthulhu Saves the World</text:p>
              </table:change-track-table-cell>
            </table:cell-content-deletion>
            <table:cell-content-deletion>
              <table:cell-address table:column="64" table:row="125" table:table="1"/>
              <table:change-track-table-cell office:value-type="string">
                <text:p>Sam &amp; Max: The Devil’s Playhouse</text:p>
              </table:change-track-table-cell>
            </table:cell-content-deletion>
            <table:cell-content-deletion>
              <table:cell-address table:column="64" table:row="124" table:table="1"/>
              <table:change-track-table-cell office:value-type="string">
                <text:p>Call of Cthulhu</text:p>
              </table:change-track-table-cell>
            </table:cell-content-deletion>
            <table:cell-content-deletion>
              <table:cell-address table:column="64" table:row="123" table:table="1"/>
              <table:change-track-table-cell office:value-type="string">
                <text:p>Call of Cthulhu: Dark Corners of the Earth</text:p>
              </table:change-track-table-cell>
            </table:cell-content-deletion>
            <table:cell-content-deletion>
              <table:cell-address table:column="64" table:row="122" table:table="1"/>
              <table:change-track-table-cell office:value-type="string">
                <text:p>Iru!</text:p>
              </table:change-track-table-cell>
            </table:cell-content-deletion>
            <table:cell-content-deletion>
              <table:cell-address table:column="63" table:row="137" table:table="1"/>
              <table:change-track-table-cell office:value-type="string">
                <text:p>Galactic Battlegrounds</text:p>
              </table:change-track-table-cell>
            </table:cell-content-deletion>
            <table:cell-content-deletion>
              <table:cell-address table:column="63" table:row="136" table:table="1"/>
              <table:change-track-table-cell office:value-type="string">
                <text:p>Rogue Squadron II: Rogue Leader – Gamecube</text:p>
              </table:change-track-table-cell>
            </table:cell-content-deletion>
            <table:cell-content-deletion>
              <table:cell-address table:column="63" table:row="135" table:table="1"/>
              <table:change-track-table-cell office:value-type="string">
                <text:p>Jedi Knight: Dark Forces II</text:p>
              </table:change-track-table-cell>
            </table:cell-content-deletion>
            <table:cell-content-deletion>
              <table:cell-address table:column="63" table:row="134" table:table="1"/>
              <table:change-track-table-cell office:value-type="string">
                <text:p>X-Wing vs. TIE Fighter</text:p>
              </table:change-track-table-cell>
            </table:cell-content-deletion>
            <table:cell-content-deletion>
              <table:cell-address table:column="63" table:row="133" table:table="1"/>
              <table:change-track-table-cell office:value-type="string">
                <text:p>X-Wing Alliance</text:p>
              </table:change-track-table-cell>
            </table:cell-content-deletion>
            <table:cell-content-deletion>
              <table:cell-address table:column="63" table:row="132" table:table="1"/>
              <table:change-track-table-cell office:value-type="string">
                <text:p>TIE Fighter</text:p>
              </table:change-track-table-cell>
            </table:cell-content-deletion>
            <table:cell-content-deletion>
              <table:cell-address table:column="63" table:row="131" table:table="1"/>
              <table:change-track-table-cell office:value-type="string">
                <text:p>Cool, fun + maybe too old</text:p>
              </table:change-track-table-cell>
            </table:cell-content-deletion>
            <table:cell-content-deletion>
              <table:cell-address table:column="63" table:row="130" table:table="1"/>
              <table:change-track-table-cell office:value-type="string">
                <text:p>Battlefront 1 – Multiplayer Shooter</text:p>
              </table:change-track-table-cell>
            </table:cell-content-deletion>
            <table:cell-content-deletion>
              <table:cell-address table:column="63" table:row="129" table:table="1"/>
              <table:change-track-table-cell office:value-type="string">
                <text:p>Battlefront 2 – Multiplayer Shooter</text:p>
              </table:change-track-table-cell>
            </table:cell-content-deletion>
            <table:cell-content-deletion>
              <table:cell-address table:column="63" table:row="128" table:table="1"/>
              <table:change-track-table-cell office:value-type="string">
                <text:p>Empire at War – RTS (mods?)</text:p>
              </table:change-track-table-cell>
            </table:cell-content-deletion>
            <table:cell-content-deletion>
              <table:cell-address table:column="63" table:row="127" table:table="1"/>
              <table:change-track-table-cell office:value-type="string">
                <text:p>Republic Commando – Tactical Shooter</text:p>
              </table:change-track-table-cell>
            </table:cell-content-deletion>
            <table:cell-content-deletion>
              <table:cell-address table:column="63" table:row="126" table:table="1"/>
              <table:change-track-table-cell office:value-type="string">
                <text:p>Jedi Knight: Jedi Academy</text:p>
              </table:change-track-table-cell>
            </table:cell-content-deletion>
            <table:cell-content-deletion>
              <table:cell-address table:column="63" table:row="125" table:table="1"/>
              <table:change-track-table-cell office:value-type="string">
                <text:p>Jedi Knight 2: Jedi Outcast – Story Act-Adv</text:p>
              </table:change-track-table-cell>
            </table:cell-content-deletion>
            <table:cell-content-deletion>
              <table:cell-address table:column="63" table:row="124" table:table="1"/>
              <table:change-track-table-cell office:value-type="string">
                <text:p>Kotor 2 (I should check the Restored Content Mod)</text:p>
              </table:change-track-table-cell>
            </table:cell-content-deletion>
            <table:cell-content-deletion>
              <table:cell-address table:column="63" table:row="123" table:table="1"/>
              <table:change-track-table-cell office:value-type="string">
                <text:p>Kotor 1 – RPG</text:p>
              </table:change-track-table-cell>
            </table:cell-content-deletion>
            <table:cell-content-deletion>
              <table:cell-address table:column="63" table:row="122" table:table="1"/>
              <table:change-track-table-cell office:value-type="string">
                <text:p>Cool and popular</text:p>
              </table:change-track-table-cell>
            </table:cell-content-deletion>
            <table:cell-content-deletion>
              <table:cell-address table:column="62" table:row="129" table:table="1"/>
              <table:change-track-table-cell office:value-type="string">
                <text:p>Stellaris (Star Trek New Horizons)</text:p>
              </table:change-track-table-cell>
            </table:cell-content-deletion>
            <table:cell-content-deletion>
              <table:cell-address table:column="62" table:row="128" table:table="1"/>
              <table:change-track-table-cell office:value-type="string">
                <text:p>Sins of a Solar Empire (Star Trek Armada 3 mod)</text:p>
              </table:change-track-table-cell>
            </table:cell-content-deletion>
            <table:cell-content-deletion>
              <table:cell-address table:column="62" table:row="127" table:table="1"/>
              <table:change-track-table-cell office:value-type="string">
                <text:p>Star Trek: The Next Generation - A Final Unity</text:p>
              </table:change-track-table-cell>
            </table:cell-content-deletion>
            <table:cell-content-deletion>
              <table:cell-address table:column="62" table:row="126" table:table="1"/>
              <table:change-track-table-cell office:value-type="string">
                <text:p>Star Trek: Judgment Rites</text:p>
              </table:change-track-table-cell>
            </table:cell-content-deletion>
            <table:cell-content-deletion>
              <table:cell-address table:column="62" table:row="125" table:table="1"/>
              <table:change-track-table-cell office:value-type="string">
                <text:p>Star Trek: 25th Anniversary</text:p>
              </table:change-track-table-cell>
            </table:cell-content-deletion>
            <table:cell-content-deletion>
              <table:cell-address table:column="62" table:row="124" table:table="1"/>
              <table:change-track-table-cell office:value-type="string">
                <text:p>Star Trek: Elite Force</text:p>
              </table:change-track-table-cell>
            </table:cell-content-deletion>
            <table:cell-content-deletion>
              <table:cell-address table:column="62" table:row="123" table:table="1"/>
              <table:change-track-table-cell office:value-type="string">
                <text:p>Star Trek: Bridge Commander</text:p>
              </table:change-track-table-cell>
            </table:cell-content-deletion>
            <table:cell-content-deletion>
              <table:cell-address table:column="62" table:row="122" table:table="1"/>
              <table:change-track-table-cell office:value-type="string">
                <text:p>Star Trek: Birth of the Federation</text:p>
              </table:change-track-table-cell>
            </table:cell-content-deletion>
            <table:cell-content-deletion>
              <table:cell-address table:column="61" table:row="123" table:table="1"/>
              <table:change-track-table-cell office:value-type="string">
                <text:p>This War of Mine</text:p>
              </table:change-track-table-cell>
            </table:cell-content-deletion>
            <table:cell-content-deletion>
              <table:cell-address table:column="61" table:row="122" table:table="1"/>
              <table:change-track-table-cell office:value-type="string">
                <text:p>Sabnautica</text:p>
              </table:change-track-table-cell>
            </table:cell-content-deletion>
            <table:cell-content-deletion>
              <table:cell-address table:column="60" table:row="143" table:table="1"/>
              <table:change-track-table-cell office:value-type="string">
                <text:p>XCOM: EU: Long War</text:p>
              </table:change-track-table-cell>
            </table:cell-content-deletion>
            <table:cell-content-deletion>
              <table:cell-address table:column="60" table:row="142" table:table="1"/>
              <table:change-track-table-cell office:value-type="string">
                <text:p>Warcraft 3</text:p>
              </table:change-track-table-cell>
            </table:cell-content-deletion>
            <table:cell-content-deletion>
              <table:cell-address table:column="60" table:row="141" table:table="1"/>
              <table:change-track-table-cell office:value-type="string">
                <text:p>Total War: Shogun 2</text:p>
              </table:change-track-table-cell>
            </table:cell-content-deletion>
            <table:cell-content-deletion>
              <table:cell-address table:column="60" table:row="140" table:table="1"/>
              <table:change-track-table-cell office:value-type="string">
                <text:p>StarCraft 2</text:p>
              </table:change-track-table-cell>
            </table:cell-content-deletion>
            <table:cell-content-deletion>
              <table:cell-address table:column="60" table:row="139" table:table="1"/>
              <table:change-track-table-cell office:value-type="string">
                <text:p>Space Rangers HD</text:p>
              </table:change-track-table-cell>
            </table:cell-content-deletion>
            <table:cell-content-deletion>
              <table:cell-address table:column="60" table:row="138" table:table="1"/>
              <table:change-track-table-cell office:value-type="string">
                <text:p>Slay The Spire</text:p>
              </table:change-track-table-cell>
            </table:cell-content-deletion>
            <table:cell-content-deletion>
              <table:cell-address table:column="60" table:row="137" table:table="1"/>
              <table:change-track-table-cell office:value-type="string">
                <text:p>Shadow Tactics</text:p>
              </table:change-track-table-cell>
            </table:cell-content-deletion>
            <table:cell-content-deletion>
              <table:cell-address table:column="60" table:row="136" table:table="1"/>
              <table:change-track-table-cell office:value-type="string">
                <text:p>Rome: Total War</text:p>
              </table:change-track-table-cell>
            </table:cell-content-deletion>
            <table:cell-content-deletion>
              <table:cell-address table:column="60" table:row="135" table:table="1"/>
              <table:change-track-table-cell office:value-type="string">
                <text:p>Jagged Alliance</text:p>
              </table:change-track-table-cell>
            </table:cell-content-deletion>
            <table:cell-content-deletion>
              <table:cell-address table:column="60" table:row="134" table:table="1"/>
              <table:change-track-table-cell office:value-type="string">
                <text:p>Into the Breach</text:p>
              </table:change-track-table-cell>
            </table:cell-content-deletion>
            <table:cell-content-deletion>
              <table:cell-address table:column="60" table:row="133" table:table="1"/>
              <table:change-track-table-cell office:value-type="string">
                <text:p>Heroes of Might and Magic 3</text:p>
              </table:change-track-table-cell>
            </table:cell-content-deletion>
            <table:cell-content-deletion>
              <table:cell-address table:column="60" table:row="132" table:table="1"/>
              <table:change-track-table-cell office:value-type="string">
                <text:p>Frostpunk</text:p>
              </table:change-track-table-cell>
            </table:cell-content-deletion>
            <table:cell-content-deletion>
              <table:cell-address table:column="60" table:row="131" table:table="1"/>
              <table:change-track-table-cell office:value-type="string">
                <text:p>Football Manager 2020</text:p>
              </table:change-track-table-cell>
            </table:cell-content-deletion>
            <table:cell-content-deletion>
              <table:cell-address table:column="60" table:row="130" table:table="1"/>
              <table:change-track-table-cell office:value-type="string">
                <text:p>Factorio</text:p>
              </table:change-track-table-cell>
            </table:cell-content-deletion>
            <table:cell-content-deletion>
              <table:cell-address table:column="60" table:row="129" table:table="1"/>
              <table:change-track-table-cell office:value-type="string">
                <text:p>Dungeon Keeper</text:p>
              </table:change-track-table-cell>
            </table:cell-content-deletion>
            <table:cell-content-deletion>
              <table:cell-address table:column="60" table:row="128" table:table="1"/>
              <table:change-track-table-cell office:value-type="string">
                <text:p>Command &amp; Conquer: Tiberian Dawn</text:p>
              </table:change-track-table-cell>
            </table:cell-content-deletion>
            <table:cell-content-deletion>
              <table:cell-address table:column="60" table:row="127" table:table="1"/>
              <table:change-track-table-cell office:value-type="string">
                <text:p>Command &amp; Conquer: Red Alert</text:p>
              </table:change-track-table-cell>
            </table:cell-content-deletion>
            <table:cell-content-deletion>
              <table:cell-address table:column="60" table:row="126" table:table="1"/>
              <table:change-track-table-cell office:value-type="string">
                <text:p>Civilization 4</text:p>
              </table:change-track-table-cell>
            </table:cell-content-deletion>
            <table:cell-content-deletion>
              <table:cell-address table:column="60" table:row="125" table:table="1"/>
              <table:change-track-table-cell office:value-type="string">
                <text:p>Cities: Skyline</text:p>
              </table:change-track-table-cell>
            </table:cell-content-deletion>
            <table:cell-content-deletion>
              <table:cell-address table:column="60" table:row="124" table:table="1"/>
              <table:change-track-table-cell office:value-type="string">
                <text:p>Anno 2070</text:p>
              </table:change-track-table-cell>
            </table:cell-content-deletion>
            <table:cell-content-deletion>
              <table:cell-address table:column="60" table:row="123" table:table="1"/>
              <table:change-track-table-cell office:value-type="string">
                <text:p>Anno 1404</text:p>
              </table:change-track-table-cell>
            </table:cell-content-deletion>
            <table:cell-content-deletion>
              <table:cell-address table:column="60" table:row="122" table:table="1"/>
              <table:change-track-table-cell office:value-type="string">
                <text:p>Age of Empires 2</text:p>
              </table:change-track-table-cell>
            </table:cell-content-deletion>
            <table:cell-content-deletion>
              <table:cell-address table:column="59" table:row="125" table:table="1"/>
              <table:change-track-table-cell office:value-type="string">
                <text:p>Warhammer 40,000: Space Marine</text:p>
              </table:change-track-table-cell>
            </table:cell-content-deletion>
            <table:cell-content-deletion>
              <table:cell-address table:column="59" table:row="124" table:table="1"/>
              <table:change-track-table-cell office:value-type="string">
                <text:p>Superhot</text:p>
              </table:change-track-table-cell>
            </table:cell-content-deletion>
            <table:cell-content-deletion>
              <table:cell-address table:column="59" table:row="123" table:table="1"/>
              <table:change-track-table-cell office:value-type="string">
                <text:p>Spec Ops: The Line</text:p>
              </table:change-track-table-cell>
            </table:cell-content-deletion>
            <table:cell-content-deletion>
              <table:cell-address table:column="59" table:row="122" table:table="1"/>
              <table:change-track-table-cell office:value-type="string">
                <text:p>Black Mesa</text:p>
              </table:change-track-table-cell>
            </table:cell-content-deletion>
            <table:cell-content-deletion>
              <table:cell-address table:column="58" table:row="147" table:table="1"/>
              <table:change-track-table-cell office:value-type="string">
                <text:p>Wizardry 8</text:p>
              </table:change-track-table-cell>
            </table:cell-content-deletion>
            <table:cell-content-deletion>
              <table:cell-address table:column="58" table:row="146" table:table="1"/>
              <table:change-track-table-cell office:value-type="string">
                <text:p>Xenogears</text:p>
              </table:change-track-table-cell>
            </table:cell-content-deletion>
            <table:cell-content-deletion>
              <table:cell-address table:column="58" table:row="145" table:table="1"/>
              <table:change-track-table-cell office:value-type="string">
                <text:p>Xenoblade Chronicles</text:p>
              </table:change-track-table-cell>
            </table:cell-content-deletion>
            <table:cell-content-deletion>
              <table:cell-address table:column="58" table:row="144" table:table="1"/>
              <table:change-track-table-cell office:value-type="string">
                <text:p>Transistor</text:p>
              </table:change-track-table-cell>
            </table:cell-content-deletion>
            <table:cell-content-deletion>
              <table:cell-address table:column="58" table:row="143" table:table="1"/>
              <table:change-track-table-cell office:value-type="string">
                <text:p>Thronebreaker</text:p>
              </table:change-track-table-cell>
            </table:cell-content-deletion>
            <table:cell-content-deletion>
              <table:cell-address table:column="58" table:row="142" table:table="1"/>
              <table:change-track-table-cell office:value-type="string">
                <text:p>Pokémon LeafGreen</text:p>
              </table:change-track-table-cell>
            </table:cell-content-deletion>
            <table:cell-content-deletion>
              <table:cell-address table:column="58" table:row="141" table:table="1"/>
              <table:change-track-table-cell office:value-type="string">
                <text:p>Pokémon FireRed</text:p>
              </table:change-track-table-cell>
            </table:cell-content-deletion>
            <table:cell-content-deletion>
              <table:cell-address table:column="58" table:row="140" table:table="1"/>
              <table:change-track-table-cell office:value-type="string">
                <text:p>Planescape: Torment</text:p>
              </table:change-track-table-cell>
            </table:cell-content-deletion>
            <table:cell-content-deletion>
              <table:cell-address table:column="58" table:row="139" table:table="1"/>
              <table:change-track-table-cell office:value-type="string">
                <text:p>Persona 5</text:p>
              </table:change-track-table-cell>
            </table:cell-content-deletion>
            <table:cell-content-deletion>
              <table:cell-address table:column="58" table:row="138" table:table="1"/>
              <table:change-track-table-cell office:value-type="string">
                <text:p>Persona 3</text:p>
              </table:change-track-table-cell>
            </table:cell-content-deletion>
            <table:cell-content-deletion>
              <table:cell-address table:column="58" table:row="137" table:table="1"/>
              <table:change-track-table-cell office:value-type="string">
                <text:p>Pathfinder: Kingmaker</text:p>
              </table:change-track-table-cell>
            </table:cell-content-deletion>
            <table:cell-content-deletion>
              <table:cell-address table:column="58" table:row="136" table:table="1"/>
              <table:change-track-table-cell office:value-type="string">
                <text:p>Nine Hours, Nine Persons, Nine Doors</text:p>
              </table:change-track-table-cell>
            </table:cell-content-deletion>
            <table:cell-content-deletion>
              <table:cell-address table:column="58" table:row="135" table:table="1"/>
              <table:change-track-table-cell office:value-type="string">
                <text:p>Nier: Automata</text:p>
              </table:change-track-table-cell>
            </table:cell-content-deletion>
            <table:cell-content-deletion>
              <table:cell-address table:column="58" table:row="134" table:table="1"/>
              <table:change-track-table-cell office:value-type="string">
                <text:p>Ni no Kuni 1</text:p>
              </table:change-track-table-cell>
            </table:cell-content-deletion>
            <table:cell-content-deletion>
              <table:cell-address table:column="58" table:row="133" table:table="1"/>
              <table:change-track-table-cell office:value-type="string">
                <text:p>Newerwinter nights 2</text:p>
              </table:change-track-table-cell>
            </table:cell-content-deletion>
            <table:cell-content-deletion>
              <table:cell-address table:column="58" table:row="132" table:table="1"/>
              <table:change-track-table-cell office:value-type="string">
                <text:p>Mass Effect 2</text:p>
              </table:change-track-table-cell>
            </table:cell-content-deletion>
            <table:cell-content-deletion>
              <table:cell-address table:column="58" table:row="131" table:table="1"/>
              <table:change-track-table-cell office:value-type="string">
                <text:p>Final Fantasy VII</text:p>
              </table:change-track-table-cell>
            </table:cell-content-deletion>
            <table:cell-content-deletion>
              <table:cell-address table:column="58" table:row="130" table:table="1"/>
              <table:change-track-table-cell office:value-type="string">
                <text:p>Final Fantasy Tactics</text:p>
              </table:change-track-table-cell>
            </table:cell-content-deletion>
            <table:cell-content-deletion>
              <table:cell-address table:column="58" table:row="129" table:table="1"/>
              <table:change-track-table-cell office:value-type="string">
                <text:p>Fallout</text:p>
              </table:change-track-table-cell>
            </table:cell-content-deletion>
            <table:cell-content-deletion>
              <table:cell-address table:column="58" table:row="128" table:table="1"/>
              <table:change-track-table-cell office:value-type="string">
                <text:p>Earthbound</text:p>
              </table:change-track-table-cell>
            </table:cell-content-deletion>
            <table:cell-content-deletion>
              <table:cell-address table:column="58" table:row="127" table:table="1"/>
              <table:change-track-table-cell office:value-type="string">
                <text:p>Divinity Original Sin 2</text:p>
              </table:change-track-table-cell>
            </table:cell-content-deletion>
            <table:cell-content-deletion>
              <table:cell-address table:column="58" table:row="126" table:table="1"/>
              <table:change-track-table-cell office:value-type="string">
                <text:p>Disco Elysium</text:p>
              </table:change-track-table-cell>
            </table:cell-content-deletion>
            <table:cell-content-deletion>
              <table:cell-address table:column="58" table:row="125" table:table="1"/>
              <table:change-track-table-cell office:value-type="string">
                <text:p>Costume Quest</text:p>
              </table:change-track-table-cell>
            </table:cell-content-deletion>
            <table:cell-content-deletion>
              <table:cell-address table:column="58" table:row="124" table:table="1"/>
              <table:change-track-table-cell office:value-type="string">
                <text:p>Chrono Trigger</text:p>
              </table:change-track-table-cell>
            </table:cell-content-deletion>
            <table:cell-content-deletion>
              <table:cell-address table:column="58" table:row="123" table:table="1"/>
              <table:change-track-table-cell office:value-type="string">
                <text:p>Baldur's Gate 2</text:p>
              </table:change-track-table-cell>
            </table:cell-content-deletion>
            <table:cell-content-deletion>
              <table:cell-address table:column="58" table:row="122" table:table="1"/>
              <table:change-track-table-cell office:value-type="string">
                <text:p>Arcanum</text:p>
              </table:change-track-table-cell>
            </table:cell-content-deletion>
            <table:cell-content-deletion>
              <table:cell-address table:column="57" table:row="126" table:table="1"/>
              <table:change-track-table-cell office:value-type="string">
                <text:p>Spelunky</text:p>
              </table:change-track-table-cell>
            </table:cell-content-deletion>
            <table:cell-content-deletion>
              <table:cell-address table:column="57" table:row="125" table:table="1"/>
              <table:change-track-table-cell office:value-type="string">
                <text:p>Slay the Spire</text:p>
              </table:change-track-table-cell>
            </table:cell-content-deletion>
            <table:cell-content-deletion>
              <table:cell-address table:column="57" table:row="124" table:table="1"/>
              <table:change-track-table-cell office:value-type="string">
                <text:p>Hades</text:p>
              </table:change-track-table-cell>
            </table:cell-content-deletion>
            <table:cell-content-deletion>
              <table:cell-address table:column="57" table:row="123" table:table="1"/>
              <table:change-track-table-cell office:value-type="string">
                <text:p>FTL: Faster Than Light</text:p>
              </table:change-track-table-cell>
            </table:cell-content-deletion>
            <table:cell-content-deletion>
              <table:cell-address table:column="57" table:row="122" table:table="1"/>
              <table:change-track-table-cell office:value-type="string">
                <text:p>Enter The Gungeon</text:p>
              </table:change-track-table-cell>
            </table:cell-content-deletion>
            <table:cell-content-deletion>
              <table:cell-address table:column="56" table:row="123" table:table="1"/>
              <table:change-track-table-cell office:value-type="string">
                <text:p>Grid 2</text:p>
              </table:change-track-table-cell>
            </table:cell-content-deletion>
            <table:cell-content-deletion>
              <table:cell-address table:column="56" table:row="122" table:table="1"/>
              <table:change-track-table-cell office:value-type="string">
                <text:p>Gran Turismo 4</text:p>
              </table:change-track-table-cell>
            </table:cell-content-deletion>
            <table:cell-content-deletion>
              <table:cell-address table:column="55" table:row="133" table:table="1"/>
              <table:change-track-table-cell office:value-type="string">
                <text:p>SpaceChem</text:p>
              </table:change-track-table-cell>
            </table:cell-content-deletion>
            <table:cell-content-deletion>
              <table:cell-address table:column="55" table:row="131" table:table="1"/>
              <table:change-track-table-cell office:value-type="string">
                <text:p>The Witness</text:p>
              </table:change-track-table-cell>
            </table:cell-content-deletion>
            <table:cell-content-deletion>
              <table:cell-address table:column="55" table:row="130" table:table="1"/>
              <table:change-track-table-cell office:value-type="string">
                <text:p>The Bridge</text:p>
              </table:change-track-table-cell>
            </table:cell-content-deletion>
            <table:cell-content-deletion>
              <table:cell-address table:column="55" table:row="129" table:table="1"/>
              <table:change-track-table-cell office:value-type="string">
                <text:p>Limbo</text:p>
              </table:change-track-table-cell>
            </table:cell-content-deletion>
            <table:cell-content-deletion>
              <table:cell-address table:column="55" table:row="128" table:table="1"/>
              <table:change-track-table-cell office:value-type="string">
                <text:p>Hue</text:p>
              </table:change-track-table-cell>
            </table:cell-content-deletion>
            <table:cell-content-deletion>
              <table:cell-address table:column="55" table:row="127" table:table="1"/>
              <table:change-track-table-cell office:value-type="string">
                <text:p>GNOG</text:p>
              </table:change-track-table-cell>
            </table:cell-content-deletion>
            <table:cell-content-deletion>
              <table:cell-address table:column="55" table:row="126" table:table="1"/>
              <table:change-track-table-cell office:value-type="string">
                <text:p>Fez</text:p>
              </table:change-track-table-cell>
            </table:cell-content-deletion>
            <table:cell-content-deletion>
              <table:cell-address table:column="55" table:row="125" table:table="1"/>
              <table:change-track-table-cell office:value-type="string">
                <text:p>Death Coming</text:p>
              </table:change-track-table-cell>
            </table:cell-content-deletion>
            <table:cell-content-deletion>
              <table:cell-address table:column="55" table:row="124" table:table="1"/>
              <table:change-track-table-cell office:value-type="string">
                <text:p>Braid</text:p>
              </table:change-track-table-cell>
            </table:cell-content-deletion>
            <table:cell-content-deletion>
              <table:cell-address table:column="55" table:row="123" table:table="1"/>
              <table:change-track-table-cell office:value-type="string">
                <text:p>Baba is You</text:p>
              </table:change-track-table-cell>
            </table:cell-content-deletion>
            <table:cell-content-deletion>
              <table:cell-address table:column="55" table:row="122" table:table="1"/>
              <table:change-track-table-cell office:value-type="string">
                <text:p>Antichamber</text:p>
              </table:change-track-table-cell>
            </table:cell-content-deletion>
            <table:cell-content-deletion>
              <table:cell-address table:column="54" table:row="142" table:table="1"/>
              <table:change-track-table-cell office:value-type="string">
                <text:p>Mitsume ga Tooru</text:p>
              </table:change-track-table-cell>
            </table:cell-content-deletion>
            <table:cell-content-deletion>
              <table:cell-address table:column="54" table:row="141" table:table="1"/>
              <table:change-track-table-cell office:value-type="string">
                <text:p>The Messenger</text:p>
              </table:change-track-table-cell>
            </table:cell-content-deletion>
            <table:cell-content-deletion>
              <table:cell-address table:column="54" table:row="140" table:table="1"/>
              <table:change-track-table-cell office:value-type="string">
                <text:p>Super Meat Boy</text:p>
              </table:change-track-table-cell>
            </table:cell-content-deletion>
            <table:cell-content-deletion>
              <table:cell-address table:column="54" table:row="139" table:table="1"/>
              <table:change-track-table-cell office:value-type="string">
                <text:p>Super Mario World</text:p>
              </table:change-track-table-cell>
            </table:cell-content-deletion>
            <table:cell-content-deletion>
              <table:cell-address table:column="54" table:row="138" table:table="1"/>
              <table:change-track-table-cell office:value-type="string">
                <text:p>Super Mario 64</text:p>
              </table:change-track-table-cell>
            </table:cell-content-deletion>
            <table:cell-content-deletion>
              <table:cell-address table:column="54" table:row="137" table:table="1"/>
              <table:change-track-table-cell office:value-type="string">
                <text:p>Super Mario 3</text:p>
              </table:change-track-table-cell>
            </table:cell-content-deletion>
            <table:cell-content-deletion>
              <table:cell-address table:column="54" table:row="136" table:table="1"/>
              <table:change-track-table-cell office:value-type="string">
                <text:p>Sonic the Hedgehog 2</text:p>
              </table:change-track-table-cell>
            </table:cell-content-deletion>
            <table:cell-content-deletion>
              <table:cell-address table:column="54" table:row="135" table:table="1"/>
              <table:change-track-table-cell office:value-type="string">
                <text:p>Sonic the Hedgehog</text:p>
              </table:change-track-table-cell>
            </table:cell-content-deletion>
            <table:cell-content-deletion>
              <table:cell-address table:column="54" table:row="134" table:table="1"/>
              <table:change-track-table-cell office:value-type="string">
                <text:p>Ori and the Blind Forest</text:p>
              </table:change-track-table-cell>
            </table:cell-content-deletion>
            <table:cell-content-deletion>
              <table:cell-address table:column="54" table:row="133" table:table="1"/>
              <table:change-track-table-cell office:value-type="string">
                <text:p>My Friend Pedro</text:p>
              </table:change-track-table-cell>
            </table:cell-content-deletion>
            <table:cell-content-deletion>
              <table:cell-address table:column="54" table:row="132" table:table="1"/>
              <table:change-track-table-cell office:value-type="string">
                <text:p>Mega Man Zero 3</text:p>
              </table:change-track-table-cell>
            </table:cell-content-deletion>
            <table:cell-content-deletion>
              <table:cell-address table:column="54" table:row="131" table:table="1"/>
              <table:change-track-table-cell office:value-type="string">
                <text:p>Mega Man X</text:p>
              </table:change-track-table-cell>
            </table:cell-content-deletion>
            <table:cell-content-deletion>
              <table:cell-address table:column="54" table:row="130" table:table="1"/>
              <table:change-track-table-cell office:value-type="string">
                <text:p>Mega Man 3</text:p>
              </table:change-track-table-cell>
            </table:cell-content-deletion>
            <table:cell-content-deletion>
              <table:cell-address table:column="54" table:row="129" table:table="1"/>
              <table:change-track-table-cell office:value-type="string">
                <text:p>Mega Man 2</text:p>
              </table:change-track-table-cell>
            </table:cell-content-deletion>
            <table:cell-content-deletion>
              <table:cell-address table:column="54" table:row="128" table:table="1"/>
              <table:change-track-table-cell office:value-type="string">
                <text:p>Mark of the Ninja</text:p>
              </table:change-track-table-cell>
            </table:cell-content-deletion>
            <table:cell-content-deletion>
              <table:cell-address table:column="54" table:row="127" table:table="1"/>
              <table:change-track-table-cell office:value-type="string">
                <text:p>Horace</text:p>
              </table:change-track-table-cell>
            </table:cell-content-deletion>
            <table:cell-content-deletion>
              <table:cell-address table:column="54" table:row="126" table:table="1"/>
              <table:change-track-table-cell office:value-type="string">
                <text:p>Heart of Darkness</text:p>
              </table:change-track-table-cell>
            </table:cell-content-deletion>
            <table:cell-content-deletion>
              <table:cell-address table:column="54" table:row="125" table:table="1"/>
              <table:change-track-table-cell office:value-type="string">
                <text:p>Donkey Kong Country: Tropical Freeze</text:p>
              </table:change-track-table-cell>
            </table:cell-content-deletion>
            <table:cell-content-deletion>
              <table:cell-address table:column="54" table:row="124" table:table="1"/>
              <table:change-track-table-cell office:value-type="string">
                <text:p>Donkey Kong Country 2: Diddy's Kong Quest</text:p>
              </table:change-track-table-cell>
            </table:cell-content-deletion>
            <table:cell-content-deletion>
              <table:cell-address table:column="54" table:row="123" table:table="1"/>
              <table:change-track-table-cell office:value-type="string">
                <text:p>Cuphead</text:p>
              </table:change-track-table-cell>
            </table:cell-content-deletion>
            <table:cell-content-deletion>
              <table:cell-address table:column="54" table:row="122" table:table="1"/>
              <table:change-track-table-cell office:value-type="string">
                <text:p>Celeste</text:p>
              </table:change-track-table-cell>
            </table:cell-content-deletion>
            <table:cell-content-deletion>
              <table:cell-address table:column="53" table:row="131" table:table="1"/>
              <table:change-track-table-cell office:value-type="string">
                <text:p>Castlevania: Symphony of the Night</text:p>
              </table:change-track-table-cell>
            </table:cell-content-deletion>
            <table:cell-content-deletion>
              <table:cell-address table:column="53" table:row="128" table:table="1"/>
              <table:change-track-table-cell office:value-type="string">
                <text:p>Metroid: Prime</text:p>
              </table:change-track-table-cell>
            </table:cell-content-deletion>
            <table:cell-content-deletion>
              <table:cell-address table:column="53" table:row="127" table:table="1"/>
              <table:change-track-table-cell office:value-type="string">
                <text:p>Hollow Knight</text:p>
              </table:change-track-table-cell>
            </table:cell-content-deletion>
            <table:cell-content-deletion>
              <table:cell-address table:column="53" table:row="126" table:table="1"/>
              <table:change-track-table-cell office:value-type="string">
                <text:p>Cave Story+</text:p>
              </table:change-track-table-cell>
            </table:cell-content-deletion>
            <table:cell-content-deletion>
              <table:cell-address table:column="53" table:row="125" table:table="1"/>
              <table:change-track-table-cell office:value-type="string">
                <text:p>Castlevania: Aria of Sorrow</text:p>
              </table:change-track-table-cell>
            </table:cell-content-deletion>
            <table:cell-content-deletion>
              <table:cell-address table:column="53" table:row="124" table:table="1"/>
              <table:change-track-table-cell office:value-type="string">
                <text:p>Castlevania Rondo of Blood</text:p>
              </table:change-track-table-cell>
            </table:cell-content-deletion>
            <table:cell-content-deletion>
              <table:cell-address table:column="53" table:row="123" table:table="1"/>
              <table:change-track-table-cell office:value-type="string">
                <text:p>Bloodstained: Ritual of the Night</text:p>
              </table:change-track-table-cell>
            </table:cell-content-deletion>
            <table:cell-content-deletion>
              <table:cell-address table:column="53" table:row="122" table:table="1"/>
              <table:change-track-table-cell office:value-type="string">
                <text:p>Bloodstained: Curse of the Moon</text:p>
              </table:change-track-table-cell>
            </table:cell-content-deletion>
            <table:cell-content-deletion>
              <table:cell-address table:column="52" table:row="132" table:table="1"/>
              <table:change-track-table-cell office:value-type="string">
                <text:p>Vampire The Masquerade: Bloodlines</text:p>
              </table:change-track-table-cell>
            </table:cell-content-deletion>
            <table:cell-content-deletion>
              <table:cell-address table:column="52" table:row="131" table:table="1"/>
              <table:change-track-table-cell office:value-type="string">
                <text:p>Thief 2</text:p>
              </table:change-track-table-cell>
            </table:cell-content-deletion>
            <table:cell-content-deletion>
              <table:cell-address table:column="52" table:row="130" table:table="1"/>
              <table:change-track-table-cell office:value-type="string">
                <text:p>Thief</text:p>
              </table:change-track-table-cell>
            </table:cell-content-deletion>
            <table:cell-content-deletion>
              <table:cell-address table:column="52" table:row="129" table:table="1"/>
              <table:change-track-table-cell office:value-type="string">
                <text:p>TES: Morrowind</text:p>
              </table:change-track-table-cell>
            </table:cell-content-deletion>
            <table:cell-content-deletion>
              <table:cell-address table:column="52" table:row="128" table:table="1"/>
              <table:change-track-table-cell office:value-type="string">
                <text:p>System Shock 2</text:p>
              </table:change-track-table-cell>
            </table:cell-content-deletion>
            <table:cell-content-deletion>
              <table:cell-address table:column="52" table:row="127" table:table="1"/>
              <table:change-track-table-cell office:value-type="string">
                <text:p>System Shock</text:p>
              </table:change-track-table-cell>
            </table:cell-content-deletion>
            <table:cell-content-deletion>
              <table:cell-address table:column="52" table:row="126" table:table="1"/>
              <table:change-track-table-cell office:value-type="string">
                <text:p>Prey</text:p>
              </table:change-track-table-cell>
            </table:cell-content-deletion>
            <table:cell-content-deletion>
              <table:cell-address table:column="52" table:row="125" table:table="1"/>
              <table:change-track-table-cell office:value-type="string">
                <text:p>Pathologic</text:p>
              </table:change-track-table-cell>
            </table:cell-content-deletion>
            <table:cell-content-deletion>
              <table:cell-address table:column="52" table:row="124" table:table="1"/>
              <table:change-track-table-cell office:value-type="string">
                <text:p>Dishonored</text:p>
              </table:change-track-table-cell>
            </table:cell-content-deletion>
            <table:cell-content-deletion>
              <table:cell-address table:column="52" table:row="123" table:table="1"/>
              <table:change-track-table-cell office:value-type="string">
                <text:p>Deus Ex: Human Revolution</text:p>
              </table:change-track-table-cell>
            </table:cell-content-deletion>
            <table:cell-content-deletion>
              <table:cell-address table:column="52" table:row="122" table:table="1"/>
              <table:change-track-table-cell office:value-type="string">
                <text:p>Dark Messiah of Might and Magic</text:p>
              </table:change-track-table-cell>
            </table:cell-content-deletion>
            <table:cell-content-deletion>
              <table:cell-address table:column="51" table:row="125" table:table="1"/>
              <table:change-track-table-cell office:value-type="string">
                <text:p>Metal Gear Rising: Revengeance</text:p>
              </table:change-track-table-cell>
            </table:cell-content-deletion>
            <table:cell-content-deletion>
              <table:cell-address table:column="51" table:row="124" table:table="1"/>
              <table:change-track-table-cell office:value-type="string">
                <text:p>Devil May Cry 5</text:p>
              </table:change-track-table-cell>
            </table:cell-content-deletion>
            <table:cell-content-deletion>
              <table:cell-address table:column="51" table:row="123" table:table="1"/>
              <table:change-track-table-cell office:value-type="string">
                <text:p>Devil May Cry 3</text:p>
              </table:change-track-table-cell>
            </table:cell-content-deletion>
            <table:cell-content-deletion>
              <table:cell-address table:column="51" table:row="122" table:table="1"/>
              <table:change-track-table-cell office:value-type="string">
                <text:p>Devil May Cry</text:p>
              </table:change-track-table-cell>
            </table:cell-content-deletion>
            <table:cell-content-deletion>
              <table:cell-address table:column="50" table:row="132" table:table="1"/>
              <table:change-track-table-cell office:value-type="string">
                <text:p>Ultra Street Figher lV</text:p>
              </table:change-track-table-cell>
            </table:cell-content-deletion>
            <table:cell-content-deletion>
              <table:cell-address table:column="50" table:row="131" table:table="1"/>
              <table:change-track-table-cell office:value-type="string">
                <text:p>Tekken 7</text:p>
              </table:change-track-table-cell>
            </table:cell-content-deletion>
            <table:cell-content-deletion>
              <table:cell-address table:column="50" table:row="130" table:table="1"/>
              <table:change-track-table-cell office:value-type="string">
                <text:p>Tekken 3</text:p>
              </table:change-track-table-cell>
            </table:cell-content-deletion>
            <table:cell-content-deletion>
              <table:cell-address table:column="50" table:row="129" table:table="1"/>
              <table:change-track-table-cell office:value-type="string">
                <text:p>Super Street Fighter II: The New Challengers</text:p>
              </table:change-track-table-cell>
            </table:cell-content-deletion>
            <table:cell-content-deletion>
              <table:cell-address table:column="50" table:row="128" table:table="1"/>
              <table:change-track-table-cell office:value-type="string">
                <text:p>Super Smash Brother Melee</text:p>
              </table:change-track-table-cell>
            </table:cell-content-deletion>
            <table:cell-content-deletion>
              <table:cell-address table:column="50" table:row="127" table:table="1"/>
              <table:change-track-table-cell office:value-type="string">
                <text:p>Street Fighter III: 3rd Strike</text:p>
              </table:change-track-table-cell>
            </table:cell-content-deletion>
            <table:cell-content-deletion>
              <table:cell-address table:column="50" table:row="126" table:table="1"/>
              <table:change-track-table-cell office:value-type="string">
                <text:p>Street Fighter Alpha 3</text:p>
              </table:change-track-table-cell>
            </table:cell-content-deletion>
            <table:cell-content-deletion>
              <table:cell-address table:column="50" table:row="125" table:table="1"/>
              <table:change-track-table-cell office:value-type="string">
                <text:p>Street Fighter Alpha 2</text:p>
              </table:change-track-table-cell>
            </table:cell-content-deletion>
            <table:cell-content-deletion>
              <table:cell-address table:column="50" table:row="124" table:table="1"/>
              <table:change-track-table-cell office:value-type="string">
                <text:p>Soulcalibur 2</text:p>
              </table:change-track-table-cell>
            </table:cell-content-deletion>
            <table:cell-content-deletion>
              <table:cell-address table:column="50" table:row="123" table:table="1"/>
              <table:change-track-table-cell office:value-type="string">
                <text:p>Mortal Kombat 9</text:p>
              </table:change-track-table-cell>
            </table:cell-content-deletion>
            <table:cell-content-deletion>
              <table:cell-address table:column="50" table:row="122" table:table="1"/>
              <table:change-track-table-cell office:value-type="string">
                <text:p>Marvel vs. Capcom 2</text:p>
              </table:change-track-table-cell>
            </table:cell-content-deletion>
            <table:cell-content-deletion>
              <table:cell-address table:column="49" table:row="122" table:table="1"/>
              <table:change-track-table-cell office:value-type="string">
                <text:p>Legend of Grimrock</text:p>
              </table:change-track-table-cell>
            </table:cell-content-deletion>
            <table:cell-content-deletion>
              <table:cell-address table:column="48" table:row="124" table:table="1"/>
              <table:change-track-table-cell office:value-type="string">
                <text:p>Streets of Rage 2</text:p>
              </table:change-track-table-cell>
            </table:cell-content-deletion>
            <table:cell-content-deletion>
              <table:cell-address table:column="48" table:row="123" table:table="1"/>
              <table:change-track-table-cell office:value-type="string">
                <text:p>Battletoads</text:p>
              </table:change-track-table-cell>
            </table:cell-content-deletion>
            <table:cell-content-deletion>
              <table:cell-address table:column="48" table:row="122" table:table="1"/>
              <table:change-track-table-cell office:value-type="string">
                <text:p>Ape Out</text:p>
              </table:change-track-table-cell>
            </table:cell-content-deletion>
            <table:cell-content-deletion>
              <table:cell-address table:column="47" table:row="136" table:table="1"/>
              <table:change-track-table-cell office:value-type="string">
                <text:p>Zero Escape</text:p>
              </table:change-track-table-cell>
            </table:cell-content-deletion>
            <table:cell-content-deletion>
              <table:cell-address table:column="47" table:row="135" table:table="1"/>
              <table:change-track-table-cell office:value-type="string">
                <text:p>What remains of Edith Finch</text:p>
              </table:change-track-table-cell>
            </table:cell-content-deletion>
            <table:cell-content-deletion>
              <table:cell-address table:column="47" table:row="134" table:table="1"/>
              <table:change-track-table-cell office:value-type="string">
                <text:p>Stories Untold</text:p>
              </table:change-track-table-cell>
            </table:cell-content-deletion>
            <table:cell-content-deletion>
              <table:cell-address table:column="47" table:row="133" table:table="1"/>
              <table:change-track-table-cell office:value-type="string">
                <text:p>Snatcher</text:p>
              </table:change-track-table-cell>
            </table:cell-content-deletion>
            <table:cell-content-deletion>
              <table:cell-address table:column="47" table:row="132" table:table="1"/>
              <table:change-track-table-cell office:value-type="string">
                <text:p>Phoenix Wright: Ace Attorney Trilogy</text:p>
              </table:change-track-table-cell>
            </table:cell-content-deletion>
            <table:cell-content-deletion>
              <table:cell-address table:column="47" table:row="131" table:table="1"/>
              <table:change-track-table-cell office:value-type="string">
                <text:p>Oxenfree</text:p>
              </table:change-track-table-cell>
            </table:cell-content-deletion>
            <table:cell-content-deletion>
              <table:cell-address table:column="47" table:row="130" table:table="1"/>
              <table:change-track-table-cell office:value-type="string">
                <text:p>Mutazione</text:p>
              </table:change-track-table-cell>
            </table:cell-content-deletion>
            <table:cell-content-deletion>
              <table:cell-address table:column="47" table:row="129" table:table="1"/>
              <table:change-track-table-cell office:value-type="string">
                <text:p>Grim Fandango</text:p>
              </table:change-track-table-cell>
            </table:cell-content-deletion>
            <table:cell-content-deletion>
              <table:cell-address table:column="47" table:row="128" table:table="1"/>
              <table:change-track-table-cell office:value-type="string">
                <text:p>Gone Home</text:p>
              </table:change-track-table-cell>
            </table:cell-content-deletion>
            <table:cell-content-deletion>
              <table:cell-address table:column="47" table:row="127" table:table="1"/>
              <table:change-track-table-cell office:value-type="string">
                <text:p>Full Throttle Remastered</text:p>
              </table:change-track-table-cell>
            </table:cell-content-deletion>
            <table:cell-content-deletion>
              <table:cell-address table:column="47" table:row="126" table:table="1"/>
              <table:change-track-table-cell office:value-type="string">
                <text:p>Detention</text:p>
              </table:change-track-table-cell>
            </table:cell-content-deletion>
            <table:cell-content-deletion>
              <table:cell-address table:column="47" table:row="125" table:table="1"/>
              <table:change-track-table-cell office:value-type="string">
                <text:p>Beneath a Steel Sky</text:p>
              </table:change-track-table-cell>
            </table:cell-content-deletion>
            <table:cell-content-deletion>
              <table:cell-address table:column="47" table:row="124" table:table="1"/>
              <table:change-track-table-cell office:value-type="string">
                <text:p>Anodyne 2</text:p>
              </table:change-track-table-cell>
            </table:cell-content-deletion>
            <table:cell-content-deletion>
              <table:cell-address table:column="47" table:row="123" table:table="1"/>
              <table:change-track-table-cell office:value-type="string">
                <text:p>A Story About My Uncle</text:p>
              </table:change-track-table-cell>
            </table:cell-content-deletion>
            <table:cell-content-deletion>
              <table:cell-address table:column="47" table:row="122" table:table="1"/>
              <table:change-track-table-cell office:value-type="string">
                <text:p>A Short Hike</text:p>
              </table:change-track-table-cell>
            </table:cell-content-deletion>
            <table:cell-content-deletion>
              <table:cell-address table:column="46" table:row="131" table:table="1"/>
              <table:change-track-table-cell office:value-type="string">
                <text:p>Beyond Oasis or The Story of Thor: A Successor of the Light</text:p>
              </table:change-track-table-cell>
            </table:cell-content-deletion>
            <table:cell-content-deletion>
              <table:cell-address table:column="46" table:row="130" table:table="1"/>
              <table:change-track-table-cell office:value-type="string">
                <text:p>Drakan: Order of the Flame</text:p>
              </table:change-track-table-cell>
            </table:cell-content-deletion>
            <table:cell-content-deletion>
              <table:cell-address table:column="46" table:row="129" table:table="1"/>
              <table:change-track-table-cell office:value-type="string">
                <text:p>The Legend of Zelda: Twilight Princess</text:p>
              </table:change-track-table-cell>
            </table:cell-content-deletion>
            <table:cell-content-deletion>
              <table:cell-address table:column="46" table:row="128" table:table="1"/>
              <table:change-track-table-cell office:value-type="string">
                <text:p>The Legend of Zelda: Ocarina of time</text:p>
              </table:change-track-table-cell>
            </table:cell-content-deletion>
            <table:cell-content-deletion>
              <table:cell-address table:column="46" table:row="127" table:table="1"/>
              <table:change-track-table-cell office:value-type="string">
                <text:p>The Legend of Zelda: Majora's Mask</text:p>
              </table:change-track-table-cell>
            </table:cell-content-deletion>
            <table:cell-content-deletion>
              <table:cell-address table:column="46" table:row="126" table:table="1"/>
              <table:change-track-table-cell office:value-type="string">
                <text:p>Metal Gear Solid 2</text:p>
              </table:change-track-table-cell>
            </table:cell-content-deletion>
            <table:cell-content-deletion>
              <table:cell-address table:column="46" table:row="125" table:table="1"/>
              <table:change-track-table-cell office:value-type="string">
                <text:p>Fahrenheit</text:p>
              </table:change-track-table-cell>
            </table:cell-content-deletion>
            <table:cell-content-deletion>
              <table:cell-address table:column="46" table:row="124" table:table="1"/>
              <table:change-track-table-cell office:value-type="string">
                <text:p>Batham: Arkham City</text:p>
              </table:change-track-table-cell>
            </table:cell-content-deletion>
            <table:cell-content-deletion>
              <table:cell-address table:column="46" table:row="123" table:table="1"/>
              <table:change-track-table-cell office:value-type="string">
                <text:p>Batham: Arkham Asylum</text:p>
              </table:change-track-table-cell>
            </table:cell-content-deletion>
            <table:cell-content-deletion>
              <table:cell-address table:column="46" table:row="122" table:table="1"/>
              <table:change-track-table-cell office:value-type="string">
                <text:p>Alan Wake</text:p>
              </table:change-track-table-cell>
            </table:cell-content-deletion>
            <table:cell-content-deletion>
              <table:cell-address table:column="43" table:row="139" table:table="1"/>
              <table:change-track-table-cell office:value-type="string">
                <text:p>Star Wars: KOTOR</text:p>
              </table:change-track-table-cell>
            </table:cell-content-deletion>
            <table:cell-content-deletion>
              <table:cell-address table:column="43" table:row="138" table:table="1"/>
              <table:change-track-table-cell office:value-type="string">
                <text:p>Red Dead Redemption 2</text:p>
              </table:change-track-table-cell>
            </table:cell-content-deletion>
            <table:cell-content-deletion>
              <table:cell-address table:column="43" table:row="137" table:table="1"/>
              <table:change-track-table-cell office:value-type="string">
                <text:p>Mass Effect 2</text:p>
              </table:change-track-table-cell>
            </table:cell-content-deletion>
            <table:cell-content-deletion>
              <table:cell-address table:column="43" table:row="136" table:table="1"/>
              <table:change-track-table-cell office:value-type="string">
                <text:p>Mafia</text:p>
              </table:change-track-table-cell>
            </table:cell-content-deletion>
            <table:cell-content-deletion>
              <table:cell-address table:column="43" table:row="135" table:table="1"/>
              <table:change-track-table-cell office:value-type="string">
                <text:p>Hollow Knight</text:p>
              </table:change-track-table-cell>
            </table:cell-content-deletion>
            <table:cell-content-deletion>
              <table:cell-address table:column="43" table:row="134" table:table="1"/>
              <table:change-track-table-cell office:value-type="string">
                <text:p>Heroes of Might and Magic 3</text:p>
              </table:change-track-table-cell>
            </table:cell-content-deletion>
            <table:cell-content-deletion>
              <table:cell-address table:column="43" table:row="133" table:table="1"/>
              <table:change-track-table-cell office:value-type="string">
                <text:p>Final Fantasy VII</text:p>
              </table:change-track-table-cell>
            </table:cell-content-deletion>
            <table:cell-content-deletion>
              <table:cell-address table:column="43" table:row="132" table:table="1"/>
              <table:change-track-table-cell office:value-type="string">
                <text:p>Final Fantasy Tactics</text:p>
              </table:change-track-table-cell>
            </table:cell-content-deletion>
            <table:cell-content-deletion>
              <table:cell-address table:column="43" table:row="131" table:table="1"/>
              <table:change-track-table-cell office:value-type="string">
                <text:p>Dragon Age: Origins</text:p>
              </table:change-track-table-cell>
            </table:cell-content-deletion>
            <table:cell-content-deletion>
              <table:cell-address table:column="43" table:row="130" table:table="1"/>
              <table:change-track-table-cell office:value-type="string">
                <text:p>Doom</text:p>
              </table:change-track-table-cell>
            </table:cell-content-deletion>
            <table:cell-content-deletion>
              <table:cell-address table:column="43" table:row="129" table:table="1"/>
              <table:change-track-table-cell office:value-type="string">
                <text:p>Diablo 2</text:p>
              </table:change-track-table-cell>
            </table:cell-content-deletion>
            <table:cell-content-deletion>
              <table:cell-address table:column="43" table:row="128" table:table="1"/>
              <table:change-track-table-cell office:value-type="string">
                <text:p>Diablo</text:p>
              </table:change-track-table-cell>
            </table:cell-content-deletion>
            <table:cell-content-deletion>
              <table:cell-address table:column="43" table:row="127" table:table="1"/>
              <table:change-track-table-cell office:value-type="string">
                <text:p>Devil May Cry</text:p>
              </table:change-track-table-cell>
            </table:cell-content-deletion>
            <table:cell-content-deletion>
              <table:cell-address table:column="43" table:row="126" table:table="1"/>
              <table:change-track-table-cell office:value-type="string">
                <text:p>Castlevania: Symphony of the Night</text:p>
              </table:change-track-table-cell>
            </table:cell-content-deletion>
            <table:cell-content-deletion>
              <table:cell-address table:column="43" table:row="125" table:table="1"/>
              <table:change-track-table-cell office:value-type="string">
                <text:p>Bloodborne</text:p>
              </table:change-track-table-cell>
            </table:cell-content-deletion>
            <table:cell-content-deletion>
              <table:cell-address table:column="43" table:row="124" table:table="1"/>
              <table:change-track-table-cell office:value-type="string">
                <text:p>Black Mesa</text:p>
              </table:change-track-table-cell>
            </table:cell-content-deletion>
            <table:cell-content-deletion>
              <table:cell-address table:column="43" table:row="123" table:table="1"/>
              <table:change-track-table-cell office:value-type="string">
                <text:p>Batman: Arkham Asylum</text:p>
              </table:change-track-table-cell>
            </table:cell-content-deletion>
            <table:cell-content-deletion>
              <table:cell-address table:column="43" table:row="122" table:table="1"/>
              <table:change-track-table-cell office:value-type="string">
                <text:p>Baldur's Gate</text:p>
              </table:change-track-table-cell>
            </table:cell-content-deletion>
            <table:cell-content-deletion>
              <table:cell-address table:column="37" table:row="125" table:table="1"/>
              <table:change-track-table-cell office:value-type="string">
                <text:p>Legends of Runeterra</text:p>
              </table:change-track-table-cell>
            </table:cell-content-deletion>
            <table:cell-content-deletion>
              <table:cell-address table:column="37" table:row="124" table:table="1"/>
              <table:change-track-table-cell office:value-type="string">
                <text:p>MTG: Commander</text:p>
              </table:change-track-table-cell>
            </table:cell-content-deletion>
            <table:cell-content-deletion>
              <table:cell-address table:column="37" table:row="123" table:table="1"/>
              <table:change-track-table-cell office:value-type="string">
                <text:p>MTG: Modern</text:p>
              </table:change-track-table-cell>
            </table:cell-content-deletion>
            <table:cell-content-deletion>
              <table:cell-address table:column="37" table:row="122" table:table="1"/>
              <table:change-track-table-cell office:value-type="string">
                <text:p>MTG: Standard</text:p>
              </table:change-track-table-cell>
            </table:cell-content-deletion>
            <table:cell-content-deletion>
              <table:cell-address table:column="36" table:row="123" table:table="1"/>
              <table:change-track-table-cell office:value-type="string">
                <text:p>Roll for the Galaxy</text:p>
              </table:change-track-table-cell>
            </table:cell-content-deletion>
            <table:cell-content-deletion>
              <table:cell-address table:column="36" table:row="122" table:table="1"/>
              <table:change-track-table-cell office:value-type="string">
                <text:p>The Castles of Burgundy</text:p>
              </table:change-track-table-cell>
            </table:cell-content-deletion>
            <table:cell-content-deletion>
              <table:cell-address table:column="35" table:row="123" table:table="1"/>
              <table:change-track-table-cell office:value-type="string">
                <text:p>Dominion</text:p>
              </table:change-track-table-cell>
            </table:cell-content-deletion>
            <table:cell-content-deletion>
              <table:cell-address table:column="35" table:row="122" table:table="1"/>
              <table:change-track-table-cell office:value-type="string">
                <text:p>Cribbage</text:p>
              </table:change-track-table-cell>
            </table:cell-content-deletion>
            <table:cell-content-deletion>
              <table:cell-address table:column="34" table:row="125" table:table="1"/>
              <table:change-track-table-cell office:value-type="string">
                <text:p>Go</text:p>
              </table:change-track-table-cell>
            </table:cell-content-deletion>
            <table:cell-content-deletion>
              <table:cell-address table:column="34" table:row="124" table:table="1"/>
              <table:change-track-table-cell office:value-type="string">
                <text:p>Android: Netrunner</text:p>
              </table:change-track-table-cell>
            </table:cell-content-deletion>
            <table:cell-content-deletion>
              <table:cell-address table:column="34" table:row="123" table:table="1"/>
              <table:change-track-table-cell office:value-type="string">
                <text:p>Race for the Galaxy</text:p>
              </table:change-track-table-cell>
            </table:cell-content-deletion>
            <table:cell-content-deletion>
              <table:cell-address table:column="34" table:row="122" table:table="1"/>
              <table:change-track-table-cell office:value-type="string">
                <text:p>DnD'like game</text:p>
              </table:change-track-table-cell>
            </table:cell-content-deletion>
            <table:cell-content-deletion>
              <table:cell-address table:column="33" table:row="125" table:table="1"/>
              <table:change-track-table-cell office:value-type="string">
                <text:p>The Expanse</text:p>
              </table:change-track-table-cell>
            </table:cell-content-deletion>
            <table:cell-content-deletion>
              <table:cell-address table:column="33" table:row="124" table:table="1"/>
              <table:change-track-table-cell office:value-type="string">
                <text:p>Star Trek: Picard</text:p>
              </table:change-track-table-cell>
            </table:cell-content-deletion>
            <table:cell-content-deletion>
              <table:cell-address table:column="33" table:row="123" table:table="1"/>
              <table:change-track-table-cell office:value-type="string">
                <text:p>Star Trek: Voyager</text:p>
              </table:change-track-table-cell>
            </table:cell-content-deletion>
            <table:cell-content-deletion>
              <table:cell-address table:column="33" table:row="122" table:table="1"/>
              <table:change-track-table-cell office:value-type="string">
                <text:p>Red Dwarf</text:p>
              </table:change-track-table-cell>
            </table:cell-content-deletion>
            <table:cell-content-deletion>
              <table:cell-address table:column="32" table:row="122" table:table="1"/>
              <table:change-track-table-cell office:value-type="string">
                <text:p>The Leftovers</text:p>
              </table:change-track-table-cell>
            </table:cell-content-deletion>
            <table:cell-content-deletion>
              <table:cell-address table:column="31" table:row="123" table:table="1"/>
              <table:change-track-table-cell office:value-type="string">
                <text:p>Ozark</text:p>
              </table:change-track-table-cell>
            </table:cell-content-deletion>
            <table:cell-content-deletion>
              <table:cell-address table:column="31" table:row="122" table:table="1"/>
              <table:change-track-table-cell office:value-type="string">
                <text:p>Americans</text:p>
              </table:change-track-table-cell>
            </table:cell-content-deletion>
            <table:cell-content-deletion>
              <table:cell-address table:column="30" table:row="122" table:table="1"/>
              <table:change-track-table-cell office:value-type="string">
                <text:p>The Preacher</text:p>
              </table:change-track-table-cell>
            </table:cell-content-deletion>
            <table:cell-content-deletion>
              <table:cell-address table:column="29" table:row="128" table:table="1"/>
              <table:change-track-table-cell office:value-type="string">
                <text:p>Overlord</text:p>
              </table:change-track-table-cell>
            </table:cell-content-deletion>
            <table:cell-content-deletion>
              <table:cell-address table:column="29" table:row="127" table:table="1"/>
              <table:change-track-table-cell office:value-type="string">
                <text:p>Black Lagoon</text:p>
              </table:change-track-table-cell>
            </table:cell-content-deletion>
            <table:cell-content-deletion>
              <table:cell-address table:column="29" table:row="126" table:table="1"/>
              <table:change-track-table-cell office:value-type="string">
                <text:p>Higurashi no Naku Koro ni Kai</text:p>
              </table:change-track-table-cell>
            </table:cell-content-deletion>
            <table:cell-content-deletion>
              <table:cell-address table:column="29" table:row="125" table:table="1"/>
              <table:change-track-table-cell office:value-type="string">
                <text:p>Penguindrum</text:p>
              </table:change-track-table-cell>
            </table:cell-content-deletion>
            <table:cell-content-deletion>
              <table:cell-address table:column="29" table:row="124" table:table="1"/>
              <table:change-track-table-cell office:value-type="string">
                <text:p>Fullmetal Alchemist Brotherhood</text:p>
              </table:change-track-table-cell>
            </table:cell-content-deletion>
            <table:cell-content-deletion>
              <table:cell-address table:column="29" table:row="123" table:table="1"/>
              <table:change-track-table-cell office:value-type="string">
                <text:p>Yu Yu Hakusho</text:p>
              </table:change-track-table-cell>
            </table:cell-content-deletion>
            <table:cell-content-deletion>
              <table:cell-address table:column="29" table:row="122" table:table="1"/>
              <table:change-track-table-cell office:value-type="string">
                <text:p>Ergo Proxy</text:p>
              </table:change-track-table-cell>
            </table:cell-content-deletion>
            <table:cell-content-deletion>
              <table:cell-address table:column="26" table:row="122" table:table="1"/>
              <table:change-track-table-cell office:value-type="string">
                <text:p>Berserk</text:p>
              </table:change-track-table-cell>
            </table:cell-content-deletion>
            <table:cell-content-deletion>
              <table:cell-address table:column="25" table:row="124" table:table="1"/>
              <table:change-track-table-cell office:value-type="string">
                <text:p>Star Wars: Darth Vader: Dark Lord of the Sith Vol. 1: Imperial Machine</text:p>
              </table:change-track-table-cell>
            </table:cell-content-deletion>
            <table:cell-content-deletion>
              <table:cell-address table:column="25" table:row="123" table:table="1"/>
              <table:change-track-table-cell office:value-type="string">
                <text:p>Silent Hill: Past Life</text:p>
              </table:change-track-table-cell>
            </table:cell-content-deletion>
            <table:cell-content-deletion>
              <table:cell-address table:column="25" table:row="122" table:table="1"/>
              <table:change-track-table-cell office:value-type="string">
                <text:p>Silent Hill: Downpour - Anne's Story</text:p>
              </table:change-track-table-cell>
            </table:cell-content-deletion>
            <table:cell-content-deletion>
              <table:cell-address table:column="24" table:row="124" table:table="1"/>
              <table:change-track-table-cell office:value-type="string">
                <text:p>Green Lantern: Revenge of the Green Lanterns</text:p>
              </table:change-track-table-cell>
            </table:cell-content-deletion>
            <table:cell-content-deletion>
              <table:cell-address table:column="24" table:row="123" table:table="1"/>
              <table:change-track-table-cell office:value-type="string">
                <text:p>Green Lantern: No Fear</text:p>
              </table:change-track-table-cell>
            </table:cell-content-deletion>
            <table:cell-content-deletion>
              <table:cell-address table:column="24" table:row="122" table:table="1"/>
              <table:change-track-table-cell office:value-type="string">
                <text:p>Green Lantern: Rebirth</text:p>
              </table:change-track-table-cell>
            </table:cell-content-deletion>
            <table:cell-content-deletion>
              <table:cell-address table:column="23" table:row="124" table:table="1"/>
              <table:change-track-table-cell office:value-type="string">
                <text:p>Judge Dredd: Case Files #5</text:p>
              </table:change-track-table-cell>
            </table:cell-content-deletion>
            <table:cell-content-deletion>
              <table:cell-address table:column="23" table:row="123" table:table="1"/>
              <table:change-track-table-cell office:value-type="string">
                <text:p>Hellboy: Seed of Destruction</text:p>
              </table:change-track-table-cell>
            </table:cell-content-deletion>
            <table:cell-content-deletion>
              <table:cell-address table:column="23" table:row="122" table:table="1"/>
              <table:change-track-table-cell office:value-type="string">
                <text:p>Watchmen</text:p>
              </table:change-track-table-cell>
            </table:cell-content-deletion>
            <table:cell-content-deletion>
              <table:cell-address table:column="11" table:row="126" table:table="1"/>
              <table:change-track-table-cell office:value-type="string">
                <text:p>Linux Device Drivers</text:p>
              </table:change-track-table-cell>
            </table:cell-content-deletion>
            <table:cell-content-deletion>
              <table:cell-address table:column="11" table:row="125" table:table="1"/>
              <table:change-track-table-cell office:value-type="string">
                <text:p>Advanced Bash-Scripting Guide</text:p>
              </table:change-track-table-cell>
            </table:cell-content-deletion>
            <table:cell-content-deletion>
              <table:cell-address table:column="11" table:row="124" table:table="1"/>
              <table:change-track-table-cell office:value-type="string">
                <text:p>Linux Kernel in a Nutshell</text:p>
              </table:change-track-table-cell>
            </table:cell-content-deletion>
            <table:cell-content-deletion>
              <table:cell-address table:column="11" table:row="123" table:table="1"/>
              <table:change-track-table-cell office:value-type="string">
                <text:p>Bash Guide</text:p>
              </table:change-track-table-cell>
            </table:cell-content-deletion>
            <table:cell-content-deletion>
              <table:cell-address table:column="11" table:row="122" table:table="1"/>
              <table:change-track-table-cell office:value-type="string">
                <text:p>The Linux Command Line</text:p>
              </table:change-track-table-cell>
            </table:cell-content-deletion>
            <table:cell-content-deletion>
              <table:cell-address table:column="10" table:row="123" table:table="1"/>
              <table:change-track-table-cell office:value-type="string">
                <text:p>Support a big growing project</text:p>
              </table:change-track-table-cell>
            </table:cell-content-deletion>
            <table:cell-content-deletion>
              <table:cell-address table:column="10" table:row="122" table:table="1"/>
              <table:change-track-table-cell office:value-type="string">
                <text:p>Support a small growing project</text:p>
              </table:change-track-table-cell>
            </table:cell-content-deletion>
            <table:cell-content-deletion>
              <table:cell-address table:column="8" table:row="141" table:table="1"/>
              <table:change-track-table-cell office:value-type="string">
                <text:p>XML</text:p>
              </table:change-track-table-cell>
            </table:cell-content-deletion>
            <table:cell-content-deletion>
              <table:cell-address table:column="8" table:row="140" table:table="1"/>
              <table:change-track-table-cell office:value-type="string">
                <text:p>WebGL</text:p>
              </table:change-track-table-cell>
            </table:cell-content-deletion>
            <table:cell-content-deletion>
              <table:cell-address table:column="8" table:row="139" table:table="1"/>
              <table:change-track-table-cell office:value-type="string">
                <text:p>Vue.js</text:p>
              </table:change-track-table-cell>
            </table:cell-content-deletion>
            <table:cell-content-deletion>
              <table:cell-address table:column="8" table:row="138" table:table="1"/>
              <table:change-track-table-cell office:value-type="string">
                <text:p>Tree.js</text:p>
              </table:change-track-table-cell>
            </table:cell-content-deletion>
            <table:cell-content-deletion>
              <table:cell-address table:column="8" table:row="137" table:table="1"/>
              <table:change-track-table-cell office:value-type="string">
                <text:p>Tornado</text:p>
              </table:change-track-table-cell>
            </table:cell-content-deletion>
            <table:cell-content-deletion>
              <table:cell-address table:column="8" table:row="136" table:table="1"/>
              <table:change-track-table-cell office:value-type="string">
                <text:p>Repeat C++: reading: STL</text:p>
              </table:change-track-table-cell>
            </table:cell-content-deletion>
            <table:cell-content-deletion>
              <table:cell-address table:column="8" table:row="135" table:table="1"/>
              <table:change-track-table-cell office:value-type="string">
                <text:p>Repeat C++: reading: STL</text:p>
              </table:change-track-table-cell>
            </table:cell-content-deletion>
            <table:cell-content-deletion>
              <table:cell-address table:column="8" table:row="134" table:table="1"/>
              <table:change-track-table-cell office:value-type="string">
                <text:p>Repeat C++: reading: Polymorphism. VFT &amp; Virtual destructors and constructors</text:p>
              </table:change-track-table-cell>
            </table:cell-content-deletion>
            <table:cell-content-deletion>
              <table:cell-address table:column="8" table:row="133" table:table="1"/>
              <table:change-track-table-cell office:value-type="string">
                <text:p>Repeat C++: reading: Operator overloading</text:p>
                <text:p>Using friend-functions to overload unary operators</text:p>
                <text:p>Pseudo-variable</text:p>
                <text:p>Operators [], (), -&gt;, &gt;&gt;, &lt;&lt;.</text:p>
              </table:change-track-table-cell>
            </table:cell-content-deletion>
            <table:cell-content-deletion>
              <table:cell-address table:column="8" table:row="132" table:table="1"/>
              <table:change-track-table-cell office:value-type="string">
                <text:p>Repeat C++: reading: Keywords typename, export, mutual, explicit + typeid() &amp; Type conversion operators</text:p>
              </table:change-track-table-cell>
            </table:cell-content-deletion>
            <table:cell-content-deletion>
              <table:cell-address table:column="8" table:row="131" table:table="1"/>
              <table:change-track-table-cell office:value-type="string">
                <text:p>Repeat C++: reading: Inheritance. Access modificators &amp; Multi-inheritance</text:p>
              </table:change-track-table-cell>
            </table:cell-content-deletion>
            <table:cell-content-deletion>
              <table:cell-address table:column="8" table:row="130" table:table="1"/>
              <table:change-track-table-cell office:value-type="string">
                <text:p>Repeat C++: reading: Generic functions. Their overloading &amp; Generic classes. Arguments by default</text:p>
              </table:change-track-table-cell>
            </table:cell-content-deletion>
            <table:cell-content-deletion>
              <table:cell-address table:column="8" table:row="129" table:table="1"/>
              <table:change-track-table-cell office:value-type="string">
                <text:p>Repeat C++: reading: Constructors, Destructors with Inheritance &amp; Implicit type conversion using constructors</text:p>
              </table:change-track-table-cell>
            </table:cell-content-deletion>
            <table:cell-content-deletion>
              <table:cell-address table:column="8" table:row="128" table:table="1"/>
              <table:change-track-table-cell office:value-type="string">
                <text:p>Repeat C++: reading: Constructor of copying &amp; Static members</text:p>
              </table:change-track-table-cell>
            </table:cell-content-deletion>
            <table:cell-content-deletion>
              <table:cell-address table:column="8" table:row="127" table:table="1"/>
              <table:change-track-table-cell office:value-type="string">
                <text:p>Repeat C++: programming</text:p>
              </table:change-track-table-cell>
            </table:cell-content-deletion>
            <table:cell-content-deletion>
              <table:cell-address table:column="8" table:row="126" table:table="1"/>
              <table:change-track-table-cell office:value-type="string">
                <text:p>PostgreSQL</text:p>
              </table:change-track-table-cell>
            </table:cell-content-deletion>
            <table:cell-content-deletion>
              <table:cell-address table:column="8" table:row="125" table:table="1"/>
              <table:change-track-table-cell office:value-type="string">
                <text:p>JSON</text:p>
              </table:change-track-table-cell>
            </table:cell-content-deletion>
            <table:cell-content-deletion>
              <table:cell-address table:column="8" table:row="124" table:table="1"/>
              <table:change-track-table-cell office:value-type="string">
                <text:p>Flask</text:p>
              </table:change-track-table-cell>
            </table:cell-content-deletion>
            <table:cell-content-deletion>
              <table:cell-address table:column="8" table:row="123" table:table="1"/>
              <table:change-track-table-cell office:value-type="string">
                <text:p>Apache Air Flow</text:p>
              </table:change-track-table-cell>
            </table:cell-content-deletion>
            <table:cell-content-deletion>
              <table:cell-address table:column="8" table:row="122" table:table="1"/>
              <table:change-track-table-cell office:value-type="string">
                <text:p>Angular 2.0+</text:p>
              </table:change-track-table-cell>
            </table:cell-content-deletion>
            <table:cell-content-deletion>
              <table:cell-address table:column="5" table:row="123" table:table="1"/>
              <table:change-track-table-cell office:value-type="string">
                <text:p>Code Monk</text:p>
              </table:change-track-table-cell>
            </table:cell-content-deletion>
            <table:cell-content-deletion>
              <table:cell-address table:column="5" table:row="122" table:table="1"/>
              <table:change-track-table-cell office:value-type="string">
                <text:p>Artificial Intelligence</text:p>
              </table:change-track-table-cell>
            </table:cell-content-deletion>
          </table:deletions>
        </table:movement>
        <table:movement table:id="ct7">
          <table:source-range-address table:start-column="2" table:start-row="121" table:start-table="1" table:end-column="3" table:end-row="121" table:end-table="1"/>
          <table:target-range-address table:start-column="2" table:start-row="113" table:start-table="1" table:end-column="3" table:end-row="113" table:end-table="1"/>
          <office:change-info>
            <dc:creator> </dc:creator>
            <dc:date>2021-01-11T15:05:13.739807154</dc:date>
          </office:change-info>
          <table:dependencies>
            <table:dependency table:id="ct1990"/>
            <table:dependency table:id="ct1989"/>
          </table:dependencies>
        </table:movement>
        <table:cell-content-change table:id="ct8">
          <table:cell-address table:column="4" table:row="121" table:table="1"/>
          <office:change-info>
            <dc:creator> </dc:creator>
            <dc:date>2021-01-11T15:05:47.859438922</dc:date>
          </office:change-info>
          <table:previous>
            <table:change-track-table-cell office:value-type="string">
              <text:p>~</text:p>
            </table:change-track-table-cell>
          </table:previous>
        </table:cell-content-change>
        <table:cell-content-change table:id="ct9">
          <table:cell-address table:column="5" table:row="113" table:table="1"/>
          <office:change-info>
            <dc:creator> </dc:creator>
            <dc:date>2021-01-11T15:05:52.242938798</dc:date>
          </office:change-info>
          <table:previous>
            <table:change-track-table-cell/>
          </table:previous>
        </table:cell-content-change>
        <table:cell-content-change table:id="ct10">
          <table:cell-address table:column="4" table:row="113" table:table="1"/>
          <office:change-info>
            <dc:creator> </dc:creator>
            <dc:date>2021-01-11T15:05:53.904637543</dc:date>
          </office:change-info>
          <table:previous>
            <table:change-track-table-cell/>
          </table:previous>
        </table:cell-content-change>
        <table:cell-content-change table:id="ct11">
          <table:cell-address table:column="1" table:row="113" table:table="1"/>
          <office:change-info>
            <dc:creator> </dc:creator>
            <dc:date>2021-01-11T15:05:59.791436573</dc:date>
          </office:change-info>
          <table:previous>
            <table:change-track-table-cell/>
          </table:previous>
        </table:cell-content-change>
        <table:cell-content-change table:id="ct12">
          <table:cell-address table:column="6" table:row="113" table:table="1"/>
          <office:change-info>
            <dc:creator> </dc:creator>
            <dc:date>2021-01-11T15:06:05.094570259</dc:date>
          </office:change-info>
          <table:previous>
            <table:change-track-table-cell/>
          </table:previous>
        </table:cell-content-change>
        <table:cell-content-change table:id="ct13">
          <table:cell-address table:column="7" table:row="113" table:table="1"/>
          <office:change-info>
            <dc:creator> </dc:creator>
            <dc:date>2021-01-11T15:06:05.094576501</dc:date>
          </office:change-info>
          <table:previous>
            <table:change-track-table-cell/>
          </table:previous>
        </table:cell-content-change>
        <table:cell-content-change table:id="ct14">
          <table:cell-address table:column="8" table:row="113" table:table="1"/>
          <office:change-info>
            <dc:creator> </dc:creator>
            <dc:date>2021-01-11T15:06:05.094598438</dc:date>
          </office:change-info>
          <table:previous>
            <table:change-track-table-cell/>
          </table:previous>
        </table:cell-content-change>
        <table:cell-content-change table:id="ct15">
          <table:cell-address table:column="9" table:row="113" table:table="1"/>
          <office:change-info>
            <dc:creator> </dc:creator>
            <dc:date>2021-01-11T15:06:05.094600087</dc:date>
          </office:change-info>
          <table:previous>
            <table:change-track-table-cell/>
          </table:previous>
        </table:cell-content-change>
        <table:cell-content-change table:id="ct16">
          <table:cell-address table:column="10" table:row="113" table:table="1"/>
          <office:change-info>
            <dc:creator> </dc:creator>
            <dc:date>2021-01-11T15:06:05.094601495</dc:date>
          </office:change-info>
          <table:previous>
            <table:change-track-table-cell/>
          </table:previous>
        </table:cell-content-change>
        <table:cell-content-change table:id="ct17">
          <table:cell-address table:column="11" table:row="113" table:table="1"/>
          <office:change-info>
            <dc:creator> </dc:creator>
            <dc:date>2021-01-11T15:06:05.094603035</dc:date>
          </office:change-info>
          <table:previous>
            <table:change-track-table-cell/>
          </table:previous>
        </table:cell-content-change>
        <table:cell-content-change table:id="ct18">
          <table:cell-address table:column="12" table:row="113" table:table="1"/>
          <office:change-info>
            <dc:creator> </dc:creator>
            <dc:date>2021-01-11T15:06:05.094604326</dc:date>
          </office:change-info>
          <table:previous>
            <table:change-track-table-cell/>
          </table:previous>
        </table:cell-content-change>
        <table:cell-content-change table:id="ct19">
          <table:cell-address table:column="13" table:row="113" table:table="1"/>
          <office:change-info>
            <dc:creator> </dc:creator>
            <dc:date>2021-01-11T15:06:05.094605552</dc:date>
          </office:change-info>
          <table:previous>
            <table:change-track-table-cell/>
          </table:previous>
        </table:cell-content-change>
        <table:cell-content-change table:id="ct20">
          <table:cell-address table:column="14" table:row="113" table:table="1"/>
          <office:change-info>
            <dc:creator> </dc:creator>
            <dc:date>2021-01-11T15:06:05.094607208</dc:date>
          </office:change-info>
          <table:previous>
            <table:change-track-table-cell/>
          </table:previous>
        </table:cell-content-change>
        <table:cell-content-change table:id="ct21">
          <table:cell-address table:column="15" table:row="113" table:table="1"/>
          <office:change-info>
            <dc:creator> </dc:creator>
            <dc:date>2021-01-11T15:06:05.094608405</dc:date>
          </office:change-info>
          <table:previous>
            <table:change-track-table-cell/>
          </table:previous>
        </table:cell-content-change>
        <table:cell-content-change table:id="ct22">
          <table:cell-address table:column="16" table:row="113" table:table="1"/>
          <office:change-info>
            <dc:creator> </dc:creator>
            <dc:date>2021-01-11T15:06:05.094609539</dc:date>
          </office:change-info>
          <table:previous>
            <table:change-track-table-cell/>
          </table:previous>
        </table:cell-content-change>
        <table:cell-content-change table:id="ct23">
          <table:cell-address table:column="17" table:row="113" table:table="1"/>
          <office:change-info>
            <dc:creator> </dc:creator>
            <dc:date>2021-01-11T15:06:05.094610773</dc:date>
          </office:change-info>
          <table:previous>
            <table:change-track-table-cell/>
          </table:previous>
        </table:cell-content-change>
        <table:cell-content-change table:id="ct24">
          <table:cell-address table:column="18" table:row="113" table:table="1"/>
          <office:change-info>
            <dc:creator> </dc:creator>
            <dc:date>2021-01-11T15:06:05.094612090</dc:date>
          </office:change-info>
          <table:previous>
            <table:change-track-table-cell/>
          </table:previous>
        </table:cell-content-change>
        <table:cell-content-change table:id="ct25">
          <table:cell-address table:column="19" table:row="113" table:table="1"/>
          <office:change-info>
            <dc:creator> </dc:creator>
            <dc:date>2021-01-11T15:06:05.094613285</dc:date>
          </office:change-info>
          <table:previous>
            <table:change-track-table-cell/>
          </table:previous>
        </table:cell-content-change>
        <table:cell-content-change table:id="ct26">
          <table:cell-address table:column="20" table:row="113" table:table="1"/>
          <office:change-info>
            <dc:creator> </dc:creator>
            <dc:date>2021-01-11T15:06:05.094614596</dc:date>
          </office:change-info>
          <table:previous>
            <table:change-track-table-cell/>
          </table:previous>
        </table:cell-content-change>
        <table:cell-content-change table:id="ct27">
          <table:cell-address table:column="21" table:row="113" table:table="1"/>
          <office:change-info>
            <dc:creator> </dc:creator>
            <dc:date>2021-01-11T15:06:05.094615906</dc:date>
          </office:change-info>
          <table:previous>
            <table:change-track-table-cell/>
          </table:previous>
        </table:cell-content-change>
        <table:cell-content-change table:id="ct28">
          <table:cell-address table:column="22" table:row="113" table:table="1"/>
          <office:change-info>
            <dc:creator> </dc:creator>
            <dc:date>2021-01-11T15:06:05.094617361</dc:date>
          </office:change-info>
          <table:previous>
            <table:change-track-table-cell/>
          </table:previous>
        </table:cell-content-change>
        <table:cell-content-change table:id="ct29">
          <table:cell-address table:column="23" table:row="113" table:table="1"/>
          <office:change-info>
            <dc:creator> </dc:creator>
            <dc:date>2021-01-11T15:06:05.094618611</dc:date>
          </office:change-info>
          <table:previous>
            <table:change-track-table-cell/>
          </table:previous>
        </table:cell-content-change>
        <table:cell-content-change table:id="ct30">
          <table:cell-address table:column="24" table:row="113" table:table="1"/>
          <office:change-info>
            <dc:creator> </dc:creator>
            <dc:date>2021-01-11T15:06:05.094619904</dc:date>
          </office:change-info>
          <table:previous>
            <table:change-track-table-cell/>
          </table:previous>
        </table:cell-content-change>
        <table:cell-content-change table:id="ct31">
          <table:cell-address table:column="25" table:row="113" table:table="1"/>
          <office:change-info>
            <dc:creator> </dc:creator>
            <dc:date>2021-01-11T15:06:05.094621059</dc:date>
          </office:change-info>
          <table:previous>
            <table:change-track-table-cell/>
          </table:previous>
        </table:cell-content-change>
        <table:cell-content-change table:id="ct32">
          <table:cell-address table:column="26" table:row="113" table:table="1"/>
          <office:change-info>
            <dc:creator> </dc:creator>
            <dc:date>2021-01-11T15:06:05.094622254</dc:date>
          </office:change-info>
          <table:previous>
            <table:change-track-table-cell/>
          </table:previous>
        </table:cell-content-change>
        <table:cell-content-change table:id="ct33">
          <table:cell-address table:column="27" table:row="113" table:table="1"/>
          <office:change-info>
            <dc:creator> </dc:creator>
            <dc:date>2021-01-11T15:06:05.094623483</dc:date>
          </office:change-info>
          <table:previous>
            <table:change-track-table-cell/>
          </table:previous>
        </table:cell-content-change>
        <table:cell-content-change table:id="ct34">
          <table:cell-address table:column="28" table:row="113" table:table="1"/>
          <office:change-info>
            <dc:creator> </dc:creator>
            <dc:date>2021-01-11T15:06:05.094624667</dc:date>
          </office:change-info>
          <table:previous>
            <table:change-track-table-cell/>
          </table:previous>
        </table:cell-content-change>
        <table:cell-content-change table:id="ct35">
          <table:cell-address table:column="29" table:row="113" table:table="1"/>
          <office:change-info>
            <dc:creator> </dc:creator>
            <dc:date>2021-01-11T15:06:05.094625990</dc:date>
          </office:change-info>
          <table:previous>
            <table:change-track-table-cell/>
          </table:previous>
        </table:cell-content-change>
        <table:cell-content-change table:id="ct36">
          <table:cell-address table:column="30" table:row="113" table:table="1"/>
          <office:change-info>
            <dc:creator> </dc:creator>
            <dc:date>2021-01-11T15:06:05.094627435</dc:date>
          </office:change-info>
          <table:previous>
            <table:change-track-table-cell/>
          </table:previous>
        </table:cell-content-change>
        <table:cell-content-change table:id="ct37">
          <table:cell-address table:column="31" table:row="113" table:table="1"/>
          <office:change-info>
            <dc:creator> </dc:creator>
            <dc:date>2021-01-11T15:06:05.094628774</dc:date>
          </office:change-info>
          <table:previous>
            <table:change-track-table-cell/>
          </table:previous>
        </table:cell-content-change>
        <table:cell-content-change table:id="ct38">
          <table:cell-address table:column="32" table:row="113" table:table="1"/>
          <office:change-info>
            <dc:creator> </dc:creator>
            <dc:date>2021-01-11T15:06:05.094630218</dc:date>
          </office:change-info>
          <table:previous>
            <table:change-track-table-cell/>
          </table:previous>
        </table:cell-content-change>
        <table:cell-content-change table:id="ct39">
          <table:cell-address table:column="33" table:row="113" table:table="1"/>
          <office:change-info>
            <dc:creator> </dc:creator>
            <dc:date>2021-01-11T15:06:05.094631597</dc:date>
          </office:change-info>
          <table:previous>
            <table:change-track-table-cell/>
          </table:previous>
        </table:cell-content-change>
        <table:cell-content-change table:id="ct40">
          <table:cell-address table:column="34" table:row="113" table:table="1"/>
          <office:change-info>
            <dc:creator> </dc:creator>
            <dc:date>2021-01-11T15:06:05.094632938</dc:date>
          </office:change-info>
          <table:previous>
            <table:change-track-table-cell/>
          </table:previous>
        </table:cell-content-change>
        <table:cell-content-change table:id="ct41">
          <table:cell-address table:column="35" table:row="113" table:table="1"/>
          <office:change-info>
            <dc:creator> </dc:creator>
            <dc:date>2021-01-11T15:06:05.094634160</dc:date>
          </office:change-info>
          <table:previous>
            <table:change-track-table-cell/>
          </table:previous>
        </table:cell-content-change>
        <table:cell-content-change table:id="ct42">
          <table:cell-address table:column="36" table:row="113" table:table="1"/>
          <office:change-info>
            <dc:creator> </dc:creator>
            <dc:date>2021-01-11T15:06:05.094635408</dc:date>
          </office:change-info>
          <table:previous>
            <table:change-track-table-cell/>
          </table:previous>
        </table:cell-content-change>
        <table:cell-content-change table:id="ct43">
          <table:cell-address table:column="37" table:row="113" table:table="1"/>
          <office:change-info>
            <dc:creator> </dc:creator>
            <dc:date>2021-01-11T15:06:05.094636665</dc:date>
          </office:change-info>
          <table:previous>
            <table:change-track-table-cell/>
          </table:previous>
        </table:cell-content-change>
        <table:cell-content-change table:id="ct44">
          <table:cell-address table:column="43" table:row="113" table:table="1"/>
          <office:change-info>
            <dc:creator> </dc:creator>
            <dc:date>2021-01-11T15:06:05.094638110</dc:date>
          </office:change-info>
          <table:previous>
            <table:change-track-table-cell/>
          </table:previous>
        </table:cell-content-change>
        <table:cell-content-change table:id="ct45">
          <table:cell-address table:column="43" table:row="113" table:table="1"/>
          <office:change-info>
            <dc:creator> </dc:creator>
            <dc:date>2021-01-11T15:06:05.094639439</dc:date>
          </office:change-info>
          <table:previous>
            <table:change-track-table-cell/>
          </table:previous>
        </table:cell-content-change>
        <table:cell-content-change table:id="ct46">
          <table:cell-address table:column="44" table:row="113" table:table="1"/>
          <office:change-info>
            <dc:creator> </dc:creator>
            <dc:date>2021-01-11T15:06:05.094640635</dc:date>
          </office:change-info>
          <table:previous>
            <table:change-track-table-cell/>
          </table:previous>
        </table:cell-content-change>
        <table:cell-content-change table:id="ct47">
          <table:cell-address table:column="46" table:row="113" table:table="1"/>
          <office:change-info>
            <dc:creator> </dc:creator>
            <dc:date>2021-01-11T15:06:05.094642099</dc:date>
          </office:change-info>
          <table:previous>
            <table:change-track-table-cell/>
          </table:previous>
        </table:cell-content-change>
        <table:cell-content-change table:id="ct48">
          <table:cell-address table:column="47" table:row="113" table:table="1"/>
          <office:change-info>
            <dc:creator> </dc:creator>
            <dc:date>2021-01-11T15:06:05.094643467</dc:date>
          </office:change-info>
          <table:previous>
            <table:change-track-table-cell/>
          </table:previous>
        </table:cell-content-change>
        <table:cell-content-change table:id="ct49">
          <table:cell-address table:column="48" table:row="113" table:table="1"/>
          <office:change-info>
            <dc:creator> </dc:creator>
            <dc:date>2021-01-11T15:06:05.094644774</dc:date>
          </office:change-info>
          <table:previous>
            <table:change-track-table-cell/>
          </table:previous>
        </table:cell-content-change>
        <table:cell-content-change table:id="ct50">
          <table:cell-address table:column="49" table:row="113" table:table="1"/>
          <office:change-info>
            <dc:creator> </dc:creator>
            <dc:date>2021-01-11T15:06:05.094646117</dc:date>
          </office:change-info>
          <table:previous>
            <table:change-track-table-cell/>
          </table:previous>
        </table:cell-content-change>
        <table:cell-content-change table:id="ct51">
          <table:cell-address table:column="50" table:row="113" table:table="1"/>
          <office:change-info>
            <dc:creator> </dc:creator>
            <dc:date>2021-01-11T15:06:05.094647493</dc:date>
          </office:change-info>
          <table:previous>
            <table:change-track-table-cell/>
          </table:previous>
        </table:cell-content-change>
        <table:cell-content-change table:id="ct52">
          <table:cell-address table:column="51" table:row="113" table:table="1"/>
          <office:change-info>
            <dc:creator> </dc:creator>
            <dc:date>2021-01-11T15:06:05.094649155</dc:date>
          </office:change-info>
          <table:previous>
            <table:change-track-table-cell/>
          </table:previous>
        </table:cell-content-change>
        <table:cell-content-change table:id="ct53">
          <table:cell-address table:column="52" table:row="113" table:table="1"/>
          <office:change-info>
            <dc:creator> </dc:creator>
            <dc:date>2021-01-11T15:06:05.094650543</dc:date>
          </office:change-info>
          <table:previous>
            <table:change-track-table-cell/>
          </table:previous>
        </table:cell-content-change>
        <table:cell-content-change table:id="ct54">
          <table:cell-address table:column="53" table:row="113" table:table="1"/>
          <office:change-info>
            <dc:creator> </dc:creator>
            <dc:date>2021-01-11T15:06:05.094651969</dc:date>
          </office:change-info>
          <table:previous>
            <table:change-track-table-cell/>
          </table:previous>
        </table:cell-content-change>
        <table:cell-content-change table:id="ct55">
          <table:cell-address table:column="54" table:row="113" table:table="1"/>
          <office:change-info>
            <dc:creator> </dc:creator>
            <dc:date>2021-01-11T15:06:05.094653371</dc:date>
          </office:change-info>
          <table:previous>
            <table:change-track-table-cell/>
          </table:previous>
        </table:cell-content-change>
        <table:cell-content-change table:id="ct56">
          <table:cell-address table:column="55" table:row="113" table:table="1"/>
          <office:change-info>
            <dc:creator> </dc:creator>
            <dc:date>2021-01-11T15:06:05.094654730</dc:date>
          </office:change-info>
          <table:previous>
            <table:change-track-table-cell/>
          </table:previous>
        </table:cell-content-change>
        <table:cell-content-change table:id="ct57">
          <table:cell-address table:column="56" table:row="113" table:table="1"/>
          <office:change-info>
            <dc:creator> </dc:creator>
            <dc:date>2021-01-11T15:06:05.094656140</dc:date>
          </office:change-info>
          <table:previous>
            <table:change-track-table-cell/>
          </table:previous>
        </table:cell-content-change>
        <table:cell-content-change table:id="ct58">
          <table:cell-address table:column="57" table:row="113" table:table="1"/>
          <office:change-info>
            <dc:creator> </dc:creator>
            <dc:date>2021-01-11T15:06:05.094657646</dc:date>
          </office:change-info>
          <table:previous>
            <table:change-track-table-cell/>
          </table:previous>
        </table:cell-content-change>
        <table:cell-content-change table:id="ct59">
          <table:cell-address table:column="58" table:row="113" table:table="1"/>
          <office:change-info>
            <dc:creator> </dc:creator>
            <dc:date>2021-01-11T15:06:05.094659074</dc:date>
          </office:change-info>
          <table:previous>
            <table:change-track-table-cell/>
          </table:previous>
        </table:cell-content-change>
        <table:cell-content-change table:id="ct60">
          <table:cell-address table:column="59" table:row="113" table:table="1"/>
          <office:change-info>
            <dc:creator> </dc:creator>
            <dc:date>2021-01-11T15:06:05.094660821</dc:date>
          </office:change-info>
          <table:previous>
            <table:change-track-table-cell/>
          </table:previous>
        </table:cell-content-change>
        <table:cell-content-change table:id="ct61">
          <table:cell-address table:column="60" table:row="113" table:table="1"/>
          <office:change-info>
            <dc:creator> </dc:creator>
            <dc:date>2021-01-11T15:06:05.094662257</dc:date>
          </office:change-info>
          <table:previous>
            <table:change-track-table-cell/>
          </table:previous>
        </table:cell-content-change>
        <table:cell-content-change table:id="ct62">
          <table:cell-address table:column="61" table:row="113" table:table="1"/>
          <office:change-info>
            <dc:creator> </dc:creator>
            <dc:date>2021-01-11T15:06:05.094663591</dc:date>
          </office:change-info>
          <table:previous>
            <table:change-track-table-cell/>
          </table:previous>
        </table:cell-content-change>
        <table:cell-content-change table:id="ct63">
          <table:cell-address table:column="62" table:row="113" table:table="1"/>
          <office:change-info>
            <dc:creator> </dc:creator>
            <dc:date>2021-01-11T15:06:05.094665078</dc:date>
          </office:change-info>
          <table:previous>
            <table:change-track-table-cell/>
          </table:previous>
        </table:cell-content-change>
        <table:cell-content-change table:id="ct64">
          <table:cell-address table:column="63" table:row="113" table:table="1"/>
          <office:change-info>
            <dc:creator> </dc:creator>
            <dc:date>2021-01-11T15:06:05.094666610</dc:date>
          </office:change-info>
          <table:previous>
            <table:change-track-table-cell/>
          </table:previous>
        </table:cell-content-change>
        <table:cell-content-change table:id="ct65">
          <table:cell-address table:column="64" table:row="113" table:table="1"/>
          <office:change-info>
            <dc:creator> </dc:creator>
            <dc:date>2021-01-11T15:06:05.094668097</dc:date>
          </office:change-info>
          <table:previous>
            <table:change-track-table-cell/>
          </table:previous>
        </table:cell-content-change>
        <table:cell-content-change table:id="ct66">
          <table:cell-address table:column="65" table:row="113" table:table="1"/>
          <office:change-info>
            <dc:creator> </dc:creator>
            <dc:date>2021-01-11T15:06:05.094669433</dc:date>
          </office:change-info>
          <table:previous>
            <table:change-track-table-cell/>
          </table:previous>
        </table:cell-content-change>
        <table:cell-content-change table:id="ct67">
          <table:cell-address table:column="66" table:row="113" table:table="1"/>
          <office:change-info>
            <dc:creator> </dc:creator>
            <dc:date>2021-01-11T15:06:05.094670862</dc:date>
          </office:change-info>
          <table:previous>
            <table:change-track-table-cell/>
          </table:previous>
        </table:cell-content-change>
        <table:cell-content-change table:id="ct68">
          <table:cell-address table:column="67" table:row="113" table:table="1"/>
          <office:change-info>
            <dc:creator> </dc:creator>
            <dc:date>2021-01-11T15:06:05.094672660</dc:date>
          </office:change-info>
          <table:previous>
            <table:change-track-table-cell/>
          </table:previous>
        </table:cell-content-change>
        <table:cell-content-change table:id="ct69">
          <table:cell-address table:column="68" table:row="113" table:table="1"/>
          <office:change-info>
            <dc:creator> </dc:creator>
            <dc:date>2021-01-11T15:06:05.094674052</dc:date>
          </office:change-info>
          <table:previous>
            <table:change-track-table-cell/>
          </table:previous>
        </table:cell-content-change>
        <table:cell-content-change table:id="ct70">
          <table:cell-address table:column="69" table:row="113" table:table="1"/>
          <office:change-info>
            <dc:creator> </dc:creator>
            <dc:date>2021-01-11T15:06:05.094675545</dc:date>
          </office:change-info>
          <table:previous>
            <table:change-track-table-cell/>
          </table:previous>
        </table:cell-content-change>
        <table:cell-content-change table:id="ct71">
          <table:cell-address table:column="70" table:row="113" table:table="1"/>
          <office:change-info>
            <dc:creator> </dc:creator>
            <dc:date>2021-01-11T15:06:05.094677115</dc:date>
          </office:change-info>
          <table:previous>
            <table:change-track-table-cell/>
          </table:previous>
        </table:cell-content-change>
        <table:cell-content-change table:id="ct72">
          <table:cell-address table:column="71" table:row="113" table:table="1"/>
          <office:change-info>
            <dc:creator> </dc:creator>
            <dc:date>2021-01-11T15:06:05.094678468</dc:date>
          </office:change-info>
          <table:previous>
            <table:change-track-table-cell/>
          </table:previous>
        </table:cell-content-change>
        <table:cell-content-change table:id="ct73">
          <table:cell-address table:column="72" table:row="113" table:table="1"/>
          <office:change-info>
            <dc:creator> </dc:creator>
            <dc:date>2021-01-11T15:06:05.094680022</dc:date>
          </office:change-info>
          <table:previous>
            <table:change-track-table-cell/>
          </table:previous>
        </table:cell-content-change>
        <table:cell-content-change table:id="ct74">
          <table:cell-address table:column="73" table:row="113" table:table="1"/>
          <office:change-info>
            <dc:creator> </dc:creator>
            <dc:date>2021-01-11T15:06:05.094681572</dc:date>
          </office:change-info>
          <table:previous>
            <table:change-track-table-cell/>
          </table:previous>
        </table:cell-content-change>
        <table:cell-content-change table:id="ct75">
          <table:cell-address table:column="74" table:row="113" table:table="1"/>
          <office:change-info>
            <dc:creator> </dc:creator>
            <dc:date>2021-01-11T15:06:05.094683072</dc:date>
          </office:change-info>
          <table:previous>
            <table:change-track-table-cell/>
          </table:previous>
        </table:cell-content-change>
        <table:cell-content-change table:id="ct76">
          <table:cell-address table:column="75" table:row="113" table:table="1"/>
          <office:change-info>
            <dc:creator> </dc:creator>
            <dc:date>2021-01-11T15:06:05.094684933</dc:date>
          </office:change-info>
          <table:previous>
            <table:change-track-table-cell/>
          </table:previous>
        </table:cell-content-change>
        <table:cell-content-change table:id="ct77">
          <table:cell-address table:column="76" table:row="113" table:table="1"/>
          <office:change-info>
            <dc:creator> </dc:creator>
            <dc:date>2021-01-11T15:06:05.094686399</dc:date>
          </office:change-info>
          <table:previous>
            <table:change-track-table-cell/>
          </table:previous>
        </table:cell-content-change>
        <table:cell-content-change table:id="ct78">
          <table:cell-address table:column="77" table:row="113" table:table="1"/>
          <office:change-info>
            <dc:creator> </dc:creator>
            <dc:date>2021-01-11T15:06:05.094687897</dc:date>
          </office:change-info>
          <table:previous>
            <table:change-track-table-cell/>
          </table:previous>
        </table:cell-content-change>
        <table:cell-content-change table:id="ct79">
          <table:cell-address table:column="78" table:row="113" table:table="1"/>
          <office:change-info>
            <dc:creator> </dc:creator>
            <dc:date>2021-01-11T15:06:05.094689456</dc:date>
          </office:change-info>
          <table:previous>
            <table:change-track-table-cell/>
          </table:previous>
        </table:cell-content-change>
        <table:cell-content-change table:id="ct80">
          <table:cell-address table:column="79" table:row="113" table:table="1"/>
          <office:change-info>
            <dc:creator> </dc:creator>
            <dc:date>2021-01-11T15:06:05.094690933</dc:date>
          </office:change-info>
          <table:previous>
            <table:change-track-table-cell/>
          </table:previous>
        </table:cell-content-change>
        <table:cell-content-change table:id="ct81">
          <table:cell-address table:column="80" table:row="113" table:table="1"/>
          <office:change-info>
            <dc:creator> </dc:creator>
            <dc:date>2021-01-11T15:06:05.094692413</dc:date>
          </office:change-info>
          <table:previous>
            <table:change-track-table-cell/>
          </table:previous>
        </table:cell-content-change>
        <table:cell-content-change table:id="ct82">
          <table:cell-address table:column="81" table:row="113" table:table="1"/>
          <office:change-info>
            <dc:creator> </dc:creator>
            <dc:date>2021-01-11T15:06:05.094693903</dc:date>
          </office:change-info>
          <table:previous>
            <table:change-track-table-cell/>
          </table:previous>
        </table:cell-content-change>
        <table:cell-content-change table:id="ct83">
          <table:cell-address table:column="82" table:row="113" table:table="1"/>
          <office:change-info>
            <dc:creator> </dc:creator>
            <dc:date>2021-01-11T15:06:05.094695442</dc:date>
          </office:change-info>
          <table:previous>
            <table:change-track-table-cell/>
          </table:previous>
        </table:cell-content-change>
        <table:cell-content-change table:id="ct84">
          <table:cell-address table:column="83" table:row="113" table:table="1"/>
          <office:change-info>
            <dc:creator> </dc:creator>
            <dc:date>2021-01-11T15:06:05.094697224</dc:date>
          </office:change-info>
          <table:previous>
            <table:change-track-table-cell/>
          </table:previous>
        </table:cell-content-change>
        <table:cell-content-change table:id="ct85">
          <table:cell-address table:column="84" table:row="113" table:table="1"/>
          <office:change-info>
            <dc:creator> </dc:creator>
            <dc:date>2021-01-11T15:06:05.094698756</dc:date>
          </office:change-info>
          <table:previous>
            <table:change-track-table-cell/>
          </table:previous>
        </table:cell-content-change>
        <table:cell-content-change table:id="ct86">
          <table:cell-address table:column="85" table:row="113" table:table="1"/>
          <office:change-info>
            <dc:creator> </dc:creator>
            <dc:date>2021-01-11T15:06:05.094700296</dc:date>
          </office:change-info>
          <table:previous>
            <table:change-track-table-cell/>
          </table:previous>
        </table:cell-content-change>
        <table:cell-content-change table:id="ct87">
          <table:cell-address table:column="86" table:row="113" table:table="1"/>
          <office:change-info>
            <dc:creator> </dc:creator>
            <dc:date>2021-01-11T15:06:05.094701918</dc:date>
          </office:change-info>
          <table:previous>
            <table:change-track-table-cell/>
          </table:previous>
        </table:cell-content-change>
        <table:cell-content-change table:id="ct88">
          <table:cell-address table:column="87" table:row="113" table:table="1"/>
          <office:change-info>
            <dc:creator> </dc:creator>
            <dc:date>2021-01-11T15:06:05.094703534</dc:date>
          </office:change-info>
          <table:previous>
            <table:change-track-table-cell/>
          </table:previous>
        </table:cell-content-change>
        <table:cell-content-change table:id="ct89">
          <table:cell-address table:column="88" table:row="113" table:table="1"/>
          <office:change-info>
            <dc:creator> </dc:creator>
            <dc:date>2021-01-11T15:06:05.094705132</dc:date>
          </office:change-info>
          <table:previous>
            <table:change-track-table-cell/>
          </table:previous>
        </table:cell-content-change>
        <table:cell-content-change table:id="ct90">
          <table:cell-address table:column="89" table:row="113" table:table="1"/>
          <office:change-info>
            <dc:creator> </dc:creator>
            <dc:date>2021-01-11T15:06:05.094706770</dc:date>
          </office:change-info>
          <table:previous>
            <table:change-track-table-cell/>
          </table:previous>
        </table:cell-content-change>
        <table:cell-content-change table:id="ct91">
          <table:cell-address table:column="90" table:row="113" table:table="1"/>
          <office:change-info>
            <dc:creator> </dc:creator>
            <dc:date>2021-01-11T15:06:05.094708375</dc:date>
          </office:change-info>
          <table:previous>
            <table:change-track-table-cell/>
          </table:previous>
        </table:cell-content-change>
        <table:cell-content-change table:id="ct92">
          <table:cell-address table:column="91" table:row="113" table:table="1"/>
          <office:change-info>
            <dc:creator> </dc:creator>
            <dc:date>2021-01-11T15:06:05.094710431</dc:date>
          </office:change-info>
          <table:previous>
            <table:change-track-table-cell/>
          </table:previous>
        </table:cell-content-change>
        <table:cell-content-change table:id="ct93">
          <table:cell-address table:column="92" table:row="113" table:table="1"/>
          <office:change-info>
            <dc:creator> </dc:creator>
            <dc:date>2021-01-11T15:06:05.094712203</dc:date>
          </office:change-info>
          <table:previous>
            <table:change-track-table-cell/>
          </table:previous>
        </table:cell-content-change>
        <table:cell-content-change table:id="ct94">
          <table:cell-address table:column="93" table:row="113" table:table="1"/>
          <office:change-info>
            <dc:creator> </dc:creator>
            <dc:date>2021-01-11T15:06:05.094713789</dc:date>
          </office:change-info>
          <table:previous>
            <table:change-track-table-cell/>
          </table:previous>
        </table:cell-content-change>
        <table:cell-content-change table:id="ct95">
          <table:cell-address table:column="94" table:row="113" table:table="1"/>
          <office:change-info>
            <dc:creator> </dc:creator>
            <dc:date>2021-01-11T15:06:05.094715439</dc:date>
          </office:change-info>
          <table:previous>
            <table:change-track-table-cell/>
          </table:previous>
        </table:cell-content-change>
        <table:cell-content-change table:id="ct96">
          <table:cell-address table:column="95" table:row="113" table:table="1"/>
          <office:change-info>
            <dc:creator> </dc:creator>
            <dc:date>2021-01-11T15:06:05.094716998</dc:date>
          </office:change-info>
          <table:previous>
            <table:change-track-table-cell/>
          </table:previous>
        </table:cell-content-change>
        <table:cell-content-change table:id="ct97">
          <table:cell-address table:column="96" table:row="113" table:table="1"/>
          <office:change-info>
            <dc:creator> </dc:creator>
            <dc:date>2021-01-11T15:06:05.094718585</dc:date>
          </office:change-info>
          <table:previous>
            <table:change-track-table-cell/>
          </table:previous>
        </table:cell-content-change>
        <table:cell-content-change table:id="ct98">
          <table:cell-address table:column="97" table:row="113" table:table="1"/>
          <office:change-info>
            <dc:creator> </dc:creator>
            <dc:date>2021-01-11T15:06:05.094720224</dc:date>
          </office:change-info>
          <table:previous>
            <table:change-track-table-cell/>
          </table:previous>
        </table:cell-content-change>
        <table:cell-content-change table:id="ct99">
          <table:cell-address table:column="98" table:row="113" table:table="1"/>
          <office:change-info>
            <dc:creator> </dc:creator>
            <dc:date>2021-01-11T15:06:05.094721783</dc:date>
          </office:change-info>
          <table:previous>
            <table:change-track-table-cell/>
          </table:previous>
        </table:cell-content-change>
        <table:cell-content-change table:id="ct100">
          <table:cell-address table:column="99" table:row="113" table:table="1"/>
          <office:change-info>
            <dc:creator> </dc:creator>
            <dc:date>2021-01-11T15:06:05.094723632</dc:date>
          </office:change-info>
          <table:previous>
            <table:change-track-table-cell/>
          </table:previous>
        </table:cell-content-change>
        <table:cell-content-change table:id="ct101">
          <table:cell-address table:column="100" table:row="113" table:table="1"/>
          <office:change-info>
            <dc:creator> </dc:creator>
            <dc:date>2021-01-11T15:06:05.094725205</dc:date>
          </office:change-info>
          <table:previous>
            <table:change-track-table-cell/>
          </table:previous>
        </table:cell-content-change>
        <table:cell-content-change table:id="ct102">
          <table:cell-address table:column="101" table:row="113" table:table="1"/>
          <office:change-info>
            <dc:creator> </dc:creator>
            <dc:date>2021-01-11T15:06:05.094726845</dc:date>
          </office:change-info>
          <table:previous>
            <table:change-track-table-cell/>
          </table:previous>
        </table:cell-content-change>
        <table:cell-content-change table:id="ct103">
          <table:cell-address table:column="102" table:row="113" table:table="1"/>
          <office:change-info>
            <dc:creator> </dc:creator>
            <dc:date>2021-01-11T15:06:05.094728431</dc:date>
          </office:change-info>
          <table:previous>
            <table:change-track-table-cell/>
          </table:previous>
        </table:cell-content-change>
        <table:cell-content-change table:id="ct104">
          <table:cell-address table:column="103" table:row="113" table:table="1"/>
          <office:change-info>
            <dc:creator> </dc:creator>
            <dc:date>2021-01-11T15:06:05.094730102</dc:date>
          </office:change-info>
          <table:previous>
            <table:change-track-table-cell/>
          </table:previous>
        </table:cell-content-change>
        <table:cell-content-change table:id="ct105">
          <table:cell-address table:column="104" table:row="113" table:table="1"/>
          <office:change-info>
            <dc:creator> </dc:creator>
            <dc:date>2021-01-11T15:06:05.094731746</dc:date>
          </office:change-info>
          <table:previous>
            <table:change-track-table-cell/>
          </table:previous>
        </table:cell-content-change>
        <table:cell-content-change table:id="ct106">
          <table:cell-address table:column="105" table:row="113" table:table="1"/>
          <office:change-info>
            <dc:creator> </dc:creator>
            <dc:date>2021-01-11T15:06:05.094733455</dc:date>
          </office:change-info>
          <table:previous>
            <table:change-track-table-cell/>
          </table:previous>
        </table:cell-content-change>
        <table:cell-content-change table:id="ct107">
          <table:cell-address table:column="106" table:row="113" table:table="1"/>
          <office:change-info>
            <dc:creator> </dc:creator>
            <dc:date>2021-01-11T15:06:05.094735200</dc:date>
          </office:change-info>
          <table:previous>
            <table:change-track-table-cell/>
          </table:previous>
        </table:cell-content-change>
        <table:cell-content-change table:id="ct108">
          <table:cell-address table:column="107" table:row="113" table:table="1"/>
          <office:change-info>
            <dc:creator> </dc:creator>
            <dc:date>2021-01-11T15:06:05.094737003</dc:date>
          </office:change-info>
          <table:previous>
            <table:change-track-table-cell/>
          </table:previous>
        </table:cell-content-change>
        <table:cell-content-change table:id="ct109">
          <table:cell-address table:column="108" table:row="113" table:table="1"/>
          <office:change-info>
            <dc:creator> </dc:creator>
            <dc:date>2021-01-11T15:06:05.094738685</dc:date>
          </office:change-info>
          <table:previous>
            <table:change-track-table-cell/>
          </table:previous>
        </table:cell-content-change>
        <table:cell-content-change table:id="ct110">
          <table:cell-address table:column="109" table:row="113" table:table="1"/>
          <office:change-info>
            <dc:creator> </dc:creator>
            <dc:date>2021-01-11T15:06:05.094740387</dc:date>
          </office:change-info>
          <table:previous>
            <table:change-track-table-cell/>
          </table:previous>
        </table:cell-content-change>
        <table:cell-content-change table:id="ct111">
          <table:cell-address table:column="110" table:row="113" table:table="1"/>
          <office:change-info>
            <dc:creator> </dc:creator>
            <dc:date>2021-01-11T15:06:05.094742190</dc:date>
          </office:change-info>
          <table:previous>
            <table:change-track-table-cell/>
          </table:previous>
        </table:cell-content-change>
        <table:cell-content-change table:id="ct112">
          <table:cell-address table:column="111" table:row="113" table:table="1"/>
          <office:change-info>
            <dc:creator> </dc:creator>
            <dc:date>2021-01-11T15:06:05.094743864</dc:date>
          </office:change-info>
          <table:previous>
            <table:change-track-table-cell/>
          </table:previous>
        </table:cell-content-change>
        <table:cell-content-change table:id="ct113">
          <table:cell-address table:column="112" table:row="113" table:table="1"/>
          <office:change-info>
            <dc:creator> </dc:creator>
            <dc:date>2021-01-11T15:06:05.094745519</dc:date>
          </office:change-info>
          <table:previous>
            <table:change-track-table-cell/>
          </table:previous>
        </table:cell-content-change>
        <table:cell-content-change table:id="ct114">
          <table:cell-address table:column="113" table:row="113" table:table="1"/>
          <office:change-info>
            <dc:creator> </dc:creator>
            <dc:date>2021-01-11T15:06:05.094747234</dc:date>
          </office:change-info>
          <table:previous>
            <table:change-track-table-cell/>
          </table:previous>
        </table:cell-content-change>
        <table:cell-content-change table:id="ct115">
          <table:cell-address table:column="114" table:row="113" table:table="1"/>
          <office:change-info>
            <dc:creator> </dc:creator>
            <dc:date>2021-01-11T15:06:05.094748950</dc:date>
          </office:change-info>
          <table:previous>
            <table:change-track-table-cell/>
          </table:previous>
        </table:cell-content-change>
        <table:cell-content-change table:id="ct116">
          <table:cell-address table:column="115" table:row="113" table:table="1"/>
          <office:change-info>
            <dc:creator> </dc:creator>
            <dc:date>2021-01-11T15:06:05.094750805</dc:date>
          </office:change-info>
          <table:previous>
            <table:change-track-table-cell/>
          </table:previous>
        </table:cell-content-change>
        <table:cell-content-change table:id="ct117">
          <table:cell-address table:column="116" table:row="113" table:table="1"/>
          <office:change-info>
            <dc:creator> </dc:creator>
            <dc:date>2021-01-11T15:06:05.094752528</dc:date>
          </office:change-info>
          <table:previous>
            <table:change-track-table-cell/>
          </table:previous>
        </table:cell-content-change>
        <table:cell-content-change table:id="ct118">
          <table:cell-address table:column="117" table:row="113" table:table="1"/>
          <office:change-info>
            <dc:creator> </dc:creator>
            <dc:date>2021-01-11T15:06:05.094754226</dc:date>
          </office:change-info>
          <table:previous>
            <table:change-track-table-cell/>
          </table:previous>
        </table:cell-content-change>
        <table:cell-content-change table:id="ct119">
          <table:cell-address table:column="118" table:row="113" table:table="1"/>
          <office:change-info>
            <dc:creator> </dc:creator>
            <dc:date>2021-01-11T15:06:05.094756015</dc:date>
          </office:change-info>
          <table:previous>
            <table:change-track-table-cell/>
          </table:previous>
        </table:cell-content-change>
        <table:cell-content-change table:id="ct120">
          <table:cell-address table:column="119" table:row="113" table:table="1"/>
          <office:change-info>
            <dc:creator> </dc:creator>
            <dc:date>2021-01-11T15:06:05.094757721</dc:date>
          </office:change-info>
          <table:previous>
            <table:change-track-table-cell/>
          </table:previous>
        </table:cell-content-change>
        <table:cell-content-change table:id="ct121">
          <table:cell-address table:column="120" table:row="113" table:table="1"/>
          <office:change-info>
            <dc:creator> </dc:creator>
            <dc:date>2021-01-11T15:06:05.094759415</dc:date>
          </office:change-info>
          <table:previous>
            <table:change-track-table-cell/>
          </table:previous>
        </table:cell-content-change>
        <table:cell-content-change table:id="ct122">
          <table:cell-address table:column="121" table:row="113" table:table="1"/>
          <office:change-info>
            <dc:creator> </dc:creator>
            <dc:date>2021-01-11T15:06:05.094761153</dc:date>
          </office:change-info>
          <table:previous>
            <table:change-track-table-cell/>
          </table:previous>
        </table:cell-content-change>
        <table:cell-content-change table:id="ct123">
          <table:cell-address table:column="122" table:row="113" table:table="1"/>
          <office:change-info>
            <dc:creator> </dc:creator>
            <dc:date>2021-01-11T15:06:05.094763029</dc:date>
          </office:change-info>
          <table:previous>
            <table:change-track-table-cell/>
          </table:previous>
        </table:cell-content-change>
        <table:cell-content-change table:id="ct124">
          <table:cell-address table:column="123" table:row="113" table:table="1"/>
          <office:change-info>
            <dc:creator> </dc:creator>
            <dc:date>2021-01-11T15:06:05.094764909</dc:date>
          </office:change-info>
          <table:previous>
            <table:change-track-table-cell/>
          </table:previous>
        </table:cell-content-change>
        <table:cell-content-change table:id="ct125">
          <table:cell-address table:column="124" table:row="113" table:table="1"/>
          <office:change-info>
            <dc:creator> </dc:creator>
            <dc:date>2021-01-11T15:06:05.094766690</dc:date>
          </office:change-info>
          <table:previous>
            <table:change-track-table-cell/>
          </table:previous>
        </table:cell-content-change>
        <table:cell-content-change table:id="ct126">
          <table:cell-address table:column="125" table:row="113" table:table="1"/>
          <office:change-info>
            <dc:creator> </dc:creator>
            <dc:date>2021-01-11T15:06:05.094768404</dc:date>
          </office:change-info>
          <table:previous>
            <table:change-track-table-cell/>
          </table:previous>
        </table:cell-content-change>
        <table:cell-content-change table:id="ct127">
          <table:cell-address table:column="126" table:row="113" table:table="1"/>
          <office:change-info>
            <dc:creator> </dc:creator>
            <dc:date>2021-01-11T15:06:05.094770203</dc:date>
          </office:change-info>
          <table:previous>
            <table:change-track-table-cell/>
          </table:previous>
        </table:cell-content-change>
        <table:cell-content-change table:id="ct128">
          <table:cell-address table:column="127" table:row="113" table:table="1"/>
          <office:change-info>
            <dc:creator> </dc:creator>
            <dc:date>2021-01-11T15:06:05.094772012</dc:date>
          </office:change-info>
          <table:previous>
            <table:change-track-table-cell/>
          </table:previous>
        </table:cell-content-change>
        <table:cell-content-change table:id="ct129">
          <table:cell-address table:column="128" table:row="113" table:table="1"/>
          <office:change-info>
            <dc:creator> </dc:creator>
            <dc:date>2021-01-11T15:06:05.094773736</dc:date>
          </office:change-info>
          <table:previous>
            <table:change-track-table-cell/>
          </table:previous>
        </table:cell-content-change>
        <table:cell-content-change table:id="ct130">
          <table:cell-address table:column="129" table:row="113" table:table="1"/>
          <office:change-info>
            <dc:creator> </dc:creator>
            <dc:date>2021-01-11T15:06:05.094775467</dc:date>
          </office:change-info>
          <table:previous>
            <table:change-track-table-cell/>
          </table:previous>
        </table:cell-content-change>
        <table:cell-content-change table:id="ct131">
          <table:cell-address table:column="130" table:row="113" table:table="1"/>
          <office:change-info>
            <dc:creator> </dc:creator>
            <dc:date>2021-01-11T15:06:05.094777289</dc:date>
          </office:change-info>
          <table:previous>
            <table:change-track-table-cell/>
          </table:previous>
        </table:cell-content-change>
        <table:cell-content-change table:id="ct132">
          <table:cell-address table:column="131" table:row="113" table:table="1"/>
          <office:change-info>
            <dc:creator> </dc:creator>
            <dc:date>2021-01-11T15:06:05.094779241</dc:date>
          </office:change-info>
          <table:previous>
            <table:change-track-table-cell/>
          </table:previous>
        </table:cell-content-change>
        <table:cell-content-change table:id="ct133">
          <table:cell-address table:column="132" table:row="113" table:table="1"/>
          <office:change-info>
            <dc:creator> </dc:creator>
            <dc:date>2021-01-11T15:06:05.094781068</dc:date>
          </office:change-info>
          <table:previous>
            <table:change-track-table-cell/>
          </table:previous>
        </table:cell-content-change>
        <table:cell-content-change table:id="ct134">
          <table:cell-address table:column="133" table:row="113" table:table="1"/>
          <office:change-info>
            <dc:creator> </dc:creator>
            <dc:date>2021-01-11T15:06:05.094782907</dc:date>
          </office:change-info>
          <table:previous>
            <table:change-track-table-cell/>
          </table:previous>
        </table:cell-content-change>
        <table:cell-content-change table:id="ct135">
          <table:cell-address table:column="134" table:row="113" table:table="1"/>
          <office:change-info>
            <dc:creator> </dc:creator>
            <dc:date>2021-01-11T15:06:05.094784783</dc:date>
          </office:change-info>
          <table:previous>
            <table:change-track-table-cell/>
          </table:previous>
        </table:cell-content-change>
        <table:cell-content-change table:id="ct136">
          <table:cell-address table:column="135" table:row="113" table:table="1"/>
          <office:change-info>
            <dc:creator> </dc:creator>
            <dc:date>2021-01-11T15:06:05.094786737</dc:date>
          </office:change-info>
          <table:previous>
            <table:change-track-table-cell/>
          </table:previous>
        </table:cell-content-change>
        <table:cell-content-change table:id="ct137">
          <table:cell-address table:column="136" table:row="113" table:table="1"/>
          <office:change-info>
            <dc:creator> </dc:creator>
            <dc:date>2021-01-11T15:06:05.094788558</dc:date>
          </office:change-info>
          <table:previous>
            <table:change-track-table-cell/>
          </table:previous>
        </table:cell-content-change>
        <table:cell-content-change table:id="ct138">
          <table:cell-address table:column="137" table:row="113" table:table="1"/>
          <office:change-info>
            <dc:creator> </dc:creator>
            <dc:date>2021-01-11T15:06:05.094790480</dc:date>
          </office:change-info>
          <table:previous>
            <table:change-track-table-cell/>
          </table:previous>
        </table:cell-content-change>
        <table:cell-content-change table:id="ct139">
          <table:cell-address table:column="138" table:row="113" table:table="1"/>
          <office:change-info>
            <dc:creator> </dc:creator>
            <dc:date>2021-01-11T15:06:05.094792344</dc:date>
          </office:change-info>
          <table:previous>
            <table:change-track-table-cell/>
          </table:previous>
        </table:cell-content-change>
        <table:cell-content-change table:id="ct140">
          <table:cell-address table:column="139" table:row="113" table:table="1"/>
          <office:change-info>
            <dc:creator> </dc:creator>
            <dc:date>2021-01-11T15:06:05.094794381</dc:date>
          </office:change-info>
          <table:previous>
            <table:change-track-table-cell/>
          </table:previous>
        </table:cell-content-change>
        <table:cell-content-change table:id="ct141">
          <table:cell-address table:column="140" table:row="113" table:table="1"/>
          <office:change-info>
            <dc:creator> </dc:creator>
            <dc:date>2021-01-11T15:06:05.094796240</dc:date>
          </office:change-info>
          <table:previous>
            <table:change-track-table-cell/>
          </table:previous>
        </table:cell-content-change>
        <table:cell-content-change table:id="ct142">
          <table:cell-address table:column="141" table:row="113" table:table="1"/>
          <office:change-info>
            <dc:creator> </dc:creator>
            <dc:date>2021-01-11T15:06:05.094798073</dc:date>
          </office:change-info>
          <table:previous>
            <table:change-track-table-cell/>
          </table:previous>
        </table:cell-content-change>
        <table:cell-content-change table:id="ct143">
          <table:cell-address table:column="142" table:row="113" table:table="1"/>
          <office:change-info>
            <dc:creator> </dc:creator>
            <dc:date>2021-01-11T15:06:05.094799906</dc:date>
          </office:change-info>
          <table:previous>
            <table:change-track-table-cell/>
          </table:previous>
        </table:cell-content-change>
        <table:cell-content-change table:id="ct144">
          <table:cell-address table:column="143" table:row="113" table:table="1"/>
          <office:change-info>
            <dc:creator> </dc:creator>
            <dc:date>2021-01-11T15:06:05.094801766</dc:date>
          </office:change-info>
          <table:previous>
            <table:change-track-table-cell/>
          </table:previous>
        </table:cell-content-change>
        <table:cell-content-change table:id="ct145">
          <table:cell-address table:column="144" table:row="113" table:table="1"/>
          <office:change-info>
            <dc:creator> </dc:creator>
            <dc:date>2021-01-11T15:06:05.094803636</dc:date>
          </office:change-info>
          <table:previous>
            <table:change-track-table-cell/>
          </table:previous>
        </table:cell-content-change>
        <table:cell-content-change table:id="ct146">
          <table:cell-address table:column="145" table:row="113" table:table="1"/>
          <office:change-info>
            <dc:creator> </dc:creator>
            <dc:date>2021-01-11T15:06:05.094805493</dc:date>
          </office:change-info>
          <table:previous>
            <table:change-track-table-cell/>
          </table:previous>
        </table:cell-content-change>
        <table:cell-content-change table:id="ct147">
          <table:cell-address table:column="146" table:row="113" table:table="1"/>
          <office:change-info>
            <dc:creator> </dc:creator>
            <dc:date>2021-01-11T15:06:05.094807352</dc:date>
          </office:change-info>
          <table:previous>
            <table:change-track-table-cell/>
          </table:previous>
        </table:cell-content-change>
        <table:cell-content-change table:id="ct148">
          <table:cell-address table:column="147" table:row="113" table:table="1"/>
          <office:change-info>
            <dc:creator> </dc:creator>
            <dc:date>2021-01-11T15:06:05.094809356</dc:date>
          </office:change-info>
          <table:previous>
            <table:change-track-table-cell/>
          </table:previous>
        </table:cell-content-change>
        <table:cell-content-change table:id="ct149">
          <table:cell-address table:column="148" table:row="113" table:table="1"/>
          <office:change-info>
            <dc:creator> </dc:creator>
            <dc:date>2021-01-11T15:06:05.094811196</dc:date>
          </office:change-info>
          <table:previous>
            <table:change-track-table-cell/>
          </table:previous>
        </table:cell-content-change>
        <table:cell-content-change table:id="ct150">
          <table:cell-address table:column="149" table:row="113" table:table="1"/>
          <office:change-info>
            <dc:creator> </dc:creator>
            <dc:date>2021-01-11T15:06:05.094813065</dc:date>
          </office:change-info>
          <table:previous>
            <table:change-track-table-cell/>
          </table:previous>
        </table:cell-content-change>
        <table:cell-content-change table:id="ct151">
          <table:cell-address table:column="150" table:row="113" table:table="1"/>
          <office:change-info>
            <dc:creator> </dc:creator>
            <dc:date>2021-01-11T15:06:05.094815019</dc:date>
          </office:change-info>
          <table:previous>
            <table:change-track-table-cell/>
          </table:previous>
        </table:cell-content-change>
        <table:cell-content-change table:id="ct152">
          <table:cell-address table:column="151" table:row="113" table:table="1"/>
          <office:change-info>
            <dc:creator> </dc:creator>
            <dc:date>2021-01-11T15:06:05.094816904</dc:date>
          </office:change-info>
          <table:previous>
            <table:change-track-table-cell/>
          </table:previous>
        </table:cell-content-change>
        <table:cell-content-change table:id="ct153">
          <table:cell-address table:column="152" table:row="113" table:table="1"/>
          <office:change-info>
            <dc:creator> </dc:creator>
            <dc:date>2021-01-11T15:06:05.094818763</dc:date>
          </office:change-info>
          <table:previous>
            <table:change-track-table-cell/>
          </table:previous>
        </table:cell-content-change>
        <table:cell-content-change table:id="ct154">
          <table:cell-address table:column="153" table:row="113" table:table="1"/>
          <office:change-info>
            <dc:creator> </dc:creator>
            <dc:date>2021-01-11T15:06:05.094820739</dc:date>
          </office:change-info>
          <table:previous>
            <table:change-track-table-cell/>
          </table:previous>
        </table:cell-content-change>
        <table:cell-content-change table:id="ct155">
          <table:cell-address table:column="154" table:row="113" table:table="1"/>
          <office:change-info>
            <dc:creator> </dc:creator>
            <dc:date>2021-01-11T15:06:05.094822678</dc:date>
          </office:change-info>
          <table:previous>
            <table:change-track-table-cell/>
          </table:previous>
        </table:cell-content-change>
        <table:cell-content-change table:id="ct156">
          <table:cell-address table:column="155" table:row="113" table:table="1"/>
          <office:change-info>
            <dc:creator> </dc:creator>
            <dc:date>2021-01-11T15:06:05.094824665</dc:date>
          </office:change-info>
          <table:previous>
            <table:change-track-table-cell/>
          </table:previous>
        </table:cell-content-change>
        <table:cell-content-change table:id="ct157">
          <table:cell-address table:column="156" table:row="113" table:table="1"/>
          <office:change-info>
            <dc:creator> </dc:creator>
            <dc:date>2021-01-11T15:06:05.094826512</dc:date>
          </office:change-info>
          <table:previous>
            <table:change-track-table-cell/>
          </table:previous>
        </table:cell-content-change>
        <table:cell-content-change table:id="ct158">
          <table:cell-address table:column="157" table:row="113" table:table="1"/>
          <office:change-info>
            <dc:creator> </dc:creator>
            <dc:date>2021-01-11T15:06:05.094828453</dc:date>
          </office:change-info>
          <table:previous>
            <table:change-track-table-cell/>
          </table:previous>
        </table:cell-content-change>
        <table:cell-content-change table:id="ct159">
          <table:cell-address table:column="158" table:row="113" table:table="1"/>
          <office:change-info>
            <dc:creator> </dc:creator>
            <dc:date>2021-01-11T15:06:05.094830464</dc:date>
          </office:change-info>
          <table:previous>
            <table:change-track-table-cell/>
          </table:previous>
        </table:cell-content-change>
        <table:cell-content-change table:id="ct160">
          <table:cell-address table:column="159" table:row="113" table:table="1"/>
          <office:change-info>
            <dc:creator> </dc:creator>
            <dc:date>2021-01-11T15:06:05.094832405</dc:date>
          </office:change-info>
          <table:previous>
            <table:change-track-table-cell/>
          </table:previous>
        </table:cell-content-change>
        <table:cell-content-change table:id="ct161">
          <table:cell-address table:column="160" table:row="113" table:table="1"/>
          <office:change-info>
            <dc:creator> </dc:creator>
            <dc:date>2021-01-11T15:06:05.094834357</dc:date>
          </office:change-info>
          <table:previous>
            <table:change-track-table-cell/>
          </table:previous>
        </table:cell-content-change>
        <table:cell-content-change table:id="ct162">
          <table:cell-address table:column="161" table:row="113" table:table="1"/>
          <office:change-info>
            <dc:creator> </dc:creator>
            <dc:date>2021-01-11T15:06:05.094836261</dc:date>
          </office:change-info>
          <table:previous>
            <table:change-track-table-cell/>
          </table:previous>
        </table:cell-content-change>
        <table:cell-content-change table:id="ct163">
          <table:cell-address table:column="162" table:row="113" table:table="1"/>
          <office:change-info>
            <dc:creator> </dc:creator>
            <dc:date>2021-01-11T15:06:05.094838286</dc:date>
          </office:change-info>
          <table:previous>
            <table:change-track-table-cell/>
          </table:previous>
        </table:cell-content-change>
        <table:cell-content-change table:id="ct164">
          <table:cell-address table:column="163" table:row="113" table:table="1"/>
          <office:change-info>
            <dc:creator> </dc:creator>
            <dc:date>2021-01-11T15:06:05.094840398</dc:date>
          </office:change-info>
          <table:previous>
            <table:change-track-table-cell/>
          </table:previous>
        </table:cell-content-change>
        <table:cell-content-change table:id="ct165">
          <table:cell-address table:column="164" table:row="113" table:table="1"/>
          <office:change-info>
            <dc:creator> </dc:creator>
            <dc:date>2021-01-11T15:06:05.094842399</dc:date>
          </office:change-info>
          <table:previous>
            <table:change-track-table-cell/>
          </table:previous>
        </table:cell-content-change>
        <table:cell-content-change table:id="ct166">
          <table:cell-address table:column="165" table:row="113" table:table="1"/>
          <office:change-info>
            <dc:creator> </dc:creator>
            <dc:date>2021-01-11T15:06:05.094844443</dc:date>
          </office:change-info>
          <table:previous>
            <table:change-track-table-cell/>
          </table:previous>
        </table:cell-content-change>
        <table:cell-content-change table:id="ct167">
          <table:cell-address table:column="166" table:row="113" table:table="1"/>
          <office:change-info>
            <dc:creator> </dc:creator>
            <dc:date>2021-01-11T15:06:05.094846500</dc:date>
          </office:change-info>
          <table:previous>
            <table:change-track-table-cell/>
          </table:previous>
        </table:cell-content-change>
        <table:cell-content-change table:id="ct168">
          <table:cell-address table:column="167" table:row="113" table:table="1"/>
          <office:change-info>
            <dc:creator> </dc:creator>
            <dc:date>2021-01-11T15:06:05.094848542</dc:date>
          </office:change-info>
          <table:previous>
            <table:change-track-table-cell/>
          </table:previous>
        </table:cell-content-change>
        <table:cell-content-change table:id="ct169">
          <table:cell-address table:column="168" table:row="113" table:table="1"/>
          <office:change-info>
            <dc:creator> </dc:creator>
            <dc:date>2021-01-11T15:06:05.094850597</dc:date>
          </office:change-info>
          <table:previous>
            <table:change-track-table-cell/>
          </table:previous>
        </table:cell-content-change>
        <table:cell-content-change table:id="ct170">
          <table:cell-address table:column="169" table:row="113" table:table="1"/>
          <office:change-info>
            <dc:creator> </dc:creator>
            <dc:date>2021-01-11T15:06:05.094852624</dc:date>
          </office:change-info>
          <table:previous>
            <table:change-track-table-cell/>
          </table:previous>
        </table:cell-content-change>
        <table:cell-content-change table:id="ct171">
          <table:cell-address table:column="170" table:row="113" table:table="1"/>
          <office:change-info>
            <dc:creator> </dc:creator>
            <dc:date>2021-01-11T15:06:05.094854617</dc:date>
          </office:change-info>
          <table:previous>
            <table:change-track-table-cell/>
          </table:previous>
        </table:cell-content-change>
        <table:cell-content-change table:id="ct172">
          <table:cell-address table:column="171" table:row="113" table:table="1"/>
          <office:change-info>
            <dc:creator> </dc:creator>
            <dc:date>2021-01-11T15:06:05.094856932</dc:date>
          </office:change-info>
          <table:previous>
            <table:change-track-table-cell/>
          </table:previous>
        </table:cell-content-change>
        <table:cell-content-change table:id="ct173">
          <table:cell-address table:column="172" table:row="113" table:table="1"/>
          <office:change-info>
            <dc:creator> </dc:creator>
            <dc:date>2021-01-11T15:06:05.094858959</dc:date>
          </office:change-info>
          <table:previous>
            <table:change-track-table-cell/>
          </table:previous>
        </table:cell-content-change>
        <table:cell-content-change table:id="ct174">
          <table:cell-address table:column="173" table:row="113" table:table="1"/>
          <office:change-info>
            <dc:creator> </dc:creator>
            <dc:date>2021-01-11T15:06:05.094860895</dc:date>
          </office:change-info>
          <table:previous>
            <table:change-track-table-cell/>
          </table:previous>
        </table:cell-content-change>
        <table:cell-content-change table:id="ct175">
          <table:cell-address table:column="174" table:row="113" table:table="1"/>
          <office:change-info>
            <dc:creator> </dc:creator>
            <dc:date>2021-01-11T15:06:05.094862915</dc:date>
          </office:change-info>
          <table:previous>
            <table:change-track-table-cell/>
          </table:previous>
        </table:cell-content-change>
        <table:cell-content-change table:id="ct176">
          <table:cell-address table:column="175" table:row="113" table:table="1"/>
          <office:change-info>
            <dc:creator> </dc:creator>
            <dc:date>2021-01-11T15:06:05.094864908</dc:date>
          </office:change-info>
          <table:previous>
            <table:change-track-table-cell/>
          </table:previous>
        </table:cell-content-change>
        <table:cell-content-change table:id="ct177">
          <table:cell-address table:column="176" table:row="113" table:table="1"/>
          <office:change-info>
            <dc:creator> </dc:creator>
            <dc:date>2021-01-11T15:06:05.094866904</dc:date>
          </office:change-info>
          <table:previous>
            <table:change-track-table-cell/>
          </table:previous>
        </table:cell-content-change>
        <table:cell-content-change table:id="ct178">
          <table:cell-address table:column="177" table:row="113" table:table="1"/>
          <office:change-info>
            <dc:creator> </dc:creator>
            <dc:date>2021-01-11T15:06:05.094868998</dc:date>
          </office:change-info>
          <table:previous>
            <table:change-track-table-cell/>
          </table:previous>
        </table:cell-content-change>
        <table:cell-content-change table:id="ct179">
          <table:cell-address table:column="178" table:row="113" table:table="1"/>
          <office:change-info>
            <dc:creator> </dc:creator>
            <dc:date>2021-01-11T15:06:05.094871096</dc:date>
          </office:change-info>
          <table:previous>
            <table:change-track-table-cell/>
          </table:previous>
        </table:cell-content-change>
        <table:cell-content-change table:id="ct180">
          <table:cell-address table:column="179" table:row="113" table:table="1"/>
          <office:change-info>
            <dc:creator> </dc:creator>
            <dc:date>2021-01-11T15:06:05.094873440</dc:date>
          </office:change-info>
          <table:previous>
            <table:change-track-table-cell/>
          </table:previous>
        </table:cell-content-change>
        <table:cell-content-change table:id="ct181">
          <table:cell-address table:column="180" table:row="113" table:table="1"/>
          <office:change-info>
            <dc:creator> </dc:creator>
            <dc:date>2021-01-11T15:06:05.094875466</dc:date>
          </office:change-info>
          <table:previous>
            <table:change-track-table-cell/>
          </table:previous>
        </table:cell-content-change>
        <table:cell-content-change table:id="ct182">
          <table:cell-address table:column="181" table:row="113" table:table="1"/>
          <office:change-info>
            <dc:creator> </dc:creator>
            <dc:date>2021-01-11T15:06:05.094877477</dc:date>
          </office:change-info>
          <table:previous>
            <table:change-track-table-cell/>
          </table:previous>
        </table:cell-content-change>
        <table:cell-content-change table:id="ct183">
          <table:cell-address table:column="182" table:row="113" table:table="1"/>
          <office:change-info>
            <dc:creator> </dc:creator>
            <dc:date>2021-01-11T15:06:05.094879533</dc:date>
          </office:change-info>
          <table:previous>
            <table:change-track-table-cell/>
          </table:previous>
        </table:cell-content-change>
        <table:cell-content-change table:id="ct184">
          <table:cell-address table:column="183" table:row="113" table:table="1"/>
          <office:change-info>
            <dc:creator> </dc:creator>
            <dc:date>2021-01-11T15:06:05.094881569</dc:date>
          </office:change-info>
          <table:previous>
            <table:change-track-table-cell/>
          </table:previous>
        </table:cell-content-change>
        <table:cell-content-change table:id="ct185">
          <table:cell-address table:column="184" table:row="113" table:table="1"/>
          <office:change-info>
            <dc:creator> </dc:creator>
            <dc:date>2021-01-11T15:06:05.094883641</dc:date>
          </office:change-info>
          <table:previous>
            <table:change-track-table-cell/>
          </table:previous>
        </table:cell-content-change>
        <table:cell-content-change table:id="ct186">
          <table:cell-address table:column="185" table:row="113" table:table="1"/>
          <office:change-info>
            <dc:creator> </dc:creator>
            <dc:date>2021-01-11T15:06:05.094885668</dc:date>
          </office:change-info>
          <table:previous>
            <table:change-track-table-cell/>
          </table:previous>
        </table:cell-content-change>
        <table:cell-content-change table:id="ct187">
          <table:cell-address table:column="186" table:row="113" table:table="1"/>
          <office:change-info>
            <dc:creator> </dc:creator>
            <dc:date>2021-01-11T15:06:05.094887776</dc:date>
          </office:change-info>
          <table:previous>
            <table:change-track-table-cell/>
          </table:previous>
        </table:cell-content-change>
        <table:cell-content-change table:id="ct188">
          <table:cell-address table:column="187" table:row="113" table:table="1"/>
          <office:change-info>
            <dc:creator> </dc:creator>
            <dc:date>2021-01-11T15:06:05.094890380</dc:date>
          </office:change-info>
          <table:previous>
            <table:change-track-table-cell/>
          </table:previous>
        </table:cell-content-change>
        <table:cell-content-change table:id="ct189">
          <table:cell-address table:column="188" table:row="113" table:table="1"/>
          <office:change-info>
            <dc:creator> </dc:creator>
            <dc:date>2021-01-11T15:06:05.094892502</dc:date>
          </office:change-info>
          <table:previous>
            <table:change-track-table-cell/>
          </table:previous>
        </table:cell-content-change>
        <table:cell-content-change table:id="ct190">
          <table:cell-address table:column="189" table:row="113" table:table="1"/>
          <office:change-info>
            <dc:creator> </dc:creator>
            <dc:date>2021-01-11T15:06:05.094894563</dc:date>
          </office:change-info>
          <table:previous>
            <table:change-track-table-cell/>
          </table:previous>
        </table:cell-content-change>
        <table:cell-content-change table:id="ct191">
          <table:cell-address table:column="190" table:row="113" table:table="1"/>
          <office:change-info>
            <dc:creator> </dc:creator>
            <dc:date>2021-01-11T15:06:05.094896714</dc:date>
          </office:change-info>
          <table:previous>
            <table:change-track-table-cell/>
          </table:previous>
        </table:cell-content-change>
        <table:cell-content-change table:id="ct192">
          <table:cell-address table:column="191" table:row="113" table:table="1"/>
          <office:change-info>
            <dc:creator> </dc:creator>
            <dc:date>2021-01-11T15:06:05.094898788</dc:date>
          </office:change-info>
          <table:previous>
            <table:change-track-table-cell/>
          </table:previous>
        </table:cell-content-change>
        <table:cell-content-change table:id="ct193">
          <table:cell-address table:column="192" table:row="113" table:table="1"/>
          <office:change-info>
            <dc:creator> </dc:creator>
            <dc:date>2021-01-11T15:06:05.094900915</dc:date>
          </office:change-info>
          <table:previous>
            <table:change-track-table-cell/>
          </table:previous>
        </table:cell-content-change>
        <table:cell-content-change table:id="ct194">
          <table:cell-address table:column="193" table:row="113" table:table="1"/>
          <office:change-info>
            <dc:creator> </dc:creator>
            <dc:date>2021-01-11T15:06:05.094902989</dc:date>
          </office:change-info>
          <table:previous>
            <table:change-track-table-cell/>
          </table:previous>
        </table:cell-content-change>
        <table:cell-content-change table:id="ct195">
          <table:cell-address table:column="194" table:row="113" table:table="1"/>
          <office:change-info>
            <dc:creator> </dc:creator>
            <dc:date>2021-01-11T15:06:05.094905155</dc:date>
          </office:change-info>
          <table:previous>
            <table:change-track-table-cell/>
          </table:previous>
        </table:cell-content-change>
        <table:cell-content-change table:id="ct196">
          <table:cell-address table:column="195" table:row="113" table:table="1"/>
          <office:change-info>
            <dc:creator> </dc:creator>
            <dc:date>2021-01-11T15:06:05.094907492</dc:date>
          </office:change-info>
          <table:previous>
            <table:change-track-table-cell/>
          </table:previous>
        </table:cell-content-change>
        <table:cell-content-change table:id="ct197">
          <table:cell-address table:column="196" table:row="113" table:table="1"/>
          <office:change-info>
            <dc:creator> </dc:creator>
            <dc:date>2021-01-11T15:06:05.094909694</dc:date>
          </office:change-info>
          <table:previous>
            <table:change-track-table-cell/>
          </table:previous>
        </table:cell-content-change>
        <table:cell-content-change table:id="ct198">
          <table:cell-address table:column="197" table:row="113" table:table="1"/>
          <office:change-info>
            <dc:creator> </dc:creator>
            <dc:date>2021-01-11T15:06:05.094911823</dc:date>
          </office:change-info>
          <table:previous>
            <table:change-track-table-cell/>
          </table:previous>
        </table:cell-content-change>
        <table:cell-content-change table:id="ct199">
          <table:cell-address table:column="198" table:row="113" table:table="1"/>
          <office:change-info>
            <dc:creator> </dc:creator>
            <dc:date>2021-01-11T15:06:05.094913984</dc:date>
          </office:change-info>
          <table:previous>
            <table:change-track-table-cell/>
          </table:previous>
        </table:cell-content-change>
        <table:cell-content-change table:id="ct200">
          <table:cell-address table:column="199" table:row="113" table:table="1"/>
          <office:change-info>
            <dc:creator> </dc:creator>
            <dc:date>2021-01-11T15:06:05.094916142</dc:date>
          </office:change-info>
          <table:previous>
            <table:change-track-table-cell/>
          </table:previous>
        </table:cell-content-change>
        <table:cell-content-change table:id="ct201">
          <table:cell-address table:column="200" table:row="113" table:table="1"/>
          <office:change-info>
            <dc:creator> </dc:creator>
            <dc:date>2021-01-11T15:06:05.094918278</dc:date>
          </office:change-info>
          <table:previous>
            <table:change-track-table-cell/>
          </table:previous>
        </table:cell-content-change>
        <table:cell-content-change table:id="ct202">
          <table:cell-address table:column="201" table:row="113" table:table="1"/>
          <office:change-info>
            <dc:creator> </dc:creator>
            <dc:date>2021-01-11T15:06:05.094920422</dc:date>
          </office:change-info>
          <table:previous>
            <table:change-track-table-cell/>
          </table:previous>
        </table:cell-content-change>
        <table:cell-content-change table:id="ct203">
          <table:cell-address table:column="202" table:row="113" table:table="1"/>
          <office:change-info>
            <dc:creator> </dc:creator>
            <dc:date>2021-01-11T15:06:05.094922623</dc:date>
          </office:change-info>
          <table:previous>
            <table:change-track-table-cell/>
          </table:previous>
        </table:cell-content-change>
        <table:cell-content-change table:id="ct204">
          <table:cell-address table:column="203" table:row="113" table:table="1"/>
          <office:change-info>
            <dc:creator> </dc:creator>
            <dc:date>2021-01-11T15:06:05.094924943</dc:date>
          </office:change-info>
          <table:previous>
            <table:change-track-table-cell/>
          </table:previous>
        </table:cell-content-change>
        <table:cell-content-change table:id="ct205">
          <table:cell-address table:column="204" table:row="113" table:table="1"/>
          <office:change-info>
            <dc:creator> </dc:creator>
            <dc:date>2021-01-11T15:06:05.094927255</dc:date>
          </office:change-info>
          <table:previous>
            <table:change-track-table-cell/>
          </table:previous>
        </table:cell-content-change>
        <table:cell-content-change table:id="ct206">
          <table:cell-address table:column="205" table:row="113" table:table="1"/>
          <office:change-info>
            <dc:creator> </dc:creator>
            <dc:date>2021-01-11T15:06:05.094929365</dc:date>
          </office:change-info>
          <table:previous>
            <table:change-track-table-cell/>
          </table:previous>
        </table:cell-content-change>
        <table:cell-content-change table:id="ct207">
          <table:cell-address table:column="206" table:row="113" table:table="1"/>
          <office:change-info>
            <dc:creator> </dc:creator>
            <dc:date>2021-01-11T15:06:05.094931560</dc:date>
          </office:change-info>
          <table:previous>
            <table:change-track-table-cell/>
          </table:previous>
        </table:cell-content-change>
        <table:cell-content-change table:id="ct208">
          <table:cell-address table:column="207" table:row="113" table:table="1"/>
          <office:change-info>
            <dc:creator> </dc:creator>
            <dc:date>2021-01-11T15:06:05.094933721</dc:date>
          </office:change-info>
          <table:previous>
            <table:change-track-table-cell/>
          </table:previous>
        </table:cell-content-change>
        <table:cell-content-change table:id="ct209">
          <table:cell-address table:column="208" table:row="113" table:table="1"/>
          <office:change-info>
            <dc:creator> </dc:creator>
            <dc:date>2021-01-11T15:06:05.094935851</dc:date>
          </office:change-info>
          <table:previous>
            <table:change-track-table-cell/>
          </table:previous>
        </table:cell-content-change>
        <table:cell-content-change table:id="ct210">
          <table:cell-address table:column="209" table:row="113" table:table="1"/>
          <office:change-info>
            <dc:creator> </dc:creator>
            <dc:date>2021-01-11T15:06:05.094937999</dc:date>
          </office:change-info>
          <table:previous>
            <table:change-track-table-cell/>
          </table:previous>
        </table:cell-content-change>
        <table:cell-content-change table:id="ct211">
          <table:cell-address table:column="210" table:row="113" table:table="1"/>
          <office:change-info>
            <dc:creator> </dc:creator>
            <dc:date>2021-01-11T15:06:05.094940232</dc:date>
          </office:change-info>
          <table:previous>
            <table:change-track-table-cell/>
          </table:previous>
        </table:cell-content-change>
        <table:cell-content-change table:id="ct212">
          <table:cell-address table:column="211" table:row="113" table:table="1"/>
          <office:change-info>
            <dc:creator> </dc:creator>
            <dc:date>2021-01-11T15:06:05.094942747</dc:date>
          </office:change-info>
          <table:previous>
            <table:change-track-table-cell/>
          </table:previous>
        </table:cell-content-change>
        <table:cell-content-change table:id="ct213">
          <table:cell-address table:column="212" table:row="113" table:table="1"/>
          <office:change-info>
            <dc:creator> </dc:creator>
            <dc:date>2021-01-11T15:06:05.094944999</dc:date>
          </office:change-info>
          <table:previous>
            <table:change-track-table-cell/>
          </table:previous>
        </table:cell-content-change>
        <table:cell-content-change table:id="ct214">
          <table:cell-address table:column="213" table:row="113" table:table="1"/>
          <office:change-info>
            <dc:creator> </dc:creator>
            <dc:date>2021-01-11T15:06:05.094947330</dc:date>
          </office:change-info>
          <table:previous>
            <table:change-track-table-cell/>
          </table:previous>
        </table:cell-content-change>
        <table:cell-content-change table:id="ct215">
          <table:cell-address table:column="214" table:row="113" table:table="1"/>
          <office:change-info>
            <dc:creator> </dc:creator>
            <dc:date>2021-01-11T15:06:05.094949632</dc:date>
          </office:change-info>
          <table:previous>
            <table:change-track-table-cell/>
          </table:previous>
        </table:cell-content-change>
        <table:cell-content-change table:id="ct216">
          <table:cell-address table:column="215" table:row="113" table:table="1"/>
          <office:change-info>
            <dc:creator> </dc:creator>
            <dc:date>2021-01-11T15:06:05.094951890</dc:date>
          </office:change-info>
          <table:previous>
            <table:change-track-table-cell/>
          </table:previous>
        </table:cell-content-change>
        <table:cell-content-change table:id="ct217">
          <table:cell-address table:column="216" table:row="113" table:table="1"/>
          <office:change-info>
            <dc:creator> </dc:creator>
            <dc:date>2021-01-11T15:06:05.094954173</dc:date>
          </office:change-info>
          <table:previous>
            <table:change-track-table-cell/>
          </table:previous>
        </table:cell-content-change>
        <table:cell-content-change table:id="ct218">
          <table:cell-address table:column="217" table:row="113" table:table="1"/>
          <office:change-info>
            <dc:creator> </dc:creator>
            <dc:date>2021-01-11T15:06:05.094956527</dc:date>
          </office:change-info>
          <table:previous>
            <table:change-track-table-cell/>
          </table:previous>
        </table:cell-content-change>
        <table:cell-content-change table:id="ct219">
          <table:cell-address table:column="218" table:row="113" table:table="1"/>
          <office:change-info>
            <dc:creator> </dc:creator>
            <dc:date>2021-01-11T15:06:05.094958941</dc:date>
          </office:change-info>
          <table:previous>
            <table:change-track-table-cell/>
          </table:previous>
        </table:cell-content-change>
        <table:cell-content-change table:id="ct220">
          <table:cell-address table:column="219" table:row="113" table:table="1"/>
          <office:change-info>
            <dc:creator> </dc:creator>
            <dc:date>2021-01-11T15:06:05.094961429</dc:date>
          </office:change-info>
          <table:previous>
            <table:change-track-table-cell/>
          </table:previous>
        </table:cell-content-change>
        <table:cell-content-change table:id="ct221">
          <table:cell-address table:column="220" table:row="113" table:table="1"/>
          <office:change-info>
            <dc:creator> </dc:creator>
            <dc:date>2021-01-11T15:06:05.094963658</dc:date>
          </office:change-info>
          <table:previous>
            <table:change-track-table-cell/>
          </table:previous>
        </table:cell-content-change>
        <table:cell-content-change table:id="ct222">
          <table:cell-address table:column="221" table:row="113" table:table="1"/>
          <office:change-info>
            <dc:creator> </dc:creator>
            <dc:date>2021-01-11T15:06:05.094965944</dc:date>
          </office:change-info>
          <table:previous>
            <table:change-track-table-cell/>
          </table:previous>
        </table:cell-content-change>
        <table:cell-content-change table:id="ct223">
          <table:cell-address table:column="222" table:row="113" table:table="1"/>
          <office:change-info>
            <dc:creator> </dc:creator>
            <dc:date>2021-01-11T15:06:05.094968297</dc:date>
          </office:change-info>
          <table:previous>
            <table:change-track-table-cell/>
          </table:previous>
        </table:cell-content-change>
        <table:cell-content-change table:id="ct224">
          <table:cell-address table:column="223" table:row="113" table:table="1"/>
          <office:change-info>
            <dc:creator> </dc:creator>
            <dc:date>2021-01-11T15:06:05.094970654</dc:date>
          </office:change-info>
          <table:previous>
            <table:change-track-table-cell/>
          </table:previous>
        </table:cell-content-change>
        <table:cell-content-change table:id="ct225">
          <table:cell-address table:column="224" table:row="113" table:table="1"/>
          <office:change-info>
            <dc:creator> </dc:creator>
            <dc:date>2021-01-11T15:06:05.094972963</dc:date>
          </office:change-info>
          <table:previous>
            <table:change-track-table-cell/>
          </table:previous>
        </table:cell-content-change>
        <table:cell-content-change table:id="ct226">
          <table:cell-address table:column="225" table:row="113" table:table="1"/>
          <office:change-info>
            <dc:creator> </dc:creator>
            <dc:date>2021-01-11T15:06:05.094975287</dc:date>
          </office:change-info>
          <table:previous>
            <table:change-track-table-cell/>
          </table:previous>
        </table:cell-content-change>
        <table:cell-content-change table:id="ct227">
          <table:cell-address table:column="226" table:row="113" table:table="1"/>
          <office:change-info>
            <dc:creator> </dc:creator>
            <dc:date>2021-01-11T15:06:05.094977672</dc:date>
          </office:change-info>
          <table:previous>
            <table:change-track-table-cell/>
          </table:previous>
        </table:cell-content-change>
        <table:cell-content-change table:id="ct228">
          <table:cell-address table:column="227" table:row="113" table:table="1"/>
          <office:change-info>
            <dc:creator> </dc:creator>
            <dc:date>2021-01-11T15:06:05.094980275</dc:date>
          </office:change-info>
          <table:previous>
            <table:change-track-table-cell/>
          </table:previous>
        </table:cell-content-change>
        <table:cell-content-change table:id="ct229">
          <table:cell-address table:column="228" table:row="113" table:table="1"/>
          <office:change-info>
            <dc:creator> </dc:creator>
            <dc:date>2021-01-11T15:06:05.094982550</dc:date>
          </office:change-info>
          <table:previous>
            <table:change-track-table-cell/>
          </table:previous>
        </table:cell-content-change>
        <table:cell-content-change table:id="ct230">
          <table:cell-address table:column="229" table:row="113" table:table="1"/>
          <office:change-info>
            <dc:creator> </dc:creator>
            <dc:date>2021-01-11T15:06:05.094984843</dc:date>
          </office:change-info>
          <table:previous>
            <table:change-track-table-cell/>
          </table:previous>
        </table:cell-content-change>
        <table:cell-content-change table:id="ct231">
          <table:cell-address table:column="230" table:row="113" table:table="1"/>
          <office:change-info>
            <dc:creator> </dc:creator>
            <dc:date>2021-01-11T15:06:05.094987161</dc:date>
          </office:change-info>
          <table:previous>
            <table:change-track-table-cell/>
          </table:previous>
        </table:cell-content-change>
        <table:cell-content-change table:id="ct232">
          <table:cell-address table:column="231" table:row="113" table:table="1"/>
          <office:change-info>
            <dc:creator> </dc:creator>
            <dc:date>2021-01-11T15:06:05.094989417</dc:date>
          </office:change-info>
          <table:previous>
            <table:change-track-table-cell/>
          </table:previous>
        </table:cell-content-change>
        <table:cell-content-change table:id="ct233">
          <table:cell-address table:column="232" table:row="113" table:table="1"/>
          <office:change-info>
            <dc:creator> </dc:creator>
            <dc:date>2021-01-11T15:06:05.094991823</dc:date>
          </office:change-info>
          <table:previous>
            <table:change-track-table-cell/>
          </table:previous>
        </table:cell-content-change>
        <table:cell-content-change table:id="ct234">
          <table:cell-address table:column="233" table:row="113" table:table="1"/>
          <office:change-info>
            <dc:creator> </dc:creator>
            <dc:date>2021-01-11T15:06:05.094994210</dc:date>
          </office:change-info>
          <table:previous>
            <table:change-track-table-cell/>
          </table:previous>
        </table:cell-content-change>
        <table:cell-content-change table:id="ct235">
          <table:cell-address table:column="234" table:row="113" table:table="1"/>
          <office:change-info>
            <dc:creator> </dc:creator>
            <dc:date>2021-01-11T15:06:05.094996625</dc:date>
          </office:change-info>
          <table:previous>
            <table:change-track-table-cell/>
          </table:previous>
        </table:cell-content-change>
        <table:cell-content-change table:id="ct236">
          <table:cell-address table:column="235" table:row="113" table:table="1"/>
          <office:change-info>
            <dc:creator> </dc:creator>
            <dc:date>2021-01-11T15:06:05.094999190</dc:date>
          </office:change-info>
          <table:previous>
            <table:change-track-table-cell/>
          </table:previous>
        </table:cell-content-change>
        <table:cell-content-change table:id="ct237">
          <table:cell-address table:column="236" table:row="113" table:table="1"/>
          <office:change-info>
            <dc:creator> </dc:creator>
            <dc:date>2021-01-11T15:06:05.095001552</dc:date>
          </office:change-info>
          <table:previous>
            <table:change-track-table-cell/>
          </table:previous>
        </table:cell-content-change>
        <table:cell-content-change table:id="ct238">
          <table:cell-address table:column="237" table:row="113" table:table="1"/>
          <office:change-info>
            <dc:creator> </dc:creator>
            <dc:date>2021-01-11T15:06:05.095003946</dc:date>
          </office:change-info>
          <table:previous>
            <table:change-track-table-cell/>
          </table:previous>
        </table:cell-content-change>
        <table:cell-content-change table:id="ct239">
          <table:cell-address table:column="238" table:row="113" table:table="1"/>
          <office:change-info>
            <dc:creator> </dc:creator>
            <dc:date>2021-01-11T15:06:05.095006431</dc:date>
          </office:change-info>
          <table:previous>
            <table:change-track-table-cell/>
          </table:previous>
        </table:cell-content-change>
        <table:cell-content-change table:id="ct240">
          <table:cell-address table:column="239" table:row="113" table:table="1"/>
          <office:change-info>
            <dc:creator> </dc:creator>
            <dc:date>2021-01-11T15:06:05.095008883</dc:date>
          </office:change-info>
          <table:previous>
            <table:change-track-table-cell/>
          </table:previous>
        </table:cell-content-change>
        <table:cell-content-change table:id="ct241">
          <table:cell-address table:column="240" table:row="113" table:table="1"/>
          <office:change-info>
            <dc:creator> </dc:creator>
            <dc:date>2021-01-11T15:06:05.095011304</dc:date>
          </office:change-info>
          <table:previous>
            <table:change-track-table-cell/>
          </table:previous>
        </table:cell-content-change>
        <table:cell-content-change table:id="ct242">
          <table:cell-address table:column="241" table:row="113" table:table="1"/>
          <office:change-info>
            <dc:creator> </dc:creator>
            <dc:date>2021-01-11T15:06:05.095013770</dc:date>
          </office:change-info>
          <table:previous>
            <table:change-track-table-cell/>
          </table:previous>
        </table:cell-content-change>
        <table:cell-content-change table:id="ct243">
          <table:cell-address table:column="242" table:row="113" table:table="1"/>
          <office:change-info>
            <dc:creator> </dc:creator>
            <dc:date>2021-01-11T15:06:05.095016080</dc:date>
          </office:change-info>
          <table:previous>
            <table:change-track-table-cell/>
          </table:previous>
        </table:cell-content-change>
        <table:cell-content-change table:id="ct244">
          <table:cell-address table:column="243" table:row="113" table:table="1"/>
          <office:change-info>
            <dc:creator> </dc:creator>
            <dc:date>2021-01-11T15:06:05.095018959</dc:date>
          </office:change-info>
          <table:previous>
            <table:change-track-table-cell/>
          </table:previous>
        </table:cell-content-change>
        <table:cell-content-change table:id="ct245">
          <table:cell-address table:column="244" table:row="113" table:table="1"/>
          <office:change-info>
            <dc:creator> </dc:creator>
            <dc:date>2021-01-11T15:06:05.095021257</dc:date>
          </office:change-info>
          <table:previous>
            <table:change-track-table-cell/>
          </table:previous>
        </table:cell-content-change>
        <table:cell-content-change table:id="ct246">
          <table:cell-address table:column="245" table:row="113" table:table="1"/>
          <office:change-info>
            <dc:creator> </dc:creator>
            <dc:date>2021-01-11T15:06:05.095023631</dc:date>
          </office:change-info>
          <table:previous>
            <table:change-track-table-cell/>
          </table:previous>
        </table:cell-content-change>
        <table:cell-content-change table:id="ct247">
          <table:cell-address table:column="246" table:row="113" table:table="1"/>
          <office:change-info>
            <dc:creator> </dc:creator>
            <dc:date>2021-01-11T15:06:05.095026098</dc:date>
          </office:change-info>
          <table:previous>
            <table:change-track-table-cell/>
          </table:previous>
        </table:cell-content-change>
        <table:cell-content-change table:id="ct248">
          <table:cell-address table:column="247" table:row="113" table:table="1"/>
          <office:change-info>
            <dc:creator> </dc:creator>
            <dc:date>2021-01-11T15:06:05.095028572</dc:date>
          </office:change-info>
          <table:previous>
            <table:change-track-table-cell/>
          </table:previous>
        </table:cell-content-change>
        <table:cell-content-change table:id="ct249">
          <table:cell-address table:column="248" table:row="113" table:table="1"/>
          <office:change-info>
            <dc:creator> </dc:creator>
            <dc:date>2021-01-11T15:06:05.095030970</dc:date>
          </office:change-info>
          <table:previous>
            <table:change-track-table-cell/>
          </table:previous>
        </table:cell-content-change>
        <table:cell-content-change table:id="ct250">
          <table:cell-address table:column="249" table:row="113" table:table="1"/>
          <office:change-info>
            <dc:creator> </dc:creator>
            <dc:date>2021-01-11T15:06:05.095033373</dc:date>
          </office:change-info>
          <table:previous>
            <table:change-track-table-cell/>
          </table:previous>
        </table:cell-content-change>
        <table:cell-content-change table:id="ct251">
          <table:cell-address table:column="250" table:row="113" table:table="1"/>
          <office:change-info>
            <dc:creator> </dc:creator>
            <dc:date>2021-01-11T15:06:05.095035778</dc:date>
          </office:change-info>
          <table:previous>
            <table:change-track-table-cell/>
          </table:previous>
        </table:cell-content-change>
        <table:cell-content-change table:id="ct252">
          <table:cell-address table:column="251" table:row="113" table:table="1"/>
          <office:change-info>
            <dc:creator> </dc:creator>
            <dc:date>2021-01-11T15:06:05.095038336</dc:date>
          </office:change-info>
          <table:previous>
            <table:change-track-table-cell/>
          </table:previous>
        </table:cell-content-change>
        <table:cell-content-change table:id="ct253">
          <table:cell-address table:column="252" table:row="113" table:table="1"/>
          <office:change-info>
            <dc:creator> </dc:creator>
            <dc:date>2021-01-11T15:06:05.095040825</dc:date>
          </office:change-info>
          <table:previous>
            <table:change-track-table-cell/>
          </table:previous>
        </table:cell-content-change>
        <table:cell-content-change table:id="ct254">
          <table:cell-address table:column="253" table:row="113" table:table="1"/>
          <office:change-info>
            <dc:creator> </dc:creator>
            <dc:date>2021-01-11T15:06:05.095043297</dc:date>
          </office:change-info>
          <table:previous>
            <table:change-track-table-cell/>
          </table:previous>
        </table:cell-content-change>
        <table:cell-content-change table:id="ct255">
          <table:cell-address table:column="254" table:row="113" table:table="1"/>
          <office:change-info>
            <dc:creator> </dc:creator>
            <dc:date>2021-01-11T15:06:05.095045830</dc:date>
          </office:change-info>
          <table:previous>
            <table:change-track-table-cell/>
          </table:previous>
        </table:cell-content-change>
        <table:cell-content-change table:id="ct256">
          <table:cell-address table:column="255" table:row="113" table:table="1"/>
          <office:change-info>
            <dc:creator> </dc:creator>
            <dc:date>2021-01-11T15:06:05.095048363</dc:date>
          </office:change-info>
          <table:previous>
            <table:change-track-table-cell/>
          </table:previous>
        </table:cell-content-change>
        <table:cell-content-change table:id="ct257">
          <table:cell-address table:column="256" table:row="113" table:table="1"/>
          <office:change-info>
            <dc:creator> </dc:creator>
            <dc:date>2021-01-11T15:06:05.095050848</dc:date>
          </office:change-info>
          <table:previous>
            <table:change-track-table-cell/>
          </table:previous>
        </table:cell-content-change>
        <table:cell-content-change table:id="ct258">
          <table:cell-address table:column="257" table:row="113" table:table="1"/>
          <office:change-info>
            <dc:creator> </dc:creator>
            <dc:date>2021-01-11T15:06:05.095053332</dc:date>
          </office:change-info>
          <table:previous>
            <table:change-track-table-cell/>
          </table:previous>
        </table:cell-content-change>
        <table:cell-content-change table:id="ct259">
          <table:cell-address table:column="258" table:row="113" table:table="1"/>
          <office:change-info>
            <dc:creator> </dc:creator>
            <dc:date>2021-01-11T15:06:05.095055801</dc:date>
          </office:change-info>
          <table:previous>
            <table:change-track-table-cell/>
          </table:previous>
        </table:cell-content-change>
        <table:cell-content-change table:id="ct260">
          <table:cell-address table:column="259" table:row="113" table:table="1"/>
          <office:change-info>
            <dc:creator> </dc:creator>
            <dc:date>2021-01-11T15:06:05.095058517</dc:date>
          </office:change-info>
          <table:previous>
            <table:change-track-table-cell/>
          </table:previous>
        </table:cell-content-change>
        <table:cell-content-change table:id="ct261">
          <table:cell-address table:column="260" table:row="113" table:table="1"/>
          <office:change-info>
            <dc:creator> </dc:creator>
            <dc:date>2021-01-11T15:06:05.095061150</dc:date>
          </office:change-info>
          <table:previous>
            <table:change-track-table-cell/>
          </table:previous>
        </table:cell-content-change>
        <table:cell-content-change table:id="ct262">
          <table:cell-address table:column="261" table:row="113" table:table="1"/>
          <office:change-info>
            <dc:creator> </dc:creator>
            <dc:date>2021-01-11T15:06:05.095063702</dc:date>
          </office:change-info>
          <table:previous>
            <table:change-track-table-cell/>
          </table:previous>
        </table:cell-content-change>
        <table:cell-content-change table:id="ct263">
          <table:cell-address table:column="262" table:row="113" table:table="1"/>
          <office:change-info>
            <dc:creator> </dc:creator>
            <dc:date>2021-01-11T15:06:05.095066289</dc:date>
          </office:change-info>
          <table:previous>
            <table:change-track-table-cell/>
          </table:previous>
        </table:cell-content-change>
        <table:cell-content-change table:id="ct264">
          <table:cell-address table:column="263" table:row="113" table:table="1"/>
          <office:change-info>
            <dc:creator> </dc:creator>
            <dc:date>2021-01-11T15:06:05.095068918</dc:date>
          </office:change-info>
          <table:previous>
            <table:change-track-table-cell/>
          </table:previous>
        </table:cell-content-change>
        <table:cell-content-change table:id="ct265">
          <table:cell-address table:column="264" table:row="113" table:table="1"/>
          <office:change-info>
            <dc:creator> </dc:creator>
            <dc:date>2021-01-11T15:06:05.095071559</dc:date>
          </office:change-info>
          <table:previous>
            <table:change-track-table-cell/>
          </table:previous>
        </table:cell-content-change>
        <table:cell-content-change table:id="ct266">
          <table:cell-address table:column="265" table:row="113" table:table="1"/>
          <office:change-info>
            <dc:creator> </dc:creator>
            <dc:date>2021-01-11T15:06:05.095074113</dc:date>
          </office:change-info>
          <table:previous>
            <table:change-track-table-cell/>
          </table:previous>
        </table:cell-content-change>
        <table:cell-content-change table:id="ct267">
          <table:cell-address table:column="266" table:row="113" table:table="1"/>
          <office:change-info>
            <dc:creator> </dc:creator>
            <dc:date>2021-01-11T15:06:05.095076767</dc:date>
          </office:change-info>
          <table:previous>
            <table:change-track-table-cell/>
          </table:previous>
        </table:cell-content-change>
        <table:cell-content-change table:id="ct268">
          <table:cell-address table:column="267" table:row="113" table:table="1"/>
          <office:change-info>
            <dc:creator> </dc:creator>
            <dc:date>2021-01-11T15:06:05.095079449</dc:date>
          </office:change-info>
          <table:previous>
            <table:change-track-table-cell/>
          </table:previous>
        </table:cell-content-change>
        <table:cell-content-change table:id="ct269">
          <table:cell-address table:column="268" table:row="113" table:table="1"/>
          <office:change-info>
            <dc:creator> </dc:creator>
            <dc:date>2021-01-11T15:06:05.095081991</dc:date>
          </office:change-info>
          <table:previous>
            <table:change-track-table-cell/>
          </table:previous>
        </table:cell-content-change>
        <table:cell-content-change table:id="ct270">
          <table:cell-address table:column="269" table:row="113" table:table="1"/>
          <office:change-info>
            <dc:creator> </dc:creator>
            <dc:date>2021-01-11T15:06:05.095084606</dc:date>
          </office:change-info>
          <table:previous>
            <table:change-track-table-cell/>
          </table:previous>
        </table:cell-content-change>
        <table:cell-content-change table:id="ct271">
          <table:cell-address table:column="270" table:row="113" table:table="1"/>
          <office:change-info>
            <dc:creator> </dc:creator>
            <dc:date>2021-01-11T15:06:05.095087229</dc:date>
          </office:change-info>
          <table:previous>
            <table:change-track-table-cell/>
          </table:previous>
        </table:cell-content-change>
        <table:cell-content-change table:id="ct272">
          <table:cell-address table:column="271" table:row="113" table:table="1"/>
          <office:change-info>
            <dc:creator> </dc:creator>
            <dc:date>2021-01-11T15:06:05.095089806</dc:date>
          </office:change-info>
          <table:previous>
            <table:change-track-table-cell/>
          </table:previous>
        </table:cell-content-change>
        <table:cell-content-change table:id="ct273">
          <table:cell-address table:column="272" table:row="113" table:table="1"/>
          <office:change-info>
            <dc:creator> </dc:creator>
            <dc:date>2021-01-11T15:06:05.095092369</dc:date>
          </office:change-info>
          <table:previous>
            <table:change-track-table-cell/>
          </table:previous>
        </table:cell-content-change>
        <table:cell-content-change table:id="ct274">
          <table:cell-address table:column="273" table:row="113" table:table="1"/>
          <office:change-info>
            <dc:creator> </dc:creator>
            <dc:date>2021-01-11T15:06:05.095094998</dc:date>
          </office:change-info>
          <table:previous>
            <table:change-track-table-cell/>
          </table:previous>
        </table:cell-content-change>
        <table:cell-content-change table:id="ct275">
          <table:cell-address table:column="274" table:row="113" table:table="1"/>
          <office:change-info>
            <dc:creator> </dc:creator>
            <dc:date>2021-01-11T15:06:05.095097720</dc:date>
          </office:change-info>
          <table:previous>
            <table:change-track-table-cell/>
          </table:previous>
        </table:cell-content-change>
        <table:cell-content-change table:id="ct276">
          <table:cell-address table:column="275" table:row="113" table:table="1"/>
          <office:change-info>
            <dc:creator> </dc:creator>
            <dc:date>2021-01-11T15:06:05.095100638</dc:date>
          </office:change-info>
          <table:previous>
            <table:change-track-table-cell/>
          </table:previous>
        </table:cell-content-change>
        <table:cell-content-change table:id="ct277">
          <table:cell-address table:column="276" table:row="113" table:table="1"/>
          <office:change-info>
            <dc:creator> </dc:creator>
            <dc:date>2021-01-11T15:06:05.095103303</dc:date>
          </office:change-info>
          <table:previous>
            <table:change-track-table-cell/>
          </table:previous>
        </table:cell-content-change>
        <table:cell-content-change table:id="ct278">
          <table:cell-address table:column="277" table:row="113" table:table="1"/>
          <office:change-info>
            <dc:creator> </dc:creator>
            <dc:date>2021-01-11T15:06:05.095105933</dc:date>
          </office:change-info>
          <table:previous>
            <table:change-track-table-cell/>
          </table:previous>
        </table:cell-content-change>
        <table:cell-content-change table:id="ct279">
          <table:cell-address table:column="278" table:row="113" table:table="1"/>
          <office:change-info>
            <dc:creator> </dc:creator>
            <dc:date>2021-01-11T15:06:05.095108575</dc:date>
          </office:change-info>
          <table:previous>
            <table:change-track-table-cell/>
          </table:previous>
        </table:cell-content-change>
        <table:cell-content-change table:id="ct280">
          <table:cell-address table:column="279" table:row="113" table:table="1"/>
          <office:change-info>
            <dc:creator> </dc:creator>
            <dc:date>2021-01-11T15:06:05.095111302</dc:date>
          </office:change-info>
          <table:previous>
            <table:change-track-table-cell/>
          </table:previous>
        </table:cell-content-change>
        <table:cell-content-change table:id="ct281">
          <table:cell-address table:column="280" table:row="113" table:table="1"/>
          <office:change-info>
            <dc:creator> </dc:creator>
            <dc:date>2021-01-11T15:06:05.095113950</dc:date>
          </office:change-info>
          <table:previous>
            <table:change-track-table-cell/>
          </table:previous>
        </table:cell-content-change>
        <table:cell-content-change table:id="ct282">
          <table:cell-address table:column="281" table:row="113" table:table="1"/>
          <office:change-info>
            <dc:creator> </dc:creator>
            <dc:date>2021-01-11T15:06:05.095116593</dc:date>
          </office:change-info>
          <table:previous>
            <table:change-track-table-cell/>
          </table:previous>
        </table:cell-content-change>
        <table:cell-content-change table:id="ct283">
          <table:cell-address table:column="282" table:row="113" table:table="1"/>
          <office:change-info>
            <dc:creator> </dc:creator>
            <dc:date>2021-01-11T15:06:05.095119241</dc:date>
          </office:change-info>
          <table:previous>
            <table:change-track-table-cell/>
          </table:previous>
        </table:cell-content-change>
        <table:cell-content-change table:id="ct284">
          <table:cell-address table:column="283" table:row="113" table:table="1"/>
          <office:change-info>
            <dc:creator> </dc:creator>
            <dc:date>2021-01-11T15:06:05.095122132</dc:date>
          </office:change-info>
          <table:previous>
            <table:change-track-table-cell/>
          </table:previous>
        </table:cell-content-change>
        <table:cell-content-change table:id="ct285">
          <table:cell-address table:column="284" table:row="113" table:table="1"/>
          <office:change-info>
            <dc:creator> </dc:creator>
            <dc:date>2021-01-11T15:06:05.095124862</dc:date>
          </office:change-info>
          <table:previous>
            <table:change-track-table-cell/>
          </table:previous>
        </table:cell-content-change>
        <table:cell-content-change table:id="ct286">
          <table:cell-address table:column="285" table:row="113" table:table="1"/>
          <office:change-info>
            <dc:creator> </dc:creator>
            <dc:date>2021-01-11T15:06:05.095127493</dc:date>
          </office:change-info>
          <table:previous>
            <table:change-track-table-cell/>
          </table:previous>
        </table:cell-content-change>
        <table:cell-content-change table:id="ct287">
          <table:cell-address table:column="286" table:row="113" table:table="1"/>
          <office:change-info>
            <dc:creator> </dc:creator>
            <dc:date>2021-01-11T15:06:05.095130213</dc:date>
          </office:change-info>
          <table:previous>
            <table:change-track-table-cell/>
          </table:previous>
        </table:cell-content-change>
        <table:cell-content-change table:id="ct288">
          <table:cell-address table:column="287" table:row="113" table:table="1"/>
          <office:change-info>
            <dc:creator> </dc:creator>
            <dc:date>2021-01-11T15:06:05.095132851</dc:date>
          </office:change-info>
          <table:previous>
            <table:change-track-table-cell/>
          </table:previous>
        </table:cell-content-change>
        <table:cell-content-change table:id="ct289">
          <table:cell-address table:column="288" table:row="113" table:table="1"/>
          <office:change-info>
            <dc:creator> </dc:creator>
            <dc:date>2021-01-11T15:06:05.095135580</dc:date>
          </office:change-info>
          <table:previous>
            <table:change-track-table-cell/>
          </table:previous>
        </table:cell-content-change>
        <table:cell-content-change table:id="ct290">
          <table:cell-address table:column="289" table:row="113" table:table="1"/>
          <office:change-info>
            <dc:creator> </dc:creator>
            <dc:date>2021-01-11T15:06:05.095138292</dc:date>
          </office:change-info>
          <table:previous>
            <table:change-track-table-cell/>
          </table:previous>
        </table:cell-content-change>
        <table:cell-content-change table:id="ct291">
          <table:cell-address table:column="290" table:row="113" table:table="1"/>
          <office:change-info>
            <dc:creator> </dc:creator>
            <dc:date>2021-01-11T15:06:05.095141094</dc:date>
          </office:change-info>
          <table:previous>
            <table:change-track-table-cell/>
          </table:previous>
        </table:cell-content-change>
        <table:cell-content-change table:id="ct292">
          <table:cell-address table:column="291" table:row="113" table:table="1"/>
          <office:change-info>
            <dc:creator> </dc:creator>
            <dc:date>2021-01-11T15:06:05.095144138</dc:date>
          </office:change-info>
          <table:previous>
            <table:change-track-table-cell/>
          </table:previous>
        </table:cell-content-change>
        <table:cell-content-change table:id="ct293">
          <table:cell-address table:column="292" table:row="113" table:table="1"/>
          <office:change-info>
            <dc:creator> </dc:creator>
            <dc:date>2021-01-11T15:06:05.095146953</dc:date>
          </office:change-info>
          <table:previous>
            <table:change-track-table-cell/>
          </table:previous>
        </table:cell-content-change>
        <table:cell-content-change table:id="ct294">
          <table:cell-address table:column="293" table:row="113" table:table="1"/>
          <office:change-info>
            <dc:creator> </dc:creator>
            <dc:date>2021-01-11T15:06:05.095149689</dc:date>
          </office:change-info>
          <table:previous>
            <table:change-track-table-cell/>
          </table:previous>
        </table:cell-content-change>
        <table:cell-content-change table:id="ct295">
          <table:cell-address table:column="294" table:row="113" table:table="1"/>
          <office:change-info>
            <dc:creator> </dc:creator>
            <dc:date>2021-01-11T15:06:05.095152571</dc:date>
          </office:change-info>
          <table:previous>
            <table:change-track-table-cell/>
          </table:previous>
        </table:cell-content-change>
        <table:cell-content-change table:id="ct296">
          <table:cell-address table:column="295" table:row="113" table:table="1"/>
          <office:change-info>
            <dc:creator> </dc:creator>
            <dc:date>2021-01-11T15:06:05.095155254</dc:date>
          </office:change-info>
          <table:previous>
            <table:change-track-table-cell/>
          </table:previous>
        </table:cell-content-change>
        <table:cell-content-change table:id="ct297">
          <table:cell-address table:column="296" table:row="113" table:table="1"/>
          <office:change-info>
            <dc:creator> </dc:creator>
            <dc:date>2021-01-11T15:06:05.095158271</dc:date>
          </office:change-info>
          <table:previous>
            <table:change-track-table-cell/>
          </table:previous>
        </table:cell-content-change>
        <table:cell-content-change table:id="ct298">
          <table:cell-address table:column="297" table:row="113" table:table="1"/>
          <office:change-info>
            <dc:creator> </dc:creator>
            <dc:date>2021-01-11T15:06:05.095160999</dc:date>
          </office:change-info>
          <table:previous>
            <table:change-track-table-cell/>
          </table:previous>
        </table:cell-content-change>
        <table:cell-content-change table:id="ct299">
          <table:cell-address table:column="298" table:row="113" table:table="1"/>
          <office:change-info>
            <dc:creator> </dc:creator>
            <dc:date>2021-01-11T15:06:05.095163829</dc:date>
          </office:change-info>
          <table:previous>
            <table:change-track-table-cell/>
          </table:previous>
        </table:cell-content-change>
        <table:cell-content-change table:id="ct300">
          <table:cell-address table:column="299" table:row="113" table:table="1"/>
          <office:change-info>
            <dc:creator> </dc:creator>
            <dc:date>2021-01-11T15:06:05.095166897</dc:date>
          </office:change-info>
          <table:previous>
            <table:change-track-table-cell/>
          </table:previous>
        </table:cell-content-change>
        <table:cell-content-change table:id="ct301">
          <table:cell-address table:column="300" table:row="113" table:table="1"/>
          <office:change-info>
            <dc:creator> </dc:creator>
            <dc:date>2021-01-11T15:06:05.095169767</dc:date>
          </office:change-info>
          <table:previous>
            <table:change-track-table-cell/>
          </table:previous>
        </table:cell-content-change>
        <table:cell-content-change table:id="ct302">
          <table:cell-address table:column="301" table:row="113" table:table="1"/>
          <office:change-info>
            <dc:creator> </dc:creator>
            <dc:date>2021-01-11T15:06:05.095172589</dc:date>
          </office:change-info>
          <table:previous>
            <table:change-track-table-cell/>
          </table:previous>
        </table:cell-content-change>
        <table:cell-content-change table:id="ct303">
          <table:cell-address table:column="302" table:row="113" table:table="1"/>
          <office:change-info>
            <dc:creator> </dc:creator>
            <dc:date>2021-01-11T15:06:05.095175467</dc:date>
          </office:change-info>
          <table:previous>
            <table:change-track-table-cell/>
          </table:previous>
        </table:cell-content-change>
        <table:cell-content-change table:id="ct304">
          <table:cell-address table:column="303" table:row="113" table:table="1"/>
          <office:change-info>
            <dc:creator> </dc:creator>
            <dc:date>2021-01-11T15:06:05.095178298</dc:date>
          </office:change-info>
          <table:previous>
            <table:change-track-table-cell/>
          </table:previous>
        </table:cell-content-change>
        <table:cell-content-change table:id="ct305">
          <table:cell-address table:column="304" table:row="113" table:table="1"/>
          <office:change-info>
            <dc:creator> </dc:creator>
            <dc:date>2021-01-11T15:06:05.095181071</dc:date>
          </office:change-info>
          <table:previous>
            <table:change-track-table-cell/>
          </table:previous>
        </table:cell-content-change>
        <table:cell-content-change table:id="ct306">
          <table:cell-address table:column="305" table:row="113" table:table="1"/>
          <office:change-info>
            <dc:creator> </dc:creator>
            <dc:date>2021-01-11T15:06:05.095183920</dc:date>
          </office:change-info>
          <table:previous>
            <table:change-track-table-cell/>
          </table:previous>
        </table:cell-content-change>
        <table:cell-content-change table:id="ct307">
          <table:cell-address table:column="306" table:row="113" table:table="1"/>
          <office:change-info>
            <dc:creator> </dc:creator>
            <dc:date>2021-01-11T15:06:05.095186703</dc:date>
          </office:change-info>
          <table:previous>
            <table:change-track-table-cell/>
          </table:previous>
        </table:cell-content-change>
        <table:cell-content-change table:id="ct308">
          <table:cell-address table:column="307" table:row="113" table:table="1"/>
          <office:change-info>
            <dc:creator> </dc:creator>
            <dc:date>2021-01-11T15:06:05.095189703</dc:date>
          </office:change-info>
          <table:previous>
            <table:change-track-table-cell/>
          </table:previous>
        </table:cell-content-change>
        <table:cell-content-change table:id="ct309">
          <table:cell-address table:column="308" table:row="113" table:table="1"/>
          <office:change-info>
            <dc:creator> </dc:creator>
            <dc:date>2021-01-11T15:06:05.095192475</dc:date>
          </office:change-info>
          <table:previous>
            <table:change-track-table-cell/>
          </table:previous>
        </table:cell-content-change>
        <table:cell-content-change table:id="ct310">
          <table:cell-address table:column="309" table:row="113" table:table="1"/>
          <office:change-info>
            <dc:creator> </dc:creator>
            <dc:date>2021-01-11T15:06:05.095195298</dc:date>
          </office:change-info>
          <table:previous>
            <table:change-track-table-cell/>
          </table:previous>
        </table:cell-content-change>
        <table:cell-content-change table:id="ct311">
          <table:cell-address table:column="310" table:row="113" table:table="1"/>
          <office:change-info>
            <dc:creator> </dc:creator>
            <dc:date>2021-01-11T15:06:05.095198104</dc:date>
          </office:change-info>
          <table:previous>
            <table:change-track-table-cell/>
          </table:previous>
        </table:cell-content-change>
        <table:cell-content-change table:id="ct312">
          <table:cell-address table:column="311" table:row="113" table:table="1"/>
          <office:change-info>
            <dc:creator> </dc:creator>
            <dc:date>2021-01-11T15:06:05.095200896</dc:date>
          </office:change-info>
          <table:previous>
            <table:change-track-table-cell/>
          </table:previous>
        </table:cell-content-change>
        <table:cell-content-change table:id="ct313">
          <table:cell-address table:column="312" table:row="113" table:table="1"/>
          <office:change-info>
            <dc:creator> </dc:creator>
            <dc:date>2021-01-11T15:06:05.095203708</dc:date>
          </office:change-info>
          <table:previous>
            <table:change-track-table-cell/>
          </table:previous>
        </table:cell-content-change>
        <table:cell-content-change table:id="ct314">
          <table:cell-address table:column="313" table:row="113" table:table="1"/>
          <office:change-info>
            <dc:creator> </dc:creator>
            <dc:date>2021-01-11T15:06:05.095206592</dc:date>
          </office:change-info>
          <table:previous>
            <table:change-track-table-cell/>
          </table:previous>
        </table:cell-content-change>
        <table:cell-content-change table:id="ct315">
          <table:cell-address table:column="314" table:row="113" table:table="1"/>
          <office:change-info>
            <dc:creator> </dc:creator>
            <dc:date>2021-01-11T15:06:05.095209410</dc:date>
          </office:change-info>
          <table:previous>
            <table:change-track-table-cell/>
          </table:previous>
        </table:cell-content-change>
        <table:cell-content-change table:id="ct316">
          <table:cell-address table:column="315" table:row="113" table:table="1"/>
          <office:change-info>
            <dc:creator> </dc:creator>
            <dc:date>2021-01-11T15:06:05.095212560</dc:date>
          </office:change-info>
          <table:previous>
            <table:change-track-table-cell/>
          </table:previous>
        </table:cell-content-change>
        <table:cell-content-change table:id="ct317">
          <table:cell-address table:column="316" table:row="113" table:table="1"/>
          <office:change-info>
            <dc:creator> </dc:creator>
            <dc:date>2021-01-11T15:06:05.095215551</dc:date>
          </office:change-info>
          <table:previous>
            <table:change-track-table-cell/>
          </table:previous>
        </table:cell-content-change>
        <table:cell-content-change table:id="ct318">
          <table:cell-address table:column="317" table:row="113" table:table="1"/>
          <office:change-info>
            <dc:creator> </dc:creator>
            <dc:date>2021-01-11T15:06:05.095218439</dc:date>
          </office:change-info>
          <table:previous>
            <table:change-track-table-cell/>
          </table:previous>
        </table:cell-content-change>
        <table:cell-content-change table:id="ct319">
          <table:cell-address table:column="318" table:row="113" table:table="1"/>
          <office:change-info>
            <dc:creator> </dc:creator>
            <dc:date>2021-01-11T15:06:05.095221355</dc:date>
          </office:change-info>
          <table:previous>
            <table:change-track-table-cell/>
          </table:previous>
        </table:cell-content-change>
        <table:cell-content-change table:id="ct320">
          <table:cell-address table:column="319" table:row="113" table:table="1"/>
          <office:change-info>
            <dc:creator> </dc:creator>
            <dc:date>2021-01-11T15:06:05.095224250</dc:date>
          </office:change-info>
          <table:previous>
            <table:change-track-table-cell/>
          </table:previous>
        </table:cell-content-change>
        <table:cell-content-change table:id="ct321">
          <table:cell-address table:column="320" table:row="113" table:table="1"/>
          <office:change-info>
            <dc:creator> </dc:creator>
            <dc:date>2021-01-11T15:06:05.095227218</dc:date>
          </office:change-info>
          <table:previous>
            <table:change-track-table-cell/>
          </table:previous>
        </table:cell-content-change>
        <table:cell-content-change table:id="ct322">
          <table:cell-address table:column="321" table:row="113" table:table="1"/>
          <office:change-info>
            <dc:creator> </dc:creator>
            <dc:date>2021-01-11T15:06:05.095230166</dc:date>
          </office:change-info>
          <table:previous>
            <table:change-track-table-cell/>
          </table:previous>
        </table:cell-content-change>
        <table:cell-content-change table:id="ct323">
          <table:cell-address table:column="322" table:row="113" table:table="1"/>
          <office:change-info>
            <dc:creator> </dc:creator>
            <dc:date>2021-01-11T15:06:05.095233099</dc:date>
          </office:change-info>
          <table:previous>
            <table:change-track-table-cell/>
          </table:previous>
        </table:cell-content-change>
        <table:cell-content-change table:id="ct324">
          <table:cell-address table:column="323" table:row="113" table:table="1"/>
          <office:change-info>
            <dc:creator> </dc:creator>
            <dc:date>2021-01-11T15:06:05.095236537</dc:date>
          </office:change-info>
          <table:previous>
            <table:change-track-table-cell/>
          </table:previous>
        </table:cell-content-change>
        <table:cell-content-change table:id="ct325">
          <table:cell-address table:column="324" table:row="113" table:table="1"/>
          <office:change-info>
            <dc:creator> </dc:creator>
            <dc:date>2021-01-11T15:06:05.095239504</dc:date>
          </office:change-info>
          <table:previous>
            <table:change-track-table-cell/>
          </table:previous>
        </table:cell-content-change>
        <table:cell-content-change table:id="ct326">
          <table:cell-address table:column="325" table:row="113" table:table="1"/>
          <office:change-info>
            <dc:creator> </dc:creator>
            <dc:date>2021-01-11T15:06:05.095242503</dc:date>
          </office:change-info>
          <table:previous>
            <table:change-track-table-cell/>
          </table:previous>
        </table:cell-content-change>
        <table:cell-content-change table:id="ct327">
          <table:cell-address table:column="326" table:row="113" table:table="1"/>
          <office:change-info>
            <dc:creator> </dc:creator>
            <dc:date>2021-01-11T15:06:05.095245415</dc:date>
          </office:change-info>
          <table:previous>
            <table:change-track-table-cell/>
          </table:previous>
        </table:cell-content-change>
        <table:cell-content-change table:id="ct328">
          <table:cell-address table:column="327" table:row="113" table:table="1"/>
          <office:change-info>
            <dc:creator> </dc:creator>
            <dc:date>2021-01-11T15:06:05.095248442</dc:date>
          </office:change-info>
          <table:previous>
            <table:change-track-table-cell/>
          </table:previous>
        </table:cell-content-change>
        <table:cell-content-change table:id="ct329">
          <table:cell-address table:column="328" table:row="113" table:table="1"/>
          <office:change-info>
            <dc:creator> </dc:creator>
            <dc:date>2021-01-11T15:06:05.095251536</dc:date>
          </office:change-info>
          <table:previous>
            <table:change-track-table-cell/>
          </table:previous>
        </table:cell-content-change>
        <table:cell-content-change table:id="ct330">
          <table:cell-address table:column="329" table:row="113" table:table="1"/>
          <office:change-info>
            <dc:creator> </dc:creator>
            <dc:date>2021-01-11T15:06:05.095254554</dc:date>
          </office:change-info>
          <table:previous>
            <table:change-track-table-cell/>
          </table:previous>
        </table:cell-content-change>
        <table:cell-content-change table:id="ct331">
          <table:cell-address table:column="330" table:row="113" table:table="1"/>
          <office:change-info>
            <dc:creator> </dc:creator>
            <dc:date>2021-01-11T15:06:05.095257520</dc:date>
          </office:change-info>
          <table:previous>
            <table:change-track-table-cell/>
          </table:previous>
        </table:cell-content-change>
        <table:cell-content-change table:id="ct332">
          <table:cell-address table:column="331" table:row="113" table:table="1"/>
          <office:change-info>
            <dc:creator> </dc:creator>
            <dc:date>2021-01-11T15:06:05.095260888</dc:date>
          </office:change-info>
          <table:previous>
            <table:change-track-table-cell/>
          </table:previous>
        </table:cell-content-change>
        <table:cell-content-change table:id="ct333">
          <table:cell-address table:column="332" table:row="113" table:table="1"/>
          <office:change-info>
            <dc:creator> </dc:creator>
            <dc:date>2021-01-11T15:06:05.095263911</dc:date>
          </office:change-info>
          <table:previous>
            <table:change-track-table-cell/>
          </table:previous>
        </table:cell-content-change>
        <table:cell-content-change table:id="ct334">
          <table:cell-address table:column="333" table:row="113" table:table="1"/>
          <office:change-info>
            <dc:creator> </dc:creator>
            <dc:date>2021-01-11T15:06:05.095266882</dc:date>
          </office:change-info>
          <table:previous>
            <table:change-track-table-cell/>
          </table:previous>
        </table:cell-content-change>
        <table:cell-content-change table:id="ct335">
          <table:cell-address table:column="334" table:row="113" table:table="1"/>
          <office:change-info>
            <dc:creator> </dc:creator>
            <dc:date>2021-01-11T15:06:05.095269989</dc:date>
          </office:change-info>
          <table:previous>
            <table:change-track-table-cell/>
          </table:previous>
        </table:cell-content-change>
        <table:cell-content-change table:id="ct336">
          <table:cell-address table:column="335" table:row="113" table:table="1"/>
          <office:change-info>
            <dc:creator> </dc:creator>
            <dc:date>2021-01-11T15:06:05.095273131</dc:date>
          </office:change-info>
          <table:previous>
            <table:change-track-table-cell/>
          </table:previous>
        </table:cell-content-change>
        <table:cell-content-change table:id="ct337">
          <table:cell-address table:column="336" table:row="113" table:table="1"/>
          <office:change-info>
            <dc:creator> </dc:creator>
            <dc:date>2021-01-11T15:06:05.095276641</dc:date>
          </office:change-info>
          <table:previous>
            <table:change-track-table-cell/>
          </table:previous>
        </table:cell-content-change>
        <table:cell-content-change table:id="ct338">
          <table:cell-address table:column="337" table:row="113" table:table="1"/>
          <office:change-info>
            <dc:creator> </dc:creator>
            <dc:date>2021-01-11T15:06:05.095279755</dc:date>
          </office:change-info>
          <table:previous>
            <table:change-track-table-cell/>
          </table:previous>
        </table:cell-content-change>
        <table:cell-content-change table:id="ct339">
          <table:cell-address table:column="338" table:row="113" table:table="1"/>
          <office:change-info>
            <dc:creator> </dc:creator>
            <dc:date>2021-01-11T15:06:05.095282932</dc:date>
          </office:change-info>
          <table:previous>
            <table:change-track-table-cell/>
          </table:previous>
        </table:cell-content-change>
        <table:cell-content-change table:id="ct340">
          <table:cell-address table:column="339" table:row="113" table:table="1"/>
          <office:change-info>
            <dc:creator> </dc:creator>
            <dc:date>2021-01-11T15:06:05.095286358</dc:date>
          </office:change-info>
          <table:previous>
            <table:change-track-table-cell/>
          </table:previous>
        </table:cell-content-change>
        <table:cell-content-change table:id="ct341">
          <table:cell-address table:column="340" table:row="113" table:table="1"/>
          <office:change-info>
            <dc:creator> </dc:creator>
            <dc:date>2021-01-11T15:06:05.095289509</dc:date>
          </office:change-info>
          <table:previous>
            <table:change-track-table-cell/>
          </table:previous>
        </table:cell-content-change>
        <table:cell-content-change table:id="ct342">
          <table:cell-address table:column="341" table:row="113" table:table="1"/>
          <office:change-info>
            <dc:creator> </dc:creator>
            <dc:date>2021-01-11T15:06:05.095292706</dc:date>
          </office:change-info>
          <table:previous>
            <table:change-track-table-cell/>
          </table:previous>
        </table:cell-content-change>
        <table:cell-content-change table:id="ct343">
          <table:cell-address table:column="342" table:row="113" table:table="1"/>
          <office:change-info>
            <dc:creator> </dc:creator>
            <dc:date>2021-01-11T15:06:05.095295852</dc:date>
          </office:change-info>
          <table:previous>
            <table:change-track-table-cell/>
          </table:previous>
        </table:cell-content-change>
        <table:cell-content-change table:id="ct344">
          <table:cell-address table:column="343" table:row="113" table:table="1"/>
          <office:change-info>
            <dc:creator> </dc:creator>
            <dc:date>2021-01-11T15:06:05.095299018</dc:date>
          </office:change-info>
          <table:previous>
            <table:change-track-table-cell/>
          </table:previous>
        </table:cell-content-change>
        <table:cell-content-change table:id="ct345">
          <table:cell-address table:column="344" table:row="113" table:table="1"/>
          <office:change-info>
            <dc:creator> </dc:creator>
            <dc:date>2021-01-11T15:06:05.095302161</dc:date>
          </office:change-info>
          <table:previous>
            <table:change-track-table-cell/>
          </table:previous>
        </table:cell-content-change>
        <table:cell-content-change table:id="ct346">
          <table:cell-address table:column="345" table:row="113" table:table="1"/>
          <office:change-info>
            <dc:creator> </dc:creator>
            <dc:date>2021-01-11T15:06:05.095305247</dc:date>
          </office:change-info>
          <table:previous>
            <table:change-track-table-cell/>
          </table:previous>
        </table:cell-content-change>
        <table:cell-content-change table:id="ct347">
          <table:cell-address table:column="346" table:row="113" table:table="1"/>
          <office:change-info>
            <dc:creator> </dc:creator>
            <dc:date>2021-01-11T15:06:05.095308412</dc:date>
          </office:change-info>
          <table:previous>
            <table:change-track-table-cell/>
          </table:previous>
        </table:cell-content-change>
        <table:cell-content-change table:id="ct348">
          <table:cell-address table:column="347" table:row="113" table:table="1"/>
          <office:change-info>
            <dc:creator> </dc:creator>
            <dc:date>2021-01-11T15:06:05.095311848</dc:date>
          </office:change-info>
          <table:previous>
            <table:change-track-table-cell/>
          </table:previous>
        </table:cell-content-change>
        <table:cell-content-change table:id="ct349">
          <table:cell-address table:column="348" table:row="113" table:table="1"/>
          <office:change-info>
            <dc:creator> </dc:creator>
            <dc:date>2021-01-11T15:06:05.095315012</dc:date>
          </office:change-info>
          <table:previous>
            <table:change-track-table-cell/>
          </table:previous>
        </table:cell-content-change>
        <table:cell-content-change table:id="ct350">
          <table:cell-address table:column="349" table:row="113" table:table="1"/>
          <office:change-info>
            <dc:creator> </dc:creator>
            <dc:date>2021-01-11T15:06:05.095318193</dc:date>
          </office:change-info>
          <table:previous>
            <table:change-track-table-cell/>
          </table:previous>
        </table:cell-content-change>
        <table:cell-content-change table:id="ct351">
          <table:cell-address table:column="350" table:row="113" table:table="1"/>
          <office:change-info>
            <dc:creator> </dc:creator>
            <dc:date>2021-01-11T15:06:05.095321515</dc:date>
          </office:change-info>
          <table:previous>
            <table:change-track-table-cell/>
          </table:previous>
        </table:cell-content-change>
        <table:cell-content-change table:id="ct352">
          <table:cell-address table:column="351" table:row="113" table:table="1"/>
          <office:change-info>
            <dc:creator> </dc:creator>
            <dc:date>2021-01-11T15:06:05.095324673</dc:date>
          </office:change-info>
          <table:previous>
            <table:change-track-table-cell/>
          </table:previous>
        </table:cell-content-change>
        <table:cell-content-change table:id="ct353">
          <table:cell-address table:column="352" table:row="113" table:table="1"/>
          <office:change-info>
            <dc:creator> </dc:creator>
            <dc:date>2021-01-11T15:06:05.095327914</dc:date>
          </office:change-info>
          <table:previous>
            <table:change-track-table-cell/>
          </table:previous>
        </table:cell-content-change>
        <table:cell-content-change table:id="ct354">
          <table:cell-address table:column="353" table:row="113" table:table="1"/>
          <office:change-info>
            <dc:creator> </dc:creator>
            <dc:date>2021-01-11T15:06:05.095331110</dc:date>
          </office:change-info>
          <table:previous>
            <table:change-track-table-cell/>
          </table:previous>
        </table:cell-content-change>
        <table:cell-content-change table:id="ct355">
          <table:cell-address table:column="354" table:row="113" table:table="1"/>
          <office:change-info>
            <dc:creator> </dc:creator>
            <dc:date>2021-01-11T15:06:05.095334306</dc:date>
          </office:change-info>
          <table:previous>
            <table:change-track-table-cell/>
          </table:previous>
        </table:cell-content-change>
        <table:cell-content-change table:id="ct356">
          <table:cell-address table:column="355" table:row="113" table:table="1"/>
          <office:change-info>
            <dc:creator> </dc:creator>
            <dc:date>2021-01-11T15:06:05.095338102</dc:date>
          </office:change-info>
          <table:previous>
            <table:change-track-table-cell/>
          </table:previous>
        </table:cell-content-change>
        <table:cell-content-change table:id="ct357">
          <table:cell-address table:column="356" table:row="113" table:table="1"/>
          <office:change-info>
            <dc:creator> </dc:creator>
            <dc:date>2021-01-11T15:06:05.095341449</dc:date>
          </office:change-info>
          <table:previous>
            <table:change-track-table-cell/>
          </table:previous>
        </table:cell-content-change>
        <table:cell-content-change table:id="ct358">
          <table:cell-address table:column="357" table:row="113" table:table="1"/>
          <office:change-info>
            <dc:creator> </dc:creator>
            <dc:date>2021-01-11T15:06:05.095344678</dc:date>
          </office:change-info>
          <table:previous>
            <table:change-track-table-cell/>
          </table:previous>
        </table:cell-content-change>
        <table:cell-content-change table:id="ct359">
          <table:cell-address table:column="358" table:row="113" table:table="1"/>
          <office:change-info>
            <dc:creator> </dc:creator>
            <dc:date>2021-01-11T15:06:05.095348001</dc:date>
          </office:change-info>
          <table:previous>
            <table:change-track-table-cell/>
          </table:previous>
        </table:cell-content-change>
        <table:cell-content-change table:id="ct360">
          <table:cell-address table:column="359" table:row="113" table:table="1"/>
          <office:change-info>
            <dc:creator> </dc:creator>
            <dc:date>2021-01-11T15:06:05.095351274</dc:date>
          </office:change-info>
          <table:previous>
            <table:change-track-table-cell/>
          </table:previous>
        </table:cell-content-change>
        <table:cell-content-change table:id="ct361">
          <table:cell-address table:column="360" table:row="113" table:table="1"/>
          <office:change-info>
            <dc:creator> </dc:creator>
            <dc:date>2021-01-11T15:06:05.095354571</dc:date>
          </office:change-info>
          <table:previous>
            <table:change-track-table-cell/>
          </table:previous>
        </table:cell-content-change>
        <table:cell-content-change table:id="ct362">
          <table:cell-address table:column="361" table:row="113" table:table="1"/>
          <office:change-info>
            <dc:creator> </dc:creator>
            <dc:date>2021-01-11T15:06:05.095357786</dc:date>
          </office:change-info>
          <table:previous>
            <table:change-track-table-cell/>
          </table:previous>
        </table:cell-content-change>
        <table:cell-content-change table:id="ct363">
          <table:cell-address table:column="362" table:row="113" table:table="1"/>
          <office:change-info>
            <dc:creator> </dc:creator>
            <dc:date>2021-01-11T15:06:05.095361139</dc:date>
          </office:change-info>
          <table:previous>
            <table:change-track-table-cell/>
          </table:previous>
        </table:cell-content-change>
        <table:cell-content-change table:id="ct364">
          <table:cell-address table:column="363" table:row="113" table:table="1"/>
          <office:change-info>
            <dc:creator> </dc:creator>
            <dc:date>2021-01-11T15:06:05.095364925</dc:date>
          </office:change-info>
          <table:previous>
            <table:change-track-table-cell/>
          </table:previous>
        </table:cell-content-change>
        <table:cell-content-change table:id="ct365">
          <table:cell-address table:column="364" table:row="113" table:table="1"/>
          <office:change-info>
            <dc:creator> </dc:creator>
            <dc:date>2021-01-11T15:06:05.095368242</dc:date>
          </office:change-info>
          <table:previous>
            <table:change-track-table-cell/>
          </table:previous>
        </table:cell-content-change>
        <table:cell-content-change table:id="ct366">
          <table:cell-address table:column="365" table:row="113" table:table="1"/>
          <office:change-info>
            <dc:creator> </dc:creator>
            <dc:date>2021-01-11T15:06:05.095371565</dc:date>
          </office:change-info>
          <table:previous>
            <table:change-track-table-cell/>
          </table:previous>
        </table:cell-content-change>
        <table:cell-content-change table:id="ct367">
          <table:cell-address table:column="366" table:row="113" table:table="1"/>
          <office:change-info>
            <dc:creator> </dc:creator>
            <dc:date>2021-01-11T15:06:05.095374920</dc:date>
          </office:change-info>
          <table:previous>
            <table:change-track-table-cell/>
          </table:previous>
        </table:cell-content-change>
        <table:cell-content-change table:id="ct368">
          <table:cell-address table:column="367" table:row="113" table:table="1"/>
          <office:change-info>
            <dc:creator> </dc:creator>
            <dc:date>2021-01-11T15:06:05.095378169</dc:date>
          </office:change-info>
          <table:previous>
            <table:change-track-table-cell/>
          </table:previous>
        </table:cell-content-change>
        <table:cell-content-change table:id="ct369">
          <table:cell-address table:column="368" table:row="113" table:table="1"/>
          <office:change-info>
            <dc:creator> </dc:creator>
            <dc:date>2021-01-11T15:06:05.095381472</dc:date>
          </office:change-info>
          <table:previous>
            <table:change-track-table-cell/>
          </table:previous>
        </table:cell-content-change>
        <table:cell-content-change table:id="ct370">
          <table:cell-address table:column="369" table:row="113" table:table="1"/>
          <office:change-info>
            <dc:creator> </dc:creator>
            <dc:date>2021-01-11T15:06:05.095384707</dc:date>
          </office:change-info>
          <table:previous>
            <table:change-track-table-cell/>
          </table:previous>
        </table:cell-content-change>
        <table:cell-content-change table:id="ct371">
          <table:cell-address table:column="370" table:row="113" table:table="1"/>
          <office:change-info>
            <dc:creator> </dc:creator>
            <dc:date>2021-01-11T15:06:05.095388005</dc:date>
          </office:change-info>
          <table:previous>
            <table:change-track-table-cell/>
          </table:previous>
        </table:cell-content-change>
        <table:cell-content-change table:id="ct372">
          <table:cell-address table:column="371" table:row="113" table:table="1"/>
          <office:change-info>
            <dc:creator> </dc:creator>
            <dc:date>2021-01-11T15:06:05.095391655</dc:date>
          </office:change-info>
          <table:previous>
            <table:change-track-table-cell/>
          </table:previous>
        </table:cell-content-change>
        <table:cell-content-change table:id="ct373">
          <table:cell-address table:column="372" table:row="113" table:table="1"/>
          <office:change-info>
            <dc:creator> </dc:creator>
            <dc:date>2021-01-11T15:06:05.095395006</dc:date>
          </office:change-info>
          <table:previous>
            <table:change-track-table-cell/>
          </table:previous>
        </table:cell-content-change>
        <table:cell-content-change table:id="ct374">
          <table:cell-address table:column="373" table:row="113" table:table="1"/>
          <office:change-info>
            <dc:creator> </dc:creator>
            <dc:date>2021-01-11T15:06:05.095398309</dc:date>
          </office:change-info>
          <table:previous>
            <table:change-track-table-cell/>
          </table:previous>
        </table:cell-content-change>
        <table:cell-content-change table:id="ct375">
          <table:cell-address table:column="374" table:row="113" table:table="1"/>
          <office:change-info>
            <dc:creator> </dc:creator>
            <dc:date>2021-01-11T15:06:05.095401657</dc:date>
          </office:change-info>
          <table:previous>
            <table:change-track-table-cell/>
          </table:previous>
        </table:cell-content-change>
        <table:cell-content-change table:id="ct376">
          <table:cell-address table:column="375" table:row="113" table:table="1"/>
          <office:change-info>
            <dc:creator> </dc:creator>
            <dc:date>2021-01-11T15:06:05.095405002</dc:date>
          </office:change-info>
          <table:previous>
            <table:change-track-table-cell/>
          </table:previous>
        </table:cell-content-change>
        <table:cell-content-change table:id="ct377">
          <table:cell-address table:column="376" table:row="113" table:table="1"/>
          <office:change-info>
            <dc:creator> </dc:creator>
            <dc:date>2021-01-11T15:06:05.095408311</dc:date>
          </office:change-info>
          <table:previous>
            <table:change-track-table-cell/>
          </table:previous>
        </table:cell-content-change>
        <table:cell-content-change table:id="ct378">
          <table:cell-address table:column="377" table:row="113" table:table="1"/>
          <office:change-info>
            <dc:creator> </dc:creator>
            <dc:date>2021-01-11T15:06:05.095411647</dc:date>
          </office:change-info>
          <table:previous>
            <table:change-track-table-cell/>
          </table:previous>
        </table:cell-content-change>
        <table:cell-content-change table:id="ct379">
          <table:cell-address table:column="378" table:row="113" table:table="1"/>
          <office:change-info>
            <dc:creator> </dc:creator>
            <dc:date>2021-01-11T15:06:05.095415103</dc:date>
          </office:change-info>
          <table:previous>
            <table:change-track-table-cell/>
          </table:previous>
        </table:cell-content-change>
        <table:cell-content-change table:id="ct380">
          <table:cell-address table:column="379" table:row="113" table:table="1"/>
          <office:change-info>
            <dc:creator> </dc:creator>
            <dc:date>2021-01-11T15:06:05.095418973</dc:date>
          </office:change-info>
          <table:previous>
            <table:change-track-table-cell/>
          </table:previous>
        </table:cell-content-change>
        <table:cell-content-change table:id="ct381">
          <table:cell-address table:column="380" table:row="113" table:table="1"/>
          <office:change-info>
            <dc:creator> </dc:creator>
            <dc:date>2021-01-11T15:06:05.095422376</dc:date>
          </office:change-info>
          <table:previous>
            <table:change-track-table-cell/>
          </table:previous>
        </table:cell-content-change>
        <table:cell-content-change table:id="ct382">
          <table:cell-address table:column="381" table:row="113" table:table="1"/>
          <office:change-info>
            <dc:creator> </dc:creator>
            <dc:date>2021-01-11T15:06:05.095425837</dc:date>
          </office:change-info>
          <table:previous>
            <table:change-track-table-cell/>
          </table:previous>
        </table:cell-content-change>
        <table:cell-content-change table:id="ct383">
          <table:cell-address table:column="382" table:row="113" table:table="1"/>
          <office:change-info>
            <dc:creator> </dc:creator>
            <dc:date>2021-01-11T15:06:05.095429447</dc:date>
          </office:change-info>
          <table:previous>
            <table:change-track-table-cell/>
          </table:previous>
        </table:cell-content-change>
        <table:cell-content-change table:id="ct384">
          <table:cell-address table:column="383" table:row="113" table:table="1"/>
          <office:change-info>
            <dc:creator> </dc:creator>
            <dc:date>2021-01-11T15:06:05.095432977</dc:date>
          </office:change-info>
          <table:previous>
            <table:change-track-table-cell/>
          </table:previous>
        </table:cell-content-change>
        <table:cell-content-change table:id="ct385">
          <table:cell-address table:column="384" table:row="113" table:table="1"/>
          <office:change-info>
            <dc:creator> </dc:creator>
            <dc:date>2021-01-11T15:06:05.095436474</dc:date>
          </office:change-info>
          <table:previous>
            <table:change-track-table-cell/>
          </table:previous>
        </table:cell-content-change>
        <table:cell-content-change table:id="ct386">
          <table:cell-address table:column="385" table:row="113" table:table="1"/>
          <office:change-info>
            <dc:creator> </dc:creator>
            <dc:date>2021-01-11T15:06:05.095440080</dc:date>
          </office:change-info>
          <table:previous>
            <table:change-track-table-cell/>
          </table:previous>
        </table:cell-content-change>
        <table:cell-content-change table:id="ct387">
          <table:cell-address table:column="386" table:row="113" table:table="1"/>
          <office:change-info>
            <dc:creator> </dc:creator>
            <dc:date>2021-01-11T15:06:05.095443654</dc:date>
          </office:change-info>
          <table:previous>
            <table:change-track-table-cell/>
          </table:previous>
        </table:cell-content-change>
        <table:cell-content-change table:id="ct388">
          <table:cell-address table:column="387" table:row="113" table:table="1"/>
          <office:change-info>
            <dc:creator> </dc:creator>
            <dc:date>2021-01-11T15:06:05.095447342</dc:date>
          </office:change-info>
          <table:previous>
            <table:change-track-table-cell/>
          </table:previous>
        </table:cell-content-change>
        <table:cell-content-change table:id="ct389">
          <table:cell-address table:column="388" table:row="113" table:table="1"/>
          <office:change-info>
            <dc:creator> </dc:creator>
            <dc:date>2021-01-11T15:06:05.095451088</dc:date>
          </office:change-info>
          <table:previous>
            <table:change-track-table-cell/>
          </table:previous>
        </table:cell-content-change>
        <table:cell-content-change table:id="ct390">
          <table:cell-address table:column="389" table:row="113" table:table="1"/>
          <office:change-info>
            <dc:creator> </dc:creator>
            <dc:date>2021-01-11T15:06:05.095454683</dc:date>
          </office:change-info>
          <table:previous>
            <table:change-track-table-cell/>
          </table:previous>
        </table:cell-content-change>
        <table:cell-content-change table:id="ct391">
          <table:cell-address table:column="390" table:row="113" table:table="1"/>
          <office:change-info>
            <dc:creator> </dc:creator>
            <dc:date>2021-01-11T15:06:05.095458226</dc:date>
          </office:change-info>
          <table:previous>
            <table:change-track-table-cell/>
          </table:previous>
        </table:cell-content-change>
        <table:cell-content-change table:id="ct392">
          <table:cell-address table:column="391" table:row="113" table:table="1"/>
          <office:change-info>
            <dc:creator> </dc:creator>
            <dc:date>2021-01-11T15:06:05.095461705</dc:date>
          </office:change-info>
          <table:previous>
            <table:change-track-table-cell/>
          </table:previous>
        </table:cell-content-change>
        <table:cell-content-change table:id="ct393">
          <table:cell-address table:column="392" table:row="113" table:table="1"/>
          <office:change-info>
            <dc:creator> </dc:creator>
            <dc:date>2021-01-11T15:06:05.095465234</dc:date>
          </office:change-info>
          <table:previous>
            <table:change-track-table-cell/>
          </table:previous>
        </table:cell-content-change>
        <table:cell-content-change table:id="ct394">
          <table:cell-address table:column="393" table:row="113" table:table="1"/>
          <office:change-info>
            <dc:creator> </dc:creator>
            <dc:date>2021-01-11T15:06:05.095468831</dc:date>
          </office:change-info>
          <table:previous>
            <table:change-track-table-cell/>
          </table:previous>
        </table:cell-content-change>
        <table:cell-content-change table:id="ct395">
          <table:cell-address table:column="394" table:row="113" table:table="1"/>
          <office:change-info>
            <dc:creator> </dc:creator>
            <dc:date>2021-01-11T15:06:05.095472475</dc:date>
          </office:change-info>
          <table:previous>
            <table:change-track-table-cell/>
          </table:previous>
        </table:cell-content-change>
        <table:cell-content-change table:id="ct396">
          <table:cell-address table:column="395" table:row="113" table:table="1"/>
          <office:change-info>
            <dc:creator> </dc:creator>
            <dc:date>2021-01-11T15:06:05.095476257</dc:date>
          </office:change-info>
          <table:previous>
            <table:change-track-table-cell/>
          </table:previous>
        </table:cell-content-change>
        <table:cell-content-change table:id="ct397">
          <table:cell-address table:column="396" table:row="113" table:table="1"/>
          <office:change-info>
            <dc:creator> </dc:creator>
            <dc:date>2021-01-11T15:06:05.095479877</dc:date>
          </office:change-info>
          <table:previous>
            <table:change-track-table-cell/>
          </table:previous>
        </table:cell-content-change>
        <table:cell-content-change table:id="ct398">
          <table:cell-address table:column="397" table:row="113" table:table="1"/>
          <office:change-info>
            <dc:creator> </dc:creator>
            <dc:date>2021-01-11T15:06:05.095483449</dc:date>
          </office:change-info>
          <table:previous>
            <table:change-track-table-cell/>
          </table:previous>
        </table:cell-content-change>
        <table:cell-content-change table:id="ct399">
          <table:cell-address table:column="398" table:row="113" table:table="1"/>
          <office:change-info>
            <dc:creator> </dc:creator>
            <dc:date>2021-01-11T15:06:05.095487181</dc:date>
          </office:change-info>
          <table:previous>
            <table:change-track-table-cell/>
          </table:previous>
        </table:cell-content-change>
        <table:cell-content-change table:id="ct400">
          <table:cell-address table:column="399" table:row="113" table:table="1"/>
          <office:change-info>
            <dc:creator> </dc:creator>
            <dc:date>2021-01-11T15:06:05.095490902</dc:date>
          </office:change-info>
          <table:previous>
            <table:change-track-table-cell/>
          </table:previous>
        </table:cell-content-change>
        <table:cell-content-change table:id="ct401">
          <table:cell-address table:column="400" table:row="113" table:table="1"/>
          <office:change-info>
            <dc:creator> </dc:creator>
            <dc:date>2021-01-11T15:06:05.095494639</dc:date>
          </office:change-info>
          <table:previous>
            <table:change-track-table-cell/>
          </table:previous>
        </table:cell-content-change>
        <table:cell-content-change table:id="ct402">
          <table:cell-address table:column="401" table:row="113" table:table="1"/>
          <office:change-info>
            <dc:creator> </dc:creator>
            <dc:date>2021-01-11T15:06:05.095498328</dc:date>
          </office:change-info>
          <table:previous>
            <table:change-track-table-cell/>
          </table:previous>
        </table:cell-content-change>
        <table:cell-content-change table:id="ct403">
          <table:cell-address table:column="402" table:row="113" table:table="1"/>
          <office:change-info>
            <dc:creator> </dc:creator>
            <dc:date>2021-01-11T15:06:05.095502008</dc:date>
          </office:change-info>
          <table:previous>
            <table:change-track-table-cell/>
          </table:previous>
        </table:cell-content-change>
        <table:cell-content-change table:id="ct404">
          <table:cell-address table:column="403" table:row="113" table:table="1"/>
          <office:change-info>
            <dc:creator> </dc:creator>
            <dc:date>2021-01-11T15:06:05.095505845</dc:date>
          </office:change-info>
          <table:previous>
            <table:change-track-table-cell/>
          </table:previous>
        </table:cell-content-change>
        <table:cell-content-change table:id="ct405">
          <table:cell-address table:column="404" table:row="113" table:table="1"/>
          <office:change-info>
            <dc:creator> </dc:creator>
            <dc:date>2021-01-11T15:06:05.095509543</dc:date>
          </office:change-info>
          <table:previous>
            <table:change-track-table-cell/>
          </table:previous>
        </table:cell-content-change>
        <table:cell-content-change table:id="ct406">
          <table:cell-address table:column="405" table:row="113" table:table="1"/>
          <office:change-info>
            <dc:creator> </dc:creator>
            <dc:date>2021-01-11T15:06:05.095513152</dc:date>
          </office:change-info>
          <table:previous>
            <table:change-track-table-cell/>
          </table:previous>
        </table:cell-content-change>
        <table:cell-content-change table:id="ct407">
          <table:cell-address table:column="406" table:row="113" table:table="1"/>
          <office:change-info>
            <dc:creator> </dc:creator>
            <dc:date>2021-01-11T15:06:05.095516836</dc:date>
          </office:change-info>
          <table:previous>
            <table:change-track-table-cell/>
          </table:previous>
        </table:cell-content-change>
        <table:cell-content-change table:id="ct408">
          <table:cell-address table:column="407" table:row="113" table:table="1"/>
          <office:change-info>
            <dc:creator> </dc:creator>
            <dc:date>2021-01-11T15:06:05.095520658</dc:date>
          </office:change-info>
          <table:previous>
            <table:change-track-table-cell/>
          </table:previous>
        </table:cell-content-change>
        <table:cell-content-change table:id="ct409">
          <table:cell-address table:column="408" table:row="113" table:table="1"/>
          <office:change-info>
            <dc:creator> </dc:creator>
            <dc:date>2021-01-11T15:06:05.095524477</dc:date>
          </office:change-info>
          <table:previous>
            <table:change-track-table-cell/>
          </table:previous>
        </table:cell-content-change>
        <table:cell-content-change table:id="ct410">
          <table:cell-address table:column="409" table:row="113" table:table="1"/>
          <office:change-info>
            <dc:creator> </dc:creator>
            <dc:date>2021-01-11T15:06:05.095528330</dc:date>
          </office:change-info>
          <table:previous>
            <table:change-track-table-cell/>
          </table:previous>
        </table:cell-content-change>
        <table:cell-content-change table:id="ct411">
          <table:cell-address table:column="410" table:row="113" table:table="1"/>
          <office:change-info>
            <dc:creator> </dc:creator>
            <dc:date>2021-01-11T15:06:05.095532098</dc:date>
          </office:change-info>
          <table:previous>
            <table:change-track-table-cell/>
          </table:previous>
        </table:cell-content-change>
        <table:cell-content-change table:id="ct412">
          <table:cell-address table:column="411" table:row="113" table:table="1"/>
          <office:change-info>
            <dc:creator> </dc:creator>
            <dc:date>2021-01-11T15:06:05.095536503</dc:date>
          </office:change-info>
          <table:previous>
            <table:change-track-table-cell/>
          </table:previous>
        </table:cell-content-change>
        <table:cell-content-change table:id="ct413">
          <table:cell-address table:column="412" table:row="113" table:table="1"/>
          <office:change-info>
            <dc:creator> </dc:creator>
            <dc:date>2021-01-11T15:06:05.095540409</dc:date>
          </office:change-info>
          <table:previous>
            <table:change-track-table-cell/>
          </table:previous>
        </table:cell-content-change>
        <table:cell-content-change table:id="ct414">
          <table:cell-address table:column="413" table:row="113" table:table="1"/>
          <office:change-info>
            <dc:creator> </dc:creator>
            <dc:date>2021-01-11T15:06:05.095544256</dc:date>
          </office:change-info>
          <table:previous>
            <table:change-track-table-cell/>
          </table:previous>
        </table:cell-content-change>
        <table:cell-content-change table:id="ct415">
          <table:cell-address table:column="414" table:row="113" table:table="1"/>
          <office:change-info>
            <dc:creator> </dc:creator>
            <dc:date>2021-01-11T15:06:05.095548126</dc:date>
          </office:change-info>
          <table:previous>
            <table:change-track-table-cell/>
          </table:previous>
        </table:cell-content-change>
        <table:cell-content-change table:id="ct416">
          <table:cell-address table:column="415" table:row="113" table:table="1"/>
          <office:change-info>
            <dc:creator> </dc:creator>
            <dc:date>2021-01-11T15:06:05.095551996</dc:date>
          </office:change-info>
          <table:previous>
            <table:change-track-table-cell/>
          </table:previous>
        </table:cell-content-change>
        <table:cell-content-change table:id="ct417">
          <table:cell-address table:column="416" table:row="113" table:table="1"/>
          <office:change-info>
            <dc:creator> </dc:creator>
            <dc:date>2021-01-11T15:06:05.095555829</dc:date>
          </office:change-info>
          <table:previous>
            <table:change-track-table-cell/>
          </table:previous>
        </table:cell-content-change>
        <table:cell-content-change table:id="ct418">
          <table:cell-address table:column="417" table:row="113" table:table="1"/>
          <office:change-info>
            <dc:creator> </dc:creator>
            <dc:date>2021-01-11T15:06:05.095559555</dc:date>
          </office:change-info>
          <table:previous>
            <table:change-track-table-cell/>
          </table:previous>
        </table:cell-content-change>
        <table:cell-content-change table:id="ct419">
          <table:cell-address table:column="418" table:row="113" table:table="1"/>
          <office:change-info>
            <dc:creator> </dc:creator>
            <dc:date>2021-01-11T15:06:05.095563405</dc:date>
          </office:change-info>
          <table:previous>
            <table:change-track-table-cell/>
          </table:previous>
        </table:cell-content-change>
        <table:cell-content-change table:id="ct420">
          <table:cell-address table:column="419" table:row="113" table:table="1"/>
          <office:change-info>
            <dc:creator> </dc:creator>
            <dc:date>2021-01-11T15:06:05.095567579</dc:date>
          </office:change-info>
          <table:previous>
            <table:change-track-table-cell/>
          </table:previous>
        </table:cell-content-change>
        <table:cell-content-change table:id="ct421">
          <table:cell-address table:column="420" table:row="113" table:table="1"/>
          <office:change-info>
            <dc:creator> </dc:creator>
            <dc:date>2021-01-11T15:06:05.095571336</dc:date>
          </office:change-info>
          <table:previous>
            <table:change-track-table-cell/>
          </table:previous>
        </table:cell-content-change>
        <table:cell-content-change table:id="ct422">
          <table:cell-address table:column="421" table:row="113" table:table="1"/>
          <office:change-info>
            <dc:creator> </dc:creator>
            <dc:date>2021-01-11T15:06:05.095575398</dc:date>
          </office:change-info>
          <table:previous>
            <table:change-track-table-cell/>
          </table:previous>
        </table:cell-content-change>
        <table:cell-content-change table:id="ct423">
          <table:cell-address table:column="422" table:row="113" table:table="1"/>
          <office:change-info>
            <dc:creator> </dc:creator>
            <dc:date>2021-01-11T15:06:05.095579266</dc:date>
          </office:change-info>
          <table:previous>
            <table:change-track-table-cell/>
          </table:previous>
        </table:cell-content-change>
        <table:cell-content-change table:id="ct424">
          <table:cell-address table:column="423" table:row="113" table:table="1"/>
          <office:change-info>
            <dc:creator> </dc:creator>
            <dc:date>2021-01-11T15:06:05.095583186</dc:date>
          </office:change-info>
          <table:previous>
            <table:change-track-table-cell/>
          </table:previous>
        </table:cell-content-change>
        <table:cell-content-change table:id="ct425">
          <table:cell-address table:column="424" table:row="113" table:table="1"/>
          <office:change-info>
            <dc:creator> </dc:creator>
            <dc:date>2021-01-11T15:06:05.095587070</dc:date>
          </office:change-info>
          <table:previous>
            <table:change-track-table-cell/>
          </table:previous>
        </table:cell-content-change>
        <table:cell-content-change table:id="ct426">
          <table:cell-address table:column="425" table:row="113" table:table="1"/>
          <office:change-info>
            <dc:creator> </dc:creator>
            <dc:date>2021-01-11T15:06:05.095590968</dc:date>
          </office:change-info>
          <table:previous>
            <table:change-track-table-cell/>
          </table:previous>
        </table:cell-content-change>
        <table:cell-content-change table:id="ct427">
          <table:cell-address table:column="426" table:row="113" table:table="1"/>
          <office:change-info>
            <dc:creator> </dc:creator>
            <dc:date>2021-01-11T15:06:05.095594971</dc:date>
          </office:change-info>
          <table:previous>
            <table:change-track-table-cell/>
          </table:previous>
        </table:cell-content-change>
        <table:cell-content-change table:id="ct428">
          <table:cell-address table:column="427" table:row="113" table:table="1"/>
          <office:change-info>
            <dc:creator> </dc:creator>
            <dc:date>2021-01-11T15:06:05.095599117</dc:date>
          </office:change-info>
          <table:previous>
            <table:change-track-table-cell/>
          </table:previous>
        </table:cell-content-change>
        <table:cell-content-change table:id="ct429">
          <table:cell-address table:column="428" table:row="113" table:table="1"/>
          <office:change-info>
            <dc:creator> </dc:creator>
            <dc:date>2021-01-11T15:06:05.095603140</dc:date>
          </office:change-info>
          <table:previous>
            <table:change-track-table-cell/>
          </table:previous>
        </table:cell-content-change>
        <table:cell-content-change table:id="ct430">
          <table:cell-address table:column="429" table:row="113" table:table="1"/>
          <office:change-info>
            <dc:creator> </dc:creator>
            <dc:date>2021-01-11T15:06:05.095607087</dc:date>
          </office:change-info>
          <table:previous>
            <table:change-track-table-cell/>
          </table:previous>
        </table:cell-content-change>
        <table:cell-content-change table:id="ct431">
          <table:cell-address table:column="430" table:row="113" table:table="1"/>
          <office:change-info>
            <dc:creator> </dc:creator>
            <dc:date>2021-01-11T15:06:05.095611357</dc:date>
          </office:change-info>
          <table:previous>
            <table:change-track-table-cell/>
          </table:previous>
        </table:cell-content-change>
        <table:cell-content-change table:id="ct432">
          <table:cell-address table:column="431" table:row="113" table:table="1"/>
          <office:change-info>
            <dc:creator> </dc:creator>
            <dc:date>2021-01-11T15:06:05.095615415</dc:date>
          </office:change-info>
          <table:previous>
            <table:change-track-table-cell/>
          </table:previous>
        </table:cell-content-change>
        <table:cell-content-change table:id="ct433">
          <table:cell-address table:column="432" table:row="113" table:table="1"/>
          <office:change-info>
            <dc:creator> </dc:creator>
            <dc:date>2021-01-11T15:06:05.095619361</dc:date>
          </office:change-info>
          <table:previous>
            <table:change-track-table-cell/>
          </table:previous>
        </table:cell-content-change>
        <table:cell-content-change table:id="ct434">
          <table:cell-address table:column="433" table:row="113" table:table="1"/>
          <office:change-info>
            <dc:creator> </dc:creator>
            <dc:date>2021-01-11T15:06:05.095623431</dc:date>
          </office:change-info>
          <table:previous>
            <table:change-track-table-cell/>
          </table:previous>
        </table:cell-content-change>
        <table:cell-content-change table:id="ct435">
          <table:cell-address table:column="434" table:row="113" table:table="1"/>
          <office:change-info>
            <dc:creator> </dc:creator>
            <dc:date>2021-01-11T15:06:05.095627429</dc:date>
          </office:change-info>
          <table:previous>
            <table:change-track-table-cell/>
          </table:previous>
        </table:cell-content-change>
        <table:cell-content-change table:id="ct436">
          <table:cell-address table:column="435" table:row="113" table:table="1"/>
          <office:change-info>
            <dc:creator> </dc:creator>
            <dc:date>2021-01-11T15:06:05.095631854</dc:date>
          </office:change-info>
          <table:previous>
            <table:change-track-table-cell/>
          </table:previous>
        </table:cell-content-change>
        <table:cell-content-change table:id="ct437">
          <table:cell-address table:column="436" table:row="113" table:table="1"/>
          <office:change-info>
            <dc:creator> </dc:creator>
            <dc:date>2021-01-11T15:06:05.095635815</dc:date>
          </office:change-info>
          <table:previous>
            <table:change-track-table-cell/>
          </table:previous>
        </table:cell-content-change>
        <table:cell-content-change table:id="ct438">
          <table:cell-address table:column="437" table:row="113" table:table="1"/>
          <office:change-info>
            <dc:creator> </dc:creator>
            <dc:date>2021-01-11T15:06:05.095639842</dc:date>
          </office:change-info>
          <table:previous>
            <table:change-track-table-cell/>
          </table:previous>
        </table:cell-content-change>
        <table:cell-content-change table:id="ct439">
          <table:cell-address table:column="438" table:row="113" table:table="1"/>
          <office:change-info>
            <dc:creator> </dc:creator>
            <dc:date>2021-01-11T15:06:05.095643964</dc:date>
          </office:change-info>
          <table:previous>
            <table:change-track-table-cell/>
          </table:previous>
        </table:cell-content-change>
        <table:cell-content-change table:id="ct440">
          <table:cell-address table:column="439" table:row="113" table:table="1"/>
          <office:change-info>
            <dc:creator> </dc:creator>
            <dc:date>2021-01-11T15:06:05.095648089</dc:date>
          </office:change-info>
          <table:previous>
            <table:change-track-table-cell/>
          </table:previous>
        </table:cell-content-change>
        <table:cell-content-change table:id="ct441">
          <table:cell-address table:column="440" table:row="113" table:table="1"/>
          <office:change-info>
            <dc:creator> </dc:creator>
            <dc:date>2021-01-11T15:06:05.095652313</dc:date>
          </office:change-info>
          <table:previous>
            <table:change-track-table-cell/>
          </table:previous>
        </table:cell-content-change>
        <table:cell-content-change table:id="ct442">
          <table:cell-address table:column="441" table:row="113" table:table="1"/>
          <office:change-info>
            <dc:creator> </dc:creator>
            <dc:date>2021-01-11T15:06:05.095656523</dc:date>
          </office:change-info>
          <table:previous>
            <table:change-track-table-cell/>
          </table:previous>
        </table:cell-content-change>
        <table:cell-content-change table:id="ct443">
          <table:cell-address table:column="442" table:row="113" table:table="1"/>
          <office:change-info>
            <dc:creator> </dc:creator>
            <dc:date>2021-01-11T15:06:05.095660642</dc:date>
          </office:change-info>
          <table:previous>
            <table:change-track-table-cell/>
          </table:previous>
        </table:cell-content-change>
        <table:cell-content-change table:id="ct444">
          <table:cell-address table:column="443" table:row="113" table:table="1"/>
          <office:change-info>
            <dc:creator> </dc:creator>
            <dc:date>2021-01-11T15:06:05.095665096</dc:date>
          </office:change-info>
          <table:previous>
            <table:change-track-table-cell/>
          </table:previous>
        </table:cell-content-change>
        <table:cell-content-change table:id="ct445">
          <table:cell-address table:column="444" table:row="113" table:table="1"/>
          <office:change-info>
            <dc:creator> </dc:creator>
            <dc:date>2021-01-11T15:06:05.095669328</dc:date>
          </office:change-info>
          <table:previous>
            <table:change-track-table-cell/>
          </table:previous>
        </table:cell-content-change>
        <table:cell-content-change table:id="ct446">
          <table:cell-address table:column="445" table:row="113" table:table="1"/>
          <office:change-info>
            <dc:creator> </dc:creator>
            <dc:date>2021-01-11T15:06:05.095673869</dc:date>
          </office:change-info>
          <table:previous>
            <table:change-track-table-cell/>
          </table:previous>
        </table:cell-content-change>
        <table:cell-content-change table:id="ct447">
          <table:cell-address table:column="446" table:row="113" table:table="1"/>
          <office:change-info>
            <dc:creator> </dc:creator>
            <dc:date>2021-01-11T15:06:05.095678319</dc:date>
          </office:change-info>
          <table:previous>
            <table:change-track-table-cell/>
          </table:previous>
        </table:cell-content-change>
        <table:cell-content-change table:id="ct448">
          <table:cell-address table:column="447" table:row="113" table:table="1"/>
          <office:change-info>
            <dc:creator> </dc:creator>
            <dc:date>2021-01-11T15:06:05.095682644</dc:date>
          </office:change-info>
          <table:previous>
            <table:change-track-table-cell/>
          </table:previous>
        </table:cell-content-change>
        <table:cell-content-change table:id="ct449">
          <table:cell-address table:column="448" table:row="113" table:table="1"/>
          <office:change-info>
            <dc:creator> </dc:creator>
            <dc:date>2021-01-11T15:06:05.095686946</dc:date>
          </office:change-info>
          <table:previous>
            <table:change-track-table-cell/>
          </table:previous>
        </table:cell-content-change>
        <table:cell-content-change table:id="ct450">
          <table:cell-address table:column="449" table:row="113" table:table="1"/>
          <office:change-info>
            <dc:creator> </dc:creator>
            <dc:date>2021-01-11T15:06:05.095691194</dc:date>
          </office:change-info>
          <table:previous>
            <table:change-track-table-cell/>
          </table:previous>
        </table:cell-content-change>
        <table:cell-content-change table:id="ct451">
          <table:cell-address table:column="450" table:row="113" table:table="1"/>
          <office:change-info>
            <dc:creator> </dc:creator>
            <dc:date>2021-01-11T15:06:05.095695509</dc:date>
          </office:change-info>
          <table:previous>
            <table:change-track-table-cell/>
          </table:previous>
        </table:cell-content-change>
        <table:cell-content-change table:id="ct452">
          <table:cell-address table:column="451" table:row="113" table:table="1"/>
          <office:change-info>
            <dc:creator> </dc:creator>
            <dc:date>2021-01-11T15:06:05.095700132</dc:date>
          </office:change-info>
          <table:previous>
            <table:change-track-table-cell/>
          </table:previous>
        </table:cell-content-change>
        <table:cell-content-change table:id="ct453">
          <table:cell-address table:column="452" table:row="113" table:table="1"/>
          <office:change-info>
            <dc:creator> </dc:creator>
            <dc:date>2021-01-11T15:06:05.095704401</dc:date>
          </office:change-info>
          <table:previous>
            <table:change-track-table-cell/>
          </table:previous>
        </table:cell-content-change>
        <table:cell-content-change table:id="ct454">
          <table:cell-address table:column="453" table:row="113" table:table="1"/>
          <office:change-info>
            <dc:creator> </dc:creator>
            <dc:date>2021-01-11T15:06:05.095708660</dc:date>
          </office:change-info>
          <table:previous>
            <table:change-track-table-cell/>
          </table:previous>
        </table:cell-content-change>
        <table:cell-content-change table:id="ct455">
          <table:cell-address table:column="454" table:row="113" table:table="1"/>
          <office:change-info>
            <dc:creator> </dc:creator>
            <dc:date>2021-01-11T15:06:05.095712988</dc:date>
          </office:change-info>
          <table:previous>
            <table:change-track-table-cell/>
          </table:previous>
        </table:cell-content-change>
        <table:cell-content-change table:id="ct456">
          <table:cell-address table:column="455" table:row="113" table:table="1"/>
          <office:change-info>
            <dc:creator> </dc:creator>
            <dc:date>2021-01-11T15:06:05.095717217</dc:date>
          </office:change-info>
          <table:previous>
            <table:change-track-table-cell/>
          </table:previous>
        </table:cell-content-change>
        <table:cell-content-change table:id="ct457">
          <table:cell-address table:column="456" table:row="113" table:table="1"/>
          <office:change-info>
            <dc:creator> </dc:creator>
            <dc:date>2021-01-11T15:06:05.095721472</dc:date>
          </office:change-info>
          <table:previous>
            <table:change-track-table-cell/>
          </table:previous>
        </table:cell-content-change>
        <table:cell-content-change table:id="ct458">
          <table:cell-address table:column="457" table:row="113" table:table="1"/>
          <office:change-info>
            <dc:creator> </dc:creator>
            <dc:date>2021-01-11T15:06:05.095725762</dc:date>
          </office:change-info>
          <table:previous>
            <table:change-track-table-cell/>
          </table:previous>
        </table:cell-content-change>
        <table:cell-content-change table:id="ct459">
          <table:cell-address table:column="458" table:row="113" table:table="1"/>
          <office:change-info>
            <dc:creator> </dc:creator>
            <dc:date>2021-01-11T15:06:05.095730109</dc:date>
          </office:change-info>
          <table:previous>
            <table:change-track-table-cell/>
          </table:previous>
        </table:cell-content-change>
        <table:cell-content-change table:id="ct460">
          <table:cell-address table:column="459" table:row="113" table:table="1"/>
          <office:change-info>
            <dc:creator> </dc:creator>
            <dc:date>2021-01-11T15:06:05.095734693</dc:date>
          </office:change-info>
          <table:previous>
            <table:change-track-table-cell/>
          </table:previous>
        </table:cell-content-change>
        <table:cell-content-change table:id="ct461">
          <table:cell-address table:column="460" table:row="113" table:table="1"/>
          <office:change-info>
            <dc:creator> </dc:creator>
            <dc:date>2021-01-11T15:06:05.095739157</dc:date>
          </office:change-info>
          <table:previous>
            <table:change-track-table-cell/>
          </table:previous>
        </table:cell-content-change>
        <table:cell-content-change table:id="ct462">
          <table:cell-address table:column="461" table:row="113" table:table="1"/>
          <office:change-info>
            <dc:creator> </dc:creator>
            <dc:date>2021-01-11T15:06:05.095743451</dc:date>
          </office:change-info>
          <table:previous>
            <table:change-track-table-cell/>
          </table:previous>
        </table:cell-content-change>
        <table:cell-content-change table:id="ct463">
          <table:cell-address table:column="462" table:row="113" table:table="1"/>
          <office:change-info>
            <dc:creator> </dc:creator>
            <dc:date>2021-01-11T15:06:05.095747798</dc:date>
          </office:change-info>
          <table:previous>
            <table:change-track-table-cell/>
          </table:previous>
        </table:cell-content-change>
        <table:cell-content-change table:id="ct464">
          <table:cell-address table:column="463" table:row="113" table:table="1"/>
          <office:change-info>
            <dc:creator> </dc:creator>
            <dc:date>2021-01-11T15:06:05.095752158</dc:date>
          </office:change-info>
          <table:previous>
            <table:change-track-table-cell/>
          </table:previous>
        </table:cell-content-change>
        <table:cell-content-change table:id="ct465">
          <table:cell-address table:column="464" table:row="113" table:table="1"/>
          <office:change-info>
            <dc:creator> </dc:creator>
            <dc:date>2021-01-11T15:06:05.095756453</dc:date>
          </office:change-info>
          <table:previous>
            <table:change-track-table-cell/>
          </table:previous>
        </table:cell-content-change>
        <table:cell-content-change table:id="ct466">
          <table:cell-address table:column="465" table:row="113" table:table="1"/>
          <office:change-info>
            <dc:creator> </dc:creator>
            <dc:date>2021-01-11T15:06:05.095760805</dc:date>
          </office:change-info>
          <table:previous>
            <table:change-track-table-cell/>
          </table:previous>
        </table:cell-content-change>
        <table:cell-content-change table:id="ct467">
          <table:cell-address table:column="466" table:row="113" table:table="1"/>
          <office:change-info>
            <dc:creator> </dc:creator>
            <dc:date>2021-01-11T15:06:05.095765136</dc:date>
          </office:change-info>
          <table:previous>
            <table:change-track-table-cell/>
          </table:previous>
        </table:cell-content-change>
        <table:cell-content-change table:id="ct468">
          <table:cell-address table:column="467" table:row="113" table:table="1"/>
          <office:change-info>
            <dc:creator> </dc:creator>
            <dc:date>2021-01-11T15:06:05.095770021</dc:date>
          </office:change-info>
          <table:previous>
            <table:change-track-table-cell/>
          </table:previous>
        </table:cell-content-change>
        <table:cell-content-change table:id="ct469">
          <table:cell-address table:column="468" table:row="113" table:table="1"/>
          <office:change-info>
            <dc:creator> </dc:creator>
            <dc:date>2021-01-11T15:06:05.095774519</dc:date>
          </office:change-info>
          <table:previous>
            <table:change-track-table-cell/>
          </table:previous>
        </table:cell-content-change>
        <table:cell-content-change table:id="ct470">
          <table:cell-address table:column="469" table:row="113" table:table="1"/>
          <office:change-info>
            <dc:creator> </dc:creator>
            <dc:date>2021-01-11T15:06:05.095778989</dc:date>
          </office:change-info>
          <table:previous>
            <table:change-track-table-cell/>
          </table:previous>
        </table:cell-content-change>
        <table:cell-content-change table:id="ct471">
          <table:cell-address table:column="470" table:row="113" table:table="1"/>
          <office:change-info>
            <dc:creator> </dc:creator>
            <dc:date>2021-01-11T15:06:05.095783444</dc:date>
          </office:change-info>
          <table:previous>
            <table:change-track-table-cell/>
          </table:previous>
        </table:cell-content-change>
        <table:cell-content-change table:id="ct472">
          <table:cell-address table:column="471" table:row="113" table:table="1"/>
          <office:change-info>
            <dc:creator> </dc:creator>
            <dc:date>2021-01-11T15:06:05.095787972</dc:date>
          </office:change-info>
          <table:previous>
            <table:change-track-table-cell/>
          </table:previous>
        </table:cell-content-change>
        <table:cell-content-change table:id="ct473">
          <table:cell-address table:column="472" table:row="113" table:table="1"/>
          <office:change-info>
            <dc:creator> </dc:creator>
            <dc:date>2021-01-11T15:06:05.095792442</dc:date>
          </office:change-info>
          <table:previous>
            <table:change-track-table-cell/>
          </table:previous>
        </table:cell-content-change>
        <table:cell-content-change table:id="ct474">
          <table:cell-address table:column="473" table:row="113" table:table="1"/>
          <office:change-info>
            <dc:creator> </dc:creator>
            <dc:date>2021-01-11T15:06:05.095796967</dc:date>
          </office:change-info>
          <table:previous>
            <table:change-track-table-cell/>
          </table:previous>
        </table:cell-content-change>
        <table:cell-content-change table:id="ct475">
          <table:cell-address table:column="474" table:row="113" table:table="1"/>
          <office:change-info>
            <dc:creator> </dc:creator>
            <dc:date>2021-01-11T15:06:05.095801500</dc:date>
          </office:change-info>
          <table:previous>
            <table:change-track-table-cell/>
          </table:previous>
        </table:cell-content-change>
        <table:cell-content-change table:id="ct476">
          <table:cell-address table:column="475" table:row="113" table:table="1"/>
          <office:change-info>
            <dc:creator> </dc:creator>
            <dc:date>2021-01-11T15:06:05.095806023</dc:date>
          </office:change-info>
          <table:previous>
            <table:change-track-table-cell/>
          </table:previous>
        </table:cell-content-change>
        <table:cell-content-change table:id="ct477">
          <table:cell-address table:column="476" table:row="113" table:table="1"/>
          <office:change-info>
            <dc:creator> </dc:creator>
            <dc:date>2021-01-11T15:06:05.095810624</dc:date>
          </office:change-info>
          <table:previous>
            <table:change-track-table-cell/>
          </table:previous>
        </table:cell-content-change>
        <table:cell-content-change table:id="ct478">
          <table:cell-address table:column="477" table:row="113" table:table="1"/>
          <office:change-info>
            <dc:creator> </dc:creator>
            <dc:date>2021-01-11T15:06:05.095815057</dc:date>
          </office:change-info>
          <table:previous>
            <table:change-track-table-cell/>
          </table:previous>
        </table:cell-content-change>
        <table:cell-content-change table:id="ct479">
          <table:cell-address table:column="478" table:row="113" table:table="1"/>
          <office:change-info>
            <dc:creator> </dc:creator>
            <dc:date>2021-01-11T15:06:05.095819568</dc:date>
          </office:change-info>
          <table:previous>
            <table:change-track-table-cell/>
          </table:previous>
        </table:cell-content-change>
        <table:cell-content-change table:id="ct480">
          <table:cell-address table:column="479" table:row="113" table:table="1"/>
          <office:change-info>
            <dc:creator> </dc:creator>
            <dc:date>2021-01-11T15:06:05.095823991</dc:date>
          </office:change-info>
          <table:previous>
            <table:change-track-table-cell/>
          </table:previous>
        </table:cell-content-change>
        <table:cell-content-change table:id="ct481">
          <table:cell-address table:column="480" table:row="113" table:table="1"/>
          <office:change-info>
            <dc:creator> </dc:creator>
            <dc:date>2021-01-11T15:06:05.095828409</dc:date>
          </office:change-info>
          <table:previous>
            <table:change-track-table-cell/>
          </table:previous>
        </table:cell-content-change>
        <table:cell-content-change table:id="ct482">
          <table:cell-address table:column="481" table:row="113" table:table="1"/>
          <office:change-info>
            <dc:creator> </dc:creator>
            <dc:date>2021-01-11T15:06:05.095833006</dc:date>
          </office:change-info>
          <table:previous>
            <table:change-track-table-cell/>
          </table:previous>
        </table:cell-content-change>
        <table:cell-content-change table:id="ct483">
          <table:cell-address table:column="482" table:row="113" table:table="1"/>
          <office:change-info>
            <dc:creator> </dc:creator>
            <dc:date>2021-01-11T15:06:05.095837565</dc:date>
          </office:change-info>
          <table:previous>
            <table:change-track-table-cell/>
          </table:previous>
        </table:cell-content-change>
        <table:cell-content-change table:id="ct484">
          <table:cell-address table:column="483" table:row="113" table:table="1"/>
          <office:change-info>
            <dc:creator> </dc:creator>
            <dc:date>2021-01-11T15:06:05.095842529</dc:date>
          </office:change-info>
          <table:previous>
            <table:change-track-table-cell/>
          </table:previous>
        </table:cell-content-change>
        <table:cell-content-change table:id="ct485">
          <table:cell-address table:column="484" table:row="113" table:table="1"/>
          <office:change-info>
            <dc:creator> </dc:creator>
            <dc:date>2021-01-11T15:06:05.095847211</dc:date>
          </office:change-info>
          <table:previous>
            <table:change-track-table-cell/>
          </table:previous>
        </table:cell-content-change>
        <table:cell-content-change table:id="ct486">
          <table:cell-address table:column="485" table:row="113" table:table="1"/>
          <office:change-info>
            <dc:creator> </dc:creator>
            <dc:date>2021-01-11T15:06:05.095851839</dc:date>
          </office:change-info>
          <table:previous>
            <table:change-track-table-cell/>
          </table:previous>
        </table:cell-content-change>
        <table:cell-content-change table:id="ct487">
          <table:cell-address table:column="486" table:row="113" table:table="1"/>
          <office:change-info>
            <dc:creator> </dc:creator>
            <dc:date>2021-01-11T15:06:05.095856533</dc:date>
          </office:change-info>
          <table:previous>
            <table:change-track-table-cell/>
          </table:previous>
        </table:cell-content-change>
        <table:cell-content-change table:id="ct488">
          <table:cell-address table:column="487" table:row="113" table:table="1"/>
          <office:change-info>
            <dc:creator> </dc:creator>
            <dc:date>2021-01-11T15:06:05.095861096</dc:date>
          </office:change-info>
          <table:previous>
            <table:change-track-table-cell/>
          </table:previous>
        </table:cell-content-change>
        <table:cell-content-change table:id="ct489">
          <table:cell-address table:column="488" table:row="113" table:table="1"/>
          <office:change-info>
            <dc:creator> </dc:creator>
            <dc:date>2021-01-11T15:06:05.095865763</dc:date>
          </office:change-info>
          <table:previous>
            <table:change-track-table-cell/>
          </table:previous>
        </table:cell-content-change>
        <table:cell-content-change table:id="ct490">
          <table:cell-address table:column="489" table:row="113" table:table="1"/>
          <office:change-info>
            <dc:creator> </dc:creator>
            <dc:date>2021-01-11T15:06:05.095870466</dc:date>
          </office:change-info>
          <table:previous>
            <table:change-track-table-cell/>
          </table:previous>
        </table:cell-content-change>
        <table:cell-content-change table:id="ct491">
          <table:cell-address table:column="490" table:row="113" table:table="1"/>
          <office:change-info>
            <dc:creator> </dc:creator>
            <dc:date>2021-01-11T15:06:05.095875213</dc:date>
          </office:change-info>
          <table:previous>
            <table:change-track-table-cell/>
          </table:previous>
        </table:cell-content-change>
        <table:cell-content-change table:id="ct492">
          <table:cell-address table:column="491" table:row="113" table:table="1"/>
          <office:change-info>
            <dc:creator> </dc:creator>
            <dc:date>2021-01-11T15:06:05.095880191</dc:date>
          </office:change-info>
          <table:previous>
            <table:change-track-table-cell/>
          </table:previous>
        </table:cell-content-change>
        <table:cell-content-change table:id="ct493">
          <table:cell-address table:column="492" table:row="113" table:table="1"/>
          <office:change-info>
            <dc:creator> </dc:creator>
            <dc:date>2021-01-11T15:06:05.095884815</dc:date>
          </office:change-info>
          <table:previous>
            <table:change-track-table-cell/>
          </table:previous>
        </table:cell-content-change>
        <table:cell-content-change table:id="ct494">
          <table:cell-address table:column="493" table:row="113" table:table="1"/>
          <office:change-info>
            <dc:creator> </dc:creator>
            <dc:date>2021-01-11T15:06:05.095889586</dc:date>
          </office:change-info>
          <table:previous>
            <table:change-track-table-cell/>
          </table:previous>
        </table:cell-content-change>
        <table:cell-content-change table:id="ct495">
          <table:cell-address table:column="494" table:row="113" table:table="1"/>
          <office:change-info>
            <dc:creator> </dc:creator>
            <dc:date>2021-01-11T15:06:05.095894364</dc:date>
          </office:change-info>
          <table:previous>
            <table:change-track-table-cell/>
          </table:previous>
        </table:cell-content-change>
        <table:cell-content-change table:id="ct496">
          <table:cell-address table:column="495" table:row="113" table:table="1"/>
          <office:change-info>
            <dc:creator> </dc:creator>
            <dc:date>2021-01-11T15:06:05.095899253</dc:date>
          </office:change-info>
          <table:previous>
            <table:change-track-table-cell/>
          </table:previous>
        </table:cell-content-change>
        <table:cell-content-change table:id="ct497">
          <table:cell-address table:column="496" table:row="113" table:table="1"/>
          <office:change-info>
            <dc:creator> </dc:creator>
            <dc:date>2021-01-11T15:06:05.095904051</dc:date>
          </office:change-info>
          <table:previous>
            <table:change-track-table-cell/>
          </table:previous>
        </table:cell-content-change>
        <table:cell-content-change table:id="ct498">
          <table:cell-address table:column="497" table:row="113" table:table="1"/>
          <office:change-info>
            <dc:creator> </dc:creator>
            <dc:date>2021-01-11T15:06:05.095908769</dc:date>
          </office:change-info>
          <table:previous>
            <table:change-track-table-cell/>
          </table:previous>
        </table:cell-content-change>
        <table:cell-content-change table:id="ct499">
          <table:cell-address table:column="498" table:row="113" table:table="1"/>
          <office:change-info>
            <dc:creator> </dc:creator>
            <dc:date>2021-01-11T15:06:05.095913493</dc:date>
          </office:change-info>
          <table:previous>
            <table:change-track-table-cell/>
          </table:previous>
        </table:cell-content-change>
        <table:cell-content-change table:id="ct500">
          <table:cell-address table:column="499" table:row="113" table:table="1"/>
          <office:change-info>
            <dc:creator> </dc:creator>
            <dc:date>2021-01-11T15:06:05.095918765</dc:date>
          </office:change-info>
          <table:previous>
            <table:change-track-table-cell/>
          </table:previous>
        </table:cell-content-change>
        <table:cell-content-change table:id="ct501">
          <table:cell-address table:column="500" table:row="113" table:table="1"/>
          <office:change-info>
            <dc:creator> </dc:creator>
            <dc:date>2021-01-11T15:06:05.095923521</dc:date>
          </office:change-info>
          <table:previous>
            <table:change-track-table-cell/>
          </table:previous>
        </table:cell-content-change>
        <table:cell-content-change table:id="ct502">
          <table:cell-address table:column="501" table:row="113" table:table="1"/>
          <office:change-info>
            <dc:creator> </dc:creator>
            <dc:date>2021-01-11T15:06:05.095928339</dc:date>
          </office:change-info>
          <table:previous>
            <table:change-track-table-cell/>
          </table:previous>
        </table:cell-content-change>
        <table:cell-content-change table:id="ct503">
          <table:cell-address table:column="502" table:row="113" table:table="1"/>
          <office:change-info>
            <dc:creator> </dc:creator>
            <dc:date>2021-01-11T15:06:05.095933178</dc:date>
          </office:change-info>
          <table:previous>
            <table:change-track-table-cell/>
          </table:previous>
        </table:cell-content-change>
        <table:cell-content-change table:id="ct504">
          <table:cell-address table:column="503" table:row="113" table:table="1"/>
          <office:change-info>
            <dc:creator> </dc:creator>
            <dc:date>2021-01-11T15:06:05.095938091</dc:date>
          </office:change-info>
          <table:previous>
            <table:change-track-table-cell/>
          </table:previous>
        </table:cell-content-change>
        <table:cell-content-change table:id="ct505">
          <table:cell-address table:column="504" table:row="113" table:table="1"/>
          <office:change-info>
            <dc:creator> </dc:creator>
            <dc:date>2021-01-11T15:06:05.095942874</dc:date>
          </office:change-info>
          <table:previous>
            <table:change-track-table-cell/>
          </table:previous>
        </table:cell-content-change>
        <table:cell-content-change table:id="ct506">
          <table:cell-address table:column="505" table:row="113" table:table="1"/>
          <office:change-info>
            <dc:creator> </dc:creator>
            <dc:date>2021-01-11T15:06:05.095947800</dc:date>
          </office:change-info>
          <table:previous>
            <table:change-track-table-cell/>
          </table:previous>
        </table:cell-content-change>
        <table:cell-content-change table:id="ct507">
          <table:cell-address table:column="506" table:row="113" table:table="1"/>
          <office:change-info>
            <dc:creator> </dc:creator>
            <dc:date>2021-01-11T15:06:05.095952602</dc:date>
          </office:change-info>
          <table:previous>
            <table:change-track-table-cell/>
          </table:previous>
        </table:cell-content-change>
        <table:cell-content-change table:id="ct508">
          <table:cell-address table:column="507" table:row="113" table:table="1"/>
          <office:change-info>
            <dc:creator> </dc:creator>
            <dc:date>2021-01-11T15:06:05.095957646</dc:date>
          </office:change-info>
          <table:previous>
            <table:change-track-table-cell/>
          </table:previous>
        </table:cell-content-change>
        <table:cell-content-change table:id="ct509">
          <table:cell-address table:column="508" table:row="113" table:table="1"/>
          <office:change-info>
            <dc:creator> </dc:creator>
            <dc:date>2021-01-11T15:06:05.095962536</dc:date>
          </office:change-info>
          <table:previous>
            <table:change-track-table-cell/>
          </table:previous>
        </table:cell-content-change>
        <table:cell-content-change table:id="ct510">
          <table:cell-address table:column="509" table:row="113" table:table="1"/>
          <office:change-info>
            <dc:creator> </dc:creator>
            <dc:date>2021-01-11T15:06:05.095967392</dc:date>
          </office:change-info>
          <table:previous>
            <table:change-track-table-cell/>
          </table:previous>
        </table:cell-content-change>
        <table:cell-content-change table:id="ct511">
          <table:cell-address table:column="510" table:row="113" table:table="1"/>
          <office:change-info>
            <dc:creator> </dc:creator>
            <dc:date>2021-01-11T15:06:05.095972426</dc:date>
          </office:change-info>
          <table:previous>
            <table:change-track-table-cell/>
          </table:previous>
        </table:cell-content-change>
        <table:cell-content-change table:id="ct512">
          <table:cell-address table:column="511" table:row="113" table:table="1"/>
          <office:change-info>
            <dc:creator> </dc:creator>
            <dc:date>2021-01-11T15:06:05.095977294</dc:date>
          </office:change-info>
          <table:previous>
            <table:change-track-table-cell/>
          </table:previous>
        </table:cell-content-change>
        <table:cell-content-change table:id="ct513">
          <table:cell-address table:column="512" table:row="113" table:table="1"/>
          <office:change-info>
            <dc:creator> </dc:creator>
            <dc:date>2021-01-11T15:06:05.095982206</dc:date>
          </office:change-info>
          <table:previous>
            <table:change-track-table-cell/>
          </table:previous>
        </table:cell-content-change>
        <table:cell-content-change table:id="ct514">
          <table:cell-address table:column="513" table:row="113" table:table="1"/>
          <office:change-info>
            <dc:creator> </dc:creator>
            <dc:date>2021-01-11T15:06:05.095987209</dc:date>
          </office:change-info>
          <table:previous>
            <table:change-track-table-cell/>
          </table:previous>
        </table:cell-content-change>
        <table:cell-content-change table:id="ct515">
          <table:cell-address table:column="514" table:row="113" table:table="1"/>
          <office:change-info>
            <dc:creator> </dc:creator>
            <dc:date>2021-01-11T15:06:05.095992302</dc:date>
          </office:change-info>
          <table:previous>
            <table:change-track-table-cell/>
          </table:previous>
        </table:cell-content-change>
        <table:cell-content-change table:id="ct516">
          <table:cell-address table:column="515" table:row="113" table:table="1"/>
          <office:change-info>
            <dc:creator> </dc:creator>
            <dc:date>2021-01-11T15:06:05.095997594</dc:date>
          </office:change-info>
          <table:previous>
            <table:change-track-table-cell/>
          </table:previous>
        </table:cell-content-change>
        <table:cell-content-change table:id="ct517">
          <table:cell-address table:column="516" table:row="113" table:table="1"/>
          <office:change-info>
            <dc:creator> </dc:creator>
            <dc:date>2021-01-11T15:06:05.096002791</dc:date>
          </office:change-info>
          <table:previous>
            <table:change-track-table-cell/>
          </table:previous>
        </table:cell-content-change>
        <table:cell-content-change table:id="ct518">
          <table:cell-address table:column="517" table:row="113" table:table="1"/>
          <office:change-info>
            <dc:creator> </dc:creator>
            <dc:date>2021-01-11T15:06:05.096007723</dc:date>
          </office:change-info>
          <table:previous>
            <table:change-track-table-cell/>
          </table:previous>
        </table:cell-content-change>
        <table:cell-content-change table:id="ct519">
          <table:cell-address table:column="518" table:row="113" table:table="1"/>
          <office:change-info>
            <dc:creator> </dc:creator>
            <dc:date>2021-01-11T15:06:05.096012749</dc:date>
          </office:change-info>
          <table:previous>
            <table:change-track-table-cell/>
          </table:previous>
        </table:cell-content-change>
        <table:cell-content-change table:id="ct520">
          <table:cell-address table:column="519" table:row="113" table:table="1"/>
          <office:change-info>
            <dc:creator> </dc:creator>
            <dc:date>2021-01-11T15:06:05.096017895</dc:date>
          </office:change-info>
          <table:previous>
            <table:change-track-table-cell/>
          </table:previous>
        </table:cell-content-change>
        <table:cell-content-change table:id="ct521">
          <table:cell-address table:column="520" table:row="113" table:table="1"/>
          <office:change-info>
            <dc:creator> </dc:creator>
            <dc:date>2021-01-11T15:06:05.096022788</dc:date>
          </office:change-info>
          <table:previous>
            <table:change-track-table-cell/>
          </table:previous>
        </table:cell-content-change>
        <table:cell-content-change table:id="ct522">
          <table:cell-address table:column="521" table:row="113" table:table="1"/>
          <office:change-info>
            <dc:creator> </dc:creator>
            <dc:date>2021-01-11T15:06:05.096027718</dc:date>
          </office:change-info>
          <table:previous>
            <table:change-track-table-cell/>
          </table:previous>
        </table:cell-content-change>
        <table:cell-content-change table:id="ct523">
          <table:cell-address table:column="522" table:row="113" table:table="1"/>
          <office:change-info>
            <dc:creator> </dc:creator>
            <dc:date>2021-01-11T15:06:05.096032777</dc:date>
          </office:change-info>
          <table:previous>
            <table:change-track-table-cell/>
          </table:previous>
        </table:cell-content-change>
        <table:cell-content-change table:id="ct524">
          <table:cell-address table:column="523" table:row="113" table:table="1"/>
          <office:change-info>
            <dc:creator> </dc:creator>
            <dc:date>2021-01-11T15:06:05.096038038</dc:date>
          </office:change-info>
          <table:previous>
            <table:change-track-table-cell/>
          </table:previous>
        </table:cell-content-change>
        <table:cell-content-change table:id="ct525">
          <table:cell-address table:column="524" table:row="113" table:table="1"/>
          <office:change-info>
            <dc:creator> </dc:creator>
            <dc:date>2021-01-11T15:06:05.096043208</dc:date>
          </office:change-info>
          <table:previous>
            <table:change-track-table-cell/>
          </table:previous>
        </table:cell-content-change>
        <table:cell-content-change table:id="ct526">
          <table:cell-address table:column="525" table:row="113" table:table="1"/>
          <office:change-info>
            <dc:creator> </dc:creator>
            <dc:date>2021-01-11T15:06:05.096048211</dc:date>
          </office:change-info>
          <table:previous>
            <table:change-track-table-cell/>
          </table:previous>
        </table:cell-content-change>
        <table:cell-content-change table:id="ct527">
          <table:cell-address table:column="526" table:row="113" table:table="1"/>
          <office:change-info>
            <dc:creator> </dc:creator>
            <dc:date>2021-01-11T15:06:05.096053284</dc:date>
          </office:change-info>
          <table:previous>
            <table:change-track-table-cell/>
          </table:previous>
        </table:cell-content-change>
        <table:cell-content-change table:id="ct528">
          <table:cell-address table:column="527" table:row="113" table:table="1"/>
          <office:change-info>
            <dc:creator> </dc:creator>
            <dc:date>2021-01-11T15:06:05.096058374</dc:date>
          </office:change-info>
          <table:previous>
            <table:change-track-table-cell/>
          </table:previous>
        </table:cell-content-change>
        <table:cell-content-change table:id="ct529">
          <table:cell-address table:column="528" table:row="113" table:table="1"/>
          <office:change-info>
            <dc:creator> </dc:creator>
            <dc:date>2021-01-11T15:06:05.096063441</dc:date>
          </office:change-info>
          <table:previous>
            <table:change-track-table-cell/>
          </table:previous>
        </table:cell-content-change>
        <table:cell-content-change table:id="ct530">
          <table:cell-address table:column="529" table:row="113" table:table="1"/>
          <office:change-info>
            <dc:creator> </dc:creator>
            <dc:date>2021-01-11T15:06:05.096068658</dc:date>
          </office:change-info>
          <table:previous>
            <table:change-track-table-cell/>
          </table:previous>
        </table:cell-content-change>
        <table:cell-content-change table:id="ct531">
          <table:cell-address table:column="530" table:row="113" table:table="1"/>
          <office:change-info>
            <dc:creator> </dc:creator>
            <dc:date>2021-01-11T15:06:05.096073700</dc:date>
          </office:change-info>
          <table:previous>
            <table:change-track-table-cell/>
          </table:previous>
        </table:cell-content-change>
        <table:cell-content-change table:id="ct532">
          <table:cell-address table:column="531" table:row="113" table:table="1"/>
          <office:change-info>
            <dc:creator> </dc:creator>
            <dc:date>2021-01-11T15:06:05.096079089</dc:date>
          </office:change-info>
          <table:previous>
            <table:change-track-table-cell/>
          </table:previous>
        </table:cell-content-change>
        <table:cell-content-change table:id="ct533">
          <table:cell-address table:column="532" table:row="113" table:table="1"/>
          <office:change-info>
            <dc:creator> </dc:creator>
            <dc:date>2021-01-11T15:06:05.096084398</dc:date>
          </office:change-info>
          <table:previous>
            <table:change-track-table-cell/>
          </table:previous>
        </table:cell-content-change>
        <table:cell-content-change table:id="ct534">
          <table:cell-address table:column="533" table:row="113" table:table="1"/>
          <office:change-info>
            <dc:creator> </dc:creator>
            <dc:date>2021-01-11T15:06:05.096089475</dc:date>
          </office:change-info>
          <table:previous>
            <table:change-track-table-cell/>
          </table:previous>
        </table:cell-content-change>
        <table:cell-content-change table:id="ct535">
          <table:cell-address table:column="534" table:row="113" table:table="1"/>
          <office:change-info>
            <dc:creator> </dc:creator>
            <dc:date>2021-01-11T15:06:05.096094692</dc:date>
          </office:change-info>
          <table:previous>
            <table:change-track-table-cell/>
          </table:previous>
        </table:cell-content-change>
        <table:cell-content-change table:id="ct536">
          <table:cell-address table:column="535" table:row="113" table:table="1"/>
          <office:change-info>
            <dc:creator> </dc:creator>
            <dc:date>2021-01-11T15:06:05.096099844</dc:date>
          </office:change-info>
          <table:previous>
            <table:change-track-table-cell/>
          </table:previous>
        </table:cell-content-change>
        <table:cell-content-change table:id="ct537">
          <table:cell-address table:column="536" table:row="113" table:table="1"/>
          <office:change-info>
            <dc:creator> </dc:creator>
            <dc:date>2021-01-11T15:06:05.096114957</dc:date>
          </office:change-info>
          <table:previous>
            <table:change-track-table-cell/>
          </table:previous>
        </table:cell-content-change>
        <table:cell-content-change table:id="ct538">
          <table:cell-address table:column="537" table:row="113" table:table="1"/>
          <office:change-info>
            <dc:creator> </dc:creator>
            <dc:date>2021-01-11T15:06:05.096146311</dc:date>
          </office:change-info>
          <table:previous>
            <table:change-track-table-cell/>
          </table:previous>
        </table:cell-content-change>
        <table:cell-content-change table:id="ct539">
          <table:cell-address table:column="538" table:row="113" table:table="1"/>
          <office:change-info>
            <dc:creator> </dc:creator>
            <dc:date>2021-01-11T15:06:05.096155263</dc:date>
          </office:change-info>
          <table:previous>
            <table:change-track-table-cell/>
          </table:previous>
        </table:cell-content-change>
        <table:cell-content-change table:id="ct540">
          <table:cell-address table:column="539" table:row="113" table:table="1"/>
          <office:change-info>
            <dc:creator> </dc:creator>
            <dc:date>2021-01-11T15:06:05.096161606</dc:date>
          </office:change-info>
          <table:previous>
            <table:change-track-table-cell/>
          </table:previous>
        </table:cell-content-change>
        <table:cell-content-change table:id="ct541">
          <table:cell-address table:column="540" table:row="113" table:table="1"/>
          <office:change-info>
            <dc:creator> </dc:creator>
            <dc:date>2021-01-11T15:06:05.096167319</dc:date>
          </office:change-info>
          <table:previous>
            <table:change-track-table-cell/>
          </table:previous>
        </table:cell-content-change>
        <table:cell-content-change table:id="ct542">
          <table:cell-address table:column="541" table:row="113" table:table="1"/>
          <office:change-info>
            <dc:creator> </dc:creator>
            <dc:date>2021-01-11T15:06:05.096181821</dc:date>
          </office:change-info>
          <table:previous>
            <table:change-track-table-cell/>
          </table:previous>
        </table:cell-content-change>
        <table:cell-content-change table:id="ct543">
          <table:cell-address table:column="542" table:row="113" table:table="1"/>
          <office:change-info>
            <dc:creator> </dc:creator>
            <dc:date>2021-01-11T15:06:05.096187515</dc:date>
          </office:change-info>
          <table:previous>
            <table:change-track-table-cell/>
          </table:previous>
        </table:cell-content-change>
        <table:cell-content-change table:id="ct544">
          <table:cell-address table:column="543" table:row="113" table:table="1"/>
          <office:change-info>
            <dc:creator> </dc:creator>
            <dc:date>2021-01-11T15:06:05.096192778</dc:date>
          </office:change-info>
          <table:previous>
            <table:change-track-table-cell/>
          </table:previous>
        </table:cell-content-change>
        <table:cell-content-change table:id="ct545">
          <table:cell-address table:column="544" table:row="113" table:table="1"/>
          <office:change-info>
            <dc:creator> </dc:creator>
            <dc:date>2021-01-11T15:06:05.096198216</dc:date>
          </office:change-info>
          <table:previous>
            <table:change-track-table-cell/>
          </table:previous>
        </table:cell-content-change>
        <table:cell-content-change table:id="ct546">
          <table:cell-address table:column="545" table:row="113" table:table="1"/>
          <office:change-info>
            <dc:creator> </dc:creator>
            <dc:date>2021-01-11T15:06:05.096203673</dc:date>
          </office:change-info>
          <table:previous>
            <table:change-track-table-cell/>
          </table:previous>
        </table:cell-content-change>
        <table:cell-content-change table:id="ct547">
          <table:cell-address table:column="546" table:row="113" table:table="1"/>
          <office:change-info>
            <dc:creator> </dc:creator>
            <dc:date>2021-01-11T15:06:05.096208961</dc:date>
          </office:change-info>
          <table:previous>
            <table:change-track-table-cell/>
          </table:previous>
        </table:cell-content-change>
        <table:cell-content-change table:id="ct548">
          <table:cell-address table:column="547" table:row="113" table:table="1"/>
          <office:change-info>
            <dc:creator> </dc:creator>
            <dc:date>2021-01-11T15:06:05.096214555</dc:date>
          </office:change-info>
          <table:previous>
            <table:change-track-table-cell/>
          </table:previous>
        </table:cell-content-change>
        <table:cell-content-change table:id="ct549">
          <table:cell-address table:column="548" table:row="113" table:table="1"/>
          <office:change-info>
            <dc:creator> </dc:creator>
            <dc:date>2021-01-11T15:06:05.096219990</dc:date>
          </office:change-info>
          <table:previous>
            <table:change-track-table-cell/>
          </table:previous>
        </table:cell-content-change>
        <table:cell-content-change table:id="ct550">
          <table:cell-address table:column="549" table:row="113" table:table="1"/>
          <office:change-info>
            <dc:creator> </dc:creator>
            <dc:date>2021-01-11T15:06:05.096225354</dc:date>
          </office:change-info>
          <table:previous>
            <table:change-track-table-cell/>
          </table:previous>
        </table:cell-content-change>
        <table:cell-content-change table:id="ct551">
          <table:cell-address table:column="550" table:row="113" table:table="1"/>
          <office:change-info>
            <dc:creator> </dc:creator>
            <dc:date>2021-01-11T15:06:05.096230930</dc:date>
          </office:change-info>
          <table:previous>
            <table:change-track-table-cell/>
          </table:previous>
        </table:cell-content-change>
        <table:cell-content-change table:id="ct552">
          <table:cell-address table:column="551" table:row="113" table:table="1"/>
          <office:change-info>
            <dc:creator> </dc:creator>
            <dc:date>2021-01-11T15:06:05.096236370</dc:date>
          </office:change-info>
          <table:previous>
            <table:change-track-table-cell/>
          </table:previous>
        </table:cell-content-change>
        <table:cell-content-change table:id="ct553">
          <table:cell-address table:column="552" table:row="113" table:table="1"/>
          <office:change-info>
            <dc:creator> </dc:creator>
            <dc:date>2021-01-11T15:06:05.096241775</dc:date>
          </office:change-info>
          <table:previous>
            <table:change-track-table-cell/>
          </table:previous>
        </table:cell-content-change>
        <table:cell-content-change table:id="ct554">
          <table:cell-address table:column="553" table:row="113" table:table="1"/>
          <office:change-info>
            <dc:creator> </dc:creator>
            <dc:date>2021-01-11T15:06:05.096247272</dc:date>
          </office:change-info>
          <table:previous>
            <table:change-track-table-cell/>
          </table:previous>
        </table:cell-content-change>
        <table:cell-content-change table:id="ct555">
          <table:cell-address table:column="554" table:row="113" table:table="1"/>
          <office:change-info>
            <dc:creator> </dc:creator>
            <dc:date>2021-01-11T15:06:05.096252637</dc:date>
          </office:change-info>
          <table:previous>
            <table:change-track-table-cell/>
          </table:previous>
        </table:cell-content-change>
        <table:cell-content-change table:id="ct556">
          <table:cell-address table:column="555" table:row="113" table:table="1"/>
          <office:change-info>
            <dc:creator> </dc:creator>
            <dc:date>2021-01-11T15:06:05.096258281</dc:date>
          </office:change-info>
          <table:previous>
            <table:change-track-table-cell/>
          </table:previous>
        </table:cell-content-change>
        <table:cell-content-change table:id="ct557">
          <table:cell-address table:column="556" table:row="113" table:table="1"/>
          <office:change-info>
            <dc:creator> </dc:creator>
            <dc:date>2021-01-11T15:06:05.096263822</dc:date>
          </office:change-info>
          <table:previous>
            <table:change-track-table-cell/>
          </table:previous>
        </table:cell-content-change>
        <table:cell-content-change table:id="ct558">
          <table:cell-address table:column="557" table:row="113" table:table="1"/>
          <office:change-info>
            <dc:creator> </dc:creator>
            <dc:date>2021-01-11T15:06:05.096269354</dc:date>
          </office:change-info>
          <table:previous>
            <table:change-track-table-cell/>
          </table:previous>
        </table:cell-content-change>
        <table:cell-content-change table:id="ct559">
          <table:cell-address table:column="558" table:row="113" table:table="1"/>
          <office:change-info>
            <dc:creator> </dc:creator>
            <dc:date>2021-01-11T15:06:05.096274932</dc:date>
          </office:change-info>
          <table:previous>
            <table:change-track-table-cell/>
          </table:previous>
        </table:cell-content-change>
        <table:cell-content-change table:id="ct560">
          <table:cell-address table:column="559" table:row="113" table:table="1"/>
          <office:change-info>
            <dc:creator> </dc:creator>
            <dc:date>2021-01-11T15:06:05.096280405</dc:date>
          </office:change-info>
          <table:previous>
            <table:change-track-table-cell/>
          </table:previous>
        </table:cell-content-change>
        <table:cell-content-change table:id="ct561">
          <table:cell-address table:column="560" table:row="113" table:table="1"/>
          <office:change-info>
            <dc:creator> </dc:creator>
            <dc:date>2021-01-11T15:06:05.096286024</dc:date>
          </office:change-info>
          <table:previous>
            <table:change-track-table-cell/>
          </table:previous>
        </table:cell-content-change>
        <table:cell-content-change table:id="ct562">
          <table:cell-address table:column="561" table:row="113" table:table="1"/>
          <office:change-info>
            <dc:creator> </dc:creator>
            <dc:date>2021-01-11T15:06:05.096291613</dc:date>
          </office:change-info>
          <table:previous>
            <table:change-track-table-cell/>
          </table:previous>
        </table:cell-content-change>
        <table:cell-content-change table:id="ct563">
          <table:cell-address table:column="562" table:row="113" table:table="1"/>
          <office:change-info>
            <dc:creator> </dc:creator>
            <dc:date>2021-01-11T15:06:05.096297382</dc:date>
          </office:change-info>
          <table:previous>
            <table:change-track-table-cell/>
          </table:previous>
        </table:cell-content-change>
        <table:cell-content-change table:id="ct564">
          <table:cell-address table:column="563" table:row="113" table:table="1"/>
          <office:change-info>
            <dc:creator> </dc:creator>
            <dc:date>2021-01-11T15:06:05.096303202</dc:date>
          </office:change-info>
          <table:previous>
            <table:change-track-table-cell/>
          </table:previous>
        </table:cell-content-change>
        <table:cell-content-change table:id="ct565">
          <table:cell-address table:column="564" table:row="113" table:table="1"/>
          <office:change-info>
            <dc:creator> </dc:creator>
            <dc:date>2021-01-11T15:06:05.096308860</dc:date>
          </office:change-info>
          <table:previous>
            <table:change-track-table-cell/>
          </table:previous>
        </table:cell-content-change>
        <table:cell-content-change table:id="ct566">
          <table:cell-address table:column="565" table:row="113" table:table="1"/>
          <office:change-info>
            <dc:creator> </dc:creator>
            <dc:date>2021-01-11T15:06:05.096314547</dc:date>
          </office:change-info>
          <table:previous>
            <table:change-track-table-cell/>
          </table:previous>
        </table:cell-content-change>
        <table:cell-content-change table:id="ct567">
          <table:cell-address table:column="566" table:row="113" table:table="1"/>
          <office:change-info>
            <dc:creator> </dc:creator>
            <dc:date>2021-01-11T15:06:05.096320179</dc:date>
          </office:change-info>
          <table:previous>
            <table:change-track-table-cell/>
          </table:previous>
        </table:cell-content-change>
        <table:cell-content-change table:id="ct568">
          <table:cell-address table:column="567" table:row="113" table:table="1"/>
          <office:change-info>
            <dc:creator> </dc:creator>
            <dc:date>2021-01-11T15:06:05.096325852</dc:date>
          </office:change-info>
          <table:previous>
            <table:change-track-table-cell/>
          </table:previous>
        </table:cell-content-change>
        <table:cell-content-change table:id="ct569">
          <table:cell-address table:column="568" table:row="113" table:table="1"/>
          <office:change-info>
            <dc:creator> </dc:creator>
            <dc:date>2021-01-11T15:06:05.096331643</dc:date>
          </office:change-info>
          <table:previous>
            <table:change-track-table-cell/>
          </table:previous>
        </table:cell-content-change>
        <table:cell-content-change table:id="ct570">
          <table:cell-address table:column="569" table:row="113" table:table="1"/>
          <office:change-info>
            <dc:creator> </dc:creator>
            <dc:date>2021-01-11T15:06:05.096337389</dc:date>
          </office:change-info>
          <table:previous>
            <table:change-track-table-cell/>
          </table:previous>
        </table:cell-content-change>
        <table:cell-content-change table:id="ct571">
          <table:cell-address table:column="570" table:row="113" table:table="1"/>
          <office:change-info>
            <dc:creator> </dc:creator>
            <dc:date>2021-01-11T15:06:05.096343222</dc:date>
          </office:change-info>
          <table:previous>
            <table:change-track-table-cell/>
          </table:previous>
        </table:cell-content-change>
        <table:cell-content-change table:id="ct572">
          <table:cell-address table:column="571" table:row="113" table:table="1"/>
          <office:change-info>
            <dc:creator> </dc:creator>
            <dc:date>2021-01-11T15:06:05.096349130</dc:date>
          </office:change-info>
          <table:previous>
            <table:change-track-table-cell/>
          </table:previous>
        </table:cell-content-change>
        <table:cell-content-change table:id="ct573">
          <table:cell-address table:column="572" table:row="113" table:table="1"/>
          <office:change-info>
            <dc:creator> </dc:creator>
            <dc:date>2021-01-11T15:06:05.096354999</dc:date>
          </office:change-info>
          <table:previous>
            <table:change-track-table-cell/>
          </table:previous>
        </table:cell-content-change>
        <table:cell-content-change table:id="ct574">
          <table:cell-address table:column="573" table:row="113" table:table="1"/>
          <office:change-info>
            <dc:creator> </dc:creator>
            <dc:date>2021-01-11T15:06:05.096360711</dc:date>
          </office:change-info>
          <table:previous>
            <table:change-track-table-cell/>
          </table:previous>
        </table:cell-content-change>
        <table:cell-content-change table:id="ct575">
          <table:cell-address table:column="574" table:row="113" table:table="1"/>
          <office:change-info>
            <dc:creator> </dc:creator>
            <dc:date>2021-01-11T15:06:05.096366580</dc:date>
          </office:change-info>
          <table:previous>
            <table:change-track-table-cell/>
          </table:previous>
        </table:cell-content-change>
        <table:cell-content-change table:id="ct576">
          <table:cell-address table:column="575" table:row="113" table:table="1"/>
          <office:change-info>
            <dc:creator> </dc:creator>
            <dc:date>2021-01-11T15:06:05.096372318</dc:date>
          </office:change-info>
          <table:previous>
            <table:change-track-table-cell/>
          </table:previous>
        </table:cell-content-change>
        <table:cell-content-change table:id="ct577">
          <table:cell-address table:column="576" table:row="113" table:table="1"/>
          <office:change-info>
            <dc:creator> </dc:creator>
            <dc:date>2021-01-11T15:06:05.096378134</dc:date>
          </office:change-info>
          <table:previous>
            <table:change-track-table-cell/>
          </table:previous>
        </table:cell-content-change>
        <table:cell-content-change table:id="ct578">
          <table:cell-address table:column="577" table:row="113" table:table="1"/>
          <office:change-info>
            <dc:creator> </dc:creator>
            <dc:date>2021-01-11T15:06:05.096383947</dc:date>
          </office:change-info>
          <table:previous>
            <table:change-track-table-cell/>
          </table:previous>
        </table:cell-content-change>
        <table:cell-content-change table:id="ct579">
          <table:cell-address table:column="578" table:row="113" table:table="1"/>
          <office:change-info>
            <dc:creator> </dc:creator>
            <dc:date>2021-01-11T15:06:05.096389805</dc:date>
          </office:change-info>
          <table:previous>
            <table:change-track-table-cell/>
          </table:previous>
        </table:cell-content-change>
        <table:cell-content-change table:id="ct580">
          <table:cell-address table:column="579" table:row="113" table:table="1"/>
          <office:change-info>
            <dc:creator> </dc:creator>
            <dc:date>2021-01-11T15:06:05.096395954</dc:date>
          </office:change-info>
          <table:previous>
            <table:change-track-table-cell/>
          </table:previous>
        </table:cell-content-change>
        <table:cell-content-change table:id="ct581">
          <table:cell-address table:column="580" table:row="113" table:table="1"/>
          <office:change-info>
            <dc:creator> </dc:creator>
            <dc:date>2021-01-11T15:06:05.096401692</dc:date>
          </office:change-info>
          <table:previous>
            <table:change-track-table-cell/>
          </table:previous>
        </table:cell-content-change>
        <table:cell-content-change table:id="ct582">
          <table:cell-address table:column="581" table:row="113" table:table="1"/>
          <office:change-info>
            <dc:creator> </dc:creator>
            <dc:date>2021-01-11T15:06:05.096407981</dc:date>
          </office:change-info>
          <table:previous>
            <table:change-track-table-cell/>
          </table:previous>
        </table:cell-content-change>
        <table:cell-content-change table:id="ct583">
          <table:cell-address table:column="582" table:row="113" table:table="1"/>
          <office:change-info>
            <dc:creator> </dc:creator>
            <dc:date>2021-01-11T15:06:05.096413999</dc:date>
          </office:change-info>
          <table:previous>
            <table:change-track-table-cell/>
          </table:previous>
        </table:cell-content-change>
        <table:cell-content-change table:id="ct584">
          <table:cell-address table:column="583" table:row="113" table:table="1"/>
          <office:change-info>
            <dc:creator> </dc:creator>
            <dc:date>2021-01-11T15:06:05.096419889</dc:date>
          </office:change-info>
          <table:previous>
            <table:change-track-table-cell/>
          </table:previous>
        </table:cell-content-change>
        <table:cell-content-change table:id="ct585">
          <table:cell-address table:column="584" table:row="113" table:table="1"/>
          <office:change-info>
            <dc:creator> </dc:creator>
            <dc:date>2021-01-11T15:06:05.096425888</dc:date>
          </office:change-info>
          <table:previous>
            <table:change-track-table-cell/>
          </table:previous>
        </table:cell-content-change>
        <table:cell-content-change table:id="ct586">
          <table:cell-address table:column="585" table:row="113" table:table="1"/>
          <office:change-info>
            <dc:creator> </dc:creator>
            <dc:date>2021-01-11T15:06:05.096431904</dc:date>
          </office:change-info>
          <table:previous>
            <table:change-track-table-cell/>
          </table:previous>
        </table:cell-content-change>
        <table:cell-content-change table:id="ct587">
          <table:cell-address table:column="586" table:row="113" table:table="1"/>
          <office:change-info>
            <dc:creator> </dc:creator>
            <dc:date>2021-01-11T15:06:05.096438026</dc:date>
          </office:change-info>
          <table:previous>
            <table:change-track-table-cell/>
          </table:previous>
        </table:cell-content-change>
        <table:cell-content-change table:id="ct588">
          <table:cell-address table:column="587" table:row="113" table:table="1"/>
          <office:change-info>
            <dc:creator> </dc:creator>
            <dc:date>2021-01-11T15:06:05.096444089</dc:date>
          </office:change-info>
          <table:previous>
            <table:change-track-table-cell/>
          </table:previous>
        </table:cell-content-change>
        <table:cell-content-change table:id="ct589">
          <table:cell-address table:column="588" table:row="113" table:table="1"/>
          <office:change-info>
            <dc:creator> </dc:creator>
            <dc:date>2021-01-11T15:06:05.096450110</dc:date>
          </office:change-info>
          <table:previous>
            <table:change-track-table-cell/>
          </table:previous>
        </table:cell-content-change>
        <table:cell-content-change table:id="ct590">
          <table:cell-address table:column="589" table:row="113" table:table="1"/>
          <office:change-info>
            <dc:creator> </dc:creator>
            <dc:date>2021-01-11T15:06:05.096456047</dc:date>
          </office:change-info>
          <table:previous>
            <table:change-track-table-cell/>
          </table:previous>
        </table:cell-content-change>
        <table:cell-content-change table:id="ct591">
          <table:cell-address table:column="590" table:row="113" table:table="1"/>
          <office:change-info>
            <dc:creator> </dc:creator>
            <dc:date>2021-01-11T15:06:05.096462168</dc:date>
          </office:change-info>
          <table:previous>
            <table:change-track-table-cell/>
          </table:previous>
        </table:cell-content-change>
        <table:cell-content-change table:id="ct592">
          <table:cell-address table:column="591" table:row="113" table:table="1"/>
          <office:change-info>
            <dc:creator> </dc:creator>
            <dc:date>2021-01-11T15:06:05.096468163</dc:date>
          </office:change-info>
          <table:previous>
            <table:change-track-table-cell/>
          </table:previous>
        </table:cell-content-change>
        <table:cell-content-change table:id="ct593">
          <table:cell-address table:column="592" table:row="113" table:table="1"/>
          <office:change-info>
            <dc:creator> </dc:creator>
            <dc:date>2021-01-11T15:06:05.096474082</dc:date>
          </office:change-info>
          <table:previous>
            <table:change-track-table-cell/>
          </table:previous>
        </table:cell-content-change>
        <table:cell-content-change table:id="ct594">
          <table:cell-address table:column="593" table:row="113" table:table="1"/>
          <office:change-info>
            <dc:creator> </dc:creator>
            <dc:date>2021-01-11T15:06:05.096480219</dc:date>
          </office:change-info>
          <table:previous>
            <table:change-track-table-cell/>
          </table:previous>
        </table:cell-content-change>
        <table:cell-content-change table:id="ct595">
          <table:cell-address table:column="594" table:row="113" table:table="1"/>
          <office:change-info>
            <dc:creator> </dc:creator>
            <dc:date>2021-01-11T15:06:05.096486232</dc:date>
          </office:change-info>
          <table:previous>
            <table:change-track-table-cell/>
          </table:previous>
        </table:cell-content-change>
        <table:cell-content-change table:id="ct596">
          <table:cell-address table:column="595" table:row="113" table:table="1"/>
          <office:change-info>
            <dc:creator> </dc:creator>
            <dc:date>2021-01-11T15:06:05.0964926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96" table:row="113" table:table="1"/>
          <office:change-info>
            <dc:creator> </dc:creator>
            <dc:date>2021-01-11T15:06:05.096498902</dc:date>
          </office:change-info>
          <table:previous>
            <table:change-track-table-cell/>
          </table:previous>
        </table:cell-content-change>
        <table:cell-content-change table:id="ct598">
          <table:cell-address table:column="597" table:row="113" table:table="1"/>
          <office:change-info>
            <dc:creator> </dc:creator>
            <dc:date>2021-01-11T15:06:05.096505077</dc:date>
          </office:change-info>
          <table:previous>
            <table:change-track-table-cell/>
          </table:previous>
        </table:cell-content-change>
        <table:cell-content-change table:id="ct599">
          <table:cell-address table:column="598" table:row="113" table:table="1"/>
          <office:change-info>
            <dc:creator> </dc:creator>
            <dc:date>2021-01-11T15:06:05.096511304</dc:date>
          </office:change-info>
          <table:previous>
            <table:change-track-table-cell/>
          </table:previous>
        </table:cell-content-change>
        <table:cell-content-change table:id="ct600">
          <table:cell-address table:column="599" table:row="113" table:table="1"/>
          <office:change-info>
            <dc:creator> </dc:creator>
            <dc:date>2021-01-11T15:06:05.096517629</dc:date>
          </office:change-info>
          <table:previous>
            <table:change-track-table-cell/>
          </table:previous>
        </table:cell-content-change>
        <table:cell-content-change table:id="ct601">
          <table:cell-address table:column="600" table:row="113" table:table="1"/>
          <office:change-info>
            <dc:creator> </dc:creator>
            <dc:date>2021-01-11T15:06:05.096524033</dc:date>
          </office:change-info>
          <table:previous>
            <table:change-track-table-cell/>
          </table:previous>
        </table:cell-content-change>
        <table:cell-content-change table:id="ct602">
          <table:cell-address table:column="601" table:row="113" table:table="1"/>
          <office:change-info>
            <dc:creator> </dc:creator>
            <dc:date>2021-01-11T15:06:05.096530366</dc:date>
          </office:change-info>
          <table:previous>
            <table:change-track-table-cell/>
          </table:previous>
        </table:cell-content-change>
        <table:cell-content-change table:id="ct603">
          <table:cell-address table:column="602" table:row="113" table:table="1"/>
          <office:change-info>
            <dc:creator> </dc:creator>
            <dc:date>2021-01-11T15:06:05.096536719</dc:date>
          </office:change-info>
          <table:previous>
            <table:change-track-table-cell/>
          </table:previous>
        </table:cell-content-change>
        <table:cell-content-change table:id="ct604">
          <table:cell-address table:column="603" table:row="113" table:table="1"/>
          <office:change-info>
            <dc:creator> </dc:creator>
            <dc:date>2021-01-11T15:06:05.096543307</dc:date>
          </office:change-info>
          <table:previous>
            <table:change-track-table-cell/>
          </table:previous>
        </table:cell-content-change>
        <table:cell-content-change table:id="ct605">
          <table:cell-address table:column="604" table:row="113" table:table="1"/>
          <office:change-info>
            <dc:creator> </dc:creator>
            <dc:date>2021-01-11T15:06:05.096549652</dc:date>
          </office:change-info>
          <table:previous>
            <table:change-track-table-cell/>
          </table:previous>
        </table:cell-content-change>
        <table:cell-content-change table:id="ct606">
          <table:cell-address table:column="605" table:row="113" table:table="1"/>
          <office:change-info>
            <dc:creator> </dc:creator>
            <dc:date>2021-01-11T15:06:05.096556005</dc:date>
          </office:change-info>
          <table:previous>
            <table:change-track-table-cell/>
          </table:previous>
        </table:cell-content-change>
        <table:cell-content-change table:id="ct607">
          <table:cell-address table:column="606" table:row="113" table:table="1"/>
          <office:change-info>
            <dc:creator> </dc:creator>
            <dc:date>2021-01-11T15:06:05.096562494</dc:date>
          </office:change-info>
          <table:previous>
            <table:change-track-table-cell/>
          </table:previous>
        </table:cell-content-change>
        <table:cell-content-change table:id="ct608">
          <table:cell-address table:column="607" table:row="113" table:table="1"/>
          <office:change-info>
            <dc:creator> </dc:creator>
            <dc:date>2021-01-11T15:06:05.096568844</dc:date>
          </office:change-info>
          <table:previous>
            <table:change-track-table-cell/>
          </table:previous>
        </table:cell-content-change>
        <table:cell-content-change table:id="ct609">
          <table:cell-address table:column="608" table:row="113" table:table="1"/>
          <office:change-info>
            <dc:creator> </dc:creator>
            <dc:date>2021-01-11T15:06:05.096575446</dc:date>
          </office:change-info>
          <table:previous>
            <table:change-track-table-cell/>
          </table:previous>
        </table:cell-content-change>
        <table:cell-content-change table:id="ct610">
          <table:cell-address table:column="609" table:row="113" table:table="1"/>
          <office:change-info>
            <dc:creator> </dc:creator>
            <dc:date>2021-01-11T15:06:05.096581731</dc:date>
          </office:change-info>
          <table:previous>
            <table:change-track-table-cell/>
          </table:previous>
        </table:cell-content-change>
        <table:cell-content-change table:id="ct611">
          <table:cell-address table:column="610" table:row="113" table:table="1"/>
          <office:change-info>
            <dc:creator> </dc:creator>
            <dc:date>2021-01-11T15:06:05.096588025</dc:date>
          </office:change-info>
          <table:previous>
            <table:change-track-table-cell/>
          </table:previous>
        </table:cell-content-change>
        <table:cell-content-change table:id="ct612">
          <table:cell-address table:column="611" table:row="113" table:table="1"/>
          <office:change-info>
            <dc:creator> </dc:creator>
            <dc:date>2021-01-11T15:06:05.096594901</dc:date>
          </office:change-info>
          <table:previous>
            <table:change-track-table-cell/>
          </table:previous>
        </table:cell-content-change>
        <table:cell-content-change table:id="ct613">
          <table:cell-address table:column="612" table:row="113" table:table="1"/>
          <office:change-info>
            <dc:creator> </dc:creator>
            <dc:date>2021-01-11T15:06:05.096602540</dc:date>
          </office:change-info>
          <table:previous>
            <table:change-track-table-cell/>
          </table:previous>
        </table:cell-content-change>
        <table:cell-content-change table:id="ct614">
          <table:cell-address table:column="613" table:row="113" table:table="1"/>
          <office:change-info>
            <dc:creator> </dc:creator>
            <dc:date>2021-01-11T15:06:05.096614649</dc:date>
          </office:change-info>
          <table:previous>
            <table:change-track-table-cell/>
          </table:previous>
        </table:cell-content-change>
        <table:cell-content-change table:id="ct615">
          <table:cell-address table:column="614" table:row="113" table:table="1"/>
          <office:change-info>
            <dc:creator> </dc:creator>
            <dc:date>2021-01-11T15:06:05.096625305</dc:date>
          </office:change-info>
          <table:previous>
            <table:change-track-table-cell/>
          </table:previous>
        </table:cell-content-change>
        <table:cell-content-change table:id="ct616">
          <table:cell-address table:column="615" table:row="113" table:table="1"/>
          <office:change-info>
            <dc:creator> </dc:creator>
            <dc:date>2021-01-11T15:06:05.096634473</dc:date>
          </office:change-info>
          <table:previous>
            <table:change-track-table-cell/>
          </table:previous>
        </table:cell-content-change>
        <table:cell-content-change table:id="ct617">
          <table:cell-address table:column="616" table:row="113" table:table="1"/>
          <office:change-info>
            <dc:creator> </dc:creator>
            <dc:date>2021-01-11T15:06:05.096643564</dc:date>
          </office:change-info>
          <table:previous>
            <table:change-track-table-cell/>
          </table:previous>
        </table:cell-content-change>
        <table:cell-content-change table:id="ct618">
          <table:cell-address table:column="617" table:row="113" table:table="1"/>
          <office:change-info>
            <dc:creator> </dc:creator>
            <dc:date>2021-01-11T15:06:05.096652481</dc:date>
          </office:change-info>
          <table:previous>
            <table:change-track-table-cell/>
          </table:previous>
        </table:cell-content-change>
        <table:cell-content-change table:id="ct619">
          <table:cell-address table:column="618" table:row="113" table:table="1"/>
          <office:change-info>
            <dc:creator> </dc:creator>
            <dc:date>2021-01-11T15:06:05.096661903</dc:date>
          </office:change-info>
          <table:previous>
            <table:change-track-table-cell/>
          </table:previous>
        </table:cell-content-change>
        <table:cell-content-change table:id="ct620">
          <table:cell-address table:column="619" table:row="113" table:table="1"/>
          <office:change-info>
            <dc:creator> </dc:creator>
            <dc:date>2021-01-11T15:06:05.096671221</dc:date>
          </office:change-info>
          <table:previous>
            <table:change-track-table-cell/>
          </table:previous>
        </table:cell-content-change>
        <table:cell-content-change table:id="ct621">
          <table:cell-address table:column="620" table:row="113" table:table="1"/>
          <office:change-info>
            <dc:creator> </dc:creator>
            <dc:date>2021-01-11T15:06:05.096680206</dc:date>
          </office:change-info>
          <table:previous>
            <table:change-track-table-cell/>
          </table:previous>
        </table:cell-content-change>
        <table:cell-content-change table:id="ct622">
          <table:cell-address table:column="621" table:row="113" table:table="1"/>
          <office:change-info>
            <dc:creator> </dc:creator>
            <dc:date>2021-01-11T15:06:05.096689308</dc:date>
          </office:change-info>
          <table:previous>
            <table:change-track-table-cell/>
          </table:previous>
        </table:cell-content-change>
        <table:cell-content-change table:id="ct623">
          <table:cell-address table:column="622" table:row="113" table:table="1"/>
          <office:change-info>
            <dc:creator> </dc:creator>
            <dc:date>2021-01-11T15:06:05.096698558</dc:date>
          </office:change-info>
          <table:previous>
            <table:change-track-table-cell/>
          </table:previous>
        </table:cell-content-change>
        <table:cell-content-change table:id="ct624">
          <table:cell-address table:column="623" table:row="113" table:table="1"/>
          <office:change-info>
            <dc:creator> </dc:creator>
            <dc:date>2021-01-11T15:06:05.096708201</dc:date>
          </office:change-info>
          <table:previous>
            <table:change-track-table-cell/>
          </table:previous>
        </table:cell-content-change>
        <table:cell-content-change table:id="ct625">
          <table:cell-address table:column="624" table:row="113" table:table="1"/>
          <office:change-info>
            <dc:creator> </dc:creator>
            <dc:date>2021-01-11T15:06:05.096726226</dc:date>
          </office:change-info>
          <table:previous>
            <table:change-track-table-cell/>
          </table:previous>
        </table:cell-content-change>
        <table:cell-content-change table:id="ct626">
          <table:cell-address table:column="625" table:row="113" table:table="1"/>
          <office:change-info>
            <dc:creator> </dc:creator>
            <dc:date>2021-01-11T15:06:05.096737472</dc:date>
          </office:change-info>
          <table:previous>
            <table:change-track-table-cell/>
          </table:previous>
        </table:cell-content-change>
        <table:cell-content-change table:id="ct627">
          <table:cell-address table:column="626" table:row="113" table:table="1"/>
          <office:change-info>
            <dc:creator> </dc:creator>
            <dc:date>2021-01-11T15:06:05.096748575</dc:date>
          </office:change-info>
          <table:previous>
            <table:change-track-table-cell/>
          </table:previous>
        </table:cell-content-change>
        <table:cell-content-change table:id="ct628">
          <table:cell-address table:column="627" table:row="113" table:table="1"/>
          <office:change-info>
            <dc:creator> </dc:creator>
            <dc:date>2021-01-11T15:06:05.096759626</dc:date>
          </office:change-info>
          <table:previous>
            <table:change-track-table-cell/>
          </table:previous>
        </table:cell-content-change>
        <table:cell-content-change table:id="ct629">
          <table:cell-address table:column="628" table:row="113" table:table="1"/>
          <office:change-info>
            <dc:creator> </dc:creator>
            <dc:date>2021-01-11T15:06:05.096767155</dc:date>
          </office:change-info>
          <table:previous>
            <table:change-track-table-cell/>
          </table:previous>
        </table:cell-content-change>
        <table:cell-content-change table:id="ct630">
          <table:cell-address table:column="629" table:row="113" table:table="1"/>
          <office:change-info>
            <dc:creator> </dc:creator>
            <dc:date>2021-01-11T15:06:05.096774163</dc:date>
          </office:change-info>
          <table:previous>
            <table:change-track-table-cell/>
          </table:previous>
        </table:cell-content-change>
        <table:cell-content-change table:id="ct631">
          <table:cell-address table:column="630" table:row="113" table:table="1"/>
          <office:change-info>
            <dc:creator> </dc:creator>
            <dc:date>2021-01-11T15:06:05.096781186</dc:date>
          </office:change-info>
          <table:previous>
            <table:change-track-table-cell/>
          </table:previous>
        </table:cell-content-change>
        <table:cell-content-change table:id="ct632">
          <table:cell-address table:column="631" table:row="113" table:table="1"/>
          <office:change-info>
            <dc:creator> </dc:creator>
            <dc:date>2021-01-11T15:06:05.096788289</dc:date>
          </office:change-info>
          <table:previous>
            <table:change-track-table-cell/>
          </table:previous>
        </table:cell-content-change>
        <table:cell-content-change table:id="ct633">
          <table:cell-address table:column="632" table:row="113" table:table="1"/>
          <office:change-info>
            <dc:creator> </dc:creator>
            <dc:date>2021-01-11T15:06:05.096795327</dc:date>
          </office:change-info>
          <table:previous>
            <table:change-track-table-cell/>
          </table:previous>
        </table:cell-content-change>
        <table:cell-content-change table:id="ct634">
          <table:cell-address table:column="633" table:row="113" table:table="1"/>
          <office:change-info>
            <dc:creator> </dc:creator>
            <dc:date>2021-01-11T15:06:05.096802416</dc:date>
          </office:change-info>
          <table:previous>
            <table:change-track-table-cell/>
          </table:previous>
        </table:cell-content-change>
        <table:cell-content-change table:id="ct635">
          <table:cell-address table:column="634" table:row="113" table:table="1"/>
          <office:change-info>
            <dc:creator> </dc:creator>
            <dc:date>2021-01-11T15:06:05.096809594</dc:date>
          </office:change-info>
          <table:previous>
            <table:change-track-table-cell/>
          </table:previous>
        </table:cell-content-change>
        <table:cell-content-change table:id="ct636">
          <table:cell-address table:column="635" table:row="113" table:table="1"/>
          <office:change-info>
            <dc:creator> </dc:creator>
            <dc:date>2021-01-11T15:06:05.096817142</dc:date>
          </office:change-info>
          <table:previous>
            <table:change-track-table-cell/>
          </table:previous>
        </table:cell-content-change>
        <table:cell-content-change table:id="ct637">
          <table:cell-address table:column="636" table:row="113" table:table="1"/>
          <office:change-info>
            <dc:creator> </dc:creator>
            <dc:date>2021-01-11T15:06:05.096824235</dc:date>
          </office:change-info>
          <table:previous>
            <table:change-track-table-cell/>
          </table:previous>
        </table:cell-content-change>
        <table:cell-content-change table:id="ct638">
          <table:cell-address table:column="637" table:row="113" table:table="1"/>
          <office:change-info>
            <dc:creator> </dc:creator>
            <dc:date>2021-01-11T15:06:05.096831444</dc:date>
          </office:change-info>
          <table:previous>
            <table:change-track-table-cell/>
          </table:previous>
        </table:cell-content-change>
        <table:cell-content-change table:id="ct639">
          <table:cell-address table:column="638" table:row="113" table:table="1"/>
          <office:change-info>
            <dc:creator> </dc:creator>
            <dc:date>2021-01-11T15:06:05.096838608</dc:date>
          </office:change-info>
          <table:previous>
            <table:change-track-table-cell/>
          </table:previous>
        </table:cell-content-change>
        <table:cell-content-change table:id="ct640">
          <table:cell-address table:column="639" table:row="113" table:table="1"/>
          <office:change-info>
            <dc:creator> </dc:creator>
            <dc:date>2021-01-11T15:06:05.096845847</dc:date>
          </office:change-info>
          <table:previous>
            <table:change-track-table-cell/>
          </table:previous>
        </table:cell-content-change>
        <table:cell-content-change table:id="ct641">
          <table:cell-address table:column="640" table:row="113" table:table="1"/>
          <office:change-info>
            <dc:creator> </dc:creator>
            <dc:date>2021-01-11T15:06:05.096853121</dc:date>
          </office:change-info>
          <table:previous>
            <table:change-track-table-cell/>
          </table:previous>
        </table:cell-content-change>
        <table:cell-content-change table:id="ct642">
          <table:cell-address table:column="641" table:row="113" table:table="1"/>
          <office:change-info>
            <dc:creator> </dc:creator>
            <dc:date>2021-01-11T15:06:05.096860412</dc:date>
          </office:change-info>
          <table:previous>
            <table:change-track-table-cell/>
          </table:previous>
        </table:cell-content-change>
        <table:cell-content-change table:id="ct643">
          <table:cell-address table:column="642" table:row="113" table:table="1"/>
          <office:change-info>
            <dc:creator> </dc:creator>
            <dc:date>2021-01-11T15:06:05.096867575</dc:date>
          </office:change-info>
          <table:previous>
            <table:change-track-table-cell/>
          </table:previous>
        </table:cell-content-change>
        <table:cell-content-change table:id="ct644">
          <table:cell-address table:column="643" table:row="113" table:table="1"/>
          <office:change-info>
            <dc:creator> </dc:creator>
            <dc:date>2021-01-11T15:06:05.096875069</dc:date>
          </office:change-info>
          <table:previous>
            <table:change-track-table-cell/>
          </table:previous>
        </table:cell-content-change>
        <table:cell-content-change table:id="ct645">
          <table:cell-address table:column="644" table:row="113" table:table="1"/>
          <office:change-info>
            <dc:creator> </dc:creator>
            <dc:date>2021-01-11T15:06:05.096882490</dc:date>
          </office:change-info>
          <table:previous>
            <table:change-track-table-cell/>
          </table:previous>
        </table:cell-content-change>
        <table:cell-content-change table:id="ct646">
          <table:cell-address table:column="645" table:row="113" table:table="1"/>
          <office:change-info>
            <dc:creator> </dc:creator>
            <dc:date>2021-01-11T15:06:05.096889950</dc:date>
          </office:change-info>
          <table:previous>
            <table:change-track-table-cell/>
          </table:previous>
        </table:cell-content-change>
        <table:cell-content-change table:id="ct647">
          <table:cell-address table:column="646" table:row="113" table:table="1"/>
          <office:change-info>
            <dc:creator> </dc:creator>
            <dc:date>2021-01-11T15:06:05.096901667</dc:date>
          </office:change-info>
          <table:previous>
            <table:change-track-table-cell/>
          </table:previous>
        </table:cell-content-change>
        <table:cell-content-change table:id="ct648">
          <table:cell-address table:column="647" table:row="113" table:table="1"/>
          <office:change-info>
            <dc:creator> </dc:creator>
            <dc:date>2021-01-11T15:06:05.096914717</dc:date>
          </office:change-info>
          <table:previous>
            <table:change-track-table-cell/>
          </table:previous>
        </table:cell-content-change>
        <table:cell-content-change table:id="ct649">
          <table:cell-address table:column="648" table:row="113" table:table="1"/>
          <office:change-info>
            <dc:creator> </dc:creator>
            <dc:date>2021-01-11T15:06:05.096926661</dc:date>
          </office:change-info>
          <table:previous>
            <table:change-track-table-cell/>
          </table:previous>
        </table:cell-content-change>
        <table:cell-content-change table:id="ct650">
          <table:cell-address table:column="649" table:row="113" table:table="1"/>
          <office:change-info>
            <dc:creator> </dc:creator>
            <dc:date>2021-01-11T15:06:05.096939177</dc:date>
          </office:change-info>
          <table:previous>
            <table:change-track-table-cell/>
          </table:previous>
        </table:cell-content-change>
        <table:cell-content-change table:id="ct651">
          <table:cell-address table:column="650" table:row="113" table:table="1"/>
          <office:change-info>
            <dc:creator> </dc:creator>
            <dc:date>2021-01-11T15:06:05.096951246</dc:date>
          </office:change-info>
          <table:previous>
            <table:change-track-table-cell/>
          </table:previous>
        </table:cell-content-change>
        <table:cell-content-change table:id="ct652">
          <table:cell-address table:column="651" table:row="113" table:table="1"/>
          <office:change-info>
            <dc:creator> </dc:creator>
            <dc:date>2021-01-11T15:06:05.096964644</dc:date>
          </office:change-info>
          <table:previous>
            <table:change-track-table-cell/>
          </table:previous>
        </table:cell-content-change>
        <table:cell-content-change table:id="ct653">
          <table:cell-address table:column="652" table:row="113" table:table="1"/>
          <office:change-info>
            <dc:creator> </dc:creator>
            <dc:date>2021-01-11T15:06:05.096978062</dc:date>
          </office:change-info>
          <table:previous>
            <table:change-track-table-cell/>
          </table:previous>
        </table:cell-content-change>
        <table:cell-content-change table:id="ct654">
          <table:cell-address table:column="653" table:row="113" table:table="1"/>
          <office:change-info>
            <dc:creator> </dc:creator>
            <dc:date>2021-01-11T15:06:05.096994733</dc:date>
          </office:change-info>
          <table:previous>
            <table:change-track-table-cell/>
          </table:previous>
        </table:cell-content-change>
        <table:cell-content-change table:id="ct655">
          <table:cell-address table:column="654" table:row="113" table:table="1"/>
          <office:change-info>
            <dc:creator> </dc:creator>
            <dc:date>2021-01-11T15:06:05.097011552</dc:date>
          </office:change-info>
          <table:previous>
            <table:change-track-table-cell/>
          </table:previous>
        </table:cell-content-change>
        <table:cell-content-change table:id="ct656">
          <table:cell-address table:column="655" table:row="113" table:table="1"/>
          <office:change-info>
            <dc:creator> </dc:creator>
            <dc:date>2021-01-11T15:06:05.097025784</dc:date>
          </office:change-info>
          <table:previous>
            <table:change-track-table-cell/>
          </table:previous>
        </table:cell-content-change>
        <table:cell-content-change table:id="ct657">
          <table:cell-address table:column="656" table:row="113" table:table="1"/>
          <office:change-info>
            <dc:creator> </dc:creator>
            <dc:date>2021-01-11T15:06:05.097038544</dc:date>
          </office:change-info>
          <table:previous>
            <table:change-track-table-cell/>
          </table:previous>
        </table:cell-content-change>
        <table:cell-content-change table:id="ct658">
          <table:cell-address table:column="657" table:row="113" table:table="1"/>
          <office:change-info>
            <dc:creator> </dc:creator>
            <dc:date>2021-01-11T15:06:05.097049728</dc:date>
          </office:change-info>
          <table:previous>
            <table:change-track-table-cell/>
          </table:previous>
        </table:cell-content-change>
        <table:cell-content-change table:id="ct659">
          <table:cell-address table:column="658" table:row="113" table:table="1"/>
          <office:change-info>
            <dc:creator> </dc:creator>
            <dc:date>2021-01-11T15:06:05.097061149</dc:date>
          </office:change-info>
          <table:previous>
            <table:change-track-table-cell/>
          </table:previous>
        </table:cell-content-change>
        <table:cell-content-change table:id="ct660">
          <table:cell-address table:column="659" table:row="113" table:table="1"/>
          <office:change-info>
            <dc:creator> </dc:creator>
            <dc:date>2021-01-11T15:06:05.097074621</dc:date>
          </office:change-info>
          <table:previous>
            <table:change-track-table-cell/>
          </table:previous>
        </table:cell-content-change>
        <table:cell-content-change table:id="ct661">
          <table:cell-address table:column="660" table:row="113" table:table="1"/>
          <office:change-info>
            <dc:creator> </dc:creator>
            <dc:date>2021-01-11T15:06:05.097086850</dc:date>
          </office:change-info>
          <table:previous>
            <table:change-track-table-cell/>
          </table:previous>
        </table:cell-content-change>
        <table:cell-content-change table:id="ct662">
          <table:cell-address table:column="661" table:row="113" table:table="1"/>
          <office:change-info>
            <dc:creator> </dc:creator>
            <dc:date>2021-01-11T15:06:05.097099326</dc:date>
          </office:change-info>
          <table:previous>
            <table:change-track-table-cell/>
          </table:previous>
        </table:cell-content-change>
        <table:cell-content-change table:id="ct663">
          <table:cell-address table:column="662" table:row="113" table:table="1"/>
          <office:change-info>
            <dc:creator> </dc:creator>
            <dc:date>2021-01-11T15:06:05.097112722</dc:date>
          </office:change-info>
          <table:previous>
            <table:change-track-table-cell/>
          </table:previous>
        </table:cell-content-change>
        <table:cell-content-change table:id="ct664">
          <table:cell-address table:column="663" table:row="113" table:table="1"/>
          <office:change-info>
            <dc:creator> </dc:creator>
            <dc:date>2021-01-11T15:06:05.097125707</dc:date>
          </office:change-info>
          <table:previous>
            <table:change-track-table-cell/>
          </table:previous>
        </table:cell-content-change>
        <table:cell-content-change table:id="ct665">
          <table:cell-address table:column="664" table:row="113" table:table="1"/>
          <office:change-info>
            <dc:creator> </dc:creator>
            <dc:date>2021-01-11T15:06:05.097137860</dc:date>
          </office:change-info>
          <table:previous>
            <table:change-track-table-cell/>
          </table:previous>
        </table:cell-content-change>
        <table:cell-content-change table:id="ct666">
          <table:cell-address table:column="665" table:row="113" table:table="1"/>
          <office:change-info>
            <dc:creator> </dc:creator>
            <dc:date>2021-01-11T15:06:05.097148911</dc:date>
          </office:change-info>
          <table:previous>
            <table:change-track-table-cell/>
          </table:previous>
        </table:cell-content-change>
        <table:cell-content-change table:id="ct667">
          <table:cell-address table:column="666" table:row="113" table:table="1"/>
          <office:change-info>
            <dc:creator> </dc:creator>
            <dc:date>2021-01-11T15:06:05.097161560</dc:date>
          </office:change-info>
          <table:previous>
            <table:change-track-table-cell/>
          </table:previous>
        </table:cell-content-change>
        <table:cell-content-change table:id="ct668">
          <table:cell-address table:column="667" table:row="113" table:table="1"/>
          <office:change-info>
            <dc:creator> </dc:creator>
            <dc:date>2021-01-11T15:06:05.097174687</dc:date>
          </office:change-info>
          <table:previous>
            <table:change-track-table-cell/>
          </table:previous>
        </table:cell-content-change>
        <table:cell-content-change table:id="ct669">
          <table:cell-address table:column="668" table:row="113" table:table="1"/>
          <office:change-info>
            <dc:creator> </dc:creator>
            <dc:date>2021-01-11T15:06:05.097187379</dc:date>
          </office:change-info>
          <table:previous>
            <table:change-track-table-cell/>
          </table:previous>
        </table:cell-content-change>
        <table:cell-content-change table:id="ct670">
          <table:cell-address table:column="669" table:row="113" table:table="1"/>
          <office:change-info>
            <dc:creator> </dc:creator>
            <dc:date>2021-01-11T15:06:05.097204583</dc:date>
          </office:change-info>
          <table:previous>
            <table:change-track-table-cell/>
          </table:previous>
        </table:cell-content-change>
        <table:cell-content-change table:id="ct671">
          <table:cell-address table:column="670" table:row="113" table:table="1"/>
          <office:change-info>
            <dc:creator> </dc:creator>
            <dc:date>2021-01-11T15:06:05.097218065</dc:date>
          </office:change-info>
          <table:previous>
            <table:change-track-table-cell/>
          </table:previous>
        </table:cell-content-change>
        <table:cell-content-change table:id="ct672">
          <table:cell-address table:column="671" table:row="113" table:table="1"/>
          <office:change-info>
            <dc:creator> </dc:creator>
            <dc:date>2021-01-11T15:06:05.097231231</dc:date>
          </office:change-info>
          <table:previous>
            <table:change-track-table-cell/>
          </table:previous>
        </table:cell-content-change>
        <table:cell-content-change table:id="ct673">
          <table:cell-address table:column="672" table:row="113" table:table="1"/>
          <office:change-info>
            <dc:creator> </dc:creator>
            <dc:date>2021-01-11T15:06:05.097248096</dc:date>
          </office:change-info>
          <table:previous>
            <table:change-track-table-cell/>
          </table:previous>
        </table:cell-content-change>
        <table:cell-content-change table:id="ct674">
          <table:cell-address table:column="673" table:row="113" table:table="1"/>
          <office:change-info>
            <dc:creator> </dc:creator>
            <dc:date>2021-01-11T15:06:05.097263384</dc:date>
          </office:change-info>
          <table:previous>
            <table:change-track-table-cell/>
          </table:previous>
        </table:cell-content-change>
        <table:cell-content-change table:id="ct675">
          <table:cell-address table:column="674" table:row="113" table:table="1"/>
          <office:change-info>
            <dc:creator> </dc:creator>
            <dc:date>2021-01-11T15:06:05.097275303</dc:date>
          </office:change-info>
          <table:previous>
            <table:change-track-table-cell/>
          </table:previous>
        </table:cell-content-change>
        <table:cell-content-change table:id="ct676">
          <table:cell-address table:column="675" table:row="113" table:table="1"/>
          <office:change-info>
            <dc:creator> </dc:creator>
            <dc:date>2021-01-11T15:06:05.097290970</dc:date>
          </office:change-info>
          <table:previous>
            <table:change-track-table-cell/>
          </table:previous>
        </table:cell-content-change>
        <table:cell-content-change table:id="ct677">
          <table:cell-address table:column="676" table:row="113" table:table="1"/>
          <office:change-info>
            <dc:creator> </dc:creator>
            <dc:date>2021-01-11T15:06:05.097304427</dc:date>
          </office:change-info>
          <table:previous>
            <table:change-track-table-cell/>
          </table:previous>
        </table:cell-content-change>
        <table:cell-content-change table:id="ct678">
          <table:cell-address table:column="677" table:row="113" table:table="1"/>
          <office:change-info>
            <dc:creator> </dc:creator>
            <dc:date>2021-01-11T15:06:05.097318253</dc:date>
          </office:change-info>
          <table:previous>
            <table:change-track-table-cell/>
          </table:previous>
        </table:cell-content-change>
        <table:cell-content-change table:id="ct679">
          <table:cell-address table:column="678" table:row="113" table:table="1"/>
          <office:change-info>
            <dc:creator> </dc:creator>
            <dc:date>2021-01-11T15:06:05.097330290</dc:date>
          </office:change-info>
          <table:previous>
            <table:change-track-table-cell/>
          </table:previous>
        </table:cell-content-change>
        <table:cell-content-change table:id="ct680">
          <table:cell-address table:column="679" table:row="113" table:table="1"/>
          <office:change-info>
            <dc:creator> </dc:creator>
            <dc:date>2021-01-11T15:06:05.097343518</dc:date>
          </office:change-info>
          <table:previous>
            <table:change-track-table-cell/>
          </table:previous>
        </table:cell-content-change>
        <table:cell-content-change table:id="ct681">
          <table:cell-address table:column="680" table:row="113" table:table="1"/>
          <office:change-info>
            <dc:creator> </dc:creator>
            <dc:date>2021-01-11T15:06:05.097358970</dc:date>
          </office:change-info>
          <table:previous>
            <table:change-track-table-cell/>
          </table:previous>
        </table:cell-content-change>
        <table:cell-content-change table:id="ct682">
          <table:cell-address table:column="681" table:row="113" table:table="1"/>
          <office:change-info>
            <dc:creator> </dc:creator>
            <dc:date>2021-01-11T15:06:05.097372208</dc:date>
          </office:change-info>
          <table:previous>
            <table:change-track-table-cell/>
          </table:previous>
        </table:cell-content-change>
        <table:cell-content-change table:id="ct683">
          <table:cell-address table:column="682" table:row="113" table:table="1"/>
          <office:change-info>
            <dc:creator> </dc:creator>
            <dc:date>2021-01-11T15:06:05.097385691</dc:date>
          </office:change-info>
          <table:previous>
            <table:change-track-table-cell/>
          </table:previous>
        </table:cell-content-change>
        <table:cell-content-change table:id="ct684">
          <table:cell-address table:column="683" table:row="113" table:table="1"/>
          <office:change-info>
            <dc:creator> </dc:creator>
            <dc:date>2021-01-11T15:06:05.097399485</dc:date>
          </office:change-info>
          <table:previous>
            <table:change-track-table-cell/>
          </table:previous>
        </table:cell-content-change>
        <table:cell-content-change table:id="ct685">
          <table:cell-address table:column="684" table:row="113" table:table="1"/>
          <office:change-info>
            <dc:creator> </dc:creator>
            <dc:date>2021-01-11T15:06:05.097411974</dc:date>
          </office:change-info>
          <table:previous>
            <table:change-track-table-cell/>
          </table:previous>
        </table:cell-content-change>
        <table:cell-content-change table:id="ct686">
          <table:cell-address table:column="685" table:row="113" table:table="1"/>
          <office:change-info>
            <dc:creator> </dc:creator>
            <dc:date>2021-01-11T15:06:05.097430089</dc:date>
          </office:change-info>
          <table:previous>
            <table:change-track-table-cell/>
          </table:previous>
        </table:cell-content-change>
        <table:cell-content-change table:id="ct687">
          <table:cell-address table:column="686" table:row="113" table:table="1"/>
          <office:change-info>
            <dc:creator> </dc:creator>
            <dc:date>2021-01-11T15:06:05.097447364</dc:date>
          </office:change-info>
          <table:previous>
            <table:change-track-table-cell/>
          </table:previous>
        </table:cell-content-change>
        <table:cell-content-change table:id="ct688">
          <table:cell-address table:column="687" table:row="113" table:table="1"/>
          <office:change-info>
            <dc:creator> </dc:creator>
            <dc:date>2021-01-11T15:06:05.097459839</dc:date>
          </office:change-info>
          <table:previous>
            <table:change-track-table-cell/>
          </table:previous>
        </table:cell-content-change>
        <table:cell-content-change table:id="ct689">
          <table:cell-address table:column="688" table:row="113" table:table="1"/>
          <office:change-info>
            <dc:creator> </dc:creator>
            <dc:date>2021-01-11T15:06:05.097474239</dc:date>
          </office:change-info>
          <table:previous>
            <table:change-track-table-cell/>
          </table:previous>
        </table:cell-content-change>
        <table:cell-content-change table:id="ct690">
          <table:cell-address table:column="689" table:row="113" table:table="1"/>
          <office:change-info>
            <dc:creator> </dc:creator>
            <dc:date>2021-01-11T15:06:05.097490267</dc:date>
          </office:change-info>
          <table:previous>
            <table:change-track-table-cell/>
          </table:previous>
        </table:cell-content-change>
        <table:cell-content-change table:id="ct691">
          <table:cell-address table:column="690" table:row="113" table:table="1"/>
          <office:change-info>
            <dc:creator> </dc:creator>
            <dc:date>2021-01-11T15:06:05.097502883</dc:date>
          </office:change-info>
          <table:previous>
            <table:change-track-table-cell/>
          </table:previous>
        </table:cell-content-change>
        <table:cell-content-change table:id="ct692">
          <table:cell-address table:column="691" table:row="113" table:table="1"/>
          <office:change-info>
            <dc:creator> </dc:creator>
            <dc:date>2021-01-11T15:06:05.097515542</dc:date>
          </office:change-info>
          <table:previous>
            <table:change-track-table-cell/>
          </table:previous>
        </table:cell-content-change>
        <table:cell-content-change table:id="ct693">
          <table:cell-address table:column="692" table:row="113" table:table="1"/>
          <office:change-info>
            <dc:creator> </dc:creator>
            <dc:date>2021-01-11T15:06:05.097529094</dc:date>
          </office:change-info>
          <table:previous>
            <table:change-track-table-cell/>
          </table:previous>
        </table:cell-content-change>
        <table:cell-content-change table:id="ct694">
          <table:cell-address table:column="693" table:row="113" table:table="1"/>
          <office:change-info>
            <dc:creator> </dc:creator>
            <dc:date>2021-01-11T15:06:05.097541687</dc:date>
          </office:change-info>
          <table:previous>
            <table:change-track-table-cell/>
          </table:previous>
        </table:cell-content-change>
        <table:cell-content-change table:id="ct695">
          <table:cell-address table:column="694" table:row="113" table:table="1"/>
          <office:change-info>
            <dc:creator> </dc:creator>
            <dc:date>2021-01-11T15:06:05.097553115</dc:date>
          </office:change-info>
          <table:previous>
            <table:change-track-table-cell/>
          </table:previous>
        </table:cell-content-change>
        <table:cell-content-change table:id="ct696">
          <table:cell-address table:column="695" table:row="113" table:table="1"/>
          <office:change-info>
            <dc:creator> </dc:creator>
            <dc:date>2021-01-11T15:06:05.097564866</dc:date>
          </office:change-info>
          <table:previous>
            <table:change-track-table-cell/>
          </table:previous>
        </table:cell-content-change>
        <table:cell-content-change table:id="ct697">
          <table:cell-address table:column="696" table:row="113" table:table="1"/>
          <office:change-info>
            <dc:creator> </dc:creator>
            <dc:date>2021-01-11T15:06:05.097579646</dc:date>
          </office:change-info>
          <table:previous>
            <table:change-track-table-cell/>
          </table:previous>
        </table:cell-content-change>
        <table:cell-content-change table:id="ct698">
          <table:cell-address table:column="697" table:row="113" table:table="1"/>
          <office:change-info>
            <dc:creator> </dc:creator>
            <dc:date>2021-01-11T15:06:05.097593643</dc:date>
          </office:change-info>
          <table:previous>
            <table:change-track-table-cell/>
          </table:previous>
        </table:cell-content-change>
        <table:cell-content-change table:id="ct699">
          <table:cell-address table:column="698" table:row="113" table:table="1"/>
          <office:change-info>
            <dc:creator> </dc:creator>
            <dc:date>2021-01-11T15:06:05.097606531</dc:date>
          </office:change-info>
          <table:previous>
            <table:change-track-table-cell/>
          </table:previous>
        </table:cell-content-change>
        <table:cell-content-change table:id="ct700">
          <table:cell-address table:column="699" table:row="113" table:table="1"/>
          <office:change-info>
            <dc:creator> </dc:creator>
            <dc:date>2021-01-11T15:06:05.097619247</dc:date>
          </office:change-info>
          <table:previous>
            <table:change-track-table-cell/>
          </table:previous>
        </table:cell-content-change>
        <table:cell-content-change table:id="ct701">
          <table:cell-address table:column="700" table:row="113" table:table="1"/>
          <office:change-info>
            <dc:creator> </dc:creator>
            <dc:date>2021-01-11T15:06:05.097630736</dc:date>
          </office:change-info>
          <table:previous>
            <table:change-track-table-cell/>
          </table:previous>
        </table:cell-content-change>
        <table:cell-content-change table:id="ct702">
          <table:cell-address table:column="701" table:row="113" table:table="1"/>
          <office:change-info>
            <dc:creator> </dc:creator>
            <dc:date>2021-01-11T15:06:05.097642401</dc:date>
          </office:change-info>
          <table:previous>
            <table:change-track-table-cell/>
          </table:previous>
        </table:cell-content-change>
        <table:cell-content-change table:id="ct703">
          <table:cell-address table:column="702" table:row="113" table:table="1"/>
          <office:change-info>
            <dc:creator> </dc:creator>
            <dc:date>2021-01-11T15:06:05.097653654</dc:date>
          </office:change-info>
          <table:previous>
            <table:change-track-table-cell/>
          </table:previous>
        </table:cell-content-change>
        <table:cell-content-change table:id="ct704">
          <table:cell-address table:column="703" table:row="113" table:table="1"/>
          <office:change-info>
            <dc:creator> </dc:creator>
            <dc:date>2021-01-11T15:06:05.097668968</dc:date>
          </office:change-info>
          <table:previous>
            <table:change-track-table-cell/>
          </table:previous>
        </table:cell-content-change>
        <table:cell-content-change table:id="ct705">
          <table:cell-address table:column="704" table:row="113" table:table="1"/>
          <office:change-info>
            <dc:creator> </dc:creator>
            <dc:date>2021-01-11T15:06:05.097683262</dc:date>
          </office:change-info>
          <table:previous>
            <table:change-track-table-cell/>
          </table:previous>
        </table:cell-content-change>
        <table:cell-content-change table:id="ct706">
          <table:cell-address table:column="705" table:row="113" table:table="1"/>
          <office:change-info>
            <dc:creator> </dc:creator>
            <dc:date>2021-01-11T15:06:05.097697582</dc:date>
          </office:change-info>
          <table:previous>
            <table:change-track-table-cell/>
          </table:previous>
        </table:cell-content-change>
        <table:cell-content-change table:id="ct707">
          <table:cell-address table:column="706" table:row="113" table:table="1"/>
          <office:change-info>
            <dc:creator> </dc:creator>
            <dc:date>2021-01-11T15:06:05.097717751</dc:date>
          </office:change-info>
          <table:previous>
            <table:change-track-table-cell/>
          </table:previous>
        </table:cell-content-change>
        <table:cell-content-change table:id="ct708">
          <table:cell-address table:column="707" table:row="113" table:table="1"/>
          <office:change-info>
            <dc:creator> </dc:creator>
            <dc:date>2021-01-11T15:06:05.097740181</dc:date>
          </office:change-info>
          <table:previous>
            <table:change-track-table-cell/>
          </table:previous>
        </table:cell-content-change>
        <table:cell-content-change table:id="ct709">
          <table:cell-address table:column="708" table:row="113" table:table="1"/>
          <office:change-info>
            <dc:creator> </dc:creator>
            <dc:date>2021-01-11T15:06:05.097762210</dc:date>
          </office:change-info>
          <table:previous>
            <table:change-track-table-cell/>
          </table:previous>
        </table:cell-content-change>
        <table:cell-content-change table:id="ct710">
          <table:cell-address table:column="709" table:row="113" table:table="1"/>
          <office:change-info>
            <dc:creator> </dc:creator>
            <dc:date>2021-01-11T15:06:05.097784393</dc:date>
          </office:change-info>
          <table:previous>
            <table:change-track-table-cell/>
          </table:previous>
        </table:cell-content-change>
        <table:cell-content-change table:id="ct711">
          <table:cell-address table:column="710" table:row="113" table:table="1"/>
          <office:change-info>
            <dc:creator> </dc:creator>
            <dc:date>2021-01-11T15:06:05.097813331</dc:date>
          </office:change-info>
          <table:previous>
            <table:change-track-table-cell/>
          </table:previous>
        </table:cell-content-change>
        <table:cell-content-change table:id="ct712">
          <table:cell-address table:column="711" table:row="113" table:table="1"/>
          <office:change-info>
            <dc:creator> </dc:creator>
            <dc:date>2021-01-11T15:06:05.097842184</dc:date>
          </office:change-info>
          <table:previous>
            <table:change-track-table-cell/>
          </table:previous>
        </table:cell-content-change>
        <table:cell-content-change table:id="ct713">
          <table:cell-address table:column="712" table:row="113" table:table="1"/>
          <office:change-info>
            <dc:creator> </dc:creator>
            <dc:date>2021-01-11T15:06:05.097861788</dc:date>
          </office:change-info>
          <table:previous>
            <table:change-track-table-cell/>
          </table:previous>
        </table:cell-content-change>
        <table:cell-content-change table:id="ct714">
          <table:cell-address table:column="713" table:row="113" table:table="1"/>
          <office:change-info>
            <dc:creator> </dc:creator>
            <dc:date>2021-01-11T15:06:05.097875989</dc:date>
          </office:change-info>
          <table:previous>
            <table:change-track-table-cell/>
          </table:previous>
        </table:cell-content-change>
        <table:cell-content-change table:id="ct715">
          <table:cell-address table:column="714" table:row="113" table:table="1"/>
          <office:change-info>
            <dc:creator> </dc:creator>
            <dc:date>2021-01-11T15:06:05.097889079</dc:date>
          </office:change-info>
          <table:previous>
            <table:change-track-table-cell/>
          </table:previous>
        </table:cell-content-change>
        <table:cell-content-change table:id="ct716">
          <table:cell-address table:column="715" table:row="113" table:table="1"/>
          <office:change-info>
            <dc:creator> </dc:creator>
            <dc:date>2021-01-11T15:06:05.097902522</dc:date>
          </office:change-info>
          <table:previous>
            <table:change-track-table-cell/>
          </table:previous>
        </table:cell-content-change>
        <table:cell-content-change table:id="ct717">
          <table:cell-address table:column="716" table:row="113" table:table="1"/>
          <office:change-info>
            <dc:creator> </dc:creator>
            <dc:date>2021-01-11T15:06:05.097915136</dc:date>
          </office:change-info>
          <table:previous>
            <table:change-track-table-cell/>
          </table:previous>
        </table:cell-content-change>
        <table:cell-content-change table:id="ct718">
          <table:cell-address table:column="717" table:row="113" table:table="1"/>
          <office:change-info>
            <dc:creator> </dc:creator>
            <dc:date>2021-01-11T15:06:05.097928410</dc:date>
          </office:change-info>
          <table:previous>
            <table:change-track-table-cell/>
          </table:previous>
        </table:cell-content-change>
        <table:cell-content-change table:id="ct719">
          <table:cell-address table:column="718" table:row="113" table:table="1"/>
          <office:change-info>
            <dc:creator> </dc:creator>
            <dc:date>2021-01-11T15:06:05.097940709</dc:date>
          </office:change-info>
          <table:previous>
            <table:change-track-table-cell/>
          </table:previous>
        </table:cell-content-change>
        <table:cell-content-change table:id="ct720">
          <table:cell-address table:column="719" table:row="113" table:table="1"/>
          <office:change-info>
            <dc:creator> </dc:creator>
            <dc:date>2021-01-11T15:06:05.097953057</dc:date>
          </office:change-info>
          <table:previous>
            <table:change-track-table-cell/>
          </table:previous>
        </table:cell-content-change>
        <table:cell-content-change table:id="ct721">
          <table:cell-address table:column="720" table:row="113" table:table="1"/>
          <office:change-info>
            <dc:creator> </dc:creator>
            <dc:date>2021-01-11T15:06:05.097964851</dc:date>
          </office:change-info>
          <table:previous>
            <table:change-track-table-cell/>
          </table:previous>
        </table:cell-content-change>
        <table:cell-content-change table:id="ct722">
          <table:cell-address table:column="721" table:row="113" table:table="1"/>
          <office:change-info>
            <dc:creator> </dc:creator>
            <dc:date>2021-01-11T15:06:05.097984555</dc:date>
          </office:change-info>
          <table:previous>
            <table:change-track-table-cell/>
          </table:previous>
        </table:cell-content-change>
        <table:cell-content-change table:id="ct723">
          <table:cell-address table:column="722" table:row="113" table:table="1"/>
          <office:change-info>
            <dc:creator> </dc:creator>
            <dc:date>2021-01-11T15:06:05.097996105</dc:date>
          </office:change-info>
          <table:previous>
            <table:change-track-table-cell/>
          </table:previous>
        </table:cell-content-change>
        <table:cell-content-change table:id="ct724">
          <table:cell-address table:column="723" table:row="113" table:table="1"/>
          <office:change-info>
            <dc:creator> </dc:creator>
            <dc:date>2021-01-11T15:06:05.098008834</dc:date>
          </office:change-info>
          <table:previous>
            <table:change-track-table-cell/>
          </table:previous>
        </table:cell-content-change>
        <table:cell-content-change table:id="ct725">
          <table:cell-address table:column="724" table:row="113" table:table="1"/>
          <office:change-info>
            <dc:creator> </dc:creator>
            <dc:date>2021-01-11T15:06:05.098020313</dc:date>
          </office:change-info>
          <table:previous>
            <table:change-track-table-cell/>
          </table:previous>
        </table:cell-content-change>
        <table:cell-content-change table:id="ct726">
          <table:cell-address table:column="725" table:row="113" table:table="1"/>
          <office:change-info>
            <dc:creator> </dc:creator>
            <dc:date>2021-01-11T15:06:05.098032077</dc:date>
          </office:change-info>
          <table:previous>
            <table:change-track-table-cell/>
          </table:previous>
        </table:cell-content-change>
        <table:cell-content-change table:id="ct727">
          <table:cell-address table:column="726" table:row="113" table:table="1"/>
          <office:change-info>
            <dc:creator> </dc:creator>
            <dc:date>2021-01-11T15:06:05.098043866</dc:date>
          </office:change-info>
          <table:previous>
            <table:change-track-table-cell/>
          </table:previous>
        </table:cell-content-change>
        <table:cell-content-change table:id="ct728">
          <table:cell-address table:column="727" table:row="113" table:table="1"/>
          <office:change-info>
            <dc:creator> </dc:creator>
            <dc:date>2021-01-11T15:06:05.098055629</dc:date>
          </office:change-info>
          <table:previous>
            <table:change-track-table-cell/>
          </table:previous>
        </table:cell-content-change>
        <table:cell-content-change table:id="ct729">
          <table:cell-address table:column="728" table:row="113" table:table="1"/>
          <office:change-info>
            <dc:creator> </dc:creator>
            <dc:date>2021-01-11T15:06:05.098067169</dc:date>
          </office:change-info>
          <table:previous>
            <table:change-track-table-cell/>
          </table:previous>
        </table:cell-content-change>
        <table:cell-content-change table:id="ct730">
          <table:cell-address table:column="729" table:row="113" table:table="1"/>
          <office:change-info>
            <dc:creator> </dc:creator>
            <dc:date>2021-01-11T15:06:05.098079515</dc:date>
          </office:change-info>
          <table:previous>
            <table:change-track-table-cell/>
          </table:previous>
        </table:cell-content-change>
        <table:cell-content-change table:id="ct731">
          <table:cell-address table:column="730" table:row="113" table:table="1"/>
          <office:change-info>
            <dc:creator> </dc:creator>
            <dc:date>2021-01-11T15:06:05.098091148</dc:date>
          </office:change-info>
          <table:previous>
            <table:change-track-table-cell/>
          </table:previous>
        </table:cell-content-change>
        <table:cell-content-change table:id="ct732">
          <table:cell-address table:column="731" table:row="113" table:table="1"/>
          <office:change-info>
            <dc:creator> </dc:creator>
            <dc:date>2021-01-11T15:06:05.098103595</dc:date>
          </office:change-info>
          <table:previous>
            <table:change-track-table-cell/>
          </table:previous>
        </table:cell-content-change>
        <table:cell-content-change table:id="ct733">
          <table:cell-address table:column="732" table:row="113" table:table="1"/>
          <office:change-info>
            <dc:creator> </dc:creator>
            <dc:date>2021-01-11T15:06:05.098124426</dc:date>
          </office:change-info>
          <table:previous>
            <table:change-track-table-cell/>
          </table:previous>
        </table:cell-content-change>
        <table:cell-content-change table:id="ct734">
          <table:cell-address table:column="733" table:row="113" table:table="1"/>
          <office:change-info>
            <dc:creator> </dc:creator>
            <dc:date>2021-01-11T15:06:05.098138022</dc:date>
          </office:change-info>
          <table:previous>
            <table:change-track-table-cell/>
          </table:previous>
        </table:cell-content-change>
        <table:cell-content-change table:id="ct735">
          <table:cell-address table:column="734" table:row="113" table:table="1"/>
          <office:change-info>
            <dc:creator> </dc:creator>
            <dc:date>2021-01-11T15:06:05.098151102</dc:date>
          </office:change-info>
          <table:previous>
            <table:change-track-table-cell/>
          </table:previous>
        </table:cell-content-change>
        <table:cell-content-change table:id="ct736">
          <table:cell-address table:column="735" table:row="113" table:table="1"/>
          <office:change-info>
            <dc:creator> </dc:creator>
            <dc:date>2021-01-11T15:06:05.098163337</dc:date>
          </office:change-info>
          <table:previous>
            <table:change-track-table-cell/>
          </table:previous>
        </table:cell-content-change>
        <table:cell-content-change table:id="ct737">
          <table:cell-address table:column="736" table:row="113" table:table="1"/>
          <office:change-info>
            <dc:creator> </dc:creator>
            <dc:date>2021-01-11T15:06:05.098176160</dc:date>
          </office:change-info>
          <table:previous>
            <table:change-track-table-cell/>
          </table:previous>
        </table:cell-content-change>
        <table:cell-content-change table:id="ct738">
          <table:cell-address table:column="737" table:row="113" table:table="1"/>
          <office:change-info>
            <dc:creator> </dc:creator>
            <dc:date>2021-01-11T15:06:05.098192628</dc:date>
          </office:change-info>
          <table:previous>
            <table:change-track-table-cell/>
          </table:previous>
        </table:cell-content-change>
        <table:cell-content-change table:id="ct739">
          <table:cell-address table:column="738" table:row="113" table:table="1"/>
          <office:change-info>
            <dc:creator> </dc:creator>
            <dc:date>2021-01-11T15:06:05.098207927</dc:date>
          </office:change-info>
          <table:previous>
            <table:change-track-table-cell/>
          </table:previous>
        </table:cell-content-change>
        <table:cell-content-change table:id="ct740">
          <table:cell-address table:column="739" table:row="113" table:table="1"/>
          <office:change-info>
            <dc:creator> </dc:creator>
            <dc:date>2021-01-11T15:06:05.098221688</dc:date>
          </office:change-info>
          <table:previous>
            <table:change-track-table-cell/>
          </table:previous>
        </table:cell-content-change>
        <table:cell-content-change table:id="ct741">
          <table:cell-address table:column="740" table:row="113" table:table="1"/>
          <office:change-info>
            <dc:creator> </dc:creator>
            <dc:date>2021-01-11T15:06:05.098239201</dc:date>
          </office:change-info>
          <table:previous>
            <table:change-track-table-cell/>
          </table:previous>
        </table:cell-content-change>
        <table:cell-content-change table:id="ct742">
          <table:cell-address table:column="741" table:row="113" table:table="1"/>
          <office:change-info>
            <dc:creator> </dc:creator>
            <dc:date>2021-01-11T15:06:05.098254506</dc:date>
          </office:change-info>
          <table:previous>
            <table:change-track-table-cell/>
          </table:previous>
        </table:cell-content-change>
        <table:cell-content-change table:id="ct743">
          <table:cell-address table:column="742" table:row="113" table:table="1"/>
          <office:change-info>
            <dc:creator> </dc:creator>
            <dc:date>2021-01-11T15:06:05.098269781</dc:date>
          </office:change-info>
          <table:previous>
            <table:change-track-table-cell/>
          </table:previous>
        </table:cell-content-change>
        <table:cell-content-change table:id="ct744">
          <table:cell-address table:column="743" table:row="113" table:table="1"/>
          <office:change-info>
            <dc:creator> </dc:creator>
            <dc:date>2021-01-11T15:06:05.098280908</dc:date>
          </office:change-info>
          <table:previous>
            <table:change-track-table-cell/>
          </table:previous>
        </table:cell-content-change>
        <table:cell-content-change table:id="ct745">
          <table:cell-address table:column="744" table:row="113" table:table="1"/>
          <office:change-info>
            <dc:creator> </dc:creator>
            <dc:date>2021-01-11T15:06:05.098299027</dc:date>
          </office:change-info>
          <table:previous>
            <table:change-track-table-cell/>
          </table:previous>
        </table:cell-content-change>
        <table:cell-content-change table:id="ct746">
          <table:cell-address table:column="745" table:row="113" table:table="1"/>
          <office:change-info>
            <dc:creator> </dc:creator>
            <dc:date>2021-01-11T15:06:05.098307900</dc:date>
          </office:change-info>
          <table:previous>
            <table:change-track-table-cell/>
          </table:previous>
        </table:cell-content-change>
        <table:cell-content-change table:id="ct747">
          <table:cell-address table:column="746" table:row="113" table:table="1"/>
          <office:change-info>
            <dc:creator> </dc:creator>
            <dc:date>2021-01-11T15:06:05.098316494</dc:date>
          </office:change-info>
          <table:previous>
            <table:change-track-table-cell/>
          </table:previous>
        </table:cell-content-change>
        <table:cell-content-change table:id="ct748">
          <table:cell-address table:column="747" table:row="113" table:table="1"/>
          <office:change-info>
            <dc:creator> </dc:creator>
            <dc:date>2021-01-11T15:06:05.098325429</dc:date>
          </office:change-info>
          <table:previous>
            <table:change-track-table-cell/>
          </table:previous>
        </table:cell-content-change>
        <table:cell-content-change table:id="ct749">
          <table:cell-address table:column="748" table:row="113" table:table="1"/>
          <office:change-info>
            <dc:creator> </dc:creator>
            <dc:date>2021-01-11T15:06:05.098333807</dc:date>
          </office:change-info>
          <table:previous>
            <table:change-track-table-cell/>
          </table:previous>
        </table:cell-content-change>
        <table:cell-content-change table:id="ct750">
          <table:cell-address table:column="749" table:row="113" table:table="1"/>
          <office:change-info>
            <dc:creator> </dc:creator>
            <dc:date>2021-01-11T15:06:05.098342082</dc:date>
          </office:change-info>
          <table:previous>
            <table:change-track-table-cell/>
          </table:previous>
        </table:cell-content-change>
        <table:cell-content-change table:id="ct751">
          <table:cell-address table:column="750" table:row="113" table:table="1"/>
          <office:change-info>
            <dc:creator> </dc:creator>
            <dc:date>2021-01-11T15:06:05.098350429</dc:date>
          </office:change-info>
          <table:previous>
            <table:change-track-table-cell/>
          </table:previous>
        </table:cell-content-change>
        <table:cell-content-change table:id="ct752">
          <table:cell-address table:column="751" table:row="113" table:table="1"/>
          <office:change-info>
            <dc:creator> </dc:creator>
            <dc:date>2021-01-11T15:06:05.098358620</dc:date>
          </office:change-info>
          <table:previous>
            <table:change-track-table-cell/>
          </table:previous>
        </table:cell-content-change>
        <table:cell-content-change table:id="ct753">
          <table:cell-address table:column="752" table:row="113" table:table="1"/>
          <office:change-info>
            <dc:creator> </dc:creator>
            <dc:date>2021-01-11T15:06:05.098367540</dc:date>
          </office:change-info>
          <table:previous>
            <table:change-track-table-cell/>
          </table:previous>
        </table:cell-content-change>
        <table:cell-content-change table:id="ct754">
          <table:cell-address table:column="753" table:row="113" table:table="1"/>
          <office:change-info>
            <dc:creator> </dc:creator>
            <dc:date>2021-01-11T15:06:05.098375987</dc:date>
          </office:change-info>
          <table:previous>
            <table:change-track-table-cell/>
          </table:previous>
        </table:cell-content-change>
        <table:cell-content-change table:id="ct755">
          <table:cell-address table:column="754" table:row="113" table:table="1"/>
          <office:change-info>
            <dc:creator> </dc:creator>
            <dc:date>2021-01-11T15:06:05.098384346</dc:date>
          </office:change-info>
          <table:previous>
            <table:change-track-table-cell/>
          </table:previous>
        </table:cell-content-change>
        <table:cell-content-change table:id="ct756">
          <table:cell-address table:column="755" table:row="113" table:table="1"/>
          <office:change-info>
            <dc:creator> </dc:creator>
            <dc:date>2021-01-11T15:06:05.098393472</dc:date>
          </office:change-info>
          <table:previous>
            <table:change-track-table-cell/>
          </table:previous>
        </table:cell-content-change>
        <table:cell-content-change table:id="ct757">
          <table:cell-address table:column="756" table:row="113" table:table="1"/>
          <office:change-info>
            <dc:creator> </dc:creator>
            <dc:date>2021-01-11T15:06:05.098402263</dc:date>
          </office:change-info>
          <table:previous>
            <table:change-track-table-cell/>
          </table:previous>
        </table:cell-content-change>
        <table:cell-content-change table:id="ct758">
          <table:cell-address table:column="757" table:row="113" table:table="1"/>
          <office:change-info>
            <dc:creator> </dc:creator>
            <dc:date>2021-01-11T15:06:05.098410634</dc:date>
          </office:change-info>
          <table:previous>
            <table:change-track-table-cell/>
          </table:previous>
        </table:cell-content-change>
        <table:cell-content-change table:id="ct759">
          <table:cell-address table:column="758" table:row="113" table:table="1"/>
          <office:change-info>
            <dc:creator> </dc:creator>
            <dc:date>2021-01-11T15:06:05.098419140</dc:date>
          </office:change-info>
          <table:previous>
            <table:change-track-table-cell/>
          </table:previous>
        </table:cell-content-change>
        <table:cell-content-change table:id="ct760">
          <table:cell-address table:column="759" table:row="113" table:table="1"/>
          <office:change-info>
            <dc:creator> </dc:creator>
            <dc:date>2021-01-11T15:06:05.098427929</dc:date>
          </office:change-info>
          <table:previous>
            <table:change-track-table-cell/>
          </table:previous>
        </table:cell-content-change>
        <table:cell-content-change table:id="ct761">
          <table:cell-address table:column="760" table:row="113" table:table="1"/>
          <office:change-info>
            <dc:creator> </dc:creator>
            <dc:date>2021-01-11T15:06:05.098436546</dc:date>
          </office:change-info>
          <table:previous>
            <table:change-track-table-cell/>
          </table:previous>
        </table:cell-content-change>
        <table:cell-content-change table:id="ct762">
          <table:cell-address table:column="761" table:row="113" table:table="1"/>
          <office:change-info>
            <dc:creator> </dc:creator>
            <dc:date>2021-01-11T15:06:05.098445329</dc:date>
          </office:change-info>
          <table:previous>
            <table:change-track-table-cell/>
          </table:previous>
        </table:cell-content-change>
        <table:cell-content-change table:id="ct763">
          <table:cell-address table:column="762" table:row="113" table:table="1"/>
          <office:change-info>
            <dc:creator> </dc:creator>
            <dc:date>2021-01-11T15:06:05.098566281</dc:date>
          </office:change-info>
          <table:previous>
            <table:change-track-table-cell/>
          </table:previous>
        </table:cell-content-change>
        <table:cell-content-change table:id="ct764">
          <table:cell-address table:column="763" table:row="113" table:table="1"/>
          <office:change-info>
            <dc:creator> </dc:creator>
            <dc:date>2021-01-11T15:06:05.098593868</dc:date>
          </office:change-info>
          <table:previous>
            <table:change-track-table-cell/>
          </table:previous>
        </table:cell-content-change>
        <table:cell-content-change table:id="ct765">
          <table:cell-address table:column="764" table:row="113" table:table="1"/>
          <office:change-info>
            <dc:creator> </dc:creator>
            <dc:date>2021-01-11T15:06:05.098608761</dc:date>
          </office:change-info>
          <table:previous>
            <table:change-track-table-cell/>
          </table:previous>
        </table:cell-content-change>
        <table:cell-content-change table:id="ct766">
          <table:cell-address table:column="765" table:row="113" table:table="1"/>
          <office:change-info>
            <dc:creator> </dc:creator>
            <dc:date>2021-01-11T15:06:05.098618646</dc:date>
          </office:change-info>
          <table:previous>
            <table:change-track-table-cell/>
          </table:previous>
        </table:cell-content-change>
        <table:cell-content-change table:id="ct767">
          <table:cell-address table:column="766" table:row="113" table:table="1"/>
          <office:change-info>
            <dc:creator> </dc:creator>
            <dc:date>2021-01-11T15:06:05.098628065</dc:date>
          </office:change-info>
          <table:previous>
            <table:change-track-table-cell/>
          </table:previous>
        </table:cell-content-change>
        <table:cell-content-change table:id="ct768">
          <table:cell-address table:column="767" table:row="113" table:table="1"/>
          <office:change-info>
            <dc:creator> </dc:creator>
            <dc:date>2021-01-11T15:06:05.098636968</dc:date>
          </office:change-info>
          <table:previous>
            <table:change-track-table-cell/>
          </table:previous>
        </table:cell-content-change>
        <table:cell-content-change table:id="ct769">
          <table:cell-address table:column="768" table:row="113" table:table="1"/>
          <office:change-info>
            <dc:creator> </dc:creator>
            <dc:date>2021-01-11T15:06:05.098645959</dc:date>
          </office:change-info>
          <table:previous>
            <table:change-track-table-cell/>
          </table:previous>
        </table:cell-content-change>
        <table:cell-content-change table:id="ct770">
          <table:cell-address table:column="769" table:row="113" table:table="1"/>
          <office:change-info>
            <dc:creator> </dc:creator>
            <dc:date>2021-01-11T15:06:05.098654905</dc:date>
          </office:change-info>
          <table:previous>
            <table:change-track-table-cell/>
          </table:previous>
        </table:cell-content-change>
        <table:cell-content-change table:id="ct771">
          <table:cell-address table:column="770" table:row="113" table:table="1"/>
          <office:change-info>
            <dc:creator> </dc:creator>
            <dc:date>2021-01-11T15:06:05.098664044</dc:date>
          </office:change-info>
          <table:previous>
            <table:change-track-table-cell/>
          </table:previous>
        </table:cell-content-change>
        <table:cell-content-change table:id="ct772">
          <table:cell-address table:column="771" table:row="113" table:table="1"/>
          <office:change-info>
            <dc:creator> </dc:creator>
            <dc:date>2021-01-11T15:06:05.098673903</dc:date>
          </office:change-info>
          <table:previous>
            <table:change-track-table-cell/>
          </table:previous>
        </table:cell-content-change>
        <table:cell-content-change table:id="ct773">
          <table:cell-address table:column="772" table:row="113" table:table="1"/>
          <office:change-info>
            <dc:creator> </dc:creator>
            <dc:date>2021-01-11T15:06:05.098686009</dc:date>
          </office:change-info>
          <table:previous>
            <table:change-track-table-cell/>
          </table:previous>
        </table:cell-content-change>
        <table:cell-content-change table:id="ct774">
          <table:cell-address table:column="773" table:row="113" table:table="1"/>
          <office:change-info>
            <dc:creator> </dc:creator>
            <dc:date>2021-01-11T15:06:05.098738658</dc:date>
          </office:change-info>
          <table:previous>
            <table:change-track-table-cell/>
          </table:previous>
        </table:cell-content-change>
        <table:cell-content-change table:id="ct775">
          <table:cell-address table:column="774" table:row="113" table:table="1"/>
          <office:change-info>
            <dc:creator> </dc:creator>
            <dc:date>2021-01-11T15:06:05.098753563</dc:date>
          </office:change-info>
          <table:previous>
            <table:change-track-table-cell/>
          </table:previous>
        </table:cell-content-change>
        <table:cell-content-change table:id="ct776">
          <table:cell-address table:column="775" table:row="113" table:table="1"/>
          <office:change-info>
            <dc:creator> </dc:creator>
            <dc:date>2021-01-11T15:06:05.098763608</dc:date>
          </office:change-info>
          <table:previous>
            <table:change-track-table-cell/>
          </table:previous>
        </table:cell-content-change>
        <table:cell-content-change table:id="ct777">
          <table:cell-address table:column="776" table:row="113" table:table="1"/>
          <office:change-info>
            <dc:creator> </dc:creator>
            <dc:date>2021-01-11T15:06:05.098773105</dc:date>
          </office:change-info>
          <table:previous>
            <table:change-track-table-cell/>
          </table:previous>
        </table:cell-content-change>
        <table:cell-content-change table:id="ct778">
          <table:cell-address table:column="777" table:row="113" table:table="1"/>
          <office:change-info>
            <dc:creator> </dc:creator>
            <dc:date>2021-01-11T15:06:05.098782372</dc:date>
          </office:change-info>
          <table:previous>
            <table:change-track-table-cell/>
          </table:previous>
        </table:cell-content-change>
        <table:cell-content-change table:id="ct779">
          <table:cell-address table:column="778" table:row="113" table:table="1"/>
          <office:change-info>
            <dc:creator> </dc:creator>
            <dc:date>2021-01-11T15:06:05.098791642</dc:date>
          </office:change-info>
          <table:previous>
            <table:change-track-table-cell/>
          </table:previous>
        </table:cell-content-change>
        <table:cell-content-change table:id="ct780">
          <table:cell-address table:column="779" table:row="113" table:table="1"/>
          <office:change-info>
            <dc:creator> </dc:creator>
            <dc:date>2021-01-11T15:06:05.098801014</dc:date>
          </office:change-info>
          <table:previous>
            <table:change-track-table-cell/>
          </table:previous>
        </table:cell-content-change>
        <table:cell-content-change table:id="ct781">
          <table:cell-address table:column="780" table:row="113" table:table="1"/>
          <office:change-info>
            <dc:creator> </dc:creator>
            <dc:date>2021-01-11T15:06:05.098810129</dc:date>
          </office:change-info>
          <table:previous>
            <table:change-track-table-cell/>
          </table:previous>
        </table:cell-content-change>
        <table:cell-content-change table:id="ct782">
          <table:cell-address table:column="781" table:row="113" table:table="1"/>
          <office:change-info>
            <dc:creator> </dc:creator>
            <dc:date>2021-01-11T15:06:05.098819401</dc:date>
          </office:change-info>
          <table:previous>
            <table:change-track-table-cell/>
          </table:previous>
        </table:cell-content-change>
        <table:cell-content-change table:id="ct783">
          <table:cell-address table:column="782" table:row="113" table:table="1"/>
          <office:change-info>
            <dc:creator> </dc:creator>
            <dc:date>2021-01-11T15:06:05.098828703</dc:date>
          </office:change-info>
          <table:previous>
            <table:change-track-table-cell/>
          </table:previous>
        </table:cell-content-change>
        <table:cell-content-change table:id="ct784">
          <table:cell-address table:column="783" table:row="113" table:table="1"/>
          <office:change-info>
            <dc:creator> </dc:creator>
            <dc:date>2021-01-11T15:06:05.098837972</dc:date>
          </office:change-info>
          <table:previous>
            <table:change-track-table-cell/>
          </table:previous>
        </table:cell-content-change>
        <table:cell-content-change table:id="ct785">
          <table:cell-address table:column="784" table:row="113" table:table="1"/>
          <office:change-info>
            <dc:creator> </dc:creator>
            <dc:date>2021-01-11T15:06:05.098847381</dc:date>
          </office:change-info>
          <table:previous>
            <table:change-track-table-cell/>
          </table:previous>
        </table:cell-content-change>
        <table:cell-content-change table:id="ct786">
          <table:cell-address table:column="785" table:row="113" table:table="1"/>
          <office:change-info>
            <dc:creator> </dc:creator>
            <dc:date>2021-01-11T15:06:05.098856581</dc:date>
          </office:change-info>
          <table:previous>
            <table:change-track-table-cell/>
          </table:previous>
        </table:cell-content-change>
        <table:cell-content-change table:id="ct787">
          <table:cell-address table:column="786" table:row="113" table:table="1"/>
          <office:change-info>
            <dc:creator> </dc:creator>
            <dc:date>2021-01-11T15:06:05.098866349</dc:date>
          </office:change-info>
          <table:previous>
            <table:change-track-table-cell/>
          </table:previous>
        </table:cell-content-change>
        <table:cell-content-change table:id="ct788">
          <table:cell-address table:column="787" table:row="113" table:table="1"/>
          <office:change-info>
            <dc:creator> </dc:creator>
            <dc:date>2021-01-11T15:06:05.098876055</dc:date>
          </office:change-info>
          <table:previous>
            <table:change-track-table-cell/>
          </table:previous>
        </table:cell-content-change>
        <table:cell-content-change table:id="ct789">
          <table:cell-address table:column="788" table:row="113" table:table="1"/>
          <office:change-info>
            <dc:creator> </dc:creator>
            <dc:date>2021-01-11T15:06:05.098885554</dc:date>
          </office:change-info>
          <table:previous>
            <table:change-track-table-cell/>
          </table:previous>
        </table:cell-content-change>
        <table:cell-content-change table:id="ct790">
          <table:cell-address table:column="789" table:row="113" table:table="1"/>
          <office:change-info>
            <dc:creator> </dc:creator>
            <dc:date>2021-01-11T15:06:05.098894985</dc:date>
          </office:change-info>
          <table:previous>
            <table:change-track-table-cell/>
          </table:previous>
        </table:cell-content-change>
        <table:cell-content-change table:id="ct791">
          <table:cell-address table:column="790" table:row="113" table:table="1"/>
          <office:change-info>
            <dc:creator> </dc:creator>
            <dc:date>2021-01-11T15:06:05.098904498</dc:date>
          </office:change-info>
          <table:previous>
            <table:change-track-table-cell/>
          </table:previous>
        </table:cell-content-change>
        <table:cell-content-change table:id="ct792">
          <table:cell-address table:column="791" table:row="113" table:table="1"/>
          <office:change-info>
            <dc:creator> </dc:creator>
            <dc:date>2021-01-11T15:06:05.098913736</dc:date>
          </office:change-info>
          <table:previous>
            <table:change-track-table-cell/>
          </table:previous>
        </table:cell-content-change>
        <table:cell-content-change table:id="ct793">
          <table:cell-address table:column="792" table:row="113" table:table="1"/>
          <office:change-info>
            <dc:creator> </dc:creator>
            <dc:date>2021-01-11T15:06:05.098923109</dc:date>
          </office:change-info>
          <table:previous>
            <table:change-track-table-cell/>
          </table:previous>
        </table:cell-content-change>
        <table:cell-content-change table:id="ct794">
          <table:cell-address table:column="793" table:row="113" table:table="1"/>
          <office:change-info>
            <dc:creator> </dc:creator>
            <dc:date>2021-01-11T15:06:05.098932563</dc:date>
          </office:change-info>
          <table:previous>
            <table:change-track-table-cell/>
          </table:previous>
        </table:cell-content-change>
        <table:cell-content-change table:id="ct795">
          <table:cell-address table:column="794" table:row="113" table:table="1"/>
          <office:change-info>
            <dc:creator> </dc:creator>
            <dc:date>2021-01-11T15:06:05.098951256</dc:date>
          </office:change-info>
          <table:previous>
            <table:change-track-table-cell/>
          </table:previous>
        </table:cell-content-change>
        <table:cell-content-change table:id="ct796">
          <table:cell-address table:column="795" table:row="113" table:table="1"/>
          <office:change-info>
            <dc:creator> </dc:creator>
            <dc:date>2021-01-11T15:06:05.098961642</dc:date>
          </office:change-info>
          <table:previous>
            <table:change-track-table-cell/>
          </table:previous>
        </table:cell-content-change>
        <table:cell-content-change table:id="ct797">
          <table:cell-address table:column="796" table:row="113" table:table="1"/>
          <office:change-info>
            <dc:creator> </dc:creator>
            <dc:date>2021-01-11T15:06:05.098970676</dc:date>
          </office:change-info>
          <table:previous>
            <table:change-track-table-cell/>
          </table:previous>
        </table:cell-content-change>
        <table:cell-content-change table:id="ct798">
          <table:cell-address table:column="797" table:row="113" table:table="1"/>
          <office:change-info>
            <dc:creator> </dc:creator>
            <dc:date>2021-01-11T15:06:05.098979592</dc:date>
          </office:change-info>
          <table:previous>
            <table:change-track-table-cell/>
          </table:previous>
        </table:cell-content-change>
        <table:cell-content-change table:id="ct799">
          <table:cell-address table:column="798" table:row="113" table:table="1"/>
          <office:change-info>
            <dc:creator> </dc:creator>
            <dc:date>2021-01-11T15:06:05.098988659</dc:date>
          </office:change-info>
          <table:previous>
            <table:change-track-table-cell/>
          </table:previous>
        </table:cell-content-change>
        <table:cell-content-change table:id="ct800">
          <table:cell-address table:column="799" table:row="113" table:table="1"/>
          <office:change-info>
            <dc:creator> </dc:creator>
            <dc:date>2021-01-11T15:06:05.098997652</dc:date>
          </office:change-info>
          <table:previous>
            <table:change-track-table-cell/>
          </table:previous>
        </table:cell-content-change>
        <table:cell-content-change table:id="ct801">
          <table:cell-address table:column="800" table:row="113" table:table="1"/>
          <office:change-info>
            <dc:creator> </dc:creator>
            <dc:date>2021-01-11T15:06:05.099006581</dc:date>
          </office:change-info>
          <table:previous>
            <table:change-track-table-cell/>
          </table:previous>
        </table:cell-content-change>
        <table:cell-content-change table:id="ct802">
          <table:cell-address table:column="801" table:row="113" table:table="1"/>
          <office:change-info>
            <dc:creator> </dc:creator>
            <dc:date>2021-01-11T15:06:05.099015587</dc:date>
          </office:change-info>
          <table:previous>
            <table:change-track-table-cell/>
          </table:previous>
        </table:cell-content-change>
        <table:cell-content-change table:id="ct803">
          <table:cell-address table:column="802" table:row="113" table:table="1"/>
          <office:change-info>
            <dc:creator> </dc:creator>
            <dc:date>2021-01-11T15:06:05.099024552</dc:date>
          </office:change-info>
          <table:previous>
            <table:change-track-table-cell/>
          </table:previous>
        </table:cell-content-change>
        <table:cell-content-change table:id="ct804">
          <table:cell-address table:column="803" table:row="113" table:table="1"/>
          <office:change-info>
            <dc:creator> </dc:creator>
            <dc:date>2021-01-11T15:06:05.099034481</dc:date>
          </office:change-info>
          <table:previous>
            <table:change-track-table-cell/>
          </table:previous>
        </table:cell-content-change>
        <table:cell-content-change table:id="ct805">
          <table:cell-address table:column="804" table:row="113" table:table="1"/>
          <office:change-info>
            <dc:creator> </dc:creator>
            <dc:date>2021-01-11T15:06:05.099043599</dc:date>
          </office:change-info>
          <table:previous>
            <table:change-track-table-cell/>
          </table:previous>
        </table:cell-content-change>
        <table:cell-content-change table:id="ct806">
          <table:cell-address table:column="805" table:row="113" table:table="1"/>
          <office:change-info>
            <dc:creator> </dc:creator>
            <dc:date>2021-01-11T15:06:05.099052776</dc:date>
          </office:change-info>
          <table:previous>
            <table:change-track-table-cell/>
          </table:previous>
        </table:cell-content-change>
        <table:cell-content-change table:id="ct807">
          <table:cell-address table:column="806" table:row="113" table:table="1"/>
          <office:change-info>
            <dc:creator> </dc:creator>
            <dc:date>2021-01-11T15:06:05.099061795</dc:date>
          </office:change-info>
          <table:previous>
            <table:change-track-table-cell/>
          </table:previous>
        </table:cell-content-change>
        <table:cell-content-change table:id="ct808">
          <table:cell-address table:column="807" table:row="113" table:table="1"/>
          <office:change-info>
            <dc:creator> </dc:creator>
            <dc:date>2021-01-11T15:06:05.099070897</dc:date>
          </office:change-info>
          <table:previous>
            <table:change-track-table-cell/>
          </table:previous>
        </table:cell-content-change>
        <table:cell-content-change table:id="ct809">
          <table:cell-address table:column="808" table:row="113" table:table="1"/>
          <office:change-info>
            <dc:creator> </dc:creator>
            <dc:date>2021-01-11T15:06:05.099080055</dc:date>
          </office:change-info>
          <table:previous>
            <table:change-track-table-cell/>
          </table:previous>
        </table:cell-content-change>
        <table:cell-content-change table:id="ct810">
          <table:cell-address table:column="809" table:row="113" table:table="1"/>
          <office:change-info>
            <dc:creator> </dc:creator>
            <dc:date>2021-01-11T15:06:05.099089299</dc:date>
          </office:change-info>
          <table:previous>
            <table:change-track-table-cell/>
          </table:previous>
        </table:cell-content-change>
        <table:cell-content-change table:id="ct811">
          <table:cell-address table:column="810" table:row="113" table:table="1"/>
          <office:change-info>
            <dc:creator> </dc:creator>
            <dc:date>2021-01-11T15:06:05.099098528</dc:date>
          </office:change-info>
          <table:previous>
            <table:change-track-table-cell/>
          </table:previous>
        </table:cell-content-change>
        <table:cell-content-change table:id="ct812">
          <table:cell-address table:column="811" table:row="113" table:table="1"/>
          <office:change-info>
            <dc:creator> </dc:creator>
            <dc:date>2021-01-11T15:06:05.099108372</dc:date>
          </office:change-info>
          <table:previous>
            <table:change-track-table-cell/>
          </table:previous>
        </table:cell-content-change>
        <table:cell-content-change table:id="ct813">
          <table:cell-address table:column="812" table:row="113" table:table="1"/>
          <office:change-info>
            <dc:creator> </dc:creator>
            <dc:date>2021-01-11T15:06:05.099117763</dc:date>
          </office:change-info>
          <table:previous>
            <table:change-track-table-cell/>
          </table:previous>
        </table:cell-content-change>
        <table:cell-content-change table:id="ct814">
          <table:cell-address table:column="813" table:row="113" table:table="1"/>
          <office:change-info>
            <dc:creator> </dc:creator>
            <dc:date>2021-01-11T15:06:05.099126943</dc:date>
          </office:change-info>
          <table:previous>
            <table:change-track-table-cell/>
          </table:previous>
        </table:cell-content-change>
        <table:cell-content-change table:id="ct815">
          <table:cell-address table:column="814" table:row="113" table:table="1"/>
          <office:change-info>
            <dc:creator> </dc:creator>
            <dc:date>2021-01-11T15:06:05.099136116</dc:date>
          </office:change-info>
          <table:previous>
            <table:change-track-table-cell/>
          </table:previous>
        </table:cell-content-change>
        <table:cell-content-change table:id="ct816">
          <table:cell-address table:column="815" table:row="113" table:table="1"/>
          <office:change-info>
            <dc:creator> </dc:creator>
            <dc:date>2021-01-11T15:06:05.099145240</dc:date>
          </office:change-info>
          <table:previous>
            <table:change-track-table-cell/>
          </table:previous>
        </table:cell-content-change>
        <table:cell-content-change table:id="ct817">
          <table:cell-address table:column="816" table:row="113" table:table="1"/>
          <office:change-info>
            <dc:creator> </dc:creator>
            <dc:date>2021-01-11T15:06:05.099154475</dc:date>
          </office:change-info>
          <table:previous>
            <table:change-track-table-cell/>
          </table:previous>
        </table:cell-content-change>
        <table:cell-content-change table:id="ct818">
          <table:cell-address table:column="817" table:row="113" table:table="1"/>
          <office:change-info>
            <dc:creator> </dc:creator>
            <dc:date>2021-01-11T15:06:05.099163807</dc:date>
          </office:change-info>
          <table:previous>
            <table:change-track-table-cell/>
          </table:previous>
        </table:cell-content-change>
        <table:cell-content-change table:id="ct819">
          <table:cell-address table:column="818" table:row="113" table:table="1"/>
          <office:change-info>
            <dc:creator> </dc:creator>
            <dc:date>2021-01-11T15:06:05.099173148</dc:date>
          </office:change-info>
          <table:previous>
            <table:change-track-table-cell/>
          </table:previous>
        </table:cell-content-change>
        <table:cell-content-change table:id="ct820">
          <table:cell-address table:column="819" table:row="113" table:table="1"/>
          <office:change-info>
            <dc:creator> </dc:creator>
            <dc:date>2021-01-11T15:06:05.099183043</dc:date>
          </office:change-info>
          <table:previous>
            <table:change-track-table-cell/>
          </table:previous>
        </table:cell-content-change>
        <table:cell-content-change table:id="ct821">
          <table:cell-address table:column="820" table:row="113" table:table="1"/>
          <office:change-info>
            <dc:creator> </dc:creator>
            <dc:date>2021-01-11T15:06:05.099192603</dc:date>
          </office:change-info>
          <table:previous>
            <table:change-track-table-cell/>
          </table:previous>
        </table:cell-content-change>
        <table:cell-content-change table:id="ct822">
          <table:cell-address table:column="821" table:row="113" table:table="1"/>
          <office:change-info>
            <dc:creator> </dc:creator>
            <dc:date>2021-01-11T15:06:05.099201849</dc:date>
          </office:change-info>
          <table:previous>
            <table:change-track-table-cell/>
          </table:previous>
        </table:cell-content-change>
        <table:cell-content-change table:id="ct823">
          <table:cell-address table:column="822" table:row="113" table:table="1"/>
          <office:change-info>
            <dc:creator> </dc:creator>
            <dc:date>2021-01-11T15:06:05.099211235</dc:date>
          </office:change-info>
          <table:previous>
            <table:change-track-table-cell/>
          </table:previous>
        </table:cell-content-change>
        <table:cell-content-change table:id="ct824">
          <table:cell-address table:column="823" table:row="113" table:table="1"/>
          <office:change-info>
            <dc:creator> </dc:creator>
            <dc:date>2021-01-11T15:06:05.099220626</dc:date>
          </office:change-info>
          <table:previous>
            <table:change-track-table-cell/>
          </table:previous>
        </table:cell-content-change>
        <table:cell-content-change table:id="ct825">
          <table:cell-address table:column="824" table:row="113" table:table="1"/>
          <office:change-info>
            <dc:creator> </dc:creator>
            <dc:date>2021-01-11T15:06:05.099230090</dc:date>
          </office:change-info>
          <table:previous>
            <table:change-track-table-cell/>
          </table:previous>
        </table:cell-content-change>
        <table:cell-content-change table:id="ct826">
          <table:cell-address table:column="825" table:row="113" table:table="1"/>
          <office:change-info>
            <dc:creator> </dc:creator>
            <dc:date>2021-01-11T15:06:05.099239408</dc:date>
          </office:change-info>
          <table:previous>
            <table:change-track-table-cell/>
          </table:previous>
        </table:cell-content-change>
        <table:cell-content-change table:id="ct827">
          <table:cell-address table:column="826" table:row="113" table:table="1"/>
          <office:change-info>
            <dc:creator> </dc:creator>
            <dc:date>2021-01-11T15:06:05.099248660</dc:date>
          </office:change-info>
          <table:previous>
            <table:change-track-table-cell/>
          </table:previous>
        </table:cell-content-change>
        <table:cell-content-change table:id="ct828">
          <table:cell-address table:column="827" table:row="113" table:table="1"/>
          <office:change-info>
            <dc:creator> </dc:creator>
            <dc:date>2021-01-11T15:06:05.099258415</dc:date>
          </office:change-info>
          <table:previous>
            <table:change-track-table-cell/>
          </table:previous>
        </table:cell-content-change>
        <table:cell-content-change table:id="ct829">
          <table:cell-address table:column="828" table:row="113" table:table="1"/>
          <office:change-info>
            <dc:creator> </dc:creator>
            <dc:date>2021-01-11T15:06:05.099267861</dc:date>
          </office:change-info>
          <table:previous>
            <table:change-track-table-cell/>
          </table:previous>
        </table:cell-content-change>
        <table:cell-content-change table:id="ct830">
          <table:cell-address table:column="829" table:row="113" table:table="1"/>
          <office:change-info>
            <dc:creator> </dc:creator>
            <dc:date>2021-01-11T15:06:05.099277274</dc:date>
          </office:change-info>
          <table:previous>
            <table:change-track-table-cell/>
          </table:previous>
        </table:cell-content-change>
        <table:cell-content-change table:id="ct831">
          <table:cell-address table:column="830" table:row="113" table:table="1"/>
          <office:change-info>
            <dc:creator> </dc:creator>
            <dc:date>2021-01-11T15:06:05.099286750</dc:date>
          </office:change-info>
          <table:previous>
            <table:change-track-table-cell/>
          </table:previous>
        </table:cell-content-change>
        <table:cell-content-change table:id="ct832">
          <table:cell-address table:column="831" table:row="113" table:table="1"/>
          <office:change-info>
            <dc:creator> </dc:creator>
            <dc:date>2021-01-11T15:06:05.099296035</dc:date>
          </office:change-info>
          <table:previous>
            <table:change-track-table-cell/>
          </table:previous>
        </table:cell-content-change>
        <table:cell-content-change table:id="ct833">
          <table:cell-address table:column="832" table:row="113" table:table="1"/>
          <office:change-info>
            <dc:creator> </dc:creator>
            <dc:date>2021-01-11T15:06:05.099305565</dc:date>
          </office:change-info>
          <table:previous>
            <table:change-track-table-cell/>
          </table:previous>
        </table:cell-content-change>
        <table:cell-content-change table:id="ct834">
          <table:cell-address table:column="833" table:row="113" table:table="1"/>
          <office:change-info>
            <dc:creator> </dc:creator>
            <dc:date>2021-01-11T15:06:05.099315057</dc:date>
          </office:change-info>
          <table:previous>
            <table:change-track-table-cell/>
          </table:previous>
        </table:cell-content-change>
        <table:cell-content-change table:id="ct835">
          <table:cell-address table:column="834" table:row="113" table:table="1"/>
          <office:change-info>
            <dc:creator> </dc:creator>
            <dc:date>2021-01-11T15:06:05.099324710</dc:date>
          </office:change-info>
          <table:previous>
            <table:change-track-table-cell/>
          </table:previous>
        </table:cell-content-change>
        <table:cell-content-change table:id="ct836">
          <table:cell-address table:column="835" table:row="113" table:table="1"/>
          <office:change-info>
            <dc:creator> </dc:creator>
            <dc:date>2021-01-11T15:06:05.099334629</dc:date>
          </office:change-info>
          <table:previous>
            <table:change-track-table-cell/>
          </table:previous>
        </table:cell-content-change>
        <table:cell-content-change table:id="ct837">
          <table:cell-address table:column="836" table:row="113" table:table="1"/>
          <office:change-info>
            <dc:creator> </dc:creator>
            <dc:date>2021-01-11T15:06:05.099344161</dc:date>
          </office:change-info>
          <table:previous>
            <table:change-track-table-cell/>
          </table:previous>
        </table:cell-content-change>
        <table:cell-content-change table:id="ct838">
          <table:cell-address table:column="837" table:row="113" table:table="1"/>
          <office:change-info>
            <dc:creator> </dc:creator>
            <dc:date>2021-01-11T15:06:05.099353692</dc:date>
          </office:change-info>
          <table:previous>
            <table:change-track-table-cell/>
          </table:previous>
        </table:cell-content-change>
        <table:cell-content-change table:id="ct839">
          <table:cell-address table:column="838" table:row="113" table:table="1"/>
          <office:change-info>
            <dc:creator> </dc:creator>
            <dc:date>2021-01-11T15:06:05.099363253</dc:date>
          </office:change-info>
          <table:previous>
            <table:change-track-table-cell/>
          </table:previous>
        </table:cell-content-change>
        <table:cell-content-change table:id="ct840">
          <table:cell-address table:column="839" table:row="113" table:table="1"/>
          <office:change-info>
            <dc:creator> </dc:creator>
            <dc:date>2021-01-11T15:06:05.099372994</dc:date>
          </office:change-info>
          <table:previous>
            <table:change-track-table-cell/>
          </table:previous>
        </table:cell-content-change>
        <table:cell-content-change table:id="ct841">
          <table:cell-address table:column="840" table:row="113" table:table="1"/>
          <office:change-info>
            <dc:creator> </dc:creator>
            <dc:date>2021-01-11T15:06:05.099382698</dc:date>
          </office:change-info>
          <table:previous>
            <table:change-track-table-cell/>
          </table:previous>
        </table:cell-content-change>
        <table:cell-content-change table:id="ct842">
          <table:cell-address table:column="841" table:row="113" table:table="1"/>
          <office:change-info>
            <dc:creator> </dc:creator>
            <dc:date>2021-01-11T15:06:05.099392353</dc:date>
          </office:change-info>
          <table:previous>
            <table:change-track-table-cell/>
          </table:previous>
        </table:cell-content-change>
        <table:cell-content-change table:id="ct843">
          <table:cell-address table:column="842" table:row="113" table:table="1"/>
          <office:change-info>
            <dc:creator> </dc:creator>
            <dc:date>2021-01-11T15:06:05.099401943</dc:date>
          </office:change-info>
          <table:previous>
            <table:change-track-table-cell/>
          </table:previous>
        </table:cell-content-change>
        <table:cell-content-change table:id="ct844">
          <table:cell-address table:column="843" table:row="113" table:table="1"/>
          <office:change-info>
            <dc:creator> </dc:creator>
            <dc:date>2021-01-11T15:06:05.099412225</dc:date>
          </office:change-info>
          <table:previous>
            <table:change-track-table-cell/>
          </table:previous>
        </table:cell-content-change>
        <table:cell-content-change table:id="ct845">
          <table:cell-address table:column="844" table:row="113" table:table="1"/>
          <office:change-info>
            <dc:creator> </dc:creator>
            <dc:date>2021-01-11T15:06:05.099421835</dc:date>
          </office:change-info>
          <table:previous>
            <table:change-track-table-cell/>
          </table:previous>
        </table:cell-content-change>
        <table:cell-content-change table:id="ct846">
          <table:cell-address table:column="845" table:row="113" table:table="1"/>
          <office:change-info>
            <dc:creator> </dc:creator>
            <dc:date>2021-01-11T15:06:05.099431564</dc:date>
          </office:change-info>
          <table:previous>
            <table:change-track-table-cell/>
          </table:previous>
        </table:cell-content-change>
        <table:cell-content-change table:id="ct847">
          <table:cell-address table:column="846" table:row="113" table:table="1"/>
          <office:change-info>
            <dc:creator> </dc:creator>
            <dc:date>2021-01-11T15:06:05.099441206</dc:date>
          </office:change-info>
          <table:previous>
            <table:change-track-table-cell/>
          </table:previous>
        </table:cell-content-change>
        <table:cell-content-change table:id="ct848">
          <table:cell-address table:column="847" table:row="113" table:table="1"/>
          <office:change-info>
            <dc:creator> </dc:creator>
            <dc:date>2021-01-11T15:06:05.099451141</dc:date>
          </office:change-info>
          <table:previous>
            <table:change-track-table-cell/>
          </table:previous>
        </table:cell-content-change>
        <table:cell-content-change table:id="ct849">
          <table:cell-address table:column="848" table:row="113" table:table="1"/>
          <office:change-info>
            <dc:creator> </dc:creator>
            <dc:date>2021-01-11T15:06:05.099460977</dc:date>
          </office:change-info>
          <table:previous>
            <table:change-track-table-cell/>
          </table:previous>
        </table:cell-content-change>
        <table:cell-content-change table:id="ct850">
          <table:cell-address table:column="849" table:row="113" table:table="1"/>
          <office:change-info>
            <dc:creator> </dc:creator>
            <dc:date>2021-01-11T15:06:05.099470623</dc:date>
          </office:change-info>
          <table:previous>
            <table:change-track-table-cell/>
          </table:previous>
        </table:cell-content-change>
        <table:cell-content-change table:id="ct851">
          <table:cell-address table:column="850" table:row="113" table:table="1"/>
          <office:change-info>
            <dc:creator> </dc:creator>
            <dc:date>2021-01-11T15:06:05.099480428</dc:date>
          </office:change-info>
          <table:previous>
            <table:change-track-table-cell/>
          </table:previous>
        </table:cell-content-change>
        <table:cell-content-change table:id="ct852">
          <table:cell-address table:column="851" table:row="113" table:table="1"/>
          <office:change-info>
            <dc:creator> </dc:creator>
            <dc:date>2021-01-11T15:06:05.099490699</dc:date>
          </office:change-info>
          <table:previous>
            <table:change-track-table-cell/>
          </table:previous>
        </table:cell-content-change>
        <table:cell-content-change table:id="ct853">
          <table:cell-address table:column="852" table:row="113" table:table="1"/>
          <office:change-info>
            <dc:creator> </dc:creator>
            <dc:date>2021-01-11T15:06:05.099500661</dc:date>
          </office:change-info>
          <table:previous>
            <table:change-track-table-cell/>
          </table:previous>
        </table:cell-content-change>
        <table:cell-content-change table:id="ct854">
          <table:cell-address table:column="853" table:row="113" table:table="1"/>
          <office:change-info>
            <dc:creator> </dc:creator>
            <dc:date>2021-01-11T15:06:05.099510572</dc:date>
          </office:change-info>
          <table:previous>
            <table:change-track-table-cell/>
          </table:previous>
        </table:cell-content-change>
        <table:cell-content-change table:id="ct855">
          <table:cell-address table:column="854" table:row="113" table:table="1"/>
          <office:change-info>
            <dc:creator> </dc:creator>
            <dc:date>2021-01-11T15:06:05.099520366</dc:date>
          </office:change-info>
          <table:previous>
            <table:change-track-table-cell/>
          </table:previous>
        </table:cell-content-change>
        <table:cell-content-change table:id="ct856">
          <table:cell-address table:column="855" table:row="113" table:table="1"/>
          <office:change-info>
            <dc:creator> </dc:creator>
            <dc:date>2021-01-11T15:06:05.099530151</dc:date>
          </office:change-info>
          <table:previous>
            <table:change-track-table-cell/>
          </table:previous>
        </table:cell-content-change>
        <table:cell-content-change table:id="ct857">
          <table:cell-address table:column="856" table:row="113" table:table="1"/>
          <office:change-info>
            <dc:creator> </dc:creator>
            <dc:date>2021-01-11T15:06:05.099540203</dc:date>
          </office:change-info>
          <table:previous>
            <table:change-track-table-cell/>
          </table:previous>
        </table:cell-content-change>
        <table:cell-content-change table:id="ct858">
          <table:cell-address table:column="857" table:row="113" table:table="1"/>
          <office:change-info>
            <dc:creator> </dc:creator>
            <dc:date>2021-01-11T15:06:05.099550182</dc:date>
          </office:change-info>
          <table:previous>
            <table:change-track-table-cell/>
          </table:previous>
        </table:cell-content-change>
        <table:cell-content-change table:id="ct859">
          <table:cell-address table:column="858" table:row="113" table:table="1"/>
          <office:change-info>
            <dc:creator> </dc:creator>
            <dc:date>2021-01-11T15:06:05.099560221</dc:date>
          </office:change-info>
          <table:previous>
            <table:change-track-table-cell/>
          </table:previous>
        </table:cell-content-change>
        <table:cell-content-change table:id="ct860">
          <table:cell-address table:column="859" table:row="113" table:table="1"/>
          <office:change-info>
            <dc:creator> </dc:creator>
            <dc:date>2021-01-11T15:06:05.099570854</dc:date>
          </office:change-info>
          <table:previous>
            <table:change-track-table-cell/>
          </table:previous>
        </table:cell-content-change>
        <table:cell-content-change table:id="ct861">
          <table:cell-address table:column="860" table:row="113" table:table="1"/>
          <office:change-info>
            <dc:creator> </dc:creator>
            <dc:date>2021-01-11T15:06:05.099580977</dc:date>
          </office:change-info>
          <table:previous>
            <table:change-track-table-cell/>
          </table:previous>
        </table:cell-content-change>
        <table:cell-content-change table:id="ct862">
          <table:cell-address table:column="861" table:row="113" table:table="1"/>
          <office:change-info>
            <dc:creator> </dc:creator>
            <dc:date>2021-01-11T15:06:05.099591044</dc:date>
          </office:change-info>
          <table:previous>
            <table:change-track-table-cell/>
          </table:previous>
        </table:cell-content-change>
        <table:cell-content-change table:id="ct863">
          <table:cell-address table:column="862" table:row="113" table:table="1"/>
          <office:change-info>
            <dc:creator> </dc:creator>
            <dc:date>2021-01-11T15:06:05.099601231</dc:date>
          </office:change-info>
          <table:previous>
            <table:change-track-table-cell/>
          </table:previous>
        </table:cell-content-change>
        <table:cell-content-change table:id="ct864">
          <table:cell-address table:column="863" table:row="113" table:table="1"/>
          <office:change-info>
            <dc:creator> </dc:creator>
            <dc:date>2021-01-11T15:06:05.099611578</dc:date>
          </office:change-info>
          <table:previous>
            <table:change-track-table-cell/>
          </table:previous>
        </table:cell-content-change>
        <table:cell-content-change table:id="ct865">
          <table:cell-address table:column="864" table:row="113" table:table="1"/>
          <office:change-info>
            <dc:creator> </dc:creator>
            <dc:date>2021-01-11T15:06:05.099621939</dc:date>
          </office:change-info>
          <table:previous>
            <table:change-track-table-cell/>
          </table:previous>
        </table:cell-content-change>
        <table:cell-content-change table:id="ct866">
          <table:cell-address table:column="865" table:row="113" table:table="1"/>
          <office:change-info>
            <dc:creator> </dc:creator>
            <dc:date>2021-01-11T15:06:05.099632331</dc:date>
          </office:change-info>
          <table:previous>
            <table:change-track-table-cell/>
          </table:previous>
        </table:cell-content-change>
        <table:cell-content-change table:id="ct867">
          <table:cell-address table:column="866" table:row="113" table:table="1"/>
          <office:change-info>
            <dc:creator> </dc:creator>
            <dc:date>2021-01-11T15:06:05.099642761</dc:date>
          </office:change-info>
          <table:previous>
            <table:change-track-table-cell/>
          </table:previous>
        </table:cell-content-change>
        <table:cell-content-change table:id="ct868">
          <table:cell-address table:column="867" table:row="113" table:table="1"/>
          <office:change-info>
            <dc:creator> </dc:creator>
            <dc:date>2021-01-11T15:06:05.099653535</dc:date>
          </office:change-info>
          <table:previous>
            <table:change-track-table-cell/>
          </table:previous>
        </table:cell-content-change>
        <table:cell-content-change table:id="ct869">
          <table:cell-address table:column="868" table:row="113" table:table="1"/>
          <office:change-info>
            <dc:creator> </dc:creator>
            <dc:date>2021-01-11T15:06:05.099663739</dc:date>
          </office:change-info>
          <table:previous>
            <table:change-track-table-cell/>
          </table:previous>
        </table:cell-content-change>
        <table:cell-content-change table:id="ct870">
          <table:cell-address table:column="869" table:row="113" table:table="1"/>
          <office:change-info>
            <dc:creator> </dc:creator>
            <dc:date>2021-01-11T15:06:05.099673957</dc:date>
          </office:change-info>
          <table:previous>
            <table:change-track-table-cell/>
          </table:previous>
        </table:cell-content-change>
        <table:cell-content-change table:id="ct871">
          <table:cell-address table:column="870" table:row="113" table:table="1"/>
          <office:change-info>
            <dc:creator> </dc:creator>
            <dc:date>2021-01-11T15:06:05.099684366</dc:date>
          </office:change-info>
          <table:previous>
            <table:change-track-table-cell/>
          </table:previous>
        </table:cell-content-change>
        <table:cell-content-change table:id="ct872">
          <table:cell-address table:column="871" table:row="113" table:table="1"/>
          <office:change-info>
            <dc:creator> </dc:creator>
            <dc:date>2021-01-11T15:06:05.099694713</dc:date>
          </office:change-info>
          <table:previous>
            <table:change-track-table-cell/>
          </table:previous>
        </table:cell-content-change>
        <table:cell-content-change table:id="ct873">
          <table:cell-address table:column="872" table:row="113" table:table="1"/>
          <office:change-info>
            <dc:creator> </dc:creator>
            <dc:date>2021-01-11T15:06:05.099705334</dc:date>
          </office:change-info>
          <table:previous>
            <table:change-track-table-cell/>
          </table:previous>
        </table:cell-content-change>
        <table:cell-content-change table:id="ct874">
          <table:cell-address table:column="873" table:row="113" table:table="1"/>
          <office:change-info>
            <dc:creator> </dc:creator>
            <dc:date>2021-01-11T15:06:05.099715655</dc:date>
          </office:change-info>
          <table:previous>
            <table:change-track-table-cell/>
          </table:previous>
        </table:cell-content-change>
        <table:cell-content-change table:id="ct875">
          <table:cell-address table:column="874" table:row="113" table:table="1"/>
          <office:change-info>
            <dc:creator> </dc:creator>
            <dc:date>2021-01-11T15:06:05.099726009</dc:date>
          </office:change-info>
          <table:previous>
            <table:change-track-table-cell/>
          </table:previous>
        </table:cell-content-change>
        <table:cell-content-change table:id="ct876">
          <table:cell-address table:column="875" table:row="113" table:table="1"/>
          <office:change-info>
            <dc:creator> </dc:creator>
            <dc:date>2021-01-11T15:06:05.099736497</dc:date>
          </office:change-info>
          <table:previous>
            <table:change-track-table-cell/>
          </table:previous>
        </table:cell-content-change>
        <table:cell-content-change table:id="ct877">
          <table:cell-address table:column="876" table:row="113" table:table="1"/>
          <office:change-info>
            <dc:creator> </dc:creator>
            <dc:date>2021-01-11T15:06:05.099746904</dc:date>
          </office:change-info>
          <table:previous>
            <table:change-track-table-cell/>
          </table:previous>
        </table:cell-content-change>
        <table:cell-content-change table:id="ct878">
          <table:cell-address table:column="877" table:row="113" table:table="1"/>
          <office:change-info>
            <dc:creator> </dc:creator>
            <dc:date>2021-01-11T15:06:05.099757331</dc:date>
          </office:change-info>
          <table:previous>
            <table:change-track-table-cell/>
          </table:previous>
        </table:cell-content-change>
        <table:cell-content-change table:id="ct879">
          <table:cell-address table:column="878" table:row="113" table:table="1"/>
          <office:change-info>
            <dc:creator> </dc:creator>
            <dc:date>2021-01-11T15:06:05.099767906</dc:date>
          </office:change-info>
          <table:previous>
            <table:change-track-table-cell/>
          </table:previous>
        </table:cell-content-change>
        <table:cell-content-change table:id="ct880">
          <table:cell-address table:column="879" table:row="113" table:table="1"/>
          <office:change-info>
            <dc:creator> </dc:creator>
            <dc:date>2021-01-11T15:06:05.099778407</dc:date>
          </office:change-info>
          <table:previous>
            <table:change-track-table-cell/>
          </table:previous>
        </table:cell-content-change>
        <table:cell-content-change table:id="ct881">
          <table:cell-address table:column="880" table:row="113" table:table="1"/>
          <office:change-info>
            <dc:creator> </dc:creator>
            <dc:date>2021-01-11T15:06:05.099789015</dc:date>
          </office:change-info>
          <table:previous>
            <table:change-track-table-cell/>
          </table:previous>
        </table:cell-content-change>
        <table:cell-content-change table:id="ct882">
          <table:cell-address table:column="881" table:row="113" table:table="1"/>
          <office:change-info>
            <dc:creator> </dc:creator>
            <dc:date>2021-01-11T15:06:05.099799594</dc:date>
          </office:change-info>
          <table:previous>
            <table:change-track-table-cell/>
          </table:previous>
        </table:cell-content-change>
        <table:cell-content-change table:id="ct883">
          <table:cell-address table:column="882" table:row="113" table:table="1"/>
          <office:change-info>
            <dc:creator> </dc:creator>
            <dc:date>2021-01-11T15:06:05.099810042</dc:date>
          </office:change-info>
          <table:previous>
            <table:change-track-table-cell/>
          </table:previous>
        </table:cell-content-change>
        <table:cell-content-change table:id="ct884">
          <table:cell-address table:column="883" table:row="113" table:table="1"/>
          <office:change-info>
            <dc:creator> </dc:creator>
            <dc:date>2021-01-11T15:06:05.099821326</dc:date>
          </office:change-info>
          <table:previous>
            <table:change-track-table-cell/>
          </table:previous>
        </table:cell-content-change>
        <table:cell-content-change table:id="ct885">
          <table:cell-address table:column="884" table:row="113" table:table="1"/>
          <office:change-info>
            <dc:creator> </dc:creator>
            <dc:date>2021-01-11T15:06:05.099831858</dc:date>
          </office:change-info>
          <table:previous>
            <table:change-track-table-cell/>
          </table:previous>
        </table:cell-content-change>
        <table:cell-content-change table:id="ct886">
          <table:cell-address table:column="885" table:row="113" table:table="1"/>
          <office:change-info>
            <dc:creator> </dc:creator>
            <dc:date>2021-01-11T15:06:05.099842676</dc:date>
          </office:change-info>
          <table:previous>
            <table:change-track-table-cell/>
          </table:previous>
        </table:cell-content-change>
        <table:cell-content-change table:id="ct887">
          <table:cell-address table:column="886" table:row="113" table:table="1"/>
          <office:change-info>
            <dc:creator> </dc:creator>
            <dc:date>2021-01-11T15:06:05.099853177</dc:date>
          </office:change-info>
          <table:previous>
            <table:change-track-table-cell/>
          </table:previous>
        </table:cell-content-change>
        <table:cell-content-change table:id="ct888">
          <table:cell-address table:column="887" table:row="113" table:table="1"/>
          <office:change-info>
            <dc:creator> </dc:creator>
            <dc:date>2021-01-11T15:06:05.099863858</dc:date>
          </office:change-info>
          <table:previous>
            <table:change-track-table-cell/>
          </table:previous>
        </table:cell-content-change>
        <table:cell-content-change table:id="ct889">
          <table:cell-address table:column="888" table:row="113" table:table="1"/>
          <office:change-info>
            <dc:creator> </dc:creator>
            <dc:date>2021-01-11T15:06:05.099874677</dc:date>
          </office:change-info>
          <table:previous>
            <table:change-track-table-cell/>
          </table:previous>
        </table:cell-content-change>
        <table:cell-content-change table:id="ct890">
          <table:cell-address table:column="889" table:row="113" table:table="1"/>
          <office:change-info>
            <dc:creator> </dc:creator>
            <dc:date>2021-01-11T15:06:05.099885304</dc:date>
          </office:change-info>
          <table:previous>
            <table:change-track-table-cell/>
          </table:previous>
        </table:cell-content-change>
        <table:cell-content-change table:id="ct891">
          <table:cell-address table:column="890" table:row="113" table:table="1"/>
          <office:change-info>
            <dc:creator> </dc:creator>
            <dc:date>2021-01-11T15:06:05.099896053</dc:date>
          </office:change-info>
          <table:previous>
            <table:change-track-table-cell/>
          </table:previous>
        </table:cell-content-change>
        <table:cell-content-change table:id="ct892">
          <table:cell-address table:column="891" table:row="113" table:table="1"/>
          <office:change-info>
            <dc:creator> </dc:creator>
            <dc:date>2021-01-11T15:06:05.099907725</dc:date>
          </office:change-info>
          <table:previous>
            <table:change-track-table-cell/>
          </table:previous>
        </table:cell-content-change>
        <table:cell-content-change table:id="ct893">
          <table:cell-address table:column="892" table:row="113" table:table="1"/>
          <office:change-info>
            <dc:creator> </dc:creator>
            <dc:date>2021-01-11T15:06:05.099918705</dc:date>
          </office:change-info>
          <table:previous>
            <table:change-track-table-cell/>
          </table:previous>
        </table:cell-content-change>
        <table:cell-content-change table:id="ct894">
          <table:cell-address table:column="893" table:row="113" table:table="1"/>
          <office:change-info>
            <dc:creator> </dc:creator>
            <dc:date>2021-01-11T15:06:05.099929645</dc:date>
          </office:change-info>
          <table:previous>
            <table:change-track-table-cell/>
          </table:previous>
        </table:cell-content-change>
        <table:cell-content-change table:id="ct895">
          <table:cell-address table:column="894" table:row="113" table:table="1"/>
          <office:change-info>
            <dc:creator> </dc:creator>
            <dc:date>2021-01-11T15:06:05.099940777</dc:date>
          </office:change-info>
          <table:previous>
            <table:change-track-table-cell/>
          </table:previous>
        </table:cell-content-change>
        <table:cell-content-change table:id="ct896">
          <table:cell-address table:column="895" table:row="113" table:table="1"/>
          <office:change-info>
            <dc:creator> </dc:creator>
            <dc:date>2021-01-11T15:06:05.099951708</dc:date>
          </office:change-info>
          <table:previous>
            <table:change-track-table-cell/>
          </table:previous>
        </table:cell-content-change>
        <table:cell-content-change table:id="ct897">
          <table:cell-address table:column="896" table:row="113" table:table="1"/>
          <office:change-info>
            <dc:creator> </dc:creator>
            <dc:date>2021-01-11T15:06:05.099962656</dc:date>
          </office:change-info>
          <table:previous>
            <table:change-track-table-cell/>
          </table:previous>
        </table:cell-content-change>
        <table:cell-content-change table:id="ct898">
          <table:cell-address table:column="897" table:row="113" table:table="1"/>
          <office:change-info>
            <dc:creator> </dc:creator>
            <dc:date>2021-01-11T15:06:05.099973701</dc:date>
          </office:change-info>
          <table:previous>
            <table:change-track-table-cell/>
          </table:previous>
        </table:cell-content-change>
        <table:cell-content-change table:id="ct899">
          <table:cell-address table:column="898" table:row="113" table:table="1"/>
          <office:change-info>
            <dc:creator> </dc:creator>
            <dc:date>2021-01-11T15:06:05.099984745</dc:date>
          </office:change-info>
          <table:previous>
            <table:change-track-table-cell/>
          </table:previous>
        </table:cell-content-change>
        <table:cell-content-change table:id="ct900">
          <table:cell-address table:column="899" table:row="113" table:table="1"/>
          <office:change-info>
            <dc:creator> </dc:creator>
            <dc:date>2021-01-11T15:06:05.099996495</dc:date>
          </office:change-info>
          <table:previous>
            <table:change-track-table-cell/>
          </table:previous>
        </table:cell-content-change>
        <table:cell-content-change table:id="ct901">
          <table:cell-address table:column="900" table:row="113" table:table="1"/>
          <office:change-info>
            <dc:creator> </dc:creator>
            <dc:date>2021-01-11T15:06:05.100007542</dc:date>
          </office:change-info>
          <table:previous>
            <table:change-track-table-cell/>
          </table:previous>
        </table:cell-content-change>
        <table:cell-content-change table:id="ct902">
          <table:cell-address table:column="901" table:row="113" table:table="1"/>
          <office:change-info>
            <dc:creator> </dc:creator>
            <dc:date>2021-01-11T15:06:05.100018500</dc:date>
          </office:change-info>
          <table:previous>
            <table:change-track-table-cell/>
          </table:previous>
        </table:cell-content-change>
        <table:cell-content-change table:id="ct903">
          <table:cell-address table:column="902" table:row="113" table:table="1"/>
          <office:change-info>
            <dc:creator> </dc:creator>
            <dc:date>2021-01-11T15:06:05.100029712</dc:date>
          </office:change-info>
          <table:previous>
            <table:change-track-table-cell/>
          </table:previous>
        </table:cell-content-change>
        <table:cell-content-change table:id="ct904">
          <table:cell-address table:column="903" table:row="113" table:table="1"/>
          <office:change-info>
            <dc:creator> </dc:creator>
            <dc:date>2021-01-11T15:06:05.100040945</dc:date>
          </office:change-info>
          <table:previous>
            <table:change-track-table-cell/>
          </table:previous>
        </table:cell-content-change>
        <table:cell-content-change table:id="ct905">
          <table:cell-address table:column="904" table:row="113" table:table="1"/>
          <office:change-info>
            <dc:creator> </dc:creator>
            <dc:date>2021-01-11T15:06:05.100052543</dc:date>
          </office:change-info>
          <table:previous>
            <table:change-track-table-cell/>
          </table:previous>
        </table:cell-content-change>
        <table:cell-content-change table:id="ct906">
          <table:cell-address table:column="905" table:row="113" table:table="1"/>
          <office:change-info>
            <dc:creator> </dc:creator>
            <dc:date>2021-01-11T15:06:05.100063585</dc:date>
          </office:change-info>
          <table:previous>
            <table:change-track-table-cell/>
          </table:previous>
        </table:cell-content-change>
        <table:cell-content-change table:id="ct907">
          <table:cell-address table:column="906" table:row="113" table:table="1"/>
          <office:change-info>
            <dc:creator> </dc:creator>
            <dc:date>2021-01-11T15:06:05.100074786</dc:date>
          </office:change-info>
          <table:previous>
            <table:change-track-table-cell/>
          </table:previous>
        </table:cell-content-change>
        <table:cell-content-change table:id="ct908">
          <table:cell-address table:column="907" table:row="113" table:table="1"/>
          <office:change-info>
            <dc:creator> </dc:creator>
            <dc:date>2021-01-11T15:06:05.100086568</dc:date>
          </office:change-info>
          <table:previous>
            <table:change-track-table-cell/>
          </table:previous>
        </table:cell-content-change>
        <table:cell-content-change table:id="ct909">
          <table:cell-address table:column="908" table:row="113" table:table="1"/>
          <office:change-info>
            <dc:creator> </dc:creator>
            <dc:date>2021-01-11T15:06:05.100097907</dc:date>
          </office:change-info>
          <table:previous>
            <table:change-track-table-cell/>
          </table:previous>
        </table:cell-content-change>
        <table:cell-content-change table:id="ct910">
          <table:cell-address table:column="909" table:row="113" table:table="1"/>
          <office:change-info>
            <dc:creator> </dc:creator>
            <dc:date>2021-01-11T15:06:05.100109280</dc:date>
          </office:change-info>
          <table:previous>
            <table:change-track-table-cell/>
          </table:previous>
        </table:cell-content-change>
        <table:cell-content-change table:id="ct911">
          <table:cell-address table:column="910" table:row="113" table:table="1"/>
          <office:change-info>
            <dc:creator> </dc:creator>
            <dc:date>2021-01-11T15:06:05.100165901</dc:date>
          </office:change-info>
          <table:previous>
            <table:change-track-table-cell/>
          </table:previous>
        </table:cell-content-change>
        <table:cell-content-change table:id="ct912">
          <table:cell-address table:column="911" table:row="113" table:table="1"/>
          <office:change-info>
            <dc:creator> </dc:creator>
            <dc:date>2021-01-11T15:06:05.100180627</dc:date>
          </office:change-info>
          <table:previous>
            <table:change-track-table-cell/>
          </table:previous>
        </table:cell-content-change>
        <table:cell-content-change table:id="ct913">
          <table:cell-address table:column="912" table:row="113" table:table="1"/>
          <office:change-info>
            <dc:creator> </dc:creator>
            <dc:date>2021-01-11T15:06:05.100192970</dc:date>
          </office:change-info>
          <table:previous>
            <table:change-track-table-cell/>
          </table:previous>
        </table:cell-content-change>
        <table:cell-content-change table:id="ct914">
          <table:cell-address table:column="913" table:row="113" table:table="1"/>
          <office:change-info>
            <dc:creator> </dc:creator>
            <dc:date>2021-01-11T15:06:05.100205267</dc:date>
          </office:change-info>
          <table:previous>
            <table:change-track-table-cell/>
          </table:previous>
        </table:cell-content-change>
        <table:cell-content-change table:id="ct915">
          <table:cell-address table:column="914" table:row="113" table:table="1"/>
          <office:change-info>
            <dc:creator> </dc:creator>
            <dc:date>2021-01-11T15:06:05.100217669</dc:date>
          </office:change-info>
          <table:previous>
            <table:change-track-table-cell/>
          </table:previous>
        </table:cell-content-change>
        <table:cell-content-change table:id="ct916">
          <table:cell-address table:column="915" table:row="113" table:table="1"/>
          <office:change-info>
            <dc:creator> </dc:creator>
            <dc:date>2021-01-11T15:06:05.100230640</dc:date>
          </office:change-info>
          <table:previous>
            <table:change-track-table-cell/>
          </table:previous>
        </table:cell-content-change>
        <table:cell-content-change table:id="ct917">
          <table:cell-address table:column="916" table:row="113" table:table="1"/>
          <office:change-info>
            <dc:creator> </dc:creator>
            <dc:date>2021-01-11T15:06:05.100242982</dc:date>
          </office:change-info>
          <table:previous>
            <table:change-track-table-cell/>
          </table:previous>
        </table:cell-content-change>
        <table:cell-content-change table:id="ct918">
          <table:cell-address table:column="917" table:row="113" table:table="1"/>
          <office:change-info>
            <dc:creator> </dc:creator>
            <dc:date>2021-01-11T15:06:05.100255322</dc:date>
          </office:change-info>
          <table:previous>
            <table:change-track-table-cell/>
          </table:previous>
        </table:cell-content-change>
        <table:cell-content-change table:id="ct919">
          <table:cell-address table:column="918" table:row="113" table:table="1"/>
          <office:change-info>
            <dc:creator> </dc:creator>
            <dc:date>2021-01-11T15:06:05.100267805</dc:date>
          </office:change-info>
          <table:previous>
            <table:change-track-table-cell/>
          </table:previous>
        </table:cell-content-change>
        <table:cell-content-change table:id="ct920">
          <table:cell-address table:column="919" table:row="113" table:table="1"/>
          <office:change-info>
            <dc:creator> </dc:creator>
            <dc:date>2021-01-11T15:06:05.100284849</dc:date>
          </office:change-info>
          <table:previous>
            <table:change-track-table-cell/>
          </table:previous>
        </table:cell-content-change>
        <table:cell-content-change table:id="ct921">
          <table:cell-address table:column="920" table:row="113" table:table="1"/>
          <office:change-info>
            <dc:creator> </dc:creator>
            <dc:date>2021-01-11T15:06:05.100305043</dc:date>
          </office:change-info>
          <table:previous>
            <table:change-track-table-cell/>
          </table:previous>
        </table:cell-content-change>
        <table:cell-content-change table:id="ct922">
          <table:cell-address table:column="921" table:row="113" table:table="1"/>
          <office:change-info>
            <dc:creator> </dc:creator>
            <dc:date>2021-01-11T15:06:05.100323944</dc:date>
          </office:change-info>
          <table:previous>
            <table:change-track-table-cell/>
          </table:previous>
        </table:cell-content-change>
        <table:cell-content-change table:id="ct923">
          <table:cell-address table:column="922" table:row="113" table:table="1"/>
          <office:change-info>
            <dc:creator> </dc:creator>
            <dc:date>2021-01-11T15:06:05.100342796</dc:date>
          </office:change-info>
          <table:previous>
            <table:change-track-table-cell/>
          </table:previous>
        </table:cell-content-change>
        <table:cell-content-change table:id="ct924">
          <table:cell-address table:column="923" table:row="113" table:table="1"/>
          <office:change-info>
            <dc:creator> </dc:creator>
            <dc:date>2021-01-11T15:06:05.100361246</dc:date>
          </office:change-info>
          <table:previous>
            <table:change-track-table-cell/>
          </table:previous>
        </table:cell-content-change>
        <table:cell-content-change table:id="ct925">
          <table:cell-address table:column="924" table:row="113" table:table="1"/>
          <office:change-info>
            <dc:creator> </dc:creator>
            <dc:date>2021-01-11T15:06:05.100378421</dc:date>
          </office:change-info>
          <table:previous>
            <table:change-track-table-cell/>
          </table:previous>
        </table:cell-content-change>
        <table:cell-content-change table:id="ct926">
          <table:cell-address table:column="925" table:row="113" table:table="1"/>
          <office:change-info>
            <dc:creator> </dc:creator>
            <dc:date>2021-01-11T15:06:05.100397610</dc:date>
          </office:change-info>
          <table:previous>
            <table:change-track-table-cell/>
          </table:previous>
        </table:cell-content-change>
        <table:cell-content-change table:id="ct927">
          <table:cell-address table:column="926" table:row="113" table:table="1"/>
          <office:change-info>
            <dc:creator> </dc:creator>
            <dc:date>2021-01-11T15:06:05.100416944</dc:date>
          </office:change-info>
          <table:previous>
            <table:change-track-table-cell/>
          </table:previous>
        </table:cell-content-change>
        <table:cell-content-change table:id="ct928">
          <table:cell-address table:column="927" table:row="113" table:table="1"/>
          <office:change-info>
            <dc:creator> </dc:creator>
            <dc:date>2021-01-11T15:06:05.100443614</dc:date>
          </office:change-info>
          <table:previous>
            <table:change-track-table-cell/>
          </table:previous>
        </table:cell-content-change>
        <table:cell-content-change table:id="ct929">
          <table:cell-address table:column="928" table:row="113" table:table="1"/>
          <office:change-info>
            <dc:creator> </dc:creator>
            <dc:date>2021-01-11T15:06:05.100461933</dc:date>
          </office:change-info>
          <table:previous>
            <table:change-track-table-cell/>
          </table:previous>
        </table:cell-content-change>
        <table:cell-content-change table:id="ct930">
          <table:cell-address table:column="929" table:row="113" table:table="1"/>
          <office:change-info>
            <dc:creator> </dc:creator>
            <dc:date>2021-01-11T15:06:05.100479830</dc:date>
          </office:change-info>
          <table:previous>
            <table:change-track-table-cell/>
          </table:previous>
        </table:cell-content-change>
        <table:cell-content-change table:id="ct931">
          <table:cell-address table:column="930" table:row="113" table:table="1"/>
          <office:change-info>
            <dc:creator> </dc:creator>
            <dc:date>2021-01-11T15:06:05.100498491</dc:date>
          </office:change-info>
          <table:previous>
            <table:change-track-table-cell/>
          </table:previous>
        </table:cell-content-change>
        <table:cell-content-change table:id="ct932">
          <table:cell-address table:column="931" table:row="113" table:table="1"/>
          <office:change-info>
            <dc:creator> </dc:creator>
            <dc:date>2021-01-11T15:06:05.100517742</dc:date>
          </office:change-info>
          <table:previous>
            <table:change-track-table-cell/>
          </table:previous>
        </table:cell-content-change>
        <table:cell-content-change table:id="ct933">
          <table:cell-address table:column="932" table:row="113" table:table="1"/>
          <office:change-info>
            <dc:creator> </dc:creator>
            <dc:date>2021-01-11T15:06:05.100534752</dc:date>
          </office:change-info>
          <table:previous>
            <table:change-track-table-cell/>
          </table:previous>
        </table:cell-content-change>
        <table:cell-content-change table:id="ct934">
          <table:cell-address table:column="933" table:row="113" table:table="1"/>
          <office:change-info>
            <dc:creator> </dc:creator>
            <dc:date>2021-01-11T15:06:05.100548254</dc:date>
          </office:change-info>
          <table:previous>
            <table:change-track-table-cell/>
          </table:previous>
        </table:cell-content-change>
        <table:cell-content-change table:id="ct935">
          <table:cell-address table:column="934" table:row="113" table:table="1"/>
          <office:change-info>
            <dc:creator> </dc:creator>
            <dc:date>2021-01-11T15:06:05.100560150</dc:date>
          </office:change-info>
          <table:previous>
            <table:change-track-table-cell/>
          </table:previous>
        </table:cell-content-change>
        <table:cell-content-change table:id="ct936">
          <table:cell-address table:column="935" table:row="113" table:table="1"/>
          <office:change-info>
            <dc:creator> </dc:creator>
            <dc:date>2021-01-11T15:06:05.100571942</dc:date>
          </office:change-info>
          <table:previous>
            <table:change-track-table-cell/>
          </table:previous>
        </table:cell-content-change>
        <table:cell-content-change table:id="ct937">
          <table:cell-address table:column="936" table:row="113" table:table="1"/>
          <office:change-info>
            <dc:creator> </dc:creator>
            <dc:date>2021-01-11T15:06:05.100583823</dc:date>
          </office:change-info>
          <table:previous>
            <table:change-track-table-cell/>
          </table:previous>
        </table:cell-content-change>
        <table:cell-content-change table:id="ct938">
          <table:cell-address table:column="937" table:row="113" table:table="1"/>
          <office:change-info>
            <dc:creator> </dc:creator>
            <dc:date>2021-01-11T15:06:05.100595697</dc:date>
          </office:change-info>
          <table:previous>
            <table:change-track-table-cell/>
          </table:previous>
        </table:cell-content-change>
        <table:cell-content-change table:id="ct939">
          <table:cell-address table:column="938" table:row="113" table:table="1"/>
          <office:change-info>
            <dc:creator> </dc:creator>
            <dc:date>2021-01-11T15:06:05.100607505</dc:date>
          </office:change-info>
          <table:previous>
            <table:change-track-table-cell/>
          </table:previous>
        </table:cell-content-change>
        <table:cell-content-change table:id="ct940">
          <table:cell-address table:column="939" table:row="113" table:table="1"/>
          <office:change-info>
            <dc:creator> </dc:creator>
            <dc:date>2021-01-11T15:06:05.100620034</dc:date>
          </office:change-info>
          <table:previous>
            <table:change-track-table-cell/>
          </table:previous>
        </table:cell-content-change>
        <table:cell-content-change table:id="ct941">
          <table:cell-address table:column="940" table:row="113" table:table="1"/>
          <office:change-info>
            <dc:creator> </dc:creator>
            <dc:date>2021-01-11T15:06:05.100632069</dc:date>
          </office:change-info>
          <table:previous>
            <table:change-track-table-cell/>
          </table:previous>
        </table:cell-content-change>
        <table:cell-content-change table:id="ct942">
          <table:cell-address table:column="941" table:row="113" table:table="1"/>
          <office:change-info>
            <dc:creator> </dc:creator>
            <dc:date>2021-01-11T15:06:05.100643995</dc:date>
          </office:change-info>
          <table:previous>
            <table:change-track-table-cell/>
          </table:previous>
        </table:cell-content-change>
        <table:cell-content-change table:id="ct943">
          <table:cell-address table:column="942" table:row="113" table:table="1"/>
          <office:change-info>
            <dc:creator> </dc:creator>
            <dc:date>2021-01-11T15:06:05.100655937</dc:date>
          </office:change-info>
          <table:previous>
            <table:change-track-table-cell/>
          </table:previous>
        </table:cell-content-change>
        <table:cell-content-change table:id="ct944">
          <table:cell-address table:column="943" table:row="113" table:table="1"/>
          <office:change-info>
            <dc:creator> </dc:creator>
            <dc:date>2021-01-11T15:06:05.100667640</dc:date>
          </office:change-info>
          <table:previous>
            <table:change-track-table-cell/>
          </table:previous>
        </table:cell-content-change>
        <table:cell-content-change table:id="ct945">
          <table:cell-address table:column="944" table:row="113" table:table="1"/>
          <office:change-info>
            <dc:creator> </dc:creator>
            <dc:date>2021-01-11T15:06:05.100679627</dc:date>
          </office:change-info>
          <table:previous>
            <table:change-track-table-cell/>
          </table:previous>
        </table:cell-content-change>
        <table:cell-content-change table:id="ct946">
          <table:cell-address table:column="945" table:row="113" table:table="1"/>
          <office:change-info>
            <dc:creator> </dc:creator>
            <dc:date>2021-01-11T15:06:05.100691643</dc:date>
          </office:change-info>
          <table:previous>
            <table:change-track-table-cell/>
          </table:previous>
        </table:cell-content-change>
        <table:cell-content-change table:id="ct947">
          <table:cell-address table:column="946" table:row="113" table:table="1"/>
          <office:change-info>
            <dc:creator> </dc:creator>
            <dc:date>2021-01-11T15:06:05.100703675</dc:date>
          </office:change-info>
          <table:previous>
            <table:change-track-table-cell/>
          </table:previous>
        </table:cell-content-change>
        <table:cell-content-change table:id="ct948">
          <table:cell-address table:column="947" table:row="113" table:table="1"/>
          <office:change-info>
            <dc:creator> </dc:creator>
            <dc:date>2021-01-11T15:06:05.100716610</dc:date>
          </office:change-info>
          <table:previous>
            <table:change-track-table-cell/>
          </table:previous>
        </table:cell-content-change>
        <table:cell-content-change table:id="ct949">
          <table:cell-address table:column="948" table:row="113" table:table="1"/>
          <office:change-info>
            <dc:creator> </dc:creator>
            <dc:date>2021-01-11T15:06:05.100728793</dc:date>
          </office:change-info>
          <table:previous>
            <table:change-track-table-cell/>
          </table:previous>
        </table:cell-content-change>
        <table:cell-content-change table:id="ct950">
          <table:cell-address table:column="949" table:row="113" table:table="1"/>
          <office:change-info>
            <dc:creator> </dc:creator>
            <dc:date>2021-01-11T15:06:05.100740960</dc:date>
          </office:change-info>
          <table:previous>
            <table:change-track-table-cell/>
          </table:previous>
        </table:cell-content-change>
        <table:cell-content-change table:id="ct951">
          <table:cell-address table:column="950" table:row="113" table:table="1"/>
          <office:change-info>
            <dc:creator> </dc:creator>
            <dc:date>2021-01-11T15:06:05.100753310</dc:date>
          </office:change-info>
          <table:previous>
            <table:change-track-table-cell/>
          </table:previous>
        </table:cell-content-change>
        <table:cell-content-change table:id="ct952">
          <table:cell-address table:column="951" table:row="113" table:table="1"/>
          <office:change-info>
            <dc:creator> </dc:creator>
            <dc:date>2021-01-11T15:06:05.100765624</dc:date>
          </office:change-info>
          <table:previous>
            <table:change-track-table-cell/>
          </table:previous>
        </table:cell-content-change>
        <table:cell-content-change table:id="ct953">
          <table:cell-address table:column="952" table:row="113" table:table="1"/>
          <office:change-info>
            <dc:creator> </dc:creator>
            <dc:date>2021-01-11T15:06:05.100778234</dc:date>
          </office:change-info>
          <table:previous>
            <table:change-track-table-cell/>
          </table:previous>
        </table:cell-content-change>
        <table:cell-content-change table:id="ct954">
          <table:cell-address table:column="953" table:row="113" table:table="1"/>
          <office:change-info>
            <dc:creator> </dc:creator>
            <dc:date>2021-01-11T15:06:05.100790766</dc:date>
          </office:change-info>
          <table:previous>
            <table:change-track-table-cell/>
          </table:previous>
        </table:cell-content-change>
        <table:cell-content-change table:id="ct955">
          <table:cell-address table:column="954" table:row="113" table:table="1"/>
          <office:change-info>
            <dc:creator> </dc:creator>
            <dc:date>2021-01-11T15:06:05.100803699</dc:date>
          </office:change-info>
          <table:previous>
            <table:change-track-table-cell/>
          </table:previous>
        </table:cell-content-change>
        <table:cell-content-change table:id="ct956">
          <table:cell-address table:column="955" table:row="113" table:table="1"/>
          <office:change-info>
            <dc:creator> </dc:creator>
            <dc:date>2021-01-11T15:06:05.100817031</dc:date>
          </office:change-info>
          <table:previous>
            <table:change-track-table-cell/>
          </table:previous>
        </table:cell-content-change>
        <table:cell-content-change table:id="ct957">
          <table:cell-address table:column="956" table:row="113" table:table="1"/>
          <office:change-info>
            <dc:creator> </dc:creator>
            <dc:date>2021-01-11T15:06:05.100829427</dc:date>
          </office:change-info>
          <table:previous>
            <table:change-track-table-cell/>
          </table:previous>
        </table:cell-content-change>
        <table:cell-content-change table:id="ct958">
          <table:cell-address table:column="957" table:row="113" table:table="1"/>
          <office:change-info>
            <dc:creator> </dc:creator>
            <dc:date>2021-01-11T15:06:05.100841651</dc:date>
          </office:change-info>
          <table:previous>
            <table:change-track-table-cell/>
          </table:previous>
        </table:cell-content-change>
        <table:cell-content-change table:id="ct959">
          <table:cell-address table:column="958" table:row="113" table:table="1"/>
          <office:change-info>
            <dc:creator> </dc:creator>
            <dc:date>2021-01-11T15:06:05.100853911</dc:date>
          </office:change-info>
          <table:previous>
            <table:change-track-table-cell/>
          </table:previous>
        </table:cell-content-change>
        <table:cell-content-change table:id="ct960">
          <table:cell-address table:column="959" table:row="113" table:table="1"/>
          <office:change-info>
            <dc:creator> </dc:creator>
            <dc:date>2021-01-11T15:06:05.100865986</dc:date>
          </office:change-info>
          <table:previous>
            <table:change-track-table-cell/>
          </table:previous>
        </table:cell-content-change>
        <table:cell-content-change table:id="ct961">
          <table:cell-address table:column="960" table:row="113" table:table="1"/>
          <office:change-info>
            <dc:creator> </dc:creator>
            <dc:date>2021-01-11T15:06:05.100878350</dc:date>
          </office:change-info>
          <table:previous>
            <table:change-track-table-cell/>
          </table:previous>
        </table:cell-content-change>
        <table:cell-content-change table:id="ct962">
          <table:cell-address table:column="961" table:row="113" table:table="1"/>
          <office:change-info>
            <dc:creator> </dc:creator>
            <dc:date>2021-01-11T15:06:05.100890616</dc:date>
          </office:change-info>
          <table:previous>
            <table:change-track-table-cell/>
          </table:previous>
        </table:cell-content-change>
        <table:cell-content-change table:id="ct963">
          <table:cell-address table:column="962" table:row="113" table:table="1"/>
          <office:change-info>
            <dc:creator> </dc:creator>
            <dc:date>2021-01-11T15:06:05.100902875</dc:date>
          </office:change-info>
          <table:previous>
            <table:change-track-table-cell/>
          </table:previous>
        </table:cell-content-change>
        <table:cell-content-change table:id="ct964">
          <table:cell-address table:column="963" table:row="113" table:table="1"/>
          <office:change-info>
            <dc:creator> </dc:creator>
            <dc:date>2021-01-11T15:06:05.100915480</dc:date>
          </office:change-info>
          <table:previous>
            <table:change-track-table-cell/>
          </table:previous>
        </table:cell-content-change>
        <table:cell-content-change table:id="ct965">
          <table:cell-address table:column="964" table:row="113" table:table="1"/>
          <office:change-info>
            <dc:creator> </dc:creator>
            <dc:date>2021-01-11T15:06:05.100927778</dc:date>
          </office:change-info>
          <table:previous>
            <table:change-track-table-cell/>
          </table:previous>
        </table:cell-content-change>
        <table:cell-content-change table:id="ct966">
          <table:cell-address table:column="965" table:row="113" table:table="1"/>
          <office:change-info>
            <dc:creator> </dc:creator>
            <dc:date>2021-01-11T15:06:05.100940067</dc:date>
          </office:change-info>
          <table:previous>
            <table:change-track-table-cell/>
          </table:previous>
        </table:cell-content-change>
        <table:cell-content-change table:id="ct967">
          <table:cell-address table:column="966" table:row="113" table:table="1"/>
          <office:change-info>
            <dc:creator> </dc:creator>
            <dc:date>2021-01-11T15:06:05.100952701</dc:date>
          </office:change-info>
          <table:previous>
            <table:change-track-table-cell/>
          </table:previous>
        </table:cell-content-change>
        <table:cell-content-change table:id="ct968">
          <table:cell-address table:column="967" table:row="113" table:table="1"/>
          <office:change-info>
            <dc:creator> </dc:creator>
            <dc:date>2021-01-11T15:06:05.100965331</dc:date>
          </office:change-info>
          <table:previous>
            <table:change-track-table-cell/>
          </table:previous>
        </table:cell-content-change>
        <table:cell-content-change table:id="ct969">
          <table:cell-address table:column="968" table:row="113" table:table="1"/>
          <office:change-info>
            <dc:creator> </dc:creator>
            <dc:date>2021-01-11T15:06:05.100978091</dc:date>
          </office:change-info>
          <table:previous>
            <table:change-track-table-cell/>
          </table:previous>
        </table:cell-content-change>
        <table:cell-content-change table:id="ct970">
          <table:cell-address table:column="969" table:row="113" table:table="1"/>
          <office:change-info>
            <dc:creator> </dc:creator>
            <dc:date>2021-01-11T15:06:05.100990655</dc:date>
          </office:change-info>
          <table:previous>
            <table:change-track-table-cell/>
          </table:previous>
        </table:cell-content-change>
        <table:cell-content-change table:id="ct971">
          <table:cell-address table:column="970" table:row="113" table:table="1"/>
          <office:change-info>
            <dc:creator> </dc:creator>
            <dc:date>2021-01-11T15:06:05.101003344</dc:date>
          </office:change-info>
          <table:previous>
            <table:change-track-table-cell/>
          </table:previous>
        </table:cell-content-change>
        <table:cell-content-change table:id="ct972">
          <table:cell-address table:column="971" table:row="113" table:table="1"/>
          <office:change-info>
            <dc:creator> </dc:creator>
            <dc:date>2021-01-11T15:06:05.101016509</dc:date>
          </office:change-info>
          <table:previous>
            <table:change-track-table-cell/>
          </table:previous>
        </table:cell-content-change>
        <table:cell-content-change table:id="ct973">
          <table:cell-address table:column="972" table:row="113" table:table="1"/>
          <office:change-info>
            <dc:creator> </dc:creator>
            <dc:date>2021-01-11T15:06:05.101029175</dc:date>
          </office:change-info>
          <table:previous>
            <table:change-track-table-cell/>
          </table:previous>
        </table:cell-content-change>
        <table:cell-content-change table:id="ct974">
          <table:cell-address table:column="973" table:row="113" table:table="1"/>
          <office:change-info>
            <dc:creator> </dc:creator>
            <dc:date>2021-01-11T15:06:05.101041638</dc:date>
          </office:change-info>
          <table:previous>
            <table:change-track-table-cell/>
          </table:previous>
        </table:cell-content-change>
        <table:cell-content-change table:id="ct975">
          <table:cell-address table:column="974" table:row="113" table:table="1"/>
          <office:change-info>
            <dc:creator> </dc:creator>
            <dc:date>2021-01-11T15:06:05.101054071</dc:date>
          </office:change-info>
          <table:previous>
            <table:change-track-table-cell/>
          </table:previous>
        </table:cell-content-change>
        <table:cell-content-change table:id="ct976">
          <table:cell-address table:column="975" table:row="113" table:table="1"/>
          <office:change-info>
            <dc:creator> </dc:creator>
            <dc:date>2021-01-11T15:06:05.101066634</dc:date>
          </office:change-info>
          <table:previous>
            <table:change-track-table-cell/>
          </table:previous>
        </table:cell-content-change>
        <table:cell-content-change table:id="ct977">
          <table:cell-address table:column="976" table:row="113" table:table="1"/>
          <office:change-info>
            <dc:creator> </dc:creator>
            <dc:date>2021-01-11T15:06:05.101079154</dc:date>
          </office:change-info>
          <table:previous>
            <table:change-track-table-cell/>
          </table:previous>
        </table:cell-content-change>
        <table:cell-content-change table:id="ct978">
          <table:cell-address table:column="977" table:row="113" table:table="1"/>
          <office:change-info>
            <dc:creator> </dc:creator>
            <dc:date>2021-01-11T15:06:05.101091629</dc:date>
          </office:change-info>
          <table:previous>
            <table:change-track-table-cell/>
          </table:previous>
        </table:cell-content-change>
        <table:cell-content-change table:id="ct979">
          <table:cell-address table:column="978" table:row="113" table:table="1"/>
          <office:change-info>
            <dc:creator> </dc:creator>
            <dc:date>2021-01-11T15:06:05.101104098</dc:date>
          </office:change-info>
          <table:previous>
            <table:change-track-table-cell/>
          </table:previous>
        </table:cell-content-change>
        <table:cell-content-change table:id="ct980">
          <table:cell-address table:column="979" table:row="113" table:table="1"/>
          <office:change-info>
            <dc:creator> </dc:creator>
            <dc:date>2021-01-11T15:06:05.101117338</dc:date>
          </office:change-info>
          <table:previous>
            <table:change-track-table-cell/>
          </table:previous>
        </table:cell-content-change>
        <table:cell-content-change table:id="ct981">
          <table:cell-address table:column="980" table:row="113" table:table="1"/>
          <office:change-info>
            <dc:creator> </dc:creator>
            <dc:date>2021-01-11T15:06:05.101130053</dc:date>
          </office:change-info>
          <table:previous>
            <table:change-track-table-cell/>
          </table:previous>
        </table:cell-content-change>
        <table:cell-content-change table:id="ct982">
          <table:cell-address table:column="981" table:row="113" table:table="1"/>
          <office:change-info>
            <dc:creator> </dc:creator>
            <dc:date>2021-01-11T15:06:05.101142650</dc:date>
          </office:change-info>
          <table:previous>
            <table:change-track-table-cell/>
          </table:previous>
        </table:cell-content-change>
        <table:cell-content-change table:id="ct983">
          <table:cell-address table:column="982" table:row="113" table:table="1"/>
          <office:change-info>
            <dc:creator> </dc:creator>
            <dc:date>2021-01-11T15:06:05.101155213</dc:date>
          </office:change-info>
          <table:previous>
            <table:change-track-table-cell/>
          </table:previous>
        </table:cell-content-change>
        <table:cell-content-change table:id="ct984">
          <table:cell-address table:column="983" table:row="113" table:table="1"/>
          <office:change-info>
            <dc:creator> </dc:creator>
            <dc:date>2021-01-11T15:06:05.101167842</dc:date>
          </office:change-info>
          <table:previous>
            <table:change-track-table-cell/>
          </table:previous>
        </table:cell-content-change>
        <table:cell-content-change table:id="ct985">
          <table:cell-address table:column="984" table:row="113" table:table="1"/>
          <office:change-info>
            <dc:creator> </dc:creator>
            <dc:date>2021-01-11T15:06:05.101180519</dc:date>
          </office:change-info>
          <table:previous>
            <table:change-track-table-cell/>
          </table:previous>
        </table:cell-content-change>
        <table:cell-content-change table:id="ct986">
          <table:cell-address table:column="985" table:row="113" table:table="1"/>
          <office:change-info>
            <dc:creator> </dc:creator>
            <dc:date>2021-01-11T15:06:05.101193300</dc:date>
          </office:change-info>
          <table:previous>
            <table:change-track-table-cell/>
          </table:previous>
        </table:cell-content-change>
        <table:cell-content-change table:id="ct987">
          <table:cell-address table:column="986" table:row="113" table:table="1"/>
          <office:change-info>
            <dc:creator> </dc:creator>
            <dc:date>2021-01-11T15:06:05.101206092</dc:date>
          </office:change-info>
          <table:previous>
            <table:change-track-table-cell/>
          </table:previous>
        </table:cell-content-change>
        <table:cell-content-change table:id="ct988">
          <table:cell-address table:column="987" table:row="113" table:table="1"/>
          <office:change-info>
            <dc:creator> </dc:creator>
            <dc:date>2021-01-11T15:06:05.101219753</dc:date>
          </office:change-info>
          <table:previous>
            <table:change-track-table-cell/>
          </table:previous>
        </table:cell-content-change>
        <table:cell-content-change table:id="ct989">
          <table:cell-address table:column="988" table:row="113" table:table="1"/>
          <office:change-info>
            <dc:creator> </dc:creator>
            <dc:date>2021-01-11T15:06:05.101232560</dc:date>
          </office:change-info>
          <table:previous>
            <table:change-track-table-cell/>
          </table:previous>
        </table:cell-content-change>
        <table:cell-content-change table:id="ct990">
          <table:cell-address table:column="989" table:row="113" table:table="1"/>
          <office:change-info>
            <dc:creator> </dc:creator>
            <dc:date>2021-01-11T15:06:05.101245354</dc:date>
          </office:change-info>
          <table:previous>
            <table:change-track-table-cell/>
          </table:previous>
        </table:cell-content-change>
        <table:cell-content-change table:id="ct991">
          <table:cell-address table:column="990" table:row="113" table:table="1"/>
          <office:change-info>
            <dc:creator> </dc:creator>
            <dc:date>2021-01-11T15:06:05.101258175</dc:date>
          </office:change-info>
          <table:previous>
            <table:change-track-table-cell/>
          </table:previous>
        </table:cell-content-change>
        <table:cell-content-change table:id="ct992">
          <table:cell-address table:column="991" table:row="113" table:table="1"/>
          <office:change-info>
            <dc:creator> </dc:creator>
            <dc:date>2021-01-11T15:06:05.101271047</dc:date>
          </office:change-info>
          <table:previous>
            <table:change-track-table-cell/>
          </table:previous>
        </table:cell-content-change>
        <table:cell-content-change table:id="ct993">
          <table:cell-address table:column="992" table:row="113" table:table="1"/>
          <office:change-info>
            <dc:creator> </dc:creator>
            <dc:date>2021-01-11T15:06:05.101283727</dc:date>
          </office:change-info>
          <table:previous>
            <table:change-track-table-cell/>
          </table:previous>
        </table:cell-content-change>
        <table:cell-content-change table:id="ct994">
          <table:cell-address table:column="993" table:row="113" table:table="1"/>
          <office:change-info>
            <dc:creator> </dc:creator>
            <dc:date>2021-01-11T15:06:05.101296712</dc:date>
          </office:change-info>
          <table:previous>
            <table:change-track-table-cell/>
          </table:previous>
        </table:cell-content-change>
        <table:cell-content-change table:id="ct995">
          <table:cell-address table:column="994" table:row="113" table:table="1"/>
          <office:change-info>
            <dc:creator> </dc:creator>
            <dc:date>2021-01-11T15:06:05.101313608</dc:date>
          </office:change-info>
          <table:previous>
            <table:change-track-table-cell/>
          </table:previous>
        </table:cell-content-change>
        <table:cell-content-change table:id="ct996">
          <table:cell-address table:column="995" table:row="113" table:table="1"/>
          <office:change-info>
            <dc:creator> </dc:creator>
            <dc:date>2021-01-11T15:06:05.101332681</dc:date>
          </office:change-info>
          <table:previous>
            <table:change-track-table-cell/>
          </table:previous>
        </table:cell-content-change>
        <table:cell-content-change table:id="ct997">
          <table:cell-address table:column="996" table:row="113" table:table="1"/>
          <office:change-info>
            <dc:creator> </dc:creator>
            <dc:date>2021-01-11T15:06:05.101351266</dc:date>
          </office:change-info>
          <table:previous>
            <table:change-track-table-cell/>
          </table:previous>
        </table:cell-content-change>
        <table:cell-content-change table:id="ct998">
          <table:cell-address table:column="997" table:row="113" table:table="1"/>
          <office:change-info>
            <dc:creator> </dc:creator>
            <dc:date>2021-01-11T15:06:05.101370151</dc:date>
          </office:change-info>
          <table:previous>
            <table:change-track-table-cell/>
          </table:previous>
        </table:cell-content-change>
        <table:cell-content-change table:id="ct999">
          <table:cell-address table:column="998" table:row="113" table:table="1"/>
          <office:change-info>
            <dc:creator> </dc:creator>
            <dc:date>2021-01-11T15:06:05.101388742</dc:date>
          </office:change-info>
          <table:previous>
            <table:change-track-table-cell/>
          </table:previous>
        </table:cell-content-change>
        <table:cell-content-change table:id="ct1000">
          <table:cell-address table:column="999" table:row="113" table:table="1"/>
          <office:change-info>
            <dc:creator> </dc:creator>
            <dc:date>2021-01-11T15:06:05.101407411</dc:date>
          </office:change-info>
          <table:previous>
            <table:change-track-table-cell/>
          </table:previous>
        </table:cell-content-change>
        <table:cell-content-change table:id="ct1001">
          <table:cell-address table:column="1000" table:row="113" table:table="1"/>
          <office:change-info>
            <dc:creator> </dc:creator>
            <dc:date>2021-01-11T15:06:05.101425819</dc:date>
          </office:change-info>
          <table:previous>
            <table:change-track-table-cell/>
          </table:previous>
        </table:cell-content-change>
        <table:cell-content-change table:id="ct1002">
          <table:cell-address table:column="1001" table:row="113" table:table="1"/>
          <office:change-info>
            <dc:creator> </dc:creator>
            <dc:date>2021-01-11T15:06:05.101443760</dc:date>
          </office:change-info>
          <table:previous>
            <table:change-track-table-cell/>
          </table:previous>
        </table:cell-content-change>
        <table:cell-content-change table:id="ct1003">
          <table:cell-address table:column="1002" table:row="113" table:table="1"/>
          <office:change-info>
            <dc:creator> </dc:creator>
            <dc:date>2021-01-11T15:06:05.101461555</dc:date>
          </office:change-info>
          <table:previous>
            <table:change-track-table-cell/>
          </table:previous>
        </table:cell-content-change>
        <table:cell-content-change table:id="ct1004">
          <table:cell-address table:column="1003" table:row="113" table:table="1"/>
          <office:change-info>
            <dc:creator> </dc:creator>
            <dc:date>2021-01-11T15:06:05.101479726</dc:date>
          </office:change-info>
          <table:previous>
            <table:change-track-table-cell/>
          </table:previous>
        </table:cell-content-change>
        <table:cell-content-change table:id="ct1005">
          <table:cell-address table:column="1004" table:row="113" table:table="1"/>
          <office:change-info>
            <dc:creator> </dc:creator>
            <dc:date>2021-01-11T15:06:05.101498258</dc:date>
          </office:change-info>
          <table:previous>
            <table:change-track-table-cell/>
          </table:previous>
        </table:cell-content-change>
        <table:cell-content-change table:id="ct1006">
          <table:cell-address table:column="1005" table:row="113" table:table="1"/>
          <office:change-info>
            <dc:creator> </dc:creator>
            <dc:date>2021-01-11T15:06:05.101516468</dc:date>
          </office:change-info>
          <table:previous>
            <table:change-track-table-cell/>
          </table:previous>
        </table:cell-content-change>
        <table:cell-content-change table:id="ct1007">
          <table:cell-address table:column="1006" table:row="113" table:table="1"/>
          <office:change-info>
            <dc:creator> </dc:creator>
            <dc:date>2021-01-11T15:06:05.101535301</dc:date>
          </office:change-info>
          <table:previous>
            <table:change-track-table-cell/>
          </table:previous>
        </table:cell-content-change>
        <table:cell-content-change table:id="ct1008">
          <table:cell-address table:column="1007" table:row="113" table:table="1"/>
          <office:change-info>
            <dc:creator> </dc:creator>
            <dc:date>2021-01-11T15:06:05.101554319</dc:date>
          </office:change-info>
          <table:previous>
            <table:change-track-table-cell/>
          </table:previous>
        </table:cell-content-change>
        <table:cell-content-change table:id="ct1009">
          <table:cell-address table:column="1008" table:row="113" table:table="1"/>
          <office:change-info>
            <dc:creator> </dc:creator>
            <dc:date>2021-01-11T15:06:05.101586075</dc:date>
          </office:change-info>
          <table:previous>
            <table:change-track-table-cell/>
          </table:previous>
        </table:cell-content-change>
        <table:cell-content-change table:id="ct1010">
          <table:cell-address table:column="1009" table:row="113" table:table="1"/>
          <office:change-info>
            <dc:creator> </dc:creator>
            <dc:date>2021-01-11T15:06:05.101606135</dc:date>
          </office:change-info>
          <table:previous>
            <table:change-track-table-cell/>
          </table:previous>
        </table:cell-content-change>
        <table:cell-content-change table:id="ct1011">
          <table:cell-address table:column="1010" table:row="113" table:table="1"/>
          <office:change-info>
            <dc:creator> </dc:creator>
            <dc:date>2021-01-11T15:06:05.101627237</dc:date>
          </office:change-info>
          <table:previous>
            <table:change-track-table-cell/>
          </table:previous>
        </table:cell-content-change>
        <table:cell-content-change table:id="ct1012">
          <table:cell-address table:column="1011" table:row="113" table:table="1"/>
          <office:change-info>
            <dc:creator> </dc:creator>
            <dc:date>2021-01-11T15:06:05.101649513</dc:date>
          </office:change-info>
          <table:previous>
            <table:change-track-table-cell/>
          </table:previous>
        </table:cell-content-change>
        <table:cell-content-change table:id="ct1013">
          <table:cell-address table:column="1012" table:row="113" table:table="1"/>
          <office:change-info>
            <dc:creator> </dc:creator>
            <dc:date>2021-01-11T15:06:05.101671891</dc:date>
          </office:change-info>
          <table:previous>
            <table:change-track-table-cell/>
          </table:previous>
        </table:cell-content-change>
        <table:cell-content-change table:id="ct1014">
          <table:cell-address table:column="1013" table:row="113" table:table="1"/>
          <office:change-info>
            <dc:creator> </dc:creator>
            <dc:date>2021-01-11T15:06:05.101693900</dc:date>
          </office:change-info>
          <table:previous>
            <table:change-track-table-cell/>
          </table:previous>
        </table:cell-content-change>
        <table:cell-content-change table:id="ct1015">
          <table:cell-address table:column="1014" table:row="113" table:table="1"/>
          <office:change-info>
            <dc:creator> </dc:creator>
            <dc:date>2021-01-11T15:06:05.101715443</dc:date>
          </office:change-info>
          <table:previous>
            <table:change-track-table-cell/>
          </table:previous>
        </table:cell-content-change>
        <table:cell-content-change table:id="ct1016">
          <table:cell-address table:column="1015" table:row="113" table:table="1"/>
          <office:change-info>
            <dc:creator> </dc:creator>
            <dc:date>2021-01-11T15:06:05.101736177</dc:date>
          </office:change-info>
          <table:previous>
            <table:change-track-table-cell/>
          </table:previous>
        </table:cell-content-change>
        <table:cell-content-change table:id="ct1017">
          <table:cell-address table:column="1016" table:row="113" table:table="1"/>
          <office:change-info>
            <dc:creator> </dc:creator>
            <dc:date>2021-01-11T15:06:05.101754643</dc:date>
          </office:change-info>
          <table:previous>
            <table:change-track-table-cell/>
          </table:previous>
        </table:cell-content-change>
        <table:cell-content-change table:id="ct1018">
          <table:cell-address table:column="1017" table:row="113" table:table="1"/>
          <office:change-info>
            <dc:creator> </dc:creator>
            <dc:date>2021-01-11T15:06:05.101769622</dc:date>
          </office:change-info>
          <table:previous>
            <table:change-track-table-cell/>
          </table:previous>
        </table:cell-content-change>
        <table:cell-content-change table:id="ct1019">
          <table:cell-address table:column="1018" table:row="113" table:table="1"/>
          <office:change-info>
            <dc:creator> </dc:creator>
            <dc:date>2021-01-11T15:06:05.101784224</dc:date>
          </office:change-info>
          <table:previous>
            <table:change-track-table-cell/>
          </table:previous>
        </table:cell-content-change>
        <table:cell-content-change table:id="ct1020">
          <table:cell-address table:column="1019" table:row="113" table:table="1"/>
          <office:change-info>
            <dc:creator> </dc:creator>
            <dc:date>2021-01-11T15:06:05.101798999</dc:date>
          </office:change-info>
          <table:previous>
            <table:change-track-table-cell/>
          </table:previous>
        </table:cell-content-change>
        <table:cell-content-change table:id="ct1021">
          <table:cell-address table:column="1020" table:row="113" table:table="1"/>
          <office:change-info>
            <dc:creator> </dc:creator>
            <dc:date>2021-01-11T15:06:05.101813434</dc:date>
          </office:change-info>
          <table:previous>
            <table:change-track-table-cell/>
          </table:previous>
        </table:cell-content-change>
        <table:cell-content-change table:id="ct1022">
          <table:cell-address table:column="1021" table:row="113" table:table="1"/>
          <office:change-info>
            <dc:creator> </dc:creator>
            <dc:date>2021-01-11T15:06:05.101827829</dc:date>
          </office:change-info>
          <table:previous>
            <table:change-track-table-cell/>
          </table:previous>
        </table:cell-content-change>
        <table:cell-content-change table:id="ct1023">
          <table:cell-address table:column="1022" table:row="113" table:table="1"/>
          <office:change-info>
            <dc:creator> </dc:creator>
            <dc:date>2021-01-11T15:06:05.101842687</dc:date>
          </office:change-info>
          <table:previous>
            <table:change-track-table-cell/>
          </table:previous>
        </table:cell-content-change>
        <table:cell-content-change table:id="ct1024">
          <table:cell-address table:column="1023" table:row="113" table:table="1"/>
          <office:change-info>
            <dc:creator> </dc:creator>
            <dc:date>2021-01-11T15:06:05.101856764</dc:date>
          </office:change-info>
          <table:previous>
            <table:change-track-table-cell/>
          </table:previous>
        </table:cell-content-change>
        <table:cell-content-change table:id="ct1025">
          <table:cell-address table:column="1024" table:row="113" table:table="1"/>
          <office:change-info>
            <dc:creator> </dc:creator>
            <dc:date>2021-01-11T15:06:05.101870899</dc:date>
          </office:change-info>
          <table:previous>
            <table:change-track-table-cell/>
          </table:previous>
        </table:cell-content-change>
        <table:cell-content-change table:id="ct1026">
          <table:cell-address table:column="1025" table:row="113" table:table="1"/>
          <office:change-info>
            <dc:creator> </dc:creator>
            <dc:date>2021-01-11T15:06:05.101885218</dc:date>
          </office:change-info>
          <table:previous>
            <table:change-track-table-cell/>
          </table:previous>
        </table:cell-content-change>
        <table:cell-content-change table:id="ct1027">
          <table:cell-address table:column="1026" table:row="113" table:table="1"/>
          <office:change-info>
            <dc:creator> </dc:creator>
            <dc:date>2021-01-11T15:06:05.101899809</dc:date>
          </office:change-info>
          <table:previous>
            <table:change-track-table-cell/>
          </table:previous>
        </table:cell-content-change>
        <table:cell-content-change table:id="ct1028">
          <table:cell-address table:column="1027" table:row="113" table:table="1"/>
          <office:change-info>
            <dc:creator> </dc:creator>
            <dc:date>2021-01-11T15:06:05.101914997</dc:date>
          </office:change-info>
          <table:previous>
            <table:change-track-table-cell/>
          </table:previous>
        </table:cell-content-change>
        <table:cell-content-change table:id="ct1029">
          <table:cell-address table:column="1028" table:row="113" table:table="1"/>
          <office:change-info>
            <dc:creator> </dc:creator>
            <dc:date>2021-01-11T15:06:05.101929537</dc:date>
          </office:change-info>
          <table:previous>
            <table:change-track-table-cell/>
          </table:previous>
        </table:cell-content-change>
        <table:cell-content-change table:id="ct1030">
          <table:cell-address table:column="73" table:row="121" table:table="1"/>
          <office:change-info>
            <dc:creator> </dc:creator>
            <dc:date>2021-01-11T15:06:40.710625933</dc:date>
          </office:change-info>
          <table:previous>
            <table:change-track-table-cell office:value-type="string">
              <text:p>~</text:p>
            </table:change-track-table-cell>
          </table:previous>
        </table:cell-content-change>
        <table:cell-content-change table:id="ct1031">
          <table:cell-address table:column="72" table:row="121" table:table="1"/>
          <office:change-info>
            <dc:creator> </dc:creator>
            <dc:date>2021-01-11T15:06:41.060116894</dc:date>
          </office:change-info>
          <table:previous>
            <table:change-track-table-cell office:value-type="string">
              <text:p>~</text:p>
            </table:change-track-table-cell>
          </table:previous>
        </table:cell-content-change>
        <table:cell-content-change table:id="ct1032">
          <table:cell-address table:column="71" table:row="121" table:table="1"/>
          <office:change-info>
            <dc:creator> </dc:creator>
            <dc:date>2021-01-11T15:06:41.483913800</dc:date>
          </office:change-info>
          <table:previous>
            <table:change-track-table-cell office:value-type="string">
              <text:p>~</text:p>
            </table:change-track-table-cell>
          </table:previous>
        </table:cell-content-change>
        <table:cell-content-change table:id="ct1033">
          <table:cell-address table:column="74" table:row="113" table:table="1"/>
          <office:change-info>
            <dc:creator> </dc:creator>
            <dc:date>2021-01-11T15:06:46.662817109</dc:date>
          </office:change-info>
          <table:previous table:id="ct75">
            <table:change-track-table-cell office:value-type="string">
              <text:p>~</text:p>
            </table:change-track-table-cell>
          </table:previous>
        </table:cell-content-change>
        <table:cell-content-change table:id="ct1034">
          <table:cell-address table:column="75" table:row="113" table:table="1"/>
          <office:change-info>
            <dc:creator> </dc:creator>
            <dc:date>2021-01-11T15:06:54.694466378</dc:date>
          </office:change-info>
          <table:previous table:id="ct76">
            <table:change-track-table-cell office:value-type="string">
              <text:p>~</text:p>
            </table:change-track-table-cell>
          </table:previous>
        </table:cell-content-change>
        <table:cell-content-change table:id="ct1035">
          <table:cell-address table:column="76" table:row="113" table:table="1"/>
          <office:change-info>
            <dc:creator> </dc:creator>
            <dc:date>2021-01-11T15:06:54.694517603</dc:date>
          </office:change-info>
          <table:previous table:id="ct77">
            <table:change-track-table-cell office:value-type="string">
              <text:p>~</text:p>
            </table:change-track-table-cell>
          </table:previous>
        </table:cell-content-change>
        <table:cell-content-change table:id="ct1036">
          <table:cell-address table:column="77" table:row="113" table:table="1"/>
          <office:change-info>
            <dc:creator> </dc:creator>
            <dc:date>2021-01-11T15:06:54.694531182</dc:date>
          </office:change-info>
          <table:previous table:id="ct78">
            <table:change-track-table-cell office:value-type="string">
              <text:p>~</text:p>
            </table:change-track-table-cell>
          </table:previous>
        </table:cell-content-change>
        <table:cell-content-change table:id="ct1037">
          <table:cell-address table:column="78" table:row="113" table:table="1"/>
          <office:change-info>
            <dc:creator> </dc:creator>
            <dc:date>2021-01-11T15:06:54.694543798</dc:date>
          </office:change-info>
          <table:previous table:id="ct79">
            <table:change-track-table-cell office:value-type="string">
              <text:p>~</text:p>
            </table:change-track-table-cell>
          </table:previous>
        </table:cell-content-change>
        <table:cell-content-change table:id="ct1038">
          <table:cell-address table:column="79" table:row="113" table:table="1"/>
          <office:change-info>
            <dc:creator> </dc:creator>
            <dc:date>2021-01-11T15:06:54.694556535</dc:date>
          </office:change-info>
          <table:previous table:id="ct80">
            <table:change-track-table-cell office:value-type="string">
              <text:p>~</text:p>
            </table:change-track-table-cell>
          </table:previous>
        </table:cell-content-change>
        <table:cell-content-change table:id="ct1039">
          <table:cell-address table:column="80" table:row="113" table:table="1"/>
          <office:change-info>
            <dc:creator> </dc:creator>
            <dc:date>2021-01-11T15:06:54.694597753</dc:date>
          </office:change-info>
          <table:previous table:id="ct81">
            <table:change-track-table-cell office:value-type="string">
              <text:p>~</text:p>
            </table:change-track-table-cell>
          </table:previous>
        </table:cell-content-change>
        <table:cell-content-change table:id="ct1040">
          <table:cell-address table:column="81" table:row="113" table:table="1"/>
          <office:change-info>
            <dc:creator> </dc:creator>
            <dc:date>2021-01-11T15:06:54.694613209</dc:date>
          </office:change-info>
          <table:previous table:id="ct82">
            <table:change-track-table-cell office:value-type="string">
              <text:p>~</text:p>
            </table:change-track-table-cell>
          </table:previous>
        </table:cell-content-change>
        <table:cell-content-change table:id="ct1041">
          <table:cell-address table:column="82" table:row="113" table:table="1"/>
          <office:change-info>
            <dc:creator> </dc:creator>
            <dc:date>2021-01-11T15:06:54.694626099</dc:date>
          </office:change-info>
          <table:previous table:id="ct83">
            <table:change-track-table-cell office:value-type="string">
              <text:p>~</text:p>
            </table:change-track-table-cell>
          </table:previous>
        </table:cell-content-change>
        <table:cell-content-change table:id="ct1042">
          <table:cell-address table:column="83" table:row="113" table:table="1"/>
          <office:change-info>
            <dc:creator> </dc:creator>
            <dc:date>2021-01-11T15:06:54.694638977</dc:date>
          </office:change-info>
          <table:previous table:id="ct84">
            <table:change-track-table-cell office:value-type="string">
              <text:p>~</text:p>
            </table:change-track-table-cell>
          </table:previous>
        </table:cell-content-change>
        <table:cell-content-change table:id="ct1043">
          <table:cell-address table:column="84" table:row="113" table:table="1"/>
          <office:change-info>
            <dc:creator> </dc:creator>
            <dc:date>2021-01-11T15:06:54.694651363</dc:date>
          </office:change-info>
          <table:previous table:id="ct85">
            <table:change-track-table-cell office:value-type="string">
              <text:p>~</text:p>
            </table:change-track-table-cell>
          </table:previous>
        </table:cell-content-change>
        <table:cell-content-change table:id="ct1044">
          <table:cell-address table:column="85" table:row="113" table:table="1"/>
          <office:change-info>
            <dc:creator> </dc:creator>
            <dc:date>2021-01-11T15:06:54.694663556</dc:date>
          </office:change-info>
          <table:previous table:id="ct86">
            <table:change-track-table-cell office:value-type="string">
              <text:p>~</text:p>
            </table:change-track-table-cell>
          </table:previous>
        </table:cell-content-change>
        <table:cell-content-change table:id="ct1045">
          <table:cell-address table:column="86" table:row="113" table:table="1"/>
          <office:change-info>
            <dc:creator> </dc:creator>
            <dc:date>2021-01-11T15:06:54.694676269</dc:date>
          </office:change-info>
          <table:previous table:id="ct87">
            <table:change-track-table-cell office:value-type="string">
              <text:p>~</text:p>
            </table:change-track-table-cell>
          </table:previous>
        </table:cell-content-change>
        <table:cell-content-change table:id="ct1046">
          <table:cell-address table:column="87" table:row="113" table:table="1"/>
          <office:change-info>
            <dc:creator> </dc:creator>
            <dc:date>2021-01-11T15:06:54.694688753</dc:date>
          </office:change-info>
          <table:previous table:id="ct88">
            <table:change-track-table-cell office:value-type="string">
              <text:p>~</text:p>
            </table:change-track-table-cell>
          </table:previous>
        </table:cell-content-change>
        <table:cell-content-change table:id="ct1047">
          <table:cell-address table:column="88" table:row="113" table:table="1"/>
          <office:change-info>
            <dc:creator> </dc:creator>
            <dc:date>2021-01-11T15:06:54.694700835</dc:date>
          </office:change-info>
          <table:previous table:id="ct89">
            <table:change-track-table-cell office:value-type="string">
              <text:p>~</text:p>
            </table:change-track-table-cell>
          </table:previous>
        </table:cell-content-change>
        <table:cell-content-change table:id="ct1048">
          <table:cell-address table:column="89" table:row="113" table:table="1"/>
          <office:change-info>
            <dc:creator> </dc:creator>
            <dc:date>2021-01-11T15:06:54.694712819</dc:date>
          </office:change-info>
          <table:previous table:id="ct90">
            <table:change-track-table-cell office:value-type="string">
              <text:p>~</text:p>
            </table:change-track-table-cell>
          </table:previous>
        </table:cell-content-change>
        <table:cell-content-change table:id="ct1049">
          <table:cell-address table:column="90" table:row="113" table:table="1"/>
          <office:change-info>
            <dc:creator> </dc:creator>
            <dc:date>2021-01-11T15:06:54.694724900</dc:date>
          </office:change-info>
          <table:previous table:id="ct91">
            <table:change-track-table-cell office:value-type="string">
              <text:p>~</text:p>
            </table:change-track-table-cell>
          </table:previous>
        </table:cell-content-change>
        <table:cell-content-change table:id="ct1050">
          <table:cell-address table:column="91" table:row="113" table:table="1"/>
          <office:change-info>
            <dc:creator> </dc:creator>
            <dc:date>2021-01-11T15:06:54.694737113</dc:date>
          </office:change-info>
          <table:previous table:id="ct92">
            <table:change-track-table-cell office:value-type="string">
              <text:p>~</text:p>
            </table:change-track-table-cell>
          </table:previous>
        </table:cell-content-change>
        <table:cell-content-change table:id="ct1051">
          <table:cell-address table:column="92" table:row="113" table:table="1"/>
          <office:change-info>
            <dc:creator> </dc:creator>
            <dc:date>2021-01-11T15:06:54.694749145</dc:date>
          </office:change-info>
          <table:previous table:id="ct93">
            <table:change-track-table-cell office:value-type="string">
              <text:p>~</text:p>
            </table:change-track-table-cell>
          </table:previous>
        </table:cell-content-change>
        <table:cell-content-change table:id="ct1052">
          <table:cell-address table:column="93" table:row="113" table:table="1"/>
          <office:change-info>
            <dc:creator> </dc:creator>
            <dc:date>2021-01-11T15:06:54.694761224</dc:date>
          </office:change-info>
          <table:previous table:id="ct94">
            <table:change-track-table-cell office:value-type="string">
              <text:p>~</text:p>
            </table:change-track-table-cell>
          </table:previous>
        </table:cell-content-change>
        <table:cell-content-change table:id="ct1053">
          <table:cell-address table:column="94" table:row="113" table:table="1"/>
          <office:change-info>
            <dc:creator> </dc:creator>
            <dc:date>2021-01-11T15:06:54.694773477</dc:date>
          </office:change-info>
          <table:previous table:id="ct95">
            <table:change-track-table-cell office:value-type="string">
              <text:p>~</text:p>
            </table:change-track-table-cell>
          </table:previous>
        </table:cell-content-change>
        <table:cell-content-change table:id="ct1054">
          <table:cell-address table:column="95" table:row="113" table:table="1"/>
          <office:change-info>
            <dc:creator> </dc:creator>
            <dc:date>2021-01-11T15:06:54.694785948</dc:date>
          </office:change-info>
          <table:previous table:id="ct96">
            <table:change-track-table-cell office:value-type="string">
              <text:p>~</text:p>
            </table:change-track-table-cell>
          </table:previous>
        </table:cell-content-change>
        <table:cell-content-change table:id="ct1055">
          <table:cell-address table:column="96" table:row="113" table:table="1"/>
          <office:change-info>
            <dc:creator> </dc:creator>
            <dc:date>2021-01-11T15:06:54.694798120</dc:date>
          </office:change-info>
          <table:previous table:id="ct97">
            <table:change-track-table-cell office:value-type="string">
              <text:p>~</text:p>
            </table:change-track-table-cell>
          </table:previous>
        </table:cell-content-change>
        <table:cell-content-change table:id="ct1056">
          <table:cell-address table:column="97" table:row="113" table:table="1"/>
          <office:change-info>
            <dc:creator> </dc:creator>
            <dc:date>2021-01-11T15:06:54.694810291</dc:date>
          </office:change-info>
          <table:previous table:id="ct98">
            <table:change-track-table-cell office:value-type="string">
              <text:p>~</text:p>
            </table:change-track-table-cell>
          </table:previous>
        </table:cell-content-change>
        <table:cell-content-change table:id="ct1057">
          <table:cell-address table:column="98" table:row="113" table:table="1"/>
          <office:change-info>
            <dc:creator> </dc:creator>
            <dc:date>2021-01-11T15:06:54.694822638</dc:date>
          </office:change-info>
          <table:previous table:id="ct99">
            <table:change-track-table-cell office:value-type="string">
              <text:p>~</text:p>
            </table:change-track-table-cell>
          </table:previous>
        </table:cell-content-change>
        <table:cell-content-change table:id="ct1058">
          <table:cell-address table:column="99" table:row="113" table:table="1"/>
          <office:change-info>
            <dc:creator> </dc:creator>
            <dc:date>2021-01-11T15:06:54.694834822</dc:date>
          </office:change-info>
          <table:previous table:id="ct100">
            <table:change-track-table-cell office:value-type="string">
              <text:p>~</text:p>
            </table:change-track-table-cell>
          </table:previous>
        </table:cell-content-change>
        <table:cell-content-change table:id="ct1059">
          <table:cell-address table:column="100" table:row="113" table:table="1"/>
          <office:change-info>
            <dc:creator> </dc:creator>
            <dc:date>2021-01-11T15:06:54.694847061</dc:date>
          </office:change-info>
          <table:previous table:id="ct101">
            <table:change-track-table-cell office:value-type="string">
              <text:p>~</text:p>
            </table:change-track-table-cell>
          </table:previous>
        </table:cell-content-change>
        <table:cell-content-change table:id="ct1060">
          <table:cell-address table:column="101" table:row="113" table:table="1"/>
          <office:change-info>
            <dc:creator> </dc:creator>
            <dc:date>2021-01-11T15:06:54.694859262</dc:date>
          </office:change-info>
          <table:previous table:id="ct102">
            <table:change-track-table-cell office:value-type="string">
              <text:p>~</text:p>
            </table:change-track-table-cell>
          </table:previous>
        </table:cell-content-change>
        <table:cell-content-change table:id="ct1061">
          <table:cell-address table:column="102" table:row="113" table:table="1"/>
          <office:change-info>
            <dc:creator> </dc:creator>
            <dc:date>2021-01-11T15:06:54.694871599</dc:date>
          </office:change-info>
          <table:previous table:id="ct103">
            <table:change-track-table-cell office:value-type="string">
              <text:p>~</text:p>
            </table:change-track-table-cell>
          </table:previous>
        </table:cell-content-change>
        <table:cell-content-change table:id="ct1062">
          <table:cell-address table:column="103" table:row="113" table:table="1"/>
          <office:change-info>
            <dc:creator> </dc:creator>
            <dc:date>2021-01-11T15:06:54.694884092</dc:date>
          </office:change-info>
          <table:previous table:id="ct104">
            <table:change-track-table-cell office:value-type="string">
              <text:p>~</text:p>
            </table:change-track-table-cell>
          </table:previous>
        </table:cell-content-change>
        <table:cell-content-change table:id="ct1063">
          <table:cell-address table:column="104" table:row="113" table:table="1"/>
          <office:change-info>
            <dc:creator> </dc:creator>
            <dc:date>2021-01-11T15:06:54.694896333</dc:date>
          </office:change-info>
          <table:previous table:id="ct105">
            <table:change-track-table-cell office:value-type="string">
              <text:p>~</text:p>
            </table:change-track-table-cell>
          </table:previous>
        </table:cell-content-change>
        <table:cell-content-change table:id="ct1064">
          <table:cell-address table:column="105" table:row="113" table:table="1"/>
          <office:change-info>
            <dc:creator> </dc:creator>
            <dc:date>2021-01-11T15:06:54.694908525</dc:date>
          </office:change-info>
          <table:previous table:id="ct106">
            <table:change-track-table-cell office:value-type="string">
              <text:p>~</text:p>
            </table:change-track-table-cell>
          </table:previous>
        </table:cell-content-change>
        <table:cell-content-change table:id="ct1065">
          <table:cell-address table:column="106" table:row="113" table:table="1"/>
          <office:change-info>
            <dc:creator> </dc:creator>
            <dc:date>2021-01-11T15:06:54.694920858</dc:date>
          </office:change-info>
          <table:previous table:id="ct107">
            <table:change-track-table-cell office:value-type="string">
              <text:p>~</text:p>
            </table:change-track-table-cell>
          </table:previous>
        </table:cell-content-change>
        <table:cell-content-change table:id="ct1066">
          <table:cell-address table:column="107" table:row="113" table:table="1"/>
          <office:change-info>
            <dc:creator> </dc:creator>
            <dc:date>2021-01-11T15:06:54.694933164</dc:date>
          </office:change-info>
          <table:previous table:id="ct108">
            <table:change-track-table-cell office:value-type="string">
              <text:p>~</text:p>
            </table:change-track-table-cell>
          </table:previous>
        </table:cell-content-change>
        <table:cell-content-change table:id="ct1067">
          <table:cell-address table:column="108" table:row="113" table:table="1"/>
          <office:change-info>
            <dc:creator> </dc:creator>
            <dc:date>2021-01-11T15:06:54.694945541</dc:date>
          </office:change-info>
          <table:previous table:id="ct109">
            <table:change-track-table-cell office:value-type="string">
              <text:p>~</text:p>
            </table:change-track-table-cell>
          </table:previous>
        </table:cell-content-change>
        <table:cell-content-change table:id="ct1068">
          <table:cell-address table:column="109" table:row="113" table:table="1"/>
          <office:change-info>
            <dc:creator> </dc:creator>
            <dc:date>2021-01-11T15:06:54.694957781</dc:date>
          </office:change-info>
          <table:previous table:id="ct110">
            <table:change-track-table-cell office:value-type="string">
              <text:p>~</text:p>
            </table:change-track-table-cell>
          </table:previous>
        </table:cell-content-change>
        <table:cell-content-change table:id="ct1069">
          <table:cell-address table:column="110" table:row="113" table:table="1"/>
          <office:change-info>
            <dc:creator> </dc:creator>
            <dc:date>2021-01-11T15:06:54.694970319</dc:date>
          </office:change-info>
          <table:previous table:id="ct111">
            <table:change-track-table-cell office:value-type="string">
              <text:p>~</text:p>
            </table:change-track-table-cell>
          </table:previous>
        </table:cell-content-change>
        <table:cell-content-change table:id="ct1070">
          <table:cell-address table:column="111" table:row="113" table:table="1"/>
          <office:change-info>
            <dc:creator> </dc:creator>
            <dc:date>2021-01-11T15:06:54.694982784</dc:date>
          </office:change-info>
          <table:previous table:id="ct112">
            <table:change-track-table-cell office:value-type="string">
              <text:p>~</text:p>
            </table:change-track-table-cell>
          </table:previous>
        </table:cell-content-change>
        <table:cell-content-change table:id="ct1071">
          <table:cell-address table:column="112" table:row="113" table:table="1"/>
          <office:change-info>
            <dc:creator> </dc:creator>
            <dc:date>2021-01-11T15:06:54.694995089</dc:date>
          </office:change-info>
          <table:previous table:id="ct113">
            <table:change-track-table-cell office:value-type="string">
              <text:p>~</text:p>
            </table:change-track-table-cell>
          </table:previous>
        </table:cell-content-change>
        <table:cell-content-change table:id="ct1072">
          <table:cell-address table:column="113" table:row="113" table:table="1"/>
          <office:change-info>
            <dc:creator> </dc:creator>
            <dc:date>2021-01-11T15:06:54.695007304</dc:date>
          </office:change-info>
          <table:previous table:id="ct114">
            <table:change-track-table-cell office:value-type="string">
              <text:p>~</text:p>
            </table:change-track-table-cell>
          </table:previous>
        </table:cell-content-change>
        <table:cell-content-change table:id="ct1073">
          <table:cell-address table:column="114" table:row="113" table:table="1"/>
          <office:change-info>
            <dc:creator> </dc:creator>
            <dc:date>2021-01-11T15:06:54.695019654</dc:date>
          </office:change-info>
          <table:previous table:id="ct115">
            <table:change-track-table-cell office:value-type="string">
              <text:p>~</text:p>
            </table:change-track-table-cell>
          </table:previous>
        </table:cell-content-change>
        <table:cell-content-change table:id="ct1074">
          <table:cell-address table:column="115" table:row="113" table:table="1"/>
          <office:change-info>
            <dc:creator> </dc:creator>
            <dc:date>2021-01-11T15:06:54.695031932</dc:date>
          </office:change-info>
          <table:previous table:id="ct116">
            <table:change-track-table-cell office:value-type="string">
              <text:p>~</text:p>
            </table:change-track-table-cell>
          </table:previous>
        </table:cell-content-change>
        <table:cell-content-change table:id="ct1075">
          <table:cell-address table:column="116" table:row="113" table:table="1"/>
          <office:change-info>
            <dc:creator> </dc:creator>
            <dc:date>2021-01-11T15:06:54.695044236</dc:date>
          </office:change-info>
          <table:previous table:id="ct117">
            <table:change-track-table-cell office:value-type="string">
              <text:p>~</text:p>
            </table:change-track-table-cell>
          </table:previous>
        </table:cell-content-change>
        <table:cell-content-change table:id="ct1076">
          <table:cell-address table:column="117" table:row="113" table:table="1"/>
          <office:change-info>
            <dc:creator> </dc:creator>
            <dc:date>2021-01-11T15:06:54.695056475</dc:date>
          </office:change-info>
          <table:previous table:id="ct118">
            <table:change-track-table-cell office:value-type="string">
              <text:p>~</text:p>
            </table:change-track-table-cell>
          </table:previous>
        </table:cell-content-change>
        <table:cell-content-change table:id="ct1077">
          <table:cell-address table:column="118" table:row="113" table:table="1"/>
          <office:change-info>
            <dc:creator> </dc:creator>
            <dc:date>2021-01-11T15:06:54.695068846</dc:date>
          </office:change-info>
          <table:previous table:id="ct119">
            <table:change-track-table-cell office:value-type="string">
              <text:p>~</text:p>
            </table:change-track-table-cell>
          </table:previous>
        </table:cell-content-change>
        <table:cell-content-change table:id="ct1078">
          <table:cell-address table:column="119" table:row="113" table:table="1"/>
          <office:change-info>
            <dc:creator> </dc:creator>
            <dc:date>2021-01-11T15:06:54.695081615</dc:date>
          </office:change-info>
          <table:previous table:id="ct120">
            <table:change-track-table-cell office:value-type="string">
              <text:p>~</text:p>
            </table:change-track-table-cell>
          </table:previous>
        </table:cell-content-change>
        <table:cell-content-change table:id="ct1079">
          <table:cell-address table:column="120" table:row="113" table:table="1"/>
          <office:change-info>
            <dc:creator> </dc:creator>
            <dc:date>2021-01-11T15:06:54.695094207</dc:date>
          </office:change-info>
          <table:previous table:id="ct121">
            <table:change-track-table-cell office:value-type="string">
              <text:p>~</text:p>
            </table:change-track-table-cell>
          </table:previous>
        </table:cell-content-change>
        <table:cell-content-change table:id="ct1080">
          <table:cell-address table:column="121" table:row="113" table:table="1"/>
          <office:change-info>
            <dc:creator> </dc:creator>
            <dc:date>2021-01-11T15:06:54.695106471</dc:date>
          </office:change-info>
          <table:previous table:id="ct122">
            <table:change-track-table-cell office:value-type="string">
              <text:p>~</text:p>
            </table:change-track-table-cell>
          </table:previous>
        </table:cell-content-change>
        <table:cell-content-change table:id="ct1081">
          <table:cell-address table:column="122" table:row="113" table:table="1"/>
          <office:change-info>
            <dc:creator> </dc:creator>
            <dc:date>2021-01-11T15:06:54.695118900</dc:date>
          </office:change-info>
          <table:previous table:id="ct123">
            <table:change-track-table-cell office:value-type="string">
              <text:p>~</text:p>
            </table:change-track-table-cell>
          </table:previous>
        </table:cell-content-change>
        <table:cell-content-change table:id="ct1082">
          <table:cell-address table:column="123" table:row="113" table:table="1"/>
          <office:change-info>
            <dc:creator> </dc:creator>
            <dc:date>2021-01-11T15:06:54.695131146</dc:date>
          </office:change-info>
          <table:previous table:id="ct124">
            <table:change-track-table-cell office:value-type="string">
              <text:p>~</text:p>
            </table:change-track-table-cell>
          </table:previous>
        </table:cell-content-change>
        <table:cell-content-change table:id="ct1083">
          <table:cell-address table:column="124" table:row="113" table:table="1"/>
          <office:change-info>
            <dc:creator> </dc:creator>
            <dc:date>2021-01-11T15:06:54.695143446</dc:date>
          </office:change-info>
          <table:previous table:id="ct125">
            <table:change-track-table-cell office:value-type="string">
              <text:p>~</text:p>
            </table:change-track-table-cell>
          </table:previous>
        </table:cell-content-change>
        <table:cell-content-change table:id="ct1084">
          <table:cell-address table:column="125" table:row="113" table:table="1"/>
          <office:change-info>
            <dc:creator> </dc:creator>
            <dc:date>2021-01-11T15:06:54.695155645</dc:date>
          </office:change-info>
          <table:previous table:id="ct126">
            <table:change-track-table-cell office:value-type="string">
              <text:p>~</text:p>
            </table:change-track-table-cell>
          </table:previous>
        </table:cell-content-change>
        <table:cell-content-change table:id="ct1085">
          <table:cell-address table:column="126" table:row="113" table:table="1"/>
          <office:change-info>
            <dc:creator> </dc:creator>
            <dc:date>2021-01-11T15:06:54.695167812</dc:date>
          </office:change-info>
          <table:previous table:id="ct127">
            <table:change-track-table-cell office:value-type="string">
              <text:p>~</text:p>
            </table:change-track-table-cell>
          </table:previous>
        </table:cell-content-change>
        <table:cell-content-change table:id="ct1086">
          <table:cell-address table:column="127" table:row="113" table:table="1"/>
          <office:change-info>
            <dc:creator> </dc:creator>
            <dc:date>2021-01-11T15:06:54.695180251</dc:date>
          </office:change-info>
          <table:previous table:id="ct128">
            <table:change-track-table-cell office:value-type="string">
              <text:p>~</text:p>
            </table:change-track-table-cell>
          </table:previous>
        </table:cell-content-change>
        <table:cell-content-change table:id="ct1087">
          <table:cell-address table:column="128" table:row="113" table:table="1"/>
          <office:change-info>
            <dc:creator> </dc:creator>
            <dc:date>2021-01-11T15:06:54.695192776</dc:date>
          </office:change-info>
          <table:previous table:id="ct129">
            <table:change-track-table-cell office:value-type="string">
              <text:p>~</text:p>
            </table:change-track-table-cell>
          </table:previous>
        </table:cell-content-change>
        <table:cell-content-change table:id="ct1088">
          <table:cell-address table:column="129" table:row="113" table:table="1"/>
          <office:change-info>
            <dc:creator> </dc:creator>
            <dc:date>2021-01-11T15:06:54.695205019</dc:date>
          </office:change-info>
          <table:previous table:id="ct130">
            <table:change-track-table-cell office:value-type="string">
              <text:p>~</text:p>
            </table:change-track-table-cell>
          </table:previous>
        </table:cell-content-change>
        <table:cell-content-change table:id="ct1089">
          <table:cell-address table:column="130" table:row="113" table:table="1"/>
          <office:change-info>
            <dc:creator> </dc:creator>
            <dc:date>2021-01-11T15:06:54.695217207</dc:date>
          </office:change-info>
          <table:previous table:id="ct131">
            <table:change-track-table-cell office:value-type="string">
              <text:p>~</text:p>
            </table:change-track-table-cell>
          </table:previous>
        </table:cell-content-change>
        <table:cell-content-change table:id="ct1090">
          <table:cell-address table:column="131" table:row="113" table:table="1"/>
          <office:change-info>
            <dc:creator> </dc:creator>
            <dc:date>2021-01-11T15:06:54.695229614</dc:date>
          </office:change-info>
          <table:previous table:id="ct132">
            <table:change-track-table-cell office:value-type="string">
              <text:p>~</text:p>
            </table:change-track-table-cell>
          </table:previous>
        </table:cell-content-change>
        <table:cell-content-change table:id="ct1091">
          <table:cell-address table:column="132" table:row="113" table:table="1"/>
          <office:change-info>
            <dc:creator> </dc:creator>
            <dc:date>2021-01-11T15:06:54.695241962</dc:date>
          </office:change-info>
          <table:previous table:id="ct133">
            <table:change-track-table-cell office:value-type="string">
              <text:p>~</text:p>
            </table:change-track-table-cell>
          </table:previous>
        </table:cell-content-change>
        <table:cell-content-change table:id="ct1092">
          <table:cell-address table:column="133" table:row="113" table:table="1"/>
          <office:change-info>
            <dc:creator> </dc:creator>
            <dc:date>2021-01-11T15:06:54.695254205</dc:date>
          </office:change-info>
          <table:previous table:id="ct134">
            <table:change-track-table-cell office:value-type="string">
              <text:p>~</text:p>
            </table:change-track-table-cell>
          </table:previous>
        </table:cell-content-change>
        <table:cell-content-change table:id="ct1093">
          <table:cell-address table:column="134" table:row="113" table:table="1"/>
          <office:change-info>
            <dc:creator> </dc:creator>
            <dc:date>2021-01-11T15:06:54.695266495</dc:date>
          </office:change-info>
          <table:previous table:id="ct135">
            <table:change-track-table-cell office:value-type="string">
              <text:p>~</text:p>
            </table:change-track-table-cell>
          </table:previous>
        </table:cell-content-change>
        <table:cell-content-change table:id="ct1094">
          <table:cell-address table:column="135" table:row="113" table:table="1"/>
          <office:change-info>
            <dc:creator> </dc:creator>
            <dc:date>2021-01-11T15:06:54.695279017</dc:date>
          </office:change-info>
          <table:previous table:id="ct136">
            <table:change-track-table-cell office:value-type="string">
              <text:p>~</text:p>
            </table:change-track-table-cell>
          </table:previous>
        </table:cell-content-change>
        <table:cell-content-change table:id="ct1095">
          <table:cell-address table:column="136" table:row="113" table:table="1"/>
          <office:change-info>
            <dc:creator> </dc:creator>
            <dc:date>2021-01-11T15:06:54.695291356</dc:date>
          </office:change-info>
          <table:previous table:id="ct137">
            <table:change-track-table-cell office:value-type="string">
              <text:p>~</text:p>
            </table:change-track-table-cell>
          </table:previous>
        </table:cell-content-change>
        <table:cell-content-change table:id="ct1096">
          <table:cell-address table:column="137" table:row="113" table:table="1"/>
          <office:change-info>
            <dc:creator> </dc:creator>
            <dc:date>2021-01-11T15:06:54.695303675</dc:date>
          </office:change-info>
          <table:previous table:id="ct138">
            <table:change-track-table-cell office:value-type="string">
              <text:p>~</text:p>
            </table:change-track-table-cell>
          </table:previous>
        </table:cell-content-change>
        <table:cell-content-change table:id="ct1097">
          <table:cell-address table:column="138" table:row="113" table:table="1"/>
          <office:change-info>
            <dc:creator> </dc:creator>
            <dc:date>2021-01-11T15:06:54.695315823</dc:date>
          </office:change-info>
          <table:previous table:id="ct139">
            <table:change-track-table-cell office:value-type="string">
              <text:p>~</text:p>
            </table:change-track-table-cell>
          </table:previous>
        </table:cell-content-change>
        <table:cell-content-change table:id="ct1098">
          <table:cell-address table:column="139" table:row="113" table:table="1"/>
          <office:change-info>
            <dc:creator> </dc:creator>
            <dc:date>2021-01-11T15:06:54.695328033</dc:date>
          </office:change-info>
          <table:previous table:id="ct140">
            <table:change-track-table-cell office:value-type="string">
              <text:p>~</text:p>
            </table:change-track-table-cell>
          </table:previous>
        </table:cell-content-change>
        <table:cell-content-change table:id="ct1099">
          <table:cell-address table:column="140" table:row="113" table:table="1"/>
          <office:change-info>
            <dc:creator> </dc:creator>
            <dc:date>2021-01-11T15:06:54.695340283</dc:date>
          </office:change-info>
          <table:previous table:id="ct141">
            <table:change-track-table-cell office:value-type="string">
              <text:p>~</text:p>
            </table:change-track-table-cell>
          </table:previous>
        </table:cell-content-change>
        <table:cell-content-change table:id="ct1100">
          <table:cell-address table:column="141" table:row="113" table:table="1"/>
          <office:change-info>
            <dc:creator> </dc:creator>
            <dc:date>2021-01-11T15:06:54.695352590</dc:date>
          </office:change-info>
          <table:previous table:id="ct142">
            <table:change-track-table-cell office:value-type="string">
              <text:p>~</text:p>
            </table:change-track-table-cell>
          </table:previous>
        </table:cell-content-change>
        <table:cell-content-change table:id="ct1101">
          <table:cell-address table:column="142" table:row="113" table:table="1"/>
          <office:change-info>
            <dc:creator> </dc:creator>
            <dc:date>2021-01-11T15:06:54.695364811</dc:date>
          </office:change-info>
          <table:previous table:id="ct143">
            <table:change-track-table-cell office:value-type="string">
              <text:p>~</text:p>
            </table:change-track-table-cell>
          </table:previous>
        </table:cell-content-change>
        <table:cell-content-change table:id="ct1102">
          <table:cell-address table:column="143" table:row="113" table:table="1"/>
          <office:change-info>
            <dc:creator> </dc:creator>
            <dc:date>2021-01-11T15:06:54.695377311</dc:date>
          </office:change-info>
          <table:previous table:id="ct144">
            <table:change-track-table-cell office:value-type="string">
              <text:p>~</text:p>
            </table:change-track-table-cell>
          </table:previous>
        </table:cell-content-change>
        <table:cell-content-change table:id="ct1103">
          <table:cell-address table:column="144" table:row="113" table:table="1"/>
          <office:change-info>
            <dc:creator> </dc:creator>
            <dc:date>2021-01-11T15:06:54.695389648</dc:date>
          </office:change-info>
          <table:previous table:id="ct145">
            <table:change-track-table-cell office:value-type="string">
              <text:p>~</text:p>
            </table:change-track-table-cell>
          </table:previous>
        </table:cell-content-change>
        <table:cell-content-change table:id="ct1104">
          <table:cell-address table:column="145" table:row="113" table:table="1"/>
          <office:change-info>
            <dc:creator> </dc:creator>
            <dc:date>2021-01-11T15:06:54.695401866</dc:date>
          </office:change-info>
          <table:previous table:id="ct146">
            <table:change-track-table-cell office:value-type="string">
              <text:p>~</text:p>
            </table:change-track-table-cell>
          </table:previous>
        </table:cell-content-change>
        <table:cell-content-change table:id="ct1105">
          <table:cell-address table:column="146" table:row="113" table:table="1"/>
          <office:change-info>
            <dc:creator> </dc:creator>
            <dc:date>2021-01-11T15:06:54.695414152</dc:date>
          </office:change-info>
          <table:previous table:id="ct147">
            <table:change-track-table-cell office:value-type="string">
              <text:p>~</text:p>
            </table:change-track-table-cell>
          </table:previous>
        </table:cell-content-change>
        <table:cell-content-change table:id="ct1106">
          <table:cell-address table:column="147" table:row="113" table:table="1"/>
          <office:change-info>
            <dc:creator> </dc:creator>
            <dc:date>2021-01-11T15:06:54.695426413</dc:date>
          </office:change-info>
          <table:previous table:id="ct148">
            <table:change-track-table-cell office:value-type="string">
              <text:p>~</text:p>
            </table:change-track-table-cell>
          </table:previous>
        </table:cell-content-change>
        <table:cell-content-change table:id="ct1107">
          <table:cell-address table:column="148" table:row="113" table:table="1"/>
          <office:change-info>
            <dc:creator> </dc:creator>
            <dc:date>2021-01-11T15:06:54.695438641</dc:date>
          </office:change-info>
          <table:previous table:id="ct149">
            <table:change-track-table-cell office:value-type="string">
              <text:p>~</text:p>
            </table:change-track-table-cell>
          </table:previous>
        </table:cell-content-change>
        <table:cell-content-change table:id="ct1108">
          <table:cell-address table:column="149" table:row="113" table:table="1"/>
          <office:change-info>
            <dc:creator> </dc:creator>
            <dc:date>2021-01-11T15:06:54.695451009</dc:date>
          </office:change-info>
          <table:previous table:id="ct150">
            <table:change-track-table-cell office:value-type="string">
              <text:p>~</text:p>
            </table:change-track-table-cell>
          </table:previous>
        </table:cell-content-change>
        <table:cell-content-change table:id="ct1109">
          <table:cell-address table:column="150" table:row="113" table:table="1"/>
          <office:change-info>
            <dc:creator> </dc:creator>
            <dc:date>2021-01-11T15:06:54.695463274</dc:date>
          </office:change-info>
          <table:previous table:id="ct151">
            <table:change-track-table-cell office:value-type="string">
              <text:p>~</text:p>
            </table:change-track-table-cell>
          </table:previous>
        </table:cell-content-change>
        <table:cell-content-change table:id="ct1110">
          <table:cell-address table:column="151" table:row="113" table:table="1"/>
          <office:change-info>
            <dc:creator> </dc:creator>
            <dc:date>2021-01-11T15:06:54.695475808</dc:date>
          </office:change-info>
          <table:previous table:id="ct152">
            <table:change-track-table-cell office:value-type="string">
              <text:p>~</text:p>
            </table:change-track-table-cell>
          </table:previous>
        </table:cell-content-change>
        <table:cell-content-change table:id="ct1111">
          <table:cell-address table:column="152" table:row="113" table:table="1"/>
          <office:change-info>
            <dc:creator> </dc:creator>
            <dc:date>2021-01-11T15:06:54.695488275</dc:date>
          </office:change-info>
          <table:previous table:id="ct153">
            <table:change-track-table-cell office:value-type="string">
              <text:p>~</text:p>
            </table:change-track-table-cell>
          </table:previous>
        </table:cell-content-change>
        <table:cell-content-change table:id="ct1112">
          <table:cell-address table:column="153" table:row="113" table:table="1"/>
          <office:change-info>
            <dc:creator> </dc:creator>
            <dc:date>2021-01-11T15:06:54.695500385</dc:date>
          </office:change-info>
          <table:previous table:id="ct154">
            <table:change-track-table-cell office:value-type="string">
              <text:p>~</text:p>
            </table:change-track-table-cell>
          </table:previous>
        </table:cell-content-change>
        <table:cell-content-change table:id="ct1113">
          <table:cell-address table:column="154" table:row="113" table:table="1"/>
          <office:change-info>
            <dc:creator> </dc:creator>
            <dc:date>2021-01-11T15:06:54.695512675</dc:date>
          </office:change-info>
          <table:previous table:id="ct155">
            <table:change-track-table-cell office:value-type="string">
              <text:p>~</text:p>
            </table:change-track-table-cell>
          </table:previous>
        </table:cell-content-change>
        <table:cell-content-change table:id="ct1114">
          <table:cell-address table:column="155" table:row="113" table:table="1"/>
          <office:change-info>
            <dc:creator> </dc:creator>
            <dc:date>2021-01-11T15:06:54.695525092</dc:date>
          </office:change-info>
          <table:previous table:id="ct156">
            <table:change-track-table-cell office:value-type="string">
              <text:p>~</text:p>
            </table:change-track-table-cell>
          </table:previous>
        </table:cell-content-change>
        <table:cell-content-change table:id="ct1115">
          <table:cell-address table:column="156" table:row="113" table:table="1"/>
          <office:change-info>
            <dc:creator> </dc:creator>
            <dc:date>2021-01-11T15:06:54.695537466</dc:date>
          </office:change-info>
          <table:previous table:id="ct157">
            <table:change-track-table-cell office:value-type="string">
              <text:p>~</text:p>
            </table:change-track-table-cell>
          </table:previous>
        </table:cell-content-change>
        <table:cell-content-change table:id="ct1116">
          <table:cell-address table:column="157" table:row="113" table:table="1"/>
          <office:change-info>
            <dc:creator> </dc:creator>
            <dc:date>2021-01-11T15:06:54.695550056</dc:date>
          </office:change-info>
          <table:previous table:id="ct158">
            <table:change-track-table-cell office:value-type="string">
              <text:p>~</text:p>
            </table:change-track-table-cell>
          </table:previous>
        </table:cell-content-change>
        <table:cell-content-change table:id="ct1117">
          <table:cell-address table:column="158" table:row="113" table:table="1"/>
          <office:change-info>
            <dc:creator> </dc:creator>
            <dc:date>2021-01-11T15:06:54.695562413</dc:date>
          </office:change-info>
          <table:previous table:id="ct159">
            <table:change-track-table-cell office:value-type="string">
              <text:p>~</text:p>
            </table:change-track-table-cell>
          </table:previous>
        </table:cell-content-change>
        <table:cell-content-change table:id="ct1118">
          <table:cell-address table:column="159" table:row="113" table:table="1"/>
          <office:change-info>
            <dc:creator> </dc:creator>
            <dc:date>2021-01-11T15:06:54.695575166</dc:date>
          </office:change-info>
          <table:previous table:id="ct160">
            <table:change-track-table-cell office:value-type="string">
              <text:p>~</text:p>
            </table:change-track-table-cell>
          </table:previous>
        </table:cell-content-change>
        <table:cell-content-change table:id="ct1119">
          <table:cell-address table:column="160" table:row="113" table:table="1"/>
          <office:change-info>
            <dc:creator> </dc:creator>
            <dc:date>2021-01-11T15:06:54.695587793</dc:date>
          </office:change-info>
          <table:previous table:id="ct161">
            <table:change-track-table-cell office:value-type="string">
              <text:p>~</text:p>
            </table:change-track-table-cell>
          </table:previous>
        </table:cell-content-change>
        <table:cell-content-change table:id="ct1120">
          <table:cell-address table:column="161" table:row="113" table:table="1"/>
          <office:change-info>
            <dc:creator> </dc:creator>
            <dc:date>2021-01-11T15:06:54.695600283</dc:date>
          </office:change-info>
          <table:previous table:id="ct162">
            <table:change-track-table-cell office:value-type="string">
              <text:p>~</text:p>
            </table:change-track-table-cell>
          </table:previous>
        </table:cell-content-change>
        <table:cell-content-change table:id="ct1121">
          <table:cell-address table:column="162" table:row="113" table:table="1"/>
          <office:change-info>
            <dc:creator> </dc:creator>
            <dc:date>2021-01-11T15:06:54.695612730</dc:date>
          </office:change-info>
          <table:previous table:id="ct163">
            <table:change-track-table-cell office:value-type="string">
              <text:p>~</text:p>
            </table:change-track-table-cell>
          </table:previous>
        </table:cell-content-change>
        <table:cell-content-change table:id="ct1122">
          <table:cell-address table:column="163" table:row="113" table:table="1"/>
          <office:change-info>
            <dc:creator> </dc:creator>
            <dc:date>2021-01-11T15:06:54.695625198</dc:date>
          </office:change-info>
          <table:previous table:id="ct164">
            <table:change-track-table-cell office:value-type="string">
              <text:p>~</text:p>
            </table:change-track-table-cell>
          </table:previous>
        </table:cell-content-change>
        <table:cell-content-change table:id="ct1123">
          <table:cell-address table:column="164" table:row="113" table:table="1"/>
          <office:change-info>
            <dc:creator> </dc:creator>
            <dc:date>2021-01-11T15:06:54.695637762</dc:date>
          </office:change-info>
          <table:previous table:id="ct165">
            <table:change-track-table-cell office:value-type="string">
              <text:p>~</text:p>
            </table:change-track-table-cell>
          </table:previous>
        </table:cell-content-change>
        <table:cell-content-change table:id="ct1124">
          <table:cell-address table:column="165" table:row="113" table:table="1"/>
          <office:change-info>
            <dc:creator> </dc:creator>
            <dc:date>2021-01-11T15:06:54.695650298</dc:date>
          </office:change-info>
          <table:previous table:id="ct166">
            <table:change-track-table-cell office:value-type="string">
              <text:p>~</text:p>
            </table:change-track-table-cell>
          </table:previous>
        </table:cell-content-change>
        <table:cell-content-change table:id="ct1125">
          <table:cell-address table:column="166" table:row="113" table:table="1"/>
          <office:change-info>
            <dc:creator> </dc:creator>
            <dc:date>2021-01-11T15:06:54.695662899</dc:date>
          </office:change-info>
          <table:previous table:id="ct167">
            <table:change-track-table-cell office:value-type="string">
              <text:p>~</text:p>
            </table:change-track-table-cell>
          </table:previous>
        </table:cell-content-change>
        <table:cell-content-change table:id="ct1126">
          <table:cell-address table:column="167" table:row="113" table:table="1"/>
          <office:change-info>
            <dc:creator> </dc:creator>
            <dc:date>2021-01-11T15:06:54.695675563</dc:date>
          </office:change-info>
          <table:previous table:id="ct168">
            <table:change-track-table-cell office:value-type="string">
              <text:p>~</text:p>
            </table:change-track-table-cell>
          </table:previous>
        </table:cell-content-change>
        <table:cell-content-change table:id="ct1127">
          <table:cell-address table:column="168" table:row="113" table:table="1"/>
          <office:change-info>
            <dc:creator> </dc:creator>
            <dc:date>2021-01-11T15:06:54.695688352</dc:date>
          </office:change-info>
          <table:previous table:id="ct169">
            <table:change-track-table-cell office:value-type="string">
              <text:p>~</text:p>
            </table:change-track-table-cell>
          </table:previous>
        </table:cell-content-change>
        <table:cell-content-change table:id="ct1128">
          <table:cell-address table:column="169" table:row="113" table:table="1"/>
          <office:change-info>
            <dc:creator> </dc:creator>
            <dc:date>2021-01-11T15:06:54.695700845</dc:date>
          </office:change-info>
          <table:previous table:id="ct170">
            <table:change-track-table-cell office:value-type="string">
              <text:p>~</text:p>
            </table:change-track-table-cell>
          </table:previous>
        </table:cell-content-change>
        <table:cell-content-change table:id="ct1129">
          <table:cell-address table:column="170" table:row="113" table:table="1"/>
          <office:change-info>
            <dc:creator> </dc:creator>
            <dc:date>2021-01-11T15:06:54.695713653</dc:date>
          </office:change-info>
          <table:previous table:id="ct171">
            <table:change-track-table-cell office:value-type="string">
              <text:p>~</text:p>
            </table:change-track-table-cell>
          </table:previous>
        </table:cell-content-change>
        <table:cell-content-change table:id="ct1130">
          <table:cell-address table:column="171" table:row="113" table:table="1"/>
          <office:change-info>
            <dc:creator> </dc:creator>
            <dc:date>2021-01-11T15:06:54.695726353</dc:date>
          </office:change-info>
          <table:previous table:id="ct172">
            <table:change-track-table-cell office:value-type="string">
              <text:p>~</text:p>
            </table:change-track-table-cell>
          </table:previous>
        </table:cell-content-change>
        <table:cell-content-change table:id="ct1131">
          <table:cell-address table:column="172" table:row="113" table:table="1"/>
          <office:change-info>
            <dc:creator> </dc:creator>
            <dc:date>2021-01-11T15:06:54.695738936</dc:date>
          </office:change-info>
          <table:previous table:id="ct173">
            <table:change-track-table-cell office:value-type="string">
              <text:p>~</text:p>
            </table:change-track-table-cell>
          </table:previous>
        </table:cell-content-change>
        <table:cell-content-change table:id="ct1132">
          <table:cell-address table:column="173" table:row="113" table:table="1"/>
          <office:change-info>
            <dc:creator> </dc:creator>
            <dc:date>2021-01-11T15:06:54.695751450</dc:date>
          </office:change-info>
          <table:previous table:id="ct174">
            <table:change-track-table-cell office:value-type="string">
              <text:p>~</text:p>
            </table:change-track-table-cell>
          </table:previous>
        </table:cell-content-change>
        <table:cell-content-change table:id="ct1133">
          <table:cell-address table:column="174" table:row="113" table:table="1"/>
          <office:change-info>
            <dc:creator> </dc:creator>
            <dc:date>2021-01-11T15:06:54.695763968</dc:date>
          </office:change-info>
          <table:previous table:id="ct175">
            <table:change-track-table-cell office:value-type="string">
              <text:p>~</text:p>
            </table:change-track-table-cell>
          </table:previous>
        </table:cell-content-change>
        <table:cell-content-change table:id="ct1134">
          <table:cell-address table:column="175" table:row="113" table:table="1"/>
          <office:change-info>
            <dc:creator> </dc:creator>
            <dc:date>2021-01-11T15:06:54.695776852</dc:date>
          </office:change-info>
          <table:previous table:id="ct176">
            <table:change-track-table-cell office:value-type="string">
              <text:p>~</text:p>
            </table:change-track-table-cell>
          </table:previous>
        </table:cell-content-change>
        <table:cell-content-change table:id="ct1135">
          <table:cell-address table:column="176" table:row="113" table:table="1"/>
          <office:change-info>
            <dc:creator> </dc:creator>
            <dc:date>2021-01-11T15:06:54.695789680</dc:date>
          </office:change-info>
          <table:previous table:id="ct177">
            <table:change-track-table-cell office:value-type="string">
              <text:p>~</text:p>
            </table:change-track-table-cell>
          </table:previous>
        </table:cell-content-change>
        <table:cell-content-change table:id="ct1136">
          <table:cell-address table:column="177" table:row="113" table:table="1"/>
          <office:change-info>
            <dc:creator> </dc:creator>
            <dc:date>2021-01-11T15:06:54.695802175</dc:date>
          </office:change-info>
          <table:previous table:id="ct178">
            <table:change-track-table-cell office:value-type="string">
              <text:p>~</text:p>
            </table:change-track-table-cell>
          </table:previous>
        </table:cell-content-change>
        <table:cell-content-change table:id="ct1137">
          <table:cell-address table:column="178" table:row="113" table:table="1"/>
          <office:change-info>
            <dc:creator> </dc:creator>
            <dc:date>2021-01-11T15:06:54.695814745</dc:date>
          </office:change-info>
          <table:previous table:id="ct179">
            <table:change-track-table-cell office:value-type="string">
              <text:p>~</text:p>
            </table:change-track-table-cell>
          </table:previous>
        </table:cell-content-change>
        <table:cell-content-change table:id="ct1138">
          <table:cell-address table:column="179" table:row="113" table:table="1"/>
          <office:change-info>
            <dc:creator> </dc:creator>
            <dc:date>2021-01-11T15:06:54.695827629</dc:date>
          </office:change-info>
          <table:previous table:id="ct180">
            <table:change-track-table-cell office:value-type="string">
              <text:p>~</text:p>
            </table:change-track-table-cell>
          </table:previous>
        </table:cell-content-change>
        <table:cell-content-change table:id="ct1139">
          <table:cell-address table:column="180" table:row="113" table:table="1"/>
          <office:change-info>
            <dc:creator> </dc:creator>
            <dc:date>2021-01-11T15:06:54.695840365</dc:date>
          </office:change-info>
          <table:previous table:id="ct181">
            <table:change-track-table-cell office:value-type="string">
              <text:p>~</text:p>
            </table:change-track-table-cell>
          </table:previous>
        </table:cell-content-change>
        <table:cell-content-change table:id="ct1140">
          <table:cell-address table:column="181" table:row="113" table:table="1"/>
          <office:change-info>
            <dc:creator> </dc:creator>
            <dc:date>2021-01-11T15:06:54.695852946</dc:date>
          </office:change-info>
          <table:previous table:id="ct182">
            <table:change-track-table-cell office:value-type="string">
              <text:p>~</text:p>
            </table:change-track-table-cell>
          </table:previous>
        </table:cell-content-change>
        <table:cell-content-change table:id="ct1141">
          <table:cell-address table:column="182" table:row="113" table:table="1"/>
          <office:change-info>
            <dc:creator> </dc:creator>
            <dc:date>2021-01-11T15:06:54.695865659</dc:date>
          </office:change-info>
          <table:previous table:id="ct183">
            <table:change-track-table-cell office:value-type="string">
              <text:p>~</text:p>
            </table:change-track-table-cell>
          </table:previous>
        </table:cell-content-change>
        <table:cell-content-change table:id="ct1142">
          <table:cell-address table:column="183" table:row="113" table:table="1"/>
          <office:change-info>
            <dc:creator> </dc:creator>
            <dc:date>2021-01-11T15:06:54.695878509</dc:date>
          </office:change-info>
          <table:previous table:id="ct184">
            <table:change-track-table-cell office:value-type="string">
              <text:p>~</text:p>
            </table:change-track-table-cell>
          </table:previous>
        </table:cell-content-change>
        <table:cell-content-change table:id="ct1143">
          <table:cell-address table:column="184" table:row="113" table:table="1"/>
          <office:change-info>
            <dc:creator> </dc:creator>
            <dc:date>2021-01-11T15:06:54.695891314</dc:date>
          </office:change-info>
          <table:previous table:id="ct185">
            <table:change-track-table-cell office:value-type="string">
              <text:p>~</text:p>
            </table:change-track-table-cell>
          </table:previous>
        </table:cell-content-change>
        <table:cell-content-change table:id="ct1144">
          <table:cell-address table:column="185" table:row="113" table:table="1"/>
          <office:change-info>
            <dc:creator> </dc:creator>
            <dc:date>2021-01-11T15:06:54.695904150</dc:date>
          </office:change-info>
          <table:previous table:id="ct186">
            <table:change-track-table-cell office:value-type="string">
              <text:p>~</text:p>
            </table:change-track-table-cell>
          </table:previous>
        </table:cell-content-change>
        <table:cell-content-change table:id="ct1145">
          <table:cell-address table:column="186" table:row="113" table:table="1"/>
          <office:change-info>
            <dc:creator> </dc:creator>
            <dc:date>2021-01-11T15:06:54.695916918</dc:date>
          </office:change-info>
          <table:previous table:id="ct187">
            <table:change-track-table-cell office:value-type="string">
              <text:p>~</text:p>
            </table:change-track-table-cell>
          </table:previous>
        </table:cell-content-change>
        <table:cell-content-change table:id="ct1146">
          <table:cell-address table:column="187" table:row="113" table:table="1"/>
          <office:change-info>
            <dc:creator> </dc:creator>
            <dc:date>2021-01-11T15:06:54.695929854</dc:date>
          </office:change-info>
          <table:previous table:id="ct188">
            <table:change-track-table-cell office:value-type="string">
              <text:p>~</text:p>
            </table:change-track-table-cell>
          </table:previous>
        </table:cell-content-change>
        <table:cell-content-change table:id="ct1147">
          <table:cell-address table:column="188" table:row="113" table:table="1"/>
          <office:change-info>
            <dc:creator> </dc:creator>
            <dc:date>2021-01-11T15:06:54.695942962</dc:date>
          </office:change-info>
          <table:previous table:id="ct189">
            <table:change-track-table-cell office:value-type="string">
              <text:p>~</text:p>
            </table:change-track-table-cell>
          </table:previous>
        </table:cell-content-change>
        <table:cell-content-change table:id="ct1148">
          <table:cell-address table:column="189" table:row="113" table:table="1"/>
          <office:change-info>
            <dc:creator> </dc:creator>
            <dc:date>2021-01-11T15:06:54.695955809</dc:date>
          </office:change-info>
          <table:previous table:id="ct190">
            <table:change-track-table-cell office:value-type="string">
              <text:p>~</text:p>
            </table:change-track-table-cell>
          </table:previous>
        </table:cell-content-change>
        <table:cell-content-change table:id="ct1149">
          <table:cell-address table:column="190" table:row="113" table:table="1"/>
          <office:change-info>
            <dc:creator> </dc:creator>
            <dc:date>2021-01-11T15:06:54.695968583</dc:date>
          </office:change-info>
          <table:previous table:id="ct191">
            <table:change-track-table-cell office:value-type="string">
              <text:p>~</text:p>
            </table:change-track-table-cell>
          </table:previous>
        </table:cell-content-change>
        <table:cell-content-change table:id="ct1150">
          <table:cell-address table:column="191" table:row="113" table:table="1"/>
          <office:change-info>
            <dc:creator> </dc:creator>
            <dc:date>2021-01-11T15:06:54.695981720</dc:date>
          </office:change-info>
          <table:previous table:id="ct192">
            <table:change-track-table-cell office:value-type="string">
              <text:p>~</text:p>
            </table:change-track-table-cell>
          </table:previous>
        </table:cell-content-change>
        <table:cell-content-change table:id="ct1151">
          <table:cell-address table:column="192" table:row="113" table:table="1"/>
          <office:change-info>
            <dc:creator> </dc:creator>
            <dc:date>2021-01-11T15:06:54.695994745</dc:date>
          </office:change-info>
          <table:previous table:id="ct193">
            <table:change-track-table-cell office:value-type="string">
              <text:p>~</text:p>
            </table:change-track-table-cell>
          </table:previous>
        </table:cell-content-change>
        <table:cell-content-change table:id="ct1152">
          <table:cell-address table:column="193" table:row="113" table:table="1"/>
          <office:change-info>
            <dc:creator> </dc:creator>
            <dc:date>2021-01-11T15:06:54.696007757</dc:date>
          </office:change-info>
          <table:previous table:id="ct194">
            <table:change-track-table-cell office:value-type="string">
              <text:p>~</text:p>
            </table:change-track-table-cell>
          </table:previous>
        </table:cell-content-change>
        <table:cell-content-change table:id="ct1153">
          <table:cell-address table:column="194" table:row="113" table:table="1"/>
          <office:change-info>
            <dc:creator> </dc:creator>
            <dc:date>2021-01-11T15:06:54.696020799</dc:date>
          </office:change-info>
          <table:previous table:id="ct195">
            <table:change-track-table-cell office:value-type="string">
              <text:p>~</text:p>
            </table:change-track-table-cell>
          </table:previous>
        </table:cell-content-change>
        <table:cell-content-change table:id="ct1154">
          <table:cell-address table:column="195" table:row="113" table:table="1"/>
          <office:change-info>
            <dc:creator> </dc:creator>
            <dc:date>2021-01-11T15:06:54.696033903</dc:date>
          </office:change-info>
          <table:previous table:id="ct196">
            <table:change-track-table-cell office:value-type="string">
              <text:p>~</text:p>
            </table:change-track-table-cell>
          </table:previous>
        </table:cell-content-change>
        <table:cell-content-change table:id="ct1155">
          <table:cell-address table:column="196" table:row="113" table:table="1"/>
          <office:change-info>
            <dc:creator> </dc:creator>
            <dc:date>2021-01-11T15:06:54.696046984</dc:date>
          </office:change-info>
          <table:previous table:id="ct197">
            <table:change-track-table-cell office:value-type="string">
              <text:p>~</text:p>
            </table:change-track-table-cell>
          </table:previous>
        </table:cell-content-change>
        <table:cell-content-change table:id="ct1156">
          <table:cell-address table:column="197" table:row="113" table:table="1"/>
          <office:change-info>
            <dc:creator> </dc:creator>
            <dc:date>2021-01-11T15:06:54.696059865</dc:date>
          </office:change-info>
          <table:previous table:id="ct198">
            <table:change-track-table-cell office:value-type="string">
              <text:p>~</text:p>
            </table:change-track-table-cell>
          </table:previous>
        </table:cell-content-change>
        <table:cell-content-change table:id="ct1157">
          <table:cell-address table:column="198" table:row="113" table:table="1"/>
          <office:change-info>
            <dc:creator> </dc:creator>
            <dc:date>2021-01-11T15:06:54.696072898</dc:date>
          </office:change-info>
          <table:previous table:id="ct199">
            <table:change-track-table-cell office:value-type="string">
              <text:p>~</text:p>
            </table:change-track-table-cell>
          </table:previous>
        </table:cell-content-change>
        <table:cell-content-change table:id="ct1158">
          <table:cell-address table:column="199" table:row="113" table:table="1"/>
          <office:change-info>
            <dc:creator> </dc:creator>
            <dc:date>2021-01-11T15:06:54.696086020</dc:date>
          </office:change-info>
          <table:previous table:id="ct200">
            <table:change-track-table-cell office:value-type="string">
              <text:p>~</text:p>
            </table:change-track-table-cell>
          </table:previous>
        </table:cell-content-change>
        <table:cell-content-change table:id="ct1159">
          <table:cell-address table:column="200" table:row="113" table:table="1"/>
          <office:change-info>
            <dc:creator> </dc:creator>
            <dc:date>2021-01-11T15:06:54.696099142</dc:date>
          </office:change-info>
          <table:previous table:id="ct201">
            <table:change-track-table-cell office:value-type="string">
              <text:p>~</text:p>
            </table:change-track-table-cell>
          </table:previous>
        </table:cell-content-change>
        <table:cell-content-change table:id="ct1160">
          <table:cell-address table:column="201" table:row="113" table:table="1"/>
          <office:change-info>
            <dc:creator> </dc:creator>
            <dc:date>2021-01-11T15:06:54.696142364</dc:date>
          </office:change-info>
          <table:previous table:id="ct202">
            <table:change-track-table-cell office:value-type="string">
              <text:p>~</text:p>
            </table:change-track-table-cell>
          </table:previous>
        </table:cell-content-change>
        <table:cell-content-change table:id="ct1161">
          <table:cell-address table:column="202" table:row="113" table:table="1"/>
          <office:change-info>
            <dc:creator> </dc:creator>
            <dc:date>2021-01-11T15:06:54.696162939</dc:date>
          </office:change-info>
          <table:previous table:id="ct203">
            <table:change-track-table-cell office:value-type="string">
              <text:p>~</text:p>
            </table:change-track-table-cell>
          </table:previous>
        </table:cell-content-change>
        <table:cell-content-change table:id="ct1162">
          <table:cell-address table:column="203" table:row="113" table:table="1"/>
          <office:change-info>
            <dc:creator> </dc:creator>
            <dc:date>2021-01-11T15:06:54.696179338</dc:date>
          </office:change-info>
          <table:previous table:id="ct204">
            <table:change-track-table-cell office:value-type="string">
              <text:p>~</text:p>
            </table:change-track-table-cell>
          </table:previous>
        </table:cell-content-change>
        <table:cell-content-change table:id="ct1163">
          <table:cell-address table:column="204" table:row="113" table:table="1"/>
          <office:change-info>
            <dc:creator> </dc:creator>
            <dc:date>2021-01-11T15:06:54.696193871</dc:date>
          </office:change-info>
          <table:previous table:id="ct205">
            <table:change-track-table-cell office:value-type="string">
              <text:p>~</text:p>
            </table:change-track-table-cell>
          </table:previous>
        </table:cell-content-change>
        <table:cell-content-change table:id="ct1164">
          <table:cell-address table:column="205" table:row="113" table:table="1"/>
          <office:change-info>
            <dc:creator> </dc:creator>
            <dc:date>2021-01-11T15:06:54.696207871</dc:date>
          </office:change-info>
          <table:previous table:id="ct206">
            <table:change-track-table-cell office:value-type="string">
              <text:p>~</text:p>
            </table:change-track-table-cell>
          </table:previous>
        </table:cell-content-change>
        <table:cell-content-change table:id="ct1165">
          <table:cell-address table:column="206" table:row="113" table:table="1"/>
          <office:change-info>
            <dc:creator> </dc:creator>
            <dc:date>2021-01-11T15:06:54.696231020</dc:date>
          </office:change-info>
          <table:previous table:id="ct207">
            <table:change-track-table-cell office:value-type="string">
              <text:p>~</text:p>
            </table:change-track-table-cell>
          </table:previous>
        </table:cell-content-change>
        <table:cell-content-change table:id="ct1166">
          <table:cell-address table:column="207" table:row="113" table:table="1"/>
          <office:change-info>
            <dc:creator> </dc:creator>
            <dc:date>2021-01-11T15:06:54.696245040</dc:date>
          </office:change-info>
          <table:previous table:id="ct208">
            <table:change-track-table-cell office:value-type="string">
              <text:p>~</text:p>
            </table:change-track-table-cell>
          </table:previous>
        </table:cell-content-change>
        <table:cell-content-change table:id="ct1167">
          <table:cell-address table:column="208" table:row="113" table:table="1"/>
          <office:change-info>
            <dc:creator> </dc:creator>
            <dc:date>2021-01-11T15:06:54.696258158</dc:date>
          </office:change-info>
          <table:previous table:id="ct209">
            <table:change-track-table-cell office:value-type="string">
              <text:p>~</text:p>
            </table:change-track-table-cell>
          </table:previous>
        </table:cell-content-change>
        <table:cell-content-change table:id="ct1168">
          <table:cell-address table:column="209" table:row="113" table:table="1"/>
          <office:change-info>
            <dc:creator> </dc:creator>
            <dc:date>2021-01-11T15:06:54.696271086</dc:date>
          </office:change-info>
          <table:previous table:id="ct210">
            <table:change-track-table-cell office:value-type="string">
              <text:p>~</text:p>
            </table:change-track-table-cell>
          </table:previous>
        </table:cell-content-change>
        <table:cell-content-change table:id="ct1169">
          <table:cell-address table:column="210" table:row="113" table:table="1"/>
          <office:change-info>
            <dc:creator> </dc:creator>
            <dc:date>2021-01-11T15:06:54.696284214</dc:date>
          </office:change-info>
          <table:previous table:id="ct211">
            <table:change-track-table-cell office:value-type="string">
              <text:p>~</text:p>
            </table:change-track-table-cell>
          </table:previous>
        </table:cell-content-change>
        <table:cell-content-change table:id="ct1170">
          <table:cell-address table:column="211" table:row="113" table:table="1"/>
          <office:change-info>
            <dc:creator> </dc:creator>
            <dc:date>2021-01-11T15:06:54.696297274</dc:date>
          </office:change-info>
          <table:previous table:id="ct212">
            <table:change-track-table-cell office:value-type="string">
              <text:p>~</text:p>
            </table:change-track-table-cell>
          </table:previous>
        </table:cell-content-change>
        <table:cell-content-change table:id="ct1171">
          <table:cell-address table:column="212" table:row="113" table:table="1"/>
          <office:change-info>
            <dc:creator> </dc:creator>
            <dc:date>2021-01-11T15:06:54.696310333</dc:date>
          </office:change-info>
          <table:previous table:id="ct213">
            <table:change-track-table-cell office:value-type="string">
              <text:p>~</text:p>
            </table:change-track-table-cell>
          </table:previous>
        </table:cell-content-change>
        <table:cell-content-change table:id="ct1172">
          <table:cell-address table:column="213" table:row="113" table:table="1"/>
          <office:change-info>
            <dc:creator> </dc:creator>
            <dc:date>2021-01-11T15:06:54.696323399</dc:date>
          </office:change-info>
          <table:previous table:id="ct214">
            <table:change-track-table-cell office:value-type="string">
              <text:p>~</text:p>
            </table:change-track-table-cell>
          </table:previous>
        </table:cell-content-change>
        <table:cell-content-change table:id="ct1173">
          <table:cell-address table:column="214" table:row="113" table:table="1"/>
          <office:change-info>
            <dc:creator> </dc:creator>
            <dc:date>2021-01-11T15:06:54.696336671</dc:date>
          </office:change-info>
          <table:previous table:id="ct215">
            <table:change-track-table-cell office:value-type="string">
              <text:p>~</text:p>
            </table:change-track-table-cell>
          </table:previous>
        </table:cell-content-change>
        <table:cell-content-change table:id="ct1174">
          <table:cell-address table:column="215" table:row="113" table:table="1"/>
          <office:change-info>
            <dc:creator> </dc:creator>
            <dc:date>2021-01-11T15:06:54.696349985</dc:date>
          </office:change-info>
          <table:previous table:id="ct216">
            <table:change-track-table-cell office:value-type="string">
              <text:p>~</text:p>
            </table:change-track-table-cell>
          </table:previous>
        </table:cell-content-change>
        <table:cell-content-change table:id="ct1175">
          <table:cell-address table:column="216" table:row="113" table:table="1"/>
          <office:change-info>
            <dc:creator> </dc:creator>
            <dc:date>2021-01-11T15:06:54.696363141</dc:date>
          </office:change-info>
          <table:previous table:id="ct217">
            <table:change-track-table-cell office:value-type="string">
              <text:p>~</text:p>
            </table:change-track-table-cell>
          </table:previous>
        </table:cell-content-change>
        <table:cell-content-change table:id="ct1176">
          <table:cell-address table:column="217" table:row="113" table:table="1"/>
          <office:change-info>
            <dc:creator> </dc:creator>
            <dc:date>2021-01-11T15:06:54.696376381</dc:date>
          </office:change-info>
          <table:previous table:id="ct218">
            <table:change-track-table-cell office:value-type="string">
              <text:p>~</text:p>
            </table:change-track-table-cell>
          </table:previous>
        </table:cell-content-change>
        <table:cell-content-change table:id="ct1177">
          <table:cell-address table:column="218" table:row="113" table:table="1"/>
          <office:change-info>
            <dc:creator> </dc:creator>
            <dc:date>2021-01-11T15:06:54.696389515</dc:date>
          </office:change-info>
          <table:previous table:id="ct219">
            <table:change-track-table-cell office:value-type="string">
              <text:p>~</text:p>
            </table:change-track-table-cell>
          </table:previous>
        </table:cell-content-change>
        <table:cell-content-change table:id="ct1178">
          <table:cell-address table:column="219" table:row="113" table:table="1"/>
          <office:change-info>
            <dc:creator> </dc:creator>
            <dc:date>2021-01-11T15:06:54.696402805</dc:date>
          </office:change-info>
          <table:previous table:id="ct220">
            <table:change-track-table-cell office:value-type="string">
              <text:p>~</text:p>
            </table:change-track-table-cell>
          </table:previous>
        </table:cell-content-change>
        <table:cell-content-change table:id="ct1179">
          <table:cell-address table:column="220" table:row="113" table:table="1"/>
          <office:change-info>
            <dc:creator> </dc:creator>
            <dc:date>2021-01-11T15:06:54.696416109</dc:date>
          </office:change-info>
          <table:previous table:id="ct221">
            <table:change-track-table-cell office:value-type="string">
              <text:p>~</text:p>
            </table:change-track-table-cell>
          </table:previous>
        </table:cell-content-change>
        <table:cell-content-change table:id="ct1180">
          <table:cell-address table:column="221" table:row="113" table:table="1"/>
          <office:change-info>
            <dc:creator> </dc:creator>
            <dc:date>2021-01-11T15:06:54.696429413</dc:date>
          </office:change-info>
          <table:previous table:id="ct222">
            <table:change-track-table-cell office:value-type="string">
              <text:p>~</text:p>
            </table:change-track-table-cell>
          </table:previous>
        </table:cell-content-change>
        <table:cell-content-change table:id="ct1181">
          <table:cell-address table:column="222" table:row="113" table:table="1"/>
          <office:change-info>
            <dc:creator> </dc:creator>
            <dc:date>2021-01-11T15:06:54.696479797</dc:date>
          </office:change-info>
          <table:previous table:id="ct223">
            <table:change-track-table-cell office:value-type="string">
              <text:p>~</text:p>
            </table:change-track-table-cell>
          </table:previous>
        </table:cell-content-change>
        <table:cell-content-change table:id="ct1182">
          <table:cell-address table:column="223" table:row="113" table:table="1"/>
          <office:change-info>
            <dc:creator> </dc:creator>
            <dc:date>2021-01-11T15:06:54.696501455</dc:date>
          </office:change-info>
          <table:previous table:id="ct224">
            <table:change-track-table-cell office:value-type="string">
              <text:p>~</text:p>
            </table:change-track-table-cell>
          </table:previous>
        </table:cell-content-change>
        <table:cell-content-change table:id="ct1183">
          <table:cell-address table:column="224" table:row="113" table:table="1"/>
          <office:change-info>
            <dc:creator> </dc:creator>
            <dc:date>2021-01-11T15:06:54.696518646</dc:date>
          </office:change-info>
          <table:previous table:id="ct225">
            <table:change-track-table-cell office:value-type="string">
              <text:p>~</text:p>
            </table:change-track-table-cell>
          </table:previous>
        </table:cell-content-change>
        <table:cell-content-change table:id="ct1184">
          <table:cell-address table:column="225" table:row="113" table:table="1"/>
          <office:change-info>
            <dc:creator> </dc:creator>
            <dc:date>2021-01-11T15:06:54.696533293</dc:date>
          </office:change-info>
          <table:previous table:id="ct226">
            <table:change-track-table-cell office:value-type="string">
              <text:p>~</text:p>
            </table:change-track-table-cell>
          </table:previous>
        </table:cell-content-change>
        <table:cell-content-change table:id="ct1185">
          <table:cell-address table:column="226" table:row="113" table:table="1"/>
          <office:change-info>
            <dc:creator> </dc:creator>
            <dc:date>2021-01-11T15:06:54.696547750</dc:date>
          </office:change-info>
          <table:previous table:id="ct227">
            <table:change-track-table-cell office:value-type="string">
              <text:p>~</text:p>
            </table:change-track-table-cell>
          </table:previous>
        </table:cell-content-change>
        <table:cell-content-change table:id="ct1186">
          <table:cell-address table:column="227" table:row="113" table:table="1"/>
          <office:change-info>
            <dc:creator> </dc:creator>
            <dc:date>2021-01-11T15:06:54.696562203</dc:date>
          </office:change-info>
          <table:previous table:id="ct228">
            <table:change-track-table-cell office:value-type="string">
              <text:p>~</text:p>
            </table:change-track-table-cell>
          </table:previous>
        </table:cell-content-change>
        <table:cell-content-change table:id="ct1187">
          <table:cell-address table:column="228" table:row="113" table:table="1"/>
          <office:change-info>
            <dc:creator> </dc:creator>
            <dc:date>2021-01-11T15:06:54.696576398</dc:date>
          </office:change-info>
          <table:previous table:id="ct229">
            <table:change-track-table-cell office:value-type="string">
              <text:p>~</text:p>
            </table:change-track-table-cell>
          </table:previous>
        </table:cell-content-change>
        <table:cell-content-change table:id="ct1188">
          <table:cell-address table:column="229" table:row="113" table:table="1"/>
          <office:change-info>
            <dc:creator> </dc:creator>
            <dc:date>2021-01-11T15:06:54.696594896</dc:date>
          </office:change-info>
          <table:previous table:id="ct230">
            <table:change-track-table-cell office:value-type="string">
              <text:p>~</text:p>
            </table:change-track-table-cell>
          </table:previous>
        </table:cell-content-change>
        <table:cell-content-change table:id="ct1189">
          <table:cell-address table:column="230" table:row="113" table:table="1"/>
          <office:change-info>
            <dc:creator> </dc:creator>
            <dc:date>2021-01-11T15:06:54.696618077</dc:date>
          </office:change-info>
          <table:previous table:id="ct231">
            <table:change-track-table-cell office:value-type="string">
              <text:p>~</text:p>
            </table:change-track-table-cell>
          </table:previous>
        </table:cell-content-change>
        <table:cell-content-change table:id="ct1190">
          <table:cell-address table:column="231" table:row="113" table:table="1"/>
          <office:change-info>
            <dc:creator> </dc:creator>
            <dc:date>2021-01-11T15:06:54.696640905</dc:date>
          </office:change-info>
          <table:previous table:id="ct232">
            <table:change-track-table-cell office:value-type="string">
              <text:p>~</text:p>
            </table:change-track-table-cell>
          </table:previous>
        </table:cell-content-change>
        <table:cell-content-change table:id="ct1191">
          <table:cell-address table:column="232" table:row="113" table:table="1"/>
          <office:change-info>
            <dc:creator> </dc:creator>
            <dc:date>2021-01-11T15:06:54.696662547</dc:date>
          </office:change-info>
          <table:previous table:id="ct233">
            <table:change-track-table-cell office:value-type="string">
              <text:p>~</text:p>
            </table:change-track-table-cell>
          </table:previous>
        </table:cell-content-change>
        <table:cell-content-change table:id="ct1192">
          <table:cell-address table:column="233" table:row="113" table:table="1"/>
          <office:change-info>
            <dc:creator> </dc:creator>
            <dc:date>2021-01-11T15:06:54.696683694</dc:date>
          </office:change-info>
          <table:previous table:id="ct234">
            <table:change-track-table-cell office:value-type="string">
              <text:p>~</text:p>
            </table:change-track-table-cell>
          </table:previous>
        </table:cell-content-change>
        <table:cell-content-change table:id="ct1193">
          <table:cell-address table:column="234" table:row="113" table:table="1"/>
          <office:change-info>
            <dc:creator> </dc:creator>
            <dc:date>2021-01-11T15:06:54.696705728</dc:date>
          </office:change-info>
          <table:previous table:id="ct235">
            <table:change-track-table-cell office:value-type="string">
              <text:p>~</text:p>
            </table:change-track-table-cell>
          </table:previous>
        </table:cell-content-change>
        <table:cell-content-change table:id="ct1194">
          <table:cell-address table:column="235" table:row="113" table:table="1"/>
          <office:change-info>
            <dc:creator> </dc:creator>
            <dc:date>2021-01-11T15:06:54.696727628</dc:date>
          </office:change-info>
          <table:previous table:id="ct236">
            <table:change-track-table-cell office:value-type="string">
              <text:p>~</text:p>
            </table:change-track-table-cell>
          </table:previous>
        </table:cell-content-change>
        <table:cell-content-change table:id="ct1195">
          <table:cell-address table:column="236" table:row="113" table:table="1"/>
          <office:change-info>
            <dc:creator> </dc:creator>
            <dc:date>2021-01-11T15:06:54.696757329</dc:date>
          </office:change-info>
          <table:previous table:id="ct237">
            <table:change-track-table-cell office:value-type="string">
              <text:p>~</text:p>
            </table:change-track-table-cell>
          </table:previous>
        </table:cell-content-change>
        <table:cell-content-change table:id="ct1196">
          <table:cell-address table:column="237" table:row="113" table:table="1"/>
          <office:change-info>
            <dc:creator> </dc:creator>
            <dc:date>2021-01-11T15:06:54.696779261</dc:date>
          </office:change-info>
          <table:previous table:id="ct238">
            <table:change-track-table-cell office:value-type="string">
              <text:p>~</text:p>
            </table:change-track-table-cell>
          </table:previous>
        </table:cell-content-change>
        <table:cell-content-change table:id="ct1197">
          <table:cell-address table:column="238" table:row="113" table:table="1"/>
          <office:change-info>
            <dc:creator> </dc:creator>
            <dc:date>2021-01-11T15:06:54.696800843</dc:date>
          </office:change-info>
          <table:previous table:id="ct239">
            <table:change-track-table-cell office:value-type="string">
              <text:p>~</text:p>
            </table:change-track-table-cell>
          </table:previous>
        </table:cell-content-change>
        <table:cell-content-change table:id="ct1198">
          <table:cell-address table:column="239" table:row="113" table:table="1"/>
          <office:change-info>
            <dc:creator> </dc:creator>
            <dc:date>2021-01-11T15:06:54.696823011</dc:date>
          </office:change-info>
          <table:previous table:id="ct240">
            <table:change-track-table-cell office:value-type="string">
              <text:p>~</text:p>
            </table:change-track-table-cell>
          </table:previous>
        </table:cell-content-change>
        <table:cell-content-change table:id="ct1199">
          <table:cell-address table:column="240" table:row="113" table:table="1"/>
          <office:change-info>
            <dc:creator> </dc:creator>
            <dc:date>2021-01-11T15:06:54.696844244</dc:date>
          </office:change-info>
          <table:previous table:id="ct241">
            <table:change-track-table-cell office:value-type="string">
              <text:p>~</text:p>
            </table:change-track-table-cell>
          </table:previous>
        </table:cell-content-change>
        <table:cell-content-change table:id="ct1200">
          <table:cell-address table:column="241" table:row="113" table:table="1"/>
          <office:change-info>
            <dc:creator> </dc:creator>
            <dc:date>2021-01-11T15:06:54.696866098</dc:date>
          </office:change-info>
          <table:previous table:id="ct242">
            <table:change-track-table-cell office:value-type="string">
              <text:p>~</text:p>
            </table:change-track-table-cell>
          </table:previous>
        </table:cell-content-change>
        <table:cell-content-change table:id="ct1201">
          <table:cell-address table:column="242" table:row="113" table:table="1"/>
          <office:change-info>
            <dc:creator> </dc:creator>
            <dc:date>2021-01-11T15:06:54.696896604</dc:date>
          </office:change-info>
          <table:previous table:id="ct243">
            <table:change-track-table-cell office:value-type="string">
              <text:p>~</text:p>
            </table:change-track-table-cell>
          </table:previous>
        </table:cell-content-change>
        <table:cell-content-change table:id="ct1202">
          <table:cell-address table:column="243" table:row="113" table:table="1"/>
          <office:change-info>
            <dc:creator> </dc:creator>
            <dc:date>2021-01-11T15:06:54.696916089</dc:date>
          </office:change-info>
          <table:previous table:id="ct244">
            <table:change-track-table-cell office:value-type="string">
              <text:p>~</text:p>
            </table:change-track-table-cell>
          </table:previous>
        </table:cell-content-change>
        <table:cell-content-change table:id="ct1203">
          <table:cell-address table:column="244" table:row="113" table:table="1"/>
          <office:change-info>
            <dc:creator> </dc:creator>
            <dc:date>2021-01-11T15:06:54.696932090</dc:date>
          </office:change-info>
          <table:previous table:id="ct245">
            <table:change-track-table-cell office:value-type="string">
              <text:p>~</text:p>
            </table:change-track-table-cell>
          </table:previous>
        </table:cell-content-change>
        <table:cell-content-change table:id="ct1204">
          <table:cell-address table:column="245" table:row="113" table:table="1"/>
          <office:change-info>
            <dc:creator> </dc:creator>
            <dc:date>2021-01-11T15:06:54.696946648</dc:date>
          </office:change-info>
          <table:previous table:id="ct246">
            <table:change-track-table-cell office:value-type="string">
              <text:p>~</text:p>
            </table:change-track-table-cell>
          </table:previous>
        </table:cell-content-change>
        <table:cell-content-change table:id="ct1205">
          <table:cell-address table:column="246" table:row="113" table:table="1"/>
          <office:change-info>
            <dc:creator> </dc:creator>
            <dc:date>2021-01-11T15:06:54.696961091</dc:date>
          </office:change-info>
          <table:previous table:id="ct247">
            <table:change-track-table-cell office:value-type="string">
              <text:p>~</text:p>
            </table:change-track-table-cell>
          </table:previous>
        </table:cell-content-change>
        <table:cell-content-change table:id="ct1206">
          <table:cell-address table:column="247" table:row="113" table:table="1"/>
          <office:change-info>
            <dc:creator> </dc:creator>
            <dc:date>2021-01-11T15:06:54.696975923</dc:date>
          </office:change-info>
          <table:previous table:id="ct248">
            <table:change-track-table-cell office:value-type="string">
              <text:p>~</text:p>
            </table:change-track-table-cell>
          </table:previous>
        </table:cell-content-change>
        <table:cell-content-change table:id="ct1207">
          <table:cell-address table:column="248" table:row="113" table:table="1"/>
          <office:change-info>
            <dc:creator> </dc:creator>
            <dc:date>2021-01-11T15:06:54.696990462</dc:date>
          </office:change-info>
          <table:previous table:id="ct249">
            <table:change-track-table-cell office:value-type="string">
              <text:p>~</text:p>
            </table:change-track-table-cell>
          </table:previous>
        </table:cell-content-change>
        <table:cell-content-change table:id="ct1208">
          <table:cell-address table:column="249" table:row="113" table:table="1"/>
          <office:change-info>
            <dc:creator> </dc:creator>
            <dc:date>2021-01-11T15:06:54.697004766</dc:date>
          </office:change-info>
          <table:previous table:id="ct250">
            <table:change-track-table-cell office:value-type="string">
              <text:p>~</text:p>
            </table:change-track-table-cell>
          </table:previous>
        </table:cell-content-change>
        <table:cell-content-change table:id="ct1209">
          <table:cell-address table:column="250" table:row="113" table:table="1"/>
          <office:change-info>
            <dc:creator> </dc:creator>
            <dc:date>2021-01-11T15:06:54.697019786</dc:date>
          </office:change-info>
          <table:previous table:id="ct251">
            <table:change-track-table-cell office:value-type="string">
              <text:p>~</text:p>
            </table:change-track-table-cell>
          </table:previous>
        </table:cell-content-change>
        <table:cell-content-change table:id="ct1210">
          <table:cell-address table:column="251" table:row="113" table:table="1"/>
          <office:change-info>
            <dc:creator> </dc:creator>
            <dc:date>2021-01-11T15:06:54.697035206</dc:date>
          </office:change-info>
          <table:previous table:id="ct252">
            <table:change-track-table-cell office:value-type="string">
              <text:p>~</text:p>
            </table:change-track-table-cell>
          </table:previous>
        </table:cell-content-change>
        <table:cell-content-change table:id="ct1211">
          <table:cell-address table:column="252" table:row="113" table:table="1"/>
          <office:change-info>
            <dc:creator> </dc:creator>
            <dc:date>2021-01-11T15:06:54.697051199</dc:date>
          </office:change-info>
          <table:previous table:id="ct253">
            <table:change-track-table-cell office:value-type="string">
              <text:p>~</text:p>
            </table:change-track-table-cell>
          </table:previous>
        </table:cell-content-change>
        <table:cell-content-change table:id="ct1212">
          <table:cell-address table:column="253" table:row="113" table:table="1"/>
          <office:change-info>
            <dc:creator> </dc:creator>
            <dc:date>2021-01-11T15:06:54.697067620</dc:date>
          </office:change-info>
          <table:previous table:id="ct254">
            <table:change-track-table-cell office:value-type="string">
              <text:p>~</text:p>
            </table:change-track-table-cell>
          </table:previous>
        </table:cell-content-change>
        <table:cell-content-change table:id="ct1213">
          <table:cell-address table:column="254" table:row="113" table:table="1"/>
          <office:change-info>
            <dc:creator> </dc:creator>
            <dc:date>2021-01-11T15:06:54.697084115</dc:date>
          </office:change-info>
          <table:previous table:id="ct255">
            <table:change-track-table-cell office:value-type="string">
              <text:p>~</text:p>
            </table:change-track-table-cell>
          </table:previous>
        </table:cell-content-change>
        <table:cell-content-change table:id="ct1214">
          <table:cell-address table:column="255" table:row="113" table:table="1"/>
          <office:change-info>
            <dc:creator> </dc:creator>
            <dc:date>2021-01-11T15:06:54.697101657</dc:date>
          </office:change-info>
          <table:previous table:id="ct256">
            <table:change-track-table-cell office:value-type="string">
              <text:p>~</text:p>
            </table:change-track-table-cell>
          </table:previous>
        </table:cell-content-change>
        <table:cell-content-change table:id="ct1215">
          <table:cell-address table:column="256" table:row="113" table:table="1"/>
          <office:change-info>
            <dc:creator> </dc:creator>
            <dc:date>2021-01-11T15:06:54.697118126</dc:date>
          </office:change-info>
          <table:previous table:id="ct257">
            <table:change-track-table-cell office:value-type="string">
              <text:p>~</text:p>
            </table:change-track-table-cell>
          </table:previous>
        </table:cell-content-change>
        <table:cell-content-change table:id="ct1216">
          <table:cell-address table:column="257" table:row="113" table:table="1"/>
          <office:change-info>
            <dc:creator> </dc:creator>
            <dc:date>2021-01-11T15:06:54.697133720</dc:date>
          </office:change-info>
          <table:previous table:id="ct258">
            <table:change-track-table-cell office:value-type="string">
              <text:p>~</text:p>
            </table:change-track-table-cell>
          </table:previous>
        </table:cell-content-change>
        <table:cell-content-change table:id="ct1217">
          <table:cell-address table:column="258" table:row="113" table:table="1"/>
          <office:change-info>
            <dc:creator> </dc:creator>
            <dc:date>2021-01-11T15:06:54.697151774</dc:date>
          </office:change-info>
          <table:previous table:id="ct259">
            <table:change-track-table-cell office:value-type="string">
              <text:p>~</text:p>
            </table:change-track-table-cell>
          </table:previous>
        </table:cell-content-change>
        <table:cell-content-change table:id="ct1218">
          <table:cell-address table:column="259" table:row="113" table:table="1"/>
          <office:change-info>
            <dc:creator> </dc:creator>
            <dc:date>2021-01-11T15:06:54.697175415</dc:date>
          </office:change-info>
          <table:previous table:id="ct260">
            <table:change-track-table-cell office:value-type="string">
              <text:p>~</text:p>
            </table:change-track-table-cell>
          </table:previous>
        </table:cell-content-change>
        <table:cell-content-change table:id="ct1219">
          <table:cell-address table:column="260" table:row="113" table:table="1"/>
          <office:change-info>
            <dc:creator> </dc:creator>
            <dc:date>2021-01-11T15:06:54.697197807</dc:date>
          </office:change-info>
          <table:previous table:id="ct261">
            <table:change-track-table-cell office:value-type="string">
              <text:p>~</text:p>
            </table:change-track-table-cell>
          </table:previous>
        </table:cell-content-change>
        <table:cell-content-change table:id="ct1220">
          <table:cell-address table:column="261" table:row="113" table:table="1"/>
          <office:change-info>
            <dc:creator> </dc:creator>
            <dc:date>2021-01-11T15:06:54.697220573</dc:date>
          </office:change-info>
          <table:previous table:id="ct262">
            <table:change-track-table-cell office:value-type="string">
              <text:p>~</text:p>
            </table:change-track-table-cell>
          </table:previous>
        </table:cell-content-change>
        <table:cell-content-change table:id="ct1221">
          <table:cell-address table:column="262" table:row="113" table:table="1"/>
          <office:change-info>
            <dc:creator> </dc:creator>
            <dc:date>2021-01-11T15:06:54.697244164</dc:date>
          </office:change-info>
          <table:previous table:id="ct263">
            <table:change-track-table-cell office:value-type="string">
              <text:p>~</text:p>
            </table:change-track-table-cell>
          </table:previous>
        </table:cell-content-change>
        <table:cell-content-change table:id="ct1222">
          <table:cell-address table:column="263" table:row="113" table:table="1"/>
          <office:change-info>
            <dc:creator> </dc:creator>
            <dc:date>2021-01-11T15:06:54.697266270</dc:date>
          </office:change-info>
          <table:previous table:id="ct264">
            <table:change-track-table-cell office:value-type="string">
              <text:p>~</text:p>
            </table:change-track-table-cell>
          </table:previous>
        </table:cell-content-change>
        <table:cell-content-change table:id="ct1223">
          <table:cell-address table:column="264" table:row="113" table:table="1"/>
          <office:change-info>
            <dc:creator> </dc:creator>
            <dc:date>2021-01-11T15:06:54.697287918</dc:date>
          </office:change-info>
          <table:previous table:id="ct265">
            <table:change-track-table-cell office:value-type="string">
              <text:p>~</text:p>
            </table:change-track-table-cell>
          </table:previous>
        </table:cell-content-change>
        <table:cell-content-change table:id="ct1224">
          <table:cell-address table:column="265" table:row="113" table:table="1"/>
          <office:change-info>
            <dc:creator> </dc:creator>
            <dc:date>2021-01-11T15:06:54.697311229</dc:date>
          </office:change-info>
          <table:previous table:id="ct266">
            <table:change-track-table-cell office:value-type="string">
              <text:p>~</text:p>
            </table:change-track-table-cell>
          </table:previous>
        </table:cell-content-change>
        <table:cell-content-change table:id="ct1225">
          <table:cell-address table:column="266" table:row="113" table:table="1"/>
          <office:change-info>
            <dc:creator> </dc:creator>
            <dc:date>2021-01-11T15:06:54.697334439</dc:date>
          </office:change-info>
          <table:previous table:id="ct267">
            <table:change-track-table-cell office:value-type="string">
              <text:p>~</text:p>
            </table:change-track-table-cell>
          </table:previous>
        </table:cell-content-change>
        <table:cell-content-change table:id="ct1226">
          <table:cell-address table:column="267" table:row="113" table:table="1"/>
          <office:change-info>
            <dc:creator> </dc:creator>
            <dc:date>2021-01-11T15:06:54.697356099</dc:date>
          </office:change-info>
          <table:previous table:id="ct268">
            <table:change-track-table-cell office:value-type="string">
              <text:p>~</text:p>
            </table:change-track-table-cell>
          </table:previous>
        </table:cell-content-change>
        <table:cell-content-change table:id="ct1227">
          <table:cell-address table:column="268" table:row="113" table:table="1"/>
          <office:change-info>
            <dc:creator> </dc:creator>
            <dc:date>2021-01-11T15:06:54.697389613</dc:date>
          </office:change-info>
          <table:previous table:id="ct269">
            <table:change-track-table-cell office:value-type="string">
              <text:p>~</text:p>
            </table:change-track-table-cell>
          </table:previous>
        </table:cell-content-change>
        <table:cell-content-change table:id="ct1228">
          <table:cell-address table:column="269" table:row="113" table:table="1"/>
          <office:change-info>
            <dc:creator> </dc:creator>
            <dc:date>2021-01-11T15:06:54.697409914</dc:date>
          </office:change-info>
          <table:previous table:id="ct270">
            <table:change-track-table-cell office:value-type="string">
              <text:p>~</text:p>
            </table:change-track-table-cell>
          </table:previous>
        </table:cell-content-change>
        <table:cell-content-change table:id="ct1229">
          <table:cell-address table:column="270" table:row="113" table:table="1"/>
          <office:change-info>
            <dc:creator> </dc:creator>
            <dc:date>2021-01-11T15:06:54.697430815</dc:date>
          </office:change-info>
          <table:previous table:id="ct271">
            <table:change-track-table-cell office:value-type="string">
              <text:p>~</text:p>
            </table:change-track-table-cell>
          </table:previous>
        </table:cell-content-change>
        <table:cell-content-change table:id="ct1230">
          <table:cell-address table:column="271" table:row="113" table:table="1"/>
          <office:change-info>
            <dc:creator> </dc:creator>
            <dc:date>2021-01-11T15:06:54.697451854</dc:date>
          </office:change-info>
          <table:previous table:id="ct272">
            <table:change-track-table-cell office:value-type="string">
              <text:p>~</text:p>
            </table:change-track-table-cell>
          </table:previous>
        </table:cell-content-change>
        <table:cell-content-change table:id="ct1231">
          <table:cell-address table:column="272" table:row="113" table:table="1"/>
          <office:change-info>
            <dc:creator> </dc:creator>
            <dc:date>2021-01-11T15:06:54.697472246</dc:date>
          </office:change-info>
          <table:previous table:id="ct273">
            <table:change-track-table-cell office:value-type="string">
              <text:p>~</text:p>
            </table:change-track-table-cell>
          </table:previous>
        </table:cell-content-change>
        <table:cell-content-change table:id="ct1232">
          <table:cell-address table:column="273" table:row="113" table:table="1"/>
          <office:change-info>
            <dc:creator> </dc:creator>
            <dc:date>2021-01-11T15:06:54.697492292</dc:date>
          </office:change-info>
          <table:previous table:id="ct274">
            <table:change-track-table-cell office:value-type="string">
              <text:p>~</text:p>
            </table:change-track-table-cell>
          </table:previous>
        </table:cell-content-change>
        <table:cell-content-change table:id="ct1233">
          <table:cell-address table:column="274" table:row="113" table:table="1"/>
          <office:change-info>
            <dc:creator> </dc:creator>
            <dc:date>2021-01-11T15:06:54.697512841</dc:date>
          </office:change-info>
          <table:previous table:id="ct275">
            <table:change-track-table-cell office:value-type="string">
              <text:p>~</text:p>
            </table:change-track-table-cell>
          </table:previous>
        </table:cell-content-change>
        <table:cell-content-change table:id="ct1234">
          <table:cell-address table:column="275" table:row="113" table:table="1"/>
          <office:change-info>
            <dc:creator> </dc:creator>
            <dc:date>2021-01-11T15:06:54.697534528</dc:date>
          </office:change-info>
          <table:previous table:id="ct276">
            <table:change-track-table-cell office:value-type="string">
              <text:p>~</text:p>
            </table:change-track-table-cell>
          </table:previous>
        </table:cell-content-change>
        <table:cell-content-change table:id="ct1235">
          <table:cell-address table:column="276" table:row="113" table:table="1"/>
          <office:change-info>
            <dc:creator> </dc:creator>
            <dc:date>2021-01-11T15:06:54.697554803</dc:date>
          </office:change-info>
          <table:previous table:id="ct277">
            <table:change-track-table-cell office:value-type="string">
              <text:p>~</text:p>
            </table:change-track-table-cell>
          </table:previous>
        </table:cell-content-change>
        <table:cell-content-change table:id="ct1236">
          <table:cell-address table:column="277" table:row="113" table:table="1"/>
          <office:change-info>
            <dc:creator> </dc:creator>
            <dc:date>2021-01-11T15:06:54.697575201</dc:date>
          </office:change-info>
          <table:previous table:id="ct278">
            <table:change-track-table-cell office:value-type="string">
              <text:p>~</text:p>
            </table:change-track-table-cell>
          </table:previous>
        </table:cell-content-change>
        <table:cell-content-change table:id="ct1237">
          <table:cell-address table:column="278" table:row="113" table:table="1"/>
          <office:change-info>
            <dc:creator> </dc:creator>
            <dc:date>2021-01-11T15:06:54.697595603</dc:date>
          </office:change-info>
          <table:previous table:id="ct279">
            <table:change-track-table-cell office:value-type="string">
              <text:p>~</text:p>
            </table:change-track-table-cell>
          </table:previous>
        </table:cell-content-change>
        <table:cell-content-change table:id="ct1238">
          <table:cell-address table:column="279" table:row="113" table:table="1"/>
          <office:change-info>
            <dc:creator> </dc:creator>
            <dc:date>2021-01-11T15:06:54.697617103</dc:date>
          </office:change-info>
          <table:previous table:id="ct280">
            <table:change-track-table-cell office:value-type="string">
              <text:p>~</text:p>
            </table:change-track-table-cell>
          </table:previous>
        </table:cell-content-change>
        <table:cell-content-change table:id="ct1239">
          <table:cell-address table:column="280" table:row="113" table:table="1"/>
          <office:change-info>
            <dc:creator> </dc:creator>
            <dc:date>2021-01-11T15:06:54.697637639</dc:date>
          </office:change-info>
          <table:previous table:id="ct281">
            <table:change-track-table-cell office:value-type="string">
              <text:p>~</text:p>
            </table:change-track-table-cell>
          </table:previous>
        </table:cell-content-change>
        <table:cell-content-change table:id="ct1240">
          <table:cell-address table:column="281" table:row="113" table:table="1"/>
          <office:change-info>
            <dc:creator> </dc:creator>
            <dc:date>2021-01-11T15:06:54.697658090</dc:date>
          </office:change-info>
          <table:previous table:id="ct282">
            <table:change-track-table-cell office:value-type="string">
              <text:p>~</text:p>
            </table:change-track-table-cell>
          </table:previous>
        </table:cell-content-change>
        <table:cell-content-change table:id="ct1241">
          <table:cell-address table:column="282" table:row="113" table:table="1"/>
          <office:change-info>
            <dc:creator> </dc:creator>
            <dc:date>2021-01-11T15:06:54.697678947</dc:date>
          </office:change-info>
          <table:previous table:id="ct283">
            <table:change-track-table-cell office:value-type="string">
              <text:p>~</text:p>
            </table:change-track-table-cell>
          </table:previous>
        </table:cell-content-change>
        <table:cell-content-change table:id="ct1242">
          <table:cell-address table:column="283" table:row="113" table:table="1"/>
          <office:change-info>
            <dc:creator> </dc:creator>
            <dc:date>2021-01-11T15:06:54.697699636</dc:date>
          </office:change-info>
          <table:previous table:id="ct284">
            <table:change-track-table-cell office:value-type="string">
              <text:p>~</text:p>
            </table:change-track-table-cell>
          </table:previous>
        </table:cell-content-change>
        <table:cell-content-change table:id="ct1243">
          <table:cell-address table:column="284" table:row="113" table:table="1"/>
          <office:change-info>
            <dc:creator> </dc:creator>
            <dc:date>2021-01-11T15:06:54.697720740</dc:date>
          </office:change-info>
          <table:previous table:id="ct285">
            <table:change-track-table-cell office:value-type="string">
              <text:p>~</text:p>
            </table:change-track-table-cell>
          </table:previous>
        </table:cell-content-change>
        <table:cell-content-change table:id="ct1244">
          <table:cell-address table:column="285" table:row="113" table:table="1"/>
          <office:change-info>
            <dc:creator> </dc:creator>
            <dc:date>2021-01-11T15:06:54.697741168</dc:date>
          </office:change-info>
          <table:previous table:id="ct286">
            <table:change-track-table-cell office:value-type="string">
              <text:p>~</text:p>
            </table:change-track-table-cell>
          </table:previous>
        </table:cell-content-change>
        <table:cell-content-change table:id="ct1245">
          <table:cell-address table:column="286" table:row="113" table:table="1"/>
          <office:change-info>
            <dc:creator> </dc:creator>
            <dc:date>2021-01-11T15:06:54.697761261</dc:date>
          </office:change-info>
          <table:previous table:id="ct287">
            <table:change-track-table-cell office:value-type="string">
              <text:p>~</text:p>
            </table:change-track-table-cell>
          </table:previous>
        </table:cell-content-change>
        <table:cell-content-change table:id="ct1246">
          <table:cell-address table:column="287" table:row="113" table:table="1"/>
          <office:change-info>
            <dc:creator> </dc:creator>
            <dc:date>2021-01-11T15:06:54.697783193</dc:date>
          </office:change-info>
          <table:previous table:id="ct288">
            <table:change-track-table-cell office:value-type="string">
              <text:p>~</text:p>
            </table:change-track-table-cell>
          </table:previous>
        </table:cell-content-change>
        <table:cell-content-change table:id="ct1247">
          <table:cell-address table:column="288" table:row="113" table:table="1"/>
          <office:change-info>
            <dc:creator> </dc:creator>
            <dc:date>2021-01-11T15:06:54.697804999</dc:date>
          </office:change-info>
          <table:previous table:id="ct289">
            <table:change-track-table-cell office:value-type="string">
              <text:p>~</text:p>
            </table:change-track-table-cell>
          </table:previous>
        </table:cell-content-change>
        <table:cell-content-change table:id="ct1248">
          <table:cell-address table:column="289" table:row="113" table:table="1"/>
          <office:change-info>
            <dc:creator> </dc:creator>
            <dc:date>2021-01-11T15:06:54.697826069</dc:date>
          </office:change-info>
          <table:previous table:id="ct290">
            <table:change-track-table-cell office:value-type="string">
              <text:p>~</text:p>
            </table:change-track-table-cell>
          </table:previous>
        </table:cell-content-change>
        <table:cell-content-change table:id="ct1249">
          <table:cell-address table:column="290" table:row="113" table:table="1"/>
          <office:change-info>
            <dc:creator> </dc:creator>
            <dc:date>2021-01-11T15:06:54.697847991</dc:date>
          </office:change-info>
          <table:previous table:id="ct291">
            <table:change-track-table-cell office:value-type="string">
              <text:p>~</text:p>
            </table:change-track-table-cell>
          </table:previous>
        </table:cell-content-change>
        <table:cell-content-change table:id="ct1250">
          <table:cell-address table:column="291" table:row="113" table:table="1"/>
          <office:change-info>
            <dc:creator> </dc:creator>
            <dc:date>2021-01-11T15:06:54.697869221</dc:date>
          </office:change-info>
          <table:previous table:id="ct292">
            <table:change-track-table-cell office:value-type="string">
              <text:p>~</text:p>
            </table:change-track-table-cell>
          </table:previous>
        </table:cell-content-change>
        <table:cell-content-change table:id="ct1251">
          <table:cell-address table:column="292" table:row="113" table:table="1"/>
          <office:change-info>
            <dc:creator> </dc:creator>
            <dc:date>2021-01-11T15:06:54.697890238</dc:date>
          </office:change-info>
          <table:previous table:id="ct293">
            <table:change-track-table-cell office:value-type="string">
              <text:p>~</text:p>
            </table:change-track-table-cell>
          </table:previous>
        </table:cell-content-change>
        <table:cell-content-change table:id="ct1252">
          <table:cell-address table:column="293" table:row="113" table:table="1"/>
          <office:change-info>
            <dc:creator> </dc:creator>
            <dc:date>2021-01-11T15:06:54.697912678</dc:date>
          </office:change-info>
          <table:previous table:id="ct294">
            <table:change-track-table-cell office:value-type="string">
              <text:p>~</text:p>
            </table:change-track-table-cell>
          </table:previous>
        </table:cell-content-change>
        <table:cell-content-change table:id="ct1253">
          <table:cell-address table:column="294" table:row="113" table:table="1"/>
          <office:change-info>
            <dc:creator> </dc:creator>
            <dc:date>2021-01-11T15:06:54.697940874</dc:date>
          </office:change-info>
          <table:previous table:id="ct295">
            <table:change-track-table-cell office:value-type="string">
              <text:p>~</text:p>
            </table:change-track-table-cell>
          </table:previous>
        </table:cell-content-change>
        <table:cell-content-change table:id="ct1254">
          <table:cell-address table:column="295" table:row="113" table:table="1"/>
          <office:change-info>
            <dc:creator> </dc:creator>
            <dc:date>2021-01-11T15:06:54.697971059</dc:date>
          </office:change-info>
          <table:previous table:id="ct296">
            <table:change-track-table-cell office:value-type="string">
              <text:p>~</text:p>
            </table:change-track-table-cell>
          </table:previous>
        </table:cell-content-change>
        <table:cell-content-change table:id="ct1255">
          <table:cell-address table:column="296" table:row="113" table:table="1"/>
          <office:change-info>
            <dc:creator> </dc:creator>
            <dc:date>2021-01-11T15:06:54.698000410</dc:date>
          </office:change-info>
          <table:previous table:id="ct297">
            <table:change-track-table-cell office:value-type="string">
              <text:p>~</text:p>
            </table:change-track-table-cell>
          </table:previous>
        </table:cell-content-change>
        <table:cell-content-change table:id="ct1256">
          <table:cell-address table:column="297" table:row="113" table:table="1"/>
          <office:change-info>
            <dc:creator> </dc:creator>
            <dc:date>2021-01-11T15:06:54.698029632</dc:date>
          </office:change-info>
          <table:previous table:id="ct298">
            <table:change-track-table-cell office:value-type="string">
              <text:p>~</text:p>
            </table:change-track-table-cell>
          </table:previous>
        </table:cell-content-change>
        <table:cell-content-change table:id="ct1257">
          <table:cell-address table:column="298" table:row="113" table:table="1"/>
          <office:change-info>
            <dc:creator> </dc:creator>
            <dc:date>2021-01-11T15:06:54.698056701</dc:date>
          </office:change-info>
          <table:previous table:id="ct299">
            <table:change-track-table-cell office:value-type="string">
              <text:p>~</text:p>
            </table:change-track-table-cell>
          </table:previous>
        </table:cell-content-change>
        <table:cell-content-change table:id="ct1258">
          <table:cell-address table:column="299" table:row="113" table:table="1"/>
          <office:change-info>
            <dc:creator> </dc:creator>
            <dc:date>2021-01-11T15:06:54.698075649</dc:date>
          </office:change-info>
          <table:previous table:id="ct300">
            <table:change-track-table-cell office:value-type="string">
              <text:p>~</text:p>
            </table:change-track-table-cell>
          </table:previous>
        </table:cell-content-change>
        <table:cell-content-change table:id="ct1259">
          <table:cell-address table:column="300" table:row="113" table:table="1"/>
          <office:change-info>
            <dc:creator> </dc:creator>
            <dc:date>2021-01-11T15:06:54.698093239</dc:date>
          </office:change-info>
          <table:previous table:id="ct301">
            <table:change-track-table-cell office:value-type="string">
              <text:p>~</text:p>
            </table:change-track-table-cell>
          </table:previous>
        </table:cell-content-change>
        <table:cell-content-change table:id="ct1260">
          <table:cell-address table:column="301" table:row="113" table:table="1"/>
          <office:change-info>
            <dc:creator> </dc:creator>
            <dc:date>2021-01-11T15:06:54.698110596</dc:date>
          </office:change-info>
          <table:previous table:id="ct302">
            <table:change-track-table-cell office:value-type="string">
              <text:p>~</text:p>
            </table:change-track-table-cell>
          </table:previous>
        </table:cell-content-change>
        <table:cell-content-change table:id="ct1261">
          <table:cell-address table:column="302" table:row="113" table:table="1"/>
          <office:change-info>
            <dc:creator> </dc:creator>
            <dc:date>2021-01-11T15:06:54.698132819</dc:date>
          </office:change-info>
          <table:previous table:id="ct303">
            <table:change-track-table-cell office:value-type="string">
              <text:p>~</text:p>
            </table:change-track-table-cell>
          </table:previous>
        </table:cell-content-change>
        <table:cell-content-change table:id="ct1262">
          <table:cell-address table:column="303" table:row="113" table:table="1"/>
          <office:change-info>
            <dc:creator> </dc:creator>
            <dc:date>2021-01-11T15:06:54.698154591</dc:date>
          </office:change-info>
          <table:previous table:id="ct304">
            <table:change-track-table-cell office:value-type="string">
              <text:p>~</text:p>
            </table:change-track-table-cell>
          </table:previous>
        </table:cell-content-change>
        <table:cell-content-change table:id="ct1263">
          <table:cell-address table:column="304" table:row="113" table:table="1"/>
          <office:change-info>
            <dc:creator> </dc:creator>
            <dc:date>2021-01-11T15:06:54.698176268</dc:date>
          </office:change-info>
          <table:previous table:id="ct305">
            <table:change-track-table-cell office:value-type="string">
              <text:p>~</text:p>
            </table:change-track-table-cell>
          </table:previous>
        </table:cell-content-change>
        <table:cell-content-change table:id="ct1264">
          <table:cell-address table:column="305" table:row="113" table:table="1"/>
          <office:change-info>
            <dc:creator> </dc:creator>
            <dc:date>2021-01-11T15:06:54.698198648</dc:date>
          </office:change-info>
          <table:previous table:id="ct306">
            <table:change-track-table-cell office:value-type="string">
              <text:p>~</text:p>
            </table:change-track-table-cell>
          </table:previous>
        </table:cell-content-change>
        <table:cell-content-change table:id="ct1265">
          <table:cell-address table:column="306" table:row="113" table:table="1"/>
          <office:change-info>
            <dc:creator> </dc:creator>
            <dc:date>2021-01-11T15:06:54.698220222</dc:date>
          </office:change-info>
          <table:previous table:id="ct307">
            <table:change-track-table-cell office:value-type="string">
              <text:p>~</text:p>
            </table:change-track-table-cell>
          </table:previous>
        </table:cell-content-change>
        <table:cell-content-change table:id="ct1266">
          <table:cell-address table:column="307" table:row="113" table:table="1"/>
          <office:change-info>
            <dc:creator> </dc:creator>
            <dc:date>2021-01-11T15:06:54.698241786</dc:date>
          </office:change-info>
          <table:previous table:id="ct308">
            <table:change-track-table-cell office:value-type="string">
              <text:p>~</text:p>
            </table:change-track-table-cell>
          </table:previous>
        </table:cell-content-change>
        <table:cell-content-change table:id="ct1267">
          <table:cell-address table:column="308" table:row="113" table:table="1"/>
          <office:change-info>
            <dc:creator> </dc:creator>
            <dc:date>2021-01-11T15:06:54.698262104</dc:date>
          </office:change-info>
          <table:previous table:id="ct309">
            <table:change-track-table-cell office:value-type="string">
              <text:p>~</text:p>
            </table:change-track-table-cell>
          </table:previous>
        </table:cell-content-change>
        <table:cell-content-change table:id="ct1268">
          <table:cell-address table:column="309" table:row="113" table:table="1"/>
          <office:change-info>
            <dc:creator> </dc:creator>
            <dc:date>2021-01-11T15:06:54.698283004</dc:date>
          </office:change-info>
          <table:previous table:id="ct310">
            <table:change-track-table-cell office:value-type="string">
              <text:p>~</text:p>
            </table:change-track-table-cell>
          </table:previous>
        </table:cell-content-change>
        <table:cell-content-change table:id="ct1269">
          <table:cell-address table:column="310" table:row="113" table:table="1"/>
          <office:change-info>
            <dc:creator> </dc:creator>
            <dc:date>2021-01-11T15:06:54.698303315</dc:date>
          </office:change-info>
          <table:previous table:id="ct311">
            <table:change-track-table-cell office:value-type="string">
              <text:p>~</text:p>
            </table:change-track-table-cell>
          </table:previous>
        </table:cell-content-change>
        <table:cell-content-change table:id="ct1270">
          <table:cell-address table:column="311" table:row="113" table:table="1"/>
          <office:change-info>
            <dc:creator> </dc:creator>
            <dc:date>2021-01-11T15:06:54.698325104</dc:date>
          </office:change-info>
          <table:previous table:id="ct312">
            <table:change-track-table-cell office:value-type="string">
              <text:p>~</text:p>
            </table:change-track-table-cell>
          </table:previous>
        </table:cell-content-change>
        <table:cell-content-change table:id="ct1271">
          <table:cell-address table:column="312" table:row="113" table:table="1"/>
          <office:change-info>
            <dc:creator> </dc:creator>
            <dc:date>2021-01-11T15:06:54.698345152</dc:date>
          </office:change-info>
          <table:previous table:id="ct313">
            <table:change-track-table-cell office:value-type="string">
              <text:p>~</text:p>
            </table:change-track-table-cell>
          </table:previous>
        </table:cell-content-change>
        <table:cell-content-change table:id="ct1272">
          <table:cell-address table:column="313" table:row="113" table:table="1"/>
          <office:change-info>
            <dc:creator> </dc:creator>
            <dc:date>2021-01-11T15:06:54.698366066</dc:date>
          </office:change-info>
          <table:previous table:id="ct314">
            <table:change-track-table-cell office:value-type="string">
              <text:p>~</text:p>
            </table:change-track-table-cell>
          </table:previous>
        </table:cell-content-change>
        <table:cell-content-change table:id="ct1273">
          <table:cell-address table:column="314" table:row="113" table:table="1"/>
          <office:change-info>
            <dc:creator> </dc:creator>
            <dc:date>2021-01-11T15:06:54.698386869</dc:date>
          </office:change-info>
          <table:previous table:id="ct315">
            <table:change-track-table-cell office:value-type="string">
              <text:p>~</text:p>
            </table:change-track-table-cell>
          </table:previous>
        </table:cell-content-change>
        <table:cell-content-change table:id="ct1274">
          <table:cell-address table:column="315" table:row="113" table:table="1"/>
          <office:change-info>
            <dc:creator> </dc:creator>
            <dc:date>2021-01-11T15:06:54.698407906</dc:date>
          </office:change-info>
          <table:previous table:id="ct316">
            <table:change-track-table-cell office:value-type="string">
              <text:p>~</text:p>
            </table:change-track-table-cell>
          </table:previous>
        </table:cell-content-change>
        <table:cell-content-change table:id="ct1275">
          <table:cell-address table:column="316" table:row="113" table:table="1"/>
          <office:change-info>
            <dc:creator> </dc:creator>
            <dc:date>2021-01-11T15:06:54.698428489</dc:date>
          </office:change-info>
          <table:previous table:id="ct317">
            <table:change-track-table-cell office:value-type="string">
              <text:p>~</text:p>
            </table:change-track-table-cell>
          </table:previous>
        </table:cell-content-change>
        <table:cell-content-change table:id="ct1276">
          <table:cell-address table:column="317" table:row="113" table:table="1"/>
          <office:change-info>
            <dc:creator> </dc:creator>
            <dc:date>2021-01-11T15:06:54.698450033</dc:date>
          </office:change-info>
          <table:previous table:id="ct318">
            <table:change-track-table-cell office:value-type="string">
              <text:p>~</text:p>
            </table:change-track-table-cell>
          </table:previous>
        </table:cell-content-change>
        <table:cell-content-change table:id="ct1277">
          <table:cell-address table:column="318" table:row="113" table:table="1"/>
          <office:change-info>
            <dc:creator> </dc:creator>
            <dc:date>2021-01-11T15:06:54.698473994</dc:date>
          </office:change-info>
          <table:previous table:id="ct319">
            <table:change-track-table-cell office:value-type="string">
              <text:p>~</text:p>
            </table:change-track-table-cell>
          </table:previous>
        </table:cell-content-change>
        <table:cell-content-change table:id="ct1278">
          <table:cell-address table:column="319" table:row="113" table:table="1"/>
          <office:change-info>
            <dc:creator> </dc:creator>
            <dc:date>2021-01-11T15:06:54.698507962</dc:date>
          </office:change-info>
          <table:previous table:id="ct320">
            <table:change-track-table-cell office:value-type="string">
              <text:p>~</text:p>
            </table:change-track-table-cell>
          </table:previous>
        </table:cell-content-change>
        <table:cell-content-change table:id="ct1279">
          <table:cell-address table:column="320" table:row="113" table:table="1"/>
          <office:change-info>
            <dc:creator> </dc:creator>
            <dc:date>2021-01-11T15:06:54.698535492</dc:date>
          </office:change-info>
          <table:previous table:id="ct321">
            <table:change-track-table-cell office:value-type="string">
              <text:p>~</text:p>
            </table:change-track-table-cell>
          </table:previous>
        </table:cell-content-change>
        <table:cell-content-change table:id="ct1280">
          <table:cell-address table:column="321" table:row="113" table:table="1"/>
          <office:change-info>
            <dc:creator> </dc:creator>
            <dc:date>2021-01-11T15:06:54.698554000</dc:date>
          </office:change-info>
          <table:previous table:id="ct322">
            <table:change-track-table-cell office:value-type="string">
              <text:p>~</text:p>
            </table:change-track-table-cell>
          </table:previous>
        </table:cell-content-change>
        <table:cell-content-change table:id="ct1281">
          <table:cell-address table:column="322" table:row="113" table:table="1"/>
          <office:change-info>
            <dc:creator> </dc:creator>
            <dc:date>2021-01-11T15:06:54.698577559</dc:date>
          </office:change-info>
          <table:previous table:id="ct323">
            <table:change-track-table-cell office:value-type="string">
              <text:p>~</text:p>
            </table:change-track-table-cell>
          </table:previous>
        </table:cell-content-change>
        <table:cell-content-change table:id="ct1282">
          <table:cell-address table:column="323" table:row="113" table:table="1"/>
          <office:change-info>
            <dc:creator> </dc:creator>
            <dc:date>2021-01-11T15:06:54.698599371</dc:date>
          </office:change-info>
          <table:previous table:id="ct324">
            <table:change-track-table-cell office:value-type="string">
              <text:p>~</text:p>
            </table:change-track-table-cell>
          </table:previous>
        </table:cell-content-change>
        <table:cell-content-change table:id="ct1283">
          <table:cell-address table:column="324" table:row="113" table:table="1"/>
          <office:change-info>
            <dc:creator> </dc:creator>
            <dc:date>2021-01-11T15:06:54.698621565</dc:date>
          </office:change-info>
          <table:previous table:id="ct325">
            <table:change-track-table-cell office:value-type="string">
              <text:p>~</text:p>
            </table:change-track-table-cell>
          </table:previous>
        </table:cell-content-change>
        <table:cell-content-change table:id="ct1284">
          <table:cell-address table:column="325" table:row="113" table:table="1"/>
          <office:change-info>
            <dc:creator> </dc:creator>
            <dc:date>2021-01-11T15:06:54.698643101</dc:date>
          </office:change-info>
          <table:previous table:id="ct326">
            <table:change-track-table-cell office:value-type="string">
              <text:p>~</text:p>
            </table:change-track-table-cell>
          </table:previous>
        </table:cell-content-change>
        <table:cell-content-change table:id="ct1285">
          <table:cell-address table:column="326" table:row="113" table:table="1"/>
          <office:change-info>
            <dc:creator> </dc:creator>
            <dc:date>2021-01-11T15:06:54.698676725</dc:date>
          </office:change-info>
          <table:previous table:id="ct327">
            <table:change-track-table-cell office:value-type="string">
              <text:p>~</text:p>
            </table:change-track-table-cell>
          </table:previous>
        </table:cell-content-change>
        <table:cell-content-change table:id="ct1286">
          <table:cell-address table:column="327" table:row="113" table:table="1"/>
          <office:change-info>
            <dc:creator> </dc:creator>
            <dc:date>2021-01-11T15:06:54.698699855</dc:date>
          </office:change-info>
          <table:previous table:id="ct328">
            <table:change-track-table-cell office:value-type="string">
              <text:p>~</text:p>
            </table:change-track-table-cell>
          </table:previous>
        </table:cell-content-change>
        <table:cell-content-change table:id="ct1287">
          <table:cell-address table:column="328" table:row="113" table:table="1"/>
          <office:change-info>
            <dc:creator> </dc:creator>
            <dc:date>2021-01-11T15:06:54.698722192</dc:date>
          </office:change-info>
          <table:previous table:id="ct329">
            <table:change-track-table-cell office:value-type="string">
              <text:p>~</text:p>
            </table:change-track-table-cell>
          </table:previous>
        </table:cell-content-change>
        <table:cell-content-change table:id="ct1288">
          <table:cell-address table:column="329" table:row="113" table:table="1"/>
          <office:change-info>
            <dc:creator> </dc:creator>
            <dc:date>2021-01-11T15:06:54.698745834</dc:date>
          </office:change-info>
          <table:previous table:id="ct330">
            <table:change-track-table-cell office:value-type="string">
              <text:p>~</text:p>
            </table:change-track-table-cell>
          </table:previous>
        </table:cell-content-change>
        <table:cell-content-change table:id="ct1289">
          <table:cell-address table:column="330" table:row="113" table:table="1"/>
          <office:change-info>
            <dc:creator> </dc:creator>
            <dc:date>2021-01-11T15:06:54.698768993</dc:date>
          </office:change-info>
          <table:previous table:id="ct331">
            <table:change-track-table-cell office:value-type="string">
              <text:p>~</text:p>
            </table:change-track-table-cell>
          </table:previous>
        </table:cell-content-change>
        <table:cell-content-change table:id="ct1290">
          <table:cell-address table:column="331" table:row="113" table:table="1"/>
          <office:change-info>
            <dc:creator> </dc:creator>
            <dc:date>2021-01-11T15:06:54.698791043</dc:date>
          </office:change-info>
          <table:previous table:id="ct332">
            <table:change-track-table-cell office:value-type="string">
              <text:p>~</text:p>
            </table:change-track-table-cell>
          </table:previous>
        </table:cell-content-change>
        <table:cell-content-change table:id="ct1291">
          <table:cell-address table:column="332" table:row="113" table:table="1"/>
          <office:change-info>
            <dc:creator> </dc:creator>
            <dc:date>2021-01-11T15:06:54.698825473</dc:date>
          </office:change-info>
          <table:previous table:id="ct333">
            <table:change-track-table-cell office:value-type="string">
              <text:p>~</text:p>
            </table:change-track-table-cell>
          </table:previous>
        </table:cell-content-change>
        <table:cell-content-change table:id="ct1292">
          <table:cell-address table:column="333" table:row="113" table:table="1"/>
          <office:change-info>
            <dc:creator> </dc:creator>
            <dc:date>2021-01-11T15:06:54.698847004</dc:date>
          </office:change-info>
          <table:previous table:id="ct334">
            <table:change-track-table-cell office:value-type="string">
              <text:p>~</text:p>
            </table:change-track-table-cell>
          </table:previous>
        </table:cell-content-change>
        <table:cell-content-change table:id="ct1293">
          <table:cell-address table:column="334" table:row="113" table:table="1"/>
          <office:change-info>
            <dc:creator> </dc:creator>
            <dc:date>2021-01-11T15:06:54.698866762</dc:date>
          </office:change-info>
          <table:previous table:id="ct335">
            <table:change-track-table-cell office:value-type="string">
              <text:p>~</text:p>
            </table:change-track-table-cell>
          </table:previous>
        </table:cell-content-change>
        <table:cell-content-change table:id="ct1294">
          <table:cell-address table:column="335" table:row="113" table:table="1"/>
          <office:change-info>
            <dc:creator> </dc:creator>
            <dc:date>2021-01-11T15:06:54.698900238</dc:date>
          </office:change-info>
          <table:previous table:id="ct336">
            <table:change-track-table-cell office:value-type="string">
              <text:p>~</text:p>
            </table:change-track-table-cell>
          </table:previous>
        </table:cell-content-change>
        <table:cell-content-change table:id="ct1295">
          <table:cell-address table:column="336" table:row="113" table:table="1"/>
          <office:change-info>
            <dc:creator> </dc:creator>
            <dc:date>2021-01-11T15:06:54.698924514</dc:date>
          </office:change-info>
          <table:previous table:id="ct337">
            <table:change-track-table-cell office:value-type="string">
              <text:p>~</text:p>
            </table:change-track-table-cell>
          </table:previous>
        </table:cell-content-change>
        <table:cell-content-change table:id="ct1296">
          <table:cell-address table:column="337" table:row="113" table:table="1"/>
          <office:change-info>
            <dc:creator> </dc:creator>
            <dc:date>2021-01-11T15:06:54.698948723</dc:date>
          </office:change-info>
          <table:previous table:id="ct338">
            <table:change-track-table-cell office:value-type="string">
              <text:p>~</text:p>
            </table:change-track-table-cell>
          </table:previous>
        </table:cell-content-change>
        <table:cell-content-change table:id="ct1297">
          <table:cell-address table:column="338" table:row="113" table:table="1"/>
          <office:change-info>
            <dc:creator> </dc:creator>
            <dc:date>2021-01-11T15:06:54.698973617</dc:date>
          </office:change-info>
          <table:previous table:id="ct339">
            <table:change-track-table-cell office:value-type="string">
              <text:p>~</text:p>
            </table:change-track-table-cell>
          </table:previous>
        </table:cell-content-change>
        <table:cell-content-change table:id="ct1298">
          <table:cell-address table:column="339" table:row="113" table:table="1"/>
          <office:change-info>
            <dc:creator> </dc:creator>
            <dc:date>2021-01-11T15:06:54.698998241</dc:date>
          </office:change-info>
          <table:previous table:id="ct340">
            <table:change-track-table-cell office:value-type="string">
              <text:p>~</text:p>
            </table:change-track-table-cell>
          </table:previous>
        </table:cell-content-change>
        <table:cell-content-change table:id="ct1299">
          <table:cell-address table:column="340" table:row="113" table:table="1"/>
          <office:change-info>
            <dc:creator> </dc:creator>
            <dc:date>2021-01-11T15:06:54.699023029</dc:date>
          </office:change-info>
          <table:previous table:id="ct341">
            <table:change-track-table-cell office:value-type="string">
              <text:p>~</text:p>
            </table:change-track-table-cell>
          </table:previous>
        </table:cell-content-change>
        <table:cell-content-change table:id="ct1300">
          <table:cell-address table:column="341" table:row="113" table:table="1"/>
          <office:change-info>
            <dc:creator> </dc:creator>
            <dc:date>2021-01-11T15:06:54.699046602</dc:date>
          </office:change-info>
          <table:previous table:id="ct342">
            <table:change-track-table-cell office:value-type="string">
              <text:p>~</text:p>
            </table:change-track-table-cell>
          </table:previous>
        </table:cell-content-change>
        <table:cell-content-change table:id="ct1301">
          <table:cell-address table:column="342" table:row="113" table:table="1"/>
          <office:change-info>
            <dc:creator> </dc:creator>
            <dc:date>2021-01-11T15:06:54.699070783</dc:date>
          </office:change-info>
          <table:previous table:id="ct343">
            <table:change-track-table-cell office:value-type="string">
              <text:p>~</text:p>
            </table:change-track-table-cell>
          </table:previous>
        </table:cell-content-change>
        <table:cell-content-change table:id="ct1302">
          <table:cell-address table:column="343" table:row="113" table:table="1"/>
          <office:change-info>
            <dc:creator> </dc:creator>
            <dc:date>2021-01-11T15:06:54.699093246</dc:date>
          </office:change-info>
          <table:previous table:id="ct344">
            <table:change-track-table-cell office:value-type="string">
              <text:p>~</text:p>
            </table:change-track-table-cell>
          </table:previous>
        </table:cell-content-change>
        <table:cell-content-change table:id="ct1303">
          <table:cell-address table:column="344" table:row="113" table:table="1"/>
          <office:change-info>
            <dc:creator> </dc:creator>
            <dc:date>2021-01-11T15:06:54.699110851</dc:date>
          </office:change-info>
          <table:previous table:id="ct345">
            <table:change-track-table-cell office:value-type="string">
              <text:p>~</text:p>
            </table:change-track-table-cell>
          </table:previous>
        </table:cell-content-change>
        <table:cell-content-change table:id="ct1304">
          <table:cell-address table:column="345" table:row="113" table:table="1"/>
          <office:change-info>
            <dc:creator> </dc:creator>
            <dc:date>2021-01-11T15:06:54.699131900</dc:date>
          </office:change-info>
          <table:previous table:id="ct346">
            <table:change-track-table-cell office:value-type="string">
              <text:p>~</text:p>
            </table:change-track-table-cell>
          </table:previous>
        </table:cell-content-change>
        <table:cell-content-change table:id="ct1305">
          <table:cell-address table:column="346" table:row="113" table:table="1"/>
          <office:change-info>
            <dc:creator> </dc:creator>
            <dc:date>2021-01-11T15:06:54.699156604</dc:date>
          </office:change-info>
          <table:previous table:id="ct347">
            <table:change-track-table-cell office:value-type="string">
              <text:p>~</text:p>
            </table:change-track-table-cell>
          </table:previous>
        </table:cell-content-change>
        <table:cell-content-change table:id="ct1306">
          <table:cell-address table:column="347" table:row="113" table:table="1"/>
          <office:change-info>
            <dc:creator> </dc:creator>
            <dc:date>2021-01-11T15:06:54.699181388</dc:date>
          </office:change-info>
          <table:previous table:id="ct348">
            <table:change-track-table-cell office:value-type="string">
              <text:p>~</text:p>
            </table:change-track-table-cell>
          </table:previous>
        </table:cell-content-change>
        <table:cell-content-change table:id="ct1307">
          <table:cell-address table:column="348" table:row="113" table:table="1"/>
          <office:change-info>
            <dc:creator> </dc:creator>
            <dc:date>2021-01-11T15:06:54.699205224</dc:date>
          </office:change-info>
          <table:previous table:id="ct349">
            <table:change-track-table-cell office:value-type="string">
              <text:p>~</text:p>
            </table:change-track-table-cell>
          </table:previous>
        </table:cell-content-change>
        <table:cell-content-change table:id="ct1308">
          <table:cell-address table:column="349" table:row="113" table:table="1"/>
          <office:change-info>
            <dc:creator> </dc:creator>
            <dc:date>2021-01-11T15:06:54.699230068</dc:date>
          </office:change-info>
          <table:previous table:id="ct350">
            <table:change-track-table-cell office:value-type="string">
              <text:p>~</text:p>
            </table:change-track-table-cell>
          </table:previous>
        </table:cell-content-change>
        <table:cell-content-change table:id="ct1309">
          <table:cell-address table:column="350" table:row="113" table:table="1"/>
          <office:change-info>
            <dc:creator> </dc:creator>
            <dc:date>2021-01-11T15:06:54.699252577</dc:date>
          </office:change-info>
          <table:previous table:id="ct351">
            <table:change-track-table-cell office:value-type="string">
              <text:p>~</text:p>
            </table:change-track-table-cell>
          </table:previous>
        </table:cell-content-change>
        <table:cell-content-change table:id="ct1310">
          <table:cell-address table:column="351" table:row="113" table:table="1"/>
          <office:change-info>
            <dc:creator> </dc:creator>
            <dc:date>2021-01-11T15:06:54.699277067</dc:date>
          </office:change-info>
          <table:previous table:id="ct352">
            <table:change-track-table-cell office:value-type="string">
              <text:p>~</text:p>
            </table:change-track-table-cell>
          </table:previous>
        </table:cell-content-change>
        <table:cell-content-change table:id="ct1311">
          <table:cell-address table:column="352" table:row="113" table:table="1"/>
          <office:change-info>
            <dc:creator> </dc:creator>
            <dc:date>2021-01-11T15:06:54.699302593</dc:date>
          </office:change-info>
          <table:previous table:id="ct353">
            <table:change-track-table-cell office:value-type="string">
              <text:p>~</text:p>
            </table:change-track-table-cell>
          </table:previous>
        </table:cell-content-change>
        <table:cell-content-change table:id="ct1312">
          <table:cell-address table:column="353" table:row="113" table:table="1"/>
          <office:change-info>
            <dc:creator> </dc:creator>
            <dc:date>2021-01-11T15:06:54.699328186</dc:date>
          </office:change-info>
          <table:previous table:id="ct354">
            <table:change-track-table-cell office:value-type="string">
              <text:p>~</text:p>
            </table:change-track-table-cell>
          </table:previous>
        </table:cell-content-change>
        <table:cell-content-change table:id="ct1313">
          <table:cell-address table:column="354" table:row="113" table:table="1"/>
          <office:change-info>
            <dc:creator> </dc:creator>
            <dc:date>2021-01-11T15:06:54.699353017</dc:date>
          </office:change-info>
          <table:previous table:id="ct355">
            <table:change-track-table-cell office:value-type="string">
              <text:p>~</text:p>
            </table:change-track-table-cell>
          </table:previous>
        </table:cell-content-change>
        <table:cell-content-change table:id="ct1314">
          <table:cell-address table:column="355" table:row="113" table:table="1"/>
          <office:change-info>
            <dc:creator> </dc:creator>
            <dc:date>2021-01-11T15:06:54.699377954</dc:date>
          </office:change-info>
          <table:previous table:id="ct356">
            <table:change-track-table-cell office:value-type="string">
              <text:p>~</text:p>
            </table:change-track-table-cell>
          </table:previous>
        </table:cell-content-change>
        <table:cell-content-change table:id="ct1315">
          <table:cell-address table:column="356" table:row="113" table:table="1"/>
          <office:change-info>
            <dc:creator> </dc:creator>
            <dc:date>2021-01-11T15:06:54.699402717</dc:date>
          </office:change-info>
          <table:previous table:id="ct357">
            <table:change-track-table-cell office:value-type="string">
              <text:p>~</text:p>
            </table:change-track-table-cell>
          </table:previous>
        </table:cell-content-change>
        <table:cell-content-change table:id="ct1316">
          <table:cell-address table:column="357" table:row="113" table:table="1"/>
          <office:change-info>
            <dc:creator> </dc:creator>
            <dc:date>2021-01-11T15:06:54.699427618</dc:date>
          </office:change-info>
          <table:previous table:id="ct358">
            <table:change-track-table-cell office:value-type="string">
              <text:p>~</text:p>
            </table:change-track-table-cell>
          </table:previous>
        </table:cell-content-change>
        <table:cell-content-change table:id="ct1317">
          <table:cell-address table:column="358" table:row="113" table:table="1"/>
          <office:change-info>
            <dc:creator> </dc:creator>
            <dc:date>2021-01-11T15:06:54.699450337</dc:date>
          </office:change-info>
          <table:previous table:id="ct359">
            <table:change-track-table-cell office:value-type="string">
              <text:p>~</text:p>
            </table:change-track-table-cell>
          </table:previous>
        </table:cell-content-change>
        <table:cell-content-change table:id="ct1318">
          <table:cell-address table:column="359" table:row="113" table:table="1"/>
          <office:change-info>
            <dc:creator> </dc:creator>
            <dc:date>2021-01-11T15:06:54.699468995</dc:date>
          </office:change-info>
          <table:previous table:id="ct360">
            <table:change-track-table-cell office:value-type="string">
              <text:p>~</text:p>
            </table:change-track-table-cell>
          </table:previous>
        </table:cell-content-change>
        <table:cell-content-change table:id="ct1319">
          <table:cell-address table:column="360" table:row="113" table:table="1"/>
          <office:change-info>
            <dc:creator> </dc:creator>
            <dc:date>2021-01-11T15:06:54.699484660</dc:date>
          </office:change-info>
          <table:previous table:id="ct361">
            <table:change-track-table-cell office:value-type="string">
              <text:p>~</text:p>
            </table:change-track-table-cell>
          </table:previous>
        </table:cell-content-change>
        <table:cell-content-change table:id="ct1320">
          <table:cell-address table:column="361" table:row="113" table:table="1"/>
          <office:change-info>
            <dc:creator> </dc:creator>
            <dc:date>2021-01-11T15:06:54.699500203</dc:date>
          </office:change-info>
          <table:previous table:id="ct362">
            <table:change-track-table-cell office:value-type="string">
              <text:p>~</text:p>
            </table:change-track-table-cell>
          </table:previous>
        </table:cell-content-change>
        <table:cell-content-change table:id="ct1321">
          <table:cell-address table:column="362" table:row="113" table:table="1"/>
          <office:change-info>
            <dc:creator> </dc:creator>
            <dc:date>2021-01-11T15:06:54.699515252</dc:date>
          </office:change-info>
          <table:previous table:id="ct363">
            <table:change-track-table-cell office:value-type="string">
              <text:p>~</text:p>
            </table:change-track-table-cell>
          </table:previous>
        </table:cell-content-change>
        <table:cell-content-change table:id="ct1322">
          <table:cell-address table:column="363" table:row="113" table:table="1"/>
          <office:change-info>
            <dc:creator> </dc:creator>
            <dc:date>2021-01-11T15:06:54.699530364</dc:date>
          </office:change-info>
          <table:previous table:id="ct364">
            <table:change-track-table-cell office:value-type="string">
              <text:p>~</text:p>
            </table:change-track-table-cell>
          </table:previous>
        </table:cell-content-change>
        <table:cell-content-change table:id="ct1323">
          <table:cell-address table:column="364" table:row="113" table:table="1"/>
          <office:change-info>
            <dc:creator> </dc:creator>
            <dc:date>2021-01-11T15:06:54.699545635</dc:date>
          </office:change-info>
          <table:previous table:id="ct365">
            <table:change-track-table-cell office:value-type="string">
              <text:p>~</text:p>
            </table:change-track-table-cell>
          </table:previous>
        </table:cell-content-change>
        <table:cell-content-change table:id="ct1324">
          <table:cell-address table:column="365" table:row="113" table:table="1"/>
          <office:change-info>
            <dc:creator> </dc:creator>
            <dc:date>2021-01-11T15:06:54.699560705</dc:date>
          </office:change-info>
          <table:previous table:id="ct366">
            <table:change-track-table-cell office:value-type="string">
              <text:p>~</text:p>
            </table:change-track-table-cell>
          </table:previous>
        </table:cell-content-change>
        <table:cell-content-change table:id="ct1325">
          <table:cell-address table:column="366" table:row="113" table:table="1"/>
          <office:change-info>
            <dc:creator> </dc:creator>
            <dc:date>2021-01-11T15:06:54.699575835</dc:date>
          </office:change-info>
          <table:previous table:id="ct367">
            <table:change-track-table-cell office:value-type="string">
              <text:p>~</text:p>
            </table:change-track-table-cell>
          </table:previous>
        </table:cell-content-change>
        <table:cell-content-change table:id="ct1326">
          <table:cell-address table:column="367" table:row="113" table:table="1"/>
          <office:change-info>
            <dc:creator> </dc:creator>
            <dc:date>2021-01-11T15:06:54.699591480</dc:date>
          </office:change-info>
          <table:previous table:id="ct368">
            <table:change-track-table-cell office:value-type="string">
              <text:p>~</text:p>
            </table:change-track-table-cell>
          </table:previous>
        </table:cell-content-change>
        <table:cell-content-change table:id="ct1327">
          <table:cell-address table:column="368" table:row="113" table:table="1"/>
          <office:change-info>
            <dc:creator> </dc:creator>
            <dc:date>2021-01-11T15:06:54.699606803</dc:date>
          </office:change-info>
          <table:previous table:id="ct369">
            <table:change-track-table-cell office:value-type="string">
              <text:p>~</text:p>
            </table:change-track-table-cell>
          </table:previous>
        </table:cell-content-change>
        <table:cell-content-change table:id="ct1328">
          <table:cell-address table:column="369" table:row="113" table:table="1"/>
          <office:change-info>
            <dc:creator> </dc:creator>
            <dc:date>2021-01-11T15:06:54.699622114</dc:date>
          </office:change-info>
          <table:previous table:id="ct370">
            <table:change-track-table-cell office:value-type="string">
              <text:p>~</text:p>
            </table:change-track-table-cell>
          </table:previous>
        </table:cell-content-change>
        <table:cell-content-change table:id="ct1329">
          <table:cell-address table:column="370" table:row="113" table:table="1"/>
          <office:change-info>
            <dc:creator> </dc:creator>
            <dc:date>2021-01-11T15:06:54.699637187</dc:date>
          </office:change-info>
          <table:previous table:id="ct371">
            <table:change-track-table-cell office:value-type="string">
              <text:p>~</text:p>
            </table:change-track-table-cell>
          </table:previous>
        </table:cell-content-change>
        <table:cell-content-change table:id="ct1330">
          <table:cell-address table:column="371" table:row="113" table:table="1"/>
          <office:change-info>
            <dc:creator> </dc:creator>
            <dc:date>2021-01-11T15:06:54.699652230</dc:date>
          </office:change-info>
          <table:previous table:id="ct372">
            <table:change-track-table-cell office:value-type="string">
              <text:p>~</text:p>
            </table:change-track-table-cell>
          </table:previous>
        </table:cell-content-change>
        <table:cell-content-change table:id="ct1331">
          <table:cell-address table:column="372" table:row="113" table:table="1"/>
          <office:change-info>
            <dc:creator> </dc:creator>
            <dc:date>2021-01-11T15:06:54.699667442</dc:date>
          </office:change-info>
          <table:previous table:id="ct373">
            <table:change-track-table-cell office:value-type="string">
              <text:p>~</text:p>
            </table:change-track-table-cell>
          </table:previous>
        </table:cell-content-change>
        <table:cell-content-change table:id="ct1332">
          <table:cell-address table:column="373" table:row="113" table:table="1"/>
          <office:change-info>
            <dc:creator> </dc:creator>
            <dc:date>2021-01-11T15:06:54.699682586</dc:date>
          </office:change-info>
          <table:previous table:id="ct374">
            <table:change-track-table-cell office:value-type="string">
              <text:p>~</text:p>
            </table:change-track-table-cell>
          </table:previous>
        </table:cell-content-change>
        <table:cell-content-change table:id="ct1333">
          <table:cell-address table:column="374" table:row="113" table:table="1"/>
          <office:change-info>
            <dc:creator> </dc:creator>
            <dc:date>2021-01-11T15:06:54.699697686</dc:date>
          </office:change-info>
          <table:previous table:id="ct375">
            <table:change-track-table-cell office:value-type="string">
              <text:p>~</text:p>
            </table:change-track-table-cell>
          </table:previous>
        </table:cell-content-change>
        <table:cell-content-change table:id="ct1334">
          <table:cell-address table:column="375" table:row="113" table:table="1"/>
          <office:change-info>
            <dc:creator> </dc:creator>
            <dc:date>2021-01-11T15:06:54.699713223</dc:date>
          </office:change-info>
          <table:previous table:id="ct376">
            <table:change-track-table-cell office:value-type="string">
              <text:p>~</text:p>
            </table:change-track-table-cell>
          </table:previous>
        </table:cell-content-change>
        <table:cell-content-change table:id="ct1335">
          <table:cell-address table:column="376" table:row="113" table:table="1"/>
          <office:change-info>
            <dc:creator> </dc:creator>
            <dc:date>2021-01-11T15:06:54.699728327</dc:date>
          </office:change-info>
          <table:previous table:id="ct377">
            <table:change-track-table-cell office:value-type="string">
              <text:p>~</text:p>
            </table:change-track-table-cell>
          </table:previous>
        </table:cell-content-change>
        <table:cell-content-change table:id="ct1336">
          <table:cell-address table:column="377" table:row="113" table:table="1"/>
          <office:change-info>
            <dc:creator> </dc:creator>
            <dc:date>2021-01-11T15:06:54.699743357</dc:date>
          </office:change-info>
          <table:previous table:id="ct378">
            <table:change-track-table-cell office:value-type="string">
              <text:p>~</text:p>
            </table:change-track-table-cell>
          </table:previous>
        </table:cell-content-change>
        <table:cell-content-change table:id="ct1337">
          <table:cell-address table:column="378" table:row="113" table:table="1"/>
          <office:change-info>
            <dc:creator> </dc:creator>
            <dc:date>2021-01-11T15:06:54.699758655</dc:date>
          </office:change-info>
          <table:previous table:id="ct379">
            <table:change-track-table-cell office:value-type="string">
              <text:p>~</text:p>
            </table:change-track-table-cell>
          </table:previous>
        </table:cell-content-change>
        <table:cell-content-change table:id="ct1338">
          <table:cell-address table:column="379" table:row="113" table:table="1"/>
          <office:change-info>
            <dc:creator> </dc:creator>
            <dc:date>2021-01-11T15:06:54.699773904</dc:date>
          </office:change-info>
          <table:previous table:id="ct380">
            <table:change-track-table-cell office:value-type="string">
              <text:p>~</text:p>
            </table:change-track-table-cell>
          </table:previous>
        </table:cell-content-change>
        <table:cell-content-change table:id="ct1339">
          <table:cell-address table:column="380" table:row="113" table:table="1"/>
          <office:change-info>
            <dc:creator> </dc:creator>
            <dc:date>2021-01-11T15:06:54.699789085</dc:date>
          </office:change-info>
          <table:previous table:id="ct381">
            <table:change-track-table-cell office:value-type="string">
              <text:p>~</text:p>
            </table:change-track-table-cell>
          </table:previous>
        </table:cell-content-change>
        <table:cell-content-change table:id="ct1340">
          <table:cell-address table:column="381" table:row="113" table:table="1"/>
          <office:change-info>
            <dc:creator> </dc:creator>
            <dc:date>2021-01-11T15:06:54.699804115</dc:date>
          </office:change-info>
          <table:previous table:id="ct382">
            <table:change-track-table-cell office:value-type="string">
              <text:p>~</text:p>
            </table:change-track-table-cell>
          </table:previous>
        </table:cell-content-change>
        <table:cell-content-change table:id="ct1341">
          <table:cell-address table:column="382" table:row="113" table:table="1"/>
          <office:change-info>
            <dc:creator> </dc:creator>
            <dc:date>2021-01-11T15:06:54.699819247</dc:date>
          </office:change-info>
          <table:previous table:id="ct383">
            <table:change-track-table-cell office:value-type="string">
              <text:p>~</text:p>
            </table:change-track-table-cell>
          </table:previous>
        </table:cell-content-change>
        <table:cell-content-change table:id="ct1342">
          <table:cell-address table:column="383" table:row="113" table:table="1"/>
          <office:change-info>
            <dc:creator> </dc:creator>
            <dc:date>2021-01-11T15:06:54.699834894</dc:date>
          </office:change-info>
          <table:previous table:id="ct384">
            <table:change-track-table-cell office:value-type="string">
              <text:p>~</text:p>
            </table:change-track-table-cell>
          </table:previous>
        </table:cell-content-change>
        <table:cell-content-change table:id="ct1343">
          <table:cell-address table:column="384" table:row="113" table:table="1"/>
          <office:change-info>
            <dc:creator> </dc:creator>
            <dc:date>2021-01-11T15:06:54.699850259</dc:date>
          </office:change-info>
          <table:previous table:id="ct385">
            <table:change-track-table-cell office:value-type="string">
              <text:p>~</text:p>
            </table:change-track-table-cell>
          </table:previous>
        </table:cell-content-change>
        <table:cell-content-change table:id="ct1344">
          <table:cell-address table:column="385" table:row="113" table:table="1"/>
          <office:change-info>
            <dc:creator> </dc:creator>
            <dc:date>2021-01-11T15:06:54.699865544</dc:date>
          </office:change-info>
          <table:previous table:id="ct386">
            <table:change-track-table-cell office:value-type="string">
              <text:p>~</text:p>
            </table:change-track-table-cell>
          </table:previous>
        </table:cell-content-change>
        <table:cell-content-change table:id="ct1345">
          <table:cell-address table:column="386" table:row="113" table:table="1"/>
          <office:change-info>
            <dc:creator> </dc:creator>
            <dc:date>2021-01-11T15:06:54.699880525</dc:date>
          </office:change-info>
          <table:previous table:id="ct387">
            <table:change-track-table-cell office:value-type="string">
              <text:p>~</text:p>
            </table:change-track-table-cell>
          </table:previous>
        </table:cell-content-change>
        <table:cell-content-change table:id="ct1346">
          <table:cell-address table:column="387" table:row="113" table:table="1"/>
          <office:change-info>
            <dc:creator> </dc:creator>
            <dc:date>2021-01-11T15:06:54.699899175</dc:date>
          </office:change-info>
          <table:previous table:id="ct388">
            <table:change-track-table-cell office:value-type="string">
              <text:p>~</text:p>
            </table:change-track-table-cell>
          </table:previous>
        </table:cell-content-change>
        <table:cell-content-change table:id="ct1347">
          <table:cell-address table:column="388" table:row="113" table:table="1"/>
          <office:change-info>
            <dc:creator> </dc:creator>
            <dc:date>2021-01-11T15:06:54.699924432</dc:date>
          </office:change-info>
          <table:previous table:id="ct389">
            <table:change-track-table-cell office:value-type="string">
              <text:p>~</text:p>
            </table:change-track-table-cell>
          </table:previous>
        </table:cell-content-change>
        <table:cell-content-change table:id="ct1348">
          <table:cell-address table:column="389" table:row="113" table:table="1"/>
          <office:change-info>
            <dc:creator> </dc:creator>
            <dc:date>2021-01-11T15:06:54.699947993</dc:date>
          </office:change-info>
          <table:previous table:id="ct390">
            <table:change-track-table-cell office:value-type="string">
              <text:p>~</text:p>
            </table:change-track-table-cell>
          </table:previous>
        </table:cell-content-change>
        <table:cell-content-change table:id="ct1349">
          <table:cell-address table:column="390" table:row="113" table:table="1"/>
          <office:change-info>
            <dc:creator> </dc:creator>
            <dc:date>2021-01-11T15:06:54.699971529</dc:date>
          </office:change-info>
          <table:previous table:id="ct391">
            <table:change-track-table-cell office:value-type="string">
              <text:p>~</text:p>
            </table:change-track-table-cell>
          </table:previous>
        </table:cell-content-change>
        <table:cell-content-change table:id="ct1350">
          <table:cell-address table:column="391" table:row="113" table:table="1"/>
          <office:change-info>
            <dc:creator> </dc:creator>
            <dc:date>2021-01-11T15:06:54.699995905</dc:date>
          </office:change-info>
          <table:previous table:id="ct392">
            <table:change-track-table-cell office:value-type="string">
              <text:p>~</text:p>
            </table:change-track-table-cell>
          </table:previous>
        </table:cell-content-change>
        <table:cell-content-change table:id="ct1351">
          <table:cell-address table:column="392" table:row="113" table:table="1"/>
          <office:change-info>
            <dc:creator> </dc:creator>
            <dc:date>2021-01-11T15:06:54.700019073</dc:date>
          </office:change-info>
          <table:previous table:id="ct393">
            <table:change-track-table-cell office:value-type="string">
              <text:p>~</text:p>
            </table:change-track-table-cell>
          </table:previous>
        </table:cell-content-change>
        <table:cell-content-change table:id="ct1352">
          <table:cell-address table:column="393" table:row="113" table:table="1"/>
          <office:change-info>
            <dc:creator> </dc:creator>
            <dc:date>2021-01-11T15:06:54.700041263</dc:date>
          </office:change-info>
          <table:previous table:id="ct394">
            <table:change-track-table-cell office:value-type="string">
              <text:p>~</text:p>
            </table:change-track-table-cell>
          </table:previous>
        </table:cell-content-change>
        <table:cell-content-change table:id="ct1353">
          <table:cell-address table:column="394" table:row="113" table:table="1"/>
          <office:change-info>
            <dc:creator> </dc:creator>
            <dc:date>2021-01-11T15:06:54.700065273</dc:date>
          </office:change-info>
          <table:previous table:id="ct395">
            <table:change-track-table-cell office:value-type="string">
              <text:p>~</text:p>
            </table:change-track-table-cell>
          </table:previous>
        </table:cell-content-change>
        <table:cell-content-change table:id="ct1354">
          <table:cell-address table:column="395" table:row="113" table:table="1"/>
          <office:change-info>
            <dc:creator> </dc:creator>
            <dc:date>2021-01-11T15:06:54.700087993</dc:date>
          </office:change-info>
          <table:previous table:id="ct396">
            <table:change-track-table-cell office:value-type="string">
              <text:p>~</text:p>
            </table:change-track-table-cell>
          </table:previous>
        </table:cell-content-change>
        <table:cell-content-change table:id="ct1355">
          <table:cell-address table:column="396" table:row="113" table:table="1"/>
          <office:change-info>
            <dc:creator> </dc:creator>
            <dc:date>2021-01-11T15:06:54.700110466</dc:date>
          </office:change-info>
          <table:previous table:id="ct397">
            <table:change-track-table-cell office:value-type="string">
              <text:p>~</text:p>
            </table:change-track-table-cell>
          </table:previous>
        </table:cell-content-change>
        <table:cell-content-change table:id="ct1356">
          <table:cell-address table:column="397" table:row="113" table:table="1"/>
          <office:change-info>
            <dc:creator> </dc:creator>
            <dc:date>2021-01-11T15:06:54.700159608</dc:date>
          </office:change-info>
          <table:previous table:id="ct398">
            <table:change-track-table-cell office:value-type="string">
              <text:p>~</text:p>
            </table:change-track-table-cell>
          </table:previous>
        </table:cell-content-change>
        <table:cell-content-change table:id="ct1357">
          <table:cell-address table:column="398" table:row="113" table:table="1"/>
          <office:change-info>
            <dc:creator> </dc:creator>
            <dc:date>2021-01-11T15:06:54.700181459</dc:date>
          </office:change-info>
          <table:previous table:id="ct399">
            <table:change-track-table-cell office:value-type="string">
              <text:p>~</text:p>
            </table:change-track-table-cell>
          </table:previous>
        </table:cell-content-change>
        <table:cell-content-change table:id="ct1358">
          <table:cell-address table:column="399" table:row="113" table:table="1"/>
          <office:change-info>
            <dc:creator> </dc:creator>
            <dc:date>2021-01-11T15:06:54.700204198</dc:date>
          </office:change-info>
          <table:previous table:id="ct400">
            <table:change-track-table-cell office:value-type="string">
              <text:p>~</text:p>
            </table:change-track-table-cell>
          </table:previous>
        </table:cell-content-change>
        <table:cell-content-change table:id="ct1359">
          <table:cell-address table:column="400" table:row="113" table:table="1"/>
          <office:change-info>
            <dc:creator> </dc:creator>
            <dc:date>2021-01-11T15:06:54.700226730</dc:date>
          </office:change-info>
          <table:previous table:id="ct401">
            <table:change-track-table-cell office:value-type="string">
              <text:p>~</text:p>
            </table:change-track-table-cell>
          </table:previous>
        </table:cell-content-change>
        <table:cell-content-change table:id="ct1360">
          <table:cell-address table:column="401" table:row="113" table:table="1"/>
          <office:change-info>
            <dc:creator> </dc:creator>
            <dc:date>2021-01-11T15:06:54.700248331</dc:date>
          </office:change-info>
          <table:previous table:id="ct402">
            <table:change-track-table-cell office:value-type="string">
              <text:p>~</text:p>
            </table:change-track-table-cell>
          </table:previous>
        </table:cell-content-change>
        <table:cell-content-change table:id="ct1361">
          <table:cell-address table:column="402" table:row="113" table:table="1"/>
          <office:change-info>
            <dc:creator> </dc:creator>
            <dc:date>2021-01-11T15:06:54.700271532</dc:date>
          </office:change-info>
          <table:previous table:id="ct403">
            <table:change-track-table-cell office:value-type="string">
              <text:p>~</text:p>
            </table:change-track-table-cell>
          </table:previous>
        </table:cell-content-change>
        <table:cell-content-change table:id="ct1362">
          <table:cell-address table:column="403" table:row="113" table:table="1"/>
          <office:change-info>
            <dc:creator> </dc:creator>
            <dc:date>2021-01-11T15:06:54.700296316</dc:date>
          </office:change-info>
          <table:previous table:id="ct404">
            <table:change-track-table-cell office:value-type="string">
              <text:p>~</text:p>
            </table:change-track-table-cell>
          </table:previous>
        </table:cell-content-change>
        <table:cell-content-change table:id="ct1363">
          <table:cell-address table:column="404" table:row="113" table:table="1"/>
          <office:change-info>
            <dc:creator> </dc:creator>
            <dc:date>2021-01-11T15:06:54.700320415</dc:date>
          </office:change-info>
          <table:previous table:id="ct405">
            <table:change-track-table-cell office:value-type="string">
              <text:p>~</text:p>
            </table:change-track-table-cell>
          </table:previous>
        </table:cell-content-change>
        <table:cell-content-change table:id="ct1364">
          <table:cell-address table:column="405" table:row="113" table:table="1"/>
          <office:change-info>
            <dc:creator> </dc:creator>
            <dc:date>2021-01-11T15:06:54.700344350</dc:date>
          </office:change-info>
          <table:previous table:id="ct406">
            <table:change-track-table-cell office:value-type="string">
              <text:p>~</text:p>
            </table:change-track-table-cell>
          </table:previous>
        </table:cell-content-change>
        <table:cell-content-change table:id="ct1365">
          <table:cell-address table:column="406" table:row="113" table:table="1"/>
          <office:change-info>
            <dc:creator> </dc:creator>
            <dc:date>2021-01-11T15:06:54.700367790</dc:date>
          </office:change-info>
          <table:previous table:id="ct407">
            <table:change-track-table-cell office:value-type="string">
              <text:p>~</text:p>
            </table:change-track-table-cell>
          </table:previous>
        </table:cell-content-change>
        <table:cell-content-change table:id="ct1366">
          <table:cell-address table:column="407" table:row="113" table:table="1"/>
          <office:change-info>
            <dc:creator> </dc:creator>
            <dc:date>2021-01-11T15:06:54.700392493</dc:date>
          </office:change-info>
          <table:previous table:id="ct408">
            <table:change-track-table-cell office:value-type="string">
              <text:p>~</text:p>
            </table:change-track-table-cell>
          </table:previous>
        </table:cell-content-change>
        <table:cell-content-change table:id="ct1367">
          <table:cell-address table:column="408" table:row="113" table:table="1"/>
          <office:change-info>
            <dc:creator> </dc:creator>
            <dc:date>2021-01-11T15:06:54.700414851</dc:date>
          </office:change-info>
          <table:previous table:id="ct409">
            <table:change-track-table-cell office:value-type="string">
              <text:p>~</text:p>
            </table:change-track-table-cell>
          </table:previous>
        </table:cell-content-change>
        <table:cell-content-change table:id="ct1368">
          <table:cell-address table:column="409" table:row="113" table:table="1"/>
          <office:change-info>
            <dc:creator> </dc:creator>
            <dc:date>2021-01-11T15:06:54.700438070</dc:date>
          </office:change-info>
          <table:previous table:id="ct410">
            <table:change-track-table-cell office:value-type="string">
              <text:p>~</text:p>
            </table:change-track-table-cell>
          </table:previous>
        </table:cell-content-change>
        <table:cell-content-change table:id="ct1369">
          <table:cell-address table:column="410" table:row="113" table:table="1"/>
          <office:change-info>
            <dc:creator> </dc:creator>
            <dc:date>2021-01-11T15:06:54.700459861</dc:date>
          </office:change-info>
          <table:previous table:id="ct411">
            <table:change-track-table-cell office:value-type="string">
              <text:p>~</text:p>
            </table:change-track-table-cell>
          </table:previous>
        </table:cell-content-change>
        <table:cell-content-change table:id="ct1370">
          <table:cell-address table:column="411" table:row="113" table:table="1"/>
          <office:change-info>
            <dc:creator> </dc:creator>
            <dc:date>2021-01-11T15:06:54.700484087</dc:date>
          </office:change-info>
          <table:previous table:id="ct412">
            <table:change-track-table-cell office:value-type="string">
              <text:p>~</text:p>
            </table:change-track-table-cell>
          </table:previous>
        </table:cell-content-change>
        <table:cell-content-change table:id="ct1371">
          <table:cell-address table:column="412" table:row="113" table:table="1"/>
          <office:change-info>
            <dc:creator> </dc:creator>
            <dc:date>2021-01-11T15:06:54.700506191</dc:date>
          </office:change-info>
          <table:previous table:id="ct413">
            <table:change-track-table-cell office:value-type="string">
              <text:p>~</text:p>
            </table:change-track-table-cell>
          </table:previous>
        </table:cell-content-change>
        <table:cell-content-change table:id="ct1372">
          <table:cell-address table:column="413" table:row="113" table:table="1"/>
          <office:change-info>
            <dc:creator> </dc:creator>
            <dc:date>2021-01-11T15:06:54.700527919</dc:date>
          </office:change-info>
          <table:previous table:id="ct414">
            <table:change-track-table-cell office:value-type="string">
              <text:p>~</text:p>
            </table:change-track-table-cell>
          </table:previous>
        </table:cell-content-change>
        <table:cell-content-change table:id="ct1373">
          <table:cell-address table:column="414" table:row="113" table:table="1"/>
          <office:change-info>
            <dc:creator> </dc:creator>
            <dc:date>2021-01-11T15:06:54.700550795</dc:date>
          </office:change-info>
          <table:previous table:id="ct415">
            <table:change-track-table-cell office:value-type="string">
              <text:p>~</text:p>
            </table:change-track-table-cell>
          </table:previous>
        </table:cell-content-change>
        <table:cell-content-change table:id="ct1374">
          <table:cell-address table:column="415" table:row="113" table:table="1"/>
          <office:change-info>
            <dc:creator> </dc:creator>
            <dc:date>2021-01-11T15:06:54.700575688</dc:date>
          </office:change-info>
          <table:previous table:id="ct416">
            <table:change-track-table-cell office:value-type="string">
              <text:p>~</text:p>
            </table:change-track-table-cell>
          </table:previous>
        </table:cell-content-change>
        <table:cell-content-change table:id="ct1375">
          <table:cell-address table:column="416" table:row="113" table:table="1"/>
          <office:change-info>
            <dc:creator> </dc:creator>
            <dc:date>2021-01-11T15:06:54.700599758</dc:date>
          </office:change-info>
          <table:previous table:id="ct417">
            <table:change-track-table-cell office:value-type="string">
              <text:p>~</text:p>
            </table:change-track-table-cell>
          </table:previous>
        </table:cell-content-change>
        <table:cell-content-change table:id="ct1376">
          <table:cell-address table:column="417" table:row="113" table:table="1"/>
          <office:change-info>
            <dc:creator> </dc:creator>
            <dc:date>2021-01-11T15:06:54.700620238</dc:date>
          </office:change-info>
          <table:previous table:id="ct418">
            <table:change-track-table-cell office:value-type="string">
              <text:p>~</text:p>
            </table:change-track-table-cell>
          </table:previous>
        </table:cell-content-change>
        <table:cell-content-change table:id="ct1377">
          <table:cell-address table:column="418" table:row="113" table:table="1"/>
          <office:change-info>
            <dc:creator> </dc:creator>
            <dc:date>2021-01-11T15:06:54.700643872</dc:date>
          </office:change-info>
          <table:previous table:id="ct419">
            <table:change-track-table-cell office:value-type="string">
              <text:p>~</text:p>
            </table:change-track-table-cell>
          </table:previous>
        </table:cell-content-change>
        <table:cell-content-change table:id="ct1378">
          <table:cell-address table:column="419" table:row="113" table:table="1"/>
          <office:change-info>
            <dc:creator> </dc:creator>
            <dc:date>2021-01-11T15:06:54.700671760</dc:date>
          </office:change-info>
          <table:previous table:id="ct420">
            <table:change-track-table-cell office:value-type="string">
              <text:p>~</text:p>
            </table:change-track-table-cell>
          </table:previous>
        </table:cell-content-change>
        <table:cell-content-change table:id="ct1379">
          <table:cell-address table:column="420" table:row="113" table:table="1"/>
          <office:change-info>
            <dc:creator> </dc:creator>
            <dc:date>2021-01-11T15:06:54.700697527</dc:date>
          </office:change-info>
          <table:previous table:id="ct421">
            <table:change-track-table-cell office:value-type="string">
              <text:p>~</text:p>
            </table:change-track-table-cell>
          </table:previous>
        </table:cell-content-change>
        <table:cell-content-change table:id="ct1380">
          <table:cell-address table:column="421" table:row="113" table:table="1"/>
          <office:change-info>
            <dc:creator> </dc:creator>
            <dc:date>2021-01-11T15:06:54.700718618</dc:date>
          </office:change-info>
          <table:previous table:id="ct422">
            <table:change-track-table-cell office:value-type="string">
              <text:p>~</text:p>
            </table:change-track-table-cell>
          </table:previous>
        </table:cell-content-change>
        <table:cell-content-change table:id="ct1381">
          <table:cell-address table:column="422" table:row="113" table:table="1"/>
          <office:change-info>
            <dc:creator> </dc:creator>
            <dc:date>2021-01-11T15:06:54.700735963</dc:date>
          </office:change-info>
          <table:previous table:id="ct423">
            <table:change-track-table-cell office:value-type="string">
              <text:p>~</text:p>
            </table:change-track-table-cell>
          </table:previous>
        </table:cell-content-change>
        <table:cell-content-change table:id="ct1382">
          <table:cell-address table:column="423" table:row="113" table:table="1"/>
          <office:change-info>
            <dc:creator> </dc:creator>
            <dc:date>2021-01-11T15:06:54.700758031</dc:date>
          </office:change-info>
          <table:previous table:id="ct424">
            <table:change-track-table-cell office:value-type="string">
              <text:p>~</text:p>
            </table:change-track-table-cell>
          </table:previous>
        </table:cell-content-change>
        <table:cell-content-change table:id="ct1383">
          <table:cell-address table:column="424" table:row="113" table:table="1"/>
          <office:change-info>
            <dc:creator> </dc:creator>
            <dc:date>2021-01-11T15:06:54.700782376</dc:date>
          </office:change-info>
          <table:previous table:id="ct425">
            <table:change-track-table-cell office:value-type="string">
              <text:p>~</text:p>
            </table:change-track-table-cell>
          </table:previous>
        </table:cell-content-change>
        <table:cell-content-change table:id="ct1384">
          <table:cell-address table:column="425" table:row="113" table:table="1"/>
          <office:change-info>
            <dc:creator> </dc:creator>
            <dc:date>2021-01-11T15:06:54.700807284</dc:date>
          </office:change-info>
          <table:previous table:id="ct426">
            <table:change-track-table-cell office:value-type="string">
              <text:p>~</text:p>
            </table:change-track-table-cell>
          </table:previous>
        </table:cell-content-change>
        <table:cell-content-change table:id="ct1385">
          <table:cell-address table:column="426" table:row="113" table:table="1"/>
          <office:change-info>
            <dc:creator> </dc:creator>
            <dc:date>2021-01-11T15:06:54.700874227</dc:date>
          </office:change-info>
          <table:previous table:id="ct427">
            <table:change-track-table-cell office:value-type="string">
              <text:p>~</text:p>
            </table:change-track-table-cell>
          </table:previous>
        </table:cell-content-change>
        <table:cell-content-change table:id="ct1386">
          <table:cell-address table:column="427" table:row="113" table:table="1"/>
          <office:change-info>
            <dc:creator> </dc:creator>
            <dc:date>2021-01-11T15:06:54.700890722</dc:date>
          </office:change-info>
          <table:previous table:id="ct428">
            <table:change-track-table-cell office:value-type="string">
              <text:p>~</text:p>
            </table:change-track-table-cell>
          </table:previous>
        </table:cell-content-change>
        <table:cell-content-change table:id="ct1387">
          <table:cell-address table:column="428" table:row="113" table:table="1"/>
          <office:change-info>
            <dc:creator> </dc:creator>
            <dc:date>2021-01-11T15:06:54.700906035</dc:date>
          </office:change-info>
          <table:previous table:id="ct429">
            <table:change-track-table-cell office:value-type="string">
              <text:p>~</text:p>
            </table:change-track-table-cell>
          </table:previous>
        </table:cell-content-change>
        <table:cell-content-change table:id="ct1388">
          <table:cell-address table:column="429" table:row="113" table:table="1"/>
          <office:change-info>
            <dc:creator> </dc:creator>
            <dc:date>2021-01-11T15:06:54.700921131</dc:date>
          </office:change-info>
          <table:previous table:id="ct430">
            <table:change-track-table-cell office:value-type="string">
              <text:p>~</text:p>
            </table:change-track-table-cell>
          </table:previous>
        </table:cell-content-change>
        <table:cell-content-change table:id="ct1389">
          <table:cell-address table:column="430" table:row="113" table:table="1"/>
          <office:change-info>
            <dc:creator> </dc:creator>
            <dc:date>2021-01-11T15:06:54.700936211</dc:date>
          </office:change-info>
          <table:previous table:id="ct431">
            <table:change-track-table-cell office:value-type="string">
              <text:p>~</text:p>
            </table:change-track-table-cell>
          </table:previous>
        </table:cell-content-change>
        <table:cell-content-change table:id="ct1390">
          <table:cell-address table:column="431" table:row="113" table:table="1"/>
          <office:change-info>
            <dc:creator> </dc:creator>
            <dc:date>2021-01-11T15:06:54.700952079</dc:date>
          </office:change-info>
          <table:previous table:id="ct432">
            <table:change-track-table-cell office:value-type="string">
              <text:p>~</text:p>
            </table:change-track-table-cell>
          </table:previous>
        </table:cell-content-change>
        <table:cell-content-change table:id="ct1391">
          <table:cell-address table:column="432" table:row="113" table:table="1"/>
          <office:change-info>
            <dc:creator> </dc:creator>
            <dc:date>2021-01-11T15:06:54.700967237</dc:date>
          </office:change-info>
          <table:previous table:id="ct433">
            <table:change-track-table-cell office:value-type="string">
              <text:p>~</text:p>
            </table:change-track-table-cell>
          </table:previous>
        </table:cell-content-change>
        <table:cell-content-change table:id="ct1392">
          <table:cell-address table:column="433" table:row="113" table:table="1"/>
          <office:change-info>
            <dc:creator> </dc:creator>
            <dc:date>2021-01-11T15:06:54.700982329</dc:date>
          </office:change-info>
          <table:previous table:id="ct434">
            <table:change-track-table-cell office:value-type="string">
              <text:p>~</text:p>
            </table:change-track-table-cell>
          </table:previous>
        </table:cell-content-change>
        <table:cell-content-change table:id="ct1393">
          <table:cell-address table:column="434" table:row="113" table:table="1"/>
          <office:change-info>
            <dc:creator> </dc:creator>
            <dc:date>2021-01-11T15:06:54.700997435</dc:date>
          </office:change-info>
          <table:previous table:id="ct435">
            <table:change-track-table-cell office:value-type="string">
              <text:p>~</text:p>
            </table:change-track-table-cell>
          </table:previous>
        </table:cell-content-change>
        <table:cell-content-change table:id="ct1394">
          <table:cell-address table:column="435" table:row="113" table:table="1"/>
          <office:change-info>
            <dc:creator> </dc:creator>
            <dc:date>2021-01-11T15:06:54.701012486</dc:date>
          </office:change-info>
          <table:previous table:id="ct436">
            <table:change-track-table-cell office:value-type="string">
              <text:p>~</text:p>
            </table:change-track-table-cell>
          </table:previous>
        </table:cell-content-change>
        <table:cell-content-change table:id="ct1395">
          <table:cell-address table:column="436" table:row="113" table:table="1"/>
          <office:change-info>
            <dc:creator> </dc:creator>
            <dc:date>2021-01-11T15:06:54.701027552</dc:date>
          </office:change-info>
          <table:previous table:id="ct437">
            <table:change-track-table-cell office:value-type="string">
              <text:p>~</text:p>
            </table:change-track-table-cell>
          </table:previous>
        </table:cell-content-change>
        <table:cell-content-change table:id="ct1396">
          <table:cell-address table:column="437" table:row="113" table:table="1"/>
          <office:change-info>
            <dc:creator> </dc:creator>
            <dc:date>2021-01-11T15:06:54.701042469</dc:date>
          </office:change-info>
          <table:previous table:id="ct438">
            <table:change-track-table-cell office:value-type="string">
              <text:p>~</text:p>
            </table:change-track-table-cell>
          </table:previous>
        </table:cell-content-change>
        <table:cell-content-change table:id="ct1397">
          <table:cell-address table:column="438" table:row="113" table:table="1"/>
          <office:change-info>
            <dc:creator> </dc:creator>
            <dc:date>2021-01-11T15:06:54.701057592</dc:date>
          </office:change-info>
          <table:previous table:id="ct439">
            <table:change-track-table-cell office:value-type="string">
              <text:p>~</text:p>
            </table:change-track-table-cell>
          </table:previous>
        </table:cell-content-change>
        <table:cell-content-change table:id="ct1398">
          <table:cell-address table:column="439" table:row="113" table:table="1"/>
          <office:change-info>
            <dc:creator> </dc:creator>
            <dc:date>2021-01-11T15:06:54.701073416</dc:date>
          </office:change-info>
          <table:previous table:id="ct440">
            <table:change-track-table-cell office:value-type="string">
              <text:p>~</text:p>
            </table:change-track-table-cell>
          </table:previous>
        </table:cell-content-change>
        <table:cell-content-change table:id="ct1399">
          <table:cell-address table:column="440" table:row="113" table:table="1"/>
          <office:change-info>
            <dc:creator> </dc:creator>
            <dc:date>2021-01-11T15:06:54.701088993</dc:date>
          </office:change-info>
          <table:previous table:id="ct441">
            <table:change-track-table-cell office:value-type="string">
              <text:p>~</text:p>
            </table:change-track-table-cell>
          </table:previous>
        </table:cell-content-change>
        <table:cell-content-change table:id="ct1400">
          <table:cell-address table:column="441" table:row="113" table:table="1"/>
          <office:change-info>
            <dc:creator> </dc:creator>
            <dc:date>2021-01-11T15:06:54.701104015</dc:date>
          </office:change-info>
          <table:previous table:id="ct442">
            <table:change-track-table-cell office:value-type="string">
              <text:p>~</text:p>
            </table:change-track-table-cell>
          </table:previous>
        </table:cell-content-change>
        <table:cell-content-change table:id="ct1401">
          <table:cell-address table:column="442" table:row="113" table:table="1"/>
          <office:change-info>
            <dc:creator> </dc:creator>
            <dc:date>2021-01-11T15:06:54.701118942</dc:date>
          </office:change-info>
          <table:previous table:id="ct443">
            <table:change-track-table-cell office:value-type="string">
              <text:p>~</text:p>
            </table:change-track-table-cell>
          </table:previous>
        </table:cell-content-change>
        <table:cell-content-change table:id="ct1402">
          <table:cell-address table:column="443" table:row="113" table:table="1"/>
          <office:change-info>
            <dc:creator> </dc:creator>
            <dc:date>2021-01-11T15:06:54.701134037</dc:date>
          </office:change-info>
          <table:previous table:id="ct444">
            <table:change-track-table-cell office:value-type="string">
              <text:p>~</text:p>
            </table:change-track-table-cell>
          </table:previous>
        </table:cell-content-change>
        <table:cell-content-change table:id="ct1403">
          <table:cell-address table:column="444" table:row="113" table:table="1"/>
          <office:change-info>
            <dc:creator> </dc:creator>
            <dc:date>2021-01-11T15:06:54.701149050</dc:date>
          </office:change-info>
          <table:previous table:id="ct445">
            <table:change-track-table-cell office:value-type="string">
              <text:p>~</text:p>
            </table:change-track-table-cell>
          </table:previous>
        </table:cell-content-change>
        <table:cell-content-change table:id="ct1404">
          <table:cell-address table:column="445" table:row="113" table:table="1"/>
          <office:change-info>
            <dc:creator> </dc:creator>
            <dc:date>2021-01-11T15:06:54.701164189</dc:date>
          </office:change-info>
          <table:previous table:id="ct446">
            <table:change-track-table-cell office:value-type="string">
              <text:p>~</text:p>
            </table:change-track-table-cell>
          </table:previous>
        </table:cell-content-change>
        <table:cell-content-change table:id="ct1405">
          <table:cell-address table:column="446" table:row="113" table:table="1"/>
          <office:change-info>
            <dc:creator> </dc:creator>
            <dc:date>2021-01-11T15:06:54.701179309</dc:date>
          </office:change-info>
          <table:previous table:id="ct447">
            <table:change-track-table-cell office:value-type="string">
              <text:p>~</text:p>
            </table:change-track-table-cell>
          </table:previous>
        </table:cell-content-change>
        <table:cell-content-change table:id="ct1406">
          <table:cell-address table:column="447" table:row="113" table:table="1"/>
          <office:change-info>
            <dc:creator> </dc:creator>
            <dc:date>2021-01-11T15:06:54.701195044</dc:date>
          </office:change-info>
          <table:previous table:id="ct448">
            <table:change-track-table-cell office:value-type="string">
              <text:p>~</text:p>
            </table:change-track-table-cell>
          </table:previous>
        </table:cell-content-change>
        <table:cell-content-change table:id="ct1407">
          <table:cell-address table:column="448" table:row="113" table:table="1"/>
          <office:change-info>
            <dc:creator> </dc:creator>
            <dc:date>2021-01-11T15:06:54.701210597</dc:date>
          </office:change-info>
          <table:previous table:id="ct449">
            <table:change-track-table-cell office:value-type="string">
              <text:p>~</text:p>
            </table:change-track-table-cell>
          </table:previous>
        </table:cell-content-change>
        <table:cell-content-change table:id="ct1408">
          <table:cell-address table:column="449" table:row="113" table:table="1"/>
          <office:change-info>
            <dc:creator> </dc:creator>
            <dc:date>2021-01-11T15:06:54.701225676</dc:date>
          </office:change-info>
          <table:previous table:id="ct450">
            <table:change-track-table-cell office:value-type="string">
              <text:p>~</text:p>
            </table:change-track-table-cell>
          </table:previous>
        </table:cell-content-change>
        <table:cell-content-change table:id="ct1409">
          <table:cell-address table:column="450" table:row="113" table:table="1"/>
          <office:change-info>
            <dc:creator> </dc:creator>
            <dc:date>2021-01-11T15:06:54.701240384</dc:date>
          </office:change-info>
          <table:previous table:id="ct451">
            <table:change-track-table-cell office:value-type="string">
              <text:p>~</text:p>
            </table:change-track-table-cell>
          </table:previous>
        </table:cell-content-change>
        <table:cell-content-change table:id="ct1410">
          <table:cell-address table:column="451" table:row="113" table:table="1"/>
          <office:change-info>
            <dc:creator> </dc:creator>
            <dc:date>2021-01-11T15:06:54.701255416</dc:date>
          </office:change-info>
          <table:previous table:id="ct452">
            <table:change-track-table-cell office:value-type="string">
              <text:p>~</text:p>
            </table:change-track-table-cell>
          </table:previous>
        </table:cell-content-change>
        <table:cell-content-change table:id="ct1411">
          <table:cell-address table:column="452" table:row="113" table:table="1"/>
          <office:change-info>
            <dc:creator> </dc:creator>
            <dc:date>2021-01-11T15:06:54.701270410</dc:date>
          </office:change-info>
          <table:previous table:id="ct453">
            <table:change-track-table-cell office:value-type="string">
              <text:p>~</text:p>
            </table:change-track-table-cell>
          </table:previous>
        </table:cell-content-change>
        <table:cell-content-change table:id="ct1412">
          <table:cell-address table:column="453" table:row="113" table:table="1"/>
          <office:change-info>
            <dc:creator> </dc:creator>
            <dc:date>2021-01-11T15:06:54.701285352</dc:date>
          </office:change-info>
          <table:previous table:id="ct454">
            <table:change-track-table-cell office:value-type="string">
              <text:p>~</text:p>
            </table:change-track-table-cell>
          </table:previous>
        </table:cell-content-change>
        <table:cell-content-change table:id="ct1413">
          <table:cell-address table:column="454" table:row="113" table:table="1"/>
          <office:change-info>
            <dc:creator> </dc:creator>
            <dc:date>2021-01-11T15:06:54.701300383</dc:date>
          </office:change-info>
          <table:previous table:id="ct455">
            <table:change-track-table-cell office:value-type="string">
              <text:p>~</text:p>
            </table:change-track-table-cell>
          </table:previous>
        </table:cell-content-change>
        <table:cell-content-change table:id="ct1414">
          <table:cell-address table:column="455" table:row="113" table:table="1"/>
          <office:change-info>
            <dc:creator> </dc:creator>
            <dc:date>2021-01-11T15:06:54.701315956</dc:date>
          </office:change-info>
          <table:previous table:id="ct456">
            <table:change-track-table-cell office:value-type="string">
              <text:p>~</text:p>
            </table:change-track-table-cell>
          </table:previous>
        </table:cell-content-change>
        <table:cell-content-change table:id="ct1415">
          <table:cell-address table:column="456" table:row="113" table:table="1"/>
          <office:change-info>
            <dc:creator> </dc:creator>
            <dc:date>2021-01-11T15:06:54.701330915</dc:date>
          </office:change-info>
          <table:previous table:id="ct457">
            <table:change-track-table-cell office:value-type="string">
              <text:p>~</text:p>
            </table:change-track-table-cell>
          </table:previous>
        </table:cell-content-change>
        <table:cell-content-change table:id="ct1416">
          <table:cell-address table:column="457" table:row="113" table:table="1"/>
          <office:change-info>
            <dc:creator> </dc:creator>
            <dc:date>2021-01-11T15:06:54.701346010</dc:date>
          </office:change-info>
          <table:previous table:id="ct458">
            <table:change-track-table-cell office:value-type="string">
              <text:p>~</text:p>
            </table:change-track-table-cell>
          </table:previous>
        </table:cell-content-change>
        <table:cell-content-change table:id="ct1417">
          <table:cell-address table:column="458" table:row="113" table:table="1"/>
          <office:change-info>
            <dc:creator> </dc:creator>
            <dc:date>2021-01-11T15:06:54.701361012</dc:date>
          </office:change-info>
          <table:previous table:id="ct459">
            <table:change-track-table-cell office:value-type="string">
              <text:p>~</text:p>
            </table:change-track-table-cell>
          </table:previous>
        </table:cell-content-change>
        <table:cell-content-change table:id="ct1418">
          <table:cell-address table:column="459" table:row="113" table:table="1"/>
          <office:change-info>
            <dc:creator> </dc:creator>
            <dc:date>2021-01-11T15:06:54.701376131</dc:date>
          </office:change-info>
          <table:previous table:id="ct460">
            <table:change-track-table-cell office:value-type="string">
              <text:p>~</text:p>
            </table:change-track-table-cell>
          </table:previous>
        </table:cell-content-change>
        <table:cell-content-change table:id="ct1419">
          <table:cell-address table:column="460" table:row="113" table:table="1"/>
          <office:change-info>
            <dc:creator> </dc:creator>
            <dc:date>2021-01-11T15:06:54.701391304</dc:date>
          </office:change-info>
          <table:previous table:id="ct461">
            <table:change-track-table-cell office:value-type="string">
              <text:p>~</text:p>
            </table:change-track-table-cell>
          </table:previous>
        </table:cell-content-change>
        <table:cell-content-change table:id="ct1420">
          <table:cell-address table:column="461" table:row="113" table:table="1"/>
          <office:change-info>
            <dc:creator> </dc:creator>
            <dc:date>2021-01-11T15:06:54.701406736</dc:date>
          </office:change-info>
          <table:previous table:id="ct462">
            <table:change-track-table-cell office:value-type="string">
              <text:p>~</text:p>
            </table:change-track-table-cell>
          </table:previous>
        </table:cell-content-change>
        <table:cell-content-change table:id="ct1421">
          <table:cell-address table:column="462" table:row="113" table:table="1"/>
          <office:change-info>
            <dc:creator> </dc:creator>
            <dc:date>2021-01-11T15:06:54.701421682</dc:date>
          </office:change-info>
          <table:previous table:id="ct463">
            <table:change-track-table-cell office:value-type="string">
              <text:p>~</text:p>
            </table:change-track-table-cell>
          </table:previous>
        </table:cell-content-change>
        <table:cell-content-change table:id="ct1422">
          <table:cell-address table:column="463" table:row="113" table:table="1"/>
          <office:change-info>
            <dc:creator> </dc:creator>
            <dc:date>2021-01-11T15:06:54.701437661</dc:date>
          </office:change-info>
          <table:previous table:id="ct464">
            <table:change-track-table-cell office:value-type="string">
              <text:p>~</text:p>
            </table:change-track-table-cell>
          </table:previous>
        </table:cell-content-change>
        <table:cell-content-change table:id="ct1423">
          <table:cell-address table:column="464" table:row="113" table:table="1"/>
          <office:change-info>
            <dc:creator> </dc:creator>
            <dc:date>2021-01-11T15:06:54.701452834</dc:date>
          </office:change-info>
          <table:previous table:id="ct465">
            <table:change-track-table-cell office:value-type="string">
              <text:p>~</text:p>
            </table:change-track-table-cell>
          </table:previous>
        </table:cell-content-change>
        <table:cell-content-change table:id="ct1424">
          <table:cell-address table:column="465" table:row="113" table:table="1"/>
          <office:change-info>
            <dc:creator> </dc:creator>
            <dc:date>2021-01-11T15:06:54.701467679</dc:date>
          </office:change-info>
          <table:previous table:id="ct466">
            <table:change-track-table-cell office:value-type="string">
              <text:p>~</text:p>
            </table:change-track-table-cell>
          </table:previous>
        </table:cell-content-change>
        <table:cell-content-change table:id="ct1425">
          <table:cell-address table:column="466" table:row="113" table:table="1"/>
          <office:change-info>
            <dc:creator> </dc:creator>
            <dc:date>2021-01-11T15:06:54.701482462</dc:date>
          </office:change-info>
          <table:previous table:id="ct467">
            <table:change-track-table-cell office:value-type="string">
              <text:p>~</text:p>
            </table:change-track-table-cell>
          </table:previous>
        </table:cell-content-change>
        <table:cell-content-change table:id="ct1426">
          <table:cell-address table:column="467" table:row="113" table:table="1"/>
          <office:change-info>
            <dc:creator> </dc:creator>
            <dc:date>2021-01-11T15:06:54.701497190</dc:date>
          </office:change-info>
          <table:previous table:id="ct468">
            <table:change-track-table-cell office:value-type="string">
              <text:p>~</text:p>
            </table:change-track-table-cell>
          </table:previous>
        </table:cell-content-change>
        <table:cell-content-change table:id="ct1427">
          <table:cell-address table:column="468" table:row="113" table:table="1"/>
          <office:change-info>
            <dc:creator> </dc:creator>
            <dc:date>2021-01-11T15:06:54.701512150</dc:date>
          </office:change-info>
          <table:previous table:id="ct469">
            <table:change-track-table-cell office:value-type="string">
              <text:p>~</text:p>
            </table:change-track-table-cell>
          </table:previous>
        </table:cell-content-change>
        <table:cell-content-change table:id="ct1428">
          <table:cell-address table:column="469" table:row="113" table:table="1"/>
          <office:change-info>
            <dc:creator> </dc:creator>
            <dc:date>2021-01-11T15:06:54.701526965</dc:date>
          </office:change-info>
          <table:previous table:id="ct470">
            <table:change-track-table-cell office:value-type="string">
              <text:p>~</text:p>
            </table:change-track-table-cell>
          </table:previous>
        </table:cell-content-change>
        <table:cell-content-change table:id="ct1429">
          <table:cell-address table:column="470" table:row="113" table:table="1"/>
          <office:change-info>
            <dc:creator> </dc:creator>
            <dc:date>2021-01-11T15:06:54.701541595</dc:date>
          </office:change-info>
          <table:previous table:id="ct471">
            <table:change-track-table-cell office:value-type="string">
              <text:p>~</text:p>
            </table:change-track-table-cell>
          </table:previous>
        </table:cell-content-change>
        <table:cell-content-change table:id="ct1430">
          <table:cell-address table:column="471" table:row="113" table:table="1"/>
          <office:change-info>
            <dc:creator> </dc:creator>
            <dc:date>2021-01-11T15:06:54.701557109</dc:date>
          </office:change-info>
          <table:previous table:id="ct472">
            <table:change-track-table-cell office:value-type="string">
              <text:p>~</text:p>
            </table:change-track-table-cell>
          </table:previous>
        </table:cell-content-change>
        <table:cell-content-change table:id="ct1431">
          <table:cell-address table:column="472" table:row="113" table:table="1"/>
          <office:change-info>
            <dc:creator> </dc:creator>
            <dc:date>2021-01-11T15:06:54.701572095</dc:date>
          </office:change-info>
          <table:previous table:id="ct473">
            <table:change-track-table-cell office:value-type="string">
              <text:p>~</text:p>
            </table:change-track-table-cell>
          </table:previous>
        </table:cell-content-change>
        <table:cell-content-change table:id="ct1432">
          <table:cell-address table:column="473" table:row="113" table:table="1"/>
          <office:change-info>
            <dc:creator> </dc:creator>
            <dc:date>2021-01-11T15:06:54.701586790</dc:date>
          </office:change-info>
          <table:previous table:id="ct474">
            <table:change-track-table-cell office:value-type="string">
              <text:p>~</text:p>
            </table:change-track-table-cell>
          </table:previous>
        </table:cell-content-change>
        <table:cell-content-change table:id="ct1433">
          <table:cell-address table:column="474" table:row="113" table:table="1"/>
          <office:change-info>
            <dc:creator> </dc:creator>
            <dc:date>2021-01-11T15:06:54.701601378</dc:date>
          </office:change-info>
          <table:previous table:id="ct475">
            <table:change-track-table-cell office:value-type="string">
              <text:p>~</text:p>
            </table:change-track-table-cell>
          </table:previous>
        </table:cell-content-change>
        <table:cell-content-change table:id="ct1434">
          <table:cell-address table:column="475" table:row="113" table:table="1"/>
          <office:change-info>
            <dc:creator> </dc:creator>
            <dc:date>2021-01-11T15:06:54.701616315</dc:date>
          </office:change-info>
          <table:previous table:id="ct476">
            <table:change-track-table-cell office:value-type="string">
              <text:p>~</text:p>
            </table:change-track-table-cell>
          </table:previous>
        </table:cell-content-change>
        <table:cell-content-change table:id="ct1435">
          <table:cell-address table:column="476" table:row="113" table:table="1"/>
          <office:change-info>
            <dc:creator> </dc:creator>
            <dc:date>2021-01-11T15:06:54.701631056</dc:date>
          </office:change-info>
          <table:previous table:id="ct477">
            <table:change-track-table-cell office:value-type="string">
              <text:p>~</text:p>
            </table:change-track-table-cell>
          </table:previous>
        </table:cell-content-change>
        <table:cell-content-change table:id="ct1436">
          <table:cell-address table:column="477" table:row="113" table:table="1"/>
          <office:change-info>
            <dc:creator> </dc:creator>
            <dc:date>2021-01-11T15:06:54.701645784</dc:date>
          </office:change-info>
          <table:previous table:id="ct478">
            <table:change-track-table-cell office:value-type="string">
              <text:p>~</text:p>
            </table:change-track-table-cell>
          </table:previous>
        </table:cell-content-change>
        <table:cell-content-change table:id="ct1437">
          <table:cell-address table:column="478" table:row="113" table:table="1"/>
          <office:change-info>
            <dc:creator> </dc:creator>
            <dc:date>2021-01-11T15:06:54.701660447</dc:date>
          </office:change-info>
          <table:previous table:id="ct479">
            <table:change-track-table-cell office:value-type="string">
              <text:p>~</text:p>
            </table:change-track-table-cell>
          </table:previous>
        </table:cell-content-change>
        <table:cell-content-change table:id="ct1438">
          <table:cell-address table:column="479" table:row="113" table:table="1"/>
          <office:change-info>
            <dc:creator> </dc:creator>
            <dc:date>2021-01-11T15:06:54.701676075</dc:date>
          </office:change-info>
          <table:previous table:id="ct480">
            <table:change-track-table-cell office:value-type="string">
              <text:p>~</text:p>
            </table:change-track-table-cell>
          </table:previous>
        </table:cell-content-change>
        <table:cell-content-change table:id="ct1439">
          <table:cell-address table:column="480" table:row="113" table:table="1"/>
          <office:change-info>
            <dc:creator> </dc:creator>
            <dc:date>2021-01-11T15:06:54.701690967</dc:date>
          </office:change-info>
          <table:previous table:id="ct481">
            <table:change-track-table-cell office:value-type="string">
              <text:p>~</text:p>
            </table:change-track-table-cell>
          </table:previous>
        </table:cell-content-change>
        <table:cell-content-change table:id="ct1440">
          <table:cell-address table:column="481" table:row="113" table:table="1"/>
          <office:change-info>
            <dc:creator> </dc:creator>
            <dc:date>2021-01-11T15:06:54.701705756</dc:date>
          </office:change-info>
          <table:previous table:id="ct482">
            <table:change-track-table-cell office:value-type="string">
              <text:p>~</text:p>
            </table:change-track-table-cell>
          </table:previous>
        </table:cell-content-change>
        <table:cell-content-change table:id="ct1441">
          <table:cell-address table:column="482" table:row="113" table:table="1"/>
          <office:change-info>
            <dc:creator> </dc:creator>
            <dc:date>2021-01-11T15:06:54.701720482</dc:date>
          </office:change-info>
          <table:previous table:id="ct483">
            <table:change-track-table-cell office:value-type="string">
              <text:p>~</text:p>
            </table:change-track-table-cell>
          </table:previous>
        </table:cell-content-change>
        <table:cell-content-change table:id="ct1442">
          <table:cell-address table:column="483" table:row="113" table:table="1"/>
          <office:change-info>
            <dc:creator> </dc:creator>
            <dc:date>2021-01-11T15:06:54.701735310</dc:date>
          </office:change-info>
          <table:previous table:id="ct484">
            <table:change-track-table-cell office:value-type="string">
              <text:p>~</text:p>
            </table:change-track-table-cell>
          </table:previous>
        </table:cell-content-change>
        <table:cell-content-change table:id="ct1443">
          <table:cell-address table:column="484" table:row="113" table:table="1"/>
          <office:change-info>
            <dc:creator> </dc:creator>
            <dc:date>2021-01-11T15:06:54.701750106</dc:date>
          </office:change-info>
          <table:previous table:id="ct485">
            <table:change-track-table-cell office:value-type="string">
              <text:p>~</text:p>
            </table:change-track-table-cell>
          </table:previous>
        </table:cell-content-change>
        <table:cell-content-change table:id="ct1444">
          <table:cell-address table:column="485" table:row="113" table:table="1"/>
          <office:change-info>
            <dc:creator> </dc:creator>
            <dc:date>2021-01-11T15:06:54.701765106</dc:date>
          </office:change-info>
          <table:previous table:id="ct486">
            <table:change-track-table-cell office:value-type="string">
              <text:p>~</text:p>
            </table:change-track-table-cell>
          </table:previous>
        </table:cell-content-change>
        <table:cell-content-change table:id="ct1445">
          <table:cell-address table:column="486" table:row="113" table:table="1"/>
          <office:change-info>
            <dc:creator> </dc:creator>
            <dc:date>2021-01-11T15:06:54.701779851</dc:date>
          </office:change-info>
          <table:previous table:id="ct487">
            <table:change-track-table-cell office:value-type="string">
              <text:p>~</text:p>
            </table:change-track-table-cell>
          </table:previous>
        </table:cell-content-change>
        <table:cell-content-change table:id="ct1446">
          <table:cell-address table:column="487" table:row="113" table:table="1"/>
          <office:change-info>
            <dc:creator> </dc:creator>
            <dc:date>2021-01-11T15:06:54.701795383</dc:date>
          </office:change-info>
          <table:previous table:id="ct488">
            <table:change-track-table-cell office:value-type="string">
              <text:p>~</text:p>
            </table:change-track-table-cell>
          </table:previous>
        </table:cell-content-change>
        <table:cell-content-change table:id="ct1447">
          <table:cell-address table:column="488" table:row="113" table:table="1"/>
          <office:change-info>
            <dc:creator> </dc:creator>
            <dc:date>2021-01-11T15:06:54.701810451</dc:date>
          </office:change-info>
          <table:previous table:id="ct489">
            <table:change-track-table-cell office:value-type="string">
              <text:p>~</text:p>
            </table:change-track-table-cell>
          </table:previous>
        </table:cell-content-change>
        <table:cell-content-change table:id="ct1448">
          <table:cell-address table:column="489" table:row="113" table:table="1"/>
          <office:change-info>
            <dc:creator> </dc:creator>
            <dc:date>2021-01-11T15:06:54.701825305</dc:date>
          </office:change-info>
          <table:previous table:id="ct490">
            <table:change-track-table-cell office:value-type="string">
              <text:p>~</text:p>
            </table:change-track-table-cell>
          </table:previous>
        </table:cell-content-change>
        <table:cell-content-change table:id="ct1449">
          <table:cell-address table:column="490" table:row="113" table:table="1"/>
          <office:change-info>
            <dc:creator> </dc:creator>
            <dc:date>2021-01-11T15:06:54.701839897</dc:date>
          </office:change-info>
          <table:previous table:id="ct491">
            <table:change-track-table-cell office:value-type="string">
              <text:p>~</text:p>
            </table:change-track-table-cell>
          </table:previous>
        </table:cell-content-change>
        <table:cell-content-change table:id="ct1450">
          <table:cell-address table:column="491" table:row="113" table:table="1"/>
          <office:change-info>
            <dc:creator> </dc:creator>
            <dc:date>2021-01-11T15:06:54.701854863</dc:date>
          </office:change-info>
          <table:previous table:id="ct492">
            <table:change-track-table-cell office:value-type="string">
              <text:p>~</text:p>
            </table:change-track-table-cell>
          </table:previous>
        </table:cell-content-change>
        <table:cell-content-change table:id="ct1451">
          <table:cell-address table:column="492" table:row="113" table:table="1"/>
          <office:change-info>
            <dc:creator> </dc:creator>
            <dc:date>2021-01-11T15:06:54.701869904</dc:date>
          </office:change-info>
          <table:previous table:id="ct493">
            <table:change-track-table-cell office:value-type="string">
              <text:p>~</text:p>
            </table:change-track-table-cell>
          </table:previous>
        </table:cell-content-change>
        <table:cell-content-change table:id="ct1452">
          <table:cell-address table:column="493" table:row="113" table:table="1"/>
          <office:change-info>
            <dc:creator> </dc:creator>
            <dc:date>2021-01-11T15:06:54.701884500</dc:date>
          </office:change-info>
          <table:previous table:id="ct494">
            <table:change-track-table-cell office:value-type="string">
              <text:p>~</text:p>
            </table:change-track-table-cell>
          </table:previous>
        </table:cell-content-change>
        <table:cell-content-change table:id="ct1453">
          <table:cell-address table:column="494" table:row="113" table:table="1"/>
          <office:change-info>
            <dc:creator> </dc:creator>
            <dc:date>2021-01-11T15:06:54.701899225</dc:date>
          </office:change-info>
          <table:previous table:id="ct495">
            <table:change-track-table-cell office:value-type="string">
              <text:p>~</text:p>
            </table:change-track-table-cell>
          </table:previous>
        </table:cell-content-change>
        <table:cell-content-change table:id="ct1454">
          <table:cell-address table:column="495" table:row="113" table:table="1"/>
          <office:change-info>
            <dc:creator> </dc:creator>
            <dc:date>2021-01-11T15:06:54.701914819</dc:date>
          </office:change-info>
          <table:previous table:id="ct496">
            <table:change-track-table-cell office:value-type="string">
              <text:p>~</text:p>
            </table:change-track-table-cell>
          </table:previous>
        </table:cell-content-change>
        <table:cell-content-change table:id="ct1455">
          <table:cell-address table:column="496" table:row="113" table:table="1"/>
          <office:change-info>
            <dc:creator> </dc:creator>
            <dc:date>2021-01-11T15:06:54.701929828</dc:date>
          </office:change-info>
          <table:previous table:id="ct497">
            <table:change-track-table-cell office:value-type="string">
              <text:p>~</text:p>
            </table:change-track-table-cell>
          </table:previous>
        </table:cell-content-change>
        <table:cell-content-change table:id="ct1456">
          <table:cell-address table:column="497" table:row="113" table:table="1"/>
          <office:change-info>
            <dc:creator> </dc:creator>
            <dc:date>2021-01-11T15:06:54.701944372</dc:date>
          </office:change-info>
          <table:previous table:id="ct498">
            <table:change-track-table-cell office:value-type="string">
              <text:p>~</text:p>
            </table:change-track-table-cell>
          </table:previous>
        </table:cell-content-change>
        <table:cell-content-change table:id="ct1457">
          <table:cell-address table:column="498" table:row="113" table:table="1"/>
          <office:change-info>
            <dc:creator> </dc:creator>
            <dc:date>2021-01-11T15:06:54.701959163</dc:date>
          </office:change-info>
          <table:previous table:id="ct499">
            <table:change-track-table-cell office:value-type="string">
              <text:p>~</text:p>
            </table:change-track-table-cell>
          </table:previous>
        </table:cell-content-change>
        <table:cell-content-change table:id="ct1458">
          <table:cell-address table:column="499" table:row="113" table:table="1"/>
          <office:change-info>
            <dc:creator> </dc:creator>
            <dc:date>2021-01-11T15:06:54.701974217</dc:date>
          </office:change-info>
          <table:previous table:id="ct500">
            <table:change-track-table-cell office:value-type="string">
              <text:p>~</text:p>
            </table:change-track-table-cell>
          </table:previous>
        </table:cell-content-change>
        <table:cell-content-change table:id="ct1459">
          <table:cell-address table:column="500" table:row="113" table:table="1"/>
          <office:change-info>
            <dc:creator> </dc:creator>
            <dc:date>2021-01-11T15:06:54.701989158</dc:date>
          </office:change-info>
          <table:previous table:id="ct501">
            <table:change-track-table-cell office:value-type="string">
              <text:p>~</text:p>
            </table:change-track-table-cell>
          </table:previous>
        </table:cell-content-change>
        <table:cell-content-change table:id="ct1460">
          <table:cell-address table:column="501" table:row="113" table:table="1"/>
          <office:change-info>
            <dc:creator> </dc:creator>
            <dc:date>2021-01-11T15:06:54.702004072</dc:date>
          </office:change-info>
          <table:previous table:id="ct502">
            <table:change-track-table-cell office:value-type="string">
              <text:p>~</text:p>
            </table:change-track-table-cell>
          </table:previous>
        </table:cell-content-change>
        <table:cell-content-change table:id="ct1461">
          <table:cell-address table:column="502" table:row="113" table:table="1"/>
          <office:change-info>
            <dc:creator> </dc:creator>
            <dc:date>2021-01-11T15:06:54.702018811</dc:date>
          </office:change-info>
          <table:previous table:id="ct503">
            <table:change-track-table-cell office:value-type="string">
              <text:p>~</text:p>
            </table:change-track-table-cell>
          </table:previous>
        </table:cell-content-change>
        <table:cell-content-change table:id="ct1462">
          <table:cell-address table:column="503" table:row="113" table:table="1"/>
          <office:change-info>
            <dc:creator> </dc:creator>
            <dc:date>2021-01-11T15:06:54.702034076</dc:date>
          </office:change-info>
          <table:previous table:id="ct504">
            <table:change-track-table-cell office:value-type="string">
              <text:p>~</text:p>
            </table:change-track-table-cell>
          </table:previous>
        </table:cell-content-change>
        <table:cell-content-change table:id="ct1463">
          <table:cell-address table:column="504" table:row="113" table:table="1"/>
          <office:change-info>
            <dc:creator> </dc:creator>
            <dc:date>2021-01-11T15:06:54.702048861</dc:date>
          </office:change-info>
          <table:previous table:id="ct505">
            <table:change-track-table-cell office:value-type="string">
              <text:p>~</text:p>
            </table:change-track-table-cell>
          </table:previous>
        </table:cell-content-change>
        <table:cell-content-change table:id="ct1464">
          <table:cell-address table:column="505" table:row="113" table:table="1"/>
          <office:change-info>
            <dc:creator> </dc:creator>
            <dc:date>2021-01-11T15:06:54.702063581</dc:date>
          </office:change-info>
          <table:previous table:id="ct506">
            <table:change-track-table-cell office:value-type="string">
              <text:p>~</text:p>
            </table:change-track-table-cell>
          </table:previous>
        </table:cell-content-change>
        <table:cell-content-change table:id="ct1465">
          <table:cell-address table:column="506" table:row="113" table:table="1"/>
          <office:change-info>
            <dc:creator> </dc:creator>
            <dc:date>2021-01-11T15:06:54.702078180</dc:date>
          </office:change-info>
          <table:previous table:id="ct507">
            <table:change-track-table-cell office:value-type="string">
              <text:p>~</text:p>
            </table:change-track-table-cell>
          </table:previous>
        </table:cell-content-change>
        <table:cell-content-change table:id="ct1466">
          <table:cell-address table:column="507" table:row="113" table:table="1"/>
          <office:change-info>
            <dc:creator> </dc:creator>
            <dc:date>2021-01-11T15:06:54.702092988</dc:date>
          </office:change-info>
          <table:previous table:id="ct508">
            <table:change-track-table-cell office:value-type="string">
              <text:p>~</text:p>
            </table:change-track-table-cell>
          </table:previous>
        </table:cell-content-change>
        <table:cell-content-change table:id="ct1467">
          <table:cell-address table:column="508" table:row="113" table:table="1"/>
          <office:change-info>
            <dc:creator> </dc:creator>
            <dc:date>2021-01-11T15:06:54.702107713</dc:date>
          </office:change-info>
          <table:previous table:id="ct509">
            <table:change-track-table-cell office:value-type="string">
              <text:p>~</text:p>
            </table:change-track-table-cell>
          </table:previous>
        </table:cell-content-change>
        <table:cell-content-change table:id="ct1468">
          <table:cell-address table:column="509" table:row="113" table:table="1"/>
          <office:change-info>
            <dc:creator> </dc:creator>
            <dc:date>2021-01-11T15:06:54.702122359</dc:date>
          </office:change-info>
          <table:previous table:id="ct510">
            <table:change-track-table-cell office:value-type="string">
              <text:p>~</text:p>
            </table:change-track-table-cell>
          </table:previous>
        </table:cell-content-change>
        <table:cell-content-change table:id="ct1469">
          <table:cell-address table:column="510" table:row="113" table:table="1"/>
          <office:change-info>
            <dc:creator> </dc:creator>
            <dc:date>2021-01-11T15:06:54.702136921</dc:date>
          </office:change-info>
          <table:previous table:id="ct511">
            <table:change-track-table-cell office:value-type="string">
              <text:p>~</text:p>
            </table:change-track-table-cell>
          </table:previous>
        </table:cell-content-change>
        <table:cell-content-change table:id="ct1470">
          <table:cell-address table:column="511" table:row="113" table:table="1"/>
          <office:change-info>
            <dc:creator> </dc:creator>
            <dc:date>2021-01-11T15:06:54.702152243</dc:date>
          </office:change-info>
          <table:previous table:id="ct512">
            <table:change-track-table-cell office:value-type="string">
              <text:p>~</text:p>
            </table:change-track-table-cell>
          </table:previous>
        </table:cell-content-change>
        <table:cell-content-change table:id="ct1471">
          <table:cell-address table:column="512" table:row="113" table:table="1"/>
          <office:change-info>
            <dc:creator> </dc:creator>
            <dc:date>2021-01-11T15:06:54.702166935</dc:date>
          </office:change-info>
          <table:previous table:id="ct513">
            <table:change-track-table-cell office:value-type="string">
              <text:p>~</text:p>
            </table:change-track-table-cell>
          </table:previous>
        </table:cell-content-change>
        <table:cell-content-change table:id="ct1472">
          <table:cell-address table:column="513" table:row="113" table:table="1"/>
          <office:change-info>
            <dc:creator> </dc:creator>
            <dc:date>2021-01-11T15:06:54.702181509</dc:date>
          </office:change-info>
          <table:previous table:id="ct514">
            <table:change-track-table-cell office:value-type="string">
              <text:p>~</text:p>
            </table:change-track-table-cell>
          </table:previous>
        </table:cell-content-change>
        <table:cell-content-change table:id="ct1473">
          <table:cell-address table:column="514" table:row="113" table:table="1"/>
          <office:change-info>
            <dc:creator> </dc:creator>
            <dc:date>2021-01-11T15:06:54.702195943</dc:date>
          </office:change-info>
          <table:previous table:id="ct515">
            <table:change-track-table-cell office:value-type="string">
              <text:p>~</text:p>
            </table:change-track-table-cell>
          </table:previous>
        </table:cell-content-change>
        <table:cell-content-change table:id="ct1474">
          <table:cell-address table:column="515" table:row="113" table:table="1"/>
          <office:change-info>
            <dc:creator> </dc:creator>
            <dc:date>2021-01-11T15:06:54.702210577</dc:date>
          </office:change-info>
          <table:previous table:id="ct516">
            <table:change-track-table-cell office:value-type="string">
              <text:p>~</text:p>
            </table:change-track-table-cell>
          </table:previous>
        </table:cell-content-change>
        <table:cell-content-change table:id="ct1475">
          <table:cell-address table:column="516" table:row="113" table:table="1"/>
          <office:change-info>
            <dc:creator> </dc:creator>
            <dc:date>2021-01-11T15:06:54.702225281</dc:date>
          </office:change-info>
          <table:previous table:id="ct517">
            <table:change-track-table-cell office:value-type="string">
              <text:p>~</text:p>
            </table:change-track-table-cell>
          </table:previous>
        </table:cell-content-change>
        <table:cell-content-change table:id="ct1476">
          <table:cell-address table:column="517" table:row="113" table:table="1"/>
          <office:change-info>
            <dc:creator> </dc:creator>
            <dc:date>2021-01-11T15:06:54.702240116</dc:date>
          </office:change-info>
          <table:previous table:id="ct518">
            <table:change-track-table-cell office:value-type="string">
              <text:p>~</text:p>
            </table:change-track-table-cell>
          </table:previous>
        </table:cell-content-change>
        <table:cell-content-change table:id="ct1477">
          <table:cell-address table:column="518" table:row="113" table:table="1"/>
          <office:change-info>
            <dc:creator> </dc:creator>
            <dc:date>2021-01-11T15:06:54.702254834</dc:date>
          </office:change-info>
          <table:previous table:id="ct519">
            <table:change-track-table-cell office:value-type="string">
              <text:p>~</text:p>
            </table:change-track-table-cell>
          </table:previous>
        </table:cell-content-change>
        <table:cell-content-change table:id="ct1478">
          <table:cell-address table:column="519" table:row="113" table:table="1"/>
          <office:change-info>
            <dc:creator> </dc:creator>
            <dc:date>2021-01-11T15:06:54.702269946</dc:date>
          </office:change-info>
          <table:previous table:id="ct520">
            <table:change-track-table-cell office:value-type="string">
              <text:p>~</text:p>
            </table:change-track-table-cell>
          </table:previous>
        </table:cell-content-change>
        <table:cell-content-change table:id="ct1479">
          <table:cell-address table:column="520" table:row="113" table:table="1"/>
          <office:change-info>
            <dc:creator> </dc:creator>
            <dc:date>2021-01-11T15:06:54.702284449</dc:date>
          </office:change-info>
          <table:previous table:id="ct521">
            <table:change-track-table-cell office:value-type="string">
              <text:p>~</text:p>
            </table:change-track-table-cell>
          </table:previous>
        </table:cell-content-change>
        <table:cell-content-change table:id="ct1480">
          <table:cell-address table:column="521" table:row="113" table:table="1"/>
          <office:change-info>
            <dc:creator> </dc:creator>
            <dc:date>2021-01-11T15:06:54.702299254</dc:date>
          </office:change-info>
          <table:previous table:id="ct522">
            <table:change-track-table-cell office:value-type="string">
              <text:p>~</text:p>
            </table:change-track-table-cell>
          </table:previous>
        </table:cell-content-change>
        <table:cell-content-change table:id="ct1481">
          <table:cell-address table:column="522" table:row="113" table:table="1"/>
          <office:change-info>
            <dc:creator> </dc:creator>
            <dc:date>2021-01-11T15:06:54.702313795</dc:date>
          </office:change-info>
          <table:previous table:id="ct523">
            <table:change-track-table-cell office:value-type="string">
              <text:p>~</text:p>
            </table:change-track-table-cell>
          </table:previous>
        </table:cell-content-change>
        <table:cell-content-change table:id="ct1482">
          <table:cell-address table:column="523" table:row="113" table:table="1"/>
          <office:change-info>
            <dc:creator> </dc:creator>
            <dc:date>2021-01-11T15:06:54.702328587</dc:date>
          </office:change-info>
          <table:previous table:id="ct524">
            <table:change-track-table-cell office:value-type="string">
              <text:p>~</text:p>
            </table:change-track-table-cell>
          </table:previous>
        </table:cell-content-change>
        <table:cell-content-change table:id="ct1483">
          <table:cell-address table:column="524" table:row="113" table:table="1"/>
          <office:change-info>
            <dc:creator> </dc:creator>
            <dc:date>2021-01-11T15:06:54.702343080</dc:date>
          </office:change-info>
          <table:previous table:id="ct525">
            <table:change-track-table-cell office:value-type="string">
              <text:p>~</text:p>
            </table:change-track-table-cell>
          </table:previous>
        </table:cell-content-change>
        <table:cell-content-change table:id="ct1484">
          <table:cell-address table:column="525" table:row="113" table:table="1"/>
          <office:change-info>
            <dc:creator> </dc:creator>
            <dc:date>2021-01-11T15:06:54.702357785</dc:date>
          </office:change-info>
          <table:previous table:id="ct526">
            <table:change-track-table-cell office:value-type="string">
              <text:p>~</text:p>
            </table:change-track-table-cell>
          </table:previous>
        </table:cell-content-change>
        <table:cell-content-change table:id="ct1485">
          <table:cell-address table:column="526" table:row="113" table:table="1"/>
          <office:change-info>
            <dc:creator> </dc:creator>
            <dc:date>2021-01-11T15:06:54.702372144</dc:date>
          </office:change-info>
          <table:previous table:id="ct527">
            <table:change-track-table-cell office:value-type="string">
              <text:p>~</text:p>
            </table:change-track-table-cell>
          </table:previous>
        </table:cell-content-change>
        <table:cell-content-change table:id="ct1486">
          <table:cell-address table:column="527" table:row="113" table:table="1"/>
          <office:change-info>
            <dc:creator> </dc:creator>
            <dc:date>2021-01-11T15:06:54.702387172</dc:date>
          </office:change-info>
          <table:previous table:id="ct528">
            <table:change-track-table-cell office:value-type="string">
              <text:p>~</text:p>
            </table:change-track-table-cell>
          </table:previous>
        </table:cell-content-change>
        <table:cell-content-change table:id="ct1487">
          <table:cell-address table:column="528" table:row="113" table:table="1"/>
          <office:change-info>
            <dc:creator> </dc:creator>
            <dc:date>2021-01-11T15:06:54.702401671</dc:date>
          </office:change-info>
          <table:previous table:id="ct529">
            <table:change-track-table-cell office:value-type="string">
              <text:p>~</text:p>
            </table:change-track-table-cell>
          </table:previous>
        </table:cell-content-change>
        <table:cell-content-change table:id="ct1488">
          <table:cell-address table:column="529" table:row="113" table:table="1"/>
          <office:change-info>
            <dc:creator> </dc:creator>
            <dc:date>2021-01-11T15:06:54.702415976</dc:date>
          </office:change-info>
          <table:previous table:id="ct530">
            <table:change-track-table-cell office:value-type="string">
              <text:p>~</text:p>
            </table:change-track-table-cell>
          </table:previous>
        </table:cell-content-change>
        <table:cell-content-change table:id="ct1489">
          <table:cell-address table:column="530" table:row="113" table:table="1"/>
          <office:change-info>
            <dc:creator> </dc:creator>
            <dc:date>2021-01-11T15:06:54.702430540</dc:date>
          </office:change-info>
          <table:previous table:id="ct531">
            <table:change-track-table-cell office:value-type="string">
              <text:p>~</text:p>
            </table:change-track-table-cell>
          </table:previous>
        </table:cell-content-change>
        <table:cell-content-change table:id="ct1490">
          <table:cell-address table:column="531" table:row="113" table:table="1"/>
          <office:change-info>
            <dc:creator> </dc:creator>
            <dc:date>2021-01-11T15:06:54.702445751</dc:date>
          </office:change-info>
          <table:previous table:id="ct532">
            <table:change-track-table-cell office:value-type="string">
              <text:p>~</text:p>
            </table:change-track-table-cell>
          </table:previous>
        </table:cell-content-change>
        <table:cell-content-change table:id="ct1491">
          <table:cell-address table:column="532" table:row="113" table:table="1"/>
          <office:change-info>
            <dc:creator> </dc:creator>
            <dc:date>2021-01-11T15:06:54.702460239</dc:date>
          </office:change-info>
          <table:previous table:id="ct533">
            <table:change-track-table-cell office:value-type="string">
              <text:p>~</text:p>
            </table:change-track-table-cell>
          </table:previous>
        </table:cell-content-change>
        <table:cell-content-change table:id="ct1492">
          <table:cell-address table:column="533" table:row="113" table:table="1"/>
          <office:change-info>
            <dc:creator> </dc:creator>
            <dc:date>2021-01-11T15:06:54.702474555</dc:date>
          </office:change-info>
          <table:previous table:id="ct534">
            <table:change-track-table-cell office:value-type="string">
              <text:p>~</text:p>
            </table:change-track-table-cell>
          </table:previous>
        </table:cell-content-change>
        <table:cell-content-change table:id="ct1493">
          <table:cell-address table:column="534" table:row="113" table:table="1"/>
          <office:change-info>
            <dc:creator> </dc:creator>
            <dc:date>2021-01-11T15:06:54.702488912</dc:date>
          </office:change-info>
          <table:previous table:id="ct535">
            <table:change-track-table-cell office:value-type="string">
              <text:p>~</text:p>
            </table:change-track-table-cell>
          </table:previous>
        </table:cell-content-change>
        <table:cell-content-change table:id="ct1494">
          <table:cell-address table:column="535" table:row="113" table:table="1"/>
          <office:change-info>
            <dc:creator> </dc:creator>
            <dc:date>2021-01-11T15:06:54.702504219</dc:date>
          </office:change-info>
          <table:previous table:id="ct536">
            <table:change-track-table-cell office:value-type="string">
              <text:p>~</text:p>
            </table:change-track-table-cell>
          </table:previous>
        </table:cell-content-change>
        <table:cell-content-change table:id="ct1495">
          <table:cell-address table:column="536" table:row="113" table:table="1"/>
          <office:change-info>
            <dc:creator> </dc:creator>
            <dc:date>2021-01-11T15:06:54.702518924</dc:date>
          </office:change-info>
          <table:previous table:id="ct537">
            <table:change-track-table-cell office:value-type="string">
              <text:p>~</text:p>
            </table:change-track-table-cell>
          </table:previous>
        </table:cell-content-change>
        <table:cell-content-change table:id="ct1496">
          <table:cell-address table:column="537" table:row="113" table:table="1"/>
          <office:change-info>
            <dc:creator> </dc:creator>
            <dc:date>2021-01-11T15:06:54.702533352</dc:date>
          </office:change-info>
          <table:previous table:id="ct538">
            <table:change-track-table-cell office:value-type="string">
              <text:p>~</text:p>
            </table:change-track-table-cell>
          </table:previous>
        </table:cell-content-change>
        <table:cell-content-change table:id="ct1497">
          <table:cell-address table:column="538" table:row="113" table:table="1"/>
          <office:change-info>
            <dc:creator> </dc:creator>
            <dc:date>2021-01-11T15:06:54.702547606</dc:date>
          </office:change-info>
          <table:previous table:id="ct539">
            <table:change-track-table-cell office:value-type="string">
              <text:p>~</text:p>
            </table:change-track-table-cell>
          </table:previous>
        </table:cell-content-change>
        <table:cell-content-change table:id="ct1498">
          <table:cell-address table:column="539" table:row="113" table:table="1"/>
          <office:change-info>
            <dc:creator> </dc:creator>
            <dc:date>2021-01-11T15:06:54.702562056</dc:date>
          </office:change-info>
          <table:previous table:id="ct540">
            <table:change-track-table-cell office:value-type="string">
              <text:p>~</text:p>
            </table:change-track-table-cell>
          </table:previous>
        </table:cell-content-change>
        <table:cell-content-change table:id="ct1499">
          <table:cell-address table:column="540" table:row="113" table:table="1"/>
          <office:change-info>
            <dc:creator> </dc:creator>
            <dc:date>2021-01-11T15:06:54.702576637</dc:date>
          </office:change-info>
          <table:previous table:id="ct541">
            <table:change-track-table-cell office:value-type="string">
              <text:p>~</text:p>
            </table:change-track-table-cell>
          </table:previous>
        </table:cell-content-change>
        <table:cell-content-change table:id="ct1500">
          <table:cell-address table:column="541" table:row="113" table:table="1"/>
          <office:change-info>
            <dc:creator> </dc:creator>
            <dc:date>2021-01-11T15:06:54.702591329</dc:date>
          </office:change-info>
          <table:previous table:id="ct542">
            <table:change-track-table-cell office:value-type="string">
              <text:p>~</text:p>
            </table:change-track-table-cell>
          </table:previous>
        </table:cell-content-change>
        <table:cell-content-change table:id="ct1501">
          <table:cell-address table:column="542" table:row="113" table:table="1"/>
          <office:change-info>
            <dc:creator> </dc:creator>
            <dc:date>2021-01-11T15:06:54.702605899</dc:date>
          </office:change-info>
          <table:previous table:id="ct543">
            <table:change-track-table-cell office:value-type="string">
              <text:p>~</text:p>
            </table:change-track-table-cell>
          </table:previous>
        </table:cell-content-change>
        <table:cell-content-change table:id="ct1502">
          <table:cell-address table:column="543" table:row="113" table:table="1"/>
          <office:change-info>
            <dc:creator> </dc:creator>
            <dc:date>2021-01-11T15:06:54.702621248</dc:date>
          </office:change-info>
          <table:previous table:id="ct544">
            <table:change-track-table-cell office:value-type="string">
              <text:p>~</text:p>
            </table:change-track-table-cell>
          </table:previous>
        </table:cell-content-change>
        <table:cell-content-change table:id="ct1503">
          <table:cell-address table:column="544" table:row="113" table:table="1"/>
          <office:change-info>
            <dc:creator> </dc:creator>
            <dc:date>2021-01-11T15:06:54.702635751</dc:date>
          </office:change-info>
          <table:previous table:id="ct545">
            <table:change-track-table-cell office:value-type="string">
              <text:p>~</text:p>
            </table:change-track-table-cell>
          </table:previous>
        </table:cell-content-change>
        <table:cell-content-change table:id="ct1504">
          <table:cell-address table:column="545" table:row="113" table:table="1"/>
          <office:change-info>
            <dc:creator> </dc:creator>
            <dc:date>2021-01-11T15:06:54.702650077</dc:date>
          </office:change-info>
          <table:previous table:id="ct546">
            <table:change-track-table-cell office:value-type="string">
              <text:p>~</text:p>
            </table:change-track-table-cell>
          </table:previous>
        </table:cell-content-change>
        <table:cell-content-change table:id="ct1505">
          <table:cell-address table:column="546" table:row="113" table:table="1"/>
          <office:change-info>
            <dc:creator> </dc:creator>
            <dc:date>2021-01-11T15:06:54.702664476</dc:date>
          </office:change-info>
          <table:previous table:id="ct547">
            <table:change-track-table-cell office:value-type="string">
              <text:p>~</text:p>
            </table:change-track-table-cell>
          </table:previous>
        </table:cell-content-change>
        <table:cell-content-change table:id="ct1506">
          <table:cell-address table:column="547" table:row="113" table:table="1"/>
          <office:change-info>
            <dc:creator> </dc:creator>
            <dc:date>2021-01-11T15:06:54.702679075</dc:date>
          </office:change-info>
          <table:previous table:id="ct548">
            <table:change-track-table-cell office:value-type="string">
              <text:p>~</text:p>
            </table:change-track-table-cell>
          </table:previous>
        </table:cell-content-change>
        <table:cell-content-change table:id="ct1507">
          <table:cell-address table:column="548" table:row="113" table:table="1"/>
          <office:change-info>
            <dc:creator> </dc:creator>
            <dc:date>2021-01-11T15:06:54.702693460</dc:date>
          </office:change-info>
          <table:previous table:id="ct549">
            <table:change-track-table-cell office:value-type="string">
              <text:p>~</text:p>
            </table:change-track-table-cell>
          </table:previous>
        </table:cell-content-change>
        <table:cell-content-change table:id="ct1508">
          <table:cell-address table:column="549" table:row="113" table:table="1"/>
          <office:change-info>
            <dc:creator> </dc:creator>
            <dc:date>2021-01-11T15:06:54.702707971</dc:date>
          </office:change-info>
          <table:previous table:id="ct550">
            <table:change-track-table-cell office:value-type="string">
              <text:p>~</text:p>
            </table:change-track-table-cell>
          </table:previous>
        </table:cell-content-change>
        <table:cell-content-change table:id="ct1509">
          <table:cell-address table:column="550" table:row="113" table:table="1"/>
          <office:change-info>
            <dc:creator> </dc:creator>
            <dc:date>2021-01-11T15:06:54.702722354</dc:date>
          </office:change-info>
          <table:previous table:id="ct551">
            <table:change-track-table-cell office:value-type="string">
              <text:p>~</text:p>
            </table:change-track-table-cell>
          </table:previous>
        </table:cell-content-change>
        <table:cell-content-change table:id="ct1510">
          <table:cell-address table:column="551" table:row="113" table:table="1"/>
          <office:change-info>
            <dc:creator> </dc:creator>
            <dc:date>2021-01-11T15:06:54.702737186</dc:date>
          </office:change-info>
          <table:previous table:id="ct552">
            <table:change-track-table-cell office:value-type="string">
              <text:p>~</text:p>
            </table:change-track-table-cell>
          </table:previous>
        </table:cell-content-change>
        <table:cell-content-change table:id="ct1511">
          <table:cell-address table:column="552" table:row="113" table:table="1"/>
          <office:change-info>
            <dc:creator> </dc:creator>
            <dc:date>2021-01-11T15:06:54.702751807</dc:date>
          </office:change-info>
          <table:previous table:id="ct553">
            <table:change-track-table-cell office:value-type="string">
              <text:p>~</text:p>
            </table:change-track-table-cell>
          </table:previous>
        </table:cell-content-change>
        <table:cell-content-change table:id="ct1512">
          <table:cell-address table:column="553" table:row="113" table:table="1"/>
          <office:change-info>
            <dc:creator> </dc:creator>
            <dc:date>2021-01-11T15:06:54.702766005</dc:date>
          </office:change-info>
          <table:previous table:id="ct554">
            <table:change-track-table-cell office:value-type="string">
              <text:p>~</text:p>
            </table:change-track-table-cell>
          </table:previous>
        </table:cell-content-change>
        <table:cell-content-change table:id="ct1513">
          <table:cell-address table:column="554" table:row="113" table:table="1"/>
          <office:change-info>
            <dc:creator> </dc:creator>
            <dc:date>2021-01-11T15:06:54.702780254</dc:date>
          </office:change-info>
          <table:previous table:id="ct555">
            <table:change-track-table-cell office:value-type="string">
              <text:p>~</text:p>
            </table:change-track-table-cell>
          </table:previous>
        </table:cell-content-change>
        <table:cell-content-change table:id="ct1514">
          <table:cell-address table:column="555" table:row="113" table:table="1"/>
          <office:change-info>
            <dc:creator> </dc:creator>
            <dc:date>2021-01-11T15:06:54.702795201</dc:date>
          </office:change-info>
          <table:previous table:id="ct556">
            <table:change-track-table-cell office:value-type="string">
              <text:p>~</text:p>
            </table:change-track-table-cell>
          </table:previous>
        </table:cell-content-change>
        <table:cell-content-change table:id="ct1515">
          <table:cell-address table:column="556" table:row="113" table:table="1"/>
          <office:change-info>
            <dc:creator> </dc:creator>
            <dc:date>2021-01-11T15:06:54.702809591</dc:date>
          </office:change-info>
          <table:previous table:id="ct557">
            <table:change-track-table-cell office:value-type="string">
              <text:p>~</text:p>
            </table:change-track-table-cell>
          </table:previous>
        </table:cell-content-change>
        <table:cell-content-change table:id="ct1516">
          <table:cell-address table:column="557" table:row="113" table:table="1"/>
          <office:change-info>
            <dc:creator> </dc:creator>
            <dc:date>2021-01-11T15:06:54.702823848</dc:date>
          </office:change-info>
          <table:previous table:id="ct558">
            <table:change-track-table-cell office:value-type="string">
              <text:p>~</text:p>
            </table:change-track-table-cell>
          </table:previous>
        </table:cell-content-change>
        <table:cell-content-change table:id="ct1517">
          <table:cell-address table:column="558" table:row="113" table:table="1"/>
          <office:change-info>
            <dc:creator> </dc:creator>
            <dc:date>2021-01-11T15:06:54.702838069</dc:date>
          </office:change-info>
          <table:previous table:id="ct559">
            <table:change-track-table-cell office:value-type="string">
              <text:p>~</text:p>
            </table:change-track-table-cell>
          </table:previous>
        </table:cell-content-change>
        <table:cell-content-change table:id="ct1518">
          <table:cell-address table:column="559" table:row="113" table:table="1"/>
          <office:change-info>
            <dc:creator> </dc:creator>
            <dc:date>2021-01-11T15:06:54.702852772</dc:date>
          </office:change-info>
          <table:previous table:id="ct560">
            <table:change-track-table-cell office:value-type="string">
              <text:p>~</text:p>
            </table:change-track-table-cell>
          </table:previous>
        </table:cell-content-change>
        <table:cell-content-change table:id="ct1519">
          <table:cell-address table:column="560" table:row="113" table:table="1"/>
          <office:change-info>
            <dc:creator> </dc:creator>
            <dc:date>2021-01-11T15:06:54.702867354</dc:date>
          </office:change-info>
          <table:previous table:id="ct561">
            <table:change-track-table-cell office:value-type="string">
              <text:p>~</text:p>
            </table:change-track-table-cell>
          </table:previous>
        </table:cell-content-change>
        <table:cell-content-change table:id="ct1520">
          <table:cell-address table:column="561" table:row="113" table:table="1"/>
          <office:change-info>
            <dc:creator> </dc:creator>
            <dc:date>2021-01-11T15:06:54.702881520</dc:date>
          </office:change-info>
          <table:previous table:id="ct562">
            <table:change-track-table-cell office:value-type="string">
              <text:p>~</text:p>
            </table:change-track-table-cell>
          </table:previous>
        </table:cell-content-change>
        <table:cell-content-change table:id="ct1521">
          <table:cell-address table:column="562" table:row="113" table:table="1"/>
          <office:change-info>
            <dc:creator> </dc:creator>
            <dc:date>2021-01-11T15:06:54.702895687</dc:date>
          </office:change-info>
          <table:previous table:id="ct563">
            <table:change-track-table-cell office:value-type="string">
              <text:p>~</text:p>
            </table:change-track-table-cell>
          </table:previous>
        </table:cell-content-change>
        <table:cell-content-change table:id="ct1522">
          <table:cell-address table:column="563" table:row="113" table:table="1"/>
          <office:change-info>
            <dc:creator> </dc:creator>
            <dc:date>2021-01-11T15:06:54.702910031</dc:date>
          </office:change-info>
          <table:previous table:id="ct564">
            <table:change-track-table-cell office:value-type="string">
              <text:p>~</text:p>
            </table:change-track-table-cell>
          </table:previous>
        </table:cell-content-change>
        <table:cell-content-change table:id="ct1523">
          <table:cell-address table:column="564" table:row="113" table:table="1"/>
          <office:change-info>
            <dc:creator> </dc:creator>
            <dc:date>2021-01-11T15:06:54.702924176</dc:date>
          </office:change-info>
          <table:previous table:id="ct565">
            <table:change-track-table-cell office:value-type="string">
              <text:p>~</text:p>
            </table:change-track-table-cell>
          </table:previous>
        </table:cell-content-change>
        <table:cell-content-change table:id="ct1524">
          <table:cell-address table:column="565" table:row="113" table:table="1"/>
          <office:change-info>
            <dc:creator> </dc:creator>
            <dc:date>2021-01-11T15:06:54.702938219</dc:date>
          </office:change-info>
          <table:previous table:id="ct566">
            <table:change-track-table-cell office:value-type="string">
              <text:p>~</text:p>
            </table:change-track-table-cell>
          </table:previous>
        </table:cell-content-change>
        <table:cell-content-change table:id="ct1525">
          <table:cell-address table:column="566" table:row="113" table:table="1"/>
          <office:change-info>
            <dc:creator> </dc:creator>
            <dc:date>2021-01-11T15:06:54.702952388</dc:date>
          </office:change-info>
          <table:previous table:id="ct567">
            <table:change-track-table-cell office:value-type="string">
              <text:p>~</text:p>
            </table:change-track-table-cell>
          </table:previous>
        </table:cell-content-change>
        <table:cell-content-change table:id="ct1526">
          <table:cell-address table:column="567" table:row="113" table:table="1"/>
          <office:change-info>
            <dc:creator> </dc:creator>
            <dc:date>2021-01-11T15:06:54.702966740</dc:date>
          </office:change-info>
          <table:previous table:id="ct568">
            <table:change-track-table-cell office:value-type="string">
              <text:p>~</text:p>
            </table:change-track-table-cell>
          </table:previous>
        </table:cell-content-change>
        <table:cell-content-change table:id="ct1527">
          <table:cell-address table:column="568" table:row="113" table:table="1"/>
          <office:change-info>
            <dc:creator> </dc:creator>
            <dc:date>2021-01-11T15:06:54.702980934</dc:date>
          </office:change-info>
          <table:previous table:id="ct569">
            <table:change-track-table-cell office:value-type="string">
              <text:p>~</text:p>
            </table:change-track-table-cell>
          </table:previous>
        </table:cell-content-change>
        <table:cell-content-change table:id="ct1528">
          <table:cell-address table:column="569" table:row="113" table:table="1"/>
          <office:change-info>
            <dc:creator> </dc:creator>
            <dc:date>2021-01-11T15:06:54.702995114</dc:date>
          </office:change-info>
          <table:previous table:id="ct570">
            <table:change-track-table-cell office:value-type="string">
              <text:p>~</text:p>
            </table:change-track-table-cell>
          </table:previous>
        </table:cell-content-change>
        <table:cell-content-change table:id="ct1529">
          <table:cell-address table:column="570" table:row="113" table:table="1"/>
          <office:change-info>
            <dc:creator> </dc:creator>
            <dc:date>2021-01-11T15:06:54.703009068</dc:date>
          </office:change-info>
          <table:previous table:id="ct571">
            <table:change-track-table-cell office:value-type="string">
              <text:p>~</text:p>
            </table:change-track-table-cell>
          </table:previous>
        </table:cell-content-change>
        <table:cell-content-change table:id="ct1530">
          <table:cell-address table:column="571" table:row="113" table:table="1"/>
          <office:change-info>
            <dc:creator> </dc:creator>
            <dc:date>2021-01-11T15:06:54.703023083</dc:date>
          </office:change-info>
          <table:previous table:id="ct572">
            <table:change-track-table-cell office:value-type="string">
              <text:p>~</text:p>
            </table:change-track-table-cell>
          </table:previous>
        </table:cell-content-change>
        <table:cell-content-change table:id="ct1531">
          <table:cell-address table:column="572" table:row="113" table:table="1"/>
          <office:change-info>
            <dc:creator> </dc:creator>
            <dc:date>2021-01-11T15:06:54.703037102</dc:date>
          </office:change-info>
          <table:previous table:id="ct573">
            <table:change-track-table-cell office:value-type="string">
              <text:p>~</text:p>
            </table:change-track-table-cell>
          </table:previous>
        </table:cell-content-change>
        <table:cell-content-change table:id="ct1532">
          <table:cell-address table:column="573" table:row="113" table:table="1"/>
          <office:change-info>
            <dc:creator> </dc:creator>
            <dc:date>2021-01-11T15:06:54.703050894</dc:date>
          </office:change-info>
          <table:previous table:id="ct574">
            <table:change-track-table-cell office:value-type="string">
              <text:p>~</text:p>
            </table:change-track-table-cell>
          </table:previous>
        </table:cell-content-change>
        <table:cell-content-change table:id="ct1533">
          <table:cell-address table:column="574" table:row="113" table:table="1"/>
          <office:change-info>
            <dc:creator> </dc:creator>
            <dc:date>2021-01-11T15:06:54.703064885</dc:date>
          </office:change-info>
          <table:previous table:id="ct575">
            <table:change-track-table-cell office:value-type="string">
              <text:p>~</text:p>
            </table:change-track-table-cell>
          </table:previous>
        </table:cell-content-change>
        <table:cell-content-change table:id="ct1534">
          <table:cell-address table:column="575" table:row="113" table:table="1"/>
          <office:change-info>
            <dc:creator> </dc:creator>
            <dc:date>2021-01-11T15:06:54.703078998</dc:date>
          </office:change-info>
          <table:previous table:id="ct576">
            <table:change-track-table-cell office:value-type="string">
              <text:p>~</text:p>
            </table:change-track-table-cell>
          </table:previous>
        </table:cell-content-change>
        <table:cell-content-change table:id="ct1535">
          <table:cell-address table:column="576" table:row="113" table:table="1"/>
          <office:change-info>
            <dc:creator> </dc:creator>
            <dc:date>2021-01-11T15:06:54.703093224</dc:date>
          </office:change-info>
          <table:previous table:id="ct577">
            <table:change-track-table-cell office:value-type="string">
              <text:p>~</text:p>
            </table:change-track-table-cell>
          </table:previous>
        </table:cell-content-change>
        <table:cell-content-change table:id="ct1536">
          <table:cell-address table:column="577" table:row="113" table:table="1"/>
          <office:change-info>
            <dc:creator> </dc:creator>
            <dc:date>2021-01-11T15:06:54.703107100</dc:date>
          </office:change-info>
          <table:previous table:id="ct578">
            <table:change-track-table-cell office:value-type="string">
              <text:p>~</text:p>
            </table:change-track-table-cell>
          </table:previous>
        </table:cell-content-change>
        <table:cell-content-change table:id="ct1537">
          <table:cell-address table:column="578" table:row="113" table:table="1"/>
          <office:change-info>
            <dc:creator> </dc:creator>
            <dc:date>2021-01-11T15:06:54.703121051</dc:date>
          </office:change-info>
          <table:previous table:id="ct579">
            <table:change-track-table-cell office:value-type="string">
              <text:p>~</text:p>
            </table:change-track-table-cell>
          </table:previous>
        </table:cell-content-change>
        <table:cell-content-change table:id="ct1538">
          <table:cell-address table:column="579" table:row="113" table:table="1"/>
          <office:change-info>
            <dc:creator> </dc:creator>
            <dc:date>2021-01-11T15:06:54.703135287</dc:date>
          </office:change-info>
          <table:previous table:id="ct580">
            <table:change-track-table-cell office:value-type="string">
              <text:p>~</text:p>
            </table:change-track-table-cell>
          </table:previous>
        </table:cell-content-change>
        <table:cell-content-change table:id="ct1539">
          <table:cell-address table:column="580" table:row="113" table:table="1"/>
          <office:change-info>
            <dc:creator> </dc:creator>
            <dc:date>2021-01-11T15:06:54.703149079</dc:date>
          </office:change-info>
          <table:previous table:id="ct581">
            <table:change-track-table-cell office:value-type="string">
              <text:p>~</text:p>
            </table:change-track-table-cell>
          </table:previous>
        </table:cell-content-change>
        <table:cell-content-change table:id="ct1540">
          <table:cell-address table:column="581" table:row="113" table:table="1"/>
          <office:change-info>
            <dc:creator> </dc:creator>
            <dc:date>2021-01-11T15:06:54.703162779</dc:date>
          </office:change-info>
          <table:previous table:id="ct582">
            <table:change-track-table-cell office:value-type="string">
              <text:p>~</text:p>
            </table:change-track-table-cell>
          </table:previous>
        </table:cell-content-change>
        <table:cell-content-change table:id="ct1541">
          <table:cell-address table:column="582" table:row="113" table:table="1"/>
          <office:change-info>
            <dc:creator> </dc:creator>
            <dc:date>2021-01-11T15:06:54.703275501</dc:date>
          </office:change-info>
          <table:previous table:id="ct583">
            <table:change-track-table-cell office:value-type="string">
              <text:p>~</text:p>
            </table:change-track-table-cell>
          </table:previous>
        </table:cell-content-change>
        <table:cell-content-change table:id="ct1542">
          <table:cell-address table:column="583" table:row="113" table:table="1"/>
          <office:change-info>
            <dc:creator> </dc:creator>
            <dc:date>2021-01-11T15:06:54.703294380</dc:date>
          </office:change-info>
          <table:previous table:id="ct584">
            <table:change-track-table-cell office:value-type="string">
              <text:p>~</text:p>
            </table:change-track-table-cell>
          </table:previous>
        </table:cell-content-change>
        <table:cell-content-change table:id="ct1543">
          <table:cell-address table:column="584" table:row="113" table:table="1"/>
          <office:change-info>
            <dc:creator> </dc:creator>
            <dc:date>2021-01-11T15:06:54.703309159</dc:date>
          </office:change-info>
          <table:previous table:id="ct585">
            <table:change-track-table-cell office:value-type="string">
              <text:p>~</text:p>
            </table:change-track-table-cell>
          </table:previous>
        </table:cell-content-change>
        <table:cell-content-change table:id="ct1544">
          <table:cell-address table:column="585" table:row="113" table:table="1"/>
          <office:change-info>
            <dc:creator> </dc:creator>
            <dc:date>2021-01-11T15:06:54.703322873</dc:date>
          </office:change-info>
          <table:previous table:id="ct586">
            <table:change-track-table-cell office:value-type="string">
              <text:p>~</text:p>
            </table:change-track-table-cell>
          </table:previous>
        </table:cell-content-change>
        <table:cell-content-change table:id="ct1545">
          <table:cell-address table:column="586" table:row="113" table:table="1"/>
          <office:change-info>
            <dc:creator> </dc:creator>
            <dc:date>2021-01-11T15:06:54.703336548</dc:date>
          </office:change-info>
          <table:previous table:id="ct587">
            <table:change-track-table-cell office:value-type="string">
              <text:p>~</text:p>
            </table:change-track-table-cell>
          </table:previous>
        </table:cell-content-change>
        <table:cell-content-change table:id="ct1546">
          <table:cell-address table:column="587" table:row="113" table:table="1"/>
          <office:change-info>
            <dc:creator> </dc:creator>
            <dc:date>2021-01-11T15:06:54.703350368</dc:date>
          </office:change-info>
          <table:previous table:id="ct588">
            <table:change-track-table-cell office:value-type="string">
              <text:p>~</text:p>
            </table:change-track-table-cell>
          </table:previous>
        </table:cell-content-change>
        <table:cell-content-change table:id="ct1547">
          <table:cell-address table:column="588" table:row="113" table:table="1"/>
          <office:change-info>
            <dc:creator> </dc:creator>
            <dc:date>2021-01-11T15:06:54.703364006</dc:date>
          </office:change-info>
          <table:previous table:id="ct589">
            <table:change-track-table-cell office:value-type="string">
              <text:p>~</text:p>
            </table:change-track-table-cell>
          </table:previous>
        </table:cell-content-change>
        <table:cell-content-change table:id="ct1548">
          <table:cell-address table:column="589" table:row="113" table:table="1"/>
          <office:change-info>
            <dc:creator> </dc:creator>
            <dc:date>2021-01-11T15:06:54.703377659</dc:date>
          </office:change-info>
          <table:previous table:id="ct590">
            <table:change-track-table-cell office:value-type="string">
              <text:p>~</text:p>
            </table:change-track-table-cell>
          </table:previous>
        </table:cell-content-change>
        <table:cell-content-change table:id="ct1549">
          <table:cell-address table:column="590" table:row="113" table:table="1"/>
          <office:change-info>
            <dc:creator> </dc:creator>
            <dc:date>2021-01-11T15:06:54.703391217</dc:date>
          </office:change-info>
          <table:previous table:id="ct591">
            <table:change-track-table-cell office:value-type="string">
              <text:p>~</text:p>
            </table:change-track-table-cell>
          </table:previous>
        </table:cell-content-change>
        <table:cell-content-change table:id="ct1550">
          <table:cell-address table:column="591" table:row="113" table:table="1"/>
          <office:change-info>
            <dc:creator> </dc:creator>
            <dc:date>2021-01-11T15:06:54.703405345</dc:date>
          </office:change-info>
          <table:previous table:id="ct592">
            <table:change-track-table-cell office:value-type="string">
              <text:p>~</text:p>
            </table:change-track-table-cell>
          </table:previous>
        </table:cell-content-change>
        <table:cell-content-change table:id="ct1551">
          <table:cell-address table:column="592" table:row="113" table:table="1"/>
          <office:change-info>
            <dc:creator> </dc:creator>
            <dc:date>2021-01-11T15:06:54.703419060</dc:date>
          </office:change-info>
          <table:previous table:id="ct593">
            <table:change-track-table-cell office:value-type="string">
              <text:p>~</text:p>
            </table:change-track-table-cell>
          </table:previous>
        </table:cell-content-change>
        <table:cell-content-change table:id="ct1552">
          <table:cell-address table:column="593" table:row="113" table:table="1"/>
          <office:change-info>
            <dc:creator> </dc:creator>
            <dc:date>2021-01-11T15:06:54.703432642</dc:date>
          </office:change-info>
          <table:previous table:id="ct594">
            <table:change-track-table-cell office:value-type="string">
              <text:p>~</text:p>
            </table:change-track-table-cell>
          </table:previous>
        </table:cell-content-change>
        <table:cell-content-change table:id="ct1553">
          <table:cell-address table:column="594" table:row="113" table:table="1"/>
          <office:change-info>
            <dc:creator> </dc:creator>
            <dc:date>2021-01-11T15:06:54.703446117</dc:date>
          </office:change-info>
          <table:previous table:id="ct595">
            <table:change-track-table-cell office:value-type="string">
              <text:p>~</text:p>
            </table:change-track-table-cell>
          </table:previous>
        </table:cell-content-change>
        <table:cell-content-change table:id="ct1554">
          <table:cell-address table:column="595" table:row="113" table:table="1"/>
          <office:change-info>
            <dc:creator> </dc:creator>
            <dc:date>2021-01-11T15:06:54.703459968</dc:date>
          </office:change-info>
          <table:previous table:id="ct596">
            <table:change-track-table-cell office:value-type="string">
              <text:p>~</text:p>
            </table:change-track-table-cell>
          </table:previous>
        </table:cell-content-change>
        <table:cell-content-change table:id="ct1555">
          <table:cell-address table:column="596" table:row="113" table:table="1"/>
          <office:change-info>
            <dc:creator> </dc:creator>
            <dc:date>2021-01-11T15:06:54.703473637</dc:date>
          </office:change-info>
          <table:previous table:id="ct597">
            <table:change-track-table-cell office:value-type="string">
              <text:p>~</text:p>
            </table:change-track-table-cell>
          </table:previous>
        </table:cell-content-change>
        <table:cell-content-change table:id="ct1556">
          <table:cell-address table:column="597" table:row="113" table:table="1"/>
          <office:change-info>
            <dc:creator> </dc:creator>
            <dc:date>2021-01-11T15:06:54.703487125</dc:date>
          </office:change-info>
          <table:previous table:id="ct598">
            <table:change-track-table-cell office:value-type="string">
              <text:p>~</text:p>
            </table:change-track-table-cell>
          </table:previous>
        </table:cell-content-change>
        <table:cell-content-change table:id="ct1557">
          <table:cell-address table:column="598" table:row="113" table:table="1"/>
          <office:change-info>
            <dc:creator> </dc:creator>
            <dc:date>2021-01-11T15:06:54.703500722</dc:date>
          </office:change-info>
          <table:previous table:id="ct599">
            <table:change-track-table-cell office:value-type="string">
              <text:p>~</text:p>
            </table:change-track-table-cell>
          </table:previous>
        </table:cell-content-change>
        <table:cell-content-change table:id="ct1558">
          <table:cell-address table:column="599" table:row="113" table:table="1"/>
          <office:change-info>
            <dc:creator> </dc:creator>
            <dc:date>2021-01-11T15:06:54.703514758</dc:date>
          </office:change-info>
          <table:previous table:id="ct600">
            <table:change-track-table-cell office:value-type="string">
              <text:p>~</text:p>
            </table:change-track-table-cell>
          </table:previous>
        </table:cell-content-change>
        <table:cell-content-change table:id="ct1559">
          <table:cell-address table:column="600" table:row="113" table:table="1"/>
          <office:change-info>
            <dc:creator> </dc:creator>
            <dc:date>2021-01-11T15:06:54.703528785</dc:date>
          </office:change-info>
          <table:previous table:id="ct601">
            <table:change-track-table-cell office:value-type="string">
              <text:p>~</text:p>
            </table:change-track-table-cell>
          </table:previous>
        </table:cell-content-change>
        <table:cell-content-change table:id="ct1560">
          <table:cell-address table:column="601" table:row="113" table:table="1"/>
          <office:change-info>
            <dc:creator> </dc:creator>
            <dc:date>2021-01-11T15:06:54.703542376</dc:date>
          </office:change-info>
          <table:previous table:id="ct602">
            <table:change-track-table-cell office:value-type="string">
              <text:p>~</text:p>
            </table:change-track-table-cell>
          </table:previous>
        </table:cell-content-change>
        <table:cell-content-change table:id="ct1561">
          <table:cell-address table:column="602" table:row="113" table:table="1"/>
          <office:change-info>
            <dc:creator> </dc:creator>
            <dc:date>2021-01-11T15:06:54.703555866</dc:date>
          </office:change-info>
          <table:previous table:id="ct603">
            <table:change-track-table-cell office:value-type="string">
              <text:p>~</text:p>
            </table:change-track-table-cell>
          </table:previous>
        </table:cell-content-change>
        <table:cell-content-change table:id="ct1562">
          <table:cell-address table:column="603" table:row="113" table:table="1"/>
          <office:change-info>
            <dc:creator> </dc:creator>
            <dc:date>2021-01-11T15:06:54.703569546</dc:date>
          </office:change-info>
          <table:previous table:id="ct604">
            <table:change-track-table-cell office:value-type="string">
              <text:p>~</text:p>
            </table:change-track-table-cell>
          </table:previous>
        </table:cell-content-change>
        <table:cell-content-change table:id="ct1563">
          <table:cell-address table:column="604" table:row="113" table:table="1"/>
          <office:change-info>
            <dc:creator> </dc:creator>
            <dc:date>2021-01-11T15:06:54.703583129</dc:date>
          </office:change-info>
          <table:previous table:id="ct605">
            <table:change-track-table-cell office:value-type="string">
              <text:p>~</text:p>
            </table:change-track-table-cell>
          </table:previous>
        </table:cell-content-change>
        <table:cell-content-change table:id="ct1564">
          <table:cell-address table:column="605" table:row="113" table:table="1"/>
          <office:change-info>
            <dc:creator> </dc:creator>
            <dc:date>2021-01-11T15:06:54.703596586</dc:date>
          </office:change-info>
          <table:previous table:id="ct606">
            <table:change-track-table-cell office:value-type="string">
              <text:p>~</text:p>
            </table:change-track-table-cell>
          </table:previous>
        </table:cell-content-change>
        <table:cell-content-change table:id="ct1565">
          <table:cell-address table:column="606" table:row="113" table:table="1"/>
          <office:change-info>
            <dc:creator> </dc:creator>
            <dc:date>2021-01-11T15:06:54.703610363</dc:date>
          </office:change-info>
          <table:previous table:id="ct607">
            <table:change-track-table-cell office:value-type="string">
              <text:p>~</text:p>
            </table:change-track-table-cell>
          </table:previous>
        </table:cell-content-change>
        <table:cell-content-change table:id="ct1566">
          <table:cell-address table:column="607" table:row="113" table:table="1"/>
          <office:change-info>
            <dc:creator> </dc:creator>
            <dc:date>2021-01-11T15:06:54.703624501</dc:date>
          </office:change-info>
          <table:previous table:id="ct608">
            <table:change-track-table-cell office:value-type="string">
              <text:p>~</text:p>
            </table:change-track-table-cell>
          </table:previous>
        </table:cell-content-change>
        <table:cell-content-change table:id="ct1567">
          <table:cell-address table:column="608" table:row="113" table:table="1"/>
          <office:change-info>
            <dc:creator> </dc:creator>
            <dc:date>2021-01-11T15:06:54.703638474</dc:date>
          </office:change-info>
          <table:previous table:id="ct609">
            <table:change-track-table-cell office:value-type="string">
              <text:p>~</text:p>
            </table:change-track-table-cell>
          </table:previous>
        </table:cell-content-change>
        <table:cell-content-change table:id="ct1568">
          <table:cell-address table:column="609" table:row="113" table:table="1"/>
          <office:change-info>
            <dc:creator> </dc:creator>
            <dc:date>2021-01-11T15:06:54.703651875</dc:date>
          </office:change-info>
          <table:previous table:id="ct610">
            <table:change-track-table-cell office:value-type="string">
              <text:p>~</text:p>
            </table:change-track-table-cell>
          </table:previous>
        </table:cell-content-change>
        <table:cell-content-change table:id="ct1569">
          <table:cell-address table:column="610" table:row="113" table:table="1"/>
          <office:change-info>
            <dc:creator> </dc:creator>
            <dc:date>2021-01-11T15:06:54.703665307</dc:date>
          </office:change-info>
          <table:previous table:id="ct611">
            <table:change-track-table-cell office:value-type="string">
              <text:p>~</text:p>
            </table:change-track-table-cell>
          </table:previous>
        </table:cell-content-change>
        <table:cell-content-change table:id="ct1570">
          <table:cell-address table:column="611" table:row="113" table:table="1"/>
          <office:change-info>
            <dc:creator> </dc:creator>
            <dc:date>2021-01-11T15:06:54.703679202</dc:date>
          </office:change-info>
          <table:previous table:id="ct612">
            <table:change-track-table-cell office:value-type="string">
              <text:p>~</text:p>
            </table:change-track-table-cell>
          </table:previous>
        </table:cell-content-change>
        <table:cell-content-change table:id="ct1571">
          <table:cell-address table:column="612" table:row="113" table:table="1"/>
          <office:change-info>
            <dc:creator> </dc:creator>
            <dc:date>2021-01-11T15:06:54.703692988</dc:date>
          </office:change-info>
          <table:previous table:id="ct613">
            <table:change-track-table-cell office:value-type="string">
              <text:p>~</text:p>
            </table:change-track-table-cell>
          </table:previous>
        </table:cell-content-change>
        <table:cell-content-change table:id="ct1572">
          <table:cell-address table:column="613" table:row="113" table:table="1"/>
          <office:change-info>
            <dc:creator> </dc:creator>
            <dc:date>2021-01-11T15:06:54.703714440</dc:date>
          </office:change-info>
          <table:previous table:id="ct614">
            <table:change-track-table-cell office:value-type="string">
              <text:p>~</text:p>
            </table:change-track-table-cell>
          </table:previous>
        </table:cell-content-change>
        <table:cell-content-change table:id="ct1573">
          <table:cell-address table:column="614" table:row="113" table:table="1"/>
          <office:change-info>
            <dc:creator> </dc:creator>
            <dc:date>2021-01-11T15:06:54.703737702</dc:date>
          </office:change-info>
          <table:previous table:id="ct615">
            <table:change-track-table-cell office:value-type="string">
              <text:p>~</text:p>
            </table:change-track-table-cell>
          </table:previous>
        </table:cell-content-change>
        <table:cell-content-change table:id="ct1574">
          <table:cell-address table:column="615" table:row="113" table:table="1"/>
          <office:change-info>
            <dc:creator> </dc:creator>
            <dc:date>2021-01-11T15:06:54.703761926</dc:date>
          </office:change-info>
          <table:previous table:id="ct616">
            <table:change-track-table-cell office:value-type="string">
              <text:p>~</text:p>
            </table:change-track-table-cell>
          </table:previous>
        </table:cell-content-change>
        <table:cell-content-change table:id="ct1575">
          <table:cell-address table:column="616" table:row="113" table:table="1"/>
          <office:change-info>
            <dc:creator> </dc:creator>
            <dc:date>2021-01-11T15:06:54.703786168</dc:date>
          </office:change-info>
          <table:previous table:id="ct617">
            <table:change-track-table-cell office:value-type="string">
              <text:p>~</text:p>
            </table:change-track-table-cell>
          </table:previous>
        </table:cell-content-change>
        <table:cell-content-change table:id="ct1576">
          <table:cell-address table:column="617" table:row="113" table:table="1"/>
          <office:change-info>
            <dc:creator> </dc:creator>
            <dc:date>2021-01-11T15:06:54.703810106</dc:date>
          </office:change-info>
          <table:previous table:id="ct618">
            <table:change-track-table-cell office:value-type="string">
              <text:p>~</text:p>
            </table:change-track-table-cell>
          </table:previous>
        </table:cell-content-change>
        <table:cell-content-change table:id="ct1577">
          <table:cell-address table:column="618" table:row="113" table:table="1"/>
          <office:change-info>
            <dc:creator> </dc:creator>
            <dc:date>2021-01-11T15:06:54.703831150</dc:date>
          </office:change-info>
          <table:previous table:id="ct619">
            <table:change-track-table-cell office:value-type="string">
              <text:p>~</text:p>
            </table:change-track-table-cell>
          </table:previous>
        </table:cell-content-change>
        <table:cell-content-change table:id="ct1578">
          <table:cell-address table:column="619" table:row="113" table:table="1"/>
          <office:change-info>
            <dc:creator> </dc:creator>
            <dc:date>2021-01-11T15:06:54.703851398</dc:date>
          </office:change-info>
          <table:previous table:id="ct620">
            <table:change-track-table-cell office:value-type="string">
              <text:p>~</text:p>
            </table:change-track-table-cell>
          </table:previous>
        </table:cell-content-change>
        <table:cell-content-change table:id="ct1579">
          <table:cell-address table:column="620" table:row="113" table:table="1"/>
          <office:change-info>
            <dc:creator> </dc:creator>
            <dc:date>2021-01-11T15:06:54.703871420</dc:date>
          </office:change-info>
          <table:previous table:id="ct621">
            <table:change-track-table-cell office:value-type="string">
              <text:p>~</text:p>
            </table:change-track-table-cell>
          </table:previous>
        </table:cell-content-change>
        <table:cell-content-change table:id="ct1580">
          <table:cell-address table:column="621" table:row="113" table:table="1"/>
          <office:change-info>
            <dc:creator> </dc:creator>
            <dc:date>2021-01-11T15:06:54.703895192</dc:date>
          </office:change-info>
          <table:previous table:id="ct622">
            <table:change-track-table-cell office:value-type="string">
              <text:p>~</text:p>
            </table:change-track-table-cell>
          </table:previous>
        </table:cell-content-change>
        <table:cell-content-change table:id="ct1581">
          <table:cell-address table:column="622" table:row="113" table:table="1"/>
          <office:change-info>
            <dc:creator> </dc:creator>
            <dc:date>2021-01-11T15:06:54.703916473</dc:date>
          </office:change-info>
          <table:previous table:id="ct623">
            <table:change-track-table-cell office:value-type="string">
              <text:p>~</text:p>
            </table:change-track-table-cell>
          </table:previous>
        </table:cell-content-change>
        <table:cell-content-change table:id="ct1582">
          <table:cell-address table:column="623" table:row="113" table:table="1"/>
          <office:change-info>
            <dc:creator> </dc:creator>
            <dc:date>2021-01-11T15:06:54.703936995</dc:date>
          </office:change-info>
          <table:previous table:id="ct624">
            <table:change-track-table-cell office:value-type="string">
              <text:p>~</text:p>
            </table:change-track-table-cell>
          </table:previous>
        </table:cell-content-change>
        <table:cell-content-change table:id="ct1583">
          <table:cell-address table:column="624" table:row="113" table:table="1"/>
          <office:change-info>
            <dc:creator> </dc:creator>
            <dc:date>2021-01-11T15:06:54.703957634</dc:date>
          </office:change-info>
          <table:previous table:id="ct625">
            <table:change-track-table-cell office:value-type="string">
              <text:p>~</text:p>
            </table:change-track-table-cell>
          </table:previous>
        </table:cell-content-change>
        <table:cell-content-change table:id="ct1584">
          <table:cell-address table:column="625" table:row="113" table:table="1"/>
          <office:change-info>
            <dc:creator> </dc:creator>
            <dc:date>2021-01-11T15:06:54.703978338</dc:date>
          </office:change-info>
          <table:previous table:id="ct626">
            <table:change-track-table-cell office:value-type="string">
              <text:p>~</text:p>
            </table:change-track-table-cell>
          </table:previous>
        </table:cell-content-change>
        <table:cell-content-change table:id="ct1585">
          <table:cell-address table:column="626" table:row="113" table:table="1"/>
          <office:change-info>
            <dc:creator> </dc:creator>
            <dc:date>2021-01-11T15:06:54.704001684</dc:date>
          </office:change-info>
          <table:previous table:id="ct627">
            <table:change-track-table-cell office:value-type="string">
              <text:p>~</text:p>
            </table:change-track-table-cell>
          </table:previous>
        </table:cell-content-change>
        <table:cell-content-change table:id="ct1586">
          <table:cell-address table:column="627" table:row="113" table:table="1"/>
          <office:change-info>
            <dc:creator> </dc:creator>
            <dc:date>2021-01-11T15:06:54.704021840</dc:date>
          </office:change-info>
          <table:previous table:id="ct628">
            <table:change-track-table-cell office:value-type="string">
              <text:p>~</text:p>
            </table:change-track-table-cell>
          </table:previous>
        </table:cell-content-change>
        <table:cell-content-change table:id="ct1587">
          <table:cell-address table:column="628" table:row="113" table:table="1"/>
          <office:change-info>
            <dc:creator> </dc:creator>
            <dc:date>2021-01-11T15:06:54.704041635</dc:date>
          </office:change-info>
          <table:previous table:id="ct629">
            <table:change-track-table-cell office:value-type="string">
              <text:p>~</text:p>
            </table:change-track-table-cell>
          </table:previous>
        </table:cell-content-change>
        <table:cell-content-change table:id="ct1588">
          <table:cell-address table:column="629" table:row="113" table:table="1"/>
          <office:change-info>
            <dc:creator> </dc:creator>
            <dc:date>2021-01-11T15:06:54.704061998</dc:date>
          </office:change-info>
          <table:previous table:id="ct630">
            <table:change-track-table-cell office:value-type="string">
              <text:p>~</text:p>
            </table:change-track-table-cell>
          </table:previous>
        </table:cell-content-change>
        <table:cell-content-change table:id="ct1589">
          <table:cell-address table:column="630" table:row="113" table:table="1"/>
          <office:change-info>
            <dc:creator> </dc:creator>
            <dc:date>2021-01-11T15:06:54.704082462</dc:date>
          </office:change-info>
          <table:previous table:id="ct631">
            <table:change-track-table-cell office:value-type="string">
              <text:p>~</text:p>
            </table:change-track-table-cell>
          </table:previous>
        </table:cell-content-change>
        <table:cell-content-change table:id="ct1590">
          <table:cell-address table:column="631" table:row="113" table:table="1"/>
          <office:change-info>
            <dc:creator> </dc:creator>
            <dc:date>2021-01-11T15:06:54.704104096</dc:date>
          </office:change-info>
          <table:previous table:id="ct632">
            <table:change-track-table-cell office:value-type="string">
              <text:p>~</text:p>
            </table:change-track-table-cell>
          </table:previous>
        </table:cell-content-change>
        <table:cell-content-change table:id="ct1591">
          <table:cell-address table:column="632" table:row="113" table:table="1"/>
          <office:change-info>
            <dc:creator> </dc:creator>
            <dc:date>2021-01-11T15:06:54.704148919</dc:date>
          </office:change-info>
          <table:previous table:id="ct633">
            <table:change-track-table-cell office:value-type="string">
              <text:p>~</text:p>
            </table:change-track-table-cell>
          </table:previous>
        </table:cell-content-change>
        <table:cell-content-change table:id="ct1592">
          <table:cell-address table:column="633" table:row="113" table:table="1"/>
          <office:change-info>
            <dc:creator> </dc:creator>
            <dc:date>2021-01-11T15:06:54.704171310</dc:date>
          </office:change-info>
          <table:previous table:id="ct634">
            <table:change-track-table-cell office:value-type="string">
              <text:p>~</text:p>
            </table:change-track-table-cell>
          </table:previous>
        </table:cell-content-change>
        <table:cell-content-change table:id="ct1593">
          <table:cell-address table:column="634" table:row="113" table:table="1"/>
          <office:change-info>
            <dc:creator> </dc:creator>
            <dc:date>2021-01-11T15:06:54.704192348</dc:date>
          </office:change-info>
          <table:previous table:id="ct635">
            <table:change-track-table-cell office:value-type="string">
              <text:p>~</text:p>
            </table:change-track-table-cell>
          </table:previous>
        </table:cell-content-change>
        <table:cell-content-change table:id="ct1594">
          <table:cell-address table:column="635" table:row="113" table:table="1"/>
          <office:change-info>
            <dc:creator> </dc:creator>
            <dc:date>2021-01-11T15:06:54.704219655</dc:date>
          </office:change-info>
          <table:previous table:id="ct636">
            <table:change-track-table-cell office:value-type="string">
              <text:p>~</text:p>
            </table:change-track-table-cell>
          </table:previous>
        </table:cell-content-change>
        <table:cell-content-change table:id="ct1595">
          <table:cell-address table:column="636" table:row="113" table:table="1"/>
          <office:change-info>
            <dc:creator> </dc:creator>
            <dc:date>2021-01-11T15:06:54.704246088</dc:date>
          </office:change-info>
          <table:previous table:id="ct637">
            <table:change-track-table-cell office:value-type="string">
              <text:p>~</text:p>
            </table:change-track-table-cell>
          </table:previous>
        </table:cell-content-change>
        <table:cell-content-change table:id="ct1596">
          <table:cell-address table:column="637" table:row="113" table:table="1"/>
          <office:change-info>
            <dc:creator> </dc:creator>
            <dc:date>2021-01-11T15:06:54.704267638</dc:date>
          </office:change-info>
          <table:previous table:id="ct638">
            <table:change-track-table-cell office:value-type="string">
              <text:p>~</text:p>
            </table:change-track-table-cell>
          </table:previous>
        </table:cell-content-change>
        <table:cell-content-change table:id="ct1597">
          <table:cell-address table:column="638" table:row="113" table:table="1"/>
          <office:change-info>
            <dc:creator> </dc:creator>
            <dc:date>2021-01-11T15:06:54.704289109</dc:date>
          </office:change-info>
          <table:previous table:id="ct639">
            <table:change-track-table-cell office:value-type="string">
              <text:p>~</text:p>
            </table:change-track-table-cell>
          </table:previous>
        </table:cell-content-change>
        <table:cell-content-change table:id="ct1598">
          <table:cell-address table:column="639" table:row="113" table:table="1"/>
          <office:change-info>
            <dc:creator> </dc:creator>
            <dc:date>2021-01-11T15:06:54.704313240</dc:date>
          </office:change-info>
          <table:previous table:id="ct640">
            <table:change-track-table-cell office:value-type="string">
              <text:p>~</text:p>
            </table:change-track-table-cell>
          </table:previous>
        </table:cell-content-change>
        <table:cell-content-change table:id="ct1599">
          <table:cell-address table:column="640" table:row="113" table:table="1"/>
          <office:change-info>
            <dc:creator> </dc:creator>
            <dc:date>2021-01-11T15:06:54.704334258</dc:date>
          </office:change-info>
          <table:previous table:id="ct641">
            <table:change-track-table-cell office:value-type="string">
              <text:p>~</text:p>
            </table:change-track-table-cell>
          </table:previous>
        </table:cell-content-change>
        <table:cell-content-change table:id="ct1600">
          <table:cell-address table:column="641" table:row="113" table:table="1"/>
          <office:change-info>
            <dc:creator> </dc:creator>
            <dc:date>2021-01-11T15:06:54.704356037</dc:date>
          </office:change-info>
          <table:previous table:id="ct642">
            <table:change-track-table-cell office:value-type="string">
              <text:p>~</text:p>
            </table:change-track-table-cell>
          </table:previous>
        </table:cell-content-change>
        <table:cell-content-change table:id="ct1601">
          <table:cell-address table:column="642" table:row="113" table:table="1"/>
          <office:change-info>
            <dc:creator> </dc:creator>
            <dc:date>2021-01-11T15:06:54.704376587</dc:date>
          </office:change-info>
          <table:previous table:id="ct643">
            <table:change-track-table-cell office:value-type="string">
              <text:p>~</text:p>
            </table:change-track-table-cell>
          </table:previous>
        </table:cell-content-change>
        <table:cell-content-change table:id="ct1602">
          <table:cell-address table:column="643" table:row="113" table:table="1"/>
          <office:change-info>
            <dc:creator> </dc:creator>
            <dc:date>2021-01-11T15:06:54.704397169</dc:date>
          </office:change-info>
          <table:previous table:id="ct644">
            <table:change-track-table-cell office:value-type="string">
              <text:p>~</text:p>
            </table:change-track-table-cell>
          </table:previous>
        </table:cell-content-change>
        <table:cell-content-change table:id="ct1603">
          <table:cell-address table:column="644" table:row="113" table:table="1"/>
          <office:change-info>
            <dc:creator> </dc:creator>
            <dc:date>2021-01-11T15:06:54.704417207</dc:date>
          </office:change-info>
          <table:previous table:id="ct645">
            <table:change-track-table-cell office:value-type="string">
              <text:p>~</text:p>
            </table:change-track-table-cell>
          </table:previous>
        </table:cell-content-change>
        <table:cell-content-change table:id="ct1604">
          <table:cell-address table:column="645" table:row="113" table:table="1"/>
          <office:change-info>
            <dc:creator> </dc:creator>
            <dc:date>2021-01-11T15:06:54.704436699</dc:date>
          </office:change-info>
          <table:previous table:id="ct646">
            <table:change-track-table-cell office:value-type="string">
              <text:p>~</text:p>
            </table:change-track-table-cell>
          </table:previous>
        </table:cell-content-change>
        <table:cell-content-change table:id="ct1605">
          <table:cell-address table:column="646" table:row="113" table:table="1"/>
          <office:change-info>
            <dc:creator> </dc:creator>
            <dc:date>2021-01-11T15:06:54.704457593</dc:date>
          </office:change-info>
          <table:previous table:id="ct647">
            <table:change-track-table-cell office:value-type="string">
              <text:p>~</text:p>
            </table:change-track-table-cell>
          </table:previous>
        </table:cell-content-change>
        <table:cell-content-change table:id="ct1606">
          <table:cell-address table:column="647" table:row="113" table:table="1"/>
          <office:change-info>
            <dc:creator> </dc:creator>
            <dc:date>2021-01-11T15:06:54.704479317</dc:date>
          </office:change-info>
          <table:previous table:id="ct648">
            <table:change-track-table-cell office:value-type="string">
              <text:p>~</text:p>
            </table:change-track-table-cell>
          </table:previous>
        </table:cell-content-change>
        <table:cell-content-change table:id="ct1607">
          <table:cell-address table:column="648" table:row="113" table:table="1"/>
          <office:change-info>
            <dc:creator> </dc:creator>
            <dc:date>2021-01-11T15:06:54.704499950</dc:date>
          </office:change-info>
          <table:previous table:id="ct649">
            <table:change-track-table-cell office:value-type="string">
              <text:p>~</text:p>
            </table:change-track-table-cell>
          </table:previous>
        </table:cell-content-change>
        <table:cell-content-change table:id="ct1608">
          <table:cell-address table:column="649" table:row="113" table:table="1"/>
          <office:change-info>
            <dc:creator> </dc:creator>
            <dc:date>2021-01-11T15:06:54.704519775</dc:date>
          </office:change-info>
          <table:previous table:id="ct650">
            <table:change-track-table-cell office:value-type="string">
              <text:p>~</text:p>
            </table:change-track-table-cell>
          </table:previous>
        </table:cell-content-change>
        <table:cell-content-change table:id="ct1609">
          <table:cell-address table:column="650" table:row="113" table:table="1"/>
          <office:change-info>
            <dc:creator> </dc:creator>
            <dc:date>2021-01-11T15:06:54.704540471</dc:date>
          </office:change-info>
          <table:previous table:id="ct651">
            <table:change-track-table-cell office:value-type="string">
              <text:p>~</text:p>
            </table:change-track-table-cell>
          </table:previous>
        </table:cell-content-change>
        <table:cell-content-change table:id="ct1610">
          <table:cell-address table:column="651" table:row="113" table:table="1"/>
          <office:change-info>
            <dc:creator> </dc:creator>
            <dc:date>2021-01-11T15:06:54.704561613</dc:date>
          </office:change-info>
          <table:previous table:id="ct652">
            <table:change-track-table-cell office:value-type="string">
              <text:p>~</text:p>
            </table:change-track-table-cell>
          </table:previous>
        </table:cell-content-change>
        <table:cell-content-change table:id="ct1611">
          <table:cell-address table:column="652" table:row="113" table:table="1"/>
          <office:change-info>
            <dc:creator> </dc:creator>
            <dc:date>2021-01-11T15:06:54.704582151</dc:date>
          </office:change-info>
          <table:previous table:id="ct653">
            <table:change-track-table-cell office:value-type="string">
              <text:p>~</text:p>
            </table:change-track-table-cell>
          </table:previous>
        </table:cell-content-change>
        <table:cell-content-change table:id="ct1612">
          <table:cell-address table:column="653" table:row="113" table:table="1"/>
          <office:change-info>
            <dc:creator> </dc:creator>
            <dc:date>2021-01-11T15:06:54.704602770</dc:date>
          </office:change-info>
          <table:previous table:id="ct654">
            <table:change-track-table-cell office:value-type="string">
              <text:p>~</text:p>
            </table:change-track-table-cell>
          </table:previous>
        </table:cell-content-change>
        <table:cell-content-change table:id="ct1613">
          <table:cell-address table:column="654" table:row="113" table:table="1"/>
          <office:change-info>
            <dc:creator> </dc:creator>
            <dc:date>2021-01-11T15:06:54.704623288</dc:date>
          </office:change-info>
          <table:previous table:id="ct655">
            <table:change-track-table-cell office:value-type="string">
              <text:p>~</text:p>
            </table:change-track-table-cell>
          </table:previous>
        </table:cell-content-change>
        <table:cell-content-change table:id="ct1614">
          <table:cell-address table:column="655" table:row="113" table:table="1"/>
          <office:change-info>
            <dc:creator> </dc:creator>
            <dc:date>2021-01-11T15:06:54.704644005</dc:date>
          </office:change-info>
          <table:previous table:id="ct656">
            <table:change-track-table-cell office:value-type="string">
              <text:p>~</text:p>
            </table:change-track-table-cell>
          </table:previous>
        </table:cell-content-change>
        <table:cell-content-change table:id="ct1615">
          <table:cell-address table:column="656" table:row="113" table:table="1"/>
          <office:change-info>
            <dc:creator> </dc:creator>
            <dc:date>2021-01-11T15:06:54.704664067</dc:date>
          </office:change-info>
          <table:previous table:id="ct657">
            <table:change-track-table-cell office:value-type="string">
              <text:p>~</text:p>
            </table:change-track-table-cell>
          </table:previous>
        </table:cell-content-change>
        <table:cell-content-change table:id="ct1616">
          <table:cell-address table:column="657" table:row="113" table:table="1"/>
          <office:change-info>
            <dc:creator> </dc:creator>
            <dc:date>2021-01-11T15:06:54.704683142</dc:date>
          </office:change-info>
          <table:previous table:id="ct658">
            <table:change-track-table-cell office:value-type="string">
              <text:p>~</text:p>
            </table:change-track-table-cell>
          </table:previous>
        </table:cell-content-change>
        <table:cell-content-change table:id="ct1617">
          <table:cell-address table:column="658" table:row="113" table:table="1"/>
          <office:change-info>
            <dc:creator> </dc:creator>
            <dc:date>2021-01-11T15:06:54.704701811</dc:date>
          </office:change-info>
          <table:previous table:id="ct659">
            <table:change-track-table-cell office:value-type="string">
              <text:p>~</text:p>
            </table:change-track-table-cell>
          </table:previous>
        </table:cell-content-change>
        <table:cell-content-change table:id="ct1618">
          <table:cell-address table:column="659" table:row="113" table:table="1"/>
          <office:change-info>
            <dc:creator> </dc:creator>
            <dc:date>2021-01-11T15:06:54.704721772</dc:date>
          </office:change-info>
          <table:previous table:id="ct660">
            <table:change-track-table-cell office:value-type="string">
              <text:p>~</text:p>
            </table:change-track-table-cell>
          </table:previous>
        </table:cell-content-change>
        <table:cell-content-change table:id="ct1619">
          <table:cell-address table:column="660" table:row="113" table:table="1"/>
          <office:change-info>
            <dc:creator> </dc:creator>
            <dc:date>2021-01-11T15:06:54.704742140</dc:date>
          </office:change-info>
          <table:previous table:id="ct661">
            <table:change-track-table-cell office:value-type="string">
              <text:p>~</text:p>
            </table:change-track-table-cell>
          </table:previous>
        </table:cell-content-change>
        <table:cell-content-change table:id="ct1620">
          <table:cell-address table:column="661" table:row="113" table:table="1"/>
          <office:change-info>
            <dc:creator> </dc:creator>
            <dc:date>2021-01-11T15:06:54.704761522</dc:date>
          </office:change-info>
          <table:previous table:id="ct662">
            <table:change-track-table-cell office:value-type="string">
              <text:p>~</text:p>
            </table:change-track-table-cell>
          </table:previous>
        </table:cell-content-change>
        <table:cell-content-change table:id="ct1621">
          <table:cell-address table:column="662" table:row="113" table:table="1"/>
          <office:change-info>
            <dc:creator> </dc:creator>
            <dc:date>2021-01-11T15:06:54.704779872</dc:date>
          </office:change-info>
          <table:previous table:id="ct663">
            <table:change-track-table-cell office:value-type="string">
              <text:p>~</text:p>
            </table:change-track-table-cell>
          </table:previous>
        </table:cell-content-change>
        <table:cell-content-change table:id="ct1622">
          <table:cell-address table:column="663" table:row="113" table:table="1"/>
          <office:change-info>
            <dc:creator> </dc:creator>
            <dc:date>2021-01-11T15:06:54.704799432</dc:date>
          </office:change-info>
          <table:previous table:id="ct664">
            <table:change-track-table-cell office:value-type="string">
              <text:p>~</text:p>
            </table:change-track-table-cell>
          </table:previous>
        </table:cell-content-change>
        <table:cell-content-change table:id="ct1623">
          <table:cell-address table:column="664" table:row="113" table:table="1"/>
          <office:change-info>
            <dc:creator> </dc:creator>
            <dc:date>2021-01-11T15:06:54.704818380</dc:date>
          </office:change-info>
          <table:previous table:id="ct665">
            <table:change-track-table-cell office:value-type="string">
              <text:p>~</text:p>
            </table:change-track-table-cell>
          </table:previous>
        </table:cell-content-change>
        <table:cell-content-change table:id="ct1624">
          <table:cell-address table:column="665" table:row="113" table:table="1"/>
          <office:change-info>
            <dc:creator> </dc:creator>
            <dc:date>2021-01-11T15:06:54.704839316</dc:date>
          </office:change-info>
          <table:previous table:id="ct666">
            <table:change-track-table-cell office:value-type="string">
              <text:p>~</text:p>
            </table:change-track-table-cell>
          </table:previous>
        </table:cell-content-change>
        <table:cell-content-change table:id="ct1625">
          <table:cell-address table:column="666" table:row="113" table:table="1"/>
          <office:change-info>
            <dc:creator> </dc:creator>
            <dc:date>2021-01-11T15:06:54.704855818</dc:date>
          </office:change-info>
          <table:previous table:id="ct667">
            <table:change-track-table-cell office:value-type="string">
              <text:p>~</text:p>
            </table:change-track-table-cell>
          </table:previous>
        </table:cell-content-change>
        <table:cell-content-change table:id="ct1626">
          <table:cell-address table:column="667" table:row="113" table:table="1"/>
          <office:change-info>
            <dc:creator> </dc:creator>
            <dc:date>2021-01-11T15:06:54.704870228</dc:date>
          </office:change-info>
          <table:previous table:id="ct668">
            <table:change-track-table-cell office:value-type="string">
              <text:p>~</text:p>
            </table:change-track-table-cell>
          </table:previous>
        </table:cell-content-change>
        <table:cell-content-change table:id="ct1627">
          <table:cell-address table:column="668" table:row="113" table:table="1"/>
          <office:change-info>
            <dc:creator> </dc:creator>
            <dc:date>2021-01-11T15:06:54.704884063</dc:date>
          </office:change-info>
          <table:previous table:id="ct669">
            <table:change-track-table-cell office:value-type="string">
              <text:p>~</text:p>
            </table:change-track-table-cell>
          </table:previous>
        </table:cell-content-change>
        <table:cell-content-change table:id="ct1628">
          <table:cell-address table:column="669" table:row="113" table:table="1"/>
          <office:change-info>
            <dc:creator> </dc:creator>
            <dc:date>2021-01-11T15:06:54.704897612</dc:date>
          </office:change-info>
          <table:previous table:id="ct670">
            <table:change-track-table-cell office:value-type="string">
              <text:p>~</text:p>
            </table:change-track-table-cell>
          </table:previous>
        </table:cell-content-change>
        <table:cell-content-change table:id="ct1629">
          <table:cell-address table:column="670" table:row="113" table:table="1"/>
          <office:change-info>
            <dc:creator> </dc:creator>
            <dc:date>2021-01-11T15:06:54.704911115</dc:date>
          </office:change-info>
          <table:previous table:id="ct671">
            <table:change-track-table-cell office:value-type="string">
              <text:p>~</text:p>
            </table:change-track-table-cell>
          </table:previous>
        </table:cell-content-change>
        <table:cell-content-change table:id="ct1630">
          <table:cell-address table:column="671" table:row="113" table:table="1"/>
          <office:change-info>
            <dc:creator> </dc:creator>
            <dc:date>2021-01-11T15:06:54.704925565</dc:date>
          </office:change-info>
          <table:previous table:id="ct672">
            <table:change-track-table-cell office:value-type="string">
              <text:p>~</text:p>
            </table:change-track-table-cell>
          </table:previous>
        </table:cell-content-change>
        <table:cell-content-change table:id="ct1631">
          <table:cell-address table:column="672" table:row="113" table:table="1"/>
          <office:change-info>
            <dc:creator> </dc:creator>
            <dc:date>2021-01-11T15:06:54.704939380</dc:date>
          </office:change-info>
          <table:previous table:id="ct673">
            <table:change-track-table-cell office:value-type="string">
              <text:p>~</text:p>
            </table:change-track-table-cell>
          </table:previous>
        </table:cell-content-change>
        <table:cell-content-change table:id="ct1632">
          <table:cell-address table:column="673" table:row="113" table:table="1"/>
          <office:change-info>
            <dc:creator> </dc:creator>
            <dc:date>2021-01-11T15:06:54.704952876</dc:date>
          </office:change-info>
          <table:previous table:id="ct674">
            <table:change-track-table-cell office:value-type="string">
              <text:p>~</text:p>
            </table:change-track-table-cell>
          </table:previous>
        </table:cell-content-change>
        <table:cell-content-change table:id="ct1633">
          <table:cell-address table:column="674" table:row="113" table:table="1"/>
          <office:change-info>
            <dc:creator> </dc:creator>
            <dc:date>2021-01-11T15:06:54.704966331</dc:date>
          </office:change-info>
          <table:previous table:id="ct675">
            <table:change-track-table-cell office:value-type="string">
              <text:p>~</text:p>
            </table:change-track-table-cell>
          </table:previous>
        </table:cell-content-change>
        <table:cell-content-change table:id="ct1634">
          <table:cell-address table:column="675" table:row="113" table:table="1"/>
          <office:change-info>
            <dc:creator> </dc:creator>
            <dc:date>2021-01-11T15:06:54.704980172</dc:date>
          </office:change-info>
          <table:previous table:id="ct676">
            <table:change-track-table-cell office:value-type="string">
              <text:p>~</text:p>
            </table:change-track-table-cell>
          </table:previous>
        </table:cell-content-change>
        <table:cell-content-change table:id="ct1635">
          <table:cell-address table:column="676" table:row="113" table:table="1"/>
          <office:change-info>
            <dc:creator> </dc:creator>
            <dc:date>2021-01-11T15:06:54.704993550</dc:date>
          </office:change-info>
          <table:previous table:id="ct677">
            <table:change-track-table-cell office:value-type="string">
              <text:p>~</text:p>
            </table:change-track-table-cell>
          </table:previous>
        </table:cell-content-change>
        <table:cell-content-change table:id="ct1636">
          <table:cell-address table:column="677" table:row="113" table:table="1"/>
          <office:change-info>
            <dc:creator> </dc:creator>
            <dc:date>2021-01-11T15:06:54.705007150</dc:date>
          </office:change-info>
          <table:previous table:id="ct678">
            <table:change-track-table-cell office:value-type="string">
              <text:p>~</text:p>
            </table:change-track-table-cell>
          </table:previous>
        </table:cell-content-change>
        <table:cell-content-change table:id="ct1637">
          <table:cell-address table:column="678" table:row="113" table:table="1"/>
          <office:change-info>
            <dc:creator> </dc:creator>
            <dc:date>2021-01-11T15:06:54.705020685</dc:date>
          </office:change-info>
          <table:previous table:id="ct679">
            <table:change-track-table-cell office:value-type="string">
              <text:p>~</text:p>
            </table:change-track-table-cell>
          </table:previous>
        </table:cell-content-change>
        <table:cell-content-change table:id="ct1638">
          <table:cell-address table:column="679" table:row="113" table:table="1"/>
          <office:change-info>
            <dc:creator> </dc:creator>
            <dc:date>2021-01-11T15:06:54.705035078</dc:date>
          </office:change-info>
          <table:previous table:id="ct680">
            <table:change-track-table-cell office:value-type="string">
              <text:p>~</text:p>
            </table:change-track-table-cell>
          </table:previous>
        </table:cell-content-change>
        <table:cell-content-change table:id="ct1639">
          <table:cell-address table:column="680" table:row="113" table:table="1"/>
          <office:change-info>
            <dc:creator> </dc:creator>
            <dc:date>2021-01-11T15:06:54.705048774</dc:date>
          </office:change-info>
          <table:previous table:id="ct681">
            <table:change-track-table-cell office:value-type="string">
              <text:p>~</text:p>
            </table:change-track-table-cell>
          </table:previous>
        </table:cell-content-change>
        <table:cell-content-change table:id="ct1640">
          <table:cell-address table:column="681" table:row="113" table:table="1"/>
          <office:change-info>
            <dc:creator> </dc:creator>
            <dc:date>2021-01-11T15:06:54.705062385</dc:date>
          </office:change-info>
          <table:previous table:id="ct682">
            <table:change-track-table-cell office:value-type="string">
              <text:p>~</text:p>
            </table:change-track-table-cell>
          </table:previous>
        </table:cell-content-change>
        <table:cell-content-change table:id="ct1641">
          <table:cell-address table:column="682" table:row="113" table:table="1"/>
          <office:change-info>
            <dc:creator> </dc:creator>
            <dc:date>2021-01-11T15:06:54.705076165</dc:date>
          </office:change-info>
          <table:previous table:id="ct683">
            <table:change-track-table-cell office:value-type="string">
              <text:p>~</text:p>
            </table:change-track-table-cell>
          </table:previous>
        </table:cell-content-change>
        <table:cell-content-change table:id="ct1642">
          <table:cell-address table:column="683" table:row="113" table:table="1"/>
          <office:change-info>
            <dc:creator> </dc:creator>
            <dc:date>2021-01-11T15:06:54.705089928</dc:date>
          </office:change-info>
          <table:previous table:id="ct684">
            <table:change-track-table-cell office:value-type="string">
              <text:p>~</text:p>
            </table:change-track-table-cell>
          </table:previous>
        </table:cell-content-change>
        <table:cell-content-change table:id="ct1643">
          <table:cell-address table:column="684" table:row="113" table:table="1"/>
          <office:change-info>
            <dc:creator> </dc:creator>
            <dc:date>2021-01-11T15:06:54.705103501</dc:date>
          </office:change-info>
          <table:previous table:id="ct685">
            <table:change-track-table-cell office:value-type="string">
              <text:p>~</text:p>
            </table:change-track-table-cell>
          </table:previous>
        </table:cell-content-change>
        <table:cell-content-change table:id="ct1644">
          <table:cell-address table:column="685" table:row="113" table:table="1"/>
          <office:change-info>
            <dc:creator> </dc:creator>
            <dc:date>2021-01-11T15:06:54.705117156</dc:date>
          </office:change-info>
          <table:previous table:id="ct686">
            <table:change-track-table-cell office:value-type="string">
              <text:p>~</text:p>
            </table:change-track-table-cell>
          </table:previous>
        </table:cell-content-change>
        <table:cell-content-change table:id="ct1645">
          <table:cell-address table:column="686" table:row="113" table:table="1"/>
          <office:change-info>
            <dc:creator> </dc:creator>
            <dc:date>2021-01-11T15:06:54.705130871</dc:date>
          </office:change-info>
          <table:previous table:id="ct687">
            <table:change-track-table-cell office:value-type="string">
              <text:p>~</text:p>
            </table:change-track-table-cell>
          </table:previous>
        </table:cell-content-change>
        <table:cell-content-change table:id="ct1646">
          <table:cell-address table:column="687" table:row="113" table:table="1"/>
          <office:change-info>
            <dc:creator> </dc:creator>
            <dc:date>2021-01-11T15:06:54.705145649</dc:date>
          </office:change-info>
          <table:previous table:id="ct688">
            <table:change-track-table-cell office:value-type="string">
              <text:p>~</text:p>
            </table:change-track-table-cell>
          </table:previous>
        </table:cell-content-change>
        <table:cell-content-change table:id="ct1647">
          <table:cell-address table:column="688" table:row="113" table:table="1"/>
          <office:change-info>
            <dc:creator> </dc:creator>
            <dc:date>2021-01-11T15:06:54.705159425</dc:date>
          </office:change-info>
          <table:previous table:id="ct689">
            <table:change-track-table-cell office:value-type="string">
              <text:p>~</text:p>
            </table:change-track-table-cell>
          </table:previous>
        </table:cell-content-change>
        <table:cell-content-change table:id="ct1648">
          <table:cell-address table:column="689" table:row="113" table:table="1"/>
          <office:change-info>
            <dc:creator> </dc:creator>
            <dc:date>2021-01-11T15:06:54.705173009</dc:date>
          </office:change-info>
          <table:previous table:id="ct690">
            <table:change-track-table-cell office:value-type="string">
              <text:p>~</text:p>
            </table:change-track-table-cell>
          </table:previous>
        </table:cell-content-change>
        <table:cell-content-change table:id="ct1649">
          <table:cell-address table:column="690" table:row="113" table:table="1"/>
          <office:change-info>
            <dc:creator> </dc:creator>
            <dc:date>2021-01-11T15:06:54.705186836</dc:date>
          </office:change-info>
          <table:previous table:id="ct691">
            <table:change-track-table-cell office:value-type="string">
              <text:p>~</text:p>
            </table:change-track-table-cell>
          </table:previous>
        </table:cell-content-change>
        <table:cell-content-change table:id="ct1650">
          <table:cell-address table:column="691" table:row="113" table:table="1"/>
          <office:change-info>
            <dc:creator> </dc:creator>
            <dc:date>2021-01-11T15:06:54.705200591</dc:date>
          </office:change-info>
          <table:previous table:id="ct692">
            <table:change-track-table-cell office:value-type="string">
              <text:p>~</text:p>
            </table:change-track-table-cell>
          </table:previous>
        </table:cell-content-change>
        <table:cell-content-change table:id="ct1651">
          <table:cell-address table:column="692" table:row="113" table:table="1"/>
          <office:change-info>
            <dc:creator> </dc:creator>
            <dc:date>2021-01-11T15:06:54.705214199</dc:date>
          </office:change-info>
          <table:previous table:id="ct693">
            <table:change-track-table-cell office:value-type="string">
              <text:p>~</text:p>
            </table:change-track-table-cell>
          </table:previous>
        </table:cell-content-change>
        <table:cell-content-change table:id="ct1652">
          <table:cell-address table:column="693" table:row="113" table:table="1"/>
          <office:change-info>
            <dc:creator> </dc:creator>
            <dc:date>2021-01-11T15:06:54.705227754</dc:date>
          </office:change-info>
          <table:previous table:id="ct694">
            <table:change-track-table-cell office:value-type="string">
              <text:p>~</text:p>
            </table:change-track-table-cell>
          </table:previous>
        </table:cell-content-change>
        <table:cell-content-change table:id="ct1653">
          <table:cell-address table:column="694" table:row="113" table:table="1"/>
          <office:change-info>
            <dc:creator> </dc:creator>
            <dc:date>2021-01-11T15:06:54.705241254</dc:date>
          </office:change-info>
          <table:previous table:id="ct695">
            <table:change-track-table-cell office:value-type="string">
              <text:p>~</text:p>
            </table:change-track-table-cell>
          </table:previous>
        </table:cell-content-change>
        <table:cell-content-change table:id="ct1654">
          <table:cell-address table:column="695" table:row="113" table:table="1"/>
          <office:change-info>
            <dc:creator> </dc:creator>
            <dc:date>2021-01-11T15:06:54.705255495</dc:date>
          </office:change-info>
          <table:previous table:id="ct696">
            <table:change-track-table-cell office:value-type="string">
              <text:p>~</text:p>
            </table:change-track-table-cell>
          </table:previous>
        </table:cell-content-change>
        <table:cell-content-change table:id="ct1655">
          <table:cell-address table:column="696" table:row="113" table:table="1"/>
          <office:change-info>
            <dc:creator> </dc:creator>
            <dc:date>2021-01-11T15:06:54.705269305</dc:date>
          </office:change-info>
          <table:previous table:id="ct697">
            <table:change-track-table-cell office:value-type="string">
              <text:p>~</text:p>
            </table:change-track-table-cell>
          </table:previous>
        </table:cell-content-change>
        <table:cell-content-change table:id="ct1656">
          <table:cell-address table:column="697" table:row="113" table:table="1"/>
          <office:change-info>
            <dc:creator> </dc:creator>
            <dc:date>2021-01-11T15:06:54.705282912</dc:date>
          </office:change-info>
          <table:previous table:id="ct698">
            <table:change-track-table-cell office:value-type="string">
              <text:p>~</text:p>
            </table:change-track-table-cell>
          </table:previous>
        </table:cell-content-change>
        <table:cell-content-change table:id="ct1657">
          <table:cell-address table:column="698" table:row="113" table:table="1"/>
          <office:change-info>
            <dc:creator> </dc:creator>
            <dc:date>2021-01-11T15:06:54.705296423</dc:date>
          </office:change-info>
          <table:previous table:id="ct699">
            <table:change-track-table-cell office:value-type="string">
              <text:p>~</text:p>
            </table:change-track-table-cell>
          </table:previous>
        </table:cell-content-change>
        <table:cell-content-change table:id="ct1658">
          <table:cell-address table:column="699" table:row="113" table:table="1"/>
          <office:change-info>
            <dc:creator> </dc:creator>
            <dc:date>2021-01-11T15:06:54.705310493</dc:date>
          </office:change-info>
          <table:previous table:id="ct700">
            <table:change-track-table-cell office:value-type="string">
              <text:p>~</text:p>
            </table:change-track-table-cell>
          </table:previous>
        </table:cell-content-change>
        <table:cell-content-change table:id="ct1659">
          <table:cell-address table:column="700" table:row="113" table:table="1"/>
          <office:change-info>
            <dc:creator> </dc:creator>
            <dc:date>2021-01-11T15:06:54.705326595</dc:date>
          </office:change-info>
          <table:previous table:id="ct701">
            <table:change-track-table-cell office:value-type="string">
              <text:p>~</text:p>
            </table:change-track-table-cell>
          </table:previous>
        </table:cell-content-change>
        <table:cell-content-change table:id="ct1660">
          <table:cell-address table:column="701" table:row="113" table:table="1"/>
          <office:change-info>
            <dc:creator> </dc:creator>
            <dc:date>2021-01-11T15:06:54.705346311</dc:date>
          </office:change-info>
          <table:previous table:id="ct702">
            <table:change-track-table-cell office:value-type="string">
              <text:p>~</text:p>
            </table:change-track-table-cell>
          </table:previous>
        </table:cell-content-change>
        <table:cell-content-change table:id="ct1661">
          <table:cell-address table:column="702" table:row="113" table:table="1"/>
          <office:change-info>
            <dc:creator> </dc:creator>
            <dc:date>2021-01-11T15:06:54.705364759</dc:date>
          </office:change-info>
          <table:previous table:id="ct703">
            <table:change-track-table-cell office:value-type="string">
              <text:p>~</text:p>
            </table:change-track-table-cell>
          </table:previous>
        </table:cell-content-change>
        <table:cell-content-change table:id="ct1662">
          <table:cell-address table:column="703" table:row="113" table:table="1"/>
          <office:change-info>
            <dc:creator> </dc:creator>
            <dc:date>2021-01-11T15:06:54.705383813</dc:date>
          </office:change-info>
          <table:previous table:id="ct704">
            <table:change-track-table-cell office:value-type="string">
              <text:p>~</text:p>
            </table:change-track-table-cell>
          </table:previous>
        </table:cell-content-change>
        <table:cell-content-change table:id="ct1663">
          <table:cell-address table:column="704" table:row="113" table:table="1"/>
          <office:change-info>
            <dc:creator> </dc:creator>
            <dc:date>2021-01-11T15:06:54.705402584</dc:date>
          </office:change-info>
          <table:previous table:id="ct705">
            <table:change-track-table-cell office:value-type="string">
              <text:p>~</text:p>
            </table:change-track-table-cell>
          </table:previous>
        </table:cell-content-change>
        <table:cell-content-change table:id="ct1664">
          <table:cell-address table:column="705" table:row="113" table:table="1"/>
          <office:change-info>
            <dc:creator> </dc:creator>
            <dc:date>2021-01-11T15:06:54.705420502</dc:date>
          </office:change-info>
          <table:previous table:id="ct706">
            <table:change-track-table-cell office:value-type="string">
              <text:p>~</text:p>
            </table:change-track-table-cell>
          </table:previous>
        </table:cell-content-change>
        <table:cell-content-change table:id="ct1665">
          <table:cell-address table:column="706" table:row="113" table:table="1"/>
          <office:change-info>
            <dc:creator> </dc:creator>
            <dc:date>2021-01-11T15:06:54.705438576</dc:date>
          </office:change-info>
          <table:previous table:id="ct707">
            <table:change-track-table-cell office:value-type="string">
              <text:p>~</text:p>
            </table:change-track-table-cell>
          </table:previous>
        </table:cell-content-change>
        <table:cell-content-change table:id="ct1666">
          <table:cell-address table:column="707" table:row="113" table:table="1"/>
          <office:change-info>
            <dc:creator> </dc:creator>
            <dc:date>2021-01-11T15:06:54.705457509</dc:date>
          </office:change-info>
          <table:previous table:id="ct708">
            <table:change-track-table-cell office:value-type="string">
              <text:p>~</text:p>
            </table:change-track-table-cell>
          </table:previous>
        </table:cell-content-change>
        <table:cell-content-change table:id="ct1667">
          <table:cell-address table:column="708" table:row="113" table:table="1"/>
          <office:change-info>
            <dc:creator> </dc:creator>
            <dc:date>2021-01-11T15:06:54.705475681</dc:date>
          </office:change-info>
          <table:previous table:id="ct709">
            <table:change-track-table-cell office:value-type="string">
              <text:p>~</text:p>
            </table:change-track-table-cell>
          </table:previous>
        </table:cell-content-change>
        <table:cell-content-change table:id="ct1668">
          <table:cell-address table:column="709" table:row="113" table:table="1"/>
          <office:change-info>
            <dc:creator> </dc:creator>
            <dc:date>2021-01-11T15:06:54.705493507</dc:date>
          </office:change-info>
          <table:previous table:id="ct710">
            <table:change-track-table-cell office:value-type="string">
              <text:p>~</text:p>
            </table:change-track-table-cell>
          </table:previous>
        </table:cell-content-change>
        <table:cell-content-change table:id="ct1669">
          <table:cell-address table:column="710" table:row="113" table:table="1"/>
          <office:change-info>
            <dc:creator> </dc:creator>
            <dc:date>2021-01-11T15:06:54.705513342</dc:date>
          </office:change-info>
          <table:previous table:id="ct711">
            <table:change-track-table-cell office:value-type="string">
              <text:p>~</text:p>
            </table:change-track-table-cell>
          </table:previous>
        </table:cell-content-change>
        <table:cell-content-change table:id="ct1670">
          <table:cell-address table:column="711" table:row="113" table:table="1"/>
          <office:change-info>
            <dc:creator> </dc:creator>
            <dc:date>2021-01-11T15:06:54.705530645</dc:date>
          </office:change-info>
          <table:previous table:id="ct712">
            <table:change-track-table-cell office:value-type="string">
              <text:p>~</text:p>
            </table:change-track-table-cell>
          </table:previous>
        </table:cell-content-change>
        <table:cell-content-change table:id="ct1671">
          <table:cell-address table:column="712" table:row="113" table:table="1"/>
          <office:change-info>
            <dc:creator> </dc:creator>
            <dc:date>2021-01-11T15:06:54.705547200</dc:date>
          </office:change-info>
          <table:previous table:id="ct713">
            <table:change-track-table-cell office:value-type="string">
              <text:p>~</text:p>
            </table:change-track-table-cell>
          </table:previous>
        </table:cell-content-change>
        <table:cell-content-change table:id="ct1672">
          <table:cell-address table:column="713" table:row="113" table:table="1"/>
          <office:change-info>
            <dc:creator> </dc:creator>
            <dc:date>2021-01-11T15:06:54.705565359</dc:date>
          </office:change-info>
          <table:previous table:id="ct714">
            <table:change-track-table-cell office:value-type="string">
              <text:p>~</text:p>
            </table:change-track-table-cell>
          </table:previous>
        </table:cell-content-change>
        <table:cell-content-change table:id="ct1673">
          <table:cell-address table:column="714" table:row="113" table:table="1"/>
          <office:change-info>
            <dc:creator> </dc:creator>
            <dc:date>2021-01-11T15:06:54.705580176</dc:date>
          </office:change-info>
          <table:previous table:id="ct715">
            <table:change-track-table-cell office:value-type="string">
              <text:p>~</text:p>
            </table:change-track-table-cell>
          </table:previous>
        </table:cell-content-change>
        <table:cell-content-change table:id="ct1674">
          <table:cell-address table:column="715" table:row="113" table:table="1"/>
          <office:change-info>
            <dc:creator> </dc:creator>
            <dc:date>2021-01-11T15:06:54.705593705</dc:date>
          </office:change-info>
          <table:previous table:id="ct716">
            <table:change-track-table-cell office:value-type="string">
              <text:p>~</text:p>
            </table:change-track-table-cell>
          </table:previous>
        </table:cell-content-change>
        <table:cell-content-change table:id="ct1675">
          <table:cell-address table:column="716" table:row="113" table:table="1"/>
          <office:change-info>
            <dc:creator> </dc:creator>
            <dc:date>2021-01-11T15:06:54.705607078</dc:date>
          </office:change-info>
          <table:previous table:id="ct717">
            <table:change-track-table-cell office:value-type="string">
              <text:p>~</text:p>
            </table:change-track-table-cell>
          </table:previous>
        </table:cell-content-change>
        <table:cell-content-change table:id="ct1676">
          <table:cell-address table:column="717" table:row="113" table:table="1"/>
          <office:change-info>
            <dc:creator> </dc:creator>
            <dc:date>2021-01-11T15:06:54.705620267</dc:date>
          </office:change-info>
          <table:previous table:id="ct718">
            <table:change-track-table-cell office:value-type="string">
              <text:p>~</text:p>
            </table:change-track-table-cell>
          </table:previous>
        </table:cell-content-change>
        <table:cell-content-change table:id="ct1677">
          <table:cell-address table:column="718" table:row="113" table:table="1"/>
          <office:change-info>
            <dc:creator> </dc:creator>
            <dc:date>2021-01-11T15:06:54.705633519</dc:date>
          </office:change-info>
          <table:previous table:id="ct719">
            <table:change-track-table-cell office:value-type="string">
              <text:p>~</text:p>
            </table:change-track-table-cell>
          </table:previous>
        </table:cell-content-change>
        <table:cell-content-change table:id="ct1678">
          <table:cell-address table:column="719" table:row="113" table:table="1"/>
          <office:change-info>
            <dc:creator> </dc:creator>
            <dc:date>2021-01-11T15:06:54.705647711</dc:date>
          </office:change-info>
          <table:previous table:id="ct720">
            <table:change-track-table-cell office:value-type="string">
              <text:p>~</text:p>
            </table:change-track-table-cell>
          </table:previous>
        </table:cell-content-change>
        <table:cell-content-change table:id="ct1679">
          <table:cell-address table:column="720" table:row="113" table:table="1"/>
          <office:change-info>
            <dc:creator> </dc:creator>
            <dc:date>2021-01-11T15:06:54.705661182</dc:date>
          </office:change-info>
          <table:previous table:id="ct721">
            <table:change-track-table-cell office:value-type="string">
              <text:p>~</text:p>
            </table:change-track-table-cell>
          </table:previous>
        </table:cell-content-change>
        <table:cell-content-change table:id="ct1680">
          <table:cell-address table:column="721" table:row="113" table:table="1"/>
          <office:change-info>
            <dc:creator> </dc:creator>
            <dc:date>2021-01-11T15:06:54.705674382</dc:date>
          </office:change-info>
          <table:previous table:id="ct722">
            <table:change-track-table-cell office:value-type="string">
              <text:p>~</text:p>
            </table:change-track-table-cell>
          </table:previous>
        </table:cell-content-change>
        <table:cell-content-change table:id="ct1681">
          <table:cell-address table:column="722" table:row="113" table:table="1"/>
          <office:change-info>
            <dc:creator> </dc:creator>
            <dc:date>2021-01-11T15:06:54.705687554</dc:date>
          </office:change-info>
          <table:previous table:id="ct723">
            <table:change-track-table-cell office:value-type="string">
              <text:p>~</text:p>
            </table:change-track-table-cell>
          </table:previous>
        </table:cell-content-change>
        <table:cell-content-change table:id="ct1682">
          <table:cell-address table:column="723" table:row="113" table:table="1"/>
          <office:change-info>
            <dc:creator> </dc:creator>
            <dc:date>2021-01-11T15:06:54.705700853</dc:date>
          </office:change-info>
          <table:previous table:id="ct724">
            <table:change-track-table-cell office:value-type="string">
              <text:p>~</text:p>
            </table:change-track-table-cell>
          </table:previous>
        </table:cell-content-change>
        <table:cell-content-change table:id="ct1683">
          <table:cell-address table:column="724" table:row="113" table:table="1"/>
          <office:change-info>
            <dc:creator> </dc:creator>
            <dc:date>2021-01-11T15:06:54.705714152</dc:date>
          </office:change-info>
          <table:previous table:id="ct725">
            <table:change-track-table-cell office:value-type="string">
              <text:p>~</text:p>
            </table:change-track-table-cell>
          </table:previous>
        </table:cell-content-change>
        <table:cell-content-change table:id="ct1684">
          <table:cell-address table:column="725" table:row="113" table:table="1"/>
          <office:change-info>
            <dc:creator> </dc:creator>
            <dc:date>2021-01-11T15:06:54.705727396</dc:date>
          </office:change-info>
          <table:previous table:id="ct726">
            <table:change-track-table-cell office:value-type="string">
              <text:p>~</text:p>
            </table:change-track-table-cell>
          </table:previous>
        </table:cell-content-change>
        <table:cell-content-change table:id="ct1685">
          <table:cell-address table:column="726" table:row="113" table:table="1"/>
          <office:change-info>
            <dc:creator> </dc:creator>
            <dc:date>2021-01-11T15:06:54.705740800</dc:date>
          </office:change-info>
          <table:previous table:id="ct727">
            <table:change-track-table-cell office:value-type="string">
              <text:p>~</text:p>
            </table:change-track-table-cell>
          </table:previous>
        </table:cell-content-change>
        <table:cell-content-change table:id="ct1686">
          <table:cell-address table:column="727" table:row="113" table:table="1"/>
          <office:change-info>
            <dc:creator> </dc:creator>
            <dc:date>2021-01-11T15:06:54.705757870</dc:date>
          </office:change-info>
          <table:previous table:id="ct728">
            <table:change-track-table-cell office:value-type="string">
              <text:p>~</text:p>
            </table:change-track-table-cell>
          </table:previous>
        </table:cell-content-change>
        <table:cell-content-change table:id="ct1687">
          <table:cell-address table:column="728" table:row="113" table:table="1"/>
          <office:change-info>
            <dc:creator> </dc:creator>
            <dc:date>2021-01-11T15:06:54.705779507</dc:date>
          </office:change-info>
          <table:previous table:id="ct729">
            <table:change-track-table-cell office:value-type="string">
              <text:p>~</text:p>
            </table:change-track-table-cell>
          </table:previous>
        </table:cell-content-change>
        <table:cell-content-change table:id="ct1688">
          <table:cell-address table:column="729" table:row="113" table:table="1"/>
          <office:change-info>
            <dc:creator> </dc:creator>
            <dc:date>2021-01-11T15:06:54.705799494</dc:date>
          </office:change-info>
          <table:previous table:id="ct730">
            <table:change-track-table-cell office:value-type="string">
              <text:p>~</text:p>
            </table:change-track-table-cell>
          </table:previous>
        </table:cell-content-change>
        <table:cell-content-change table:id="ct1689">
          <table:cell-address table:column="730" table:row="113" table:table="1"/>
          <office:change-info>
            <dc:creator> </dc:creator>
            <dc:date>2021-01-11T15:06:54.705818248</dc:date>
          </office:change-info>
          <table:previous table:id="ct731">
            <table:change-track-table-cell office:value-type="string">
              <text:p>~</text:p>
            </table:change-track-table-cell>
          </table:previous>
        </table:cell-content-change>
        <table:cell-content-change table:id="ct1690">
          <table:cell-address table:column="731" table:row="113" table:table="1"/>
          <office:change-info>
            <dc:creator> </dc:creator>
            <dc:date>2021-01-11T15:06:54.705836873</dc:date>
          </office:change-info>
          <table:previous table:id="ct732">
            <table:change-track-table-cell office:value-type="string">
              <text:p>~</text:p>
            </table:change-track-table-cell>
          </table:previous>
        </table:cell-content-change>
        <table:cell-content-change table:id="ct1691">
          <table:cell-address table:column="732" table:row="113" table:table="1"/>
          <office:change-info>
            <dc:creator> </dc:creator>
            <dc:date>2021-01-11T15:06:54.705855464</dc:date>
          </office:change-info>
          <table:previous table:id="ct733">
            <table:change-track-table-cell office:value-type="string">
              <text:p>~</text:p>
            </table:change-track-table-cell>
          </table:previous>
        </table:cell-content-change>
        <table:cell-content-change table:id="ct1692">
          <table:cell-address table:column="733" table:row="113" table:table="1"/>
          <office:change-info>
            <dc:creator> </dc:creator>
            <dc:date>2021-01-11T15:06:54.705875413</dc:date>
          </office:change-info>
          <table:previous table:id="ct734">
            <table:change-track-table-cell office:value-type="string">
              <text:p>~</text:p>
            </table:change-track-table-cell>
          </table:previous>
        </table:cell-content-change>
        <table:cell-content-change table:id="ct1693">
          <table:cell-address table:column="734" table:row="113" table:table="1"/>
          <office:change-info>
            <dc:creator> </dc:creator>
            <dc:date>2021-01-11T15:06:54.705894072</dc:date>
          </office:change-info>
          <table:previous table:id="ct735">
            <table:change-track-table-cell office:value-type="string">
              <text:p>~</text:p>
            </table:change-track-table-cell>
          </table:previous>
        </table:cell-content-change>
        <table:cell-content-change table:id="ct1694">
          <table:cell-address table:column="735" table:row="113" table:table="1"/>
          <office:change-info>
            <dc:creator> </dc:creator>
            <dc:date>2021-01-11T15:06:54.705913147</dc:date>
          </office:change-info>
          <table:previous table:id="ct736">
            <table:change-track-table-cell office:value-type="string">
              <text:p>~</text:p>
            </table:change-track-table-cell>
          </table:previous>
        </table:cell-content-change>
        <table:cell-content-change table:id="ct1695">
          <table:cell-address table:column="736" table:row="113" table:table="1"/>
          <office:change-info>
            <dc:creator> </dc:creator>
            <dc:date>2021-01-11T15:06:54.705933012</dc:date>
          </office:change-info>
          <table:previous table:id="ct737">
            <table:change-track-table-cell office:value-type="string">
              <text:p>~</text:p>
            </table:change-track-table-cell>
          </table:previous>
        </table:cell-content-change>
        <table:cell-content-change table:id="ct1696">
          <table:cell-address table:column="737" table:row="113" table:table="1"/>
          <office:change-info>
            <dc:creator> </dc:creator>
            <dc:date>2021-01-11T15:06:54.705948492</dc:date>
          </office:change-info>
          <table:previous table:id="ct738">
            <table:change-track-table-cell office:value-type="string">
              <text:p>~</text:p>
            </table:change-track-table-cell>
          </table:previous>
        </table:cell-content-change>
        <table:cell-content-change table:id="ct1697">
          <table:cell-address table:column="738" table:row="113" table:table="1"/>
          <office:change-info>
            <dc:creator> </dc:creator>
            <dc:date>2021-01-11T15:06:54.705961563</dc:date>
          </office:change-info>
          <table:previous table:id="ct739">
            <table:change-track-table-cell office:value-type="string">
              <text:p>~</text:p>
            </table:change-track-table-cell>
          </table:previous>
        </table:cell-content-change>
        <table:cell-content-change table:id="ct1698">
          <table:cell-address table:column="739" table:row="113" table:table="1"/>
          <office:change-info>
            <dc:creator> </dc:creator>
            <dc:date>2021-01-11T15:06:54.705975146</dc:date>
          </office:change-info>
          <table:previous table:id="ct740">
            <table:change-track-table-cell office:value-type="string">
              <text:p>~</text:p>
            </table:change-track-table-cell>
          </table:previous>
        </table:cell-content-change>
        <table:cell-content-change table:id="ct1699">
          <table:cell-address table:column="740" table:row="113" table:table="1"/>
          <office:change-info>
            <dc:creator> </dc:creator>
            <dc:date>2021-01-11T15:06:54.705988203</dc:date>
          </office:change-info>
          <table:previous table:id="ct741">
            <table:change-track-table-cell office:value-type="string">
              <text:p>~</text:p>
            </table:change-track-table-cell>
          </table:previous>
        </table:cell-content-change>
        <table:cell-content-change table:id="ct1700">
          <table:cell-address table:column="741" table:row="113" table:table="1"/>
          <office:change-info>
            <dc:creator> </dc:creator>
            <dc:date>2021-01-11T15:06:54.706001276</dc:date>
          </office:change-info>
          <table:previous table:id="ct742">
            <table:change-track-table-cell office:value-type="string">
              <text:p>~</text:p>
            </table:change-track-table-cell>
          </table:previous>
        </table:cell-content-change>
        <table:cell-content-change table:id="ct1701">
          <table:cell-address table:column="742" table:row="113" table:table="1"/>
          <office:change-info>
            <dc:creator> </dc:creator>
            <dc:date>2021-01-11T15:06:54.706014505</dc:date>
          </office:change-info>
          <table:previous table:id="ct743">
            <table:change-track-table-cell office:value-type="string">
              <text:p>~</text:p>
            </table:change-track-table-cell>
          </table:previous>
        </table:cell-content-change>
        <table:cell-content-change table:id="ct1702">
          <table:cell-address table:column="743" table:row="113" table:table="1"/>
          <office:change-info>
            <dc:creator> </dc:creator>
            <dc:date>2021-01-11T15:06:54.706031323</dc:date>
          </office:change-info>
          <table:previous table:id="ct744">
            <table:change-track-table-cell office:value-type="string">
              <text:p>~</text:p>
            </table:change-track-table-cell>
          </table:previous>
        </table:cell-content-change>
        <table:cell-content-change table:id="ct1703">
          <table:cell-address table:column="744" table:row="113" table:table="1"/>
          <office:change-info>
            <dc:creator> </dc:creator>
            <dc:date>2021-01-11T15:06:54.706052327</dc:date>
          </office:change-info>
          <table:previous table:id="ct745">
            <table:change-track-table-cell office:value-type="string">
              <text:p>~</text:p>
            </table:change-track-table-cell>
          </table:previous>
        </table:cell-content-change>
        <table:cell-content-change table:id="ct1704">
          <table:cell-address table:column="745" table:row="113" table:table="1"/>
          <office:change-info>
            <dc:creator> </dc:creator>
            <dc:date>2021-01-11T15:06:54.706072033</dc:date>
          </office:change-info>
          <table:previous table:id="ct746">
            <table:change-track-table-cell office:value-type="string">
              <text:p>~</text:p>
            </table:change-track-table-cell>
          </table:previous>
        </table:cell-content-change>
        <table:cell-content-change table:id="ct1705">
          <table:cell-address table:column="746" table:row="113" table:table="1"/>
          <office:change-info>
            <dc:creator> </dc:creator>
            <dc:date>2021-01-11T15:06:54.706090691</dc:date>
          </office:change-info>
          <table:previous table:id="ct747">
            <table:change-track-table-cell office:value-type="string">
              <text:p>~</text:p>
            </table:change-track-table-cell>
          </table:previous>
        </table:cell-content-change>
        <table:cell-content-change table:id="ct1706">
          <table:cell-address table:column="747" table:row="113" table:table="1"/>
          <office:change-info>
            <dc:creator> </dc:creator>
            <dc:date>2021-01-11T15:06:54.706108676</dc:date>
          </office:change-info>
          <table:previous table:id="ct748">
            <table:change-track-table-cell office:value-type="string">
              <text:p>~</text:p>
            </table:change-track-table-cell>
          </table:previous>
        </table:cell-content-change>
        <table:cell-content-change table:id="ct1707">
          <table:cell-address table:column="748" table:row="113" table:table="1"/>
          <office:change-info>
            <dc:creator> </dc:creator>
            <dc:date>2021-01-11T15:06:54.706126525</dc:date>
          </office:change-info>
          <table:previous table:id="ct749">
            <table:change-track-table-cell office:value-type="string">
              <text:p>~</text:p>
            </table:change-track-table-cell>
          </table:previous>
        </table:cell-content-change>
        <table:cell-content-change table:id="ct1708">
          <table:cell-address table:column="749" table:row="113" table:table="1"/>
          <office:change-info>
            <dc:creator> </dc:creator>
            <dc:date>2021-01-11T15:06:54.706145022</dc:date>
          </office:change-info>
          <table:previous table:id="ct750">
            <table:change-track-table-cell office:value-type="string">
              <text:p>~</text:p>
            </table:change-track-table-cell>
          </table:previous>
        </table:cell-content-change>
        <table:cell-content-change table:id="ct1709">
          <table:cell-address table:column="750" table:row="113" table:table="1"/>
          <office:change-info>
            <dc:creator> </dc:creator>
            <dc:date>2021-01-11T15:06:54.706162734</dc:date>
          </office:change-info>
          <table:previous table:id="ct751">
            <table:change-track-table-cell office:value-type="string">
              <text:p>~</text:p>
            </table:change-track-table-cell>
          </table:previous>
        </table:cell-content-change>
        <table:cell-content-change table:id="ct1710">
          <table:cell-address table:column="751" table:row="113" table:table="1"/>
          <office:change-info>
            <dc:creator> </dc:creator>
            <dc:date>2021-01-11T15:06:54.706180896</dc:date>
          </office:change-info>
          <table:previous table:id="ct752">
            <table:change-track-table-cell office:value-type="string">
              <text:p>~</text:p>
            </table:change-track-table-cell>
          </table:previous>
        </table:cell-content-change>
        <table:cell-content-change table:id="ct1711">
          <table:cell-address table:column="752" table:row="113" table:table="1"/>
          <office:change-info>
            <dc:creator> </dc:creator>
            <dc:date>2021-01-11T15:06:54.706198468</dc:date>
          </office:change-info>
          <table:previous table:id="ct753">
            <table:change-track-table-cell office:value-type="string">
              <text:p>~</text:p>
            </table:change-track-table-cell>
          </table:previous>
        </table:cell-content-change>
        <table:cell-content-change table:id="ct1712">
          <table:cell-address table:column="753" table:row="113" table:table="1"/>
          <office:change-info>
            <dc:creator> </dc:creator>
            <dc:date>2021-01-11T15:06:54.706217729</dc:date>
          </office:change-info>
          <table:previous table:id="ct754">
            <table:change-track-table-cell office:value-type="string">
              <text:p>~</text:p>
            </table:change-track-table-cell>
          </table:previous>
        </table:cell-content-change>
        <table:cell-content-change table:id="ct1713">
          <table:cell-address table:column="754" table:row="113" table:table="1"/>
          <office:change-info>
            <dc:creator> </dc:creator>
            <dc:date>2021-01-11T15:06:54.706233028</dc:date>
          </office:change-info>
          <table:previous table:id="ct755">
            <table:change-track-table-cell office:value-type="string">
              <text:p>~</text:p>
            </table:change-track-table-cell>
          </table:previous>
        </table:cell-content-change>
        <table:cell-content-change table:id="ct1714">
          <table:cell-address table:column="755" table:row="113" table:table="1"/>
          <office:change-info>
            <dc:creator> </dc:creator>
            <dc:date>2021-01-11T15:06:54.706246313</dc:date>
          </office:change-info>
          <table:previous table:id="ct756">
            <table:change-track-table-cell office:value-type="string">
              <text:p>~</text:p>
            </table:change-track-table-cell>
          </table:previous>
        </table:cell-content-change>
        <table:cell-content-change table:id="ct1715">
          <table:cell-address table:column="756" table:row="113" table:table="1"/>
          <office:change-info>
            <dc:creator> </dc:creator>
            <dc:date>2021-01-11T15:06:54.706259565</dc:date>
          </office:change-info>
          <table:previous table:id="ct757">
            <table:change-track-table-cell office:value-type="string">
              <text:p>~</text:p>
            </table:change-track-table-cell>
          </table:previous>
        </table:cell-content-change>
        <table:cell-content-change table:id="ct1716">
          <table:cell-address table:column="757" table:row="113" table:table="1"/>
          <office:change-info>
            <dc:creator> </dc:creator>
            <dc:date>2021-01-11T15:06:54.706272530</dc:date>
          </office:change-info>
          <table:previous table:id="ct758">
            <table:change-track-table-cell office:value-type="string">
              <text:p>~</text:p>
            </table:change-track-table-cell>
          </table:previous>
        </table:cell-content-change>
        <table:cell-content-change table:id="ct1717">
          <table:cell-address table:column="758" table:row="113" table:table="1"/>
          <office:change-info>
            <dc:creator> </dc:creator>
            <dc:date>2021-01-11T15:06:54.706285814</dc:date>
          </office:change-info>
          <table:previous table:id="ct759">
            <table:change-track-table-cell office:value-type="string">
              <text:p>~</text:p>
            </table:change-track-table-cell>
          </table:previous>
        </table:cell-content-change>
        <table:cell-content-change table:id="ct1718">
          <table:cell-address table:column="759" table:row="113" table:table="1"/>
          <office:change-info>
            <dc:creator> </dc:creator>
            <dc:date>2021-01-11T15:06:54.706299529</dc:date>
          </office:change-info>
          <table:previous table:id="ct760">
            <table:change-track-table-cell office:value-type="string">
              <text:p>~</text:p>
            </table:change-track-table-cell>
          </table:previous>
        </table:cell-content-change>
        <table:cell-content-change table:id="ct1719">
          <table:cell-address table:column="760" table:row="113" table:table="1"/>
          <office:change-info>
            <dc:creator> </dc:creator>
            <dc:date>2021-01-11T15:06:54.706312753</dc:date>
          </office:change-info>
          <table:previous table:id="ct761">
            <table:change-track-table-cell office:value-type="string">
              <text:p>~</text:p>
            </table:change-track-table-cell>
          </table:previous>
        </table:cell-content-change>
        <table:cell-content-change table:id="ct1720">
          <table:cell-address table:column="761" table:row="113" table:table="1"/>
          <office:change-info>
            <dc:creator> </dc:creator>
            <dc:date>2021-01-11T15:06:54.706325642</dc:date>
          </office:change-info>
          <table:previous table:id="ct762">
            <table:change-track-table-cell office:value-type="string">
              <text:p>~</text:p>
            </table:change-track-table-cell>
          </table:previous>
        </table:cell-content-change>
        <table:cell-content-change table:id="ct1721">
          <table:cell-address table:column="762" table:row="113" table:table="1"/>
          <office:change-info>
            <dc:creator> </dc:creator>
            <dc:date>2021-01-11T15:06:54.706338486</dc:date>
          </office:change-info>
          <table:previous table:id="ct763">
            <table:change-track-table-cell office:value-type="string">
              <text:p>~</text:p>
            </table:change-track-table-cell>
          </table:previous>
        </table:cell-content-change>
        <table:cell-content-change table:id="ct1722">
          <table:cell-address table:column="763" table:row="113" table:table="1"/>
          <office:change-info>
            <dc:creator> </dc:creator>
            <dc:date>2021-01-11T15:06:54.706351397</dc:date>
          </office:change-info>
          <table:previous table:id="ct764">
            <table:change-track-table-cell office:value-type="string">
              <text:p>~</text:p>
            </table:change-track-table-cell>
          </table:previous>
        </table:cell-content-change>
        <table:cell-content-change table:id="ct1723">
          <table:cell-address table:column="764" table:row="113" table:table="1"/>
          <office:change-info>
            <dc:creator> </dc:creator>
            <dc:date>2021-01-11T15:06:54.706364394</dc:date>
          </office:change-info>
          <table:previous table:id="ct765">
            <table:change-track-table-cell office:value-type="string">
              <text:p>~</text:p>
            </table:change-track-table-cell>
          </table:previous>
        </table:cell-content-change>
        <table:cell-content-change table:id="ct1724">
          <table:cell-address table:column="765" table:row="113" table:table="1"/>
          <office:change-info>
            <dc:creator> </dc:creator>
            <dc:date>2021-01-11T15:06:54.706377229</dc:date>
          </office:change-info>
          <table:previous table:id="ct766">
            <table:change-track-table-cell office:value-type="string">
              <text:p>~</text:p>
            </table:change-track-table-cell>
          </table:previous>
        </table:cell-content-change>
        <table:cell-content-change table:id="ct1725">
          <table:cell-address table:column="766" table:row="113" table:table="1"/>
          <office:change-info>
            <dc:creator> </dc:creator>
            <dc:date>2021-01-11T15:06:54.706389945</dc:date>
          </office:change-info>
          <table:previous table:id="ct767">
            <table:change-track-table-cell office:value-type="string">
              <text:p>~</text:p>
            </table:change-track-table-cell>
          </table:previous>
        </table:cell-content-change>
        <table:cell-content-change table:id="ct1726">
          <table:cell-address table:column="767" table:row="113" table:table="1"/>
          <office:change-info>
            <dc:creator> </dc:creator>
            <dc:date>2021-01-11T15:06:54.706403600</dc:date>
          </office:change-info>
          <table:previous table:id="ct768">
            <table:change-track-table-cell office:value-type="string">
              <text:p>~</text:p>
            </table:change-track-table-cell>
          </table:previous>
        </table:cell-content-change>
        <table:cell-content-change table:id="ct1727">
          <table:cell-address table:column="768" table:row="113" table:table="1"/>
          <office:change-info>
            <dc:creator> </dc:creator>
            <dc:date>2021-01-11T15:06:54.706418911</dc:date>
          </office:change-info>
          <table:previous table:id="ct769">
            <table:change-track-table-cell office:value-type="string">
              <text:p>~</text:p>
            </table:change-track-table-cell>
          </table:previous>
        </table:cell-content-change>
        <table:cell-content-change table:id="ct1728">
          <table:cell-address table:column="769" table:row="113" table:table="1"/>
          <office:change-info>
            <dc:creator> </dc:creator>
            <dc:date>2021-01-11T15:06:54.706448753</dc:date>
          </office:change-info>
          <table:previous table:id="ct770">
            <table:change-track-table-cell office:value-type="string">
              <text:p>~</text:p>
            </table:change-track-table-cell>
          </table:previous>
        </table:cell-content-change>
        <table:cell-content-change table:id="ct1729">
          <table:cell-address table:column="770" table:row="113" table:table="1"/>
          <office:change-info>
            <dc:creator> </dc:creator>
            <dc:date>2021-01-11T15:06:54.706488514</dc:date>
          </office:change-info>
          <table:previous table:id="ct771">
            <table:change-track-table-cell office:value-type="string">
              <text:p>~</text:p>
            </table:change-track-table-cell>
          </table:previous>
        </table:cell-content-change>
        <table:cell-content-change table:id="ct1730">
          <table:cell-address table:column="771" table:row="113" table:table="1"/>
          <office:change-info>
            <dc:creator> </dc:creator>
            <dc:date>2021-01-11T15:06:54.706526113</dc:date>
          </office:change-info>
          <table:previous table:id="ct772">
            <table:change-track-table-cell office:value-type="string">
              <text:p>~</text:p>
            </table:change-track-table-cell>
          </table:previous>
        </table:cell-content-change>
        <table:cell-content-change table:id="ct1731">
          <table:cell-address table:column="772" table:row="113" table:table="1"/>
          <office:change-info>
            <dc:creator> </dc:creator>
            <dc:date>2021-01-11T15:06:54.706560714</dc:date>
          </office:change-info>
          <table:previous table:id="ct773">
            <table:change-track-table-cell office:value-type="string">
              <text:p>~</text:p>
            </table:change-track-table-cell>
          </table:previous>
        </table:cell-content-change>
        <table:cell-content-change table:id="ct1732">
          <table:cell-address table:column="773" table:row="113" table:table="1"/>
          <office:change-info>
            <dc:creator> </dc:creator>
            <dc:date>2021-01-11T15:06:54.706588597</dc:date>
          </office:change-info>
          <table:previous table:id="ct774">
            <table:change-track-table-cell office:value-type="string">
              <text:p>~</text:p>
            </table:change-track-table-cell>
          </table:previous>
        </table:cell-content-change>
        <table:cell-content-change table:id="ct1733">
          <table:cell-address table:column="774" table:row="113" table:table="1"/>
          <office:change-info>
            <dc:creator> </dc:creator>
            <dc:date>2021-01-11T15:06:54.706609864</dc:date>
          </office:change-info>
          <table:previous table:id="ct775">
            <table:change-track-table-cell office:value-type="string">
              <text:p>~</text:p>
            </table:change-track-table-cell>
          </table:previous>
        </table:cell-content-change>
        <table:cell-content-change table:id="ct1734">
          <table:cell-address table:column="775" table:row="113" table:table="1"/>
          <office:change-info>
            <dc:creator> </dc:creator>
            <dc:date>2021-01-11T15:06:54.706626761</dc:date>
          </office:change-info>
          <table:previous table:id="ct776">
            <table:change-track-table-cell office:value-type="string">
              <text:p>~</text:p>
            </table:change-track-table-cell>
          </table:previous>
        </table:cell-content-change>
        <table:cell-content-change table:id="ct1735">
          <table:cell-address table:column="776" table:row="113" table:table="1"/>
          <office:change-info>
            <dc:creator> </dc:creator>
            <dc:date>2021-01-11T15:06:54.706639942</dc:date>
          </office:change-info>
          <table:previous table:id="ct777">
            <table:change-track-table-cell office:value-type="string">
              <text:p>~</text:p>
            </table:change-track-table-cell>
          </table:previous>
        </table:cell-content-change>
        <table:cell-content-change table:id="ct1736">
          <table:cell-address table:column="777" table:row="113" table:table="1"/>
          <office:change-info>
            <dc:creator> </dc:creator>
            <dc:date>2021-01-11T15:06:54.706652716</dc:date>
          </office:change-info>
          <table:previous table:id="ct778">
            <table:change-track-table-cell office:value-type="string">
              <text:p>~</text:p>
            </table:change-track-table-cell>
          </table:previous>
        </table:cell-content-change>
        <table:cell-content-change table:id="ct1737">
          <table:cell-address table:column="778" table:row="113" table:table="1"/>
          <office:change-info>
            <dc:creator> </dc:creator>
            <dc:date>2021-01-11T15:06:54.706665478</dc:date>
          </office:change-info>
          <table:previous table:id="ct779">
            <table:change-track-table-cell office:value-type="string">
              <text:p>~</text:p>
            </table:change-track-table-cell>
          </table:previous>
        </table:cell-content-change>
        <table:cell-content-change table:id="ct1738">
          <table:cell-address table:column="779" table:row="113" table:table="1"/>
          <office:change-info>
            <dc:creator> </dc:creator>
            <dc:date>2021-01-11T15:06:54.706678273</dc:date>
          </office:change-info>
          <table:previous table:id="ct780">
            <table:change-track-table-cell office:value-type="string">
              <text:p>~</text:p>
            </table:change-track-table-cell>
          </table:previous>
        </table:cell-content-change>
        <table:cell-content-change table:id="ct1739">
          <table:cell-address table:column="780" table:row="113" table:table="1"/>
          <office:change-info>
            <dc:creator> </dc:creator>
            <dc:date>2021-01-11T15:06:54.706690900</dc:date>
          </office:change-info>
          <table:previous table:id="ct781">
            <table:change-track-table-cell office:value-type="string">
              <text:p>~</text:p>
            </table:change-track-table-cell>
          </table:previous>
        </table:cell-content-change>
        <table:cell-content-change table:id="ct1740">
          <table:cell-address table:column="781" table:row="113" table:table="1"/>
          <office:change-info>
            <dc:creator> </dc:creator>
            <dc:date>2021-01-11T15:06:54.706703478</dc:date>
          </office:change-info>
          <table:previous table:id="ct782">
            <table:change-track-table-cell office:value-type="string">
              <text:p>~</text:p>
            </table:change-track-table-cell>
          </table:previous>
        </table:cell-content-change>
        <table:cell-content-change table:id="ct1741">
          <table:cell-address table:column="782" table:row="113" table:table="1"/>
          <office:change-info>
            <dc:creator> </dc:creator>
            <dc:date>2021-01-11T15:06:54.706716097</dc:date>
          </office:change-info>
          <table:previous table:id="ct783">
            <table:change-track-table-cell office:value-type="string">
              <text:p>~</text:p>
            </table:change-track-table-cell>
          </table:previous>
        </table:cell-content-change>
        <table:cell-content-change table:id="ct1742">
          <table:cell-address table:column="783" table:row="113" table:table="1"/>
          <office:change-info>
            <dc:creator> </dc:creator>
            <dc:date>2021-01-11T15:06:54.706729429</dc:date>
          </office:change-info>
          <table:previous table:id="ct784">
            <table:change-track-table-cell office:value-type="string">
              <text:p>~</text:p>
            </table:change-track-table-cell>
          </table:previous>
        </table:cell-content-change>
        <table:cell-content-change table:id="ct1743">
          <table:cell-address table:column="784" table:row="113" table:table="1"/>
          <office:change-info>
            <dc:creator> </dc:creator>
            <dc:date>2021-01-11T15:06:54.706742180</dc:date>
          </office:change-info>
          <table:previous table:id="ct785">
            <table:change-track-table-cell office:value-type="string">
              <text:p>~</text:p>
            </table:change-track-table-cell>
          </table:previous>
        </table:cell-content-change>
        <table:cell-content-change table:id="ct1744">
          <table:cell-address table:column="785" table:row="113" table:table="1"/>
          <office:change-info>
            <dc:creator> </dc:creator>
            <dc:date>2021-01-11T15:06:54.706754860</dc:date>
          </office:change-info>
          <table:previous table:id="ct786">
            <table:change-track-table-cell office:value-type="string">
              <text:p>~</text:p>
            </table:change-track-table-cell>
          </table:previous>
        </table:cell-content-change>
        <table:cell-content-change table:id="ct1745">
          <table:cell-address table:column="786" table:row="113" table:table="1"/>
          <office:change-info>
            <dc:creator> </dc:creator>
            <dc:date>2021-01-11T15:06:54.706767394</dc:date>
          </office:change-info>
          <table:previous table:id="ct787">
            <table:change-track-table-cell office:value-type="string">
              <text:p>~</text:p>
            </table:change-track-table-cell>
          </table:previous>
        </table:cell-content-change>
        <table:cell-content-change table:id="ct1746">
          <table:cell-address table:column="787" table:row="113" table:table="1"/>
          <office:change-info>
            <dc:creator> </dc:creator>
            <dc:date>2021-01-11T15:06:54.706780695</dc:date>
          </office:change-info>
          <table:previous table:id="ct788">
            <table:change-track-table-cell office:value-type="string">
              <text:p>~</text:p>
            </table:change-track-table-cell>
          </table:previous>
        </table:cell-content-change>
        <table:cell-content-change table:id="ct1747">
          <table:cell-address table:column="788" table:row="113" table:table="1"/>
          <office:change-info>
            <dc:creator> </dc:creator>
            <dc:date>2021-01-11T15:06:54.706793372</dc:date>
          </office:change-info>
          <table:previous table:id="ct789">
            <table:change-track-table-cell office:value-type="string">
              <text:p>~</text:p>
            </table:change-track-table-cell>
          </table:previous>
        </table:cell-content-change>
        <table:cell-content-change table:id="ct1748">
          <table:cell-address table:column="789" table:row="113" table:table="1"/>
          <office:change-info>
            <dc:creator> </dc:creator>
            <dc:date>2021-01-11T15:06:54.706806111</dc:date>
          </office:change-info>
          <table:previous table:id="ct790">
            <table:change-track-table-cell office:value-type="string">
              <text:p>~</text:p>
            </table:change-track-table-cell>
          </table:previous>
        </table:cell-content-change>
        <table:cell-content-change table:id="ct1749">
          <table:cell-address table:column="790" table:row="113" table:table="1"/>
          <office:change-info>
            <dc:creator> </dc:creator>
            <dc:date>2021-01-11T15:06:54.706818846</dc:date>
          </office:change-info>
          <table:previous table:id="ct791">
            <table:change-track-table-cell office:value-type="string">
              <text:p>~</text:p>
            </table:change-track-table-cell>
          </table:previous>
        </table:cell-content-change>
        <table:cell-content-change table:id="ct1750">
          <table:cell-address table:column="791" table:row="113" table:table="1"/>
          <office:change-info>
            <dc:creator> </dc:creator>
            <dc:date>2021-01-11T15:06:54.706832136</dc:date>
          </office:change-info>
          <table:previous table:id="ct792">
            <table:change-track-table-cell office:value-type="string">
              <text:p>~</text:p>
            </table:change-track-table-cell>
          </table:previous>
        </table:cell-content-change>
        <table:cell-content-change table:id="ct1751">
          <table:cell-address table:column="792" table:row="113" table:table="1"/>
          <office:change-info>
            <dc:creator> </dc:creator>
            <dc:date>2021-01-11T15:06:54.706844910</dc:date>
          </office:change-info>
          <table:previous table:id="ct793">
            <table:change-track-table-cell office:value-type="string">
              <text:p>~</text:p>
            </table:change-track-table-cell>
          </table:previous>
        </table:cell-content-change>
        <table:cell-content-change table:id="ct1752">
          <table:cell-address table:column="793" table:row="113" table:table="1"/>
          <office:change-info>
            <dc:creator> </dc:creator>
            <dc:date>2021-01-11T15:06:54.706857615</dc:date>
          </office:change-info>
          <table:previous table:id="ct794">
            <table:change-track-table-cell office:value-type="string">
              <text:p>~</text:p>
            </table:change-track-table-cell>
          </table:previous>
        </table:cell-content-change>
        <table:cell-content-change table:id="ct1753">
          <table:cell-address table:column="794" table:row="113" table:table="1"/>
          <office:change-info>
            <dc:creator> </dc:creator>
            <dc:date>2021-01-11T15:06:54.706870231</dc:date>
          </office:change-info>
          <table:previous table:id="ct795">
            <table:change-track-table-cell office:value-type="string">
              <text:p>~</text:p>
            </table:change-track-table-cell>
          </table:previous>
        </table:cell-content-change>
        <table:cell-content-change table:id="ct1754">
          <table:cell-address table:column="795" table:row="113" table:table="1"/>
          <office:change-info>
            <dc:creator> </dc:creator>
            <dc:date>2021-01-11T15:06:54.706882973</dc:date>
          </office:change-info>
          <table:previous table:id="ct796">
            <table:change-track-table-cell office:value-type="string">
              <text:p>~</text:p>
            </table:change-track-table-cell>
          </table:previous>
        </table:cell-content-change>
        <table:cell-content-change table:id="ct1755">
          <table:cell-address table:column="796" table:row="113" table:table="1"/>
          <office:change-info>
            <dc:creator> </dc:creator>
            <dc:date>2021-01-11T15:06:54.706895552</dc:date>
          </office:change-info>
          <table:previous table:id="ct797">
            <table:change-track-table-cell office:value-type="string">
              <text:p>~</text:p>
            </table:change-track-table-cell>
          </table:previous>
        </table:cell-content-change>
        <table:cell-content-change table:id="ct1756">
          <table:cell-address table:column="797" table:row="113" table:table="1"/>
          <office:change-info>
            <dc:creator> </dc:creator>
            <dc:date>2021-01-11T15:06:54.706907942</dc:date>
          </office:change-info>
          <table:previous table:id="ct798">
            <table:change-track-table-cell office:value-type="string">
              <text:p>~</text:p>
            </table:change-track-table-cell>
          </table:previous>
        </table:cell-content-change>
        <table:cell-content-change table:id="ct1757">
          <table:cell-address table:column="798" table:row="113" table:table="1"/>
          <office:change-info>
            <dc:creator> </dc:creator>
            <dc:date>2021-01-11T15:06:54.706920594</dc:date>
          </office:change-info>
          <table:previous table:id="ct799">
            <table:change-track-table-cell office:value-type="string">
              <text:p>~</text:p>
            </table:change-track-table-cell>
          </table:previous>
        </table:cell-content-change>
        <table:cell-content-change table:id="ct1758">
          <table:cell-address table:column="799" table:row="113" table:table="1"/>
          <office:change-info>
            <dc:creator> </dc:creator>
            <dc:date>2021-01-11T15:06:54.706934170</dc:date>
          </office:change-info>
          <table:previous table:id="ct800">
            <table:change-track-table-cell office:value-type="string">
              <text:p>~</text:p>
            </table:change-track-table-cell>
          </table:previous>
        </table:cell-content-change>
        <table:cell-content-change table:id="ct1759">
          <table:cell-address table:column="800" table:row="113" table:table="1"/>
          <office:change-info>
            <dc:creator> </dc:creator>
            <dc:date>2021-01-11T15:06:54.706946901</dc:date>
          </office:change-info>
          <table:previous table:id="ct801">
            <table:change-track-table-cell office:value-type="string">
              <text:p>~</text:p>
            </table:change-track-table-cell>
          </table:previous>
        </table:cell-content-change>
        <table:cell-content-change table:id="ct1760">
          <table:cell-address table:column="801" table:row="113" table:table="1"/>
          <office:change-info>
            <dc:creator> </dc:creator>
            <dc:date>2021-01-11T15:06:54.706959408</dc:date>
          </office:change-info>
          <table:previous table:id="ct802">
            <table:change-track-table-cell office:value-type="string">
              <text:p>~</text:p>
            </table:change-track-table-cell>
          </table:previous>
        </table:cell-content-change>
        <table:cell-content-change table:id="ct1761">
          <table:cell-address table:column="802" table:row="113" table:table="1"/>
          <office:change-info>
            <dc:creator> </dc:creator>
            <dc:date>2021-01-11T15:06:54.706971938</dc:date>
          </office:change-info>
          <table:previous table:id="ct803">
            <table:change-track-table-cell office:value-type="string">
              <text:p>~</text:p>
            </table:change-track-table-cell>
          </table:previous>
        </table:cell-content-change>
        <table:cell-content-change table:id="ct1762">
          <table:cell-address table:column="803" table:row="113" table:table="1"/>
          <office:change-info>
            <dc:creator> </dc:creator>
            <dc:date>2021-01-11T15:06:54.706984635</dc:date>
          </office:change-info>
          <table:previous table:id="ct804">
            <table:change-track-table-cell office:value-type="string">
              <text:p>~</text:p>
            </table:change-track-table-cell>
          </table:previous>
        </table:cell-content-change>
        <table:cell-content-change table:id="ct1763">
          <table:cell-address table:column="804" table:row="113" table:table="1"/>
          <office:change-info>
            <dc:creator> </dc:creator>
            <dc:date>2021-01-11T15:06:54.706997316</dc:date>
          </office:change-info>
          <table:previous table:id="ct805">
            <table:change-track-table-cell office:value-type="string">
              <text:p>~</text:p>
            </table:change-track-table-cell>
          </table:previous>
        </table:cell-content-change>
        <table:cell-content-change table:id="ct1764">
          <table:cell-address table:column="805" table:row="113" table:table="1"/>
          <office:change-info>
            <dc:creator> </dc:creator>
            <dc:date>2021-01-11T15:06:54.707009914</dc:date>
          </office:change-info>
          <table:previous table:id="ct806">
            <table:change-track-table-cell office:value-type="string">
              <text:p>~</text:p>
            </table:change-track-table-cell>
          </table:previous>
        </table:cell-content-change>
        <table:cell-content-change table:id="ct1765">
          <table:cell-address table:column="806" table:row="113" table:table="1"/>
          <office:change-info>
            <dc:creator> </dc:creator>
            <dc:date>2021-01-11T15:06:54.707022541</dc:date>
          </office:change-info>
          <table:previous table:id="ct807">
            <table:change-track-table-cell office:value-type="string">
              <text:p>~</text:p>
            </table:change-track-table-cell>
          </table:previous>
        </table:cell-content-change>
        <table:cell-content-change table:id="ct1766">
          <table:cell-address table:column="807" table:row="113" table:table="1"/>
          <office:change-info>
            <dc:creator> </dc:creator>
            <dc:date>2021-01-11T15:06:54.707035981</dc:date>
          </office:change-info>
          <table:previous table:id="ct808">
            <table:change-track-table-cell office:value-type="string">
              <text:p>~</text:p>
            </table:change-track-table-cell>
          </table:previous>
        </table:cell-content-change>
        <table:cell-content-change table:id="ct1767">
          <table:cell-address table:column="808" table:row="113" table:table="1"/>
          <office:change-info>
            <dc:creator> </dc:creator>
            <dc:date>2021-01-11T15:06:54.707048718</dc:date>
          </office:change-info>
          <table:previous table:id="ct809">
            <table:change-track-table-cell office:value-type="string">
              <text:p>~</text:p>
            </table:change-track-table-cell>
          </table:previous>
        </table:cell-content-change>
        <table:cell-content-change table:id="ct1768">
          <table:cell-address table:column="809" table:row="113" table:table="1"/>
          <office:change-info>
            <dc:creator> </dc:creator>
            <dc:date>2021-01-11T15:06:54.707061300</dc:date>
          </office:change-info>
          <table:previous table:id="ct810">
            <table:change-track-table-cell office:value-type="string">
              <text:p>~</text:p>
            </table:change-track-table-cell>
          </table:previous>
        </table:cell-content-change>
        <table:cell-content-change table:id="ct1769">
          <table:cell-address table:column="810" table:row="113" table:table="1"/>
          <office:change-info>
            <dc:creator> </dc:creator>
            <dc:date>2021-01-11T15:06:54.707073941</dc:date>
          </office:change-info>
          <table:previous table:id="ct811">
            <table:change-track-table-cell office:value-type="string">
              <text:p>~</text:p>
            </table:change-track-table-cell>
          </table:previous>
        </table:cell-content-change>
        <table:cell-content-change table:id="ct1770">
          <table:cell-address table:column="811" table:row="113" table:table="1"/>
          <office:change-info>
            <dc:creator> </dc:creator>
            <dc:date>2021-01-11T15:06:54.707086647</dc:date>
          </office:change-info>
          <table:previous table:id="ct812">
            <table:change-track-table-cell office:value-type="string">
              <text:p>~</text:p>
            </table:change-track-table-cell>
          </table:previous>
        </table:cell-content-change>
        <table:cell-content-change table:id="ct1771">
          <table:cell-address table:column="812" table:row="113" table:table="1"/>
          <office:change-info>
            <dc:creator> </dc:creator>
            <dc:date>2021-01-11T15:06:54.707099325</dc:date>
          </office:change-info>
          <table:previous table:id="ct813">
            <table:change-track-table-cell office:value-type="string">
              <text:p>~</text:p>
            </table:change-track-table-cell>
          </table:previous>
        </table:cell-content-change>
        <table:cell-content-change table:id="ct1772">
          <table:cell-address table:column="813" table:row="113" table:table="1"/>
          <office:change-info>
            <dc:creator> </dc:creator>
            <dc:date>2021-01-11T15:06:54.707111716</dc:date>
          </office:change-info>
          <table:previous table:id="ct814">
            <table:change-track-table-cell office:value-type="string">
              <text:p>~</text:p>
            </table:change-track-table-cell>
          </table:previous>
        </table:cell-content-change>
        <table:cell-content-change table:id="ct1773">
          <table:cell-address table:column="814" table:row="113" table:table="1"/>
          <office:change-info>
            <dc:creator> </dc:creator>
            <dc:date>2021-01-11T15:06:54.707124112</dc:date>
          </office:change-info>
          <table:previous table:id="ct815">
            <table:change-track-table-cell office:value-type="string">
              <text:p>~</text:p>
            </table:change-track-table-cell>
          </table:previous>
        </table:cell-content-change>
        <table:cell-content-change table:id="ct1774">
          <table:cell-address table:column="815" table:row="113" table:table="1"/>
          <office:change-info>
            <dc:creator> </dc:creator>
            <dc:date>2021-01-11T15:06:54.707137307</dc:date>
          </office:change-info>
          <table:previous table:id="ct816">
            <table:change-track-table-cell office:value-type="string">
              <text:p>~</text:p>
            </table:change-track-table-cell>
          </table:previous>
        </table:cell-content-change>
        <table:cell-content-change table:id="ct1775">
          <table:cell-address table:column="816" table:row="113" table:table="1"/>
          <office:change-info>
            <dc:creator> </dc:creator>
            <dc:date>2021-01-11T15:06:54.707149794</dc:date>
          </office:change-info>
          <table:previous table:id="ct817">
            <table:change-track-table-cell office:value-type="string">
              <text:p>~</text:p>
            </table:change-track-table-cell>
          </table:previous>
        </table:cell-content-change>
        <table:cell-content-change table:id="ct1776">
          <table:cell-address table:column="817" table:row="113" table:table="1"/>
          <office:change-info>
            <dc:creator> </dc:creator>
            <dc:date>2021-01-11T15:06:54.707162138</dc:date>
          </office:change-info>
          <table:previous table:id="ct818">
            <table:change-track-table-cell office:value-type="string">
              <text:p>~</text:p>
            </table:change-track-table-cell>
          </table:previous>
        </table:cell-content-change>
        <table:cell-content-change table:id="ct1777">
          <table:cell-address table:column="818" table:row="113" table:table="1"/>
          <office:change-info>
            <dc:creator> </dc:creator>
            <dc:date>2021-01-11T15:06:54.707174467</dc:date>
          </office:change-info>
          <table:previous table:id="ct819">
            <table:change-track-table-cell office:value-type="string">
              <text:p>~</text:p>
            </table:change-track-table-cell>
          </table:previous>
        </table:cell-content-change>
        <table:cell-content-change table:id="ct1778">
          <table:cell-address table:column="819" table:row="113" table:table="1"/>
          <office:change-info>
            <dc:creator> </dc:creator>
            <dc:date>2021-01-11T15:06:54.707186837</dc:date>
          </office:change-info>
          <table:previous table:id="ct820">
            <table:change-track-table-cell office:value-type="string">
              <text:p>~</text:p>
            </table:change-track-table-cell>
          </table:previous>
        </table:cell-content-change>
        <table:cell-content-change table:id="ct1779">
          <table:cell-address table:column="820" table:row="113" table:table="1"/>
          <office:change-info>
            <dc:creator> </dc:creator>
            <dc:date>2021-01-11T15:06:54.707199359</dc:date>
          </office:change-info>
          <table:previous table:id="ct821">
            <table:change-track-table-cell office:value-type="string">
              <text:p>~</text:p>
            </table:change-track-table-cell>
          </table:previous>
        </table:cell-content-change>
        <table:cell-content-change table:id="ct1780">
          <table:cell-address table:column="821" table:row="113" table:table="1"/>
          <office:change-info>
            <dc:creator> </dc:creator>
            <dc:date>2021-01-11T15:06:54.707212077</dc:date>
          </office:change-info>
          <table:previous table:id="ct822">
            <table:change-track-table-cell office:value-type="string">
              <text:p>~</text:p>
            </table:change-track-table-cell>
          </table:previous>
        </table:cell-content-change>
        <table:cell-content-change table:id="ct1781">
          <table:cell-address table:column="822" table:row="113" table:table="1"/>
          <office:change-info>
            <dc:creator> </dc:creator>
            <dc:date>2021-01-11T15:06:54.707224507</dc:date>
          </office:change-info>
          <table:previous table:id="ct823">
            <table:change-track-table-cell office:value-type="string">
              <text:p>~</text:p>
            </table:change-track-table-cell>
          </table:previous>
        </table:cell-content-change>
        <table:cell-content-change table:id="ct1782">
          <table:cell-address table:column="823" table:row="113" table:table="1"/>
          <office:change-info>
            <dc:creator> </dc:creator>
            <dc:date>2021-01-11T15:06:54.707238087</dc:date>
          </office:change-info>
          <table:previous table:id="ct824">
            <table:change-track-table-cell office:value-type="string">
              <text:p>~</text:p>
            </table:change-track-table-cell>
          </table:previous>
        </table:cell-content-change>
        <table:cell-content-change table:id="ct1783">
          <table:cell-address table:column="824" table:row="113" table:table="1"/>
          <office:change-info>
            <dc:creator> </dc:creator>
            <dc:date>2021-01-11T15:06:54.707250852</dc:date>
          </office:change-info>
          <table:previous table:id="ct825">
            <table:change-track-table-cell office:value-type="string">
              <text:p>~</text:p>
            </table:change-track-table-cell>
          </table:previous>
        </table:cell-content-change>
        <table:cell-content-change table:id="ct1784">
          <table:cell-address table:column="825" table:row="113" table:table="1"/>
          <office:change-info>
            <dc:creator> </dc:creator>
            <dc:date>2021-01-11T15:06:54.707263355</dc:date>
          </office:change-info>
          <table:previous table:id="ct826">
            <table:change-track-table-cell office:value-type="string">
              <text:p>~</text:p>
            </table:change-track-table-cell>
          </table:previous>
        </table:cell-content-change>
        <table:cell-content-change table:id="ct1785">
          <table:cell-address table:column="826" table:row="113" table:table="1"/>
          <office:change-info>
            <dc:creator> </dc:creator>
            <dc:date>2021-01-11T15:06:54.707275813</dc:date>
          </office:change-info>
          <table:previous table:id="ct827">
            <table:change-track-table-cell office:value-type="string">
              <text:p>~</text:p>
            </table:change-track-table-cell>
          </table:previous>
        </table:cell-content-change>
        <table:cell-content-change table:id="ct1786">
          <table:cell-address table:column="827" table:row="113" table:table="1"/>
          <office:change-info>
            <dc:creator> </dc:creator>
            <dc:date>2021-01-11T15:06:54.707288444</dc:date>
          </office:change-info>
          <table:previous table:id="ct828">
            <table:change-track-table-cell office:value-type="string">
              <text:p>~</text:p>
            </table:change-track-table-cell>
          </table:previous>
        </table:cell-content-change>
        <table:cell-content-change table:id="ct1787">
          <table:cell-address table:column="828" table:row="113" table:table="1"/>
          <office:change-info>
            <dc:creator> </dc:creator>
            <dc:date>2021-01-11T15:06:54.707300967</dc:date>
          </office:change-info>
          <table:previous table:id="ct829">
            <table:change-track-table-cell office:value-type="string">
              <text:p>~</text:p>
            </table:change-track-table-cell>
          </table:previous>
        </table:cell-content-change>
        <table:cell-content-change table:id="ct1788">
          <table:cell-address table:column="829" table:row="113" table:table="1"/>
          <office:change-info>
            <dc:creator> </dc:creator>
            <dc:date>2021-01-11T15:06:54.707313399</dc:date>
          </office:change-info>
          <table:previous table:id="ct830">
            <table:change-track-table-cell office:value-type="string">
              <text:p>~</text:p>
            </table:change-track-table-cell>
          </table:previous>
        </table:cell-content-change>
        <table:cell-content-change table:id="ct1789">
          <table:cell-address table:column="830" table:row="113" table:table="1"/>
          <office:change-info>
            <dc:creator> </dc:creator>
            <dc:date>2021-01-11T15:06:54.707325926</dc:date>
          </office:change-info>
          <table:previous table:id="ct831">
            <table:change-track-table-cell office:value-type="string">
              <text:p>~</text:p>
            </table:change-track-table-cell>
          </table:previous>
        </table:cell-content-change>
        <table:cell-content-change table:id="ct1790">
          <table:cell-address table:column="831" table:row="113" table:table="1"/>
          <office:change-info>
            <dc:creator> </dc:creator>
            <dc:date>2021-01-11T15:06:54.707339015</dc:date>
          </office:change-info>
          <table:previous table:id="ct832">
            <table:change-track-table-cell office:value-type="string">
              <text:p>~</text:p>
            </table:change-track-table-cell>
          </table:previous>
        </table:cell-content-change>
        <table:cell-content-change table:id="ct1791">
          <table:cell-address table:column="832" table:row="113" table:table="1"/>
          <office:change-info>
            <dc:creator> </dc:creator>
            <dc:date>2021-01-11T15:06:54.707351693</dc:date>
          </office:change-info>
          <table:previous table:id="ct833">
            <table:change-track-table-cell office:value-type="string">
              <text:p>~</text:p>
            </table:change-track-table-cell>
          </table:previous>
        </table:cell-content-change>
        <table:cell-content-change table:id="ct1792">
          <table:cell-address table:column="833" table:row="113" table:table="1"/>
          <office:change-info>
            <dc:creator> </dc:creator>
            <dc:date>2021-01-11T15:06:54.707364297</dc:date>
          </office:change-info>
          <table:previous table:id="ct834">
            <table:change-track-table-cell office:value-type="string">
              <text:p>~</text:p>
            </table:change-track-table-cell>
          </table:previous>
        </table:cell-content-change>
        <table:cell-content-change table:id="ct1793">
          <table:cell-address table:column="834" table:row="113" table:table="1"/>
          <office:change-info>
            <dc:creator> </dc:creator>
            <dc:date>2021-01-11T15:06:54.707376752</dc:date>
          </office:change-info>
          <table:previous table:id="ct835">
            <table:change-track-table-cell office:value-type="string">
              <text:p>~</text:p>
            </table:change-track-table-cell>
          </table:previous>
        </table:cell-content-change>
        <table:cell-content-change table:id="ct1794">
          <table:cell-address table:column="835" table:row="113" table:table="1"/>
          <office:change-info>
            <dc:creator> </dc:creator>
            <dc:date>2021-01-11T15:06:54.707389161</dc:date>
          </office:change-info>
          <table:previous table:id="ct836">
            <table:change-track-table-cell office:value-type="string">
              <text:p>~</text:p>
            </table:change-track-table-cell>
          </table:previous>
        </table:cell-content-change>
        <table:cell-content-change table:id="ct1795">
          <table:cell-address table:column="836" table:row="113" table:table="1"/>
          <office:change-info>
            <dc:creator> </dc:creator>
            <dc:date>2021-01-11T15:06:54.707401656</dc:date>
          </office:change-info>
          <table:previous table:id="ct837">
            <table:change-track-table-cell office:value-type="string">
              <text:p>~</text:p>
            </table:change-track-table-cell>
          </table:previous>
        </table:cell-content-change>
        <table:cell-content-change table:id="ct1796">
          <table:cell-address table:column="837" table:row="113" table:table="1"/>
          <office:change-info>
            <dc:creator> </dc:creator>
            <dc:date>2021-01-11T15:06:54.707413846</dc:date>
          </office:change-info>
          <table:previous table:id="ct838">
            <table:change-track-table-cell office:value-type="string">
              <text:p>~</text:p>
            </table:change-track-table-cell>
          </table:previous>
        </table:cell-content-change>
        <table:cell-content-change table:id="ct1797">
          <table:cell-address table:column="838" table:row="113" table:table="1"/>
          <office:change-info>
            <dc:creator> </dc:creator>
            <dc:date>2021-01-11T15:06:54.707426154</dc:date>
          </office:change-info>
          <table:previous table:id="ct839">
            <table:change-track-table-cell office:value-type="string">
              <text:p>~</text:p>
            </table:change-track-table-cell>
          </table:previous>
        </table:cell-content-change>
        <table:cell-content-change table:id="ct1798">
          <table:cell-address table:column="839" table:row="113" table:table="1"/>
          <office:change-info>
            <dc:creator> </dc:creator>
            <dc:date>2021-01-11T15:06:54.707439033</dc:date>
          </office:change-info>
          <table:previous table:id="ct840">
            <table:change-track-table-cell office:value-type="string">
              <text:p>~</text:p>
            </table:change-track-table-cell>
          </table:previous>
        </table:cell-content-change>
        <table:cell-content-change table:id="ct1799">
          <table:cell-address table:column="840" table:row="113" table:table="1"/>
          <office:change-info>
            <dc:creator> </dc:creator>
            <dc:date>2021-01-11T15:06:54.707451327</dc:date>
          </office:change-info>
          <table:previous table:id="ct841">
            <table:change-track-table-cell office:value-type="string">
              <text:p>~</text:p>
            </table:change-track-table-cell>
          </table:previous>
        </table:cell-content-change>
        <table:cell-content-change table:id="ct1800">
          <table:cell-address table:column="841" table:row="113" table:table="1"/>
          <office:change-info>
            <dc:creator> </dc:creator>
            <dc:date>2021-01-11T15:06:54.707463483</dc:date>
          </office:change-info>
          <table:previous table:id="ct842">
            <table:change-track-table-cell office:value-type="string">
              <text:p>~</text:p>
            </table:change-track-table-cell>
          </table:previous>
        </table:cell-content-change>
        <table:cell-content-change table:id="ct1801">
          <table:cell-address table:column="842" table:row="113" table:table="1"/>
          <office:change-info>
            <dc:creator> </dc:creator>
            <dc:date>2021-01-11T15:06:54.707475776</dc:date>
          </office:change-info>
          <table:previous table:id="ct843">
            <table:change-track-table-cell office:value-type="string">
              <text:p>~</text:p>
            </table:change-track-table-cell>
          </table:previous>
        </table:cell-content-change>
        <table:cell-content-change table:id="ct1802">
          <table:cell-address table:column="843" table:row="113" table:table="1"/>
          <office:change-info>
            <dc:creator> </dc:creator>
            <dc:date>2021-01-11T15:06:54.707488403</dc:date>
          </office:change-info>
          <table:previous table:id="ct844">
            <table:change-track-table-cell office:value-type="string">
              <text:p>~</text:p>
            </table:change-track-table-cell>
          </table:previous>
        </table:cell-content-change>
        <table:cell-content-change table:id="ct1803">
          <table:cell-address table:column="844" table:row="113" table:table="1"/>
          <office:change-info>
            <dc:creator> </dc:creator>
            <dc:date>2021-01-11T15:06:54.707500601</dc:date>
          </office:change-info>
          <table:previous table:id="ct845">
            <table:change-track-table-cell office:value-type="string">
              <text:p>~</text:p>
            </table:change-track-table-cell>
          </table:previous>
        </table:cell-content-change>
        <table:cell-content-change table:id="ct1804">
          <table:cell-address table:column="845" table:row="113" table:table="1"/>
          <office:change-info>
            <dc:creator> </dc:creator>
            <dc:date>2021-01-11T15:06:54.707512719</dc:date>
          </office:change-info>
          <table:previous table:id="ct846">
            <table:change-track-table-cell office:value-type="string">
              <text:p>~</text:p>
            </table:change-track-table-cell>
          </table:previous>
        </table:cell-content-change>
        <table:cell-content-change table:id="ct1805">
          <table:cell-address table:column="846" table:row="113" table:table="1"/>
          <office:change-info>
            <dc:creator> </dc:creator>
            <dc:date>2021-01-11T15:06:54.707524741</dc:date>
          </office:change-info>
          <table:previous table:id="ct847">
            <table:change-track-table-cell office:value-type="string">
              <text:p>~</text:p>
            </table:change-track-table-cell>
          </table:previous>
        </table:cell-content-change>
        <table:cell-content-change table:id="ct1806">
          <table:cell-address table:column="847" table:row="113" table:table="1"/>
          <office:change-info>
            <dc:creator> </dc:creator>
            <dc:date>2021-01-11T15:06:54.707537526</dc:date>
          </office:change-info>
          <table:previous table:id="ct848">
            <table:change-track-table-cell office:value-type="string">
              <text:p>~</text:p>
            </table:change-track-table-cell>
          </table:previous>
        </table:cell-content-change>
        <table:cell-content-change table:id="ct1807">
          <table:cell-address table:column="848" table:row="113" table:table="1"/>
          <office:change-info>
            <dc:creator> </dc:creator>
            <dc:date>2021-01-11T15:06:54.707549642</dc:date>
          </office:change-info>
          <table:previous table:id="ct849">
            <table:change-track-table-cell office:value-type="string">
              <text:p>~</text:p>
            </table:change-track-table-cell>
          </table:previous>
        </table:cell-content-change>
        <table:cell-content-change table:id="ct1808">
          <table:cell-address table:column="849" table:row="113" table:table="1"/>
          <office:change-info>
            <dc:creator> </dc:creator>
            <dc:date>2021-01-11T15:06:54.707561987</dc:date>
          </office:change-info>
          <table:previous table:id="ct850">
            <table:change-track-table-cell office:value-type="string">
              <text:p>~</text:p>
            </table:change-track-table-cell>
          </table:previous>
        </table:cell-content-change>
        <table:cell-content-change table:id="ct1809">
          <table:cell-address table:column="850" table:row="113" table:table="1"/>
          <office:change-info>
            <dc:creator> </dc:creator>
            <dc:date>2021-01-11T15:06:54.707574203</dc:date>
          </office:change-info>
          <table:previous table:id="ct851">
            <table:change-track-table-cell office:value-type="string">
              <text:p>~</text:p>
            </table:change-track-table-cell>
          </table:previous>
        </table:cell-content-change>
        <table:cell-content-change table:id="ct1810">
          <table:cell-address table:column="851" table:row="113" table:table="1"/>
          <office:change-info>
            <dc:creator> </dc:creator>
            <dc:date>2021-01-11T15:06:54.707586496</dc:date>
          </office:change-info>
          <table:previous table:id="ct852">
            <table:change-track-table-cell office:value-type="string">
              <text:p>~</text:p>
            </table:change-track-table-cell>
          </table:previous>
        </table:cell-content-change>
        <table:cell-content-change table:id="ct1811">
          <table:cell-address table:column="852" table:row="113" table:table="1"/>
          <office:change-info>
            <dc:creator> </dc:creator>
            <dc:date>2021-01-11T15:06:54.707598738</dc:date>
          </office:change-info>
          <table:previous table:id="ct853">
            <table:change-track-table-cell office:value-type="string">
              <text:p>~</text:p>
            </table:change-track-table-cell>
          </table:previous>
        </table:cell-content-change>
        <table:cell-content-change table:id="ct1812">
          <table:cell-address table:column="853" table:row="113" table:table="1"/>
          <office:change-info>
            <dc:creator> </dc:creator>
            <dc:date>2021-01-11T15:06:54.707610733</dc:date>
          </office:change-info>
          <table:previous table:id="ct854">
            <table:change-track-table-cell office:value-type="string">
              <text:p>~</text:p>
            </table:change-track-table-cell>
          </table:previous>
        </table:cell-content-change>
        <table:cell-content-change table:id="ct1813">
          <table:cell-address table:column="854" table:row="113" table:table="1"/>
          <office:change-info>
            <dc:creator> </dc:creator>
            <dc:date>2021-01-11T15:06:54.707622973</dc:date>
          </office:change-info>
          <table:previous table:id="ct855">
            <table:change-track-table-cell office:value-type="string">
              <text:p>~</text:p>
            </table:change-track-table-cell>
          </table:previous>
        </table:cell-content-change>
        <table:cell-content-change table:id="ct1814">
          <table:cell-address table:column="855" table:row="113" table:table="1"/>
          <office:change-info>
            <dc:creator> </dc:creator>
            <dc:date>2021-01-11T15:06:54.707635438</dc:date>
          </office:change-info>
          <table:previous table:id="ct856">
            <table:change-track-table-cell office:value-type="string">
              <text:p>~</text:p>
            </table:change-track-table-cell>
          </table:previous>
        </table:cell-content-change>
        <table:cell-content-change table:id="ct1815">
          <table:cell-address table:column="856" table:row="113" table:table="1"/>
          <office:change-info>
            <dc:creator> </dc:creator>
            <dc:date>2021-01-11T15:06:54.707647469</dc:date>
          </office:change-info>
          <table:previous table:id="ct857">
            <table:change-track-table-cell office:value-type="string">
              <text:p>~</text:p>
            </table:change-track-table-cell>
          </table:previous>
        </table:cell-content-change>
        <table:cell-content-change table:id="ct1816">
          <table:cell-address table:column="857" table:row="113" table:table="1"/>
          <office:change-info>
            <dc:creator> </dc:creator>
            <dc:date>2021-01-11T15:06:54.707659322</dc:date>
          </office:change-info>
          <table:previous table:id="ct858">
            <table:change-track-table-cell office:value-type="string">
              <text:p>~</text:p>
            </table:change-track-table-cell>
          </table:previous>
        </table:cell-content-change>
        <table:cell-content-change table:id="ct1817">
          <table:cell-address table:column="858" table:row="113" table:table="1"/>
          <office:change-info>
            <dc:creator> </dc:creator>
            <dc:date>2021-01-11T15:06:54.707671400</dc:date>
          </office:change-info>
          <table:previous table:id="ct859">
            <table:change-track-table-cell office:value-type="string">
              <text:p>~</text:p>
            </table:change-track-table-cell>
          </table:previous>
        </table:cell-content-change>
        <table:cell-content-change table:id="ct1818">
          <table:cell-address table:column="859" table:row="113" table:table="1"/>
          <office:change-info>
            <dc:creator> </dc:creator>
            <dc:date>2021-01-11T15:06:54.707683476</dc:date>
          </office:change-info>
          <table:previous table:id="ct860">
            <table:change-track-table-cell office:value-type="string">
              <text:p>~</text:p>
            </table:change-track-table-cell>
          </table:previous>
        </table:cell-content-change>
        <table:cell-content-change table:id="ct1819">
          <table:cell-address table:column="860" table:row="113" table:table="1"/>
          <office:change-info>
            <dc:creator> </dc:creator>
            <dc:date>2021-01-11T15:06:54.707695417</dc:date>
          </office:change-info>
          <table:previous table:id="ct861">
            <table:change-track-table-cell office:value-type="string">
              <text:p>~</text:p>
            </table:change-track-table-cell>
          </table:previous>
        </table:cell-content-change>
        <table:cell-content-change table:id="ct1820">
          <table:cell-address table:column="861" table:row="113" table:table="1"/>
          <office:change-info>
            <dc:creator> </dc:creator>
            <dc:date>2021-01-11T15:06:54.707707354</dc:date>
          </office:change-info>
          <table:previous table:id="ct862">
            <table:change-track-table-cell office:value-type="string">
              <text:p>~</text:p>
            </table:change-track-table-cell>
          </table:previous>
        </table:cell-content-change>
        <table:cell-content-change table:id="ct1821">
          <table:cell-address table:column="862" table:row="113" table:table="1"/>
          <office:change-info>
            <dc:creator> </dc:creator>
            <dc:date>2021-01-11T15:06:54.707719148</dc:date>
          </office:change-info>
          <table:previous table:id="ct863">
            <table:change-track-table-cell office:value-type="string">
              <text:p>~</text:p>
            </table:change-track-table-cell>
          </table:previous>
        </table:cell-content-change>
        <table:cell-content-change table:id="ct1822">
          <table:cell-address table:column="863" table:row="113" table:table="1"/>
          <office:change-info>
            <dc:creator> </dc:creator>
            <dc:date>2021-01-11T15:06:54.707731548</dc:date>
          </office:change-info>
          <table:previous table:id="ct864">
            <table:change-track-table-cell office:value-type="string">
              <text:p>~</text:p>
            </table:change-track-table-cell>
          </table:previous>
        </table:cell-content-change>
        <table:cell-content-change table:id="ct1823">
          <table:cell-address table:column="864" table:row="113" table:table="1"/>
          <office:change-info>
            <dc:creator> </dc:creator>
            <dc:date>2021-01-11T15:06:54.707743433</dc:date>
          </office:change-info>
          <table:previous table:id="ct865">
            <table:change-track-table-cell office:value-type="string">
              <text:p>~</text:p>
            </table:change-track-table-cell>
          </table:previous>
        </table:cell-content-change>
        <table:cell-content-change table:id="ct1824">
          <table:cell-address table:column="865" table:row="113" table:table="1"/>
          <office:change-info>
            <dc:creator> </dc:creator>
            <dc:date>2021-01-11T15:06:54.707755202</dc:date>
          </office:change-info>
          <table:previous table:id="ct866">
            <table:change-track-table-cell office:value-type="string">
              <text:p>~</text:p>
            </table:change-track-table-cell>
          </table:previous>
        </table:cell-content-change>
        <table:cell-content-change table:id="ct1825">
          <table:cell-address table:column="866" table:row="113" table:table="1"/>
          <office:change-info>
            <dc:creator> </dc:creator>
            <dc:date>2021-01-11T15:06:54.707766977</dc:date>
          </office:change-info>
          <table:previous table:id="ct867">
            <table:change-track-table-cell office:value-type="string">
              <text:p>~</text:p>
            </table:change-track-table-cell>
          </table:previous>
        </table:cell-content-change>
        <table:cell-content-change table:id="ct1826">
          <table:cell-address table:column="867" table:row="113" table:table="1"/>
          <office:change-info>
            <dc:creator> </dc:creator>
            <dc:date>2021-01-11T15:06:54.707778889</dc:date>
          </office:change-info>
          <table:previous table:id="ct868">
            <table:change-track-table-cell office:value-type="string">
              <text:p>~</text:p>
            </table:change-track-table-cell>
          </table:previous>
        </table:cell-content-change>
        <table:cell-content-change table:id="ct1827">
          <table:cell-address table:column="868" table:row="113" table:table="1"/>
          <office:change-info>
            <dc:creator> </dc:creator>
            <dc:date>2021-01-11T15:06:54.707790732</dc:date>
          </office:change-info>
          <table:previous table:id="ct869">
            <table:change-track-table-cell office:value-type="string">
              <text:p>~</text:p>
            </table:change-track-table-cell>
          </table:previous>
        </table:cell-content-change>
        <table:cell-content-change table:id="ct1828">
          <table:cell-address table:column="869" table:row="113" table:table="1"/>
          <office:change-info>
            <dc:creator> </dc:creator>
            <dc:date>2021-01-11T15:06:54.707802775</dc:date>
          </office:change-info>
          <table:previous table:id="ct870">
            <table:change-track-table-cell office:value-type="string">
              <text:p>~</text:p>
            </table:change-track-table-cell>
          </table:previous>
        </table:cell-content-change>
        <table:cell-content-change table:id="ct1829">
          <table:cell-address table:column="870" table:row="113" table:table="1"/>
          <office:change-info>
            <dc:creator> </dc:creator>
            <dc:date>2021-01-11T15:06:54.707814515</dc:date>
          </office:change-info>
          <table:previous table:id="ct871">
            <table:change-track-table-cell office:value-type="string">
              <text:p>~</text:p>
            </table:change-track-table-cell>
          </table:previous>
        </table:cell-content-change>
        <table:cell-content-change table:id="ct1830">
          <table:cell-address table:column="871" table:row="113" table:table="1"/>
          <office:change-info>
            <dc:creator> </dc:creator>
            <dc:date>2021-01-11T15:06:54.707826987</dc:date>
          </office:change-info>
          <table:previous table:id="ct872">
            <table:change-track-table-cell office:value-type="string">
              <text:p>~</text:p>
            </table:change-track-table-cell>
          </table:previous>
        </table:cell-content-change>
        <table:cell-content-change table:id="ct1831">
          <table:cell-address table:column="872" table:row="113" table:table="1"/>
          <office:change-info>
            <dc:creator> </dc:creator>
            <dc:date>2021-01-11T15:06:54.707838698</dc:date>
          </office:change-info>
          <table:previous table:id="ct873">
            <table:change-track-table-cell office:value-type="string">
              <text:p>~</text:p>
            </table:change-track-table-cell>
          </table:previous>
        </table:cell-content-change>
        <table:cell-content-change table:id="ct1832">
          <table:cell-address table:column="873" table:row="113" table:table="1"/>
          <office:change-info>
            <dc:creator> </dc:creator>
            <dc:date>2021-01-11T15:06:54.707850363</dc:date>
          </office:change-info>
          <table:previous table:id="ct874">
            <table:change-track-table-cell office:value-type="string">
              <text:p>~</text:p>
            </table:change-track-table-cell>
          </table:previous>
        </table:cell-content-change>
        <table:cell-content-change table:id="ct1833">
          <table:cell-address table:column="874" table:row="113" table:table="1"/>
          <office:change-info>
            <dc:creator> </dc:creator>
            <dc:date>2021-01-11T15:06:54.707862025</dc:date>
          </office:change-info>
          <table:previous table:id="ct875">
            <table:change-track-table-cell office:value-type="string">
              <text:p>~</text:p>
            </table:change-track-table-cell>
          </table:previous>
        </table:cell-content-change>
        <table:cell-content-change table:id="ct1834">
          <table:cell-address table:column="875" table:row="113" table:table="1"/>
          <office:change-info>
            <dc:creator> </dc:creator>
            <dc:date>2021-01-11T15:06:54.707873830</dc:date>
          </office:change-info>
          <table:previous table:id="ct876">
            <table:change-track-table-cell office:value-type="string">
              <text:p>~</text:p>
            </table:change-track-table-cell>
          </table:previous>
        </table:cell-content-change>
        <table:cell-content-change table:id="ct1835">
          <table:cell-address table:column="876" table:row="113" table:table="1"/>
          <office:change-info>
            <dc:creator> </dc:creator>
            <dc:date>2021-01-11T15:06:54.707885478</dc:date>
          </office:change-info>
          <table:previous table:id="ct877">
            <table:change-track-table-cell office:value-type="string">
              <text:p>~</text:p>
            </table:change-track-table-cell>
          </table:previous>
        </table:cell-content-change>
        <table:cell-content-change table:id="ct1836">
          <table:cell-address table:column="877" table:row="113" table:table="1"/>
          <office:change-info>
            <dc:creator> </dc:creator>
            <dc:date>2021-01-11T15:06:54.707897133</dc:date>
          </office:change-info>
          <table:previous table:id="ct878">
            <table:change-track-table-cell office:value-type="string">
              <text:p>~</text:p>
            </table:change-track-table-cell>
          </table:previous>
        </table:cell-content-change>
        <table:cell-content-change table:id="ct1837">
          <table:cell-address table:column="878" table:row="113" table:table="1"/>
          <office:change-info>
            <dc:creator> </dc:creator>
            <dc:date>2021-01-11T15:06:54.707908850</dc:date>
          </office:change-info>
          <table:previous table:id="ct879">
            <table:change-track-table-cell office:value-type="string">
              <text:p>~</text:p>
            </table:change-track-table-cell>
          </table:previous>
        </table:cell-content-change>
        <table:cell-content-change table:id="ct1838">
          <table:cell-address table:column="879" table:row="113" table:table="1"/>
          <office:change-info>
            <dc:creator> </dc:creator>
            <dc:date>2021-01-11T15:06:54.707921264</dc:date>
          </office:change-info>
          <table:previous table:id="ct880">
            <table:change-track-table-cell office:value-type="string">
              <text:p>~</text:p>
            </table:change-track-table-cell>
          </table:previous>
        </table:cell-content-change>
        <table:cell-content-change table:id="ct1839">
          <table:cell-address table:column="880" table:row="113" table:table="1"/>
          <office:change-info>
            <dc:creator> </dc:creator>
            <dc:date>2021-01-11T15:06:54.707933317</dc:date>
          </office:change-info>
          <table:previous table:id="ct881">
            <table:change-track-table-cell office:value-type="string">
              <text:p>~</text:p>
            </table:change-track-table-cell>
          </table:previous>
        </table:cell-content-change>
        <table:cell-content-change table:id="ct1840">
          <table:cell-address table:column="881" table:row="113" table:table="1"/>
          <office:change-info>
            <dc:creator> </dc:creator>
            <dc:date>2021-01-11T15:06:54.707945145</dc:date>
          </office:change-info>
          <table:previous table:id="ct882">
            <table:change-track-table-cell office:value-type="string">
              <text:p>~</text:p>
            </table:change-track-table-cell>
          </table:previous>
        </table:cell-content-change>
        <table:cell-content-change table:id="ct1841">
          <table:cell-address table:column="882" table:row="113" table:table="1"/>
          <office:change-info>
            <dc:creator> </dc:creator>
            <dc:date>2021-01-11T15:06:54.707956924</dc:date>
          </office:change-info>
          <table:previous table:id="ct883">
            <table:change-track-table-cell office:value-type="string">
              <text:p>~</text:p>
            </table:change-track-table-cell>
          </table:previous>
        </table:cell-content-change>
        <table:cell-content-change table:id="ct1842">
          <table:cell-address table:column="883" table:row="113" table:table="1"/>
          <office:change-info>
            <dc:creator> </dc:creator>
            <dc:date>2021-01-11T15:06:54.707968968</dc:date>
          </office:change-info>
          <table:previous table:id="ct884">
            <table:change-track-table-cell office:value-type="string">
              <text:p>~</text:p>
            </table:change-track-table-cell>
          </table:previous>
        </table:cell-content-change>
        <table:cell-content-change table:id="ct1843">
          <table:cell-address table:column="884" table:row="113" table:table="1"/>
          <office:change-info>
            <dc:creator> </dc:creator>
            <dc:date>2021-01-11T15:06:54.707980839</dc:date>
          </office:change-info>
          <table:previous table:id="ct885">
            <table:change-track-table-cell office:value-type="string">
              <text:p>~</text:p>
            </table:change-track-table-cell>
          </table:previous>
        </table:cell-content-change>
        <table:cell-content-change table:id="ct1844">
          <table:cell-address table:column="885" table:row="113" table:table="1"/>
          <office:change-info>
            <dc:creator> </dc:creator>
            <dc:date>2021-01-11T15:06:54.707992666</dc:date>
          </office:change-info>
          <table:previous table:id="ct886">
            <table:change-track-table-cell office:value-type="string">
              <text:p>~</text:p>
            </table:change-track-table-cell>
          </table:previous>
        </table:cell-content-change>
        <table:cell-content-change table:id="ct1845">
          <table:cell-address table:column="886" table:row="113" table:table="1"/>
          <office:change-info>
            <dc:creator> </dc:creator>
            <dc:date>2021-01-11T15:06:54.708004321</dc:date>
          </office:change-info>
          <table:previous table:id="ct887">
            <table:change-track-table-cell office:value-type="string">
              <text:p>~</text:p>
            </table:change-track-table-cell>
          </table:previous>
        </table:cell-content-change>
        <table:cell-content-change table:id="ct1846">
          <table:cell-address table:column="887" table:row="113" table:table="1"/>
          <office:change-info>
            <dc:creator> </dc:creator>
            <dc:date>2021-01-11T15:06:54.708016725</dc:date>
          </office:change-info>
          <table:previous table:id="ct888">
            <table:change-track-table-cell office:value-type="string">
              <text:p>~</text:p>
            </table:change-track-table-cell>
          </table:previous>
        </table:cell-content-change>
        <table:cell-content-change table:id="ct1847">
          <table:cell-address table:column="888" table:row="113" table:table="1"/>
          <office:change-info>
            <dc:creator> </dc:creator>
            <dc:date>2021-01-11T15:06:54.708028404</dc:date>
          </office:change-info>
          <table:previous table:id="ct889">
            <table:change-track-table-cell office:value-type="string">
              <text:p>~</text:p>
            </table:change-track-table-cell>
          </table:previous>
        </table:cell-content-change>
        <table:cell-content-change table:id="ct1848">
          <table:cell-address table:column="889" table:row="113" table:table="1"/>
          <office:change-info>
            <dc:creator> </dc:creator>
            <dc:date>2021-01-11T15:06:54.708040180</dc:date>
          </office:change-info>
          <table:previous table:id="ct890">
            <table:change-track-table-cell office:value-type="string">
              <text:p>~</text:p>
            </table:change-track-table-cell>
          </table:previous>
        </table:cell-content-change>
        <table:cell-content-change table:id="ct1849">
          <table:cell-address table:column="890" table:row="113" table:table="1"/>
          <office:change-info>
            <dc:creator> </dc:creator>
            <dc:date>2021-01-11T15:06:54.708052243</dc:date>
          </office:change-info>
          <table:previous table:id="ct891">
            <table:change-track-table-cell office:value-type="string">
              <text:p>~</text:p>
            </table:change-track-table-cell>
          </table:previous>
        </table:cell-content-change>
        <table:cell-content-change table:id="ct1850">
          <table:cell-address table:column="891" table:row="113" table:table="1"/>
          <office:change-info>
            <dc:creator> </dc:creator>
            <dc:date>2021-01-11T15:06:54.708064270</dc:date>
          </office:change-info>
          <table:previous table:id="ct892">
            <table:change-track-table-cell office:value-type="string">
              <text:p>~</text:p>
            </table:change-track-table-cell>
          </table:previous>
        </table:cell-content-change>
        <table:cell-content-change table:id="ct1851">
          <table:cell-address table:column="892" table:row="113" table:table="1"/>
          <office:change-info>
            <dc:creator> </dc:creator>
            <dc:date>2021-01-11T15:06:54.708076137</dc:date>
          </office:change-info>
          <table:previous table:id="ct893">
            <table:change-track-table-cell office:value-type="string">
              <text:p>~</text:p>
            </table:change-track-table-cell>
          </table:previous>
        </table:cell-content-change>
        <table:cell-content-change table:id="ct1852">
          <table:cell-address table:column="893" table:row="113" table:table="1"/>
          <office:change-info>
            <dc:creator> </dc:creator>
            <dc:date>2021-01-11T15:06:54.708087862</dc:date>
          </office:change-info>
          <table:previous table:id="ct894">
            <table:change-track-table-cell office:value-type="string">
              <text:p>~</text:p>
            </table:change-track-table-cell>
          </table:previous>
        </table:cell-content-change>
        <table:cell-content-change table:id="ct1853">
          <table:cell-address table:column="894" table:row="113" table:table="1"/>
          <office:change-info>
            <dc:creator> </dc:creator>
            <dc:date>2021-01-11T15:06:54.708099575</dc:date>
          </office:change-info>
          <table:previous table:id="ct895">
            <table:change-track-table-cell office:value-type="string">
              <text:p>~</text:p>
            </table:change-track-table-cell>
          </table:previous>
        </table:cell-content-change>
        <table:cell-content-change table:id="ct1854">
          <table:cell-address table:column="895" table:row="113" table:table="1"/>
          <office:change-info>
            <dc:creator> </dc:creator>
            <dc:date>2021-01-11T15:06:54.708111799</dc:date>
          </office:change-info>
          <table:previous table:id="ct896">
            <table:change-track-table-cell office:value-type="string">
              <text:p>~</text:p>
            </table:change-track-table-cell>
          </table:previous>
        </table:cell-content-change>
        <table:cell-content-change table:id="ct1855">
          <table:cell-address table:column="896" table:row="113" table:table="1"/>
          <office:change-info>
            <dc:creator> </dc:creator>
            <dc:date>2021-01-11T15:06:54.708158169</dc:date>
          </office:change-info>
          <table:previous table:id="ct897">
            <table:change-track-table-cell office:value-type="string">
              <text:p>~</text:p>
            </table:change-track-table-cell>
          </table:previous>
        </table:cell-content-change>
        <table:cell-content-change table:id="ct1856">
          <table:cell-address table:column="897" table:row="113" table:table="1"/>
          <office:change-info>
            <dc:creator> </dc:creator>
            <dc:date>2021-01-11T15:06:54.708228935</dc:date>
          </office:change-info>
          <table:previous table:id="ct898">
            <table:change-track-table-cell office:value-type="string">
              <text:p>~</text:p>
            </table:change-track-table-cell>
          </table:previous>
        </table:cell-content-change>
        <table:cell-content-change table:id="ct1857">
          <table:cell-address table:column="898" table:row="113" table:table="1"/>
          <office:change-info>
            <dc:creator> </dc:creator>
            <dc:date>2021-01-11T15:06:54.708245466</dc:date>
          </office:change-info>
          <table:previous table:id="ct899">
            <table:change-track-table-cell office:value-type="string">
              <text:p>~</text:p>
            </table:change-track-table-cell>
          </table:previous>
        </table:cell-content-change>
        <table:cell-content-change table:id="ct1858">
          <table:cell-address table:column="899" table:row="113" table:table="1"/>
          <office:change-info>
            <dc:creator> </dc:creator>
            <dc:date>2021-01-11T15:06:54.708258890</dc:date>
          </office:change-info>
          <table:previous table:id="ct900">
            <table:change-track-table-cell office:value-type="string">
              <text:p>~</text:p>
            </table:change-track-table-cell>
          </table:previous>
        </table:cell-content-change>
        <table:cell-content-change table:id="ct1859">
          <table:cell-address table:column="900" table:row="113" table:table="1"/>
          <office:change-info>
            <dc:creator> </dc:creator>
            <dc:date>2021-01-11T15:06:54.708270640</dc:date>
          </office:change-info>
          <table:previous table:id="ct901">
            <table:change-track-table-cell office:value-type="string">
              <text:p>~</text:p>
            </table:change-track-table-cell>
          </table:previous>
        </table:cell-content-change>
        <table:cell-content-change table:id="ct1860">
          <table:cell-address table:column="901" table:row="113" table:table="1"/>
          <office:change-info>
            <dc:creator> </dc:creator>
            <dc:date>2021-01-11T15:06:54.708282429</dc:date>
          </office:change-info>
          <table:previous table:id="ct902">
            <table:change-track-table-cell office:value-type="string">
              <text:p>~</text:p>
            </table:change-track-table-cell>
          </table:previous>
        </table:cell-content-change>
        <table:cell-content-change table:id="ct1861">
          <table:cell-address table:column="902" table:row="113" table:table="1"/>
          <office:change-info>
            <dc:creator> </dc:creator>
            <dc:date>2021-01-11T15:06:54.708293863</dc:date>
          </office:change-info>
          <table:previous table:id="ct903">
            <table:change-track-table-cell office:value-type="string">
              <text:p>~</text:p>
            </table:change-track-table-cell>
          </table:previous>
        </table:cell-content-change>
        <table:cell-content-change table:id="ct1862">
          <table:cell-address table:column="903" table:row="113" table:table="1"/>
          <office:change-info>
            <dc:creator> </dc:creator>
            <dc:date>2021-01-11T15:06:54.708306256</dc:date>
          </office:change-info>
          <table:previous table:id="ct904">
            <table:change-track-table-cell office:value-type="string">
              <text:p>~</text:p>
            </table:change-track-table-cell>
          </table:previous>
        </table:cell-content-change>
        <table:cell-content-change table:id="ct1863">
          <table:cell-address table:column="904" table:row="113" table:table="1"/>
          <office:change-info>
            <dc:creator> </dc:creator>
            <dc:date>2021-01-11T15:06:54.708317733</dc:date>
          </office:change-info>
          <table:previous table:id="ct905">
            <table:change-track-table-cell office:value-type="string">
              <text:p>~</text:p>
            </table:change-track-table-cell>
          </table:previous>
        </table:cell-content-change>
        <table:cell-content-change table:id="ct1864">
          <table:cell-address table:column="905" table:row="113" table:table="1"/>
          <office:change-info>
            <dc:creator> </dc:creator>
            <dc:date>2021-01-11T15:06:54.708329072</dc:date>
          </office:change-info>
          <table:previous table:id="ct906">
            <table:change-track-table-cell office:value-type="string">
              <text:p>~</text:p>
            </table:change-track-table-cell>
          </table:previous>
        </table:cell-content-change>
        <table:cell-content-change table:id="ct1865">
          <table:cell-address table:column="906" table:row="113" table:table="1"/>
          <office:change-info>
            <dc:creator> </dc:creator>
            <dc:date>2021-01-11T15:06:54.708340418</dc:date>
          </office:change-info>
          <table:previous table:id="ct907">
            <table:change-track-table-cell office:value-type="string">
              <text:p>~</text:p>
            </table:change-track-table-cell>
          </table:previous>
        </table:cell-content-change>
        <table:cell-content-change table:id="ct1866">
          <table:cell-address table:column="907" table:row="113" table:table="1"/>
          <office:change-info>
            <dc:creator> </dc:creator>
            <dc:date>2021-01-11T15:06:54.708351849</dc:date>
          </office:change-info>
          <table:previous table:id="ct908">
            <table:change-track-table-cell office:value-type="string">
              <text:p>~</text:p>
            </table:change-track-table-cell>
          </table:previous>
        </table:cell-content-change>
        <table:cell-content-change table:id="ct1867">
          <table:cell-address table:column="908" table:row="113" table:table="1"/>
          <office:change-info>
            <dc:creator> </dc:creator>
            <dc:date>2021-01-11T15:06:54.708363291</dc:date>
          </office:change-info>
          <table:previous table:id="ct909">
            <table:change-track-table-cell office:value-type="string">
              <text:p>~</text:p>
            </table:change-track-table-cell>
          </table:previous>
        </table:cell-content-change>
        <table:cell-content-change table:id="ct1868">
          <table:cell-address table:column="909" table:row="113" table:table="1"/>
          <office:change-info>
            <dc:creator> </dc:creator>
            <dc:date>2021-01-11T15:06:54.708374801</dc:date>
          </office:change-info>
          <table:previous table:id="ct910">
            <table:change-track-table-cell office:value-type="string">
              <text:p>~</text:p>
            </table:change-track-table-cell>
          </table:previous>
        </table:cell-content-change>
        <table:cell-content-change table:id="ct1869">
          <table:cell-address table:column="910" table:row="113" table:table="1"/>
          <office:change-info>
            <dc:creator> </dc:creator>
            <dc:date>2021-01-11T15:06:54.708386086</dc:date>
          </office:change-info>
          <table:previous table:id="ct911">
            <table:change-track-table-cell office:value-type="string">
              <text:p>~</text:p>
            </table:change-track-table-cell>
          </table:previous>
        </table:cell-content-change>
        <table:cell-content-change table:id="ct1870">
          <table:cell-address table:column="911" table:row="113" table:table="1"/>
          <office:change-info>
            <dc:creator> </dc:creator>
            <dc:date>2021-01-11T15:06:54.708397880</dc:date>
          </office:change-info>
          <table:previous table:id="ct912">
            <table:change-track-table-cell office:value-type="string">
              <text:p>~</text:p>
            </table:change-track-table-cell>
          </table:previous>
        </table:cell-content-change>
        <table:cell-content-change table:id="ct1871">
          <table:cell-address table:column="912" table:row="113" table:table="1"/>
          <office:change-info>
            <dc:creator> </dc:creator>
            <dc:date>2021-01-11T15:06:54.708409377</dc:date>
          </office:change-info>
          <table:previous table:id="ct913">
            <table:change-track-table-cell office:value-type="string">
              <text:p>~</text:p>
            </table:change-track-table-cell>
          </table:previous>
        </table:cell-content-change>
        <table:cell-content-change table:id="ct1872">
          <table:cell-address table:column="913" table:row="113" table:table="1"/>
          <office:change-info>
            <dc:creator> </dc:creator>
            <dc:date>2021-01-11T15:06:54.708420804</dc:date>
          </office:change-info>
          <table:previous table:id="ct914">
            <table:change-track-table-cell office:value-type="string">
              <text:p>~</text:p>
            </table:change-track-table-cell>
          </table:previous>
        </table:cell-content-change>
        <table:cell-content-change table:id="ct1873">
          <table:cell-address table:column="914" table:row="113" table:table="1"/>
          <office:change-info>
            <dc:creator> </dc:creator>
            <dc:date>2021-01-11T15:06:54.708432147</dc:date>
          </office:change-info>
          <table:previous table:id="ct915">
            <table:change-track-table-cell office:value-type="string">
              <text:p>~</text:p>
            </table:change-track-table-cell>
          </table:previous>
        </table:cell-content-change>
        <table:cell-content-change table:id="ct1874">
          <table:cell-address table:column="915" table:row="113" table:table="1"/>
          <office:change-info>
            <dc:creator> </dc:creator>
            <dc:date>2021-01-11T15:06:54.708443581</dc:date>
          </office:change-info>
          <table:previous table:id="ct916">
            <table:change-track-table-cell office:value-type="string">
              <text:p>~</text:p>
            </table:change-track-table-cell>
          </table:previous>
        </table:cell-content-change>
        <table:cell-content-change table:id="ct1875">
          <table:cell-address table:column="916" table:row="113" table:table="1"/>
          <office:change-info>
            <dc:creator> </dc:creator>
            <dc:date>2021-01-11T15:06:54.708455046</dc:date>
          </office:change-info>
          <table:previous table:id="ct917">
            <table:change-track-table-cell office:value-type="string">
              <text:p>~</text:p>
            </table:change-track-table-cell>
          </table:previous>
        </table:cell-content-change>
        <table:cell-content-change table:id="ct1876">
          <table:cell-address table:column="917" table:row="113" table:table="1"/>
          <office:change-info>
            <dc:creator> </dc:creator>
            <dc:date>2021-01-11T15:06:54.708466309</dc:date>
          </office:change-info>
          <table:previous table:id="ct918">
            <table:change-track-table-cell office:value-type="string">
              <text:p>~</text:p>
            </table:change-track-table-cell>
          </table:previous>
        </table:cell-content-change>
        <table:cell-content-change table:id="ct1877">
          <table:cell-address table:column="918" table:row="113" table:table="1"/>
          <office:change-info>
            <dc:creator> </dc:creator>
            <dc:date>2021-01-11T15:06:54.708477468</dc:date>
          </office:change-info>
          <table:previous table:id="ct919">
            <table:change-track-table-cell office:value-type="string">
              <text:p>~</text:p>
            </table:change-track-table-cell>
          </table:previous>
        </table:cell-content-change>
        <table:cell-content-change table:id="ct1878">
          <table:cell-address table:column="919" table:row="113" table:table="1"/>
          <office:change-info>
            <dc:creator> </dc:creator>
            <dc:date>2021-01-11T15:06:54.708489273</dc:date>
          </office:change-info>
          <table:previous table:id="ct920">
            <table:change-track-table-cell office:value-type="string">
              <text:p>~</text:p>
            </table:change-track-table-cell>
          </table:previous>
        </table:cell-content-change>
        <table:cell-content-change table:id="ct1879">
          <table:cell-address table:column="920" table:row="113" table:table="1"/>
          <office:change-info>
            <dc:creator> </dc:creator>
            <dc:date>2021-01-11T15:06:54.708500340</dc:date>
          </office:change-info>
          <table:previous table:id="ct921">
            <table:change-track-table-cell office:value-type="string">
              <text:p>~</text:p>
            </table:change-track-table-cell>
          </table:previous>
        </table:cell-content-change>
        <table:cell-content-change table:id="ct1880">
          <table:cell-address table:column="921" table:row="113" table:table="1"/>
          <office:change-info>
            <dc:creator> </dc:creator>
            <dc:date>2021-01-11T15:06:54.708511608</dc:date>
          </office:change-info>
          <table:previous table:id="ct922">
            <table:change-track-table-cell office:value-type="string">
              <text:p>~</text:p>
            </table:change-track-table-cell>
          </table:previous>
        </table:cell-content-change>
        <table:cell-content-change table:id="ct1881">
          <table:cell-address table:column="922" table:row="113" table:table="1"/>
          <office:change-info>
            <dc:creator> </dc:creator>
            <dc:date>2021-01-11T15:06:54.708522643</dc:date>
          </office:change-info>
          <table:previous table:id="ct923">
            <table:change-track-table-cell office:value-type="string">
              <text:p>~</text:p>
            </table:change-track-table-cell>
          </table:previous>
        </table:cell-content-change>
        <table:cell-content-change table:id="ct1882">
          <table:cell-address table:column="923" table:row="113" table:table="1"/>
          <office:change-info>
            <dc:creator> </dc:creator>
            <dc:date>2021-01-11T15:06:54.708533998</dc:date>
          </office:change-info>
          <table:previous table:id="ct924">
            <table:change-track-table-cell office:value-type="string">
              <text:p>~</text:p>
            </table:change-track-table-cell>
          </table:previous>
        </table:cell-content-change>
        <table:cell-content-change table:id="ct1883">
          <table:cell-address table:column="924" table:row="113" table:table="1"/>
          <office:change-info>
            <dc:creator> </dc:creator>
            <dc:date>2021-01-11T15:06:54.708545351</dc:date>
          </office:change-info>
          <table:previous table:id="ct925">
            <table:change-track-table-cell office:value-type="string">
              <text:p>~</text:p>
            </table:change-track-table-cell>
          </table:previous>
        </table:cell-content-change>
        <table:cell-content-change table:id="ct1884">
          <table:cell-address table:column="925" table:row="113" table:table="1"/>
          <office:change-info>
            <dc:creator> </dc:creator>
            <dc:date>2021-01-11T15:06:54.708556378</dc:date>
          </office:change-info>
          <table:previous table:id="ct926">
            <table:change-track-table-cell office:value-type="string">
              <text:p>~</text:p>
            </table:change-track-table-cell>
          </table:previous>
        </table:cell-content-change>
        <table:cell-content-change table:id="ct1885">
          <table:cell-address table:column="926" table:row="113" table:table="1"/>
          <office:change-info>
            <dc:creator> </dc:creator>
            <dc:date>2021-01-11T15:06:54.708567481</dc:date>
          </office:change-info>
          <table:previous table:id="ct927">
            <table:change-track-table-cell office:value-type="string">
              <text:p>~</text:p>
            </table:change-track-table-cell>
          </table:previous>
        </table:cell-content-change>
        <table:cell-content-change table:id="ct1886">
          <table:cell-address table:column="927" table:row="113" table:table="1"/>
          <office:change-info>
            <dc:creator> </dc:creator>
            <dc:date>2021-01-11T15:06:54.708580042</dc:date>
          </office:change-info>
          <table:previous table:id="ct928">
            <table:change-track-table-cell office:value-type="string">
              <text:p>~</text:p>
            </table:change-track-table-cell>
          </table:previous>
        </table:cell-content-change>
        <table:cell-content-change table:id="ct1887">
          <table:cell-address table:column="928" table:row="113" table:table="1"/>
          <office:change-info>
            <dc:creator> </dc:creator>
            <dc:date>2021-01-11T15:06:54.708591327</dc:date>
          </office:change-info>
          <table:previous table:id="ct929">
            <table:change-track-table-cell office:value-type="string">
              <text:p>~</text:p>
            </table:change-track-table-cell>
          </table:previous>
        </table:cell-content-change>
        <table:cell-content-change table:id="ct1888">
          <table:cell-address table:column="929" table:row="113" table:table="1"/>
          <office:change-info>
            <dc:creator> </dc:creator>
            <dc:date>2021-01-11T15:06:54.708602624</dc:date>
          </office:change-info>
          <table:previous table:id="ct930">
            <table:change-track-table-cell office:value-type="string">
              <text:p>~</text:p>
            </table:change-track-table-cell>
          </table:previous>
        </table:cell-content-change>
        <table:cell-content-change table:id="ct1889">
          <table:cell-address table:column="930" table:row="113" table:table="1"/>
          <office:change-info>
            <dc:creator> </dc:creator>
            <dc:date>2021-01-11T15:06:54.708613832</dc:date>
          </office:change-info>
          <table:previous table:id="ct931">
            <table:change-track-table-cell office:value-type="string">
              <text:p>~</text:p>
            </table:change-track-table-cell>
          </table:previous>
        </table:cell-content-change>
        <table:cell-content-change table:id="ct1890">
          <table:cell-address table:column="931" table:row="113" table:table="1"/>
          <office:change-info>
            <dc:creator> </dc:creator>
            <dc:date>2021-01-11T15:06:54.708625229</dc:date>
          </office:change-info>
          <table:previous table:id="ct932">
            <table:change-track-table-cell office:value-type="string">
              <text:p>~</text:p>
            </table:change-track-table-cell>
          </table:previous>
        </table:cell-content-change>
        <table:cell-content-change table:id="ct1891">
          <table:cell-address table:column="932" table:row="113" table:table="1"/>
          <office:change-info>
            <dc:creator> </dc:creator>
            <dc:date>2021-01-11T15:06:54.708636361</dc:date>
          </office:change-info>
          <table:previous table:id="ct933">
            <table:change-track-table-cell office:value-type="string">
              <text:p>~</text:p>
            </table:change-track-table-cell>
          </table:previous>
        </table:cell-content-change>
        <table:cell-content-change table:id="ct1892">
          <table:cell-address table:column="933" table:row="113" table:table="1"/>
          <office:change-info>
            <dc:creator> </dc:creator>
            <dc:date>2021-01-11T15:06:54.708647554</dc:date>
          </office:change-info>
          <table:previous table:id="ct934">
            <table:change-track-table-cell office:value-type="string">
              <text:p>~</text:p>
            </table:change-track-table-cell>
          </table:previous>
        </table:cell-content-change>
        <table:cell-content-change table:id="ct1893">
          <table:cell-address table:column="934" table:row="113" table:table="1"/>
          <office:change-info>
            <dc:creator> </dc:creator>
            <dc:date>2021-01-11T15:06:54.708658778</dc:date>
          </office:change-info>
          <table:previous table:id="ct935">
            <table:change-track-table-cell office:value-type="string">
              <text:p>~</text:p>
            </table:change-track-table-cell>
          </table:previous>
        </table:cell-content-change>
        <table:cell-content-change table:id="ct1894">
          <table:cell-address table:column="935" table:row="113" table:table="1"/>
          <office:change-info>
            <dc:creator> </dc:creator>
            <dc:date>2021-01-11T15:06:54.708670650</dc:date>
          </office:change-info>
          <table:previous table:id="ct936">
            <table:change-track-table-cell office:value-type="string">
              <text:p>~</text:p>
            </table:change-track-table-cell>
          </table:previous>
        </table:cell-content-change>
        <table:cell-content-change table:id="ct1895">
          <table:cell-address table:column="936" table:row="113" table:table="1"/>
          <office:change-info>
            <dc:creator> </dc:creator>
            <dc:date>2021-01-11T15:06:54.708681887</dc:date>
          </office:change-info>
          <table:previous table:id="ct937">
            <table:change-track-table-cell office:value-type="string">
              <text:p>~</text:p>
            </table:change-track-table-cell>
          </table:previous>
        </table:cell-content-change>
        <table:cell-content-change table:id="ct1896">
          <table:cell-address table:column="937" table:row="113" table:table="1"/>
          <office:change-info>
            <dc:creator> </dc:creator>
            <dc:date>2021-01-11T15:06:54.708692996</dc:date>
          </office:change-info>
          <table:previous table:id="ct938">
            <table:change-track-table-cell office:value-type="string">
              <text:p>~</text:p>
            </table:change-track-table-cell>
          </table:previous>
        </table:cell-content-change>
        <table:cell-content-change table:id="ct1897">
          <table:cell-address table:column="938" table:row="113" table:table="1"/>
          <office:change-info>
            <dc:creator> </dc:creator>
            <dc:date>2021-01-11T15:06:54.708703777</dc:date>
          </office:change-info>
          <table:previous table:id="ct939">
            <table:change-track-table-cell office:value-type="string">
              <text:p>~</text:p>
            </table:change-track-table-cell>
          </table:previous>
        </table:cell-content-change>
        <table:cell-content-change table:id="ct1898">
          <table:cell-address table:column="939" table:row="113" table:table="1"/>
          <office:change-info>
            <dc:creator> </dc:creator>
            <dc:date>2021-01-11T15:06:54.708714567</dc:date>
          </office:change-info>
          <table:previous table:id="ct940">
            <table:change-track-table-cell office:value-type="string">
              <text:p>~</text:p>
            </table:change-track-table-cell>
          </table:previous>
        </table:cell-content-change>
        <table:cell-content-change table:id="ct1899">
          <table:cell-address table:column="940" table:row="113" table:table="1"/>
          <office:change-info>
            <dc:creator> </dc:creator>
            <dc:date>2021-01-11T15:06:54.708725480</dc:date>
          </office:change-info>
          <table:previous table:id="ct941">
            <table:change-track-table-cell office:value-type="string">
              <text:p>~</text:p>
            </table:change-track-table-cell>
          </table:previous>
        </table:cell-content-change>
        <table:cell-content-change table:id="ct1900">
          <table:cell-address table:column="941" table:row="113" table:table="1"/>
          <office:change-info>
            <dc:creator> </dc:creator>
            <dc:date>2021-01-11T15:06:54.708736457</dc:date>
          </office:change-info>
          <table:previous table:id="ct942">
            <table:change-track-table-cell office:value-type="string">
              <text:p>~</text:p>
            </table:change-track-table-cell>
          </table:previous>
        </table:cell-content-change>
        <table:cell-content-change table:id="ct1901">
          <table:cell-address table:column="942" table:row="113" table:table="1"/>
          <office:change-info>
            <dc:creator> </dc:creator>
            <dc:date>2021-01-11T15:06:54.708747496</dc:date>
          </office:change-info>
          <table:previous table:id="ct943">
            <table:change-track-table-cell office:value-type="string">
              <text:p>~</text:p>
            </table:change-track-table-cell>
          </table:previous>
        </table:cell-content-change>
        <table:cell-content-change table:id="ct1902">
          <table:cell-address table:column="943" table:row="113" table:table="1"/>
          <office:change-info>
            <dc:creator> </dc:creator>
            <dc:date>2021-01-11T15:06:54.708759188</dc:date>
          </office:change-info>
          <table:previous table:id="ct944">
            <table:change-track-table-cell office:value-type="string">
              <text:p>~</text:p>
            </table:change-track-table-cell>
          </table:previous>
        </table:cell-content-change>
        <table:cell-content-change table:id="ct1903">
          <table:cell-address table:column="944" table:row="113" table:table="1"/>
          <office:change-info>
            <dc:creator> </dc:creator>
            <dc:date>2021-01-11T15:06:54.708770383</dc:date>
          </office:change-info>
          <table:previous table:id="ct945">
            <table:change-track-table-cell office:value-type="string">
              <text:p>~</text:p>
            </table:change-track-table-cell>
          </table:previous>
        </table:cell-content-change>
        <table:cell-content-change table:id="ct1904">
          <table:cell-address table:column="945" table:row="113" table:table="1"/>
          <office:change-info>
            <dc:creator> </dc:creator>
            <dc:date>2021-01-11T15:06:54.708781228</dc:date>
          </office:change-info>
          <table:previous table:id="ct946">
            <table:change-track-table-cell office:value-type="string">
              <text:p>~</text:p>
            </table:change-track-table-cell>
          </table:previous>
        </table:cell-content-change>
        <table:cell-content-change table:id="ct1905">
          <table:cell-address table:column="946" table:row="113" table:table="1"/>
          <office:change-info>
            <dc:creator> </dc:creator>
            <dc:date>2021-01-11T15:06:54.708792012</dc:date>
          </office:change-info>
          <table:previous table:id="ct947">
            <table:change-track-table-cell office:value-type="string">
              <text:p>~</text:p>
            </table:change-track-table-cell>
          </table:previous>
        </table:cell-content-change>
        <table:cell-content-change table:id="ct1906">
          <table:cell-address table:column="947" table:row="113" table:table="1"/>
          <office:change-info>
            <dc:creator> </dc:creator>
            <dc:date>2021-01-11T15:06:54.708803052</dc:date>
          </office:change-info>
          <table:previous table:id="ct948">
            <table:change-track-table-cell office:value-type="string">
              <text:p>~</text:p>
            </table:change-track-table-cell>
          </table:previous>
        </table:cell-content-change>
        <table:cell-content-change table:id="ct1907">
          <table:cell-address table:column="948" table:row="113" table:table="1"/>
          <office:change-info>
            <dc:creator> </dc:creator>
            <dc:date>2021-01-11T15:06:54.708813571</dc:date>
          </office:change-info>
          <table:previous table:id="ct949">
            <table:change-track-table-cell office:value-type="string">
              <text:p>~</text:p>
            </table:change-track-table-cell>
          </table:previous>
        </table:cell-content-change>
        <table:cell-content-change table:id="ct1908">
          <table:cell-address table:column="949" table:row="113" table:table="1"/>
          <office:change-info>
            <dc:creator> </dc:creator>
            <dc:date>2021-01-11T15:06:54.708824275</dc:date>
          </office:change-info>
          <table:previous table:id="ct950">
            <table:change-track-table-cell office:value-type="string">
              <text:p>~</text:p>
            </table:change-track-table-cell>
          </table:previous>
        </table:cell-content-change>
        <table:cell-content-change table:id="ct1909">
          <table:cell-address table:column="950" table:row="113" table:table="1"/>
          <office:change-info>
            <dc:creator> </dc:creator>
            <dc:date>2021-01-11T15:06:54.708834967</dc:date>
          </office:change-info>
          <table:previous table:id="ct951">
            <table:change-track-table-cell office:value-type="string">
              <text:p>~</text:p>
            </table:change-track-table-cell>
          </table:previous>
        </table:cell-content-change>
        <table:cell-content-change table:id="ct1910">
          <table:cell-address table:column="951" table:row="113" table:table="1"/>
          <office:change-info>
            <dc:creator> </dc:creator>
            <dc:date>2021-01-11T15:06:54.708846432</dc:date>
          </office:change-info>
          <table:previous table:id="ct952">
            <table:change-track-table-cell office:value-type="string">
              <text:p>~</text:p>
            </table:change-track-table-cell>
          </table:previous>
        </table:cell-content-change>
        <table:cell-content-change table:id="ct1911">
          <table:cell-address table:column="952" table:row="113" table:table="1"/>
          <office:change-info>
            <dc:creator> </dc:creator>
            <dc:date>2021-01-11T15:06:54.708857227</dc:date>
          </office:change-info>
          <table:previous table:id="ct953">
            <table:change-track-table-cell office:value-type="string">
              <text:p>~</text:p>
            </table:change-track-table-cell>
          </table:previous>
        </table:cell-content-change>
        <table:cell-content-change table:id="ct1912">
          <table:cell-address table:column="953" table:row="113" table:table="1"/>
          <office:change-info>
            <dc:creator> </dc:creator>
            <dc:date>2021-01-11T15:06:54.708867877</dc:date>
          </office:change-info>
          <table:previous table:id="ct954">
            <table:change-track-table-cell office:value-type="string">
              <text:p>~</text:p>
            </table:change-track-table-cell>
          </table:previous>
        </table:cell-content-change>
        <table:cell-content-change table:id="ct1913">
          <table:cell-address table:column="954" table:row="113" table:table="1"/>
          <office:change-info>
            <dc:creator> </dc:creator>
            <dc:date>2021-01-11T15:06:54.708878570</dc:date>
          </office:change-info>
          <table:previous table:id="ct955">
            <table:change-track-table-cell office:value-type="string">
              <text:p>~</text:p>
            </table:change-track-table-cell>
          </table:previous>
        </table:cell-content-change>
        <table:cell-content-change table:id="ct1914">
          <table:cell-address table:column="955" table:row="113" table:table="1"/>
          <office:change-info>
            <dc:creator> </dc:creator>
            <dc:date>2021-01-11T15:06:54.708889410</dc:date>
          </office:change-info>
          <table:previous table:id="ct956">
            <table:change-track-table-cell office:value-type="string">
              <text:p>~</text:p>
            </table:change-track-table-cell>
          </table:previous>
        </table:cell-content-change>
        <table:cell-content-change table:id="ct1915">
          <table:cell-address table:column="956" table:row="113" table:table="1"/>
          <office:change-info>
            <dc:creator> </dc:creator>
            <dc:date>2021-01-11T15:06:54.708900099</dc:date>
          </office:change-info>
          <table:previous table:id="ct957">
            <table:change-track-table-cell office:value-type="string">
              <text:p>~</text:p>
            </table:change-track-table-cell>
          </table:previous>
        </table:cell-content-change>
        <table:cell-content-change table:id="ct1916">
          <table:cell-address table:column="957" table:row="113" table:table="1"/>
          <office:change-info>
            <dc:creator> </dc:creator>
            <dc:date>2021-01-11T15:06:54.708910836</dc:date>
          </office:change-info>
          <table:previous table:id="ct958">
            <table:change-track-table-cell office:value-type="string">
              <text:p>~</text:p>
            </table:change-track-table-cell>
          </table:previous>
        </table:cell-content-change>
        <table:cell-content-change table:id="ct1917">
          <table:cell-address table:column="958" table:row="113" table:table="1"/>
          <office:change-info>
            <dc:creator> </dc:creator>
            <dc:date>2021-01-11T15:06:54.708921439</dc:date>
          </office:change-info>
          <table:previous table:id="ct959">
            <table:change-track-table-cell office:value-type="string">
              <text:p>~</text:p>
            </table:change-track-table-cell>
          </table:previous>
        </table:cell-content-change>
        <table:cell-content-change table:id="ct1918">
          <table:cell-address table:column="959" table:row="113" table:table="1"/>
          <office:change-info>
            <dc:creator> </dc:creator>
            <dc:date>2021-01-11T15:06:54.708932615</dc:date>
          </office:change-info>
          <table:previous table:id="ct960">
            <table:change-track-table-cell office:value-type="string">
              <text:p>~</text:p>
            </table:change-track-table-cell>
          </table:previous>
        </table:cell-content-change>
        <table:cell-content-change table:id="ct1919">
          <table:cell-address table:column="960" table:row="113" table:table="1"/>
          <office:change-info>
            <dc:creator> </dc:creator>
            <dc:date>2021-01-11T15:06:54.708943252</dc:date>
          </office:change-info>
          <table:previous table:id="ct961">
            <table:change-track-table-cell office:value-type="string">
              <text:p>~</text:p>
            </table:change-track-table-cell>
          </table:previous>
        </table:cell-content-change>
        <table:cell-content-change table:id="ct1920">
          <table:cell-address table:column="961" table:row="113" table:table="1"/>
          <office:change-info>
            <dc:creator> </dc:creator>
            <dc:date>2021-01-11T15:06:54.708953926</dc:date>
          </office:change-info>
          <table:previous table:id="ct962">
            <table:change-track-table-cell office:value-type="string">
              <text:p>~</text:p>
            </table:change-track-table-cell>
          </table:previous>
        </table:cell-content-change>
        <table:cell-content-change table:id="ct1921">
          <table:cell-address table:column="962" table:row="113" table:table="1"/>
          <office:change-info>
            <dc:creator> </dc:creator>
            <dc:date>2021-01-11T15:06:54.708964602</dc:date>
          </office:change-info>
          <table:previous table:id="ct963">
            <table:change-track-table-cell office:value-type="string">
              <text:p>~</text:p>
            </table:change-track-table-cell>
          </table:previous>
        </table:cell-content-change>
        <table:cell-content-change table:id="ct1922">
          <table:cell-address table:column="963" table:row="113" table:table="1"/>
          <office:change-info>
            <dc:creator> </dc:creator>
            <dc:date>2021-01-11T15:06:54.708975424</dc:date>
          </office:change-info>
          <table:previous table:id="ct964">
            <table:change-track-table-cell office:value-type="string">
              <text:p>~</text:p>
            </table:change-track-table-cell>
          </table:previous>
        </table:cell-content-change>
        <table:cell-content-change table:id="ct1923">
          <table:cell-address table:column="964" table:row="113" table:table="1"/>
          <office:change-info>
            <dc:creator> </dc:creator>
            <dc:date>2021-01-11T15:06:54.708986249</dc:date>
          </office:change-info>
          <table:previous table:id="ct965">
            <table:change-track-table-cell office:value-type="string">
              <text:p>~</text:p>
            </table:change-track-table-cell>
          </table:previous>
        </table:cell-content-change>
        <table:cell-content-change table:id="ct1924">
          <table:cell-address table:column="965" table:row="113" table:table="1"/>
          <office:change-info>
            <dc:creator> </dc:creator>
            <dc:date>2021-01-11T15:06:54.708996892</dc:date>
          </office:change-info>
          <table:previous table:id="ct966">
            <table:change-track-table-cell office:value-type="string">
              <text:p>~</text:p>
            </table:change-track-table-cell>
          </table:previous>
        </table:cell-content-change>
        <table:cell-content-change table:id="ct1925">
          <table:cell-address table:column="966" table:row="113" table:table="1"/>
          <office:change-info>
            <dc:creator> </dc:creator>
            <dc:date>2021-01-11T15:06:54.709007617</dc:date>
          </office:change-info>
          <table:previous table:id="ct967">
            <table:change-track-table-cell office:value-type="string">
              <text:p>~</text:p>
            </table:change-track-table-cell>
          </table:previous>
        </table:cell-content-change>
        <table:cell-content-change table:id="ct1926">
          <table:cell-address table:column="967" table:row="113" table:table="1"/>
          <office:change-info>
            <dc:creator> </dc:creator>
            <dc:date>2021-01-11T15:06:54.709018749</dc:date>
          </office:change-info>
          <table:previous table:id="ct968">
            <table:change-track-table-cell office:value-type="string">
              <text:p>~</text:p>
            </table:change-track-table-cell>
          </table:previous>
        </table:cell-content-change>
        <table:cell-content-change table:id="ct1927">
          <table:cell-address table:column="968" table:row="113" table:table="1"/>
          <office:change-info>
            <dc:creator> </dc:creator>
            <dc:date>2021-01-11T15:06:54.709029583</dc:date>
          </office:change-info>
          <table:previous table:id="ct969">
            <table:change-track-table-cell office:value-type="string">
              <text:p>~</text:p>
            </table:change-track-table-cell>
          </table:previous>
        </table:cell-content-change>
        <table:cell-content-change table:id="ct1928">
          <table:cell-address table:column="969" table:row="113" table:table="1"/>
          <office:change-info>
            <dc:creator> </dc:creator>
            <dc:date>2021-01-11T15:06:54.709040549</dc:date>
          </office:change-info>
          <table:previous table:id="ct970">
            <table:change-track-table-cell office:value-type="string">
              <text:p>~</text:p>
            </table:change-track-table-cell>
          </table:previous>
        </table:cell-content-change>
        <table:cell-content-change table:id="ct1929">
          <table:cell-address table:column="970" table:row="113" table:table="1"/>
          <office:change-info>
            <dc:creator> </dc:creator>
            <dc:date>2021-01-11T15:06:54.709051335</dc:date>
          </office:change-info>
          <table:previous table:id="ct971">
            <table:change-track-table-cell office:value-type="string">
              <text:p>~</text:p>
            </table:change-track-table-cell>
          </table:previous>
        </table:cell-content-change>
        <table:cell-content-change table:id="ct1930">
          <table:cell-address table:column="971" table:row="113" table:table="1"/>
          <office:change-info>
            <dc:creator> </dc:creator>
            <dc:date>2021-01-11T15:06:54.709062483</dc:date>
          </office:change-info>
          <table:previous table:id="ct972">
            <table:change-track-table-cell office:value-type="string">
              <text:p>~</text:p>
            </table:change-track-table-cell>
          </table:previous>
        </table:cell-content-change>
        <table:cell-content-change table:id="ct1931">
          <table:cell-address table:column="972" table:row="113" table:table="1"/>
          <office:change-info>
            <dc:creator> </dc:creator>
            <dc:date>2021-01-11T15:06:54.709073129</dc:date>
          </office:change-info>
          <table:previous table:id="ct973">
            <table:change-track-table-cell office:value-type="string">
              <text:p>~</text:p>
            </table:change-track-table-cell>
          </table:previous>
        </table:cell-content-change>
        <table:cell-content-change table:id="ct1932">
          <table:cell-address table:column="973" table:row="113" table:table="1"/>
          <office:change-info>
            <dc:creator> </dc:creator>
            <dc:date>2021-01-11T15:06:54.709083833</dc:date>
          </office:change-info>
          <table:previous table:id="ct974">
            <table:change-track-table-cell office:value-type="string">
              <text:p>~</text:p>
            </table:change-track-table-cell>
          </table:previous>
        </table:cell-content-change>
        <table:cell-content-change table:id="ct1933">
          <table:cell-address table:column="974" table:row="113" table:table="1"/>
          <office:change-info>
            <dc:creator> </dc:creator>
            <dc:date>2021-01-11T15:06:54.709094473</dc:date>
          </office:change-info>
          <table:previous table:id="ct975">
            <table:change-track-table-cell office:value-type="string">
              <text:p>~</text:p>
            </table:change-track-table-cell>
          </table:previous>
        </table:cell-content-change>
        <table:cell-content-change table:id="ct1934">
          <table:cell-address table:column="975" table:row="113" table:table="1"/>
          <office:change-info>
            <dc:creator> </dc:creator>
            <dc:date>2021-01-11T15:06:54.709105957</dc:date>
          </office:change-info>
          <table:previous table:id="ct976">
            <table:change-track-table-cell office:value-type="string">
              <text:p>~</text:p>
            </table:change-track-table-cell>
          </table:previous>
        </table:cell-content-change>
        <table:cell-content-change table:id="ct1935">
          <table:cell-address table:column="976" table:row="113" table:table="1"/>
          <office:change-info>
            <dc:creator> </dc:creator>
            <dc:date>2021-01-11T15:06:54.709116548</dc:date>
          </office:change-info>
          <table:previous table:id="ct977">
            <table:change-track-table-cell office:value-type="string">
              <text:p>~</text:p>
            </table:change-track-table-cell>
          </table:previous>
        </table:cell-content-change>
        <table:cell-content-change table:id="ct1936">
          <table:cell-address table:column="977" table:row="113" table:table="1"/>
          <office:change-info>
            <dc:creator> </dc:creator>
            <dc:date>2021-01-11T15:06:54.709127241</dc:date>
          </office:change-info>
          <table:previous table:id="ct978">
            <table:change-track-table-cell office:value-type="string">
              <text:p>~</text:p>
            </table:change-track-table-cell>
          </table:previous>
        </table:cell-content-change>
        <table:cell-content-change table:id="ct1937">
          <table:cell-address table:column="978" table:row="113" table:table="1"/>
          <office:change-info>
            <dc:creator> </dc:creator>
            <dc:date>2021-01-11T15:06:54.709137860</dc:date>
          </office:change-info>
          <table:previous table:id="ct979">
            <table:change-track-table-cell office:value-type="string">
              <text:p>~</text:p>
            </table:change-track-table-cell>
          </table:previous>
        </table:cell-content-change>
        <table:cell-content-change table:id="ct1938">
          <table:cell-address table:column="979" table:row="113" table:table="1"/>
          <office:change-info>
            <dc:creator> </dc:creator>
            <dc:date>2021-01-11T15:06:54.709149049</dc:date>
          </office:change-info>
          <table:previous table:id="ct980">
            <table:change-track-table-cell office:value-type="string">
              <text:p>~</text:p>
            </table:change-track-table-cell>
          </table:previous>
        </table:cell-content-change>
        <table:cell-content-change table:id="ct1939">
          <table:cell-address table:column="980" table:row="113" table:table="1"/>
          <office:change-info>
            <dc:creator> </dc:creator>
            <dc:date>2021-01-11T15:06:54.709159806</dc:date>
          </office:change-info>
          <table:previous table:id="ct981">
            <table:change-track-table-cell office:value-type="string">
              <text:p>~</text:p>
            </table:change-track-table-cell>
          </table:previous>
        </table:cell-content-change>
        <table:cell-content-change table:id="ct1940">
          <table:cell-address table:column="981" table:row="113" table:table="1"/>
          <office:change-info>
            <dc:creator> </dc:creator>
            <dc:date>2021-01-11T15:06:54.709170492</dc:date>
          </office:change-info>
          <table:previous table:id="ct982">
            <table:change-track-table-cell office:value-type="string">
              <text:p>~</text:p>
            </table:change-track-table-cell>
          </table:previous>
        </table:cell-content-change>
        <table:cell-content-change table:id="ct1941">
          <table:cell-address table:column="982" table:row="113" table:table="1"/>
          <office:change-info>
            <dc:creator> </dc:creator>
            <dc:date>2021-01-11T15:06:54.709181162</dc:date>
          </office:change-info>
          <table:previous table:id="ct983">
            <table:change-track-table-cell office:value-type="string">
              <text:p>~</text:p>
            </table:change-track-table-cell>
          </table:previous>
        </table:cell-content-change>
        <table:cell-content-change table:id="ct1942">
          <table:cell-address table:column="983" table:row="113" table:table="1"/>
          <office:change-info>
            <dc:creator> </dc:creator>
            <dc:date>2021-01-11T15:06:54.709192741</dc:date>
          </office:change-info>
          <table:previous table:id="ct984">
            <table:change-track-table-cell office:value-type="string">
              <text:p>~</text:p>
            </table:change-track-table-cell>
          </table:previous>
        </table:cell-content-change>
        <table:cell-content-change table:id="ct1943">
          <table:cell-address table:column="984" table:row="113" table:table="1"/>
          <office:change-info>
            <dc:creator> </dc:creator>
            <dc:date>2021-01-11T15:06:54.709203524</dc:date>
          </office:change-info>
          <table:previous table:id="ct985">
            <table:change-track-table-cell office:value-type="string">
              <text:p>~</text:p>
            </table:change-track-table-cell>
          </table:previous>
        </table:cell-content-change>
        <table:cell-content-change table:id="ct1944">
          <table:cell-address table:column="985" table:row="113" table:table="1"/>
          <office:change-info>
            <dc:creator> </dc:creator>
            <dc:date>2021-01-11T15:06:54.709214315</dc:date>
          </office:change-info>
          <table:previous table:id="ct986">
            <table:change-track-table-cell office:value-type="string">
              <text:p>~</text:p>
            </table:change-track-table-cell>
          </table:previous>
        </table:cell-content-change>
        <table:cell-content-change table:id="ct1945">
          <table:cell-address table:column="986" table:row="113" table:table="1"/>
          <office:change-info>
            <dc:creator> </dc:creator>
            <dc:date>2021-01-11T15:06:54.709224997</dc:date>
          </office:change-info>
          <table:previous table:id="ct987">
            <table:change-track-table-cell office:value-type="string">
              <text:p>~</text:p>
            </table:change-track-table-cell>
          </table:previous>
        </table:cell-content-change>
        <table:cell-content-change table:id="ct1946">
          <table:cell-address table:column="987" table:row="113" table:table="1"/>
          <office:change-info>
            <dc:creator> </dc:creator>
            <dc:date>2021-01-11T15:06:54.709236145</dc:date>
          </office:change-info>
          <table:previous table:id="ct988">
            <table:change-track-table-cell office:value-type="string">
              <text:p>~</text:p>
            </table:change-track-table-cell>
          </table:previous>
        </table:cell-content-change>
        <table:cell-content-change table:id="ct1947">
          <table:cell-address table:column="988" table:row="113" table:table="1"/>
          <office:change-info>
            <dc:creator> </dc:creator>
            <dc:date>2021-01-11T15:06:54.709246922</dc:date>
          </office:change-info>
          <table:previous table:id="ct989">
            <table:change-track-table-cell office:value-type="string">
              <text:p>~</text:p>
            </table:change-track-table-cell>
          </table:previous>
        </table:cell-content-change>
        <table:cell-content-change table:id="ct1948">
          <table:cell-address table:column="989" table:row="113" table:table="1"/>
          <office:change-info>
            <dc:creator> </dc:creator>
            <dc:date>2021-01-11T15:06:54.709257554</dc:date>
          </office:change-info>
          <table:previous table:id="ct990">
            <table:change-track-table-cell office:value-type="string">
              <text:p>~</text:p>
            </table:change-track-table-cell>
          </table:previous>
        </table:cell-content-change>
        <table:cell-content-change table:id="ct1949">
          <table:cell-address table:column="990" table:row="113" table:table="1"/>
          <office:change-info>
            <dc:creator> </dc:creator>
            <dc:date>2021-01-11T15:06:54.709268111</dc:date>
          </office:change-info>
          <table:previous table:id="ct991">
            <table:change-track-table-cell office:value-type="string">
              <text:p>~</text:p>
            </table:change-track-table-cell>
          </table:previous>
        </table:cell-content-change>
        <table:cell-content-change table:id="ct1950">
          <table:cell-address table:column="991" table:row="113" table:table="1"/>
          <office:change-info>
            <dc:creator> </dc:creator>
            <dc:date>2021-01-11T15:06:54.709279527</dc:date>
          </office:change-info>
          <table:previous table:id="ct992">
            <table:change-track-table-cell office:value-type="string">
              <text:p>~</text:p>
            </table:change-track-table-cell>
          </table:previous>
        </table:cell-content-change>
        <table:cell-content-change table:id="ct1951">
          <table:cell-address table:column="992" table:row="113" table:table="1"/>
          <office:change-info>
            <dc:creator> </dc:creator>
            <dc:date>2021-01-11T15:06:54.709290512</dc:date>
          </office:change-info>
          <table:previous table:id="ct993">
            <table:change-track-table-cell office:value-type="string">
              <text:p>~</text:p>
            </table:change-track-table-cell>
          </table:previous>
        </table:cell-content-change>
        <table:cell-content-change table:id="ct1952">
          <table:cell-address table:column="993" table:row="113" table:table="1"/>
          <office:change-info>
            <dc:creator> </dc:creator>
            <dc:date>2021-01-11T15:06:54.709301108</dc:date>
          </office:change-info>
          <table:previous table:id="ct994">
            <table:change-track-table-cell office:value-type="string">
              <text:p>~</text:p>
            </table:change-track-table-cell>
          </table:previous>
        </table:cell-content-change>
        <table:cell-content-change table:id="ct1953">
          <table:cell-address table:column="994" table:row="113" table:table="1"/>
          <office:change-info>
            <dc:creator> </dc:creator>
            <dc:date>2021-01-11T15:06:54.709311839</dc:date>
          </office:change-info>
          <table:previous table:id="ct995">
            <table:change-track-table-cell office:value-type="string">
              <text:p>~</text:p>
            </table:change-track-table-cell>
          </table:previous>
        </table:cell-content-change>
        <table:cell-content-change table:id="ct1954">
          <table:cell-address table:column="995" table:row="113" table:table="1"/>
          <office:change-info>
            <dc:creator> </dc:creator>
            <dc:date>2021-01-11T15:06:54.709322578</dc:date>
          </office:change-info>
          <table:previous table:id="ct996">
            <table:change-track-table-cell office:value-type="string">
              <text:p>~</text:p>
            </table:change-track-table-cell>
          </table:previous>
        </table:cell-content-change>
        <table:cell-content-change table:id="ct1955">
          <table:cell-address table:column="996" table:row="113" table:table="1"/>
          <office:change-info>
            <dc:creator> </dc:creator>
            <dc:date>2021-01-11T15:06:54.709333123</dc:date>
          </office:change-info>
          <table:previous table:id="ct997">
            <table:change-track-table-cell office:value-type="string">
              <text:p>~</text:p>
            </table:change-track-table-cell>
          </table:previous>
        </table:cell-content-change>
        <table:cell-content-change table:id="ct1956">
          <table:cell-address table:column="997" table:row="113" table:table="1"/>
          <office:change-info>
            <dc:creator> </dc:creator>
            <dc:date>2021-01-11T15:06:54.709343781</dc:date>
          </office:change-info>
          <table:previous table:id="ct998">
            <table:change-track-table-cell office:value-type="string">
              <text:p>~</text:p>
            </table:change-track-table-cell>
          </table:previous>
        </table:cell-content-change>
        <table:cell-content-change table:id="ct1957">
          <table:cell-address table:column="998" table:row="113" table:table="1"/>
          <office:change-info>
            <dc:creator> </dc:creator>
            <dc:date>2021-01-11T15:06:54.709354515</dc:date>
          </office:change-info>
          <table:previous table:id="ct999">
            <table:change-track-table-cell office:value-type="string">
              <text:p>~</text:p>
            </table:change-track-table-cell>
          </table:previous>
        </table:cell-content-change>
        <table:cell-content-change table:id="ct1958">
          <table:cell-address table:column="999" table:row="113" table:table="1"/>
          <office:change-info>
            <dc:creator> </dc:creator>
            <dc:date>2021-01-11T15:06:54.709366294</dc:date>
          </office:change-info>
          <table:previous table:id="ct1000">
            <table:change-track-table-cell office:value-type="string">
              <text:p>~</text:p>
            </table:change-track-table-cell>
          </table:previous>
        </table:cell-content-change>
        <table:cell-content-change table:id="ct1959">
          <table:cell-address table:column="1000" table:row="113" table:table="1"/>
          <office:change-info>
            <dc:creator> </dc:creator>
            <dc:date>2021-01-11T15:06:54.709377229</dc:date>
          </office:change-info>
          <table:previous table:id="ct1001">
            <table:change-track-table-cell office:value-type="string">
              <text:p>~</text:p>
            </table:change-track-table-cell>
          </table:previous>
        </table:cell-content-change>
        <table:cell-content-change table:id="ct1960">
          <table:cell-address table:column="1001" table:row="113" table:table="1"/>
          <office:change-info>
            <dc:creator> </dc:creator>
            <dc:date>2021-01-11T15:06:54.709388080</dc:date>
          </office:change-info>
          <table:previous table:id="ct1002">
            <table:change-track-table-cell office:value-type="string">
              <text:p>~</text:p>
            </table:change-track-table-cell>
          </table:previous>
        </table:cell-content-change>
        <table:cell-content-change table:id="ct1961">
          <table:cell-address table:column="1002" table:row="113" table:table="1"/>
          <office:change-info>
            <dc:creator> </dc:creator>
            <dc:date>2021-01-11T15:06:54.709398741</dc:date>
          </office:change-info>
          <table:previous table:id="ct1003">
            <table:change-track-table-cell office:value-type="string">
              <text:p>~</text:p>
            </table:change-track-table-cell>
          </table:previous>
        </table:cell-content-change>
        <table:cell-content-change table:id="ct1962">
          <table:cell-address table:column="1003" table:row="113" table:table="1"/>
          <office:change-info>
            <dc:creator> </dc:creator>
            <dc:date>2021-01-11T15:06:54.709409856</dc:date>
          </office:change-info>
          <table:previous table:id="ct1004">
            <table:change-track-table-cell office:value-type="string">
              <text:p>~</text:p>
            </table:change-track-table-cell>
          </table:previous>
        </table:cell-content-change>
        <table:cell-content-change table:id="ct1963">
          <table:cell-address table:column="1004" table:row="113" table:table="1"/>
          <office:change-info>
            <dc:creator> </dc:creator>
            <dc:date>2021-01-11T15:06:54.709421169</dc:date>
          </office:change-info>
          <table:previous table:id="ct1005">
            <table:change-track-table-cell office:value-type="string">
              <text:p>~</text:p>
            </table:change-track-table-cell>
          </table:previous>
        </table:cell-content-change>
        <table:cell-content-change table:id="ct1964">
          <table:cell-address table:column="1005" table:row="113" table:table="1"/>
          <office:change-info>
            <dc:creator> </dc:creator>
            <dc:date>2021-01-11T15:06:54.709431989</dc:date>
          </office:change-info>
          <table:previous table:id="ct1006">
            <table:change-track-table-cell office:value-type="string">
              <text:p>~</text:p>
            </table:change-track-table-cell>
          </table:previous>
        </table:cell-content-change>
        <table:cell-content-change table:id="ct1965">
          <table:cell-address table:column="1006" table:row="113" table:table="1"/>
          <office:change-info>
            <dc:creator> </dc:creator>
            <dc:date>2021-01-11T15:06:54.709442850</dc:date>
          </office:change-info>
          <table:previous table:id="ct1007">
            <table:change-track-table-cell office:value-type="string">
              <text:p>~</text:p>
            </table:change-track-table-cell>
          </table:previous>
        </table:cell-content-change>
        <table:cell-content-change table:id="ct1966">
          <table:cell-address table:column="1007" table:row="113" table:table="1"/>
          <office:change-info>
            <dc:creator> </dc:creator>
            <dc:date>2021-01-11T15:06:54.709454443</dc:date>
          </office:change-info>
          <table:previous table:id="ct1008">
            <table:change-track-table-cell office:value-type="string">
              <text:p>~</text:p>
            </table:change-track-table-cell>
          </table:previous>
        </table:cell-content-change>
        <table:cell-content-change table:id="ct1967">
          <table:cell-address table:column="1008" table:row="113" table:table="1"/>
          <office:change-info>
            <dc:creator> </dc:creator>
            <dc:date>2021-01-11T15:06:54.709465390</dc:date>
          </office:change-info>
          <table:previous table:id="ct1009">
            <table:change-track-table-cell office:value-type="string">
              <text:p>~</text:p>
            </table:change-track-table-cell>
          </table:previous>
        </table:cell-content-change>
        <table:cell-content-change table:id="ct1968">
          <table:cell-address table:column="1009" table:row="113" table:table="1"/>
          <office:change-info>
            <dc:creator> </dc:creator>
            <dc:date>2021-01-11T15:06:54.709476441</dc:date>
          </office:change-info>
          <table:previous table:id="ct1010">
            <table:change-track-table-cell office:value-type="string">
              <text:p>~</text:p>
            </table:change-track-table-cell>
          </table:previous>
        </table:cell-content-change>
        <table:cell-content-change table:id="ct1969">
          <table:cell-address table:column="1010" table:row="113" table:table="1"/>
          <office:change-info>
            <dc:creator> </dc:creator>
            <dc:date>2021-01-11T15:06:54.709487242</dc:date>
          </office:change-info>
          <table:previous table:id="ct1011">
            <table:change-track-table-cell office:value-type="string">
              <text:p>~</text:p>
            </table:change-track-table-cell>
          </table:previous>
        </table:cell-content-change>
        <table:cell-content-change table:id="ct1970">
          <table:cell-address table:column="1011" table:row="113" table:table="1"/>
          <office:change-info>
            <dc:creator> </dc:creator>
            <dc:date>2021-01-11T15:06:54.709498183</dc:date>
          </office:change-info>
          <table:previous table:id="ct1012">
            <table:change-track-table-cell office:value-type="string">
              <text:p>~</text:p>
            </table:change-track-table-cell>
          </table:previous>
        </table:cell-content-change>
        <table:cell-content-change table:id="ct1971">
          <table:cell-address table:column="1012" table:row="113" table:table="1"/>
          <office:change-info>
            <dc:creator> </dc:creator>
            <dc:date>2021-01-11T15:06:54.709508895</dc:date>
          </office:change-info>
          <table:previous table:id="ct1013">
            <table:change-track-table-cell office:value-type="string">
              <text:p>~</text:p>
            </table:change-track-table-cell>
          </table:previous>
        </table:cell-content-change>
        <table:cell-content-change table:id="ct1972">
          <table:cell-address table:column="1013" table:row="113" table:table="1"/>
          <office:change-info>
            <dc:creator> </dc:creator>
            <dc:date>2021-01-11T15:06:54.709519413</dc:date>
          </office:change-info>
          <table:previous table:id="ct1014">
            <table:change-track-table-cell office:value-type="string">
              <text:p>~</text:p>
            </table:change-track-table-cell>
          </table:previous>
        </table:cell-content-change>
        <table:cell-content-change table:id="ct1973">
          <table:cell-address table:column="1014" table:row="113" table:table="1"/>
          <office:change-info>
            <dc:creator> </dc:creator>
            <dc:date>2021-01-11T15:06:54.709530167</dc:date>
          </office:change-info>
          <table:previous table:id="ct1015">
            <table:change-track-table-cell office:value-type="string">
              <text:p>~</text:p>
            </table:change-track-table-cell>
          </table:previous>
        </table:cell-content-change>
        <table:cell-content-change table:id="ct1974">
          <table:cell-address table:column="1015" table:row="113" table:table="1"/>
          <office:change-info>
            <dc:creator> </dc:creator>
            <dc:date>2021-01-11T15:06:54.709541539</dc:date>
          </office:change-info>
          <table:previous table:id="ct1016">
            <table:change-track-table-cell office:value-type="string">
              <text:p>~</text:p>
            </table:change-track-table-cell>
          </table:previous>
        </table:cell-content-change>
        <table:cell-content-change table:id="ct1975">
          <table:cell-address table:column="1016" table:row="113" table:table="1"/>
          <office:change-info>
            <dc:creator> </dc:creator>
            <dc:date>2021-01-11T15:06:54.709552325</dc:date>
          </office:change-info>
          <table:previous table:id="ct1017">
            <table:change-track-table-cell office:value-type="string">
              <text:p>~</text:p>
            </table:change-track-table-cell>
          </table:previous>
        </table:cell-content-change>
        <table:cell-content-change table:id="ct1976">
          <table:cell-address table:column="1017" table:row="113" table:table="1"/>
          <office:change-info>
            <dc:creator> </dc:creator>
            <dc:date>2021-01-11T15:06:54.709563007</dc:date>
          </office:change-info>
          <table:previous table:id="ct1018">
            <table:change-track-table-cell office:value-type="string">
              <text:p>~</text:p>
            </table:change-track-table-cell>
          </table:previous>
        </table:cell-content-change>
        <table:cell-content-change table:id="ct1977">
          <table:cell-address table:column="1018" table:row="113" table:table="1"/>
          <office:change-info>
            <dc:creator> </dc:creator>
            <dc:date>2021-01-11T15:06:54.709573678</dc:date>
          </office:change-info>
          <table:previous table:id="ct1019">
            <table:change-track-table-cell office:value-type="string">
              <text:p>~</text:p>
            </table:change-track-table-cell>
          </table:previous>
        </table:cell-content-change>
        <table:cell-content-change table:id="ct1978">
          <table:cell-address table:column="1019" table:row="113" table:table="1"/>
          <office:change-info>
            <dc:creator> </dc:creator>
            <dc:date>2021-01-11T15:06:54.709584359</dc:date>
          </office:change-info>
          <table:previous table:id="ct1020">
            <table:change-track-table-cell office:value-type="string">
              <text:p>~</text:p>
            </table:change-track-table-cell>
          </table:previous>
        </table:cell-content-change>
        <table:cell-content-change table:id="ct1979">
          <table:cell-address table:column="1020" table:row="113" table:table="1"/>
          <office:change-info>
            <dc:creator> </dc:creator>
            <dc:date>2021-01-11T15:06:54.709594872</dc:date>
          </office:change-info>
          <table:previous table:id="ct1021">
            <table:change-track-table-cell office:value-type="string">
              <text:p>~</text:p>
            </table:change-track-table-cell>
          </table:previous>
        </table:cell-content-change>
        <table:cell-content-change table:id="ct1980">
          <table:cell-address table:column="1021" table:row="113" table:table="1"/>
          <office:change-info>
            <dc:creator> </dc:creator>
            <dc:date>2021-01-11T15:06:54.709605402</dc:date>
          </office:change-info>
          <table:previous table:id="ct1022">
            <table:change-track-table-cell office:value-type="string">
              <text:p>~</text:p>
            </table:change-track-table-cell>
          </table:previous>
        </table:cell-content-change>
        <table:cell-content-change table:id="ct1981">
          <table:cell-address table:column="1022" table:row="113" table:table="1"/>
          <office:change-info>
            <dc:creator> </dc:creator>
            <dc:date>2021-01-11T15:06:54.709616011</dc:date>
          </office:change-info>
          <table:previous table:id="ct1023">
            <table:change-track-table-cell office:value-type="string">
              <text:p>~</text:p>
            </table:change-track-table-cell>
          </table:previous>
        </table:cell-content-change>
        <table:cell-content-change table:id="ct1982">
          <table:cell-address table:column="1023" table:row="113" table:table="1"/>
          <office:change-info>
            <dc:creator> </dc:creator>
            <dc:date>2021-01-11T15:06:54.709627411</dc:date>
          </office:change-info>
          <table:previous table:id="ct1024">
            <table:change-track-table-cell office:value-type="string">
              <text:p>~</text:p>
            </table:change-track-table-cell>
          </table:previous>
        </table:cell-content-change>
        <table:cell-content-change table:id="ct1983">
          <table:cell-address table:column="1024" table:row="113" table:table="1"/>
          <office:change-info>
            <dc:creator> </dc:creator>
            <dc:date>2021-01-11T15:06:54.709638157</dc:date>
          </office:change-info>
          <table:previous table:id="ct1025">
            <table:change-track-table-cell office:value-type="string">
              <text:p>~</text:p>
            </table:change-track-table-cell>
          </table:previous>
        </table:cell-content-change>
        <table:cell-content-change table:id="ct1984">
          <table:cell-address table:column="1025" table:row="113" table:table="1"/>
          <office:change-info>
            <dc:creator> </dc:creator>
            <dc:date>2021-01-11T15:06:54.709648625</dc:date>
          </office:change-info>
          <table:previous table:id="ct1026">
            <table:change-track-table-cell office:value-type="string">
              <text:p>~</text:p>
            </table:change-track-table-cell>
          </table:previous>
        </table:cell-content-change>
        <table:cell-content-change table:id="ct1985">
          <table:cell-address table:column="1026" table:row="113" table:table="1"/>
          <office:change-info>
            <dc:creator> </dc:creator>
            <dc:date>2021-01-11T15:06:54.709659099</dc:date>
          </office:change-info>
          <table:previous table:id="ct1027">
            <table:change-track-table-cell office:value-type="string">
              <text:p>~</text:p>
            </table:change-track-table-cell>
          </table:previous>
        </table:cell-content-change>
        <table:cell-content-change table:id="ct1986">
          <table:cell-address table:column="1027" table:row="113" table:table="1"/>
          <office:change-info>
            <dc:creator> </dc:creator>
            <dc:date>2021-01-11T15:06:54.709669767</dc:date>
          </office:change-info>
          <table:previous table:id="ct1028">
            <table:change-track-table-cell office:value-type="string">
              <text:p>~</text:p>
            </table:change-track-table-cell>
          </table:previous>
        </table:cell-content-change>
        <table:cell-content-change table:id="ct1987">
          <table:cell-address table:column="1028" table:row="113" table:table="1"/>
          <office:change-info>
            <dc:creator> </dc:creator>
            <dc:date>2021-01-11T15:06:54.709680430</dc:date>
          </office:change-info>
          <table:previous table:id="ct1029">
            <table:change-track-table-cell office:value-type="string">
              <text:p>~</text:p>
            </table:change-track-table-cell>
          </table:previous>
        </table:cell-content-change>
        <table:cell-content-change table:id="ct1988">
          <table:cell-address table:column="0" table:row="105" table:table="1"/>
          <office:change-info>
            <dc:creator> </dc:creator>
            <dc:date>2021-01-11T15:08:06.264216566</dc:date>
          </office:change-info>
          <table:previous>
            <table:change-track-table-cell office:value-type="float" office:value="44928"/>
          </table:previous>
        </table:cell-content-change>
        <table:movement table:id="ct1989">
          <table:source-range-address table:start-column="0" table:start-row="113" table:start-table="1" table:end-column="73" table:end-row="232" table:end-table="1"/>
          <table:target-range-address table:start-column="0" table:start-row="106" table:start-table="1" table:end-column="73" table:end-row="225" table:end-table="1"/>
          <office:change-info>
            <dc:creator> </dc:creator>
            <dc:date>2021-01-11T15:08:17.740456513</dc:date>
          </office:change-info>
          <table:dependencies>
            <table:dependency table:id="ct2149"/>
            <table:dependency table:id="ct2135"/>
            <table:dependency table:id="ct2120"/>
            <table:dependency table:id="ct2085"/>
            <table:dependency table:id="ct2082"/>
            <table:dependency table:id="ct2080"/>
            <table:dependency table:id="ct2077"/>
            <table:dependency table:id="ct2075"/>
            <table:dependency table:id="ct1990"/>
          </table:dependencies>
          <table:deletions>
            <table:cell-content-deletion>
              <table:cell-address table:column="0" table:row="112" table:table="1"/>
              <table:change-track-table-cell office:value-type="float" office:value="44956"/>
            </table:cell-content-deletion>
            <table:cell-content-deletion>
              <table:cell-address table:column="0" table:row="111" table:table="1"/>
              <table:change-track-table-cell office:value-type="float" office:value="44949"/>
            </table:cell-content-deletion>
            <table:cell-content-deletion>
              <table:cell-address table:column="0" table:row="110" table:table="1"/>
              <table:change-track-table-cell office:value-type="float" office:value="44942"/>
            </table:cell-content-deletion>
            <table:cell-content-deletion>
              <table:cell-address table:column="0" table:row="109" table:table="1"/>
              <table:change-track-table-cell office:value-type="float" office:value="44956"/>
            </table:cell-content-deletion>
            <table:cell-content-deletion>
              <table:cell-address table:column="0" table:row="108" table:table="1"/>
              <table:change-track-table-cell office:value-type="float" office:value="44949"/>
            </table:cell-content-deletion>
            <table:cell-content-deletion>
              <table:cell-address table:column="0" table:row="107" table:table="1"/>
              <table:change-track-table-cell office:value-type="float" office:value="44942"/>
            </table:cell-content-deletion>
            <table:cell-content-deletion>
              <table:cell-address table:column="0" table:row="106" table:table="1"/>
              <table:change-track-table-cell office:value-type="float" office:value="44935"/>
            </table:cell-content-deletion>
            <table:cell-content-deletion>
              <table:cell-address table:column="70" table:row="116" table:table="1"/>
              <table:change-track-table-cell office:value-type="string">
                <text:p>The Anatomy of Story</text:p>
              </table:change-track-table-cell>
            </table:cell-content-deletion>
            <table:cell-content-deletion>
              <table:cell-address table:column="70" table:row="115" table:table="1"/>
              <table:change-track-table-cell office:value-type="string">
                <text:p>The Anatomy of Story</text:p>
              </table:change-track-table-cell>
            </table:cell-content-deletion>
            <table:cell-content-deletion>
              <table:cell-address table:column="70" table:row="114" table:table="1"/>
              <table:change-track-table-cell office:value-type="string">
                <text:p>The Anatomy of Story</text:p>
              </table:change-track-table-cell>
            </table:cell-content-deletion>
            <table:cell-content-deletion>
              <table:cell-address table:column="64" table:row="125" table:table="1"/>
              <table:change-track-table-cell office:value-type="string">
                <text:p>Moons of Madness</text:p>
              </table:change-track-table-cell>
            </table:cell-content-deletion>
            <table:cell-content-deletion>
              <table:cell-address table:column="64" table:row="124" table:table="1"/>
              <table:change-track-table-cell office:value-type="string">
                <text:p>Soma</text:p>
              </table:change-track-table-cell>
            </table:cell-content-deletion>
            <table:cell-content-deletion>
              <table:cell-address table:column="64" table:row="123" table:table="1"/>
              <table:change-track-table-cell office:value-type="string">
                <text:p>Penumbra: Overture</text:p>
              </table:change-track-table-cell>
            </table:cell-content-deletion>
            <table:cell-content-deletion>
              <table:cell-address table:column="64" table:row="122" table:table="1"/>
              <table:change-track-table-cell office:value-type="string">
                <text:p>Bloodborne</text:p>
              </table:change-track-table-cell>
            </table:cell-content-deletion>
            <table:cell-content-deletion>
              <table:cell-address table:column="64" table:row="121" table:table="1"/>
              <table:change-track-table-cell office:value-type="string">
                <text:p>Sunless Skies</text:p>
              </table:change-track-table-cell>
            </table:cell-content-deletion>
            <table:cell-content-deletion>
              <table:cell-address table:column="64" table:row="120" table:table="1"/>
              <table:change-track-table-cell office:value-type="string">
                <text:p>Sunless Sea</text:p>
              </table:change-track-table-cell>
            </table:cell-content-deletion>
            <table:cell-content-deletion>
              <table:cell-address table:column="64" table:row="119" table:table="1"/>
              <table:change-track-table-cell office:value-type="string">
                <text:p>Cthulhu Saves the Christmas</text:p>
              </table:change-track-table-cell>
            </table:cell-content-deletion>
            <table:cell-content-deletion>
              <table:cell-address table:column="64" table:row="118" table:table="1"/>
              <table:change-track-table-cell office:value-type="string">
                <text:p>Cthulhu Saves the World</text:p>
              </table:change-track-table-cell>
            </table:cell-content-deletion>
            <table:cell-content-deletion>
              <table:cell-address table:column="64" table:row="117" table:table="1"/>
              <table:change-track-table-cell office:value-type="string">
                <text:p>Sam &amp; Max: The Devil’s Playhouse</text:p>
              </table:change-track-table-cell>
            </table:cell-content-deletion>
            <table:cell-content-deletion>
              <table:cell-address table:column="64" table:row="116" table:table="1"/>
              <table:change-track-table-cell office:value-type="string">
                <text:p>Call of Cthulhu</text:p>
              </table:change-track-table-cell>
            </table:cell-content-deletion>
            <table:cell-content-deletion>
              <table:cell-address table:column="64" table:row="115" table:table="1"/>
              <table:change-track-table-cell office:value-type="string">
                <text:p>Call of Cthulhu: Dark Corners of the Earth</text:p>
              </table:change-track-table-cell>
            </table:cell-content-deletion>
            <table:cell-content-deletion>
              <table:cell-address table:column="64" table:row="114" table:table="1"/>
              <table:change-track-table-cell office:value-type="string">
                <text:p>Iru!</text:p>
              </table:change-track-table-cell>
            </table:cell-content-deletion>
            <table:cell-content-deletion>
              <table:cell-address table:column="63" table:row="129" table:table="1"/>
              <table:change-track-table-cell office:value-type="string">
                <text:p>Galactic Battlegrounds</text:p>
              </table:change-track-table-cell>
            </table:cell-content-deletion>
            <table:cell-content-deletion>
              <table:cell-address table:column="63" table:row="128" table:table="1"/>
              <table:change-track-table-cell office:value-type="string">
                <text:p>Rogue Squadron II: Rogue Leader – Gamecube</text:p>
              </table:change-track-table-cell>
            </table:cell-content-deletion>
            <table:cell-content-deletion>
              <table:cell-address table:column="63" table:row="127" table:table="1"/>
              <table:change-track-table-cell office:value-type="string">
                <text:p>Jedi Knight: Dark Forces II</text:p>
              </table:change-track-table-cell>
            </table:cell-content-deletion>
            <table:cell-content-deletion>
              <table:cell-address table:column="63" table:row="126" table:table="1"/>
              <table:change-track-table-cell office:value-type="string">
                <text:p>X-Wing vs. TIE Fighter</text:p>
              </table:change-track-table-cell>
            </table:cell-content-deletion>
            <table:cell-content-deletion>
              <table:cell-address table:column="63" table:row="125" table:table="1"/>
              <table:change-track-table-cell office:value-type="string">
                <text:p>X-Wing Alliance</text:p>
              </table:change-track-table-cell>
            </table:cell-content-deletion>
            <table:cell-content-deletion>
              <table:cell-address table:column="63" table:row="124" table:table="1"/>
              <table:change-track-table-cell office:value-type="string">
                <text:p>TIE Fighter</text:p>
              </table:change-track-table-cell>
            </table:cell-content-deletion>
            <table:cell-content-deletion>
              <table:cell-address table:column="63" table:row="123" table:table="1"/>
              <table:change-track-table-cell office:value-type="string">
                <text:p>Cool, fun + maybe too old</text:p>
              </table:change-track-table-cell>
            </table:cell-content-deletion>
            <table:cell-content-deletion>
              <table:cell-address table:column="63" table:row="122" table:table="1"/>
              <table:change-track-table-cell office:value-type="string">
                <text:p>Battlefront 1 – Multiplayer Shooter</text:p>
              </table:change-track-table-cell>
            </table:cell-content-deletion>
            <table:cell-content-deletion>
              <table:cell-address table:column="63" table:row="121" table:table="1"/>
              <table:change-track-table-cell office:value-type="string">
                <text:p>Battlefront 2 – Multiplayer Shooter</text:p>
              </table:change-track-table-cell>
            </table:cell-content-deletion>
            <table:cell-content-deletion>
              <table:cell-address table:column="63" table:row="120" table:table="1"/>
              <table:change-track-table-cell office:value-type="string">
                <text:p>Empire at War – RTS (mods?)</text:p>
              </table:change-track-table-cell>
            </table:cell-content-deletion>
            <table:cell-content-deletion>
              <table:cell-address table:column="63" table:row="119" table:table="1"/>
              <table:change-track-table-cell office:value-type="string">
                <text:p>Republic Commando – Tactical Shooter</text:p>
              </table:change-track-table-cell>
            </table:cell-content-deletion>
            <table:cell-content-deletion>
              <table:cell-address table:column="63" table:row="118" table:table="1"/>
              <table:change-track-table-cell office:value-type="string">
                <text:p>Jedi Knight: Jedi Academy</text:p>
              </table:change-track-table-cell>
            </table:cell-content-deletion>
            <table:cell-content-deletion>
              <table:cell-address table:column="63" table:row="117" table:table="1"/>
              <table:change-track-table-cell office:value-type="string">
                <text:p>Jedi Knight 2: Jedi Outcast – Story Act-Adv</text:p>
              </table:change-track-table-cell>
            </table:cell-content-deletion>
            <table:cell-content-deletion>
              <table:cell-address table:column="63" table:row="116" table:table="1"/>
              <table:change-track-table-cell office:value-type="string">
                <text:p>Kotor 2 (I should check the Restored Content Mod)</text:p>
              </table:change-track-table-cell>
            </table:cell-content-deletion>
            <table:cell-content-deletion>
              <table:cell-address table:column="63" table:row="115" table:table="1"/>
              <table:change-track-table-cell office:value-type="string">
                <text:p>Kotor 1 – RPG</text:p>
              </table:change-track-table-cell>
            </table:cell-content-deletion>
            <table:cell-content-deletion>
              <table:cell-address table:column="63" table:row="114" table:table="1"/>
              <table:change-track-table-cell office:value-type="string">
                <text:p>Cool and popular</text:p>
              </table:change-track-table-cell>
            </table:cell-content-deletion>
            <table:cell-content-deletion>
              <table:cell-address table:column="62" table:row="121" table:table="1"/>
              <table:change-track-table-cell office:value-type="string">
                <text:p>Stellaris (Star Trek New Horizons)</text:p>
              </table:change-track-table-cell>
            </table:cell-content-deletion>
            <table:cell-content-deletion>
              <table:cell-address table:column="62" table:row="120" table:table="1"/>
              <table:change-track-table-cell office:value-type="string">
                <text:p>Sins of a Solar Empire (Star Trek Armada 3 mod)</text:p>
              </table:change-track-table-cell>
            </table:cell-content-deletion>
            <table:cell-content-deletion>
              <table:cell-address table:column="62" table:row="119" table:table="1"/>
              <table:change-track-table-cell office:value-type="string">
                <text:p>Star Trek: The Next Generation - A Final Unity</text:p>
              </table:change-track-table-cell>
            </table:cell-content-deletion>
            <table:cell-content-deletion>
              <table:cell-address table:column="62" table:row="118" table:table="1"/>
              <table:change-track-table-cell office:value-type="string">
                <text:p>Star Trek: Judgment Rites</text:p>
              </table:change-track-table-cell>
            </table:cell-content-deletion>
            <table:cell-content-deletion>
              <table:cell-address table:column="62" table:row="117" table:table="1"/>
              <table:change-track-table-cell office:value-type="string">
                <text:p>Star Trek: 25th Anniversary</text:p>
              </table:change-track-table-cell>
            </table:cell-content-deletion>
            <table:cell-content-deletion>
              <table:cell-address table:column="62" table:row="116" table:table="1"/>
              <table:change-track-table-cell office:value-type="string">
                <text:p>Star Trek: Elite Force</text:p>
              </table:change-track-table-cell>
            </table:cell-content-deletion>
            <table:cell-content-deletion>
              <table:cell-address table:column="62" table:row="115" table:table="1"/>
              <table:change-track-table-cell office:value-type="string">
                <text:p>Star Trek: Bridge Commander</text:p>
              </table:change-track-table-cell>
            </table:cell-content-deletion>
            <table:cell-content-deletion>
              <table:cell-address table:column="62" table:row="114" table:table="1"/>
              <table:change-track-table-cell office:value-type="string">
                <text:p>Star Trek: Birth of the Federation</text:p>
              </table:change-track-table-cell>
            </table:cell-content-deletion>
            <table:cell-content-deletion>
              <table:cell-address table:column="61" table:row="115" table:table="1"/>
              <table:change-track-table-cell office:value-type="string">
                <text:p>This War of Mine</text:p>
              </table:change-track-table-cell>
            </table:cell-content-deletion>
            <table:cell-content-deletion>
              <table:cell-address table:column="61" table:row="114" table:table="1"/>
              <table:change-track-table-cell office:value-type="string">
                <text:p>Sabnautica</text:p>
              </table:change-track-table-cell>
            </table:cell-content-deletion>
            <table:cell-content-deletion>
              <table:cell-address table:column="60" table:row="135" table:table="1"/>
              <table:change-track-table-cell office:value-type="string">
                <text:p>XCOM: EU: Long War</text:p>
              </table:change-track-table-cell>
            </table:cell-content-deletion>
            <table:cell-content-deletion>
              <table:cell-address table:column="60" table:row="134" table:table="1"/>
              <table:change-track-table-cell office:value-type="string">
                <text:p>Warcraft 3</text:p>
              </table:change-track-table-cell>
            </table:cell-content-deletion>
            <table:cell-content-deletion>
              <table:cell-address table:column="60" table:row="133" table:table="1"/>
              <table:change-track-table-cell office:value-type="string">
                <text:p>Total War: Shogun 2</text:p>
              </table:change-track-table-cell>
            </table:cell-content-deletion>
            <table:cell-content-deletion>
              <table:cell-address table:column="60" table:row="132" table:table="1"/>
              <table:change-track-table-cell office:value-type="string">
                <text:p>StarCraft 2</text:p>
              </table:change-track-table-cell>
            </table:cell-content-deletion>
            <table:cell-content-deletion>
              <table:cell-address table:column="60" table:row="131" table:table="1"/>
              <table:change-track-table-cell office:value-type="string">
                <text:p>Space Rangers HD</text:p>
              </table:change-track-table-cell>
            </table:cell-content-deletion>
            <table:cell-content-deletion>
              <table:cell-address table:column="60" table:row="130" table:table="1"/>
              <table:change-track-table-cell office:value-type="string">
                <text:p>Slay The Spire</text:p>
              </table:change-track-table-cell>
            </table:cell-content-deletion>
            <table:cell-content-deletion>
              <table:cell-address table:column="60" table:row="129" table:table="1"/>
              <table:change-track-table-cell office:value-type="string">
                <text:p>Shadow Tactics</text:p>
              </table:change-track-table-cell>
            </table:cell-content-deletion>
            <table:cell-content-deletion>
              <table:cell-address table:column="60" table:row="128" table:table="1"/>
              <table:change-track-table-cell office:value-type="string">
                <text:p>Rome: Total War</text:p>
              </table:change-track-table-cell>
            </table:cell-content-deletion>
            <table:cell-content-deletion>
              <table:cell-address table:column="60" table:row="127" table:table="1"/>
              <table:change-track-table-cell office:value-type="string">
                <text:p>Jagged Alliance</text:p>
              </table:change-track-table-cell>
            </table:cell-content-deletion>
            <table:cell-content-deletion>
              <table:cell-address table:column="60" table:row="126" table:table="1"/>
              <table:change-track-table-cell office:value-type="string">
                <text:p>Into the Breach</text:p>
              </table:change-track-table-cell>
            </table:cell-content-deletion>
            <table:cell-content-deletion>
              <table:cell-address table:column="60" table:row="125" table:table="1"/>
              <table:change-track-table-cell office:value-type="string">
                <text:p>Heroes of Might and Magic 3</text:p>
              </table:change-track-table-cell>
            </table:cell-content-deletion>
            <table:cell-content-deletion>
              <table:cell-address table:column="60" table:row="124" table:table="1"/>
              <table:change-track-table-cell office:value-type="string">
                <text:p>Frostpunk</text:p>
              </table:change-track-table-cell>
            </table:cell-content-deletion>
            <table:cell-content-deletion>
              <table:cell-address table:column="60" table:row="123" table:table="1"/>
              <table:change-track-table-cell office:value-type="string">
                <text:p>Football Manager 2020</text:p>
              </table:change-track-table-cell>
            </table:cell-content-deletion>
            <table:cell-content-deletion>
              <table:cell-address table:column="60" table:row="122" table:table="1"/>
              <table:change-track-table-cell office:value-type="string">
                <text:p>Factorio</text:p>
              </table:change-track-table-cell>
            </table:cell-content-deletion>
            <table:cell-content-deletion>
              <table:cell-address table:column="60" table:row="121" table:table="1"/>
              <table:change-track-table-cell office:value-type="string">
                <text:p>Dungeon Keeper</text:p>
              </table:change-track-table-cell>
            </table:cell-content-deletion>
            <table:cell-content-deletion>
              <table:cell-address table:column="60" table:row="120" table:table="1"/>
              <table:change-track-table-cell office:value-type="string">
                <text:p>Command &amp; Conquer: Tiberian Dawn</text:p>
              </table:change-track-table-cell>
            </table:cell-content-deletion>
            <table:cell-content-deletion>
              <table:cell-address table:column="60" table:row="119" table:table="1"/>
              <table:change-track-table-cell office:value-type="string">
                <text:p>Command &amp; Conquer: Red Alert</text:p>
              </table:change-track-table-cell>
            </table:cell-content-deletion>
            <table:cell-content-deletion>
              <table:cell-address table:column="60" table:row="118" table:table="1"/>
              <table:change-track-table-cell office:value-type="string">
                <text:p>Civilization 4</text:p>
              </table:change-track-table-cell>
            </table:cell-content-deletion>
            <table:cell-content-deletion>
              <table:cell-address table:column="60" table:row="117" table:table="1"/>
              <table:change-track-table-cell office:value-type="string">
                <text:p>Cities: Skyline</text:p>
              </table:change-track-table-cell>
            </table:cell-content-deletion>
            <table:cell-content-deletion>
              <table:cell-address table:column="60" table:row="116" table:table="1"/>
              <table:change-track-table-cell office:value-type="string">
                <text:p>Anno 2070</text:p>
              </table:change-track-table-cell>
            </table:cell-content-deletion>
            <table:cell-content-deletion>
              <table:cell-address table:column="60" table:row="115" table:table="1"/>
              <table:change-track-table-cell office:value-type="string">
                <text:p>Anno 1404</text:p>
              </table:change-track-table-cell>
            </table:cell-content-deletion>
            <table:cell-content-deletion>
              <table:cell-address table:column="60" table:row="114" table:table="1"/>
              <table:change-track-table-cell office:value-type="string">
                <text:p>Age of Empires 2</text:p>
              </table:change-track-table-cell>
            </table:cell-content-deletion>
            <table:cell-content-deletion>
              <table:cell-address table:column="59" table:row="117" table:table="1"/>
              <table:change-track-table-cell office:value-type="string">
                <text:p>Warhammer 40,000: Space Marine</text:p>
              </table:change-track-table-cell>
            </table:cell-content-deletion>
            <table:cell-content-deletion>
              <table:cell-address table:column="59" table:row="116" table:table="1"/>
              <table:change-track-table-cell office:value-type="string">
                <text:p>Superhot</text:p>
              </table:change-track-table-cell>
            </table:cell-content-deletion>
            <table:cell-content-deletion>
              <table:cell-address table:column="59" table:row="115" table:table="1"/>
              <table:change-track-table-cell office:value-type="string">
                <text:p>Spec Ops: The Line</text:p>
              </table:change-track-table-cell>
            </table:cell-content-deletion>
            <table:cell-content-deletion>
              <table:cell-address table:column="59" table:row="114" table:table="1"/>
              <table:change-track-table-cell office:value-type="string">
                <text:p>Black Mesa</text:p>
              </table:change-track-table-cell>
            </table:cell-content-deletion>
            <table:cell-content-deletion>
              <table:cell-address table:column="58" table:row="139" table:table="1"/>
              <table:change-track-table-cell office:value-type="string">
                <text:p>Wizardry 8</text:p>
              </table:change-track-table-cell>
            </table:cell-content-deletion>
            <table:cell-content-deletion>
              <table:cell-address table:column="58" table:row="138" table:table="1"/>
              <table:change-track-table-cell office:value-type="string">
                <text:p>Xenogears</text:p>
              </table:change-track-table-cell>
            </table:cell-content-deletion>
            <table:cell-content-deletion>
              <table:cell-address table:column="58" table:row="137" table:table="1"/>
              <table:change-track-table-cell office:value-type="string">
                <text:p>Xenoblade Chronicles</text:p>
              </table:change-track-table-cell>
            </table:cell-content-deletion>
            <table:cell-content-deletion>
              <table:cell-address table:column="58" table:row="136" table:table="1"/>
              <table:change-track-table-cell office:value-type="string">
                <text:p>Transistor</text:p>
              </table:change-track-table-cell>
            </table:cell-content-deletion>
            <table:cell-content-deletion>
              <table:cell-address table:column="58" table:row="135" table:table="1"/>
              <table:change-track-table-cell office:value-type="string">
                <text:p>Thronebreaker</text:p>
              </table:change-track-table-cell>
            </table:cell-content-deletion>
            <table:cell-content-deletion>
              <table:cell-address table:column="58" table:row="134" table:table="1"/>
              <table:change-track-table-cell office:value-type="string">
                <text:p>Pokémon LeafGreen</text:p>
              </table:change-track-table-cell>
            </table:cell-content-deletion>
            <table:cell-content-deletion>
              <table:cell-address table:column="58" table:row="133" table:table="1"/>
              <table:change-track-table-cell office:value-type="string">
                <text:p>Pokémon FireRed</text:p>
              </table:change-track-table-cell>
            </table:cell-content-deletion>
            <table:cell-content-deletion>
              <table:cell-address table:column="58" table:row="132" table:table="1"/>
              <table:change-track-table-cell office:value-type="string">
                <text:p>Planescape: Torment</text:p>
              </table:change-track-table-cell>
            </table:cell-content-deletion>
            <table:cell-content-deletion>
              <table:cell-address table:column="58" table:row="131" table:table="1"/>
              <table:change-track-table-cell office:value-type="string">
                <text:p>Persona 5</text:p>
              </table:change-track-table-cell>
            </table:cell-content-deletion>
            <table:cell-content-deletion>
              <table:cell-address table:column="58" table:row="130" table:table="1"/>
              <table:change-track-table-cell office:value-type="string">
                <text:p>Persona 3</text:p>
              </table:change-track-table-cell>
            </table:cell-content-deletion>
            <table:cell-content-deletion>
              <table:cell-address table:column="58" table:row="129" table:table="1"/>
              <table:change-track-table-cell office:value-type="string">
                <text:p>Pathfinder: Kingmaker</text:p>
              </table:change-track-table-cell>
            </table:cell-content-deletion>
            <table:cell-content-deletion>
              <table:cell-address table:column="58" table:row="128" table:table="1"/>
              <table:change-track-table-cell office:value-type="string">
                <text:p>Nine Hours, Nine Persons, Nine Doors</text:p>
              </table:change-track-table-cell>
            </table:cell-content-deletion>
            <table:cell-content-deletion>
              <table:cell-address table:column="58" table:row="127" table:table="1"/>
              <table:change-track-table-cell office:value-type="string">
                <text:p>Nier: Automata</text:p>
              </table:change-track-table-cell>
            </table:cell-content-deletion>
            <table:cell-content-deletion>
              <table:cell-address table:column="58" table:row="126" table:table="1"/>
              <table:change-track-table-cell office:value-type="string">
                <text:p>Ni no Kuni 1</text:p>
              </table:change-track-table-cell>
            </table:cell-content-deletion>
            <table:cell-content-deletion>
              <table:cell-address table:column="58" table:row="125" table:table="1"/>
              <table:change-track-table-cell office:value-type="string">
                <text:p>Newerwinter nights 2</text:p>
              </table:change-track-table-cell>
            </table:cell-content-deletion>
            <table:cell-content-deletion>
              <table:cell-address table:column="58" table:row="124" table:table="1"/>
              <table:change-track-table-cell office:value-type="string">
                <text:p>Mass Effect 2</text:p>
              </table:change-track-table-cell>
            </table:cell-content-deletion>
            <table:cell-content-deletion>
              <table:cell-address table:column="58" table:row="123" table:table="1"/>
              <table:change-track-table-cell office:value-type="string">
                <text:p>Final Fantasy VII</text:p>
              </table:change-track-table-cell>
            </table:cell-content-deletion>
            <table:cell-content-deletion>
              <table:cell-address table:column="58" table:row="122" table:table="1"/>
              <table:change-track-table-cell office:value-type="string">
                <text:p>Final Fantasy Tactics</text:p>
              </table:change-track-table-cell>
            </table:cell-content-deletion>
            <table:cell-content-deletion>
              <table:cell-address table:column="58" table:row="121" table:table="1"/>
              <table:change-track-table-cell office:value-type="string">
                <text:p>Fallout</text:p>
              </table:change-track-table-cell>
            </table:cell-content-deletion>
            <table:cell-content-deletion>
              <table:cell-address table:column="58" table:row="120" table:table="1"/>
              <table:change-track-table-cell office:value-type="string">
                <text:p>Earthbound</text:p>
              </table:change-track-table-cell>
            </table:cell-content-deletion>
            <table:cell-content-deletion>
              <table:cell-address table:column="58" table:row="119" table:table="1"/>
              <table:change-track-table-cell office:value-type="string">
                <text:p>Divinity Original Sin 2</text:p>
              </table:change-track-table-cell>
            </table:cell-content-deletion>
            <table:cell-content-deletion>
              <table:cell-address table:column="58" table:row="118" table:table="1"/>
              <table:change-track-table-cell office:value-type="string">
                <text:p>Disco Elysium</text:p>
              </table:change-track-table-cell>
            </table:cell-content-deletion>
            <table:cell-content-deletion>
              <table:cell-address table:column="58" table:row="117" table:table="1"/>
              <table:change-track-table-cell office:value-type="string">
                <text:p>Costume Quest</text:p>
              </table:change-track-table-cell>
            </table:cell-content-deletion>
            <table:cell-content-deletion>
              <table:cell-address table:column="58" table:row="116" table:table="1"/>
              <table:change-track-table-cell office:value-type="string">
                <text:p>Chrono Trigger</text:p>
              </table:change-track-table-cell>
            </table:cell-content-deletion>
            <table:cell-content-deletion>
              <table:cell-address table:column="58" table:row="115" table:table="1"/>
              <table:change-track-table-cell office:value-type="string">
                <text:p>Baldur's Gate 2</text:p>
              </table:change-track-table-cell>
            </table:cell-content-deletion>
            <table:cell-content-deletion>
              <table:cell-address table:column="58" table:row="114" table:table="1"/>
              <table:change-track-table-cell office:value-type="string">
                <text:p>Arcanum</text:p>
              </table:change-track-table-cell>
            </table:cell-content-deletion>
            <table:cell-content-deletion>
              <table:cell-address table:column="57" table:row="118" table:table="1"/>
              <table:change-track-table-cell office:value-type="string">
                <text:p>Spelunky</text:p>
              </table:change-track-table-cell>
            </table:cell-content-deletion>
            <table:cell-content-deletion>
              <table:cell-address table:column="57" table:row="117" table:table="1"/>
              <table:change-track-table-cell office:value-type="string">
                <text:p>Slay the Spire</text:p>
              </table:change-track-table-cell>
            </table:cell-content-deletion>
            <table:cell-content-deletion>
              <table:cell-address table:column="57" table:row="116" table:table="1"/>
              <table:change-track-table-cell office:value-type="string">
                <text:p>Hades</text:p>
              </table:change-track-table-cell>
            </table:cell-content-deletion>
            <table:cell-content-deletion>
              <table:cell-address table:column="57" table:row="115" table:table="1"/>
              <table:change-track-table-cell office:value-type="string">
                <text:p>FTL: Faster Than Light</text:p>
              </table:change-track-table-cell>
            </table:cell-content-deletion>
            <table:cell-content-deletion>
              <table:cell-address table:column="57" table:row="114" table:table="1"/>
              <table:change-track-table-cell office:value-type="string">
                <text:p>Enter The Gungeon</text:p>
              </table:change-track-table-cell>
            </table:cell-content-deletion>
            <table:cell-content-deletion>
              <table:cell-address table:column="56" table:row="115" table:table="1"/>
              <table:change-track-table-cell office:value-type="string">
                <text:p>Grid 2</text:p>
              </table:change-track-table-cell>
            </table:cell-content-deletion>
            <table:cell-content-deletion>
              <table:cell-address table:column="56" table:row="114" table:table="1"/>
              <table:change-track-table-cell office:value-type="string">
                <text:p>Gran Turismo 4</text:p>
              </table:change-track-table-cell>
            </table:cell-content-deletion>
            <table:cell-content-deletion>
              <table:cell-address table:column="55" table:row="125" table:table="1"/>
              <table:change-track-table-cell office:value-type="string">
                <text:p>SpaceChem</text:p>
              </table:change-track-table-cell>
            </table:cell-content-deletion>
            <table:cell-content-deletion>
              <table:cell-address table:column="55" table:row="123" table:table="1"/>
              <table:change-track-table-cell office:value-type="string">
                <text:p>The Witness</text:p>
              </table:change-track-table-cell>
            </table:cell-content-deletion>
            <table:cell-content-deletion>
              <table:cell-address table:column="55" table:row="122" table:table="1"/>
              <table:change-track-table-cell office:value-type="string">
                <text:p>The Bridge</text:p>
              </table:change-track-table-cell>
            </table:cell-content-deletion>
            <table:cell-content-deletion>
              <table:cell-address table:column="55" table:row="121" table:table="1"/>
              <table:change-track-table-cell office:value-type="string">
                <text:p>Limbo</text:p>
              </table:change-track-table-cell>
            </table:cell-content-deletion>
            <table:cell-content-deletion>
              <table:cell-address table:column="55" table:row="120" table:table="1"/>
              <table:change-track-table-cell office:value-type="string">
                <text:p>Hue</text:p>
              </table:change-track-table-cell>
            </table:cell-content-deletion>
            <table:cell-content-deletion>
              <table:cell-address table:column="55" table:row="119" table:table="1"/>
              <table:change-track-table-cell office:value-type="string">
                <text:p>GNOG</text:p>
              </table:change-track-table-cell>
            </table:cell-content-deletion>
            <table:cell-content-deletion>
              <table:cell-address table:column="55" table:row="118" table:table="1"/>
              <table:change-track-table-cell office:value-type="string">
                <text:p>Fez</text:p>
              </table:change-track-table-cell>
            </table:cell-content-deletion>
            <table:cell-content-deletion>
              <table:cell-address table:column="55" table:row="117" table:table="1"/>
              <table:change-track-table-cell office:value-type="string">
                <text:p>Death Coming</text:p>
              </table:change-track-table-cell>
            </table:cell-content-deletion>
            <table:cell-content-deletion>
              <table:cell-address table:column="55" table:row="116" table:table="1"/>
              <table:change-track-table-cell office:value-type="string">
                <text:p>Braid</text:p>
              </table:change-track-table-cell>
            </table:cell-content-deletion>
            <table:cell-content-deletion>
              <table:cell-address table:column="55" table:row="115" table:table="1"/>
              <table:change-track-table-cell office:value-type="string">
                <text:p>Baba is You</text:p>
              </table:change-track-table-cell>
            </table:cell-content-deletion>
            <table:cell-content-deletion>
              <table:cell-address table:column="55" table:row="114" table:table="1"/>
              <table:change-track-table-cell office:value-type="string">
                <text:p>Antichamber</text:p>
              </table:change-track-table-cell>
            </table:cell-content-deletion>
            <table:cell-content-deletion>
              <table:cell-address table:column="54" table:row="134" table:table="1"/>
              <table:change-track-table-cell office:value-type="string">
                <text:p>Mitsume ga Tooru</text:p>
              </table:change-track-table-cell>
            </table:cell-content-deletion>
            <table:cell-content-deletion>
              <table:cell-address table:column="54" table:row="133" table:table="1"/>
              <table:change-track-table-cell office:value-type="string">
                <text:p>The Messenger</text:p>
              </table:change-track-table-cell>
            </table:cell-content-deletion>
            <table:cell-content-deletion>
              <table:cell-address table:column="54" table:row="132" table:table="1"/>
              <table:change-track-table-cell office:value-type="string">
                <text:p>Super Meat Boy</text:p>
              </table:change-track-table-cell>
            </table:cell-content-deletion>
            <table:cell-content-deletion>
              <table:cell-address table:column="54" table:row="131" table:table="1"/>
              <table:change-track-table-cell office:value-type="string">
                <text:p>Super Mario World</text:p>
              </table:change-track-table-cell>
            </table:cell-content-deletion>
            <table:cell-content-deletion>
              <table:cell-address table:column="54" table:row="130" table:table="1"/>
              <table:change-track-table-cell office:value-type="string">
                <text:p>Super Mario 64</text:p>
              </table:change-track-table-cell>
            </table:cell-content-deletion>
            <table:cell-content-deletion>
              <table:cell-address table:column="54" table:row="129" table:table="1"/>
              <table:change-track-table-cell office:value-type="string">
                <text:p>Super Mario 3</text:p>
              </table:change-track-table-cell>
            </table:cell-content-deletion>
            <table:cell-content-deletion>
              <table:cell-address table:column="54" table:row="128" table:table="1"/>
              <table:change-track-table-cell office:value-type="string">
                <text:p>Sonic the Hedgehog 2</text:p>
              </table:change-track-table-cell>
            </table:cell-content-deletion>
            <table:cell-content-deletion>
              <table:cell-address table:column="54" table:row="127" table:table="1"/>
              <table:change-track-table-cell office:value-type="string">
                <text:p>Sonic the Hedgehog</text:p>
              </table:change-track-table-cell>
            </table:cell-content-deletion>
            <table:cell-content-deletion>
              <table:cell-address table:column="54" table:row="126" table:table="1"/>
              <table:change-track-table-cell office:value-type="string">
                <text:p>Ori and the Blind Forest</text:p>
              </table:change-track-table-cell>
            </table:cell-content-deletion>
            <table:cell-content-deletion>
              <table:cell-address table:column="54" table:row="125" table:table="1"/>
              <table:change-track-table-cell office:value-type="string">
                <text:p>My Friend Pedro</text:p>
              </table:change-track-table-cell>
            </table:cell-content-deletion>
            <table:cell-content-deletion>
              <table:cell-address table:column="54" table:row="124" table:table="1"/>
              <table:change-track-table-cell office:value-type="string">
                <text:p>Mega Man Zero 3</text:p>
              </table:change-track-table-cell>
            </table:cell-content-deletion>
            <table:cell-content-deletion>
              <table:cell-address table:column="54" table:row="123" table:table="1"/>
              <table:change-track-table-cell office:value-type="string">
                <text:p>Mega Man X</text:p>
              </table:change-track-table-cell>
            </table:cell-content-deletion>
            <table:cell-content-deletion>
              <table:cell-address table:column="54" table:row="122" table:table="1"/>
              <table:change-track-table-cell office:value-type="string">
                <text:p>Mega Man 3</text:p>
              </table:change-track-table-cell>
            </table:cell-content-deletion>
            <table:cell-content-deletion>
              <table:cell-address table:column="54" table:row="121" table:table="1"/>
              <table:change-track-table-cell office:value-type="string">
                <text:p>Mega Man 2</text:p>
              </table:change-track-table-cell>
            </table:cell-content-deletion>
            <table:cell-content-deletion>
              <table:cell-address table:column="54" table:row="120" table:table="1"/>
              <table:change-track-table-cell office:value-type="string">
                <text:p>Mark of the Ninja</text:p>
              </table:change-track-table-cell>
            </table:cell-content-deletion>
            <table:cell-content-deletion>
              <table:cell-address table:column="54" table:row="119" table:table="1"/>
              <table:change-track-table-cell office:value-type="string">
                <text:p>Horace</text:p>
              </table:change-track-table-cell>
            </table:cell-content-deletion>
            <table:cell-content-deletion>
              <table:cell-address table:column="54" table:row="118" table:table="1"/>
              <table:change-track-table-cell office:value-type="string">
                <text:p>Heart of Darkness</text:p>
              </table:change-track-table-cell>
            </table:cell-content-deletion>
            <table:cell-content-deletion>
              <table:cell-address table:column="54" table:row="117" table:table="1"/>
              <table:change-track-table-cell office:value-type="string">
                <text:p>Donkey Kong Country: Tropical Freeze</text:p>
              </table:change-track-table-cell>
            </table:cell-content-deletion>
            <table:cell-content-deletion>
              <table:cell-address table:column="54" table:row="116" table:table="1"/>
              <table:change-track-table-cell office:value-type="string">
                <text:p>Donkey Kong Country 2: Diddy's Kong Quest</text:p>
              </table:change-track-table-cell>
            </table:cell-content-deletion>
            <table:cell-content-deletion>
              <table:cell-address table:column="54" table:row="115" table:table="1"/>
              <table:change-track-table-cell office:value-type="string">
                <text:p>Cuphead</text:p>
              </table:change-track-table-cell>
            </table:cell-content-deletion>
            <table:cell-content-deletion>
              <table:cell-address table:column="54" table:row="114" table:table="1"/>
              <table:change-track-table-cell office:value-type="string">
                <text:p>Celeste</text:p>
              </table:change-track-table-cell>
            </table:cell-content-deletion>
            <table:cell-content-deletion>
              <table:cell-address table:column="53" table:row="123" table:table="1"/>
              <table:change-track-table-cell office:value-type="string">
                <text:p>Castlevania: Symphony of the Night</text:p>
              </table:change-track-table-cell>
            </table:cell-content-deletion>
            <table:cell-content-deletion>
              <table:cell-address table:column="53" table:row="120" table:table="1"/>
              <table:change-track-table-cell office:value-type="string">
                <text:p>Metroid: Prime</text:p>
              </table:change-track-table-cell>
            </table:cell-content-deletion>
            <table:cell-content-deletion>
              <table:cell-address table:column="53" table:row="119" table:table="1"/>
              <table:change-track-table-cell office:value-type="string">
                <text:p>Hollow Knight</text:p>
              </table:change-track-table-cell>
            </table:cell-content-deletion>
            <table:cell-content-deletion>
              <table:cell-address table:column="53" table:row="118" table:table="1"/>
              <table:change-track-table-cell office:value-type="string">
                <text:p>Cave Story+</text:p>
              </table:change-track-table-cell>
            </table:cell-content-deletion>
            <table:cell-content-deletion>
              <table:cell-address table:column="53" table:row="117" table:table="1"/>
              <table:change-track-table-cell office:value-type="string">
                <text:p>Castlevania: Aria of Sorrow</text:p>
              </table:change-track-table-cell>
            </table:cell-content-deletion>
            <table:cell-content-deletion>
              <table:cell-address table:column="53" table:row="116" table:table="1"/>
              <table:change-track-table-cell office:value-type="string">
                <text:p>Castlevania Rondo of Blood</text:p>
              </table:change-track-table-cell>
            </table:cell-content-deletion>
            <table:cell-content-deletion>
              <table:cell-address table:column="53" table:row="113" table:table="1"/>
              <table:change-track-table-cell office:value-type="string">
                <text:p>Bloodstained: Ritual of the Night</text:p>
              </table:change-track-table-cell>
            </table:cell-content-deletion>
            <table:cell-content-deletion>
              <table:cell-address table:column="53" table:row="114" table:table="1"/>
              <table:change-track-table-cell office:value-type="string">
                <text:p>Bloodstained: Curse of the Moon</text:p>
              </table:change-track-table-cell>
            </table:cell-content-deletion>
            <table:cell-content-deletion>
              <table:cell-address table:column="52" table:row="124" table:table="1"/>
              <table:change-track-table-cell office:value-type="string">
                <text:p>Vampire The Masquerade: Bloodlines</text:p>
              </table:change-track-table-cell>
            </table:cell-content-deletion>
            <table:cell-content-deletion>
              <table:cell-address table:column="52" table:row="123" table:table="1"/>
              <table:change-track-table-cell office:value-type="string">
                <text:p>Thief 2</text:p>
              </table:change-track-table-cell>
            </table:cell-content-deletion>
            <table:cell-content-deletion>
              <table:cell-address table:column="52" table:row="122" table:table="1"/>
              <table:change-track-table-cell office:value-type="string">
                <text:p>Thief</text:p>
              </table:change-track-table-cell>
            </table:cell-content-deletion>
            <table:cell-content-deletion>
              <table:cell-address table:column="52" table:row="121" table:table="1"/>
              <table:change-track-table-cell office:value-type="string">
                <text:p>TES: Morrowind</text:p>
              </table:change-track-table-cell>
            </table:cell-content-deletion>
            <table:cell-content-deletion>
              <table:cell-address table:column="52" table:row="120" table:table="1"/>
              <table:change-track-table-cell office:value-type="string">
                <text:p>System Shock 2</text:p>
              </table:change-track-table-cell>
            </table:cell-content-deletion>
            <table:cell-content-deletion>
              <table:cell-address table:column="52" table:row="119" table:table="1"/>
              <table:change-track-table-cell office:value-type="string">
                <text:p>System Shock</text:p>
              </table:change-track-table-cell>
            </table:cell-content-deletion>
            <table:cell-content-deletion>
              <table:cell-address table:column="52" table:row="118" table:table="1"/>
              <table:change-track-table-cell office:value-type="string">
                <text:p>Prey</text:p>
              </table:change-track-table-cell>
            </table:cell-content-deletion>
            <table:cell-content-deletion>
              <table:cell-address table:column="52" table:row="117" table:table="1"/>
              <table:change-track-table-cell office:value-type="string">
                <text:p>Pathologic</text:p>
              </table:change-track-table-cell>
            </table:cell-content-deletion>
            <table:cell-content-deletion>
              <table:cell-address table:column="52" table:row="116" table:table="1"/>
              <table:change-track-table-cell office:value-type="string">
                <text:p>Dishonored</text:p>
              </table:change-track-table-cell>
            </table:cell-content-deletion>
            <table:cell-content-deletion>
              <table:cell-address table:column="52" table:row="115" table:table="1"/>
              <table:change-track-table-cell office:value-type="string">
                <text:p>Deus Ex: Human Revolution</text:p>
              </table:change-track-table-cell>
            </table:cell-content-deletion>
            <table:cell-content-deletion>
              <table:cell-address table:column="52" table:row="114" table:table="1"/>
              <table:change-track-table-cell office:value-type="string">
                <text:p>Dark Messiah of Might and Magic</text:p>
              </table:change-track-table-cell>
            </table:cell-content-deletion>
            <table:cell-content-deletion>
              <table:cell-address table:column="51" table:row="117" table:table="1"/>
              <table:change-track-table-cell office:value-type="string">
                <text:p>Metal Gear Rising: Revengeance</text:p>
              </table:change-track-table-cell>
            </table:cell-content-deletion>
            <table:cell-content-deletion>
              <table:cell-address table:column="51" table:row="116" table:table="1"/>
              <table:change-track-table-cell office:value-type="string">
                <text:p>Devil May Cry 5</text:p>
              </table:change-track-table-cell>
            </table:cell-content-deletion>
            <table:cell-content-deletion>
              <table:cell-address table:column="51" table:row="115" table:table="1"/>
              <table:change-track-table-cell office:value-type="string">
                <text:p>Devil May Cry 3</text:p>
              </table:change-track-table-cell>
            </table:cell-content-deletion>
            <table:cell-content-deletion>
              <table:cell-address table:column="51" table:row="114" table:table="1"/>
              <table:change-track-table-cell office:value-type="string">
                <text:p>Devil May Cry</text:p>
              </table:change-track-table-cell>
            </table:cell-content-deletion>
            <table:cell-content-deletion>
              <table:cell-address table:column="50" table:row="124" table:table="1"/>
              <table:change-track-table-cell office:value-type="string">
                <text:p>Ultra Street Figher lV</text:p>
              </table:change-track-table-cell>
            </table:cell-content-deletion>
            <table:cell-content-deletion>
              <table:cell-address table:column="50" table:row="123" table:table="1"/>
              <table:change-track-table-cell office:value-type="string">
                <text:p>Tekken 7</text:p>
              </table:change-track-table-cell>
            </table:cell-content-deletion>
            <table:cell-content-deletion>
              <table:cell-address table:column="50" table:row="122" table:table="1"/>
              <table:change-track-table-cell office:value-type="string">
                <text:p>Tekken 3</text:p>
              </table:change-track-table-cell>
            </table:cell-content-deletion>
            <table:cell-content-deletion>
              <table:cell-address table:column="50" table:row="121" table:table="1"/>
              <table:change-track-table-cell office:value-type="string">
                <text:p>Super Street Fighter II: The New Challengers</text:p>
              </table:change-track-table-cell>
            </table:cell-content-deletion>
            <table:cell-content-deletion>
              <table:cell-address table:column="50" table:row="120" table:table="1"/>
              <table:change-track-table-cell office:value-type="string">
                <text:p>Super Smash Brother Melee</text:p>
              </table:change-track-table-cell>
            </table:cell-content-deletion>
            <table:cell-content-deletion>
              <table:cell-address table:column="50" table:row="119" table:table="1"/>
              <table:change-track-table-cell office:value-type="string">
                <text:p>Street Fighter III: 3rd Strike</text:p>
              </table:change-track-table-cell>
            </table:cell-content-deletion>
            <table:cell-content-deletion>
              <table:cell-address table:column="50" table:row="118" table:table="1"/>
              <table:change-track-table-cell office:value-type="string">
                <text:p>Street Fighter Alpha 3</text:p>
              </table:change-track-table-cell>
            </table:cell-content-deletion>
            <table:cell-content-deletion>
              <table:cell-address table:column="50" table:row="117" table:table="1"/>
              <table:change-track-table-cell office:value-type="string">
                <text:p>Street Fighter Alpha 2</text:p>
              </table:change-track-table-cell>
            </table:cell-content-deletion>
            <table:cell-content-deletion>
              <table:cell-address table:column="50" table:row="116" table:table="1"/>
              <table:change-track-table-cell office:value-type="string">
                <text:p>Soulcalibur 2</text:p>
              </table:change-track-table-cell>
            </table:cell-content-deletion>
            <table:cell-content-deletion>
              <table:cell-address table:column="50" table:row="115" table:table="1"/>
              <table:change-track-table-cell office:value-type="string">
                <text:p>Mortal Kombat 9</text:p>
              </table:change-track-table-cell>
            </table:cell-content-deletion>
            <table:cell-content-deletion>
              <table:cell-address table:column="50" table:row="114" table:table="1"/>
              <table:change-track-table-cell office:value-type="string">
                <text:p>Marvel vs. Capcom 2</text:p>
              </table:change-track-table-cell>
            </table:cell-content-deletion>
            <table:cell-content-deletion>
              <table:cell-address table:column="49" table:row="114" table:table="1"/>
              <table:change-track-table-cell office:value-type="string">
                <text:p>Legend of Grimrock</text:p>
              </table:change-track-table-cell>
            </table:cell-content-deletion>
            <table:cell-content-deletion>
              <table:cell-address table:column="48" table:row="116" table:table="1"/>
              <table:change-track-table-cell office:value-type="string">
                <text:p>Streets of Rage 2</text:p>
              </table:change-track-table-cell>
            </table:cell-content-deletion>
            <table:cell-content-deletion>
              <table:cell-address table:column="48" table:row="115" table:table="1"/>
              <table:change-track-table-cell office:value-type="string">
                <text:p>Battletoads</text:p>
              </table:change-track-table-cell>
            </table:cell-content-deletion>
            <table:cell-content-deletion>
              <table:cell-address table:column="48" table:row="114" table:table="1"/>
              <table:change-track-table-cell office:value-type="string">
                <text:p>Ape Out</text:p>
              </table:change-track-table-cell>
            </table:cell-content-deletion>
            <table:cell-content-deletion>
              <table:cell-address table:column="47" table:row="128" table:table="1"/>
              <table:change-track-table-cell office:value-type="string">
                <text:p>Zero Escape</text:p>
              </table:change-track-table-cell>
            </table:cell-content-deletion>
            <table:cell-content-deletion>
              <table:cell-address table:column="47" table:row="127" table:table="1"/>
              <table:change-track-table-cell office:value-type="string">
                <text:p>What remains of Edith Finch</text:p>
              </table:change-track-table-cell>
            </table:cell-content-deletion>
            <table:cell-content-deletion>
              <table:cell-address table:column="47" table:row="126" table:table="1"/>
              <table:change-track-table-cell office:value-type="string">
                <text:p>Stories Untold</text:p>
              </table:change-track-table-cell>
            </table:cell-content-deletion>
            <table:cell-content-deletion>
              <table:cell-address table:column="47" table:row="125" table:table="1"/>
              <table:change-track-table-cell office:value-type="string">
                <text:p>Snatcher</text:p>
              </table:change-track-table-cell>
            </table:cell-content-deletion>
            <table:cell-content-deletion>
              <table:cell-address table:column="47" table:row="124" table:table="1"/>
              <table:change-track-table-cell office:value-type="string">
                <text:p>Phoenix Wright: Ace Attorney Trilogy</text:p>
              </table:change-track-table-cell>
            </table:cell-content-deletion>
            <table:cell-content-deletion>
              <table:cell-address table:column="47" table:row="123" table:table="1"/>
              <table:change-track-table-cell office:value-type="string">
                <text:p>Oxenfree</text:p>
              </table:change-track-table-cell>
            </table:cell-content-deletion>
            <table:cell-content-deletion>
              <table:cell-address table:column="47" table:row="122" table:table="1"/>
              <table:change-track-table-cell office:value-type="string">
                <text:p>Mutazione</text:p>
              </table:change-track-table-cell>
            </table:cell-content-deletion>
            <table:cell-content-deletion>
              <table:cell-address table:column="47" table:row="121" table:table="1"/>
              <table:change-track-table-cell office:value-type="string">
                <text:p>Grim Fandango</text:p>
              </table:change-track-table-cell>
            </table:cell-content-deletion>
            <table:cell-content-deletion>
              <table:cell-address table:column="47" table:row="120" table:table="1"/>
              <table:change-track-table-cell office:value-type="string">
                <text:p>Gone Home</text:p>
              </table:change-track-table-cell>
            </table:cell-content-deletion>
            <table:cell-content-deletion>
              <table:cell-address table:column="47" table:row="119" table:table="1"/>
              <table:change-track-table-cell office:value-type="string">
                <text:p>Full Throttle Remastered</text:p>
              </table:change-track-table-cell>
            </table:cell-content-deletion>
            <table:cell-content-deletion>
              <table:cell-address table:column="47" table:row="118" table:table="1"/>
              <table:change-track-table-cell office:value-type="string">
                <text:p>Detention</text:p>
              </table:change-track-table-cell>
            </table:cell-content-deletion>
            <table:cell-content-deletion>
              <table:cell-address table:column="47" table:row="117" table:table="1"/>
              <table:change-track-table-cell office:value-type="string">
                <text:p>Beneath a Steel Sky</text:p>
              </table:change-track-table-cell>
            </table:cell-content-deletion>
            <table:cell-content-deletion>
              <table:cell-address table:column="47" table:row="116" table:table="1"/>
              <table:change-track-table-cell office:value-type="string">
                <text:p>Anodyne 2</text:p>
              </table:change-track-table-cell>
            </table:cell-content-deletion>
            <table:cell-content-deletion>
              <table:cell-address table:column="47" table:row="115" table:table="1"/>
              <table:change-track-table-cell office:value-type="string">
                <text:p>A Story About My Uncle</text:p>
              </table:change-track-table-cell>
            </table:cell-content-deletion>
            <table:cell-content-deletion>
              <table:cell-address table:column="47" table:row="114" table:table="1"/>
              <table:change-track-table-cell office:value-type="string">
                <text:p>A Short Hike</text:p>
              </table:change-track-table-cell>
            </table:cell-content-deletion>
            <table:cell-content-deletion>
              <table:cell-address table:column="46" table:row="123" table:table="1"/>
              <table:change-track-table-cell office:value-type="string">
                <text:p>Beyond Oasis or The Story of Thor: A Successor of the Light</text:p>
              </table:change-track-table-cell>
            </table:cell-content-deletion>
            <table:cell-content-deletion>
              <table:cell-address table:column="46" table:row="122" table:table="1"/>
              <table:change-track-table-cell office:value-type="string">
                <text:p>Drakan: Order of the Flame</text:p>
              </table:change-track-table-cell>
            </table:cell-content-deletion>
            <table:cell-content-deletion>
              <table:cell-address table:column="46" table:row="121" table:table="1"/>
              <table:change-track-table-cell office:value-type="string">
                <text:p>The Legend of Zelda: Twilight Princess</text:p>
              </table:change-track-table-cell>
            </table:cell-content-deletion>
            <table:cell-content-deletion>
              <table:cell-address table:column="46" table:row="120" table:table="1"/>
              <table:change-track-table-cell office:value-type="string">
                <text:p>The Legend of Zelda: Ocarina of time</text:p>
              </table:change-track-table-cell>
            </table:cell-content-deletion>
            <table:cell-content-deletion>
              <table:cell-address table:column="46" table:row="119" table:table="1"/>
              <table:change-track-table-cell office:value-type="string">
                <text:p>The Legend of Zelda: Majora's Mask</text:p>
              </table:change-track-table-cell>
            </table:cell-content-deletion>
            <table:cell-content-deletion>
              <table:cell-address table:column="46" table:row="118" table:table="1"/>
              <table:change-track-table-cell office:value-type="string">
                <text:p>Metal Gear Solid 2</text:p>
              </table:change-track-table-cell>
            </table:cell-content-deletion>
            <table:cell-content-deletion>
              <table:cell-address table:column="46" table:row="117" table:table="1"/>
              <table:change-track-table-cell office:value-type="string">
                <text:p>Fahrenheit</text:p>
              </table:change-track-table-cell>
            </table:cell-content-deletion>
            <table:cell-content-deletion>
              <table:cell-address table:column="46" table:row="116" table:table="1"/>
              <table:change-track-table-cell office:value-type="string">
                <text:p>Batham: Arkham City</text:p>
              </table:change-track-table-cell>
            </table:cell-content-deletion>
            <table:cell-content-deletion>
              <table:cell-address table:column="46" table:row="115" table:table="1"/>
              <table:change-track-table-cell office:value-type="string">
                <text:p>Batham: Arkham Asylum</text:p>
              </table:change-track-table-cell>
            </table:cell-content-deletion>
            <table:cell-content-deletion>
              <table:cell-address table:column="46" table:row="114" table:table="1"/>
              <table:change-track-table-cell office:value-type="string">
                <text:p>Alan Wake</text:p>
              </table:change-track-table-cell>
            </table:cell-content-deletion>
            <table:cell-content-deletion>
              <table:cell-address table:column="43" table:row="131" table:table="1"/>
              <table:change-track-table-cell office:value-type="string">
                <text:p>Star Wars: KOTOR</text:p>
              </table:change-track-table-cell>
            </table:cell-content-deletion>
            <table:cell-content-deletion>
              <table:cell-address table:column="43" table:row="130" table:table="1"/>
              <table:change-track-table-cell office:value-type="string">
                <text:p>Red Dead Redemption 2</text:p>
              </table:change-track-table-cell>
            </table:cell-content-deletion>
            <table:cell-content-deletion>
              <table:cell-address table:column="43" table:row="129" table:table="1"/>
              <table:change-track-table-cell office:value-type="string">
                <text:p>Mass Effect 2</text:p>
              </table:change-track-table-cell>
            </table:cell-content-deletion>
            <table:cell-content-deletion>
              <table:cell-address table:column="43" table:row="128" table:table="1"/>
              <table:change-track-table-cell office:value-type="string">
                <text:p>Mafia</text:p>
              </table:change-track-table-cell>
            </table:cell-content-deletion>
            <table:cell-content-deletion>
              <table:cell-address table:column="43" table:row="127" table:table="1"/>
              <table:change-track-table-cell office:value-type="string">
                <text:p>Hollow Knight</text:p>
              </table:change-track-table-cell>
            </table:cell-content-deletion>
            <table:cell-content-deletion>
              <table:cell-address table:column="43" table:row="126" table:table="1"/>
              <table:change-track-table-cell office:value-type="string">
                <text:p>Heroes of Might and Magic 3</text:p>
              </table:change-track-table-cell>
            </table:cell-content-deletion>
            <table:cell-content-deletion>
              <table:cell-address table:column="43" table:row="125" table:table="1"/>
              <table:change-track-table-cell office:value-type="string">
                <text:p>Final Fantasy VII</text:p>
              </table:change-track-table-cell>
            </table:cell-content-deletion>
            <table:cell-content-deletion>
              <table:cell-address table:column="43" table:row="124" table:table="1"/>
              <table:change-track-table-cell office:value-type="string">
                <text:p>Final Fantasy Tactics</text:p>
              </table:change-track-table-cell>
            </table:cell-content-deletion>
            <table:cell-content-deletion>
              <table:cell-address table:column="43" table:row="123" table:table="1"/>
              <table:change-track-table-cell office:value-type="string">
                <text:p>Dragon Age: Origins</text:p>
              </table:change-track-table-cell>
            </table:cell-content-deletion>
            <table:cell-content-deletion>
              <table:cell-address table:column="43" table:row="122" table:table="1"/>
              <table:change-track-table-cell office:value-type="string">
                <text:p>Doom</text:p>
              </table:change-track-table-cell>
            </table:cell-content-deletion>
            <table:cell-content-deletion>
              <table:cell-address table:column="43" table:row="121" table:table="1"/>
              <table:change-track-table-cell office:value-type="string">
                <text:p>Diablo 2</text:p>
              </table:change-track-table-cell>
            </table:cell-content-deletion>
            <table:cell-content-deletion>
              <table:cell-address table:column="43" table:row="120" table:table="1"/>
              <table:change-track-table-cell office:value-type="string">
                <text:p>Diablo</text:p>
              </table:change-track-table-cell>
            </table:cell-content-deletion>
            <table:cell-content-deletion>
              <table:cell-address table:column="43" table:row="119" table:table="1"/>
              <table:change-track-table-cell office:value-type="string">
                <text:p>Devil May Cry</text:p>
              </table:change-track-table-cell>
            </table:cell-content-deletion>
            <table:cell-content-deletion>
              <table:cell-address table:column="43" table:row="118" table:table="1"/>
              <table:change-track-table-cell office:value-type="string">
                <text:p>Castlevania: Symphony of the Night</text:p>
              </table:change-track-table-cell>
            </table:cell-content-deletion>
            <table:cell-content-deletion>
              <table:cell-address table:column="43" table:row="117" table:table="1"/>
              <table:change-track-table-cell office:value-type="string">
                <text:p>Bloodborne</text:p>
              </table:change-track-table-cell>
            </table:cell-content-deletion>
            <table:cell-content-deletion>
              <table:cell-address table:column="43" table:row="116" table:table="1"/>
              <table:change-track-table-cell office:value-type="string">
                <text:p>Black Mesa</text:p>
              </table:change-track-table-cell>
            </table:cell-content-deletion>
            <table:cell-content-deletion>
              <table:cell-address table:column="43" table:row="115" table:table="1"/>
              <table:change-track-table-cell office:value-type="string">
                <text:p>Batman: Arkham Asylum</text:p>
              </table:change-track-table-cell>
            </table:cell-content-deletion>
            <table:cell-content-deletion>
              <table:cell-address table:column="43" table:row="114" table:table="1"/>
              <table:change-track-table-cell office:value-type="string">
                <text:p>Baldur's Gate</text:p>
              </table:change-track-table-cell>
            </table:cell-content-deletion>
            <table:cell-content-deletion>
              <table:cell-address table:column="37" table:row="117" table:table="1"/>
              <table:change-track-table-cell office:value-type="string">
                <text:p>Legends of Runeterra</text:p>
              </table:change-track-table-cell>
            </table:cell-content-deletion>
            <table:cell-content-deletion>
              <table:cell-address table:column="37" table:row="116" table:table="1"/>
              <table:change-track-table-cell office:value-type="string">
                <text:p>MTG: Commander</text:p>
              </table:change-track-table-cell>
            </table:cell-content-deletion>
            <table:cell-content-deletion>
              <table:cell-address table:column="37" table:row="115" table:table="1"/>
              <table:change-track-table-cell office:value-type="string">
                <text:p>MTG: Modern</text:p>
              </table:change-track-table-cell>
            </table:cell-content-deletion>
            <table:cell-content-deletion>
              <table:cell-address table:column="37" table:row="114" table:table="1"/>
              <table:change-track-table-cell office:value-type="string">
                <text:p>MTG: Standard</text:p>
              </table:change-track-table-cell>
            </table:cell-content-deletion>
            <table:cell-content-deletion>
              <table:cell-address table:column="36" table:row="115" table:table="1"/>
              <table:change-track-table-cell office:value-type="string">
                <text:p>Roll for the Galaxy</text:p>
              </table:change-track-table-cell>
            </table:cell-content-deletion>
            <table:cell-content-deletion>
              <table:cell-address table:column="36" table:row="114" table:table="1"/>
              <table:change-track-table-cell office:value-type="string">
                <text:p>The Castles of Burgundy</text:p>
              </table:change-track-table-cell>
            </table:cell-content-deletion>
            <table:cell-content-deletion>
              <table:cell-address table:column="35" table:row="115" table:table="1"/>
              <table:change-track-table-cell office:value-type="string">
                <text:p>Dominion</text:p>
              </table:change-track-table-cell>
            </table:cell-content-deletion>
            <table:cell-content-deletion>
              <table:cell-address table:column="35" table:row="114" table:table="1"/>
              <table:change-track-table-cell office:value-type="string">
                <text:p>Cribbage</text:p>
              </table:change-track-table-cell>
            </table:cell-content-deletion>
            <table:cell-content-deletion>
              <table:cell-address table:column="34" table:row="117" table:table="1"/>
              <table:change-track-table-cell office:value-type="string">
                <text:p>Go</text:p>
              </table:change-track-table-cell>
            </table:cell-content-deletion>
            <table:cell-content-deletion>
              <table:cell-address table:column="34" table:row="116" table:table="1"/>
              <table:change-track-table-cell office:value-type="string">
                <text:p>Android: Netrunner</text:p>
              </table:change-track-table-cell>
            </table:cell-content-deletion>
            <table:cell-content-deletion>
              <table:cell-address table:column="34" table:row="115" table:table="1"/>
              <table:change-track-table-cell office:value-type="string">
                <text:p>Race for the Galaxy</text:p>
              </table:change-track-table-cell>
            </table:cell-content-deletion>
            <table:cell-content-deletion>
              <table:cell-address table:column="34" table:row="114" table:table="1"/>
              <table:change-track-table-cell office:value-type="string">
                <text:p>DnD'like game</text:p>
              </table:change-track-table-cell>
            </table:cell-content-deletion>
            <table:cell-content-deletion>
              <table:cell-address table:column="33" table:row="117" table:table="1"/>
              <table:change-track-table-cell office:value-type="string">
                <text:p>The Expanse</text:p>
              </table:change-track-table-cell>
            </table:cell-content-deletion>
            <table:cell-content-deletion>
              <table:cell-address table:column="33" table:row="116" table:table="1"/>
              <table:change-track-table-cell office:value-type="string">
                <text:p>Star Trek: Picard</text:p>
              </table:change-track-table-cell>
            </table:cell-content-deletion>
            <table:cell-content-deletion>
              <table:cell-address table:column="33" table:row="115" table:table="1"/>
              <table:change-track-table-cell office:value-type="string">
                <text:p>Star Trek: Voyager</text:p>
              </table:change-track-table-cell>
            </table:cell-content-deletion>
            <table:cell-content-deletion>
              <table:cell-address table:column="33" table:row="114" table:table="1"/>
              <table:change-track-table-cell office:value-type="string">
                <text:p>Red Dwarf</text:p>
              </table:change-track-table-cell>
            </table:cell-content-deletion>
            <table:cell-content-deletion>
              <table:cell-address table:column="32" table:row="114" table:table="1"/>
              <table:change-track-table-cell office:value-type="string">
                <text:p>The Leftovers</text:p>
              </table:change-track-table-cell>
            </table:cell-content-deletion>
            <table:cell-content-deletion>
              <table:cell-address table:column="31" table:row="115" table:table="1"/>
              <table:change-track-table-cell office:value-type="string">
                <text:p>Ozark</text:p>
              </table:change-track-table-cell>
            </table:cell-content-deletion>
            <table:cell-content-deletion>
              <table:cell-address table:column="31" table:row="114" table:table="1"/>
              <table:change-track-table-cell office:value-type="string">
                <text:p>Americans</text:p>
              </table:change-track-table-cell>
            </table:cell-content-deletion>
            <table:cell-content-deletion>
              <table:cell-address table:column="30" table:row="114" table:table="1"/>
              <table:change-track-table-cell office:value-type="string">
                <text:p>The Preacher</text:p>
              </table:change-track-table-cell>
            </table:cell-content-deletion>
            <table:cell-content-deletion>
              <table:cell-address table:column="29" table:row="120" table:table="1"/>
              <table:change-track-table-cell office:value-type="string">
                <text:p>Overlord</text:p>
              </table:change-track-table-cell>
            </table:cell-content-deletion>
            <table:cell-content-deletion>
              <table:cell-address table:column="29" table:row="119" table:table="1"/>
              <table:change-track-table-cell office:value-type="string">
                <text:p>Black Lagoon</text:p>
              </table:change-track-table-cell>
            </table:cell-content-deletion>
            <table:cell-content-deletion>
              <table:cell-address table:column="29" table:row="118" table:table="1"/>
              <table:change-track-table-cell office:value-type="string">
                <text:p>Higurashi no Naku Koro ni Kai</text:p>
              </table:change-track-table-cell>
            </table:cell-content-deletion>
            <table:cell-content-deletion>
              <table:cell-address table:column="29" table:row="117" table:table="1"/>
              <table:change-track-table-cell office:value-type="string">
                <text:p>Penguindrum</text:p>
              </table:change-track-table-cell>
            </table:cell-content-deletion>
            <table:cell-content-deletion>
              <table:cell-address table:column="29" table:row="116" table:table="1"/>
              <table:change-track-table-cell office:value-type="string">
                <text:p>Fullmetal Alchemist Brotherhood</text:p>
              </table:change-track-table-cell>
            </table:cell-content-deletion>
            <table:cell-content-deletion>
              <table:cell-address table:column="29" table:row="115" table:table="1"/>
              <table:change-track-table-cell office:value-type="string">
                <text:p>Yu Yu Hakusho</text:p>
              </table:change-track-table-cell>
            </table:cell-content-deletion>
            <table:cell-content-deletion>
              <table:cell-address table:column="29" table:row="114" table:table="1"/>
              <table:change-track-table-cell office:value-type="string">
                <text:p>Ergo Proxy</text:p>
              </table:change-track-table-cell>
            </table:cell-content-deletion>
            <table:cell-content-deletion>
              <table:cell-address table:column="26" table:row="114" table:table="1"/>
              <table:change-track-table-cell office:value-type="string">
                <text:p>Berserk</text:p>
              </table:change-track-table-cell>
            </table:cell-content-deletion>
            <table:cell-content-deletion>
              <table:cell-address table:column="25" table:row="116" table:table="1"/>
              <table:change-track-table-cell office:value-type="string">
                <text:p>Star Wars: Darth Vader: Dark Lord of the Sith Vol. 1: Imperial Machine</text:p>
              </table:change-track-table-cell>
            </table:cell-content-deletion>
            <table:cell-content-deletion>
              <table:cell-address table:column="25" table:row="115" table:table="1"/>
              <table:change-track-table-cell office:value-type="string">
                <text:p>Silent Hill: Past Life</text:p>
              </table:change-track-table-cell>
            </table:cell-content-deletion>
            <table:cell-content-deletion>
              <table:cell-address table:column="25" table:row="114" table:table="1"/>
              <table:change-track-table-cell office:value-type="string">
                <text:p>Silent Hill: Downpour - Anne's Story</text:p>
              </table:change-track-table-cell>
            </table:cell-content-deletion>
            <table:cell-content-deletion>
              <table:cell-address table:column="24" table:row="116" table:table="1"/>
              <table:change-track-table-cell office:value-type="string">
                <text:p>Green Lantern: Revenge of the Green Lanterns</text:p>
              </table:change-track-table-cell>
            </table:cell-content-deletion>
            <table:cell-content-deletion>
              <table:cell-address table:column="24" table:row="115" table:table="1"/>
              <table:change-track-table-cell office:value-type="string">
                <text:p>Green Lantern: No Fear</text:p>
              </table:change-track-table-cell>
            </table:cell-content-deletion>
            <table:cell-content-deletion>
              <table:cell-address table:column="24" table:row="114" table:table="1"/>
              <table:change-track-table-cell office:value-type="string">
                <text:p>Green Lantern: Rebirth</text:p>
              </table:change-track-table-cell>
            </table:cell-content-deletion>
            <table:cell-content-deletion>
              <table:cell-address table:column="23" table:row="116" table:table="1"/>
              <table:change-track-table-cell office:value-type="string">
                <text:p>Judge Dredd: Case Files #5</text:p>
              </table:change-track-table-cell>
            </table:cell-content-deletion>
            <table:cell-content-deletion>
              <table:cell-address table:column="23" table:row="115" table:table="1"/>
              <table:change-track-table-cell office:value-type="string">
                <text:p>Hellboy: Seed of Destruction</text:p>
              </table:change-track-table-cell>
            </table:cell-content-deletion>
            <table:cell-content-deletion>
              <table:cell-address table:column="23" table:row="114" table:table="1"/>
              <table:change-track-table-cell office:value-type="string">
                <text:p>Watchmen</text:p>
              </table:change-track-table-cell>
            </table:cell-content-deletion>
            <table:cell-content-deletion>
              <table:cell-address table:column="11" table:row="118" table:table="1"/>
              <table:change-track-table-cell office:value-type="string">
                <text:p>Linux Device Drivers</text:p>
              </table:change-track-table-cell>
            </table:cell-content-deletion>
            <table:cell-content-deletion>
              <table:cell-address table:column="11" table:row="117" table:table="1"/>
              <table:change-track-table-cell office:value-type="string">
                <text:p>Advanced Bash-Scripting Guide</text:p>
              </table:change-track-table-cell>
            </table:cell-content-deletion>
            <table:cell-content-deletion>
              <table:cell-address table:column="11" table:row="116" table:table="1"/>
              <table:change-track-table-cell office:value-type="string">
                <text:p>Linux Kernel in a Nutshell</text:p>
              </table:change-track-table-cell>
            </table:cell-content-deletion>
            <table:cell-content-deletion>
              <table:cell-address table:column="11" table:row="115" table:table="1"/>
              <table:change-track-table-cell office:value-type="string">
                <text:p>Bash Guide</text:p>
              </table:change-track-table-cell>
            </table:cell-content-deletion>
            <table:cell-content-deletion>
              <table:cell-address table:column="11" table:row="114" table:table="1"/>
              <table:change-track-table-cell office:value-type="string">
                <text:p>The Linux Command Line</text:p>
              </table:change-track-table-cell>
            </table:cell-content-deletion>
            <table:cell-content-deletion>
              <table:cell-address table:column="10" table:row="115" table:table="1"/>
              <table:change-track-table-cell office:value-type="string">
                <text:p>Support a big growing project</text:p>
              </table:change-track-table-cell>
            </table:cell-content-deletion>
            <table:cell-content-deletion>
              <table:cell-address table:column="10" table:row="114" table:table="1"/>
              <table:change-track-table-cell office:value-type="string">
                <text:p>Support a small growing project</text:p>
              </table:change-track-table-cell>
            </table:cell-content-deletion>
            <table:cell-content-deletion>
              <table:cell-address table:column="8" table:row="133" table:table="1"/>
              <table:change-track-table-cell office:value-type="string">
                <text:p>XML</text:p>
              </table:change-track-table-cell>
            </table:cell-content-deletion>
            <table:cell-content-deletion>
              <table:cell-address table:column="8" table:row="132" table:table="1"/>
              <table:change-track-table-cell office:value-type="string">
                <text:p>WebGL</text:p>
              </table:change-track-table-cell>
            </table:cell-content-deletion>
            <table:cell-content-deletion>
              <table:cell-address table:column="8" table:row="131" table:table="1"/>
              <table:change-track-table-cell office:value-type="string">
                <text:p>Vue.js</text:p>
              </table:change-track-table-cell>
            </table:cell-content-deletion>
            <table:cell-content-deletion>
              <table:cell-address table:column="8" table:row="130" table:table="1"/>
              <table:change-track-table-cell office:value-type="string">
                <text:p>Tree.js</text:p>
              </table:change-track-table-cell>
            </table:cell-content-deletion>
            <table:cell-content-deletion>
              <table:cell-address table:column="8" table:row="129" table:table="1"/>
              <table:change-track-table-cell office:value-type="string">
                <text:p>Tornado</text:p>
              </table:change-track-table-cell>
            </table:cell-content-deletion>
            <table:cell-content-deletion>
              <table:cell-address table:column="8" table:row="128" table:table="1"/>
              <table:change-track-table-cell office:value-type="string">
                <text:p>Repeat C++: reading: STL</text:p>
              </table:change-track-table-cell>
            </table:cell-content-deletion>
            <table:cell-content-deletion>
              <table:cell-address table:column="8" table:row="127" table:table="1"/>
              <table:change-track-table-cell office:value-type="string">
                <text:p>Repeat C++: reading: STL</text:p>
              </table:change-track-table-cell>
            </table:cell-content-deletion>
            <table:cell-content-deletion>
              <table:cell-address table:column="8" table:row="126" table:table="1"/>
              <table:change-track-table-cell office:value-type="string">
                <text:p>Repeat C++: reading: Polymorphism. VFT &amp; Virtual destructors and constructors</text:p>
              </table:change-track-table-cell>
            </table:cell-content-deletion>
            <table:cell-content-deletion>
              <table:cell-address table:column="8" table:row="125" table:table="1"/>
              <table:change-track-table-cell office:value-type="string">
                <text:p>Repeat C++: reading: Operator overloading</text:p>
                <text:p>Using friend-functions to overload unary operators</text:p>
                <text:p>Pseudo-variable</text:p>
                <text:p>Operators [], (), -&gt;, &gt;&gt;, &lt;&lt;.</text:p>
              </table:change-track-table-cell>
            </table:cell-content-deletion>
            <table:cell-content-deletion>
              <table:cell-address table:column="8" table:row="124" table:table="1"/>
              <table:change-track-table-cell office:value-type="string">
                <text:p>Repeat C++: reading: Keywords typename, export, mutual, explicit + typeid() &amp; Type conversion operators</text:p>
              </table:change-track-table-cell>
            </table:cell-content-deletion>
            <table:cell-content-deletion>
              <table:cell-address table:column="8" table:row="123" table:table="1"/>
              <table:change-track-table-cell office:value-type="string">
                <text:p>Repeat C++: reading: Inheritance. Access modificators &amp; Multi-inheritance</text:p>
              </table:change-track-table-cell>
            </table:cell-content-deletion>
            <table:cell-content-deletion>
              <table:cell-address table:column="8" table:row="122" table:table="1"/>
              <table:change-track-table-cell office:value-type="string">
                <text:p>Repeat C++: reading: Generic functions. Their overloading &amp; Generic classes. Arguments by default</text:p>
              </table:change-track-table-cell>
            </table:cell-content-deletion>
            <table:cell-content-deletion>
              <table:cell-address table:column="8" table:row="121" table:table="1"/>
              <table:change-track-table-cell office:value-type="string">
                <text:p>Repeat C++: reading: Constructors, Destructors with Inheritance &amp; Implicit type conversion using constructors</text:p>
              </table:change-track-table-cell>
            </table:cell-content-deletion>
            <table:cell-content-deletion>
              <table:cell-address table:column="8" table:row="120" table:table="1"/>
              <table:change-track-table-cell office:value-type="string">
                <text:p>Repeat C++: reading: Constructor of copying &amp; Static members</text:p>
              </table:change-track-table-cell>
            </table:cell-content-deletion>
            <table:cell-content-deletion>
              <table:cell-address table:column="8" table:row="119" table:table="1"/>
              <table:change-track-table-cell office:value-type="string">
                <text:p>Repeat C++: programming</text:p>
              </table:change-track-table-cell>
            </table:cell-content-deletion>
            <table:cell-content-deletion>
              <table:cell-address table:column="8" table:row="118" table:table="1"/>
              <table:change-track-table-cell office:value-type="string">
                <text:p>PostgreSQL</text:p>
              </table:change-track-table-cell>
            </table:cell-content-deletion>
            <table:cell-content-deletion>
              <table:cell-address table:column="8" table:row="117" table:table="1"/>
              <table:change-track-table-cell office:value-type="string">
                <text:p>JSON</text:p>
              </table:change-track-table-cell>
            </table:cell-content-deletion>
            <table:cell-content-deletion>
              <table:cell-address table:column="8" table:row="116" table:table="1"/>
              <table:change-track-table-cell office:value-type="string">
                <text:p>Flask</text:p>
              </table:change-track-table-cell>
            </table:cell-content-deletion>
            <table:cell-content-deletion>
              <table:cell-address table:column="8" table:row="115" table:table="1"/>
              <table:change-track-table-cell office:value-type="string">
                <text:p>Apache Air Flow</text:p>
              </table:change-track-table-cell>
            </table:cell-content-deletion>
            <table:cell-content-deletion>
              <table:cell-address table:column="8" table:row="114" table:table="1"/>
              <table:change-track-table-cell office:value-type="string">
                <text:p>Angular 2.0+</text:p>
              </table:change-track-table-cell>
            </table:cell-content-deletion>
            <table:cell-content-deletion>
              <table:cell-address table:column="5" table:row="115" table:table="1"/>
              <table:change-track-table-cell office:value-type="string">
                <text:p>Code Monk</text:p>
              </table:change-track-table-cell>
            </table:cell-content-deletion>
            <table:cell-content-deletion>
              <table:cell-address table:column="5" table:row="114" table:table="1"/>
              <table:change-track-table-cell office:value-type="string">
                <text:p>Artificial Intelligence</text:p>
              </table:change-track-table-cell>
            </table:cell-content-deletion>
            <table:cell-content-deletion>
              <table:cell-address table:column="3" table:row="113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" table:row="113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" table:row="113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" table:row="113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70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9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8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7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6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5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4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2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1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0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9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8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7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6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5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4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2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1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0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9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8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7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6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4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7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6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5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4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2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1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0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9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8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7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6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5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4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2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1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0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9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8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7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6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5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4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2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1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0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9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8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7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70" table:row="124" table:table="1"/>
              <table:change-track-table-cell office:value-type="string">
                <text:p>The Anatomy of Story</text:p>
              </table:change-track-table-cell>
            </table:cell-content-deletion>
            <table:cell-content-deletion>
              <table:cell-address table:column="70" table:row="123" table:table="1"/>
              <table:change-track-table-cell office:value-type="string">
                <text:p>The Anatomy of Story</text:p>
              </table:change-track-table-cell>
            </table:cell-content-deletion>
            <table:cell-content-deletion>
              <table:cell-address table:column="70" table:row="122" table:table="1"/>
              <table:change-track-table-cell office:value-type="string">
                <text:p>The Anatomy of Story</text:p>
              </table:change-track-table-cell>
            </table:cell-content-deletion>
            <table:cell-content-deletion>
              <table:cell-address table:column="64" table:row="133" table:table="1"/>
              <table:change-track-table-cell office:value-type="string">
                <text:p>Moons of Madness</text:p>
              </table:change-track-table-cell>
            </table:cell-content-deletion>
            <table:cell-content-deletion>
              <table:cell-address table:column="64" table:row="132" table:table="1"/>
              <table:change-track-table-cell office:value-type="string">
                <text:p>Soma</text:p>
              </table:change-track-table-cell>
            </table:cell-content-deletion>
            <table:cell-content-deletion>
              <table:cell-address table:column="64" table:row="131" table:table="1"/>
              <table:change-track-table-cell office:value-type="string">
                <text:p>Penumbra: Overture</text:p>
              </table:change-track-table-cell>
            </table:cell-content-deletion>
            <table:cell-content-deletion>
              <table:cell-address table:column="64" table:row="130" table:table="1"/>
              <table:change-track-table-cell office:value-type="string">
                <text:p>Bloodborne</text:p>
              </table:change-track-table-cell>
            </table:cell-content-deletion>
            <table:cell-content-deletion>
              <table:cell-address table:column="64" table:row="129" table:table="1"/>
              <table:change-track-table-cell office:value-type="string">
                <text:p>Sunless Skies</text:p>
              </table:change-track-table-cell>
            </table:cell-content-deletion>
            <table:cell-content-deletion>
              <table:cell-address table:column="64" table:row="128" table:table="1"/>
              <table:change-track-table-cell office:value-type="string">
                <text:p>Sunless Sea</text:p>
              </table:change-track-table-cell>
            </table:cell-content-deletion>
            <table:cell-content-deletion>
              <table:cell-address table:column="64" table:row="127" table:table="1"/>
              <table:change-track-table-cell office:value-type="string">
                <text:p>Cthulhu Saves the Christmas</text:p>
              </table:change-track-table-cell>
            </table:cell-content-deletion>
            <table:cell-content-deletion>
              <table:cell-address table:column="64" table:row="126" table:table="1"/>
              <table:change-track-table-cell office:value-type="string">
                <text:p>Cthulhu Saves the World</text:p>
              </table:change-track-table-cell>
            </table:cell-content-deletion>
            <table:cell-content-deletion>
              <table:cell-address table:column="64" table:row="125" table:table="1"/>
              <table:change-track-table-cell office:value-type="string">
                <text:p>Sam &amp; Max: The Devil’s Playhouse</text:p>
              </table:change-track-table-cell>
            </table:cell-content-deletion>
            <table:cell-content-deletion>
              <table:cell-address table:column="64" table:row="124" table:table="1"/>
              <table:change-track-table-cell office:value-type="string">
                <text:p>Call of Cthulhu</text:p>
              </table:change-track-table-cell>
            </table:cell-content-deletion>
            <table:cell-content-deletion>
              <table:cell-address table:column="64" table:row="123" table:table="1"/>
              <table:change-track-table-cell office:value-type="string">
                <text:p>Call of Cthulhu: Dark Corners of the Earth</text:p>
              </table:change-track-table-cell>
            </table:cell-content-deletion>
            <table:cell-content-deletion>
              <table:cell-address table:column="64" table:row="122" table:table="1"/>
              <table:change-track-table-cell office:value-type="string">
                <text:p>Iru!</text:p>
              </table:change-track-table-cell>
            </table:cell-content-deletion>
            <table:cell-content-deletion>
              <table:cell-address table:column="63" table:row="137" table:table="1"/>
              <table:change-track-table-cell office:value-type="string">
                <text:p>Galactic Battlegrounds</text:p>
              </table:change-track-table-cell>
            </table:cell-content-deletion>
            <table:cell-content-deletion>
              <table:cell-address table:column="63" table:row="136" table:table="1"/>
              <table:change-track-table-cell office:value-type="string">
                <text:p>Rogue Squadron II: Rogue Leader – Gamecube</text:p>
              </table:change-track-table-cell>
            </table:cell-content-deletion>
            <table:cell-content-deletion>
              <table:cell-address table:column="63" table:row="135" table:table="1"/>
              <table:change-track-table-cell office:value-type="string">
                <text:p>Jedi Knight: Dark Forces II</text:p>
              </table:change-track-table-cell>
            </table:cell-content-deletion>
            <table:cell-content-deletion>
              <table:cell-address table:column="63" table:row="134" table:table="1"/>
              <table:change-track-table-cell office:value-type="string">
                <text:p>X-Wing vs. TIE Fighter</text:p>
              </table:change-track-table-cell>
            </table:cell-content-deletion>
            <table:cell-content-deletion>
              <table:cell-address table:column="63" table:row="133" table:table="1"/>
              <table:change-track-table-cell office:value-type="string">
                <text:p>X-Wing Alliance</text:p>
              </table:change-track-table-cell>
            </table:cell-content-deletion>
            <table:cell-content-deletion>
              <table:cell-address table:column="63" table:row="132" table:table="1"/>
              <table:change-track-table-cell office:value-type="string">
                <text:p>TIE Fighter</text:p>
              </table:change-track-table-cell>
            </table:cell-content-deletion>
            <table:cell-content-deletion>
              <table:cell-address table:column="63" table:row="131" table:table="1"/>
              <table:change-track-table-cell office:value-type="string">
                <text:p>Cool, fun + maybe too old</text:p>
              </table:change-track-table-cell>
            </table:cell-content-deletion>
            <table:cell-content-deletion>
              <table:cell-address table:column="63" table:row="130" table:table="1"/>
              <table:change-track-table-cell office:value-type="string">
                <text:p>Battlefront 1 – Multiplayer Shooter</text:p>
              </table:change-track-table-cell>
            </table:cell-content-deletion>
            <table:cell-content-deletion>
              <table:cell-address table:column="63" table:row="129" table:table="1"/>
              <table:change-track-table-cell office:value-type="string">
                <text:p>Battlefront 2 – Multiplayer Shooter</text:p>
              </table:change-track-table-cell>
            </table:cell-content-deletion>
            <table:cell-content-deletion>
              <table:cell-address table:column="63" table:row="128" table:table="1"/>
              <table:change-track-table-cell office:value-type="string">
                <text:p>Empire at War – RTS (mods?)</text:p>
              </table:change-track-table-cell>
            </table:cell-content-deletion>
            <table:cell-content-deletion>
              <table:cell-address table:column="63" table:row="127" table:table="1"/>
              <table:change-track-table-cell office:value-type="string">
                <text:p>Republic Commando – Tactical Shooter</text:p>
              </table:change-track-table-cell>
            </table:cell-content-deletion>
            <table:cell-content-deletion>
              <table:cell-address table:column="63" table:row="126" table:table="1"/>
              <table:change-track-table-cell office:value-type="string">
                <text:p>Jedi Knight: Jedi Academy</text:p>
              </table:change-track-table-cell>
            </table:cell-content-deletion>
            <table:cell-content-deletion>
              <table:cell-address table:column="63" table:row="125" table:table="1"/>
              <table:change-track-table-cell office:value-type="string">
                <text:p>Jedi Knight 2: Jedi Outcast – Story Act-Adv</text:p>
              </table:change-track-table-cell>
            </table:cell-content-deletion>
            <table:cell-content-deletion>
              <table:cell-address table:column="63" table:row="124" table:table="1"/>
              <table:change-track-table-cell office:value-type="string">
                <text:p>Kotor 2 (I should check the Restored Content Mod)</text:p>
              </table:change-track-table-cell>
            </table:cell-content-deletion>
            <table:cell-content-deletion>
              <table:cell-address table:column="63" table:row="123" table:table="1"/>
              <table:change-track-table-cell office:value-type="string">
                <text:p>Kotor 1 – RPG</text:p>
              </table:change-track-table-cell>
            </table:cell-content-deletion>
            <table:cell-content-deletion>
              <table:cell-address table:column="63" table:row="122" table:table="1"/>
              <table:change-track-table-cell office:value-type="string">
                <text:p>Cool and popular</text:p>
              </table:change-track-table-cell>
            </table:cell-content-deletion>
            <table:cell-content-deletion>
              <table:cell-address table:column="62" table:row="129" table:table="1"/>
              <table:change-track-table-cell office:value-type="string">
                <text:p>Stellaris (Star Trek New Horizons)</text:p>
              </table:change-track-table-cell>
            </table:cell-content-deletion>
            <table:cell-content-deletion>
              <table:cell-address table:column="62" table:row="128" table:table="1"/>
              <table:change-track-table-cell office:value-type="string">
                <text:p>Sins of a Solar Empire (Star Trek Armada 3 mod)</text:p>
              </table:change-track-table-cell>
            </table:cell-content-deletion>
            <table:cell-content-deletion>
              <table:cell-address table:column="62" table:row="127" table:table="1"/>
              <table:change-track-table-cell office:value-type="string">
                <text:p>Star Trek: The Next Generation - A Final Unity</text:p>
              </table:change-track-table-cell>
            </table:cell-content-deletion>
            <table:cell-content-deletion>
              <table:cell-address table:column="62" table:row="126" table:table="1"/>
              <table:change-track-table-cell office:value-type="string">
                <text:p>Star Trek: Judgment Rites</text:p>
              </table:change-track-table-cell>
            </table:cell-content-deletion>
            <table:cell-content-deletion>
              <table:cell-address table:column="62" table:row="125" table:table="1"/>
              <table:change-track-table-cell office:value-type="string">
                <text:p>Star Trek: 25th Anniversary</text:p>
              </table:change-track-table-cell>
            </table:cell-content-deletion>
            <table:cell-content-deletion>
              <table:cell-address table:column="62" table:row="124" table:table="1"/>
              <table:change-track-table-cell office:value-type="string">
                <text:p>Star Trek: Elite Force</text:p>
              </table:change-track-table-cell>
            </table:cell-content-deletion>
            <table:cell-content-deletion>
              <table:cell-address table:column="62" table:row="123" table:table="1"/>
              <table:change-track-table-cell office:value-type="string">
                <text:p>Star Trek: Bridge Commander</text:p>
              </table:change-track-table-cell>
            </table:cell-content-deletion>
            <table:cell-content-deletion>
              <table:cell-address table:column="62" table:row="122" table:table="1"/>
              <table:change-track-table-cell office:value-type="string">
                <text:p>Star Trek: Birth of the Federation</text:p>
              </table:change-track-table-cell>
            </table:cell-content-deletion>
            <table:cell-content-deletion>
              <table:cell-address table:column="61" table:row="123" table:table="1"/>
              <table:change-track-table-cell office:value-type="string">
                <text:p>This War of Mine</text:p>
              </table:change-track-table-cell>
            </table:cell-content-deletion>
            <table:cell-content-deletion>
              <table:cell-address table:column="61" table:row="122" table:table="1"/>
              <table:change-track-table-cell office:value-type="string">
                <text:p>Sabnautica</text:p>
              </table:change-track-table-cell>
            </table:cell-content-deletion>
            <table:cell-content-deletion>
              <table:cell-address table:column="60" table:row="143" table:table="1"/>
              <table:change-track-table-cell office:value-type="string">
                <text:p>XCOM: EU: Long War</text:p>
              </table:change-track-table-cell>
            </table:cell-content-deletion>
            <table:cell-content-deletion>
              <table:cell-address table:column="60" table:row="142" table:table="1"/>
              <table:change-track-table-cell office:value-type="string">
                <text:p>Warcraft 3</text:p>
              </table:change-track-table-cell>
            </table:cell-content-deletion>
            <table:cell-content-deletion>
              <table:cell-address table:column="60" table:row="141" table:table="1"/>
              <table:change-track-table-cell office:value-type="string">
                <text:p>Total War: Shogun 2</text:p>
              </table:change-track-table-cell>
            </table:cell-content-deletion>
            <table:cell-content-deletion>
              <table:cell-address table:column="60" table:row="140" table:table="1"/>
              <table:change-track-table-cell office:value-type="string">
                <text:p>StarCraft 2</text:p>
              </table:change-track-table-cell>
            </table:cell-content-deletion>
            <table:cell-content-deletion>
              <table:cell-address table:column="60" table:row="139" table:table="1"/>
              <table:change-track-table-cell office:value-type="string">
                <text:p>Space Rangers HD</text:p>
              </table:change-track-table-cell>
            </table:cell-content-deletion>
            <table:cell-content-deletion>
              <table:cell-address table:column="60" table:row="138" table:table="1"/>
              <table:change-track-table-cell office:value-type="string">
                <text:p>Slay The Spire</text:p>
              </table:change-track-table-cell>
            </table:cell-content-deletion>
            <table:cell-content-deletion>
              <table:cell-address table:column="60" table:row="137" table:table="1"/>
              <table:change-track-table-cell office:value-type="string">
                <text:p>Shadow Tactics</text:p>
              </table:change-track-table-cell>
            </table:cell-content-deletion>
            <table:cell-content-deletion>
              <table:cell-address table:column="60" table:row="136" table:table="1"/>
              <table:change-track-table-cell office:value-type="string">
                <text:p>Rome: Total War</text:p>
              </table:change-track-table-cell>
            </table:cell-content-deletion>
            <table:cell-content-deletion>
              <table:cell-address table:column="60" table:row="135" table:table="1"/>
              <table:change-track-table-cell office:value-type="string">
                <text:p>Jagged Alliance</text:p>
              </table:change-track-table-cell>
            </table:cell-content-deletion>
            <table:cell-content-deletion>
              <table:cell-address table:column="60" table:row="134" table:table="1"/>
              <table:change-track-table-cell office:value-type="string">
                <text:p>Into the Breach</text:p>
              </table:change-track-table-cell>
            </table:cell-content-deletion>
            <table:cell-content-deletion>
              <table:cell-address table:column="60" table:row="133" table:table="1"/>
              <table:change-track-table-cell office:value-type="string">
                <text:p>Heroes of Might and Magic 3</text:p>
              </table:change-track-table-cell>
            </table:cell-content-deletion>
            <table:cell-content-deletion>
              <table:cell-address table:column="60" table:row="132" table:table="1"/>
              <table:change-track-table-cell office:value-type="string">
                <text:p>Frostpunk</text:p>
              </table:change-track-table-cell>
            </table:cell-content-deletion>
            <table:cell-content-deletion>
              <table:cell-address table:column="60" table:row="131" table:table="1"/>
              <table:change-track-table-cell office:value-type="string">
                <text:p>Football Manager 2020</text:p>
              </table:change-track-table-cell>
            </table:cell-content-deletion>
            <table:cell-content-deletion>
              <table:cell-address table:column="60" table:row="130" table:table="1"/>
              <table:change-track-table-cell office:value-type="string">
                <text:p>Factorio</text:p>
              </table:change-track-table-cell>
            </table:cell-content-deletion>
            <table:cell-content-deletion>
              <table:cell-address table:column="60" table:row="129" table:table="1"/>
              <table:change-track-table-cell office:value-type="string">
                <text:p>Dungeon Keeper</text:p>
              </table:change-track-table-cell>
            </table:cell-content-deletion>
            <table:cell-content-deletion>
              <table:cell-address table:column="60" table:row="128" table:table="1"/>
              <table:change-track-table-cell office:value-type="string">
                <text:p>Command &amp; Conquer: Tiberian Dawn</text:p>
              </table:change-track-table-cell>
            </table:cell-content-deletion>
            <table:cell-content-deletion>
              <table:cell-address table:column="60" table:row="127" table:table="1"/>
              <table:change-track-table-cell office:value-type="string">
                <text:p>Command &amp; Conquer: Red Alert</text:p>
              </table:change-track-table-cell>
            </table:cell-content-deletion>
            <table:cell-content-deletion>
              <table:cell-address table:column="60" table:row="126" table:table="1"/>
              <table:change-track-table-cell office:value-type="string">
                <text:p>Civilization 4</text:p>
              </table:change-track-table-cell>
            </table:cell-content-deletion>
            <table:cell-content-deletion>
              <table:cell-address table:column="60" table:row="125" table:table="1"/>
              <table:change-track-table-cell office:value-type="string">
                <text:p>Cities: Skyline</text:p>
              </table:change-track-table-cell>
            </table:cell-content-deletion>
            <table:cell-content-deletion>
              <table:cell-address table:column="60" table:row="124" table:table="1"/>
              <table:change-track-table-cell office:value-type="string">
                <text:p>Anno 2070</text:p>
              </table:change-track-table-cell>
            </table:cell-content-deletion>
            <table:cell-content-deletion>
              <table:cell-address table:column="60" table:row="123" table:table="1"/>
              <table:change-track-table-cell office:value-type="string">
                <text:p>Anno 1404</text:p>
              </table:change-track-table-cell>
            </table:cell-content-deletion>
            <table:cell-content-deletion>
              <table:cell-address table:column="60" table:row="122" table:table="1"/>
              <table:change-track-table-cell office:value-type="string">
                <text:p>Age of Empires 2</text:p>
              </table:change-track-table-cell>
            </table:cell-content-deletion>
            <table:cell-content-deletion>
              <table:cell-address table:column="59" table:row="125" table:table="1"/>
              <table:change-track-table-cell office:value-type="string">
                <text:p>Warhammer 40,000: Space Marine</text:p>
              </table:change-track-table-cell>
            </table:cell-content-deletion>
            <table:cell-content-deletion>
              <table:cell-address table:column="59" table:row="124" table:table="1"/>
              <table:change-track-table-cell office:value-type="string">
                <text:p>Superhot</text:p>
              </table:change-track-table-cell>
            </table:cell-content-deletion>
            <table:cell-content-deletion>
              <table:cell-address table:column="59" table:row="123" table:table="1"/>
              <table:change-track-table-cell office:value-type="string">
                <text:p>Spec Ops: The Line</text:p>
              </table:change-track-table-cell>
            </table:cell-content-deletion>
            <table:cell-content-deletion>
              <table:cell-address table:column="59" table:row="122" table:table="1"/>
              <table:change-track-table-cell office:value-type="string">
                <text:p>Black Mesa</text:p>
              </table:change-track-table-cell>
            </table:cell-content-deletion>
            <table:cell-content-deletion>
              <table:cell-address table:column="58" table:row="147" table:table="1"/>
              <table:change-track-table-cell office:value-type="string">
                <text:p>Wizardry 8</text:p>
              </table:change-track-table-cell>
            </table:cell-content-deletion>
            <table:cell-content-deletion>
              <table:cell-address table:column="58" table:row="146" table:table="1"/>
              <table:change-track-table-cell office:value-type="string">
                <text:p>Xenogears</text:p>
              </table:change-track-table-cell>
            </table:cell-content-deletion>
            <table:cell-content-deletion>
              <table:cell-address table:column="58" table:row="145" table:table="1"/>
              <table:change-track-table-cell office:value-type="string">
                <text:p>Xenoblade Chronicles</text:p>
              </table:change-track-table-cell>
            </table:cell-content-deletion>
            <table:cell-content-deletion>
              <table:cell-address table:column="58" table:row="144" table:table="1"/>
              <table:change-track-table-cell office:value-type="string">
                <text:p>Transistor</text:p>
              </table:change-track-table-cell>
            </table:cell-content-deletion>
            <table:cell-content-deletion>
              <table:cell-address table:column="58" table:row="143" table:table="1"/>
              <table:change-track-table-cell office:value-type="string">
                <text:p>Thronebreaker</text:p>
              </table:change-track-table-cell>
            </table:cell-content-deletion>
            <table:cell-content-deletion>
              <table:cell-address table:column="58" table:row="142" table:table="1"/>
              <table:change-track-table-cell office:value-type="string">
                <text:p>Pokémon LeafGreen</text:p>
              </table:change-track-table-cell>
            </table:cell-content-deletion>
            <table:cell-content-deletion>
              <table:cell-address table:column="58" table:row="141" table:table="1"/>
              <table:change-track-table-cell office:value-type="string">
                <text:p>Pokémon FireRed</text:p>
              </table:change-track-table-cell>
            </table:cell-content-deletion>
            <table:cell-content-deletion>
              <table:cell-address table:column="58" table:row="140" table:table="1"/>
              <table:change-track-table-cell office:value-type="string">
                <text:p>Planescape: Torment</text:p>
              </table:change-track-table-cell>
            </table:cell-content-deletion>
            <table:cell-content-deletion>
              <table:cell-address table:column="58" table:row="139" table:table="1"/>
              <table:change-track-table-cell office:value-type="string">
                <text:p>Persona 5</text:p>
              </table:change-track-table-cell>
            </table:cell-content-deletion>
            <table:cell-content-deletion>
              <table:cell-address table:column="58" table:row="138" table:table="1"/>
              <table:change-track-table-cell office:value-type="string">
                <text:p>Persona 3</text:p>
              </table:change-track-table-cell>
            </table:cell-content-deletion>
            <table:cell-content-deletion>
              <table:cell-address table:column="58" table:row="137" table:table="1"/>
              <table:change-track-table-cell office:value-type="string">
                <text:p>Pathfinder: Kingmaker</text:p>
              </table:change-track-table-cell>
            </table:cell-content-deletion>
            <table:cell-content-deletion>
              <table:cell-address table:column="58" table:row="136" table:table="1"/>
              <table:change-track-table-cell office:value-type="string">
                <text:p>Nine Hours, Nine Persons, Nine Doors</text:p>
              </table:change-track-table-cell>
            </table:cell-content-deletion>
            <table:cell-content-deletion>
              <table:cell-address table:column="58" table:row="135" table:table="1"/>
              <table:change-track-table-cell office:value-type="string">
                <text:p>Nier: Automata</text:p>
              </table:change-track-table-cell>
            </table:cell-content-deletion>
            <table:cell-content-deletion>
              <table:cell-address table:column="58" table:row="134" table:table="1"/>
              <table:change-track-table-cell office:value-type="string">
                <text:p>Ni no Kuni 1</text:p>
              </table:change-track-table-cell>
            </table:cell-content-deletion>
            <table:cell-content-deletion>
              <table:cell-address table:column="58" table:row="133" table:table="1"/>
              <table:change-track-table-cell office:value-type="string">
                <text:p>Newerwinter nights 2</text:p>
              </table:change-track-table-cell>
            </table:cell-content-deletion>
            <table:cell-content-deletion>
              <table:cell-address table:column="58" table:row="132" table:table="1"/>
              <table:change-track-table-cell office:value-type="string">
                <text:p>Mass Effect 2</text:p>
              </table:change-track-table-cell>
            </table:cell-content-deletion>
            <table:cell-content-deletion>
              <table:cell-address table:column="58" table:row="131" table:table="1"/>
              <table:change-track-table-cell office:value-type="string">
                <text:p>Final Fantasy VII</text:p>
              </table:change-track-table-cell>
            </table:cell-content-deletion>
            <table:cell-content-deletion>
              <table:cell-address table:column="58" table:row="130" table:table="1"/>
              <table:change-track-table-cell office:value-type="string">
                <text:p>Final Fantasy Tactics</text:p>
              </table:change-track-table-cell>
            </table:cell-content-deletion>
            <table:cell-content-deletion>
              <table:cell-address table:column="58" table:row="129" table:table="1"/>
              <table:change-track-table-cell office:value-type="string">
                <text:p>Fallout</text:p>
              </table:change-track-table-cell>
            </table:cell-content-deletion>
            <table:cell-content-deletion>
              <table:cell-address table:column="58" table:row="128" table:table="1"/>
              <table:change-track-table-cell office:value-type="string">
                <text:p>Earthbound</text:p>
              </table:change-track-table-cell>
            </table:cell-content-deletion>
            <table:cell-content-deletion>
              <table:cell-address table:column="58" table:row="127" table:table="1"/>
              <table:change-track-table-cell office:value-type="string">
                <text:p>Divinity Original Sin 2</text:p>
              </table:change-track-table-cell>
            </table:cell-content-deletion>
            <table:cell-content-deletion>
              <table:cell-address table:column="58" table:row="126" table:table="1"/>
              <table:change-track-table-cell office:value-type="string">
                <text:p>Disco Elysium</text:p>
              </table:change-track-table-cell>
            </table:cell-content-deletion>
            <table:cell-content-deletion>
              <table:cell-address table:column="58" table:row="125" table:table="1"/>
              <table:change-track-table-cell office:value-type="string">
                <text:p>Costume Quest</text:p>
              </table:change-track-table-cell>
            </table:cell-content-deletion>
            <table:cell-content-deletion>
              <table:cell-address table:column="58" table:row="124" table:table="1"/>
              <table:change-track-table-cell office:value-type="string">
                <text:p>Chrono Trigger</text:p>
              </table:change-track-table-cell>
            </table:cell-content-deletion>
            <table:cell-content-deletion>
              <table:cell-address table:column="58" table:row="123" table:table="1"/>
              <table:change-track-table-cell office:value-type="string">
                <text:p>Baldur's Gate 2</text:p>
              </table:change-track-table-cell>
            </table:cell-content-deletion>
            <table:cell-content-deletion>
              <table:cell-address table:column="58" table:row="122" table:table="1"/>
              <table:change-track-table-cell office:value-type="string">
                <text:p>Arcanum</text:p>
              </table:change-track-table-cell>
            </table:cell-content-deletion>
            <table:cell-content-deletion>
              <table:cell-address table:column="57" table:row="126" table:table="1"/>
              <table:change-track-table-cell office:value-type="string">
                <text:p>Spelunky</text:p>
              </table:change-track-table-cell>
            </table:cell-content-deletion>
            <table:cell-content-deletion>
              <table:cell-address table:column="57" table:row="125" table:table="1"/>
              <table:change-track-table-cell office:value-type="string">
                <text:p>Slay the Spire</text:p>
              </table:change-track-table-cell>
            </table:cell-content-deletion>
            <table:cell-content-deletion>
              <table:cell-address table:column="57" table:row="124" table:table="1"/>
              <table:change-track-table-cell office:value-type="string">
                <text:p>Hades</text:p>
              </table:change-track-table-cell>
            </table:cell-content-deletion>
            <table:cell-content-deletion>
              <table:cell-address table:column="57" table:row="123" table:table="1"/>
              <table:change-track-table-cell office:value-type="string">
                <text:p>FTL: Faster Than Light</text:p>
              </table:change-track-table-cell>
            </table:cell-content-deletion>
            <table:cell-content-deletion>
              <table:cell-address table:column="57" table:row="122" table:table="1"/>
              <table:change-track-table-cell office:value-type="string">
                <text:p>Enter The Gungeon</text:p>
              </table:change-track-table-cell>
            </table:cell-content-deletion>
            <table:cell-content-deletion>
              <table:cell-address table:column="56" table:row="123" table:table="1"/>
              <table:change-track-table-cell office:value-type="string">
                <text:p>Grid 2</text:p>
              </table:change-track-table-cell>
            </table:cell-content-deletion>
            <table:cell-content-deletion>
              <table:cell-address table:column="56" table:row="122" table:table="1"/>
              <table:change-track-table-cell office:value-type="string">
                <text:p>Gran Turismo 4</text:p>
              </table:change-track-table-cell>
            </table:cell-content-deletion>
            <table:cell-content-deletion>
              <table:cell-address table:column="55" table:row="133" table:table="1"/>
              <table:change-track-table-cell office:value-type="string">
                <text:p>SpaceChem</text:p>
              </table:change-track-table-cell>
            </table:cell-content-deletion>
            <table:cell-content-deletion>
              <table:cell-address table:column="55" table:row="131" table:table="1"/>
              <table:change-track-table-cell office:value-type="string">
                <text:p>The Witness</text:p>
              </table:change-track-table-cell>
            </table:cell-content-deletion>
            <table:cell-content-deletion>
              <table:cell-address table:column="55" table:row="130" table:table="1"/>
              <table:change-track-table-cell office:value-type="string">
                <text:p>The Bridge</text:p>
              </table:change-track-table-cell>
            </table:cell-content-deletion>
            <table:cell-content-deletion>
              <table:cell-address table:column="55" table:row="129" table:table="1"/>
              <table:change-track-table-cell office:value-type="string">
                <text:p>Limbo</text:p>
              </table:change-track-table-cell>
            </table:cell-content-deletion>
            <table:cell-content-deletion>
              <table:cell-address table:column="55" table:row="128" table:table="1"/>
              <table:change-track-table-cell office:value-type="string">
                <text:p>Hue</text:p>
              </table:change-track-table-cell>
            </table:cell-content-deletion>
            <table:cell-content-deletion>
              <table:cell-address table:column="55" table:row="127" table:table="1"/>
              <table:change-track-table-cell office:value-type="string">
                <text:p>GNOG</text:p>
              </table:change-track-table-cell>
            </table:cell-content-deletion>
            <table:cell-content-deletion>
              <table:cell-address table:column="55" table:row="126" table:table="1"/>
              <table:change-track-table-cell office:value-type="string">
                <text:p>Fez</text:p>
              </table:change-track-table-cell>
            </table:cell-content-deletion>
            <table:cell-content-deletion>
              <table:cell-address table:column="55" table:row="125" table:table="1"/>
              <table:change-track-table-cell office:value-type="string">
                <text:p>Death Coming</text:p>
              </table:change-track-table-cell>
            </table:cell-content-deletion>
            <table:cell-content-deletion>
              <table:cell-address table:column="55" table:row="124" table:table="1"/>
              <table:change-track-table-cell office:value-type="string">
                <text:p>Braid</text:p>
              </table:change-track-table-cell>
            </table:cell-content-deletion>
            <table:cell-content-deletion>
              <table:cell-address table:column="55" table:row="123" table:table="1"/>
              <table:change-track-table-cell office:value-type="string">
                <text:p>Baba is You</text:p>
              </table:change-track-table-cell>
            </table:cell-content-deletion>
            <table:cell-content-deletion>
              <table:cell-address table:column="55" table:row="122" table:table="1"/>
              <table:change-track-table-cell office:value-type="string">
                <text:p>Antichamber</text:p>
              </table:change-track-table-cell>
            </table:cell-content-deletion>
            <table:cell-content-deletion>
              <table:cell-address table:column="54" table:row="142" table:table="1"/>
              <table:change-track-table-cell office:value-type="string">
                <text:p>Mitsume ga Tooru</text:p>
              </table:change-track-table-cell>
            </table:cell-content-deletion>
            <table:cell-content-deletion>
              <table:cell-address table:column="54" table:row="141" table:table="1"/>
              <table:change-track-table-cell office:value-type="string">
                <text:p>The Messenger</text:p>
              </table:change-track-table-cell>
            </table:cell-content-deletion>
            <table:cell-content-deletion>
              <table:cell-address table:column="54" table:row="140" table:table="1"/>
              <table:change-track-table-cell office:value-type="string">
                <text:p>Super Meat Boy</text:p>
              </table:change-track-table-cell>
            </table:cell-content-deletion>
            <table:cell-content-deletion>
              <table:cell-address table:column="54" table:row="139" table:table="1"/>
              <table:change-track-table-cell office:value-type="string">
                <text:p>Super Mario World</text:p>
              </table:change-track-table-cell>
            </table:cell-content-deletion>
            <table:cell-content-deletion>
              <table:cell-address table:column="54" table:row="138" table:table="1"/>
              <table:change-track-table-cell office:value-type="string">
                <text:p>Super Mario 64</text:p>
              </table:change-track-table-cell>
            </table:cell-content-deletion>
            <table:cell-content-deletion>
              <table:cell-address table:column="54" table:row="137" table:table="1"/>
              <table:change-track-table-cell office:value-type="string">
                <text:p>Super Mario 3</text:p>
              </table:change-track-table-cell>
            </table:cell-content-deletion>
            <table:cell-content-deletion>
              <table:cell-address table:column="54" table:row="136" table:table="1"/>
              <table:change-track-table-cell office:value-type="string">
                <text:p>Sonic the Hedgehog 2</text:p>
              </table:change-track-table-cell>
            </table:cell-content-deletion>
            <table:cell-content-deletion>
              <table:cell-address table:column="54" table:row="135" table:table="1"/>
              <table:change-track-table-cell office:value-type="string">
                <text:p>Sonic the Hedgehog</text:p>
              </table:change-track-table-cell>
            </table:cell-content-deletion>
            <table:cell-content-deletion>
              <table:cell-address table:column="54" table:row="134" table:table="1"/>
              <table:change-track-table-cell office:value-type="string">
                <text:p>Ori and the Blind Forest</text:p>
              </table:change-track-table-cell>
            </table:cell-content-deletion>
            <table:cell-content-deletion>
              <table:cell-address table:column="54" table:row="133" table:table="1"/>
              <table:change-track-table-cell office:value-type="string">
                <text:p>My Friend Pedro</text:p>
              </table:change-track-table-cell>
            </table:cell-content-deletion>
            <table:cell-content-deletion>
              <table:cell-address table:column="54" table:row="132" table:table="1"/>
              <table:change-track-table-cell office:value-type="string">
                <text:p>Mega Man Zero 3</text:p>
              </table:change-track-table-cell>
            </table:cell-content-deletion>
            <table:cell-content-deletion>
              <table:cell-address table:column="54" table:row="131" table:table="1"/>
              <table:change-track-table-cell office:value-type="string">
                <text:p>Mega Man X</text:p>
              </table:change-track-table-cell>
            </table:cell-content-deletion>
            <table:cell-content-deletion>
              <table:cell-address table:column="54" table:row="130" table:table="1"/>
              <table:change-track-table-cell office:value-type="string">
                <text:p>Mega Man 3</text:p>
              </table:change-track-table-cell>
            </table:cell-content-deletion>
            <table:cell-content-deletion>
              <table:cell-address table:column="54" table:row="129" table:table="1"/>
              <table:change-track-table-cell office:value-type="string">
                <text:p>Mega Man 2</text:p>
              </table:change-track-table-cell>
            </table:cell-content-deletion>
            <table:cell-content-deletion>
              <table:cell-address table:column="54" table:row="128" table:table="1"/>
              <table:change-track-table-cell office:value-type="string">
                <text:p>Mark of the Ninja</text:p>
              </table:change-track-table-cell>
            </table:cell-content-deletion>
            <table:cell-content-deletion>
              <table:cell-address table:column="54" table:row="127" table:table="1"/>
              <table:change-track-table-cell office:value-type="string">
                <text:p>Horace</text:p>
              </table:change-track-table-cell>
            </table:cell-content-deletion>
            <table:cell-content-deletion>
              <table:cell-address table:column="54" table:row="126" table:table="1"/>
              <table:change-track-table-cell office:value-type="string">
                <text:p>Heart of Darkness</text:p>
              </table:change-track-table-cell>
            </table:cell-content-deletion>
            <table:cell-content-deletion>
              <table:cell-address table:column="54" table:row="125" table:table="1"/>
              <table:change-track-table-cell office:value-type="string">
                <text:p>Donkey Kong Country: Tropical Freeze</text:p>
              </table:change-track-table-cell>
            </table:cell-content-deletion>
            <table:cell-content-deletion>
              <table:cell-address table:column="54" table:row="124" table:table="1"/>
              <table:change-track-table-cell office:value-type="string">
                <text:p>Donkey Kong Country 2: Diddy's Kong Quest</text:p>
              </table:change-track-table-cell>
            </table:cell-content-deletion>
            <table:cell-content-deletion>
              <table:cell-address table:column="54" table:row="123" table:table="1"/>
              <table:change-track-table-cell office:value-type="string">
                <text:p>Cuphead</text:p>
              </table:change-track-table-cell>
            </table:cell-content-deletion>
            <table:cell-content-deletion>
              <table:cell-address table:column="54" table:row="122" table:table="1"/>
              <table:change-track-table-cell office:value-type="string">
                <text:p>Celeste</text:p>
              </table:change-track-table-cell>
            </table:cell-content-deletion>
            <table:cell-content-deletion>
              <table:cell-address table:column="53" table:row="131" table:table="1"/>
              <table:change-track-table-cell office:value-type="string">
                <text:p>Castlevania: Symphony of the Night</text:p>
              </table:change-track-table-cell>
            </table:cell-content-deletion>
            <table:cell-content-deletion>
              <table:cell-address table:column="53" table:row="128" table:table="1"/>
              <table:change-track-table-cell office:value-type="string">
                <text:p>Metroid: Prime</text:p>
              </table:change-track-table-cell>
            </table:cell-content-deletion>
            <table:cell-content-deletion>
              <table:cell-address table:column="53" table:row="127" table:table="1"/>
              <table:change-track-table-cell office:value-type="string">
                <text:p>Hollow Knight</text:p>
              </table:change-track-table-cell>
            </table:cell-content-deletion>
            <table:cell-content-deletion>
              <table:cell-address table:column="53" table:row="126" table:table="1"/>
              <table:change-track-table-cell office:value-type="string">
                <text:p>Cave Story+</text:p>
              </table:change-track-table-cell>
            </table:cell-content-deletion>
            <table:cell-content-deletion>
              <table:cell-address table:column="53" table:row="125" table:table="1"/>
              <table:change-track-table-cell office:value-type="string">
                <text:p>Castlevania: Aria of Sorrow</text:p>
              </table:change-track-table-cell>
            </table:cell-content-deletion>
            <table:cell-content-deletion>
              <table:cell-address table:column="53" table:row="124" table:table="1"/>
              <table:change-track-table-cell office:value-type="string">
                <text:p>Castlevania Rondo of Blood</text:p>
              </table:change-track-table-cell>
            </table:cell-content-deletion>
            <table:cell-content-deletion>
              <table:cell-address table:column="53" table:row="123" table:table="1"/>
              <table:change-track-table-cell office:value-type="string">
                <text:p>Bloodstained: Ritual of the Night</text:p>
              </table:change-track-table-cell>
            </table:cell-content-deletion>
            <table:cell-content-deletion>
              <table:cell-address table:column="53" table:row="122" table:table="1"/>
              <table:change-track-table-cell office:value-type="string">
                <text:p>Bloodstained: Curse of the Moon</text:p>
              </table:change-track-table-cell>
            </table:cell-content-deletion>
            <table:cell-content-deletion>
              <table:cell-address table:column="52" table:row="132" table:table="1"/>
              <table:change-track-table-cell office:value-type="string">
                <text:p>Vampire The Masquerade: Bloodlines</text:p>
              </table:change-track-table-cell>
            </table:cell-content-deletion>
            <table:cell-content-deletion>
              <table:cell-address table:column="52" table:row="131" table:table="1"/>
              <table:change-track-table-cell office:value-type="string">
                <text:p>Thief 2</text:p>
              </table:change-track-table-cell>
            </table:cell-content-deletion>
            <table:cell-content-deletion>
              <table:cell-address table:column="52" table:row="130" table:table="1"/>
              <table:change-track-table-cell office:value-type="string">
                <text:p>Thief</text:p>
              </table:change-track-table-cell>
            </table:cell-content-deletion>
            <table:cell-content-deletion>
              <table:cell-address table:column="52" table:row="129" table:table="1"/>
              <table:change-track-table-cell office:value-type="string">
                <text:p>TES: Morrowind</text:p>
              </table:change-track-table-cell>
            </table:cell-content-deletion>
            <table:cell-content-deletion>
              <table:cell-address table:column="52" table:row="128" table:table="1"/>
              <table:change-track-table-cell office:value-type="string">
                <text:p>System Shock 2</text:p>
              </table:change-track-table-cell>
            </table:cell-content-deletion>
            <table:cell-content-deletion>
              <table:cell-address table:column="52" table:row="127" table:table="1"/>
              <table:change-track-table-cell office:value-type="string">
                <text:p>System Shock</text:p>
              </table:change-track-table-cell>
            </table:cell-content-deletion>
            <table:cell-content-deletion>
              <table:cell-address table:column="52" table:row="126" table:table="1"/>
              <table:change-track-table-cell office:value-type="string">
                <text:p>Prey</text:p>
              </table:change-track-table-cell>
            </table:cell-content-deletion>
            <table:cell-content-deletion>
              <table:cell-address table:column="52" table:row="125" table:table="1"/>
              <table:change-track-table-cell office:value-type="string">
                <text:p>Pathologic</text:p>
              </table:change-track-table-cell>
            </table:cell-content-deletion>
            <table:cell-content-deletion>
              <table:cell-address table:column="52" table:row="124" table:table="1"/>
              <table:change-track-table-cell office:value-type="string">
                <text:p>Dishonored</text:p>
              </table:change-track-table-cell>
            </table:cell-content-deletion>
            <table:cell-content-deletion>
              <table:cell-address table:column="52" table:row="123" table:table="1"/>
              <table:change-track-table-cell office:value-type="string">
                <text:p>Deus Ex: Human Revolution</text:p>
              </table:change-track-table-cell>
            </table:cell-content-deletion>
            <table:cell-content-deletion>
              <table:cell-address table:column="52" table:row="122" table:table="1"/>
              <table:change-track-table-cell office:value-type="string">
                <text:p>Dark Messiah of Might and Magic</text:p>
              </table:change-track-table-cell>
            </table:cell-content-deletion>
            <table:cell-content-deletion>
              <table:cell-address table:column="51" table:row="125" table:table="1"/>
              <table:change-track-table-cell office:value-type="string">
                <text:p>Metal Gear Rising: Revengeance</text:p>
              </table:change-track-table-cell>
            </table:cell-content-deletion>
            <table:cell-content-deletion>
              <table:cell-address table:column="51" table:row="124" table:table="1"/>
              <table:change-track-table-cell office:value-type="string">
                <text:p>Devil May Cry 5</text:p>
              </table:change-track-table-cell>
            </table:cell-content-deletion>
            <table:cell-content-deletion>
              <table:cell-address table:column="51" table:row="123" table:table="1"/>
              <table:change-track-table-cell office:value-type="string">
                <text:p>Devil May Cry 3</text:p>
              </table:change-track-table-cell>
            </table:cell-content-deletion>
            <table:cell-content-deletion>
              <table:cell-address table:column="51" table:row="122" table:table="1"/>
              <table:change-track-table-cell office:value-type="string">
                <text:p>Devil May Cry</text:p>
              </table:change-track-table-cell>
            </table:cell-content-deletion>
            <table:cell-content-deletion>
              <table:cell-address table:column="50" table:row="132" table:table="1"/>
              <table:change-track-table-cell office:value-type="string">
                <text:p>Ultra Street Figher lV</text:p>
              </table:change-track-table-cell>
            </table:cell-content-deletion>
            <table:cell-content-deletion>
              <table:cell-address table:column="50" table:row="131" table:table="1"/>
              <table:change-track-table-cell office:value-type="string">
                <text:p>Tekken 7</text:p>
              </table:change-track-table-cell>
            </table:cell-content-deletion>
            <table:cell-content-deletion>
              <table:cell-address table:column="50" table:row="130" table:table="1"/>
              <table:change-track-table-cell office:value-type="string">
                <text:p>Tekken 3</text:p>
              </table:change-track-table-cell>
            </table:cell-content-deletion>
            <table:cell-content-deletion>
              <table:cell-address table:column="50" table:row="129" table:table="1"/>
              <table:change-track-table-cell office:value-type="string">
                <text:p>Super Street Fighter II: The New Challengers</text:p>
              </table:change-track-table-cell>
            </table:cell-content-deletion>
            <table:cell-content-deletion>
              <table:cell-address table:column="50" table:row="128" table:table="1"/>
              <table:change-track-table-cell office:value-type="string">
                <text:p>Super Smash Brother Melee</text:p>
              </table:change-track-table-cell>
            </table:cell-content-deletion>
            <table:cell-content-deletion>
              <table:cell-address table:column="50" table:row="127" table:table="1"/>
              <table:change-track-table-cell office:value-type="string">
                <text:p>Street Fighter III: 3rd Strike</text:p>
              </table:change-track-table-cell>
            </table:cell-content-deletion>
            <table:cell-content-deletion>
              <table:cell-address table:column="50" table:row="126" table:table="1"/>
              <table:change-track-table-cell office:value-type="string">
                <text:p>Street Fighter Alpha 3</text:p>
              </table:change-track-table-cell>
            </table:cell-content-deletion>
            <table:cell-content-deletion>
              <table:cell-address table:column="50" table:row="125" table:table="1"/>
              <table:change-track-table-cell office:value-type="string">
                <text:p>Street Fighter Alpha 2</text:p>
              </table:change-track-table-cell>
            </table:cell-content-deletion>
            <table:cell-content-deletion>
              <table:cell-address table:column="50" table:row="124" table:table="1"/>
              <table:change-track-table-cell office:value-type="string">
                <text:p>Soulcalibur 2</text:p>
              </table:change-track-table-cell>
            </table:cell-content-deletion>
            <table:cell-content-deletion>
              <table:cell-address table:column="50" table:row="123" table:table="1"/>
              <table:change-track-table-cell office:value-type="string">
                <text:p>Mortal Kombat 9</text:p>
              </table:change-track-table-cell>
            </table:cell-content-deletion>
            <table:cell-content-deletion>
              <table:cell-address table:column="50" table:row="122" table:table="1"/>
              <table:change-track-table-cell office:value-type="string">
                <text:p>Marvel vs. Capcom 2</text:p>
              </table:change-track-table-cell>
            </table:cell-content-deletion>
            <table:cell-content-deletion>
              <table:cell-address table:column="49" table:row="122" table:table="1"/>
              <table:change-track-table-cell office:value-type="string">
                <text:p>Legend of Grimrock</text:p>
              </table:change-track-table-cell>
            </table:cell-content-deletion>
            <table:cell-content-deletion>
              <table:cell-address table:column="48" table:row="124" table:table="1"/>
              <table:change-track-table-cell office:value-type="string">
                <text:p>Streets of Rage 2</text:p>
              </table:change-track-table-cell>
            </table:cell-content-deletion>
            <table:cell-content-deletion>
              <table:cell-address table:column="48" table:row="123" table:table="1"/>
              <table:change-track-table-cell office:value-type="string">
                <text:p>Battletoads</text:p>
              </table:change-track-table-cell>
            </table:cell-content-deletion>
            <table:cell-content-deletion>
              <table:cell-address table:column="48" table:row="122" table:table="1"/>
              <table:change-track-table-cell office:value-type="string">
                <text:p>Ape Out</text:p>
              </table:change-track-table-cell>
            </table:cell-content-deletion>
            <table:cell-content-deletion>
              <table:cell-address table:column="47" table:row="136" table:table="1"/>
              <table:change-track-table-cell office:value-type="string">
                <text:p>Zero Escape</text:p>
              </table:change-track-table-cell>
            </table:cell-content-deletion>
            <table:cell-content-deletion>
              <table:cell-address table:column="47" table:row="135" table:table="1"/>
              <table:change-track-table-cell office:value-type="string">
                <text:p>What remains of Edith Finch</text:p>
              </table:change-track-table-cell>
            </table:cell-content-deletion>
            <table:cell-content-deletion>
              <table:cell-address table:column="47" table:row="134" table:table="1"/>
              <table:change-track-table-cell office:value-type="string">
                <text:p>Stories Untold</text:p>
              </table:change-track-table-cell>
            </table:cell-content-deletion>
            <table:cell-content-deletion>
              <table:cell-address table:column="47" table:row="133" table:table="1"/>
              <table:change-track-table-cell office:value-type="string">
                <text:p>Snatcher</text:p>
              </table:change-track-table-cell>
            </table:cell-content-deletion>
            <table:cell-content-deletion>
              <table:cell-address table:column="47" table:row="132" table:table="1"/>
              <table:change-track-table-cell office:value-type="string">
                <text:p>Phoenix Wright: Ace Attorney Trilogy</text:p>
              </table:change-track-table-cell>
            </table:cell-content-deletion>
            <table:cell-content-deletion>
              <table:cell-address table:column="47" table:row="131" table:table="1"/>
              <table:change-track-table-cell office:value-type="string">
                <text:p>Oxenfree</text:p>
              </table:change-track-table-cell>
            </table:cell-content-deletion>
            <table:cell-content-deletion>
              <table:cell-address table:column="47" table:row="130" table:table="1"/>
              <table:change-track-table-cell office:value-type="string">
                <text:p>Mutazione</text:p>
              </table:change-track-table-cell>
            </table:cell-content-deletion>
            <table:cell-content-deletion>
              <table:cell-address table:column="47" table:row="129" table:table="1"/>
              <table:change-track-table-cell office:value-type="string">
                <text:p>Grim Fandango</text:p>
              </table:change-track-table-cell>
            </table:cell-content-deletion>
            <table:cell-content-deletion>
              <table:cell-address table:column="47" table:row="128" table:table="1"/>
              <table:change-track-table-cell office:value-type="string">
                <text:p>Gone Home</text:p>
              </table:change-track-table-cell>
            </table:cell-content-deletion>
            <table:cell-content-deletion>
              <table:cell-address table:column="47" table:row="127" table:table="1"/>
              <table:change-track-table-cell office:value-type="string">
                <text:p>Full Throttle Remastered</text:p>
              </table:change-track-table-cell>
            </table:cell-content-deletion>
            <table:cell-content-deletion>
              <table:cell-address table:column="47" table:row="126" table:table="1"/>
              <table:change-track-table-cell office:value-type="string">
                <text:p>Detention</text:p>
              </table:change-track-table-cell>
            </table:cell-content-deletion>
            <table:cell-content-deletion>
              <table:cell-address table:column="47" table:row="125" table:table="1"/>
              <table:change-track-table-cell office:value-type="string">
                <text:p>Beneath a Steel Sky</text:p>
              </table:change-track-table-cell>
            </table:cell-content-deletion>
            <table:cell-content-deletion>
              <table:cell-address table:column="47" table:row="124" table:table="1"/>
              <table:change-track-table-cell office:value-type="string">
                <text:p>Anodyne 2</text:p>
              </table:change-track-table-cell>
            </table:cell-content-deletion>
            <table:cell-content-deletion>
              <table:cell-address table:column="47" table:row="123" table:table="1"/>
              <table:change-track-table-cell office:value-type="string">
                <text:p>A Story About My Uncle</text:p>
              </table:change-track-table-cell>
            </table:cell-content-deletion>
            <table:cell-content-deletion>
              <table:cell-address table:column="47" table:row="122" table:table="1"/>
              <table:change-track-table-cell office:value-type="string">
                <text:p>A Short Hike</text:p>
              </table:change-track-table-cell>
            </table:cell-content-deletion>
            <table:cell-content-deletion>
              <table:cell-address table:column="46" table:row="131" table:table="1"/>
              <table:change-track-table-cell office:value-type="string">
                <text:p>Beyond Oasis or The Story of Thor: A Successor of the Light</text:p>
              </table:change-track-table-cell>
            </table:cell-content-deletion>
            <table:cell-content-deletion>
              <table:cell-address table:column="46" table:row="130" table:table="1"/>
              <table:change-track-table-cell office:value-type="string">
                <text:p>Drakan: Order of the Flame</text:p>
              </table:change-track-table-cell>
            </table:cell-content-deletion>
            <table:cell-content-deletion>
              <table:cell-address table:column="46" table:row="129" table:table="1"/>
              <table:change-track-table-cell office:value-type="string">
                <text:p>The Legend of Zelda: Twilight Princess</text:p>
              </table:change-track-table-cell>
            </table:cell-content-deletion>
            <table:cell-content-deletion>
              <table:cell-address table:column="46" table:row="128" table:table="1"/>
              <table:change-track-table-cell office:value-type="string">
                <text:p>The Legend of Zelda: Ocarina of time</text:p>
              </table:change-track-table-cell>
            </table:cell-content-deletion>
            <table:cell-content-deletion>
              <table:cell-address table:column="46" table:row="127" table:table="1"/>
              <table:change-track-table-cell office:value-type="string">
                <text:p>The Legend of Zelda: Majora's Mask</text:p>
              </table:change-track-table-cell>
            </table:cell-content-deletion>
            <table:cell-content-deletion>
              <table:cell-address table:column="46" table:row="126" table:table="1"/>
              <table:change-track-table-cell office:value-type="string">
                <text:p>Metal Gear Solid 2</text:p>
              </table:change-track-table-cell>
            </table:cell-content-deletion>
            <table:cell-content-deletion>
              <table:cell-address table:column="46" table:row="125" table:table="1"/>
              <table:change-track-table-cell office:value-type="string">
                <text:p>Fahrenheit</text:p>
              </table:change-track-table-cell>
            </table:cell-content-deletion>
            <table:cell-content-deletion>
              <table:cell-address table:column="46" table:row="124" table:table="1"/>
              <table:change-track-table-cell office:value-type="string">
                <text:p>Batham: Arkham City</text:p>
              </table:change-track-table-cell>
            </table:cell-content-deletion>
            <table:cell-content-deletion>
              <table:cell-address table:column="46" table:row="123" table:table="1"/>
              <table:change-track-table-cell office:value-type="string">
                <text:p>Batham: Arkham Asylum</text:p>
              </table:change-track-table-cell>
            </table:cell-content-deletion>
            <table:cell-content-deletion>
              <table:cell-address table:column="46" table:row="122" table:table="1"/>
              <table:change-track-table-cell office:value-type="string">
                <text:p>Alan Wake</text:p>
              </table:change-track-table-cell>
            </table:cell-content-deletion>
            <table:cell-content-deletion>
              <table:cell-address table:column="43" table:row="139" table:table="1"/>
              <table:change-track-table-cell office:value-type="string">
                <text:p>Star Wars: KOTOR</text:p>
              </table:change-track-table-cell>
            </table:cell-content-deletion>
            <table:cell-content-deletion>
              <table:cell-address table:column="43" table:row="138" table:table="1"/>
              <table:change-track-table-cell office:value-type="string">
                <text:p>Red Dead Redemption 2</text:p>
              </table:change-track-table-cell>
            </table:cell-content-deletion>
            <table:cell-content-deletion>
              <table:cell-address table:column="43" table:row="137" table:table="1"/>
              <table:change-track-table-cell office:value-type="string">
                <text:p>Mass Effect 2</text:p>
              </table:change-track-table-cell>
            </table:cell-content-deletion>
            <table:cell-content-deletion>
              <table:cell-address table:column="43" table:row="136" table:table="1"/>
              <table:change-track-table-cell office:value-type="string">
                <text:p>Mafia</text:p>
              </table:change-track-table-cell>
            </table:cell-content-deletion>
            <table:cell-content-deletion>
              <table:cell-address table:column="43" table:row="135" table:table="1"/>
              <table:change-track-table-cell office:value-type="string">
                <text:p>Hollow Knight</text:p>
              </table:change-track-table-cell>
            </table:cell-content-deletion>
            <table:cell-content-deletion>
              <table:cell-address table:column="43" table:row="134" table:table="1"/>
              <table:change-track-table-cell office:value-type="string">
                <text:p>Heroes of Might and Magic 3</text:p>
              </table:change-track-table-cell>
            </table:cell-content-deletion>
            <table:cell-content-deletion>
              <table:cell-address table:column="43" table:row="133" table:table="1"/>
              <table:change-track-table-cell office:value-type="string">
                <text:p>Final Fantasy VII</text:p>
              </table:change-track-table-cell>
            </table:cell-content-deletion>
            <table:cell-content-deletion>
              <table:cell-address table:column="43" table:row="132" table:table="1"/>
              <table:change-track-table-cell office:value-type="string">
                <text:p>Final Fantasy Tactics</text:p>
              </table:change-track-table-cell>
            </table:cell-content-deletion>
            <table:cell-content-deletion>
              <table:cell-address table:column="43" table:row="131" table:table="1"/>
              <table:change-track-table-cell office:value-type="string">
                <text:p>Dragon Age: Origins</text:p>
              </table:change-track-table-cell>
            </table:cell-content-deletion>
            <table:cell-content-deletion>
              <table:cell-address table:column="43" table:row="130" table:table="1"/>
              <table:change-track-table-cell office:value-type="string">
                <text:p>Doom</text:p>
              </table:change-track-table-cell>
            </table:cell-content-deletion>
            <table:cell-content-deletion>
              <table:cell-address table:column="43" table:row="129" table:table="1"/>
              <table:change-track-table-cell office:value-type="string">
                <text:p>Diablo 2</text:p>
              </table:change-track-table-cell>
            </table:cell-content-deletion>
            <table:cell-content-deletion>
              <table:cell-address table:column="43" table:row="128" table:table="1"/>
              <table:change-track-table-cell office:value-type="string">
                <text:p>Diablo</text:p>
              </table:change-track-table-cell>
            </table:cell-content-deletion>
            <table:cell-content-deletion>
              <table:cell-address table:column="43" table:row="127" table:table="1"/>
              <table:change-track-table-cell office:value-type="string">
                <text:p>Devil May Cry</text:p>
              </table:change-track-table-cell>
            </table:cell-content-deletion>
            <table:cell-content-deletion>
              <table:cell-address table:column="43" table:row="126" table:table="1"/>
              <table:change-track-table-cell office:value-type="string">
                <text:p>Castlevania: Symphony of the Night</text:p>
              </table:change-track-table-cell>
            </table:cell-content-deletion>
            <table:cell-content-deletion>
              <table:cell-address table:column="43" table:row="125" table:table="1"/>
              <table:change-track-table-cell office:value-type="string">
                <text:p>Bloodborne</text:p>
              </table:change-track-table-cell>
            </table:cell-content-deletion>
            <table:cell-content-deletion>
              <table:cell-address table:column="43" table:row="124" table:table="1"/>
              <table:change-track-table-cell office:value-type="string">
                <text:p>Black Mesa</text:p>
              </table:change-track-table-cell>
            </table:cell-content-deletion>
            <table:cell-content-deletion>
              <table:cell-address table:column="43" table:row="123" table:table="1"/>
              <table:change-track-table-cell office:value-type="string">
                <text:p>Batman: Arkham Asylum</text:p>
              </table:change-track-table-cell>
            </table:cell-content-deletion>
            <table:cell-content-deletion>
              <table:cell-address table:column="43" table:row="122" table:table="1"/>
              <table:change-track-table-cell office:value-type="string">
                <text:p>Baldur's Gate</text:p>
              </table:change-track-table-cell>
            </table:cell-content-deletion>
            <table:cell-content-deletion>
              <table:cell-address table:column="37" table:row="125" table:table="1"/>
              <table:change-track-table-cell office:value-type="string">
                <text:p>Legends of Runeterra</text:p>
              </table:change-track-table-cell>
            </table:cell-content-deletion>
            <table:cell-content-deletion>
              <table:cell-address table:column="37" table:row="124" table:table="1"/>
              <table:change-track-table-cell office:value-type="string">
                <text:p>MTG: Commander</text:p>
              </table:change-track-table-cell>
            </table:cell-content-deletion>
            <table:cell-content-deletion>
              <table:cell-address table:column="37" table:row="123" table:table="1"/>
              <table:change-track-table-cell office:value-type="string">
                <text:p>MTG: Modern</text:p>
              </table:change-track-table-cell>
            </table:cell-content-deletion>
            <table:cell-content-deletion>
              <table:cell-address table:column="37" table:row="122" table:table="1"/>
              <table:change-track-table-cell office:value-type="string">
                <text:p>MTG: Standard</text:p>
              </table:change-track-table-cell>
            </table:cell-content-deletion>
            <table:cell-content-deletion>
              <table:cell-address table:column="36" table:row="123" table:table="1"/>
              <table:change-track-table-cell office:value-type="string">
                <text:p>Roll for the Galaxy</text:p>
              </table:change-track-table-cell>
            </table:cell-content-deletion>
            <table:cell-content-deletion>
              <table:cell-address table:column="36" table:row="122" table:table="1"/>
              <table:change-track-table-cell office:value-type="string">
                <text:p>The Castles of Burgundy</text:p>
              </table:change-track-table-cell>
            </table:cell-content-deletion>
            <table:cell-content-deletion>
              <table:cell-address table:column="35" table:row="123" table:table="1"/>
              <table:change-track-table-cell office:value-type="string">
                <text:p>Dominion</text:p>
              </table:change-track-table-cell>
            </table:cell-content-deletion>
            <table:cell-content-deletion>
              <table:cell-address table:column="35" table:row="122" table:table="1"/>
              <table:change-track-table-cell office:value-type="string">
                <text:p>Cribbage</text:p>
              </table:change-track-table-cell>
            </table:cell-content-deletion>
            <table:cell-content-deletion>
              <table:cell-address table:column="34" table:row="125" table:table="1"/>
              <table:change-track-table-cell office:value-type="string">
                <text:p>Go</text:p>
              </table:change-track-table-cell>
            </table:cell-content-deletion>
            <table:cell-content-deletion>
              <table:cell-address table:column="34" table:row="124" table:table="1"/>
              <table:change-track-table-cell office:value-type="string">
                <text:p>Android: Netrunner</text:p>
              </table:change-track-table-cell>
            </table:cell-content-deletion>
            <table:cell-content-deletion>
              <table:cell-address table:column="34" table:row="123" table:table="1"/>
              <table:change-track-table-cell office:value-type="string">
                <text:p>Race for the Galaxy</text:p>
              </table:change-track-table-cell>
            </table:cell-content-deletion>
            <table:cell-content-deletion>
              <table:cell-address table:column="34" table:row="122" table:table="1"/>
              <table:change-track-table-cell office:value-type="string">
                <text:p>DnD'like game</text:p>
              </table:change-track-table-cell>
            </table:cell-content-deletion>
            <table:cell-content-deletion>
              <table:cell-address table:column="33" table:row="125" table:table="1"/>
              <table:change-track-table-cell office:value-type="string">
                <text:p>The Expanse</text:p>
              </table:change-track-table-cell>
            </table:cell-content-deletion>
            <table:cell-content-deletion>
              <table:cell-address table:column="33" table:row="124" table:table="1"/>
              <table:change-track-table-cell office:value-type="string">
                <text:p>Star Trek: Picard</text:p>
              </table:change-track-table-cell>
            </table:cell-content-deletion>
            <table:cell-content-deletion>
              <table:cell-address table:column="33" table:row="123" table:table="1"/>
              <table:change-track-table-cell office:value-type="string">
                <text:p>Star Trek: Voyager</text:p>
              </table:change-track-table-cell>
            </table:cell-content-deletion>
            <table:cell-content-deletion>
              <table:cell-address table:column="33" table:row="122" table:table="1"/>
              <table:change-track-table-cell office:value-type="string">
                <text:p>Red Dwarf</text:p>
              </table:change-track-table-cell>
            </table:cell-content-deletion>
            <table:cell-content-deletion>
              <table:cell-address table:column="32" table:row="122" table:table="1"/>
              <table:change-track-table-cell office:value-type="string">
                <text:p>The Leftovers</text:p>
              </table:change-track-table-cell>
            </table:cell-content-deletion>
            <table:cell-content-deletion>
              <table:cell-address table:column="31" table:row="123" table:table="1"/>
              <table:change-track-table-cell office:value-type="string">
                <text:p>Ozark</text:p>
              </table:change-track-table-cell>
            </table:cell-content-deletion>
            <table:cell-content-deletion>
              <table:cell-address table:column="31" table:row="122" table:table="1"/>
              <table:change-track-table-cell office:value-type="string">
                <text:p>Americans</text:p>
              </table:change-track-table-cell>
            </table:cell-content-deletion>
            <table:cell-content-deletion>
              <table:cell-address table:column="30" table:row="122" table:table="1"/>
              <table:change-track-table-cell office:value-type="string">
                <text:p>The Preacher</text:p>
              </table:change-track-table-cell>
            </table:cell-content-deletion>
            <table:cell-content-deletion>
              <table:cell-address table:column="29" table:row="128" table:table="1"/>
              <table:change-track-table-cell office:value-type="string">
                <text:p>Overlord</text:p>
              </table:change-track-table-cell>
            </table:cell-content-deletion>
            <table:cell-content-deletion>
              <table:cell-address table:column="29" table:row="127" table:table="1"/>
              <table:change-track-table-cell office:value-type="string">
                <text:p>Black Lagoon</text:p>
              </table:change-track-table-cell>
            </table:cell-content-deletion>
            <table:cell-content-deletion>
              <table:cell-address table:column="29" table:row="126" table:table="1"/>
              <table:change-track-table-cell office:value-type="string">
                <text:p>Higurashi no Naku Koro ni Kai</text:p>
              </table:change-track-table-cell>
            </table:cell-content-deletion>
            <table:cell-content-deletion>
              <table:cell-address table:column="29" table:row="125" table:table="1"/>
              <table:change-track-table-cell office:value-type="string">
                <text:p>Penguindrum</text:p>
              </table:change-track-table-cell>
            </table:cell-content-deletion>
            <table:cell-content-deletion>
              <table:cell-address table:column="29" table:row="124" table:table="1"/>
              <table:change-track-table-cell office:value-type="string">
                <text:p>Fullmetal Alchemist Brotherhood</text:p>
              </table:change-track-table-cell>
            </table:cell-content-deletion>
            <table:cell-content-deletion>
              <table:cell-address table:column="29" table:row="123" table:table="1"/>
              <table:change-track-table-cell office:value-type="string">
                <text:p>Yu Yu Hakusho</text:p>
              </table:change-track-table-cell>
            </table:cell-content-deletion>
            <table:cell-content-deletion>
              <table:cell-address table:column="29" table:row="122" table:table="1"/>
              <table:change-track-table-cell office:value-type="string">
                <text:p>Ergo Proxy</text:p>
              </table:change-track-table-cell>
            </table:cell-content-deletion>
            <table:cell-content-deletion>
              <table:cell-address table:column="26" table:row="122" table:table="1"/>
              <table:change-track-table-cell office:value-type="string">
                <text:p>Berserk</text:p>
              </table:change-track-table-cell>
            </table:cell-content-deletion>
            <table:cell-content-deletion>
              <table:cell-address table:column="25" table:row="124" table:table="1"/>
              <table:change-track-table-cell office:value-type="string">
                <text:p>Star Wars: Darth Vader: Dark Lord of the Sith Vol. 1: Imperial Machine</text:p>
              </table:change-track-table-cell>
            </table:cell-content-deletion>
            <table:cell-content-deletion>
              <table:cell-address table:column="25" table:row="123" table:table="1"/>
              <table:change-track-table-cell office:value-type="string">
                <text:p>Silent Hill: Past Life</text:p>
              </table:change-track-table-cell>
            </table:cell-content-deletion>
            <table:cell-content-deletion>
              <table:cell-address table:column="25" table:row="122" table:table="1"/>
              <table:change-track-table-cell office:value-type="string">
                <text:p>Silent Hill: Downpour - Anne's Story</text:p>
              </table:change-track-table-cell>
            </table:cell-content-deletion>
            <table:cell-content-deletion>
              <table:cell-address table:column="24" table:row="124" table:table="1"/>
              <table:change-track-table-cell office:value-type="string">
                <text:p>Green Lantern: Revenge of the Green Lanterns</text:p>
              </table:change-track-table-cell>
            </table:cell-content-deletion>
            <table:cell-content-deletion>
              <table:cell-address table:column="24" table:row="123" table:table="1"/>
              <table:change-track-table-cell office:value-type="string">
                <text:p>Green Lantern: No Fear</text:p>
              </table:change-track-table-cell>
            </table:cell-content-deletion>
            <table:cell-content-deletion>
              <table:cell-address table:column="24" table:row="122" table:table="1"/>
              <table:change-track-table-cell office:value-type="string">
                <text:p>Green Lantern: Rebirth</text:p>
              </table:change-track-table-cell>
            </table:cell-content-deletion>
            <table:cell-content-deletion>
              <table:cell-address table:column="23" table:row="124" table:table="1"/>
              <table:change-track-table-cell office:value-type="string">
                <text:p>Judge Dredd: Case Files #5</text:p>
              </table:change-track-table-cell>
            </table:cell-content-deletion>
            <table:cell-content-deletion>
              <table:cell-address table:column="23" table:row="123" table:table="1"/>
              <table:change-track-table-cell office:value-type="string">
                <text:p>Hellboy: Seed of Destruction</text:p>
              </table:change-track-table-cell>
            </table:cell-content-deletion>
            <table:cell-content-deletion>
              <table:cell-address table:column="23" table:row="122" table:table="1"/>
              <table:change-track-table-cell office:value-type="string">
                <text:p>Watchmen</text:p>
              </table:change-track-table-cell>
            </table:cell-content-deletion>
            <table:cell-content-deletion>
              <table:cell-address table:column="11" table:row="126" table:table="1"/>
              <table:change-track-table-cell office:value-type="string">
                <text:p>Linux Device Drivers</text:p>
              </table:change-track-table-cell>
            </table:cell-content-deletion>
            <table:cell-content-deletion>
              <table:cell-address table:column="11" table:row="125" table:table="1"/>
              <table:change-track-table-cell office:value-type="string">
                <text:p>Advanced Bash-Scripting Guide</text:p>
              </table:change-track-table-cell>
            </table:cell-content-deletion>
            <table:cell-content-deletion>
              <table:cell-address table:column="11" table:row="124" table:table="1"/>
              <table:change-track-table-cell office:value-type="string">
                <text:p>Linux Kernel in a Nutshell</text:p>
              </table:change-track-table-cell>
            </table:cell-content-deletion>
            <table:cell-content-deletion>
              <table:cell-address table:column="11" table:row="123" table:table="1"/>
              <table:change-track-table-cell office:value-type="string">
                <text:p>Bash Guide</text:p>
              </table:change-track-table-cell>
            </table:cell-content-deletion>
            <table:cell-content-deletion>
              <table:cell-address table:column="11" table:row="122" table:table="1"/>
              <table:change-track-table-cell office:value-type="string">
                <text:p>The Linux Command Line</text:p>
              </table:change-track-table-cell>
            </table:cell-content-deletion>
            <table:cell-content-deletion>
              <table:cell-address table:column="10" table:row="123" table:table="1"/>
              <table:change-track-table-cell office:value-type="string">
                <text:p>Support a big growing project</text:p>
              </table:change-track-table-cell>
            </table:cell-content-deletion>
            <table:cell-content-deletion>
              <table:cell-address table:column="10" table:row="122" table:table="1"/>
              <table:change-track-table-cell office:value-type="string">
                <text:p>Support a small growing project</text:p>
              </table:change-track-table-cell>
            </table:cell-content-deletion>
            <table:cell-content-deletion>
              <table:cell-address table:column="8" table:row="141" table:table="1"/>
              <table:change-track-table-cell office:value-type="string">
                <text:p>XML</text:p>
              </table:change-track-table-cell>
            </table:cell-content-deletion>
            <table:cell-content-deletion>
              <table:cell-address table:column="8" table:row="140" table:table="1"/>
              <table:change-track-table-cell office:value-type="string">
                <text:p>WebGL</text:p>
              </table:change-track-table-cell>
            </table:cell-content-deletion>
            <table:cell-content-deletion>
              <table:cell-address table:column="8" table:row="139" table:table="1"/>
              <table:change-track-table-cell office:value-type="string">
                <text:p>Vue.js</text:p>
              </table:change-track-table-cell>
            </table:cell-content-deletion>
            <table:cell-content-deletion>
              <table:cell-address table:column="8" table:row="138" table:table="1"/>
              <table:change-track-table-cell office:value-type="string">
                <text:p>Tree.js</text:p>
              </table:change-track-table-cell>
            </table:cell-content-deletion>
            <table:cell-content-deletion>
              <table:cell-address table:column="8" table:row="137" table:table="1"/>
              <table:change-track-table-cell office:value-type="string">
                <text:p>Tornado</text:p>
              </table:change-track-table-cell>
            </table:cell-content-deletion>
            <table:cell-content-deletion>
              <table:cell-address table:column="8" table:row="136" table:table="1"/>
              <table:change-track-table-cell office:value-type="string">
                <text:p>Repeat C++: reading: STL</text:p>
              </table:change-track-table-cell>
            </table:cell-content-deletion>
            <table:cell-content-deletion>
              <table:cell-address table:column="8" table:row="135" table:table="1"/>
              <table:change-track-table-cell office:value-type="string">
                <text:p>Repeat C++: reading: STL</text:p>
              </table:change-track-table-cell>
            </table:cell-content-deletion>
            <table:cell-content-deletion>
              <table:cell-address table:column="8" table:row="134" table:table="1"/>
              <table:change-track-table-cell office:value-type="string">
                <text:p>Repeat C++: reading: Polymorphism. VFT &amp; Virtual destructors and constructors</text:p>
              </table:change-track-table-cell>
            </table:cell-content-deletion>
            <table:cell-content-deletion>
              <table:cell-address table:column="8" table:row="133" table:table="1"/>
              <table:change-track-table-cell office:value-type="string">
                <text:p>Repeat C++: reading: Operator overloading</text:p>
                <text:p>Using friend-functions to overload unary operators</text:p>
                <text:p>Pseudo-variable</text:p>
                <text:p>Operators [], (), -&gt;, &gt;&gt;, &lt;&lt;.</text:p>
              </table:change-track-table-cell>
            </table:cell-content-deletion>
            <table:cell-content-deletion>
              <table:cell-address table:column="8" table:row="132" table:table="1"/>
              <table:change-track-table-cell office:value-type="string">
                <text:p>Repeat C++: reading: Keywords typename, export, mutual, explicit + typeid() &amp; Type conversion operators</text:p>
              </table:change-track-table-cell>
            </table:cell-content-deletion>
            <table:cell-content-deletion>
              <table:cell-address table:column="8" table:row="131" table:table="1"/>
              <table:change-track-table-cell office:value-type="string">
                <text:p>Repeat C++: reading: Inheritance. Access modificators &amp; Multi-inheritance</text:p>
              </table:change-track-table-cell>
            </table:cell-content-deletion>
            <table:cell-content-deletion>
              <table:cell-address table:column="8" table:row="130" table:table="1"/>
              <table:change-track-table-cell office:value-type="string">
                <text:p>Repeat C++: reading: Generic functions. Their overloading &amp; Generic classes. Arguments by default</text:p>
              </table:change-track-table-cell>
            </table:cell-content-deletion>
            <table:cell-content-deletion>
              <table:cell-address table:column="8" table:row="129" table:table="1"/>
              <table:change-track-table-cell office:value-type="string">
                <text:p>Repeat C++: reading: Constructors, Destructors with Inheritance &amp; Implicit type conversion using constructors</text:p>
              </table:change-track-table-cell>
            </table:cell-content-deletion>
            <table:cell-content-deletion>
              <table:cell-address table:column="8" table:row="128" table:table="1"/>
              <table:change-track-table-cell office:value-type="string">
                <text:p>Repeat C++: reading: Constructor of copying &amp; Static members</text:p>
              </table:change-track-table-cell>
            </table:cell-content-deletion>
            <table:cell-content-deletion>
              <table:cell-address table:column="8" table:row="127" table:table="1"/>
              <table:change-track-table-cell office:value-type="string">
                <text:p>Repeat C++: programming</text:p>
              </table:change-track-table-cell>
            </table:cell-content-deletion>
            <table:cell-content-deletion>
              <table:cell-address table:column="8" table:row="126" table:table="1"/>
              <table:change-track-table-cell office:value-type="string">
                <text:p>PostgreSQL</text:p>
              </table:change-track-table-cell>
            </table:cell-content-deletion>
            <table:cell-content-deletion>
              <table:cell-address table:column="8" table:row="125" table:table="1"/>
              <table:change-track-table-cell office:value-type="string">
                <text:p>JSON</text:p>
              </table:change-track-table-cell>
            </table:cell-content-deletion>
            <table:cell-content-deletion>
              <table:cell-address table:column="8" table:row="124" table:table="1"/>
              <table:change-track-table-cell office:value-type="string">
                <text:p>Flask</text:p>
              </table:change-track-table-cell>
            </table:cell-content-deletion>
            <table:cell-content-deletion>
              <table:cell-address table:column="8" table:row="123" table:table="1"/>
              <table:change-track-table-cell office:value-type="string">
                <text:p>Apache Air Flow</text:p>
              </table:change-track-table-cell>
            </table:cell-content-deletion>
            <table:cell-content-deletion>
              <table:cell-address table:column="8" table:row="122" table:table="1"/>
              <table:change-track-table-cell office:value-type="string">
                <text:p>Angular 2.0+</text:p>
              </table:change-track-table-cell>
            </table:cell-content-deletion>
            <table:cell-content-deletion>
              <table:cell-address table:column="5" table:row="123" table:table="1"/>
              <table:change-track-table-cell office:value-type="string">
                <text:p>Code Monk</text:p>
              </table:change-track-table-cell>
            </table:cell-content-deletion>
            <table:cell-content-deletion>
              <table:cell-address table:column="5" table:row="122" table:table="1"/>
              <table:change-track-table-cell office:value-type="string">
                <text:p>Artificial Intelligence</text:p>
              </table:change-track-table-cell>
            </table:cell-content-deletion>
            <table:cell-content-deletion table:id="ct1032">
              <table:change-track-table-cell/>
            </table:cell-content-deletion>
            <table:cell-content-deletion table:id="ct1031">
              <table:change-track-table-cell/>
            </table:cell-content-deletion>
            <table:cell-content-deletion table:id="ct1030">
              <table:change-track-table-cell/>
            </table:cell-content-deletion>
            <table:cell-content-deletion table:id="ct74">
              <table:change-track-table-cell office:value-type="string">
                <text:p>~</text:p>
              </table:change-track-table-cell>
            </table:cell-content-deletion>
            <table:cell-content-deletion table:id="ct73">
              <table:change-track-table-cell office:value-type="string">
                <text:p>~</text:p>
              </table:change-track-table-cell>
            </table:cell-content-deletion>
            <table:cell-content-deletion table:id="ct72">
              <table:change-track-table-cell office:value-type="string">
                <text:p>~</text:p>
              </table:change-track-table-cell>
            </table:cell-content-deletion>
            <table:cell-content-deletion table:id="ct71">
              <table:change-track-table-cell office:value-type="string">
                <text:p>~</text:p>
              </table:change-track-table-cell>
            </table:cell-content-deletion>
            <table:cell-content-deletion table:id="ct70">
              <table:change-track-table-cell office:value-type="string">
                <text:p>~</text:p>
              </table:change-track-table-cell>
            </table:cell-content-deletion>
            <table:cell-content-deletion table:id="ct69">
              <table:change-track-table-cell office:value-type="string">
                <text:p>~</text:p>
              </table:change-track-table-cell>
            </table:cell-content-deletion>
            <table:cell-content-deletion table:id="ct68">
              <table:change-track-table-cell office:value-type="string">
                <text:p>~</text:p>
              </table:change-track-table-cell>
            </table:cell-content-deletion>
            <table:cell-content-deletion table:id="ct67">
              <table:change-track-table-cell office:value-type="string">
                <text:p>~</text:p>
              </table:change-track-table-cell>
            </table:cell-content-deletion>
            <table:cell-content-deletion table:id="ct66">
              <table:change-track-table-cell office:value-type="string">
                <text:p>~</text:p>
              </table:change-track-table-cell>
            </table:cell-content-deletion>
            <table:cell-content-deletion table:id="ct65">
              <table:change-track-table-cell office:value-type="string">
                <text:p>~</text:p>
              </table:change-track-table-cell>
            </table:cell-content-deletion>
            <table:cell-content-deletion table:id="ct64">
              <table:change-track-table-cell office:value-type="string">
                <text:p>~</text:p>
              </table:change-track-table-cell>
            </table:cell-content-deletion>
            <table:cell-content-deletion table:id="ct63">
              <table:change-track-table-cell office:value-type="string">
                <text:p>~</text:p>
              </table:change-track-table-cell>
            </table:cell-content-deletion>
            <table:cell-content-deletion table:id="ct62">
              <table:change-track-table-cell office:value-type="string">
                <text:p>~</text:p>
              </table:change-track-table-cell>
            </table:cell-content-deletion>
            <table:cell-content-deletion table:id="ct61">
              <table:change-track-table-cell office:value-type="string">
                <text:p>~</text:p>
              </table:change-track-table-cell>
            </table:cell-content-deletion>
            <table:cell-content-deletion table:id="ct60">
              <table:change-track-table-cell office:value-type="string">
                <text:p>~</text:p>
              </table:change-track-table-cell>
            </table:cell-content-deletion>
            <table:cell-content-deletion table:id="ct59">
              <table:change-track-table-cell office:value-type="string">
                <text:p>~</text:p>
              </table:change-track-table-cell>
            </table:cell-content-deletion>
            <table:cell-content-deletion table:id="ct58">
              <table:change-track-table-cell office:value-type="string">
                <text:p>~</text:p>
              </table:change-track-table-cell>
            </table:cell-content-deletion>
            <table:cell-content-deletion table:id="ct57">
              <table:change-track-table-cell office:value-type="string">
                <text:p>~</text:p>
              </table:change-track-table-cell>
            </table:cell-content-deletion>
            <table:cell-content-deletion table:id="ct56">
              <table:change-track-table-cell office:value-type="string">
                <text:p>~</text:p>
              </table:change-track-table-cell>
            </table:cell-content-deletion>
            <table:cell-content-deletion table:id="ct55">
              <table:change-track-table-cell office:value-type="string">
                <text:p>~</text:p>
              </table:change-track-table-cell>
            </table:cell-content-deletion>
            <table:cell-content-deletion table:id="ct54">
              <table:change-track-table-cell office:value-type="string">
                <text:p>~</text:p>
              </table:change-track-table-cell>
            </table:cell-content-deletion>
            <table:cell-content-deletion table:id="ct53">
              <table:change-track-table-cell office:value-type="string">
                <text:p>~</text:p>
              </table:change-track-table-cell>
            </table:cell-content-deletion>
            <table:cell-content-deletion table:id="ct52">
              <table:change-track-table-cell office:value-type="string">
                <text:p>~</text:p>
              </table:change-track-table-cell>
            </table:cell-content-deletion>
            <table:cell-content-deletion table:id="ct51">
              <table:change-track-table-cell office:value-type="string">
                <text:p>~</text:p>
              </table:change-track-table-cell>
            </table:cell-content-deletion>
            <table:cell-content-deletion table:id="ct50">
              <table:change-track-table-cell office:value-type="string">
                <text:p>~</text:p>
              </table:change-track-table-cell>
            </table:cell-content-deletion>
            <table:cell-content-deletion table:id="ct49">
              <table:change-track-table-cell office:value-type="string">
                <text:p>~</text:p>
              </table:change-track-table-cell>
            </table:cell-content-deletion>
            <table:cell-content-deletion table:id="ct48">
              <table:change-track-table-cell office:value-type="string">
                <text:p>~</text:p>
              </table:change-track-table-cell>
            </table:cell-content-deletion>
            <table:cell-content-deletion table:id="ct47">
              <table:change-track-table-cell office:value-type="string">
                <text:p>~</text:p>
              </table:change-track-table-cell>
            </table:cell-content-deletion>
            <table:cell-content-deletion table:id="ct46">
              <table:change-track-table-cell office:value-type="string">
                <text:p>~</text:p>
              </table:change-track-table-cell>
            </table:cell-content-deletion>
            <table:cell-content-deletion table:id="ct45">
              <table:change-track-table-cell office:value-type="string">
                <text:p>~</text:p>
              </table:change-track-table-cell>
            </table:cell-content-deletion>
            <table:cell-content-deletion table:id="ct44">
              <table:change-track-table-cell office:value-type="string">
                <text:p>~</text:p>
              </table:change-track-table-cell>
            </table:cell-content-deletion>
            <table:cell-content-deletion table:id="ct43">
              <table:change-track-table-cell office:value-type="string">
                <text:p>~</text:p>
              </table:change-track-table-cell>
            </table:cell-content-deletion>
            <table:cell-content-deletion table:id="ct42">
              <table:change-track-table-cell office:value-type="string">
                <text:p>~</text:p>
              </table:change-track-table-cell>
            </table:cell-content-deletion>
            <table:cell-content-deletion table:id="ct41">
              <table:change-track-table-cell office:value-type="string">
                <text:p>~</text:p>
              </table:change-track-table-cell>
            </table:cell-content-deletion>
            <table:cell-content-deletion table:id="ct40">
              <table:change-track-table-cell office:value-type="string">
                <text:p>~</text:p>
              </table:change-track-table-cell>
            </table:cell-content-deletion>
            <table:cell-content-deletion table:id="ct39">
              <table:change-track-table-cell office:value-type="string">
                <text:p>~</text:p>
              </table:change-track-table-cell>
            </table:cell-content-deletion>
            <table:cell-content-deletion table:id="ct38">
              <table:change-track-table-cell office:value-type="string">
                <text:p>~</text:p>
              </table:change-track-table-cell>
            </table:cell-content-deletion>
            <table:cell-content-deletion table:id="ct37">
              <table:change-track-table-cell office:value-type="string">
                <text:p>~</text:p>
              </table:change-track-table-cell>
            </table:cell-content-deletion>
            <table:cell-content-deletion table:id="ct36">
              <table:change-track-table-cell office:value-type="string">
                <text:p>~</text:p>
              </table:change-track-table-cell>
            </table:cell-content-deletion>
            <table:cell-content-deletion table:id="ct35">
              <table:change-track-table-cell office:value-type="string">
                <text:p>~</text:p>
              </table:change-track-table-cell>
            </table:cell-content-deletion>
            <table:cell-content-deletion table:id="ct34">
              <table:change-track-table-cell office:value-type="string">
                <text:p>~</text:p>
              </table:change-track-table-cell>
            </table:cell-content-deletion>
            <table:cell-content-deletion table:id="ct33">
              <table:change-track-table-cell office:value-type="string">
                <text:p>~</text:p>
              </table:change-track-table-cell>
            </table:cell-content-deletion>
            <table:cell-content-deletion table:id="ct32">
              <table:change-track-table-cell office:value-type="string">
                <text:p>~</text:p>
              </table:change-track-table-cell>
            </table:cell-content-deletion>
            <table:cell-content-deletion table:id="ct31">
              <table:change-track-table-cell office:value-type="string">
                <text:p>~</text:p>
              </table:change-track-table-cell>
            </table:cell-content-deletion>
            <table:cell-content-deletion table:id="ct30">
              <table:change-track-table-cell office:value-type="string">
                <text:p>~</text:p>
              </table:change-track-table-cell>
            </table:cell-content-deletion>
            <table:cell-content-deletion table:id="ct29">
              <table:change-track-table-cell office:value-type="string">
                <text:p>~</text:p>
              </table:change-track-table-cell>
            </table:cell-content-deletion>
            <table:cell-content-deletion table:id="ct28">
              <table:change-track-table-cell office:value-type="string">
                <text:p>~</text:p>
              </table:change-track-table-cell>
            </table:cell-content-deletion>
            <table:cell-content-deletion table:id="ct27">
              <table:change-track-table-cell office:value-type="string">
                <text:p>~</text:p>
              </table:change-track-table-cell>
            </table:cell-content-deletion>
            <table:cell-content-deletion table:id="ct26">
              <table:change-track-table-cell office:value-type="string">
                <text:p>~</text:p>
              </table:change-track-table-cell>
            </table:cell-content-deletion>
            <table:cell-content-deletion table:id="ct25">
              <table:change-track-table-cell office:value-type="string">
                <text:p>~</text:p>
              </table:change-track-table-cell>
            </table:cell-content-deletion>
            <table:cell-content-deletion table:id="ct24">
              <table:change-track-table-cell office:value-type="string">
                <text:p>~</text:p>
              </table:change-track-table-cell>
            </table:cell-content-deletion>
            <table:cell-content-deletion table:id="ct23">
              <table:change-track-table-cell office:value-type="string">
                <text:p>~</text:p>
              </table:change-track-table-cell>
            </table:cell-content-deletion>
            <table:cell-content-deletion table:id="ct22">
              <table:change-track-table-cell office:value-type="string">
                <text:p>~</text:p>
              </table:change-track-table-cell>
            </table:cell-content-deletion>
            <table:cell-content-deletion table:id="ct21">
              <table:change-track-table-cell office:value-type="string">
                <text:p>~</text:p>
              </table:change-track-table-cell>
            </table:cell-content-deletion>
            <table:cell-content-deletion table:id="ct20">
              <table:change-track-table-cell office:value-type="string">
                <text:p>~</text:p>
              </table:change-track-table-cell>
            </table:cell-content-deletion>
            <table:cell-content-deletion table:id="ct19">
              <table:change-track-table-cell office:value-type="string">
                <text:p>~</text:p>
              </table:change-track-table-cell>
            </table:cell-content-deletion>
            <table:cell-content-deletion table:id="ct18">
              <table:change-track-table-cell office:value-type="string">
                <text:p>~</text:p>
              </table:change-track-table-cell>
            </table:cell-content-deletion>
            <table:cell-content-deletion table:id="ct17">
              <table:change-track-table-cell office:value-type="string">
                <text:p>~</text:p>
              </table:change-track-table-cell>
            </table:cell-content-deletion>
            <table:cell-content-deletion table:id="ct16">
              <table:change-track-table-cell office:value-type="string">
                <text:p>~</text:p>
              </table:change-track-table-cell>
            </table:cell-content-deletion>
            <table:cell-content-deletion table:id="ct15">
              <table:change-track-table-cell office:value-type="string">
                <text:p>~</text:p>
              </table:change-track-table-cell>
            </table:cell-content-deletion>
            <table:cell-content-deletion table:id="ct14">
              <table:change-track-table-cell office:value-type="string">
                <text:p>~</text:p>
              </table:change-track-table-cell>
            </table:cell-content-deletion>
            <table:cell-content-deletion table:id="ct13">
              <table:change-track-table-cell office:value-type="string">
                <text:p>~</text:p>
              </table:change-track-table-cell>
            </table:cell-content-deletion>
            <table:cell-content-deletion table:id="ct12">
              <table:change-track-table-cell office:value-type="string">
                <text:p>~</text:p>
              </table:change-track-table-cell>
            </table:cell-content-deletion>
            <table:cell-content-deletion table:id="ct11">
              <table:change-track-table-cell office:value-type="string">
                <text:p>~</text:p>
              </table:change-track-table-cell>
            </table:cell-content-deletion>
            <table:cell-content-deletion table:id="ct10">
              <table:change-track-table-cell office:value-type="string">
                <text:p>~</text:p>
              </table:change-track-table-cell>
            </table:cell-content-deletion>
            <table:cell-content-deletion table:id="ct9">
              <table:change-track-table-cell office:value-type="string">
                <text:p>~</text:p>
              </table:change-track-table-cell>
            </table:cell-content-deletion>
            <table:cell-content-deletion table:id="ct8">
              <table:change-track-table-cell/>
            </table:cell-content-deletion>
          </table:deletions>
        </table:movement>
        <table:movement table:id="ct1990">
          <table:source-range-address table:start-column="0" table:start-row="106" table:start-table="1" table:end-column="73" table:end-row="225" table:end-table="1"/>
          <table:target-range-address table:start-column="0" table:start-row="105" table:start-table="1" table:end-column="73" table:end-row="224" table:end-table="1"/>
          <office:change-info>
            <dc:creator> </dc:creator>
            <dc:date>2021-01-11T15:08:26.688411877</dc:date>
          </office:change-info>
          <table:dependencies>
            <table:dependency table:id="ct2149"/>
            <table:dependency table:id="ct2135"/>
            <table:dependency table:id="ct2120"/>
            <table:dependency table:id="ct2085"/>
            <table:dependency table:id="ct2082"/>
            <table:dependency table:id="ct2080"/>
            <table:dependency table:id="ct2077"/>
            <table:dependency table:id="ct2075"/>
          </table:dependencies>
          <table:deletions>
            <table:cell-content-deletion>
              <table:cell-address table:column="73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72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71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70" table:row="109" table:table="1"/>
              <table:change-track-table-cell office:value-type="string">
                <text:p>The Anatomy of Story</text:p>
              </table:change-track-table-cell>
            </table:cell-content-deletion>
            <table:cell-content-deletion>
              <table:cell-address table:column="70" table:row="108" table:table="1"/>
              <table:change-track-table-cell office:value-type="string">
                <text:p>The Anatomy of Story</text:p>
              </table:change-track-table-cell>
            </table:cell-content-deletion>
            <table:cell-content-deletion>
              <table:cell-address table:column="70" table:row="107" table:table="1"/>
              <table:change-track-table-cell office:value-type="string">
                <text:p>The Anatomy of Story</text:p>
              </table:change-track-table-cell>
            </table:cell-content-deletion>
            <table:cell-content-deletion>
              <table:cell-address table:column="70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9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8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7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6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5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4" table:row="118" table:table="1"/>
              <table:change-track-table-cell office:value-type="string">
                <text:p>Moons of Madness</text:p>
              </table:change-track-table-cell>
            </table:cell-content-deletion>
            <table:cell-content-deletion>
              <table:cell-address table:column="64" table:row="117" table:table="1"/>
              <table:change-track-table-cell office:value-type="string">
                <text:p>Soma</text:p>
              </table:change-track-table-cell>
            </table:cell-content-deletion>
            <table:cell-content-deletion>
              <table:cell-address table:column="64" table:row="116" table:table="1"/>
              <table:change-track-table-cell office:value-type="string">
                <text:p>Penumbra: Overture</text:p>
              </table:change-track-table-cell>
            </table:cell-content-deletion>
            <table:cell-content-deletion>
              <table:cell-address table:column="64" table:row="115" table:table="1"/>
              <table:change-track-table-cell office:value-type="string">
                <text:p>Bloodborne</text:p>
              </table:change-track-table-cell>
            </table:cell-content-deletion>
            <table:cell-content-deletion>
              <table:cell-address table:column="64" table:row="114" table:table="1"/>
              <table:change-track-table-cell office:value-type="string">
                <text:p>Sunless Skies</text:p>
              </table:change-track-table-cell>
            </table:cell-content-deletion>
            <table:cell-content-deletion>
              <table:cell-address table:column="64" table:row="113" table:table="1"/>
              <table:change-track-table-cell office:value-type="string">
                <text:p>Sunless Sea</text:p>
              </table:change-track-table-cell>
            </table:cell-content-deletion>
            <table:cell-content-deletion>
              <table:cell-address table:column="64" table:row="112" table:table="1"/>
              <table:change-track-table-cell office:value-type="string">
                <text:p>Cthulhu Saves the Christmas</text:p>
              </table:change-track-table-cell>
            </table:cell-content-deletion>
            <table:cell-content-deletion>
              <table:cell-address table:column="64" table:row="111" table:table="1"/>
              <table:change-track-table-cell office:value-type="string">
                <text:p>Cthulhu Saves the World</text:p>
              </table:change-track-table-cell>
            </table:cell-content-deletion>
            <table:cell-content-deletion>
              <table:cell-address table:column="64" table:row="110" table:table="1"/>
              <table:change-track-table-cell office:value-type="string">
                <text:p>Sam &amp; Max: The Devil’s Playhouse</text:p>
              </table:change-track-table-cell>
            </table:cell-content-deletion>
            <table:cell-content-deletion>
              <table:cell-address table:column="64" table:row="109" table:table="1"/>
              <table:change-track-table-cell office:value-type="string">
                <text:p>Call of Cthulhu</text:p>
              </table:change-track-table-cell>
            </table:cell-content-deletion>
            <table:cell-content-deletion>
              <table:cell-address table:column="64" table:row="108" table:table="1"/>
              <table:change-track-table-cell office:value-type="string">
                <text:p>Call of Cthulhu: Dark Corners of the Earth</text:p>
              </table:change-track-table-cell>
            </table:cell-content-deletion>
            <table:cell-content-deletion>
              <table:cell-address table:column="64" table:row="107" table:table="1"/>
              <table:change-track-table-cell office:value-type="string">
                <text:p>Iru!</text:p>
              </table:change-track-table-cell>
            </table:cell-content-deletion>
            <table:cell-content-deletion>
              <table:cell-address table:column="64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3" table:row="122" table:table="1"/>
              <table:change-track-table-cell office:value-type="string">
                <text:p>Galactic Battlegrounds</text:p>
              </table:change-track-table-cell>
            </table:cell-content-deletion>
            <table:cell-content-deletion>
              <table:cell-address table:column="63" table:row="121" table:table="1"/>
              <table:change-track-table-cell office:value-type="string">
                <text:p>Rogue Squadron II: Rogue Leader – Gamecube</text:p>
              </table:change-track-table-cell>
            </table:cell-content-deletion>
            <table:cell-content-deletion>
              <table:cell-address table:column="63" table:row="120" table:table="1"/>
              <table:change-track-table-cell office:value-type="string">
                <text:p>Jedi Knight: Dark Forces II</text:p>
              </table:change-track-table-cell>
            </table:cell-content-deletion>
            <table:cell-content-deletion>
              <table:cell-address table:column="63" table:row="119" table:table="1"/>
              <table:change-track-table-cell office:value-type="string">
                <text:p>X-Wing vs. TIE Fighter</text:p>
              </table:change-track-table-cell>
            </table:cell-content-deletion>
            <table:cell-content-deletion>
              <table:cell-address table:column="63" table:row="118" table:table="1"/>
              <table:change-track-table-cell office:value-type="string">
                <text:p>X-Wing Alliance</text:p>
              </table:change-track-table-cell>
            </table:cell-content-deletion>
            <table:cell-content-deletion>
              <table:cell-address table:column="63" table:row="117" table:table="1"/>
              <table:change-track-table-cell office:value-type="string">
                <text:p>TIE Fighter</text:p>
              </table:change-track-table-cell>
            </table:cell-content-deletion>
            <table:cell-content-deletion>
              <table:cell-address table:column="63" table:row="116" table:table="1"/>
              <table:change-track-table-cell office:value-type="string">
                <text:p>Cool, fun + maybe too old</text:p>
              </table:change-track-table-cell>
            </table:cell-content-deletion>
            <table:cell-content-deletion>
              <table:cell-address table:column="63" table:row="115" table:table="1"/>
              <table:change-track-table-cell office:value-type="string">
                <text:p>Battlefront 1 – Multiplayer Shooter</text:p>
              </table:change-track-table-cell>
            </table:cell-content-deletion>
            <table:cell-content-deletion>
              <table:cell-address table:column="63" table:row="114" table:table="1"/>
              <table:change-track-table-cell office:value-type="string">
                <text:p>Battlefront 2 – Multiplayer Shooter</text:p>
              </table:change-track-table-cell>
            </table:cell-content-deletion>
            <table:cell-content-deletion>
              <table:cell-address table:column="63" table:row="113" table:table="1"/>
              <table:change-track-table-cell office:value-type="string">
                <text:p>Empire at War – RTS (mods?)</text:p>
              </table:change-track-table-cell>
            </table:cell-content-deletion>
            <table:cell-content-deletion>
              <table:cell-address table:column="63" table:row="112" table:table="1"/>
              <table:change-track-table-cell office:value-type="string">
                <text:p>Republic Commando – Tactical Shooter</text:p>
              </table:change-track-table-cell>
            </table:cell-content-deletion>
            <table:cell-content-deletion>
              <table:cell-address table:column="63" table:row="111" table:table="1"/>
              <table:change-track-table-cell office:value-type="string">
                <text:p>Jedi Knight: Jedi Academy</text:p>
              </table:change-track-table-cell>
            </table:cell-content-deletion>
            <table:cell-content-deletion>
              <table:cell-address table:column="63" table:row="110" table:table="1"/>
              <table:change-track-table-cell office:value-type="string">
                <text:p>Jedi Knight 2: Jedi Outcast – Story Act-Adv</text:p>
              </table:change-track-table-cell>
            </table:cell-content-deletion>
            <table:cell-content-deletion>
              <table:cell-address table:column="63" table:row="109" table:table="1"/>
              <table:change-track-table-cell office:value-type="string">
                <text:p>Kotor 2 (I should check the Restored Content Mod)</text:p>
              </table:change-track-table-cell>
            </table:cell-content-deletion>
            <table:cell-content-deletion>
              <table:cell-address table:column="63" table:row="108" table:table="1"/>
              <table:change-track-table-cell office:value-type="string">
                <text:p>Kotor 1 – RPG</text:p>
              </table:change-track-table-cell>
            </table:cell-content-deletion>
            <table:cell-content-deletion>
              <table:cell-address table:column="63" table:row="107" table:table="1"/>
              <table:change-track-table-cell office:value-type="string">
                <text:p>Cool and popular</text:p>
              </table:change-track-table-cell>
            </table:cell-content-deletion>
            <table:cell-content-deletion>
              <table:cell-address table:column="63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2" table:row="114" table:table="1"/>
              <table:change-track-table-cell office:value-type="string">
                <text:p>Stellaris (Star Trek New Horizons)</text:p>
              </table:change-track-table-cell>
            </table:cell-content-deletion>
            <table:cell-content-deletion>
              <table:cell-address table:column="62" table:row="113" table:table="1"/>
              <table:change-track-table-cell office:value-type="string">
                <text:p>Sins of a Solar Empire (Star Trek Armada 3 mod)</text:p>
              </table:change-track-table-cell>
            </table:cell-content-deletion>
            <table:cell-content-deletion>
              <table:cell-address table:column="62" table:row="112" table:table="1"/>
              <table:change-track-table-cell office:value-type="string">
                <text:p>Star Trek: The Next Generation - A Final Unity</text:p>
              </table:change-track-table-cell>
            </table:cell-content-deletion>
            <table:cell-content-deletion>
              <table:cell-address table:column="62" table:row="111" table:table="1"/>
              <table:change-track-table-cell office:value-type="string">
                <text:p>Star Trek: Judgment Rites</text:p>
              </table:change-track-table-cell>
            </table:cell-content-deletion>
            <table:cell-content-deletion>
              <table:cell-address table:column="62" table:row="110" table:table="1"/>
              <table:change-track-table-cell office:value-type="string">
                <text:p>Star Trek: 25th Anniversary</text:p>
              </table:change-track-table-cell>
            </table:cell-content-deletion>
            <table:cell-content-deletion>
              <table:cell-address table:column="62" table:row="109" table:table="1"/>
              <table:change-track-table-cell office:value-type="string">
                <text:p>Star Trek: Elite Force</text:p>
              </table:change-track-table-cell>
            </table:cell-content-deletion>
            <table:cell-content-deletion>
              <table:cell-address table:column="62" table:row="108" table:table="1"/>
              <table:change-track-table-cell office:value-type="string">
                <text:p>Star Trek: Bridge Commander</text:p>
              </table:change-track-table-cell>
            </table:cell-content-deletion>
            <table:cell-content-deletion>
              <table:cell-address table:column="62" table:row="107" table:table="1"/>
              <table:change-track-table-cell office:value-type="string">
                <text:p>Star Trek: Birth of the Federation</text:p>
              </table:change-track-table-cell>
            </table:cell-content-deletion>
            <table:cell-content-deletion>
              <table:cell-address table:column="62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1" table:row="108" table:table="1"/>
              <table:change-track-table-cell office:value-type="string">
                <text:p>This War of Mine</text:p>
              </table:change-track-table-cell>
            </table:cell-content-deletion>
            <table:cell-content-deletion>
              <table:cell-address table:column="61" table:row="107" table:table="1"/>
              <table:change-track-table-cell office:value-type="string">
                <text:p>Sabnautica</text:p>
              </table:change-track-table-cell>
            </table:cell-content-deletion>
            <table:cell-content-deletion>
              <table:cell-address table:column="61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0" table:row="128" table:table="1"/>
              <table:change-track-table-cell office:value-type="string">
                <text:p>XCOM: EU: Long War</text:p>
              </table:change-track-table-cell>
            </table:cell-content-deletion>
            <table:cell-content-deletion>
              <table:cell-address table:column="60" table:row="127" table:table="1"/>
              <table:change-track-table-cell office:value-type="string">
                <text:p>Warcraft 3</text:p>
              </table:change-track-table-cell>
            </table:cell-content-deletion>
            <table:cell-content-deletion>
              <table:cell-address table:column="60" table:row="126" table:table="1"/>
              <table:change-track-table-cell office:value-type="string">
                <text:p>Total War: Shogun 2</text:p>
              </table:change-track-table-cell>
            </table:cell-content-deletion>
            <table:cell-content-deletion>
              <table:cell-address table:column="60" table:row="125" table:table="1"/>
              <table:change-track-table-cell office:value-type="string">
                <text:p>StarCraft 2</text:p>
              </table:change-track-table-cell>
            </table:cell-content-deletion>
            <table:cell-content-deletion>
              <table:cell-address table:column="60" table:row="124" table:table="1"/>
              <table:change-track-table-cell office:value-type="string">
                <text:p>Space Rangers HD</text:p>
              </table:change-track-table-cell>
            </table:cell-content-deletion>
            <table:cell-content-deletion>
              <table:cell-address table:column="60" table:row="123" table:table="1"/>
              <table:change-track-table-cell office:value-type="string">
                <text:p>Slay The Spire</text:p>
              </table:change-track-table-cell>
            </table:cell-content-deletion>
            <table:cell-content-deletion>
              <table:cell-address table:column="60" table:row="122" table:table="1"/>
              <table:change-track-table-cell office:value-type="string">
                <text:p>Shadow Tactics</text:p>
              </table:change-track-table-cell>
            </table:cell-content-deletion>
            <table:cell-content-deletion>
              <table:cell-address table:column="60" table:row="121" table:table="1"/>
              <table:change-track-table-cell office:value-type="string">
                <text:p>Rome: Total War</text:p>
              </table:change-track-table-cell>
            </table:cell-content-deletion>
            <table:cell-content-deletion>
              <table:cell-address table:column="60" table:row="120" table:table="1"/>
              <table:change-track-table-cell office:value-type="string">
                <text:p>Jagged Alliance</text:p>
              </table:change-track-table-cell>
            </table:cell-content-deletion>
            <table:cell-content-deletion>
              <table:cell-address table:column="60" table:row="119" table:table="1"/>
              <table:change-track-table-cell office:value-type="string">
                <text:p>Into the Breach</text:p>
              </table:change-track-table-cell>
            </table:cell-content-deletion>
            <table:cell-content-deletion>
              <table:cell-address table:column="60" table:row="118" table:table="1"/>
              <table:change-track-table-cell office:value-type="string">
                <text:p>Heroes of Might and Magic 3</text:p>
              </table:change-track-table-cell>
            </table:cell-content-deletion>
            <table:cell-content-deletion>
              <table:cell-address table:column="60" table:row="117" table:table="1"/>
              <table:change-track-table-cell office:value-type="string">
                <text:p>Frostpunk</text:p>
              </table:change-track-table-cell>
            </table:cell-content-deletion>
            <table:cell-content-deletion>
              <table:cell-address table:column="60" table:row="116" table:table="1"/>
              <table:change-track-table-cell office:value-type="string">
                <text:p>Football Manager 2020</text:p>
              </table:change-track-table-cell>
            </table:cell-content-deletion>
            <table:cell-content-deletion>
              <table:cell-address table:column="60" table:row="115" table:table="1"/>
              <table:change-track-table-cell office:value-type="string">
                <text:p>Factorio</text:p>
              </table:change-track-table-cell>
            </table:cell-content-deletion>
            <table:cell-content-deletion>
              <table:cell-address table:column="60" table:row="114" table:table="1"/>
              <table:change-track-table-cell office:value-type="string">
                <text:p>Dungeon Keeper</text:p>
              </table:change-track-table-cell>
            </table:cell-content-deletion>
            <table:cell-content-deletion>
              <table:cell-address table:column="60" table:row="113" table:table="1"/>
              <table:change-track-table-cell office:value-type="string">
                <text:p>Command &amp; Conquer: Tiberian Dawn</text:p>
              </table:change-track-table-cell>
            </table:cell-content-deletion>
            <table:cell-content-deletion>
              <table:cell-address table:column="60" table:row="112" table:table="1"/>
              <table:change-track-table-cell office:value-type="string">
                <text:p>Command &amp; Conquer: Red Alert</text:p>
              </table:change-track-table-cell>
            </table:cell-content-deletion>
            <table:cell-content-deletion>
              <table:cell-address table:column="60" table:row="111" table:table="1"/>
              <table:change-track-table-cell office:value-type="string">
                <text:p>Civilization 4</text:p>
              </table:change-track-table-cell>
            </table:cell-content-deletion>
            <table:cell-content-deletion>
              <table:cell-address table:column="60" table:row="110" table:table="1"/>
              <table:change-track-table-cell office:value-type="string">
                <text:p>Cities: Skyline</text:p>
              </table:change-track-table-cell>
            </table:cell-content-deletion>
            <table:cell-content-deletion>
              <table:cell-address table:column="60" table:row="109" table:table="1"/>
              <table:change-track-table-cell office:value-type="string">
                <text:p>Anno 2070</text:p>
              </table:change-track-table-cell>
            </table:cell-content-deletion>
            <table:cell-content-deletion>
              <table:cell-address table:column="60" table:row="108" table:table="1"/>
              <table:change-track-table-cell office:value-type="string">
                <text:p>Anno 1404</text:p>
              </table:change-track-table-cell>
            </table:cell-content-deletion>
            <table:cell-content-deletion>
              <table:cell-address table:column="60" table:row="107" table:table="1"/>
              <table:change-track-table-cell office:value-type="string">
                <text:p>Age of Empires 2</text:p>
              </table:change-track-table-cell>
            </table:cell-content-deletion>
            <table:cell-content-deletion>
              <table:cell-address table:column="60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9" table:row="110" table:table="1"/>
              <table:change-track-table-cell office:value-type="string">
                <text:p>Warhammer 40,000: Space Marine</text:p>
              </table:change-track-table-cell>
            </table:cell-content-deletion>
            <table:cell-content-deletion>
              <table:cell-address table:column="59" table:row="109" table:table="1"/>
              <table:change-track-table-cell office:value-type="string">
                <text:p>Superhot</text:p>
              </table:change-track-table-cell>
            </table:cell-content-deletion>
            <table:cell-content-deletion>
              <table:cell-address table:column="59" table:row="108" table:table="1"/>
              <table:change-track-table-cell office:value-type="string">
                <text:p>Spec Ops: The Line</text:p>
              </table:change-track-table-cell>
            </table:cell-content-deletion>
            <table:cell-content-deletion>
              <table:cell-address table:column="59" table:row="107" table:table="1"/>
              <table:change-track-table-cell office:value-type="string">
                <text:p>Black Mesa</text:p>
              </table:change-track-table-cell>
            </table:cell-content-deletion>
            <table:cell-content-deletion>
              <table:cell-address table:column="59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8" table:row="132" table:table="1"/>
              <table:change-track-table-cell office:value-type="string">
                <text:p>Wizardry 8</text:p>
              </table:change-track-table-cell>
            </table:cell-content-deletion>
            <table:cell-content-deletion>
              <table:cell-address table:column="58" table:row="131" table:table="1"/>
              <table:change-track-table-cell office:value-type="string">
                <text:p>Xenogears</text:p>
              </table:change-track-table-cell>
            </table:cell-content-deletion>
            <table:cell-content-deletion>
              <table:cell-address table:column="58" table:row="130" table:table="1"/>
              <table:change-track-table-cell office:value-type="string">
                <text:p>Xenoblade Chronicles</text:p>
              </table:change-track-table-cell>
            </table:cell-content-deletion>
            <table:cell-content-deletion>
              <table:cell-address table:column="58" table:row="129" table:table="1"/>
              <table:change-track-table-cell office:value-type="string">
                <text:p>Transistor</text:p>
              </table:change-track-table-cell>
            </table:cell-content-deletion>
            <table:cell-content-deletion>
              <table:cell-address table:column="58" table:row="128" table:table="1"/>
              <table:change-track-table-cell office:value-type="string">
                <text:p>Thronebreaker</text:p>
              </table:change-track-table-cell>
            </table:cell-content-deletion>
            <table:cell-content-deletion>
              <table:cell-address table:column="58" table:row="127" table:table="1"/>
              <table:change-track-table-cell office:value-type="string">
                <text:p>Pokémon LeafGreen</text:p>
              </table:change-track-table-cell>
            </table:cell-content-deletion>
            <table:cell-content-deletion>
              <table:cell-address table:column="58" table:row="126" table:table="1"/>
              <table:change-track-table-cell office:value-type="string">
                <text:p>Pokémon FireRed</text:p>
              </table:change-track-table-cell>
            </table:cell-content-deletion>
            <table:cell-content-deletion>
              <table:cell-address table:column="58" table:row="125" table:table="1"/>
              <table:change-track-table-cell office:value-type="string">
                <text:p>Planescape: Torment</text:p>
              </table:change-track-table-cell>
            </table:cell-content-deletion>
            <table:cell-content-deletion>
              <table:cell-address table:column="58" table:row="124" table:table="1"/>
              <table:change-track-table-cell office:value-type="string">
                <text:p>Persona 5</text:p>
              </table:change-track-table-cell>
            </table:cell-content-deletion>
            <table:cell-content-deletion>
              <table:cell-address table:column="58" table:row="123" table:table="1"/>
              <table:change-track-table-cell office:value-type="string">
                <text:p>Persona 3</text:p>
              </table:change-track-table-cell>
            </table:cell-content-deletion>
            <table:cell-content-deletion>
              <table:cell-address table:column="58" table:row="122" table:table="1"/>
              <table:change-track-table-cell office:value-type="string">
                <text:p>Pathfinder: Kingmaker</text:p>
              </table:change-track-table-cell>
            </table:cell-content-deletion>
            <table:cell-content-deletion>
              <table:cell-address table:column="58" table:row="121" table:table="1"/>
              <table:change-track-table-cell office:value-type="string">
                <text:p>Nine Hours, Nine Persons, Nine Doors</text:p>
              </table:change-track-table-cell>
            </table:cell-content-deletion>
            <table:cell-content-deletion>
              <table:cell-address table:column="58" table:row="120" table:table="1"/>
              <table:change-track-table-cell office:value-type="string">
                <text:p>Nier: Automata</text:p>
              </table:change-track-table-cell>
            </table:cell-content-deletion>
            <table:cell-content-deletion>
              <table:cell-address table:column="58" table:row="119" table:table="1"/>
              <table:change-track-table-cell office:value-type="string">
                <text:p>Ni no Kuni 1</text:p>
              </table:change-track-table-cell>
            </table:cell-content-deletion>
            <table:cell-content-deletion>
              <table:cell-address table:column="58" table:row="118" table:table="1"/>
              <table:change-track-table-cell office:value-type="string">
                <text:p>Newerwinter nights 2</text:p>
              </table:change-track-table-cell>
            </table:cell-content-deletion>
            <table:cell-content-deletion>
              <table:cell-address table:column="58" table:row="117" table:table="1"/>
              <table:change-track-table-cell office:value-type="string">
                <text:p>Mass Effect 2</text:p>
              </table:change-track-table-cell>
            </table:cell-content-deletion>
            <table:cell-content-deletion>
              <table:cell-address table:column="58" table:row="116" table:table="1"/>
              <table:change-track-table-cell office:value-type="string">
                <text:p>Final Fantasy VII</text:p>
              </table:change-track-table-cell>
            </table:cell-content-deletion>
            <table:cell-content-deletion>
              <table:cell-address table:column="58" table:row="115" table:table="1"/>
              <table:change-track-table-cell office:value-type="string">
                <text:p>Final Fantasy Tactics</text:p>
              </table:change-track-table-cell>
            </table:cell-content-deletion>
            <table:cell-content-deletion>
              <table:cell-address table:column="58" table:row="114" table:table="1"/>
              <table:change-track-table-cell office:value-type="string">
                <text:p>Fallout</text:p>
              </table:change-track-table-cell>
            </table:cell-content-deletion>
            <table:cell-content-deletion>
              <table:cell-address table:column="58" table:row="113" table:table="1"/>
              <table:change-track-table-cell office:value-type="string">
                <text:p>Earthbound</text:p>
              </table:change-track-table-cell>
            </table:cell-content-deletion>
            <table:cell-content-deletion>
              <table:cell-address table:column="58" table:row="112" table:table="1"/>
              <table:change-track-table-cell office:value-type="string">
                <text:p>Divinity Original Sin 2</text:p>
              </table:change-track-table-cell>
            </table:cell-content-deletion>
            <table:cell-content-deletion>
              <table:cell-address table:column="58" table:row="111" table:table="1"/>
              <table:change-track-table-cell office:value-type="string">
                <text:p>Disco Elysium</text:p>
              </table:change-track-table-cell>
            </table:cell-content-deletion>
            <table:cell-content-deletion>
              <table:cell-address table:column="58" table:row="110" table:table="1"/>
              <table:change-track-table-cell office:value-type="string">
                <text:p>Costume Quest</text:p>
              </table:change-track-table-cell>
            </table:cell-content-deletion>
            <table:cell-content-deletion>
              <table:cell-address table:column="58" table:row="109" table:table="1"/>
              <table:change-track-table-cell office:value-type="string">
                <text:p>Chrono Trigger</text:p>
              </table:change-track-table-cell>
            </table:cell-content-deletion>
            <table:cell-content-deletion>
              <table:cell-address table:column="58" table:row="108" table:table="1"/>
              <table:change-track-table-cell office:value-type="string">
                <text:p>Baldur's Gate 2</text:p>
              </table:change-track-table-cell>
            </table:cell-content-deletion>
            <table:cell-content-deletion>
              <table:cell-address table:column="58" table:row="107" table:table="1"/>
              <table:change-track-table-cell office:value-type="string">
                <text:p>Arcanum</text:p>
              </table:change-track-table-cell>
            </table:cell-content-deletion>
            <table:cell-content-deletion>
              <table:cell-address table:column="58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7" table:row="111" table:table="1"/>
              <table:change-track-table-cell office:value-type="string">
                <text:p>Spelunky</text:p>
              </table:change-track-table-cell>
            </table:cell-content-deletion>
            <table:cell-content-deletion>
              <table:cell-address table:column="57" table:row="110" table:table="1"/>
              <table:change-track-table-cell office:value-type="string">
                <text:p>Slay the Spire</text:p>
              </table:change-track-table-cell>
            </table:cell-content-deletion>
            <table:cell-content-deletion>
              <table:cell-address table:column="57" table:row="109" table:table="1"/>
              <table:change-track-table-cell office:value-type="string">
                <text:p>Hades</text:p>
              </table:change-track-table-cell>
            </table:cell-content-deletion>
            <table:cell-content-deletion>
              <table:cell-address table:column="57" table:row="108" table:table="1"/>
              <table:change-track-table-cell office:value-type="string">
                <text:p>FTL: Faster Than Light</text:p>
              </table:change-track-table-cell>
            </table:cell-content-deletion>
            <table:cell-content-deletion>
              <table:cell-address table:column="57" table:row="107" table:table="1"/>
              <table:change-track-table-cell office:value-type="string">
                <text:p>Enter The Gungeon</text:p>
              </table:change-track-table-cell>
            </table:cell-content-deletion>
            <table:cell-content-deletion>
              <table:cell-address table:column="57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6" table:row="108" table:table="1"/>
              <table:change-track-table-cell office:value-type="string">
                <text:p>Grid 2</text:p>
              </table:change-track-table-cell>
            </table:cell-content-deletion>
            <table:cell-content-deletion>
              <table:cell-address table:column="56" table:row="107" table:table="1"/>
              <table:change-track-table-cell office:value-type="string">
                <text:p>Gran Turismo 4</text:p>
              </table:change-track-table-cell>
            </table:cell-content-deletion>
            <table:cell-content-deletion>
              <table:cell-address table:column="56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5" table:row="118" table:table="1"/>
              <table:change-track-table-cell office:value-type="string">
                <text:p>SpaceChem</text:p>
              </table:change-track-table-cell>
            </table:cell-content-deletion>
            <table:cell-content-deletion>
              <table:cell-address table:column="55" table:row="116" table:table="1"/>
              <table:change-track-table-cell office:value-type="string">
                <text:p>The Witness</text:p>
              </table:change-track-table-cell>
            </table:cell-content-deletion>
            <table:cell-content-deletion>
              <table:cell-address table:column="55" table:row="115" table:table="1"/>
              <table:change-track-table-cell office:value-type="string">
                <text:p>The Bridge</text:p>
              </table:change-track-table-cell>
            </table:cell-content-deletion>
            <table:cell-content-deletion>
              <table:cell-address table:column="55" table:row="114" table:table="1"/>
              <table:change-track-table-cell office:value-type="string">
                <text:p>Limbo</text:p>
              </table:change-track-table-cell>
            </table:cell-content-deletion>
            <table:cell-content-deletion>
              <table:cell-address table:column="55" table:row="113" table:table="1"/>
              <table:change-track-table-cell office:value-type="string">
                <text:p>Hue</text:p>
              </table:change-track-table-cell>
            </table:cell-content-deletion>
            <table:cell-content-deletion>
              <table:cell-address table:column="55" table:row="112" table:table="1"/>
              <table:change-track-table-cell office:value-type="string">
                <text:p>GNOG</text:p>
              </table:change-track-table-cell>
            </table:cell-content-deletion>
            <table:cell-content-deletion>
              <table:cell-address table:column="55" table:row="111" table:table="1"/>
              <table:change-track-table-cell office:value-type="string">
                <text:p>Fez</text:p>
              </table:change-track-table-cell>
            </table:cell-content-deletion>
            <table:cell-content-deletion>
              <table:cell-address table:column="55" table:row="110" table:table="1"/>
              <table:change-track-table-cell office:value-type="string">
                <text:p>Death Coming</text:p>
              </table:change-track-table-cell>
            </table:cell-content-deletion>
            <table:cell-content-deletion>
              <table:cell-address table:column="55" table:row="109" table:table="1"/>
              <table:change-track-table-cell office:value-type="string">
                <text:p>Braid</text:p>
              </table:change-track-table-cell>
            </table:cell-content-deletion>
            <table:cell-content-deletion>
              <table:cell-address table:column="55" table:row="108" table:table="1"/>
              <table:change-track-table-cell office:value-type="string">
                <text:p>Baba is You</text:p>
              </table:change-track-table-cell>
            </table:cell-content-deletion>
            <table:cell-content-deletion>
              <table:cell-address table:column="55" table:row="107" table:table="1"/>
              <table:change-track-table-cell office:value-type="string">
                <text:p>Antichamber</text:p>
              </table:change-track-table-cell>
            </table:cell-content-deletion>
            <table:cell-content-deletion>
              <table:cell-address table:column="55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4" table:row="127" table:table="1"/>
              <table:change-track-table-cell office:value-type="string">
                <text:p>Mitsume ga Tooru</text:p>
              </table:change-track-table-cell>
            </table:cell-content-deletion>
            <table:cell-content-deletion>
              <table:cell-address table:column="54" table:row="126" table:table="1"/>
              <table:change-track-table-cell office:value-type="string">
                <text:p>The Messenger</text:p>
              </table:change-track-table-cell>
            </table:cell-content-deletion>
            <table:cell-content-deletion>
              <table:cell-address table:column="54" table:row="125" table:table="1"/>
              <table:change-track-table-cell office:value-type="string">
                <text:p>Super Meat Boy</text:p>
              </table:change-track-table-cell>
            </table:cell-content-deletion>
            <table:cell-content-deletion>
              <table:cell-address table:column="54" table:row="124" table:table="1"/>
              <table:change-track-table-cell office:value-type="string">
                <text:p>Super Mario World</text:p>
              </table:change-track-table-cell>
            </table:cell-content-deletion>
            <table:cell-content-deletion>
              <table:cell-address table:column="54" table:row="123" table:table="1"/>
              <table:change-track-table-cell office:value-type="string">
                <text:p>Super Mario 64</text:p>
              </table:change-track-table-cell>
            </table:cell-content-deletion>
            <table:cell-content-deletion>
              <table:cell-address table:column="54" table:row="122" table:table="1"/>
              <table:change-track-table-cell office:value-type="string">
                <text:p>Super Mario 3</text:p>
              </table:change-track-table-cell>
            </table:cell-content-deletion>
            <table:cell-content-deletion>
              <table:cell-address table:column="54" table:row="121" table:table="1"/>
              <table:change-track-table-cell office:value-type="string">
                <text:p>Sonic the Hedgehog 2</text:p>
              </table:change-track-table-cell>
            </table:cell-content-deletion>
            <table:cell-content-deletion>
              <table:cell-address table:column="54" table:row="120" table:table="1"/>
              <table:change-track-table-cell office:value-type="string">
                <text:p>Sonic the Hedgehog</text:p>
              </table:change-track-table-cell>
            </table:cell-content-deletion>
            <table:cell-content-deletion>
              <table:cell-address table:column="54" table:row="119" table:table="1"/>
              <table:change-track-table-cell office:value-type="string">
                <text:p>Ori and the Blind Forest</text:p>
              </table:change-track-table-cell>
            </table:cell-content-deletion>
            <table:cell-content-deletion>
              <table:cell-address table:column="54" table:row="118" table:table="1"/>
              <table:change-track-table-cell office:value-type="string">
                <text:p>My Friend Pedro</text:p>
              </table:change-track-table-cell>
            </table:cell-content-deletion>
            <table:cell-content-deletion>
              <table:cell-address table:column="54" table:row="117" table:table="1"/>
              <table:change-track-table-cell office:value-type="string">
                <text:p>Mega Man Zero 3</text:p>
              </table:change-track-table-cell>
            </table:cell-content-deletion>
            <table:cell-content-deletion>
              <table:cell-address table:column="54" table:row="116" table:table="1"/>
              <table:change-track-table-cell office:value-type="string">
                <text:p>Mega Man X</text:p>
              </table:change-track-table-cell>
            </table:cell-content-deletion>
            <table:cell-content-deletion>
              <table:cell-address table:column="54" table:row="115" table:table="1"/>
              <table:change-track-table-cell office:value-type="string">
                <text:p>Mega Man 3</text:p>
              </table:change-track-table-cell>
            </table:cell-content-deletion>
            <table:cell-content-deletion>
              <table:cell-address table:column="54" table:row="114" table:table="1"/>
              <table:change-track-table-cell office:value-type="string">
                <text:p>Mega Man 2</text:p>
              </table:change-track-table-cell>
            </table:cell-content-deletion>
            <table:cell-content-deletion>
              <table:cell-address table:column="54" table:row="113" table:table="1"/>
              <table:change-track-table-cell office:value-type="string">
                <text:p>Mark of the Ninja</text:p>
              </table:change-track-table-cell>
            </table:cell-content-deletion>
            <table:cell-content-deletion>
              <table:cell-address table:column="54" table:row="112" table:table="1"/>
              <table:change-track-table-cell office:value-type="string">
                <text:p>Horace</text:p>
              </table:change-track-table-cell>
            </table:cell-content-deletion>
            <table:cell-content-deletion>
              <table:cell-address table:column="54" table:row="111" table:table="1"/>
              <table:change-track-table-cell office:value-type="string">
                <text:p>Heart of Darkness</text:p>
              </table:change-track-table-cell>
            </table:cell-content-deletion>
            <table:cell-content-deletion>
              <table:cell-address table:column="54" table:row="110" table:table="1"/>
              <table:change-track-table-cell office:value-type="string">
                <text:p>Donkey Kong Country: Tropical Freeze</text:p>
              </table:change-track-table-cell>
            </table:cell-content-deletion>
            <table:cell-content-deletion>
              <table:cell-address table:column="54" table:row="109" table:table="1"/>
              <table:change-track-table-cell office:value-type="string">
                <text:p>Donkey Kong Country 2: Diddy's Kong Quest</text:p>
              </table:change-track-table-cell>
            </table:cell-content-deletion>
            <table:cell-content-deletion>
              <table:cell-address table:column="54" table:row="108" table:table="1"/>
              <table:change-track-table-cell office:value-type="string">
                <text:p>Cuphead</text:p>
              </table:change-track-table-cell>
            </table:cell-content-deletion>
            <table:cell-content-deletion>
              <table:cell-address table:column="54" table:row="107" table:table="1"/>
              <table:change-track-table-cell office:value-type="string">
                <text:p>Celeste</text:p>
              </table:change-track-table-cell>
            </table:cell-content-deletion>
            <table:cell-content-deletion>
              <table:cell-address table:column="54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3" table:row="116" table:table="1"/>
              <table:change-track-table-cell office:value-type="string">
                <text:p>Castlevania: Symphony of the Night</text:p>
              </table:change-track-table-cell>
            </table:cell-content-deletion>
            <table:cell-content-deletion>
              <table:cell-address table:column="53" table:row="113" table:table="1"/>
              <table:change-track-table-cell office:value-type="string">
                <text:p>Metroid: Prime</text:p>
              </table:change-track-table-cell>
            </table:cell-content-deletion>
            <table:cell-content-deletion>
              <table:cell-address table:column="53" table:row="112" table:table="1"/>
              <table:change-track-table-cell office:value-type="string">
                <text:p>Hollow Knight</text:p>
              </table:change-track-table-cell>
            </table:cell-content-deletion>
            <table:cell-content-deletion>
              <table:cell-address table:column="53" table:row="111" table:table="1"/>
              <table:change-track-table-cell office:value-type="string">
                <text:p>Cave Story+</text:p>
              </table:change-track-table-cell>
            </table:cell-content-deletion>
            <table:cell-content-deletion>
              <table:cell-address table:column="53" table:row="110" table:table="1"/>
              <table:change-track-table-cell office:value-type="string">
                <text:p>Castlevania: Aria of Sorrow</text:p>
              </table:change-track-table-cell>
            </table:cell-content-deletion>
            <table:cell-content-deletion>
              <table:cell-address table:column="53" table:row="109" table:table="1"/>
              <table:change-track-table-cell office:value-type="string">
                <text:p>Castlevania Rondo of Blood</text:p>
              </table:change-track-table-cell>
            </table:cell-content-deletion>
            <table:cell-content-deletion>
              <table:cell-address table:column="53" table:row="108" table:table="1"/>
              <table:change-track-table-cell office:value-type="string">
                <text:p>Bloodstained: Ritual of the Night</text:p>
              </table:change-track-table-cell>
            </table:cell-content-deletion>
            <table:cell-content-deletion>
              <table:cell-address table:column="53" table:row="107" table:table="1"/>
              <table:change-track-table-cell office:value-type="string">
                <text:p>Bloodstained: Curse of the Moon</text:p>
              </table:change-track-table-cell>
            </table:cell-content-deletion>
            <table:cell-content-deletion>
              <table:cell-address table:column="53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2" table:row="117" table:table="1"/>
              <table:change-track-table-cell office:value-type="string">
                <text:p>Vampire The Masquerade: Bloodlines</text:p>
              </table:change-track-table-cell>
            </table:cell-content-deletion>
            <table:cell-content-deletion>
              <table:cell-address table:column="52" table:row="116" table:table="1"/>
              <table:change-track-table-cell office:value-type="string">
                <text:p>Thief 2</text:p>
              </table:change-track-table-cell>
            </table:cell-content-deletion>
            <table:cell-content-deletion>
              <table:cell-address table:column="52" table:row="115" table:table="1"/>
              <table:change-track-table-cell office:value-type="string">
                <text:p>Thief</text:p>
              </table:change-track-table-cell>
            </table:cell-content-deletion>
            <table:cell-content-deletion>
              <table:cell-address table:column="52" table:row="114" table:table="1"/>
              <table:change-track-table-cell office:value-type="string">
                <text:p>TES: Morrowind</text:p>
              </table:change-track-table-cell>
            </table:cell-content-deletion>
            <table:cell-content-deletion>
              <table:cell-address table:column="52" table:row="113" table:table="1"/>
              <table:change-track-table-cell office:value-type="string">
                <text:p>System Shock 2</text:p>
              </table:change-track-table-cell>
            </table:cell-content-deletion>
            <table:cell-content-deletion>
              <table:cell-address table:column="52" table:row="112" table:table="1"/>
              <table:change-track-table-cell office:value-type="string">
                <text:p>System Shock</text:p>
              </table:change-track-table-cell>
            </table:cell-content-deletion>
            <table:cell-content-deletion>
              <table:cell-address table:column="52" table:row="111" table:table="1"/>
              <table:change-track-table-cell office:value-type="string">
                <text:p>Prey</text:p>
              </table:change-track-table-cell>
            </table:cell-content-deletion>
            <table:cell-content-deletion>
              <table:cell-address table:column="52" table:row="110" table:table="1"/>
              <table:change-track-table-cell office:value-type="string">
                <text:p>Pathologic</text:p>
              </table:change-track-table-cell>
            </table:cell-content-deletion>
            <table:cell-content-deletion>
              <table:cell-address table:column="52" table:row="109" table:table="1"/>
              <table:change-track-table-cell office:value-type="string">
                <text:p>Dishonored</text:p>
              </table:change-track-table-cell>
            </table:cell-content-deletion>
            <table:cell-content-deletion>
              <table:cell-address table:column="52" table:row="108" table:table="1"/>
              <table:change-track-table-cell office:value-type="string">
                <text:p>Deus Ex: Human Revolution</text:p>
              </table:change-track-table-cell>
            </table:cell-content-deletion>
            <table:cell-content-deletion>
              <table:cell-address table:column="52" table:row="107" table:table="1"/>
              <table:change-track-table-cell office:value-type="string">
                <text:p>Dark Messiah of Might and Magic</text:p>
              </table:change-track-table-cell>
            </table:cell-content-deletion>
            <table:cell-content-deletion>
              <table:cell-address table:column="52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1" table:row="110" table:table="1"/>
              <table:change-track-table-cell office:value-type="string">
                <text:p>Metal Gear Rising: Revengeance</text:p>
              </table:change-track-table-cell>
            </table:cell-content-deletion>
            <table:cell-content-deletion>
              <table:cell-address table:column="51" table:row="109" table:table="1"/>
              <table:change-track-table-cell office:value-type="string">
                <text:p>Devil May Cry 5</text:p>
              </table:change-track-table-cell>
            </table:cell-content-deletion>
            <table:cell-content-deletion>
              <table:cell-address table:column="51" table:row="108" table:table="1"/>
              <table:change-track-table-cell office:value-type="string">
                <text:p>Devil May Cry 3</text:p>
              </table:change-track-table-cell>
            </table:cell-content-deletion>
            <table:cell-content-deletion>
              <table:cell-address table:column="51" table:row="107" table:table="1"/>
              <table:change-track-table-cell office:value-type="string">
                <text:p>Devil May Cry</text:p>
              </table:change-track-table-cell>
            </table:cell-content-deletion>
            <table:cell-content-deletion>
              <table:cell-address table:column="51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0" table:row="117" table:table="1"/>
              <table:change-track-table-cell office:value-type="string">
                <text:p>Ultra Street Figher lV</text:p>
              </table:change-track-table-cell>
            </table:cell-content-deletion>
            <table:cell-content-deletion>
              <table:cell-address table:column="50" table:row="116" table:table="1"/>
              <table:change-track-table-cell office:value-type="string">
                <text:p>Tekken 7</text:p>
              </table:change-track-table-cell>
            </table:cell-content-deletion>
            <table:cell-content-deletion>
              <table:cell-address table:column="50" table:row="115" table:table="1"/>
              <table:change-track-table-cell office:value-type="string">
                <text:p>Tekken 3</text:p>
              </table:change-track-table-cell>
            </table:cell-content-deletion>
            <table:cell-content-deletion>
              <table:cell-address table:column="50" table:row="114" table:table="1"/>
              <table:change-track-table-cell office:value-type="string">
                <text:p>Super Street Fighter II: The New Challengers</text:p>
              </table:change-track-table-cell>
            </table:cell-content-deletion>
            <table:cell-content-deletion>
              <table:cell-address table:column="50" table:row="113" table:table="1"/>
              <table:change-track-table-cell office:value-type="string">
                <text:p>Super Smash Brother Melee</text:p>
              </table:change-track-table-cell>
            </table:cell-content-deletion>
            <table:cell-content-deletion>
              <table:cell-address table:column="50" table:row="112" table:table="1"/>
              <table:change-track-table-cell office:value-type="string">
                <text:p>Street Fighter III: 3rd Strike</text:p>
              </table:change-track-table-cell>
            </table:cell-content-deletion>
            <table:cell-content-deletion>
              <table:cell-address table:column="50" table:row="111" table:table="1"/>
              <table:change-track-table-cell office:value-type="string">
                <text:p>Street Fighter Alpha 3</text:p>
              </table:change-track-table-cell>
            </table:cell-content-deletion>
            <table:cell-content-deletion>
              <table:cell-address table:column="50" table:row="110" table:table="1"/>
              <table:change-track-table-cell office:value-type="string">
                <text:p>Street Fighter Alpha 2</text:p>
              </table:change-track-table-cell>
            </table:cell-content-deletion>
            <table:cell-content-deletion>
              <table:cell-address table:column="50" table:row="109" table:table="1"/>
              <table:change-track-table-cell office:value-type="string">
                <text:p>Soulcalibur 2</text:p>
              </table:change-track-table-cell>
            </table:cell-content-deletion>
            <table:cell-content-deletion>
              <table:cell-address table:column="50" table:row="108" table:table="1"/>
              <table:change-track-table-cell office:value-type="string">
                <text:p>Mortal Kombat 9</text:p>
              </table:change-track-table-cell>
            </table:cell-content-deletion>
            <table:cell-content-deletion>
              <table:cell-address table:column="50" table:row="107" table:table="1"/>
              <table:change-track-table-cell office:value-type="string">
                <text:p>Marvel vs. Capcom 2</text:p>
              </table:change-track-table-cell>
            </table:cell-content-deletion>
            <table:cell-content-deletion>
              <table:cell-address table:column="50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9" table:row="107" table:table="1"/>
              <table:change-track-table-cell office:value-type="string">
                <text:p>Legend of Grimrock</text:p>
              </table:change-track-table-cell>
            </table:cell-content-deletion>
            <table:cell-content-deletion>
              <table:cell-address table:column="49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8" table:row="109" table:table="1"/>
              <table:change-track-table-cell office:value-type="string">
                <text:p>Streets of Rage 2</text:p>
              </table:change-track-table-cell>
            </table:cell-content-deletion>
            <table:cell-content-deletion>
              <table:cell-address table:column="48" table:row="108" table:table="1"/>
              <table:change-track-table-cell office:value-type="string">
                <text:p>Battletoads</text:p>
              </table:change-track-table-cell>
            </table:cell-content-deletion>
            <table:cell-content-deletion>
              <table:cell-address table:column="48" table:row="107" table:table="1"/>
              <table:change-track-table-cell office:value-type="string">
                <text:p>Ape Out</text:p>
              </table:change-track-table-cell>
            </table:cell-content-deletion>
            <table:cell-content-deletion>
              <table:cell-address table:column="48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7" table:row="121" table:table="1"/>
              <table:change-track-table-cell office:value-type="string">
                <text:p>Zero Escape</text:p>
              </table:change-track-table-cell>
            </table:cell-content-deletion>
            <table:cell-content-deletion>
              <table:cell-address table:column="47" table:row="120" table:table="1"/>
              <table:change-track-table-cell office:value-type="string">
                <text:p>What remains of Edith Finch</text:p>
              </table:change-track-table-cell>
            </table:cell-content-deletion>
            <table:cell-content-deletion>
              <table:cell-address table:column="47" table:row="119" table:table="1"/>
              <table:change-track-table-cell office:value-type="string">
                <text:p>Stories Untold</text:p>
              </table:change-track-table-cell>
            </table:cell-content-deletion>
            <table:cell-content-deletion>
              <table:cell-address table:column="47" table:row="118" table:table="1"/>
              <table:change-track-table-cell office:value-type="string">
                <text:p>Snatcher</text:p>
              </table:change-track-table-cell>
            </table:cell-content-deletion>
            <table:cell-content-deletion>
              <table:cell-address table:column="47" table:row="117" table:table="1"/>
              <table:change-track-table-cell office:value-type="string">
                <text:p>Phoenix Wright: Ace Attorney Trilogy</text:p>
              </table:change-track-table-cell>
            </table:cell-content-deletion>
            <table:cell-content-deletion>
              <table:cell-address table:column="47" table:row="116" table:table="1"/>
              <table:change-track-table-cell office:value-type="string">
                <text:p>Oxenfree</text:p>
              </table:change-track-table-cell>
            </table:cell-content-deletion>
            <table:cell-content-deletion>
              <table:cell-address table:column="47" table:row="115" table:table="1"/>
              <table:change-track-table-cell office:value-type="string">
                <text:p>Mutazione</text:p>
              </table:change-track-table-cell>
            </table:cell-content-deletion>
            <table:cell-content-deletion>
              <table:cell-address table:column="47" table:row="114" table:table="1"/>
              <table:change-track-table-cell office:value-type="string">
                <text:p>Grim Fandango</text:p>
              </table:change-track-table-cell>
            </table:cell-content-deletion>
            <table:cell-content-deletion>
              <table:cell-address table:column="47" table:row="113" table:table="1"/>
              <table:change-track-table-cell office:value-type="string">
                <text:p>Gone Home</text:p>
              </table:change-track-table-cell>
            </table:cell-content-deletion>
            <table:cell-content-deletion>
              <table:cell-address table:column="47" table:row="112" table:table="1"/>
              <table:change-track-table-cell office:value-type="string">
                <text:p>Full Throttle Remastered</text:p>
              </table:change-track-table-cell>
            </table:cell-content-deletion>
            <table:cell-content-deletion>
              <table:cell-address table:column="47" table:row="111" table:table="1"/>
              <table:change-track-table-cell office:value-type="string">
                <text:p>Detention</text:p>
              </table:change-track-table-cell>
            </table:cell-content-deletion>
            <table:cell-content-deletion>
              <table:cell-address table:column="47" table:row="110" table:table="1"/>
              <table:change-track-table-cell office:value-type="string">
                <text:p>Beneath a Steel Sky</text:p>
              </table:change-track-table-cell>
            </table:cell-content-deletion>
            <table:cell-content-deletion>
              <table:cell-address table:column="47" table:row="109" table:table="1"/>
              <table:change-track-table-cell office:value-type="string">
                <text:p>Anodyne 2</text:p>
              </table:change-track-table-cell>
            </table:cell-content-deletion>
            <table:cell-content-deletion>
              <table:cell-address table:column="47" table:row="108" table:table="1"/>
              <table:change-track-table-cell office:value-type="string">
                <text:p>A Story About My Uncle</text:p>
              </table:change-track-table-cell>
            </table:cell-content-deletion>
            <table:cell-content-deletion>
              <table:cell-address table:column="47" table:row="107" table:table="1"/>
              <table:change-track-table-cell office:value-type="string">
                <text:p>A Short Hike</text:p>
              </table:change-track-table-cell>
            </table:cell-content-deletion>
            <table:cell-content-deletion>
              <table:cell-address table:column="47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6" table:row="116" table:table="1"/>
              <table:change-track-table-cell office:value-type="string">
                <text:p>Beyond Oasis or The Story of Thor: A Successor of the Light</text:p>
              </table:change-track-table-cell>
            </table:cell-content-deletion>
            <table:cell-content-deletion>
              <table:cell-address table:column="46" table:row="115" table:table="1"/>
              <table:change-track-table-cell office:value-type="string">
                <text:p>Drakan: Order of the Flame</text:p>
              </table:change-track-table-cell>
            </table:cell-content-deletion>
            <table:cell-content-deletion>
              <table:cell-address table:column="46" table:row="114" table:table="1"/>
              <table:change-track-table-cell office:value-type="string">
                <text:p>The Legend of Zelda: Twilight Princess</text:p>
              </table:change-track-table-cell>
            </table:cell-content-deletion>
            <table:cell-content-deletion>
              <table:cell-address table:column="46" table:row="113" table:table="1"/>
              <table:change-track-table-cell office:value-type="string">
                <text:p>The Legend of Zelda: Ocarina of time</text:p>
              </table:change-track-table-cell>
            </table:cell-content-deletion>
            <table:cell-content-deletion>
              <table:cell-address table:column="46" table:row="112" table:table="1"/>
              <table:change-track-table-cell office:value-type="string">
                <text:p>The Legend of Zelda: Majora's Mask</text:p>
              </table:change-track-table-cell>
            </table:cell-content-deletion>
            <table:cell-content-deletion>
              <table:cell-address table:column="46" table:row="111" table:table="1"/>
              <table:change-track-table-cell office:value-type="string">
                <text:p>Metal Gear Solid 2</text:p>
              </table:change-track-table-cell>
            </table:cell-content-deletion>
            <table:cell-content-deletion>
              <table:cell-address table:column="46" table:row="110" table:table="1"/>
              <table:change-track-table-cell office:value-type="string">
                <text:p>Fahrenheit</text:p>
              </table:change-track-table-cell>
            </table:cell-content-deletion>
            <table:cell-content-deletion>
              <table:cell-address table:column="46" table:row="109" table:table="1"/>
              <table:change-track-table-cell office:value-type="string">
                <text:p>Batham: Arkham City</text:p>
              </table:change-track-table-cell>
            </table:cell-content-deletion>
            <table:cell-content-deletion>
              <table:cell-address table:column="46" table:row="108" table:table="1"/>
              <table:change-track-table-cell office:value-type="string">
                <text:p>Batham: Arkham Asylum</text:p>
              </table:change-track-table-cell>
            </table:cell-content-deletion>
            <table:cell-content-deletion>
              <table:cell-address table:column="46" table:row="107" table:table="1"/>
              <table:change-track-table-cell office:value-type="string">
                <text:p>Alan Wake</text:p>
              </table:change-track-table-cell>
            </table:cell-content-deletion>
            <table:cell-content-deletion>
              <table:cell-address table:column="46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4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3" table:row="124" table:table="1"/>
              <table:change-track-table-cell office:value-type="string">
                <text:p>Star Wars: KOTOR</text:p>
              </table:change-track-table-cell>
            </table:cell-content-deletion>
            <table:cell-content-deletion>
              <table:cell-address table:column="43" table:row="123" table:table="1"/>
              <table:change-track-table-cell office:value-type="string">
                <text:p>Red Dead Redemption 2</text:p>
              </table:change-track-table-cell>
            </table:cell-content-deletion>
            <table:cell-content-deletion>
              <table:cell-address table:column="43" table:row="122" table:table="1"/>
              <table:change-track-table-cell office:value-type="string">
                <text:p>Mass Effect 2</text:p>
              </table:change-track-table-cell>
            </table:cell-content-deletion>
            <table:cell-content-deletion>
              <table:cell-address table:column="43" table:row="121" table:table="1"/>
              <table:change-track-table-cell office:value-type="string">
                <text:p>Mafia</text:p>
              </table:change-track-table-cell>
            </table:cell-content-deletion>
            <table:cell-content-deletion>
              <table:cell-address table:column="43" table:row="120" table:table="1"/>
              <table:change-track-table-cell office:value-type="string">
                <text:p>Hollow Knight</text:p>
              </table:change-track-table-cell>
            </table:cell-content-deletion>
            <table:cell-content-deletion>
              <table:cell-address table:column="43" table:row="119" table:table="1"/>
              <table:change-track-table-cell office:value-type="string">
                <text:p>Heroes of Might and Magic 3</text:p>
              </table:change-track-table-cell>
            </table:cell-content-deletion>
            <table:cell-content-deletion>
              <table:cell-address table:column="43" table:row="118" table:table="1"/>
              <table:change-track-table-cell office:value-type="string">
                <text:p>Final Fantasy VII</text:p>
              </table:change-track-table-cell>
            </table:cell-content-deletion>
            <table:cell-content-deletion>
              <table:cell-address table:column="43" table:row="117" table:table="1"/>
              <table:change-track-table-cell office:value-type="string">
                <text:p>Final Fantasy Tactics</text:p>
              </table:change-track-table-cell>
            </table:cell-content-deletion>
            <table:cell-content-deletion>
              <table:cell-address table:column="43" table:row="116" table:table="1"/>
              <table:change-track-table-cell office:value-type="string">
                <text:p>Dragon Age: Origins</text:p>
              </table:change-track-table-cell>
            </table:cell-content-deletion>
            <table:cell-content-deletion>
              <table:cell-address table:column="43" table:row="115" table:table="1"/>
              <table:change-track-table-cell office:value-type="string">
                <text:p>Doom</text:p>
              </table:change-track-table-cell>
            </table:cell-content-deletion>
            <table:cell-content-deletion>
              <table:cell-address table:column="43" table:row="114" table:table="1"/>
              <table:change-track-table-cell office:value-type="string">
                <text:p>Diablo 2</text:p>
              </table:change-track-table-cell>
            </table:cell-content-deletion>
            <table:cell-content-deletion>
              <table:cell-address table:column="43" table:row="113" table:table="1"/>
              <table:change-track-table-cell office:value-type="string">
                <text:p>Diablo</text:p>
              </table:change-track-table-cell>
            </table:cell-content-deletion>
            <table:cell-content-deletion>
              <table:cell-address table:column="43" table:row="112" table:table="1"/>
              <table:change-track-table-cell office:value-type="string">
                <text:p>Devil May Cry</text:p>
              </table:change-track-table-cell>
            </table:cell-content-deletion>
            <table:cell-content-deletion>
              <table:cell-address table:column="43" table:row="111" table:table="1"/>
              <table:change-track-table-cell office:value-type="string">
                <text:p>Castlevania: Symphony of the Night</text:p>
              </table:change-track-table-cell>
            </table:cell-content-deletion>
            <table:cell-content-deletion>
              <table:cell-address table:column="43" table:row="110" table:table="1"/>
              <table:change-track-table-cell office:value-type="string">
                <text:p>Bloodborne</text:p>
              </table:change-track-table-cell>
            </table:cell-content-deletion>
            <table:cell-content-deletion>
              <table:cell-address table:column="43" table:row="109" table:table="1"/>
              <table:change-track-table-cell office:value-type="string">
                <text:p>Black Mesa</text:p>
              </table:change-track-table-cell>
            </table:cell-content-deletion>
            <table:cell-content-deletion>
              <table:cell-address table:column="43" table:row="108" table:table="1"/>
              <table:change-track-table-cell office:value-type="string">
                <text:p>Batman: Arkham Asylum</text:p>
              </table:change-track-table-cell>
            </table:cell-content-deletion>
            <table:cell-content-deletion>
              <table:cell-address table:column="43" table:row="107" table:table="1"/>
              <table:change-track-table-cell office:value-type="string">
                <text:p>Baldur's Gate</text:p>
              </table:change-track-table-cell>
            </table:cell-content-deletion>
            <table:cell-content-deletion>
              <table:cell-address table:column="43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3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7" table:row="110" table:table="1"/>
              <table:change-track-table-cell office:value-type="string">
                <text:p>Legends of Runeterra</text:p>
              </table:change-track-table-cell>
            </table:cell-content-deletion>
            <table:cell-content-deletion>
              <table:cell-address table:column="37" table:row="109" table:table="1"/>
              <table:change-track-table-cell office:value-type="string">
                <text:p>MTG: Commander</text:p>
              </table:change-track-table-cell>
            </table:cell-content-deletion>
            <table:cell-content-deletion>
              <table:cell-address table:column="37" table:row="108" table:table="1"/>
              <table:change-track-table-cell office:value-type="string">
                <text:p>MTG: Modern</text:p>
              </table:change-track-table-cell>
            </table:cell-content-deletion>
            <table:cell-content-deletion>
              <table:cell-address table:column="37" table:row="107" table:table="1"/>
              <table:change-track-table-cell office:value-type="string">
                <text:p>MTG: Standard</text:p>
              </table:change-track-table-cell>
            </table:cell-content-deletion>
            <table:cell-content-deletion>
              <table:cell-address table:column="37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6" table:row="108" table:table="1"/>
              <table:change-track-table-cell office:value-type="string">
                <text:p>Roll for the Galaxy</text:p>
              </table:change-track-table-cell>
            </table:cell-content-deletion>
            <table:cell-content-deletion>
              <table:cell-address table:column="36" table:row="107" table:table="1"/>
              <table:change-track-table-cell office:value-type="string">
                <text:p>The Castles of Burgundy</text:p>
              </table:change-track-table-cell>
            </table:cell-content-deletion>
            <table:cell-content-deletion>
              <table:cell-address table:column="36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5" table:row="108" table:table="1"/>
              <table:change-track-table-cell office:value-type="string">
                <text:p>Dominion</text:p>
              </table:change-track-table-cell>
            </table:cell-content-deletion>
            <table:cell-content-deletion>
              <table:cell-address table:column="35" table:row="107" table:table="1"/>
              <table:change-track-table-cell office:value-type="string">
                <text:p>Cribbage</text:p>
              </table:change-track-table-cell>
            </table:cell-content-deletion>
            <table:cell-content-deletion>
              <table:cell-address table:column="35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4" table:row="110" table:table="1"/>
              <table:change-track-table-cell office:value-type="string">
                <text:p>Go</text:p>
              </table:change-track-table-cell>
            </table:cell-content-deletion>
            <table:cell-content-deletion>
              <table:cell-address table:column="34" table:row="109" table:table="1"/>
              <table:change-track-table-cell office:value-type="string">
                <text:p>Android: Netrunner</text:p>
              </table:change-track-table-cell>
            </table:cell-content-deletion>
            <table:cell-content-deletion>
              <table:cell-address table:column="34" table:row="108" table:table="1"/>
              <table:change-track-table-cell office:value-type="string">
                <text:p>Race for the Galaxy</text:p>
              </table:change-track-table-cell>
            </table:cell-content-deletion>
            <table:cell-content-deletion>
              <table:cell-address table:column="34" table:row="107" table:table="1"/>
              <table:change-track-table-cell office:value-type="string">
                <text:p>DnD'like game</text:p>
              </table:change-track-table-cell>
            </table:cell-content-deletion>
            <table:cell-content-deletion>
              <table:cell-address table:column="34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3" table:row="110" table:table="1"/>
              <table:change-track-table-cell office:value-type="string">
                <text:p>The Expanse</text:p>
              </table:change-track-table-cell>
            </table:cell-content-deletion>
            <table:cell-content-deletion>
              <table:cell-address table:column="33" table:row="109" table:table="1"/>
              <table:change-track-table-cell office:value-type="string">
                <text:p>Star Trek: Picard</text:p>
              </table:change-track-table-cell>
            </table:cell-content-deletion>
            <table:cell-content-deletion>
              <table:cell-address table:column="33" table:row="108" table:table="1"/>
              <table:change-track-table-cell office:value-type="string">
                <text:p>Star Trek: Voyager</text:p>
              </table:change-track-table-cell>
            </table:cell-content-deletion>
            <table:cell-content-deletion>
              <table:cell-address table:column="33" table:row="107" table:table="1"/>
              <table:change-track-table-cell office:value-type="string">
                <text:p>Red Dwarf</text:p>
              </table:change-track-table-cell>
            </table:cell-content-deletion>
            <table:cell-content-deletion>
              <table:cell-address table:column="33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2" table:row="107" table:table="1"/>
              <table:change-track-table-cell office:value-type="string">
                <text:p>The Leftovers</text:p>
              </table:change-track-table-cell>
            </table:cell-content-deletion>
            <table:cell-content-deletion>
              <table:cell-address table:column="32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1" table:row="108" table:table="1"/>
              <table:change-track-table-cell office:value-type="string">
                <text:p>Ozark</text:p>
              </table:change-track-table-cell>
            </table:cell-content-deletion>
            <table:cell-content-deletion>
              <table:cell-address table:column="31" table:row="107" table:table="1"/>
              <table:change-track-table-cell office:value-type="string">
                <text:p>Americans</text:p>
              </table:change-track-table-cell>
            </table:cell-content-deletion>
            <table:cell-content-deletion>
              <table:cell-address table:column="31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0" table:row="107" table:table="1"/>
              <table:change-track-table-cell office:value-type="string">
                <text:p>The Preacher</text:p>
              </table:change-track-table-cell>
            </table:cell-content-deletion>
            <table:cell-content-deletion>
              <table:cell-address table:column="30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9" table:row="113" table:table="1"/>
              <table:change-track-table-cell office:value-type="string">
                <text:p>Overlord</text:p>
              </table:change-track-table-cell>
            </table:cell-content-deletion>
            <table:cell-content-deletion>
              <table:cell-address table:column="29" table:row="112" table:table="1"/>
              <table:change-track-table-cell office:value-type="string">
                <text:p>Black Lagoon</text:p>
              </table:change-track-table-cell>
            </table:cell-content-deletion>
            <table:cell-content-deletion>
              <table:cell-address table:column="29" table:row="111" table:table="1"/>
              <table:change-track-table-cell office:value-type="string">
                <text:p>Higurashi no Naku Koro ni Kai</text:p>
              </table:change-track-table-cell>
            </table:cell-content-deletion>
            <table:cell-content-deletion>
              <table:cell-address table:column="29" table:row="110" table:table="1"/>
              <table:change-track-table-cell office:value-type="string">
                <text:p>Penguindrum</text:p>
              </table:change-track-table-cell>
            </table:cell-content-deletion>
            <table:cell-content-deletion>
              <table:cell-address table:column="29" table:row="109" table:table="1"/>
              <table:change-track-table-cell office:value-type="string">
                <text:p>Fullmetal Alchemist Brotherhood</text:p>
              </table:change-track-table-cell>
            </table:cell-content-deletion>
            <table:cell-content-deletion>
              <table:cell-address table:column="29" table:row="108" table:table="1"/>
              <table:change-track-table-cell office:value-type="string">
                <text:p>Yu Yu Hakusho</text:p>
              </table:change-track-table-cell>
            </table:cell-content-deletion>
            <table:cell-content-deletion>
              <table:cell-address table:column="29" table:row="107" table:table="1"/>
              <table:change-track-table-cell office:value-type="string">
                <text:p>Ergo Proxy</text:p>
              </table:change-track-table-cell>
            </table:cell-content-deletion>
            <table:cell-content-deletion>
              <table:cell-address table:column="29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8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7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6" table:row="107" table:table="1"/>
              <table:change-track-table-cell office:value-type="string">
                <text:p>Berserk</text:p>
              </table:change-track-table-cell>
            </table:cell-content-deletion>
            <table:cell-content-deletion>
              <table:cell-address table:column="26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5" table:row="109" table:table="1"/>
              <table:change-track-table-cell office:value-type="string">
                <text:p>Star Wars: Darth Vader: Dark Lord of the Sith Vol. 1: Imperial Machine</text:p>
              </table:change-track-table-cell>
            </table:cell-content-deletion>
            <table:cell-content-deletion>
              <table:cell-address table:column="25" table:row="108" table:table="1"/>
              <table:change-track-table-cell office:value-type="string">
                <text:p>Silent Hill: Past Life</text:p>
              </table:change-track-table-cell>
            </table:cell-content-deletion>
            <table:cell-content-deletion>
              <table:cell-address table:column="25" table:row="107" table:table="1"/>
              <table:change-track-table-cell office:value-type="string">
                <text:p>Silent Hill: Downpour - Anne's Story</text:p>
              </table:change-track-table-cell>
            </table:cell-content-deletion>
            <table:cell-content-deletion>
              <table:cell-address table:column="25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4" table:row="109" table:table="1"/>
              <table:change-track-table-cell office:value-type="string">
                <text:p>Green Lantern: Revenge of the Green Lanterns</text:p>
              </table:change-track-table-cell>
            </table:cell-content-deletion>
            <table:cell-content-deletion>
              <table:cell-address table:column="24" table:row="108" table:table="1"/>
              <table:change-track-table-cell office:value-type="string">
                <text:p>Green Lantern: No Fear</text:p>
              </table:change-track-table-cell>
            </table:cell-content-deletion>
            <table:cell-content-deletion>
              <table:cell-address table:column="24" table:row="107" table:table="1"/>
              <table:change-track-table-cell office:value-type="string">
                <text:p>Green Lantern: Rebirth</text:p>
              </table:change-track-table-cell>
            </table:cell-content-deletion>
            <table:cell-content-deletion>
              <table:cell-address table:column="24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3" table:row="109" table:table="1"/>
              <table:change-track-table-cell office:value-type="string">
                <text:p>Judge Dredd: Case Files #5</text:p>
              </table:change-track-table-cell>
            </table:cell-content-deletion>
            <table:cell-content-deletion>
              <table:cell-address table:column="23" table:row="108" table:table="1"/>
              <table:change-track-table-cell office:value-type="string">
                <text:p>Hellboy: Seed of Destruction</text:p>
              </table:change-track-table-cell>
            </table:cell-content-deletion>
            <table:cell-content-deletion>
              <table:cell-address table:column="23" table:row="107" table:table="1"/>
              <table:change-track-table-cell office:value-type="string">
                <text:p>Watchmen</text:p>
              </table:change-track-table-cell>
            </table:cell-content-deletion>
            <table:cell-content-deletion>
              <table:cell-address table:column="23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2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1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0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9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8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7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6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5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4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3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2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1" table:row="111" table:table="1"/>
              <table:change-track-table-cell office:value-type="string">
                <text:p>Linux Device Drivers</text:p>
              </table:change-track-table-cell>
            </table:cell-content-deletion>
            <table:cell-content-deletion>
              <table:cell-address table:column="11" table:row="110" table:table="1"/>
              <table:change-track-table-cell office:value-type="string">
                <text:p>Advanced Bash-Scripting Guide</text:p>
              </table:change-track-table-cell>
            </table:cell-content-deletion>
            <table:cell-content-deletion>
              <table:cell-address table:column="11" table:row="109" table:table="1"/>
              <table:change-track-table-cell office:value-type="string">
                <text:p>Linux Kernel in a Nutshell</text:p>
              </table:change-track-table-cell>
            </table:cell-content-deletion>
            <table:cell-content-deletion>
              <table:cell-address table:column="11" table:row="108" table:table="1"/>
              <table:change-track-table-cell office:value-type="string">
                <text:p>Bash Guide</text:p>
              </table:change-track-table-cell>
            </table:cell-content-deletion>
            <table:cell-content-deletion>
              <table:cell-address table:column="11" table:row="107" table:table="1"/>
              <table:change-track-table-cell office:value-type="string">
                <text:p>The Linux Command Line</text:p>
              </table:change-track-table-cell>
            </table:cell-content-deletion>
            <table:cell-content-deletion>
              <table:cell-address table:column="11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0" table:row="108" table:table="1"/>
              <table:change-track-table-cell office:value-type="string">
                <text:p>Support a big growing project</text:p>
              </table:change-track-table-cell>
            </table:cell-content-deletion>
            <table:cell-content-deletion>
              <table:cell-address table:column="10" table:row="107" table:table="1"/>
              <table:change-track-table-cell office:value-type="string">
                <text:p>Support a small growing project</text:p>
              </table:change-track-table-cell>
            </table:cell-content-deletion>
            <table:cell-content-deletion>
              <table:cell-address table:column="10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9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8" table:row="126" table:table="1"/>
              <table:change-track-table-cell office:value-type="string">
                <text:p>XML</text:p>
              </table:change-track-table-cell>
            </table:cell-content-deletion>
            <table:cell-content-deletion>
              <table:cell-address table:column="8" table:row="125" table:table="1"/>
              <table:change-track-table-cell office:value-type="string">
                <text:p>WebGL</text:p>
              </table:change-track-table-cell>
            </table:cell-content-deletion>
            <table:cell-content-deletion>
              <table:cell-address table:column="8" table:row="124" table:table="1"/>
              <table:change-track-table-cell office:value-type="string">
                <text:p>Vue.js</text:p>
              </table:change-track-table-cell>
            </table:cell-content-deletion>
            <table:cell-content-deletion>
              <table:cell-address table:column="8" table:row="123" table:table="1"/>
              <table:change-track-table-cell office:value-type="string">
                <text:p>Tree.js</text:p>
              </table:change-track-table-cell>
            </table:cell-content-deletion>
            <table:cell-content-deletion>
              <table:cell-address table:column="8" table:row="122" table:table="1"/>
              <table:change-track-table-cell office:value-type="string">
                <text:p>Tornado</text:p>
              </table:change-track-table-cell>
            </table:cell-content-deletion>
            <table:cell-content-deletion>
              <table:cell-address table:column="8" table:row="121" table:table="1"/>
              <table:change-track-table-cell office:value-type="string">
                <text:p>Repeat C++: reading: STL</text:p>
              </table:change-track-table-cell>
            </table:cell-content-deletion>
            <table:cell-content-deletion>
              <table:cell-address table:column="8" table:row="120" table:table="1"/>
              <table:change-track-table-cell office:value-type="string">
                <text:p>Repeat C++: reading: STL</text:p>
              </table:change-track-table-cell>
            </table:cell-content-deletion>
            <table:cell-content-deletion>
              <table:cell-address table:column="8" table:row="119" table:table="1"/>
              <table:change-track-table-cell office:value-type="string">
                <text:p>Repeat C++: reading: Polymorphism. VFT &amp; Virtual destructors and constructors</text:p>
              </table:change-track-table-cell>
            </table:cell-content-deletion>
            <table:cell-content-deletion>
              <table:cell-address table:column="8" table:row="118" table:table="1"/>
              <table:change-track-table-cell office:value-type="string">
                <text:p>Repeat C++: reading: Operator overloading</text:p>
                <text:p>Using friend-functions to overload unary operators</text:p>
                <text:p>Pseudo-variable</text:p>
                <text:p>Operators [], (), -&gt;, &gt;&gt;, &lt;&lt;.</text:p>
              </table:change-track-table-cell>
            </table:cell-content-deletion>
            <table:cell-content-deletion>
              <table:cell-address table:column="8" table:row="117" table:table="1"/>
              <table:change-track-table-cell office:value-type="string">
                <text:p>Repeat C++: reading: Keywords typename, export, mutual, explicit + typeid() &amp; Type conversion operators</text:p>
              </table:change-track-table-cell>
            </table:cell-content-deletion>
            <table:cell-content-deletion>
              <table:cell-address table:column="8" table:row="116" table:table="1"/>
              <table:change-track-table-cell office:value-type="string">
                <text:p>Repeat C++: reading: Inheritance. Access modificators &amp; Multi-inheritance</text:p>
              </table:change-track-table-cell>
            </table:cell-content-deletion>
            <table:cell-content-deletion>
              <table:cell-address table:column="8" table:row="115" table:table="1"/>
              <table:change-track-table-cell office:value-type="string">
                <text:p>Repeat C++: reading: Generic functions. Their overloading &amp; Generic classes. Arguments by default</text:p>
              </table:change-track-table-cell>
            </table:cell-content-deletion>
            <table:cell-content-deletion>
              <table:cell-address table:column="8" table:row="114" table:table="1"/>
              <table:change-track-table-cell office:value-type="string">
                <text:p>Repeat C++: reading: Constructors, Destructors with Inheritance &amp; Implicit type conversion using constructors</text:p>
              </table:change-track-table-cell>
            </table:cell-content-deletion>
            <table:cell-content-deletion>
              <table:cell-address table:column="8" table:row="113" table:table="1"/>
              <table:change-track-table-cell office:value-type="string">
                <text:p>Repeat C++: reading: Constructor of copying &amp; Static members</text:p>
              </table:change-track-table-cell>
            </table:cell-content-deletion>
            <table:cell-content-deletion>
              <table:cell-address table:column="8" table:row="112" table:table="1"/>
              <table:change-track-table-cell office:value-type="string">
                <text:p>Repeat C++: programming</text:p>
              </table:change-track-table-cell>
            </table:cell-content-deletion>
            <table:cell-content-deletion>
              <table:cell-address table:column="8" table:row="111" table:table="1"/>
              <table:change-track-table-cell office:value-type="string">
                <text:p>PostgreSQL</text:p>
              </table:change-track-table-cell>
            </table:cell-content-deletion>
            <table:cell-content-deletion>
              <table:cell-address table:column="8" table:row="110" table:table="1"/>
              <table:change-track-table-cell office:value-type="string">
                <text:p>JSON</text:p>
              </table:change-track-table-cell>
            </table:cell-content-deletion>
            <table:cell-content-deletion>
              <table:cell-address table:column="8" table:row="109" table:table="1"/>
              <table:change-track-table-cell office:value-type="string">
                <text:p>Flask</text:p>
              </table:change-track-table-cell>
            </table:cell-content-deletion>
            <table:cell-content-deletion>
              <table:cell-address table:column="8" table:row="108" table:table="1"/>
              <table:change-track-table-cell office:value-type="string">
                <text:p>Apache Air Flow</text:p>
              </table:change-track-table-cell>
            </table:cell-content-deletion>
            <table:cell-content-deletion>
              <table:cell-address table:column="8" table:row="107" table:table="1"/>
              <table:change-track-table-cell office:value-type="string">
                <text:p>Angular 2.0+</text:p>
              </table:change-track-table-cell>
            </table:cell-content-deletion>
            <table:cell-content-deletion>
              <table:cell-address table:column="8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7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" table:row="108" table:table="1"/>
              <table:change-track-table-cell office:value-type="string">
                <text:p>Code Monk</text:p>
              </table:change-track-table-cell>
            </table:cell-content-deletion>
            <table:cell-content-deletion>
              <table:cell-address table:column="5" table:row="107" table:table="1"/>
              <table:change-track-table-cell office:value-type="string">
                <text:p>Artificial Intelligence</text:p>
              </table:change-track-table-cell>
            </table:cell-content-deletion>
            <table:cell-content-deletion>
              <table:cell-address table:column="5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0" table:row="112" table:table="1"/>
              <table:change-track-table-cell office:value-type="float" office:value="44956"/>
            </table:cell-content-deletion>
            <table:cell-content-deletion>
              <table:cell-address table:column="0" table:row="111" table:table="1"/>
              <table:change-track-table-cell office:value-type="float" office:value="44949"/>
            </table:cell-content-deletion>
            <table:cell-content-deletion>
              <table:cell-address table:column="0" table:row="110" table:table="1"/>
              <table:change-track-table-cell office:value-type="float" office:value="44942"/>
            </table:cell-content-deletion>
            <table:cell-content-deletion>
              <table:cell-address table:column="0" table:row="109" table:table="1"/>
              <table:change-track-table-cell office:value-type="float" office:value="44956"/>
            </table:cell-content-deletion>
            <table:cell-content-deletion>
              <table:cell-address table:column="0" table:row="108" table:table="1"/>
              <table:change-track-table-cell office:value-type="float" office:value="44949"/>
            </table:cell-content-deletion>
            <table:cell-content-deletion>
              <table:cell-address table:column="0" table:row="107" table:table="1"/>
              <table:change-track-table-cell office:value-type="float" office:value="44942"/>
            </table:cell-content-deletion>
            <table:cell-content-deletion>
              <table:cell-address table:column="0" table:row="106" table:table="1"/>
              <table:change-track-table-cell office:value-type="float" office:value="44935"/>
            </table:cell-content-deletion>
            <table:cell-content-deletion>
              <table:cell-address table:column="70" table:row="116" table:table="1"/>
              <table:change-track-table-cell office:value-type="string">
                <text:p>The Anatomy of Story</text:p>
              </table:change-track-table-cell>
            </table:cell-content-deletion>
            <table:cell-content-deletion>
              <table:cell-address table:column="70" table:row="115" table:table="1"/>
              <table:change-track-table-cell office:value-type="string">
                <text:p>The Anatomy of Story</text:p>
              </table:change-track-table-cell>
            </table:cell-content-deletion>
            <table:cell-content-deletion>
              <table:cell-address table:column="70" table:row="114" table:table="1"/>
              <table:change-track-table-cell office:value-type="string">
                <text:p>The Anatomy of Story</text:p>
              </table:change-track-table-cell>
            </table:cell-content-deletion>
            <table:cell-content-deletion>
              <table:cell-address table:column="64" table:row="125" table:table="1"/>
              <table:change-track-table-cell office:value-type="string">
                <text:p>Moons of Madness</text:p>
              </table:change-track-table-cell>
            </table:cell-content-deletion>
            <table:cell-content-deletion>
              <table:cell-address table:column="64" table:row="124" table:table="1"/>
              <table:change-track-table-cell office:value-type="string">
                <text:p>Soma</text:p>
              </table:change-track-table-cell>
            </table:cell-content-deletion>
            <table:cell-content-deletion>
              <table:cell-address table:column="64" table:row="123" table:table="1"/>
              <table:change-track-table-cell office:value-type="string">
                <text:p>Penumbra: Overture</text:p>
              </table:change-track-table-cell>
            </table:cell-content-deletion>
            <table:cell-content-deletion>
              <table:cell-address table:column="64" table:row="122" table:table="1"/>
              <table:change-track-table-cell office:value-type="string">
                <text:p>Bloodborne</text:p>
              </table:change-track-table-cell>
            </table:cell-content-deletion>
            <table:cell-content-deletion>
              <table:cell-address table:column="64" table:row="121" table:table="1"/>
              <table:change-track-table-cell office:value-type="string">
                <text:p>Sunless Skies</text:p>
              </table:change-track-table-cell>
            </table:cell-content-deletion>
            <table:cell-content-deletion>
              <table:cell-address table:column="64" table:row="120" table:table="1"/>
              <table:change-track-table-cell office:value-type="string">
                <text:p>Sunless Sea</text:p>
              </table:change-track-table-cell>
            </table:cell-content-deletion>
            <table:cell-content-deletion>
              <table:cell-address table:column="64" table:row="119" table:table="1"/>
              <table:change-track-table-cell office:value-type="string">
                <text:p>Cthulhu Saves the Christmas</text:p>
              </table:change-track-table-cell>
            </table:cell-content-deletion>
            <table:cell-content-deletion>
              <table:cell-address table:column="64" table:row="118" table:table="1"/>
              <table:change-track-table-cell office:value-type="string">
                <text:p>Cthulhu Saves the World</text:p>
              </table:change-track-table-cell>
            </table:cell-content-deletion>
            <table:cell-content-deletion>
              <table:cell-address table:column="64" table:row="117" table:table="1"/>
              <table:change-track-table-cell office:value-type="string">
                <text:p>Sam &amp; Max: The Devil’s Playhouse</text:p>
              </table:change-track-table-cell>
            </table:cell-content-deletion>
            <table:cell-content-deletion>
              <table:cell-address table:column="64" table:row="116" table:table="1"/>
              <table:change-track-table-cell office:value-type="string">
                <text:p>Call of Cthulhu</text:p>
              </table:change-track-table-cell>
            </table:cell-content-deletion>
            <table:cell-content-deletion>
              <table:cell-address table:column="64" table:row="115" table:table="1"/>
              <table:change-track-table-cell office:value-type="string">
                <text:p>Call of Cthulhu: Dark Corners of the Earth</text:p>
              </table:change-track-table-cell>
            </table:cell-content-deletion>
            <table:cell-content-deletion>
              <table:cell-address table:column="64" table:row="114" table:table="1"/>
              <table:change-track-table-cell office:value-type="string">
                <text:p>Iru!</text:p>
              </table:change-track-table-cell>
            </table:cell-content-deletion>
            <table:cell-content-deletion>
              <table:cell-address table:column="63" table:row="129" table:table="1"/>
              <table:change-track-table-cell office:value-type="string">
                <text:p>Galactic Battlegrounds</text:p>
              </table:change-track-table-cell>
            </table:cell-content-deletion>
            <table:cell-content-deletion>
              <table:cell-address table:column="63" table:row="128" table:table="1"/>
              <table:change-track-table-cell office:value-type="string">
                <text:p>Rogue Squadron II: Rogue Leader – Gamecube</text:p>
              </table:change-track-table-cell>
            </table:cell-content-deletion>
            <table:cell-content-deletion>
              <table:cell-address table:column="63" table:row="127" table:table="1"/>
              <table:change-track-table-cell office:value-type="string">
                <text:p>Jedi Knight: Dark Forces II</text:p>
              </table:change-track-table-cell>
            </table:cell-content-deletion>
            <table:cell-content-deletion>
              <table:cell-address table:column="63" table:row="126" table:table="1"/>
              <table:change-track-table-cell office:value-type="string">
                <text:p>X-Wing vs. TIE Fighter</text:p>
              </table:change-track-table-cell>
            </table:cell-content-deletion>
            <table:cell-content-deletion>
              <table:cell-address table:column="63" table:row="125" table:table="1"/>
              <table:change-track-table-cell office:value-type="string">
                <text:p>X-Wing Alliance</text:p>
              </table:change-track-table-cell>
            </table:cell-content-deletion>
            <table:cell-content-deletion>
              <table:cell-address table:column="63" table:row="124" table:table="1"/>
              <table:change-track-table-cell office:value-type="string">
                <text:p>TIE Fighter</text:p>
              </table:change-track-table-cell>
            </table:cell-content-deletion>
            <table:cell-content-deletion>
              <table:cell-address table:column="63" table:row="123" table:table="1"/>
              <table:change-track-table-cell office:value-type="string">
                <text:p>Cool, fun + maybe too old</text:p>
              </table:change-track-table-cell>
            </table:cell-content-deletion>
            <table:cell-content-deletion>
              <table:cell-address table:column="63" table:row="122" table:table="1"/>
              <table:change-track-table-cell office:value-type="string">
                <text:p>Battlefront 1 – Multiplayer Shooter</text:p>
              </table:change-track-table-cell>
            </table:cell-content-deletion>
            <table:cell-content-deletion>
              <table:cell-address table:column="63" table:row="121" table:table="1"/>
              <table:change-track-table-cell office:value-type="string">
                <text:p>Battlefront 2 – Multiplayer Shooter</text:p>
              </table:change-track-table-cell>
            </table:cell-content-deletion>
            <table:cell-content-deletion>
              <table:cell-address table:column="63" table:row="120" table:table="1"/>
              <table:change-track-table-cell office:value-type="string">
                <text:p>Empire at War – RTS (mods?)</text:p>
              </table:change-track-table-cell>
            </table:cell-content-deletion>
            <table:cell-content-deletion>
              <table:cell-address table:column="63" table:row="119" table:table="1"/>
              <table:change-track-table-cell office:value-type="string">
                <text:p>Republic Commando – Tactical Shooter</text:p>
              </table:change-track-table-cell>
            </table:cell-content-deletion>
            <table:cell-content-deletion>
              <table:cell-address table:column="63" table:row="118" table:table="1"/>
              <table:change-track-table-cell office:value-type="string">
                <text:p>Jedi Knight: Jedi Academy</text:p>
              </table:change-track-table-cell>
            </table:cell-content-deletion>
            <table:cell-content-deletion>
              <table:cell-address table:column="63" table:row="117" table:table="1"/>
              <table:change-track-table-cell office:value-type="string">
                <text:p>Jedi Knight 2: Jedi Outcast – Story Act-Adv</text:p>
              </table:change-track-table-cell>
            </table:cell-content-deletion>
            <table:cell-content-deletion>
              <table:cell-address table:column="63" table:row="116" table:table="1"/>
              <table:change-track-table-cell office:value-type="string">
                <text:p>Kotor 2 (I should check the Restored Content Mod)</text:p>
              </table:change-track-table-cell>
            </table:cell-content-deletion>
            <table:cell-content-deletion>
              <table:cell-address table:column="63" table:row="115" table:table="1"/>
              <table:change-track-table-cell office:value-type="string">
                <text:p>Kotor 1 – RPG</text:p>
              </table:change-track-table-cell>
            </table:cell-content-deletion>
            <table:cell-content-deletion>
              <table:cell-address table:column="63" table:row="114" table:table="1"/>
              <table:change-track-table-cell office:value-type="string">
                <text:p>Cool and popular</text:p>
              </table:change-track-table-cell>
            </table:cell-content-deletion>
            <table:cell-content-deletion>
              <table:cell-address table:column="62" table:row="121" table:table="1"/>
              <table:change-track-table-cell office:value-type="string">
                <text:p>Stellaris (Star Trek New Horizons)</text:p>
              </table:change-track-table-cell>
            </table:cell-content-deletion>
            <table:cell-content-deletion>
              <table:cell-address table:column="62" table:row="120" table:table="1"/>
              <table:change-track-table-cell office:value-type="string">
                <text:p>Sins of a Solar Empire (Star Trek Armada 3 mod)</text:p>
              </table:change-track-table-cell>
            </table:cell-content-deletion>
            <table:cell-content-deletion>
              <table:cell-address table:column="62" table:row="119" table:table="1"/>
              <table:change-track-table-cell office:value-type="string">
                <text:p>Star Trek: The Next Generation - A Final Unity</text:p>
              </table:change-track-table-cell>
            </table:cell-content-deletion>
            <table:cell-content-deletion>
              <table:cell-address table:column="62" table:row="118" table:table="1"/>
              <table:change-track-table-cell office:value-type="string">
                <text:p>Star Trek: Judgment Rites</text:p>
              </table:change-track-table-cell>
            </table:cell-content-deletion>
            <table:cell-content-deletion>
              <table:cell-address table:column="62" table:row="117" table:table="1"/>
              <table:change-track-table-cell office:value-type="string">
                <text:p>Star Trek: 25th Anniversary</text:p>
              </table:change-track-table-cell>
            </table:cell-content-deletion>
            <table:cell-content-deletion>
              <table:cell-address table:column="62" table:row="116" table:table="1"/>
              <table:change-track-table-cell office:value-type="string">
                <text:p>Star Trek: Elite Force</text:p>
              </table:change-track-table-cell>
            </table:cell-content-deletion>
            <table:cell-content-deletion>
              <table:cell-address table:column="62" table:row="115" table:table="1"/>
              <table:change-track-table-cell office:value-type="string">
                <text:p>Star Trek: Bridge Commander</text:p>
              </table:change-track-table-cell>
            </table:cell-content-deletion>
            <table:cell-content-deletion>
              <table:cell-address table:column="62" table:row="114" table:table="1"/>
              <table:change-track-table-cell office:value-type="string">
                <text:p>Star Trek: Birth of the Federation</text:p>
              </table:change-track-table-cell>
            </table:cell-content-deletion>
            <table:cell-content-deletion>
              <table:cell-address table:column="61" table:row="115" table:table="1"/>
              <table:change-track-table-cell office:value-type="string">
                <text:p>This War of Mine</text:p>
              </table:change-track-table-cell>
            </table:cell-content-deletion>
            <table:cell-content-deletion>
              <table:cell-address table:column="61" table:row="114" table:table="1"/>
              <table:change-track-table-cell office:value-type="string">
                <text:p>Sabnautica</text:p>
              </table:change-track-table-cell>
            </table:cell-content-deletion>
            <table:cell-content-deletion>
              <table:cell-address table:column="60" table:row="135" table:table="1"/>
              <table:change-track-table-cell office:value-type="string">
                <text:p>XCOM: EU: Long War</text:p>
              </table:change-track-table-cell>
            </table:cell-content-deletion>
            <table:cell-content-deletion>
              <table:cell-address table:column="60" table:row="134" table:table="1"/>
              <table:change-track-table-cell office:value-type="string">
                <text:p>Warcraft 3</text:p>
              </table:change-track-table-cell>
            </table:cell-content-deletion>
            <table:cell-content-deletion>
              <table:cell-address table:column="60" table:row="133" table:table="1"/>
              <table:change-track-table-cell office:value-type="string">
                <text:p>Total War: Shogun 2</text:p>
              </table:change-track-table-cell>
            </table:cell-content-deletion>
            <table:cell-content-deletion>
              <table:cell-address table:column="60" table:row="132" table:table="1"/>
              <table:change-track-table-cell office:value-type="string">
                <text:p>StarCraft 2</text:p>
              </table:change-track-table-cell>
            </table:cell-content-deletion>
            <table:cell-content-deletion>
              <table:cell-address table:column="60" table:row="131" table:table="1"/>
              <table:change-track-table-cell office:value-type="string">
                <text:p>Space Rangers HD</text:p>
              </table:change-track-table-cell>
            </table:cell-content-deletion>
            <table:cell-content-deletion>
              <table:cell-address table:column="60" table:row="130" table:table="1"/>
              <table:change-track-table-cell office:value-type="string">
                <text:p>Slay The Spire</text:p>
              </table:change-track-table-cell>
            </table:cell-content-deletion>
            <table:cell-content-deletion>
              <table:cell-address table:column="60" table:row="129" table:table="1"/>
              <table:change-track-table-cell office:value-type="string">
                <text:p>Shadow Tactics</text:p>
              </table:change-track-table-cell>
            </table:cell-content-deletion>
            <table:cell-content-deletion>
              <table:cell-address table:column="60" table:row="128" table:table="1"/>
              <table:change-track-table-cell office:value-type="string">
                <text:p>Rome: Total War</text:p>
              </table:change-track-table-cell>
            </table:cell-content-deletion>
            <table:cell-content-deletion>
              <table:cell-address table:column="60" table:row="127" table:table="1"/>
              <table:change-track-table-cell office:value-type="string">
                <text:p>Jagged Alliance</text:p>
              </table:change-track-table-cell>
            </table:cell-content-deletion>
            <table:cell-content-deletion>
              <table:cell-address table:column="60" table:row="126" table:table="1"/>
              <table:change-track-table-cell office:value-type="string">
                <text:p>Into the Breach</text:p>
              </table:change-track-table-cell>
            </table:cell-content-deletion>
            <table:cell-content-deletion>
              <table:cell-address table:column="60" table:row="125" table:table="1"/>
              <table:change-track-table-cell office:value-type="string">
                <text:p>Heroes of Might and Magic 3</text:p>
              </table:change-track-table-cell>
            </table:cell-content-deletion>
            <table:cell-content-deletion>
              <table:cell-address table:column="60" table:row="124" table:table="1"/>
              <table:change-track-table-cell office:value-type="string">
                <text:p>Frostpunk</text:p>
              </table:change-track-table-cell>
            </table:cell-content-deletion>
            <table:cell-content-deletion>
              <table:cell-address table:column="60" table:row="123" table:table="1"/>
              <table:change-track-table-cell office:value-type="string">
                <text:p>Football Manager 2020</text:p>
              </table:change-track-table-cell>
            </table:cell-content-deletion>
            <table:cell-content-deletion>
              <table:cell-address table:column="60" table:row="122" table:table="1"/>
              <table:change-track-table-cell office:value-type="string">
                <text:p>Factorio</text:p>
              </table:change-track-table-cell>
            </table:cell-content-deletion>
            <table:cell-content-deletion>
              <table:cell-address table:column="60" table:row="121" table:table="1"/>
              <table:change-track-table-cell office:value-type="string">
                <text:p>Dungeon Keeper</text:p>
              </table:change-track-table-cell>
            </table:cell-content-deletion>
            <table:cell-content-deletion>
              <table:cell-address table:column="60" table:row="120" table:table="1"/>
              <table:change-track-table-cell office:value-type="string">
                <text:p>Command &amp; Conquer: Tiberian Dawn</text:p>
              </table:change-track-table-cell>
            </table:cell-content-deletion>
            <table:cell-content-deletion>
              <table:cell-address table:column="60" table:row="119" table:table="1"/>
              <table:change-track-table-cell office:value-type="string">
                <text:p>Command &amp; Conquer: Red Alert</text:p>
              </table:change-track-table-cell>
            </table:cell-content-deletion>
            <table:cell-content-deletion>
              <table:cell-address table:column="60" table:row="118" table:table="1"/>
              <table:change-track-table-cell office:value-type="string">
                <text:p>Civilization 4</text:p>
              </table:change-track-table-cell>
            </table:cell-content-deletion>
            <table:cell-content-deletion>
              <table:cell-address table:column="60" table:row="117" table:table="1"/>
              <table:change-track-table-cell office:value-type="string">
                <text:p>Cities: Skyline</text:p>
              </table:change-track-table-cell>
            </table:cell-content-deletion>
            <table:cell-content-deletion>
              <table:cell-address table:column="60" table:row="116" table:table="1"/>
              <table:change-track-table-cell office:value-type="string">
                <text:p>Anno 2070</text:p>
              </table:change-track-table-cell>
            </table:cell-content-deletion>
            <table:cell-content-deletion>
              <table:cell-address table:column="60" table:row="115" table:table="1"/>
              <table:change-track-table-cell office:value-type="string">
                <text:p>Anno 1404</text:p>
              </table:change-track-table-cell>
            </table:cell-content-deletion>
            <table:cell-content-deletion>
              <table:cell-address table:column="60" table:row="114" table:table="1"/>
              <table:change-track-table-cell office:value-type="string">
                <text:p>Age of Empires 2</text:p>
              </table:change-track-table-cell>
            </table:cell-content-deletion>
            <table:cell-content-deletion>
              <table:cell-address table:column="59" table:row="117" table:table="1"/>
              <table:change-track-table-cell office:value-type="string">
                <text:p>Warhammer 40,000: Space Marine</text:p>
              </table:change-track-table-cell>
            </table:cell-content-deletion>
            <table:cell-content-deletion>
              <table:cell-address table:column="59" table:row="116" table:table="1"/>
              <table:change-track-table-cell office:value-type="string">
                <text:p>Superhot</text:p>
              </table:change-track-table-cell>
            </table:cell-content-deletion>
            <table:cell-content-deletion>
              <table:cell-address table:column="59" table:row="115" table:table="1"/>
              <table:change-track-table-cell office:value-type="string">
                <text:p>Spec Ops: The Line</text:p>
              </table:change-track-table-cell>
            </table:cell-content-deletion>
            <table:cell-content-deletion>
              <table:cell-address table:column="59" table:row="114" table:table="1"/>
              <table:change-track-table-cell office:value-type="string">
                <text:p>Black Mesa</text:p>
              </table:change-track-table-cell>
            </table:cell-content-deletion>
            <table:cell-content-deletion>
              <table:cell-address table:column="58" table:row="139" table:table="1"/>
              <table:change-track-table-cell office:value-type="string">
                <text:p>Wizardry 8</text:p>
              </table:change-track-table-cell>
            </table:cell-content-deletion>
            <table:cell-content-deletion>
              <table:cell-address table:column="58" table:row="138" table:table="1"/>
              <table:change-track-table-cell office:value-type="string">
                <text:p>Xenogears</text:p>
              </table:change-track-table-cell>
            </table:cell-content-deletion>
            <table:cell-content-deletion>
              <table:cell-address table:column="58" table:row="137" table:table="1"/>
              <table:change-track-table-cell office:value-type="string">
                <text:p>Xenoblade Chronicles</text:p>
              </table:change-track-table-cell>
            </table:cell-content-deletion>
            <table:cell-content-deletion>
              <table:cell-address table:column="58" table:row="136" table:table="1"/>
              <table:change-track-table-cell office:value-type="string">
                <text:p>Transistor</text:p>
              </table:change-track-table-cell>
            </table:cell-content-deletion>
            <table:cell-content-deletion>
              <table:cell-address table:column="58" table:row="135" table:table="1"/>
              <table:change-track-table-cell office:value-type="string">
                <text:p>Thronebreaker</text:p>
              </table:change-track-table-cell>
            </table:cell-content-deletion>
            <table:cell-content-deletion>
              <table:cell-address table:column="58" table:row="134" table:table="1"/>
              <table:change-track-table-cell office:value-type="string">
                <text:p>Pokémon LeafGreen</text:p>
              </table:change-track-table-cell>
            </table:cell-content-deletion>
            <table:cell-content-deletion>
              <table:cell-address table:column="58" table:row="133" table:table="1"/>
              <table:change-track-table-cell office:value-type="string">
                <text:p>Pokémon FireRed</text:p>
              </table:change-track-table-cell>
            </table:cell-content-deletion>
            <table:cell-content-deletion>
              <table:cell-address table:column="58" table:row="132" table:table="1"/>
              <table:change-track-table-cell office:value-type="string">
                <text:p>Planescape: Torment</text:p>
              </table:change-track-table-cell>
            </table:cell-content-deletion>
            <table:cell-content-deletion>
              <table:cell-address table:column="58" table:row="131" table:table="1"/>
              <table:change-track-table-cell office:value-type="string">
                <text:p>Persona 5</text:p>
              </table:change-track-table-cell>
            </table:cell-content-deletion>
            <table:cell-content-deletion>
              <table:cell-address table:column="58" table:row="130" table:table="1"/>
              <table:change-track-table-cell office:value-type="string">
                <text:p>Persona 3</text:p>
              </table:change-track-table-cell>
            </table:cell-content-deletion>
            <table:cell-content-deletion>
              <table:cell-address table:column="58" table:row="129" table:table="1"/>
              <table:change-track-table-cell office:value-type="string">
                <text:p>Pathfinder: Kingmaker</text:p>
              </table:change-track-table-cell>
            </table:cell-content-deletion>
            <table:cell-content-deletion>
              <table:cell-address table:column="58" table:row="128" table:table="1"/>
              <table:change-track-table-cell office:value-type="string">
                <text:p>Nine Hours, Nine Persons, Nine Doors</text:p>
              </table:change-track-table-cell>
            </table:cell-content-deletion>
            <table:cell-content-deletion>
              <table:cell-address table:column="58" table:row="127" table:table="1"/>
              <table:change-track-table-cell office:value-type="string">
                <text:p>Nier: Automata</text:p>
              </table:change-track-table-cell>
            </table:cell-content-deletion>
            <table:cell-content-deletion>
              <table:cell-address table:column="58" table:row="126" table:table="1"/>
              <table:change-track-table-cell office:value-type="string">
                <text:p>Ni no Kuni 1</text:p>
              </table:change-track-table-cell>
            </table:cell-content-deletion>
            <table:cell-content-deletion>
              <table:cell-address table:column="58" table:row="125" table:table="1"/>
              <table:change-track-table-cell office:value-type="string">
                <text:p>Newerwinter nights 2</text:p>
              </table:change-track-table-cell>
            </table:cell-content-deletion>
            <table:cell-content-deletion>
              <table:cell-address table:column="58" table:row="124" table:table="1"/>
              <table:change-track-table-cell office:value-type="string">
                <text:p>Mass Effect 2</text:p>
              </table:change-track-table-cell>
            </table:cell-content-deletion>
            <table:cell-content-deletion>
              <table:cell-address table:column="58" table:row="123" table:table="1"/>
              <table:change-track-table-cell office:value-type="string">
                <text:p>Final Fantasy VII</text:p>
              </table:change-track-table-cell>
            </table:cell-content-deletion>
            <table:cell-content-deletion>
              <table:cell-address table:column="58" table:row="122" table:table="1"/>
              <table:change-track-table-cell office:value-type="string">
                <text:p>Final Fantasy Tactics</text:p>
              </table:change-track-table-cell>
            </table:cell-content-deletion>
            <table:cell-content-deletion>
              <table:cell-address table:column="58" table:row="121" table:table="1"/>
              <table:change-track-table-cell office:value-type="string">
                <text:p>Fallout</text:p>
              </table:change-track-table-cell>
            </table:cell-content-deletion>
            <table:cell-content-deletion>
              <table:cell-address table:column="58" table:row="120" table:table="1"/>
              <table:change-track-table-cell office:value-type="string">
                <text:p>Earthbound</text:p>
              </table:change-track-table-cell>
            </table:cell-content-deletion>
            <table:cell-content-deletion>
              <table:cell-address table:column="58" table:row="119" table:table="1"/>
              <table:change-track-table-cell office:value-type="string">
                <text:p>Divinity Original Sin 2</text:p>
              </table:change-track-table-cell>
            </table:cell-content-deletion>
            <table:cell-content-deletion>
              <table:cell-address table:column="58" table:row="118" table:table="1"/>
              <table:change-track-table-cell office:value-type="string">
                <text:p>Disco Elysium</text:p>
              </table:change-track-table-cell>
            </table:cell-content-deletion>
            <table:cell-content-deletion>
              <table:cell-address table:column="58" table:row="117" table:table="1"/>
              <table:change-track-table-cell office:value-type="string">
                <text:p>Costume Quest</text:p>
              </table:change-track-table-cell>
            </table:cell-content-deletion>
            <table:cell-content-deletion>
              <table:cell-address table:column="58" table:row="116" table:table="1"/>
              <table:change-track-table-cell office:value-type="string">
                <text:p>Chrono Trigger</text:p>
              </table:change-track-table-cell>
            </table:cell-content-deletion>
            <table:cell-content-deletion>
              <table:cell-address table:column="58" table:row="115" table:table="1"/>
              <table:change-track-table-cell office:value-type="string">
                <text:p>Baldur's Gate 2</text:p>
              </table:change-track-table-cell>
            </table:cell-content-deletion>
            <table:cell-content-deletion>
              <table:cell-address table:column="58" table:row="114" table:table="1"/>
              <table:change-track-table-cell office:value-type="string">
                <text:p>Arcanum</text:p>
              </table:change-track-table-cell>
            </table:cell-content-deletion>
            <table:cell-content-deletion>
              <table:cell-address table:column="57" table:row="118" table:table="1"/>
              <table:change-track-table-cell office:value-type="string">
                <text:p>Spelunky</text:p>
              </table:change-track-table-cell>
            </table:cell-content-deletion>
            <table:cell-content-deletion>
              <table:cell-address table:column="57" table:row="117" table:table="1"/>
              <table:change-track-table-cell office:value-type="string">
                <text:p>Slay the Spire</text:p>
              </table:change-track-table-cell>
            </table:cell-content-deletion>
            <table:cell-content-deletion>
              <table:cell-address table:column="57" table:row="116" table:table="1"/>
              <table:change-track-table-cell office:value-type="string">
                <text:p>Hades</text:p>
              </table:change-track-table-cell>
            </table:cell-content-deletion>
            <table:cell-content-deletion>
              <table:cell-address table:column="57" table:row="115" table:table="1"/>
              <table:change-track-table-cell office:value-type="string">
                <text:p>FTL: Faster Than Light</text:p>
              </table:change-track-table-cell>
            </table:cell-content-deletion>
            <table:cell-content-deletion>
              <table:cell-address table:column="57" table:row="114" table:table="1"/>
              <table:change-track-table-cell office:value-type="string">
                <text:p>Enter The Gungeon</text:p>
              </table:change-track-table-cell>
            </table:cell-content-deletion>
            <table:cell-content-deletion>
              <table:cell-address table:column="56" table:row="115" table:table="1"/>
              <table:change-track-table-cell office:value-type="string">
                <text:p>Grid 2</text:p>
              </table:change-track-table-cell>
            </table:cell-content-deletion>
            <table:cell-content-deletion>
              <table:cell-address table:column="56" table:row="114" table:table="1"/>
              <table:change-track-table-cell office:value-type="string">
                <text:p>Gran Turismo 4</text:p>
              </table:change-track-table-cell>
            </table:cell-content-deletion>
            <table:cell-content-deletion>
              <table:cell-address table:column="55" table:row="125" table:table="1"/>
              <table:change-track-table-cell office:value-type="string">
                <text:p>SpaceChem</text:p>
              </table:change-track-table-cell>
            </table:cell-content-deletion>
            <table:cell-content-deletion>
              <table:cell-address table:column="55" table:row="123" table:table="1"/>
              <table:change-track-table-cell office:value-type="string">
                <text:p>The Witness</text:p>
              </table:change-track-table-cell>
            </table:cell-content-deletion>
            <table:cell-content-deletion>
              <table:cell-address table:column="55" table:row="122" table:table="1"/>
              <table:change-track-table-cell office:value-type="string">
                <text:p>The Bridge</text:p>
              </table:change-track-table-cell>
            </table:cell-content-deletion>
            <table:cell-content-deletion>
              <table:cell-address table:column="55" table:row="121" table:table="1"/>
              <table:change-track-table-cell office:value-type="string">
                <text:p>Limbo</text:p>
              </table:change-track-table-cell>
            </table:cell-content-deletion>
            <table:cell-content-deletion>
              <table:cell-address table:column="55" table:row="120" table:table="1"/>
              <table:change-track-table-cell office:value-type="string">
                <text:p>Hue</text:p>
              </table:change-track-table-cell>
            </table:cell-content-deletion>
            <table:cell-content-deletion>
              <table:cell-address table:column="55" table:row="119" table:table="1"/>
              <table:change-track-table-cell office:value-type="string">
                <text:p>GNOG</text:p>
              </table:change-track-table-cell>
            </table:cell-content-deletion>
            <table:cell-content-deletion>
              <table:cell-address table:column="55" table:row="118" table:table="1"/>
              <table:change-track-table-cell office:value-type="string">
                <text:p>Fez</text:p>
              </table:change-track-table-cell>
            </table:cell-content-deletion>
            <table:cell-content-deletion>
              <table:cell-address table:column="55" table:row="117" table:table="1"/>
              <table:change-track-table-cell office:value-type="string">
                <text:p>Death Coming</text:p>
              </table:change-track-table-cell>
            </table:cell-content-deletion>
            <table:cell-content-deletion>
              <table:cell-address table:column="55" table:row="116" table:table="1"/>
              <table:change-track-table-cell office:value-type="string">
                <text:p>Braid</text:p>
              </table:change-track-table-cell>
            </table:cell-content-deletion>
            <table:cell-content-deletion>
              <table:cell-address table:column="55" table:row="115" table:table="1"/>
              <table:change-track-table-cell office:value-type="string">
                <text:p>Baba is You</text:p>
              </table:change-track-table-cell>
            </table:cell-content-deletion>
            <table:cell-content-deletion>
              <table:cell-address table:column="55" table:row="114" table:table="1"/>
              <table:change-track-table-cell office:value-type="string">
                <text:p>Antichamber</text:p>
              </table:change-track-table-cell>
            </table:cell-content-deletion>
            <table:cell-content-deletion>
              <table:cell-address table:column="54" table:row="134" table:table="1"/>
              <table:change-track-table-cell office:value-type="string">
                <text:p>Mitsume ga Tooru</text:p>
              </table:change-track-table-cell>
            </table:cell-content-deletion>
            <table:cell-content-deletion>
              <table:cell-address table:column="54" table:row="133" table:table="1"/>
              <table:change-track-table-cell office:value-type="string">
                <text:p>The Messenger</text:p>
              </table:change-track-table-cell>
            </table:cell-content-deletion>
            <table:cell-content-deletion>
              <table:cell-address table:column="54" table:row="132" table:table="1"/>
              <table:change-track-table-cell office:value-type="string">
                <text:p>Super Meat Boy</text:p>
              </table:change-track-table-cell>
            </table:cell-content-deletion>
            <table:cell-content-deletion>
              <table:cell-address table:column="54" table:row="131" table:table="1"/>
              <table:change-track-table-cell office:value-type="string">
                <text:p>Super Mario World</text:p>
              </table:change-track-table-cell>
            </table:cell-content-deletion>
            <table:cell-content-deletion>
              <table:cell-address table:column="54" table:row="130" table:table="1"/>
              <table:change-track-table-cell office:value-type="string">
                <text:p>Super Mario 64</text:p>
              </table:change-track-table-cell>
            </table:cell-content-deletion>
            <table:cell-content-deletion>
              <table:cell-address table:column="54" table:row="129" table:table="1"/>
              <table:change-track-table-cell office:value-type="string">
                <text:p>Super Mario 3</text:p>
              </table:change-track-table-cell>
            </table:cell-content-deletion>
            <table:cell-content-deletion>
              <table:cell-address table:column="54" table:row="128" table:table="1"/>
              <table:change-track-table-cell office:value-type="string">
                <text:p>Sonic the Hedgehog 2</text:p>
              </table:change-track-table-cell>
            </table:cell-content-deletion>
            <table:cell-content-deletion>
              <table:cell-address table:column="54" table:row="127" table:table="1"/>
              <table:change-track-table-cell office:value-type="string">
                <text:p>Sonic the Hedgehog</text:p>
              </table:change-track-table-cell>
            </table:cell-content-deletion>
            <table:cell-content-deletion>
              <table:cell-address table:column="54" table:row="126" table:table="1"/>
              <table:change-track-table-cell office:value-type="string">
                <text:p>Ori and the Blind Forest</text:p>
              </table:change-track-table-cell>
            </table:cell-content-deletion>
            <table:cell-content-deletion>
              <table:cell-address table:column="54" table:row="125" table:table="1"/>
              <table:change-track-table-cell office:value-type="string">
                <text:p>My Friend Pedro</text:p>
              </table:change-track-table-cell>
            </table:cell-content-deletion>
            <table:cell-content-deletion>
              <table:cell-address table:column="54" table:row="124" table:table="1"/>
              <table:change-track-table-cell office:value-type="string">
                <text:p>Mega Man Zero 3</text:p>
              </table:change-track-table-cell>
            </table:cell-content-deletion>
            <table:cell-content-deletion>
              <table:cell-address table:column="54" table:row="123" table:table="1"/>
              <table:change-track-table-cell office:value-type="string">
                <text:p>Mega Man X</text:p>
              </table:change-track-table-cell>
            </table:cell-content-deletion>
            <table:cell-content-deletion>
              <table:cell-address table:column="54" table:row="122" table:table="1"/>
              <table:change-track-table-cell office:value-type="string">
                <text:p>Mega Man 3</text:p>
              </table:change-track-table-cell>
            </table:cell-content-deletion>
            <table:cell-content-deletion>
              <table:cell-address table:column="54" table:row="121" table:table="1"/>
              <table:change-track-table-cell office:value-type="string">
                <text:p>Mega Man 2</text:p>
              </table:change-track-table-cell>
            </table:cell-content-deletion>
            <table:cell-content-deletion>
              <table:cell-address table:column="54" table:row="120" table:table="1"/>
              <table:change-track-table-cell office:value-type="string">
                <text:p>Mark of the Ninja</text:p>
              </table:change-track-table-cell>
            </table:cell-content-deletion>
            <table:cell-content-deletion>
              <table:cell-address table:column="54" table:row="119" table:table="1"/>
              <table:change-track-table-cell office:value-type="string">
                <text:p>Horace</text:p>
              </table:change-track-table-cell>
            </table:cell-content-deletion>
            <table:cell-content-deletion>
              <table:cell-address table:column="54" table:row="118" table:table="1"/>
              <table:change-track-table-cell office:value-type="string">
                <text:p>Heart of Darkness</text:p>
              </table:change-track-table-cell>
            </table:cell-content-deletion>
            <table:cell-content-deletion>
              <table:cell-address table:column="54" table:row="117" table:table="1"/>
              <table:change-track-table-cell office:value-type="string">
                <text:p>Donkey Kong Country: Tropical Freeze</text:p>
              </table:change-track-table-cell>
            </table:cell-content-deletion>
            <table:cell-content-deletion>
              <table:cell-address table:column="54" table:row="116" table:table="1"/>
              <table:change-track-table-cell office:value-type="string">
                <text:p>Donkey Kong Country 2: Diddy's Kong Quest</text:p>
              </table:change-track-table-cell>
            </table:cell-content-deletion>
            <table:cell-content-deletion>
              <table:cell-address table:column="54" table:row="115" table:table="1"/>
              <table:change-track-table-cell office:value-type="string">
                <text:p>Cuphead</text:p>
              </table:change-track-table-cell>
            </table:cell-content-deletion>
            <table:cell-content-deletion>
              <table:cell-address table:column="54" table:row="114" table:table="1"/>
              <table:change-track-table-cell office:value-type="string">
                <text:p>Celeste</text:p>
              </table:change-track-table-cell>
            </table:cell-content-deletion>
            <table:cell-content-deletion>
              <table:cell-address table:column="53" table:row="123" table:table="1"/>
              <table:change-track-table-cell office:value-type="string">
                <text:p>Castlevania: Symphony of the Night</text:p>
              </table:change-track-table-cell>
            </table:cell-content-deletion>
            <table:cell-content-deletion>
              <table:cell-address table:column="53" table:row="120" table:table="1"/>
              <table:change-track-table-cell office:value-type="string">
                <text:p>Metroid: Prime</text:p>
              </table:change-track-table-cell>
            </table:cell-content-deletion>
            <table:cell-content-deletion>
              <table:cell-address table:column="53" table:row="119" table:table="1"/>
              <table:change-track-table-cell office:value-type="string">
                <text:p>Hollow Knight</text:p>
              </table:change-track-table-cell>
            </table:cell-content-deletion>
            <table:cell-content-deletion>
              <table:cell-address table:column="53" table:row="118" table:table="1"/>
              <table:change-track-table-cell office:value-type="string">
                <text:p>Cave Story+</text:p>
              </table:change-track-table-cell>
            </table:cell-content-deletion>
            <table:cell-content-deletion>
              <table:cell-address table:column="53" table:row="117" table:table="1"/>
              <table:change-track-table-cell office:value-type="string">
                <text:p>Castlevania: Aria of Sorrow</text:p>
              </table:change-track-table-cell>
            </table:cell-content-deletion>
            <table:cell-content-deletion>
              <table:cell-address table:column="53" table:row="116" table:table="1"/>
              <table:change-track-table-cell office:value-type="string">
                <text:p>Castlevania Rondo of Blood</text:p>
              </table:change-track-table-cell>
            </table:cell-content-deletion>
            <table:cell-content-deletion>
              <table:cell-address table:column="53" table:row="113" table:table="1"/>
              <table:change-track-table-cell office:value-type="string">
                <text:p>Bloodstained: Ritual of the Night</text:p>
              </table:change-track-table-cell>
            </table:cell-content-deletion>
            <table:cell-content-deletion>
              <table:cell-address table:column="53" table:row="114" table:table="1"/>
              <table:change-track-table-cell office:value-type="string">
                <text:p>Bloodstained: Curse of the Moon</text:p>
              </table:change-track-table-cell>
            </table:cell-content-deletion>
            <table:cell-content-deletion>
              <table:cell-address table:column="52" table:row="124" table:table="1"/>
              <table:change-track-table-cell office:value-type="string">
                <text:p>Vampire The Masquerade: Bloodlines</text:p>
              </table:change-track-table-cell>
            </table:cell-content-deletion>
            <table:cell-content-deletion>
              <table:cell-address table:column="52" table:row="123" table:table="1"/>
              <table:change-track-table-cell office:value-type="string">
                <text:p>Thief 2</text:p>
              </table:change-track-table-cell>
            </table:cell-content-deletion>
            <table:cell-content-deletion>
              <table:cell-address table:column="52" table:row="122" table:table="1"/>
              <table:change-track-table-cell office:value-type="string">
                <text:p>Thief</text:p>
              </table:change-track-table-cell>
            </table:cell-content-deletion>
            <table:cell-content-deletion>
              <table:cell-address table:column="52" table:row="121" table:table="1"/>
              <table:change-track-table-cell office:value-type="string">
                <text:p>TES: Morrowind</text:p>
              </table:change-track-table-cell>
            </table:cell-content-deletion>
            <table:cell-content-deletion>
              <table:cell-address table:column="52" table:row="120" table:table="1"/>
              <table:change-track-table-cell office:value-type="string">
                <text:p>System Shock 2</text:p>
              </table:change-track-table-cell>
            </table:cell-content-deletion>
            <table:cell-content-deletion>
              <table:cell-address table:column="52" table:row="119" table:table="1"/>
              <table:change-track-table-cell office:value-type="string">
                <text:p>System Shock</text:p>
              </table:change-track-table-cell>
            </table:cell-content-deletion>
            <table:cell-content-deletion>
              <table:cell-address table:column="52" table:row="118" table:table="1"/>
              <table:change-track-table-cell office:value-type="string">
                <text:p>Prey</text:p>
              </table:change-track-table-cell>
            </table:cell-content-deletion>
            <table:cell-content-deletion>
              <table:cell-address table:column="52" table:row="117" table:table="1"/>
              <table:change-track-table-cell office:value-type="string">
                <text:p>Pathologic</text:p>
              </table:change-track-table-cell>
            </table:cell-content-deletion>
            <table:cell-content-deletion>
              <table:cell-address table:column="52" table:row="116" table:table="1"/>
              <table:change-track-table-cell office:value-type="string">
                <text:p>Dishonored</text:p>
              </table:change-track-table-cell>
            </table:cell-content-deletion>
            <table:cell-content-deletion>
              <table:cell-address table:column="52" table:row="115" table:table="1"/>
              <table:change-track-table-cell office:value-type="string">
                <text:p>Deus Ex: Human Revolution</text:p>
              </table:change-track-table-cell>
            </table:cell-content-deletion>
            <table:cell-content-deletion>
              <table:cell-address table:column="52" table:row="114" table:table="1"/>
              <table:change-track-table-cell office:value-type="string">
                <text:p>Dark Messiah of Might and Magic</text:p>
              </table:change-track-table-cell>
            </table:cell-content-deletion>
            <table:cell-content-deletion>
              <table:cell-address table:column="51" table:row="117" table:table="1"/>
              <table:change-track-table-cell office:value-type="string">
                <text:p>Metal Gear Rising: Revengeance</text:p>
              </table:change-track-table-cell>
            </table:cell-content-deletion>
            <table:cell-content-deletion>
              <table:cell-address table:column="51" table:row="116" table:table="1"/>
              <table:change-track-table-cell office:value-type="string">
                <text:p>Devil May Cry 5</text:p>
              </table:change-track-table-cell>
            </table:cell-content-deletion>
            <table:cell-content-deletion>
              <table:cell-address table:column="51" table:row="115" table:table="1"/>
              <table:change-track-table-cell office:value-type="string">
                <text:p>Devil May Cry 3</text:p>
              </table:change-track-table-cell>
            </table:cell-content-deletion>
            <table:cell-content-deletion>
              <table:cell-address table:column="51" table:row="114" table:table="1"/>
              <table:change-track-table-cell office:value-type="string">
                <text:p>Devil May Cry</text:p>
              </table:change-track-table-cell>
            </table:cell-content-deletion>
            <table:cell-content-deletion>
              <table:cell-address table:column="50" table:row="124" table:table="1"/>
              <table:change-track-table-cell office:value-type="string">
                <text:p>Ultra Street Figher lV</text:p>
              </table:change-track-table-cell>
            </table:cell-content-deletion>
            <table:cell-content-deletion>
              <table:cell-address table:column="50" table:row="123" table:table="1"/>
              <table:change-track-table-cell office:value-type="string">
                <text:p>Tekken 7</text:p>
              </table:change-track-table-cell>
            </table:cell-content-deletion>
            <table:cell-content-deletion>
              <table:cell-address table:column="50" table:row="122" table:table="1"/>
              <table:change-track-table-cell office:value-type="string">
                <text:p>Tekken 3</text:p>
              </table:change-track-table-cell>
            </table:cell-content-deletion>
            <table:cell-content-deletion>
              <table:cell-address table:column="50" table:row="121" table:table="1"/>
              <table:change-track-table-cell office:value-type="string">
                <text:p>Super Street Fighter II: The New Challengers</text:p>
              </table:change-track-table-cell>
            </table:cell-content-deletion>
            <table:cell-content-deletion>
              <table:cell-address table:column="50" table:row="120" table:table="1"/>
              <table:change-track-table-cell office:value-type="string">
                <text:p>Super Smash Brother Melee</text:p>
              </table:change-track-table-cell>
            </table:cell-content-deletion>
            <table:cell-content-deletion>
              <table:cell-address table:column="50" table:row="119" table:table="1"/>
              <table:change-track-table-cell office:value-type="string">
                <text:p>Street Fighter III: 3rd Strike</text:p>
              </table:change-track-table-cell>
            </table:cell-content-deletion>
            <table:cell-content-deletion>
              <table:cell-address table:column="50" table:row="118" table:table="1"/>
              <table:change-track-table-cell office:value-type="string">
                <text:p>Street Fighter Alpha 3</text:p>
              </table:change-track-table-cell>
            </table:cell-content-deletion>
            <table:cell-content-deletion>
              <table:cell-address table:column="50" table:row="117" table:table="1"/>
              <table:change-track-table-cell office:value-type="string">
                <text:p>Street Fighter Alpha 2</text:p>
              </table:change-track-table-cell>
            </table:cell-content-deletion>
            <table:cell-content-deletion>
              <table:cell-address table:column="50" table:row="116" table:table="1"/>
              <table:change-track-table-cell office:value-type="string">
                <text:p>Soulcalibur 2</text:p>
              </table:change-track-table-cell>
            </table:cell-content-deletion>
            <table:cell-content-deletion>
              <table:cell-address table:column="50" table:row="115" table:table="1"/>
              <table:change-track-table-cell office:value-type="string">
                <text:p>Mortal Kombat 9</text:p>
              </table:change-track-table-cell>
            </table:cell-content-deletion>
            <table:cell-content-deletion>
              <table:cell-address table:column="50" table:row="114" table:table="1"/>
              <table:change-track-table-cell office:value-type="string">
                <text:p>Marvel vs. Capcom 2</text:p>
              </table:change-track-table-cell>
            </table:cell-content-deletion>
            <table:cell-content-deletion>
              <table:cell-address table:column="49" table:row="114" table:table="1"/>
              <table:change-track-table-cell office:value-type="string">
                <text:p>Legend of Grimrock</text:p>
              </table:change-track-table-cell>
            </table:cell-content-deletion>
            <table:cell-content-deletion>
              <table:cell-address table:column="48" table:row="116" table:table="1"/>
              <table:change-track-table-cell office:value-type="string">
                <text:p>Streets of Rage 2</text:p>
              </table:change-track-table-cell>
            </table:cell-content-deletion>
            <table:cell-content-deletion>
              <table:cell-address table:column="48" table:row="115" table:table="1"/>
              <table:change-track-table-cell office:value-type="string">
                <text:p>Battletoads</text:p>
              </table:change-track-table-cell>
            </table:cell-content-deletion>
            <table:cell-content-deletion>
              <table:cell-address table:column="48" table:row="114" table:table="1"/>
              <table:change-track-table-cell office:value-type="string">
                <text:p>Ape Out</text:p>
              </table:change-track-table-cell>
            </table:cell-content-deletion>
            <table:cell-content-deletion>
              <table:cell-address table:column="47" table:row="128" table:table="1"/>
              <table:change-track-table-cell office:value-type="string">
                <text:p>Zero Escape</text:p>
              </table:change-track-table-cell>
            </table:cell-content-deletion>
            <table:cell-content-deletion>
              <table:cell-address table:column="47" table:row="127" table:table="1"/>
              <table:change-track-table-cell office:value-type="string">
                <text:p>What remains of Edith Finch</text:p>
              </table:change-track-table-cell>
            </table:cell-content-deletion>
            <table:cell-content-deletion>
              <table:cell-address table:column="47" table:row="126" table:table="1"/>
              <table:change-track-table-cell office:value-type="string">
                <text:p>Stories Untold</text:p>
              </table:change-track-table-cell>
            </table:cell-content-deletion>
            <table:cell-content-deletion>
              <table:cell-address table:column="47" table:row="125" table:table="1"/>
              <table:change-track-table-cell office:value-type="string">
                <text:p>Snatcher</text:p>
              </table:change-track-table-cell>
            </table:cell-content-deletion>
            <table:cell-content-deletion>
              <table:cell-address table:column="47" table:row="124" table:table="1"/>
              <table:change-track-table-cell office:value-type="string">
                <text:p>Phoenix Wright: Ace Attorney Trilogy</text:p>
              </table:change-track-table-cell>
            </table:cell-content-deletion>
            <table:cell-content-deletion>
              <table:cell-address table:column="47" table:row="123" table:table="1"/>
              <table:change-track-table-cell office:value-type="string">
                <text:p>Oxenfree</text:p>
              </table:change-track-table-cell>
            </table:cell-content-deletion>
            <table:cell-content-deletion>
              <table:cell-address table:column="47" table:row="122" table:table="1"/>
              <table:change-track-table-cell office:value-type="string">
                <text:p>Mutazione</text:p>
              </table:change-track-table-cell>
            </table:cell-content-deletion>
            <table:cell-content-deletion>
              <table:cell-address table:column="47" table:row="121" table:table="1"/>
              <table:change-track-table-cell office:value-type="string">
                <text:p>Grim Fandango</text:p>
              </table:change-track-table-cell>
            </table:cell-content-deletion>
            <table:cell-content-deletion>
              <table:cell-address table:column="47" table:row="120" table:table="1"/>
              <table:change-track-table-cell office:value-type="string">
                <text:p>Gone Home</text:p>
              </table:change-track-table-cell>
            </table:cell-content-deletion>
            <table:cell-content-deletion>
              <table:cell-address table:column="47" table:row="119" table:table="1"/>
              <table:change-track-table-cell office:value-type="string">
                <text:p>Full Throttle Remastered</text:p>
              </table:change-track-table-cell>
            </table:cell-content-deletion>
            <table:cell-content-deletion>
              <table:cell-address table:column="47" table:row="118" table:table="1"/>
              <table:change-track-table-cell office:value-type="string">
                <text:p>Detention</text:p>
              </table:change-track-table-cell>
            </table:cell-content-deletion>
            <table:cell-content-deletion>
              <table:cell-address table:column="47" table:row="117" table:table="1"/>
              <table:change-track-table-cell office:value-type="string">
                <text:p>Beneath a Steel Sky</text:p>
              </table:change-track-table-cell>
            </table:cell-content-deletion>
            <table:cell-content-deletion>
              <table:cell-address table:column="47" table:row="116" table:table="1"/>
              <table:change-track-table-cell office:value-type="string">
                <text:p>Anodyne 2</text:p>
              </table:change-track-table-cell>
            </table:cell-content-deletion>
            <table:cell-content-deletion>
              <table:cell-address table:column="47" table:row="115" table:table="1"/>
              <table:change-track-table-cell office:value-type="string">
                <text:p>A Story About My Uncle</text:p>
              </table:change-track-table-cell>
            </table:cell-content-deletion>
            <table:cell-content-deletion>
              <table:cell-address table:column="47" table:row="114" table:table="1"/>
              <table:change-track-table-cell office:value-type="string">
                <text:p>A Short Hike</text:p>
              </table:change-track-table-cell>
            </table:cell-content-deletion>
            <table:cell-content-deletion>
              <table:cell-address table:column="46" table:row="123" table:table="1"/>
              <table:change-track-table-cell office:value-type="string">
                <text:p>Beyond Oasis or The Story of Thor: A Successor of the Light</text:p>
              </table:change-track-table-cell>
            </table:cell-content-deletion>
            <table:cell-content-deletion>
              <table:cell-address table:column="46" table:row="122" table:table="1"/>
              <table:change-track-table-cell office:value-type="string">
                <text:p>Drakan: Order of the Flame</text:p>
              </table:change-track-table-cell>
            </table:cell-content-deletion>
            <table:cell-content-deletion>
              <table:cell-address table:column="46" table:row="121" table:table="1"/>
              <table:change-track-table-cell office:value-type="string">
                <text:p>The Legend of Zelda: Twilight Princess</text:p>
              </table:change-track-table-cell>
            </table:cell-content-deletion>
            <table:cell-content-deletion>
              <table:cell-address table:column="46" table:row="120" table:table="1"/>
              <table:change-track-table-cell office:value-type="string">
                <text:p>The Legend of Zelda: Ocarina of time</text:p>
              </table:change-track-table-cell>
            </table:cell-content-deletion>
            <table:cell-content-deletion>
              <table:cell-address table:column="46" table:row="119" table:table="1"/>
              <table:change-track-table-cell office:value-type="string">
                <text:p>The Legend of Zelda: Majora's Mask</text:p>
              </table:change-track-table-cell>
            </table:cell-content-deletion>
            <table:cell-content-deletion>
              <table:cell-address table:column="46" table:row="118" table:table="1"/>
              <table:change-track-table-cell office:value-type="string">
                <text:p>Metal Gear Solid 2</text:p>
              </table:change-track-table-cell>
            </table:cell-content-deletion>
            <table:cell-content-deletion>
              <table:cell-address table:column="46" table:row="117" table:table="1"/>
              <table:change-track-table-cell office:value-type="string">
                <text:p>Fahrenheit</text:p>
              </table:change-track-table-cell>
            </table:cell-content-deletion>
            <table:cell-content-deletion>
              <table:cell-address table:column="46" table:row="116" table:table="1"/>
              <table:change-track-table-cell office:value-type="string">
                <text:p>Batham: Arkham City</text:p>
              </table:change-track-table-cell>
            </table:cell-content-deletion>
            <table:cell-content-deletion>
              <table:cell-address table:column="46" table:row="115" table:table="1"/>
              <table:change-track-table-cell office:value-type="string">
                <text:p>Batham: Arkham Asylum</text:p>
              </table:change-track-table-cell>
            </table:cell-content-deletion>
            <table:cell-content-deletion>
              <table:cell-address table:column="46" table:row="114" table:table="1"/>
              <table:change-track-table-cell office:value-type="string">
                <text:p>Alan Wake</text:p>
              </table:change-track-table-cell>
            </table:cell-content-deletion>
            <table:cell-content-deletion>
              <table:cell-address table:column="43" table:row="131" table:table="1"/>
              <table:change-track-table-cell office:value-type="string">
                <text:p>Star Wars: KOTOR</text:p>
              </table:change-track-table-cell>
            </table:cell-content-deletion>
            <table:cell-content-deletion>
              <table:cell-address table:column="43" table:row="130" table:table="1"/>
              <table:change-track-table-cell office:value-type="string">
                <text:p>Red Dead Redemption 2</text:p>
              </table:change-track-table-cell>
            </table:cell-content-deletion>
            <table:cell-content-deletion>
              <table:cell-address table:column="43" table:row="129" table:table="1"/>
              <table:change-track-table-cell office:value-type="string">
                <text:p>Mass Effect 2</text:p>
              </table:change-track-table-cell>
            </table:cell-content-deletion>
            <table:cell-content-deletion>
              <table:cell-address table:column="43" table:row="128" table:table="1"/>
              <table:change-track-table-cell office:value-type="string">
                <text:p>Mafia</text:p>
              </table:change-track-table-cell>
            </table:cell-content-deletion>
            <table:cell-content-deletion>
              <table:cell-address table:column="43" table:row="127" table:table="1"/>
              <table:change-track-table-cell office:value-type="string">
                <text:p>Hollow Knight</text:p>
              </table:change-track-table-cell>
            </table:cell-content-deletion>
            <table:cell-content-deletion>
              <table:cell-address table:column="43" table:row="126" table:table="1"/>
              <table:change-track-table-cell office:value-type="string">
                <text:p>Heroes of Might and Magic 3</text:p>
              </table:change-track-table-cell>
            </table:cell-content-deletion>
            <table:cell-content-deletion>
              <table:cell-address table:column="43" table:row="125" table:table="1"/>
              <table:change-track-table-cell office:value-type="string">
                <text:p>Final Fantasy VII</text:p>
              </table:change-track-table-cell>
            </table:cell-content-deletion>
            <table:cell-content-deletion>
              <table:cell-address table:column="43" table:row="124" table:table="1"/>
              <table:change-track-table-cell office:value-type="string">
                <text:p>Final Fantasy Tactics</text:p>
              </table:change-track-table-cell>
            </table:cell-content-deletion>
            <table:cell-content-deletion>
              <table:cell-address table:column="43" table:row="123" table:table="1"/>
              <table:change-track-table-cell office:value-type="string">
                <text:p>Dragon Age: Origins</text:p>
              </table:change-track-table-cell>
            </table:cell-content-deletion>
            <table:cell-content-deletion>
              <table:cell-address table:column="43" table:row="122" table:table="1"/>
              <table:change-track-table-cell office:value-type="string">
                <text:p>Doom</text:p>
              </table:change-track-table-cell>
            </table:cell-content-deletion>
            <table:cell-content-deletion>
              <table:cell-address table:column="43" table:row="121" table:table="1"/>
              <table:change-track-table-cell office:value-type="string">
                <text:p>Diablo 2</text:p>
              </table:change-track-table-cell>
            </table:cell-content-deletion>
            <table:cell-content-deletion>
              <table:cell-address table:column="43" table:row="120" table:table="1"/>
              <table:change-track-table-cell office:value-type="string">
                <text:p>Diablo</text:p>
              </table:change-track-table-cell>
            </table:cell-content-deletion>
            <table:cell-content-deletion>
              <table:cell-address table:column="43" table:row="119" table:table="1"/>
              <table:change-track-table-cell office:value-type="string">
                <text:p>Devil May Cry</text:p>
              </table:change-track-table-cell>
            </table:cell-content-deletion>
            <table:cell-content-deletion>
              <table:cell-address table:column="43" table:row="118" table:table="1"/>
              <table:change-track-table-cell office:value-type="string">
                <text:p>Castlevania: Symphony of the Night</text:p>
              </table:change-track-table-cell>
            </table:cell-content-deletion>
            <table:cell-content-deletion>
              <table:cell-address table:column="43" table:row="117" table:table="1"/>
              <table:change-track-table-cell office:value-type="string">
                <text:p>Bloodborne</text:p>
              </table:change-track-table-cell>
            </table:cell-content-deletion>
            <table:cell-content-deletion>
              <table:cell-address table:column="43" table:row="116" table:table="1"/>
              <table:change-track-table-cell office:value-type="string">
                <text:p>Black Mesa</text:p>
              </table:change-track-table-cell>
            </table:cell-content-deletion>
            <table:cell-content-deletion>
              <table:cell-address table:column="43" table:row="115" table:table="1"/>
              <table:change-track-table-cell office:value-type="string">
                <text:p>Batman: Arkham Asylum</text:p>
              </table:change-track-table-cell>
            </table:cell-content-deletion>
            <table:cell-content-deletion>
              <table:cell-address table:column="43" table:row="114" table:table="1"/>
              <table:change-track-table-cell office:value-type="string">
                <text:p>Baldur's Gate</text:p>
              </table:change-track-table-cell>
            </table:cell-content-deletion>
            <table:cell-content-deletion>
              <table:cell-address table:column="37" table:row="117" table:table="1"/>
              <table:change-track-table-cell office:value-type="string">
                <text:p>Legends of Runeterra</text:p>
              </table:change-track-table-cell>
            </table:cell-content-deletion>
            <table:cell-content-deletion>
              <table:cell-address table:column="37" table:row="116" table:table="1"/>
              <table:change-track-table-cell office:value-type="string">
                <text:p>MTG: Commander</text:p>
              </table:change-track-table-cell>
            </table:cell-content-deletion>
            <table:cell-content-deletion>
              <table:cell-address table:column="37" table:row="115" table:table="1"/>
              <table:change-track-table-cell office:value-type="string">
                <text:p>MTG: Modern</text:p>
              </table:change-track-table-cell>
            </table:cell-content-deletion>
            <table:cell-content-deletion>
              <table:cell-address table:column="37" table:row="114" table:table="1"/>
              <table:change-track-table-cell office:value-type="string">
                <text:p>MTG: Standard</text:p>
              </table:change-track-table-cell>
            </table:cell-content-deletion>
            <table:cell-content-deletion>
              <table:cell-address table:column="36" table:row="115" table:table="1"/>
              <table:change-track-table-cell office:value-type="string">
                <text:p>Roll for the Galaxy</text:p>
              </table:change-track-table-cell>
            </table:cell-content-deletion>
            <table:cell-content-deletion>
              <table:cell-address table:column="36" table:row="114" table:table="1"/>
              <table:change-track-table-cell office:value-type="string">
                <text:p>The Castles of Burgundy</text:p>
              </table:change-track-table-cell>
            </table:cell-content-deletion>
            <table:cell-content-deletion>
              <table:cell-address table:column="35" table:row="115" table:table="1"/>
              <table:change-track-table-cell office:value-type="string">
                <text:p>Dominion</text:p>
              </table:change-track-table-cell>
            </table:cell-content-deletion>
            <table:cell-content-deletion>
              <table:cell-address table:column="35" table:row="114" table:table="1"/>
              <table:change-track-table-cell office:value-type="string">
                <text:p>Cribbage</text:p>
              </table:change-track-table-cell>
            </table:cell-content-deletion>
            <table:cell-content-deletion>
              <table:cell-address table:column="34" table:row="117" table:table="1"/>
              <table:change-track-table-cell office:value-type="string">
                <text:p>Go</text:p>
              </table:change-track-table-cell>
            </table:cell-content-deletion>
            <table:cell-content-deletion>
              <table:cell-address table:column="34" table:row="116" table:table="1"/>
              <table:change-track-table-cell office:value-type="string">
                <text:p>Android: Netrunner</text:p>
              </table:change-track-table-cell>
            </table:cell-content-deletion>
            <table:cell-content-deletion>
              <table:cell-address table:column="34" table:row="115" table:table="1"/>
              <table:change-track-table-cell office:value-type="string">
                <text:p>Race for the Galaxy</text:p>
              </table:change-track-table-cell>
            </table:cell-content-deletion>
            <table:cell-content-deletion>
              <table:cell-address table:column="34" table:row="114" table:table="1"/>
              <table:change-track-table-cell office:value-type="string">
                <text:p>DnD'like game</text:p>
              </table:change-track-table-cell>
            </table:cell-content-deletion>
            <table:cell-content-deletion>
              <table:cell-address table:column="33" table:row="117" table:table="1"/>
              <table:change-track-table-cell office:value-type="string">
                <text:p>The Expanse</text:p>
              </table:change-track-table-cell>
            </table:cell-content-deletion>
            <table:cell-content-deletion>
              <table:cell-address table:column="33" table:row="116" table:table="1"/>
              <table:change-track-table-cell office:value-type="string">
                <text:p>Star Trek: Picard</text:p>
              </table:change-track-table-cell>
            </table:cell-content-deletion>
            <table:cell-content-deletion>
              <table:cell-address table:column="33" table:row="115" table:table="1"/>
              <table:change-track-table-cell office:value-type="string">
                <text:p>Star Trek: Voyager</text:p>
              </table:change-track-table-cell>
            </table:cell-content-deletion>
            <table:cell-content-deletion>
              <table:cell-address table:column="33" table:row="114" table:table="1"/>
              <table:change-track-table-cell office:value-type="string">
                <text:p>Red Dwarf</text:p>
              </table:change-track-table-cell>
            </table:cell-content-deletion>
            <table:cell-content-deletion>
              <table:cell-address table:column="32" table:row="114" table:table="1"/>
              <table:change-track-table-cell office:value-type="string">
                <text:p>The Leftovers</text:p>
              </table:change-track-table-cell>
            </table:cell-content-deletion>
            <table:cell-content-deletion>
              <table:cell-address table:column="31" table:row="115" table:table="1"/>
              <table:change-track-table-cell office:value-type="string">
                <text:p>Ozark</text:p>
              </table:change-track-table-cell>
            </table:cell-content-deletion>
            <table:cell-content-deletion>
              <table:cell-address table:column="31" table:row="114" table:table="1"/>
              <table:change-track-table-cell office:value-type="string">
                <text:p>Americans</text:p>
              </table:change-track-table-cell>
            </table:cell-content-deletion>
            <table:cell-content-deletion>
              <table:cell-address table:column="30" table:row="114" table:table="1"/>
              <table:change-track-table-cell office:value-type="string">
                <text:p>The Preacher</text:p>
              </table:change-track-table-cell>
            </table:cell-content-deletion>
            <table:cell-content-deletion>
              <table:cell-address table:column="29" table:row="120" table:table="1"/>
              <table:change-track-table-cell office:value-type="string">
                <text:p>Overlord</text:p>
              </table:change-track-table-cell>
            </table:cell-content-deletion>
            <table:cell-content-deletion>
              <table:cell-address table:column="29" table:row="119" table:table="1"/>
              <table:change-track-table-cell office:value-type="string">
                <text:p>Black Lagoon</text:p>
              </table:change-track-table-cell>
            </table:cell-content-deletion>
            <table:cell-content-deletion>
              <table:cell-address table:column="29" table:row="118" table:table="1"/>
              <table:change-track-table-cell office:value-type="string">
                <text:p>Higurashi no Naku Koro ni Kai</text:p>
              </table:change-track-table-cell>
            </table:cell-content-deletion>
            <table:cell-content-deletion>
              <table:cell-address table:column="29" table:row="117" table:table="1"/>
              <table:change-track-table-cell office:value-type="string">
                <text:p>Penguindrum</text:p>
              </table:change-track-table-cell>
            </table:cell-content-deletion>
            <table:cell-content-deletion>
              <table:cell-address table:column="29" table:row="116" table:table="1"/>
              <table:change-track-table-cell office:value-type="string">
                <text:p>Fullmetal Alchemist Brotherhood</text:p>
              </table:change-track-table-cell>
            </table:cell-content-deletion>
            <table:cell-content-deletion>
              <table:cell-address table:column="29" table:row="115" table:table="1"/>
              <table:change-track-table-cell office:value-type="string">
                <text:p>Yu Yu Hakusho</text:p>
              </table:change-track-table-cell>
            </table:cell-content-deletion>
            <table:cell-content-deletion>
              <table:cell-address table:column="29" table:row="114" table:table="1"/>
              <table:change-track-table-cell office:value-type="string">
                <text:p>Ergo Proxy</text:p>
              </table:change-track-table-cell>
            </table:cell-content-deletion>
            <table:cell-content-deletion>
              <table:cell-address table:column="26" table:row="114" table:table="1"/>
              <table:change-track-table-cell office:value-type="string">
                <text:p>Berserk</text:p>
              </table:change-track-table-cell>
            </table:cell-content-deletion>
            <table:cell-content-deletion>
              <table:cell-address table:column="25" table:row="116" table:table="1"/>
              <table:change-track-table-cell office:value-type="string">
                <text:p>Star Wars: Darth Vader: Dark Lord of the Sith Vol. 1: Imperial Machine</text:p>
              </table:change-track-table-cell>
            </table:cell-content-deletion>
            <table:cell-content-deletion>
              <table:cell-address table:column="25" table:row="115" table:table="1"/>
              <table:change-track-table-cell office:value-type="string">
                <text:p>Silent Hill: Past Life</text:p>
              </table:change-track-table-cell>
            </table:cell-content-deletion>
            <table:cell-content-deletion>
              <table:cell-address table:column="25" table:row="114" table:table="1"/>
              <table:change-track-table-cell office:value-type="string">
                <text:p>Silent Hill: Downpour - Anne's Story</text:p>
              </table:change-track-table-cell>
            </table:cell-content-deletion>
            <table:cell-content-deletion>
              <table:cell-address table:column="24" table:row="116" table:table="1"/>
              <table:change-track-table-cell office:value-type="string">
                <text:p>Green Lantern: Revenge of the Green Lanterns</text:p>
              </table:change-track-table-cell>
            </table:cell-content-deletion>
            <table:cell-content-deletion>
              <table:cell-address table:column="24" table:row="115" table:table="1"/>
              <table:change-track-table-cell office:value-type="string">
                <text:p>Green Lantern: No Fear</text:p>
              </table:change-track-table-cell>
            </table:cell-content-deletion>
            <table:cell-content-deletion>
              <table:cell-address table:column="24" table:row="114" table:table="1"/>
              <table:change-track-table-cell office:value-type="string">
                <text:p>Green Lantern: Rebirth</text:p>
              </table:change-track-table-cell>
            </table:cell-content-deletion>
            <table:cell-content-deletion>
              <table:cell-address table:column="23" table:row="116" table:table="1"/>
              <table:change-track-table-cell office:value-type="string">
                <text:p>Judge Dredd: Case Files #5</text:p>
              </table:change-track-table-cell>
            </table:cell-content-deletion>
            <table:cell-content-deletion>
              <table:cell-address table:column="23" table:row="115" table:table="1"/>
              <table:change-track-table-cell office:value-type="string">
                <text:p>Hellboy: Seed of Destruction</text:p>
              </table:change-track-table-cell>
            </table:cell-content-deletion>
            <table:cell-content-deletion>
              <table:cell-address table:column="23" table:row="114" table:table="1"/>
              <table:change-track-table-cell office:value-type="string">
                <text:p>Watchmen</text:p>
              </table:change-track-table-cell>
            </table:cell-content-deletion>
            <table:cell-content-deletion>
              <table:cell-address table:column="11" table:row="118" table:table="1"/>
              <table:change-track-table-cell office:value-type="string">
                <text:p>Linux Device Drivers</text:p>
              </table:change-track-table-cell>
            </table:cell-content-deletion>
            <table:cell-content-deletion>
              <table:cell-address table:column="11" table:row="117" table:table="1"/>
              <table:change-track-table-cell office:value-type="string">
                <text:p>Advanced Bash-Scripting Guide</text:p>
              </table:change-track-table-cell>
            </table:cell-content-deletion>
            <table:cell-content-deletion>
              <table:cell-address table:column="11" table:row="116" table:table="1"/>
              <table:change-track-table-cell office:value-type="string">
                <text:p>Linux Kernel in a Nutshell</text:p>
              </table:change-track-table-cell>
            </table:cell-content-deletion>
            <table:cell-content-deletion>
              <table:cell-address table:column="11" table:row="115" table:table="1"/>
              <table:change-track-table-cell office:value-type="string">
                <text:p>Bash Guide</text:p>
              </table:change-track-table-cell>
            </table:cell-content-deletion>
            <table:cell-content-deletion>
              <table:cell-address table:column="11" table:row="114" table:table="1"/>
              <table:change-track-table-cell office:value-type="string">
                <text:p>The Linux Command Line</text:p>
              </table:change-track-table-cell>
            </table:cell-content-deletion>
            <table:cell-content-deletion>
              <table:cell-address table:column="10" table:row="115" table:table="1"/>
              <table:change-track-table-cell office:value-type="string">
                <text:p>Support a big growing project</text:p>
              </table:change-track-table-cell>
            </table:cell-content-deletion>
            <table:cell-content-deletion>
              <table:cell-address table:column="10" table:row="114" table:table="1"/>
              <table:change-track-table-cell office:value-type="string">
                <text:p>Support a small growing project</text:p>
              </table:change-track-table-cell>
            </table:cell-content-deletion>
            <table:cell-content-deletion>
              <table:cell-address table:column="8" table:row="133" table:table="1"/>
              <table:change-track-table-cell office:value-type="string">
                <text:p>XML</text:p>
              </table:change-track-table-cell>
            </table:cell-content-deletion>
            <table:cell-content-deletion>
              <table:cell-address table:column="8" table:row="132" table:table="1"/>
              <table:change-track-table-cell office:value-type="string">
                <text:p>WebGL</text:p>
              </table:change-track-table-cell>
            </table:cell-content-deletion>
            <table:cell-content-deletion>
              <table:cell-address table:column="8" table:row="131" table:table="1"/>
              <table:change-track-table-cell office:value-type="string">
                <text:p>Vue.js</text:p>
              </table:change-track-table-cell>
            </table:cell-content-deletion>
            <table:cell-content-deletion>
              <table:cell-address table:column="8" table:row="130" table:table="1"/>
              <table:change-track-table-cell office:value-type="string">
                <text:p>Tree.js</text:p>
              </table:change-track-table-cell>
            </table:cell-content-deletion>
            <table:cell-content-deletion>
              <table:cell-address table:column="8" table:row="129" table:table="1"/>
              <table:change-track-table-cell office:value-type="string">
                <text:p>Tornado</text:p>
              </table:change-track-table-cell>
            </table:cell-content-deletion>
            <table:cell-content-deletion>
              <table:cell-address table:column="8" table:row="128" table:table="1"/>
              <table:change-track-table-cell office:value-type="string">
                <text:p>Repeat C++: reading: STL</text:p>
              </table:change-track-table-cell>
            </table:cell-content-deletion>
            <table:cell-content-deletion>
              <table:cell-address table:column="8" table:row="127" table:table="1"/>
              <table:change-track-table-cell office:value-type="string">
                <text:p>Repeat C++: reading: STL</text:p>
              </table:change-track-table-cell>
            </table:cell-content-deletion>
            <table:cell-content-deletion>
              <table:cell-address table:column="8" table:row="126" table:table="1"/>
              <table:change-track-table-cell office:value-type="string">
                <text:p>Repeat C++: reading: Polymorphism. VFT &amp; Virtual destructors and constructors</text:p>
              </table:change-track-table-cell>
            </table:cell-content-deletion>
            <table:cell-content-deletion>
              <table:cell-address table:column="8" table:row="125" table:table="1"/>
              <table:change-track-table-cell office:value-type="string">
                <text:p>Repeat C++: reading: Operator overloading</text:p>
                <text:p>Using friend-functions to overload unary operators</text:p>
                <text:p>Pseudo-variable</text:p>
                <text:p>Operators [], (), -&gt;, &gt;&gt;, &lt;&lt;.</text:p>
              </table:change-track-table-cell>
            </table:cell-content-deletion>
            <table:cell-content-deletion>
              <table:cell-address table:column="8" table:row="124" table:table="1"/>
              <table:change-track-table-cell office:value-type="string">
                <text:p>Repeat C++: reading: Keywords typename, export, mutual, explicit + typeid() &amp; Type conversion operators</text:p>
              </table:change-track-table-cell>
            </table:cell-content-deletion>
            <table:cell-content-deletion>
              <table:cell-address table:column="8" table:row="123" table:table="1"/>
              <table:change-track-table-cell office:value-type="string">
                <text:p>Repeat C++: reading: Inheritance. Access modificators &amp; Multi-inheritance</text:p>
              </table:change-track-table-cell>
            </table:cell-content-deletion>
            <table:cell-content-deletion>
              <table:cell-address table:column="8" table:row="122" table:table="1"/>
              <table:change-track-table-cell office:value-type="string">
                <text:p>Repeat C++: reading: Generic functions. Their overloading &amp; Generic classes. Arguments by default</text:p>
              </table:change-track-table-cell>
            </table:cell-content-deletion>
            <table:cell-content-deletion>
              <table:cell-address table:column="8" table:row="121" table:table="1"/>
              <table:change-track-table-cell office:value-type="string">
                <text:p>Repeat C++: reading: Constructors, Destructors with Inheritance &amp; Implicit type conversion using constructors</text:p>
              </table:change-track-table-cell>
            </table:cell-content-deletion>
            <table:cell-content-deletion>
              <table:cell-address table:column="8" table:row="120" table:table="1"/>
              <table:change-track-table-cell office:value-type="string">
                <text:p>Repeat C++: reading: Constructor of copying &amp; Static members</text:p>
              </table:change-track-table-cell>
            </table:cell-content-deletion>
            <table:cell-content-deletion>
              <table:cell-address table:column="8" table:row="119" table:table="1"/>
              <table:change-track-table-cell office:value-type="string">
                <text:p>Repeat C++: programming</text:p>
              </table:change-track-table-cell>
            </table:cell-content-deletion>
            <table:cell-content-deletion>
              <table:cell-address table:column="8" table:row="118" table:table="1"/>
              <table:change-track-table-cell office:value-type="string">
                <text:p>PostgreSQL</text:p>
              </table:change-track-table-cell>
            </table:cell-content-deletion>
            <table:cell-content-deletion>
              <table:cell-address table:column="8" table:row="117" table:table="1"/>
              <table:change-track-table-cell office:value-type="string">
                <text:p>JSON</text:p>
              </table:change-track-table-cell>
            </table:cell-content-deletion>
            <table:cell-content-deletion>
              <table:cell-address table:column="8" table:row="116" table:table="1"/>
              <table:change-track-table-cell office:value-type="string">
                <text:p>Flask</text:p>
              </table:change-track-table-cell>
            </table:cell-content-deletion>
            <table:cell-content-deletion>
              <table:cell-address table:column="8" table:row="115" table:table="1"/>
              <table:change-track-table-cell office:value-type="string">
                <text:p>Apache Air Flow</text:p>
              </table:change-track-table-cell>
            </table:cell-content-deletion>
            <table:cell-content-deletion>
              <table:cell-address table:column="8" table:row="114" table:table="1"/>
              <table:change-track-table-cell office:value-type="string">
                <text:p>Angular 2.0+</text:p>
              </table:change-track-table-cell>
            </table:cell-content-deletion>
            <table:cell-content-deletion>
              <table:cell-address table:column="5" table:row="115" table:table="1"/>
              <table:change-track-table-cell office:value-type="string">
                <text:p>Code Monk</text:p>
              </table:change-track-table-cell>
            </table:cell-content-deletion>
            <table:cell-content-deletion>
              <table:cell-address table:column="5" table:row="114" table:table="1"/>
              <table:change-track-table-cell office:value-type="string">
                <text:p>Artificial Intelligence</text:p>
              </table:change-track-table-cell>
            </table:cell-content-deletion>
            <table:cell-content-deletion>
              <table:cell-address table:column="3" table:row="113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" table:row="113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" table:row="113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" table:row="113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70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9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8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7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6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5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4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2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1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0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9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8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7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6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5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4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2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1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0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9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8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7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6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4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7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6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5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4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2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1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30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9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8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7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6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5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4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2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1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20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9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8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7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6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5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4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2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1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10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9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8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7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6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70" table:row="124" table:table="1"/>
              <table:change-track-table-cell office:value-type="string">
                <text:p>The Anatomy of Story</text:p>
              </table:change-track-table-cell>
            </table:cell-content-deletion>
            <table:cell-content-deletion>
              <table:cell-address table:column="70" table:row="123" table:table="1"/>
              <table:change-track-table-cell office:value-type="string">
                <text:p>The Anatomy of Story</text:p>
              </table:change-track-table-cell>
            </table:cell-content-deletion>
            <table:cell-content-deletion>
              <table:cell-address table:column="70" table:row="122" table:table="1"/>
              <table:change-track-table-cell office:value-type="string">
                <text:p>The Anatomy of Story</text:p>
              </table:change-track-table-cell>
            </table:cell-content-deletion>
            <table:cell-content-deletion>
              <table:cell-address table:column="64" table:row="133" table:table="1"/>
              <table:change-track-table-cell office:value-type="string">
                <text:p>Moons of Madness</text:p>
              </table:change-track-table-cell>
            </table:cell-content-deletion>
            <table:cell-content-deletion>
              <table:cell-address table:column="64" table:row="132" table:table="1"/>
              <table:change-track-table-cell office:value-type="string">
                <text:p>Soma</text:p>
              </table:change-track-table-cell>
            </table:cell-content-deletion>
            <table:cell-content-deletion>
              <table:cell-address table:column="64" table:row="131" table:table="1"/>
              <table:change-track-table-cell office:value-type="string">
                <text:p>Penumbra: Overture</text:p>
              </table:change-track-table-cell>
            </table:cell-content-deletion>
            <table:cell-content-deletion>
              <table:cell-address table:column="64" table:row="130" table:table="1"/>
              <table:change-track-table-cell office:value-type="string">
                <text:p>Bloodborne</text:p>
              </table:change-track-table-cell>
            </table:cell-content-deletion>
            <table:cell-content-deletion>
              <table:cell-address table:column="64" table:row="129" table:table="1"/>
              <table:change-track-table-cell office:value-type="string">
                <text:p>Sunless Skies</text:p>
              </table:change-track-table-cell>
            </table:cell-content-deletion>
            <table:cell-content-deletion>
              <table:cell-address table:column="64" table:row="128" table:table="1"/>
              <table:change-track-table-cell office:value-type="string">
                <text:p>Sunless Sea</text:p>
              </table:change-track-table-cell>
            </table:cell-content-deletion>
            <table:cell-content-deletion>
              <table:cell-address table:column="64" table:row="127" table:table="1"/>
              <table:change-track-table-cell office:value-type="string">
                <text:p>Cthulhu Saves the Christmas</text:p>
              </table:change-track-table-cell>
            </table:cell-content-deletion>
            <table:cell-content-deletion>
              <table:cell-address table:column="64" table:row="126" table:table="1"/>
              <table:change-track-table-cell office:value-type="string">
                <text:p>Cthulhu Saves the World</text:p>
              </table:change-track-table-cell>
            </table:cell-content-deletion>
            <table:cell-content-deletion>
              <table:cell-address table:column="64" table:row="125" table:table="1"/>
              <table:change-track-table-cell office:value-type="string">
                <text:p>Sam &amp; Max: The Devil’s Playhouse</text:p>
              </table:change-track-table-cell>
            </table:cell-content-deletion>
            <table:cell-content-deletion>
              <table:cell-address table:column="64" table:row="124" table:table="1"/>
              <table:change-track-table-cell office:value-type="string">
                <text:p>Call of Cthulhu</text:p>
              </table:change-track-table-cell>
            </table:cell-content-deletion>
            <table:cell-content-deletion>
              <table:cell-address table:column="64" table:row="123" table:table="1"/>
              <table:change-track-table-cell office:value-type="string">
                <text:p>Call of Cthulhu: Dark Corners of the Earth</text:p>
              </table:change-track-table-cell>
            </table:cell-content-deletion>
            <table:cell-content-deletion>
              <table:cell-address table:column="64" table:row="122" table:table="1"/>
              <table:change-track-table-cell office:value-type="string">
                <text:p>Iru!</text:p>
              </table:change-track-table-cell>
            </table:cell-content-deletion>
            <table:cell-content-deletion>
              <table:cell-address table:column="63" table:row="137" table:table="1"/>
              <table:change-track-table-cell office:value-type="string">
                <text:p>Galactic Battlegrounds</text:p>
              </table:change-track-table-cell>
            </table:cell-content-deletion>
            <table:cell-content-deletion>
              <table:cell-address table:column="63" table:row="136" table:table="1"/>
              <table:change-track-table-cell office:value-type="string">
                <text:p>Rogue Squadron II: Rogue Leader – Gamecube</text:p>
              </table:change-track-table-cell>
            </table:cell-content-deletion>
            <table:cell-content-deletion>
              <table:cell-address table:column="63" table:row="135" table:table="1"/>
              <table:change-track-table-cell office:value-type="string">
                <text:p>Jedi Knight: Dark Forces II</text:p>
              </table:change-track-table-cell>
            </table:cell-content-deletion>
            <table:cell-content-deletion>
              <table:cell-address table:column="63" table:row="134" table:table="1"/>
              <table:change-track-table-cell office:value-type="string">
                <text:p>X-Wing vs. TIE Fighter</text:p>
              </table:change-track-table-cell>
            </table:cell-content-deletion>
            <table:cell-content-deletion>
              <table:cell-address table:column="63" table:row="133" table:table="1"/>
              <table:change-track-table-cell office:value-type="string">
                <text:p>X-Wing Alliance</text:p>
              </table:change-track-table-cell>
            </table:cell-content-deletion>
            <table:cell-content-deletion>
              <table:cell-address table:column="63" table:row="132" table:table="1"/>
              <table:change-track-table-cell office:value-type="string">
                <text:p>TIE Fighter</text:p>
              </table:change-track-table-cell>
            </table:cell-content-deletion>
            <table:cell-content-deletion>
              <table:cell-address table:column="63" table:row="131" table:table="1"/>
              <table:change-track-table-cell office:value-type="string">
                <text:p>Cool, fun + maybe too old</text:p>
              </table:change-track-table-cell>
            </table:cell-content-deletion>
            <table:cell-content-deletion>
              <table:cell-address table:column="63" table:row="130" table:table="1"/>
              <table:change-track-table-cell office:value-type="string">
                <text:p>Battlefront 1 – Multiplayer Shooter</text:p>
              </table:change-track-table-cell>
            </table:cell-content-deletion>
            <table:cell-content-deletion>
              <table:cell-address table:column="63" table:row="129" table:table="1"/>
              <table:change-track-table-cell office:value-type="string">
                <text:p>Battlefront 2 – Multiplayer Shooter</text:p>
              </table:change-track-table-cell>
            </table:cell-content-deletion>
            <table:cell-content-deletion>
              <table:cell-address table:column="63" table:row="128" table:table="1"/>
              <table:change-track-table-cell office:value-type="string">
                <text:p>Empire at War – RTS (mods?)</text:p>
              </table:change-track-table-cell>
            </table:cell-content-deletion>
            <table:cell-content-deletion>
              <table:cell-address table:column="63" table:row="127" table:table="1"/>
              <table:change-track-table-cell office:value-type="string">
                <text:p>Republic Commando – Tactical Shooter</text:p>
              </table:change-track-table-cell>
            </table:cell-content-deletion>
            <table:cell-content-deletion>
              <table:cell-address table:column="63" table:row="126" table:table="1"/>
              <table:change-track-table-cell office:value-type="string">
                <text:p>Jedi Knight: Jedi Academy</text:p>
              </table:change-track-table-cell>
            </table:cell-content-deletion>
            <table:cell-content-deletion>
              <table:cell-address table:column="63" table:row="125" table:table="1"/>
              <table:change-track-table-cell office:value-type="string">
                <text:p>Jedi Knight 2: Jedi Outcast – Story Act-Adv</text:p>
              </table:change-track-table-cell>
            </table:cell-content-deletion>
            <table:cell-content-deletion>
              <table:cell-address table:column="63" table:row="124" table:table="1"/>
              <table:change-track-table-cell office:value-type="string">
                <text:p>Kotor 2 (I should check the Restored Content Mod)</text:p>
              </table:change-track-table-cell>
            </table:cell-content-deletion>
            <table:cell-content-deletion>
              <table:cell-address table:column="63" table:row="123" table:table="1"/>
              <table:change-track-table-cell office:value-type="string">
                <text:p>Kotor 1 – RPG</text:p>
              </table:change-track-table-cell>
            </table:cell-content-deletion>
            <table:cell-content-deletion>
              <table:cell-address table:column="63" table:row="122" table:table="1"/>
              <table:change-track-table-cell office:value-type="string">
                <text:p>Cool and popular</text:p>
              </table:change-track-table-cell>
            </table:cell-content-deletion>
            <table:cell-content-deletion>
              <table:cell-address table:column="62" table:row="129" table:table="1"/>
              <table:change-track-table-cell office:value-type="string">
                <text:p>Stellaris (Star Trek New Horizons)</text:p>
              </table:change-track-table-cell>
            </table:cell-content-deletion>
            <table:cell-content-deletion>
              <table:cell-address table:column="62" table:row="128" table:table="1"/>
              <table:change-track-table-cell office:value-type="string">
                <text:p>Sins of a Solar Empire (Star Trek Armada 3 mod)</text:p>
              </table:change-track-table-cell>
            </table:cell-content-deletion>
            <table:cell-content-deletion>
              <table:cell-address table:column="62" table:row="127" table:table="1"/>
              <table:change-track-table-cell office:value-type="string">
                <text:p>Star Trek: The Next Generation - A Final Unity</text:p>
              </table:change-track-table-cell>
            </table:cell-content-deletion>
            <table:cell-content-deletion>
              <table:cell-address table:column="62" table:row="126" table:table="1"/>
              <table:change-track-table-cell office:value-type="string">
                <text:p>Star Trek: Judgment Rites</text:p>
              </table:change-track-table-cell>
            </table:cell-content-deletion>
            <table:cell-content-deletion>
              <table:cell-address table:column="62" table:row="125" table:table="1"/>
              <table:change-track-table-cell office:value-type="string">
                <text:p>Star Trek: 25th Anniversary</text:p>
              </table:change-track-table-cell>
            </table:cell-content-deletion>
            <table:cell-content-deletion>
              <table:cell-address table:column="62" table:row="124" table:table="1"/>
              <table:change-track-table-cell office:value-type="string">
                <text:p>Star Trek: Elite Force</text:p>
              </table:change-track-table-cell>
            </table:cell-content-deletion>
            <table:cell-content-deletion>
              <table:cell-address table:column="62" table:row="123" table:table="1"/>
              <table:change-track-table-cell office:value-type="string">
                <text:p>Star Trek: Bridge Commander</text:p>
              </table:change-track-table-cell>
            </table:cell-content-deletion>
            <table:cell-content-deletion>
              <table:cell-address table:column="62" table:row="122" table:table="1"/>
              <table:change-track-table-cell office:value-type="string">
                <text:p>Star Trek: Birth of the Federation</text:p>
              </table:change-track-table-cell>
            </table:cell-content-deletion>
            <table:cell-content-deletion>
              <table:cell-address table:column="61" table:row="123" table:table="1"/>
              <table:change-track-table-cell office:value-type="string">
                <text:p>This War of Mine</text:p>
              </table:change-track-table-cell>
            </table:cell-content-deletion>
            <table:cell-content-deletion>
              <table:cell-address table:column="61" table:row="122" table:table="1"/>
              <table:change-track-table-cell office:value-type="string">
                <text:p>Sabnautica</text:p>
              </table:change-track-table-cell>
            </table:cell-content-deletion>
            <table:cell-content-deletion>
              <table:cell-address table:column="60" table:row="143" table:table="1"/>
              <table:change-track-table-cell office:value-type="string">
                <text:p>XCOM: EU: Long War</text:p>
              </table:change-track-table-cell>
            </table:cell-content-deletion>
            <table:cell-content-deletion>
              <table:cell-address table:column="60" table:row="142" table:table="1"/>
              <table:change-track-table-cell office:value-type="string">
                <text:p>Warcraft 3</text:p>
              </table:change-track-table-cell>
            </table:cell-content-deletion>
            <table:cell-content-deletion>
              <table:cell-address table:column="60" table:row="141" table:table="1"/>
              <table:change-track-table-cell office:value-type="string">
                <text:p>Total War: Shogun 2</text:p>
              </table:change-track-table-cell>
            </table:cell-content-deletion>
            <table:cell-content-deletion>
              <table:cell-address table:column="60" table:row="140" table:table="1"/>
              <table:change-track-table-cell office:value-type="string">
                <text:p>StarCraft 2</text:p>
              </table:change-track-table-cell>
            </table:cell-content-deletion>
            <table:cell-content-deletion>
              <table:cell-address table:column="60" table:row="139" table:table="1"/>
              <table:change-track-table-cell office:value-type="string">
                <text:p>Space Rangers HD</text:p>
              </table:change-track-table-cell>
            </table:cell-content-deletion>
            <table:cell-content-deletion>
              <table:cell-address table:column="60" table:row="138" table:table="1"/>
              <table:change-track-table-cell office:value-type="string">
                <text:p>Slay The Spire</text:p>
              </table:change-track-table-cell>
            </table:cell-content-deletion>
            <table:cell-content-deletion>
              <table:cell-address table:column="60" table:row="137" table:table="1"/>
              <table:change-track-table-cell office:value-type="string">
                <text:p>Shadow Tactics</text:p>
              </table:change-track-table-cell>
            </table:cell-content-deletion>
            <table:cell-content-deletion>
              <table:cell-address table:column="60" table:row="136" table:table="1"/>
              <table:change-track-table-cell office:value-type="string">
                <text:p>Rome: Total War</text:p>
              </table:change-track-table-cell>
            </table:cell-content-deletion>
            <table:cell-content-deletion>
              <table:cell-address table:column="60" table:row="135" table:table="1"/>
              <table:change-track-table-cell office:value-type="string">
                <text:p>Jagged Alliance</text:p>
              </table:change-track-table-cell>
            </table:cell-content-deletion>
            <table:cell-content-deletion>
              <table:cell-address table:column="60" table:row="134" table:table="1"/>
              <table:change-track-table-cell office:value-type="string">
                <text:p>Into the Breach</text:p>
              </table:change-track-table-cell>
            </table:cell-content-deletion>
            <table:cell-content-deletion>
              <table:cell-address table:column="60" table:row="133" table:table="1"/>
              <table:change-track-table-cell office:value-type="string">
                <text:p>Heroes of Might and Magic 3</text:p>
              </table:change-track-table-cell>
            </table:cell-content-deletion>
            <table:cell-content-deletion>
              <table:cell-address table:column="60" table:row="132" table:table="1"/>
              <table:change-track-table-cell office:value-type="string">
                <text:p>Frostpunk</text:p>
              </table:change-track-table-cell>
            </table:cell-content-deletion>
            <table:cell-content-deletion>
              <table:cell-address table:column="60" table:row="131" table:table="1"/>
              <table:change-track-table-cell office:value-type="string">
                <text:p>Football Manager 2020</text:p>
              </table:change-track-table-cell>
            </table:cell-content-deletion>
            <table:cell-content-deletion>
              <table:cell-address table:column="60" table:row="130" table:table="1"/>
              <table:change-track-table-cell office:value-type="string">
                <text:p>Factorio</text:p>
              </table:change-track-table-cell>
            </table:cell-content-deletion>
            <table:cell-content-deletion>
              <table:cell-address table:column="60" table:row="129" table:table="1"/>
              <table:change-track-table-cell office:value-type="string">
                <text:p>Dungeon Keeper</text:p>
              </table:change-track-table-cell>
            </table:cell-content-deletion>
            <table:cell-content-deletion>
              <table:cell-address table:column="60" table:row="128" table:table="1"/>
              <table:change-track-table-cell office:value-type="string">
                <text:p>Command &amp; Conquer: Tiberian Dawn</text:p>
              </table:change-track-table-cell>
            </table:cell-content-deletion>
            <table:cell-content-deletion>
              <table:cell-address table:column="60" table:row="127" table:table="1"/>
              <table:change-track-table-cell office:value-type="string">
                <text:p>Command &amp; Conquer: Red Alert</text:p>
              </table:change-track-table-cell>
            </table:cell-content-deletion>
            <table:cell-content-deletion>
              <table:cell-address table:column="60" table:row="126" table:table="1"/>
              <table:change-track-table-cell office:value-type="string">
                <text:p>Civilization 4</text:p>
              </table:change-track-table-cell>
            </table:cell-content-deletion>
            <table:cell-content-deletion>
              <table:cell-address table:column="60" table:row="125" table:table="1"/>
              <table:change-track-table-cell office:value-type="string">
                <text:p>Cities: Skyline</text:p>
              </table:change-track-table-cell>
            </table:cell-content-deletion>
            <table:cell-content-deletion>
              <table:cell-address table:column="60" table:row="124" table:table="1"/>
              <table:change-track-table-cell office:value-type="string">
                <text:p>Anno 2070</text:p>
              </table:change-track-table-cell>
            </table:cell-content-deletion>
            <table:cell-content-deletion>
              <table:cell-address table:column="60" table:row="123" table:table="1"/>
              <table:change-track-table-cell office:value-type="string">
                <text:p>Anno 1404</text:p>
              </table:change-track-table-cell>
            </table:cell-content-deletion>
            <table:cell-content-deletion>
              <table:cell-address table:column="60" table:row="122" table:table="1"/>
              <table:change-track-table-cell office:value-type="string">
                <text:p>Age of Empires 2</text:p>
              </table:change-track-table-cell>
            </table:cell-content-deletion>
            <table:cell-content-deletion>
              <table:cell-address table:column="59" table:row="125" table:table="1"/>
              <table:change-track-table-cell office:value-type="string">
                <text:p>Warhammer 40,000: Space Marine</text:p>
              </table:change-track-table-cell>
            </table:cell-content-deletion>
            <table:cell-content-deletion>
              <table:cell-address table:column="59" table:row="124" table:table="1"/>
              <table:change-track-table-cell office:value-type="string">
                <text:p>Superhot</text:p>
              </table:change-track-table-cell>
            </table:cell-content-deletion>
            <table:cell-content-deletion>
              <table:cell-address table:column="59" table:row="123" table:table="1"/>
              <table:change-track-table-cell office:value-type="string">
                <text:p>Spec Ops: The Line</text:p>
              </table:change-track-table-cell>
            </table:cell-content-deletion>
            <table:cell-content-deletion>
              <table:cell-address table:column="59" table:row="122" table:table="1"/>
              <table:change-track-table-cell office:value-type="string">
                <text:p>Black Mesa</text:p>
              </table:change-track-table-cell>
            </table:cell-content-deletion>
            <table:cell-content-deletion>
              <table:cell-address table:column="58" table:row="147" table:table="1"/>
              <table:change-track-table-cell office:value-type="string">
                <text:p>Wizardry 8</text:p>
              </table:change-track-table-cell>
            </table:cell-content-deletion>
            <table:cell-content-deletion>
              <table:cell-address table:column="58" table:row="146" table:table="1"/>
              <table:change-track-table-cell office:value-type="string">
                <text:p>Xenogears</text:p>
              </table:change-track-table-cell>
            </table:cell-content-deletion>
            <table:cell-content-deletion>
              <table:cell-address table:column="58" table:row="145" table:table="1"/>
              <table:change-track-table-cell office:value-type="string">
                <text:p>Xenoblade Chronicles</text:p>
              </table:change-track-table-cell>
            </table:cell-content-deletion>
            <table:cell-content-deletion>
              <table:cell-address table:column="58" table:row="144" table:table="1"/>
              <table:change-track-table-cell office:value-type="string">
                <text:p>Transistor</text:p>
              </table:change-track-table-cell>
            </table:cell-content-deletion>
            <table:cell-content-deletion>
              <table:cell-address table:column="58" table:row="143" table:table="1"/>
              <table:change-track-table-cell office:value-type="string">
                <text:p>Thronebreaker</text:p>
              </table:change-track-table-cell>
            </table:cell-content-deletion>
            <table:cell-content-deletion>
              <table:cell-address table:column="58" table:row="142" table:table="1"/>
              <table:change-track-table-cell office:value-type="string">
                <text:p>Pokémon LeafGreen</text:p>
              </table:change-track-table-cell>
            </table:cell-content-deletion>
            <table:cell-content-deletion>
              <table:cell-address table:column="58" table:row="141" table:table="1"/>
              <table:change-track-table-cell office:value-type="string">
                <text:p>Pokémon FireRed</text:p>
              </table:change-track-table-cell>
            </table:cell-content-deletion>
            <table:cell-content-deletion>
              <table:cell-address table:column="58" table:row="140" table:table="1"/>
              <table:change-track-table-cell office:value-type="string">
                <text:p>Planescape: Torment</text:p>
              </table:change-track-table-cell>
            </table:cell-content-deletion>
            <table:cell-content-deletion>
              <table:cell-address table:column="58" table:row="139" table:table="1"/>
              <table:change-track-table-cell office:value-type="string">
                <text:p>Persona 5</text:p>
              </table:change-track-table-cell>
            </table:cell-content-deletion>
            <table:cell-content-deletion>
              <table:cell-address table:column="58" table:row="138" table:table="1"/>
              <table:change-track-table-cell office:value-type="string">
                <text:p>Persona 3</text:p>
              </table:change-track-table-cell>
            </table:cell-content-deletion>
            <table:cell-content-deletion>
              <table:cell-address table:column="58" table:row="137" table:table="1"/>
              <table:change-track-table-cell office:value-type="string">
                <text:p>Pathfinder: Kingmaker</text:p>
              </table:change-track-table-cell>
            </table:cell-content-deletion>
            <table:cell-content-deletion>
              <table:cell-address table:column="58" table:row="136" table:table="1"/>
              <table:change-track-table-cell office:value-type="string">
                <text:p>Nine Hours, Nine Persons, Nine Doors</text:p>
              </table:change-track-table-cell>
            </table:cell-content-deletion>
            <table:cell-content-deletion>
              <table:cell-address table:column="58" table:row="135" table:table="1"/>
              <table:change-track-table-cell office:value-type="string">
                <text:p>Nier: Automata</text:p>
              </table:change-track-table-cell>
            </table:cell-content-deletion>
            <table:cell-content-deletion>
              <table:cell-address table:column="58" table:row="134" table:table="1"/>
              <table:change-track-table-cell office:value-type="string">
                <text:p>Ni no Kuni 1</text:p>
              </table:change-track-table-cell>
            </table:cell-content-deletion>
            <table:cell-content-deletion>
              <table:cell-address table:column="58" table:row="133" table:table="1"/>
              <table:change-track-table-cell office:value-type="string">
                <text:p>Newerwinter nights 2</text:p>
              </table:change-track-table-cell>
            </table:cell-content-deletion>
            <table:cell-content-deletion>
              <table:cell-address table:column="58" table:row="132" table:table="1"/>
              <table:change-track-table-cell office:value-type="string">
                <text:p>Mass Effect 2</text:p>
              </table:change-track-table-cell>
            </table:cell-content-deletion>
            <table:cell-content-deletion>
              <table:cell-address table:column="58" table:row="131" table:table="1"/>
              <table:change-track-table-cell office:value-type="string">
                <text:p>Final Fantasy VII</text:p>
              </table:change-track-table-cell>
            </table:cell-content-deletion>
            <table:cell-content-deletion>
              <table:cell-address table:column="58" table:row="130" table:table="1"/>
              <table:change-track-table-cell office:value-type="string">
                <text:p>Final Fantasy Tactics</text:p>
              </table:change-track-table-cell>
            </table:cell-content-deletion>
            <table:cell-content-deletion>
              <table:cell-address table:column="58" table:row="129" table:table="1"/>
              <table:change-track-table-cell office:value-type="string">
                <text:p>Fallout</text:p>
              </table:change-track-table-cell>
            </table:cell-content-deletion>
            <table:cell-content-deletion>
              <table:cell-address table:column="58" table:row="128" table:table="1"/>
              <table:change-track-table-cell office:value-type="string">
                <text:p>Earthbound</text:p>
              </table:change-track-table-cell>
            </table:cell-content-deletion>
            <table:cell-content-deletion>
              <table:cell-address table:column="58" table:row="127" table:table="1"/>
              <table:change-track-table-cell office:value-type="string">
                <text:p>Divinity Original Sin 2</text:p>
              </table:change-track-table-cell>
            </table:cell-content-deletion>
            <table:cell-content-deletion>
              <table:cell-address table:column="58" table:row="126" table:table="1"/>
              <table:change-track-table-cell office:value-type="string">
                <text:p>Disco Elysium</text:p>
              </table:change-track-table-cell>
            </table:cell-content-deletion>
            <table:cell-content-deletion>
              <table:cell-address table:column="58" table:row="125" table:table="1"/>
              <table:change-track-table-cell office:value-type="string">
                <text:p>Costume Quest</text:p>
              </table:change-track-table-cell>
            </table:cell-content-deletion>
            <table:cell-content-deletion>
              <table:cell-address table:column="58" table:row="124" table:table="1"/>
              <table:change-track-table-cell office:value-type="string">
                <text:p>Chrono Trigger</text:p>
              </table:change-track-table-cell>
            </table:cell-content-deletion>
            <table:cell-content-deletion>
              <table:cell-address table:column="58" table:row="123" table:table="1"/>
              <table:change-track-table-cell office:value-type="string">
                <text:p>Baldur's Gate 2</text:p>
              </table:change-track-table-cell>
            </table:cell-content-deletion>
            <table:cell-content-deletion>
              <table:cell-address table:column="58" table:row="122" table:table="1"/>
              <table:change-track-table-cell office:value-type="string">
                <text:p>Arcanum</text:p>
              </table:change-track-table-cell>
            </table:cell-content-deletion>
            <table:cell-content-deletion>
              <table:cell-address table:column="57" table:row="126" table:table="1"/>
              <table:change-track-table-cell office:value-type="string">
                <text:p>Spelunky</text:p>
              </table:change-track-table-cell>
            </table:cell-content-deletion>
            <table:cell-content-deletion>
              <table:cell-address table:column="57" table:row="125" table:table="1"/>
              <table:change-track-table-cell office:value-type="string">
                <text:p>Slay the Spire</text:p>
              </table:change-track-table-cell>
            </table:cell-content-deletion>
            <table:cell-content-deletion>
              <table:cell-address table:column="57" table:row="124" table:table="1"/>
              <table:change-track-table-cell office:value-type="string">
                <text:p>Hades</text:p>
              </table:change-track-table-cell>
            </table:cell-content-deletion>
            <table:cell-content-deletion>
              <table:cell-address table:column="57" table:row="123" table:table="1"/>
              <table:change-track-table-cell office:value-type="string">
                <text:p>FTL: Faster Than Light</text:p>
              </table:change-track-table-cell>
            </table:cell-content-deletion>
            <table:cell-content-deletion>
              <table:cell-address table:column="57" table:row="122" table:table="1"/>
              <table:change-track-table-cell office:value-type="string">
                <text:p>Enter The Gungeon</text:p>
              </table:change-track-table-cell>
            </table:cell-content-deletion>
            <table:cell-content-deletion>
              <table:cell-address table:column="56" table:row="123" table:table="1"/>
              <table:change-track-table-cell office:value-type="string">
                <text:p>Grid 2</text:p>
              </table:change-track-table-cell>
            </table:cell-content-deletion>
            <table:cell-content-deletion>
              <table:cell-address table:column="56" table:row="122" table:table="1"/>
              <table:change-track-table-cell office:value-type="string">
                <text:p>Gran Turismo 4</text:p>
              </table:change-track-table-cell>
            </table:cell-content-deletion>
            <table:cell-content-deletion>
              <table:cell-address table:column="55" table:row="133" table:table="1"/>
              <table:change-track-table-cell office:value-type="string">
                <text:p>SpaceChem</text:p>
              </table:change-track-table-cell>
            </table:cell-content-deletion>
            <table:cell-content-deletion>
              <table:cell-address table:column="55" table:row="131" table:table="1"/>
              <table:change-track-table-cell office:value-type="string">
                <text:p>The Witness</text:p>
              </table:change-track-table-cell>
            </table:cell-content-deletion>
            <table:cell-content-deletion>
              <table:cell-address table:column="55" table:row="130" table:table="1"/>
              <table:change-track-table-cell office:value-type="string">
                <text:p>The Bridge</text:p>
              </table:change-track-table-cell>
            </table:cell-content-deletion>
            <table:cell-content-deletion>
              <table:cell-address table:column="55" table:row="129" table:table="1"/>
              <table:change-track-table-cell office:value-type="string">
                <text:p>Limbo</text:p>
              </table:change-track-table-cell>
            </table:cell-content-deletion>
            <table:cell-content-deletion>
              <table:cell-address table:column="55" table:row="128" table:table="1"/>
              <table:change-track-table-cell office:value-type="string">
                <text:p>Hue</text:p>
              </table:change-track-table-cell>
            </table:cell-content-deletion>
            <table:cell-content-deletion>
              <table:cell-address table:column="55" table:row="127" table:table="1"/>
              <table:change-track-table-cell office:value-type="string">
                <text:p>GNOG</text:p>
              </table:change-track-table-cell>
            </table:cell-content-deletion>
            <table:cell-content-deletion>
              <table:cell-address table:column="55" table:row="126" table:table="1"/>
              <table:change-track-table-cell office:value-type="string">
                <text:p>Fez</text:p>
              </table:change-track-table-cell>
            </table:cell-content-deletion>
            <table:cell-content-deletion>
              <table:cell-address table:column="55" table:row="125" table:table="1"/>
              <table:change-track-table-cell office:value-type="string">
                <text:p>Death Coming</text:p>
              </table:change-track-table-cell>
            </table:cell-content-deletion>
            <table:cell-content-deletion>
              <table:cell-address table:column="55" table:row="124" table:table="1"/>
              <table:change-track-table-cell office:value-type="string">
                <text:p>Braid</text:p>
              </table:change-track-table-cell>
            </table:cell-content-deletion>
            <table:cell-content-deletion>
              <table:cell-address table:column="55" table:row="123" table:table="1"/>
              <table:change-track-table-cell office:value-type="string">
                <text:p>Baba is You</text:p>
              </table:change-track-table-cell>
            </table:cell-content-deletion>
            <table:cell-content-deletion>
              <table:cell-address table:column="55" table:row="122" table:table="1"/>
              <table:change-track-table-cell office:value-type="string">
                <text:p>Antichamber</text:p>
              </table:change-track-table-cell>
            </table:cell-content-deletion>
            <table:cell-content-deletion>
              <table:cell-address table:column="54" table:row="142" table:table="1"/>
              <table:change-track-table-cell office:value-type="string">
                <text:p>Mitsume ga Tooru</text:p>
              </table:change-track-table-cell>
            </table:cell-content-deletion>
            <table:cell-content-deletion>
              <table:cell-address table:column="54" table:row="141" table:table="1"/>
              <table:change-track-table-cell office:value-type="string">
                <text:p>The Messenger</text:p>
              </table:change-track-table-cell>
            </table:cell-content-deletion>
            <table:cell-content-deletion>
              <table:cell-address table:column="54" table:row="140" table:table="1"/>
              <table:change-track-table-cell office:value-type="string">
                <text:p>Super Meat Boy</text:p>
              </table:change-track-table-cell>
            </table:cell-content-deletion>
            <table:cell-content-deletion>
              <table:cell-address table:column="54" table:row="139" table:table="1"/>
              <table:change-track-table-cell office:value-type="string">
                <text:p>Super Mario World</text:p>
              </table:change-track-table-cell>
            </table:cell-content-deletion>
            <table:cell-content-deletion>
              <table:cell-address table:column="54" table:row="138" table:table="1"/>
              <table:change-track-table-cell office:value-type="string">
                <text:p>Super Mario 64</text:p>
              </table:change-track-table-cell>
            </table:cell-content-deletion>
            <table:cell-content-deletion>
              <table:cell-address table:column="54" table:row="137" table:table="1"/>
              <table:change-track-table-cell office:value-type="string">
                <text:p>Super Mario 3</text:p>
              </table:change-track-table-cell>
            </table:cell-content-deletion>
            <table:cell-content-deletion>
              <table:cell-address table:column="54" table:row="136" table:table="1"/>
              <table:change-track-table-cell office:value-type="string">
                <text:p>Sonic the Hedgehog 2</text:p>
              </table:change-track-table-cell>
            </table:cell-content-deletion>
            <table:cell-content-deletion>
              <table:cell-address table:column="54" table:row="135" table:table="1"/>
              <table:change-track-table-cell office:value-type="string">
                <text:p>Sonic the Hedgehog</text:p>
              </table:change-track-table-cell>
            </table:cell-content-deletion>
            <table:cell-content-deletion>
              <table:cell-address table:column="54" table:row="134" table:table="1"/>
              <table:change-track-table-cell office:value-type="string">
                <text:p>Ori and the Blind Forest</text:p>
              </table:change-track-table-cell>
            </table:cell-content-deletion>
            <table:cell-content-deletion>
              <table:cell-address table:column="54" table:row="133" table:table="1"/>
              <table:change-track-table-cell office:value-type="string">
                <text:p>My Friend Pedro</text:p>
              </table:change-track-table-cell>
            </table:cell-content-deletion>
            <table:cell-content-deletion>
              <table:cell-address table:column="54" table:row="132" table:table="1"/>
              <table:change-track-table-cell office:value-type="string">
                <text:p>Mega Man Zero 3</text:p>
              </table:change-track-table-cell>
            </table:cell-content-deletion>
            <table:cell-content-deletion>
              <table:cell-address table:column="54" table:row="131" table:table="1"/>
              <table:change-track-table-cell office:value-type="string">
                <text:p>Mega Man X</text:p>
              </table:change-track-table-cell>
            </table:cell-content-deletion>
            <table:cell-content-deletion>
              <table:cell-address table:column="54" table:row="130" table:table="1"/>
              <table:change-track-table-cell office:value-type="string">
                <text:p>Mega Man 3</text:p>
              </table:change-track-table-cell>
            </table:cell-content-deletion>
            <table:cell-content-deletion>
              <table:cell-address table:column="54" table:row="129" table:table="1"/>
              <table:change-track-table-cell office:value-type="string">
                <text:p>Mega Man 2</text:p>
              </table:change-track-table-cell>
            </table:cell-content-deletion>
            <table:cell-content-deletion>
              <table:cell-address table:column="54" table:row="128" table:table="1"/>
              <table:change-track-table-cell office:value-type="string">
                <text:p>Mark of the Ninja</text:p>
              </table:change-track-table-cell>
            </table:cell-content-deletion>
            <table:cell-content-deletion>
              <table:cell-address table:column="54" table:row="127" table:table="1"/>
              <table:change-track-table-cell office:value-type="string">
                <text:p>Horace</text:p>
              </table:change-track-table-cell>
            </table:cell-content-deletion>
            <table:cell-content-deletion>
              <table:cell-address table:column="54" table:row="126" table:table="1"/>
              <table:change-track-table-cell office:value-type="string">
                <text:p>Heart of Darkness</text:p>
              </table:change-track-table-cell>
            </table:cell-content-deletion>
            <table:cell-content-deletion>
              <table:cell-address table:column="54" table:row="125" table:table="1"/>
              <table:change-track-table-cell office:value-type="string">
                <text:p>Donkey Kong Country: Tropical Freeze</text:p>
              </table:change-track-table-cell>
            </table:cell-content-deletion>
            <table:cell-content-deletion>
              <table:cell-address table:column="54" table:row="124" table:table="1"/>
              <table:change-track-table-cell office:value-type="string">
                <text:p>Donkey Kong Country 2: Diddy's Kong Quest</text:p>
              </table:change-track-table-cell>
            </table:cell-content-deletion>
            <table:cell-content-deletion>
              <table:cell-address table:column="54" table:row="123" table:table="1"/>
              <table:change-track-table-cell office:value-type="string">
                <text:p>Cuphead</text:p>
              </table:change-track-table-cell>
            </table:cell-content-deletion>
            <table:cell-content-deletion>
              <table:cell-address table:column="54" table:row="122" table:table="1"/>
              <table:change-track-table-cell office:value-type="string">
                <text:p>Celeste</text:p>
              </table:change-track-table-cell>
            </table:cell-content-deletion>
            <table:cell-content-deletion>
              <table:cell-address table:column="53" table:row="131" table:table="1"/>
              <table:change-track-table-cell office:value-type="string">
                <text:p>Castlevania: Symphony of the Night</text:p>
              </table:change-track-table-cell>
            </table:cell-content-deletion>
            <table:cell-content-deletion>
              <table:cell-address table:column="53" table:row="128" table:table="1"/>
              <table:change-track-table-cell office:value-type="string">
                <text:p>Metroid: Prime</text:p>
              </table:change-track-table-cell>
            </table:cell-content-deletion>
            <table:cell-content-deletion>
              <table:cell-address table:column="53" table:row="127" table:table="1"/>
              <table:change-track-table-cell office:value-type="string">
                <text:p>Hollow Knight</text:p>
              </table:change-track-table-cell>
            </table:cell-content-deletion>
            <table:cell-content-deletion>
              <table:cell-address table:column="53" table:row="126" table:table="1"/>
              <table:change-track-table-cell office:value-type="string">
                <text:p>Cave Story+</text:p>
              </table:change-track-table-cell>
            </table:cell-content-deletion>
            <table:cell-content-deletion>
              <table:cell-address table:column="53" table:row="125" table:table="1"/>
              <table:change-track-table-cell office:value-type="string">
                <text:p>Castlevania: Aria of Sorrow</text:p>
              </table:change-track-table-cell>
            </table:cell-content-deletion>
            <table:cell-content-deletion>
              <table:cell-address table:column="53" table:row="124" table:table="1"/>
              <table:change-track-table-cell office:value-type="string">
                <text:p>Castlevania Rondo of Blood</text:p>
              </table:change-track-table-cell>
            </table:cell-content-deletion>
            <table:cell-content-deletion>
              <table:cell-address table:column="53" table:row="123" table:table="1"/>
              <table:change-track-table-cell office:value-type="string">
                <text:p>Bloodstained: Ritual of the Night</text:p>
              </table:change-track-table-cell>
            </table:cell-content-deletion>
            <table:cell-content-deletion>
              <table:cell-address table:column="53" table:row="122" table:table="1"/>
              <table:change-track-table-cell office:value-type="string">
                <text:p>Bloodstained: Curse of the Moon</text:p>
              </table:change-track-table-cell>
            </table:cell-content-deletion>
            <table:cell-content-deletion>
              <table:cell-address table:column="52" table:row="132" table:table="1"/>
              <table:change-track-table-cell office:value-type="string">
                <text:p>Vampire The Masquerade: Bloodlines</text:p>
              </table:change-track-table-cell>
            </table:cell-content-deletion>
            <table:cell-content-deletion>
              <table:cell-address table:column="52" table:row="131" table:table="1"/>
              <table:change-track-table-cell office:value-type="string">
                <text:p>Thief 2</text:p>
              </table:change-track-table-cell>
            </table:cell-content-deletion>
            <table:cell-content-deletion>
              <table:cell-address table:column="52" table:row="130" table:table="1"/>
              <table:change-track-table-cell office:value-type="string">
                <text:p>Thief</text:p>
              </table:change-track-table-cell>
            </table:cell-content-deletion>
            <table:cell-content-deletion>
              <table:cell-address table:column="52" table:row="129" table:table="1"/>
              <table:change-track-table-cell office:value-type="string">
                <text:p>TES: Morrowind</text:p>
              </table:change-track-table-cell>
            </table:cell-content-deletion>
            <table:cell-content-deletion>
              <table:cell-address table:column="52" table:row="128" table:table="1"/>
              <table:change-track-table-cell office:value-type="string">
                <text:p>System Shock 2</text:p>
              </table:change-track-table-cell>
            </table:cell-content-deletion>
            <table:cell-content-deletion>
              <table:cell-address table:column="52" table:row="127" table:table="1"/>
              <table:change-track-table-cell office:value-type="string">
                <text:p>System Shock</text:p>
              </table:change-track-table-cell>
            </table:cell-content-deletion>
            <table:cell-content-deletion>
              <table:cell-address table:column="52" table:row="126" table:table="1"/>
              <table:change-track-table-cell office:value-type="string">
                <text:p>Prey</text:p>
              </table:change-track-table-cell>
            </table:cell-content-deletion>
            <table:cell-content-deletion>
              <table:cell-address table:column="52" table:row="125" table:table="1"/>
              <table:change-track-table-cell office:value-type="string">
                <text:p>Pathologic</text:p>
              </table:change-track-table-cell>
            </table:cell-content-deletion>
            <table:cell-content-deletion>
              <table:cell-address table:column="52" table:row="124" table:table="1"/>
              <table:change-track-table-cell office:value-type="string">
                <text:p>Dishonored</text:p>
              </table:change-track-table-cell>
            </table:cell-content-deletion>
            <table:cell-content-deletion>
              <table:cell-address table:column="52" table:row="123" table:table="1"/>
              <table:change-track-table-cell office:value-type="string">
                <text:p>Deus Ex: Human Revolution</text:p>
              </table:change-track-table-cell>
            </table:cell-content-deletion>
            <table:cell-content-deletion>
              <table:cell-address table:column="52" table:row="122" table:table="1"/>
              <table:change-track-table-cell office:value-type="string">
                <text:p>Dark Messiah of Might and Magic</text:p>
              </table:change-track-table-cell>
            </table:cell-content-deletion>
            <table:cell-content-deletion>
              <table:cell-address table:column="51" table:row="125" table:table="1"/>
              <table:change-track-table-cell office:value-type="string">
                <text:p>Metal Gear Rising: Revengeance</text:p>
              </table:change-track-table-cell>
            </table:cell-content-deletion>
            <table:cell-content-deletion>
              <table:cell-address table:column="51" table:row="124" table:table="1"/>
              <table:change-track-table-cell office:value-type="string">
                <text:p>Devil May Cry 5</text:p>
              </table:change-track-table-cell>
            </table:cell-content-deletion>
            <table:cell-content-deletion>
              <table:cell-address table:column="51" table:row="123" table:table="1"/>
              <table:change-track-table-cell office:value-type="string">
                <text:p>Devil May Cry 3</text:p>
              </table:change-track-table-cell>
            </table:cell-content-deletion>
            <table:cell-content-deletion>
              <table:cell-address table:column="51" table:row="122" table:table="1"/>
              <table:change-track-table-cell office:value-type="string">
                <text:p>Devil May Cry</text:p>
              </table:change-track-table-cell>
            </table:cell-content-deletion>
            <table:cell-content-deletion>
              <table:cell-address table:column="50" table:row="132" table:table="1"/>
              <table:change-track-table-cell office:value-type="string">
                <text:p>Ultra Street Figher lV</text:p>
              </table:change-track-table-cell>
            </table:cell-content-deletion>
            <table:cell-content-deletion>
              <table:cell-address table:column="50" table:row="131" table:table="1"/>
              <table:change-track-table-cell office:value-type="string">
                <text:p>Tekken 7</text:p>
              </table:change-track-table-cell>
            </table:cell-content-deletion>
            <table:cell-content-deletion>
              <table:cell-address table:column="50" table:row="130" table:table="1"/>
              <table:change-track-table-cell office:value-type="string">
                <text:p>Tekken 3</text:p>
              </table:change-track-table-cell>
            </table:cell-content-deletion>
            <table:cell-content-deletion>
              <table:cell-address table:column="50" table:row="129" table:table="1"/>
              <table:change-track-table-cell office:value-type="string">
                <text:p>Super Street Fighter II: The New Challengers</text:p>
              </table:change-track-table-cell>
            </table:cell-content-deletion>
            <table:cell-content-deletion>
              <table:cell-address table:column="50" table:row="128" table:table="1"/>
              <table:change-track-table-cell office:value-type="string">
                <text:p>Super Smash Brother Melee</text:p>
              </table:change-track-table-cell>
            </table:cell-content-deletion>
            <table:cell-content-deletion>
              <table:cell-address table:column="50" table:row="127" table:table="1"/>
              <table:change-track-table-cell office:value-type="string">
                <text:p>Street Fighter III: 3rd Strike</text:p>
              </table:change-track-table-cell>
            </table:cell-content-deletion>
            <table:cell-content-deletion>
              <table:cell-address table:column="50" table:row="126" table:table="1"/>
              <table:change-track-table-cell office:value-type="string">
                <text:p>Street Fighter Alpha 3</text:p>
              </table:change-track-table-cell>
            </table:cell-content-deletion>
            <table:cell-content-deletion>
              <table:cell-address table:column="50" table:row="125" table:table="1"/>
              <table:change-track-table-cell office:value-type="string">
                <text:p>Street Fighter Alpha 2</text:p>
              </table:change-track-table-cell>
            </table:cell-content-deletion>
            <table:cell-content-deletion>
              <table:cell-address table:column="50" table:row="124" table:table="1"/>
              <table:change-track-table-cell office:value-type="string">
                <text:p>Soulcalibur 2</text:p>
              </table:change-track-table-cell>
            </table:cell-content-deletion>
            <table:cell-content-deletion>
              <table:cell-address table:column="50" table:row="123" table:table="1"/>
              <table:change-track-table-cell office:value-type="string">
                <text:p>Mortal Kombat 9</text:p>
              </table:change-track-table-cell>
            </table:cell-content-deletion>
            <table:cell-content-deletion>
              <table:cell-address table:column="50" table:row="122" table:table="1"/>
              <table:change-track-table-cell office:value-type="string">
                <text:p>Marvel vs. Capcom 2</text:p>
              </table:change-track-table-cell>
            </table:cell-content-deletion>
            <table:cell-content-deletion>
              <table:cell-address table:column="49" table:row="122" table:table="1"/>
              <table:change-track-table-cell office:value-type="string">
                <text:p>Legend of Grimrock</text:p>
              </table:change-track-table-cell>
            </table:cell-content-deletion>
            <table:cell-content-deletion>
              <table:cell-address table:column="48" table:row="124" table:table="1"/>
              <table:change-track-table-cell office:value-type="string">
                <text:p>Streets of Rage 2</text:p>
              </table:change-track-table-cell>
            </table:cell-content-deletion>
            <table:cell-content-deletion>
              <table:cell-address table:column="48" table:row="123" table:table="1"/>
              <table:change-track-table-cell office:value-type="string">
                <text:p>Battletoads</text:p>
              </table:change-track-table-cell>
            </table:cell-content-deletion>
            <table:cell-content-deletion>
              <table:cell-address table:column="48" table:row="122" table:table="1"/>
              <table:change-track-table-cell office:value-type="string">
                <text:p>Ape Out</text:p>
              </table:change-track-table-cell>
            </table:cell-content-deletion>
            <table:cell-content-deletion>
              <table:cell-address table:column="47" table:row="136" table:table="1"/>
              <table:change-track-table-cell office:value-type="string">
                <text:p>Zero Escape</text:p>
              </table:change-track-table-cell>
            </table:cell-content-deletion>
            <table:cell-content-deletion>
              <table:cell-address table:column="47" table:row="135" table:table="1"/>
              <table:change-track-table-cell office:value-type="string">
                <text:p>What remains of Edith Finch</text:p>
              </table:change-track-table-cell>
            </table:cell-content-deletion>
            <table:cell-content-deletion>
              <table:cell-address table:column="47" table:row="134" table:table="1"/>
              <table:change-track-table-cell office:value-type="string">
                <text:p>Stories Untold</text:p>
              </table:change-track-table-cell>
            </table:cell-content-deletion>
            <table:cell-content-deletion>
              <table:cell-address table:column="47" table:row="133" table:table="1"/>
              <table:change-track-table-cell office:value-type="string">
                <text:p>Snatcher</text:p>
              </table:change-track-table-cell>
            </table:cell-content-deletion>
            <table:cell-content-deletion>
              <table:cell-address table:column="47" table:row="132" table:table="1"/>
              <table:change-track-table-cell office:value-type="string">
                <text:p>Phoenix Wright: Ace Attorney Trilogy</text:p>
              </table:change-track-table-cell>
            </table:cell-content-deletion>
            <table:cell-content-deletion>
              <table:cell-address table:column="47" table:row="131" table:table="1"/>
              <table:change-track-table-cell office:value-type="string">
                <text:p>Oxenfree</text:p>
              </table:change-track-table-cell>
            </table:cell-content-deletion>
            <table:cell-content-deletion>
              <table:cell-address table:column="47" table:row="130" table:table="1"/>
              <table:change-track-table-cell office:value-type="string">
                <text:p>Mutazione</text:p>
              </table:change-track-table-cell>
            </table:cell-content-deletion>
            <table:cell-content-deletion>
              <table:cell-address table:column="47" table:row="129" table:table="1"/>
              <table:change-track-table-cell office:value-type="string">
                <text:p>Grim Fandango</text:p>
              </table:change-track-table-cell>
            </table:cell-content-deletion>
            <table:cell-content-deletion>
              <table:cell-address table:column="47" table:row="128" table:table="1"/>
              <table:change-track-table-cell office:value-type="string">
                <text:p>Gone Home</text:p>
              </table:change-track-table-cell>
            </table:cell-content-deletion>
            <table:cell-content-deletion>
              <table:cell-address table:column="47" table:row="127" table:table="1"/>
              <table:change-track-table-cell office:value-type="string">
                <text:p>Full Throttle Remastered</text:p>
              </table:change-track-table-cell>
            </table:cell-content-deletion>
            <table:cell-content-deletion>
              <table:cell-address table:column="47" table:row="126" table:table="1"/>
              <table:change-track-table-cell office:value-type="string">
                <text:p>Detention</text:p>
              </table:change-track-table-cell>
            </table:cell-content-deletion>
            <table:cell-content-deletion>
              <table:cell-address table:column="47" table:row="125" table:table="1"/>
              <table:change-track-table-cell office:value-type="string">
                <text:p>Beneath a Steel Sky</text:p>
              </table:change-track-table-cell>
            </table:cell-content-deletion>
            <table:cell-content-deletion>
              <table:cell-address table:column="47" table:row="124" table:table="1"/>
              <table:change-track-table-cell office:value-type="string">
                <text:p>Anodyne 2</text:p>
              </table:change-track-table-cell>
            </table:cell-content-deletion>
            <table:cell-content-deletion>
              <table:cell-address table:column="47" table:row="123" table:table="1"/>
              <table:change-track-table-cell office:value-type="string">
                <text:p>A Story About My Uncle</text:p>
              </table:change-track-table-cell>
            </table:cell-content-deletion>
            <table:cell-content-deletion>
              <table:cell-address table:column="47" table:row="122" table:table="1"/>
              <table:change-track-table-cell office:value-type="string">
                <text:p>A Short Hike</text:p>
              </table:change-track-table-cell>
            </table:cell-content-deletion>
            <table:cell-content-deletion>
              <table:cell-address table:column="46" table:row="131" table:table="1"/>
              <table:change-track-table-cell office:value-type="string">
                <text:p>Beyond Oasis or The Story of Thor: A Successor of the Light</text:p>
              </table:change-track-table-cell>
            </table:cell-content-deletion>
            <table:cell-content-deletion>
              <table:cell-address table:column="46" table:row="130" table:table="1"/>
              <table:change-track-table-cell office:value-type="string">
                <text:p>Drakan: Order of the Flame</text:p>
              </table:change-track-table-cell>
            </table:cell-content-deletion>
            <table:cell-content-deletion>
              <table:cell-address table:column="46" table:row="129" table:table="1"/>
              <table:change-track-table-cell office:value-type="string">
                <text:p>The Legend of Zelda: Twilight Princess</text:p>
              </table:change-track-table-cell>
            </table:cell-content-deletion>
            <table:cell-content-deletion>
              <table:cell-address table:column="46" table:row="128" table:table="1"/>
              <table:change-track-table-cell office:value-type="string">
                <text:p>The Legend of Zelda: Ocarina of time</text:p>
              </table:change-track-table-cell>
            </table:cell-content-deletion>
            <table:cell-content-deletion>
              <table:cell-address table:column="46" table:row="127" table:table="1"/>
              <table:change-track-table-cell office:value-type="string">
                <text:p>The Legend of Zelda: Majora's Mask</text:p>
              </table:change-track-table-cell>
            </table:cell-content-deletion>
            <table:cell-content-deletion>
              <table:cell-address table:column="46" table:row="126" table:table="1"/>
              <table:change-track-table-cell office:value-type="string">
                <text:p>Metal Gear Solid 2</text:p>
              </table:change-track-table-cell>
            </table:cell-content-deletion>
            <table:cell-content-deletion>
              <table:cell-address table:column="46" table:row="125" table:table="1"/>
              <table:change-track-table-cell office:value-type="string">
                <text:p>Fahrenheit</text:p>
              </table:change-track-table-cell>
            </table:cell-content-deletion>
            <table:cell-content-deletion>
              <table:cell-address table:column="46" table:row="124" table:table="1"/>
              <table:change-track-table-cell office:value-type="string">
                <text:p>Batham: Arkham City</text:p>
              </table:change-track-table-cell>
            </table:cell-content-deletion>
            <table:cell-content-deletion>
              <table:cell-address table:column="46" table:row="123" table:table="1"/>
              <table:change-track-table-cell office:value-type="string">
                <text:p>Batham: Arkham Asylum</text:p>
              </table:change-track-table-cell>
            </table:cell-content-deletion>
            <table:cell-content-deletion>
              <table:cell-address table:column="46" table:row="122" table:table="1"/>
              <table:change-track-table-cell office:value-type="string">
                <text:p>Alan Wake</text:p>
              </table:change-track-table-cell>
            </table:cell-content-deletion>
            <table:cell-content-deletion>
              <table:cell-address table:column="43" table:row="139" table:table="1"/>
              <table:change-track-table-cell office:value-type="string">
                <text:p>Star Wars: KOTOR</text:p>
              </table:change-track-table-cell>
            </table:cell-content-deletion>
            <table:cell-content-deletion>
              <table:cell-address table:column="43" table:row="138" table:table="1"/>
              <table:change-track-table-cell office:value-type="string">
                <text:p>Red Dead Redemption 2</text:p>
              </table:change-track-table-cell>
            </table:cell-content-deletion>
            <table:cell-content-deletion>
              <table:cell-address table:column="43" table:row="137" table:table="1"/>
              <table:change-track-table-cell office:value-type="string">
                <text:p>Mass Effect 2</text:p>
              </table:change-track-table-cell>
            </table:cell-content-deletion>
            <table:cell-content-deletion>
              <table:cell-address table:column="43" table:row="136" table:table="1"/>
              <table:change-track-table-cell office:value-type="string">
                <text:p>Mafia</text:p>
              </table:change-track-table-cell>
            </table:cell-content-deletion>
            <table:cell-content-deletion>
              <table:cell-address table:column="43" table:row="135" table:table="1"/>
              <table:change-track-table-cell office:value-type="string">
                <text:p>Hollow Knight</text:p>
              </table:change-track-table-cell>
            </table:cell-content-deletion>
            <table:cell-content-deletion>
              <table:cell-address table:column="43" table:row="134" table:table="1"/>
              <table:change-track-table-cell office:value-type="string">
                <text:p>Heroes of Might and Magic 3</text:p>
              </table:change-track-table-cell>
            </table:cell-content-deletion>
            <table:cell-content-deletion>
              <table:cell-address table:column="43" table:row="133" table:table="1"/>
              <table:change-track-table-cell office:value-type="string">
                <text:p>Final Fantasy VII</text:p>
              </table:change-track-table-cell>
            </table:cell-content-deletion>
            <table:cell-content-deletion>
              <table:cell-address table:column="43" table:row="132" table:table="1"/>
              <table:change-track-table-cell office:value-type="string">
                <text:p>Final Fantasy Tactics</text:p>
              </table:change-track-table-cell>
            </table:cell-content-deletion>
            <table:cell-content-deletion>
              <table:cell-address table:column="43" table:row="131" table:table="1"/>
              <table:change-track-table-cell office:value-type="string">
                <text:p>Dragon Age: Origins</text:p>
              </table:change-track-table-cell>
            </table:cell-content-deletion>
            <table:cell-content-deletion>
              <table:cell-address table:column="43" table:row="130" table:table="1"/>
              <table:change-track-table-cell office:value-type="string">
                <text:p>Doom</text:p>
              </table:change-track-table-cell>
            </table:cell-content-deletion>
            <table:cell-content-deletion>
              <table:cell-address table:column="43" table:row="129" table:table="1"/>
              <table:change-track-table-cell office:value-type="string">
                <text:p>Diablo 2</text:p>
              </table:change-track-table-cell>
            </table:cell-content-deletion>
            <table:cell-content-deletion>
              <table:cell-address table:column="43" table:row="128" table:table="1"/>
              <table:change-track-table-cell office:value-type="string">
                <text:p>Diablo</text:p>
              </table:change-track-table-cell>
            </table:cell-content-deletion>
            <table:cell-content-deletion>
              <table:cell-address table:column="43" table:row="127" table:table="1"/>
              <table:change-track-table-cell office:value-type="string">
                <text:p>Devil May Cry</text:p>
              </table:change-track-table-cell>
            </table:cell-content-deletion>
            <table:cell-content-deletion>
              <table:cell-address table:column="43" table:row="126" table:table="1"/>
              <table:change-track-table-cell office:value-type="string">
                <text:p>Castlevania: Symphony of the Night</text:p>
              </table:change-track-table-cell>
            </table:cell-content-deletion>
            <table:cell-content-deletion>
              <table:cell-address table:column="43" table:row="125" table:table="1"/>
              <table:change-track-table-cell office:value-type="string">
                <text:p>Bloodborne</text:p>
              </table:change-track-table-cell>
            </table:cell-content-deletion>
            <table:cell-content-deletion>
              <table:cell-address table:column="43" table:row="124" table:table="1"/>
              <table:change-track-table-cell office:value-type="string">
                <text:p>Black Mesa</text:p>
              </table:change-track-table-cell>
            </table:cell-content-deletion>
            <table:cell-content-deletion>
              <table:cell-address table:column="43" table:row="123" table:table="1"/>
              <table:change-track-table-cell office:value-type="string">
                <text:p>Batman: Arkham Asylum</text:p>
              </table:change-track-table-cell>
            </table:cell-content-deletion>
            <table:cell-content-deletion>
              <table:cell-address table:column="43" table:row="122" table:table="1"/>
              <table:change-track-table-cell office:value-type="string">
                <text:p>Baldur's Gate</text:p>
              </table:change-track-table-cell>
            </table:cell-content-deletion>
            <table:cell-content-deletion>
              <table:cell-address table:column="37" table:row="125" table:table="1"/>
              <table:change-track-table-cell office:value-type="string">
                <text:p>Legends of Runeterra</text:p>
              </table:change-track-table-cell>
            </table:cell-content-deletion>
            <table:cell-content-deletion>
              <table:cell-address table:column="37" table:row="124" table:table="1"/>
              <table:change-track-table-cell office:value-type="string">
                <text:p>MTG: Commander</text:p>
              </table:change-track-table-cell>
            </table:cell-content-deletion>
            <table:cell-content-deletion>
              <table:cell-address table:column="37" table:row="123" table:table="1"/>
              <table:change-track-table-cell office:value-type="string">
                <text:p>MTG: Modern</text:p>
              </table:change-track-table-cell>
            </table:cell-content-deletion>
            <table:cell-content-deletion>
              <table:cell-address table:column="37" table:row="122" table:table="1"/>
              <table:change-track-table-cell office:value-type="string">
                <text:p>MTG: Standard</text:p>
              </table:change-track-table-cell>
            </table:cell-content-deletion>
            <table:cell-content-deletion>
              <table:cell-address table:column="36" table:row="123" table:table="1"/>
              <table:change-track-table-cell office:value-type="string">
                <text:p>Roll for the Galaxy</text:p>
              </table:change-track-table-cell>
            </table:cell-content-deletion>
            <table:cell-content-deletion>
              <table:cell-address table:column="36" table:row="122" table:table="1"/>
              <table:change-track-table-cell office:value-type="string">
                <text:p>The Castles of Burgundy</text:p>
              </table:change-track-table-cell>
            </table:cell-content-deletion>
            <table:cell-content-deletion>
              <table:cell-address table:column="35" table:row="123" table:table="1"/>
              <table:change-track-table-cell office:value-type="string">
                <text:p>Dominion</text:p>
              </table:change-track-table-cell>
            </table:cell-content-deletion>
            <table:cell-content-deletion>
              <table:cell-address table:column="35" table:row="122" table:table="1"/>
              <table:change-track-table-cell office:value-type="string">
                <text:p>Cribbage</text:p>
              </table:change-track-table-cell>
            </table:cell-content-deletion>
            <table:cell-content-deletion>
              <table:cell-address table:column="34" table:row="125" table:table="1"/>
              <table:change-track-table-cell office:value-type="string">
                <text:p>Go</text:p>
              </table:change-track-table-cell>
            </table:cell-content-deletion>
            <table:cell-content-deletion>
              <table:cell-address table:column="34" table:row="124" table:table="1"/>
              <table:change-track-table-cell office:value-type="string">
                <text:p>Android: Netrunner</text:p>
              </table:change-track-table-cell>
            </table:cell-content-deletion>
            <table:cell-content-deletion>
              <table:cell-address table:column="34" table:row="123" table:table="1"/>
              <table:change-track-table-cell office:value-type="string">
                <text:p>Race for the Galaxy</text:p>
              </table:change-track-table-cell>
            </table:cell-content-deletion>
            <table:cell-content-deletion>
              <table:cell-address table:column="34" table:row="122" table:table="1"/>
              <table:change-track-table-cell office:value-type="string">
                <text:p>DnD'like game</text:p>
              </table:change-track-table-cell>
            </table:cell-content-deletion>
            <table:cell-content-deletion>
              <table:cell-address table:column="33" table:row="125" table:table="1"/>
              <table:change-track-table-cell office:value-type="string">
                <text:p>The Expanse</text:p>
              </table:change-track-table-cell>
            </table:cell-content-deletion>
            <table:cell-content-deletion>
              <table:cell-address table:column="33" table:row="124" table:table="1"/>
              <table:change-track-table-cell office:value-type="string">
                <text:p>Star Trek: Picard</text:p>
              </table:change-track-table-cell>
            </table:cell-content-deletion>
            <table:cell-content-deletion>
              <table:cell-address table:column="33" table:row="123" table:table="1"/>
              <table:change-track-table-cell office:value-type="string">
                <text:p>Star Trek: Voyager</text:p>
              </table:change-track-table-cell>
            </table:cell-content-deletion>
            <table:cell-content-deletion>
              <table:cell-address table:column="33" table:row="122" table:table="1"/>
              <table:change-track-table-cell office:value-type="string">
                <text:p>Red Dwarf</text:p>
              </table:change-track-table-cell>
            </table:cell-content-deletion>
            <table:cell-content-deletion>
              <table:cell-address table:column="32" table:row="122" table:table="1"/>
              <table:change-track-table-cell office:value-type="string">
                <text:p>The Leftovers</text:p>
              </table:change-track-table-cell>
            </table:cell-content-deletion>
            <table:cell-content-deletion>
              <table:cell-address table:column="31" table:row="123" table:table="1"/>
              <table:change-track-table-cell office:value-type="string">
                <text:p>Ozark</text:p>
              </table:change-track-table-cell>
            </table:cell-content-deletion>
            <table:cell-content-deletion>
              <table:cell-address table:column="31" table:row="122" table:table="1"/>
              <table:change-track-table-cell office:value-type="string">
                <text:p>Americans</text:p>
              </table:change-track-table-cell>
            </table:cell-content-deletion>
            <table:cell-content-deletion>
              <table:cell-address table:column="30" table:row="122" table:table="1"/>
              <table:change-track-table-cell office:value-type="string">
                <text:p>The Preacher</text:p>
              </table:change-track-table-cell>
            </table:cell-content-deletion>
            <table:cell-content-deletion>
              <table:cell-address table:column="29" table:row="128" table:table="1"/>
              <table:change-track-table-cell office:value-type="string">
                <text:p>Overlord</text:p>
              </table:change-track-table-cell>
            </table:cell-content-deletion>
            <table:cell-content-deletion>
              <table:cell-address table:column="29" table:row="127" table:table="1"/>
              <table:change-track-table-cell office:value-type="string">
                <text:p>Black Lagoon</text:p>
              </table:change-track-table-cell>
            </table:cell-content-deletion>
            <table:cell-content-deletion>
              <table:cell-address table:column="29" table:row="126" table:table="1"/>
              <table:change-track-table-cell office:value-type="string">
                <text:p>Higurashi no Naku Koro ni Kai</text:p>
              </table:change-track-table-cell>
            </table:cell-content-deletion>
            <table:cell-content-deletion>
              <table:cell-address table:column="29" table:row="125" table:table="1"/>
              <table:change-track-table-cell office:value-type="string">
                <text:p>Penguindrum</text:p>
              </table:change-track-table-cell>
            </table:cell-content-deletion>
            <table:cell-content-deletion>
              <table:cell-address table:column="29" table:row="124" table:table="1"/>
              <table:change-track-table-cell office:value-type="string">
                <text:p>Fullmetal Alchemist Brotherhood</text:p>
              </table:change-track-table-cell>
            </table:cell-content-deletion>
            <table:cell-content-deletion>
              <table:cell-address table:column="29" table:row="123" table:table="1"/>
              <table:change-track-table-cell office:value-type="string">
                <text:p>Yu Yu Hakusho</text:p>
              </table:change-track-table-cell>
            </table:cell-content-deletion>
            <table:cell-content-deletion>
              <table:cell-address table:column="29" table:row="122" table:table="1"/>
              <table:change-track-table-cell office:value-type="string">
                <text:p>Ergo Proxy</text:p>
              </table:change-track-table-cell>
            </table:cell-content-deletion>
            <table:cell-content-deletion>
              <table:cell-address table:column="26" table:row="122" table:table="1"/>
              <table:change-track-table-cell office:value-type="string">
                <text:p>Berserk</text:p>
              </table:change-track-table-cell>
            </table:cell-content-deletion>
            <table:cell-content-deletion>
              <table:cell-address table:column="25" table:row="124" table:table="1"/>
              <table:change-track-table-cell office:value-type="string">
                <text:p>Star Wars: Darth Vader: Dark Lord of the Sith Vol. 1: Imperial Machine</text:p>
              </table:change-track-table-cell>
            </table:cell-content-deletion>
            <table:cell-content-deletion>
              <table:cell-address table:column="25" table:row="123" table:table="1"/>
              <table:change-track-table-cell office:value-type="string">
                <text:p>Silent Hill: Past Life</text:p>
              </table:change-track-table-cell>
            </table:cell-content-deletion>
            <table:cell-content-deletion>
              <table:cell-address table:column="25" table:row="122" table:table="1"/>
              <table:change-track-table-cell office:value-type="string">
                <text:p>Silent Hill: Downpour - Anne's Story</text:p>
              </table:change-track-table-cell>
            </table:cell-content-deletion>
            <table:cell-content-deletion>
              <table:cell-address table:column="24" table:row="124" table:table="1"/>
              <table:change-track-table-cell office:value-type="string">
                <text:p>Green Lantern: Revenge of the Green Lanterns</text:p>
              </table:change-track-table-cell>
            </table:cell-content-deletion>
            <table:cell-content-deletion>
              <table:cell-address table:column="24" table:row="123" table:table="1"/>
              <table:change-track-table-cell office:value-type="string">
                <text:p>Green Lantern: No Fear</text:p>
              </table:change-track-table-cell>
            </table:cell-content-deletion>
            <table:cell-content-deletion>
              <table:cell-address table:column="24" table:row="122" table:table="1"/>
              <table:change-track-table-cell office:value-type="string">
                <text:p>Green Lantern: Rebirth</text:p>
              </table:change-track-table-cell>
            </table:cell-content-deletion>
            <table:cell-content-deletion>
              <table:cell-address table:column="23" table:row="124" table:table="1"/>
              <table:change-track-table-cell office:value-type="string">
                <text:p>Judge Dredd: Case Files #5</text:p>
              </table:change-track-table-cell>
            </table:cell-content-deletion>
            <table:cell-content-deletion>
              <table:cell-address table:column="23" table:row="123" table:table="1"/>
              <table:change-track-table-cell office:value-type="string">
                <text:p>Hellboy: Seed of Destruction</text:p>
              </table:change-track-table-cell>
            </table:cell-content-deletion>
            <table:cell-content-deletion>
              <table:cell-address table:column="23" table:row="122" table:table="1"/>
              <table:change-track-table-cell office:value-type="string">
                <text:p>Watchmen</text:p>
              </table:change-track-table-cell>
            </table:cell-content-deletion>
            <table:cell-content-deletion>
              <table:cell-address table:column="11" table:row="126" table:table="1"/>
              <table:change-track-table-cell office:value-type="string">
                <text:p>Linux Device Drivers</text:p>
              </table:change-track-table-cell>
            </table:cell-content-deletion>
            <table:cell-content-deletion>
              <table:cell-address table:column="11" table:row="125" table:table="1"/>
              <table:change-track-table-cell office:value-type="string">
                <text:p>Advanced Bash-Scripting Guide</text:p>
              </table:change-track-table-cell>
            </table:cell-content-deletion>
            <table:cell-content-deletion>
              <table:cell-address table:column="11" table:row="124" table:table="1"/>
              <table:change-track-table-cell office:value-type="string">
                <text:p>Linux Kernel in a Nutshell</text:p>
              </table:change-track-table-cell>
            </table:cell-content-deletion>
            <table:cell-content-deletion>
              <table:cell-address table:column="11" table:row="123" table:table="1"/>
              <table:change-track-table-cell office:value-type="string">
                <text:p>Bash Guide</text:p>
              </table:change-track-table-cell>
            </table:cell-content-deletion>
            <table:cell-content-deletion>
              <table:cell-address table:column="11" table:row="122" table:table="1"/>
              <table:change-track-table-cell office:value-type="string">
                <text:p>The Linux Command Line</text:p>
              </table:change-track-table-cell>
            </table:cell-content-deletion>
            <table:cell-content-deletion>
              <table:cell-address table:column="10" table:row="123" table:table="1"/>
              <table:change-track-table-cell office:value-type="string">
                <text:p>Support a big growing project</text:p>
              </table:change-track-table-cell>
            </table:cell-content-deletion>
            <table:cell-content-deletion>
              <table:cell-address table:column="10" table:row="122" table:table="1"/>
              <table:change-track-table-cell office:value-type="string">
                <text:p>Support a small growing project</text:p>
              </table:change-track-table-cell>
            </table:cell-content-deletion>
            <table:cell-content-deletion>
              <table:cell-address table:column="8" table:row="141" table:table="1"/>
              <table:change-track-table-cell office:value-type="string">
                <text:p>XML</text:p>
              </table:change-track-table-cell>
            </table:cell-content-deletion>
            <table:cell-content-deletion>
              <table:cell-address table:column="8" table:row="140" table:table="1"/>
              <table:change-track-table-cell office:value-type="string">
                <text:p>WebGL</text:p>
              </table:change-track-table-cell>
            </table:cell-content-deletion>
            <table:cell-content-deletion>
              <table:cell-address table:column="8" table:row="139" table:table="1"/>
              <table:change-track-table-cell office:value-type="string">
                <text:p>Vue.js</text:p>
              </table:change-track-table-cell>
            </table:cell-content-deletion>
            <table:cell-content-deletion>
              <table:cell-address table:column="8" table:row="138" table:table="1"/>
              <table:change-track-table-cell office:value-type="string">
                <text:p>Tree.js</text:p>
              </table:change-track-table-cell>
            </table:cell-content-deletion>
            <table:cell-content-deletion>
              <table:cell-address table:column="8" table:row="137" table:table="1"/>
              <table:change-track-table-cell office:value-type="string">
                <text:p>Tornado</text:p>
              </table:change-track-table-cell>
            </table:cell-content-deletion>
            <table:cell-content-deletion>
              <table:cell-address table:column="8" table:row="136" table:table="1"/>
              <table:change-track-table-cell office:value-type="string">
                <text:p>Repeat C++: reading: STL</text:p>
              </table:change-track-table-cell>
            </table:cell-content-deletion>
            <table:cell-content-deletion>
              <table:cell-address table:column="8" table:row="135" table:table="1"/>
              <table:change-track-table-cell office:value-type="string">
                <text:p>Repeat C++: reading: STL</text:p>
              </table:change-track-table-cell>
            </table:cell-content-deletion>
            <table:cell-content-deletion>
              <table:cell-address table:column="8" table:row="134" table:table="1"/>
              <table:change-track-table-cell office:value-type="string">
                <text:p>Repeat C++: reading: Polymorphism. VFT &amp; Virtual destructors and constructors</text:p>
              </table:change-track-table-cell>
            </table:cell-content-deletion>
            <table:cell-content-deletion>
              <table:cell-address table:column="8" table:row="133" table:table="1"/>
              <table:change-track-table-cell office:value-type="string">
                <text:p>Repeat C++: reading: Operator overloading</text:p>
                <text:p>Using friend-functions to overload unary operators</text:p>
                <text:p>Pseudo-variable</text:p>
                <text:p>Operators [], (), -&gt;, &gt;&gt;, &lt;&lt;.</text:p>
              </table:change-track-table-cell>
            </table:cell-content-deletion>
            <table:cell-content-deletion>
              <table:cell-address table:column="8" table:row="132" table:table="1"/>
              <table:change-track-table-cell office:value-type="string">
                <text:p>Repeat C++: reading: Keywords typename, export, mutual, explicit + typeid() &amp; Type conversion operators</text:p>
              </table:change-track-table-cell>
            </table:cell-content-deletion>
            <table:cell-content-deletion>
              <table:cell-address table:column="8" table:row="131" table:table="1"/>
              <table:change-track-table-cell office:value-type="string">
                <text:p>Repeat C++: reading: Inheritance. Access modificators &amp; Multi-inheritance</text:p>
              </table:change-track-table-cell>
            </table:cell-content-deletion>
            <table:cell-content-deletion>
              <table:cell-address table:column="8" table:row="130" table:table="1"/>
              <table:change-track-table-cell office:value-type="string">
                <text:p>Repeat C++: reading: Generic functions. Their overloading &amp; Generic classes. Arguments by default</text:p>
              </table:change-track-table-cell>
            </table:cell-content-deletion>
            <table:cell-content-deletion>
              <table:cell-address table:column="8" table:row="129" table:table="1"/>
              <table:change-track-table-cell office:value-type="string">
                <text:p>Repeat C++: reading: Constructors, Destructors with Inheritance &amp; Implicit type conversion using constructors</text:p>
              </table:change-track-table-cell>
            </table:cell-content-deletion>
            <table:cell-content-deletion>
              <table:cell-address table:column="8" table:row="128" table:table="1"/>
              <table:change-track-table-cell office:value-type="string">
                <text:p>Repeat C++: reading: Constructor of copying &amp; Static members</text:p>
              </table:change-track-table-cell>
            </table:cell-content-deletion>
            <table:cell-content-deletion>
              <table:cell-address table:column="8" table:row="127" table:table="1"/>
              <table:change-track-table-cell office:value-type="string">
                <text:p>Repeat C++: programming</text:p>
              </table:change-track-table-cell>
            </table:cell-content-deletion>
            <table:cell-content-deletion>
              <table:cell-address table:column="8" table:row="126" table:table="1"/>
              <table:change-track-table-cell office:value-type="string">
                <text:p>PostgreSQL</text:p>
              </table:change-track-table-cell>
            </table:cell-content-deletion>
            <table:cell-content-deletion>
              <table:cell-address table:column="8" table:row="125" table:table="1"/>
              <table:change-track-table-cell office:value-type="string">
                <text:p>JSON</text:p>
              </table:change-track-table-cell>
            </table:cell-content-deletion>
            <table:cell-content-deletion>
              <table:cell-address table:column="8" table:row="124" table:table="1"/>
              <table:change-track-table-cell office:value-type="string">
                <text:p>Flask</text:p>
              </table:change-track-table-cell>
            </table:cell-content-deletion>
            <table:cell-content-deletion>
              <table:cell-address table:column="8" table:row="123" table:table="1"/>
              <table:change-track-table-cell office:value-type="string">
                <text:p>Apache Air Flow</text:p>
              </table:change-track-table-cell>
            </table:cell-content-deletion>
            <table:cell-content-deletion>
              <table:cell-address table:column="8" table:row="122" table:table="1"/>
              <table:change-track-table-cell office:value-type="string">
                <text:p>Angular 2.0+</text:p>
              </table:change-track-table-cell>
            </table:cell-content-deletion>
            <table:cell-content-deletion>
              <table:cell-address table:column="5" table:row="123" table:table="1"/>
              <table:change-track-table-cell office:value-type="string">
                <text:p>Code Monk</text:p>
              </table:change-track-table-cell>
            </table:cell-content-deletion>
            <table:cell-content-deletion>
              <table:cell-address table:column="5" table:row="122" table:table="1"/>
              <table:change-track-table-cell office:value-type="string">
                <text:p>Artificial Intelligence</text:p>
              </table:change-track-table-cell>
            </table:cell-content-deletion>
            <table:cell-content-deletion table:id="ct1988">
              <table:change-track-table-cell/>
            </table:cell-content-deletion>
            <table:cell-content-deletion table:id="ct1032">
              <table:change-track-table-cell/>
            </table:cell-content-deletion>
            <table:cell-content-deletion table:id="ct1031">
              <table:change-track-table-cell/>
            </table:cell-content-deletion>
            <table:cell-content-deletion table:id="ct1030">
              <table:change-track-table-cell/>
            </table:cell-content-deletion>
            <table:cell-content-deletion table:id="ct74">
              <table:change-track-table-cell office:value-type="string">
                <text:p>~</text:p>
              </table:change-track-table-cell>
            </table:cell-content-deletion>
            <table:cell-content-deletion table:id="ct73">
              <table:change-track-table-cell office:value-type="string">
                <text:p>~</text:p>
              </table:change-track-table-cell>
            </table:cell-content-deletion>
            <table:cell-content-deletion table:id="ct72">
              <table:change-track-table-cell office:value-type="string">
                <text:p>~</text:p>
              </table:change-track-table-cell>
            </table:cell-content-deletion>
            <table:cell-content-deletion table:id="ct71">
              <table:change-track-table-cell office:value-type="string">
                <text:p>~</text:p>
              </table:change-track-table-cell>
            </table:cell-content-deletion>
            <table:cell-content-deletion table:id="ct70">
              <table:change-track-table-cell office:value-type="string">
                <text:p>~</text:p>
              </table:change-track-table-cell>
            </table:cell-content-deletion>
            <table:cell-content-deletion table:id="ct69">
              <table:change-track-table-cell office:value-type="string">
                <text:p>~</text:p>
              </table:change-track-table-cell>
            </table:cell-content-deletion>
            <table:cell-content-deletion table:id="ct68">
              <table:change-track-table-cell office:value-type="string">
                <text:p>~</text:p>
              </table:change-track-table-cell>
            </table:cell-content-deletion>
            <table:cell-content-deletion table:id="ct67">
              <table:change-track-table-cell office:value-type="string">
                <text:p>~</text:p>
              </table:change-track-table-cell>
            </table:cell-content-deletion>
            <table:cell-content-deletion table:id="ct66">
              <table:change-track-table-cell office:value-type="string">
                <text:p>~</text:p>
              </table:change-track-table-cell>
            </table:cell-content-deletion>
            <table:cell-content-deletion table:id="ct65">
              <table:change-track-table-cell office:value-type="string">
                <text:p>~</text:p>
              </table:change-track-table-cell>
            </table:cell-content-deletion>
            <table:cell-content-deletion table:id="ct64">
              <table:change-track-table-cell office:value-type="string">
                <text:p>~</text:p>
              </table:change-track-table-cell>
            </table:cell-content-deletion>
            <table:cell-content-deletion table:id="ct63">
              <table:change-track-table-cell office:value-type="string">
                <text:p>~</text:p>
              </table:change-track-table-cell>
            </table:cell-content-deletion>
            <table:cell-content-deletion table:id="ct62">
              <table:change-track-table-cell office:value-type="string">
                <text:p>~</text:p>
              </table:change-track-table-cell>
            </table:cell-content-deletion>
            <table:cell-content-deletion table:id="ct61">
              <table:change-track-table-cell office:value-type="string">
                <text:p>~</text:p>
              </table:change-track-table-cell>
            </table:cell-content-deletion>
            <table:cell-content-deletion table:id="ct60">
              <table:change-track-table-cell office:value-type="string">
                <text:p>~</text:p>
              </table:change-track-table-cell>
            </table:cell-content-deletion>
            <table:cell-content-deletion table:id="ct59">
              <table:change-track-table-cell office:value-type="string">
                <text:p>~</text:p>
              </table:change-track-table-cell>
            </table:cell-content-deletion>
            <table:cell-content-deletion table:id="ct58">
              <table:change-track-table-cell office:value-type="string">
                <text:p>~</text:p>
              </table:change-track-table-cell>
            </table:cell-content-deletion>
            <table:cell-content-deletion table:id="ct57">
              <table:change-track-table-cell office:value-type="string">
                <text:p>~</text:p>
              </table:change-track-table-cell>
            </table:cell-content-deletion>
            <table:cell-content-deletion table:id="ct56">
              <table:change-track-table-cell office:value-type="string">
                <text:p>~</text:p>
              </table:change-track-table-cell>
            </table:cell-content-deletion>
            <table:cell-content-deletion table:id="ct55">
              <table:change-track-table-cell office:value-type="string">
                <text:p>~</text:p>
              </table:change-track-table-cell>
            </table:cell-content-deletion>
            <table:cell-content-deletion table:id="ct54">
              <table:change-track-table-cell office:value-type="string">
                <text:p>~</text:p>
              </table:change-track-table-cell>
            </table:cell-content-deletion>
            <table:cell-content-deletion table:id="ct53">
              <table:change-track-table-cell office:value-type="string">
                <text:p>~</text:p>
              </table:change-track-table-cell>
            </table:cell-content-deletion>
            <table:cell-content-deletion table:id="ct52">
              <table:change-track-table-cell office:value-type="string">
                <text:p>~</text:p>
              </table:change-track-table-cell>
            </table:cell-content-deletion>
            <table:cell-content-deletion table:id="ct51">
              <table:change-track-table-cell office:value-type="string">
                <text:p>~</text:p>
              </table:change-track-table-cell>
            </table:cell-content-deletion>
            <table:cell-content-deletion table:id="ct50">
              <table:change-track-table-cell office:value-type="string">
                <text:p>~</text:p>
              </table:change-track-table-cell>
            </table:cell-content-deletion>
            <table:cell-content-deletion table:id="ct49">
              <table:change-track-table-cell office:value-type="string">
                <text:p>~</text:p>
              </table:change-track-table-cell>
            </table:cell-content-deletion>
            <table:cell-content-deletion table:id="ct48">
              <table:change-track-table-cell office:value-type="string">
                <text:p>~</text:p>
              </table:change-track-table-cell>
            </table:cell-content-deletion>
            <table:cell-content-deletion table:id="ct47">
              <table:change-track-table-cell office:value-type="string">
                <text:p>~</text:p>
              </table:change-track-table-cell>
            </table:cell-content-deletion>
            <table:cell-content-deletion table:id="ct46">
              <table:change-track-table-cell office:value-type="string">
                <text:p>~</text:p>
              </table:change-track-table-cell>
            </table:cell-content-deletion>
            <table:cell-content-deletion table:id="ct45">
              <table:change-track-table-cell office:value-type="string">
                <text:p>~</text:p>
              </table:change-track-table-cell>
            </table:cell-content-deletion>
            <table:cell-content-deletion table:id="ct44">
              <table:change-track-table-cell office:value-type="string">
                <text:p>~</text:p>
              </table:change-track-table-cell>
            </table:cell-content-deletion>
            <table:cell-content-deletion table:id="ct43">
              <table:change-track-table-cell office:value-type="string">
                <text:p>~</text:p>
              </table:change-track-table-cell>
            </table:cell-content-deletion>
            <table:cell-content-deletion table:id="ct42">
              <table:change-track-table-cell office:value-type="string">
                <text:p>~</text:p>
              </table:change-track-table-cell>
            </table:cell-content-deletion>
            <table:cell-content-deletion table:id="ct41">
              <table:change-track-table-cell office:value-type="string">
                <text:p>~</text:p>
              </table:change-track-table-cell>
            </table:cell-content-deletion>
            <table:cell-content-deletion table:id="ct40">
              <table:change-track-table-cell office:value-type="string">
                <text:p>~</text:p>
              </table:change-track-table-cell>
            </table:cell-content-deletion>
            <table:cell-content-deletion table:id="ct39">
              <table:change-track-table-cell office:value-type="string">
                <text:p>~</text:p>
              </table:change-track-table-cell>
            </table:cell-content-deletion>
            <table:cell-content-deletion table:id="ct38">
              <table:change-track-table-cell office:value-type="string">
                <text:p>~</text:p>
              </table:change-track-table-cell>
            </table:cell-content-deletion>
            <table:cell-content-deletion table:id="ct37">
              <table:change-track-table-cell office:value-type="string">
                <text:p>~</text:p>
              </table:change-track-table-cell>
            </table:cell-content-deletion>
            <table:cell-content-deletion table:id="ct36">
              <table:change-track-table-cell office:value-type="string">
                <text:p>~</text:p>
              </table:change-track-table-cell>
            </table:cell-content-deletion>
            <table:cell-content-deletion table:id="ct35">
              <table:change-track-table-cell office:value-type="string">
                <text:p>~</text:p>
              </table:change-track-table-cell>
            </table:cell-content-deletion>
            <table:cell-content-deletion table:id="ct34">
              <table:change-track-table-cell office:value-type="string">
                <text:p>~</text:p>
              </table:change-track-table-cell>
            </table:cell-content-deletion>
            <table:cell-content-deletion table:id="ct33">
              <table:change-track-table-cell office:value-type="string">
                <text:p>~</text:p>
              </table:change-track-table-cell>
            </table:cell-content-deletion>
            <table:cell-content-deletion table:id="ct32">
              <table:change-track-table-cell office:value-type="string">
                <text:p>~</text:p>
              </table:change-track-table-cell>
            </table:cell-content-deletion>
            <table:cell-content-deletion table:id="ct31">
              <table:change-track-table-cell office:value-type="string">
                <text:p>~</text:p>
              </table:change-track-table-cell>
            </table:cell-content-deletion>
            <table:cell-content-deletion table:id="ct30">
              <table:change-track-table-cell office:value-type="string">
                <text:p>~</text:p>
              </table:change-track-table-cell>
            </table:cell-content-deletion>
            <table:cell-content-deletion table:id="ct29">
              <table:change-track-table-cell office:value-type="string">
                <text:p>~</text:p>
              </table:change-track-table-cell>
            </table:cell-content-deletion>
            <table:cell-content-deletion table:id="ct28">
              <table:change-track-table-cell office:value-type="string">
                <text:p>~</text:p>
              </table:change-track-table-cell>
            </table:cell-content-deletion>
            <table:cell-content-deletion table:id="ct27">
              <table:change-track-table-cell office:value-type="string">
                <text:p>~</text:p>
              </table:change-track-table-cell>
            </table:cell-content-deletion>
            <table:cell-content-deletion table:id="ct26">
              <table:change-track-table-cell office:value-type="string">
                <text:p>~</text:p>
              </table:change-track-table-cell>
            </table:cell-content-deletion>
            <table:cell-content-deletion table:id="ct25">
              <table:change-track-table-cell office:value-type="string">
                <text:p>~</text:p>
              </table:change-track-table-cell>
            </table:cell-content-deletion>
            <table:cell-content-deletion table:id="ct24">
              <table:change-track-table-cell office:value-type="string">
                <text:p>~</text:p>
              </table:change-track-table-cell>
            </table:cell-content-deletion>
            <table:cell-content-deletion table:id="ct23">
              <table:change-track-table-cell office:value-type="string">
                <text:p>~</text:p>
              </table:change-track-table-cell>
            </table:cell-content-deletion>
            <table:cell-content-deletion table:id="ct22">
              <table:change-track-table-cell office:value-type="string">
                <text:p>~</text:p>
              </table:change-track-table-cell>
            </table:cell-content-deletion>
            <table:cell-content-deletion table:id="ct21">
              <table:change-track-table-cell office:value-type="string">
                <text:p>~</text:p>
              </table:change-track-table-cell>
            </table:cell-content-deletion>
            <table:cell-content-deletion table:id="ct20">
              <table:change-track-table-cell office:value-type="string">
                <text:p>~</text:p>
              </table:change-track-table-cell>
            </table:cell-content-deletion>
            <table:cell-content-deletion table:id="ct19">
              <table:change-track-table-cell office:value-type="string">
                <text:p>~</text:p>
              </table:change-track-table-cell>
            </table:cell-content-deletion>
            <table:cell-content-deletion table:id="ct18">
              <table:change-track-table-cell office:value-type="string">
                <text:p>~</text:p>
              </table:change-track-table-cell>
            </table:cell-content-deletion>
            <table:cell-content-deletion table:id="ct17">
              <table:change-track-table-cell office:value-type="string">
                <text:p>~</text:p>
              </table:change-track-table-cell>
            </table:cell-content-deletion>
            <table:cell-content-deletion table:id="ct16">
              <table:change-track-table-cell office:value-type="string">
                <text:p>~</text:p>
              </table:change-track-table-cell>
            </table:cell-content-deletion>
            <table:cell-content-deletion table:id="ct15">
              <table:change-track-table-cell office:value-type="string">
                <text:p>~</text:p>
              </table:change-track-table-cell>
            </table:cell-content-deletion>
            <table:cell-content-deletion table:id="ct14">
              <table:change-track-table-cell office:value-type="string">
                <text:p>~</text:p>
              </table:change-track-table-cell>
            </table:cell-content-deletion>
            <table:cell-content-deletion table:id="ct13">
              <table:change-track-table-cell office:value-type="string">
                <text:p>~</text:p>
              </table:change-track-table-cell>
            </table:cell-content-deletion>
            <table:cell-content-deletion table:id="ct12">
              <table:change-track-table-cell office:value-type="string">
                <text:p>~</text:p>
              </table:change-track-table-cell>
            </table:cell-content-deletion>
            <table:cell-content-deletion table:id="ct11">
              <table:change-track-table-cell office:value-type="string">
                <text:p>~</text:p>
              </table:change-track-table-cell>
            </table:cell-content-deletion>
            <table:cell-content-deletion table:id="ct10">
              <table:change-track-table-cell office:value-type="string">
                <text:p>~</text:p>
              </table:change-track-table-cell>
            </table:cell-content-deletion>
            <table:cell-content-deletion table:id="ct9">
              <table:change-track-table-cell office:value-type="string">
                <text:p>~</text:p>
              </table:change-track-table-cell>
            </table:cell-content-deletion>
            <table:cell-content-deletion table:id="ct8">
              <table:change-track-table-cell/>
            </table:cell-content-deletion>
          </table:deletions>
        </table:movement>
        <table:cell-content-change table:id="ct1991">
          <table:cell-address table:column="3" table:row="52" table:table="1"/>
          <office:change-info>
            <dc:creator> </dc:creator>
            <dc:date>2021-01-11T15:11:29.282009042</dc:date>
          </office:change-info>
          <table:previous>
            <table:change-track-table-cell/>
          </table:previous>
        </table:cell-content-change>
        <table:cell-content-change table:id="ct1992">
          <table:cell-address table:column="5" table:row="52" table:table="1"/>
          <office:change-info>
            <dc:creator> </dc:creator>
            <dc:date>2021-01-11T15:11:30.242778754</dc:date>
          </office:change-info>
          <table:previous>
            <table:change-track-table-cell/>
          </table:previous>
        </table:cell-content-change>
        <table:cell-content-change table:id="ct1993">
          <table:cell-address table:column="4" table:row="52" table:table="1"/>
          <office:change-info>
            <dc:creator> </dc:creator>
            <dc:date>2021-01-11T15:11:31.104711495</dc:date>
          </office:change-info>
          <table:previous>
            <table:change-track-table-cell/>
          </table:previous>
        </table:cell-content-change>
        <table:cell-content-change table:id="ct1994">
          <table:cell-address table:column="6" table:row="52" table:table="1"/>
          <office:change-info>
            <dc:creator> </dc:creator>
            <dc:date>2021-01-11T15:11:44.808357009</dc:date>
          </office:change-info>
          <table:previous>
            <table:change-track-table-cell/>
          </table:previous>
        </table:cell-content-change>
        <table:cell-content-change table:id="ct1995">
          <table:cell-address table:column="7" table:row="52" table:table="1"/>
          <office:change-info>
            <dc:creator> </dc:creator>
            <dc:date>2021-01-11T15:11:44.808471807</dc:date>
          </office:change-info>
          <table:previous>
            <table:change-track-table-cell/>
          </table:previous>
        </table:cell-content-change>
        <table:cell-content-change table:id="ct1996">
          <table:cell-address table:column="8" table:row="52" table:table="1"/>
          <office:change-info>
            <dc:creator> </dc:creator>
            <dc:date>2021-01-11T15:11:44.808501621</dc:date>
          </office:change-info>
          <table:previous>
            <table:change-track-table-cell/>
          </table:previous>
        </table:cell-content-change>
        <table:cell-content-change table:id="ct1997">
          <table:cell-address table:column="9" table:row="52" table:table="1"/>
          <office:change-info>
            <dc:creator> </dc:creator>
            <dc:date>2021-01-11T15:11:44.808530189</dc:date>
          </office:change-info>
          <table:previous>
            <table:change-track-table-cell/>
          </table:previous>
        </table:cell-content-change>
        <table:cell-content-change table:id="ct1998">
          <table:cell-address table:column="10" table:row="52" table:table="1"/>
          <office:change-info>
            <dc:creator> </dc:creator>
            <dc:date>2021-01-11T15:11:44.808557932</dc:date>
          </office:change-info>
          <table:previous>
            <table:change-track-table-cell/>
          </table:previous>
        </table:cell-content-change>
        <table:cell-content-change table:id="ct1999">
          <table:cell-address table:column="11" table:row="52" table:table="1"/>
          <office:change-info>
            <dc:creator> </dc:creator>
            <dc:date>2021-01-11T15:11:44.808585466</dc:date>
          </office:change-info>
          <table:previous>
            <table:change-track-table-cell/>
          </table:previous>
        </table:cell-content-change>
        <table:cell-content-change table:id="ct2000">
          <table:cell-address table:column="12" table:row="52" table:table="1"/>
          <office:change-info>
            <dc:creator> </dc:creator>
            <dc:date>2021-01-11T15:11:44.808612734</dc:date>
          </office:change-info>
          <table:previous>
            <table:change-track-table-cell/>
          </table:previous>
        </table:cell-content-change>
        <table:cell-content-change table:id="ct2001">
          <table:cell-address table:column="13" table:row="52" table:table="1"/>
          <office:change-info>
            <dc:creator> </dc:creator>
            <dc:date>2021-01-11T15:11:44.808640179</dc:date>
          </office:change-info>
          <table:previous>
            <table:change-track-table-cell/>
          </table:previous>
        </table:cell-content-change>
        <table:cell-content-change table:id="ct2002">
          <table:cell-address table:column="14" table:row="52" table:table="1"/>
          <office:change-info>
            <dc:creator> </dc:creator>
            <dc:date>2021-01-11T15:11:44.808667786</dc:date>
          </office:change-info>
          <table:previous>
            <table:change-track-table-cell/>
          </table:previous>
        </table:cell-content-change>
        <table:cell-content-change table:id="ct2003">
          <table:cell-address table:column="15" table:row="52" table:table="1"/>
          <office:change-info>
            <dc:creator> </dc:creator>
            <dc:date>2021-01-11T15:11:44.808695147</dc:date>
          </office:change-info>
          <table:previous>
            <table:change-track-table-cell/>
          </table:previous>
        </table:cell-content-change>
        <table:cell-content-change table:id="ct2004">
          <table:cell-address table:column="16" table:row="52" table:table="1"/>
          <office:change-info>
            <dc:creator> </dc:creator>
            <dc:date>2021-01-11T15:11:44.808722042</dc:date>
          </office:change-info>
          <table:previous>
            <table:change-track-table-cell/>
          </table:previous>
        </table:cell-content-change>
        <table:cell-content-change table:id="ct2005">
          <table:cell-address table:column="17" table:row="52" table:table="1"/>
          <office:change-info>
            <dc:creator> </dc:creator>
            <dc:date>2021-01-11T15:11:44.808749027</dc:date>
          </office:change-info>
          <table:previous>
            <table:change-track-table-cell/>
          </table:previous>
        </table:cell-content-change>
        <table:cell-content-change table:id="ct2006">
          <table:cell-address table:column="18" table:row="52" table:table="1"/>
          <office:change-info>
            <dc:creator> </dc:creator>
            <dc:date>2021-01-11T15:11:44.808775550</dc:date>
          </office:change-info>
          <table:previous>
            <table:change-track-table-cell/>
          </table:previous>
        </table:cell-content-change>
        <table:cell-content-change table:id="ct2007">
          <table:cell-address table:column="19" table:row="52" table:table="1"/>
          <office:change-info>
            <dc:creator> </dc:creator>
            <dc:date>2021-01-11T15:11:44.808802017</dc:date>
          </office:change-info>
          <table:previous>
            <table:change-track-table-cell/>
          </table:previous>
        </table:cell-content-change>
        <table:cell-content-change table:id="ct2008">
          <table:cell-address table:column="20" table:row="52" table:table="1"/>
          <office:change-info>
            <dc:creator> </dc:creator>
            <dc:date>2021-01-11T15:11:44.808828492</dc:date>
          </office:change-info>
          <table:previous>
            <table:change-track-table-cell/>
          </table:previous>
        </table:cell-content-change>
        <table:cell-content-change table:id="ct2009">
          <table:cell-address table:column="21" table:row="52" table:table="1"/>
          <office:change-info>
            <dc:creator> </dc:creator>
            <dc:date>2021-01-11T15:11:44.808855039</dc:date>
          </office:change-info>
          <table:previous>
            <table:change-track-table-cell/>
          </table:previous>
        </table:cell-content-change>
        <table:cell-content-change table:id="ct2010">
          <table:cell-address table:column="22" table:row="52" table:table="1"/>
          <office:change-info>
            <dc:creator> </dc:creator>
            <dc:date>2021-01-11T15:11:44.808881823</dc:date>
          </office:change-info>
          <table:previous>
            <table:change-track-table-cell/>
          </table:previous>
        </table:cell-content-change>
        <table:cell-content-change table:id="ct2011">
          <table:cell-address table:column="23" table:row="52" table:table="1"/>
          <office:change-info>
            <dc:creator> </dc:creator>
            <dc:date>2021-01-11T15:11:44.808908239</dc:date>
          </office:change-info>
          <table:previous>
            <table:change-track-table-cell/>
          </table:previous>
        </table:cell-content-change>
        <table:cell-content-change table:id="ct2012">
          <table:cell-address table:column="24" table:row="52" table:table="1"/>
          <office:change-info>
            <dc:creator> </dc:creator>
            <dc:date>2021-01-11T15:11:44.808934944</dc:date>
          </office:change-info>
          <table:previous>
            <table:change-track-table-cell/>
          </table:previous>
        </table:cell-content-change>
        <table:cell-content-change table:id="ct2013">
          <table:cell-address table:column="25" table:row="52" table:table="1"/>
          <office:change-info>
            <dc:creator> </dc:creator>
            <dc:date>2021-01-11T15:11:44.808961885</dc:date>
          </office:change-info>
          <table:previous>
            <table:change-track-table-cell/>
          </table:previous>
        </table:cell-content-change>
        <table:cell-content-change table:id="ct2014">
          <table:cell-address table:column="26" table:row="52" table:table="1"/>
          <office:change-info>
            <dc:creator> </dc:creator>
            <dc:date>2021-01-11T15:11:44.808988499</dc:date>
          </office:change-info>
          <table:previous>
            <table:change-track-table-cell/>
          </table:previous>
        </table:cell-content-change>
        <table:cell-content-change table:id="ct2015">
          <table:cell-address table:column="27" table:row="52" table:table="1"/>
          <office:change-info>
            <dc:creator> </dc:creator>
            <dc:date>2021-01-11T15:11:44.809015132</dc:date>
          </office:change-info>
          <table:previous>
            <table:change-track-table-cell/>
          </table:previous>
        </table:cell-content-change>
        <table:cell-content-change table:id="ct2016">
          <table:cell-address table:column="28" table:row="52" table:table="1"/>
          <office:change-info>
            <dc:creator> </dc:creator>
            <dc:date>2021-01-11T15:11:44.809041499</dc:date>
          </office:change-info>
          <table:previous>
            <table:change-track-table-cell/>
          </table:previous>
        </table:cell-content-change>
        <table:cell-content-change table:id="ct2017">
          <table:cell-address table:column="29" table:row="52" table:table="1"/>
          <office:change-info>
            <dc:creator> </dc:creator>
            <dc:date>2021-01-11T15:11:44.809068106</dc:date>
          </office:change-info>
          <table:previous>
            <table:change-track-table-cell/>
          </table:previous>
        </table:cell-content-change>
        <table:cell-content-change table:id="ct2018">
          <table:cell-address table:column="30" table:row="52" table:table="1"/>
          <office:change-info>
            <dc:creator> </dc:creator>
            <dc:date>2021-01-11T15:11:44.809094916</dc:date>
          </office:change-info>
          <table:previous>
            <table:change-track-table-cell/>
          </table:previous>
        </table:cell-content-change>
        <table:cell-content-change table:id="ct2019">
          <table:cell-address table:column="31" table:row="52" table:table="1"/>
          <office:change-info>
            <dc:creator> </dc:creator>
            <dc:date>2021-01-11T15:11:44.809121405</dc:date>
          </office:change-info>
          <table:previous>
            <table:change-track-table-cell/>
          </table:previous>
        </table:cell-content-change>
        <table:cell-content-change table:id="ct2020">
          <table:cell-address table:column="32" table:row="52" table:table="1"/>
          <office:change-info>
            <dc:creator> </dc:creator>
            <dc:date>2021-01-11T15:11:44.809147932</dc:date>
          </office:change-info>
          <table:previous>
            <table:change-track-table-cell/>
          </table:previous>
        </table:cell-content-change>
        <table:cell-content-change table:id="ct2021">
          <table:cell-address table:column="33" table:row="52" table:table="1"/>
          <office:change-info>
            <dc:creator> </dc:creator>
            <dc:date>2021-01-11T15:11:44.809174365</dc:date>
          </office:change-info>
          <table:previous>
            <table:change-track-table-cell/>
          </table:previous>
        </table:cell-content-change>
        <table:cell-content-change table:id="ct2022">
          <table:cell-address table:column="34" table:row="52" table:table="1"/>
          <office:change-info>
            <dc:creator> </dc:creator>
            <dc:date>2021-01-11T15:11:44.809200677</dc:date>
          </office:change-info>
          <table:previous>
            <table:change-track-table-cell/>
          </table:previous>
        </table:cell-content-change>
        <table:cell-content-change table:id="ct2023">
          <table:cell-address table:column="35" table:row="52" table:table="1"/>
          <office:change-info>
            <dc:creator> </dc:creator>
            <dc:date>2021-01-11T15:11:44.809227027</dc:date>
          </office:change-info>
          <table:previous>
            <table:change-track-table-cell/>
          </table:previous>
        </table:cell-content-change>
        <table:cell-content-change table:id="ct2024">
          <table:cell-address table:column="36" table:row="52" table:table="1"/>
          <office:change-info>
            <dc:creator> </dc:creator>
            <dc:date>2021-01-11T15:11:44.809253702</dc:date>
          </office:change-info>
          <table:previous>
            <table:change-track-table-cell/>
          </table:previous>
        </table:cell-content-change>
        <table:cell-content-change table:id="ct2025">
          <table:cell-address table:column="37" table:row="52" table:table="1"/>
          <office:change-info>
            <dc:creator> </dc:creator>
            <dc:date>2021-01-11T15:11:44.809280283</dc:date>
          </office:change-info>
          <table:previous>
            <table:change-track-table-cell/>
          </table:previous>
        </table:cell-content-change>
        <table:cell-content-change table:id="ct2026">
          <table:cell-address table:column="43" table:row="52" table:table="1"/>
          <office:change-info>
            <dc:creator> </dc:creator>
            <dc:date>2021-01-11T15:11:44.809306878</dc:date>
          </office:change-info>
          <table:previous>
            <table:change-track-table-cell/>
          </table:previous>
        </table:cell-content-change>
        <table:cell-content-change table:id="ct2027">
          <table:cell-address table:column="43" table:row="52" table:table="1"/>
          <office:change-info>
            <dc:creator> </dc:creator>
            <dc:date>2021-01-11T15:11:44.809333511</dc:date>
          </office:change-info>
          <table:previous>
            <table:change-track-table-cell/>
          </table:previous>
        </table:cell-content-change>
        <table:cell-content-change table:id="ct2028">
          <table:cell-address table:column="44" table:row="52" table:table="1"/>
          <office:change-info>
            <dc:creator> </dc:creator>
            <dc:date>2021-01-11T15:11:44.809360111</dc:date>
          </office:change-info>
          <table:previous>
            <table:change-track-table-cell/>
          </table:previous>
        </table:cell-content-change>
        <table:cell-content-change table:id="ct2029">
          <table:cell-address table:column="46" table:row="52" table:table="1"/>
          <office:change-info>
            <dc:creator> </dc:creator>
            <dc:date>2021-01-11T15:11:44.809386696</dc:date>
          </office:change-info>
          <table:previous>
            <table:change-track-table-cell/>
          </table:previous>
        </table:cell-content-change>
        <table:cell-content-change table:id="ct2030">
          <table:cell-address table:column="47" table:row="52" table:table="1"/>
          <office:change-info>
            <dc:creator> </dc:creator>
            <dc:date>2021-01-11T15:11:44.809413330</dc:date>
          </office:change-info>
          <table:previous>
            <table:change-track-table-cell/>
          </table:previous>
        </table:cell-content-change>
        <table:cell-content-change table:id="ct2031">
          <table:cell-address table:column="48" table:row="52" table:table="1"/>
          <office:change-info>
            <dc:creator> </dc:creator>
            <dc:date>2021-01-11T15:11:44.809440241</dc:date>
          </office:change-info>
          <table:previous>
            <table:change-track-table-cell/>
          </table:previous>
        </table:cell-content-change>
        <table:cell-content-change table:id="ct2032">
          <table:cell-address table:column="49" table:row="52" table:table="1"/>
          <office:change-info>
            <dc:creator> </dc:creator>
            <dc:date>2021-01-11T15:11:44.809479113</dc:date>
          </office:change-info>
          <table:previous>
            <table:change-track-table-cell/>
          </table:previous>
        </table:cell-content-change>
        <table:cell-content-change table:id="ct2033">
          <table:cell-address table:column="50" table:row="52" table:table="1"/>
          <office:change-info>
            <dc:creator> </dc:creator>
            <dc:date>2021-01-11T15:11:44.809508961</dc:date>
          </office:change-info>
          <table:previous>
            <table:change-track-table-cell/>
          </table:previous>
        </table:cell-content-change>
        <table:cell-content-change table:id="ct2034">
          <table:cell-address table:column="51" table:row="52" table:table="1"/>
          <office:change-info>
            <dc:creator> </dc:creator>
            <dc:date>2021-01-11T15:11:44.809538066</dc:date>
          </office:change-info>
          <table:previous>
            <table:change-track-table-cell/>
          </table:previous>
        </table:cell-content-change>
        <table:cell-content-change table:id="ct2035">
          <table:cell-address table:column="52" table:row="52" table:table="1"/>
          <office:change-info>
            <dc:creator> </dc:creator>
            <dc:date>2021-01-11T15:11:44.809579689</dc:date>
          </office:change-info>
          <table:previous>
            <table:change-track-table-cell/>
          </table:previous>
        </table:cell-content-change>
        <table:cell-content-change table:id="ct2036">
          <table:cell-address table:column="53" table:row="52" table:table="1"/>
          <office:change-info>
            <dc:creator> </dc:creator>
            <dc:date>2021-01-11T15:11:44.809607248</dc:date>
          </office:change-info>
          <table:previous>
            <table:change-track-table-cell/>
          </table:previous>
        </table:cell-content-change>
        <table:cell-content-change table:id="ct2037">
          <table:cell-address table:column="54" table:row="52" table:table="1"/>
          <office:change-info>
            <dc:creator> </dc:creator>
            <dc:date>2021-01-11T15:11:44.809633955</dc:date>
          </office:change-info>
          <table:previous>
            <table:change-track-table-cell/>
          </table:previous>
        </table:cell-content-change>
        <table:cell-content-change table:id="ct2038">
          <table:cell-address table:column="55" table:row="52" table:table="1"/>
          <office:change-info>
            <dc:creator> </dc:creator>
            <dc:date>2021-01-11T15:11:44.809660716</dc:date>
          </office:change-info>
          <table:previous>
            <table:change-track-table-cell/>
          </table:previous>
        </table:cell-content-change>
        <table:cell-content-change table:id="ct2039">
          <table:cell-address table:column="56" table:row="52" table:table="1"/>
          <office:change-info>
            <dc:creator> </dc:creator>
            <dc:date>2021-01-11T15:11:44.809687440</dc:date>
          </office:change-info>
          <table:previous>
            <table:change-track-table-cell/>
          </table:previous>
        </table:cell-content-change>
        <table:cell-content-change table:id="ct2040">
          <table:cell-address table:column="57" table:row="52" table:table="1"/>
          <office:change-info>
            <dc:creator> </dc:creator>
            <dc:date>2021-01-11T15:11:44.809714252</dc:date>
          </office:change-info>
          <table:previous>
            <table:change-track-table-cell/>
          </table:previous>
        </table:cell-content-change>
        <table:cell-content-change table:id="ct2041">
          <table:cell-address table:column="58" table:row="52" table:table="1"/>
          <office:change-info>
            <dc:creator> </dc:creator>
            <dc:date>2021-01-11T15:11:44.809741177</dc:date>
          </office:change-info>
          <table:previous>
            <table:change-track-table-cell/>
          </table:previous>
        </table:cell-content-change>
        <table:cell-content-change table:id="ct2042">
          <table:cell-address table:column="59" table:row="52" table:table="1"/>
          <office:change-info>
            <dc:creator> </dc:creator>
            <dc:date>2021-01-11T15:11:44.809768670</dc:date>
          </office:change-info>
          <table:previous>
            <table:change-track-table-cell/>
          </table:previous>
        </table:cell-content-change>
        <table:cell-content-change table:id="ct2043">
          <table:cell-address table:column="60" table:row="52" table:table="1"/>
          <office:change-info>
            <dc:creator> </dc:creator>
            <dc:date>2021-01-11T15:11:44.809795706</dc:date>
          </office:change-info>
          <table:previous>
            <table:change-track-table-cell/>
          </table:previous>
        </table:cell-content-change>
        <table:cell-content-change table:id="ct2044">
          <table:cell-address table:column="61" table:row="52" table:table="1"/>
          <office:change-info>
            <dc:creator> </dc:creator>
            <dc:date>2021-01-11T15:15:31.871575158</dc:date>
          </office:change-info>
          <table:previous>
            <table:change-track-table-cell/>
          </table:previous>
        </table:cell-content-change>
        <table:cell-content-change table:id="ct2045">
          <table:cell-address table:column="62" table:row="52" table:table="1"/>
          <office:change-info>
            <dc:creator> </dc:creator>
            <dc:date>2021-01-11T15:15:31.871749685</dc:date>
          </office:change-info>
          <table:previous>
            <table:change-track-table-cell/>
          </table:previous>
        </table:cell-content-change>
        <table:cell-content-change table:id="ct2046">
          <table:cell-address table:column="63" table:row="52" table:table="1"/>
          <office:change-info>
            <dc:creator> </dc:creator>
            <dc:date>2021-01-11T15:15:31.873371944</dc:date>
          </office:change-info>
          <table:previous>
            <table:change-track-table-cell/>
          </table:previous>
        </table:cell-content-change>
        <table:cell-content-change table:id="ct2047">
          <table:cell-address table:column="64" table:row="52" table:table="1"/>
          <office:change-info>
            <dc:creator> </dc:creator>
            <dc:date>2021-01-11T15:15:31.873570450</dc:date>
          </office:change-info>
          <table:previous>
            <table:change-track-table-cell/>
          </table:previous>
        </table:cell-content-change>
        <table:cell-content-change table:id="ct2048">
          <table:cell-address table:column="65" table:row="52" table:table="1"/>
          <office:change-info>
            <dc:creator> </dc:creator>
            <dc:date>2021-01-11T15:15:31.873623382</dc:date>
          </office:change-info>
          <table:previous>
            <table:change-track-table-cell/>
          </table:previous>
        </table:cell-content-change>
        <table:cell-content-change table:id="ct2049">
          <table:cell-address table:column="66" table:row="52" table:table="1"/>
          <office:change-info>
            <dc:creator> </dc:creator>
            <dc:date>2021-01-11T15:15:31.873674437</dc:date>
          </office:change-info>
          <table:previous>
            <table:change-track-table-cell/>
          </table:previous>
        </table:cell-content-change>
        <table:cell-content-change table:id="ct2050">
          <table:cell-address table:column="67" table:row="52" table:table="1"/>
          <office:change-info>
            <dc:creator> </dc:creator>
            <dc:date>2021-01-11T15:15:31.873726781</dc:date>
          </office:change-info>
          <table:previous>
            <table:change-track-table-cell/>
          </table:previous>
        </table:cell-content-change>
        <table:cell-content-change table:id="ct2051">
          <table:cell-address table:column="68" table:row="52" table:table="1"/>
          <office:change-info>
            <dc:creator> </dc:creator>
            <dc:date>2021-01-11T15:15:31.873776300</dc:date>
          </office:change-info>
          <table:previous>
            <table:change-track-table-cell/>
          </table:previous>
        </table:cell-content-change>
        <table:cell-content-change table:id="ct2052">
          <table:cell-address table:column="69" table:row="52" table:table="1"/>
          <office:change-info>
            <dc:creator> </dc:creator>
            <dc:date>2021-01-11T15:15:31.873822826</dc:date>
          </office:change-info>
          <table:previous>
            <table:change-track-table-cell/>
          </table:previous>
        </table:cell-content-change>
        <table:cell-content-change table:id="ct2053">
          <table:cell-address table:column="70" table:row="52" table:table="1"/>
          <office:change-info>
            <dc:creator> </dc:creator>
            <dc:date>2021-01-11T15:15:31.873859754</dc:date>
          </office:change-info>
          <table:previous>
            <table:change-track-table-cell/>
          </table:previous>
        </table:cell-content-change>
        <table:cell-content-change table:id="ct2054">
          <table:cell-address table:column="71" table:row="52" table:table="1"/>
          <office:change-info>
            <dc:creator> </dc:creator>
            <dc:date>2021-01-11T15:15:31.873894674</dc:date>
          </office:change-info>
          <table:previous>
            <table:change-track-table-cell/>
          </table:previous>
        </table:cell-content-change>
        <table:cell-content-change table:id="ct2055">
          <table:cell-address table:column="72" table:row="52" table:table="1"/>
          <office:change-info>
            <dc:creator> </dc:creator>
            <dc:date>2021-01-11T15:15:31.873929068</dc:date>
          </office:change-info>
          <table:previous>
            <table:change-track-table-cell/>
          </table:previous>
        </table:cell-content-change>
        <table:cell-content-change table:id="ct2056">
          <table:cell-address table:column="73" table:row="52" table:table="1"/>
          <office:change-info>
            <dc:creator> </dc:creator>
            <dc:date>2021-01-11T15:15:31.873963200</dc:date>
          </office:change-info>
          <table:previous>
            <table:change-track-table-cell/>
          </table:previous>
        </table:cell-content-change>
        <table:cell-content-change table:id="ct2057">
          <table:cell-address table:column="40" table:row="4" table:table="1"/>
          <office:change-info>
            <dc:creator> </dc:creator>
            <dc:date>2021-01-11T15:17:35.733981692</dc:date>
          </office:change-info>
          <table:previous>
            <table:change-track-table-cell office:value-type="string">
              <text:p>The muppet movie</text:p>
            </table:change-track-table-cell>
          </table:previous>
        </table:cell-content-change>
        <table:movement table:id="ct2058">
          <table:source-range-address table:start-column="27" table:start-row="3" table:start-table="1" table:end-column="27" table:end-row="17" table:end-table="1"/>
          <table:target-range-address table:start-column="27" table:start-row="2" table:start-table="1" table:end-column="27" table:end-row="16" table:end-table="1"/>
          <office:change-info>
            <dc:creator> </dc:creator>
            <dc:date>2021-01-11T15:17:51.158399962</dc:date>
          </office:change-info>
          <table:dependencies>
            <table:dependency table:id="ct2145"/>
            <table:dependency table:id="ct2144"/>
          </table:dependencies>
          <table:deletions>
            <table:cell-content-deletion>
              <table:cell-address table:column="27" table:row="15" table:table="1"/>
              <table:change-track-table-cell office:value-type="string">
                <text:p>Clockwork Orange</text:p>
              </table:change-track-table-cell>
            </table:cell-content-deletion>
            <table:cell-content-deletion>
              <table:cell-address table:column="27" table:row="15" table:table="1"/>
              <table:change-track-table-cell office:value-type="string">
                <text:p>2001: A Space Odyssey</text:p>
              </table:change-track-table-cell>
            </table:cell-content-deletion>
            <table:cell-content-deletion>
              <table:cell-address table:column="27" table:row="14" table:table="1"/>
              <table:change-track-table-cell office:value-type="string">
                <text:p>Rosemary's Baby</text:p>
              </table:change-track-table-cell>
            </table:cell-content-deletion>
            <table:cell-content-deletion>
              <table:cell-address table:column="27" table:row="13" table:table="1"/>
              <table:change-track-table-cell office:value-type="string">
                <text:p>The Great Escape</text:p>
              </table:change-track-table-cell>
            </table:cell-content-deletion>
            <table:cell-content-deletion>
              <table:cell-address table:column="27" table:row="12" table:table="1"/>
              <table:change-track-table-cell office:value-type="string">
                <text:p>Once Upon a Time in the West</text:p>
              </table:change-track-table-cell>
            </table:cell-content-deletion>
            <table:cell-content-deletion>
              <table:cell-address table:column="27" table:row="11" table:table="1"/>
              <table:change-track-table-cell office:value-type="string">
                <text:p>Witness for the Prosecution</text:p>
              </table:change-track-table-cell>
            </table:cell-content-deletion>
            <table:cell-content-deletion>
              <table:cell-address table:column="27" table:row="10" table:table="1"/>
              <table:change-track-table-cell office:value-type="string">
                <text:p>Rio Bravo</text:p>
              </table:change-track-table-cell>
            </table:cell-content-deletion>
            <table:cell-content-deletion>
              <table:cell-address table:column="27" table:row="9" table:table="1"/>
              <table:change-track-table-cell office:value-type="string">
                <text:p>Sunset Blvd.</text:p>
              </table:change-track-table-cell>
            </table:cell-content-deletion>
            <table:cell-content-deletion>
              <table:cell-address table:column="27" table:row="8" table:table="1"/>
              <table:change-track-table-cell office:value-type="string">
                <text:p>Vertigo</text:p>
              </table:change-track-table-cell>
            </table:cell-content-deletion>
            <table:cell-content-deletion>
              <table:cell-address table:column="27" table:row="7" table:table="1"/>
              <table:change-track-table-cell office:value-type="string">
                <text:p>Casablanca</text:p>
              </table:change-track-table-cell>
            </table:cell-content-deletion>
            <table:cell-content-deletion>
              <table:cell-address table:column="27" table:row="6" table:table="1"/>
              <table:change-track-table-cell office:value-type="string">
                <text:p>Citizen Kane</text:p>
              </table:change-track-table-cell>
            </table:cell-content-deletion>
            <table:cell-content-deletion>
              <table:cell-address table:column="27" table:row="5" table:table="1"/>
              <table:change-track-table-cell office:value-type="string">
                <text:p>Rebecca</text:p>
              </table:change-track-table-cell>
            </table:cell-content-deletion>
            <table:cell-content-deletion>
              <table:cell-address table:column="27" table:row="4" table:table="1"/>
              <table:change-track-table-cell office:value-type="string">
                <text:p>Gone with the Wind</text:p>
              </table:change-track-table-cell>
            </table:cell-content-deletion>
            <table:cell-content-deletion>
              <table:cell-address table:column="27" table:row="3" table:table="1"/>
              <table:change-track-table-cell office:value-type="string">
                <text:p>Her Story</text:p>
              </table:change-track-table-cell>
            </table:cell-content-deletion>
            <table:cell-content-deletion table:id="ct2057">
              <table:change-track-table-cell/>
            </table:cell-content-deletion>
          </table:deletions>
        </table:movement>
        <table:movement table:id="ct2059">
          <table:source-range-address table:start-column="6" table:start-row="1" table:start-table="1" table:end-column="6" table:end-row="18" table:end-table="1"/>
          <table:target-range-address table:start-column="6" table:start-row="2" table:start-table="1" table:end-column="6" table:end-row="19" table:end-table="1"/>
          <office:change-info>
            <dc:creator> </dc:creator>
            <dc:date>2021-01-11T18:37:12.258953950</dc:date>
          </office:change-info>
          <table:deletions>
            <table:cell-content-deletion>
              <table:cell-address table:column="6" table:row="2" table:table="1"/>
              <table:change-track-table-cell office:value-type="string">
                <text:p>Python by Example</text:p>
              </table:change-track-table-cell>
            </table:cell-content-deletion>
            <table:cell-content-deletion>
              <table:cell-address table:column="6" table:row="3" table:table="1"/>
              <table:change-track-table-cell office:value-type="string">
                <text:p>Automate the Boring Stuff</text:p>
              </table:change-track-table-cell>
            </table:cell-content-deletion>
            <table:cell-content-deletion>
              <table:cell-address table:column="6" table:row="4" table:table="1"/>
              <table:change-track-table-cell office:value-type="string">
                <text:p>Automate the Boring Stuff</text:p>
              </table:change-track-table-cell>
            </table:cell-content-deletion>
            <table:cell-content-deletion>
              <table:cell-address table:column="6" table:row="5" table:table="1"/>
              <table:change-track-table-cell office:value-type="string">
                <text:p>Python Pocket Reference</text:p>
              </table:change-track-table-cell>
            </table:cell-content-deletion>
            <table:cell-content-deletion>
              <table:cell-address table:column="6" table:row="6" table:table="1"/>
              <table:change-track-table-cell office:value-type="string">
                <text:p>Python Pocket Reference</text:p>
              </table:change-track-table-cell>
            </table:cell-content-deletion>
            <table:cell-content-deletion>
              <table:cell-address table:column="6" table:row="7" table:table="1"/>
              <table:change-track-table-cell office:value-type="string">
                <text:p>HackerRank: 10 days of math statistics</text:p>
              </table:change-track-table-cell>
            </table:cell-content-deletion>
            <table:cell-content-deletion>
              <table:cell-address table:column="6" table:row="8" table:table="1"/>
              <table:change-track-table-cell office:value-type="string">
                <text:p>Theory of Probabilities</text:p>
              </table:change-track-table-cell>
            </table:cell-content-deletion>
            <table:cell-content-deletion>
              <table:cell-address table:column="6" table:row="9" table:table="1"/>
              <table:change-track-table-cell office:value-type="string">
                <text:p>Theory of Probabilities</text:p>
              </table:change-track-table-cell>
            </table:cell-content-deletion>
            <table:cell-content-deletion>
              <table:cell-address table:column="6" table:row="10" table:table="1"/>
              <table:change-track-table-cell office:value-type="string">
                <text:p>Thinks Stats</text:p>
              </table:change-track-table-cell>
            </table:cell-content-deletion>
            <table:cell-content-deletion>
              <table:cell-address table:column="6" table:row="11" table:table="1"/>
              <table:change-track-table-cell office:value-type="string">
                <text:p>Think Bayes</text:p>
              </table:change-track-table-cell>
            </table:cell-content-deletion>
            <table:cell-content-deletion>
              <table:cell-address table:column="6" table:row="12" table:table="1"/>
              <table:change-track-table-cell office:value-type="string">
                <text:p>A Programmer's Guide to Data Mining</text:p>
              </table:change-track-table-cell>
            </table:cell-content-deletion>
            <table:cell-content-deletion>
              <table:cell-address table:column="6" table:row="13" table:table="1"/>
              <table:change-track-table-cell office:value-type="string">
                <text:p>A Programmer's Guide to Data Mining</text:p>
              </table:change-track-table-cell>
            </table:cell-content-deletion>
            <table:cell-content-deletion>
              <table:cell-address table:column="6" table:row="14" table:table="1"/>
              <table:change-track-table-cell office:value-type="string">
                <text:p>Mining of Massive Datasets</text:p>
              </table:change-track-table-cell>
            </table:cell-content-deletion>
            <table:cell-content-deletion>
              <table:cell-address table:column="6" table:row="15" table:table="1"/>
              <table:change-track-table-cell office:value-type="string">
                <text:p>Mining of Massive Datasets</text:p>
              </table:change-track-table-cell>
            </table:cell-content-deletion>
            <table:cell-content-deletion>
              <table:cell-address table:column="6" table:row="16" table:table="1"/>
              <table:change-track-table-cell office:value-type="string">
                <text:p>Mining of Massive Datasets</text:p>
              </table:change-track-table-cell>
            </table:cell-content-deletion>
            <table:cell-content-deletion>
              <table:cell-address table:column="6" table:row="17" table:table="1"/>
              <table:change-track-table-cell office:value-type="string">
                <text:p>Mining of Massive Datasets</text:p>
              </table:change-track-table-cell>
            </table:cell-content-deletion>
            <table:cell-content-deletion>
              <table:cell-address table:column="6" table:row="18" table:table="1"/>
              <table:change-track-table-cell office:value-type="string">
                <text:p>Python Data Science Handbook</text:p>
              </table:change-track-table-cell>
            </table:cell-content-deletion>
          </table:deletions>
        </table:movement>
        <table:movement table:id="ct2060">
          <table:source-range-address table:start-column="8" table:start-row="1" table:start-table="1" table:end-column="8" table:end-row="11" table:end-table="1"/>
          <table:target-range-address table:start-column="8" table:start-row="4" table:start-table="1" table:end-column="8" table:end-row="14" table:end-table="1"/>
          <office:change-info>
            <dc:creator> </dc:creator>
            <dc:date>2021-01-11T18:37:19.154136990</dc:date>
          </office:change-info>
          <table:deletions>
            <table:cell-content-deletion>
              <table:cell-address table:column="8" table:row="4" table:table="1"/>
              <table:change-track-table-cell office:value-type="string">
                <text:p>Decision: Node.js or React.js, or Spring</text:p>
                <text:p>Eloquent JavaScript</text:p>
                <text:p>Database Design</text:p>
              </table:change-track-table-cell>
            </table:cell-content-deletion>
            <table:cell-content-deletion>
              <table:cell-address table:column="8" table:row="5" table:table="1"/>
              <table:change-track-table-cell office:value-type="string">
                <text:p>Decision: Node.js or React.js, or Spring</text:p>
                <text:p>Eloquent JavaScript</text:p>
                <text:p>Database Fundamentals</text:p>
              </table:change-track-table-cell>
            </table:cell-content-deletion>
            <table:cell-content-deletion>
              <table:cell-address table:column="8" table:row="6" table:table="1"/>
              <table:change-track-table-cell office:value-type="string">
                <text:p>Decision: Node.js or React.js, or Spring</text:p>
                <text:p>Eloquent JavaScript</text:p>
                <text:p>Database Fundamentals</text:p>
              </table:change-track-table-cell>
            </table:cell-content-deletion>
            <table:cell-content-deletion>
              <table:cell-address table:column="8" table:row="7" table:table="1"/>
              <table:change-track-table-cell office:value-type="string">
                <text:p>Django</text:p>
                <text:p>Information Networks: basics</text:p>
                <text:p>Proxy servers</text:p>
              </table:change-track-table-cell>
            </table:cell-content-deletion>
            <table:cell-content-deletion>
              <table:cell-address table:column="8" table:row="8" table:table="1"/>
              <table:change-track-table-cell office:value-type="string">
                <text:p>Django</text:p>
                <text:p>SQL</text:p>
                <text:p>Database Design</text:p>
              </table:change-track-table-cell>
            </table:cell-content-deletion>
            <table:cell-content-deletion>
              <table:cell-address table:column="8" table:row="9" table:table="1"/>
              <table:change-track-table-cell office:value-type="string">
                <text:p>Django</text:p>
              </table:change-track-table-cell>
            </table:cell-content-deletion>
            <table:cell-content-deletion>
              <table:cell-address table:column="8" table:row="10" table:table="1"/>
              <table:change-track-table-cell office:value-type="string">
                <text:p>IoT in five days</text:p>
                <text:p>Non-relational DB: basics</text:p>
                <text:p>MongoDB</text:p>
              </table:change-track-table-cell>
            </table:cell-content-deletion>
            <table:cell-content-deletion>
              <table:cell-address table:column="8" table:row="11" table:table="1"/>
              <table:change-track-table-cell office:value-type="string">
                <text:p>IBM DevOps for Dummies</text:p>
              </table:change-track-table-cell>
            </table:cell-content-deletion>
          </table:deletions>
        </table:movement>
        <table:cell-content-change table:id="ct2061">
          <table:cell-address table:column="9" table:row="6" table:table="1"/>
          <office:change-info>
            <dc:creator> </dc:creator>
            <dc:date>2021-01-11T18:37:30.490885510</dc:date>
          </office:change-info>
          <table:previous>
            <table:change-track-table-cell office:value-type="string">
              <text:p>GIMP</text:p>
            </table:change-track-table-cell>
          </table:previous>
        </table:cell-content-change>
        <table:cell-content-change table:id="ct2062">
          <table:cell-address table:column="9" table:row="7" table:table="1"/>
          <office:change-info>
            <dc:creator> </dc:creator>
            <dc:date>2021-01-11T18:37:30.823373102</dc:date>
          </office:change-info>
          <table:previous>
            <table:change-track-table-cell office:value-type="string">
              <text:p>GIMP</text:p>
            </table:change-track-table-cell>
          </table:previous>
        </table:cell-content-change>
        <table:movement table:id="ct2063">
          <table:source-range-address table:start-column="9" table:start-row="8" table:start-table="1" table:end-column="9" table:end-row="31" table:end-table="1"/>
          <table:target-range-address table:start-column="9" table:start-row="3" table:start-table="1" table:end-column="9" table:end-row="26" table:end-table="1"/>
          <office:change-info>
            <dc:creator> </dc:creator>
            <dc:date>2021-01-11T18:37:37.970115237</dc:date>
          </office:change-info>
          <table:deletions>
            <table:cell-content-deletion table:id="ct2062">
              <table:change-track-table-cell/>
            </table:cell-content-deletion>
            <table:cell-content-deletion table:id="ct2061">
              <table:change-track-table-cell/>
            </table:cell-content-deletion>
            <table:cell-content-deletion>
              <table:cell-address table:column="9" table:row="8" table:table="1"/>
              <table:change-track-table-cell office:value-type="string">
                <text:p>2D Game Development: From Zero to Hero</text:p>
              </table:change-track-table-cell>
            </table:cell-content-deletion>
            <table:cell-content-deletion>
              <table:cell-address table:column="9" table:row="9" table:table="1"/>
              <table:change-track-table-cell office:value-type="string">
                <text:p>2D Game Development: From Zero to Hero</text:p>
              </table:change-track-table-cell>
            </table:cell-content-deletion>
            <table:cell-content-deletion>
              <table:cell-address table:column="9" table:row="10" table:table="1"/>
              <table:change-track-table-cell office:value-type="string">
                <text:p>2D Game Development: From Zero to Hero</text:p>
              </table:change-track-table-cell>
            </table:cell-content-deletion>
            <table:cell-content-deletion>
              <table:cell-address table:column="9" table:row="11" table:table="1"/>
              <table:change-track-table-cell office:value-type="string">
                <text:p>2D Game Development: From Zero to Hero</text:p>
              </table:change-track-table-cell>
            </table:cell-content-deletion>
            <table:cell-content-deletion>
              <table:cell-address table:column="9" table:row="12" table:table="1"/>
              <table:change-track-table-cell office:value-type="string">
                <text:p>Computer Graphics from scratch</text:p>
              </table:change-track-table-cell>
            </table:cell-content-deletion>
            <table:cell-content-deletion>
              <table:cell-address table:column="9" table:row="13" table:table="1"/>
              <table:change-track-table-cell office:value-type="string">
                <text:p>Computer Graphics from scratch</text:p>
              </table:change-track-table-cell>
            </table:cell-content-deletion>
            <table:cell-content-deletion>
              <table:cell-address table:column="9" table:row="14" table:table="1"/>
              <table:change-track-table-cell office:value-type="string">
                <text:p>Computer Graphics from scratch</text:p>
              </table:change-track-table-cell>
            </table:cell-content-deletion>
            <table:cell-content-deletion>
              <table:cell-address table:column="9" table:row="15" table:table="1"/>
              <table:change-track-table-cell office:value-type="string">
                <text:p>Computer Graphics from scratch</text:p>
              </table:change-track-table-cell>
            </table:cell-content-deletion>
            <table:cell-content-deletion>
              <table:cell-address table:column="9" table:row="16" table:table="1"/>
              <table:change-track-table-cell office:value-type="string">
                <text:p>Learn OpenGL</text:p>
              </table:change-track-table-cell>
            </table:cell-content-deletion>
            <table:cell-content-deletion>
              <table:cell-address table:column="9" table:row="17" table:table="1"/>
              <table:change-track-table-cell office:value-type="string">
                <text:p>Learn OpenGL</text:p>
              </table:change-track-table-cell>
            </table:cell-content-deletion>
            <table:cell-content-deletion>
              <table:cell-address table:column="9" table:row="18" table:table="1"/>
              <table:change-track-table-cell office:value-type="string">
                <text:p>Learn OpenGL</text:p>
              </table:change-track-table-cell>
            </table:cell-content-deletion>
            <table:cell-content-deletion>
              <table:cell-address table:column="9" table:row="19" table:table="1"/>
              <table:change-track-table-cell office:value-type="string">
                <text:p>Learn OpenGL</text:p>
              </table:change-track-table-cell>
            </table:cell-content-deletion>
            <table:cell-content-deletion>
              <table:cell-address table:column="9" table:row="20" table:table="1"/>
              <table:change-track-table-cell office:value-type="string">
                <text:p>Game Programming Patterns</text:p>
              </table:change-track-table-cell>
            </table:cell-content-deletion>
            <table:cell-content-deletion>
              <table:cell-address table:column="9" table:row="21" table:table="1"/>
              <table:change-track-table-cell office:value-type="string">
                <text:p>Game Programming Patterns</text:p>
              </table:change-track-table-cell>
            </table:cell-content-deletion>
            <table:cell-content-deletion>
              <table:cell-address table:column="9" table:row="22" table:table="1"/>
              <table:change-track-table-cell office:value-type="string">
                <text:p>Game Programming Patterns</text:p>
              </table:change-track-table-cell>
            </table:cell-content-deletion>
            <table:cell-content-deletion>
              <table:cell-address table:column="9" table:row="23" table:table="1"/>
              <table:change-track-table-cell office:value-type="string">
                <text:p>Game Programming Patterns</text:p>
              </table:change-track-table-cell>
            </table:cell-content-deletion>
            <table:cell-content-deletion>
              <table:cell-address table:column="9" table:row="24" table:table="1"/>
              <table:change-track-table-cell office:value-type="string">
                <text:p>Unity</text:p>
              </table:change-track-table-cell>
            </table:cell-content-deletion>
            <table:cell-content-deletion>
              <table:cell-address table:column="9" table:row="25" table:table="1"/>
              <table:change-track-table-cell office:value-type="string">
                <text:p>Unity</text:p>
              </table:change-track-table-cell>
            </table:cell-content-deletion>
            <table:cell-content-deletion>
              <table:cell-address table:column="9" table:row="26" table:table="1"/>
              <table:change-track-table-cell office:value-type="string">
                <text:p>Unity</text:p>
              </table:change-track-table-cell>
            </table:cell-content-deletion>
          </table:deletions>
        </table:movement>
        <table:movement table:id="ct2064">
          <table:source-range-address table:start-column="10" table:start-row="3" table:start-table="1" table:end-column="10" table:end-row="24" table:end-table="1"/>
          <table:target-range-address table:start-column="10" table:start-row="3" table:start-table="1" table:end-column="10" table:end-row="24" table:end-table="1"/>
          <office:change-info>
            <dc:creator> </dc:creator>
            <dc:date>2021-01-11T18:37:46.765226820</dc:date>
          </office:change-info>
          <table:dependencies>
            <table:dependency table:id="ct2065"/>
          </table:dependencies>
          <table:deletions>
            <table:cell-content-deletion>
              <table:cell-address table:column="10" table:row="3" table:table="1"/>
              <table:change-track-table-cell office:value-type="string">
                <text:p>Git</text:p>
              </table:change-track-table-cell>
            </table:cell-content-deletion>
            <table:cell-content-deletion>
              <table:cell-address table:column="10" table:row="4" table:table="1"/>
              <table:change-track-table-cell office:value-type="string">
                <text:p>The Architecture of Open Source Applications</text:p>
              </table:change-track-table-cell>
            </table:cell-content-deletion>
            <table:cell-content-deletion>
              <table:cell-address table:column="10" table:row="5" table:table="1"/>
              <table:change-track-table-cell office:value-type="string">
                <text:p>The Architecture of Open Source Applications</text:p>
              </table:change-track-table-cell>
            </table:cell-content-deletion>
            <table:cell-content-deletion>
              <table:cell-address table:column="10" table:row="6" table:table="1"/>
              <table:change-track-table-cell office:value-type="string">
                <text:p>Rhythmbox (sandbox)</text:p>
              </table:change-track-table-cell>
            </table:cell-content-deletion>
            <table:cell-content-deletion>
              <table:cell-address table:column="10" table:row="7" table:table="1"/>
              <table:change-track-table-cell office:value-type="string">
                <text:p>Rhythmbox (sandbox)</text:p>
              </table:change-track-table-cell>
            </table:cell-content-deletion>
            <table:cell-content-deletion>
              <table:cell-address table:column="10" table:row="8" table:table="1"/>
              <table:change-track-table-cell office:value-type="string">
                <text:p>Rhythmbox (sandbox)</text:p>
              </table:change-track-table-cell>
            </table:cell-content-deletion>
            <table:cell-content-deletion>
              <table:cell-address table:column="10" table:row="9" table:table="1"/>
              <table:change-track-table-cell office:value-type="string">
                <text:p>Emacs Lisp</text:p>
              </table:change-track-table-cell>
            </table:cell-content-deletion>
            <table:cell-content-deletion>
              <table:cell-address table:column="10" table:row="10" table:table="1"/>
              <table:change-track-table-cell office:value-type="string">
                <text:p>Emacs Lisp</text:p>
              </table:change-track-table-cell>
            </table:cell-content-deletion>
            <table:cell-content-deletion>
              <table:cell-address table:column="10" table:row="11" table:table="1"/>
              <table:change-track-table-cell office:value-type="string">
                <text:p>Emacs Lisp</text:p>
              </table:change-track-table-cell>
            </table:cell-content-deletion>
            <table:cell-content-deletion>
              <table:cell-address table:column="10" table:row="12" table:table="1"/>
              <table:change-track-table-cell office:value-type="string">
                <text:p>Setting up an Emacs+Java IDE / Editor</text:p>
              </table:change-track-table-cell>
            </table:cell-content-deletion>
            <table:cell-content-deletion>
              <table:cell-address table:column="10" table:row="13" table:table="1"/>
              <table:change-track-table-cell office:value-type="string">
                <text:p>Setting up an Emacs+Java IDE / Editor</text:p>
              </table:change-track-table-cell>
            </table:cell-content-deletion>
            <table:cell-content-deletion>
              <table:cell-address table:column="10" table:row="14" table:table="1"/>
              <table:change-track-table-cell office:value-type="string">
                <text:p>Setting up an Emacs+Java IDE / Editor</text:p>
              </table:change-track-table-cell>
            </table:cell-content-deletion>
            <table:cell-content-deletion>
              <table:cell-address table:column="10" table:row="15" table:table="1"/>
              <table:change-track-table-cell office:value-type="string">
                <text:p>Setting up an Emacs+Java IDE / Editor</text:p>
              </table:change-track-table-cell>
            </table:cell-content-deletion>
            <table:cell-content-deletion>
              <table:cell-address table:column="10" table:row="16" table:table="1"/>
              <table:change-track-table-cell office:value-type="string">
                <text:p>An extension for Twitch (pet)</text:p>
              </table:change-track-table-cell>
            </table:cell-content-deletion>
            <table:cell-content-deletion>
              <table:cell-address table:column="10" table:row="17" table:table="1"/>
              <table:change-track-table-cell office:value-type="string">
                <text:p>An extension for Twitch (pet)</text:p>
              </table:change-track-table-cell>
            </table:cell-content-deletion>
            <table:cell-content-deletion>
              <table:cell-address table:column="10" table:row="18" table:table="1"/>
              <table:change-track-table-cell office:value-type="string">
                <text:p>An extension for Twitch (pet)</text:p>
              </table:change-track-table-cell>
            </table:cell-content-deletion>
            <table:cell-content-deletion>
              <table:cell-address table:column="10" table:row="19" table:table="1"/>
              <table:change-track-table-cell office:value-type="string">
                <text:p>Ranger (sandbox)</text:p>
              </table:change-track-table-cell>
            </table:cell-content-deletion>
            <table:cell-content-deletion>
              <table:cell-address table:column="10" table:row="20" table:table="1"/>
              <table:change-track-table-cell office:value-type="string">
                <text:p>Ranger (sandbox)</text:p>
              </table:change-track-table-cell>
            </table:cell-content-deletion>
            <table:cell-content-deletion>
              <table:cell-address table:column="10" table:row="21" table:table="1"/>
              <table:change-track-table-cell office:value-type="string">
                <text:p>Ranger (sandbox)</text:p>
              </table:change-track-table-cell>
            </table:cell-content-deletion>
            <table:cell-content-deletion>
              <table:cell-address table:column="10" table:row="22" table:table="1"/>
              <table:change-track-table-cell office:value-type="string">
                <text:p>FrankerFaceZ (sandbox)</text:p>
              </table:change-track-table-cell>
            </table:cell-content-deletion>
            <table:cell-content-deletion>
              <table:cell-address table:column="10" table:row="23" table:table="1"/>
              <table:change-track-table-cell office:value-type="string">
                <text:p>FrankerFaceZ (sandbox)</text:p>
              </table:change-track-table-cell>
            </table:cell-content-deletion>
            <table:cell-content-deletion>
              <table:cell-address table:column="10" table:row="24" table:table="1"/>
              <table:change-track-table-cell office:value-type="string">
                <text:p>FrankerFaceZ (sandbox)</text:p>
              </table:change-track-table-cell>
            </table:cell-content-deletion>
          </table:deletions>
        </table:movement>
        <table:movement table:id="ct2065">
          <table:source-range-address table:start-column="10" table:start-row="1" table:start-table="1" table:end-column="10" table:end-row="24" table:end-table="1"/>
          <table:target-range-address table:start-column="10" table:start-row="2" table:start-table="1" table:end-column="10" table:end-row="25" table:end-table="1"/>
          <office:change-info>
            <dc:creator> </dc:creator>
            <dc:date>2021-01-11T18:37:51.688757109</dc:date>
          </office:change-info>
          <table:deletions>
            <table:cell-content-deletion>
              <table:cell-address table:column="10" table:row="3" table:table="1"/>
              <table:change-track-table-cell office:value-type="string">
                <text:p>Git</text:p>
              </table:change-track-table-cell>
            </table:cell-content-deletion>
            <table:cell-content-deletion>
              <table:cell-address table:column="10" table:row="4" table:table="1"/>
              <table:change-track-table-cell office:value-type="string">
                <text:p>The Architecture of Open Source Applications</text:p>
              </table:change-track-table-cell>
            </table:cell-content-deletion>
            <table:cell-content-deletion>
              <table:cell-address table:column="10" table:row="5" table:table="1"/>
              <table:change-track-table-cell office:value-type="string">
                <text:p>The Architecture of Open Source Applications</text:p>
              </table:change-track-table-cell>
            </table:cell-content-deletion>
            <table:cell-content-deletion>
              <table:cell-address table:column="10" table:row="6" table:table="1"/>
              <table:change-track-table-cell office:value-type="string">
                <text:p>Rhythmbox (sandbox)</text:p>
              </table:change-track-table-cell>
            </table:cell-content-deletion>
            <table:cell-content-deletion>
              <table:cell-address table:column="10" table:row="7" table:table="1"/>
              <table:change-track-table-cell office:value-type="string">
                <text:p>Rhythmbox (sandbox)</text:p>
              </table:change-track-table-cell>
            </table:cell-content-deletion>
            <table:cell-content-deletion>
              <table:cell-address table:column="10" table:row="8" table:table="1"/>
              <table:change-track-table-cell office:value-type="string">
                <text:p>Rhythmbox (sandbox)</text:p>
              </table:change-track-table-cell>
            </table:cell-content-deletion>
            <table:cell-content-deletion>
              <table:cell-address table:column="10" table:row="9" table:table="1"/>
              <table:change-track-table-cell office:value-type="string">
                <text:p>Emacs Lisp</text:p>
              </table:change-track-table-cell>
            </table:cell-content-deletion>
            <table:cell-content-deletion>
              <table:cell-address table:column="10" table:row="10" table:table="1"/>
              <table:change-track-table-cell office:value-type="string">
                <text:p>Emacs Lisp</text:p>
              </table:change-track-table-cell>
            </table:cell-content-deletion>
            <table:cell-content-deletion>
              <table:cell-address table:column="10" table:row="11" table:table="1"/>
              <table:change-track-table-cell office:value-type="string">
                <text:p>Emacs Lisp</text:p>
              </table:change-track-table-cell>
            </table:cell-content-deletion>
            <table:cell-content-deletion>
              <table:cell-address table:column="10" table:row="12" table:table="1"/>
              <table:change-track-table-cell office:value-type="string">
                <text:p>Setting up an Emacs+Java IDE / Editor</text:p>
              </table:change-track-table-cell>
            </table:cell-content-deletion>
            <table:cell-content-deletion>
              <table:cell-address table:column="10" table:row="13" table:table="1"/>
              <table:change-track-table-cell office:value-type="string">
                <text:p>Setting up an Emacs+Java IDE / Editor</text:p>
              </table:change-track-table-cell>
            </table:cell-content-deletion>
            <table:cell-content-deletion>
              <table:cell-address table:column="10" table:row="14" table:table="1"/>
              <table:change-track-table-cell office:value-type="string">
                <text:p>Setting up an Emacs+Java IDE / Editor</text:p>
              </table:change-track-table-cell>
            </table:cell-content-deletion>
            <table:cell-content-deletion>
              <table:cell-address table:column="10" table:row="15" table:table="1"/>
              <table:change-track-table-cell office:value-type="string">
                <text:p>Setting up an Emacs+Java IDE / Editor</text:p>
              </table:change-track-table-cell>
            </table:cell-content-deletion>
            <table:cell-content-deletion>
              <table:cell-address table:column="10" table:row="16" table:table="1"/>
              <table:change-track-table-cell office:value-type="string">
                <text:p>An extension for Twitch (pet)</text:p>
              </table:change-track-table-cell>
            </table:cell-content-deletion>
            <table:cell-content-deletion>
              <table:cell-address table:column="10" table:row="17" table:table="1"/>
              <table:change-track-table-cell office:value-type="string">
                <text:p>An extension for Twitch (pet)</text:p>
              </table:change-track-table-cell>
            </table:cell-content-deletion>
            <table:cell-content-deletion>
              <table:cell-address table:column="10" table:row="18" table:table="1"/>
              <table:change-track-table-cell office:value-type="string">
                <text:p>An extension for Twitch (pet)</text:p>
              </table:change-track-table-cell>
            </table:cell-content-deletion>
            <table:cell-content-deletion>
              <table:cell-address table:column="10" table:row="19" table:table="1"/>
              <table:change-track-table-cell office:value-type="string">
                <text:p>Ranger (sandbox)</text:p>
              </table:change-track-table-cell>
            </table:cell-content-deletion>
            <table:cell-content-deletion>
              <table:cell-address table:column="10" table:row="20" table:table="1"/>
              <table:change-track-table-cell office:value-type="string">
                <text:p>Ranger (sandbox)</text:p>
              </table:change-track-table-cell>
            </table:cell-content-deletion>
            <table:cell-content-deletion>
              <table:cell-address table:column="10" table:row="21" table:table="1"/>
              <table:change-track-table-cell office:value-type="string">
                <text:p>Ranger (sandbox)</text:p>
              </table:change-track-table-cell>
            </table:cell-content-deletion>
            <table:cell-content-deletion>
              <table:cell-address table:column="10" table:row="22" table:table="1"/>
              <table:change-track-table-cell office:value-type="string">
                <text:p>FrankerFaceZ (sandbox)</text:p>
              </table:change-track-table-cell>
            </table:cell-content-deletion>
            <table:cell-content-deletion>
              <table:cell-address table:column="10" table:row="23" table:table="1"/>
              <table:change-track-table-cell office:value-type="string">
                <text:p>FrankerFaceZ (sandbox)</text:p>
              </table:change-track-table-cell>
            </table:cell-content-deletion>
            <table:cell-content-deletion>
              <table:cell-address table:column="10" table:row="24" table:table="1"/>
              <table:change-track-table-cell office:value-type="string">
                <text:p>FrankerFaceZ (sandbox)</text:p>
              </table:change-track-table-cell>
            </table:cell-content-deletion>
            <table:cell-content-deletion>
              <table:cell-address table:column="10" table:row="2" table:table="1"/>
              <table:change-track-table-cell office:value-type="string">
                <text:p>Git</text:p>
              </table:change-track-table-cell>
            </table:cell-content-deletion>
            <table:cell-content-deletion>
              <table:cell-address table:column="10" table:row="3" table:table="1"/>
              <table:change-track-table-cell office:value-type="string">
                <text:p>Git</text:p>
              </table:change-track-table-cell>
            </table:cell-content-deletion>
            <table:cell-content-deletion>
              <table:cell-address table:column="10" table:row="4" table:table="1"/>
              <table:change-track-table-cell office:value-type="string">
                <text:p>The Architecture of Open Source Applications</text:p>
              </table:change-track-table-cell>
            </table:cell-content-deletion>
            <table:cell-content-deletion>
              <table:cell-address table:column="10" table:row="5" table:table="1"/>
              <table:change-track-table-cell office:value-type="string">
                <text:p>The Architecture of Open Source Applications</text:p>
              </table:change-track-table-cell>
            </table:cell-content-deletion>
            <table:cell-content-deletion>
              <table:cell-address table:column="10" table:row="6" table:table="1"/>
              <table:change-track-table-cell office:value-type="string">
                <text:p>Rhythmbox (sandbox)</text:p>
              </table:change-track-table-cell>
            </table:cell-content-deletion>
            <table:cell-content-deletion>
              <table:cell-address table:column="10" table:row="7" table:table="1"/>
              <table:change-track-table-cell office:value-type="string">
                <text:p>Rhythmbox (sandbox)</text:p>
              </table:change-track-table-cell>
            </table:cell-content-deletion>
            <table:cell-content-deletion>
              <table:cell-address table:column="10" table:row="8" table:table="1"/>
              <table:change-track-table-cell office:value-type="string">
                <text:p>Rhythmbox (sandbox)</text:p>
              </table:change-track-table-cell>
            </table:cell-content-deletion>
            <table:cell-content-deletion>
              <table:cell-address table:column="10" table:row="9" table:table="1"/>
              <table:change-track-table-cell office:value-type="string">
                <text:p>Emacs Lisp</text:p>
              </table:change-track-table-cell>
            </table:cell-content-deletion>
            <table:cell-content-deletion>
              <table:cell-address table:column="10" table:row="10" table:table="1"/>
              <table:change-track-table-cell office:value-type="string">
                <text:p>Emacs Lisp</text:p>
              </table:change-track-table-cell>
            </table:cell-content-deletion>
            <table:cell-content-deletion>
              <table:cell-address table:column="10" table:row="11" table:table="1"/>
              <table:change-track-table-cell office:value-type="string">
                <text:p>Emacs Lisp</text:p>
              </table:change-track-table-cell>
            </table:cell-content-deletion>
            <table:cell-content-deletion>
              <table:cell-address table:column="10" table:row="12" table:table="1"/>
              <table:change-track-table-cell office:value-type="string">
                <text:p>Setting up an Emacs+Java IDE / Editor</text:p>
              </table:change-track-table-cell>
            </table:cell-content-deletion>
            <table:cell-content-deletion>
              <table:cell-address table:column="10" table:row="13" table:table="1"/>
              <table:change-track-table-cell office:value-type="string">
                <text:p>Setting up an Emacs+Java IDE / Editor</text:p>
              </table:change-track-table-cell>
            </table:cell-content-deletion>
            <table:cell-content-deletion>
              <table:cell-address table:column="10" table:row="14" table:table="1"/>
              <table:change-track-table-cell office:value-type="string">
                <text:p>Setting up an Emacs+Java IDE / Editor</text:p>
              </table:change-track-table-cell>
            </table:cell-content-deletion>
            <table:cell-content-deletion>
              <table:cell-address table:column="10" table:row="15" table:table="1"/>
              <table:change-track-table-cell office:value-type="string">
                <text:p>Setting up an Emacs+Java IDE / Editor</text:p>
              </table:change-track-table-cell>
            </table:cell-content-deletion>
            <table:cell-content-deletion>
              <table:cell-address table:column="10" table:row="16" table:table="1"/>
              <table:change-track-table-cell office:value-type="string">
                <text:p>An extension for Twitch (pet)</text:p>
              </table:change-track-table-cell>
            </table:cell-content-deletion>
            <table:cell-content-deletion>
              <table:cell-address table:column="10" table:row="17" table:table="1"/>
              <table:change-track-table-cell office:value-type="string">
                <text:p>An extension for Twitch (pet)</text:p>
              </table:change-track-table-cell>
            </table:cell-content-deletion>
            <table:cell-content-deletion>
              <table:cell-address table:column="10" table:row="18" table:table="1"/>
              <table:change-track-table-cell office:value-type="string">
                <text:p>An extension for Twitch (pet)</text:p>
              </table:change-track-table-cell>
            </table:cell-content-deletion>
            <table:cell-content-deletion>
              <table:cell-address table:column="10" table:row="19" table:table="1"/>
              <table:change-track-table-cell office:value-type="string">
                <text:p>Ranger (sandbox)</text:p>
              </table:change-track-table-cell>
            </table:cell-content-deletion>
            <table:cell-content-deletion>
              <table:cell-address table:column="10" table:row="20" table:table="1"/>
              <table:change-track-table-cell office:value-type="string">
                <text:p>Ranger (sandbox)</text:p>
              </table:change-track-table-cell>
            </table:cell-content-deletion>
            <table:cell-content-deletion>
              <table:cell-address table:column="10" table:row="21" table:table="1"/>
              <table:change-track-table-cell office:value-type="string">
                <text:p>Ranger (sandbox)</text:p>
              </table:change-track-table-cell>
            </table:cell-content-deletion>
            <table:cell-content-deletion>
              <table:cell-address table:column="10" table:row="22" table:table="1"/>
              <table:change-track-table-cell office:value-type="string">
                <text:p>FrankerFaceZ (sandbox)</text:p>
              </table:change-track-table-cell>
            </table:cell-content-deletion>
            <table:cell-content-deletion>
              <table:cell-address table:column="10" table:row="23" table:table="1"/>
              <table:change-track-table-cell office:value-type="string">
                <text:p>FrankerFaceZ (sandbox)</text:p>
              </table:change-track-table-cell>
            </table:cell-content-deletion>
            <table:cell-content-deletion>
              <table:cell-address table:column="10" table:row="24" table:table="1"/>
              <table:change-track-table-cell office:value-type="string">
                <text:p>FrankerFaceZ (sandbox)</text:p>
              </table:change-track-table-cell>
            </table:cell-content-deletion>
          </table:deletions>
        </table:movement>
        <table:movement table:id="ct2066">
          <table:source-range-address table:start-column="11" table:start-row="5" table:start-table="1" table:end-column="11" table:end-row="12" table:end-table="1"/>
          <table:target-range-address table:start-column="11" table:start-row="3" table:start-table="1" table:end-column="11" table:end-row="10" table:end-table="1"/>
          <office:change-info>
            <dc:creator> </dc:creator>
            <dc:date>2021-01-11T18:40:28.004967774</dc:date>
          </office:change-info>
          <table:deletions>
            <table:cell-content-deletion>
              <table:cell-address table:column="11" table:row="5" table:table="1"/>
              <table:change-track-table-cell office:value-type="string">
                <text:p>LinuxJourney: Networking Nomad</text:p>
              </table:change-track-table-cell>
            </table:cell-content-deletion>
            <table:cell-content-deletion>
              <table:cell-address table:column="11" table:row="6" table:table="1"/>
              <table:change-track-table-cell office:value-type="string">
                <text:p>LinuxJourney: Networking Nomad</text:p>
              </table:change-track-table-cell>
            </table:cell-content-deletion>
            <table:cell-content-deletion>
              <table:cell-address table:column="11" table:row="7" table:table="1"/>
              <table:change-track-table-cell office:value-type="string">
                <text:p>LinuxJourney: Networking Nomad</text:p>
              </table:change-track-table-cell>
            </table:cell-content-deletion>
            <table:cell-content-deletion>
              <table:cell-address table:column="11" table:row="8" table:table="1"/>
              <table:change-track-table-cell office:value-type="string">
                <text:p>LinuxJourney: Networking Nomad</text:p>
              </table:change-track-table-cell>
            </table:cell-content-deletion>
            <table:cell-content-deletion>
              <table:cell-address table:column="11" table:row="9" table:table="1"/>
              <table:change-track-table-cell office:value-type="string">
                <text:p>LinuxJourney: Journeyman</text:p>
              </table:change-track-table-cell>
            </table:cell-content-deletion>
            <table:cell-content-deletion>
              <table:cell-address table:column="11" table:row="10" table:table="1"/>
              <table:change-track-table-cell office:value-type="string">
                <text:p>LinuxJourney: Journeyman</text:p>
              </table:change-track-table-cell>
            </table:cell-content-deletion>
            <table:cell-content-deletion>
              <table:cell-address table:column="11" table:row="3" table:table="1"/>
              <table:change-track-table-cell office:value-type="string">
                <text:p>LinuxJourney: Grasshopper</text:p>
              </table:change-track-table-cell>
            </table:cell-content-deletion>
            <table:cell-content-deletion>
              <table:cell-address table:column="11" table:row="4" table:table="1"/>
              <table:change-track-table-cell office:value-type="string">
                <text:p>LinuxJourney: Grasshopper</text:p>
              </table:change-track-table-cell>
            </table:cell-content-deletion>
          </table:deletions>
        </table:movement>
        <table:movement table:id="ct2067">
          <table:source-range-address table:start-column="16" table:start-row="7" table:start-table="1" table:end-column="16" table:end-row="11" table:end-table="1"/>
          <table:target-range-address table:start-column="17" table:start-row="11" table:start-table="1" table:end-column="17" table:end-row="15" table:end-table="1"/>
          <office:change-info>
            <dc:creator> </dc:creator>
            <dc:date>2021-01-11T18:40:58.125137099</dc:date>
          </office:change-info>
          <table:dependencies>
            <table:dependency table:id="ct2070"/>
          </table:dependencies>
        </table:movement>
        <table:movement table:id="ct2068">
          <table:source-range-address table:start-column="16" table:start-row="1" table:start-table="1" table:end-column="16" table:end-row="6" table:end-table="1"/>
          <table:target-range-address table:start-column="17" table:start-row="16" table:start-table="1" table:end-column="17" table:end-row="21" table:end-table="1"/>
          <office:change-info>
            <dc:creator> </dc:creator>
            <dc:date>2021-01-11T18:41:02.258728412</dc:date>
          </office:change-info>
          <table:dependencies>
            <table:dependency table:id="ct2070"/>
          </table:dependencies>
        </table:movement>
        <table:movement table:id="ct2069">
          <table:source-range-address table:start-column="16" table:start-row="12" table:start-table="1" table:end-column="16" table:end-row="19" table:end-table="1"/>
          <table:target-range-address table:start-column="17" table:start-row="22" table:start-table="1" table:end-column="17" table:end-row="29" table:end-table="1"/>
          <office:change-info>
            <dc:creator> </dc:creator>
            <dc:date>2021-01-11T18:41:09.528767563</dc:date>
          </office:change-info>
          <table:dependencies>
            <table:dependency table:id="ct2070"/>
          </table:dependencies>
        </table:movement>
        <table:movement table:id="ct2070">
          <table:source-range-address table:start-column="17" table:start-row="11" table:start-table="1" table:end-column="17" table:end-row="29" table:end-table="1"/>
          <table:target-range-address table:start-column="16" table:start-row="1" table:start-table="1" table:end-column="16" table:end-row="19" table:end-table="1"/>
          <office:change-info>
            <dc:creator> </dc:creator>
            <dc:date>2021-01-11T18:41:16.472842444</dc:date>
          </office:change-info>
        </table:movement>
        <table:cell-content-change table:id="ct2071">
          <table:cell-address table:column="29" table:row="3" table:table="1"/>
          <office:change-info>
            <dc:creator> </dc:creator>
            <dc:date>2021-01-11T18:46:02.699700980</dc:date>
          </office:change-info>
          <table:previous>
            <table:change-track-table-cell office:value-type="string">
              <text:p>Baccano!</text:p>
            </table:change-track-table-cell>
          </table:previous>
        </table:cell-content-change>
        <table:cell-content-change table:id="ct2072">
          <table:cell-address table:column="29" table:row="4" table:table="1"/>
          <office:change-info>
            <dc:creator> </dc:creator>
            <dc:date>2021-01-11T18:46:03.616125220</dc:date>
          </office:change-info>
          <table:previous>
            <table:change-track-table-cell office:value-type="string">
              <text:p>Baccano!</text:p>
            </table:change-track-table-cell>
          </table:previous>
        </table:cell-content-change>
        <table:cell-content-change table:id="ct2073">
          <table:cell-address table:column="43" table:row="0" table:table="1"/>
          <office:change-info>
            <dc:creator> </dc:creator>
            <dc:date>2021-01-11T18:46:47.416127276</dc:date>
          </office:change-info>
          <table:previous>
            <table:change-track-table-cell office:value-type="string">
              <text:p>Game of the month / short</text:p>
            </table:change-track-table-cell>
          </table:previous>
        </table:cell-content-change>
        <table:cell-content-change table:id="ct2074">
          <table:cell-address table:column="43" table:row="0" table:table="1"/>
          <office:change-info>
            <dc:creator> </dc:creator>
            <dc:date>2021-01-11T18:50:42.665369761</dc:date>
          </office:change-info>
          <table:previous table:id="ct2073">
            <table:change-track-table-cell office:value-type="string">
              <text:p>Game</text:p>
            </table:change-track-table-cell>
          </table:previous>
        </table:cell-content-change>
        <table:insertion table:id="ct2075" table:type="column" table:position="38" table:table="1">
          <office:change-info>
            <dc:creator> </dc:creator>
            <dc:date>2021-01-11T18:50:58.001682620</dc:date>
          </office:change-info>
          <table:dependencies>
            <table:dependency table:id="ct2196"/>
            <table:dependency table:id="ct2195"/>
            <table:dependency table:id="ct2187"/>
            <table:dependency table:id="ct2186"/>
            <table:dependency table:id="ct2160"/>
            <table:dependency table:id="ct2154"/>
            <table:dependency table:id="ct2153"/>
            <table:dependency table:id="ct2152"/>
            <table:dependency table:id="ct2147"/>
            <table:dependency table:id="ct2136"/>
            <table:dependency table:id="ct2076"/>
          </table:dependencies>
        </table:insertion>
        <table:cell-content-change table:id="ct2076">
          <table:cell-address table:column="38" table:row="0" table:table="1"/>
          <office:change-info>
            <dc:creator> </dc:creator>
            <dc:date>2021-01-11T18:51:16.791535551</dc:date>
          </office:change-info>
          <table:previous>
            <table:change-track-table-cell/>
          </table:previous>
        </table:cell-content-change>
        <table:insertion table:id="ct2077" table:type="column" table:position="39" table:table="1">
          <office:change-info>
            <dc:creator> </dc:creator>
            <dc:date>2021-01-11T18:51:22.149554045</dc:date>
          </office:change-info>
          <table:dependencies>
            <table:dependency table:id="ct2159"/>
            <table:dependency table:id="ct2156"/>
            <table:dependency table:id="ct2155"/>
            <table:dependency table:id="ct2151"/>
            <table:dependency table:id="ct2150"/>
            <table:dependency table:id="ct2148"/>
            <table:dependency table:id="ct2137"/>
            <table:dependency table:id="ct2079"/>
            <table:dependency table:id="ct2078"/>
          </table:dependencies>
        </table:insertion>
        <table:cell-content-change table:id="ct2078">
          <table:cell-address table:column="39" table:row="0" table:table="1"/>
          <office:change-info>
            <dc:creator> </dc:creator>
            <dc:date>2021-01-11T18:51:26.986933840</dc:date>
          </office:change-info>
          <table:previous>
            <table:change-track-table-cell/>
          </table:previous>
        </table:cell-content-change>
        <table:cell-content-change table:id="ct2079">
          <table:cell-address table:column="39" table:row="0" table:table="1"/>
          <office:change-info>
            <dc:creator> </dc:creator>
            <dc:date>2021-01-11T18:51:41.797460765</dc:date>
          </office:change-info>
          <table:previous table:id="ct2078">
            <table:change-track-table-cell office:value-type="string">
              <text:p>NEW game, must be beaten</text:p>
            </table:change-track-table-cell>
          </table:previous>
        </table:cell-content-change>
        <table:insertion table:id="ct2080" table:type="column" table:position="40" table:table="1">
          <office:change-info>
            <dc:creator> </dc:creator>
            <dc:date>2021-01-11T18:51:49.305094202</dc:date>
          </office:change-info>
          <table:dependencies>
            <table:dependency table:id="ct2157"/>
            <table:dependency table:id="ct2146"/>
            <table:dependency table:id="ct2141"/>
            <table:dependency table:id="ct2138"/>
            <table:dependency table:id="ct2081"/>
          </table:dependencies>
        </table:insertion>
        <table:cell-content-change table:id="ct2081">
          <table:cell-address table:column="40" table:row="0" table:table="1"/>
          <office:change-info>
            <dc:creator> </dc:creator>
            <dc:date>2021-01-11T18:51:54.538569308</dc:date>
          </office:change-info>
          <table:previous>
            <table:change-track-table-cell/>
          </table:previous>
        </table:cell-content-change>
        <table:insertion table:id="ct2082" table:type="column" table:position="41" table:table="1">
          <office:change-info>
            <dc:creator> </dc:creator>
            <dc:date>2021-01-11T18:52:18.073087295</dc:date>
          </office:change-info>
          <table:dependencies>
            <table:dependency table:id="ct2185"/>
            <table:dependency table:id="ct2183"/>
            <table:dependency table:id="ct2158"/>
            <table:dependency table:id="ct2142"/>
            <table:dependency table:id="ct2139"/>
            <table:dependency table:id="ct2095"/>
            <table:dependency table:id="ct2094"/>
            <table:dependency table:id="ct2093"/>
            <table:dependency table:id="ct2092"/>
            <table:dependency table:id="ct2084"/>
            <table:dependency table:id="ct2083"/>
          </table:dependencies>
        </table:insertion>
        <table:cell-content-change table:id="ct2083">
          <table:cell-address table:column="41" table:row="0" table:table="1"/>
          <office:change-info>
            <dc:creator> </dc:creator>
            <dc:date>2021-01-11T18:53:01.581637082</dc:date>
          </office:change-info>
          <table:previous>
            <table:change-track-table-cell/>
          </table:previous>
        </table:cell-content-change>
        <table:cell-content-change table:id="ct2084">
          <table:cell-address table:column="41" table:row="0" table:table="1"/>
          <office:change-info>
            <dc:creator> </dc:creator>
            <dc:date>2021-01-11T18:53:03.030776493</dc:date>
          </office:change-info>
          <table:previous table:id="ct2083">
            <table:change-track-table-cell office:value-type="string">
              <text:p>Carried over game.</text:p>
            </table:change-track-table-cell>
          </table:previous>
        </table:cell-content-change>
        <table:insertion table:id="ct2085" table:type="column" table:position="42" table:table="1">
          <office:change-info>
            <dc:creator> </dc:creator>
            <dc:date>2021-01-11T18:53:06.129680965</dc:date>
          </office:change-info>
          <table:dependencies>
            <table:dependency table:id="ct2168"/>
            <table:dependency table:id="ct2167"/>
            <table:dependency table:id="ct2166"/>
            <table:dependency table:id="ct2165"/>
            <table:dependency table:id="ct2164"/>
            <table:dependency table:id="ct2163"/>
            <table:dependency table:id="ct2162"/>
            <table:dependency table:id="ct2161"/>
            <table:dependency table:id="ct2143"/>
            <table:dependency table:id="ct2140"/>
            <table:dependency table:id="ct2096"/>
            <table:dependency table:id="ct2087"/>
            <table:dependency table:id="ct2086"/>
          </table:dependencies>
        </table:insertion>
        <table:cell-content-change table:id="ct2086">
          <table:cell-address table:column="42" table:row="0" table:table="1"/>
          <office:change-info>
            <dc:creator> </dc:creator>
            <dc:date>2021-01-11T18:53:07.878231817</dc:date>
          </office:change-info>
          <table:previous>
            <table:change-track-table-cell/>
          </table:previous>
        </table:cell-content-change>
        <table:cell-content-change table:id="ct2087">
          <table:cell-address table:column="42" table:row="0" table:table="1"/>
          <office:change-info>
            <dc:creator> </dc:creator>
            <dc:date>2021-01-11T18:53:09.679172229</dc:date>
          </office:change-info>
          <table:previous table:id="ct2086">
            <table:change-track-table-cell office:value-type="string">
              <text:p>Carried over game.</text:p>
            </table:change-track-table-cell>
          </table:previous>
        </table:cell-content-change>
        <table:cell-content-change table:id="ct2088">
          <table:cell-address table:column="43" table:row="1" table:table="1"/>
          <office:change-info>
            <dc:creator> </dc:creator>
            <dc:date>2021-01-11T18:54:28.733753692</dc:date>
          </office:change-info>
          <table:previous>
            <table:change-track-table-cell office:value-type="string">
              <text:p>Talos Principle</text:p>
            </table:change-track-table-cell>
          </table:previous>
        </table:cell-content-change>
        <table:cell-content-change table:id="ct2089">
          <table:cell-address table:column="43" table:row="2" table:table="1"/>
          <office:change-info>
            <dc:creator> </dc:creator>
            <dc:date>2021-01-11T18:54:29.135194975</dc:date>
          </office:change-info>
          <table:previous>
            <table:change-track-table-cell office:value-type="string">
              <text:p>Talos Principle</text:p>
            </table:change-track-table-cell>
          </table:previous>
        </table:cell-content-change>
        <table:cell-content-change table:id="ct2090">
          <table:cell-address table:column="43" table:row="3" table:table="1"/>
          <office:change-info>
            <dc:creator> </dc:creator>
            <dc:date>2021-01-11T18:54:30.255752293</dc:date>
          </office:change-info>
          <table:previous>
            <table:change-track-table-cell office:value-type="string">
              <text:p>Talos Principle</text:p>
            </table:change-track-table-cell>
          </table:previous>
        </table:cell-content-change>
        <table:cell-content-change table:id="ct2091">
          <table:cell-address table:column="43" table:row="4" table:table="1"/>
          <office:change-info>
            <dc:creator> </dc:creator>
            <dc:date>2021-01-11T18:54:40.737810448</dc:date>
          </office:change-info>
          <table:previous>
            <table:change-track-table-cell office:value-type="string">
              <text:p>Talos Principle</text:p>
            </table:change-track-table-cell>
          </table:previous>
        </table:cell-content-change>
        <table:cell-content-change table:id="ct2092">
          <table:cell-address table:column="41" table:row="2" table:table="1"/>
          <office:change-info>
            <dc:creator> </dc:creator>
            <dc:date>2021-01-11T18:54:54.729424860</dc:date>
          </office:change-info>
          <table:previous>
            <table:change-track-table-cell/>
          </table:previous>
        </table:cell-content-change>
        <table:cell-content-change table:id="ct2093">
          <table:cell-address table:column="41" table:row="2" table:table="1"/>
          <office:change-info>
            <dc:creator> </dc:creator>
            <dc:date>2021-01-11T18:54:54.729497145</dc:date>
          </office:change-info>
          <table:previous>
            <table:change-track-table-cell/>
          </table:previous>
        </table:cell-content-change>
        <table:cell-content-change table:id="ct2094">
          <table:cell-address table:column="41" table:row="3" table:table="1"/>
          <office:change-info>
            <dc:creator> </dc:creator>
            <dc:date>2021-01-11T18:54:54.729523075</dc:date>
          </office:change-info>
          <table:previous>
            <table:change-track-table-cell/>
          </table:previous>
        </table:cell-content-change>
        <table:cell-content-change table:id="ct2095">
          <table:cell-address table:column="41" table:row="4" table:table="1"/>
          <office:change-info>
            <dc:creator> </dc:creator>
            <dc:date>2021-01-11T18:54:54.729545897</dc:date>
          </office:change-info>
          <table:previous>
            <table:change-track-table-cell/>
          </table:previous>
        </table:cell-content-change>
        <table:movement table:id="ct2096">
          <table:source-range-address table:start-column="44" table:start-row="1" table:start-table="1" table:end-column="44" table:end-row="4" table:end-table="1"/>
          <table:target-range-address table:start-column="42" table:start-row="1" table:start-table="1" table:end-column="42" table:end-row="4" table:end-table="1"/>
          <office:change-info>
            <dc:creator> </dc:creator>
            <dc:date>2021-01-11T18:55:04.181965316</dc:date>
          </office:change-info>
          <table:dependencies>
            <table:dependency table:id="ct2175"/>
            <table:dependency table:id="ct2174"/>
            <table:dependency table:id="ct2173"/>
            <table:dependency table:id="ct2171"/>
            <table:dependency table:id="ct2170"/>
          </table:dependencies>
        </table:movement>
        <table:cell-content-change table:id="ct2097">
          <table:cell-address table:column="43" table:row="1" table:table="1"/>
          <office:change-info>
            <dc:creator> </dc:creator>
            <dc:date>2021-01-11T18:57:19.557381602</dc:date>
          </office:change-info>
          <table:previous>
            <table:change-track-table-cell office:value-type="string">
              <text:p>Deus Ex</text:p>
            </table:change-track-table-cell>
          </table:previous>
        </table:cell-content-change>
        <table:cell-content-change table:id="ct2098">
          <table:cell-address table:column="43" table:row="2" table:table="1"/>
          <office:change-info>
            <dc:creator> </dc:creator>
            <dc:date>2021-01-11T18:57:20.014787739</dc:date>
          </office:change-info>
          <table:previous>
            <table:change-track-table-cell office:value-type="string">
              <text:p>Deus Ex</text:p>
            </table:change-track-table-cell>
          </table:previous>
        </table:cell-content-change>
        <table:cell-content-change table:id="ct2099">
          <table:cell-address table:column="43" table:row="3" table:table="1"/>
          <office:change-info>
            <dc:creator> </dc:creator>
            <dc:date>2021-01-11T18:57:20.456194773</dc:date>
          </office:change-info>
          <table:previous>
            <table:change-track-table-cell office:value-type="string">
              <text:p>Deus Ex</text:p>
            </table:change-track-table-cell>
          </table:previous>
        </table:cell-content-change>
        <table:cell-content-change table:id="ct2100">
          <table:cell-address table:column="43" table:row="4" table:table="1"/>
          <office:change-info>
            <dc:creator> </dc:creator>
            <dc:date>2021-01-11T18:57:21.157401801</dc:date>
          </office:change-info>
          <table:previous>
            <table:change-track-table-cell office:value-type="string">
              <text:p>Deus Ex</text:p>
            </table:change-track-table-cell>
          </table:previous>
        </table:cell-content-change>
        <table:cell-content-change table:id="ct2101">
          <table:cell-address table:column="43" table:row="0" table:table="1"/>
          <office:change-info>
            <dc:creator> </dc:creator>
            <dc:date>2021-01-11T18:59:58.430304721</dc:date>
          </office:change-info>
          <table:previous table:id="ct2074">
            <table:change-track-table-cell office:value-type="string">
              <text:p>Short Game</text:p>
            </table:change-track-table-cell>
          </table:previous>
        </table:cell-content-change>
        <table:cell-content-change table:id="ct2102">
          <table:cell-address table:column="43" table:row="0" table:table="1"/>
          <office:change-info>
            <dc:creator> </dc:creator>
            <dc:date>2021-01-11T19:00:06.439092528</dc:date>
          </office:change-info>
          <table:previous>
            <table:change-track-table-cell office:value-type="string">
              <text:p>Important game / I have to play it</text:p>
            </table:change-track-table-cell>
          </table:previous>
        </table:cell-content-change>
        <table:cell-content-change table:id="ct2103">
          <table:cell-address table:column="43" table:row="0" table:table="1"/>
          <office:change-info>
            <dc:creator> </dc:creator>
            <dc:date>2021-01-11T19:00:17.556331499</dc:date>
          </office:change-info>
          <table:previous table:id="ct2102">
            <table:change-track-table-cell office:value-type="string">
              <text:p>$Important game / I have to play it</text:p>
            </table:change-track-table-cell>
          </table:previous>
        </table:cell-content-change>
        <table:cell-content-change table:id="ct2104">
          <table:cell-address table:column="44" table:row="0" table:table="1"/>
          <office:change-info>
            <dc:creator> </dc:creator>
            <dc:date>2021-01-11T19:00:30.461486053</dc:date>
          </office:change-info>
          <table:previous>
            <table:change-track-table-cell office:value-type="string">
              <text:p>Repetitive / long game</text:p>
            </table:change-track-table-cell>
          </table:previous>
        </table:cell-content-change>
        <table:cell-content-change table:id="ct2105">
          <table:cell-address table:column="43" table:row="0" table:table="1"/>
          <office:change-info>
            <dc:creator> </dc:creator>
            <dc:date>2021-01-11T19:00:34.757775809</dc:date>
          </office:change-info>
          <table:previous table:id="ct2103">
            <table:change-track-table-cell office:value-type="string">
              <text:p>$Important/I have to play it</text:p>
            </table:change-track-table-cell>
          </table:previous>
        </table:cell-content-change>
        <table:cell-content-change table:id="ct2106">
          <table:cell-address table:column="43" table:row="0" table:table="1"/>
          <office:change-info>
            <dc:creator> </dc:creator>
            <dc:date>2021-01-11T19:01:05.160895592</dc:date>
          </office:change-info>
          <table:previous table:id="ct2101">
            <table:change-track-table-cell office:value-type="string">
              <text:p>$Short</text:p>
            </table:change-track-table-cell>
          </table:previous>
        </table:cell-content-change>
        <table:cell-content-change table:id="ct2107">
          <table:cell-address table:column="44" table:row="2" table:table="1"/>
          <office:change-info>
            <dc:creator> </dc:creator>
            <dc:date>2021-01-11T19:01:05.160905548</dc:date>
          </office:change-info>
          <table:previous>
            <table:change-track-table-cell office:value-type="string">
              <text:p>Spelunky</text:p>
            </table:change-track-table-cell>
          </table:previous>
        </table:cell-content-change>
        <table:cell-content-change table:id="ct2108">
          <table:cell-address table:column="42" table:row="6" table:table="1"/>
          <office:change-info>
            <dc:creator> </dc:creator>
            <dc:date>2021-01-11T19:01:05.160933956</dc:date>
          </office:change-info>
          <table:previous>
            <table:change-track-table-cell office:value-type="string">
              <text:p>Bioshock</text:p>
            </table:change-track-table-cell>
          </table:previous>
        </table:cell-content-change>
        <table:cell-content-change table:id="ct2109">
          <table:cell-address table:column="42" table:row="6" table:table="1"/>
          <office:change-info>
            <dc:creator> </dc:creator>
            <dc:date>2021-01-11T19:01:05.160963121</dc:date>
          </office:change-info>
          <table:previous>
            <table:change-track-table-cell office:value-type="string">
              <text:p>Bioshock</text:p>
            </table:change-track-table-cell>
          </table:previous>
        </table:cell-content-change>
        <table:cell-content-change table:id="ct2110">
          <table:cell-address table:column="42" table:row="7" table:table="1"/>
          <office:change-info>
            <dc:creator> </dc:creator>
            <dc:date>2021-01-11T19:01:05.160992216</dc:date>
          </office:change-info>
          <table:previous>
            <table:change-track-table-cell office:value-type="string">
              <text:p>Bioshock</text:p>
            </table:change-track-table-cell>
          </table:previous>
        </table:cell-content-change>
        <table:cell-content-change table:id="ct2111">
          <table:cell-address table:column="42" table:row="8" table:table="1"/>
          <office:change-info>
            <dc:creator> </dc:creator>
            <dc:date>2021-01-11T19:01:05.161021766</dc:date>
          </office:change-info>
          <table:previous>
            <table:change-track-table-cell office:value-type="string">
              <text:p>Bioshock</text:p>
            </table:change-track-table-cell>
          </table:previous>
        </table:cell-content-change>
        <table:cell-content-change table:id="ct2112">
          <table:cell-address table:column="43" table:row="10" table:table="1"/>
          <office:change-info>
            <dc:creator> </dc:creator>
            <dc:date>2021-01-11T19:01:05.161050164</dc:date>
          </office:change-info>
          <table:previous>
            <table:change-track-table-cell office:value-type="string">
              <text:p>Spelunky</text:p>
            </table:change-track-table-cell>
          </table:previous>
        </table:cell-content-change>
        <table:cell-content-change table:id="ct2113">
          <table:cell-address table:column="43" table:row="26" table:table="1"/>
          <office:change-info>
            <dc:creator> </dc:creator>
            <dc:date>2021-01-11T19:01:05.161093927</dc:date>
          </office:change-info>
          <table:previous>
            <table:change-track-table-cell office:value-type="string">
              <text:p>Wolfenstein: The New Order</text:p>
            </table:change-track-table-cell>
          </table:previous>
        </table:cell-content-change>
        <table:cell-content-change table:id="ct2114">
          <table:cell-address table:column="43" table:row="27" table:table="1"/>
          <office:change-info>
            <dc:creator> </dc:creator>
            <dc:date>2021-01-11T19:01:05.161120564</dc:date>
          </office:change-info>
          <table:previous>
            <table:change-track-table-cell office:value-type="string">
              <text:p>Wolfenstein: The New Order</text:p>
            </table:change-track-table-cell>
          </table:previous>
        </table:cell-content-change>
        <table:cell-content-change table:id="ct2115">
          <table:cell-address table:column="43" table:row="28" table:table="1"/>
          <office:change-info>
            <dc:creator> </dc:creator>
            <dc:date>2021-01-11T19:01:05.161147671</dc:date>
          </office:change-info>
          <table:previous>
            <table:change-track-table-cell office:value-type="string">
              <text:p>Wolfenstein: The New Order</text:p>
            </table:change-track-table-cell>
          </table:previous>
        </table:cell-content-change>
        <table:cell-content-change table:id="ct2116">
          <table:cell-address table:column="43" table:row="29" table:table="1"/>
          <office:change-info>
            <dc:creator> </dc:creator>
            <dc:date>2021-01-11T19:01:05.161174533</dc:date>
          </office:change-info>
          <table:previous>
            <table:change-track-table-cell office:value-type="string">
              <text:p>Wolfenstein: The New Order</text:p>
            </table:change-track-table-cell>
          </table:previous>
        </table:cell-content-change>
        <table:cell-content-change table:id="ct2117">
          <table:cell-address table:column="43" table:row="30" table:table="1"/>
          <office:change-info>
            <dc:creator> </dc:creator>
            <dc:date>2021-01-11T19:01:05.161201270</dc:date>
          </office:change-info>
          <table:previous>
            <table:change-track-table-cell office:value-type="string">
              <text:p>Wolfenstein: The New Order</text:p>
            </table:change-track-table-cell>
          </table:previous>
        </table:cell-content-change>
        <table:cell-content-change table:id="ct2118">
          <table:cell-address table:column="43" table:row="52" table:table="1"/>
          <office:change-info>
            <dc:creator> </dc:creator>
            <dc:date>2021-01-11T19:01:05.161232833</dc:date>
          </office:change-info>
          <table:previous table:id="ct2026">
            <table:change-track-table-cell office:value-type="string">
              <text:p>~</text:p>
            </table:change-track-table-cell>
          </table:previous>
        </table:cell-content-change>
        <table:cell-content-change table:id="ct2119">
          <table:cell-address table:column="43" table:row="105" table:table="1"/>
          <office:change-info>
            <dc:creator> </dc:creator>
            <dc:date>2021-01-11T19:01:05.161250051</dc:date>
          </office:change-info>
          <table:previous>
            <table:change-track-table-cell office:value-type="string">
              <text:p>~</text:p>
            </table:change-track-table-cell>
          </table:previous>
        </table:cell-content-change>
        <table:insertion table:id="ct2120" table:type="column" table:position="45" table:table="1">
          <office:change-info>
            <dc:creator> </dc:creator>
            <dc:date>2021-01-11T19:01:46.433072324</dc:date>
          </office:change-info>
          <table:dependencies>
            <table:dependency table:id="ct2182"/>
            <table:dependency table:id="ct2181"/>
            <table:dependency table:id="ct2180"/>
            <table:dependency table:id="ct2179"/>
            <table:dependency table:id="ct2178"/>
            <table:dependency table:id="ct2177"/>
            <table:dependency table:id="ct2134"/>
            <table:dependency table:id="ct2133"/>
            <table:dependency table:id="ct2132"/>
            <table:dependency table:id="ct2131"/>
            <table:dependency table:id="ct2130"/>
            <table:dependency table:id="ct2129"/>
            <table:dependency table:id="ct2128"/>
            <table:dependency table:id="ct2127"/>
            <table:dependency table:id="ct2126"/>
            <table:dependency table:id="ct2125"/>
            <table:dependency table:id="ct2124"/>
            <table:dependency table:id="ct2123"/>
            <table:dependency table:id="ct2122"/>
            <table:dependency table:id="ct2121"/>
          </table:dependencies>
        </table:insertion>
        <table:cell-content-change table:id="ct2121">
          <table:cell-address table:column="45" table:row="0" table:table="1"/>
          <office:change-info>
            <dc:creator> </dc:creator>
            <dc:date>2021-01-11T19:01:50.947140519</dc:date>
          </office:change-info>
          <table:previous>
            <table:change-track-table-cell/>
          </table:previous>
        </table:cell-content-change>
        <table:cell-content-change table:id="ct2122">
          <table:cell-address table:column="45" table:row="5" table:table="1"/>
          <office:change-info>
            <dc:creator> </dc:creator>
            <dc:date>2021-01-11T19:01:50.947383673</dc:date>
          </office:change-info>
          <table:previous>
            <table:change-track-table-cell/>
          </table:previous>
        </table:cell-content-change>
        <table:cell-content-change table:id="ct2123">
          <table:cell-address table:column="45" table:row="6" table:table="1"/>
          <office:change-info>
            <dc:creator> </dc:creator>
            <dc:date>2021-01-11T19:01:50.947418419</dc:date>
          </office:change-info>
          <table:previous>
            <table:change-track-table-cell/>
          </table:previous>
        </table:cell-content-change>
        <table:cell-content-change table:id="ct2124">
          <table:cell-address table:column="45" table:row="7" table:table="1"/>
          <office:change-info>
            <dc:creator> </dc:creator>
            <dc:date>2021-01-11T19:01:50.947441694</dc:date>
          </office:change-info>
          <table:previous>
            <table:change-track-table-cell/>
          </table:previous>
        </table:cell-content-change>
        <table:cell-content-change table:id="ct2125">
          <table:cell-address table:column="45" table:row="8" table:table="1"/>
          <office:change-info>
            <dc:creator> </dc:creator>
            <dc:date>2021-01-11T19:01:50.947465411</dc:date>
          </office:change-info>
          <table:previous>
            <table:change-track-table-cell/>
          </table:previous>
        </table:cell-content-change>
        <table:cell-content-change table:id="ct2126">
          <table:cell-address table:column="45" table:row="9" table:table="1"/>
          <office:change-info>
            <dc:creator> </dc:creator>
            <dc:date>2021-01-11T19:01:50.947488297</dc:date>
          </office:change-info>
          <table:previous>
            <table:change-track-table-cell/>
          </table:previous>
        </table:cell-content-change>
        <table:cell-content-change table:id="ct2127">
          <table:cell-address table:column="45" table:row="10" table:table="1"/>
          <office:change-info>
            <dc:creator> </dc:creator>
            <dc:date>2021-01-11T19:01:50.947511166</dc:date>
          </office:change-info>
          <table:previous>
            <table:change-track-table-cell/>
          </table:previous>
        </table:cell-content-change>
        <table:cell-content-change table:id="ct2128">
          <table:cell-address table:column="38" table:row="17" table:table="1"/>
          <office:change-info>
            <dc:creator> </dc:creator>
            <dc:date>2021-01-11T19:01:50.947535788</dc:date>
          </office:change-info>
          <table:previous>
            <table:change-track-table-cell/>
          </table:previous>
        </table:cell-content-change>
        <table:cell-content-change table:id="ct2129">
          <table:cell-address table:column="38" table:row="18" table:table="1"/>
          <office:change-info>
            <dc:creator> </dc:creator>
            <dc:date>2021-01-11T19:01:50.947558811</dc:date>
          </office:change-info>
          <table:previous>
            <table:change-track-table-cell/>
          </table:previous>
        </table:cell-content-change>
        <table:cell-content-change table:id="ct2130">
          <table:cell-address table:column="38" table:row="19" table:table="1"/>
          <office:change-info>
            <dc:creator> </dc:creator>
            <dc:date>2021-01-11T19:01:50.947581037</dc:date>
          </office:change-info>
          <table:previous>
            <table:change-track-table-cell/>
          </table:previous>
        </table:cell-content-change>
        <table:cell-content-change table:id="ct2131">
          <table:cell-address table:column="38" table:row="20" table:table="1"/>
          <office:change-info>
            <dc:creator> </dc:creator>
            <dc:date>2021-01-11T19:01:50.947602920</dc:date>
          </office:change-info>
          <table:previous>
            <table:change-track-table-cell/>
          </table:previous>
        </table:cell-content-change>
        <table:cell-content-change table:id="ct2132">
          <table:cell-address table:column="38" table:row="21" table:table="1"/>
          <office:change-info>
            <dc:creator> </dc:creator>
            <dc:date>2021-01-11T19:01:50.947625214</dc:date>
          </office:change-info>
          <table:previous>
            <table:change-track-table-cell/>
          </table:previous>
        </table:cell-content-change>
        <table:cell-content-change table:id="ct2133">
          <table:cell-address table:column="45" table:row="52" table:table="1"/>
          <office:change-info>
            <dc:creator> </dc:creator>
            <dc:date>2021-01-11T19:01:50.947650353</dc:date>
          </office:change-info>
          <table:previous>
            <table:change-track-table-cell/>
          </table:previous>
        </table:cell-content-change>
        <table:cell-content-change table:id="ct2134">
          <table:cell-address table:column="45" table:row="105" table:table="1"/>
          <office:change-info>
            <dc:creator> </dc:creator>
            <dc:date>2021-01-11T19:01:50.947678885</dc:date>
          </office:change-info>
          <table:previous>
            <table:change-track-table-cell/>
          </table:previous>
        </table:cell-content-change>
        <table:deletion table:id="ct2135" table:type="column" table:position="43" table:table="1">
          <office:change-info>
            <dc:creator> </dc:creator>
            <dc:date>2021-01-11T19:02:02.576609572</dc:date>
          </office:change-info>
          <table:deletions>
            <table:cell-content-deletion table:id="ct2119">
              <table:change-track-table-cell/>
            </table:cell-content-deletion>
            <table:cell-content-deletion table:id="ct2117">
              <table:change-track-table-cell/>
            </table:cell-content-deletion>
            <table:cell-content-deletion table:id="ct2116">
              <table:change-track-table-cell/>
            </table:cell-content-deletion>
            <table:cell-content-deletion table:id="ct2115">
              <table:change-track-table-cell/>
            </table:cell-content-deletion>
            <table:cell-content-deletion table:id="ct2114">
              <table:change-track-table-cell/>
            </table:cell-content-deletion>
            <table:cell-content-deletion table:id="ct2113">
              <table:change-track-table-cell/>
            </table:cell-content-deletion>
            <table:cell-content-deletion table:id="ct2112">
              <table:change-track-table-cell/>
            </table:cell-content-deletion>
            <table:cell-content-deletion table:id="ct2111">
              <table:change-track-table-cell/>
            </table:cell-content-deletion>
            <table:cell-content-deletion table:id="ct2110">
              <table:change-track-table-cell/>
            </table:cell-content-deletion>
            <table:cell-content-deletion table:id="ct2109">
              <table:change-track-table-cell/>
            </table:cell-content-deletion>
            <table:cell-content-deletion table:id="ct2108">
              <table:change-track-table-cell/>
            </table:cell-content-deletion>
            <table:cell-content-deletion table:id="ct2107">
              <table:change-track-table-cell/>
            </table:cell-content-deletion>
            <table:cell-content-deletion table:id="ct2091">
              <table:change-track-table-cell/>
            </table:cell-content-deletion>
            <table:cell-content-deletion table:id="ct2090">
              <table:change-track-table-cell/>
            </table:cell-content-deletion>
            <table:cell-content-deletion table:id="ct2089">
              <table:change-track-table-cell/>
            </table:cell-content-deletion>
            <table:cell-content-deletion table:id="ct2088">
              <table:change-track-table-cell/>
            </table:cell-content-deletion>
            <table:cell-content-deletion table:id="ct2106">
              <table:change-track-table-cell/>
            </table:cell-content-deletion>
            <table:cell-content-deletion table:id="ct2118">
              <table:change-track-table-cell/>
            </table:cell-content-deletion>
            <table:cell-content-deletion table:id="ct44"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3" table:row="121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3" table:row="106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4" table:row="2" table:table="1"/>
              <table:change-track-table-cell office:value-type="string">
                <text:p>Spelunky</text:p>
              </table:change-track-table-cell>
            </table:cell-content-deletion>
            <table:cell-content-deletion>
              <table:cell-address table:column="42" table:row="6" table:table="1"/>
              <table:change-track-table-cell office:value-type="string">
                <text:p>Bioshock</text:p>
              </table:change-track-table-cell>
            </table:cell-content-deletion>
            <table:cell-content-deletion>
              <table:cell-address table:column="42" table:row="6" table:table="1"/>
              <table:change-track-table-cell office:value-type="string">
                <text:p>Bioshock</text:p>
              </table:change-track-table-cell>
            </table:cell-content-deletion>
            <table:cell-content-deletion>
              <table:cell-address table:column="42" table:row="7" table:table="1"/>
              <table:change-track-table-cell office:value-type="string">
                <text:p>Bioshock</text:p>
              </table:change-track-table-cell>
            </table:cell-content-deletion>
            <table:cell-content-deletion>
              <table:cell-address table:column="42" table:row="8" table:table="1"/>
              <table:change-track-table-cell office:value-type="string">
                <text:p>Bioshock</text:p>
              </table:change-track-table-cell>
            </table:cell-content-deletion>
            <table:cell-content-deletion>
              <table:cell-address table:column="43" table:row="10" table:table="1"/>
              <table:change-track-table-cell office:value-type="string">
                <text:p>Spelunky</text:p>
              </table:change-track-table-cell>
            </table:cell-content-deletion>
            <table:cell-content-deletion>
              <table:cell-address table:column="43" table:row="26" table:table="1"/>
              <table:change-track-table-cell office:value-type="string">
                <text:p>Wolfenstein: The New Order</text:p>
              </table:change-track-table-cell>
            </table:cell-content-deletion>
            <table:cell-content-deletion>
              <table:cell-address table:column="43" table:row="27" table:table="1"/>
              <table:change-track-table-cell office:value-type="string">
                <text:p>Wolfenstein: The New Order</text:p>
              </table:change-track-table-cell>
            </table:cell-content-deletion>
            <table:cell-content-deletion>
              <table:cell-address table:column="43" table:row="28" table:table="1"/>
              <table:change-track-table-cell office:value-type="string">
                <text:p>Wolfenstein: The New Order</text:p>
              </table:change-track-table-cell>
            </table:cell-content-deletion>
            <table:cell-content-deletion>
              <table:cell-address table:column="43" table:row="29" table:table="1"/>
              <table:change-track-table-cell office:value-type="string">
                <text:p>Wolfenstein: The New Order</text:p>
              </table:change-track-table-cell>
            </table:cell-content-deletion>
            <table:cell-content-deletion>
              <table:cell-address table:column="43" table:row="30" table:table="1"/>
              <table:change-track-table-cell office:value-type="string">
                <text:p>Wolfenstein: The New Order</text:p>
              </table:change-track-table-cell>
            </table:cell-content-deletion>
            <table:cell-content-deletion>
              <table:cell-address table:column="43" table:row="105" table:table="1"/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44" table:row="2" table:table="1"/>
              <table:change-track-table-cell office:value-type="string">
                <text:p>Spelunky</text:p>
              </table:change-track-table-cell>
            </table:cell-content-deletion>
            <table:cell-content-deletion>
              <table:cell-address table:column="42" table:row="6" table:table="1"/>
              <table:change-track-table-cell office:value-type="string">
                <text:p>Bioshock</text:p>
              </table:change-track-table-cell>
            </table:cell-content-deletion>
            <table:cell-content-deletion>
              <table:cell-address table:column="42" table:row="6" table:table="1"/>
              <table:change-track-table-cell office:value-type="string">
                <text:p>Bioshock</text:p>
              </table:change-track-table-cell>
            </table:cell-content-deletion>
            <table:cell-content-deletion>
              <table:cell-address table:column="42" table:row="7" table:table="1"/>
              <table:change-track-table-cell office:value-type="string">
                <text:p>Bioshock</text:p>
              </table:change-track-table-cell>
            </table:cell-content-deletion>
            <table:cell-content-deletion>
              <table:cell-address table:column="42" table:row="8" table:table="1"/>
              <table:change-track-table-cell office:value-type="string">
                <text:p>Bioshock</text:p>
              </table:change-track-table-cell>
            </table:cell-content-deletion>
            <table:cell-content-deletion>
              <table:cell-address table:column="43" table:row="10" table:table="1"/>
              <table:change-track-table-cell office:value-type="string">
                <text:p>Spelunky</text:p>
              </table:change-track-table-cell>
            </table:cell-content-deletion>
            <table:cell-content-deletion>
              <table:cell-address table:column="43" table:row="26" table:table="1"/>
              <table:change-track-table-cell office:value-type="string">
                <text:p>Wolfenstein: The New Order</text:p>
              </table:change-track-table-cell>
            </table:cell-content-deletion>
            <table:cell-content-deletion>
              <table:cell-address table:column="43" table:row="27" table:table="1"/>
              <table:change-track-table-cell office:value-type="string">
                <text:p>Wolfenstein: The New Order</text:p>
              </table:change-track-table-cell>
            </table:cell-content-deletion>
            <table:cell-content-deletion>
              <table:cell-address table:column="43" table:row="28" table:table="1"/>
              <table:change-track-table-cell office:value-type="string">
                <text:p>Wolfenstein: The New Order</text:p>
              </table:change-track-table-cell>
            </table:cell-content-deletion>
            <table:cell-content-deletion>
              <table:cell-address table:column="43" table:row="29" table:table="1"/>
              <table:change-track-table-cell office:value-type="string">
                <text:p>Wolfenstein: The New Order</text:p>
              </table:change-track-table-cell>
            </table:cell-content-deletion>
            <table:cell-content-deletion>
              <table:cell-address table:column="43" table:row="30" table:table="1"/>
              <table:change-track-table-cell office:value-type="string">
                <text:p>Wolfenstein: The New Order</text:p>
              </table:change-track-table-cell>
            </table:cell-content-deletion>
            <table:cell-content-deletion>
              <table:cell-address table:column="43" table:row="105" table:table="1"/>
              <table:change-track-table-cell office:value-type="string">
                <text:p>~</text:p>
              </table:change-track-table-cell>
            </table:cell-content-deletion>
          </table:deletions>
        </table:deletion>
        <table:cell-content-change table:id="ct2136">
          <table:cell-address table:column="38" table:row="52" table:table="1"/>
          <office:change-info>
            <dc:creator> </dc:creator>
            <dc:date>2021-01-11T19:03:02.048740868</dc:date>
          </office:change-info>
          <table:previous>
            <table:change-track-table-cell/>
          </table:previous>
        </table:cell-content-change>
        <table:cell-content-change table:id="ct2137">
          <table:cell-address table:column="39" table:row="52" table:table="1"/>
          <office:change-info>
            <dc:creator> </dc:creator>
            <dc:date>2021-01-11T19:03:02.458610192</dc:date>
          </office:change-info>
          <table:previous>
            <table:change-track-table-cell/>
          </table:previous>
        </table:cell-content-change>
        <table:cell-content-change table:id="ct2138">
          <table:cell-address table:column="40" table:row="52" table:table="1"/>
          <office:change-info>
            <dc:creator> </dc:creator>
            <dc:date>2021-01-11T19:03:02.876418765</dc:date>
          </office:change-info>
          <table:previous>
            <table:change-track-table-cell/>
          </table:previous>
        </table:cell-content-change>
        <table:cell-content-change table:id="ct2139">
          <table:cell-address table:column="41" table:row="52" table:table="1"/>
          <office:change-info>
            <dc:creator> </dc:creator>
            <dc:date>2021-01-11T19:03:03.362754997</dc:date>
          </office:change-info>
          <table:previous>
            <table:change-track-table-cell/>
          </table:previous>
        </table:cell-content-change>
        <table:cell-content-change table:id="ct2140">
          <table:cell-address table:column="42" table:row="52" table:table="1"/>
          <office:change-info>
            <dc:creator> </dc:creator>
            <dc:date>2021-01-11T19:03:03.843673389</dc:date>
          </office:change-info>
          <table:previous>
            <table:change-track-table-cell/>
          </table:previous>
        </table:cell-content-change>
        <table:cell-content-change table:id="ct2141">
          <table:cell-address table:column="40" table:row="105" table:table="1"/>
          <office:change-info>
            <dc:creator> </dc:creator>
            <dc:date>2021-01-11T19:03:11.585041791</dc:date>
          </office:change-info>
          <table:previous>
            <table:change-track-table-cell/>
          </table:previous>
        </table:cell-content-change>
        <table:cell-content-change table:id="ct2142">
          <table:cell-address table:column="41" table:row="105" table:table="1"/>
          <office:change-info>
            <dc:creator> </dc:creator>
            <dc:date>2021-01-11T19:03:12.320637714</dc:date>
          </office:change-info>
          <table:previous>
            <table:change-track-table-cell/>
          </table:previous>
        </table:cell-content-change>
        <table:cell-content-change table:id="ct2143">
          <table:cell-address table:column="42" table:row="105" table:table="1"/>
          <office:change-info>
            <dc:creator> </dc:creator>
            <dc:date>2021-01-11T19:03:12.745771788</dc:date>
          </office:change-info>
          <table:previous>
            <table:change-track-table-cell/>
          </table:previous>
        </table:cell-content-change>
        <table:movement table:id="ct2144">
          <table:source-range-address table:column="27" table:row="2" table:table="1"/>
          <table:target-range-address table:column="26" table:row="2" table:table="1"/>
          <office:change-info>
            <dc:creator> </dc:creator>
            <dc:date>2021-01-11T19:04:07.939231267</dc:date>
          </office:change-info>
          <table:dependencies>
            <table:dependency table:id="ct2146"/>
          </table:dependencies>
        </table:movement>
        <table:movement table:id="ct2145">
          <table:source-range-address table:start-column="27" table:start-row="3" table:start-table="1" table:end-column="27" table:end-row="16" table:end-table="1"/>
          <table:target-range-address table:start-column="27" table:start-row="2" table:start-table="1" table:end-column="27" table:end-row="15" table:end-table="1"/>
          <office:change-info>
            <dc:creator> </dc:creator>
            <dc:date>2021-01-11T19:04:10.891337709</dc:date>
          </office:change-info>
          <table:deletions>
            <table:cell-content-deletion>
              <table:cell-address table:column="27" table:row="3" table:table="1"/>
              <table:change-track-table-cell office:value-type="string">
                <text:p>Her Story</text:p>
              </table:change-track-table-cell>
            </table:cell-content-deletion>
            <table:cell-content-deletion>
              <table:cell-address table:column="27" table:row="4" table:table="1"/>
              <table:change-track-table-cell office:value-type="string">
                <text:p>Gone with the Wind</text:p>
              </table:change-track-table-cell>
            </table:cell-content-deletion>
            <table:cell-content-deletion>
              <table:cell-address table:column="27" table:row="5" table:table="1"/>
              <table:change-track-table-cell office:value-type="string">
                <text:p>Rebecca</text:p>
              </table:change-track-table-cell>
            </table:cell-content-deletion>
            <table:cell-content-deletion>
              <table:cell-address table:column="27" table:row="6" table:table="1"/>
              <table:change-track-table-cell office:value-type="string">
                <text:p>Citizen Kane</text:p>
              </table:change-track-table-cell>
            </table:cell-content-deletion>
            <table:cell-content-deletion>
              <table:cell-address table:column="27" table:row="7" table:table="1"/>
              <table:change-track-table-cell office:value-type="string">
                <text:p>Casablanca</text:p>
              </table:change-track-table-cell>
            </table:cell-content-deletion>
            <table:cell-content-deletion>
              <table:cell-address table:column="27" table:row="8" table:table="1"/>
              <table:change-track-table-cell office:value-type="string">
                <text:p>Vertigo</text:p>
              </table:change-track-table-cell>
            </table:cell-content-deletion>
            <table:cell-content-deletion>
              <table:cell-address table:column="27" table:row="9" table:table="1"/>
              <table:change-track-table-cell office:value-type="string">
                <text:p>Sunset Blvd.</text:p>
              </table:change-track-table-cell>
            </table:cell-content-deletion>
            <table:cell-content-deletion>
              <table:cell-address table:column="27" table:row="10" table:table="1"/>
              <table:change-track-table-cell office:value-type="string">
                <text:p>Rio Bravo</text:p>
              </table:change-track-table-cell>
            </table:cell-content-deletion>
            <table:cell-content-deletion>
              <table:cell-address table:column="27" table:row="11" table:table="1"/>
              <table:change-track-table-cell office:value-type="string">
                <text:p>Witness for the Prosecution</text:p>
              </table:change-track-table-cell>
            </table:cell-content-deletion>
            <table:cell-content-deletion>
              <table:cell-address table:column="27" table:row="12" table:table="1"/>
              <table:change-track-table-cell office:value-type="string">
                <text:p>Once Upon a Time in the West</text:p>
              </table:change-track-table-cell>
            </table:cell-content-deletion>
            <table:cell-content-deletion>
              <table:cell-address table:column="27" table:row="13" table:table="1"/>
              <table:change-track-table-cell office:value-type="string">
                <text:p>The Great Escape</text:p>
              </table:change-track-table-cell>
            </table:cell-content-deletion>
            <table:cell-content-deletion>
              <table:cell-address table:column="27" table:row="14" table:table="1"/>
              <table:change-track-table-cell office:value-type="string">
                <text:p>Rosemary's Baby</text:p>
              </table:change-track-table-cell>
            </table:cell-content-deletion>
            <table:cell-content-deletion>
              <table:cell-address table:column="27" table:row="15" table:table="1"/>
              <table:change-track-table-cell office:value-type="string">
                <text:p>2001: A Space Odyssey</text:p>
              </table:change-track-table-cell>
            </table:cell-content-deletion>
            <table:cell-content-deletion>
              <table:cell-address table:column="27" table:row="3" table:table="1"/>
              <table:change-track-table-cell office:value-type="string">
                <text:p>Gone with the Wind</text:p>
              </table:change-track-table-cell>
            </table:cell-content-deletion>
            <table:cell-content-deletion>
              <table:cell-address table:column="27" table:row="4" table:table="1"/>
              <table:change-track-table-cell office:value-type="string">
                <text:p>Rebecca</text:p>
              </table:change-track-table-cell>
            </table:cell-content-deletion>
            <table:cell-content-deletion>
              <table:cell-address table:column="27" table:row="5" table:table="1"/>
              <table:change-track-table-cell office:value-type="string">
                <text:p>Citizen Kane</text:p>
              </table:change-track-table-cell>
            </table:cell-content-deletion>
            <table:cell-content-deletion>
              <table:cell-address table:column="27" table:row="6" table:table="1"/>
              <table:change-track-table-cell office:value-type="string">
                <text:p>Casablanca</text:p>
              </table:change-track-table-cell>
            </table:cell-content-deletion>
            <table:cell-content-deletion>
              <table:cell-address table:column="27" table:row="7" table:table="1"/>
              <table:change-track-table-cell office:value-type="string">
                <text:p>Vertigo</text:p>
              </table:change-track-table-cell>
            </table:cell-content-deletion>
            <table:cell-content-deletion>
              <table:cell-address table:column="27" table:row="8" table:table="1"/>
              <table:change-track-table-cell office:value-type="string">
                <text:p>Sunset Blvd.</text:p>
              </table:change-track-table-cell>
            </table:cell-content-deletion>
            <table:cell-content-deletion>
              <table:cell-address table:column="27" table:row="9" table:table="1"/>
              <table:change-track-table-cell office:value-type="string">
                <text:p>Rio Bravo</text:p>
              </table:change-track-table-cell>
            </table:cell-content-deletion>
            <table:cell-content-deletion>
              <table:cell-address table:column="27" table:row="10" table:table="1"/>
              <table:change-track-table-cell office:value-type="string">
                <text:p>Witness for the Prosecution</text:p>
              </table:change-track-table-cell>
            </table:cell-content-deletion>
            <table:cell-content-deletion>
              <table:cell-address table:column="27" table:row="11" table:table="1"/>
              <table:change-track-table-cell office:value-type="string">
                <text:p>Once Upon a Time in the West</text:p>
              </table:change-track-table-cell>
            </table:cell-content-deletion>
            <table:cell-content-deletion>
              <table:cell-address table:column="27" table:row="12" table:table="1"/>
              <table:change-track-table-cell office:value-type="string">
                <text:p>The Great Escape</text:p>
              </table:change-track-table-cell>
            </table:cell-content-deletion>
            <table:cell-content-deletion>
              <table:cell-address table:column="27" table:row="13" table:table="1"/>
              <table:change-track-table-cell office:value-type="string">
                <text:p>Rosemary's Baby</text:p>
              </table:change-track-table-cell>
            </table:cell-content-deletion>
            <table:cell-content-deletion>
              <table:cell-address table:column="27" table:row="14" table:table="1"/>
              <table:change-track-table-cell office:value-type="string">
                <text:p>2001: A Space Odyssey</text:p>
              </table:change-track-table-cell>
            </table:cell-content-deletion>
            <table:cell-content-deletion>
              <table:cell-address table:column="27" table:row="15" table:table="1"/>
              <table:change-track-table-cell office:value-type="string">
                <text:p>Clockwork Orange</text:p>
              </table:change-track-table-cell>
            </table:cell-content-deletion>
          </table:deletions>
        </table:movement>
        <table:movement table:id="ct2146">
          <table:source-range-address table:column="26" table:row="2" table:table="1"/>
          <table:target-range-address table:column="40" table:row="1" table:table="1"/>
          <office:change-info>
            <dc:creator> </dc:creator>
            <dc:date>2021-01-11T19:04:15.135768848</dc:date>
          </office:change-info>
          <table:dependencies>
            <table:dependency table:id="ct2157"/>
          </table:dependencies>
        </table:movement>
        <table:cell-content-change table:id="ct2147">
          <table:cell-address table:column="38" table:row="105" table:table="1"/>
          <office:change-info>
            <dc:creator> </dc:creator>
            <dc:date>2021-01-11T19:05:09.336806998</dc:date>
          </office:change-info>
          <table:previous>
            <table:change-track-table-cell/>
          </table:previous>
        </table:cell-content-change>
        <table:cell-content-change table:id="ct2148">
          <table:cell-address table:column="39" table:row="105" table:table="1"/>
          <office:change-info>
            <dc:creator> </dc:creator>
            <dc:date>2021-01-11T19:05:09.820961333</dc:date>
          </office:change-info>
          <table:previous>
            <table:change-track-table-cell/>
          </table:previous>
        </table:cell-content-change>
        <table:movement table:id="ct2149">
          <table:source-range-address table:column="53" table:row="115" table:table="1"/>
          <table:target-range-address table:column="53" table:row="113" table:table="1"/>
          <office:change-info>
            <dc:creator> </dc:creator>
            <dc:date>2021-01-11T19:05:33.938509970</dc:date>
          </office:change-info>
          <table:deletions>
            <table:cell-content-deletion table:id="ct54">
              <table:change-track-table-cell office:value-type="string">
                <text:p>~</text:p>
              </table:change-track-table-cell>
            </table:cell-content-deletion>
            <table:cell-content-deletion>
              <table:cell-address table:column="53" table:row="113" table:table="1"/>
              <table:change-track-table-cell office:value-type="string">
                <text:p>Metroid: Prime</text:p>
              </table:change-track-table-cell>
            </table:cell-content-deletion>
          </table:deletions>
        </table:movement>
        <table:cell-content-change table:id="ct2150">
          <table:cell-address table:column="39" table:row="2" table:table="1"/>
          <office:change-info>
            <dc:creator> </dc:creator>
            <dc:date>2021-01-11T19:07:24.110145866</dc:date>
          </office:change-info>
          <table:previous>
            <table:change-track-table-cell/>
          </table:previous>
        </table:cell-content-change>
        <table:cell-content-change table:id="ct2151">
          <table:cell-address table:column="39" table:row="2" table:table="1"/>
          <office:change-info>
            <dc:creator> </dc:creator>
            <dc:date>2021-01-11T19:07:47.308722860</dc:date>
          </office:change-info>
          <table:previous table:id="ct2150">
            <table:change-track-table-cell office:value-type="string">
              <text:p>vvvvvv</text:p>
            </table:change-track-table-cell>
          </table:previous>
        </table:cell-content-change>
        <table:cell-content-change table:id="ct2152">
          <table:cell-address table:column="38" table:row="1" table:table="1"/>
          <office:change-info>
            <dc:creator> </dc:creator>
            <dc:date>2021-01-11T19:08:03.502975531</dc:date>
          </office:change-info>
          <table:previous>
            <table:change-track-table-cell/>
          </table:previous>
        </table:cell-content-change>
        <table:cell-content-change table:id="ct2153">
          <table:cell-address table:column="38" table:row="1" table:table="1"/>
          <office:change-info>
            <dc:creator> </dc:creator>
            <dc:date>2021-01-11T19:08:08.038072220</dc:date>
          </office:change-info>
          <table:previous table:id="ct2152">
            <table:change-track-table-cell office:value-type="string">
              <text:p>VVVVVV</text:p>
            </table:change-track-table-cell>
          </table:previous>
        </table:cell-content-change>
        <table:cell-content-change table:id="ct2154">
          <table:cell-address table:column="38" table:row="2" table:table="1"/>
          <office:change-info>
            <dc:creator> </dc:creator>
            <dc:date>2021-01-11T19:09:24.862433020</dc:date>
          </office:change-info>
          <table:previous>
            <table:change-track-table-cell/>
          </table:previous>
        </table:cell-content-change>
        <table:movement table:id="ct2155">
          <table:source-range-address table:column="39" table:row="1" table:table="1"/>
          <table:target-range-address table:column="39" table:row="2" table:table="1"/>
          <office:change-info>
            <dc:creator> </dc:creator>
            <dc:date>2021-01-11T19:09:36.584160285</dc:date>
          </office:change-info>
        </table:movement>
        <table:cell-content-change table:id="ct2156">
          <table:cell-address table:column="39" table:row="3" table:table="1"/>
          <office:change-info>
            <dc:creator> </dc:creator>
            <dc:date>2021-01-11T19:09:38.691275056</dc:date>
          </office:change-info>
          <table:previous>
            <table:change-track-table-cell/>
          </table:previous>
        </table:cell-content-change>
        <table:movement table:id="ct2157">
          <table:source-range-address table:column="40" table:row="1" table:table="1"/>
          <table:target-range-address table:column="40" table:row="4" table:table="1"/>
          <office:change-info>
            <dc:creator> </dc:creator>
            <dc:date>2021-01-11T19:09:40.497728257</dc:date>
          </office:change-info>
        </table:movement>
        <table:movement table:id="ct2158">
          <table:source-range-address table:start-column="41" table:start-row="1" table:start-table="1" table:end-column="41" table:end-row="4" table:end-table="1"/>
          <table:target-range-address table:start-column="41" table:start-row="2" table:start-table="1" table:end-column="41" table:end-row="5" table:end-table="1"/>
          <office:change-info>
            <dc:creator> </dc:creator>
            <dc:date>2021-01-11T19:12:35.962013162</dc:date>
          </office:change-info>
          <table:deletions>
            <table:cell-content-deletion table:id="ct2095">
              <table:change-track-table-cell office:value-type="string">
                <text:p>Deus Ex</text:p>
              </table:change-track-table-cell>
            </table:cell-content-deletion>
            <table:cell-content-deletion table:id="ct2094">
              <table:change-track-table-cell office:value-type="string">
                <text:p>Deus Ex</text:p>
              </table:change-track-table-cell>
            </table:cell-content-deletion>
            <table:cell-content-deletion table:id="ct2093">
              <table:change-track-table-cell office:value-type="string">
                <text:p>Deus Ex</text:p>
              </table:change-track-table-cell>
            </table:cell-content-deletion>
          </table:deletions>
        </table:movement>
        <table:cell-content-change table:id="ct2159">
          <table:cell-address table:column="39" table:row="4" table:table="1"/>
          <office:change-info>
            <dc:creator> </dc:creator>
            <dc:date>2021-01-11T19:12:59.175380974</dc:date>
          </office:change-info>
          <table:previous>
            <table:change-track-table-cell/>
          </table:previous>
        </table:cell-content-change>
        <table:cell-content-change table:id="ct2160">
          <table:cell-address table:column="38" table:row="3" table:table="1"/>
          <office:change-info>
            <dc:creator> </dc:creator>
            <dc:date>2021-01-11T19:13:07.369335296</dc:date>
          </office:change-info>
          <table:previous>
            <table:change-track-table-cell/>
          </table:previous>
        </table:cell-content-change>
        <table:movement table:id="ct2161">
          <table:source-range-address table:start-column="43" table:start-row="6" table:start-table="1" table:end-column="43" table:end-row="9" table:end-table="1"/>
          <table:target-range-address table:start-column="42" table:start-row="5" table:start-table="1" table:end-column="42" table:end-row="8" table:end-table="1"/>
          <office:change-info>
            <dc:creator> </dc:creator>
            <dc:date>2021-01-11T20:33:19.880568906</dc:date>
          </office:change-info>
          <table:dependencies>
            <table:dependency table:id="ct2166"/>
          </table:dependencies>
        </table:movement>
        <table:cell-content-change table:id="ct2162">
          <table:cell-address table:column="42" table:row="9" table:table="1"/>
          <office:change-info>
            <dc:creator> </dc:creator>
            <dc:date>2021-01-11T20:33:26.715889257</dc:date>
          </office:change-info>
          <table:previous>
            <table:change-track-table-cell/>
          </table:previous>
        </table:cell-content-change>
        <table:cell-content-change table:id="ct2163">
          <table:cell-address table:column="42" table:row="10" table:table="1"/>
          <office:change-info>
            <dc:creator> </dc:creator>
            <dc:date>2021-01-11T20:33:26.715986579</dc:date>
          </office:change-info>
          <table:previous>
            <table:change-track-table-cell/>
          </table:previous>
        </table:cell-content-change>
        <table:cell-content-change table:id="ct2164">
          <table:cell-address table:column="42" table:row="11" table:table="1"/>
          <office:change-info>
            <dc:creator> </dc:creator>
            <dc:date>2021-01-11T20:33:26.716025689</dc:date>
          </office:change-info>
          <table:previous>
            <table:change-track-table-cell/>
          </table:previous>
        </table:cell-content-change>
        <table:cell-content-change table:id="ct2165">
          <table:cell-address table:column="42" table:row="12" table:table="1"/>
          <office:change-info>
            <dc:creator> </dc:creator>
            <dc:date>2021-01-11T20:33:26.716058671</dc:date>
          </office:change-info>
          <table:previous>
            <table:change-track-table-cell/>
          </table:previous>
        </table:cell-content-change>
        <table:movement table:id="ct2166">
          <table:source-range-address table:start-column="42" table:start-row="5" table:start-table="1" table:end-column="42" table:end-row="12" table:end-table="1"/>
          <table:target-range-address table:start-column="42" table:start-row="6" table:start-table="1" table:end-column="42" table:end-row="13" table:end-table="1"/>
          <office:change-info>
            <dc:creator> </dc:creator>
            <dc:date>2021-01-11T20:33:35.041372779</dc:date>
          </office:change-info>
          <table:deletions>
            <table:cell-content-deletion table:id="ct2165">
              <table:change-track-table-cell office:value-type="string">
                <text:p>Dragon age: Origins</text:p>
              </table:change-track-table-cell>
            </table:cell-content-deletion>
            <table:cell-content-deletion table:id="ct2164">
              <table:change-track-table-cell office:value-type="string">
                <text:p>Dragon age: Origins</text:p>
              </table:change-track-table-cell>
            </table:cell-content-deletion>
            <table:cell-content-deletion table:id="ct2163">
              <table:change-track-table-cell office:value-type="string">
                <text:p>Dragon age: Origins</text:p>
              </table:change-track-table-cell>
            </table:cell-content-deletion>
            <table:cell-content-deletion table:id="ct2162">
              <table:change-track-table-cell office:value-type="string">
                <text:p>Dragon age: Origins</text:p>
              </table:change-track-table-cell>
            </table:cell-content-deletion>
            <table:cell-content-deletion table:id="ct2111">
              <table:change-track-table-cell/>
            </table:cell-content-deletion>
            <table:cell-content-deletion table:id="ct2110">
              <table:change-track-table-cell/>
            </table:cell-content-deletion>
            <table:cell-content-deletion table:id="ct2109">
              <table:change-track-table-cell/>
            </table:cell-content-deletion>
            <table:cell-content-deletion>
              <table:cell-address table:column="42" table:row="6" table:table="1"/>
              <table:change-track-table-cell office:value-type="string">
                <text:p>Bioshock</text:p>
              </table:change-track-table-cell>
            </table:cell-content-deletion>
            <table:cell-content-deletion>
              <table:cell-address table:column="42" table:row="7" table:table="1"/>
              <table:change-track-table-cell office:value-type="string">
                <text:p>Bioshock</text:p>
              </table:change-track-table-cell>
            </table:cell-content-deletion>
            <table:cell-content-deletion>
              <table:cell-address table:column="42" table:row="8" table:table="1"/>
              <table:change-track-table-cell office:value-type="string">
                <text:p>Bioshock</text:p>
              </table:change-track-table-cell>
            </table:cell-content-deletion>
            <table:cell-content-deletion>
              <table:cell-address table:column="42" table:row="6" table:table="1"/>
              <table:change-track-table-cell office:value-type="string">
                <text:p>Bioshock</text:p>
              </table:change-track-table-cell>
            </table:cell-content-deletion>
            <table:cell-content-deletion>
              <table:cell-address table:column="42" table:row="7" table:table="1"/>
              <table:change-track-table-cell office:value-type="string">
                <text:p>Bioshock</text:p>
              </table:change-track-table-cell>
            </table:cell-content-deletion>
            <table:cell-content-deletion>
              <table:cell-address table:column="42" table:row="8" table:table="1"/>
              <table:change-track-table-cell office:value-type="string">
                <text:p>Bioshock</text:p>
              </table:change-track-table-cell>
            </table:cell-content-deletion>
            <table:cell-content-deletion>
              <table:cell-address table:column="42" table:row="6" table:table="1"/>
              <table:change-track-table-cell office:value-type="string">
                <text:p>Dragon age: Origins</text:p>
              </table:change-track-table-cell>
            </table:cell-content-deletion>
            <table:cell-content-deletion>
              <table:cell-address table:column="42" table:row="7" table:table="1"/>
              <table:change-track-table-cell office:value-type="string">
                <text:p>Dragon age: Origins</text:p>
              </table:change-track-table-cell>
            </table:cell-content-deletion>
            <table:cell-content-deletion>
              <table:cell-address table:column="42" table:row="8" table:table="1"/>
              <table:change-track-table-cell office:value-type="string">
                <text:p>Dragon age: Origins</text:p>
              </table:change-track-table-cell>
            </table:cell-content-deletion>
            <table:cell-content-deletion>
              <table:cell-address table:column="42" table:row="6" table:table="1"/>
              <table:change-track-table-cell office:value-type="string">
                <text:p>Dragon age: Origins</text:p>
              </table:change-track-table-cell>
            </table:cell-content-deletion>
            <table:cell-content-deletion>
              <table:cell-address table:column="42" table:row="7" table:table="1"/>
              <table:change-track-table-cell office:value-type="string">
                <text:p>Dragon age: Origins</text:p>
              </table:change-track-table-cell>
            </table:cell-content-deletion>
            <table:cell-content-deletion>
              <table:cell-address table:column="42" table:row="8" table:table="1"/>
              <table:change-track-table-cell office:value-type="string">
                <text:p>Dragon age: Origins</text:p>
              </table:change-track-table-cell>
            </table:cell-content-deletion>
          </table:deletions>
        </table:movement>
        <table:movement table:id="ct2167">
          <table:source-range-address table:start-column="44" table:start-row="6" table:start-table="1" table:end-column="44" table:end-row="9" table:end-table="1"/>
          <table:target-range-address table:start-column="42" table:start-row="14" table:start-table="1" table:end-column="42" table:end-row="17" table:end-table="1"/>
          <office:change-info>
            <dc:creator> </dc:creator>
            <dc:date>2021-01-11T20:34:20.625766590</dc:date>
          </office:change-info>
        </table:movement>
        <table:movement table:id="ct2168">
          <table:source-range-address table:start-column="44" table:start-row="11" table:start-table="1" table:end-column="44" table:end-row="12" table:end-table="1"/>
          <table:target-range-address table:start-column="42" table:start-row="18" table:start-table="1" table:end-column="42" table:end-row="19" table:end-table="1"/>
          <office:change-info>
            <dc:creator> </dc:creator>
            <dc:date>2021-01-11T20:34:26.241304076</dc:date>
          </office:change-info>
        </table:movement>
        <table:movement table:id="ct2169">
          <table:source-range-address table:column="43" table:row="5" table:table="1"/>
          <table:target-range-address table:column="44" table:row="1" table:table="1"/>
          <office:change-info>
            <dc:creator> </dc:creator>
            <dc:date>2021-01-11T20:36:12.276904249</dc:date>
          </office:change-info>
          <table:dependencies>
            <table:dependency table:id="ct2172"/>
          </table:dependencies>
        </table:movement>
        <table:cell-content-change table:id="ct2170">
          <table:cell-address table:column="44" table:row="2" table:table="1"/>
          <office:change-info>
            <dc:creator> </dc:creator>
            <dc:date>2021-01-11T20:36:15.136770262</dc:date>
          </office:change-info>
          <table:previous>
            <table:change-track-table-cell/>
          </table:previous>
        </table:cell-content-change>
        <table:cell-content-change table:id="ct2171">
          <table:cell-address table:column="44" table:row="3" table:table="1"/>
          <office:change-info>
            <dc:creator> </dc:creator>
            <dc:date>2021-01-11T20:36:15.744416106</dc:date>
          </office:change-info>
          <table:previous>
            <table:change-track-table-cell/>
          </table:previous>
        </table:cell-content-change>
        <table:movement table:id="ct2172">
          <table:source-range-address table:start-column="44" table:start-row="1" table:start-table="1" table:end-column="44" table:end-row="3" table:end-table="1"/>
          <table:target-range-address table:start-column="44" table:start-row="2" table:start-table="1" table:end-column="44" table:end-row="4" table:end-table="1"/>
          <office:change-info>
            <dc:creator> </dc:creator>
            <dc:date>2021-01-11T20:36:18.113471556</dc:date>
          </office:change-info>
          <table:dependencies>
            <table:dependency table:id="ct2175"/>
            <table:dependency table:id="ct2174"/>
            <table:dependency table:id="ct2173"/>
          </table:dependencies>
          <table:deletions>
            <table:cell-content-deletion table:id="ct2171">
              <table:change-track-table-cell office:value-type="string">
                <text:p>Spelunky</text:p>
              </table:change-track-table-cell>
            </table:cell-content-deletion>
            <table:cell-content-deletion table:id="ct2170">
              <table:change-track-table-cell office:value-type="string">
                <text:p>Spelunky</text:p>
              </table:change-track-table-cell>
            </table:cell-content-deletion>
          </table:deletions>
        </table:movement>
        <table:cell-content-change table:id="ct2173">
          <table:cell-address table:column="44" table:row="1" table:table="1"/>
          <office:change-info>
            <dc:creator> </dc:creator>
            <dc:date>2021-01-11T20:36:19.879949949</dc:date>
          </office:change-info>
          <table:previous>
            <table:change-track-table-cell/>
          </table:previous>
        </table:cell-content-change>
        <table:cell-content-change table:id="ct2174">
          <table:cell-address table:column="44" table:row="1" table:table="1"/>
          <office:change-info>
            <dc:creator> </dc:creator>
            <dc:date>2021-01-11T20:36:38.826579679</dc:date>
          </office:change-info>
          <table:previous table:id="ct2173">
            <table:change-track-table-cell office:value-type="string">
              <text:p>Spelunky</text:p>
            </table:change-track-table-cell>
          </table:previous>
        </table:cell-content-change>
        <table:cell-content-change table:id="ct2175">
          <table:cell-address table:column="44" table:row="1" table:table="1"/>
          <office:change-info>
            <dc:creator> </dc:creator>
            <dc:date>2021-01-11T20:36:51.229802892</dc:date>
          </office:change-info>
          <table:previous table:id="ct2174">
            <table:change-track-table-cell office:value-type="string">
              <text:p>{ac-Man Championship Edition +x</text:p>
            </table:change-track-table-cell>
          </table:previous>
        </table:cell-content-change>
        <table:cell-content-change table:id="ct2176">
          <table:cell-address table:column="44" table:row="10" table:table="1"/>
          <office:change-info>
            <dc:creator> </dc:creator>
            <dc:date>2021-01-11T20:36:56.389655488</dc:date>
          </office:change-info>
          <table:previous>
            <table:change-track-table-cell office:value-type="string">
              <text:p>Spelunky</text:p>
            </table:change-track-table-cell>
          </table:previous>
        </table:cell-content-change>
        <table:cell-content-change table:id="ct2177">
          <table:cell-address table:column="45" table:row="5" table:table="1"/>
          <office:change-info>
            <dc:creator> </dc:creator>
            <dc:date>2021-01-11T20:36:58.700585093</dc:date>
          </office:change-info>
          <table:previous table:id="ct2122">
            <table:change-track-table-cell office:value-type="string">
              <text:p>Spelunky</text:p>
            </table:change-track-table-cell>
          </table:previous>
        </table:cell-content-change>
        <table:cell-content-change table:id="ct2178">
          <table:cell-address table:column="45" table:row="6" table:table="1"/>
          <office:change-info>
            <dc:creator> </dc:creator>
            <dc:date>2021-01-11T20:36:59.066050040</dc:date>
          </office:change-info>
          <table:previous table:id="ct2123">
            <table:change-track-table-cell office:value-type="string">
              <text:p>Bioshock</text:p>
            </table:change-track-table-cell>
          </table:previous>
        </table:cell-content-change>
        <table:cell-content-change table:id="ct2179">
          <table:cell-address table:column="45" table:row="7" table:table="1"/>
          <office:change-info>
            <dc:creator> </dc:creator>
            <dc:date>2021-01-11T20:36:59.444729732</dc:date>
          </office:change-info>
          <table:previous table:id="ct2124">
            <table:change-track-table-cell office:value-type="string">
              <text:p>Bioshock</text:p>
            </table:change-track-table-cell>
          </table:previous>
        </table:cell-content-change>
        <table:cell-content-change table:id="ct2180">
          <table:cell-address table:column="45" table:row="8" table:table="1"/>
          <office:change-info>
            <dc:creator> </dc:creator>
            <dc:date>2021-01-11T20:37:05.192118308</dc:date>
          </office:change-info>
          <table:previous table:id="ct2125">
            <table:change-track-table-cell office:value-type="string">
              <text:p>Bioshock</text:p>
            </table:change-track-table-cell>
          </table:previous>
        </table:cell-content-change>
        <table:cell-content-change table:id="ct2181">
          <table:cell-address table:column="45" table:row="9" table:table="1"/>
          <office:change-info>
            <dc:creator> </dc:creator>
            <dc:date>2021-01-11T20:37:05.599038962</dc:date>
          </office:change-info>
          <table:previous table:id="ct2126">
            <table:change-track-table-cell office:value-type="string">
              <text:p>Bioshock</text:p>
            </table:change-track-table-cell>
          </table:previous>
        </table:cell-content-change>
        <table:cell-content-change table:id="ct2182">
          <table:cell-address table:column="45" table:row="10" table:table="1"/>
          <office:change-info>
            <dc:creator> </dc:creator>
            <dc:date>2021-01-11T20:37:06.008707726</dc:date>
          </office:change-info>
          <table:previous table:id="ct2127">
            <table:change-track-table-cell office:value-type="string">
              <text:p>Spelunky</text:p>
            </table:change-track-table-cell>
          </table:previous>
        </table:cell-content-change>
        <table:movement table:id="ct2183">
          <table:source-range-address table:start-column="43" table:start-row="11" table:start-table="1" table:end-column="43" table:end-row="13" table:end-table="1"/>
          <table:target-range-address table:start-column="41" table:start-row="6" table:start-table="1" table:end-column="41" table:end-row="8" table:end-table="1"/>
          <office:change-info>
            <dc:creator> </dc:creator>
            <dc:date>2021-01-11T20:39:07.390394422</dc:date>
          </office:change-info>
          <table:dependencies>
            <table:dependency table:id="ct2186"/>
          </table:dependencies>
        </table:movement>
        <table:cell-content-change table:id="ct2184">
          <table:cell-address table:column="43" table:row="10" table:table="1"/>
          <office:change-info>
            <dc:creator> </dc:creator>
            <dc:date>2021-01-11T20:39:13.745518863</dc:date>
          </office:change-info>
          <table:previous>
            <table:change-track-table-cell office:value-type="string">
              <text:p>Spelunky</text:p>
            </table:change-track-table-cell>
          </table:previous>
        </table:cell-content-change>
        <table:movement table:id="ct2185">
          <table:source-range-address table:start-column="43" table:start-row="14" table:start-table="1" table:end-column="43" table:end-row="18" table:end-table="1"/>
          <table:target-range-address table:start-column="41" table:start-row="9" table:start-table="1" table:end-column="41" table:end-row="13" table:end-table="1"/>
          <office:change-info>
            <dc:creator> </dc:creator>
            <dc:date>2021-01-11T20:39:17.747824235</dc:date>
          </office:change-info>
          <table:dependencies>
            <table:dependency table:id="ct2188"/>
          </table:dependencies>
        </table:movement>
        <table:movement table:id="ct2186">
          <table:source-range-address table:start-column="41" table:start-row="6" table:start-table="1" table:end-column="41" table:end-row="8" table:end-table="1"/>
          <table:target-range-address table:start-column="38" table:start-row="5" table:start-table="1" table:end-column="38" table:end-row="7" table:end-table="1"/>
          <office:change-info>
            <dc:creator> </dc:creator>
            <dc:date>2021-01-11T20:39:29.198434104</dc:date>
          </office:change-info>
          <table:dependencies>
            <table:dependency table:id="ct2187"/>
          </table:dependencies>
        </table:movement>
        <table:movement table:id="ct2187">
          <table:source-range-address table:start-column="38" table:start-row="5" table:start-table="1" table:end-column="38" table:end-row="7" table:end-table="1"/>
          <table:target-range-address table:start-column="38" table:start-row="6" table:start-table="1" table:end-column="38" table:end-row="8" table:end-table="1"/>
          <office:change-info>
            <dc:creator> </dc:creator>
            <dc:date>2021-01-11T20:39:43.455112627</dc:date>
          </office:change-info>
          <table:deletions>
            <table:cell-content-deletion>
              <table:cell-address table:column="38" table:row="6" table:table="1"/>
              <table:change-track-table-cell office:value-type="string">
                <text:p>Super Metroid</text:p>
              </table:change-track-table-cell>
            </table:cell-content-deletion>
            <table:cell-content-deletion>
              <table:cell-address table:column="38" table:row="7" table:table="1"/>
              <table:change-track-table-cell office:value-type="string">
                <text:p>Super Metroid</text:p>
              </table:change-track-table-cell>
            </table:cell-content-deletion>
            <table:cell-content-deletion>
              <table:cell-address table:column="38" table:row="6" table:table="1"/>
              <table:change-track-table-cell office:value-type="string">
                <text:p>Super Metroid</text:p>
              </table:change-track-table-cell>
            </table:cell-content-deletion>
            <table:cell-content-deletion>
              <table:cell-address table:column="38" table:row="7" table:table="1"/>
              <table:change-track-table-cell office:value-type="string">
                <text:p>Super Metroid</text:p>
              </table:change-track-table-cell>
            </table:cell-content-deletion>
            <table:cell-content-deletion>
              <table:cell-address table:column="38" table:row="6" table:table="1"/>
              <table:change-track-table-cell office:value-type="string">
                <text:p>Super Metroid</text:p>
              </table:change-track-table-cell>
            </table:cell-content-deletion>
            <table:cell-content-deletion>
              <table:cell-address table:column="38" table:row="7" table:table="1"/>
              <table:change-track-table-cell office:value-type="string">
                <text:p>Super Metroid</text:p>
              </table:change-track-table-cell>
            </table:cell-content-deletion>
          </table:deletions>
        </table:movement>
        <table:movement table:id="ct2188">
          <table:source-range-address table:start-column="41" table:start-row="9" table:start-table="1" table:end-column="41" table:end-row="13" table:end-table="1"/>
          <table:target-range-address table:start-column="44" table:start-row="6" table:start-table="1" table:end-column="44" table:end-row="10" table:end-table="1"/>
          <office:change-info>
            <dc:creator> </dc:creator>
            <dc:date>2021-01-11T20:39:46.764615903</dc:date>
          </office:change-info>
          <table:deletions>
            <table:cell-content-deletion table:id="ct2176">
              <table:change-track-table-cell/>
            </table:cell-content-deletion>
          </table:deletions>
        </table:movement>
        <table:cell-content-change table:id="ct2189">
          <table:cell-address table:column="44" table:row="13" table:table="1"/>
          <office:change-info>
            <dc:creator> </dc:creator>
            <dc:date>2021-01-11T20:40:05.765746619</dc:date>
          </office:change-info>
          <table:previous>
            <table:change-track-table-cell office:value-type="string">
              <text:p>MGS: Peace Walker</text:p>
            </table:change-track-table-cell>
          </table:previous>
        </table:cell-content-change>
        <table:cell-content-change table:id="ct2190">
          <table:cell-address table:column="44" table:row="14" table:table="1"/>
          <office:change-info>
            <dc:creator> </dc:creator>
            <dc:date>2021-01-11T20:40:05.765787055</dc:date>
          </office:change-info>
          <table:previous>
            <table:change-track-table-cell office:value-type="string">
              <text:p>MGS: Peace Walker</text:p>
            </table:change-track-table-cell>
          </table:previous>
        </table:cell-content-change>
        <table:cell-content-change table:id="ct2191">
          <table:cell-address table:column="44" table:row="15" table:table="1"/>
          <office:change-info>
            <dc:creator> </dc:creator>
            <dc:date>2021-01-11T20:40:05.765820153</dc:date>
          </office:change-info>
          <table:previous>
            <table:change-track-table-cell office:value-type="string">
              <text:p>MGS: Peace Walker</text:p>
            </table:change-track-table-cell>
          </table:previous>
        </table:cell-content-change>
        <table:cell-content-change table:id="ct2192">
          <table:cell-address table:column="44" table:row="16" table:table="1"/>
          <office:change-info>
            <dc:creator> </dc:creator>
            <dc:date>2021-01-11T20:40:05.765854121</dc:date>
          </office:change-info>
          <table:previous>
            <table:change-track-table-cell office:value-type="string">
              <text:p>MGS: Peace Walker</text:p>
            </table:change-track-table-cell>
          </table:previous>
        </table:cell-content-change>
        <table:cell-content-change table:id="ct2193">
          <table:cell-address table:column="44" table:row="17" table:table="1"/>
          <office:change-info>
            <dc:creator> </dc:creator>
            <dc:date>2021-01-11T20:40:05.765886196</dc:date>
          </office:change-info>
          <table:previous>
            <table:change-track-table-cell office:value-type="string">
              <text:p>MGS: Peace Walker</text:p>
            </table:change-track-table-cell>
          </table:previous>
        </table:cell-content-change>
        <table:cell-content-change table:id="ct2194">
          <table:cell-address table:column="44" table:row="18" table:table="1"/>
          <office:change-info>
            <dc:creator> </dc:creator>
            <dc:date>2021-01-11T20:40:05.765917134</dc:date>
          </office:change-info>
          <table:previous>
            <table:change-track-table-cell office:value-type="string">
              <text:p>MGS: Peace Walker</text:p>
            </table:change-track-table-cell>
          </table:previous>
        </table:cell-content-change>
        <table:movement table:id="ct2195">
          <table:source-range-address table:start-column="45" table:start-row="26" table:start-table="1" table:end-column="45" table:end-row="30" table:end-table="1"/>
          <table:target-range-address table:start-column="38" table:start-row="17" table:start-table="1" table:end-column="38" table:end-row="21" table:end-table="1"/>
          <office:change-info>
            <dc:creator> </dc:creator>
            <dc:date>2021-01-11T20:42:10.390625083</dc:date>
          </office:change-info>
        </table:movement>
        <table:cell-content-change table:id="ct2196">
          <table:cell-address table:column="38" table:row="21" table:table="1"/>
          <office:change-info>
            <dc:creator> </dc:creator>
            <dc:date>2021-01-11T20:42:31.861296085</dc:date>
          </office:change-info>
          <table:previous table:id="ct2132">
            <table:change-track-table-cell office:value-type="string">
              <text:p>Wolfenstein: The New Order</text:p>
            </table:change-track-table-cell>
          </table:previous>
        </table:cell-content-change>
        <table:cell-content-change table:id="ct2197">
          <table:cell-address table:column="5" table:row="2" table:table="0"/>
          <office:change-info>
            <dc:creator> </dc:creator>
            <dc:date>2021-01-11T20:53:24.029772639</dc:date>
          </office:change-info>
          <table:previous>
            <table:change-track-table-cell/>
          </table:previous>
        </table:cell-content-change>
        <table:cell-content-change table:id="ct2198">
          <table:cell-address table:column="5" table:row="2" table:table="0"/>
          <office:change-info>
            <dc:creator> </dc:creator>
            <dc:date>2021-01-11T20:53:24.594443181</dc:date>
          </office:change-info>
          <table:previous>
            <table:change-track-table-cell/>
          </table:previous>
        </table:cell-content-change>
        <table:cell-content-change table:id="ct2199">
          <table:cell-address table:column="7" table:row="3" table:table="0"/>
          <office:change-info>
            <dc:creator> </dc:creator>
            <dc:date>2021-01-11T20:54:03.757747783</dc:date>
          </office:change-info>
          <table:previous>
            <table:change-track-table-cell/>
          </table:previous>
        </table:cell-content-change>
        <table:cell-content-change table:id="ct2200">
          <table:cell-address table:column="7" table:row="4" table:table="0"/>
          <office:change-info>
            <dc:creator> </dc:creator>
            <dc:date>2021-01-11T20:54:04.262505232</dc:date>
          </office:change-info>
          <table:previous>
            <table:change-track-table-cell/>
          </table:previous>
        </table:cell-content-change>
        <table:movement table:id="ct2201">
          <table:source-range-address table:start-column="7" table:start-row="1" table:start-table="0" table:end-column="7" table:end-row="2" table:end-table="0"/>
          <table:target-range-address table:start-column="5" table:start-row="25" table:start-table="0" table:end-column="5" table:end-row="26" table:end-table="0"/>
          <office:change-info>
            <dc:creator> </dc:creator>
            <dc:date>2021-01-11T20:54:10.624046243</dc:date>
          </office:change-info>
          <table:dependencies>
            <table:dependency table:id="ct2215"/>
            <table:dependency table:id="ct2214"/>
            <table:dependency table:id="ct2206"/>
            <table:dependency table:id="ct2202"/>
          </table:dependencies>
        </table:movement>
        <table:movement table:id="ct2202">
          <table:source-range-address table:start-column="5" table:start-row="25" table:start-table="0" table:end-column="5" table:end-row="26" table:end-table="0"/>
          <table:target-range-address table:start-column="7" table:start-row="1" table:start-table="0" table:end-column="7" table:end-row="2" table:end-table="0"/>
          <office:change-info>
            <dc:creator> </dc:creator>
            <dc:date>2021-01-11T20:54:15.256221852</dc:date>
          </office:change-info>
          <table:dependencies>
            <table:dependency table:id="ct2216"/>
            <table:dependency table:id="ct2205"/>
          </table:dependencies>
        </table:movement>
        <table:movement table:id="ct2203">
          <table:source-range-address table:start-column="7" table:start-row="3" table:start-table="0" table:end-column="7" table:end-row="4" table:end-table="0"/>
          <table:target-range-address table:start-column="5" table:start-row="25" table:start-table="0" table:end-column="5" table:end-row="26" table:end-table="0"/>
          <office:change-info>
            <dc:creator> </dc:creator>
            <dc:date>2021-01-11T20:54:17.969481679</dc:date>
          </office:change-info>
          <table:dependencies>
            <table:dependency table:id="ct2215"/>
            <table:dependency table:id="ct2214"/>
            <table:dependency table:id="ct2206"/>
          </table:dependencies>
        </table:movement>
        <table:movement table:id="ct2204">
          <table:source-range-address table:start-column="7" table:start-row="5" table:start-table="0" table:end-column="7" table:end-row="6" table:end-table="0"/>
          <table:target-range-address table:start-column="7" table:start-row="3" table:start-table="0" table:end-column="7" table:end-row="4" table:end-table="0"/>
          <office:change-info>
            <dc:creator> </dc:creator>
            <dc:date>2021-01-11T20:54:21.632803488</dc:date>
          </office:change-info>
          <table:dependencies>
            <table:dependency table:id="ct2222"/>
            <table:dependency table:id="ct2221"/>
          </table:dependencies>
        </table:movement>
        <table:cell-content-change table:id="ct2205">
          <table:cell-address table:column="5" table:row="2" table:table="0"/>
          <office:change-info>
            <dc:creator> </dc:creator>
            <dc:date>2021-01-11T20:54:35.341556782</dc:date>
          </office:change-info>
          <table:previous table:id="ct2197">
            <table:change-track-table-cell office:value-type="string">
              <text:p>MandaloreGaming</text:p>
            </table:change-track-table-cell>
          </table:previous>
        </table:cell-content-change>
        <table:movement table:id="ct2206">
          <table:source-range-address table:column="5" table:row="26" table:table="0"/>
          <table:target-range-address table:column="5" table:row="25" table:table="0"/>
          <office:change-info>
            <dc:creator> </dc:creator>
            <dc:date>2021-01-11T20:54:36.018659301</dc:date>
          </office:change-info>
          <table:dependencies>
            <table:dependency table:id="ct2216"/>
            <table:dependency table:id="ct2214"/>
          </table:dependencies>
          <table:deletions>
            <table:cell-content-deletion table:id="ct2205">
              <table:change-track-table-cell/>
            </table:cell-content-deletion>
          </table:deletions>
        </table:movement>
        <table:cell-content-change table:id="ct2207">
          <table:cell-address table:column="1" table:row="2" table:table="0"/>
          <office:change-info>
            <dc:creator> </dc:creator>
            <dc:date>2021-01-11T20:54:39.086065142</dc:date>
          </office:change-info>
          <table:previous>
            <table:change-track-table-cell/>
          </table:previous>
        </table:cell-content-change>
        <table:cell-content-change table:id="ct2208">
          <table:cell-address table:column="2" table:row="2" table:table="0"/>
          <office:change-info>
            <dc:creator> </dc:creator>
            <dc:date>2021-01-11T20:54:39.451120850</dc:date>
          </office:change-info>
          <table:previous>
            <table:change-track-table-cell/>
          </table:previous>
        </table:cell-content-change>
        <table:cell-content-change table:id="ct2209">
          <table:cell-address table:column="3" table:row="2" table:table="0"/>
          <office:change-info>
            <dc:creator> </dc:creator>
            <dc:date>2021-01-11T20:54:39.854828435</dc:date>
          </office:change-info>
          <table:previous>
            <table:change-track-table-cell/>
          </table:previous>
        </table:cell-content-change>
        <table:cell-content-change table:id="ct2210">
          <table:cell-address table:column="4" table:row="2" table:table="0"/>
          <office:change-info>
            <dc:creator> </dc:creator>
            <dc:date>2021-01-11T20:54:40.269065150</dc:date>
          </office:change-info>
          <table:previous>
            <table:change-track-table-cell/>
          </table:previous>
        </table:cell-content-change>
        <table:movement table:id="ct2211">
          <table:source-range-address table:start-column="1" table:start-row="2" table:start-table="0" table:end-column="5" table:end-row="2" table:end-table="0"/>
          <table:target-range-address table:start-column="1" table:start-row="27" table:start-table="0" table:end-column="5" table:end-row="27" table:end-table="0"/>
          <office:change-info>
            <dc:creator> </dc:creator>
            <dc:date>2021-01-11T20:56:27.133803008</dc:date>
          </office:change-info>
          <table:dependencies>
            <table:dependency table:id="ct2213"/>
          </table:dependencies>
        </table:movement>
        <table:movement table:id="ct2212">
          <table:source-range-address table:start-column="1" table:start-row="26" table:start-table="0" table:end-column="4" table:end-row="26" table:end-table="0"/>
          <table:target-range-address table:start-column="1" table:start-row="2" table:start-table="0" table:end-column="4" table:end-row="2" table:end-table="0"/>
          <office:change-info>
            <dc:creator> </dc:creator>
            <dc:date>2021-01-11T20:56:29.838534280</dc:date>
          </office:change-info>
        </table:movement>
        <table:movement table:id="ct2213">
          <table:source-range-address table:start-column="1" table:start-row="27" table:start-table="0" table:end-column="5" table:end-row="27" table:end-table="0"/>
          <table:target-range-address table:start-column="1" table:start-row="26" table:start-table="0" table:end-column="5" table:end-row="26" table:end-table="0"/>
          <office:change-info>
            <dc:creator> </dc:creator>
            <dc:date>2021-01-11T20:56:32.974402006</dc:date>
          </office:change-info>
          <table:dependencies>
            <table:dependency table:id="ct2215"/>
          </table:dependencies>
        </table:movement>
        <table:movement table:id="ct2214">
          <table:source-range-address table:column="5" table:row="25" table:table="0"/>
          <table:target-range-address table:column="5" table:row="2" table:table="0"/>
          <office:change-info>
            <dc:creator> </dc:creator>
            <dc:date>2021-01-11T20:56:35.170438761</dc:date>
          </office:change-info>
        </table:movement>
        <table:movement table:id="ct2215">
          <table:source-range-address table:column="5" table:row="26" table:table="0"/>
          <table:target-range-address table:column="5" table:row="25" table:table="0"/>
          <office:change-info>
            <dc:creator> </dc:creator>
            <dc:date>2021-01-11T20:56:39.092386663</dc:date>
          </office:change-info>
          <table:dependencies>
            <table:dependency table:id="ct2216"/>
          </table:dependencies>
        </table:movement>
        <table:cell-content-change table:id="ct2216">
          <table:cell-address table:column="5" table:row="26" table:table="0"/>
          <office:change-info>
            <dc:creator> </dc:creator>
            <dc:date>2021-01-11T20:56:41.795029891</dc:date>
          </office:change-info>
          <table:previous>
            <table:change-track-table-cell/>
          </table:previous>
        </table:cell-content-change>
        <table:cell-content-change table:id="ct2217">
          <table:cell-address table:column="6" table:row="30" table:table="0"/>
          <office:change-info>
            <dc:creator> </dc:creator>
            <dc:date>2021-01-11T20:57:32.884370772</dc:date>
          </office:change-info>
          <table:previous>
            <table:change-track-table-cell office:value-type="string">
              <text:p>Her Story</text:p>
            </table:change-track-table-cell>
          </table:previous>
        </table:cell-content-change>
        <table:cell-content-change table:id="ct2218">
          <table:cell-address table:column="6" table:row="31" table:table="0"/>
          <office:change-info>
            <dc:creator> </dc:creator>
            <dc:date>2021-01-11T20:57:34.002918590</dc:date>
          </office:change-info>
          <table:previous>
            <table:change-track-table-cell office:value-type="string">
              <text:p>Her Story</text:p>
            </table:change-track-table-cell>
          </table:previous>
        </table:cell-content-change>
        <table:cell-content-change table:id="ct2219">
          <table:cell-address table:column="6" table:row="32" table:table="0"/>
          <office:change-info>
            <dc:creator> </dc:creator>
            <dc:date>2021-01-11T20:57:34.336895210</dc:date>
          </office:change-info>
          <table:previous>
            <table:change-track-table-cell office:value-type="string">
              <text:p>Her Story</text:p>
            </table:change-track-table-cell>
          </table:previous>
        </table:cell-content-change>
        <table:cell-content-change table:id="ct2220">
          <table:cell-address table:column="31" table:row="2" table:table="1"/>
          <office:change-info>
            <dc:creator> </dc:creator>
            <dc:date>2021-01-11T21:01:26.614500114</dc:date>
          </office:change-info>
          <table:previous>
            <table:change-track-table-cell office:value-type="string">
              <text:p>West Wing</text:p>
            </table:change-track-table-cell>
          </table:previous>
        </table:cell-content-change>
        <table:cell-content-change table:id="ct2221">
          <table:cell-address table:column="7" table:row="9" table:table="0"/>
          <office:change-info>
            <dc:creator> </dc:creator>
            <dc:date>2021-01-11T21:08:04.929255949</dc:date>
          </office:change-info>
          <table:previous>
            <table:change-track-table-cell/>
          </table:previous>
        </table:cell-content-change>
        <table:cell-content-change table:id="ct2222">
          <table:cell-address table:column="7" table:row="10" table:table="0"/>
          <office:change-info>
            <dc:creator> </dc:creator>
            <dc:date>2021-01-11T21:08:05.387328565</dc:date>
          </office:change-info>
          <table:previous>
            <table:change-track-table-cell/>
          </table:previous>
        </table:cell-content-change>
        <table:cell-content-change table:id="ct2223">
          <table:cell-address table:column="7" table:row="11" table:table="0"/>
          <office:change-info>
            <dc:creator> </dc:creator>
            <dc:date>2021-01-11T21:08:23.813101995</dc:date>
          </office:change-info>
          <table:previous>
            <table:change-track-table-cell/>
          </table:previous>
        </table:cell-content-change>
        <table:cell-content-change table:id="ct2224">
          <table:cell-address table:column="7" table:row="12" table:table="0"/>
          <office:change-info>
            <dc:creator> </dc:creator>
            <dc:date>2021-01-11T21:08:24.456844035</dc:date>
          </office:change-info>
          <table:previous>
            <table:change-track-table-cell/>
          </table:previous>
        </table:cell-content-change>
        <table:cell-content-change table:id="ct2225">
          <table:cell-address table:column="7" table:row="7" table:table="0"/>
          <office:change-info>
            <dc:creator> </dc:creator>
            <dc:date>2021-01-11T21:30:22.563531547</dc:date>
          </office:change-info>
          <table:previous>
            <table:change-track-table-cell/>
          </table:previous>
        </table:cell-content-change>
        <table:cell-content-change table:id="ct2226">
          <table:cell-address table:column="7" table:row="8" table:table="0"/>
          <office:change-info>
            <dc:creator> </dc:creator>
            <dc:date>2021-01-11T21:30:22.934474338</dc:date>
          </office:change-info>
          <table:previous>
            <table:change-track-table-cell/>
          </table:previous>
        </table:cell-content-change>
        <table:cell-content-change table:id="ct2227">
          <table:cell-address table:column="7" table:row="5" table:table="0"/>
          <office:change-info>
            <dc:creator> </dc:creator>
            <dc:date>2021-01-11T21:30:28.963656951</dc:date>
          </office:change-info>
          <table:previous>
            <table:change-track-table-cell/>
          </table:previous>
        </table:cell-content-change>
        <table:cell-content-change table:id="ct2228">
          <table:cell-address table:column="7" table:row="6" table:table="0"/>
          <office:change-info>
            <dc:creator> </dc:creator>
            <dc:date>2021-01-11T21:30:29.762016009</dc:date>
          </office:change-info>
          <table:previous>
            <table:change-track-table-cell/>
          </table:previous>
        </table:cell-content-change>
        <table:movement table:id="ct2229">
          <table:source-range-address table:start-column="7" table:start-row="5" table:start-table="0" table:end-column="7" table:end-row="8" table:end-table="0"/>
          <table:target-range-address table:start-column="7" table:start-row="13" table:start-table="0" table:end-column="7" table:end-row="16" table:end-table="0"/>
          <office:change-info>
            <dc:creator> </dc:creator>
            <dc:date>2021-01-11T21:30:33.261023493</dc:date>
          </office:change-info>
          <table:dependencies>
            <table:dependency table:id="ct2239"/>
            <table:dependency table:id="ct2238"/>
            <table:dependency table:id="ct2232"/>
          </table:dependencies>
        </table:movement>
        <table:movement table:id="ct2230">
          <table:source-range-address table:start-column="7" table:start-row="11" table:start-table="0" table:end-column="7" table:end-row="12" table:end-table="0"/>
          <table:target-range-address table:start-column="7" table:start-row="5" table:start-table="0" table:end-column="7" table:end-row="6" table:end-table="0"/>
          <office:change-info>
            <dc:creator> </dc:creator>
            <dc:date>2021-01-11T21:30:37.103045660</dc:date>
          </office:change-info>
        </table:movement>
        <table:movement table:id="ct2231">
          <table:source-range-address table:start-column="7" table:start-row="9" table:start-table="0" table:end-column="7" table:end-row="10" table:end-table="0"/>
          <table:target-range-address table:start-column="7" table:start-row="7" table:start-table="0" table:end-column="7" table:end-row="8" table:end-table="0"/>
          <office:change-info>
            <dc:creator> </dc:creator>
            <dc:date>2021-01-11T21:30:39.535841021</dc:date>
          </office:change-info>
        </table:movement>
        <table:movement table:id="ct2232">
          <table:source-range-address table:start-column="7" table:start-row="13" table:start-table="0" table:end-column="7" table:end-row="16" table:end-table="0"/>
          <table:target-range-address table:start-column="7" table:start-row="9" table:start-table="0" table:end-column="7" table:end-row="12" table:end-table="0"/>
          <office:change-info>
            <dc:creator> </dc:creator>
            <dc:date>2021-01-11T21:30:43.651093285</dc:date>
          </office:change-info>
          <table:dependencies>
            <table:dependency table:id="ct2237"/>
            <table:dependency table:id="ct2236"/>
            <table:dependency table:id="ct2235"/>
            <table:dependency table:id="ct2234"/>
          </table:dependencies>
        </table:movement>
        <table:movement table:id="ct2233">
          <table:source-range-address table:start-column="23" table:start-row="1" table:start-table="1" table:end-column="23" table:end-row="2" table:end-table="1"/>
          <table:target-range-address table:start-column="23" table:start-row="3" table:start-table="1" table:end-column="23" table:end-row="4" table:end-table="1"/>
          <office:change-info>
            <dc:creator> </dc:creator>
            <dc:date>2021-01-11T21:30:52.572089142</dc:date>
          </office:change-info>
        </table:movement>
        <table:cell-content-change table:id="ct2234">
          <table:cell-address table:column="7" table:row="17" table:table="0"/>
          <office:change-info>
            <dc:creator> </dc:creator>
            <dc:date>2021-01-11T21:31:16.717408234</dc:date>
          </office:change-info>
          <table:previous>
            <table:change-track-table-cell/>
          </table:previous>
        </table:cell-content-change>
        <table:cell-content-change table:id="ct2235">
          <table:cell-address table:column="7" table:row="18" table:table="0"/>
          <office:change-info>
            <dc:creator> </dc:creator>
            <dc:date>2021-01-11T21:31:17.091335375</dc:date>
          </office:change-info>
          <table:previous>
            <table:change-track-table-cell/>
          </table:previous>
        </table:cell-content-change>
        <table:cell-content-change table:id="ct2236">
          <table:cell-address table:column="7" table:row="17" table:table="0"/>
          <office:change-info>
            <dc:creator> </dc:creator>
            <dc:date>2021-01-11T21:31:18.713891654</dc:date>
          </office:change-info>
          <table:previous>
            <table:change-track-table-cell/>
          </table:previous>
        </table:cell-content-change>
        <table:cell-content-change table:id="ct2237">
          <table:cell-address table:column="7" table:row="18" table:table="0"/>
          <office:change-info>
            <dc:creator> </dc:creator>
            <dc:date>2021-01-11T21:31:19.075053433</dc:date>
          </office:change-info>
          <table:previous>
            <table:change-track-table-cell/>
          </table:previous>
        </table:cell-content-change>
        <table:movement table:id="ct2238">
          <table:source-range-address table:start-column="7" table:start-row="13" table:start-table="0" table:end-column="7" table:end-row="16" table:end-table="0"/>
          <table:target-range-address table:start-column="7" table:start-row="15" table:start-table="0" table:end-column="7" table:end-row="18" table:end-table="0"/>
          <office:change-info>
            <dc:creator> </dc:creator>
            <dc:date>2021-01-11T21:31:24.090916473</dc:date>
          </office:change-info>
          <table:dependencies>
            <table:dependency table:id="ct2239"/>
          </table:dependencies>
          <table:deletions>
            <table:cell-content-deletion table:id="ct2237">
              <table:change-track-table-cell office:value-type="string">
                <text:p>Answers on Quora</text:p>
              </table:change-track-table-cell>
            </table:cell-content-deletion>
            <table:cell-content-deletion table:id="ct2236">
              <table:change-track-table-cell office:value-type="string">
                <text:p>Answers on Quora</text:p>
              </table:change-track-table-cell>
            </table:cell-content-deletion>
          </table:deletions>
        </table:movement>
        <table:movement table:id="ct2239">
          <table:source-range-address table:start-column="7" table:start-row="15" table:start-table="0" table:end-column="7" table:end-row="18" table:end-table="0"/>
          <table:target-range-address table:start-column="7" table:start-row="17" table:start-table="0" table:end-column="7" table:end-row="20" table:end-table="0"/>
          <office:change-info>
            <dc:creator> </dc:creator>
            <dc:date>2021-01-11T21:31:26.854414106</dc:date>
          </office:change-info>
          <table:deletions>
            <table:cell-content-deletion>
              <table:cell-address table:column="7" table:row="17" table:table="0"/>
              <table:change-track-table-cell office:value-type="string">
                <text:p>Answers on Quora</text:p>
              </table:change-track-table-cell>
            </table:cell-content-deletion>
            <table:cell-content-deletion>
              <table:cell-address table:column="7" table:row="18" table:table="0"/>
              <table:change-track-table-cell office:value-type="string">
                <text:p>Answers on Quora</text:p>
              </table:change-track-table-cell>
            </table:cell-content-deletion>
          </table:deletions>
        </table:movement>
      </table:tracked-changes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6" table:default-cell-style-name="ce113"/>
        <table:table-column table:style-name="co7" table:default-cell-style-name="ce113"/>
        <table:table-column table:style-name="co8" table:default-cell-style-name="ce113"/>
        <table:table-column table:style-name="co9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text:p>[J (CS), EL, ES, SD, SDN, R, Q/A]</text:p>
            <draw:frame draw:z-index="0" draw:name="Shape 3" draw:style-name="gr1" draw:text-style-name="P1" svg:width="0.235in" svg:height="0.2079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  <text:p>[J (CS), DS, EG, EV, FOSS, L, R]</text:p>
          </table:table-cell>
          <table:table-cell table:style-name="ce114" office:value-type="string" calcext:value-type="string">
            <text:p>Wednesday</text:p>
            <text:p>[J (CS), EL, ES, SD, SDN, R, Q/A]</text:p>
          </table:table-cell>
          <table:table-cell table:style-name="ce114" office:value-type="string" calcext:value-type="string">
            <text:p>Thursday</text:p>
            <text:p>[J (CS), DS, EG, EV, FOSS, L, R]</text:p>
          </table:table-cell>
          <table:table-cell table:style-name="ce114" office:value-type="string" calcext:value-type="string">
            <text:p>Friday</text:p>
            <text:p>[J (CS), EL, ES, SD, SDN, R, Q/A]</text:p>
          </table:table-cell>
          <table:table-cell table:style-name="ce114" office:value-type="string" calcext:value-type="string">
            <text:p>Saturday</text:p>
            <text:p>[J (CS), EG, EV, FOSS, games]</text:p>
          </table:table-cell>
          <table:table-cell table:style-name="ce114" office:value-type="string" calcext:value-type="string">
            <text:p>Sunday</text:p>
            <text:p>[CS, NS, P, R, reading day]</text:p>
          </table:table-cell>
          <table:table-cell table:number-columns-repeated="1016"/>
        </table:table-row>
        <table:table-row table:style-name="ro2">
          <table:table-cell table:style-name="ce109" office:value-type="time" office:time-value="PT09H00M00S" calcext:value-type="time">
            <text:p>09:00</text:p>
          </table:table-cell>
          <table:table-cell table:number-columns-repeated="5" table:style-name="ce115" office:value-type="string" calcext:value-type="string">
            <text:p>Office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2">
          <table:table-cell table:style-name="ce109" office:value-type="time" office:time-value="PT09H30M00S" calcext:value-type="time">
            <text:p>09:30</text:p>
          </table:table-cell>
          <table:table-cell table:number-columns-repeated="5" table:style-name="ce116" office:value-type="string" calcext:value-type="string">
            <text:p>MandaloreGaming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2">
          <table:table-cell table:style-name="ce110" office:value-type="time" office:time-value="PT10H00M00S" calcext:value-type="time">
            <text:p>10:00</text:p>
          </table:table-cell>
          <table:table-cell table:number-columns-repeated="5"/>
          <table:table-cell table:style-name="ce115" office:value-type="string" calcext:value-type="string">
            <text:p>Battlestar Galactica Mini Series</text:p>
          </table:table-cell>
          <table:table-cell table:style-name="ce116" office:value-type="string" calcext:value-type="string">
            <text:p>NoClip</text:p>
          </table:table-cell>
          <table:table-cell table:number-columns-repeated="1016"/>
        </table:table-row>
        <table:table-row table:style-name="ro2">
          <table:table-cell table:style-name="ce110" office:value-type="time" office:time-value="PT10H30M00S" calcext:value-type="time">
            <text:p>10:30</text:p>
          </table:table-cell>
          <table:table-cell table:number-columns-repeated="6"/>
          <table:table-cell table:style-name="ce116" office:value-type="string" calcext:value-type="string">
            <text:p>NoClip</text:p>
          </table:table-cell>
          <table:table-cell table:number-columns-repeated="1016"/>
        </table:table-row>
        <table:table-row table:style-name="ro2">
          <table:table-cell table:style-name="ce110" office:value-type="time" office:time-value="PT11H00M00S" calcext:value-type="time">
            <text:p>11:00</text:p>
          </table:table-cell>
          <table:table-cell table:number-columns-repeated="6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2">
          <table:table-cell table:style-name="ce110" office:value-type="time" office:time-value="PT11H30M00S" calcext:value-type="time">
            <text:p>11:30</text:p>
          </table:table-cell>
          <table:table-cell table:number-columns-repeated="6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2">
          <table:table-cell table:style-name="ce110" office:value-type="time" office:time-value="PT12H00M00S" calcext:value-type="time">
            <text:p>12:00</text:p>
          </table:table-cell>
          <table:table-cell table:number-columns-repeated="6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2">
          <table:table-cell table:style-name="ce110" office:value-type="time" office:time-value="PT12H30M00S" calcext:value-type="time">
            <text:p>12:30</text:p>
          </table:table-cell>
          <table:table-cell table:number-columns-repeated="6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2">
          <table:table-cell table:style-name="ce110" office:value-type="time" office:time-value="PT13H00M00S" calcext:value-type="time">
            <text:p>13:00</text:p>
          </table:table-cell>
          <table:table-cell table:number-columns-repeated="6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2">
          <table:table-cell table:style-name="ce110" office:value-type="time" office:time-value="PT13H30M00S" calcext:value-type="time">
            <text:p>13:30</text:p>
          </table:table-cell>
          <table:table-cell table:number-columns-repeated="6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2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/>
          <table:table-cell table:number-columns-repeated="4"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2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2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 table:style-name="ce110" office:value-type="time" office:time-value="PT15H30M00S" calcext:value-type="time">
            <text:p>15:30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2">
          <table:table-cell table:style-name="ce109" office:value-type="time" office:time-value="PT16H00M00S" calcext:value-type="time">
            <text:p>16:00</text:p>
          </table:table-cell>
          <table:table-cell table:number-columns-repeated="4" table:style-name="ce115" office:value-type="string" calcext:value-type="string">
            <text:p>Hannibal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109" office:value-type="time" office:time-value="PT16H30M00S" calcext:value-type="time">
            <text:p>16:30</text:p>
          </table:table-cell>
          <table:table-cell table:number-columns-repeated="4" table:style-name="ce115" office:value-type="string" calcext:value-type="string">
            <text:p>Hannibal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4"/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2">
          <table:table-cell table:style-name="ce109" office:value-type="time" office:time-value="PT17H30M00S" calcext:value-type="time">
            <text:p>17:30</text:p>
          </table:table-cell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2">
          <table:table-cell table:style-name="ce111" office:value-type="time" office:time-value="PT18H00M00S" calcext:value-type="time">
            <text:p>18:00</text:p>
          </table:table-cell>
          <table:table-cell table:number-columns-repeated="4" table:style-name="ce117" office:value-type="string" calcext:value-type="string">
            <text:p>Articles on Habr</text:p>
          </table:table-cell>
          <table:table-cell table:number-columns-repeated="2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2">
          <table:table-cell table:style-name="ce111" office:value-type="time" office:time-value="PT18H30M00S" calcext:value-type="time">
            <text:p>18:30</text:p>
          </table:table-cell>
          <table:table-cell table:number-columns-repeated="4" table:style-name="ce118" office:value-type="string" calcext:value-type="string">
            <text:p>Repeat Words</text:p>
          </table:table-cell>
          <table:table-cell table:number-columns-repeated="2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2">
          <table:table-cell table:style-name="ce111" office:value-type="time" office:time-value="PT19H00M00S" calcext:value-type="time">
            <text:p>19:00</text:p>
          </table:table-cell>
          <table:table-cell table:number-columns-repeated="5"/>
          <table:table-cell table:style-name="ce122"/>
          <table:table-cell table:number-columns-repeated="1017"/>
        </table:table-row>
        <table:table-row table:style-name="ro2">
          <table:table-cell table:style-name="ce111" office:value-type="time" office:time-value="PT19H30M00S" calcext:value-type="time">
            <text:p>19:30</text:p>
          </table:table-cell>
          <table:table-cell table:number-columns-repeated="1023"/>
        </table:table-row>
        <table:table-row table:style-name="ro2">
          <table:table-cell table:style-name="ce111" office:value-type="time" office:time-value="PT20H00M00S" calcext:value-type="time">
            <text:p>20:00</text:p>
          </table:table-cell>
          <table:table-cell table:number-columns-repeated="1023"/>
        </table:table-row>
        <table:table-row table:style-name="ro2">
          <table:table-cell table:style-name="ce111" office:value-type="time" office:time-value="PT20H30M00S" calcext:value-type="time">
            <text:p>20:30</text:p>
          </table:table-cell>
          <table:table-cell table:number-columns-repeated="1023"/>
        </table:table-row>
        <table:table-row table:style-name="ro2">
          <table:table-cell table:style-name="ce109" office:value-type="time" office:time-value="PT21H00M00S" calcext:value-type="time">
            <text:p>21:00</text:p>
          </table:table-cell>
          <table:table-cell table:number-columns-repeated="4" table:style-name="ce119" office:value-type="string" calcext:value-type="string">
            <text:p>GTO: Great Teacher Onizuka</text:p>
          </table:table-cell>
          <table:table-cell table:style-name="ce116" office:value-type="string" calcext:value-type="string">
            <text:p>Every Frame a Painting</text:p>
          </table:table-cell>
          <table:table-cell table:number-columns-repeated="1018"/>
        </table:table-row>
        <table:table-row table:style-name="ro2">
          <table:table-cell table:style-name="ce111" office:value-type="time" office:time-value="PT21H30M00S" calcext:value-type="time">
            <text:p>21:30</text:p>
          </table:table-cell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16" office:value-type="string" calcext:value-type="string">
            <text:p>Every Frame a Painting</text:p>
          </table:table-cell>
          <table:table-cell table:number-columns-repeated="1018"/>
        </table:table-row>
        <table:table-row table:style-name="ro2">
          <table:table-cell table:style-name="ce111" office:value-type="time" office:time-value="PT22H00M00S" calcext:value-type="time">
            <text:p>22:00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111" office:value-type="time" office:time-value="PT22H30M00S" calcext:value-type="time">
            <text:p>22:30</text:p>
          </table:table-cell>
          <table:table-cell table:number-columns-repeated="1023"/>
        </table:table-row>
        <table:table-row table:style-name="ro2">
          <table:table-cell table:style-name="ce111" office:value-type="time" office:time-value="PT23H00M00S" calcext:value-type="time">
            <text:p>23:00</text:p>
          </table:table-cell>
          <table:table-cell table:number-columns-repeated="1023"/>
        </table:table-row>
        <table:table-row table:style-name="ro2">
          <table:table-cell table:style-name="ce109" office:value-type="time" office:time-value="PT23H30M00S" calcext:value-type="time">
            <text:p>23:30</text:p>
          </table:table-cell>
          <table:table-cell table:style-name="ce115" office:value-type="string" calcext:value-type="string">
            <text:p>Fargo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115" office:value-type="string" calcext:value-type="string">
            <text:p>Fargo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2">
          <table:table-cell table:style-name="ce109" office:value-type="time" office:time-value="PT24H00M00S" calcext:value-type="time">
            <text:p>00:00</text:p>
          </table:table-cell>
          <table:table-cell table:style-name="ce115" office:value-type="string" calcext:value-type="string">
            <text:p>Fargo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115" office:value-type="string" calcext:value-type="string">
            <text:p>Fargo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2">
          <table:table-cell table:style-name="ce109" office:value-type="time" office:time-value="PT24H30M00S" calcext:value-type="time">
            <text:p>00:30</text:p>
          </table:table-cell>
          <table:table-cell/>
          <table:table-cell table:style-name="ce115" office:value-type="string" calcext:value-type="string">
            <text:p>Battlestar Galactica Mini Series</text:p>
          </table:table-cell>
          <table:table-cell/>
          <table:table-cell table:style-name="ce115" office:value-type="string" calcext:value-type="string">
            <text:p>Battlestar Galactica Mini Series</text:p>
          </table:table-cell>
          <table:table-cell/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2">
          <table:table-cell table:style-name="ce112" table:number-columns-repeated="8"/>
          <table:table-cell table:number-columns-repeated="1016"/>
        </table:table-row>
        <table:table-row table:style-name="ro3" table:number-rows-repeated="1048438">
          <table:table-cell table:number-columns-repeated="1024"/>
        </table:table-row>
        <table:table-row table:style-name="ro4" table:number-rows-repeated="1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10" table:default-cell-style-name="ce113"/>
        <table:table-column table:style-name="co11" table:default-cell-style-name="ce63"/>
        <table:table-column table:style-name="co12" table:default-cell-style-name="ce113"/>
        <table:table-column table:style-name="co13" table:default-cell-style-name="ce113"/>
        <table:table-column table:style-name="co11" table:default-cell-style-name="ce124"/>
        <table:table-column table:style-name="co14" table:default-cell-style-name="ce113"/>
        <table:table-column table:style-name="co2" table:default-cell-style-name="ce113"/>
        <table:table-column table:style-name="co15" table:default-cell-style-name="ce113"/>
        <table:table-column table:style-name="co16" table:default-cell-style-name="ce113"/>
        <table:table-column table:style-name="co6" table:default-cell-style-name="ce113"/>
        <table:table-column table:style-name="co17" table:default-cell-style-name="ce113"/>
        <table:table-column table:style-name="co18" table:default-cell-style-name="ce113"/>
        <table:table-column table:style-name="co19" table:default-cell-style-name="ce113"/>
        <table:table-column table:style-name="co20" table:default-cell-style-name="ce113"/>
        <table:table-column table:style-name="co21" table:default-cell-style-name="ce113"/>
        <table:table-column table:style-name="co22" table:default-cell-style-name="ce113"/>
        <table:table-column table:style-name="co23" table:default-cell-style-name="ce113"/>
        <table:table-column table:style-name="co24" table:default-cell-style-name="ce113"/>
        <table:table-column table:style-name="co25" table:default-cell-style-name="ce113"/>
        <table:table-column table:style-name="co26" table:default-cell-style-name="ce113"/>
        <table:table-column table:style-name="co11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30" table:default-cell-style-name="ce113"/>
        <table:table-column table:style-name="co31" table:default-cell-style-name="ce113"/>
        <table:table-column table:style-name="co32" table:default-cell-style-name="ce113"/>
        <table:table-column table:style-name="co27" table:default-cell-style-name="ce113"/>
        <table:table-column table:style-name="co33" table:default-cell-style-name="ce113"/>
        <table:table-column table:style-name="co34" table:default-cell-style-name="ce113"/>
        <table:table-column table:style-name="co35" table:default-cell-style-name="ce113"/>
        <table:table-column table:style-name="co36" table:default-cell-style-name="ce113"/>
        <table:table-column table:style-name="co26" table:default-cell-style-name="ce113"/>
        <table:table-column table:style-name="co8" table:default-cell-style-name="ce113"/>
        <table:table-column table:style-name="co37" table:default-cell-style-name="ce113"/>
        <table:table-column table:style-name="co38" table:default-cell-style-name="ce113"/>
        <table:table-column table:style-name="co39" table:default-cell-style-name="ce113"/>
        <table:table-column table:style-name="co40" table:default-cell-style-name="ce113"/>
        <table:table-column table:style-name="co41" table:default-cell-style-name="ce113"/>
        <table:table-column table:style-name="co42" table:number-columns-repeated="2" table:default-cell-style-name="ce113"/>
        <table:table-column table:style-name="co4" table:number-columns-repeated="2" table:default-cell-style-name="ce113"/>
        <table:table-column table:style-name="co43" table:default-cell-style-name="ce113"/>
        <table:table-column table:style-name="co4" table:number-columns-repeated="3" table:default-cell-style-name="ce113"/>
        <table:table-column table:style-name="co44" table:default-cell-style-name="ce113"/>
        <table:table-column table:style-name="co45" table:default-cell-style-name="ce113"/>
        <table:table-column table:style-name="co46" table:default-cell-style-name="ce113"/>
        <table:table-column table:style-name="co4" table:default-cell-style-name="ce113"/>
        <table:table-column table:style-name="co18" table:default-cell-style-name="ce113"/>
        <table:table-column table:style-name="co6" table:default-cell-style-name="ce113"/>
        <table:table-column table:style-name="co47" table:default-cell-style-name="ce113"/>
        <table:table-column table:style-name="co48" table:number-columns-repeated="2" table:default-cell-style-name="ce113"/>
        <table:table-column table:style-name="co49" table:default-cell-style-name="ce113"/>
        <table:table-column table:style-name="co50" table:default-cell-style-name="ce113"/>
        <table:table-column table:style-name="co51" table:default-cell-style-name="ce113"/>
        <table:table-column table:style-name="co52" table:default-cell-style-name="ce113"/>
        <table:table-column table:style-name="co53" table:default-cell-style-name="ce113"/>
        <table:table-column table:style-name="co54" table:default-cell-style-name="ce113"/>
        <table:table-column table:style-name="co55" table:default-cell-style-name="ce113"/>
        <table:table-column table:style-name="co56" table:default-cell-style-name="ce113"/>
        <table:table-column table:style-name="co57" table:number-columns-repeated="2" table:default-cell-style-name="ce113"/>
        <table:table-column table:style-name="co58" table:default-cell-style-name="ce113"/>
        <table:table-column table:style-name="co39" table:default-cell-style-name="ce113"/>
        <table:table-column table:style-name="co59" table:default-cell-style-name="ce113"/>
        <table:table-column table:style-name="co60" table:default-cell-style-name="ce113"/>
        <table:table-column table:style-name="co34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64" table:default-cell-style-name="ce113"/>
        <table:table-column table:style-name="co65" table:number-columns-repeated="948" table:default-cell-style-name="ce113"/>
        <table:table-column table:style-name="co65" table:default-cell-style-name="Default"/>
        <table:table-row table:style-name="ro5">
          <table:table-cell table:style-name="ce41" office:value-type="string" calcext:value-type="string">
            <text:p>Date</text:p>
          </table:table-cell>
          <table:table-cell table:style-name="ce112"/>
          <table:table-cell table:style-name="ce42" office:value-type="string" calcext:value-type="string">
            <text:p>Interview [INV]</text:p>
          </table:table-cell>
          <table:table-cell table:style-name="ce43" office:value-type="string" calcext:value-type="string">
            <text:p>Job [J]</text:p>
          </table:table-cell>
          <table:table-cell table:style-name="ce44"/>
          <table:table-cell table:style-name="ce45" office:value-type="string" calcext:value-type="string">
            <text:p>Computer Science [CS]</text:p>
          </table:table-cell>
          <table:table-cell table:style-name="ce46" office:value-type="string" calcext:value-type="string">
            <text:p>Data Science [DS]</text:p>
          </table:table-cell>
          <table:table-cell table:style-name="ce47" office:value-type="string" calcext:value-type="string">
            <text:p>Software Design [SDN]</text:p>
          </table:table-cell>
          <table:table-cell table:style-name="ce47" office:value-type="string" calcext:value-type="string">
            <text:p>Software Development [SDT]</text:p>
          </table:table-cell>
          <table:table-cell table:style-name="ce48" office:value-type="string" calcext:value-type="string">
            <text:p>Game Development [CM]</text:p>
          </table:table-cell>
          <table:table-cell table:style-name="ce49" office:value-type="string" calcext:value-type="string">
            <text:p>FOSS [FOSS]</text:p>
          </table:table-cell>
          <table:table-cell table:style-name="ce49" office:value-type="string" calcext:value-type="string">
            <text:p>FOSS Linux [L]</text:p>
          </table:table-cell>
          <table:table-cell table:style-name="ce50" office:value-type="string" calcext:value-type="string">
            <text:p>English Grammar [EG]</text:p>
          </table:table-cell>
          <table:table-cell table:style-name="ce50" office:value-type="string" calcext:value-type="string">
            <text:p>English Listening [EL]</text:p>
          </table:table-cell>
          <table:table-cell table:style-name="ce50" office:value-type="string" calcext:value-type="string">
            <text:p>English Speaking [ES]</text:p>
          </table:table-cell>
          <table:table-cell table:style-name="ce50" office:value-type="string" calcext:value-type="string">
            <text:p>English Vocabulary [EV]</text:p>
          </table:table-cell>
          <table:table-cell table:style-name="ce51" office:value-type="string" calcext:value-type="string">
            <text:p>Natural Science [NS]</text:p>
          </table:table-cell>
          <table:table-cell table:style-name="ce52" office:value-type="string" calcext:value-type="string">
            <text:p>Philosophy [P]</text:p>
          </table:table-cell>
          <table:table-cell table:style-name="ce53" office:value-type="string" calcext:value-type="string">
            <text:p>Reading articles [R]</text:p>
          </table:table-cell>
          <table:table-cell table:style-name="ce54" office:value-type="string" calcext:value-type="string">
            <text:p>Questins/Answers [Q/A]</text:p>
          </table:table-cell>
          <table:table-cell table:style-name="ce44"/>
          <table:table-cell table:style-name="ce55" office:value-type="string" calcext:value-type="string">
            <text:p>Essential Fiction Books #1, prose, difficult</text:p>
          </table:table-cell>
          <table:table-cell table:style-name="ce55" office:value-type="string" calcext:value-type="string">
            <text:p>Essential Fiction Books #2, can be in English, poetry/prose</text:p>
          </table:table-cell>
          <table:table-cell table:style-name="ce56" office:value-type="string" calcext:value-type="string">
            <text:p>Comics #1, issues, one-shots</text:p>
          </table:table-cell>
          <table:table-cell table:style-name="ce56" office:value-type="string" calcext:value-type="string">
            <text:p>Comics #2, trade paperback, omnibus, superhero</text:p>
          </table:table-cell>
          <table:table-cell table:style-name="ce56" office:value-type="string" calcext:value-type="string">
            <text:p>Comics #3, trade paperback, omnibus, !superhero</text:p>
          </table:table-cell>
          <table:table-cell table:style-name="ce56" office:value-type="string" calcext:value-type="string">
            <text:p>Comics #4, manga</text:p>
          </table:table-cell>
          <table:table-cell table:style-name="ce57" office:value-type="string" calcext:value-type="string">
            <text:p>Auteur/Important/I have to watch it</text:p>
          </table:table-cell>
          <table:table-cell table:style-name="ce57" office:value-type="string" calcext:value-type="string">
            <text:p>Fun/Popular</text:p>
          </table:table-cell>
          <table:table-cell table:style-name="ce58" office:value-type="string" calcext:value-type="string">
            <text:p>Anime</text:p>
          </table:table-cell>
          <table:table-cell table:style-name="ce58" office:value-type="string" calcext:value-type="string">
            <text:p>Comedy</text:p>
          </table:table-cell>
          <table:table-cell table:style-name="ce58" office:value-type="string" calcext:value-type="string">
            <text:p>Weekday drama</text:p>
          </table:table-cell>
          <table:table-cell table:style-name="ce58" office:value-type="string" calcext:value-type="string">
            <text:p>Weekend drama</text:p>
          </table:table-cell>
          <table:table-cell table:style-name="ce58" office:value-type="string" calcext:value-type="string">
            <text:p>Sci-Fi</text:p>
          </table:table-cell>
          <table:table-cell table:style-name="ce59" office:value-type="string" calcext:value-type="string">
            <text:p>Top Tabletop games</text:p>
          </table:table-cell>
          <table:table-cell table:style-name="ce59" office:value-type="string" calcext:value-type="string">
            <text:p>Tabletop Card games</text:p>
          </table:table-cell>
          <table:table-cell table:style-name="ce59" office:value-type="string" calcext:value-type="string">
            <text:p>Tabletop Dice games</text:p>
          </table:table-cell>
          <table:table-cell table:style-name="ce59" office:value-type="string" calcext:value-type="string">
            <text:p>Tabletop CCG</text:p>
          </table:table-cell>
          <table:table-cell table:style-name="ce60" office:value-type="string" calcext:value-type="string">
            <text:p>NEW game, must be beaten</text:p>
          </table:table-cell>
          <table:table-cell table:number-columns-repeated="2" table:style-name="ce60" office:value-type="string" calcext:value-type="string">
            <text:p><text:s/>NEW game, can be carried over</text:p>
          </table:table-cell>
          <table:table-cell table:number-columns-repeated="2" table:style-name="ce60" office:value-type="string" calcext:value-type="string">
            <text:p>Carried over game</text:p>
          </table:table-cell>
          <table:table-cell table:style-name="ce61" office:value-type="string" calcext:value-type="string">
            <text:p>$Important / I have to play it</text:p>
          </table:table-cell>
          <table:table-cell table:style-name="ce61" office:value-type="string" calcext:value-type="string">
            <text:p>$Repetitive / long game</text:p>
          </table:table-cell>
          <table:table-cell table:style-name="ce61" office:value-type="string" calcext:value-type="string">
            <text:p>$Short</text:p>
          </table:table-cell>
          <table:table-cell table:style-name="ce61" office:value-type="string" calcext:value-type="string">
            <text:p>Action-adventure</text:p>
          </table:table-cell>
          <table:table-cell table:style-name="ce61" office:value-type="string" calcext:value-type="string">
            <text:p>Adventure</text:p>
          </table:table-cell>
          <table:table-cell table:style-name="ce61" office:value-type="string" calcext:value-type="string">
            <text:p>Beat 'em up</text:p>
          </table:table-cell>
          <table:table-cell table:style-name="ce61" office:value-type="string" calcext:value-type="string">
            <text:p>Dungeon Crawler</text:p>
          </table:table-cell>
          <table:table-cell table:style-name="ce61" office:value-type="string" calcext:value-type="string">
            <text:p>Fighting Game</text:p>
          </table:table-cell>
          <table:table-cell table:style-name="ce61" office:value-type="string" calcext:value-type="string">
            <text:p>Hack and Slash</text:p>
          </table:table-cell>
          <table:table-cell table:style-name="ce61" office:value-type="string" calcext:value-type="string">
            <text:p>Immersive Sim</text:p>
          </table:table-cell>
          <table:table-cell table:style-name="ce61" office:value-type="string" calcext:value-type="string">
            <text:p>Metroidvania</text:p>
          </table:table-cell>
          <table:table-cell table:style-name="ce61" office:value-type="string" calcext:value-type="string">
            <text:p>Platformer</text:p>
          </table:table-cell>
          <table:table-cell table:style-name="ce61" office:value-type="string" calcext:value-type="string">
            <text:p>Puzzle</text:p>
          </table:table-cell>
          <table:table-cell table:style-name="ce61" office:value-type="string" calcext:value-type="string">
            <text:p>Racing Game</text:p>
          </table:table-cell>
          <table:table-cell table:style-name="ce61" office:value-type="string" calcext:value-type="string">
            <text:p>RogueLike</text:p>
          </table:table-cell>
          <table:table-cell table:style-name="ce61" office:value-type="string" calcext:value-type="string">
            <text:p>RPG</text:p>
          </table:table-cell>
          <table:table-cell table:style-name="ce61" office:value-type="string" calcext:value-type="string">
            <text:p>Shooter</text:p>
          </table:table-cell>
          <table:table-cell table:style-name="ce61" office:value-type="string" calcext:value-type="string">
            <text:p>Strategy</text:p>
          </table:table-cell>
          <table:table-cell table:style-name="ce61" office:value-type="string" calcext:value-type="string">
            <text:p>Survival</text:p>
          </table:table-cell>
          <table:table-cell table:style-name="ce61" office:value-type="string" calcext:value-type="string">
            <text:p>Good Star Trek games</text:p>
          </table:table-cell>
          <table:table-cell table:style-name="ce61" office:value-type="string" calcext:value-type="string">
            <text:p>Good Star Wars games</text:p>
          </table:table-cell>
          <table:table-cell table:style-name="ce61" office:value-type="string" calcext:value-type="string">
            <text:p>Good Lovecraft games</text:p>
          </table:table-cell>
          <table:table-cell table:style-name="ce62" office:value-type="string" calcext:value-type="string">
            <text:p>Video essays, film documentaries</text:p>
          </table:table-cell>
          <table:table-cell table:style-name="ce62" office:value-type="string" calcext:value-type="string">
            <text:p>*Film essays</text:p>
          </table:table-cell>
          <table:table-cell table:style-name="ce62" office:value-type="string" calcext:value-type="string">
            <text:p>Fim essays on acting</text:p>
          </table:table-cell>
          <table:table-cell table:style-name="ce62" office:value-type="string" calcext:value-type="string">
            <text:p>*Film essays on history/theory</text:p>
          </table:table-cell>
          <table:table-cell table:style-name="ce62" office:value-type="string" calcext:value-type="string">
            <text:p>Film essays on photography</text:p>
          </table:table-cell>
          <table:table-cell table:style-name="ce62" office:value-type="string" calcext:value-type="string">
            <text:p>*Film essays on screenwriting</text:p>
          </table:table-cell>
          <table:table-cell table:style-name="ce62" office:value-type="string" calcext:value-type="string">
            <text:p>*Game documentaries</text:p>
          </table:table-cell>
          <table:table-cell table:style-name="ce62" office:value-type="string" calcext:value-type="string">
            <text:p>Game essays</text:p>
          </table:table-cell>
          <table:table-cell table:style-name="ce62" office:value-type="string" calcext:value-type="string">
            <text:p>*Game reviews</text:p>
          </table:table-cell>
          <table:table-cell table:style-name="ce44"/>
          <table:table-cell table:number-columns-repeated="949"/>
        </table:table-row>
        <table:table-row table:style-name="ro6">
          <table:table-cell table:style-name="ce63" office:value-type="date" office:date-value="2021-01-11" calcext:value-type="date">
            <text:p>11.01.2021</text:p>
          </table:table-cell>
          <table:table-cell table:style-name="ce64" office:value-type="string" calcext:value-type="string">
            <text:p>Job</text:p>
          </table:table-cell>
          <table:table-cell table:style-name="ce24" office:value-type="string" calcext:value-type="string">
            <text:p>Interview 150 Tasks</text:p>
          </table:table-cell>
          <table:table-cell table:style-name="ce65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/>
            <text:p>Algorithms: videos: Elementary Symbol Tables</text:p>
            <text:p>Algorithms: notes: Elementary Symbol Tables</text:p>
            <text:p>Algorithms: videos: Balanced Search Trees</text:p>
            <text:p>Algorithms: notes: Balanced Search Trees</text:p>
            <text:p>Algorithms: videos: Geometric Applications of BSTs</text:p>
            <text:p>Algorithms: notes: Geometric Applications of BSTs</text:p>
            <text:p>Algorithms: programming: Assignment 5: Kd-trees</text:p>
            <text:p/>
            <text:p>C.O.D.E.</text:p>
          </table:table-cell>
          <table:table-cell table:style-name="ce64" office:value-type="string" calcext:value-type="string">
            <text:p>Autodidacticism</text:p>
          </table:table-cell>
          <table:table-cell table:style-name="ce65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/>
            <text:p>Algorithms: videos: Elementary Symbol Tables</text:p>
            <text:p>Algorithms: notes: Elementary Symbol Tables</text:p>
            <text:p>Algorithms: videos: Balanced Search Trees</text:p>
            <text:p>Algorithms: notes: Balanced Search Trees</text:p>
            <text:p>Algorithms: videos: Geometric Applications of BSTs</text:p>
            <text:p>Algorithms: notes: Geometric Applications of BSTs</text:p>
            <text:p>Algorithms: programming: Assignment 5: Kd-trees</text:p>
            <text:p/>
            <text:p>C.O.D.E.</text:p>
          </table:table-cell>
          <table:table-cell table:style-name="Default"/>
          <table:table-cell table:style-name="ce26" office:value-type="string" calcext:value-type="string">
            <text:p>Design Patterns</text:p>
          </table:table-cell>
          <table:table-cell table:style-name="Default"/>
          <table:table-cell table:style-name="ce124"/>
          <table:table-cell table:style-name="Default"/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118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29" office:value-type="string" calcext:value-type="string">
            <text:p>Answers on Quora</text:p>
          </table:table-cell>
          <table:table-cell table:style-name="ce64" office:value-type="string" calcext:value-type="string">
            <text:p>Entertainment</text:p>
          </table:table-cell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Default"/>
          <table:table-cell table:style-name="ce124" table:number-columns-repeated="2"/>
          <table:table-cell table:style-name="ce1"/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</table:table-cell>
          <table:table-cell table:style-name="ce115" office:value-type="string" calcext:value-type="string">
            <text:p>Fargo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: Chess Fundamentals</text:p>
          </table:table-cell>
          <table:table-cell table:style-name="ce1"/>
          <table:table-cell table:style-name="ce124" table:number-columns-repeated="2"/>
          <table:table-cell table:style-name="ce35" office:value-type="string" calcext:value-type="string">
            <text:p>Mirror’s Edge</text:p>
          </table:table-cell>
          <table:table-cell table:style-name="Default" table:number-columns-repeated="3"/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{ac-Man Championship Edition Dx+</text:p>
          </table:table-cell>
          <table:table-cell table:style-name="ce124"/>
          <table:table-cell/>
          <table:table-cell table:style-name="ce124" table:number-columns-repeated="5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Every Frame a Painting</text:p>
          </table:table-cell>
          <table:table-cell table:style-name="ce124" office:value-type="string" calcext:value-type="string">
            <text:p>can't find them...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9"/>
        </table:table-row>
        <table:table-row table:style-name="ro7">
          <table:table-cell table:style-name="ce63" office:value-type="date" office:date-value="2021-01-18" calcext:value-type="date">
            <text:p>18.01.2021</text:p>
          </table:table-cell>
          <table:table-cell table:style-name="ce112"/>
          <table:table-cell table:style-name="ce24" office:value-type="string" calcext:value-type="string">
            <text:p>HackerRank: Interview preparation kit</text:p>
          </table:table-cell>
          <table:table-cell table:style-name="ce65" office:value-type="string" calcext:value-type="string">
            <text:p>Algorithms: videos: Undirected Graphs</text:p>
            <text:p>Algorithms: notes: Undirected Graphs</text:p>
            <text:p>Algorithms: practice quiz: week 1: Undirected Graphs</text:p>
            <text:p>Algorithms: videos: Directed Graphs</text:p>
            <text:p>Algorithms: notes: Directed Graphs</text:p>
            <text:p>Algorithms: practice quiz: week 1: Directed Graphs</text:p>
            <text:p>Algorithms: programming: Assignment 1: WordNet</text:p>
            <text:p/>
            <text:p>Algorithms: videos: Minimum Spanning Trees</text:p>
            <text:p>Algorithms: notes: Minimum Spanning Trees</text:p>
            <text:p>Algorithms: practice quiz: week 2: Minimum Spanning Trees</text:p>
            <text:p>Algorithms: videos: Shortest Paths</text:p>
            <text:p>Algorithms: notes: Shortest Paths</text:p>
            <text:p>Algorithms: practice quiz: week 2: Shortest Paths</text:p>
            <text:p>Algorithms: programming: Assignment 2: Seam Carving</text:p>
            <text:p/>
            <text:p>Algorithms: videos: Maximum Flow and Minimum Cut</text:p>
            <text:p>Algorithms: notes: Maximum Flow and Minimum Cut</text:p>
            <text:p>Algorithms: practice quiz: week 3: Maximum Flow and Minimum Cut</text:p>
            <text:p>Algorithms: programming: Assignment 3: Baseball Elimination</text:p>
            <text:p>Algorithms: videos: Radix Sorts</text:p>
            <text:p>Algorithms: notes: Radix Sorts</text:p>
            <text:p>Algorithms: practice quiz: week 3: Radix Sorts</text:p>
            <text:p/>
            <text:p>C.O.D.E.</text:p>
          </table:table-cell>
          <table:table-cell table:style-name="ce112"/>
          <table:table-cell table:style-name="ce65" office:value-type="string" calcext:value-type="string">
            <text:p>Algorithms: videos: Undirected Graphs</text:p>
            <text:p>Algorithms: notes: Undirected Graphs</text:p>
            <text:p>Algorithms: practice quiz: week 1: Undirected Graphs</text:p>
            <text:p>Algorithms: videos: Directed Graphs</text:p>
            <text:p>Algorithms: notes: Directed Graphs</text:p>
            <text:p>Algorithms: practice quiz: week 1: Directed Graphs</text:p>
            <text:p>Algorithms: programming: Assignment 1: WordNet</text:p>
            <text:p/>
            <text:p>Algorithms: videos: Minimum Spanning Trees</text:p>
            <text:p>Algorithms: notes: Minimum Spanning Trees</text:p>
            <text:p>Algorithms: practice quiz: week 2: Minimum Spanning Trees</text:p>
            <text:p>Algorithms: videos: Shortest Paths</text:p>
            <text:p>Algorithms: notes: Shortest Paths</text:p>
            <text:p>Algorithms: practice quiz: week 2: Shortest Paths</text:p>
            <text:p>Algorithms: programming: Assignment 2: Seam Carving</text:p>
            <text:p/>
            <text:p>Algorithms: videos: Maximum Flow and Minimum Cut</text:p>
            <text:p>Algorithms: notes: Maximum Flow and Minimum Cut</text:p>
            <text:p>Algorithms: practice quiz: week 3: Maximum Flow and Minimum Cut</text:p>
            <text:p>Algorithms: programming: Assignment 3: Baseball Elimination</text:p>
            <text:p>Algorithms: videos: Radix Sorts</text:p>
            <text:p>Algorithms: notes: Radix Sorts</text:p>
            <text:p>Algorithms: practice quiz: week 3: Radix Sorts</text:p>
            <text:p/>
            <text:p>C.O.D.E.</text:p>
          </table:table-cell>
          <table:table-cell table:style-name="ce27" office:value-type="string" calcext:value-type="string">
            <text:p>Learn Python in Y Minutes</text:p>
          </table:table-cell>
          <table:table-cell table:style-name="ce26" office:value-type="string" calcext:value-type="string">
            <text:p>Design Patterns</text:p>
          </table:table-cell>
          <table:table-cell table:style-name="Default"/>
          <table:table-cell table:style-name="ce124"/>
          <table:table-cell table:style-name="ce11" office:value-type="string" calcext:value-type="string">
            <text:p>Code</text:p>
          </table:table-cell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118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29" office:value-type="string" calcext:value-type="string">
            <text:p>Answers on Quo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3" office:value-type="string" calcext:value-type="string">
            <text:p>Gone with the Wind</text:p>
          </table:table-cell>
          <table:table-cell table:style-name="ce67" office:value-type="string" calcext:value-type="string">
            <text:p>Close Encounters of the Third Kind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</table:table-cell>
          <table:table-cell table:style-name="ce115" office:value-type="string" calcext:value-type="string">
            <text:p>Fargo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: Chess Fundamentals</text:p>
          </table:table-cell>
          <table:table-cell table:style-name="ce124" table:number-columns-repeated="3"/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Spelunky</text:p>
          </table:table-cell>
          <table:table-cell table:style-name="ce124"/>
          <table:table-cell/>
          <table:table-cell table:style-name="ce124" table:number-columns-repeated="5"/>
          <table:table-cell table:number-columns-repeated="2"/>
          <table:table-cell table:style-name="ce124" table:number-columns-repeated="10"/>
          <table:table-cell/>
          <table:table-cell table:style-name="ce124"/>
          <table:table-cell table:style-name="ce116" office:value-type="string" calcext:value-type="string">
            <text:p>Every Frame a Painting</text:p>
          </table:table-cell>
          <table:table-cell table:style-name="ce124"/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9"/>
        </table:table-row>
        <table:table-row table:style-name="ro8">
          <table:table-cell table:style-name="ce63" office:value-type="date" office:date-value="2021-01-25" calcext:value-type="date">
            <text:p>25.01.2021</text:p>
          </table:table-cell>
          <table:table-cell table:style-name="ce112"/>
          <table:table-cell table:style-name="ce24" office:value-type="string" calcext:value-type="string">
            <text:p>HackerRank: Interview preparation kit</text:p>
          </table:table-cell>
          <table:table-cell table:style-name="ce22" office:value-type="string" calcext:value-type="string">
            <text:p>Algorithms: videos: Tries</text:p>
            <text:p>Algorithms: notes: Tries</text:p>
            <text:p>Algorithms: practice quiz: week 4: Tries</text:p>
            <text:p>Algorithms: videos: Substring Search</text:p>
            <text:p>Algorithms: notes: Substring Search</text:p>
            <text:p>Algorithms: practice quiz: week 4: Substring Search</text:p>
            <text:p>Algorithms: programming: Assignment 4: Boggle</text:p>
            <text:p/>
            <text:p>Algorithms: videos: Regular Expressions</text:p>
            <text:p>Algorithms: notes: Regular Expressions</text:p>
            <text:p>Algorithms: practice quiz: week 5: Regular Expressions</text:p>
            <text:p>Algorithms: videos: Data Compressions</text:p>
            <text:p>Algorithms: notes: Data Compressions</text:p>
            <text:p>Algorithms: practice quiz: week 5: Data Compressions</text:p>
            <text:p>Algorithms: programming: Assignment 5: Burrows-Wheeler</text:p>
            <text:p/>
            <text:p>Algorithms: videos: Reductions</text:p>
            <text:p>Algorithms: notes: Reductions</text:p>
            <text:p>Algorithms: practice quiz: week 6: Reductions</text:p>
            <text:p>Algorithms: videos: Linear Programming (optional)</text:p>
            <text:p>Algorithms: notes: Linear Programming (optional)</text:p>
            <text:p>Algorithms: practice quiz: week 6: Linear Programming (optional)</text:p>
            <text:p>Algorithms: videos: Intractability</text:p>
            <text:p>Algorithms: notes: Intractability</text:p>
            <text:p>Algorithms: practice quiz: week 6: Intractability</text:p>
            <text:p/>
            <text:p>C.O.D.E.</text:p>
          </table:table-cell>
          <table:table-cell table:style-name="ce112"/>
          <table:table-cell table:style-name="ce22" office:value-type="string" calcext:value-type="string">
            <text:p>Algorithms: videos: Tries</text:p>
            <text:p>Algorithms: notes: Tries</text:p>
            <text:p>Algorithms: practice quiz: week 4: Tries</text:p>
            <text:p>Algorithms: videos: Substring Search</text:p>
            <text:p>Algorithms: notes: Substring Search</text:p>
            <text:p>Algorithms: practice quiz: week 4: Substring Search</text:p>
            <text:p>Algorithms: programming: Assignment 4: Boggle</text:p>
            <text:p/>
            <text:p>Algorithms: videos: Regular Expressions</text:p>
            <text:p>Algorithms: notes: Regular Expressions</text:p>
            <text:p>Algorithms: practice quiz: week 5: Regular Expressions</text:p>
            <text:p>Algorithms: videos: Data Compressions</text:p>
            <text:p>Algorithms: notes: Data Compressions</text:p>
            <text:p>Algorithms: practice quiz: week 5: Data Compressions</text:p>
            <text:p>Algorithms: programming: Assignment 5: Burrows-Wheeler</text:p>
            <text:p/>
            <text:p>Algorithms: videos: Reductions</text:p>
            <text:p>Algorithms: notes: Reductions</text:p>
            <text:p>Algorithms: practice quiz: week 6: Reductions</text:p>
            <text:p>Algorithms: videos: Linear Programming (optional)</text:p>
            <text:p>Algorithms: notes: Linear Programming (optional)</text:p>
            <text:p>Algorithms: practice quiz: week 6: Linear Programming (optional)</text:p>
            <text:p>Algorithms: videos: Intractability</text:p>
            <text:p>Algorithms: notes: Intractability</text:p>
            <text:p>Algorithms: practice quiz: week 6: Intractability</text:p>
            <text:p/>
            <text:p>C.O.D.E.</text:p>
          </table:table-cell>
          <table:table-cell table:style-name="ce27" office:value-type="string" calcext:value-type="string">
            <text:p>Python by Example</text:p>
          </table:table-cell>
          <table:table-cell table:style-name="ce26" office:value-type="string" calcext:value-type="string">
            <text:p>Design Patterns</text:p>
            <text:p>SDLC Tutorial</text:p>
          </table:table-cell>
          <table:table-cell table:style-name="Default"/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8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TopCoder</text:p>
          </table:table-cell>
          <table:table-cell table:style-name="ce29" office:value-type="string" calcext:value-type="string">
            <text:p>Answers on Quo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37" office:value-type="string" calcext:value-type="string">
            <text:p>Action Comics #775</text:p>
          </table:table-cell>
          <table:table-cell table:style-name="ce124" table:number-columns-repeated="3"/>
          <table:table-cell table:style-name="ce123" office:value-type="string" calcext:value-type="string">
            <text:p>Rebecca</text:p>
          </table:table-cell>
          <table:table-cell table:style-name="ce123" office:value-type="string" calcext:value-type="string">
            <text:p>Rolling Thunder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West Wing</text:p>
          </table:table-cell>
          <table:table-cell table:style-name="ce115" office:value-type="string" calcext:value-type="string">
            <text:p>Fargo</text:p>
          </table:table-cell>
          <table:table-cell table:style-name="ce115" office:value-type="string" calcext:value-type="string">
            <text:p>Doctor Who: Third Doctor</text:p>
          </table:table-cell>
          <table:table-cell table:style-name="ce36" office:value-type="string" calcext:value-type="string">
            <text:p>Chess: Chess Fundamentals</text:p>
          </table:table-cell>
          <table:table-cell table:style-name="ce124" table:number-columns-repeated="3"/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Spelunky</text:p>
          </table:table-cell>
          <table:table-cell table:style-name="ce124"/>
          <table:table-cell/>
          <table:table-cell table:style-name="ce124" table:number-columns-repeated="5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24"/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9"/>
        </table:table-row>
        <table:table-row table:style-name="ro9">
          <table:table-cell table:style-name="ce63" office:value-type="date" office:date-value="2021-02-01" calcext:value-type="date">
            <text:p>01.02.2021</text:p>
          </table:table-cell>
          <table:table-cell table:style-name="ce112"/>
          <table:table-cell table:style-name="ce68" office:value-type="string" calcext:value-type="string">
            <text:p>Interview: documents: English letter</text:p>
            <text:p>Interview: documents: Resume</text:p>
          </table:table-cell>
          <table:table-cell table:style-name="ce26" office:value-type="string" calcext:value-type="string">
            <text:p>Decision: Node.js or React.js, or Spring</text:p>
            <text:p>Eloquent JavaScript</text:p>
          </table:table-cell>
          <table:table-cell table:style-name="ce112"/>
          <table:table-cell table:style-name="ce22" office:value-type="string" calcext:value-type="string">
            <text:p>Competitive Programmer’s Handbook</text:p>
          </table:table-cell>
          <table:table-cell table:style-name="ce27" office:value-type="string" calcext:value-type="string">
            <text:p>Automate the Boring Stuff</text:p>
          </table:table-cell>
          <table:table-cell table:style-name="ce26" office:value-type="string" calcext:value-type="string">
            <text:p>Design Patterns</text:p>
            <text:p>SoftwareDevelopment_Agile.pptx</text:p>
            <text:p>Гибкие методологии разработки от Вольфсон Борис</text:p>
          </table:table-cell>
          <table:table-cell table:style-name="ce26" office:value-type="string" calcext:value-type="string">
            <text:p>Learn JavaScript in Y minutes</text:p>
            <text:p>Learn JavaScript by Example</text:p>
          </table:table-cell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5: Modal Verbs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DTF</text:p>
          </table:table-cell>
          <table:table-cell table:style-name="ce29" office:value-type="string" calcext:value-type="string">
            <text:p>Answers on Quo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37" office:value-type="string" calcext:value-type="string">
            <text:p>Action Comics #775</text:p>
          </table:table-cell>
          <table:table-cell table:style-name="ce124" table:number-columns-repeated="3"/>
          <table:table-cell table:style-name="ce123" office:value-type="string" calcext:value-type="string">
            <text:p>Citizen Kane</text:p>
          </table:table-cell>
          <table:table-cell table:style-name="ce123" office:value-type="string" calcext:value-type="string">
            <text:p>E.T. the Extra-Terrestrial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West Wing</text:p>
          </table:table-cell>
          <table:table-cell table:style-name="ce115" office:value-type="string" calcext:value-type="string">
            <text:p>House of Cards</text:p>
          </table:table-cell>
          <table:table-cell table:style-name="ce115" office:value-type="string" calcext:value-type="string">
            <text:p>Doctor Who: Third Doctor</text:p>
          </table:table-cell>
          <table:table-cell table:style-name="ce36" office:value-type="string" calcext:value-type="string">
            <text:p>Chess: Chess Fundamentals</text:p>
          </table:table-cell>
          <table:table-cell/>
          <table:table-cell table:style-name="ce124" table:number-columns-repeated="3"/>
          <table:table-cell table:style-name="ce35" office:value-type="string" calcext:value-type="string">
            <text:p>VVVVVV</text:p>
          </table:table-cell>
          <table:table-cell table:style-name="ce35" office:value-type="string" calcext:value-type="string">
            <text:p>Her Story</text:p>
          </table:table-cell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Spelunky</text:p>
          </table:table-cell>
          <table:table-cell table:style-name="Default"/>
          <table:table-cell/>
          <table:table-cell table:style-name="ce124" table:number-columns-repeated="5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24"/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9"/>
        </table:table-row>
        <table:table-row table:style-name="ro10">
          <table:table-cell table:style-name="ce63" office:value-type="date" office:date-value="2021-02-08" calcext:value-type="date">
            <text:p>08.02.2021</text:p>
          </table:table-cell>
          <table:table-cell table:style-name="ce112"/>
          <table:table-cell table:style-name="ce68" office:value-type="string" calcext:value-type="string">
            <text:p>English interview test run</text:p>
            <text:p>Tech interview test run</text:p>
          </table:table-cell>
          <table:table-cell table:style-name="ce26" office:value-type="string" calcext:value-type="string">
            <text:p>Decision: Node.js or React.js, or Spring</text:p>
            <text:p>Eloquent JavaScript</text:p>
          </table:table-cell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Automate the Boring Stuff</text:p>
          </table:table-cell>
          <table:table-cell table:style-name="ce26" office:value-type="string" calcext:value-type="string">
            <text:p>Design Patterns</text:p>
            <text:p>SCRUM and XP from the trenches</text:p>
          </table:table-cell>
          <table:table-cell table:style-name="ce26" office:value-type="string" calcext:value-type="string">
            <text:p>JavaScript Garden</text:p>
          </table:table-cell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Articles on StopGame</text:p>
          </table:table-cell>
          <table:table-cell table:style-name="ce29" office:value-type="string" calcext:value-type="string">
            <text:p>Answers on Quo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124" table:number-columns-repeated="4"/>
          <table:table-cell table:style-name="ce123" office:value-type="string" calcext:value-type="string">
            <text:p>Casablanca</text:p>
          </table:table-cell>
          <table:table-cell table:style-name="ce67" office:value-type="string" calcext:value-type="string">
            <text:p>Dead City</text:p>
          </table:table-cell>
          <table:table-cell table:style-name="ce115" office:value-type="string" calcext:value-type="string">
            <text:p>Serial Experiments Lain</text:p>
          </table:table-cell>
          <table:table-cell table:style-name="ce115" office:value-type="string" calcext:value-type="string">
            <text:p>The Orville</text:p>
          </table:table-cell>
          <table:table-cell table:style-name="ce115" office:value-type="string" calcext:value-type="string">
            <text:p>West Wing</text:p>
          </table:table-cell>
          <table:table-cell table:style-name="ce115" office:value-type="string" calcext:value-type="string">
            <text:p>House of Cards</text:p>
          </table:table-cell>
          <table:table-cell table:style-name="ce115" office:value-type="string" calcext:value-type="string">
            <text:p>Doctor Who: Third Doctor</text:p>
          </table:table-cell>
          <table:table-cell table:style-name="ce36" office:value-type="string" calcext:value-type="string">
            <text:p>Chess: Chess Fundamentals</text:p>
          </table:table-cell>
          <table:table-cell/>
          <table:table-cell table:style-name="ce124" table:number-columns-repeated="2"/>
          <table:table-cell table:style-name="Default"/>
          <table:table-cell table:style-name="ce124" table:number-columns-repeated="2"/>
          <table:table-cell table:style-name="ce35" office:value-type="string" calcext:value-type="string">
            <text:p>Deus Ex</text:p>
          </table:table-cell>
          <table:table-cell table:style-name="Default" table:number-columns-repeated="2"/>
          <table:table-cell table:style-name="ce17" office:value-type="string" calcext:value-type="string">
            <text:p>Spelunky</text:p>
          </table:table-cell>
          <table:table-cell table:style-name="Default"/>
          <table:table-cell table:number-columns-repeated="2"/>
          <table:table-cell table:style-name="ce124" table:number-columns-repeated="4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24"/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9"/>
        </table:table-row>
        <table:table-row table:style-name="ro11">
          <table:table-cell table:style-name="ce63" office:value-type="date" office:date-value="2021-02-15" calcext:value-type="date">
            <text:p>15.02.2021</text:p>
          </table:table-cell>
          <table:table-cell table:style-name="ce112"/>
          <table:table-cell table:style-name="ce124"/>
          <table:table-cell table:style-name="ce26" office:value-type="string" calcext:value-type="string">
            <text:p>Decision: Node.js or React.js, or Spring</text:p>
            <text:p>Eloquent JavaScript</text:p>
          </table:table-cell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Python Pocket Reference</text:p>
          </table:table-cell>
          <table:table-cell table:style-name="ce26" office:value-type="string" calcext:value-type="string">
            <text:p>Kanban and Scrum - Making the Most of Both</text:p>
          </table:table-cell>
          <table:table-cell table:style-name="ce26" office:value-type="string" calcext:value-type="string">
            <text:p>JavaScript Garden</text:p>
          </table:table-cell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7: Reported Speech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8" office:value-type="string" calcext:value-type="string">
            <text:p>The Oxford 3000</text:p>
          </table:table-cell>
          <table:table-cell table:style-name="ce31" office:value-type="string" calcext:value-type="string">
            <text:p>Wally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Essay basics</text:p>
          </table:table-cell>
          <table:table-cell table:style-name="ce29" office:value-type="string" calcext:value-type="string">
            <text:p>Answers on Quo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124" table:number-columns-repeated="4"/>
          <table:table-cell table:style-name="ce67" office:value-type="string" calcext:value-type="string">
            <text:p>Vertigo</text:p>
          </table:table-cell>
          <table:table-cell table:style-name="ce67" office:value-type="string" calcext:value-type="string">
            <text:p>American Psycho</text:p>
          </table:table-cell>
          <table:table-cell table:style-name="ce115" office:value-type="string" calcext:value-type="string">
            <text:p>Serial Experiments Lain</text:p>
          </table:table-cell>
          <table:table-cell table:style-name="ce115" office:value-type="string" calcext:value-type="string">
            <text:p>The Orville</text:p>
          </table:table-cell>
          <table:table-cell table:style-name="ce115" office:value-type="string" calcext:value-type="string">
            <text:p>Hannibal</text:p>
          </table:table-cell>
          <table:table-cell table:style-name="ce115" office:value-type="string" calcext:value-type="string">
            <text:p>To Play the King</text:p>
          </table:table-cell>
          <table:table-cell table:style-name="ce70" office:value-type="string" calcext:value-type="string">
            <text:p>Star Trek: Deep Space Nine</text:p>
          </table:table-cell>
          <table:table-cell table:style-name="ce71" office:value-type="string" calcext:value-type="string">
            <text:p>Chess: My System</text:p>
          </table:table-cell>
          <table:table-cell table:style-name="ce1"/>
          <table:table-cell table:style-name="ce124" table:number-columns-repeated="2"/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number-columns-repeated="2"/>
          <table:table-cell table:style-name="ce124" table:number-columns-repeated="4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24"/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1">
          <table:table-cell table:style-name="ce63" office:value-type="date" office:date-value="2021-02-22" calcext:value-type="date">
            <text:p>22.02.2021</text:p>
          </table:table-cell>
          <table:table-cell table:style-name="ce112"/>
          <table:table-cell table:style-name="ce72"/>
          <table:table-cell table:style-name="ce26" office:value-type="string" calcext:value-type="string">
            <text:p>Decision: Node.js or React.js, or Spring</text:p>
            <text:p>Eloquent JavaScript</text:p>
          </table:table-cell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Python Pocket Reference</text:p>
          </table:table-cell>
          <table:table-cell table:style-name="ce26" office:value-type="string" calcext:value-type="string">
            <text:p>SWEBOK от Орлик</text:p>
          </table:table-cell>
          <table:table-cell table:style-name="ce26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Wally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Medium</text:p>
          </table:table-cell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124" table:number-columns-repeated="3"/>
          <table:table-cell/>
          <table:table-cell table:style-name="ce123" office:value-type="string" calcext:value-type="string">
            <text:p>Sunset Blvd.</text:p>
          </table:table-cell>
          <table:table-cell table:style-name="ce67" office:value-type="string" calcext:value-type="string">
            <text:p>Lost in Translation</text:p>
          </table:table-cell>
          <table:table-cell table:style-name="ce115" office:value-type="string" calcext:value-type="string">
            <text:p>Serial Experiments Lain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Sopranos</text:p>
          </table:table-cell>
          <table:table-cell table:style-name="ce115" office:value-type="string" calcext:value-type="string">
            <text:p>To Play the King</text:p>
          </table:table-cell>
          <table:table-cell table:style-name="ce70" office:value-type="string" calcext:value-type="string">
            <text:p>Star Trek: Deep Space Nine</text:p>
          </table:table-cell>
          <table:table-cell table:style-name="ce71" office:value-type="string" calcext:value-type="string">
            <text:p>Chess: My System</text:p>
          </table:table-cell>
          <table:table-cell table:style-name="ce1"/>
          <table:table-cell table:style-name="ce124" table:number-columns-repeated="2"/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number-columns-repeated="2"/>
          <table:table-cell table:style-name="ce124" table:number-columns-repeated="10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24"/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0">
          <table:table-cell table:style-name="ce63" office:value-type="date" office:date-value="2021-03-01" calcext:value-type="date">
            <text:p>01.03.2021</text:p>
          </table:table-cell>
          <table:table-cell table:style-name="ce112"/>
          <table:table-cell table:style-name="ce72"/>
          <table:table-cell table:style-name="ce26" office:value-type="string" calcext:value-type="string">
            <text:p>Decision: Node.js or React.js, or Spring</text:p>
            <text:p>Eloquent JavaScript</text:p>
          </table:table-cell>
          <table:table-cell table:style-name="ce112"/>
          <table:table-cell table:style-name="ce22" office:value-type="string" calcext:value-type="string">
            <text:p>Programming Pearls</text:p>
          </table:table-cell>
          <table:table-cell table:style-name="ce27" office:value-type="string" calcext:value-type="string">
            <text:p>HackerRank: 10 days of math statistics</text:p>
          </table:table-cell>
          <table:table-cell table:style-name="ce26" office:value-type="string" calcext:value-type="string">
            <text:p>Designing Interfaces (patterns)</text:p>
          </table:table-cell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Wally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Gamasutra</text:p>
          </table:table-cell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The Sonnets</text:p>
          </table:table-cell>
          <table:table-cell table:style-name="ce124" table:number-columns-repeated="3"/>
          <table:table-cell/>
          <table:table-cell table:style-name="ce123" office:value-type="string" calcext:value-type="string">
            <text:p>Rio Bravo</text:p>
          </table:table-cell>
          <table:table-cell table:style-name="ce123" office:value-type="string" calcext:value-type="string">
            <text:p>Memories of Murder</text:p>
          </table:table-cell>
          <table:table-cell table:style-name="ce119" office:value-type="string" calcext:value-type="string">
            <text:p>The Tatami Galaxy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Sopranos</text:p>
          </table:table-cell>
          <table:table-cell table:style-name="ce115" office:value-type="string" calcext:value-type="string">
            <text:p>The Final Cut</text:p>
          </table:table-cell>
          <table:table-cell table:style-name="ce70" office:value-type="string" calcext:value-type="string">
            <text:p>Star Trek: Deep Space Nine</text:p>
          </table:table-cell>
          <table:table-cell table:style-name="ce71" office:value-type="string" calcext:value-type="string">
            <text:p>Chess: My System</text:p>
          </table:table-cell>
          <table:table-cell table:style-name="ce1"/>
          <table:table-cell table:style-name="ce124" table:number-columns-repeated="2"/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number-columns-repeated="2"/>
          <table:table-cell table:style-name="ce124" table:number-columns-repeated="10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24"/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0">
          <table:table-cell table:style-name="ce63" office:value-type="date" office:date-value="2021-03-08" calcext:value-type="date">
            <text:p>08.03.2021</text:p>
          </table:table-cell>
          <table:table-cell table:style-name="ce112"/>
          <table:table-cell table:style-name="ce72"/>
          <table:table-cell table:style-name="ce124"/>
          <table:table-cell table:style-name="ce112"/>
          <table:table-cell table:style-name="ce22" office:value-type="string" calcext:value-type="string">
            <text:p>Programming Pearls</text:p>
          </table:table-cell>
          <table:table-cell table:style-name="ce27" office:value-type="string" calcext:value-type="string">
            <text:p>Theory of Probabilities</text:p>
          </table:table-cell>
          <table:table-cell/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Wally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Reviews on Rotten Tomatoes</text:p>
          </table:table-cell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ce123" office:value-type="string" calcext:value-type="string">
            <text:p>Witness for the Prosecution</text:p>
          </table:table-cell>
          <table:table-cell table:style-name="ce67" office:value-type="string" calcext:value-type="string">
            <text:p>Howl's Moving Castle</text:p>
          </table:table-cell>
          <table:table-cell table:style-name="ce119" office:value-type="string" calcext:value-type="string">
            <text:p>The Tatami Galaxy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Sopranos</text:p>
          </table:table-cell>
          <table:table-cell table:style-name="ce115" office:value-type="string" calcext:value-type="string">
            <text:p>The Final Cut</text:p>
          </table:table-cell>
          <table:table-cell table:style-name="ce70" office:value-type="string" calcext:value-type="string">
            <text:p>Star Trek: Deep Space Nine</text:p>
          </table:table-cell>
          <table:table-cell table:style-name="ce71" office:value-type="string" calcext:value-type="string">
            <text:p>Chess: My System</text:p>
          </table:table-cell>
          <table:table-cell table:style-name="ce1"/>
          <table:table-cell table:style-name="ce124" table:number-columns-repeated="5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24"/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10">
          <table:table-cell table:style-name="ce63" office:value-type="date" office:date-value="2021-03-15" calcext:value-type="date">
            <text:p>15.03.2021</text:p>
          </table:table-cell>
          <table:table-cell table:style-name="ce112"/>
          <table:table-cell table:style-name="ce73"/>
          <table:table-cell table:style-name="ce124"/>
          <table:table-cell table:style-name="ce112"/>
          <table:table-cell table:style-name="ce22" office:value-type="string" calcext:value-type="string">
            <text:p>Programming Pearls</text:p>
          </table:table-cell>
          <table:table-cell table:style-name="ce27" office:value-type="string" calcext:value-type="string">
            <text:p>Theory of Probabilities</text:p>
          </table:table-cell>
          <table:table-cell/>
          <table:table-cell table:style-name="ce26" office:value-type="string" calcext:value-type="string">
            <text:p>Django</text:p>
            <text:p>Information Networks: basics</text:p>
            <text:p>Proxy servers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Emacs Lisp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Wally</text:p>
          </table:table-cell>
          <table:table-cell table:style-name="ce30" office:value-type="string" calcext:value-type="string">
            <text:p>The Meditations</text:p>
          </table:table-cell>
          <table:table-cell table:style-name="ce124"/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ce123" office:value-type="string" calcext:value-type="string">
            <text:p>Once Upon a Time in the West</text:p>
          </table:table-cell>
          <table:table-cell table:style-name="ce67" office:value-type="string" calcext:value-type="string">
            <text:p>Constantine</text:p>
          </table:table-cell>
          <table:table-cell table:style-name="ce119" office:value-type="string" calcext:value-type="string">
            <text:p>The Tatami Galaxy</text:p>
          </table:table-cell>
          <table:table-cell table:style-name="ce115" office:value-type="string" calcext:value-type="string">
            <text:p>The Orville</text:p>
          </table:table-cell>
          <table:table-cell table:style-name="ce70" office:value-type="string" calcext:value-type="string">
            <text:p>BoJack Horseman</text:p>
          </table:table-cell>
          <table:table-cell table:style-name="ce70" office:value-type="string" calcext:value-type="string">
            <text:p>Godless</text:p>
          </table:table-cell>
          <table:table-cell table:style-name="ce115" office:value-type="string" calcext:value-type="string">
            <text:p>Battlestar Galactica</text:p>
          </table:table-cell>
          <table:table-cell table:style-name="ce71" office:value-type="string" calcext:value-type="string">
            <text:p>Chess: My System</text:p>
          </table:table-cell>
          <table:table-cell table:style-name="ce1"/>
          <table:table-cell table:style-name="ce124" table:number-columns-repeated="5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24"/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9"/>
        </table:table-row>
        <table:table-row table:style-name="ro10">
          <table:table-cell table:style-name="ce63" office:value-type="date" office:date-value="2021-03-22" calcext:value-type="date">
            <text:p>22.03.2021</text:p>
          </table:table-cell>
          <table:table-cell table:style-name="ce112"/>
          <table:table-cell table:style-name="ce73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ce124"/>
          <table:table-cell table:style-name="ce26" office:value-type="string" calcext:value-type="string">
            <text:p>Django</text:p>
            <text:p>SQL</text:p>
            <text:p>Database Design</text:p>
          </table:table-cell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28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Grammar Way: Revision 4: Units 1-12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Wally</text:p>
          </table:table-cell>
          <table:table-cell table:style-name="Default"/>
          <table:table-cell/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ce123" office:value-type="string" calcext:value-type="string">
            <text:p>The Great Escape</text:p>
          </table:table-cell>
          <table:table-cell table:style-name="ce67" office:value-type="string" calcext:value-type="string">
            <text:p>Pacific Rim</text:p>
          </table:table-cell>
          <table:table-cell table:style-name="ce115" office:value-type="string" calcext:value-type="string">
            <text:p>Paranoia Agent</text:p>
          </table:table-cell>
          <table:table-cell table:style-name="ce115" office:value-type="string" calcext:value-type="string">
            <text:p>The Orville</text:p>
          </table:table-cell>
          <table:table-cell table:style-name="ce70" office:value-type="string" calcext:value-type="string">
            <text:p>BoJack Horseman</text:p>
          </table:table-cell>
          <table:table-cell table:style-name="ce70" office:value-type="string" calcext:value-type="string">
            <text:p>Godless</text:p>
          </table:table-cell>
          <table:table-cell table:style-name="ce115" office:value-type="string" calcext:value-type="string">
            <text:p>Battlestar Galactica</text:p>
          </table:table-cell>
          <table:table-cell table:style-name="ce71" office:value-type="string" calcext:value-type="string">
            <text:p>Chess: Endings: Essential Knowledge</text:p>
          </table:table-cell>
          <table:table-cell table:style-name="ce1"/>
          <table:table-cell table:style-name="ce124" table:number-columns-repeated="5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 table:number-columns-repeated="2"/>
          <table:table-cell table:number-columns-repeated="2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24"/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3-29" calcext:value-type="date">
            <text:p>29.03.2021</text:p>
          </table:table-cell>
          <table:table-cell table:style-name="ce112"/>
          <table:table-cell table:style-name="ce124"/>
          <table:table-cell table:style-name="ce75" office:value-type="string" calcext:value-type="string">
            <text:p>Competitive Programmer’s Handbook</text:p>
          </table:table-cell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 Bayes</text:p>
          </table:table-cell>
          <table:table-cell/>
          <table:table-cell table:style-name="ce26" office:value-type="string" calcext:value-type="string">
            <text:p>Django</text:p>
          </table:table-cell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124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Modeling and Simulation in Python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ce67" office:value-type="string" calcext:value-type="string">
            <text:p>Rosemary's Baby</text:p>
          </table:table-cell>
          <table:table-cell table:style-name="ce123" office:value-type="string" calcext:value-type="string">
            <text:p>Nightcrawler</text:p>
          </table:table-cell>
          <table:table-cell table:style-name="ce115" office:value-type="string" calcext:value-type="string">
            <text:p>Paranoia Agent</text:p>
          </table:table-cell>
          <table:table-cell table:style-name="ce115" office:value-type="string" calcext:value-type="string">
            <text:p>The Orville</text:p>
          </table:table-cell>
          <table:table-cell table:style-name="ce70" office:value-type="string" calcext:value-type="string">
            <text:p>BoJack Horseman</text:p>
          </table:table-cell>
          <table:table-cell table:style-name="ce70" office:value-type="string" calcext:value-type="string">
            <text:p>Maniac</text:p>
          </table:table-cell>
          <table:table-cell table:style-name="ce115" office:value-type="string" calcext:value-type="string">
            <text:p>Battlestar Galactica</text:p>
          </table:table-cell>
          <table:table-cell table:style-name="ce71" office:value-type="string" calcext:value-type="string">
            <text:p>Chess: Endings: Essential Knowledge</text:p>
          </table:table-cell>
          <table:table-cell table:style-name="ce1"/>
          <table:table-cell table:style-name="ce124" table:number-columns-repeated="5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 table:number-columns-repeated="2"/>
          <table:table-cell table:number-columns-repeated="2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24"/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9"/>
        </table:table-row>
        <table:table-row table:style-name="ro11">
          <table:table-cell table:style-name="ce63" office:value-type="date" office:date-value="2021-04-05" calcext:value-type="date">
            <text:p>05.04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Introduction to Theory of Computation</text:p>
          </table:table-cell>
          <table:table-cell table:style-name="ce27" office:value-type="string" calcext:value-type="string">
            <text:p>A Programmer's Guide to Data Mining</text:p>
          </table:table-cell>
          <table:table-cell table:style-name="ce124"/>
          <table:table-cell table:style-name="ce26" office:value-type="string" calcext:value-type="string">
            <text:p>IoT in five days</text:p>
            <text:p>Non-relational DB: basics</text:p>
            <text:p>MongoDB</text:p>
          </table:table-cell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Modeling and Simulation in Python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StackOverflow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ce67" office:value-type="string" calcext:value-type="string">
            <text:p>2001: A Space Odyssey</text:p>
          </table:table-cell>
          <table:table-cell table:style-name="ce123" office:value-type="string" calcext:value-type="string">
            <text:p>Finding Dory</text:p>
          </table:table-cell>
          <table:table-cell table:style-name="ce115" office:value-type="string" calcext:value-type="string">
            <text:p>Paranoia Agent</text:p>
          </table:table-cell>
          <table:table-cell table:style-name="ce115" office:value-type="string" calcext:value-type="string">
            <text:p>The Orville</text:p>
          </table:table-cell>
          <table:table-cell table:style-name="ce70" office:value-type="string" calcext:value-type="string">
            <text:p>BoJack Horseman</text:p>
          </table:table-cell>
          <table:table-cell table:style-name="ce70" office:value-type="string" calcext:value-type="string">
            <text:p>Maniac</text:p>
          </table:table-cell>
          <table:table-cell table:style-name="ce115" office:value-type="string" calcext:value-type="string">
            <text:p>Battlestar Galactica</text:p>
          </table:table-cell>
          <table:table-cell table:style-name="ce71" office:value-type="string" calcext:value-type="string">
            <text:p>Chess: Endings: Essential Knowledge</text:p>
          </table:table-cell>
          <table:table-cell table:style-name="ce1"/>
          <table:table-cell table:style-name="ce124" table:number-columns-repeated="5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 table:number-columns-repeated="2"/>
          <table:table-cell table:number-columns-repeated="2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24"/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4-12" calcext:value-type="date">
            <text:p>12.04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Introduction to Theory of Computation</text:p>
          </table:table-cell>
          <table:table-cell table:style-name="ce27" office:value-type="string" calcext:value-type="string">
            <text:p>A Programmer's Guide to Data Mining</text:p>
          </table:table-cell>
          <table:table-cell table:style-name="ce124"/>
          <table:table-cell table:style-name="ce26" office:value-type="string" calcext:value-type="string">
            <text:p>IBM DevOps for Dummies</text:p>
          </table:table-cell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Modeling and Simulation in Python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Reddit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3"/>
          <table:table-cell/>
          <table:table-cell table:style-name="ce67" office:value-type="string" calcext:value-type="string">
            <text:p>Clockwork Orange</text:p>
          </table:table-cell>
          <table:table-cell table:style-name="ce67" office:value-type="string" calcext:value-type="string">
            <text:p>The Ballad of Buster Scruggs</text:p>
          </table:table-cell>
          <table:table-cell table:style-name="ce70" office:value-type="string" calcext:value-type="string">
            <text:p>Madoka Magica</text:p>
          </table:table-cell>
          <table:table-cell/>
          <table:table-cell table:style-name="ce70" office:value-type="string" calcext:value-type="string">
            <text:p>BoJack Horseman</text:p>
          </table:table-cell>
          <table:table-cell/>
          <table:table-cell table:style-name="ce70" office:value-type="string" calcext:value-type="string">
            <text:p>Dark</text:p>
          </table:table-cell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7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24"/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4-19" calcext:value-type="date">
            <text:p>19.04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124" table:number-columns-repeated="2"/>
          <table:table-cell table:style-name="ce69" office:value-type="string" calcext:value-type="string">
            <text:p>Game Programming Patterns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Modeling and Simulation in Python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Reddit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ce67" office:value-type="string" calcext:value-type="string">
            <text:p>Monty Python and the Holy Grail</text:p>
          </table:table-cell>
          <table:table-cell table:style-name="ce123" office:value-type="string" calcext:value-type="string">
            <text:p>Parasite</text:p>
          </table:table-cell>
          <table:table-cell table:style-name="ce70" office:value-type="string" calcext:value-type="string">
            <text:p>Madoka Magica</text:p>
          </table:table-cell>
          <table:table-cell/>
          <table:table-cell table:style-name="ce115" office:value-type="string" calcext:value-type="string">
            <text:p>Hannibal</text:p>
          </table:table-cell>
          <table:table-cell/>
          <table:table-cell table:style-name="ce70" office:value-type="string" calcext:value-type="string">
            <text:p>Dark</text:p>
          </table:table-cell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7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4-26" calcext:value-type="date">
            <text:p>26.04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124" table:number-columns-repeated="2"/>
          <table:table-cell table:style-name="ce69" office:value-type="string" calcext:value-type="string">
            <text:p>Game Programming Patterns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Physical Modeling in Matlab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Reddit</text:p>
          </table:table-cell>
          <table:table-cell table:style-name="ce112"/>
          <table:table-cell table:style-name="ce34" office:value-type="string" calcext:value-type="string">
            <text:p>Hobbit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/>
          <table:table-cell table:style-name="ce70" office:value-type="string" calcext:value-type="string">
            <text:p>Erased</text:p>
          </table:table-cell>
          <table:table-cell/>
          <table:table-cell table:style-name="ce115" office:value-type="string" calcext:value-type="string">
            <text:p>Sopranos</text:p>
          </table:table-cell>
          <table:table-cell/>
          <table:table-cell table:style-name="ce70" office:value-type="string" calcext:value-type="string">
            <text:p>Dark</text:p>
          </table:table-cell>
          <table:table-cell/>
          <table:table-cell table:style-name="ce124" table:number-columns-repeated="7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Renegade Cut</text:p>
          </table:table-cell>
          <table:table-cell table:style-name="ce124" table:number-columns-repeated="2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5-03" calcext:value-type="date">
            <text:p>03.05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124" table:number-columns-repeated="2"/>
          <table:table-cell table:style-name="ce69" office:value-type="string" calcext:value-type="string">
            <text:p>Game Programming Patterns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Physical Modeling in Matlab</text:p>
          </table:table-cell>
          <table:table-cell table:style-name="Default"/>
          <table:table-cell table:style-name="ce124"/>
          <table:table-cell table:style-name="ce29" office:value-type="string" calcext:value-type="string">
            <text:p>Answers on Reddit</text:p>
          </table:table-cell>
          <table:table-cell table:style-name="ce112"/>
          <table:table-cell table:style-name="ce34" office:value-type="string" calcext:value-type="string">
            <text:p>"1984"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style-name="Default"/>
          <table:table-cell/>
          <table:table-cell table:style-name="ce70" office:value-type="string" calcext:value-type="string">
            <text:p>Erased</text:p>
          </table:table-cell>
          <table:table-cell/>
          <table:table-cell table:style-name="ce115" office:value-type="string" calcext:value-type="string">
            <text:p>Sopranos</text:p>
          </table:table-cell>
          <table:table-cell/>
          <table:table-cell table:style-name="ce70" office:value-type="string" calcext:value-type="string">
            <text:p>Dark</text:p>
          </table:table-cell>
          <table:table-cell/>
          <table:table-cell table:style-name="ce124" table:number-columns-repeated="3"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Renegade Cut</text:p>
          </table:table-cell>
          <table:table-cell table:style-name="ce124" table:number-columns-repeated="2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5-10" calcext:value-type="date">
            <text:p>10.05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124" table:number-columns-repeated="2"/>
          <table:table-cell table:style-name="ce69" office:value-type="string" calcext:value-type="string">
            <text:p>Game Programming Patterns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Physical Modeling in Matlab</text:p>
          </table:table-cell>
          <table:table-cell table:style-name="Default"/>
          <table:table-cell table:style-name="ce124" table:number-columns-repeated="2"/>
          <table:table-cell table:style-name="ce112"/>
          <table:table-cell table:style-name="ce34" office:value-type="string" calcext:value-type="string">
            <text:p>LOTR 1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number-columns-repeated="2"/>
          <table:table-cell table:style-name="ce18" office:value-type="string" calcext:value-type="string">
            <text:p>Kino no Tabi: The Beautiful World</text:p>
          </table:table-cell>
          <table:table-cell/>
          <table:table-cell table:style-name="ce115" office:value-type="string" calcext:value-type="string">
            <text:p>Sopranos</text:p>
          </table:table-cell>
          <table:table-cell/>
          <table:table-cell table:style-name="ce70" office:value-type="string" calcext:value-type="string">
            <text:p>Black Mirror</text:p>
          </table:table-cell>
          <table:table-cell/>
          <table:table-cell table:style-name="ce124" table:number-columns-repeated="3"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Renegade Cut</text:p>
          </table:table-cell>
          <table:table-cell table:style-name="ce124" table:number-columns-repeated="2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5-17" calcext:value-type="date">
            <text:p>17.05.2021</text:p>
          </table:table-cell>
          <table:table-cell table:style-name="ce112"/>
          <table:table-cell table:style-name="ce124"/>
          <table:table-cell table:style-name="ce22" office:value-type="string" calcext:value-type="string">
            <text:p>Combinatorics</text:p>
          </table:table-cell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Python Data Science Handbook</text:p>
          </table:table-cell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Physical Modeling in Matlab</text:p>
          </table:table-cell>
          <table:table-cell table:style-name="Default"/>
          <table:table-cell table:style-name="ce124" table:number-columns-repeated="2"/>
          <table:table-cell table:style-name="ce112"/>
          <table:table-cell table:style-name="ce34" office:value-type="string" calcext:value-type="string">
            <text:p>LOTR 2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number-columns-repeated="2"/>
          <table:table-cell table:style-name="ce18" office:value-type="string" calcext:value-type="string">
            <text:p>Kino no Tabi: The Beautiful World</text:p>
          </table:table-cell>
          <table:table-cell/>
          <table:table-cell table:style-name="ce115" office:value-type="string" calcext:value-type="string">
            <text:p>Sopranos</text:p>
          </table:table-cell>
          <table:table-cell/>
          <table:table-cell table:style-name="ce115" office:value-type="string" calcext:value-type="string">
            <text:p>Battlestar Galactica</text:p>
          </table:table-cell>
          <table:table-cell/>
          <table:table-cell table:style-name="ce124" table:number-columns-repeated="3"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ce124" table:number-columns-repeated="3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 table:number-columns-repeated="2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5-24" calcext:value-type="date">
            <text:p>24.05.2021</text:p>
          </table:table-cell>
          <table:table-cell table:style-name="ce112"/>
          <table:table-cell table:style-name="ce124"/>
          <table:table-cell table:style-name="ce22" office:value-type="string" calcext:value-type="string">
            <text:p>Combinatorics</text:p>
          </table:table-cell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124"/>
          <table:table-cell table:style-name="Default"/>
          <table:table-cell table:style-name="ce124" table:number-columns-repeated="2"/>
          <table:table-cell table:style-name="ce112"/>
          <table:table-cell table:style-name="ce34" office:value-type="string" calcext:value-type="string">
            <text:p>LOTR 3</text:p>
          </table:table-cell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number-columns-repeated="2"/>
          <table:table-cell table:style-name="ce18" office:value-type="string" calcext:value-type="string">
            <text:p>Kino no Tabi: The Beautiful World</text:p>
          </table:table-cell>
          <table:table-cell/>
          <table:table-cell table:style-name="ce115" office:value-type="string" calcext:value-type="string">
            <text:p>West Wing</text:p>
          </table:table-cell>
          <table:table-cell table:style-name="ce124"/>
          <table:table-cell table:style-name="ce115" office:value-type="string" calcext:value-type="string">
            <text:p>Battlestar Galactica</text:p>
          </table:table-cell>
          <table:table-cell/>
          <table:table-cell table:style-name="ce124" table:number-columns-repeated="3"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14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 table:number-columns-repeated="2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5-31" calcext:value-type="date">
            <text:p>31.05.2021</text:p>
          </table:table-cell>
          <table:table-cell table:style-name="ce112"/>
          <table:table-cell table:style-name="ce124" table:number-columns-repeated="2"/>
          <table:table-cell table:style-name="ce112"/>
          <table:table-cell table:style-name="ce22" office:value-type="string" calcext:value-type="string">
            <text:p>Magic Squares and Cubes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124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4"/>
          <table:table-cell table:number-columns-repeated="2"/>
          <table:table-cell table:style-name="ce18" office:value-type="string" calcext:value-type="string">
            <text:p>Showa Genroku Rakugo Shinju</text:p>
          </table:table-cell>
          <table:table-cell/>
          <table:table-cell table:style-name="ce115" office:value-type="string" calcext:value-type="string">
            <text:p>West Wing</text:p>
          </table:table-cell>
          <table:table-cell table:style-name="ce124"/>
          <table:table-cell table:style-name="ce115" office:value-type="string" calcext:value-type="string">
            <text:p>Battlestar Galactica</text:p>
          </table:table-cell>
          <table:table-cell/>
          <table:table-cell table:style-name="ce124" table:number-columns-repeated="18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 table:number-columns-repeated="2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6-07" calcext:value-type="date">
            <text:p>07.06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Magic Squares and Cubes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6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4"/>
          <table:table-cell table:number-columns-repeated="2"/>
          <table:table-cell table:style-name="ce18" office:value-type="string" calcext:value-type="string">
            <text:p>Showa Genroku Rakugo Shinju</text:p>
          </table:table-cell>
          <table:table-cell/>
          <table:table-cell table:style-name="ce115" office:value-type="string" calcext:value-type="string">
            <text:p>West Wing</text:p>
          </table:table-cell>
          <table:table-cell/>
          <table:table-cell table:style-name="ce115" office:value-type="string" calcext:value-type="string">
            <text:p>Battlestar Galactica</text:p>
          </table:table-cell>
          <table:table-cell/>
          <table:table-cell table:style-name="ce124" table:number-columns-repeated="18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 table:number-columns-repeated="2"/>
          <table:table-cell table:style-name="ce116" office:value-type="string" calcext:value-type="string">
            <text:p>Wolfcrow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6-14" calcext:value-type="date">
            <text:p>14.06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Magic Squares and Cubes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6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4"/>
          <table:table-cell/>
          <table:table-cell table:style-name="ce124"/>
          <table:table-cell table:style-name="ce18" office:value-type="string" calcext:value-type="string">
            <text:p>Showa Genroku Rakugo Shinju</text:p>
          </table:table-cell>
          <table:table-cell/>
          <table:table-cell table:style-name="ce115" office:value-type="string" calcext:value-type="string">
            <text:p>West Wing</text:p>
          </table:table-cell>
          <table:table-cell/>
          <table:table-cell table:style-name="ce70" office:value-type="string" calcext:value-type="string">
            <text:p>Doctor Who: Third Doctor</text:p>
          </table:table-cell>
          <table:table-cell/>
          <table:table-cell table:style-name="ce124" table:number-columns-repeated="18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Studio Binder</text:p>
          </table:table-cell>
          <table:table-cell table:style-name="ce124" table:number-columns-repeated="2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6-21" calcext:value-type="date">
            <text:p>21.06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Magic Squares and Cubes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6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4"/>
          <table:table-cell table:number-columns-repeated="2"/>
          <table:table-cell table:style-name="ce115" office:value-type="string" calcext:value-type="string">
            <text:p>Ghost in the Shell</text:p>
          </table:table-cell>
          <table:table-cell/>
          <table:table-cell table:style-name="ce115" office:value-type="string" calcext:value-type="string">
            <text:p>Hannibal</text:p>
          </table:table-cell>
          <table:table-cell table:style-name="ce124"/>
          <table:table-cell table:style-name="ce70" office:value-type="string" calcext:value-type="string">
            <text:p>Doctor Who: Third Doctor</text:p>
          </table:table-cell>
          <table:table-cell/>
          <table:table-cell table:style-name="ce124" table:number-columns-repeated="31"/>
          <table:table-cell table:style-name="ce116" office:value-type="string" calcext:value-type="string">
            <text:p>Studio Binder</text:p>
          </table:table-cell>
          <table:table-cell table:style-name="ce124" table:number-columns-repeated="2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6-28" calcext:value-type="date">
            <text:p>28.06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Magic Squares and Cubes</text:p>
          </table:table-cell>
          <table:table-cell/>
          <table:table-cell table:style-name="ce124" table:number-columns-repeated="2"/>
          <table:table-cell table:style-name="ce69" office:value-type="string" calcext:value-type="string">
            <text:p>Unity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6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3"/>
          <table:table-cell table:number-columns-repeated="2"/>
          <table:table-cell table:style-name="ce124"/>
          <table:table-cell table:style-name="ce115" office:value-type="string" calcext:value-type="string">
            <text:p>Ghost in the Shell</text:p>
          </table:table-cell>
          <table:table-cell/>
          <table:table-cell table:style-name="ce115" office:value-type="string" calcext:value-type="string">
            <text:p>Sopranos</text:p>
          </table:table-cell>
          <table:table-cell/>
          <table:table-cell table:style-name="ce115" office:value-type="string" calcext:value-type="string">
            <text:p>Red Dwarf</text:p>
          </table:table-cell>
          <table:table-cell/>
          <table:table-cell table:style-name="ce124" table:number-columns-repeated="31"/>
          <table:table-cell table:style-name="ce116" office:value-type="string" calcext:value-type="string">
            <text:p>Studio Binder</text:p>
          </table:table-cell>
          <table:table-cell table:style-name="ce124" table:number-columns-repeated="2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7-05" calcext:value-type="date">
            <text:p>05.07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 table:style-name="ce124" table:number-columns-repeated="3"/>
          <table:table-cell table:style-name="ce69" office:value-type="string" calcext:value-type="string">
            <text:p>Unity</text:p>
          </table:table-cell>
          <table:table-cell table:style-name="ce124" table:number-columns-repeated="7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4"/>
          <table:table-cell table:number-columns-repeated="2"/>
          <table:table-cell table:style-name="ce115" office:value-type="string" calcext:value-type="string">
            <text:p>Ghost in the Shell</text:p>
          </table:table-cell>
          <table:table-cell/>
          <table:table-cell table:style-name="ce115" office:value-type="string" calcext:value-type="string">
            <text:p>Sopranos</text:p>
          </table:table-cell>
          <table:table-cell/>
          <table:table-cell table:style-name="ce115" office:value-type="string" calcext:value-type="string">
            <text:p>Battlestar Galactica</text:p>
          </table:table-cell>
          <table:table-cell/>
          <table:table-cell table:style-name="ce124" table:number-columns-repeated="10"/>
          <table:table-cell table:style-name="Default"/>
          <table:table-cell table:style-name="ce124" table:number-columns-repeated="20"/>
          <table:table-cell table:style-name="ce116" office:value-type="string" calcext:value-type="string">
            <text:p>Studio Binder</text:p>
          </table:table-cell>
          <table:table-cell table:style-name="ce124" table:number-columns-repeated="2"/>
          <table:table-cell table:style-name="ce116" office:value-type="string" calcext:value-type="string">
            <text:p>Cooke Optics TV</text:p>
          </table:table-cell>
          <table:table-cell table:style-name="ce124" table:number-columns-repeated="4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7-12" calcext:value-type="date">
            <text:p>12.07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/>
          <table:table-cell table:style-name="ce124" table:number-columns-repeated="2"/>
          <table:table-cell table:style-name="Default"/>
          <table:table-cell table:style-name="ce124"/>
          <table:table-cell table:style-name="ce76"/>
          <table:table-cell table:style-name="ce124" table:number-columns-repeated="5"/>
          <table:table-cell table:style-name="Default"/>
          <table:table-cell table:style-name="ce124" table:number-columns-repeated="2"/>
          <table:table-cell table:style-name="ce112"/>
          <table:table-cell table:style-name="ce1"/>
          <table:table-cell table:style-name="ce34" office:value-type="string" calcext:value-type="string">
            <text:p>The Sonnets</text:p>
          </table:table-cell>
          <table:table-cell table:style-name="ce124" table:number-columns-repeated="4"/>
          <table:table-cell table:number-columns-repeated="2"/>
          <table:table-cell table:style-name="ce115" office:value-type="string" calcext:value-type="string">
            <text:p>Ghost in the Shell</text:p>
          </table:table-cell>
          <table:table-cell/>
          <table:table-cell table:style-name="ce115" office:value-type="string" calcext:value-type="string">
            <text:p>Sopranos</text:p>
          </table:table-cell>
          <table:table-cell/>
          <table:table-cell table:style-name="ce115" office:value-type="string" calcext:value-type="string">
            <text:p>Battlestar Galactica</text:p>
          </table:table-cell>
          <table:table-cell/>
          <table:table-cell table:style-name="ce124" table:number-columns-repeated="10"/>
          <table:table-cell table:style-name="Default"/>
          <table:table-cell table:style-name="ce124" table:number-columns-repeated="28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7-19" calcext:value-type="date">
            <text:p>19.07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/>
          <table:table-cell table:style-name="ce124" table:number-columns-repeated="2"/>
          <table:table-cell table:style-name="Default"/>
          <table:table-cell table:style-name="ce124" table:number-columns-repeated="7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number-columns-repeated="2"/>
          <table:table-cell table:style-name="ce115" office:value-type="string" calcext:value-type="string">
            <text:p>Ghost in the Shell</text:p>
          </table:table-cell>
          <table:table-cell table:style-name="ce124"/>
          <table:table-cell table:style-name="ce115" office:value-type="string" calcext:value-type="string">
            <text:p>West Wing</text:p>
          </table:table-cell>
          <table:table-cell/>
          <table:table-cell table:style-name="ce115" office:value-type="string" calcext:value-type="string">
            <text:p>Battlestar Galactica</text:p>
          </table:table-cell>
          <table:table-cell/>
          <table:table-cell table:style-name="ce124" table:number-columns-repeated="10"/>
          <table:table-cell table:style-name="Default"/>
          <table:table-cell table:style-name="ce124" table:number-columns-repeated="28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7-26" calcext:value-type="date">
            <text:p>26.07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 table:style-name="ce124" table:number-columns-repeated="3"/>
          <table:table-cell table:style-name="Default"/>
          <table:table-cell table:style-name="ce124" table:number-columns-repeated="7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number-columns-repeated="2"/>
          <table:table-cell table:style-name="ce18" office:value-type="string" calcext:value-type="string">
            <text:p>Kimetsu no Yaiba</text:p>
          </table:table-cell>
          <table:table-cell table:style-name="ce124"/>
          <table:table-cell table:style-name="ce115" office:value-type="string" calcext:value-type="string">
            <text:p>West Wing</text:p>
          </table:table-cell>
          <table:table-cell table:style-name="ce124"/>
          <table:table-cell table:style-name="ce115" office:value-type="string" calcext:value-type="string">
            <text:p>Battlestar Galactica</text:p>
          </table:table-cell>
          <table:table-cell/>
          <table:table-cell table:style-name="ce124" table:number-columns-repeated="10"/>
          <table:table-cell table:style-name="Default"/>
          <table:table-cell table:style-name="ce124" table:number-columns-repeated="13"/>
          <table:table-cell/>
          <table:table-cell table:style-name="ce124" table:number-columns-repeated="14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8-02" calcext:value-type="date">
            <text:p>02.08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 table:style-name="ce124" table:number-columns-repeated="3"/>
          <table:table-cell table:style-name="Default"/>
          <table:table-cell table:style-name="ce124" table:number-columns-repeated="10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number-columns-repeated="2"/>
          <table:table-cell table:style-name="ce18" office:value-type="string" calcext:value-type="string">
            <text:p>Kimetsu no Yaiba</text:p>
          </table:table-cell>
          <table:table-cell table:style-name="ce124"/>
          <table:table-cell table:style-name="ce115" office:value-type="string" calcext:value-type="string">
            <text:p>West Wing</text:p>
          </table:table-cell>
          <table:table-cell table:style-name="ce124"/>
          <table:table-cell table:style-name="ce70" office:value-type="string" calcext:value-type="string">
            <text:p>Doctor Who: Third Doctor</text:p>
          </table:table-cell>
          <table:table-cell table:style-name="ce124" table:number-columns-repeated="11"/>
          <table:table-cell table:style-name="Default"/>
          <table:table-cell table:style-name="ce124" table:number-columns-repeated="13"/>
          <table:table-cell/>
          <table:table-cell table:style-name="ce124" table:number-columns-repeated="14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8-09" calcext:value-type="date">
            <text:p>09.08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 table:style-name="ce124" table:number-columns-repeated="3"/>
          <table:table-cell table:style-name="Default"/>
          <table:table-cell table:style-name="ce124" table:number-columns-repeated="10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 table:number-columns-repeated="2"/>
          <table:table-cell table:style-name="ce18" office:value-type="string" calcext:value-type="string">
            <text:p>Kimetsu no Yaiba</text:p>
          </table:table-cell>
          <table:table-cell table:style-name="ce124"/>
          <table:table-cell table:style-name="ce115" office:value-type="string" calcext:value-type="string">
            <text:p>West Wing</text:p>
          </table:table-cell>
          <table:table-cell table:style-name="ce124"/>
          <table:table-cell table:style-name="ce70" office:value-type="string" calcext:value-type="string">
            <text:p>Doctor Who: Third Doctor</text:p>
          </table:table-cell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4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8-16" calcext:value-type="date">
            <text:p>16.08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 table:style-name="ce124" table:number-columns-repeated="3"/>
          <table:table-cell/>
          <table:table-cell table:style-name="ce124" table:number-columns-repeated="10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/>
          <table:table-cell table:style-name="ce124"/>
          <table:table-cell table:style-name="ce18" office:value-type="string" calcext:value-type="string">
            <text:p>Kimetsu no Yaiba</text:p>
          </table:table-cell>
          <table:table-cell table:style-name="ce124"/>
          <table:table-cell table:style-name="ce115" office:value-type="string" calcext:value-type="string">
            <text:p>Sopranos</text:p>
          </table:table-cell>
          <table:table-cell table:style-name="ce124"/>
          <table:table-cell table:style-name="ce115" office:value-type="string" calcext:value-type="string">
            <text:p>Red Dwarf</text:p>
          </table:table-cell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4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8-23" calcext:value-type="date">
            <text:p>23.08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Raspberry Pi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4"/>
          <table:table-cell/>
          <table:table-cell table:style-name="ce124"/>
          <table:table-cell table:style-name="ce18" office:value-type="string" calcext:value-type="string">
            <text:p>Kimetsu no Yaiba</text:p>
          </table:table-cell>
          <table:table-cell table:style-name="ce124"/>
          <table:table-cell table:style-name="ce115" office:value-type="string" calcext:value-type="string">
            <text:p>Sopranos</text:p>
          </table:table-cell>
          <table:table-cell table:style-name="ce124"/>
          <table:table-cell table:style-name="ce115" office:value-type="string" calcext:value-type="string">
            <text:p>Battlestar Galactica</text:p>
          </table:table-cell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4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8-30" calcext:value-type="date">
            <text:p>30.08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6"/>
          <table:table-cell table:style-name="ce119" office:value-type="string" calcext:value-type="string">
            <text:p>Initial D First Stage</text:p>
          </table:table-cell>
          <table:table-cell table:style-name="ce124"/>
          <table:table-cell table:style-name="ce115" office:value-type="string" calcext:value-type="string">
            <text:p>Sopranos</text:p>
          </table:table-cell>
          <table:table-cell table:style-name="ce124"/>
          <table:table-cell table:style-name="ce115" office:value-type="string" calcext:value-type="string">
            <text:p>Battlestar Galactica</text:p>
          </table:table-cell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4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9-06" calcext:value-type="date">
            <text:p>06.09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6"/>
          <table:table-cell table:style-name="ce119" office:value-type="string" calcext:value-type="string">
            <text:p>Initial D First Stage</text:p>
          </table:table-cell>
          <table:table-cell table:style-name="ce124"/>
          <table:table-cell table:style-name="ce115" office:value-type="string" calcext:value-type="string">
            <text:p>Sopranos</text:p>
          </table:table-cell>
          <table:table-cell table:style-name="ce124"/>
          <table:table-cell table:style-name="ce115" office:value-type="string" calcext:value-type="string">
            <text:p>Battlestar Galactica</text:p>
          </table:table-cell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4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9-13" calcext:value-type="date">
            <text:p>13.09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6"/>
          <table:table-cell table:style-name="ce119" office:value-type="string" calcext:value-type="string">
            <text:p>Initial D First Stage</text:p>
          </table:table-cell>
          <table:table-cell table:style-name="ce124"/>
          <table:table-cell table:style-name="ce115" office:value-type="string" calcext:value-type="string">
            <text:p>Mad Men</text:p>
          </table:table-cell>
          <table:table-cell table:style-name="ce124"/>
          <table:table-cell table:style-name="ce115" office:value-type="string" calcext:value-type="string">
            <text:p>Battlestar Galactica</text:p>
          </table:table-cell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4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9-20" calcext:value-type="date">
            <text:p>20.09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6"/>
          <table:table-cell table:style-name="ce119" office:value-type="string" calcext:value-type="string">
            <text:p>Initial D First Stage</text:p>
          </table:table-cell>
          <table:table-cell table:style-name="ce124"/>
          <table:table-cell table:style-name="ce115" office:value-type="string" calcext:value-type="string">
            <text:p>Mad Men</text:p>
          </table:table-cell>
          <table:table-cell table:style-name="ce124"/>
          <table:table-cell table:style-name="ce70" office:value-type="string" calcext:value-type="string">
            <text:p>Doctor Who: Third Doctor</text:p>
          </table:table-cell>
          <table:table-cell table:style-name="ce124" table:number-columns-repeated="11"/>
          <table:table-cell/>
          <table:table-cell table:style-name="ce124" table:number-columns-repeated="13"/>
          <table:table-cell/>
          <table:table-cell table:style-name="ce124" table:number-columns-repeated="14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09-27" calcext:value-type="date">
            <text:p>27.09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6"/>
          <table:table-cell table:style-name="ce70" office:value-type="string" calcext:value-type="string">
            <text:p>Neon Genesis Evangelion</text:p>
          </table:table-cell>
          <table:table-cell table:style-name="ce124"/>
          <table:table-cell table:style-name="ce115" office:value-type="string" calcext:value-type="string">
            <text:p>Mad Men</text:p>
          </table:table-cell>
          <table:table-cell table:style-name="ce124"/>
          <table:table-cell table:style-name="ce70" office:value-type="string" calcext:value-type="string">
            <text:p>Doctor Who: Third Doctor</text:p>
          </table:table-cell>
          <table:table-cell table:style-name="ce124" table:number-columns-repeated="21"/>
          <table:table-cell/>
          <table:table-cell table:style-name="ce124" table:number-columns-repeated="18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10-04" calcext:value-type="date">
            <text:p>04.10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22" office:value-type="string" calcext:value-type="string">
            <text:p>Blood, Sweat, and Pixels</text:p>
          </table:table-cell>
          <table:table-cell table:style-name="ce124" table:number-columns-repeated="14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6"/>
          <table:table-cell table:style-name="ce70" office:value-type="string" calcext:value-type="string">
            <text:p>Neon Genesis Evangelion</text:p>
          </table:table-cell>
          <table:table-cell table:style-name="ce124"/>
          <table:table-cell table:style-name="ce115" office:value-type="string" calcext:value-type="string">
            <text:p>Mad Men</text:p>
          </table:table-cell>
          <table:table-cell table:style-name="ce124"/>
          <table:table-cell table:style-name="ce115" office:value-type="string" calcext:value-type="string">
            <text:p>Red Dwarf</text:p>
          </table:table-cell>
          <table:table-cell table:style-name="ce124" table:number-columns-repeated="21"/>
          <table:table-cell/>
          <table:table-cell table:style-name="ce124" table:number-columns-repeated="18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10-11" calcext:value-type="date">
            <text:p>11.10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6"/>
          <table:table-cell table:style-name="ce70" office:value-type="string" calcext:value-type="string">
            <text:p>Neon Genesis Evangelion</text:p>
          </table:table-cell>
          <table:table-cell table:style-name="ce124"/>
          <table:table-cell table:style-name="ce115" office:value-type="string" calcext:value-type="string">
            <text:p>Americans</text:p>
          </table:table-cell>
          <table:table-cell table:style-name="ce124"/>
          <table:table-cell table:style-name="ce70" office:value-type="string" calcext:value-type="string">
            <text:p>Star Trek: Deep Space Nine</text:p>
          </table:table-cell>
          <table:table-cell table:style-name="ce124" table:number-columns-repeated="21"/>
          <table:table-cell/>
          <table:table-cell table:style-name="ce124" table:number-columns-repeated="18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10-18" calcext:value-type="date">
            <text:p>18.10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6"/>
          <table:table-cell table:style-name="ce70" office:value-type="string" calcext:value-type="string">
            <text:p>Neon Genesis Evangelion</text:p>
          </table:table-cell>
          <table:table-cell table:style-name="ce124"/>
          <table:table-cell table:style-name="ce115" office:value-type="string" calcext:value-type="string">
            <text:p>Americans</text:p>
          </table:table-cell>
          <table:table-cell table:style-name="ce124"/>
          <table:table-cell table:style-name="ce70" office:value-type="string" calcext:value-type="string">
            <text:p>Star Trek: Deep Space Nine</text:p>
          </table:table-cell>
          <table:table-cell table:style-name="ce124" table:number-columns-repeated="21"/>
          <table:table-cell/>
          <table:table-cell table:style-name="ce124" table:number-columns-repeated="18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10-25" calcext:value-type="date">
            <text:p>25.10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6"/>
          <table:table-cell table:style-name="ce115" office:value-type="string" calcext:value-type="string">
            <text:p>Ghost in the Shell</text:p>
          </table:table-cell>
          <table:table-cell table:style-name="ce124"/>
          <table:table-cell table:style-name="ce115" office:value-type="string" calcext:value-type="string">
            <text:p>Americans</text:p>
          </table:table-cell>
          <table:table-cell table:style-name="ce124"/>
          <table:table-cell table:style-name="ce70" office:value-type="string" calcext:value-type="string">
            <text:p>Star Trek: Deep Space Nine</text:p>
          </table:table-cell>
          <table:table-cell table:style-name="ce124" table:number-columns-repeated="21"/>
          <table:table-cell/>
          <table:table-cell table:style-name="ce124" table:number-columns-repeated="18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11-01" calcext:value-type="date">
            <text:p>01.11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6"/>
          <table:table-cell table:style-name="ce115" office:value-type="string" calcext:value-type="string">
            <text:p>Ghost in the Shell</text:p>
          </table:table-cell>
          <table:table-cell table:style-name="ce124"/>
          <table:table-cell table:style-name="ce115" office:value-type="string" calcext:value-type="string">
            <text:p>Americans</text:p>
          </table:table-cell>
          <table:table-cell table:style-name="ce124"/>
          <table:table-cell table:style-name="ce70" office:value-type="string" calcext:value-type="string">
            <text:p>Star Trek: Deep Space Nine</text:p>
          </table:table-cell>
          <table:table-cell table:style-name="ce124" table:number-columns-repeated="21"/>
          <table:table-cell/>
          <table:table-cell table:style-name="ce124" table:number-columns-repeated="18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11-08" calcext:value-type="date">
            <text:p>08.11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6"/>
          <table:table-cell table:style-name="ce115" office:value-type="string" calcext:value-type="string">
            <text:p>Ghost in the Shell</text:p>
          </table:table-cell>
          <table:table-cell table:style-name="ce124"/>
          <table:table-cell table:style-name="ce115" office:value-type="string" calcext:value-type="string">
            <text:p>Mad Men</text:p>
          </table:table-cell>
          <table:table-cell table:style-name="ce124"/>
          <table:table-cell table:style-name="ce70" office:value-type="string" calcext:value-type="string">
            <text:p>Star Trek: Deep Space Nine</text:p>
          </table:table-cell>
          <table:table-cell table:style-name="ce124" table:number-columns-repeated="21"/>
          <table:table-cell/>
          <table:table-cell table:style-name="ce124" table:number-columns-repeated="18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11-15" calcext:value-type="date">
            <text:p>15.11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6"/>
          <table:table-cell table:style-name="ce115" office:value-type="string" calcext:value-type="string">
            <text:p>Ghost in the Shell</text:p>
          </table:table-cell>
          <table:table-cell table:style-name="ce124"/>
          <table:table-cell table:style-name="ce115" office:value-type="string" calcext:value-type="string">
            <text:p>Mad Men</text:p>
          </table:table-cell>
          <table:table-cell table:style-name="ce124"/>
          <table:table-cell table:style-name="ce70" office:value-type="string" calcext:value-type="string">
            <text:p>Star Trek: Deep Space Nine</text:p>
          </table:table-cell>
          <table:table-cell table:style-name="ce124" table:number-columns-repeated="21"/>
          <table:table-cell/>
          <table:table-cell table:style-name="ce124" table:number-columns-repeated="18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11-22" calcext:value-type="date">
            <text:p>22.11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6"/>
          <table:table-cell table:style-name="ce115" office:value-type="string" calcext:value-type="string">
            <text:p>Ghost in the Shell</text:p>
          </table:table-cell>
          <table:table-cell table:style-name="ce124"/>
          <table:table-cell table:style-name="ce115" office:value-type="string" calcext:value-type="string">
            <text:p>Mad Men</text:p>
          </table:table-cell>
          <table:table-cell table:style-name="ce124"/>
          <table:table-cell table:style-name="ce70" office:value-type="string" calcext:value-type="string">
            <text:p>Star Trek: Deep Space Nine</text:p>
          </table:table-cell>
          <table:table-cell table:style-name="ce124" table:number-columns-repeated="21"/>
          <table:table-cell/>
          <table:table-cell table:style-name="ce124" table:number-columns-repeated="18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11-29" calcext:value-type="date">
            <text:p>29.11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/>
          <table:table-cell table:style-name="ce34" office:value-type="string" calcext:value-type="string">
            <text:p>Frankenstein</text:p>
          </table:table-cell>
          <table:table-cell table:style-name="ce124" table:number-columns-repeated="6"/>
          <table:table-cell/>
          <table:table-cell table:style-name="ce124"/>
          <table:table-cell table:style-name="ce115" office:value-type="string" calcext:value-type="string">
            <text:p>Mad Men</text:p>
          </table:table-cell>
          <table:table-cell table:style-name="ce124"/>
          <table:table-cell table:style-name="ce1"/>
          <table:table-cell table:style-name="ce124" table:number-columns-repeated="40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12-06" calcext:value-type="date">
            <text:p>06.12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6"/>
          <table:table-cell table:style-name="ce123" office:value-type="string" calcext:value-type="string">
            <text:p>Night of the Living Dead</text:p>
          </table:table-cell>
          <table:table-cell table:style-name="ce123" office:value-type="string" calcext:value-type="string">
            <text:p>The Vast of Night</text:p>
          </table:table-cell>
          <table:table-cell table:style-name="ce124" table:number-columns-repeated="2"/>
          <table:table-cell table:style-name="ce115" office:value-type="string" calcext:value-type="string">
            <text:p>The Wire</text:p>
          </table:table-cell>
          <table:table-cell table:style-name="ce124"/>
          <table:table-cell table:style-name="ce1"/>
          <table:table-cell table:style-name="ce124" table:number-columns-repeated="40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12-13" calcext:value-type="date">
            <text:p>13.12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10"/>
          <table:table-cell table:style-name="ce115" office:value-type="string" calcext:value-type="string">
            <text:p>The Wire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12-20" calcext:value-type="date">
            <text:p>20.12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10"/>
          <table:table-cell table:style-name="ce115" office:value-type="string" calcext:value-type="string">
            <text:p>The Wire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1-12-27" calcext:value-type="date">
            <text:p>27.12.2021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10"/>
          <table:table-cell table:style-name="ce115" office:value-type="string" calcext:value-type="string">
            <text:p>The Wire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112"/>
          <table:table-cell table:number-columns-repeated="73" table:style-name="ce44" office:value-type="string" calcext:value-type="string">
            <text:p>~</text:p>
          </table:table-cell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1-03" calcext:value-type="date">
            <text:p>03.0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10"/>
          <table:table-cell table:style-name="ce115" office:value-type="string" calcext:value-type="string">
            <text:p>The Wire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1-10" calcext:value-type="date">
            <text:p>10.0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10"/>
          <table:table-cell table:style-name="ce115" office:value-type="string" calcext:value-type="string">
            <text:p>Hannibal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1-17" calcext:value-type="date">
            <text:p>17.0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10"/>
          <table:table-cell table:style-name="ce115" office:value-type="string" calcext:value-type="string">
            <text:p>The Wire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1-24" calcext:value-type="date">
            <text:p>24.0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10"/>
          <table:table-cell table:style-name="ce115" office:value-type="string" calcext:value-type="string">
            <text:p>The Wire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1-31" calcext:value-type="date">
            <text:p>31.0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10"/>
          <table:table-cell table:style-name="ce115" office:value-type="string" calcext:value-type="string">
            <text:p>The Wire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2-07" calcext:value-type="date">
            <text:p>07.0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10"/>
          <table:table-cell table:style-name="ce115" office:value-type="string" calcext:value-type="string">
            <text:p>Hannibal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2-14" calcext:value-type="date">
            <text:p>14.0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10"/>
          <table:table-cell table:style-name="ce115" office:value-type="string" calcext:value-type="string">
            <text:p>Downton Abbey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2-21" calcext:value-type="date">
            <text:p>21.0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10"/>
          <table:table-cell table:style-name="ce115" office:value-type="string" calcext:value-type="string">
            <text:p>Downton Abbey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2-28" calcext:value-type="date">
            <text:p>28.0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10"/>
          <table:table-cell table:style-name="ce115" office:value-type="string" calcext:value-type="string">
            <text:p>Downton Abbey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3-07" calcext:value-type="date">
            <text:p>07.03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10"/>
          <table:table-cell table:style-name="ce115" office:value-type="string" calcext:value-type="string">
            <text:p>Hannibal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3-14" calcext:value-type="date">
            <text:p>14.03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Default"/>
          <table:table-cell table:style-name="ce124" table:number-columns-repeated="14"/>
          <table:table-cell table:style-name="ce112"/>
          <table:table-cell table:style-name="ce124" table:number-columns-repeated="10"/>
          <table:table-cell table:style-name="ce70" office:value-type="string" calcext:value-type="string">
            <text:p>The Crown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3-21" calcext:value-type="date">
            <text:p>21.03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10"/>
          <table:table-cell table:style-name="ce70" office:value-type="string" calcext:value-type="string">
            <text:p>The Crown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3-28" calcext:value-type="date">
            <text:p>28.03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10"/>
          <table:table-cell table:style-name="ce70" office:value-type="string" calcext:value-type="string">
            <text:p>The Crown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4-04" calcext:value-type="date">
            <text:p>04.04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10"/>
          <table:table-cell table:style-name="ce70" office:value-type="string" calcext:value-type="string">
            <text:p>The Crown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4-11" calcext:value-type="date">
            <text:p>11.04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10"/>
          <table:table-cell table:style-name="ce70" office:value-type="string" calcext:value-type="string">
            <text:p>The Crown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4-18" calcext:value-type="date">
            <text:p>18.04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10"/>
          <table:table-cell table:style-name="ce115" office:value-type="string" calcext:value-type="string">
            <text:p>Six Feet Under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4-25" calcext:value-type="date">
            <text:p>25.04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10"/>
          <table:table-cell table:style-name="ce115" office:value-type="string" calcext:value-type="string">
            <text:p>Six Feet Under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5-02" calcext:value-type="date">
            <text:p>02.05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10"/>
          <table:table-cell table:style-name="ce115" office:value-type="string" calcext:value-type="string">
            <text:p>Six Feet Under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5-09" calcext:value-type="date">
            <text:p>09.05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10"/>
          <table:table-cell table:style-name="ce115" office:value-type="string" calcext:value-type="string">
            <text:p>Six Feet Under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5-16" calcext:value-type="date">
            <text:p>16.05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10"/>
          <table:table-cell table:style-name="ce115" office:value-type="string" calcext:value-type="string">
            <text:p>Hannibal</text:p>
          </table:table-cell>
          <table:table-cell table:style-name="ce124" table:number-columns-repeated="42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5-23" calcext:value-type="date">
            <text:p>23.05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5-30" calcext:value-type="date">
            <text:p>30.05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6-06" calcext:value-type="date">
            <text:p>06.06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6-13" calcext:value-type="date">
            <text:p>13.06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6-20" calcext:value-type="date">
            <text:p>20.06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6-27" calcext:value-type="date">
            <text:p>27.06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7-04" calcext:value-type="date">
            <text:p>04.07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7-11" calcext:value-type="date">
            <text:p>11.07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7-18" calcext:value-type="date">
            <text:p>18.07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7-25" calcext:value-type="date">
            <text:p>25.07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8-01" calcext:value-type="date">
            <text:p>01.08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8-08" calcext:value-type="date">
            <text:p>08.08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8-15" calcext:value-type="date">
            <text:p>15.08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8-22" calcext:value-type="date">
            <text:p>22.08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8-29" calcext:value-type="date">
            <text:p>29.08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9-05" calcext:value-type="date">
            <text:p>05.09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9-12" calcext:value-type="date">
            <text:p>12.09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9-19" calcext:value-type="date">
            <text:p>19.09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09-26" calcext:value-type="date">
            <text:p>26.09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10-03" calcext:value-type="date">
            <text:p>03.10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10-10" calcext:value-type="date">
            <text:p>10.10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10-17" calcext:value-type="date">
            <text:p>17.10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10-24" calcext:value-type="date">
            <text:p>24.10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10-31" calcext:value-type="date">
            <text:p>31.10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11-07" calcext:value-type="date">
            <text:p>07.1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11-14" calcext:value-type="date">
            <text:p>14.1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11-21" calcext:value-type="date">
            <text:p>21.1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11-28" calcext:value-type="date">
            <text:p>28.11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12-05" calcext:value-type="date">
            <text:p>05.1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12-12" calcext:value-type="date">
            <text:p>12.1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12-19" calcext:value-type="date">
            <text:p>19.1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63" office:value-type="date" office:date-value="2022-12-26" calcext:value-type="date">
            <text:p>26.12.2022</text:p>
          </table:table-cell>
          <table:table-cell table:style-name="ce112"/>
          <table:table-cell table:style-name="ce63"/>
          <table:table-cell table:style-name="ce124"/>
          <table:table-cell table:style-name="ce112"/>
          <table:table-cell table:style-name="ce124" table:number-columns-repeated="15"/>
          <table:table-cell table:style-name="ce112"/>
          <table:table-cell table:style-name="ce124" table:number-columns-repeated="53"/>
          <table:table-cell table:style-name="ce44"/>
          <table:table-cell table:number-columns-repeated="949"/>
        </table:table-row>
        <table:table-row table:style-name="ro2">
          <table:table-cell table:style-name="ce112"/>
          <table:table-cell table:number-columns-repeated="73" table:style-name="ce44" office:value-type="string" calcext:value-type="string">
            <text:p>~</text:p>
          </table:table-cell>
          <table:table-cell table:style-name="ce44"/>
          <table:table-cell table:number-columns-repeated="949"/>
        </table:table-row>
        <table:table-row table:style-name="ro2">
          <table:table-cell table:style-name="ce1"/>
          <table:table-cell/>
          <table:table-cell table:style-name="ce63"/>
          <table:table-cell table:style-name="ce124"/>
          <table:table-cell/>
          <table:table-cell table:style-name="ce22" office:value-type="string" calcext:value-type="string">
            <text:p>Artificial Intelligence</text:p>
          </table:table-cell>
          <table:table-cell table:style-name="ce124" table:number-columns-repeated="2"/>
          <table:table-cell table:style-name="ce26" office:value-type="string" calcext:value-type="string">
            <text:p>Angular 2.0+</text:p>
          </table:table-cell>
          <table:table-cell table:style-name="ce124"/>
          <table:table-cell table:style-name="ce33" office:value-type="string" calcext:value-type="string">
            <text:p>Support a small growing project</text:p>
          </table:table-cell>
          <table:table-cell table:style-name="ce33" office:value-type="string" calcext:value-type="string">
            <text:p>The Linux Command Line</text:p>
          </table:table-cell>
          <table:table-cell table:style-name="ce124" table:number-columns-repeated="8"/>
          <table:table-cell/>
          <table:table-cell table:style-name="ce124" table:number-columns-repeated="2"/>
          <table:table-cell table:style-name="ce37" office:value-type="string" calcext:value-type="string">
            <text:p>Watchmen</text:p>
          </table:table-cell>
          <table:table-cell table:style-name="ce37" office:value-type="string" calcext:value-type="string">
            <text:p>Green Lantern: Rebirth</text:p>
          </table:table-cell>
          <table:table-cell table:style-name="ce37" office:value-type="string" calcext:value-type="string">
            <text:p>Silent Hill: Downpour - Anne's Story</text:p>
          </table:table-cell>
          <table:table-cell table:style-name="ce37" office:value-type="string" calcext:value-type="string">
            <text:p>Berserk</text:p>
          </table:table-cell>
          <table:table-cell table:style-name="ce124" table:number-columns-repeated="2"/>
          <table:table-cell table:style-name="ce115" office:value-type="string" calcext:value-type="string">
            <text:p>Ergo Proxy</text:p>
          </table:table-cell>
          <table:table-cell table:style-name="ce115" office:value-type="string" calcext:value-type="string">
            <text:p>The Preacher</text:p>
          </table:table-cell>
          <table:table-cell table:style-name="ce115" office:value-type="string" calcext:value-type="string">
            <text:p>Americans</text:p>
          </table:table-cell>
          <table:table-cell table:style-name="ce115" office:value-type="string" calcext:value-type="string">
            <text:p>The Leftovers</text:p>
          </table:table-cell>
          <table:table-cell table:style-name="ce115" office:value-type="string" calcext:value-type="string">
            <text:p>Red Dwarf</text:p>
          </table:table-cell>
          <table:table-cell table:style-name="ce36" office:value-type="string" calcext:value-type="string">
            <text:p>DnD'like game</text:p>
          </table:table-cell>
          <table:table-cell table:style-name="ce36" office:value-type="string" calcext:value-type="string">
            <text:p>Cribbage</text:p>
          </table:table-cell>
          <table:table-cell table:style-name="ce36" office:value-type="string" calcext:value-type="string">
            <text:p>The Castles of Burgundy</text:p>
          </table:table-cell>
          <table:table-cell table:style-name="ce36" office:value-type="string" calcext:value-type="string">
            <text:p>MTG: Standard</text:p>
          </table:table-cell>
          <table:table-cell table:style-name="ce124" table:number-columns-repeated="5"/>
          <table:table-cell table:style-name="ce17" office:value-type="string" calcext:value-type="string">
            <text:p>Baldur's Gate</text:p>
          </table:table-cell>
          <table:table-cell table:style-name="ce124" table:number-columns-repeated="2"/>
          <table:table-cell table:style-name="ce17" office:value-type="string" calcext:value-type="string">
            <text:p>Alan Wake</text:p>
          </table:table-cell>
          <table:table-cell table:style-name="ce17" office:value-type="string" calcext:value-type="string">
            <text:p>A Short Hike</text:p>
          </table:table-cell>
          <table:table-cell table:style-name="ce17" office:value-type="string" calcext:value-type="string">
            <text:p>Ape Out</text:p>
          </table:table-cell>
          <table:table-cell table:style-name="ce35" office:value-type="string" calcext:value-type="string">
            <text:p>Legend of Grimrock</text:p>
          </table:table-cell>
          <table:table-cell table:style-name="ce17" office:value-type="string" calcext:value-type="string">
            <text:p>Marvel vs. Capcom 2</text:p>
          </table:table-cell>
          <table:table-cell table:style-name="ce17" office:value-type="string" calcext:value-type="string">
            <text:p>Devil May Cry</text:p>
          </table:table-cell>
          <table:table-cell table:style-name="ce17" office:value-type="string" calcext:value-type="string">
            <text:p>Dark Messiah of Might and Magic</text:p>
          </table:table-cell>
          <table:table-cell table:style-name="ce17" office:value-type="string" calcext:value-type="string">
            <text:p>Bloodstained: Curse of the Moon</text:p>
          </table:table-cell>
          <table:table-cell table:style-name="ce17" office:value-type="string" calcext:value-type="string">
            <text:p>Celeste</text:p>
          </table:table-cell>
          <table:table-cell table:style-name="ce17" office:value-type="string" calcext:value-type="string">
            <text:p>Antichamber</text:p>
          </table:table-cell>
          <table:table-cell table:style-name="ce17" office:value-type="string" calcext:value-type="string">
            <text:p>Gran Turismo 4</text:p>
          </table:table-cell>
          <table:table-cell table:style-name="ce17" office:value-type="string" calcext:value-type="string">
            <text:p>Enter The Gungeon</text:p>
          </table:table-cell>
          <table:table-cell table:style-name="ce17" office:value-type="string" calcext:value-type="string">
            <text:p>Arcanum</text:p>
          </table:table-cell>
          <table:table-cell table:style-name="ce17" office:value-type="string" calcext:value-type="string">
            <text:p>Black Mesa</text:p>
          </table:table-cell>
          <table:table-cell table:style-name="ce17" office:value-type="string" calcext:value-type="string">
            <text:p>Age of Empires 2</text:p>
          </table:table-cell>
          <table:table-cell table:style-name="ce17" office:value-type="string" calcext:value-type="string">
            <text:p>Sabnautica</text:p>
          </table:table-cell>
          <table:table-cell table:style-name="ce17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7" office:value-type="string" calcext:value-type="string">
            <text:p>Iru!</text:p>
          </table:table-cell>
          <table:table-cell table:style-name="ce124" table:number-columns-repeated="5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50"/>
        </table:table-row>
        <table:table-row table:style-name="ro2">
          <table:table-cell table:style-name="ce1"/>
          <table:table-cell/>
          <table:table-cell table:style-name="ce63"/>
          <table:table-cell table:style-name="ce124"/>
          <table:table-cell/>
          <table:table-cell table:style-name="ce22" office:value-type="string" calcext:value-type="string">
            <text:p>Code Monk</text:p>
          </table:table-cell>
          <table:table-cell table:style-name="ce124" table:number-columns-repeated="2"/>
          <table:table-cell table:style-name="ce26" office:value-type="string" calcext:value-type="string">
            <text:p>Apache Air Flow</text:p>
          </table:table-cell>
          <table:table-cell table:style-name="ce124"/>
          <table:table-cell table:style-name="ce33" office:value-type="string" calcext:value-type="string">
            <text:p>Support a big growing project</text:p>
          </table:table-cell>
          <table:table-cell table:style-name="ce33" office:value-type="string" calcext:value-type="string">
            <text:p>Bash Guide</text:p>
          </table:table-cell>
          <table:table-cell table:style-name="ce124" table:number-columns-repeated="8"/>
          <table:table-cell/>
          <table:table-cell table:style-name="ce124" table:number-columns-repeated="2"/>
          <table:table-cell table:style-name="ce37" office:value-type="string" calcext:value-type="string">
            <text:p>Hellboy: Seed of Destruction</text:p>
          </table:table-cell>
          <table:table-cell table:style-name="ce37" office:value-type="string" calcext:value-type="string">
            <text:p>Green Lantern: No Fear</text:p>
          </table:table-cell>
          <table:table-cell table:style-name="ce37" office:value-type="string" calcext:value-type="string">
            <text:p>Silent Hill: Past Life</text:p>
          </table:table-cell>
          <table:table-cell table:style-name="ce124" table:number-columns-repeated="3"/>
          <table:table-cell table:style-name="ce70" office:value-type="string" calcext:value-type="string">
            <text:p>Yu Yu Hakusho</text:p>
          </table:table-cell>
          <table:table-cell table:style-name="ce124"/>
          <table:table-cell table:style-name="ce70" office:value-type="string" calcext:value-type="string">
            <text:p>Ozark</text:p>
          </table:table-cell>
          <table:table-cell table:style-name="ce124"/>
          <table:table-cell table:style-name="ce115" office:value-type="string" calcext:value-type="string">
            <text:p>Star Trek: Voyager</text:p>
          </table:table-cell>
          <table:table-cell table:style-name="ce36" office:value-type="string" calcext:value-type="string">
            <text:p>Race for the Galaxy</text:p>
          </table:table-cell>
          <table:table-cell table:style-name="ce36" office:value-type="string" calcext:value-type="string">
            <text:p>Dominion</text:p>
          </table:table-cell>
          <table:table-cell table:style-name="ce36" office:value-type="string" calcext:value-type="string">
            <text:p>Roll for the Galaxy</text:p>
          </table:table-cell>
          <table:table-cell table:style-name="ce36" office:value-type="string" calcext:value-type="string">
            <text:p>MTG: Modern</text:p>
          </table:table-cell>
          <table:table-cell table:style-name="ce124" table:number-columns-repeated="5"/>
          <table:table-cell table:style-name="ce17" office:value-type="string" calcext:value-type="string">
            <text:p>Batman: Arkham Asylum</text:p>
          </table:table-cell>
          <table:table-cell table:style-name="ce124" table:number-columns-repeated="2"/>
          <table:table-cell table:style-name="ce17" office:value-type="string" calcext:value-type="string">
            <text:p>Batham: Arkham Asylum</text:p>
          </table:table-cell>
          <table:table-cell table:style-name="ce35" office:value-type="string" calcext:value-type="string">
            <text:p>A Story About My Uncle</text:p>
          </table:table-cell>
          <table:table-cell table:style-name="ce17" office:value-type="string" calcext:value-type="string">
            <text:p>Battletoads</text:p>
          </table:table-cell>
          <table:table-cell table:style-name="ce124"/>
          <table:table-cell table:style-name="ce17" office:value-type="string" calcext:value-type="string">
            <text:p>Mortal Kombat 9</text:p>
          </table:table-cell>
          <table:table-cell table:style-name="ce17" office:value-type="string" calcext:value-type="string">
            <text:p>Devil May Cry 3</text:p>
          </table:table-cell>
          <table:table-cell table:style-name="ce17" office:value-type="string" calcext:value-type="string">
            <text:p>Deus Ex: Human Revolution</text:p>
          </table:table-cell>
          <table:table-cell table:style-name="ce17" office:value-type="string" calcext:value-type="string">
            <text:p>Bloodstained: Ritual of the Night</text:p>
          </table:table-cell>
          <table:table-cell table:style-name="ce17" office:value-type="string" calcext:value-type="string">
            <text:p>Cuphead</text:p>
          </table:table-cell>
          <table:table-cell table:style-name="ce17" office:value-type="string" calcext:value-type="string">
            <text:p>Baba is You</text:p>
          </table:table-cell>
          <table:table-cell table:style-name="ce17" office:value-type="string" calcext:value-type="string">
            <text:p>Grid 2</text:p>
          </table:table-cell>
          <table:table-cell table:style-name="ce17" office:value-type="string" calcext:value-type="string">
            <text:p>FTL: Faster Than Light</text:p>
          </table:table-cell>
          <table:table-cell table:style-name="ce17" office:value-type="string" calcext:value-type="string">
            <text:p>Baldur's Gate 2</text:p>
          </table:table-cell>
          <table:table-cell table:style-name="ce35" office:value-type="string" calcext:value-type="string">
            <text:p>Spec Ops: The Line</text:p>
          </table:table-cell>
          <table:table-cell table:style-name="ce17" office:value-type="string" calcext:value-type="string">
            <text:p>Anno 1404</text:p>
          </table:table-cell>
          <table:table-cell table:style-name="ce35" office:value-type="string" calcext:value-type="string">
            <text:p>This War of Mine</text:p>
          </table:table-cell>
          <table:table-cell table:style-name="ce17" office:value-type="string" calcext:value-type="string">
            <text:p>Star Trek: Bridge Commander</text:p>
          </table:table-cell>
          <table:table-cell table:style-name="ce17" office:value-type="string" calcext:value-type="string">
            <text:p>Kotor 1 – RPG</text:p>
          </table:table-cell>
          <table:table-cell table:style-name="ce17" office:value-type="string" calcext:value-type="string">
            <text:p>Call of Cthulhu: Dark Corners of the Earth</text:p>
          </table:table-cell>
          <table:table-cell table:style-name="ce124" table:number-columns-repeated="5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50"/>
        </table:table-row>
        <table:table-row table:style-name="ro2">
          <table:table-cell table:number-columns-repeated="2"/>
          <table:table-cell table:style-name="ce63"/>
          <table:table-cell table:style-name="ce124"/>
          <table:table-cell/>
          <table:table-cell table:style-name="ce124" table:number-columns-repeated="3"/>
          <table:table-cell table:style-name="ce26" office:value-type="string" calcext:value-type="string">
            <text:p>Flask</text:p>
          </table:table-cell>
          <table:table-cell table:style-name="ce124" table:number-columns-repeated="2"/>
          <table:table-cell table:style-name="ce33" office:value-type="string" calcext:value-type="string">
            <text:p>Linux Kernel in a Nutshell</text:p>
          </table:table-cell>
          <table:table-cell table:style-name="ce124" table:number-columns-repeated="8"/>
          <table:table-cell/>
          <table:table-cell table:style-name="ce124" table:number-columns-repeated="2"/>
          <table:table-cell table:style-name="ce37" office:value-type="string" calcext:value-type="string">
            <text:p>Judge Dredd: Case Files #5</text:p>
          </table:table-cell>
          <table:table-cell table:style-name="ce37" office:value-type="string" calcext:value-type="string">
            <text:p>Green Lantern: Revenge of the Green Lanterns</text:p>
          </table:table-cell>
          <table:table-cell table:style-name="ce37" office:value-type="string" calcext:value-type="string">
            <text:p>Star Wars: Darth Vader: Dark Lord of the Sith Vol. 1: Imperial Machine</text:p>
          </table:table-cell>
          <table:table-cell table:style-name="ce124" table:number-columns-repeated="3"/>
          <table:table-cell table:style-name="ce70" office:value-type="string" calcext:value-type="string">
            <text:p>Fullmetal Alchemist Brotherhood</text:p>
          </table:table-cell>
          <table:table-cell table:style-name="ce124" table:number-columns-repeated="3"/>
          <table:table-cell table:style-name="ce115" office:value-type="string" calcext:value-type="string">
            <text:p>Star Trek: Picard</text:p>
          </table:table-cell>
          <table:table-cell table:style-name="ce36" office:value-type="string" calcext:value-type="string">
            <text:p>Android: Netrunner</text:p>
          </table:table-cell>
          <table:table-cell table:style-name="ce124" table:number-columns-repeated="2"/>
          <table:table-cell table:style-name="ce36" office:value-type="string" calcext:value-type="string">
            <text:p>MTG: Commander</text:p>
          </table:table-cell>
          <table:table-cell table:style-name="ce124" table:number-columns-repeated="5"/>
          <table:table-cell table:style-name="ce17" office:value-type="string" calcext:value-type="string">
            <text:p>Black Mesa</text:p>
          </table:table-cell>
          <table:table-cell table:style-name="ce124" table:number-columns-repeated="2"/>
          <table:table-cell table:style-name="ce17" office:value-type="string" calcext:value-type="string">
            <text:p>Batham: Arkham City</text:p>
          </table:table-cell>
          <table:table-cell table:style-name="ce17" office:value-type="string" calcext:value-type="string">
            <text:p>Anodyne 2</text:p>
          </table:table-cell>
          <table:table-cell table:style-name="ce17" office:value-type="string" calcext:value-type="string">
            <text:p>Streets of Rage 2</text:p>
          </table:table-cell>
          <table:table-cell table:style-name="ce124"/>
          <table:table-cell table:style-name="ce17" office:value-type="string" calcext:value-type="string">
            <text:p>Soulcalibur 2</text:p>
          </table:table-cell>
          <table:table-cell table:style-name="ce17" office:value-type="string" calcext:value-type="string">
            <text:p>Devil May Cry 5</text:p>
          </table:table-cell>
          <table:table-cell table:style-name="ce17" office:value-type="string" calcext:value-type="string">
            <text:p>Dishonored</text:p>
          </table:table-cell>
          <table:table-cell table:style-name="ce17" office:value-type="string" calcext:value-type="string">
            <text:p>Castlevania Rondo of Blood</text:p>
          </table:table-cell>
          <table:table-cell table:style-name="ce17" office:value-type="string" calcext:value-type="string">
            <text:p>Donkey Kong Country 2: Diddy's Kong Quest</text:p>
          </table:table-cell>
          <table:table-cell table:style-name="ce17" office:value-type="string" calcext:value-type="string">
            <text:p>Braid</text:p>
          </table:table-cell>
          <table:table-cell table:style-name="ce124"/>
          <table:table-cell table:style-name="ce17" office:value-type="string" calcext:value-type="string">
            <text:p>Hades</text:p>
          </table:table-cell>
          <table:table-cell table:style-name="ce74" office:value-type="string" calcext:value-type="string">
            <text:p>Chrono Trigger</text:p>
          </table:table-cell>
          <table:table-cell table:style-name="ce17" office:value-type="string" calcext:value-type="string">
            <text:p>Superhot</text:p>
          </table:table-cell>
          <table:table-cell table:style-name="ce17" office:value-type="string" calcext:value-type="string">
            <text:p>Anno 2070</text:p>
          </table:table-cell>
          <table:table-cell table:style-name="ce124"/>
          <table:table-cell table:style-name="ce17" office:value-type="string" calcext:value-type="string">
            <text:p>Star Trek: Elite Force</text:p>
          </table:table-cell>
          <table:table-cell table:style-name="ce17" office:value-type="string" calcext:value-type="string">
            <text:p>Kotor 2 (I should check the Restored Content Mod)</text:p>
          </table:table-cell>
          <table:table-cell table:style-name="ce17" office:value-type="string" calcext:value-type="string">
            <text:p>Call of Cthulhu</text:p>
          </table:table-cell>
          <table:table-cell table:style-name="ce124" table:number-columns-repeated="5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50"/>
        </table:table-row>
        <table:table-row table:style-name="ro2">
          <table:table-cell table:number-columns-repeated="2"/>
          <table:table-cell table:style-name="ce63"/>
          <table:table-cell table:style-name="ce124"/>
          <table:table-cell/>
          <table:table-cell table:style-name="ce124" table:number-columns-repeated="3"/>
          <table:table-cell table:style-name="ce26" office:value-type="string" calcext:value-type="string">
            <text:p>JSON</text:p>
          </table:table-cell>
          <table:table-cell table:style-name="ce124" table:number-columns-repeated="2"/>
          <table:table-cell table:style-name="ce33" office:value-type="string" calcext:value-type="string">
            <text:p>Advanced Bash-Scripting Guide</text:p>
          </table:table-cell>
          <table:table-cell table:style-name="ce124" table:number-columns-repeated="8"/>
          <table:table-cell/>
          <table:table-cell table:style-name="ce124" table:number-columns-repeated="8"/>
          <table:table-cell table:style-name="ce18" office:value-type="string" calcext:value-type="string">
            <text:p>Penguindrum</text:p>
          </table:table-cell>
          <table:table-cell table:style-name="ce124" table:number-columns-repeated="3"/>
          <table:table-cell table:style-name="ce115" office:value-type="string" calcext:value-type="string">
            <text:p>The Expanse</text:p>
          </table:table-cell>
          <table:table-cell table:style-name="ce36" office:value-type="string" calcext:value-type="string">
            <text:p>Go</text:p>
          </table:table-cell>
          <table:table-cell table:style-name="ce124" table:number-columns-repeated="2"/>
          <table:table-cell table:style-name="ce36" office:value-type="string" calcext:value-type="string">
            <text:p>Legends of Runeterra</text:p>
          </table:table-cell>
          <table:table-cell table:style-name="ce124" table:number-columns-repeated="5"/>
          <table:table-cell table:style-name="ce17" office:value-type="string" calcext:value-type="string">
            <text:p>Bloodborne</text:p>
          </table:table-cell>
          <table:table-cell table:style-name="ce124" table:number-columns-repeated="2"/>
          <table:table-cell table:style-name="ce35" office:value-type="string" calcext:value-type="string">
            <text:p>Fahrenheit</text:p>
          </table:table-cell>
          <table:table-cell table:style-name="ce35" office:value-type="string" calcext:value-type="string">
            <text:p>Beneath a Steel Sky</text:p>
          </table:table-cell>
          <table:table-cell table:style-name="ce124" table:number-columns-repeated="2"/>
          <table:table-cell table:style-name="ce74" office:value-type="string" calcext:value-type="string">
            <text:p>Street Fighter Alpha 2</text:p>
          </table:table-cell>
          <table:table-cell table:style-name="ce17" office:value-type="string" calcext:value-type="string">
            <text:p>Metal Gear Rising: Revengeance</text:p>
          </table:table-cell>
          <table:table-cell table:style-name="ce17" office:value-type="string" calcext:value-type="string">
            <text:p>Pathologic</text:p>
          </table:table-cell>
          <table:table-cell table:style-name="ce17" office:value-type="string" calcext:value-type="string">
            <text:p>Castlevania: Aria of Sorrow</text:p>
          </table:table-cell>
          <table:table-cell table:style-name="ce17" office:value-type="string" calcext:value-type="string">
            <text:p>Donkey Kong Country: Tropical Freeze</text:p>
          </table:table-cell>
          <table:table-cell table:style-name="ce17" office:value-type="string" calcext:value-type="string">
            <text:p>Death Coming</text:p>
          </table:table-cell>
          <table:table-cell table:style-name="ce124"/>
          <table:table-cell table:style-name="ce35" office:value-type="string" calcext:value-type="string">
            <text:p>Slay the Spire</text:p>
          </table:table-cell>
          <table:table-cell table:style-name="ce17" office:value-type="string" calcext:value-type="string">
            <text:p>Costume Quest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7" office:value-type="string" calcext:value-type="string">
            <text:p>Cities: Skyline</text:p>
          </table:table-cell>
          <table:table-cell table:style-name="ce124"/>
          <table:table-cell table:style-name="ce17" office:value-type="string" calcext:value-type="string">
            <text:p>Star Trek: 25th Anniversary</text:p>
          </table:table-cell>
          <table:table-cell table:style-name="ce17" office:value-type="string" calcext:value-type="string">
            <text:p>Jedi Knight 2: Jedi Outcast – Story Act-Adv</text:p>
          </table:table-cell>
          <table:table-cell table:style-name="ce17" office:value-type="string" calcext:value-type="string">
            <text:p>Sam &amp; Max: The Devil’s Playhouse</text:p>
          </table:table-cell>
          <table:table-cell table:style-name="ce124" table:number-columns-repeated="9"/>
          <table:table-cell table:number-columns-repeated="950"/>
        </table:table-row>
        <table:table-row table:style-name="ro2">
          <table:table-cell table:style-name="ce63"/>
          <table:table-cell/>
          <table:table-cell table:style-name="ce63"/>
          <table:table-cell table:style-name="ce124"/>
          <table:table-cell/>
          <table:table-cell table:style-name="ce124" table:number-columns-repeated="3"/>
          <table:table-cell table:style-name="ce26" office:value-type="string" calcext:value-type="string">
            <text:p>PostgreSQL</text:p>
          </table:table-cell>
          <table:table-cell table:style-name="ce124" table:number-columns-repeated="2"/>
          <table:table-cell table:style-name="ce33" office:value-type="string" calcext:value-type="string">
            <text:p>Linux Device Drivers</text:p>
          </table:table-cell>
          <table:table-cell table:style-name="ce124" table:number-columns-repeated="8"/>
          <table:table-cell/>
          <table:table-cell table:style-name="ce124" table:number-columns-repeated="8"/>
          <table:table-cell table:style-name="ce18" office:value-type="string" calcext:value-type="string">
            <text:p>Higurashi no Naku Koro ni Kai</text:p>
          </table:table-cell>
          <table:table-cell table:style-name="ce124" table:number-columns-repeated="3"/>
          <table:table-cell/>
          <table:table-cell table:style-name="ce124" table:number-columns-repeated="9"/>
          <table:table-cell table:style-name="ce17" office:value-type="string" calcext:value-type="string">
            <text:p>Castlevania: Symphony of the Night</text:p>
          </table:table-cell>
          <table:table-cell table:style-name="ce124" table:number-columns-repeated="2"/>
          <table:table-cell table:style-name="ce17" office:value-type="string" calcext:value-type="string">
            <text:p>Metal Gear Solid 2</text:p>
          </table:table-cell>
          <table:table-cell table:style-name="ce17" office:value-type="string" calcext:value-type="string">
            <text:p>Detention</text:p>
          </table:table-cell>
          <table:table-cell table:style-name="ce124" table:number-columns-repeated="2"/>
          <table:table-cell table:style-name="ce17" office:value-type="string" calcext:value-type="string">
            <text:p>Street Fighter Alpha 3</text:p>
          </table:table-cell>
          <table:table-cell table:style-name="ce124"/>
          <table:table-cell table:style-name="ce17" office:value-type="string" calcext:value-type="string">
            <text:p>Prey</text:p>
          </table:table-cell>
          <table:table-cell table:style-name="ce35" office:value-type="string" calcext:value-type="string">
            <text:p>Cave Story+</text:p>
          </table:table-cell>
          <table:table-cell table:style-name="ce17" office:value-type="string" calcext:value-type="string">
            <text:p>Heart of Darkness</text:p>
          </table:table-cell>
          <table:table-cell table:style-name="ce17" office:value-type="string" calcext:value-type="string">
            <text:p>Fez</text:p>
          </table:table-cell>
          <table:table-cell table:style-name="ce124"/>
          <table:table-cell table:style-name="ce35" office:value-type="string" calcext:value-type="string">
            <text:p>Spelunky</text:p>
          </table:table-cell>
          <table:table-cell table:style-name="ce17" office:value-type="string" calcext:value-type="string">
            <text:p>Disco Elysium</text:p>
          </table:table-cell>
          <table:table-cell table:style-name="ce124"/>
          <table:table-cell table:style-name="ce17" office:value-type="string" calcext:value-type="string">
            <text:p>Civilization 4</text:p>
          </table:table-cell>
          <table:table-cell table:style-name="ce124"/>
          <table:table-cell table:style-name="ce17" office:value-type="string" calcext:value-type="string">
            <text:p>Star Trek: Judgment Rites</text:p>
          </table:table-cell>
          <table:table-cell table:style-name="ce17" office:value-type="string" calcext:value-type="string">
            <text:p>Jedi Knight: Jedi Academy</text:p>
          </table:table-cell>
          <table:table-cell table:style-name="ce17" office:value-type="string" calcext:value-type="string">
            <text:p>Cthulhu Saves the World</text:p>
          </table:table-cell>
          <table:table-cell table:style-name="ce124" table:number-columns-repeated="9"/>
          <table:table-cell table:number-columns-repeated="950"/>
        </table:table-row>
        <table:table-row table:style-name="ro2">
          <table:table-cell table:style-name="ce124"/>
          <table:table-cell/>
          <table:table-cell table:style-name="ce63"/>
          <table:table-cell table:style-name="ce124"/>
          <table:table-cell/>
          <table:table-cell table:style-name="ce124" table:number-columns-repeated="3"/>
          <table:table-cell table:style-name="ce77" office:value-type="string" calcext:value-type="string">
            <text:p>Repeat C++: programming</text:p>
          </table:table-cell>
          <table:table-cell table:style-name="ce124" table:number-columns-repeated="11"/>
          <table:table-cell/>
          <table:table-cell table:style-name="ce124" table:number-columns-repeated="8"/>
          <table:table-cell table:style-name="ce70" office:value-type="string" calcext:value-type="string">
            <text:p>Black Lagoon</text:p>
          </table:table-cell>
          <table:table-cell table:style-name="ce124" table:number-columns-repeated="3"/>
          <table:table-cell/>
          <table:table-cell table:style-name="ce124" table:number-columns-repeated="9"/>
          <table:table-cell table:style-name="ce17" office:value-type="string" calcext:value-type="string">
            <text:p>Devil May Cry</text:p>
          </table:table-cell>
          <table:table-cell table:style-name="ce124" table:number-columns-repeated="2"/>
          <table:table-cell table:style-name="ce17" office:value-type="string" calcext:value-type="string">
            <text:p>The Legend of Zelda: Majora's Mask</text:p>
          </table:table-cell>
          <table:table-cell table:style-name="ce35" office:value-type="string" calcext:value-type="string">
            <text:p>Full Throttle Remastered</text:p>
          </table:table-cell>
          <table:table-cell table:style-name="ce124" table:number-columns-repeated="2"/>
          <table:table-cell table:style-name="ce17" office:value-type="string" calcext:value-type="string">
            <text:p>Street Fighter III: 3rd Strike</text:p>
          </table:table-cell>
          <table:table-cell table:style-name="ce124"/>
          <table:table-cell table:style-name="ce17" office:value-type="string" calcext:value-type="string">
            <text:p>System Shock</text:p>
          </table:table-cell>
          <table:table-cell table:style-name="ce35" office:value-type="string" calcext:value-type="string">
            <text:p>Hollow Knight</text:p>
          </table:table-cell>
          <table:table-cell table:style-name="ce17" office:value-type="string" calcext:value-type="string">
            <text:p>Horace</text:p>
          </table:table-cell>
          <table:table-cell table:style-name="ce17" office:value-type="string" calcext:value-type="string">
            <text:p>GNOG</text:p>
          </table:table-cell>
          <table:table-cell table:style-name="ce124" table:number-columns-repeated="2"/>
          <table:table-cell table:style-name="ce17" office:value-type="string" calcext:value-type="string">
            <text:p>Divinity Original Sin 2</text:p>
          </table:table-cell>
          <table:table-cell table:style-name="ce124"/>
          <table:table-cell table:style-name="ce17" office:value-type="string" calcext:value-type="string">
            <text:p>Command &amp; Conquer: Red Alert</text:p>
          </table:table-cell>
          <table:table-cell table:style-name="ce124"/>
          <table:table-cell table:style-name="ce17" office:value-type="string" calcext:value-type="string">
            <text:p>Star Trek: The Next Generation - A Final Unity</text:p>
          </table:table-cell>
          <table:table-cell table:style-name="ce17" office:value-type="string" calcext:value-type="string">
            <text:p>Republic Commando – Tactical Shooter</text:p>
          </table:table-cell>
          <table:table-cell table:style-name="ce17" office:value-type="string" calcext:value-type="string">
            <text:p>Cthulhu Saves the Christmas</text:p>
          </table:table-cell>
          <table:table-cell table:style-name="ce124" table:number-columns-repeated="9"/>
          <table:table-cell table:number-columns-repeated="950"/>
        </table:table-row>
        <table:table-row table:style-name="ro2">
          <table:table-cell table:style-name="ce124"/>
          <table:table-cell/>
          <table:table-cell table:style-name="ce63"/>
          <table:table-cell table:style-name="ce124"/>
          <table:table-cell/>
          <table:table-cell table:style-name="ce124" table:number-columns-repeated="3"/>
          <table:table-cell table:style-name="ce77" office:value-type="string" calcext:value-type="string">
            <text:p>Repeat C++: reading: Constructor of copying &amp; Static members</text:p>
          </table:table-cell>
          <table:table-cell table:style-name="ce124" table:number-columns-repeated="11"/>
          <table:table-cell/>
          <table:table-cell table:style-name="ce124" table:number-columns-repeated="8"/>
          <table:table-cell table:style-name="ce18" office:value-type="string" calcext:value-type="string">
            <text:p>Overlord</text:p>
          </table:table-cell>
          <table:table-cell table:style-name="ce124" table:number-columns-repeated="3"/>
          <table:table-cell/>
          <table:table-cell table:style-name="ce124" table:number-columns-repeated="9"/>
          <table:table-cell table:style-name="ce17" office:value-type="string" calcext:value-type="string">
            <text:p>Diablo</text:p>
          </table:table-cell>
          <table:table-cell table:style-name="ce124" table:number-columns-repeated="2"/>
          <table:table-cell table:style-name="ce74" office:value-type="string" calcext:value-type="string">
            <text:p>The Legend of Zelda: Ocarina of time</text:p>
          </table:table-cell>
          <table:table-cell table:style-name="ce17" office:value-type="string" calcext:value-type="string">
            <text:p>Gone Home</text:p>
          </table:table-cell>
          <table:table-cell table:style-name="ce124" table:number-columns-repeated="2"/>
          <table:table-cell table:style-name="ce17" office:value-type="string" calcext:value-type="string">
            <text:p>Super Smash Brother Melee</text:p>
          </table:table-cell>
          <table:table-cell table:style-name="ce124"/>
          <table:table-cell table:style-name="ce17" office:value-type="string" calcext:value-type="string">
            <text:p>System Shock 2</text:p>
          </table:table-cell>
          <table:table-cell table:style-name="ce17" office:value-type="string" calcext:value-type="string">
            <text:p>Metroid: Prime</text:p>
          </table:table-cell>
          <table:table-cell table:style-name="ce17" office:value-type="string" calcext:value-type="string">
            <text:p>Mark of the Ninja</text:p>
          </table:table-cell>
          <table:table-cell table:style-name="ce17" office:value-type="string" calcext:value-type="string">
            <text:p>Hue</text:p>
          </table:table-cell>
          <table:table-cell table:style-name="ce124" table:number-columns-repeated="2"/>
          <table:table-cell table:style-name="ce17" office:value-type="string" calcext:value-type="string">
            <text:p>Earthbound</text:p>
          </table:table-cell>
          <table:table-cell table:style-name="ce124"/>
          <table:table-cell table:style-name="ce17" office:value-type="string" calcext:value-type="string">
            <text:p>Command &amp; Conquer: Tiberian Dawn</text:p>
          </table:table-cell>
          <table:table-cell table:style-name="ce124"/>
          <table:table-cell table:style-name="ce17" office:value-type="string" calcext:value-type="string">
            <text:p>Sins of a Solar Empire (Star Trek Armada 3 mod)</text:p>
          </table:table-cell>
          <table:table-cell table:style-name="ce17" office:value-type="string" calcext:value-type="string">
            <text:p>Empire at War – RTS (mods?)</text:p>
          </table:table-cell>
          <table:table-cell table:style-name="ce17" office:value-type="string" calcext:value-type="string">
            <text:p>Sunless Sea</text:p>
          </table:table-cell>
          <table:table-cell table:style-name="ce124" table:number-columns-repeated="9"/>
          <table:table-cell table:number-columns-repeated="950"/>
        </table:table-row>
        <table:table-row table:style-name="ro2">
          <table:table-cell table:style-name="ce124"/>
          <table:table-cell/>
          <table:table-cell table:style-name="Default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24" table:number-columns-repeated="11"/>
          <table:table-cell/>
          <table:table-cell table:style-name="ce124" table:number-columns-repeated="12"/>
          <table:table-cell/>
          <table:table-cell table:style-name="ce124" table:number-columns-repeated="9"/>
          <table:table-cell table:style-name="ce17" office:value-type="string" calcext:value-type="string">
            <text:p>Diablo 2</text:p>
          </table:table-cell>
          <table:table-cell table:style-name="ce124" table:number-columns-repeated="2"/>
          <table:table-cell table:style-name="ce17" office:value-type="string" calcext:value-type="string">
            <text:p>The Legend of Zelda: Twilight Princess</text:p>
          </table:table-cell>
          <table:table-cell table:style-name="ce35" office:value-type="string" calcext:value-type="string">
            <text:p>Grim Fandango</text:p>
          </table:table-cell>
          <table:table-cell table:style-name="ce124" table:number-columns-repeated="2"/>
          <table:table-cell table:style-name="ce74" office:value-type="string" calcext:value-type="string">
            <text:p>Super Street Fighter II: The New Challengers</text:p>
          </table:table-cell>
          <table:table-cell table:style-name="ce124"/>
          <table:table-cell table:style-name="ce17" office:value-type="string" calcext:value-type="string">
            <text:p>TES: Morrowind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Mega Man 2</text:p>
          </table:table-cell>
          <table:table-cell table:style-name="ce17" office:value-type="string" calcext:value-type="string">
            <text:p>Limbo</text:p>
          </table:table-cell>
          <table:table-cell table:style-name="ce124" table:number-columns-repeated="2"/>
          <table:table-cell table:style-name="ce35" office:value-type="string" calcext:value-type="string">
            <text:p>Fallout</text:p>
          </table:table-cell>
          <table:table-cell table:style-name="ce124"/>
          <table:table-cell table:style-name="ce17" office:value-type="string" calcext:value-type="string">
            <text:p>Dungeon Keeper</text:p>
          </table:table-cell>
          <table:table-cell table:style-name="ce124"/>
          <table:table-cell table:style-name="ce17" office:value-type="string" calcext:value-type="string">
            <text:p>Stellaris (Star Trek New Horizons)</text:p>
          </table:table-cell>
          <table:table-cell table:style-name="ce17" office:value-type="string" calcext:value-type="string">
            <text:p>Battlefront 2 – Multiplayer Shooter</text:p>
          </table:table-cell>
          <table:table-cell table:style-name="ce17" office:value-type="string" calcext:value-type="string">
            <text:p>Sunless Skies</text:p>
          </table:table-cell>
          <table:table-cell table:style-name="ce124" table:number-columns-repeated="6"/>
          <table:table-cell table:number-columns-repeated="953"/>
        </table:table-row>
        <table:table-row table:style-name="ro2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Generic functions. Their overloading &amp; Generic classes. Arguments by default</text:p>
          </table:table-cell>
          <table:table-cell table:style-name="ce124" table:number-columns-repeated="11"/>
          <table:table-cell/>
          <table:table-cell table:style-name="ce124" table:number-columns-repeated="22"/>
          <table:table-cell table:style-name="ce17" office:value-type="string" calcext:value-type="string">
            <text:p>Doom</text:p>
          </table:table-cell>
          <table:table-cell table:style-name="ce124" table:number-columns-repeated="2"/>
          <table:table-cell table:style-name="ce17" office:value-type="string" calcext:value-type="string">
            <text:p>Drakan: Order of the Flame</text:p>
          </table:table-cell>
          <table:table-cell table:style-name="ce17" office:value-type="string" calcext:value-type="string">
            <text:p>Mutazione</text:p>
          </table:table-cell>
          <table:table-cell table:style-name="ce124" table:number-columns-repeated="2"/>
          <table:table-cell table:style-name="ce17" office:value-type="string" calcext:value-type="string">
            <text:p>Tekken 3</text:p>
          </table:table-cell>
          <table:table-cell table:style-name="ce124"/>
          <table:table-cell table:style-name="ce17" office:value-type="string" calcext:value-type="string">
            <text:p>Thief</text:p>
          </table:table-cell>
          <table:table-cell table:style-name="ce124"/>
          <table:table-cell table:style-name="ce17" office:value-type="string" calcext:value-type="string">
            <text:p>Mega Man 3</text:p>
          </table:table-cell>
          <table:table-cell table:style-name="ce17" office:value-type="string" calcext:value-type="string">
            <text:p>The Bridge</text:p>
          </table:table-cell>
          <table:table-cell table:style-name="ce124" table:number-columns-repeated="2"/>
          <table:table-cell table:style-name="ce17" office:value-type="string" calcext:value-type="string">
            <text:p>Final Fantasy Tactics</text:p>
          </table:table-cell>
          <table:table-cell table:style-name="ce124"/>
          <table:table-cell table:style-name="ce17" office:value-type="string" calcext:value-type="string">
            <text:p>Factorio</text:p>
          </table:table-cell>
          <table:table-cell table:style-name="ce124"/>
          <table:table-cell table:style-name="ce1"/>
          <table:table-cell table:style-name="ce17" office:value-type="string" calcext:value-type="string">
            <text:p>Battlefront 1 – Multiplayer Shooter</text:p>
          </table:table-cell>
          <table:table-cell table:style-name="ce17" office:value-type="string" calcext:value-type="string">
            <text:p>Bloodborne</text:p>
          </table:table-cell>
          <table:table-cell table:style-name="ce124" table:number-columns-repeated="9"/>
          <table:table-cell table:number-columns-repeated="950"/>
        </table:table-row>
        <table:table-row table:style-name="ro2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Inheritance. Access modificators &amp; Multi-inheritance</text:p>
          </table:table-cell>
          <table:table-cell table:style-name="ce124" table:number-columns-repeated="11"/>
          <table:table-cell/>
          <table:table-cell table:style-name="ce124" table:number-columns-repeated="22"/>
          <table:table-cell table:style-name="ce17" office:value-type="string" calcext:value-type="string">
            <text:p>Dragon Age: Origins</text:p>
          </table:table-cell>
          <table:table-cell table:style-name="ce124" table:number-columns-repeated="2"/>
          <table:table-cell table:style-name="ce17" office:value-type="string" calcext:value-type="string">
            <text:p>Beyond Oasis or The Story of Thor: A Successor of the Light</text:p>
          </table:table-cell>
          <table:table-cell table:style-name="ce35" office:value-type="string" calcext:value-type="string">
            <text:p>Oxenfree</text:p>
          </table:table-cell>
          <table:table-cell table:style-name="ce124" table:number-columns-repeated="2"/>
          <table:table-cell table:style-name="ce17" office:value-type="string" calcext:value-type="string">
            <text:p>Tekken 7</text:p>
          </table:table-cell>
          <table:table-cell table:style-name="ce124"/>
          <table:table-cell table:style-name="ce17" office:value-type="string" calcext:value-type="string">
            <text:p>Thief 2</text:p>
          </table:table-cell>
          <table:table-cell table:style-name="Default"/>
          <table:table-cell table:style-name="ce17" office:value-type="string" calcext:value-type="string">
            <text:p>Mega Man X</text:p>
          </table:table-cell>
          <table:table-cell table:style-name="ce17" office:value-type="string" calcext:value-type="string">
            <text:p>The Witness</text:p>
          </table:table-cell>
          <table:table-cell table:style-name="ce124" table:number-columns-repeated="2"/>
          <table:table-cell table:style-name="ce17" office:value-type="string" calcext:value-type="string">
            <text:p>Final Fantasy VII</text:p>
          </table:table-cell>
          <table:table-cell table:style-name="ce124"/>
          <table:table-cell table:style-name="ce17" office:value-type="string" calcext:value-type="string">
            <text:p>Football Manager 2020</text:p>
          </table:table-cell>
          <table:table-cell table:style-name="ce124"/>
          <table:table-cell/>
          <table:table-cell office:value-type="string" calcext:value-type="string">
            <text:p>Cool, fun + maybe too old</text:p>
          </table:table-cell>
          <table:table-cell table:style-name="ce17" office:value-type="string" calcext:value-type="string">
            <text:p>Penumbra: Overture</text:p>
          </table:table-cell>
          <table:table-cell table:style-name="ce124" table:number-columns-repeated="9"/>
          <table:table-cell table:number-columns-repeated="950"/>
        </table:table-row>
        <table:table-row table:style-name="ro2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Keywords typename, export, mutual, explicit + typeid() &amp; Type conversion operators</text:p>
          </table:table-cell>
          <table:table-cell table:style-name="ce124" table:number-columns-repeated="11"/>
          <table:table-cell/>
          <table:table-cell table:style-name="ce124" table:number-columns-repeated="22"/>
          <table:table-cell table:style-name="ce17" office:value-type="string" calcext:value-type="string">
            <text:p>Final Fantasy Tactics</text:p>
          </table:table-cell>
          <table:table-cell table:style-name="ce124" table:number-columns-repeated="3"/>
          <table:table-cell table:style-name="ce17" office:value-type="string" calcext:value-type="string">
            <text:p>Phoenix Wright: Ace Attorney Trilogy</text:p>
          </table:table-cell>
          <table:table-cell table:style-name="ce124" table:number-columns-repeated="2"/>
          <table:table-cell table:style-name="ce17" office:value-type="string" calcext:value-type="string">
            <text:p>Ultra Street Figher lV</text:p>
          </table:table-cell>
          <table:table-cell table:style-name="ce124"/>
          <table:table-cell table:style-name="ce17" office:value-type="string" calcext:value-type="string">
            <text:p>Vampire The Masquerade: Bloodlines</text:p>
          </table:table-cell>
          <table:table-cell table:style-name="ce124"/>
          <table:table-cell table:style-name="ce17" office:value-type="string" calcext:value-type="string">
            <text:p>Mega Man Zero 3</text:p>
          </table:table-cell>
          <table:table-cell table:style-name="ce124" table:number-columns-repeated="3"/>
          <table:table-cell table:style-name="ce17" office:value-type="string" calcext:value-type="string">
            <text:p>Mass Effect 2</text:p>
          </table:table-cell>
          <table:table-cell table:style-name="ce124"/>
          <table:table-cell table:style-name="ce17" office:value-type="string" calcext:value-type="string">
            <text:p>Frostpunk</text:p>
          </table:table-cell>
          <table:table-cell table:style-name="ce124"/>
          <table:table-cell table:style-name="ce1"/>
          <table:table-cell table:style-name="ce17" office:value-type="string" calcext:value-type="string">
            <text:p>TIE Fighter</text:p>
          </table:table-cell>
          <table:table-cell table:style-name="ce17" office:value-type="string" calcext:value-type="string">
            <text:p>Soma</text:p>
          </table:table-cell>
          <table:table-cell table:style-name="ce124" table:number-columns-repeated="9"/>
          <table:table-cell table:number-columns-repeated="950"/>
        </table:table-row>
        <table:table-row table:style-name="ro12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24" table:number-columns-repeated="11"/>
          <table:table-cell/>
          <table:table-cell table:style-name="ce124" table:number-columns-repeated="22"/>
          <table:table-cell table:style-name="ce17" office:value-type="string" calcext:value-type="string">
            <text:p>Final Fantasy VII</text:p>
          </table:table-cell>
          <table:table-cell table:style-name="ce124" table:number-columns-repeated="3"/>
          <table:table-cell table:style-name="ce17" office:value-type="string" calcext:value-type="string">
            <text:p>Snatcher</text:p>
          </table:table-cell>
          <table:table-cell table:style-name="ce124" table:number-columns-repeated="6"/>
          <table:table-cell table:style-name="ce17" office:value-type="string" calcext:value-type="string">
            <text:p>My Friend Pedro</text:p>
          </table:table-cell>
          <table:table-cell table:style-name="ce35" office:value-type="string" calcext:value-type="string">
            <text:p>SpaceChem</text:p>
          </table:table-cell>
          <table:table-cell table:style-name="ce124" table:number-columns-repeated="2"/>
          <table:table-cell table:style-name="ce17" office:value-type="string" calcext:value-type="string">
            <text:p>Newerwinter nights 2</text:p>
          </table:table-cell>
          <table:table-cell table:style-name="ce124"/>
          <table:table-cell table:style-name="ce17" office:value-type="string" calcext:value-type="string">
            <text:p>Heroes of Might and Magic 3</text:p>
          </table:table-cell>
          <table:table-cell table:style-name="ce124"/>
          <table:table-cell table:style-name="ce1"/>
          <table:table-cell table:style-name="ce17" office:value-type="string" calcext:value-type="string">
            <text:p>X-Wing Alliance</text:p>
          </table:table-cell>
          <table:table-cell table:style-name="ce17" office:value-type="string" calcext:value-type="string">
            <text:p>Moons of Madness</text:p>
          </table:table-cell>
          <table:table-cell table:style-name="ce124" table:number-columns-repeated="9"/>
          <table:table-cell table:number-columns-repeated="950"/>
        </table:table-row>
        <table:table-row table:style-name="ro2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Polymorphism. VFT &amp; Virtual destructors and constructors</text:p>
          </table:table-cell>
          <table:table-cell table:style-name="ce124" table:number-columns-repeated="11"/>
          <table:table-cell/>
          <table:table-cell table:style-name="ce124" table:number-columns-repeated="22"/>
          <table:table-cell table:style-name="ce17" office:value-type="string" calcext:value-type="string">
            <text:p>Heroes of Might and Magic 3</text:p>
          </table:table-cell>
          <table:table-cell table:style-name="ce124" table:number-columns-repeated="3"/>
          <table:table-cell table:style-name="ce17" office:value-type="string" calcext:value-type="string">
            <text:p>Stories Untold</text:p>
          </table:table-cell>
          <table:table-cell table:style-name="ce124" table:number-columns-repeated="6"/>
          <table:table-cell table:style-name="ce17" office:value-type="string" calcext:value-type="string">
            <text:p>Ori and the Blind Forest</text:p>
          </table:table-cell>
          <table:table-cell table:style-name="ce124" table:number-columns-repeated="3"/>
          <table:table-cell table:style-name="ce17" office:value-type="string" calcext:value-type="string">
            <text:p>Ni no Kuni 1</text:p>
          </table:table-cell>
          <table:table-cell table:style-name="ce124"/>
          <table:table-cell table:style-name="ce17" office:value-type="string" calcext:value-type="string">
            <text:p>Into the Breach</text:p>
          </table:table-cell>
          <table:table-cell table:style-name="ce124"/>
          <table:table-cell/>
          <table:table-cell table:style-name="ce17" office:value-type="string" calcext:value-type="string">
            <text:p>X-Wing vs. TIE Fighter</text:p>
          </table:table-cell>
          <table:table-cell/>
          <table:table-cell table:style-name="ce124" table:number-columns-repeated="9"/>
          <table:table-cell table:number-columns-repeated="950"/>
        </table:table-row>
        <table:table-row table:style-name="ro2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1"/>
          <table:table-cell/>
          <table:table-cell table:style-name="ce124" table:number-columns-repeated="22"/>
          <table:table-cell table:style-name="ce17" office:value-type="string" calcext:value-type="string">
            <text:p>Hollow Knight</text:p>
          </table:table-cell>
          <table:table-cell table:style-name="ce124" table:number-columns-repeated="3"/>
          <table:table-cell table:style-name="ce17" office:value-type="string" calcext:value-type="string">
            <text:p>What remains of Edith Finch</text:p>
          </table:table-cell>
          <table:table-cell table:style-name="ce124" table:number-columns-repeated="6"/>
          <table:table-cell table:style-name="ce74" office:value-type="string" calcext:value-type="string">
            <text:p>Sonic the Hedgehog</text:p>
          </table:table-cell>
          <table:table-cell table:style-name="ce124" table:number-columns-repeated="3"/>
          <table:table-cell table:style-name="ce17" office:value-type="string" calcext:value-type="string">
            <text:p>Nier: Automata</text:p>
          </table:table-cell>
          <table:table-cell table:style-name="ce124"/>
          <table:table-cell table:style-name="ce17" office:value-type="string" calcext:value-type="string">
            <text:p>Jagged Alliance</text:p>
          </table:table-cell>
          <table:table-cell table:style-name="ce124"/>
          <table:table-cell/>
          <table:table-cell table:style-name="ce17" office:value-type="string" calcext:value-type="string">
            <text:p>Jedi Knight: Dark Forces II</text:p>
          </table:table-cell>
          <table:table-cell/>
          <table:table-cell table:style-name="ce124" table:number-columns-repeated="9"/>
          <table:table-cell table:number-columns-repeated="950"/>
        </table:table-row>
        <table:table-row table:style-name="ro2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1"/>
          <table:table-cell/>
          <table:table-cell table:style-name="ce124" table:number-columns-repeated="22"/>
          <table:table-cell table:style-name="ce17" office:value-type="string" calcext:value-type="string">
            <text:p>Mafia</text:p>
          </table:table-cell>
          <table:table-cell table:style-name="ce124" table:number-columns-repeated="3"/>
          <table:table-cell table:style-name="ce17" office:value-type="string" calcext:value-type="string">
            <text:p>Zero Escape</text:p>
          </table:table-cell>
          <table:table-cell table:style-name="ce124" table:number-columns-repeated="6"/>
          <table:table-cell table:style-name="ce17" office:value-type="string" calcext:value-type="string">
            <text:p>Sonic the Hedgehog 2</text:p>
          </table:table-cell>
          <table:table-cell table:style-name="ce124" table:number-columns-repeated="3"/>
          <table:table-cell table:style-name="ce17" office:value-type="string" calcext:value-type="string">
            <text:p>Nine Hours, Nine Persons, Nine Doors</text:p>
          </table:table-cell>
          <table:table-cell table:style-name="ce124"/>
          <table:table-cell table:style-name="ce17" office:value-type="string" calcext:value-type="string">
            <text:p>Rome: Total War</text:p>
          </table:table-cell>
          <table:table-cell table:style-name="ce124"/>
          <table:table-cell/>
          <table:table-cell table:style-name="ce17" office:value-type="string" calcext:value-type="string">
            <text:p>Rogue Squadron II: Rogue Leader – Gamecube</text:p>
          </table:table-cell>
          <table:table-cell/>
          <table:table-cell table:style-name="ce124" table:number-columns-repeated="9"/>
          <table:table-cell table:number-columns-repeated="950"/>
        </table:table-row>
        <table:table-row table:style-name="ro2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26" office:value-type="string" calcext:value-type="string">
            <text:p>Tornado</text:p>
          </table:table-cell>
          <table:table-cell table:style-name="ce124" table:number-columns-repeated="11"/>
          <table:table-cell/>
          <table:table-cell table:style-name="ce124" table:number-columns-repeated="22"/>
          <table:table-cell table:style-name="ce17" office:value-type="string" calcext:value-type="string">
            <text:p>Mass Effect 2</text:p>
          </table:table-cell>
          <table:table-cell table:style-name="ce124" table:number-columns-repeated="10"/>
          <table:table-cell table:style-name="ce74" office:value-type="string" calcext:value-type="string">
            <text:p>Super Mario 3</text:p>
          </table:table-cell>
          <table:table-cell table:style-name="ce124" table:number-columns-repeated="3"/>
          <table:table-cell table:style-name="ce17" office:value-type="string" calcext:value-type="string">
            <text:p>Pathfinder: Kingmaker</text:p>
          </table:table-cell>
          <table:table-cell table:style-name="ce124"/>
          <table:table-cell table:style-name="ce17" office:value-type="string" calcext:value-type="string">
            <text:p>Shadow Tactics</text:p>
          </table:table-cell>
          <table:table-cell table:style-name="ce124"/>
          <table:table-cell/>
          <table:table-cell table:style-name="ce17" office:value-type="string" calcext:value-type="string">
            <text:p>Galactic Battlegrounds</text:p>
          </table:table-cell>
          <table:table-cell/>
          <table:table-cell table:style-name="ce124" table:number-columns-repeated="9"/>
          <table:table-cell table:number-columns-repeated="950"/>
        </table:table-row>
        <table:table-row table:style-name="ro2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26" office:value-type="string" calcext:value-type="string">
            <text:p>Tree.js</text:p>
          </table:table-cell>
          <table:table-cell table:style-name="ce124" table:number-columns-repeated="11"/>
          <table:table-cell/>
          <table:table-cell table:style-name="ce124" table:number-columns-repeated="22"/>
          <table:table-cell table:style-name="ce17" office:value-type="string" calcext:value-type="string">
            <text:p>Red Dead Redemption 2</text:p>
          </table:table-cell>
          <table:table-cell table:style-name="ce124" table:number-columns-repeated="10"/>
          <table:table-cell table:style-name="ce17" office:value-type="string" calcext:value-type="string">
            <text:p>Super Mario 64</text:p>
          </table:table-cell>
          <table:table-cell table:style-name="ce124" table:number-columns-repeated="3"/>
          <table:table-cell table:style-name="ce17" office:value-type="string" calcext:value-type="string">
            <text:p>Persona 3</text:p>
          </table:table-cell>
          <table:table-cell table:style-name="ce124"/>
          <table:table-cell table:style-name="ce17" office:value-type="string" calcext:value-type="string">
            <text:p>Slay The Spire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9"/>
          <table:table-cell table:number-columns-repeated="950"/>
        </table:table-row>
        <table:table-row table:style-name="ro2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26" office:value-type="string" calcext:value-type="string">
            <text:p>Vue.js</text:p>
          </table:table-cell>
          <table:table-cell table:style-name="ce124" table:number-columns-repeated="11"/>
          <table:table-cell/>
          <table:table-cell table:style-name="ce124" table:number-columns-repeated="22"/>
          <table:table-cell table:style-name="ce17" office:value-type="string" calcext:value-type="string">
            <text:p>Star Wars: KOTOR</text:p>
          </table:table-cell>
          <table:table-cell table:style-name="ce124" table:number-columns-repeated="10"/>
          <table:table-cell table:style-name="ce74" office:value-type="string" calcext:value-type="string">
            <text:p>Super Mario World</text:p>
          </table:table-cell>
          <table:table-cell table:style-name="ce124" table:number-columns-repeated="3"/>
          <table:table-cell table:style-name="ce17" office:value-type="string" calcext:value-type="string">
            <text:p>Persona 5</text:p>
          </table:table-cell>
          <table:table-cell table:style-name="ce124"/>
          <table:table-cell table:style-name="ce17" office:value-type="string" calcext:value-type="string">
            <text:p>Space Rangers HD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9"/>
          <table:table-cell table:number-columns-repeated="950"/>
        </table:table-row>
        <table:table-row table:style-name="ro2">
          <table:table-cell table:number-columns-repeated="2"/>
          <table:table-cell table:style-name="ce124" table:number-columns-repeated="2"/>
          <table:table-cell/>
          <table:table-cell table:style-name="ce124" table:number-columns-repeated="3"/>
          <table:table-cell table:style-name="ce26" office:value-type="string" calcext:value-type="string">
            <text:p>WebGL</text:p>
          </table:table-cell>
          <table:table-cell table:style-name="ce124" table:number-columns-repeated="11"/>
          <table:table-cell/>
          <table:table-cell table:style-name="ce124" table:number-columns-repeated="33"/>
          <table:table-cell table:style-name="ce17" office:value-type="string" calcext:value-type="string">
            <text:p>Super Meat Boy</text:p>
          </table:table-cell>
          <table:table-cell table:style-name="ce124" table:number-columns-repeated="3"/>
          <table:table-cell table:style-name="ce17" office:value-type="string" calcext:value-type="string">
            <text:p>Planescape: Torment</text:p>
          </table:table-cell>
          <table:table-cell table:style-name="ce124"/>
          <table:table-cell table:style-name="ce17" office:value-type="string" calcext:value-type="string">
            <text:p>StarCraft 2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9"/>
          <table:table-cell table:number-columns-repeated="950"/>
        </table:table-row>
        <table:table-row table:style-name="ro2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3"/>
          <table:table-cell table:style-name="ce26" office:value-type="string" calcext:value-type="string">
            <text:p>XML</text:p>
          </table:table-cell>
          <table:table-cell table:style-name="ce124" table:number-columns-repeated="11"/>
          <table:table-cell/>
          <table:table-cell table:style-name="ce124" table:number-columns-repeated="33"/>
          <table:table-cell table:style-name="ce17" office:value-type="string" calcext:value-type="string">
            <text:p>The Messenger</text:p>
          </table:table-cell>
          <table:table-cell table:style-name="ce124" table:number-columns-repeated="3"/>
          <table:table-cell table:style-name="ce17" office:value-type="string" calcext:value-type="string">
            <text:p>Pokémon FireRed</text:p>
          </table:table-cell>
          <table:table-cell table:style-name="ce124"/>
          <table:table-cell table:style-name="ce17" office:value-type="string" calcext:value-type="string">
            <text:p>Total War: Shogun 2</text:p>
          </table:table-cell>
          <table:table-cell table:style-name="ce124" table:number-columns-repeated="2"/>
          <table:table-cell/>
          <table:table-cell table:style-name="ce124" table:number-columns-repeated="10"/>
          <table:table-cell table:number-columns-repeated="950"/>
        </table:table-row>
        <table:table-row table:style-name="ro2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3"/>
          <table:table-cell table:style-name="ce17" office:value-type="string" calcext:value-type="string">
            <text:p>Mitsume ga Tooru</text:p>
          </table:table-cell>
          <table:table-cell table:style-name="ce124" table:number-columns-repeated="3"/>
          <table:table-cell table:style-name="ce17" office:value-type="string" calcext:value-type="string">
            <text:p>Pokémon LeafGreen</text:p>
          </table:table-cell>
          <table:table-cell table:style-name="ce124"/>
          <table:table-cell table:style-name="ce17" office:value-type="string" calcext:value-type="string">
            <text:p>Warcraft 3</text:p>
          </table:table-cell>
          <table:table-cell table:style-name="ce124" table:number-columns-repeated="2"/>
          <table:table-cell/>
          <table:table-cell table:style-name="ce124" table:number-columns-repeated="10"/>
          <table:table-cell table:number-columns-repeated="950"/>
        </table:table-row>
        <table:table-row table:style-name="ro2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7"/>
          <table:table-cell table:style-name="ce17" office:value-type="string" calcext:value-type="string">
            <text:p>Thronebreaker</text:p>
          </table:table-cell>
          <table:table-cell table:style-name="ce124"/>
          <table:table-cell table:style-name="ce17" office:value-type="string" calcext:value-type="string">
            <text:p>XCOM: EU: Long War</text:p>
          </table:table-cell>
          <table:table-cell table:style-name="ce124" table:number-columns-repeated="13"/>
          <table:table-cell table:number-columns-repeated="950"/>
        </table:table-row>
        <table:table-row table:style-name="ro2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7"/>
          <table:table-cell table:style-name="ce17" office:value-type="string" calcext:value-type="string">
            <text:p>Transistor</text:p>
          </table:table-cell>
          <table:table-cell table:style-name="ce124" table:number-columns-repeated="15"/>
          <table:table-cell table:number-columns-repeated="950"/>
        </table:table-row>
        <table:table-row table:style-name="ro2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7"/>
          <table:table-cell table:style-name="ce17" office:value-type="string" calcext:value-type="string">
            <text:p>Xenoblade Chronicles</text:p>
          </table:table-cell>
          <table:table-cell table:style-name="ce124" table:number-columns-repeated="15"/>
          <table:table-cell table:number-columns-repeated="950"/>
        </table:table-row>
        <table:table-row table:style-name="ro2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7"/>
          <table:table-cell table:style-name="ce17" office:value-type="string" calcext:value-type="string">
            <text:p>Xenogears</text:p>
          </table:table-cell>
          <table:table-cell table:style-name="ce124" table:number-columns-repeated="15"/>
          <table:table-cell table:number-columns-repeated="950"/>
        </table:table-row>
        <table:table-row table:style-name="ro2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7"/>
          <table:table-cell table:style-name="ce17" office:value-type="string" calcext:value-type="string">
            <text:p>Wizardry 8</text:p>
          </table:table-cell>
          <table:table-cell table:style-name="ce124" table:number-columns-repeated="15"/>
          <table:table-cell table:number-columns-repeated="950"/>
        </table:table-row>
        <table:table-row table:style-name="ro2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37"/>
          <table:table-cell table:style-name="ce1"/>
          <table:table-cell table:style-name="ce124" table:number-columns-repeated="15"/>
          <table:table-cell table:number-columns-repeated="950"/>
        </table:table-row>
        <table:table-row table:style-name="ro2" table:number-rows-repeated="52">
          <table:table-cell table:style-name="ce124"/>
          <table:table-cell/>
          <table:table-cell table:style-name="ce124" table:number-columns-repeated="2"/>
          <table:table-cell/>
          <table:table-cell table:style-name="ce124" table:number-columns-repeated="15"/>
          <table:table-cell/>
          <table:table-cell table:style-name="ce124" table:number-columns-repeated="53"/>
          <table:table-cell table:number-columns-repeated="950"/>
        </table:table-row>
        <table:table-row table:style-name="ro2" table:number-rows-repeated="5">
          <table:table-cell table:style-name="ce124"/>
          <table:table-cell/>
          <table:table-cell table:style-name="ce124" table:number-columns-repeated="2"/>
          <table:table-cell table:number-columns-repeated="67"/>
          <table:table-cell table:style-name="ce124" table:number-columns-repeated="3"/>
          <table:table-cell table:number-columns-repeated="950"/>
        </table:table-row>
        <table:table-row table:style-name="ro2" table:number-rows-repeated="3">
          <table:table-cell table:number-columns-repeated="2"/>
          <table:table-cell table:style-name="ce124" table:number-columns-repeated="2"/>
          <table:table-cell table:number-columns-repeated="67"/>
          <table:table-cell table:style-name="ce124" table:number-columns-repeated="3"/>
          <table:table-cell table:number-columns-repeated="950"/>
        </table:table-row>
        <table:table-row table:style-name="ro2" table:number-rows-repeated="8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 table:number-rows-repeated="6">
          <table:table-cell table:number-columns-repeated="5"/>
          <table:table-cell table:style-name="Default" table:number-columns-repeated="15"/>
          <table:table-cell/>
          <table:table-cell table:style-name="Default" table:number-columns-repeated="50"/>
          <table:table-cell table:number-columns-repeated="953"/>
        </table:table-row>
        <table:table-row table:style-name="ro3" table:number-rows-repeated="8">
          <table:table-cell table:style-name="Default" table:number-columns-repeated="74"/>
          <table:table-cell table:number-columns-repeated="950"/>
        </table:table-row>
        <table:table-row table:style-name="ro3" table:number-rows-repeated="2">
          <table:table-cell table:number-columns-repeated="5"/>
          <table:table-cell table:style-name="Default" table:number-columns-repeated="15"/>
          <table:table-cell/>
          <table:table-cell table:style-name="Default" table:number-columns-repeated="50"/>
          <table:table-cell table:number-columns-repeated="953"/>
        </table:table-row>
        <table:table-row table:style-name="ro3" table:number-rows-repeated="10483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elp" table:style-name="ta2">
        <table:table-column table:style-name="co65" table:number-columns-repeated="1023" table:default-cell-style-name="ce113"/>
        <table:table-column table:style-name="co66" table:default-cell-style-name="ce113"/>
        <table:table-row table:style-name="ro5">
          <table:table-cell table:style-name="ce104" office:value-type="string" calcext:value-type="string" table:number-columns-spanned="2" table:number-rows-spanned="1">
            <text:p>Marks</text:p>
          </table:table-cell>
          <table:covered-table-cell/>
          <table:table-cell table:number-columns-repeated="1022"/>
        </table:table-row>
        <table:table-row table:style-name="ro2">
          <table:table-cell table:style-name="ce78" office:value-type="string" calcext:value-type="string">
            <text:p>Creativity</text:p>
          </table:table-cell>
          <table:table-cell table:style-name="ce79" office:value-type="string" calcext:value-type="string">
            <text:p>Film / Game / IT Analysis</text:p>
          </table:table-cell>
          <table:table-cell table:style-name="ce80" office:value-type="string" calcext:value-type="string">
            <text:p>Game Development</text:p>
          </table:table-cell>
          <table:table-cell table:style-name="ce81" office:value-type="string" calcext:value-type="string">
            <text:p>Open Source</text:p>
          </table:table-cell>
          <table:table-cell table:style-name="ce82" office:value-type="string" calcext:value-type="string">
            <text:p>Science</text:p>
          </table:table-cell>
          <table:table-cell table:number-columns-repeated="1019"/>
        </table:table-row>
        <table:table-row table:style-name="ro2">
          <table:table-cell table:style-name="ce78" office:value-type="string" calcext:value-type="string">
            <text:p>Employment</text:p>
          </table:table-cell>
          <table:table-cell table:style-name="ce83" office:value-type="string" calcext:value-type="string">
            <text:p>Content Management</text:p>
          </table:table-cell>
          <table:table-cell table:style-name="ce84" office:value-type="string" calcext:value-type="string">
            <text:p>Computer Science</text:p>
          </table:table-cell>
          <table:table-cell table:style-name="ce85" office:value-type="string" calcext:value-type="string">
            <text:p>Data Science</text:p>
          </table:table-cell>
          <table:table-cell table:style-name="ce86" office:value-type="string" calcext:value-type="string">
            <text:p>Software Engineering</text:p>
          </table:table-cell>
          <table:table-cell table:number-columns-repeated="1019"/>
        </table:table-row>
        <table:table-row table:style-name="ro2">
          <table:table-cell table:style-name="ce78" office:value-type="string" calcext:value-type="string">
            <text:p>Entertainment</text:p>
          </table:table-cell>
          <table:table-cell table:style-name="ce87" office:value-type="string" calcext:value-type="string">
            <text:p>Film / Anime</text:p>
          </table:table-cell>
          <table:table-cell table:style-name="ce88" office:value-type="string" calcext:value-type="string">
            <text:p>Film / Anime on Netflix</text:p>
          </table:table-cell>
          <table:table-cell table:style-name="ce89" office:value-type="string" calcext:value-type="string">
            <text:p>Series / Anime</text:p>
          </table:table-cell>
          <table:table-cell table:style-name="ce90" office:value-type="string" calcext:value-type="string">
            <text:p>Netflix Series</text:p>
          </table:table-cell>
          <table:table-cell table:style-name="ce91" office:value-type="string" calcext:value-type="string">
            <text:p>Streams on Twitch/Youtube</text:p>
          </table:table-cell>
          <table:table-cell table:style-name="ce92" office:value-type="string" calcext:value-type="string">
            <text:p>Videos on Youtube</text:p>
          </table:table-cell>
          <table:table-cell table:style-name="ce93" office:value-type="string" calcext:value-type="string">
            <text:p>Tabletop Games</text:p>
          </table:table-cell>
          <table:table-cell table:style-name="ce94" office:value-type="string" calcext:value-type="string">
            <text:p>Video Games</text:p>
          </table:table-cell>
          <table:table-cell table:style-name="ce95" office:value-type="string" calcext:value-type="string">
            <text:p>Video Games with Retro Achievements</text:p>
          </table:table-cell>
          <table:table-cell table:number-columns-repeated="1014"/>
        </table:table-row>
        <table:table-row table:style-name="ro2">
          <table:table-cell table:style-name="ce78" office:value-type="string" calcext:value-type="string">
            <text:p>Self-education</text:p>
          </table:table-cell>
          <table:table-cell table:style-name="ce96" office:value-type="string" calcext:value-type="string">
            <text:p>Fiction books</text:p>
          </table:table-cell>
          <table:table-cell table:style-name="ce97" office:value-type="string" calcext:value-type="string">
            <text:p>Philosophy</text:p>
          </table:table-cell>
          <table:table-cell table:style-name="ce98" office:value-type="string" calcext:value-type="string">
            <text:p>Comics</text:p>
          </table:table-cell>
          <table:table-cell table:style-name="ce99" office:value-type="string" calcext:value-type="string">
            <text:p>Film Theory</text:p>
          </table:table-cell>
          <table:table-cell table:style-name="ce100" office:value-type="string" calcext:value-type="string">
            <text:p>English</text:p>
          </table:table-cell>
          <table:table-cell table:number-columns-repeated="1018"/>
        </table:table-row>
        <table:table-row table:style-name="ro2">
          <table:table-cell table:style-name="ce101" office:value-type="string" calcext:value-type="string">
            <text:p>I can't do everything. That's why each section must have at least one "asleep" (zzz) and at least one "half-asleep" (z). "asleep" means partially deactivated for now, "half-asleep" means partially dectivated for now.</text:p>
          </table:table-cell>
          <table:table-cell table:number-columns-repeated="1023"/>
        </table:table-row>
        <table:table-row table:style-name="ro2"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number-columns-repeated="1008"/>
        </table:table-row>
        <table:table-row table:style-name="ro5">
          <table:table-cell table:style-name="ce102" office:value-type="string" calcext:value-type="string">
            <text:p>Formulas</text:p>
          </table:table-cell>
          <table:table-cell table:number-columns-repeated="1023"/>
        </table:table-row>
        <table:table-row table:style-name="ro13">
          <table:table-cell table:style-name="ce103" office:value-type="string" calcext:value-type="string">
            <text:p><text:a xlink:href="https://stackoverflow.com/questions/19799608/how-do-you-count-cells-with-a-certain-partial-string" xlink:type="simple">https://stackoverflow.com/questions/19799608/how-do-you-count-cells-with-a-certain-partial-string</text:a></text:p>
          </table:table-cell>
          <table:table-cell table:number-columns-repeated="8"/>
          <table:table-cell table:style-name="ce124"/>
          <table:table-cell table:number-columns-repeated="1014"/>
        </table:table-row>
        <table:table-row table:style-name="ro2">
          <table:table-cell table:style-name="ce101" office:value-type="string" calcext:value-type="string">
            <text:p>Formula to get the time from HowLongToBeat:</text:p>
          </table:table-cell>
          <table:table-cell table:number-columns-repeated="2"/>
          <table:table-cell table:style-name="ce101" office:value-type="string" calcext:value-type="string">
            <text:p>"importxml("https://howlongtobeat.com/game?id=4117"; "//*[@id='global_site']/div[2]/div/div[2]/div[1]/ul/li[4]/div")"</text:p>
          </table:table-cell>
          <table:table-cell table:number-columns-repeated="2"/>
          <table:table-cell table:style-name="ce101" office:value-type="string" calcext:value-type="string">
            <text:p>Example:</text:p>
          </table:table-cell>
          <table:table-cell table:formula="of:=IFERROR(__xludf.dummyfunction(&quot;importxml(&quot;&quot;https://howlongtobeat.com/game?id=4117&quot;&quot;, &quot;&quot;//*[@id='global_site']/div[2]/div/div[2]/div[1]/ul/li[4]/div&quot;&quot;)&quot;);&quot;21 Hours &quot;)" office:value-type="string" office:string-value="21 Hours " calcext:value-type="string">
            <text:p>21 Hours </text:p>
          </table:table-cell>
          <table:table-cell table:number-columns-repeated="1016"/>
        </table:table-row>
        <table:table-row table:style-name="ro2" table:number-rows-repeated="99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20:35:41.046526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1-11T23:31:34.153383217</dc:date>
    <meta:editing-cycles>17</meta:editing-cycles>
    <meta:editing-duration>PT15H26M24S</meta:editing-duration>
    <meta:document-statistic meta:table-count="3" meta:cell-count="1466" meta:object-count="1"/>
  </office:meta>
</office:document-meta>
</file>